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TablePreview1.svm" manifest:media-type=""/>
  <manifest:file-entry manifest:full-path="styles.xml" manifest:media-type="text/xml"/>
  <manifest:file-entry manifest:full-path="Object 4"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nifont" svg:font-family="ninifont" style:font-family-generic="script" style:font-pitch="variable"/>
    <style:font-face style:name="Calibri" svg:font-family="Calibri"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direction="rever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gr3" style:family="graphic">
      <style:graphic-properties style:protect="size"/>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gr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list-style-name="L1">
      <style:graphic-properties draw:stroke="none" draw:fill="none" draw:fill-color="#00cc99" draw:textarea-horizontal-align="justify" draw:textarea-vertical-align="top" draw:auto-grow-height="false" fo:min-height="16.462cm" fo:min-width="10.507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00cc99" draw:textarea-horizontal-align="justify" draw:textarea-vertical-align="top" draw:auto-grow-height="false" fo:min-height="16.462cm" fo:min-width="10.507cm" fo:padding-top="0.13cm" fo:padding-bottom="0.13cm" fo:padding-left="0.25cm" fo:padding-right="0.25cm" fo:wrap-option="wrap" draw:shadow-color="#808080"/>
    </style:style>
    <style:style style:name="gr2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list-style-name="L1">
      <style:graphic-properties draw:stroke="none" draw:fill="none" draw:fill-color="#00cc99" draw:textarea-horizontal-align="justify" draw:textarea-vertical-align="top" draw:auto-grow-height="false" draw:fit-to-size="shrink-to-fit" fo:min-height="16.462cm" fo:min-width="13.029cm" fo:padding-top="0.13cm" fo:padding-bottom="0.13cm" fo:padding-left="0.25cm" fo:padding-right="0.25cm" fo:wrap-option="wrap" draw:shadow-color="#808080"/>
    </style:style>
    <style:style style:name="gr3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3" style:family="graphic" style:parent-style-name="standard" style:list-style-name="L1">
      <style:graphic-properties draw:stroke="none" draw:fill="none" draw:fill-color="#00cc99" draw:textarea-horizontal-align="justify" draw:textarea-vertical-align="top" draw:auto-grow-height="false" draw:fit-to-size="shrink-to-fit" fo:min-height="16.462cm" fo:min-width="11.653cm" fo:padding-top="0.13cm" fo:padding-bottom="0.13cm" fo:padding-left="0.25cm" fo:padding-right="0.25cm" fo:wrap-option="wrap" draw:shadow-color="#808080"/>
    </style:style>
    <style:style style:name="gr3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07" style:family="graphic" style:parent-style-name="standard" style:list-style-name="L31">
      <style:graphic-properties draw:stroke="none" draw:fill="none" draw:fill-color="#00cc99" draw:textarea-horizontal-align="justify" draw:textarea-vertical-align="top" draw:auto-grow-height="false" draw:fit-to-size="shrink-to-fit" fo:min-height="3.55cm" fo:min-width="9.59cm" fo:padding-top="0.13cm" fo:padding-bottom="0.13cm" fo:padding-left="0.25cm" fo:padding-right="0.25cm" fo:wrap-option="wrap" draw:shadow-color="#808080"/>
    </style:style>
    <style:style style:name="pr1" style:family="presentation" style:parent-style-name="Default-notes">
      <style:graphic-properties draw:fill-color="#ffffff" fo:min-height="11.429cm"/>
    </style:style>
    <style:style style:name="pr2" style:family="presentation" style:parent-style-name="Default-title">
      <style:graphic-properties fo:min-height="3.18cm"/>
    </style:style>
    <style:style style:name="pr3" style:family="presentation" style:parent-style-name="Default-outline1">
      <style:graphic-properties fo:min-height="16.472cm"/>
    </style:style>
    <style:style style:name="pr4" style:family="presentation" style:parent-style-name="Default-title">
      <style:graphic-properties draw:stroke="none" draw:fill="none" draw:fill-color="#00cc99" draw:textarea-horizontal-align="justify" draw:textarea-vertical-align="top" draw:auto-grow-height="false" draw:auto-grow-width="false" fo:min-height="1.77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469cm" fo:min-width="0cm" fo:padding-top="0.127cm" fo:padding-bottom="0.127cm" fo:padding-left="0.254cm" fo:padding-right="0.254cm" fo:wrap-option="wrap" draw:shadow-color="#808080"/>
    </style:style>
    <style:style style:name="co1" style:family="table-column">
      <style:table-column-properties style:column-width="2.319cm" style:use-optimal-column-width="false"/>
    </style:style>
    <style:style style:name="co2" style:family="table-column">
      <style:table-column-properties style:column-width="2.307cm" style:use-optimal-column-width="false"/>
    </style:style>
    <style:style style:name="co3" style:family="table-column">
      <style:table-column-properties style:column-width="2.32cm" style:use-optimal-column-width="false"/>
    </style:style>
    <style:style style:name="co4" style:family="table-column">
      <style:table-column-properties style:column-width="2.315cm" style:use-optimal-column-width="false"/>
    </style:style>
    <style:style style:name="co5" style:family="table-column">
      <style:table-column-properties style:column-width="2.306cm" style:use-optimal-column-width="false"/>
    </style:style>
    <style:style style:name="co6" style:family="table-column">
      <style:table-column-properties style:column-width="2.31cm" style:use-optimal-column-width="false"/>
    </style:style>
    <style:style style:name="ro1" style:family="table-row">
      <style:table-row-properties style:row-height="1.23cm"/>
    </style:style>
    <style:style style:name="ro2" style:family="table-row">
      <style:table-row-properties style:row-height="1.226cm"/>
    </style:style>
    <style:style style:name="ro3" style:family="table-row">
      <style:table-row-properties style:row-height="1.231cm"/>
    </style:style>
    <style:style style:name="ro4" style:family="table-row">
      <style:table-row-properties style:row-height="1.234cm"/>
    </style:style>
    <style:style style:name="ro5" style:family="table-row">
      <style:table-row-properties style:row-height="1.222cm"/>
    </style:style>
    <style:style style:name="ro6" style:family="table-row">
      <style:table-row-properties style:row-height="1.235cm"/>
    </style:style>
    <style:style style:name="ce1" style:family="table-cell">
      <loext:graphic-properties draw:fill="none" draw:textarea-horizontal-align="center" draw:textarea-vertical-align="middle" fo:padding-top="0cm" fo:padding-bottom="0cm" fo:padding-left="0cm" fo:padding-right="0cm"/>
      <style:paragraph-properties fo:margin-left="0cm" fo:margin-right="0cm" fo:line-height="80%" fo:text-align="center" fo:text-indent="0cm" fo:border="0.23pt solid #ffffff" style:punctuation-wrap="hanging" style:line-break="strict"/>
    </style:style>
    <style:style style:name="P1" style:family="paragraph">
      <style:paragraph-properties fo:margin-left="0cm" fo:margin-right="0cm" fo:text-indent="0cm"/>
    </style:style>
    <style:style style:name="P2" style:family="paragraph">
      <style:paragraph-properties fo:margin-left="0cm" fo:margin-right="0cm" fo:text-align="end" fo:text-indent="0cm"/>
    </style:style>
    <style:style style:name="P3" style:family="paragraph">
      <loext:graphic-properties draw:fill="none" draw:fill-color="#ffffff"/>
      <style:paragraph-properties fo:margin-left="0cm" fo:margin-right="0cm" fo:text-indent="0cm" style:writing-mode="lr-tb" style:font-independent-line-spacing="true"/>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style:paragraph-properties fo:margin-left="0cm" fo:margin-right="0cm" fo:line-height="80%" fo:text-align="center" fo:text-indent="0cm" style:punctuation-wrap="hanging" style:line-break="strict"/>
    </style:style>
    <style:style style:name="P7" style:family="paragraph">
      <style:paragraph-properties fo:margin-left="0cm" fo:margin-right="0cm" fo:text-align="center" fo:text-indent="0cm" style:punctuation-wrap="hanging" style:line-break="strict"/>
    </style:style>
    <style:style style:name="P8" style:family="paragraph">
      <loext:graphic-properties draw:fill="none" draw:fill-color="#00cc99"/>
      <style:paragraph-properties style:writing-mode="lr-tb" style:font-independent-line-spacing="true"/>
    </style:style>
    <style:style style:name="P9" style:family="paragraph">
      <loext:graphic-properties draw:fill="none" draw:fill-color="#00cc99"/>
      <style:paragraph-properties fo:text-align="center" style:writing-mode="lr-tb"/>
    </style:style>
    <style:style style:name="P10" style:family="paragraph">
      <style:paragraph-properties fo:margin-left="0cm" fo:margin-right="0cm" fo:margin-top="0.176cm" fo:margin-bottom="0.44cm" fo:text-indent="0cm" style:punctuation-wrap="hanging" style:line-break="strict"/>
    </style:style>
    <style:style style:name="P11" style:family="paragraph">
      <style:paragraph-properties fo:margin-left="0cm" fo:margin-right="0cm" fo:margin-top="0cm" fo:margin-bottom="0cm" fo:text-align="center" fo:text-indent="0cm" style:punctuation-wrap="hanging" style:line-break="strict"/>
    </style:style>
    <style:style style:name="P12" style:family="paragraph">
      <loext:graphic-properties draw:fill="none" draw:fill-color="#00cc99"/>
      <style:paragraph-properties fo:margin-left="0cm" fo:margin-right="0cm" fo:margin-top="0cm" fo:margin-bottom="0cm" fo:text-align="center" fo:text-indent="0cm" style:punctuation-wrap="hanging" style:line-break="strict" style:writing-mode="lr-tb" style:font-independent-line-spacing="true"/>
    </style:style>
    <style:style style:name="P13" style:family="paragraph">
      <style:paragraph-properties fo:margin-left="0cm" fo:margin-right="0cm" fo:margin-top="0.176cm" fo:margin-bottom="0.352cm" fo:text-indent="0cm" style:punctuation-wrap="hanging" style:line-break="strict"/>
    </style:style>
    <style:style style:name="P14" style:family="paragraph">
      <style:paragraph-properties fo:margin-left="0cm" fo:margin-right="0cm" fo:margin-top="0.176cm" fo:margin-bottom="0.176cm" fo:text-indent="0cm" style:punctuation-wrap="hanging" style:line-break="strict"/>
    </style:style>
    <style:style style:name="P15" style:family="paragraph">
      <style:paragraph-properties fo:margin-left="1.322cm" fo:margin-right="0cm" fo:margin-top="0.176cm" fo:margin-bottom="0.44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6" style:family="paragraph">
      <style:paragraph-properties fo:margin-left="0cm" fo:margin-right="0cm" fo:margin-top="0.176cm" fo:margin-bottom="0.44cm" fo:line-height="90%" fo:text-indent="0cm" style:punctuation-wrap="hanging" style:line-break="strict"/>
    </style:style>
    <style:style style:name="P17" style:family="paragraph">
      <style:paragraph-properties fo:margin-left="0cm" fo:margin-right="0cm" fo:margin-top="0.176cm" fo:margin-bottom="0.44cm" fo:line-height="90%" fo:text-indent="0cm" style:punctuation-wrap="hanging" style:line-break="strict">
        <style:tab-stops>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8" style:family="paragraph">
      <style:paragraph-properties fo:margin-left="1.058cm" fo:margin-right="0cm" fo:margin-top="0.176cm" fo:margin-bottom="0.176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19" style:family="paragraph">
      <style:paragraph-properties fo:margin-left="1.322cm" fo:margin-right="0cm" fo:margin-top="0.176cm" fo:margin-bottom="0.44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20" style:family="paragraph">
      <style:paragraph-properties fo:margin-left="1.322cm" fo:margin-right="0cm" fo:margin-top="0.176cm" fo:margin-bottom="0.176cm" fo:text-indent="-1.322cm" style:punctuation-wrap="hanging" style:line-break="strict"/>
    </style:style>
    <style:style style:name="P21" style:family="paragraph">
      <style:paragraph-properties fo:margin-left="1.322cm" fo:margin-right="0cm" fo:margin-top="0.176cm" fo:margin-bottom="0.176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22" style:family="paragraph">
      <style:paragraph-properties fo:margin-left="0cm" fo:margin-right="0cm" fo:margin-top="0.176cm" fo:margin-bottom="0.176cm"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23" style:family="paragraph">
      <style:paragraph-properties fo:margin-left="0cm" fo:margin-right="0cm" fo:margin-top="0.176cm" fo:margin-bottom="0.176cm" fo:text-indent="0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4" style:family="paragraph">
      <style:paragraph-properties fo:margin-left="1.27cm" fo:margin-right="0cm" fo:margin-top="0.176cm" fo:margin-bottom="0.176cm" fo:text-indent="-1.27cm" style:punctuation-wrap="hanging" style:line-break="strict"/>
    </style:style>
    <style:style style:name="P25" style:family="paragraph">
      <style:paragraph-properties fo:margin-left="1.27cm" fo:margin-right="0cm" fo:margin-top="0.176cm" fo:margin-bottom="0.176cm"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6" style:family="paragraph">
      <style:paragraph-properties fo:margin-left="1.27cm" fo:margin-right="0cm" fo:margin-top="0.176cm" fo:margin-bottom="0.176cm" fo:line-height="90%"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7" style:family="paragraph">
      <style:paragraph-properties fo:margin-left="1.27cm" fo:margin-right="0cm" fo:margin-top="0.176cm" fo:margin-bottom="0.176cm" fo:line-height="90%" fo:text-indent="-1.27cm" style:punctuation-wrap="hanging" style:line-break="strict"/>
    </style:style>
    <style:style style:name="P28" style:family="paragraph">
      <style:paragraph-properties fo:margin-left="0cm" fo:margin-right="0cm" fo:margin-top="0.176cm" fo:margin-bottom="0.176cm" fo:line-height="90%" fo:text-indent="0cm" style:punctuation-wrap="hanging" style:line-break="strict"/>
    </style:style>
    <style:style style:name="P29" style:family="paragraph">
      <style:paragraph-properties fo:margin-left="1.34cm" fo:margin-right="0cm" fo:margin-top="0.176cm" fo:margin-bottom="0.176cm" fo:text-indent="-1.34cm" style:punctuation-wrap="hanging" style:line-break="strict">
        <style:tab-stops>
          <style:tab-stop style:position="0cm"/>
          <style:tab-stop style:position="1.199cm"/>
          <style:tab-stop style:position="3.739cm"/>
          <style:tab-stop style:position="6.279cm"/>
          <style:tab-stop style:position="8.819cm"/>
          <style:tab-stop style:position="11.359cm"/>
          <style:tab-stop style:position="13.899cm"/>
          <style:tab-stop style:position="16.439cm"/>
          <style:tab-stop style:position="18.979cm"/>
          <style:tab-stop style:position="21.519cm"/>
          <style:tab-stop style:position="24.059cm"/>
          <style:tab-stop style:position="26.599cm"/>
        </style:tab-stops>
      </style:paragraph-properties>
    </style:style>
    <style:style style:name="P30" style:family="paragraph">
      <style:paragraph-properties fo:margin-left="0cm" fo:margin-right="0cm" fo:margin-top="0.176cm" fo:margin-bottom="0.176cm" fo:line-height="90%"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31" style:family="paragraph">
      <style:paragraph-properties fo:margin-left="1.322cm" fo:margin-right="0cm" fo:margin-top="0.176cm" fo:margin-bottom="0.352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32" style:family="paragraph">
      <style:paragraph-properties fo:margin-left="0.952cm" fo:margin-right="0cm" fo:margin-top="0.176cm" fo:margin-bottom="0.176cm" fo:text-indent="-0.952cm" style:punctuation-wrap="hanging" style:line-break="strict"/>
    </style:style>
    <style:style style:name="P33" style:family="paragraph">
      <style:paragraph-properties fo:margin-left="1.058cm" fo:margin-right="0cm" fo:margin-top="0.176cm" fo:margin-bottom="0.176cm" fo:text-indent="-1.058cm" style:punctuation-wrap="hanging" style:line-break="strict"/>
    </style:style>
    <style:style style:name="P34" style:family="paragraph">
      <style:paragraph-properties fo:margin-left="1.058cm" fo:margin-right="0cm" fo:margin-top="0.176cm" fo:margin-bottom="0.176cm" fo:line-height="90%" fo:text-indent="-1.058cm" style:punctuation-wrap="hanging" style:line-break="strict"/>
    </style:style>
    <style:style style:name="P35" style:family="paragraph">
      <style:paragraph-properties fo:margin-left="0.952cm" fo:margin-right="0cm" fo:margin-top="0.176cm" fo:margin-bottom="0.176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cm" fo:margin-right="0cm" fo:margin-top="0.141cm" fo:margin-bottom="0.141cm" fo:line-height="90%" fo:text-indent="0cm" style:punctuation-wrap="hanging" style:line-break="strict"/>
    </style:style>
    <style:style style:name="P37" style:family="paragraph">
      <style:paragraph-properties fo:margin-left="1.058cm" fo:margin-right="0cm" fo:margin-top="0.176cm" fo:margin-bottom="0.352cm" fo:text-indent="-1.058cm" style:punctuation-wrap="hanging" style:line-break="strict"/>
    </style:style>
    <style:style style:name="P38" style:family="paragraph">
      <style:paragraph-properties fo:margin-left="0.952cm" fo:margin-right="0cm" fo:margin-top="0.176cm" fo:margin-bottom="0.352cm" fo:text-indent="-0.952cm" style:punctuation-wrap="hanging" style:line-break="strict"/>
    </style:style>
    <style:style style:name="P39" style:family="paragraph">
      <style:paragraph-properties fo:margin-left="0cm" fo:margin-right="0cm" fo:margin-top="0.176cm" fo:margin-bottom="0.352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176cm" fo:margin-bottom="0.617cm" fo:text-indent="0cm" style:punctuation-wrap="hanging" style:line-break="strict"/>
    </style:style>
    <style:style style:name="P41" style:family="paragraph">
      <style:paragraph-properties fo:margin-left="1.322cm" fo:margin-right="0cm" fo:margin-top="0.176cm" fo:margin-bottom="0.617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42" style:family="paragraph">
      <style:paragraph-properties fo:margin-left="0.952cm" fo:margin-right="0cm" fo:margin-top="0.176cm" fo:margin-bottom="0.44cm" fo:text-indent="-0.952cm" style:punctuation-wrap="hanging" style:line-break="strict"/>
    </style:style>
    <style:style style:name="P43" style:family="paragraph">
      <style:paragraph-properties fo:margin-left="1.322cm" fo:margin-right="0cm" fo:margin-top="0.176cm" fo:margin-bottom="0.529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44" style:family="paragraph">
      <style:paragraph-properties fo:margin-left="1.058cm" fo:margin-right="0cm" fo:margin-top="0.176cm" fo:margin-bottom="0.176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5" style:family="paragraph">
      <style:paragraph-properties fo:margin-left="1.058cm" fo:margin-right="0cm" fo:margin-top="0.176cm" fo:margin-bottom="0.352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6" style:family="paragraph">
      <style:paragraph-properties fo:margin-left="0.952cm" fo:margin-right="0cm" fo:margin-top="0.176cm" fo:margin-bottom="0.44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7" style:family="paragraph">
      <style:paragraph-properties fo:margin-left="1.058cm" fo:margin-right="0cm" fo:margin-top="0.176cm" fo:margin-bottom="0.617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48" style:family="paragraph">
      <style:paragraph-properties fo:margin-left="0cm" fo:margin-right="0cm" fo:margin-top="0.176cm" fo:margin-bottom="0.529cm" fo:text-indent="0cm" style:punctuation-wrap="hanging" style:line-break="strict"/>
    </style:style>
    <style:style style:name="P49" style:family="paragraph">
      <style:paragraph-properties fo:margin-left="0.952cm" fo:margin-right="0cm" fo:margin-top="0.176cm" fo:margin-bottom="0.617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952cm" fo:margin-right="0cm" fo:margin-top="0.176cm" fo:margin-bottom="0.617cm" fo:text-indent="-0.952cm" style:punctuation-wrap="hanging" style:line-break="strict"/>
    </style:style>
    <style:style style:name="P51" style:family="paragraph">
      <style:paragraph-properties fo:margin-left="1.322cm" fo:margin-right="0cm" fo:margin-top="0.176cm" fo:margin-bottom="0.352cm" fo:text-indent="-1.322cm" style:punctuation-wrap="hanging" style:line-break="strict"/>
    </style:style>
    <style:style style:name="P52" style:family="paragraph">
      <style:paragraph-properties fo:margin-left="1.058cm" fo:margin-right="0cm" fo:margin-top="0.158cm" fo:margin-bottom="0.317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3" style:family="paragraph">
      <style:paragraph-properties fo:margin-left="1.058cm" fo:margin-right="0cm" fo:margin-top="0.176cm" fo:margin-bottom="0.529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4" style:family="paragraph">
      <style:paragraph-properties fo:margin-left="0.952cm" fo:margin-right="0cm" fo:margin-top="0.176cm" fo:margin-bottom="0.529cm" fo:text-indent="-0.952cm" style:punctuation-wrap="hanging" style:line-break="strict"/>
    </style:style>
    <style:style style:name="P55" style:family="paragraph">
      <style:paragraph-properties fo:margin-left="1.058cm" fo:margin-right="0cm" fo:margin-top="0.158cm" fo:margin-bottom="0.158cm" fo:text-indent="-1.058cm" style:punctuation-wrap="hanging" style:line-break="strict"/>
    </style:style>
    <style:style style:name="P56" style:family="paragraph">
      <style:paragraph-properties fo:margin-left="1.058cm" fo:margin-right="0cm" fo:margin-top="0.176cm" fo:margin-bottom="0.44cm" fo:text-indent="-1.058cm" style:punctuation-wrap="hanging" style:line-break="strict"/>
    </style:style>
    <style:style style:name="P57" style:family="paragraph">
      <style:paragraph-properties fo:margin-left="1.058cm" fo:margin-right="0cm" fo:margin-top="0.176cm" fo:margin-bottom="0.44cm"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58" style:family="paragraph">
      <style:paragraph-properties fo:margin-left="1.04cm" fo:margin-right="0cm" fo:margin-top="0.176cm" fo:margin-bottom="0.176cm" fo:line-height="90%" fo:text-indent="0cm" style:punctuation-wrap="hanging" style:line-break="strict"/>
    </style:style>
    <style:style style:name="P59" style:family="paragraph">
      <style:paragraph-properties fo:margin-left="1.322cm" fo:margin-right="0cm" fo:margin-top="0.176cm" fo:margin-bottom="0.176cm" fo:line-height="90%" fo:text-indent="-1.322cm" style:punctuation-wrap="hanging" style:line-break="strict"/>
    </style:style>
    <style:style style:name="P60" style:family="paragraph">
      <style:paragraph-properties fo:margin-left="0.952cm" fo:margin-right="0cm" fo:margin-top="0.158cm" fo:margin-bottom="0.158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952cm" fo:margin-right="0cm" fo:margin-top="0.158cm" fo:margin-bottom="0.158cm" fo:line-height="90%" fo:text-indent="-0.952cm" style:punctuation-wrap="hanging" style:line-break="strict"/>
    </style:style>
    <style:style style:name="P62" style:family="paragraph">
      <style:paragraph-properties fo:margin-left="0.952cm" fo:margin-right="0cm" fo:margin-top="0.176cm" fo:margin-bottom="0.44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0.952cm" fo:margin-right="0cm" fo:margin-top="0.176cm" fo:margin-bottom="0.44cm" fo:line-height="90%" fo:text-indent="-0.952cm" style:punctuation-wrap="hanging" style:line-break="strict"/>
    </style:style>
    <style:style style:name="P64" style:family="paragraph">
      <style:paragraph-properties fo:margin-left="1.058cm" fo:margin-right="0cm" fo:margin-top="0.176cm" fo:margin-bottom="0.44cm" fo:line-height="90%" fo:text-indent="-1.058cm" style:punctuation-wrap="hanging" style:line-break="strict">
        <style:tab-stops>
          <style:tab-stop style:position="0cm"/>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65" style:family="paragraph">
      <style:paragraph-properties fo:margin-left="0.952cm" fo:margin-right="0cm" fo:margin-top="0.176cm" fo:margin-bottom="0.529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6" style:family="paragraph">
      <style:paragraph-properties fo:margin-left="1.322cm" fo:margin-right="0cm" fo:margin-top="0.176cm" fo:margin-bottom="0.44cm" fo:text-indent="-1.322cm" style:punctuation-wrap="hanging" style:line-break="strict"/>
    </style:style>
    <style:style style:name="P67" style:family="paragraph">
      <loext:graphic-properties draw:fill="none" draw:fill-color="#00cc99"/>
      <style:paragraph-properties fo:margin-left="1.322cm" fo:margin-right="0cm" fo:margin-top="0.176cm" fo:margin-bottom="0.44cm" fo:text-indent="-1.322cm" style:punctuation-wrap="hanging" style:line-break="strict" style:writing-mode="lr-tb" style:font-independent-line-spacing="true">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68" style:family="paragraph">
      <style:paragraph-properties fo:margin-left="0.952cm" fo:margin-right="0cm" fo:margin-top="0.176cm" fo:margin-bottom="0.352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1.058cm" fo:margin-right="0cm" fo:margin-top="0.176cm" fo:margin-bottom="0.44cm" fo:line-height="90%" fo:text-indent="-1.058cm" style:punctuation-wrap="hanging" style:line-break="strict"/>
    </style:style>
    <style:style style:name="P70" style:family="paragraph">
      <style:paragraph-properties fo:margin-left="0cm" fo:margin-right="0cm" fo:margin-top="0.158cm" fo:margin-bottom="0.396cm" fo:text-indent="0cm" style:punctuation-wrap="hanging" style:line-break="strict"/>
    </style:style>
    <style:style style:name="P71" style:family="paragraph">
      <style:paragraph-properties fo:margin-left="0cm" fo:margin-right="0cm" fo:margin-top="0.176cm" fo:margin-bottom="0.44cm" fo:text-indent="0cm" style:punctuation-wrap="hanging" style:line-break="strict">
        <style:tab-stops>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72" style:family="paragraph">
      <style:paragraph-properties fo:margin-left="0cm" fo:margin-right="0cm" fo:margin-top="0.176cm" fo:margin-bottom="0.44cm" fo:text-indent="0cm" style:punctuation-wrap="hanging" style:line-break="strict">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 style:position="26.881cm"/>
        </style:tab-stops>
      </style:paragraph-properties>
    </style:style>
    <style:style style:name="P73" style:family="paragraph">
      <style:paragraph-properties fo:margin-left="1.058cm" fo:margin-right="0cm" fo:margin-top="0.176cm" fo:margin-bottom="0.529cm" fo:text-indent="-1.058cm" style:punctuation-wrap="hanging" style:line-break="strict"/>
    </style:style>
    <style:style style:name="P74" style:family="paragraph">
      <style:paragraph-properties fo:margin-left="0.952cm" fo:margin-right="0cm" fo:margin-top="0.176cm" fo:margin-bottom="0.176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5" style:family="paragraph">
      <style:paragraph-properties fo:margin-left="0.952cm" fo:margin-right="0cm" fo:margin-top="0.176cm" fo:margin-bottom="0.176cm" fo:line-height="90%" fo:text-indent="-0.952cm" style:punctuation-wrap="hanging" style:line-break="strict"/>
    </style:style>
    <style:style style:name="P76" style:family="paragraph">
      <style:paragraph-properties fo:margin-left="0.952cm" fo:margin-right="0cm" fo:margin-top="0.176cm" fo:margin-bottom="0.793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loext:graphic-properties draw:fill="none" draw:fill-color="#00cc99"/>
      <style:paragraph-properties fo:margin-left="0.952cm" fo:margin-right="0cm" fo:margin-top="0.176cm" fo:margin-bottom="0.176cm" fo:text-indent="-0.952cm" style:punctuation-wrap="hanging" style:line-break="strict" style:writing-mode="lr-tb" style:font-independent-line-spacing="true"/>
    </style:style>
    <style:style style:name="P78" style:family="paragraph">
      <style:paragraph-properties fo:margin-left="1.34cm" fo:margin-right="0cm" fo:margin-top="0.176cm" fo:margin-bottom="0.176cm" fo:text-indent="-1.34cm" style:punctuation-wrap="hanging" style:line-break="strict"/>
    </style:style>
    <style:style style:name="P79" style:family="paragraph">
      <style:paragraph-properties fo:margin-left="1.322cm" fo:margin-right="0cm" fo:margin-top="0.176cm" fo:margin-bottom="0.881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0" style:family="paragraph">
      <style:paragraph-properties fo:margin-left="1.322cm" fo:margin-right="0cm" fo:margin-top="0.176cm" fo:margin-bottom="0.617cm" fo:text-indent="-1.322cm" style:punctuation-wrap="hanging" style:line-break="strict"/>
    </style:style>
    <style:style style:name="P81" style:family="paragraph">
      <style:paragraph-properties fo:margin-left="1.322cm" fo:margin-right="0cm" fo:margin-top="0.176cm" fo:margin-bottom="0.617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2" style:family="paragraph">
      <style:paragraph-properties fo:margin-left="1.322cm" fo:margin-right="0cm" fo:margin-top="0.176cm" fo:margin-bottom="0.176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3" style:family="paragraph">
      <style:paragraph-properties fo:margin-left="1.058cm" fo:margin-right="0cm" fo:margin-top="0.176cm" fo:margin-bottom="0.617cm" fo:text-indent="-1.058cm" style:punctuation-wrap="hanging" style:line-break="strict"/>
    </style:style>
    <style:style style:name="P84" style:family="paragraph">
      <style:paragraph-properties fo:margin-left="1.322cm" fo:margin-right="0cm" fo:margin-top="0.176cm" fo:margin-bottom="0.617cm" fo:text-align="center"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5" style:family="paragraph">
      <loext:graphic-properties draw:fill="none" draw:fill-color="#00cc99"/>
      <style:paragraph-properties fo:margin-left="1.322cm" fo:margin-right="0cm" fo:margin-top="0.176cm" fo:margin-bottom="0.617cm" fo:text-indent="-1.322cm" style:punctuation-wrap="hanging" style:line-break="strict" style:writing-mode="lr-tb" style:font-independent-line-spacing="true">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86" style:family="paragraph">
      <style:paragraph-properties fo:margin-left="0.952cm" fo:margin-right="0cm" fo:margin-top="0.158cm" fo:margin-bottom="0.555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7" style:family="paragraph">
      <style:paragraph-properties fo:margin-left="0cm" fo:margin-right="0cm" fo:margin-top="0.176cm" fo:margin-bottom="0.176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style:paragraph-properties fo:margin-left="0.952cm" fo:margin-right="0cm" fo:margin-top="0.176cm" fo:margin-bottom="0.793cm" fo:text-indent="-0.952cm" style:punctuation-wrap="hanging" style:line-break="strict"/>
    </style:style>
    <style:style style:name="P89" style:family="paragraph">
      <style:paragraph-properties fo:margin-left="1.322cm" fo:margin-right="0cm" fo:margin-top="0.176cm" fo:margin-bottom="0.352cm" fo:line-height="90%"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0" style:family="paragraph">
      <style:paragraph-properties fo:margin-left="1.322cm" fo:margin-right="0cm" fo:margin-top="0.176cm" fo:margin-bottom="0.793cm" fo:text-indent="-1.322cm" style:punctuation-wrap="hanging" style:line-break="strict">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1" style:family="paragraph">
      <style:paragraph-properties fo:margin-left="1.322cm" fo:margin-right="0cm" fo:margin-top="0cm" fo:margin-bottom="0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2" style:family="paragraph">
      <style:paragraph-properties fo:margin-left="1.322cm" fo:margin-right="0cm" fo:margin-top="0cm" fo:margin-bottom="0cm" fo:text-indent="-1.322cm"/>
    </style:style>
    <style:style style:name="P93" style:family="paragraph">
      <style:paragraph-properties fo:margin-left="1.322cm" fo:margin-right="0cm" fo:margin-top="0cm" fo:margin-bottom="0.793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4" style:family="paragraph">
      <style:paragraph-properties fo:margin-left="0cm" fo:margin-right="0cm" fo:margin-top="0cm" fo:margin-bottom="0.793cm" fo:text-indent="0cm"/>
    </style:style>
    <style:style style:name="P95" style:family="paragraph">
      <style:paragraph-properties fo:margin-left="1.322cm" fo:margin-right="0cm" fo:margin-top="0cm" fo:margin-bottom="0.714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6" style:family="paragraph">
      <style:paragraph-properties fo:margin-left="0cm" fo:margin-right="0cm" fo:margin-top="0cm" fo:margin-bottom="0.44cm" fo:line-height="90%" fo:text-indent="0cm"/>
    </style:style>
    <style:style style:name="P97" style:family="paragraph">
      <style:paragraph-properties fo:margin-left="1.322cm" fo:margin-right="0cm" fo:margin-top="0cm" fo:margin-bottom="0.44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8" style:family="paragraph">
      <style:paragraph-properties fo:margin-left="1.322cm" fo:margin-right="0cm" fo:margin-top="0cm" fo:margin-bottom="0.396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99" style:family="paragraph">
      <style:paragraph-properties fo:margin-left="1.322cm" fo:margin-right="0cm" fo:margin-top="0cm" fo:margin-bottom="0.793cm" fo:text-indent="-1.322cm"/>
    </style:style>
    <style:style style:name="P100" style:family="paragraph">
      <style:paragraph-properties fo:margin-left="0.952cm" fo:margin-right="0cm" fo:margin-top="0.176cm" fo:margin-bottom="0.881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1" style:family="paragraph">
      <style:paragraph-properties fo:margin-left="0.952cm" fo:margin-right="0cm" fo:margin-top="0.176cm" fo:margin-bottom="0.881cm" fo:text-indent="-0.952cm" style:punctuation-wrap="hanging" style:line-break="strict"/>
    </style:style>
    <style:style style:name="P102" style:family="paragraph">
      <style:paragraph-properties fo:margin-left="0cm" fo:margin-right="0cm" fo:margin-top="0.176cm" fo:margin-bottom="0.793cm" fo:text-indent="0cm" style:punctuation-wrap="hanging" style:line-break="strict"/>
    </style:style>
    <style:style style:name="P103" style:family="paragraph">
      <style:paragraph-properties fo:margin-left="1.322cm" fo:margin-right="0cm" fo:margin-top="0cm" fo:margin-bottom="0.44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04" style:family="paragraph">
      <style:paragraph-properties fo:margin-left="0cm" fo:margin-right="0cm" fo:margin-top="0cm" fo:margin-bottom="0.44cm" fo:text-indent="0cm"/>
    </style:style>
    <style:style style:name="P105" style:family="paragraph">
      <style:paragraph-properties fo:margin-left="1.322cm" fo:margin-right="0cm" fo:margin-top="0cm" fo:margin-bottom="0.793cm" fo:line-height="90%" fo:text-indent="-1.322cm"/>
    </style:style>
    <style:style style:name="P106" style:family="paragraph">
      <style:paragraph-properties fo:margin-left="1.322cm" fo:margin-right="0cm" fo:margin-top="0cm" fo:margin-bottom="0.793cm" fo:line-height="90%"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07" style:family="paragraph">
      <style:paragraph-properties fo:margin-left="1.34cm" fo:margin-right="0cm" fo:margin-top="0.176cm" fo:margin-bottom="0.705cm" fo:text-indent="-1.34cm" style:punctuation-wrap="hanging" style:line-break="strict">
        <style:tab-stops>
          <style:tab-stop style:position="0cm"/>
          <style:tab-stop style:position="1.199cm"/>
          <style:tab-stop style:position="3.739cm"/>
          <style:tab-stop style:position="6.279cm"/>
          <style:tab-stop style:position="8.819cm"/>
          <style:tab-stop style:position="11.359cm"/>
          <style:tab-stop style:position="13.899cm"/>
          <style:tab-stop style:position="16.439cm"/>
          <style:tab-stop style:position="18.979cm"/>
          <style:tab-stop style:position="21.519cm"/>
          <style:tab-stop style:position="24.059cm"/>
          <style:tab-stop style:position="26.599cm"/>
        </style:tab-stops>
      </style:paragraph-properties>
    </style:style>
    <style:style style:name="P108" style:family="paragraph">
      <style:paragraph-properties fo:margin-left="1.322cm" fo:margin-right="0cm" fo:margin-top="0cm" fo:margin-bottom="0.793cm" fo:text-indent="0cm"/>
    </style:style>
    <style:style style:name="P109" style:family="paragraph">
      <style:paragraph-properties fo:margin-left="0cm" fo:margin-right="0cm" fo:margin-top="0cm" fo:margin-bottom="0.714cm" fo:line-height="90%" fo:text-indent="0cm"/>
    </style:style>
    <style:style style:name="P110" style:family="paragraph">
      <style:paragraph-properties fo:margin-left="0cm" fo:margin-right="0cm" fo:margin-top="0cm" fo:margin-bottom="0.793cm" fo:line-height="90%" fo:text-indent="0cm"/>
    </style:style>
    <style:style style:name="P111" style:family="paragraph">
      <style:paragraph-properties fo:margin-left="0cm" fo:margin-right="0cm" fo:margin-top="0cm" fo:margin-bottom="0cm" fo:text-align="center" fo:text-indent="0cm" style:punctuation-wrap="hanging" style:line-break="strict"/>
      <style:text-properties fo:font-size="20pt"/>
    </style:style>
    <style:style style:name="P112" style:family="paragraph">
      <loext:graphic-properties draw:fill="none" draw:fill-color="#00cc99"/>
      <style:paragraph-properties fo:margin-left="0cm" fo:margin-right="0cm" fo:margin-top="0cm" fo:margin-bottom="0cm" fo:text-align="center" fo:text-indent="0cm" style:punctuation-wrap="hanging" style:line-break="strict" style:writing-mode="lr-tb" style:font-independent-line-spacing="true"/>
      <style:text-properties fo:font-size="20pt"/>
    </style:style>
    <style:style style:name="P113" style:family="paragraph">
      <loext:graphic-properties draw:fill-color="#ffffff"/>
      <style:text-properties fo:font-size="12pt"/>
    </style:style>
    <style:style style:name="P114" style:family="paragraph">
      <style:paragraph-properties fo:margin-left="1.322cm" fo:margin-right="0cm" fo:margin-top="0cm" fo:margin-bottom="0.176cm" fo:text-indent="-1.322cm"/>
    </style:style>
    <style:style style:name="P115" style:family="paragraph">
      <style:paragraph-properties fo:margin-left="0cm" fo:margin-right="0cm" fo:margin-top="0cm" fo:margin-bottom="0.176cm" fo:text-indent="0cm"/>
    </style:style>
    <style:style style:name="P116" style:family="paragraph">
      <style:paragraph-properties fo:margin-left="1.322cm" fo:margin-right="0cm" fo:margin-top="0cm" fo:margin-bottom="0.176cm" fo:text-indent="-1.322cm">
        <style:tab-stops>
          <style:tab-stop style:position="0cm"/>
          <style:tab-stop style:position="1.217cm"/>
          <style:tab-stop style:position="3.757cm"/>
          <style:tab-stop style:position="6.297cm"/>
          <style:tab-stop style:position="8.837cm"/>
          <style:tab-stop style:position="11.377cm"/>
          <style:tab-stop style:position="13.917cm"/>
          <style:tab-stop style:position="16.457cm"/>
          <style:tab-stop style:position="18.997cm"/>
          <style:tab-stop style:position="21.537cm"/>
          <style:tab-stop style:position="24.077cm"/>
          <style:tab-stop style:position="26.617cm"/>
        </style:tab-stops>
      </style:paragraph-properties>
    </style:style>
    <style:style style:name="P117" style:family="paragraph">
      <style:paragraph-properties fo:margin-left="0cm" fo:margin-right="0cm" fo:margin-top="0cm" fo:margin-bottom="0cm" fo:line-height="100%" fo:text-align="center" fo:text-indent="0cm" style:punctuation-wrap="hanging" style:line-break="strict"/>
    </style:style>
    <style:style style:name="P118" style:family="paragraph">
      <loext:graphic-properties draw:fill="none"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T1" style:family="text">
      <style:text-properties fo:color="#ffffff" fo:language="cs" fo:country="CZ" style:language-asian="cs" style:country-asian="CZ" style:language-complex="cs" style:country-complex="CZ"/>
    </style:style>
    <style:style style:name="T2" style:family="text">
      <style:text-properties fo:color="#ffffff" fo:language="cs" fo:country="CZ" fo:font-style="italic" style:language-asian="cs" style:country-asian="CZ" style:font-style-asian="italic" style:language-complex="cs" style:country-complex="CZ" style:font-style-complex="italic"/>
    </style:style>
    <style:style style:name="T3" style:family="text">
      <style:text-properties fo:color="#ccccff" fo:font-size="24pt" fo:language="cs" fo:country="CZ" fo:font-weight="bold" style:font-size-asian="24pt" style:language-asian="cs" style:country-asian="CZ" style:font-weight-asian="bold" style:font-size-complex="24pt" style:language-complex="cs" style:country-complex="CZ" style:font-weight-complex="bold"/>
    </style:style>
    <style:style style:name="T4" style:family="text">
      <style:text-properties fo:font-size="48pt" fo:language="cs" fo:country="CZ" style:font-size-asian="48pt" style:language-asian="cs" style:country-asian="CZ" style:font-size-complex="48pt" style:language-complex="cs" style:country-complex="CZ"/>
    </style:style>
    <style:style style:name="T5" style:family="text">
      <style:text-properties fo:language="cs" fo:country="CZ" style:language-asian="cs" style:country-asian="CZ" style:language-complex="cs" style:country-complex="CZ"/>
    </style:style>
    <style:style style:name="T6" style:family="text">
      <style:text-properties fo:language="cs" fo:country="CZ" fo:font-weight="normal" style:language-asian="cs" style:country-asian="CZ" style:font-weight-asian="normal" style:language-complex="cs" style:country-complex="CZ" style:font-weight-complex="normal"/>
    </style:style>
    <style:style style:name="T7" style:family="text">
      <style:text-properties fo:language="cs" fo:country="CZ" fo:font-style="italic" fo:font-weight="normal" style:language-asian="cs" style:country-asian="CZ" style:font-style-asian="italic" style:font-weight-asian="normal" style:language-complex="cs" style:country-complex="CZ" style:font-style-complex="italic" style:font-weight-complex="normal"/>
    </style:style>
    <style:style style:name="T8" style:family="text">
      <style:text-properties fo:color="#ffffff" fo:font-size="16pt" fo:language="cs" fo:country="CZ" style:font-size-asian="16pt" style:language-asian="cs" style:country-asian="CZ" style:font-size-complex="16pt" style:language-complex="cs" style:country-complex="CZ"/>
    </style:style>
    <style:style style:name="T9" style:family="text">
      <style:text-properties fo:language="cs" fo:country="CZ" fo:font-style="italic" style:language-asian="cs" style:country-asian="CZ" style:font-style-asian="italic" style:language-complex="cs" style:country-complex="CZ" style:font-style-complex="italic"/>
    </style:style>
    <style:style style:name="T10" style:family="text">
      <style:text-properties fo:language="cs" fo:country="CZ" style:font-name-asian="Times New Roman" style:language-asian="cs" style:country-asian="CZ" style:font-name-complex="Times New Roman" style:language-complex="cs" style:country-complex="CZ"/>
    </style:style>
    <style:style style:name="T11" style:family="text">
      <style:text-properties fo:font-size="18pt" fo:language="cs" fo:country="CZ" style:font-size-asian="18pt" style:language-asian="cs" style:country-asian="CZ" style:font-size-complex="18pt" style:language-complex="cs" style:country-complex="CZ"/>
    </style:style>
    <style:style style:name="T12" style:family="text">
      <style:text-properties fo:language="en" fo:country="US" style:language-asian="en" style:country-asian="US" style:language-complex="en" style:country-complex="US"/>
    </style:style>
    <style:style style:name="T13" style:family="text">
      <style:text-properties fo:color="#ffff00" fo:language="cs" fo:country="CZ" style:language-asian="cs" style:country-asian="CZ" style:language-complex="cs" style:country-complex="CZ"/>
    </style:style>
    <style:style style:name="T14" style:family="text">
      <style:text-properties fo:color="#ffffff" fo:language="cs" fo:country="CZ" fo:font-weight="bold" style:language-asian="cs" style:country-asian="CZ" style:font-weight-asian="bold" style:language-complex="cs" style:country-complex="CZ" style:font-weight-complex="bold"/>
    </style:style>
    <style:style style:name="T15" style:family="text">
      <style:text-properties fo:color="#ffffff" fo:font-size="20pt" fo:language="cs" fo:country="CZ" style:font-size-asian="20pt" style:language-asian="cs" style:country-asian="CZ" style:font-size-complex="20pt" style:language-complex="cs" style:country-complex="CZ"/>
    </style:style>
    <style:style style:name="T16" style:family="text">
      <style:text-properties fo:language="cs" fo:country="CZ" fo:font-weight="bold" style:language-asian="cs" style:country-asian="CZ" style:font-weight-asian="bold" style:language-complex="cs" style:country-complex="CZ" style:font-weight-complex="bold"/>
    </style:style>
    <style:style style:name="T17" style:family="text">
      <style:text-properties fo:color="#ffff00" style:font-name="ninifont" fo:font-size="88pt" fo:language="cs" fo:country="CZ" fo:font-weight="normal" style:font-size-asian="88pt" style:language-asian="cs" style:country-asian="CZ" style:font-weight-asian="normal" style:font-size-complex="88pt" style:language-complex="cs" style:country-complex="CZ"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2">
      <text:list-level-style-bullet text:level="1" text:bullet-char="•">
        <style:list-level-properties/>
        <style:text-properties fo:font-family="Arial" style:font-pitch="variable" fo:color="#ffffff" fo:font-size="100%"/>
      </text:list-level-style-bullet>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5">
      <text:list-level-style-number text:level="1" style:num-suffix="." style:num-format="1">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6">
      <text:list-level-style-number text:level="1" style:num-suffix="." style:num-format="1">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7">
      <text:list-level-style-number text:level="1" style:num-suffix="." style:num-format="1" text:start-value="3">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8">
      <text:list-level-style-number text:level="1" style:num-suffix="." style:num-format="1" text:start-value="2">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9">
      <text:list-level-style-number text:level="1" style:num-suffix="." style:num-format="1" text:start-value="3">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0">
      <text:list-level-style-number text:level="1" style:num-suffix="." style:num-format="1" text:start-value="4">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1">
      <text:list-level-style-number text:level="1" style:num-suffix="." style:num-format="1" text:start-value="5">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2">
      <text:list-level-style-bullet text:level="1" text:bullet-char="•">
        <style:list-level-properties text:min-label-width="1.322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3">
      <text:list-level-style-number text:level="1" style:num-suffix="." style:num-format="1">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4">
      <text:list-level-style-number text:level="1" style:num-suffix="." style:num-format="1" text:start-value="5">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5">
      <text:list-level-style-number text:level="1" style:num-suffix="." style:num-format="1" text:start-value="2">
        <style:list-level-properties text:min-label-width="1.27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6">
      <text:list-level-style-bullet text:level="1" text:bullet-char="•">
        <style:list-level-properties text:min-label-width="1.34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7">
      <text:list-level-style-number text:level="1" style:num-suffix="." style:num-format="1" text:start-value="4">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8">
      <text:list-level-style-bullet text:level="1" text:bullet-char="•">
        <style:list-level-properties text:min-label-width="1.058cm"/>
        <style:text-properties style:font-name="Trebuchet MS" fo:color="#ffffff" fo:font-size="100%"/>
      </text:list-level-style-bullet>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19">
      <text:list-level-style-number text:level="1" style:num-suffix="." style:num-format="1" text:start-value="4">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0">
      <text:list-level-style-number text:level="1" style:num-suffix="." style:num-format="1" text:start-value="3">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1">
      <text:list-level-style-number text:level="1" style:num-suffix="." style:num-format="1" text:start-value="5">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3">
      <text:list-level-style-number text:level="1" style:num-suffix="." style:num-format="1" text:start-value="2">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4">
      <text:list-level-style-number text:level="1" style:num-suffix="." style:num-format="1" text:start-value="2">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5">
      <text:list-level-style-number text:level="1" style:num-suffix="." style:num-format="1" text:start-value="3">
        <style:list-level-properties text:min-label-width="0.95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6">
      <text:list-level-style-number text:level="1" style:num-suffix="." style:num-format="1" text:start-value="6">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7">
      <text:list-level-style-number text:level="1" style:num-suffix="." style:num-format="1" text:start-value="6">
        <style:list-level-properties text:min-label-width="1.058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8">
      <text:list-level-style-number text:level="1" style:num-suffix="." style:num-format="1" text:start-value="3">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29">
      <text:list-level-style-number text:level="1" style:num-suffix="." style:num-format="1" text:start-value="2">
        <style:list-level-properties text:min-label-width="1.34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30">
      <text:list-level-style-number text:level="1" style:num-suffix="." style:num-format="A" text:start-value="18">
        <style:list-level-properties text:min-label-width="1.322cm"/>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text:list-style style:name="L31">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draw:custom-shape draw:name="TextovéPole 4" draw:style-name="gr1" draw:text-style-name="P3" draw:layer="layout" svg:width="20.356cm" svg:height="8.731cm" svg:x="3.664cm" svg:y="7.148cm">
          <text:list text:style-name="L1">
            <text:list-header>
              <text:p text:style-name="P1"><text:span text:style-name="T1"/></text:p>
              <text:p text:style-name="P1"><text:span text:style-name="T1">V módu prezentace: </text:span></text:p>
              <text:p text:style-name="P1"><text:span text:style-name="T1"/></text:p>
            </text:list-header>
          </text:list>
          <text:list text:style-name="L2">
            <text:list-item>
              <text:p text:style-name="P1"><text:span text:style-name="T1">kliknutím na číslo v obsahu se dostanete k příslušné písni </text:span></text:p>
              <text:p text:style-name="P1"><text:span text:style-name="T1"/></text:p>
            </text:list-item>
            <text:list-item>
              <text:p text:style-name="P1"><text:span text:style-name="T1">zpět na obsah se dostanete kliknutím na střed hvězdy. <text:s text:c="2"/></text:span></text:p>
              <text:p text:style-name="P1"><text:span text:style-name="T1"/></text:p>
            </text:list-item>
          </text:list>
          <text:list text:style-name="L1">
            <text:list-header>
              <text:p text:style-name="P1"><text:span text:style-name="T1"/></text:p>
              <text:p text:style-name="P1"><text:span text:style-name="T1"/></text:p>
              <text:p text:style-name="P2"><text:span text:style-name="T2">Prezentaci připravil Michal Šourek </text:span></text:p>
            </text:list-header>
          </text:list>
          <draw:enhanced-geometry svg:viewBox="0 0 21600 21600" draw:type="mso-spt202" draw:enhanced-path="M 0 0 L 21600 0 21600 21600 0 21600 0 0 Z N"/>
        </draw:custom-shape>
        <draw:frame draw:name="Object 42" draw:style-name="gr2" draw:text-style-name="P4" draw:layer="layout" svg:width="12.351cm" svg:height="7.294cm" svg:x="14.892cm" svg:y="0.326cm">
          <loext:p draw:class-id="00000000-0000-0000-0000-000000000000"/>
          <draw:object-ole xlink:href="./Object 2" xlink:type="simple" xlink:show="embed" xlink:actuate="onLoad"/>
          <draw:image xlink:href="./ObjectReplacements/Object 2" xlink:type="simple" xlink:show="embed" xlink:actuate="onLoad"/>
          <office:event-listeners>
            <presentation:event-listener script:event-name="dom:click" presentation:action="show" xlink:href="#page3" xlink:type="simple" xlink:show="embed" xlink:actuate="onRequest"/>
          </office:event-listeners>
        </draw:frame>
        <presentation:notes draw:style-name="dp2">
          <draw:page-thumbnail draw:style-name="gr3"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presentation:use-date-time-name="dtd1">
        <draw:frame presentation:style-name="pr2" draw:layer="layout" svg:width="24.767cm" svg:height="3.18cm" svg:x="1.376cm" svg:y="0.76cm" presentation:class="title" presentation:placeholder="true">
          <draw:text-box/>
        </draw:frame>
        <draw:frame presentation:style-name="pr3" draw:layer="layout" svg:width="24.765cm" svg:height="16.722cm" svg:x="1.375cm" svg:y="1.905cm" presentation:class="outline" presentation:placeholder="true">
          <draw:text-box/>
        </draw:frame>
        <presentation:notes draw:style-name="dp2">
          <draw:page-thumbnail draw:style-name="gr3" draw:layer="layout" svg:width="0.001cm" svg:height="0.001cm" svg:x="0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3" draw:master-page-name="Default" presentation:use-date-time-name="dtd1">
        <draw:frame draw:style-name="standard" draw:layer="layout" svg:width="23.15cm" svg:height="12.307cm" svg:x="2.249cm" svg:y="4.608cm">
          <table:table>
            <table:table-column table:style-name="co1"/>
            <table:table-column table:style-name="co2"/>
            <table:table-column table:style-name="co1"/>
            <table:table-column table:style-name="co3"/>
            <table:table-column table:style-name="co4"/>
            <table:table-column table:style-name="co5"/>
            <table:table-column table:style-name="co3"/>
            <table:table-column table:style-name="co6"/>
            <table:table-column table:style-name="co4"/>
            <table:table-column table:style-name="co3"/>
            <table:table-row table:style-name="ro1" table:default-cell-style-name="ce1">
              <table:table-cell>
                <text:list text:style-name="L1">
                  <text:list-header>
                    <text:p text:style-name="P6"><text:span text:style-name="T3"><text:a xlink:href="#Slide 4" xlink:type="simple">1</text:a></text:span></text:p>
                  </text:list-header>
                </text:list>
              </table:table-cell>
              <table:table-cell>
                <text:list text:continue-numbering="true" text:style-name="L1">
                  <text:list-header>
                    <text:p text:style-name="P6"><text:span text:style-name="T3"><text:a xlink:href="#Slide 8" xlink:type="simple">5</text:a></text:span></text:p>
                  </text:list-header>
                </text:list>
              </table:table-cell>
              <table:table-cell>
                <text:list text:continue-numbering="true" text:style-name="L1">
                  <text:list-header>
                    <text:p text:style-name="P6"><text:span text:style-name="T3"><text:a xlink:href="#Slide 16" xlink:type="simple">10</text:a></text:span></text:p>
                  </text:list-header>
                </text:list>
              </table:table-cell>
              <table:table-cell>
                <text:list text:continue-numbering="true" text:style-name="L1">
                  <text:list-header>
                    <text:p text:style-name="P6"><text:span text:style-name="T3"><text:a xlink:href="#Slide 25" xlink:type="simple">15</text:a></text:span></text:p>
                  </text:list-header>
                </text:list>
              </table:table-cell>
              <table:table-cell>
                <text:list text:continue-numbering="true" text:style-name="L1">
                  <text:list-header>
                    <text:p text:style-name="P6"><text:span text:style-name="T3"><text:a xlink:href="#Slide 31" xlink:type="simple">20</text:a></text:span></text:p>
                  </text:list-header>
                </text:list>
              </table:table-cell>
              <table:table-cell>
                <text:list text:continue-numbering="true" text:style-name="L1">
                  <text:list-header>
                    <text:p text:style-name="P6"><text:span text:style-name="T3"><text:a xlink:href="#Slide 40" xlink:type="simple">25</text:a></text:span></text:p>
                  </text:list-header>
                </text:list>
              </table:table-cell>
              <table:table-cell>
                <text:list text:continue-numbering="true" text:style-name="L1">
                  <text:list-header>
                    <text:p text:style-name="P6"><text:span text:style-name="T3"><text:a xlink:href="#Slide 49" xlink:type="simple">30</text:a></text:span></text:p>
                  </text:list-header>
                </text:list>
              </table:table-cell>
              <table:table-cell>
                <text:list text:continue-numbering="true" text:style-name="L1">
                  <text:list-header>
                    <text:p text:style-name="P6"><text:span text:style-name="T3"><text:a xlink:href="#Slide 62" xlink:type="simple">35</text:a></text:span></text:p>
                  </text:list-header>
                </text:list>
              </table:table-cell>
              <table:table-cell>
                <text:list text:continue-numbering="true" text:style-name="L1">
                  <text:list-header>
                    <text:p text:style-name="P6"><text:span text:style-name="T3"><text:a xlink:href="#Slide 48" xlink:type="simple">40</text:a></text:span></text:p>
                  </text:list-header>
                </text:list>
              </table:table-cell>
              <table:table-cell>
                <text:list text:continue-numbering="true" text:style-name="L1">
                  <text:list-header>
                    <text:p text:style-name="P6"><text:span text:style-name="T3"><text:a xlink:href="#Slide 75" xlink:type="simple">45</text:a></text:span></text:p>
                  </text:list-header>
                </text:list>
              </table:table-cell>
            </table:table-row>
            <table:table-row table:style-name="ro2" table:default-cell-style-name="ce1">
              <table:table-cell>
                <text:list text:continue-numbering="true" text:style-name="L1">
                  <text:list-header>
                    <text:p text:style-name="P6"><text:span text:style-name="T3"><text:a xlink:href="#Slide 81" xlink:type="simple">50</text:a></text:span></text:p>
                  </text:list-header>
                </text:list>
              </table:table-cell>
              <table:table-cell>
                <text:list text:continue-numbering="true" text:style-name="L1">
                  <text:list-header>
                    <text:p text:style-name="P6"><text:span text:style-name="T3"><text:a xlink:href="#Slide 88" xlink:type="simple">55</text:a></text:span></text:p>
                  </text:list-header>
                </text:list>
              </table:table-cell>
              <table:table-cell>
                <text:list text:continue-numbering="true" text:style-name="L1">
                  <text:list-header>
                    <text:p text:style-name="P6"><text:span text:style-name="T3"><text:a xlink:href="#Slide 95" xlink:type="simple">60</text:a></text:span></text:p>
                  </text:list-header>
                </text:list>
              </table:table-cell>
              <table:table-cell>
                <text:list text:continue-numbering="true" text:style-name="L1">
                  <text:list-header>
                    <text:p text:style-name="P6"><text:span text:style-name="T3"><text:a xlink:href="#Slide 100" xlink:type="simple">65</text:a></text:span></text:p>
                  </text:list-header>
                </text:list>
              </table:table-cell>
              <table:table-cell>
                <text:list text:continue-numbering="true" text:style-name="L1">
                  <text:list-header>
                    <text:p text:style-name="P6"><text:span text:style-name="T3"><text:a xlink:href="#Slide 107" xlink:type="simple">70</text:a></text:span></text:p>
                  </text:list-header>
                </text:list>
              </table:table-cell>
              <table:table-cell>
                <text:list text:continue-numbering="true" text:style-name="L1">
                  <text:list-header>
                    <text:p text:style-name="P6"><text:span text:style-name="T3"><text:a xlink:href="#Slide 112" xlink:type="simple">75</text:a></text:span></text:p>
                  </text:list-header>
                </text:list>
              </table:table-cell>
              <table:table-cell>
                <text:list text:continue-numbering="true" text:style-name="L1">
                  <text:list-header>
                    <text:p text:style-name="P6"><text:span text:style-name="T3"><text:a xlink:href="#Slide 117" xlink:type="simple">80</text:a></text:span></text:p>
                  </text:list-header>
                </text:list>
              </table:table-cell>
              <table:table-cell>
                <text:list text:continue-numbering="true" text:style-name="L1">
                  <text:list-header>
                    <text:p text:style-name="P6"><text:span text:style-name="T3"><text:a xlink:href="#Slide 123" xlink:type="simple">85</text:a></text:span></text:p>
                  </text:list-header>
                </text:list>
              </table:table-cell>
              <table:table-cell>
                <text:list text:continue-numbering="true" text:style-name="L1">
                  <text:list-header>
                    <text:p text:style-name="P6"><text:span text:style-name="T3"><text:a xlink:href="#Slide 131" xlink:type="simple">90</text:a></text:span></text:p>
                  </text:list-header>
                </text:list>
              </table:table-cell>
              <table:table-cell>
                <text:list text:continue-numbering="true" text:style-name="L1">
                  <text:list-header>
                    <text:p text:style-name="P6"><text:span text:style-name="T3"><text:a xlink:href="#Slide 138" xlink:type="simple">95</text:a></text:span></text:p>
                  </text:list-header>
                </text:list>
              </table:table-cell>
            </table:table-row>
            <table:table-row table:style-name="ro3" table:default-cell-style-name="ce1">
              <table:table-cell>
                <text:list text:continue-numbering="true" text:style-name="L1">
                  <text:list-header>
                    <text:p text:style-name="P6"><text:span text:style-name="T3"><text:a xlink:href="#Slide 143" xlink:type="simple">100</text:a></text:span></text:p>
                  </text:list-header>
                </text:list>
              </table:table-cell>
              <table:table-cell>
                <text:list text:continue-numbering="true" text:style-name="L1">
                  <text:list-header>
                    <text:p text:style-name="P6"><text:span text:style-name="T3"><text:a xlink:href="#Slide 148" xlink:type="simple">105</text:a></text:span></text:p>
                  </text:list-header>
                </text:list>
              </table:table-cell>
              <table:table-cell>
                <text:list text:continue-numbering="true" text:style-name="L1">
                  <text:list-header>
                    <text:p text:style-name="P6"><text:span text:style-name="T3"><text:a xlink:href="#Slide 154" xlink:type="simple">110</text:a></text:span></text:p>
                  </text:list-header>
                </text:list>
              </table:table-cell>
              <table:table-cell>
                <text:list text:continue-numbering="true" text:style-name="L1">
                  <text:list-header>
                    <text:p text:style-name="P6"><text:span text:style-name="T3"><text:a xlink:href="#Slide 161" xlink:type="simple">115</text:a></text:span></text:p>
                  </text:list-header>
                </text:list>
              </table:table-cell>
              <table:table-cell>
                <text:list text:continue-numbering="true" text:style-name="L1">
                  <text:list-header>
                    <text:p text:style-name="P6"><text:span text:style-name="T3"><text:a xlink:href="#Slide 168" xlink:type="simple">120</text:a></text:span></text:p>
                  </text:list-header>
                </text:list>
              </table:table-cell>
              <table:table-cell>
                <text:list text:continue-numbering="true" text:style-name="L1">
                  <text:list-header>
                    <text:p text:style-name="P6"><text:span text:style-name="T3"><text:a xlink:href="#Slide 175" xlink:type="simple">125</text:a></text:span></text:p>
                  </text:list-header>
                </text:list>
              </table:table-cell>
              <table:table-cell>
                <text:list text:continue-numbering="true" text:style-name="L1">
                  <text:list-header>
                    <text:p text:style-name="P6"><text:span text:style-name="T3"><text:a xlink:href="#Slide 180" xlink:type="simple">130</text:a></text:span></text:p>
                  </text:list-header>
                </text:list>
              </table:table-cell>
              <table:table-cell>
                <text:list text:continue-numbering="true" text:style-name="L1">
                  <text:list-header>
                    <text:p text:style-name="P6"><text:span text:style-name="T3"><text:a xlink:href="#Slide 188" xlink:type="simple">135</text:a></text:span></text:p>
                  </text:list-header>
                </text:list>
              </table:table-cell>
              <table:table-cell>
                <text:list text:continue-numbering="true" text:style-name="L1">
                  <text:list-header>
                    <text:p text:style-name="P6"><text:span text:style-name="T3"><text:a xlink:href="#Slide 195" xlink:type="simple">140</text:a></text:span></text:p>
                  </text:list-header>
                </text:list>
              </table:table-cell>
              <table:table-cell>
                <text:list text:continue-numbering="true" text:style-name="L1">
                  <text:list-header>
                    <text:p text:style-name="P6"><text:span text:style-name="T3"><text:a xlink:href="#Slide 188" xlink:type="simple">145</text:a></text:span></text:p>
                  </text:list-header>
                </text:list>
              </table:table-cell>
            </table:table-row>
            <table:table-row table:style-name="ro4" table:default-cell-style-name="ce1">
              <table:table-cell>
                <text:list text:continue-numbering="true" text:style-name="L1">
                  <text:list-header>
                    <text:p text:style-name="P6"><text:span text:style-name="T3"><text:a xlink:href="#Slide 207" xlink:type="simple">150</text:a></text:span></text:p>
                  </text:list-header>
                </text:list>
              </table:table-cell>
              <table:table-cell>
                <text:list text:continue-numbering="true" text:style-name="L1">
                  <text:list-header>
                    <text:p text:style-name="P6"><text:span text:style-name="T3"><text:a xlink:href="#Slide 215" xlink:type="simple">155</text:a></text:span></text:p>
                  </text:list-header>
                </text:list>
              </table:table-cell>
              <table:table-cell>
                <text:list text:continue-numbering="true" text:style-name="L1">
                  <text:list-header>
                    <text:p text:style-name="P6"><text:span text:style-name="T3"><text:a xlink:href="#Slide 222" xlink:type="simple">160</text:a></text:span></text:p>
                  </text:list-header>
                </text:list>
              </table:table-cell>
              <table:table-cell>
                <text:list text:continue-numbering="true" text:style-name="L1">
                  <text:list-header>
                    <text:p text:style-name="P6"><text:span text:style-name="T3"><text:a xlink:href="#Slide 227" xlink:type="simple">165</text:a></text:span></text:p>
                  </text:list-header>
                </text:list>
              </table:table-cell>
              <table:table-cell>
                <text:list text:continue-numbering="true" text:style-name="L1">
                  <text:list-header>
                    <text:p text:style-name="P6"><text:span text:style-name="T3"><text:a xlink:href="#Slide 233" xlink:type="simple">170</text:a></text:span></text:p>
                  </text:list-header>
                </text:list>
              </table:table-cell>
              <table:table-cell>
                <text:list text:continue-numbering="true" text:style-name="L1">
                  <text:list-header>
                    <text:p text:style-name="P6"><text:span text:style-name="T3"><text:a xlink:href="#Slide 239" xlink:type="simple">175</text:a></text:span></text:p>
                  </text:list-header>
                </text:list>
              </table:table-cell>
              <table:table-cell>
                <text:list text:continue-numbering="true" text:style-name="L1">
                  <text:list-header>
                    <text:p text:style-name="P6"><text:span text:style-name="T3"><text:a xlink:href="#Slide 246" xlink:type="simple">180</text:a></text:span></text:p>
                  </text:list-header>
                </text:list>
              </table:table-cell>
              <table:table-cell>
                <text:list text:continue-numbering="true" text:style-name="L1">
                  <text:list-header>
                    <text:p text:style-name="P6"><text:span text:style-name="T3"><text:a xlink:href="#Slide 252" xlink:type="simple">185</text:a></text:span></text:p>
                  </text:list-header>
                </text:list>
              </table:table-cell>
              <table:table-cell>
                <text:list text:continue-numbering="true" text:style-name="L1">
                  <text:list-header>
                    <text:p text:style-name="P6"><text:span text:style-name="T3"><text:a xlink:href="#Slide 260" xlink:type="simple">190</text:a></text:span></text:p>
                  </text:list-header>
                </text:list>
              </table:table-cell>
              <table:table-cell>
                <text:list text:continue-numbering="true" text:style-name="L1">
                  <text:list-header>
                    <text:p text:style-name="P6"><text:span text:style-name="T3"><text:a xlink:href="#Slide 265" xlink:type="simple">195</text:a></text:span></text:p>
                  </text:list-header>
                </text:list>
              </table:table-cell>
            </table:table-row>
            <table:table-row table:style-name="ro2" table:default-cell-style-name="ce1">
              <table:table-cell>
                <text:list text:continue-numbering="true" text:style-name="L1">
                  <text:list-header>
                    <text:p text:style-name="P6"><text:span text:style-name="T3"><text:a xlink:href="#Slide 272" xlink:type="simple">200</text:a></text:span></text:p>
                  </text:list-header>
                </text:list>
              </table:table-cell>
              <table:table-cell>
                <text:list text:continue-numbering="true" text:style-name="L1">
                  <text:list-header>
                    <text:p text:style-name="P6"><text:span text:style-name="T3"><text:a xlink:href="#Slide 277" xlink:type="simple">205</text:a></text:span></text:p>
                  </text:list-header>
                </text:list>
              </table:table-cell>
              <table:table-cell>
                <text:list text:continue-numbering="true" text:style-name="L1">
                  <text:list-header>
                    <text:p text:style-name="P6"><text:span text:style-name="T3"><text:a xlink:href="#Slide 282" xlink:type="simple">210</text:a></text:span></text:p>
                  </text:list-header>
                </text:list>
              </table:table-cell>
              <table:table-cell>
                <text:list text:continue-numbering="true" text:style-name="L1">
                  <text:list-header>
                    <text:p text:style-name="P6"><text:span text:style-name="T3"><text:a xlink:href="#Slide 289" xlink:type="simple">215</text:a></text:span></text:p>
                  </text:list-header>
                </text:list>
              </table:table-cell>
              <table:table-cell>
                <text:list text:continue-numbering="true" text:style-name="L1">
                  <text:list-header>
                    <text:p text:style-name="P6"><text:span text:style-name="T3"><text:a xlink:href="#Slide 295" xlink:type="simple">220</text:a></text:span></text:p>
                  </text:list-header>
                </text:list>
              </table:table-cell>
              <table:table-cell>
                <text:list text:continue-numbering="true" text:style-name="L1">
                  <text:list-header>
                    <text:p text:style-name="P6"><text:span text:style-name="T3"><text:a xlink:href="#Slide 302" xlink:type="simple">225</text:a></text:span></text:p>
                  </text:list-header>
                </text:list>
              </table:table-cell>
              <table:table-cell>
                <text:list text:continue-numbering="true" text:style-name="L1">
                  <text:list-header>
                    <text:p text:style-name="P6"><text:span text:style-name="T3"><text:a xlink:href="#Slide 307" xlink:type="simple">230</text:a></text:span></text:p>
                  </text:list-header>
                </text:list>
              </table:table-cell>
              <table:table-cell>
                <text:list text:continue-numbering="true" text:style-name="L1">
                  <text:list-header>
                    <text:p text:style-name="P6"><text:span text:style-name="T3"><text:a xlink:href="#Slide 313" xlink:type="simple">235</text:a></text:span></text:p>
                  </text:list-header>
                </text:list>
              </table:table-cell>
              <table:table-cell>
                <text:list text:continue-numbering="true" text:style-name="L1">
                  <text:list-header>
                    <text:p text:style-name="P6"><text:span text:style-name="T3"><text:a xlink:href="#Slide 318" xlink:type="simple">240</text:a></text:span></text:p>
                  </text:list-header>
                </text:list>
              </table:table-cell>
              <table:table-cell>
                <text:list text:continue-numbering="true" text:style-name="L1">
                  <text:list-header>
                    <text:p text:style-name="P6"><text:span text:style-name="T3"><text:a xlink:href="#Slide 324" xlink:type="simple">245</text:a></text:span></text:p>
                  </text:list-header>
                </text:list>
              </table:table-cell>
            </table:table-row>
            <table:table-row table:style-name="ro5" table:default-cell-style-name="ce1">
              <table:table-cell>
                <text:list text:continue-numbering="true" text:style-name="L1">
                  <text:list-header>
                    <text:p text:style-name="P6"><text:span text:style-name="T3"><text:a xlink:href="#Slide 329" xlink:type="simple">250</text:a></text:span></text:p>
                  </text:list-header>
                </text:list>
              </table:table-cell>
              <table:table-cell>
                <text:list text:continue-numbering="true" text:style-name="L1">
                  <text:list-header>
                    <text:p text:style-name="P6"><text:span text:style-name="T3"><text:a xlink:href="#Slide 336" xlink:type="simple">255</text:a></text:span></text:p>
                  </text:list-header>
                </text:list>
              </table:table-cell>
              <table:table-cell>
                <text:list text:continue-numbering="true" text:style-name="L1">
                  <text:list-header>
                    <text:p text:style-name="P6"><text:span text:style-name="T3"><text:a xlink:href="#Slide 342" xlink:type="simple">260</text:a></text:span></text:p>
                  </text:list-header>
                </text:list>
              </table:table-cell>
              <table:table-cell>
                <text:list text:continue-numbering="true" text:style-name="L1">
                  <text:list-header>
                    <text:p text:style-name="P6"><text:span text:style-name="T3"><text:a xlink:href="#Slide 349" xlink:type="simple">265</text:a></text:span></text:p>
                  </text:list-header>
                </text:list>
              </table:table-cell>
              <table:table-cell>
                <text:list text:continue-numbering="true" text:style-name="L1">
                  <text:list-header>
                    <text:p text:style-name="P6"><text:span text:style-name="T3"><text:a xlink:href="#Slide 356" xlink:type="simple">270</text:a></text:span></text:p>
                  </text:list-header>
                </text:list>
              </table:table-cell>
              <table:table-cell>
                <text:list text:continue-numbering="true" text:style-name="L1">
                  <text:list-header>
                    <text:p text:style-name="P6"><text:span text:style-name="T3"><text:a xlink:href="#Slide 361" xlink:type="simple">275</text:a></text:span></text:p>
                  </text:list-header>
                </text:list>
              </table:table-cell>
              <table:table-cell>
                <text:list text:continue-numbering="true" text:style-name="L1">
                  <text:list-header>
                    <text:p text:style-name="P6"><text:span text:style-name="T3"><text:a xlink:href="#Slide 366" xlink:type="simple">280</text:a></text:span></text:p>
                  </text:list-header>
                </text:list>
              </table:table-cell>
              <table:table-cell>
                <text:list text:continue-numbering="true" text:style-name="L1">
                  <text:list-header>
                    <text:p text:style-name="P6"><text:span text:style-name="T3"><text:a xlink:href="#Slide 373" xlink:type="simple">285</text:a></text:span></text:p>
                  </text:list-header>
                </text:list>
              </table:table-cell>
              <table:table-cell>
                <text:list text:continue-numbering="true" text:style-name="L1">
                  <text:list-header>
                    <text:p text:style-name="P6"><text:span text:style-name="T3"><text:a xlink:href="#Slide 380" xlink:type="simple">290</text:a></text:span></text:p>
                  </text:list-header>
                </text:list>
              </table:table-cell>
              <table:table-cell>
                <text:list text:continue-numbering="true" text:style-name="L1">
                  <text:list-header>
                    <text:p text:style-name="P6"><text:span text:style-name="T3"><text:a xlink:href="#Slide 388" xlink:type="simple">29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394" xlink:type="simple">300</text:a></text:span></text:p>
                  </text:list-header>
                </text:list>
              </table:table-cell>
              <table:table-cell>
                <text:list text:continue-numbering="true" text:style-name="L1">
                  <text:list-header>
                    <text:p text:style-name="P6"><text:span text:style-name="T3"><text:a xlink:href="#Slide 400" xlink:type="simple">305</text:a></text:span></text:p>
                  </text:list-header>
                </text:list>
              </table:table-cell>
              <table:table-cell>
                <text:list text:continue-numbering="true" text:style-name="L1">
                  <text:list-header>
                    <text:p text:style-name="P6"><text:span text:style-name="T3"><text:a xlink:href="#Slide 406" xlink:type="simple">310</text:a></text:span></text:p>
                  </text:list-header>
                </text:list>
              </table:table-cell>
              <table:table-cell>
                <text:list text:continue-numbering="true" text:style-name="L1">
                  <text:list-header>
                    <text:p text:style-name="P6"><text:span text:style-name="T3"><text:a xlink:href="#Slide 411" xlink:type="simple">315</text:a></text:span></text:p>
                  </text:list-header>
                </text:list>
              </table:table-cell>
              <table:table-cell>
                <text:list text:continue-numbering="true" text:style-name="L1">
                  <text:list-header>
                    <text:p text:style-name="P6"><text:span text:style-name="T3"><text:a xlink:href="#Slide 416" xlink:type="simple">320</text:a></text:span></text:p>
                  </text:list-header>
                </text:list>
              </table:table-cell>
              <table:table-cell>
                <text:list text:continue-numbering="true" text:style-name="L1">
                  <text:list-header>
                    <text:p text:style-name="P6"><text:span text:style-name="T3"><text:a xlink:href="#Slide 422" xlink:type="simple">325</text:a></text:span></text:p>
                  </text:list-header>
                </text:list>
              </table:table-cell>
              <table:table-cell>
                <text:list text:continue-numbering="true" text:style-name="L1">
                  <text:list-header>
                    <text:p text:style-name="P6"><text:span text:style-name="T3"><text:a xlink:href="#Slide 428" xlink:type="simple">330</text:a></text:span></text:p>
                  </text:list-header>
                </text:list>
              </table:table-cell>
              <table:table-cell>
                <text:list text:continue-numbering="true" text:style-name="L1">
                  <text:list-header>
                    <text:p text:style-name="P6"><text:span text:style-name="T3"><text:a xlink:href="#Slide 433" xlink:type="simple">335</text:a></text:span></text:p>
                  </text:list-header>
                </text:list>
              </table:table-cell>
              <table:table-cell>
                <text:list text:continue-numbering="true" text:style-name="L1">
                  <text:list-header>
                    <text:p text:style-name="P6"><text:span text:style-name="T3"><text:a xlink:href="#Slide 438" xlink:type="simple">340</text:a></text:span></text:p>
                  </text:list-header>
                </text:list>
              </table:table-cell>
              <table:table-cell>
                <text:list text:continue-numbering="true" text:style-name="L1">
                  <text:list-header>
                    <text:p text:style-name="P6"><text:span text:style-name="T3"><text:a xlink:href="#Slide 445" xlink:type="simple">345</text:a></text:span></text:p>
                  </text:list-header>
                </text:list>
              </table:table-cell>
            </table:table-row>
            <table:table-row table:style-name="ro4" table:default-cell-style-name="ce1">
              <table:table-cell>
                <text:list text:continue-numbering="true" text:style-name="L1">
                  <text:list-header>
                    <text:p text:style-name="P6"><text:span text:style-name="T3"><text:a xlink:href="#Slide 450" xlink:type="simple">350</text:a></text:span></text:p>
                  </text:list-header>
                </text:list>
              </table:table-cell>
              <table:table-cell>
                <text:list text:continue-numbering="true" text:style-name="L1">
                  <text:list-header>
                    <text:p text:style-name="P6"><text:span text:style-name="T3"><text:a xlink:href="#Slide 455" xlink:type="simple">355</text:a></text:span></text:p>
                  </text:list-header>
                </text:list>
              </table:table-cell>
              <table:table-cell>
                <text:list text:continue-numbering="true" text:style-name="L1">
                  <text:list-header>
                    <text:p text:style-name="P6"><text:span text:style-name="T3"><text:a xlink:href="#Slide 462" xlink:type="simple">360</text:a></text:span></text:p>
                  </text:list-header>
                </text:list>
              </table:table-cell>
              <table:table-cell>
                <text:list text:continue-numbering="true" text:style-name="L1">
                  <text:list-header>
                    <text:p text:style-name="P6"><text:span text:style-name="T3"><text:a xlink:href="#Slide 467" xlink:type="simple">365</text:a></text:span></text:p>
                  </text:list-header>
                </text:list>
              </table:table-cell>
              <table:table-cell>
                <text:list text:continue-numbering="true" text:style-name="L1">
                  <text:list-header>
                    <text:p text:style-name="P6"><text:span text:style-name="T3"><text:a xlink:href="#Slide 472" xlink:type="simple">370</text:a></text:span></text:p>
                  </text:list-header>
                </text:list>
              </table:table-cell>
              <table:table-cell>
                <text:list text:continue-numbering="true" text:style-name="L1">
                  <text:list-header>
                    <text:p text:style-name="P6"><text:span text:style-name="T3"><text:a xlink:href="#Slide 478" xlink:type="simple">375</text:a></text:span></text:p>
                  </text:list-header>
                </text:list>
              </table:table-cell>
              <table:table-cell>
                <text:list text:continue-numbering="true" text:style-name="L1">
                  <text:list-header>
                    <text:p text:style-name="P6"><text:span text:style-name="T3"><text:a xlink:href="#Slide 485" xlink:type="simple">380</text:a></text:span></text:p>
                  </text:list-header>
                </text:list>
              </table:table-cell>
              <table:table-cell>
                <text:list text:continue-numbering="true" text:style-name="L1">
                  <text:list-header>
                    <text:p text:style-name="P6"><text:span text:style-name="T3"><text:a xlink:href="#Slide 491" xlink:type="simple">385</text:a></text:span></text:p>
                  </text:list-header>
                </text:list>
              </table:table-cell>
              <table:table-cell>
                <text:list text:continue-numbering="true" text:style-name="L1">
                  <text:list-header>
                    <text:p text:style-name="P6"><text:span text:style-name="T3"><text:a xlink:href="#Slide 497" xlink:type="simple">390</text:a></text:span></text:p>
                  </text:list-header>
                </text:list>
              </table:table-cell>
              <table:table-cell>
                <text:list text:continue-numbering="true" text:style-name="L1">
                  <text:list-header>
                    <text:p text:style-name="P6"><text:span text:style-name="T3"><text:a xlink:href="#Slide 502" xlink:type="simple">39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509" xlink:type="simple">400</text:a></text:span></text:p>
                  </text:list-header>
                </text:list>
              </table:table-cell>
              <table:table-cell>
                <text:list text:continue-numbering="true" text:style-name="L1">
                  <text:list-header>
                    <text:p text:style-name="P6"><text:span text:style-name="T3"><text:a xlink:href="#Slide 514" xlink:type="simple">405</text:a></text:span></text:p>
                  </text:list-header>
                </text:list>
              </table:table-cell>
              <table:table-cell>
                <text:list text:continue-numbering="true" text:style-name="L1">
                  <text:list-header>
                    <text:p text:style-name="P6"><text:span text:style-name="T3"><text:a xlink:href="#Slide 530" xlink:type="simple">420</text:a></text:span></text:p>
                  </text:list-header>
                </text:list>
              </table:table-cell>
              <table:table-cell>
                <text:list text:continue-numbering="true" text:style-name="L1">
                  <text:list-header>
                    <text:p text:style-name="P6"><text:span text:style-name="T3"><text:a xlink:href="#Slide 525" xlink:type="simple">425</text:a></text:span></text:p>
                  </text:list-header>
                </text:list>
              </table:table-cell>
              <table:table-cell>
                <text:list text:continue-numbering="true" text:style-name="L1">
                  <text:list-header>
                    <text:p text:style-name="P6"><text:span text:style-name="T3"><text:a xlink:href="#Slide 520" xlink:type="simple">410</text:a></text:span></text:p>
                  </text:list-header>
                </text:list>
              </table:table-cell>
              <table:table-cell>
                <text:list text:continue-numbering="true" text:style-name="L1">
                  <text:list-header>
                    <text:p text:style-name="P6"><text:span text:style-name="T3"><text:a xlink:href="#Slide 535" xlink:type="simple">415</text:a></text:span></text:p>
                  </text:list-header>
                </text:list>
              </table:table-cell>
              <table:table-cell>
                <text:list text:continue-numbering="true" text:style-name="L1">
                  <text:list-header>
                    <text:p text:style-name="P6"><text:span text:style-name="T3"><text:a xlink:href="#Slide 540" xlink:type="simple">430</text:a></text:span></text:p>
                  </text:list-header>
                </text:list>
              </table:table-cell>
              <table:table-cell>
                <text:list text:continue-numbering="true" text:style-name="L1">
                  <text:list-header>
                    <text:p text:style-name="P6"><text:span text:style-name="T3"><text:a xlink:href="#Slide 545" xlink:type="simple">435</text:a></text:span></text:p>
                  </text:list-header>
                </text:list>
              </table:table-cell>
              <table:table-cell>
                <text:list text:continue-numbering="true" text:style-name="L1">
                  <text:list-header>
                    <text:p text:style-name="P6"><text:span text:style-name="T3"><text:a xlink:href="#Slide 550" xlink:type="simple">440</text:a></text:span></text:p>
                  </text:list-header>
                </text:list>
              </table:table-cell>
              <table:table-cell>
                <text:list text:continue-numbering="true" text:style-name="L1">
                  <text:list-header>
                    <text:p text:style-name="P6"><text:span text:style-name="T3"><text:a xlink:href="#Slide 555" xlink:type="simple">445</text:a></text:span></text:p>
                  </text:list-header>
                </text:list>
              </table:table-cell>
            </table:table-row>
            <table:table-row table:style-name="ro6" table:default-cell-style-name="ce1">
              <table:table-cell>
                <text:list text:continue-numbering="true" text:style-name="L1">
                  <text:list-header>
                    <text:p text:style-name="P6"><text:span text:style-name="T3"><text:a xlink:href="#Slide 560" xlink:type="simple">450</text:a></text:span></text:p>
                  </text:list-header>
                </text:list>
              </table:table-cell>
              <table:table-cell>
                <text:list text:continue-numbering="true" text:style-name="L1">
                  <text:list-header>
                    <text:p text:style-name="P6"><text:span text:style-name="T3"><text:a xlink:href="#Slide 565" xlink:type="simple">455</text:a></text:span></text:p>
                  </text:list-header>
                </text:list>
              </table:table-cell>
              <table:table-cell>
                <text:list text:continue-numbering="true" text:style-name="L1">
                  <text:list-header>
                    <text:p text:style-name="P6"><text:span text:style-name="T3"><text:a xlink:href="#Slide 570" xlink:type="simple">460</text:a></text:span></text:p>
                  </text:list-header>
                </text:list>
              </table:table-cell>
              <table:table-cell>
                <text:list text:continue-numbering="true" text:style-name="L1">
                  <text:list-header>
                    <text:p text:style-name="P6"><text:span text:style-name="T3"><text:a xlink:href="#Slide 575" xlink:type="simple">465</text:a></text:span></text:p>
                  </text:list-header>
                </text:list>
              </table:table-cell>
              <table:table-cell>
                <text:list text:continue-numbering="true" text:style-name="L1">
                  <text:list-header>
                    <text:p text:style-name="P6"><text:span text:style-name="T3"><text:a xlink:href="#Slide 580" xlink:type="simple">470</text:a></text:span></text:p>
                  </text:list-header>
                </text:list>
              </table:table-cell>
              <table:table-cell>
                <text:list text:continue-numbering="true" text:style-name="L1">
                  <text:list-header>
                    <text:p text:style-name="P6"><text:span text:style-name="T3"><text:a xlink:href="#Slide 585" xlink:type="simple">475</text:a></text:span></text:p>
                  </text:list-header>
                </text:list>
              </table:table-cell>
              <table:table-cell>
                <text:list text:continue-numbering="true" text:style-name="L1">
                  <text:list-header>
                    <text:p text:style-name="P6"><text:span text:style-name="T3"><text:a xlink:href="#Slide 590" xlink:type="simple">480</text:a></text:span></text:p>
                  </text:list-header>
                </text:list>
              </table:table-cell>
              <table:table-cell>
                <text:list text:continue-numbering="true" text:style-name="L1">
                  <text:list-header>
                    <text:p text:style-name="P6"><text:span text:style-name="T3"><text:a xlink:href="#Slide 595" xlink:type="simple">485</text:a></text:span></text:p>
                  </text:list-header>
                </text:list>
              </table:table-cell>
              <table:table-cell>
                <text:list text:style-name="L3">
                  <text:list-header>
                    <text:p text:style-name="P6"><text:span text:style-name="T3"><text:a xlink:href="#Slide 600" xlink:type="simple">489</text:a></text:span></text:p>
                  </text:list-header>
                </text:list>
              </table:table-cell>
              <table:table-cell/>
            </table:table-row>
          </table:table>
          <draw:image xlink:href="Pictures/TablePreview1.svm" xlink:type="simple" xlink:show="embed" xlink:actuate="onLoad"/>
        </draw:frame>
        <draw:frame presentation:style-name="pr4" draw:text-style-name="P8" draw:layer="layout" svg:width="23.283cm" svg:height="2.033cm" svg:x="2.116cm" svg:y="2.032cm" presentation:class="title" presentation:user-transformed="true">
          <draw:text-box>
            <text:list text:style-name="L4">
              <text:list-header>
                <text:p text:style-name="P7"><text:span text:style-name="T4">S V Í T Á</text:span></text:p>
              </text:list-header>
            </text:list>
          </draw:text-box>
        </draw:frame>
        <draw:frame draw:name="Object 42" draw:style-name="gr4" draw:text-style-name="P9" draw:layer="layout" svg:width="1.68cm" svg:height="0.993cm" svg:x="23.433cm" svg:y="15.826cm">
          <loext:p draw:class-id="00000000-0000-0000-0000-000000000000"/>
          <draw:object-ole xlink:href="./Object 3" xlink:type="simple" xlink:show="embed" xlink:actuate="onLoad"/>
          <draw:image xlink:href="./ObjectReplacements/Object 3" xlink:type="simple" xlink:show="embed" xlink:actuate="onLoad"/>
          <office:event-listeners>
            <presentation:event-listener script:event-name="dom:click" presentation:action="show" xlink:href="#page3" xlink:type="simple" xlink:show="embed" xlink:actuate="onRequest"/>
          </office:event-listeners>
        </draw:frame>
        <presentation:notes draw:style-name="dp2">
          <draw:page-thumbnail draw:style-name="gr3"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A pak jsi šel a světlo pozhasínal a zanechal mne pustým tmám. </text:span></text:p>
              </text:list-item>
              <text:list-item>
                <text:p text:style-name="P10"><text:span text:style-name="T5">A pak jsi šel a dveře pozavíral a zanechal mne samotám. </text:span></text:p>
              </text:list-item>
              <text:list-item>
                <text:p text:style-name="P10"><text:span text:style-name="T5">A kámen přikryl jenom prach a srdce pod ním nezabuší </text:span><text:span text:style-name="T5"><text:line-break/></text:span><text:span text:style-name="T5">jen tma, jen samota, jen strach. </text:span></text:p>
              </text:list-item>
              <text:list-item>
                <text:p text:style-name="P10"><text:span text:style-name="T5">A pak jsi šel a řekl: Budiž světlo, a bleskem šlehá tvoje tvář. </text:span></text:p>
              </text:list-item>
              <text:list-item>
                <text:p text:style-name="P10"><text:span text:style-name="T5">A pak jsi šel a řekl: Budiž světlo, a bleskem šlehá tvoje tvář. </text:span></text:p>
              </text:list-item>
              <text:list-item>
                <text:p text:style-name="P10"><text:span text:style-name="T5">A pak jsi řekl: Co je prach a strach a samota a tma? </text:span><text:span text:style-name="T5"><text:line-break/></text:span><text:span text:style-name="T5">Jsem přece živ a kdo jsou moji, </text:span><text:span text:style-name="T5"><text:line-break/></text:span><text:span text:style-name="T5">jsou živi se mnou, se mnou stojí. </text:span><text:span text:style-name="T5"><text:line-break/></text:span><text:span text:style-name="T5">Toť královské, to vyhlášení naděje. </text:span><text:span text:style-name="T5"><text:line-break/></text:span><text:span text:style-name="T5">Dech jistoty, jež zavěje, dnes, </text:span><text:span text:style-name="T5"><text:line-break/></text:span><text:span text:style-name="T5">zítra a pak, dnes, zítra a pak.</text:span></text:p>
              </text:list-item>
            </text:list>
          </draw:text-box>
        </draw:frame>
        <draw:custom-shape draw:name="Text Box 3" draw:style-name="gr5" draw:text-style-name="P12" draw:layer="layout" svg:width="3.718cm" svg:height="1.108cm" svg:x="23.799cm" svg:y="0cm">
          <text:list text:style-name="L1">
            <text:list-header>
              <text:p text:style-name="P11"><text:span text:style-name="T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3" draw:master-page-name="Default" presentation:use-date-time-name="dtd1">
        <draw:frame presentation:style-name="pr5" draw:text-style-name="P8" draw:layer="layout" svg:width="25.682cm" svg:height="16.722cm" svg:x="1.376cm" svg:y="1.905cm" presentation:class="outline" presentation:user-transformed="true">
          <draw:text-box>
            <text:list text:style-name="L6">
              <text:list-item>
                <text:p text:style-name="P13"><text:span text:style-name="T5">Aj kamení volati bude </text:span><text:span text:style-name="T5"><text:line-break/></text:span><text:span text:style-name="T5">až vjíždět bude Král </text:span><text:span text:style-name="T5"><text:line-break/></text:span><text:span text:style-name="T5">a z lidské slávy nic nezbude </text:span><text:span text:style-name="T5"><text:line-break/></text:span><text:span text:style-name="T5">hosana hosana dál zní</text:span></text:p>
              </text:list-item>
              <text:list-item>
                <text:p text:style-name="P13"><text:span text:style-name="T5">Aj dveře otevřené v nebi </text:span><text:span text:style-name="T5"><text:line-break/></text:span><text:span text:style-name="T5">a trouby zazní hlasem svým </text:span><text:span text:style-name="T5"><text:line-break/></text:span><text:span text:style-name="T5">a rozlámány budou zbylé chleby </text:span><text:span text:style-name="T5"><text:line-break/></text:span><text:span text:style-name="T5">a verš už nenalezne rým </text:span></text:p>
              </text:list-item>
            </text:list>
            <text:list text:style-name="L7">
              <text:list-item>
                <text:p text:style-name="P13"><text:span text:style-name="T5">A trůn byl postaven </text:span><text:span text:style-name="T5"><text:line-break/></text:span><text:span text:style-name="T5">a na trůnu sedět bude </text:span><text:span text:style-name="T5"><text:line-break/></text:span><text:span text:style-name="T5">jaspisu obličejem bude podoben </text:span><text:span text:style-name="T5"><text:line-break/></text:span><text:span text:style-name="T5">a vůkol trůnu duha bude</text:span></text:p>
              </text:list-item>
              <text:list-item>
                <text:p text:style-name="P13"><text:span text:style-name="T5">A roucha starců kolem </text:span><text:span text:style-name="T5"><text:line-break/></text:span><text:span text:style-name="T5">dvacetčtyři jak sníh bílých </text:span><text:span text:style-name="T5"><text:line-break/></text:span><text:span text:style-name="T5">a hostina na stolech kolem </text:span><text:span text:style-name="T5"><text:line-break/></text:span><text:span text:style-name="T5">a nové smlouvy kalich </text:span></text:p>
              </text:list-item>
              <text:list-item>
                <text:p text:style-name="P13"><text:span text:style-name="T5">= 1 </text:span></text:p>
              </text:list-item>
            </text:list>
          </draw:text-box>
        </draw:frame>
        <draw:custom-shape draw:name="Text Box 3" draw:style-name="gr6" draw:text-style-name="P12" draw:layer="layout" svg:width="3.718cm" svg:height="1.108cm" svg:x="23.799cm" svg:y="0cm">
          <text:list text:style-name="L1">
            <text:list-header>
              <text:p text:style-name="P11"><text:span text:style-name="T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j, poslyšte lidé, tu radostnou zvěst, </text:span><text:span text:style-name="T5"><text:line-break/></text:span><text:span text:style-name="T5">že v Betlémě Ježíš se narodil dnes. </text:span><text:span text:style-name="T5"><text:line-break/></text:span><text:span text:style-name="T5">Neb Bůh tak svět má rád, že Syna nám dal, </text:span><text:span text:style-name="T5"><text:line-break/></text:span><text:span text:style-name="T5">by každý, kdož věří v něj, spasení vzal. </text:span><text:span text:style-name="T5"><text:line-break/></text:span><text:span text:style-name="T5">Pán Bůh stále má rád tento svět. </text:span></text:p>
                <text:p text:style-name="P14"><text:span text:style-name="T5"/></text:p>
              </text:list-item>
              <text:list-item>
                <text:p text:style-name="P14"><text:span text:style-name="T5">Však pastýři v temné se noci chvěli, </text:span><text:span text:style-name="T5"><text:line-break/></text:span><text:span text:style-name="T5">když hvězdu nad Betlémem uviděli. </text:span><text:span text:style-name="T5"><text:line-break/></text:span><text:span text:style-name="T5">Hned anděla Pán Bůh v té chvíli poslal, </text:span><text:span text:style-name="T5"><text:line-break/></text:span><text:span text:style-name="T5">by více se nebáli, jim zvěstoval. </text:span><text:span text:style-name="T5"><text:line-break/></text:span><text:span text:style-name="T5">Pán Bůh stále má rád tento svět.</text:span></text:p>
                <text:p text:style-name="P14"><text:span text:style-name="T5"/></text:p>
              </text:list-item>
              <text:list-item>
                <text:p text:style-name="P14"><text:span text:style-name="T5">Aj, poslyšte, lidé, co v té zvěsti zní, </text:span><text:span text:style-name="T5"><text:line-break/></text:span><text:span text:style-name="T5">abyste se nebáli budoucích dní. </text:span><text:span text:style-name="T5"><text:line-break/></text:span><text:span text:style-name="T5">Vždyť proto dnes zpíváme, že přišel Pán, </text:span><text:span text:style-name="T5"><text:line-break/></text:span><text:span text:style-name="T5">že v něm život nový je všem lidem dán. </text:span><text:span text:style-name="T5"><text:line-break/></text:span><text:span text:style-name="T5">Pán Bůh stále má rád tento svět.</text:span></text:p>
              </text:list-item>
            </text:list>
          </draw:text-box>
        </draw:frame>
        <draw:custom-shape draw:name="Text Box 1027" draw:style-name="gr7" draw:text-style-name="P12" draw:layer="layout" svg:width="3.718cm" svg:height="1.108cm" svg:x="23.799cm" svg:y="0cm">
          <text:list text:style-name="L1">
            <text:list-header>
              <text:p text:style-name="P11"><text:span text:style-name="T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draw:page draw:name="page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R: </text:span><text:span text:style-name="T5"><text:tab/></text:span><text:span text:style-name="T5">Alelu! Alelu! Sestro, bratře, pěj: Alelu! </text:span><text:span text:style-name="T5"><text:line-break/></text:span><text:span text:style-name="T5">Neboť Pán vstal z hrobu, věřme mu. </text:span><text:span text:style-name="T5"><text:line-break/></text:span><text:span text:style-name="T5">Setro, bratře, pěj: Alelu! <text:s/></text:span></text:p>
                <text:p text:style-name="P15"><text:span text:style-name="T5">1. </text:span><text:span text:style-name="T5"><text:tab/></text:span><text:span text:style-name="T5">Bůh nás slíbil zbavit vin, alelu, alelu, </text:span><text:span text:style-name="T5"><text:line-break/></text:span><text:span text:style-name="T5">na zemi až bude Syn, aleluja! </text:span></text:p>
              </text:list-header>
            </text:list>
            <text:list text:style-name="L8">
              <text:list-item>
                <text:p text:style-name="P16"><text:span text:style-name="T5">V Betlémě se narodil, alelu, alelu, </text:span><text:span text:style-name="T5"><text:line-break/></text:span><text:span text:style-name="T5">aby do nás život vlil. Aleluja! </text:span></text:p>
              </text:list-item>
            </text:list>
            <text:list text:style-name="L9">
              <text:list-item>
                <text:p text:style-name="P16"><text:span text:style-name="T5">Třicet roků šlapal zem, alelu, alelu, </text:span><text:span text:style-name="T5"><text:line-break/></text:span><text:span text:style-name="T5">svoje ruce dával všem. Aleluja! </text:span></text:p>
              </text:list-item>
            </text:list>
            <text:list text:style-name="L10">
              <text:list-item>
                <text:p text:style-name="P16"><text:span text:style-name="T5">Smrtí kříže umíral, alelu, alelu, </text:span><text:span text:style-name="T5"><text:line-break/></text:span><text:span text:style-name="T5">a tak život za nás dal. Aleluja! </text:span></text:p>
              </text:list-item>
            </text:list>
            <text:list text:style-name="L11">
              <text:list-item>
                <text:p text:style-name="P16"><text:span text:style-name="T5">Třetí den však z hrobu vstal, alelu, alelu, </text:span><text:span text:style-name="T5"><text:line-break/></text:span><text:span text:style-name="T5">věčný život Bůh mu dal. Aleluja! </text:span></text:p>
              </text:list-item>
              <text:list-item>
                <text:p text:style-name="P17"><text:span text:style-name="T5">A když chceme znovu žít, </text:span><text:span text:style-name="T5"><text:tab/></text:span><text:span text:style-name="T5">alelu, alelu, </text:span><text:span text:style-name="T5"><text:line-break/></text:span><text:span text:style-name="T5">stačí v Kristu stále být. Aleluja!</text:span></text:p>
              </text:list-item>
            </text:list>
            <text:list text:style-name="L12">
              <text:list-header>
                <text:p text:style-name="P16"><text:span text:style-name="T5"/></text:p>
              </text:list-header>
            </text:list>
          </draw:text-box>
        </draw:frame>
        <draw:custom-shape draw:name="Text Box 3" draw:style-name="gr8" draw:text-style-name="P12" draw:layer="layout" svg:width="3.718cm" svg:height="1.108cm" svg:x="23.799cm" svg:y="0cm">
          <text:list text:style-name="L1">
            <text:list-header>
              <text:p text:style-name="P11"><text:span text:style-name="T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1" draw:text-style-name="P5" draw:layer="layout" svg:width="15.239cm" svg:height="11.429cm" svg:x="1.905cm" svg:y="12.065cm" presentation:class="notes" presentation:placeholder="true">
            <draw:text-box/>
          </draw:frame>
        </presentation:notes>
      </draw:page>
      <draw:page draw:name="page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Aleluja, aleluja, aleluja, aleluja. </text:span></text:p>
              </text:list-header>
            </text:list>
            <text:list text:style-name="L13">
              <text:list-item>
                <text:p text:style-name="P14"><text:span text:style-name="T5">Ó slyšte lidé přemilí, Ježíš Syn Boží jediný. </text:span><text:span text:style-name="T5"><text:line-break/></text:span><text:span text:style-name="T5">Z mrtvých vstal v hodinu ranní, aleluja! </text:span></text:p>
              </text:list-item>
              <text:list-item>
                <text:p text:style-name="P14"><text:span text:style-name="T5">Třetí den, když se rozednělo, </text:span><text:span text:style-name="T5"><text:line-break/></text:span><text:span text:style-name="T5">vyhledat odešli tělo učedníci Ježíšovi. Aleluja. </text:span></text:p>
              </text:list-item>
              <text:list-item>
                <text:p text:style-name="P14"><text:span text:style-name="T5">A Marie Magdalena a Salome i Jakuba </text:span><text:span text:style-name="T5"><text:line-break/></text:span><text:span text:style-name="T5">pomazat spěchaly Pána. Aleluja. </text:span></text:p>
              </text:list-item>
              <text:list-item>
                <text:p text:style-name="P14"><text:span text:style-name="T5">Před hrobem anděl bílý byl a takto ženy pozdravil: </text:span><text:span text:style-name="T5"><text:line-break/></text:span><text:span text:style-name="T5">V Galilej šel Pán, pln je sil. Aleluja. </text:span></text:p>
              </text:list-item>
              <text:list-item>
                <text:p text:style-name="P14"><text:span text:style-name="T5">Blažení, kteří nevidí a věrně i přesto věří, </text:span><text:span text:style-name="T5"><text:line-break/></text:span><text:span text:style-name="T5">těm život nikdy neskončí. Aleluja. </text:span></text:p>
              </text:list-item>
              <text:list-item>
                <text:p text:style-name="P14"><text:span text:style-name="T5">Při této slavnosti svaté teď s námi Boha pozdravte, </text:span><text:span text:style-name="T5"><text:line-break/></text:span><text:span text:style-name="T5">děkujte, slávu volejte. Aleluja. </text:span></text:p>
              </text:list-item>
              <text:list-item>
                <text:p text:style-name="P14"><text:span text:style-name="T5">Za to, co dobré nám dává, ať žádný z nás nepřestává, </text:span><text:span text:style-name="T5"><text:line-break/></text:span><text:span text:style-name="T5">oddaně, vroucně dík vzdává. Aleluja. </text:span></text:p>
              </text:list-item>
            </text:list>
          </draw:text-box>
        </draw:frame>
        <draw:custom-shape draw:name="Text Box 3" draw:style-name="gr9" draw:text-style-name="P12" draw:layer="layout" svg:width="3.718cm" svg:height="1.108cm" svg:x="23.799cm" svg:y="0cm">
          <text:list text:style-name="L1">
            <text:list-header>
              <text:p text:style-name="P11"><text:span text:style-name="T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Ave Maria, Pán buď s tebou, </text:span><text:span text:style-name="T5"><text:line-break/></text:span><text:span text:style-name="T5">ave, Bůh tě má rád, </text:span><text:span text:style-name="T5"><text:line-break/></text:span><text:span text:style-name="T5">tobě nebude dítě kletbou, </text:span><text:span text:style-name="T5"><text:line-break/></text:span><text:span text:style-name="T5">dívko, přestaň se bát. </text:span></text:p>
              </text:list-item>
            </text:list>
            <text:list text:style-name="L4">
              <text:list-header>
                <text:p text:style-name="P19"><text:span text:style-name="T5">R: </text:span><text:span text:style-name="T5"><text:tab/></text:span><text:span text:style-name="T5">Služebnice svého Pána požehnaná, </text:span><text:span text:style-name="T5"><text:line-break/></text:span><text:span text:style-name="T5">ave, ave, ave Maria. </text:span></text:p>
              </text:list-header>
            </text:list>
            <text:list text:style-name="L8">
              <text:list-item>
                <text:p text:style-name="P10"><text:span text:style-name="T5">Tebe národy chválit budou, </text:span><text:span text:style-name="T5"><text:line-break/></text:span><text:span text:style-name="T5">Bůh ti výsadu dal. </text:span><text:span text:style-name="T5"><text:line-break/></text:span><text:span text:style-name="T5">Přijal na milost dívku chudou </text:span><text:span text:style-name="T5"><text:line-break/></text:span><text:span text:style-name="T5">z tebe zrodí se Král. <text:s/></text:span></text:p>
              </text:list-item>
            </text:list>
            <text:list text:style-name="L4">
              <text:list-header>
                <text:p text:style-name="P20"><text:span text:style-name="T5"/></text:p>
              </text:list-header>
            </text:list>
          </draw:text-box>
        </draw:frame>
        <draw:custom-shape draw:name="Text Box 3" draw:style-name="gr10" draw:text-style-name="P12" draw:layer="layout" svg:width="3.718cm" svg:height="1.108cm" svg:x="23.799cm" svg:y="0cm">
          <text:list text:style-name="L1">
            <text:list-header>
              <text:p text:style-name="P11"><text:span text:style-name="T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ť jen svítí, ó, ať jen svítí </text:span><text:span text:style-name="T5"><text:line-break/></text:span><text:span text:style-name="T5">tam na cestu tvou světlo věčné svítí tmou, </text:span><text:span text:style-name="T5"><text:line-break/></text:span><text:span text:style-name="T5">ať jen svítí, ó, ať jen svítí </text:span><text:span text:style-name="T5"><text:line-break/></text:span><text:span text:style-name="T5">tam na cestu tvou světlo věčné svítí tmou. </text:span><text:span text:style-name="T5"><text:line-break/></text:span><text:span text:style-name="T5"/></text:p>
              </text:list-header>
            </text:list>
            <text:list text:style-name="L5">
              <text:list-item>
                <text:p text:style-name="P14"><text:span text:style-name="T5">Ať už se shůry, z důly valí světla proud </text:span><text:span text:style-name="T5"><text:line-break/></text:span><text:span text:style-name="T5">tam na cestu tvou světlo věčné svítí tmou, </text:span><text:span text:style-name="T5"><text:line-break/></text:span><text:span text:style-name="T5">vše špatné plamenem svým jasným spálí jako troud, </text:span><text:span text:style-name="T5"><text:line-break/></text:span><text:span text:style-name="T5">tam na cestu tvou světlo věčné svítí tmou. </text:span></text:p>
                <text:p text:style-name="P14"><text:span text:style-name="T5"/></text:p>
              </text:list-item>
              <text:list-item>
                <text:p text:style-name="P14"><text:span text:style-name="T5">Na co to světlo padne, to promění, </text:span><text:span text:style-name="T5"><text:line-break/></text:span><text:span text:style-name="T5">tam na cestu tvou světlo věčné svítí tmou, </text:span><text:span text:style-name="T5"><text:line-break/></text:span><text:span text:style-name="T5">co bylo nenápadné, je k vidění, </text:span><text:span text:style-name="T5"><text:line-break/></text:span><text:span text:style-name="T5">tam na cestu tvou světlo věčné svítí tmou. </text:span></text:p>
              </text:list-item>
            </text:list>
          </draw:text-box>
        </draw:frame>
        <draw:custom-shape draw:name="Text Box 3" draw:style-name="gr11" draw:text-style-name="P12" draw:layer="layout" svg:width="3.718cm" svg:height="1.108cm" svg:x="23.799cm" svg:y="0cm">
          <text:list text:style-name="L1">
            <text:list-header>
              <text:p text:style-name="P11"><text:span text:style-name="T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draw:page draw:name="page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0"><text:span text:style-name="T7">Verze (na melodii refrénu):</text:span></text:p>
                <text:p text:style-name="P21"><text:span text:style-name="T5"><text:tab/></text:span><text:span text:style-name="T5">U hrobu stály, bály se bály, </text:span><text:span text:style-name="T5"><text:line-break/></text:span><text:span text:style-name="T5">tam na cestu tvou světlo věčné svítí tmou, </text:span><text:span text:style-name="T5"><text:line-break/></text:span><text:span text:style-name="T5">tu anděl Páně promluvil na ně, </text:span><text:span text:style-name="T5"><text:line-break/></text:span><text:span text:style-name="T5">tam na cestu tvou světlo věčné svítí tmou.</text:span></text:p>
              </text:list-header>
            </text:list>
          </draw:text-box>
        </draw:frame>
        <draw:custom-shape draw:name="Text Box 3" draw:style-name="gr12" draw:text-style-name="P12" draw:layer="layout" svg:width="3.718cm" svg:height="1.108cm" svg:x="23.799cm" svg:y="0cm">
          <text:list text:style-name="L1">
            <text:list-header>
              <text:p text:style-name="P11"><text:span text:style-name="T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1" draw:text-style-name="P5" draw:layer="layout" svg:width="15.239cm" svg:height="11.429cm" svg:x="1.905cm" svg:y="12.065cm" presentation:class="notes" presentation:placeholder="true">
            <draw:text-box/>
          </draw:frame>
        </presentation:notes>
      </draw:page>
      <draw:page draw:name="page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Ať zvon zní, dál z nebe nám zní, </text:span><text:span text:style-name="T5"><text:line-break/></text:span><text:span text:style-name="T5">ať zvon zní, dál z nebe nám zní, </text:span><text:span text:style-name="T5"><text:line-break/></text:span><text:span text:style-name="T5">ať zvon zní, dál z nebe nám zní. </text:span><text:span text:style-name="T5"><text:line-break/></text:span><text:span text:style-name="T5">Jdi, Petře, rozhoupej zvon. </text:span></text:p>
                <text:p text:style-name="P14"><text:span text:style-name="T5"/></text:p>
              </text:list-item>
            </text:list>
            <text:list text:style-name="L4">
              <text:list-header>
                <text:p text:style-name="P21"><text:span text:style-name="T5">R: </text:span><text:span text:style-name="T5"><text:tab/></text:span><text:span text:style-name="T5">Jdi, Petře, rozhoupej zvon, <text:s/></text:span><text:span text:style-name="T5"><text:line-break/></text:span><text:span text:style-name="T5">jdi, Petře, rozhoupej zvon, </text:span><text:span text:style-name="T5"><text:line-break/></text:span><text:span text:style-name="T5">ať chválou nebes klenbou zní, </text:span><text:span text:style-name="T5"><text:line-break/></text:span><text:span text:style-name="T5">jdi, Petře, rozhoupej zvon, </text:span><text:span text:style-name="T5"><text:line-break/></text:span><text:span text:style-name="T5"/></text:p>
              </text:list-header>
            </text:list>
            <text:list text:style-name="L8">
              <text:list-item>
                <text:p text:style-name="P14"><text:span text:style-name="T5">Pán napoví, kam matku mou vzal, </text:span><text:span text:style-name="T5"><text:line-break/></text:span><text:span text:style-name="T5">Pán napoví, kam si matku mou vzal, </text:span><text:span text:style-name="T5"><text:line-break/></text:span><text:span text:style-name="T5">Pán napoví, kam matku mou vzal. </text:span><text:span text:style-name="T5"><text:line-break/></text:span><text:span text:style-name="T5">Jdi, Petře, rozhoupej zvon. <text:s/></text:span></text:p>
              </text:list-item>
            </text:list>
          </draw:text-box>
        </draw:frame>
        <draw:custom-shape draw:name="Text Box 3" draw:style-name="gr13" draw:text-style-name="P12" draw:layer="layout" svg:width="3.718cm" svg:height="1.108cm" svg:x="23.799cm" svg:y="0cm">
          <text:list text:style-name="L1">
            <text:list-header>
              <text:p text:style-name="P11"><text:span text:style-name="T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1" draw:text-style-name="P5" draw:layer="layout" svg:width="15.239cm" svg:height="11.429cm" svg:x="1.905cm" svg:y="12.065cm" presentation:class="notes" presentation:placeholder="true">
            <draw:text-box/>
          </draw:frame>
        </presentation:notes>
      </draw:page>
      <draw:page draw:name="page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text:span><text:span text:style-name="T5"><text:tab/></text:span><text:span text:style-name="T5">Oh Peter go ringa dem bells. </text:span><text:span text:style-name="T5"><text:line-break/></text:span><text:span text:style-name="T5">I heard f‘om heav‘n today. </text:span></text:p>
                <text:p text:style-name="P20"><text:span text:style-name="T5"/></text:p>
                <text:p text:style-name="P21"><text:span text:style-name="T5">R:</text:span><text:span text:style-name="T5"><text:tab/></text:span><text:span text:style-name="T5">I heard f‘om heav‘n today. </text:span><text:span text:style-name="T5"><text:line-break/></text:span><text:span text:style-name="T5">I thank God an'I thank you too </text:span><text:span text:style-name="T5"><text:line-break/></text:span><text:span text:style-name="T5">I heard f‘om heav‘n today. </text:span></text:p>
                <text:p text:style-name="P20"><text:span text:style-name="T5"/></text:p>
                <text:p text:style-name="P21"><text:span text:style-name="T5">2.</text:span><text:span text:style-name="T5"><text:tab/></text:span><text:span text:style-name="T5">I wonder where my mother is gone. </text:span><text:span text:style-name="T5"><text:line-break/></text:span><text:span text:style-name="T5">I heard f‘om heav‘n today. </text:span></text:p>
              </text:list-header>
            </text:list>
          </draw:text-box>
        </draw:frame>
        <draw:custom-shape draw:name="Text Box 3" draw:style-name="gr14" draw:text-style-name="P12" draw:layer="layout" svg:width="3.718cm" svg:height="1.108cm" svg:x="23.799cm" svg:y="0cm">
          <text:list text:style-name="L1">
            <text:list-header>
              <text:p text:style-name="P11"><text:span text:style-name="T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1" draw:text-style-name="P5" draw:layer="layout" svg:width="15.239cm" svg:height="11.429cm" svg:x="1.905cm" svg:y="12.065cm" presentation:class="notes" presentation:placeholder="true">
            <draw:text-box/>
          </draw:frame>
        </presentation:notes>
      </draw:page>
      <draw:page draw:name="page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men, amen, amen, amen, amen. </text:span></text:p>
              </text:list-header>
            </text:list>
            <text:list text:style-name="L5">
              <text:list-item>
                <text:p text:style-name="P14"><text:span text:style-name="T5">Dítě malé, chudé v chlévě leží, svítá věk příští. </text:span></text:p>
              </text:list-item>
              <text:list-item>
                <text:p text:style-name="P14"><text:span text:style-name="T5">Dvanáct roků starý v chrámě moudře mluví, </text:span><text:span text:style-name="T5"><text:line-break/></text:span><text:span text:style-name="T5">žasnou, kdo to slyší. </text:span></text:p>
              </text:list-item>
              <text:list-item>
                <text:p text:style-name="P14"><text:span text:style-name="T5">Pak na břehu mořském zástup mocné učí, sytí a léčí. </text:span></text:p>
              </text:list-item>
              <text:list-item>
                <text:p text:style-name="P14"><text:span text:style-name="T5">S učedníky svými k večeři si sedá, těší je a hostí. </text:span></text:p>
              </text:list-item>
              <text:list-item>
                <text:p text:style-name="P14"><text:span text:style-name="T5">Poslušný a tichý v zahradě se modlí, v sevření těžkém. </text:span></text:p>
              </text:list-item>
              <text:list-item>
                <text:p text:style-name="P14"><text:span text:style-name="T5">Nevěrným a tupým na smrt se vydává, však z hrobu vstává. </text:span></text:p>
              </text:list-item>
              <text:list-item>
                <text:p text:style-name="P14"><text:span text:style-name="T5">Haleluja, připravil nám místo v království svém! </text:span></text:p>
              </text:list-item>
            </text:list>
          </draw:text-box>
        </draw:frame>
        <draw:custom-shape draw:name="Text Box 3" draw:style-name="gr15" draw:text-style-name="P12" draw:layer="layout" svg:width="3.718cm" svg:height="1.108cm" svg:x="23.799cm" svg:y="0cm">
          <text:list text:style-name="L1">
            <text:list-header>
              <text:p text:style-name="P11"><text:span text:style-name="T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1" draw:text-style-name="P5" draw:layer="layout" svg:width="15.239cm" svg:height="11.429cm" svg:x="1.905cm" svg:y="12.065cm" presentation:class="notes" presentation:placeholder="true">
            <draw:text-box/>
          </draw:frame>
        </presentation:notes>
      </draw:page>
      <draw:page draw:name="page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Amen, amen, amen, amen, amen. </text:span></text:p>
              </text:list-header>
            </text:list>
            <text:list text:style-name="L5">
              <text:list-item>
                <text:p text:style-name="P14"><text:span text:style-name="T5">See the baby, lying in the manger, </text:span><text:span text:style-name="T5"><text:line-break/></text:span><text:span text:style-name="T5">on Christmas morning. </text:span></text:p>
              </text:list-item>
              <text:list-item>
                <text:p text:style-name="P14"><text:span text:style-name="T5">See him in the temple, talking to the elders, </text:span><text:span text:style-name="T5"><text:line-break/></text:span><text:span text:style-name="T5">how they marvelled at his wisdom. </text:span></text:p>
              </text:list-item>
              <text:list-item>
                <text:p text:style-name="P14"><text:span text:style-name="T5">See him at the seaside, preaching and healing, </text:span><text:span text:style-name="T5"><text:line-break/></text:span><text:span text:style-name="T5">to the blind and feeble. </text:span></text:p>
              </text:list-item>
              <text:list-item>
                <text:p text:style-name="P14"><text:span text:style-name="T5">See him in the garden, praying to his father, </text:span><text:span text:style-name="T5"><text:line-break/></text:span><text:span text:style-name="T5">in deepest sorrow. </text:span></text:p>
              </text:list-item>
              <text:list-item>
                <text:p text:style-name="P14"><text:span text:style-name="T5">Yes, he is the Saviour, Jesus died to save us, </text:span><text:span text:style-name="T5"><text:line-break/></text:span><text:span text:style-name="T5">and he rose on Easter! </text:span></text:p>
              </text:list-item>
              <text:list-item>
                <text:p text:style-name="P14"><text:span text:style-name="T5">Halleluja, in the Kingdom, with my Saviour!</text:span></text:p>
              </text:list-item>
            </text:list>
          </draw:text-box>
        </draw:frame>
        <draw:custom-shape draw:name="Text Box 3" draw:style-name="gr16" draw:text-style-name="P12" draw:layer="layout" svg:width="3.718cm" svg:height="1.108cm" svg:x="23.799cm" svg:y="0cm">
          <text:list text:style-name="L1">
            <text:list-header>
              <text:p text:style-name="P11"><text:span text:style-name="T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1" draw:text-style-name="P5" draw:layer="layout" svg:width="15.239cm" svg:height="11.429cm" svg:x="1.905cm" svg:y="12.065cm" presentation:class="notes" presentation:placeholder="true">
            <draw:text-box/>
          </draw:frame>
        </presentation:notes>
      </draw:page>
      <draw:page draw:name="page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2"><text:span text:style-name="T5">Až přijdeš, Pane, znova, na tenhleten svět, </text:span><text:span text:style-name="T5"><text:line-break/></text:span><text:span text:style-name="T5">pak stáhnou svoje slova i kandidáti věd. </text:span><text:span text:style-name="T5"><text:line-break/></text:span><text:span text:style-name="T5">Uklizečky začnou zpívat hosana, </text:span><text:span text:style-name="T5"><text:line-break/></text:span><text:span text:style-name="T5"><text:tab/></text:span><text:span text:style-name="T5">a jejich šéfové taky, </text:span><text:span text:style-name="T5"><text:line-break/></text:span><text:span text:style-name="T5">radujou se plešatý i s vlasama </text:span><text:span text:style-name="T5"><text:line-break/></text:span><text:span text:style-name="T5"><text:tab/></text:span><text:span text:style-name="T5">a jejich manželky taky </text:span><text:span text:style-name="T5"><text:line-break/></text:span><text:span text:style-name="T5">Až přijdeš, Pane, znova, na tenhleten svět. </text:span></text:p>
                <text:p text:style-name="P14"><text:span text:style-name="T5"/></text:p>
              </text:list-item>
              <text:list-item>
                <text:p text:style-name="P22"><text:span text:style-name="T5">Mám jednu velkou starost vo kostelovej lid </text:span><text:span text:style-name="T5"><text:line-break/></text:span><text:span text:style-name="T5">že nebude mít radost že nebude mít klid </text:span><text:span text:style-name="T5"><text:line-break/></text:span><text:span text:style-name="T5">protože seš voháknutej nevhodně </text:span><text:span text:style-name="T5"><text:line-break/></text:span><text:span text:style-name="T5"><text:tab/></text:span><text:span text:style-name="T5">a to nám tak trochu vadí </text:span><text:span text:style-name="T5"><text:line-break/></text:span><text:span text:style-name="T5">působí to na nás jaksi podvodně </text:span><text:span text:style-name="T5"><text:line-break/></text:span><text:span text:style-name="T5"><text:tab/></text:span><text:span text:style-name="T5">a taky nejsme už mladí </text:span><text:span text:style-name="T5"><text:line-break/></text:span><text:span text:style-name="T5">mám jednu velkou starost vo kostelovej lid </text:span></text:p>
              </text:list-item>
            </text:list>
          </draw:text-box>
        </draw:frame>
        <draw:custom-shape draw:name="Text Box 3" draw:style-name="gr17" draw:text-style-name="P12" draw:layer="layout" svg:width="3.718cm" svg:height="1.108cm" svg:x="23.799cm" svg:y="0cm">
          <text:list text:style-name="L1">
            <text:list-header>
              <text:p text:style-name="P11"><text:span text:style-name="T6">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 presentation:class="page"/>
          <draw:frame presentation:style-name="pr1" draw:text-style-name="P5" draw:layer="layout" svg:width="15.239cm" svg:height="11.429cm" svg:x="1.905cm" svg:y="12.065cm" presentation:class="notes" presentation:placeholder="true">
            <draw:text-box/>
          </draw:frame>
        </presentation:notes>
      </draw:page>
      <draw:page draw:name="page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7">
              <text:list-item>
                <text:p text:style-name="P23"><text:span text:style-name="T5">Tak sundej háro mastný a kecku děravou </text:span><text:span text:style-name="T5"><text:line-break/></text:span><text:span text:style-name="T5">my nemůžem bejt šťastný s nohou smradlavou </text:span><text:span text:style-name="T5"><text:line-break/></text:span><text:span text:style-name="T5">nám se líbí vymydlená kravata </text:span><text:span text:style-name="T5"><text:line-break/></text:span><text:span text:style-name="T5"><text:tab/></text:span><text:span text:style-name="T5">a taky blejskavý botky </text:span><text:span text:style-name="T5"><text:line-break/></text:span><text:span text:style-name="T5">tvoje kalhoty jsou samá záplata </text:span><text:span text:style-name="T5"><text:line-break/></text:span><text:span text:style-name="T5"><text:tab/></text:span><text:span text:style-name="T5">pod nima koukaj ti spodky </text:span><text:span text:style-name="T5"><text:line-break/></text:span><text:span text:style-name="T5">tak sundej háro mastný a kecku děravou </text:span></text:p>
                <text:p text:style-name="P14"><text:span text:style-name="T5"/></text:p>
              </text:list-item>
              <text:list-item>
                <text:p text:style-name="P23"><text:span text:style-name="T5">Tak prosím Pane znova za stovky marnejch vět </text:span><text:span text:style-name="T5"><text:line-break/></text:span><text:span text:style-name="T5">odpusť nám ty slova co nevrátěj se zpět </text:span><text:span text:style-name="T5"><text:line-break/></text:span><text:span text:style-name="T5">odpusť nám ty naše řeči silácký </text:span><text:span text:style-name="T5"><text:line-break/></text:span><text:span text:style-name="T5"><text:tab/></text:span><text:span text:style-name="T5">tak rádi šlapem a dupem </text:span><text:span text:style-name="T5"><text:line-break/></text:span><text:span text:style-name="T5">seber nám ty pyšný mozky chytrácký </text:span><text:span text:style-name="T5"><text:line-break/></text:span><text:span text:style-name="T5"><text:tab/></text:span><text:span text:style-name="T5">a hlavy naplň svým duchem </text:span><text:span text:style-name="T5"><text:line-break/></text:span><text:span text:style-name="T5">tak prosím Pane znova stovky marnejch vět </text:span></text:p>
                <text:p text:style-name="P14"><text:span text:style-name="T5"/></text:p>
              </text:list-item>
              <text:list-item>
                <text:p text:style-name="P14"><text:span text:style-name="T5"><text:s/></text:span><text:span text:style-name="T5">= 1. </text:span></text:p>
              </text:list-item>
            </text:list>
          </draw:text-box>
        </draw:frame>
        <draw:custom-shape draw:name="Text Box 3" draw:style-name="gr18" draw:text-style-name="P12" draw:layer="layout" svg:width="3.718cm" svg:height="1.108cm" svg:x="23.799cm" svg:y="0cm">
          <text:list text:style-name="L1">
            <text:list-header>
              <text:p text:style-name="P11"><text:span text:style-name="T6">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1" draw:text-style-name="P5" draw:layer="layout" svg:width="15.239cm" svg:height="11.429cm" svg:x="1.905cm" svg:y="12.065cm" presentation:class="notes" presentation:placeholder="true">
            <draw:text-box/>
          </draw:frame>
        </presentation:notes>
      </draw:page>
      <draw:page draw:name="page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ž se dnes večer sešeří, </text:span><text:span text:style-name="T5"><text:line-break/></text:span><text:span text:style-name="T5">přijď na kus řeči, Pane, k nám. </text:span><text:span text:style-name="T5"><text:line-break/></text:span><text:span text:style-name="T5">Budu tě čekat u dveří. </text:span><text:span text:style-name="T5"><text:line-break/></text:span><text:span text:style-name="T5">Budu v ten večer zcela sám. </text:span><text:span text:style-name="T5"><text:line-break/></text:span><text:span text:style-name="T5">Ten smutek, který v sobě mám, </text:span><text:span text:style-name="T5"><text:line-break/></text:span><text:span text:style-name="T5">mé kafe se mnou večeří. </text:span><text:span text:style-name="T5"><text:line-break/></text:span><text:span text:style-name="T5">Jsem Tomáš, který nevěří, </text:span><text:span text:style-name="T5"><text:line-break/></text:span><text:span text:style-name="T5">přijď na kus řeči, Pane, k nám. </text:span></text:p>
                <text:p text:style-name="P14"><text:span text:style-name="T5"/></text:p>
              </text:list-item>
              <text:list-item>
                <text:p text:style-name="P14"><text:span text:style-name="T5">Slyšel jsem v noci dětský pláč, </text:span><text:span text:style-name="T5"><text:line-break/></text:span><text:span text:style-name="T5">snad jenom ty jej tišit znáš. </text:span><text:span text:style-name="T5"><text:line-break/></text:span><text:span text:style-name="T5">Slyšel jsem svištět karabáč. </text:span><text:span text:style-name="T5"><text:line-break/></text:span><text:span text:style-name="T5">Proč, Pane, slzy v očích máš? </text:span><text:span text:style-name="T5"><text:line-break/></text:span><text:span text:style-name="T5">Proč obraz svůj tak proklínáš? </text:span><text:span text:style-name="T5"><text:line-break/></text:span><text:span text:style-name="T5">Voják je jeden rudý fáč, </text:span><text:span text:style-name="T5"><text:line-break/></text:span><text:span text:style-name="T5">člověk je, Pane, špatný hráč. </text:span><text:span text:style-name="T5"><text:line-break/></text:span><text:span text:style-name="T5">Snad jenom ty jej tišit znáš.</text:span></text:p>
              </text:list-item>
            </text:list>
          </draw:text-box>
        </draw:frame>
        <draw:custom-shape draw:name="Text Box 3" draw:style-name="gr19" draw:text-style-name="P12" draw:layer="layout" svg:width="3.718cm" svg:height="1.108cm" svg:x="23.799cm" svg:y="0cm">
          <text:list text:style-name="L1">
            <text:list-header>
              <text:p text:style-name="P11"><text:span text:style-name="T6">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1" draw:text-style-name="P5" draw:layer="layout" svg:width="15.239cm" svg:height="11.429cm" svg:x="1.905cm" svg:y="12.065cm" presentation:class="notes" presentation:placeholder="true">
            <draw:text-box/>
          </draw:frame>
        </presentation:notes>
      </draw:page>
      <draw:page draw:name="page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7">
              <text:list-item>
                <text:p text:style-name="P14"><text:span text:style-name="T5">Když volám v noci z plných plic, </text:span><text:span text:style-name="T5"><text:line-break/></text:span><text:span text:style-name="T5">tak proč mne stále nechceš znát, </text:span><text:span text:style-name="T5"><text:line-break/></text:span><text:span text:style-name="T5">do kanónů a pumovnic, </text:span><text:span text:style-name="T5"><text:line-break/></text:span><text:span text:style-name="T5">že se zde, Pane, musím bát! </text:span><text:span text:style-name="T5"><text:line-break/></text:span><text:span text:style-name="T5">Vím, že zde musím dále stát </text:span><text:span text:style-name="T5"><text:line-break/></text:span><text:span text:style-name="T5">a strach je větší čím dál víc, </text:span><text:span text:style-name="T5"><text:line-break/></text:span><text:span text:style-name="T5">hleď, Pane, co tu stojí svíc, </text:span><text:span text:style-name="T5"><text:line-break/></text:span><text:span text:style-name="T5">tak proč mne stále nechceš znát? </text:span></text:p>
                <text:p text:style-name="P14"><text:span text:style-name="T5"/></text:p>
              </text:list-item>
              <text:list-item>
                <text:p text:style-name="P14"><text:span text:style-name="T5">Až se dnes večer sešeří </text:span><text:span text:style-name="T5"><text:line-break/></text:span><text:span text:style-name="T5">já zase budu zcela sám, </text:span><text:span text:style-name="T5"><text:line-break/></text:span><text:span text:style-name="T5">ať už mně někdo uvěří, </text:span><text:span text:style-name="T5"><text:line-break/></text:span><text:span text:style-name="T5">přijď na kus řeči, Pane, k nám. </text:span><text:span text:style-name="T5"><text:line-break/></text:span><text:span text:style-name="T5">Ten smutek, který stále mám, </text:span><text:span text:style-name="T5"><text:line-break/></text:span><text:span text:style-name="T5">mé kafe se mnou večeří. </text:span><text:span text:style-name="T5"><text:line-break/></text:span><text:span text:style-name="T5">Budu tě čekat u dveří, </text:span><text:span text:style-name="T5"><text:line-break/></text:span><text:span text:style-name="T5">přijď na kus řeči, Pane, k nám. </text:span></text:p>
              </text:list-item>
            </text:list>
          </draw:text-box>
        </draw:frame>
        <draw:custom-shape draw:name="Text Box 3" draw:style-name="gr20" draw:text-style-name="P12" draw:layer="layout" svg:width="3.718cm" svg:height="1.108cm" svg:x="23.799cm" svg:y="0cm">
          <text:list text:style-name="L1">
            <text:list-header>
              <text:p text:style-name="P11"><text:span text:style-name="T6">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1" draw:text-style-name="P5" draw:layer="layout" svg:width="15.239cm" svg:height="11.429cm" svg:x="1.905cm" svg:y="12.065cm" presentation:class="notes" presentation:placeholder="true">
            <draw:text-box/>
          </draw:frame>
        </presentation:notes>
      </draw:page>
      <draw:page draw:name="page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Až svatí půjdou v onen den, </text:span><text:span text:style-name="T5"><text:line-break/></text:span><text:span text:style-name="T5">až svatí půjdou v onen den, </text:span><text:span text:style-name="T5"><text:line-break/></text:span><text:span text:style-name="T5">já bych rád při tom byl, můj Pane, </text:span><text:span text:style-name="T5"><text:line-break/></text:span><text:span text:style-name="T5">až svatí půjdou v onen den. </text:span></text:p>
              </text:list-item>
              <text:list-item>
                <text:p text:style-name="P14"><text:span text:style-name="T5">Až slunce svítit přestane …</text:span></text:p>
              </text:list-item>
              <text:list-item>
                <text:p text:style-name="P14"><text:span text:style-name="T5">Až měsíc svítit přestane …</text:span></text:p>
              </text:list-item>
              <text:list-item>
                <text:p text:style-name="P14"><text:span text:style-name="T5">Až hvězdy svítit přestanou …</text:span></text:p>
              </text:list-item>
              <text:list-item>
                <text:p text:style-name="P14"><text:span text:style-name="T5">Až stane vše před trůnem tvým …</text:span></text:p>
              </text:list-item>
              <text:list-item>
                <text:p text:style-name="P14"><text:span text:style-name="T5">Nebeský band až začne hrát …</text:span></text:p>
              </text:list-item>
            </text:list>
          </draw:text-box>
        </draw:frame>
        <draw:custom-shape draw:name="Text Box 3" draw:style-name="gr21" draw:text-style-name="P12" draw:layer="layout" svg:width="3.718cm" svg:height="1.108cm" svg:x="23.799cm" svg:y="0cm">
          <text:list text:style-name="L1">
            <text:list-header>
              <text:p text:style-name="P11"><text:span text:style-name="T6">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1" draw:text-style-name="P5" draw:layer="layout" svg:width="15.239cm" svg:height="11.429cm" svg:x="1.905cm" svg:y="12.065cm" presentation:class="notes" presentation:placeholder="true">
            <draw:text-box/>
          </draw:frame>
        </presentation:notes>
      </draw:page>
      <draw:page draw:name="page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Oh when the saints go marchin' in, </text:span><text:span text:style-name="T5"><text:line-break/></text:span><text:span text:style-name="T5">oh when the saints go marchin' in, </text:span><text:span text:style-name="T5"><text:line-break/></text:span><text:span text:style-name="T5">I want to be among the number, </text:span><text:span text:style-name="T5"><text:line-break/></text:span><text:span text:style-name="T5">oh when the saits go marchin' in.</text:span></text:p>
              </text:list-item>
              <text:list-item>
                <text:p text:style-name="P14"><text:span text:style-name="T5">And when the stars begin to shine …</text:span></text:p>
              </text:list-item>
              <text:list-item>
                <text:p text:style-name="P14"><text:span text:style-name="T5">When Gabriel blows in his horn … </text:span></text:p>
              </text:list-item>
              <text:list-item>
                <text:p text:style-name="P14"><text:span text:style-name="T5">And when the sun refuse to shine …</text:span></text:p>
              </text:list-item>
              <text:list-item>
                <text:p text:style-name="P14"><text:span text:style-name="T5">And when they gather round the throne …</text:span></text:p>
              </text:list-item>
              <text:list-item>
                <text:p text:style-name="P14"><text:span text:style-name="T5">And when they crown him King of Kings …</text:span></text:p>
              </text:list-item>
            </text:list>
          </draw:text-box>
        </draw:frame>
        <draw:custom-shape draw:name="Text Box 3" draw:style-name="gr22" draw:text-style-name="P12" draw:layer="layout" svg:width="3.718cm" svg:height="1.108cm" svg:x="23.799cm" svg:y="0cm">
          <text:list text:style-name="L1">
            <text:list-header>
              <text:p text:style-name="P11"><text:span text:style-name="T6">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 presentation:class="page"/>
          <draw:frame presentation:style-name="pr1" draw:text-style-name="P5" draw:layer="layout" svg:width="15.239cm" svg:height="11.429cm" svg:x="1.905cm" svg:y="12.065cm" presentation:class="notes" presentation:placeholder="true">
            <draw:text-box/>
          </draw:frame>
        </presentation:notes>
      </draw:page>
      <draw:page draw:name="page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0"><text:span text:style-name="T5">Až usnu navždy jedenkrát </text:span><text:span text:style-name="T5"><text:line-break/></text:span><text:span text:style-name="T5">až usnu navždy jedenkrát </text:span><text:span text:style-name="T5"><text:line-break/></text:span><text:span text:style-name="T5">na dlouhou cestu se budu brát </text:span><text:span text:style-name="T5"><text:line-break/></text:span><text:span text:style-name="T5">až usnu navždy jedenkrát <text:s/></text:span></text:p>
              </text:list-item>
              <text:list-item>
                <text:p text:style-name="P10"><text:span text:style-name="T5">tam najdu novou lepší zem </text:span><text:span text:style-name="T5"><text:line-break/></text:span><text:span text:style-name="T5">tam najdu novou lepší zem </text:span><text:span text:style-name="T5"><text:line-break/></text:span><text:span text:style-name="T5">vrata jsou otevřený všem </text:span><text:span text:style-name="T5"><text:line-break/></text:span><text:span text:style-name="T5">tam najdu novou lepší zem <text:s/></text:span></text:p>
              </text:list-item>
              <text:list-item>
                <text:p text:style-name="P10"><text:span text:style-name="T5">tam nebudou už pomluvy </text:span><text:span text:style-name="T5"><text:line-break/></text:span><text:span text:style-name="T5">jó nebudou tam pomluvy </text:span><text:span text:style-name="T5"><text:line-break/></text:span><text:span text:style-name="T5">nebudem se drbat za zády </text:span><text:span text:style-name="T5"><text:line-break/></text:span><text:span text:style-name="T5">jó nebudou tam pomluvy <text:s/></text:span></text:p>
              </text:list-item>
              <text:list-item>
                <text:p text:style-name="P10"><text:span text:style-name="T5">a nebude tam svár a stres </text:span><text:span text:style-name="T5"><text:line-break/></text:span><text:span text:style-name="T5">jó žádnej žádnej žádnej stres </text:span><text:span text:style-name="T5"><text:line-break/></text:span><text:span text:style-name="T5">pudem se kouknout do nebes </text:span><text:span text:style-name="T5"><text:line-break/></text:span><text:span text:style-name="T5">a nebude tam svár a stres</text:span></text:p>
              </text:list-item>
            </text:list>
          </draw:text-box>
        </draw:frame>
        <draw:custom-shape draw:name="Text Box 3" draw:style-name="gr23" draw:text-style-name="P12" draw:layer="layout" svg:width="3.718cm" svg:height="1.108cm" svg:x="23.799cm" svg:y="0cm">
          <text:list text:style-name="L1">
            <text:list-header>
              <text:p text:style-name="P11"><text:span text:style-name="T6">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 presentation:class="page"/>
          <draw:frame presentation:style-name="pr1" draw:text-style-name="P5" draw:layer="layout" svg:width="15.239cm" svg:height="11.429cm" svg:x="1.905cm" svg:y="12.065cm" presentation:class="notes" presentation:placeholder="true">
            <draw:text-box/>
          </draw:frame>
        </presentation:notes>
      </draw:page>
      <draw:page draw:name="page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4">
              <text:list-item>
                <text:p text:style-name="P10"><text:span text:style-name="T5">a nikdo tam nebude lhát </text:span><text:span text:style-name="T5"><text:line-break/></text:span><text:span text:style-name="T5">jó nikdo tam nebude lhát </text:span><text:span text:style-name="T5"><text:line-break/></text:span><text:span text:style-name="T5">nebude chtít se jiným zdát </text:span><text:span text:style-name="T5"><text:line-break/></text:span><text:span text:style-name="T5">jó nikdo tam nebude lhát </text:span></text:p>
              </text:list-item>
              <text:list-item>
                <text:p text:style-name="P10"><text:span text:style-name="T5">nebude tam mlčení </text:span><text:span text:style-name="T5"><text:line-break/></text:span><text:span text:style-name="T5">bezmocný řeči hledání </text:span><text:span text:style-name="T5"><text:line-break/></text:span><text:span text:style-name="T5">tam každej bude slova mít </text:span><text:span text:style-name="T5"><text:line-break/></text:span><text:span text:style-name="T5">aby moh lásku vyjádřit</text:span></text:p>
              </text:list-item>
              <text:list-item>
                <text:p text:style-name="P10"><text:span text:style-name="T5">a nebudem mít v srdci hráz </text:span><text:span text:style-name="T5"><text:line-break/></text:span><text:span text:style-name="T5">jó žádnou žádnou žádnou hráz </text:span><text:span text:style-name="T5"><text:line-break/></text:span><text:span text:style-name="T5">najít druhýho půjde snáz </text:span><text:span text:style-name="T5"><text:line-break/></text:span><text:span text:style-name="T5">dyť nebudem mít v srdci hráz</text:span></text:p>
              </text:list-item>
              <text:list-item>
                <text:p text:style-name="P10"><text:span text:style-name="T5">až usnu navždy jedenkrát </text:span><text:span text:style-name="T5"><text:line-break/></text:span><text:span text:style-name="T5">až usnu navždy jedenkrát </text:span><text:span text:style-name="T5"><text:line-break/></text:span><text:span text:style-name="T5">jazzband mi pochod musí hrát </text:span><text:span text:style-name="T5"><text:line-break/></text:span><text:span text:style-name="T5">dyť na dlouhou cestu se budu brát</text:span></text:p>
              </text:list-item>
            </text:list>
          </draw:text-box>
        </draw:frame>
        <draw:custom-shape draw:name="Text Box 3" draw:style-name="gr24" draw:text-style-name="P12" draw:layer="layout" svg:width="3.718cm" svg:height="1.108cm" svg:x="23.799cm" svg:y="0cm">
          <text:list text:style-name="L1">
            <text:list-header>
              <text:p text:style-name="P11"><text:span text:style-name="T6">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 presentation:class="page"/>
          <draw:frame presentation:style-name="pr1" draw:text-style-name="P5" draw:layer="layout" svg:width="15.239cm" svg:height="11.429cm" svg:x="1.905cm" svg:y="12.065cm" presentation:class="notes" presentation:placeholder="true">
            <draw:text-box/>
          </draw:frame>
        </presentation:notes>
      </draw:page>
      <draw:page draw:name="page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Báječnej bál uspořádal </text:span><text:span text:style-name="T5"><text:line-break/></text:span><text:span text:style-name="T5">králů Král všechny pozval dál </text:span><text:span text:style-name="T5"><text:line-break/></text:span><text:span text:style-name="T5">ten největší sál na to obstaral </text:span><text:span text:style-name="T5"><text:line-break/></text:span><text:span text:style-name="T5">neboť se bál aby všem moh říct </text:span><text:span text:style-name="T5"><text:line-break/></text:span><text:span text:style-name="T5">pojďte dál začíná bál bálů bál. </text:span></text:p>
                <text:p text:style-name="P14"><text:span text:style-name="T5"/></text:p>
              </text:list-item>
              <text:list-item>
                <text:p text:style-name="P14"><text:span text:style-name="T5">Ó Pane můj proč právě dnes</text:span><text:span text:style-name="T5"><text:line-break/></text:span><text:span text:style-name="T5">v plánu mám zrovna jinej ples</text:span><text:span text:style-name="T5"><text:line-break/></text:span><text:span text:style-name="T5">ze všech pozvaných mluvil náhle strach</text:span><text:span text:style-name="T5"><text:line-break/></text:span><text:span text:style-name="T5">že se připraví zas o jeden tah</text:span><text:span text:style-name="T5"><text:line-break/></text:span><text:span text:style-name="T5">když ale ten bál byl mimo plán mimo plán.</text:span></text:p>
                <text:p text:style-name="P14"><text:span text:style-name="T5"/></text:p>
              </text:list-item>
              <text:list-item>
                <text:p text:style-name="P14"><text:span text:style-name="T5">Král však ten bál neodvolal</text:span><text:span text:style-name="T5"><text:line-break/></text:span><text:span text:style-name="T5">zvát šel dál než by kdo čekal</text:span><text:span text:style-name="T5"><text:line-break/></text:span><text:span text:style-name="T5">ani žádná mříž ba ani ten hřích</text:span><text:span text:style-name="T5"><text:line-break/></text:span><text:span text:style-name="T5">nezabrání tomu kdo vejít</text:span><text:span text:style-name="T5"><text:line-break/></text:span><text:span text:style-name="T5">chtěl by na ten bál báječnej bál bálů bál.</text:span></text:p>
              </text:list-item>
            </text:list>
          </draw:text-box>
        </draw:frame>
        <draw:custom-shape draw:name="Text Box 3" draw:style-name="gr25" draw:text-style-name="P12" draw:layer="layout" svg:width="3.718cm" svg:height="1.108cm" svg:x="23.799cm" svg:y="0cm">
          <text:list text:style-name="L1">
            <text:list-header>
              <text:p text:style-name="P11"><text:span text:style-name="T6">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 presentation:class="page"/>
          <draw:frame presentation:style-name="pr1" draw:text-style-name="P5" draw:layer="layout" svg:width="15.239cm" svg:height="11.429cm" svg:x="1.905cm" svg:y="12.065cm" presentation:class="notes" presentation:placeholder="true">
            <draw:text-box/>
          </draw:frame>
        </presentation:notes>
      </draw:page>
      <draw:page draw:name="page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etlémské hvězdy zář na nás dotírá, </text:span><text:span text:style-name="T5"><text:line-break/></text:span><text:span text:style-name="T5">vstávej, pojď za tou hvězdou. </text:span><text:span text:style-name="T5"><text:line-break/></text:span><text:span text:style-name="T5">Vede nás tam, kde spásy věk začíná, </text:span><text:span text:style-name="T5"><text:line-break/></text:span><text:span text:style-name="T5">vstávej, pojď za tou hvězdou. </text:span></text:p>
              </text:list-item>
            </text:list>
            <text:list text:style-name="L4">
              <text:list-header>
                <text:p text:style-name="P24"><text:span text:style-name="T5"/></text:p>
                <text:p text:style-name="P25"><text:span text:style-name="T5">R: </text:span><text:span text:style-name="T5"><text:tab/></text:span><text:span text:style-name="T5">Nech svůj dům a nech svůj hrad, </text:span><text:span text:style-name="T5"><text:line-break/></text:span><text:span text:style-name="T5">vstávej, pojď za tou hvězdou. </text:span><text:span text:style-name="T5"><text:line-break/></text:span><text:span text:style-name="T5">Práci svou nech v koutě stát, </text:span><text:span text:style-name="T5"><text:line-break/></text:span><text:span text:style-name="T5">vstávej, pojď za tou hvězdou. </text:span><text:span text:style-name="T5"><text:line-break/></text:span><text:span text:style-name="T5">Vstávej, vstávej, vstávej, pojď za tou hvězdou. </text:span><text:span text:style-name="T5"><text:line-break/></text:span><text:span text:style-name="T5">Betlémská hvězda září tmou. </text:span><text:span text:style-name="T5"><text:line-break/></text:span><text:span text:style-name="T5">Vstávej, pojď za tou hvězdou. </text:span><text:span text:style-name="T5"><text:line-break/></text:span><text:span text:style-name="T5"/></text:p>
              </text:list-header>
            </text:list>
            <text:list text:style-name="L15">
              <text:list-item>
                <text:p text:style-name="P14"><text:span text:style-name="T5">Pozoruj, co ti říká Bůh,náš Pán. </text:span><text:span text:style-name="T5"><text:line-break/></text:span><text:span text:style-name="T5">vstávej, pojď za tou hvězdou. </text:span><text:span text:style-name="T5"><text:line-break/></text:span><text:span text:style-name="T5">Nech svůj spěch, nech ho být, nezůstaň s ním sám, </text:span><text:span text:style-name="T5"><text:line-break/></text:span><text:span text:style-name="T5">vstávej, pojď za tou hvězdou. </text:span><text:span text:style-name="T5"><text:line-break/></text:span><text:span text:style-name="T5"/></text:p>
              </text:list-item>
            </text:list>
          </draw:text-box>
        </draw:frame>
        <draw:custom-shape draw:name="Text Box 3" draw:style-name="gr26" draw:text-style-name="P12" draw:layer="layout" svg:width="3.718cm" svg:height="1.108cm" svg:x="23.799cm" svg:y="0cm">
          <text:list text:style-name="L1">
            <text:list-header>
              <text:p text:style-name="P11"><text:span text:style-name="T6">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 presentation:class="page"/>
          <draw:frame presentation:style-name="pr1" draw:text-style-name="P5" draw:layer="layout" svg:width="15.239cm" svg:height="11.429cm" svg:x="1.905cm" svg:y="12.065cm" presentation:class="notes" presentation:placeholder="true">
            <draw:text-box/>
          </draw:frame>
        </presentation:notes>
      </draw:page>
      <draw:page draw:name="page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lues unavenejch lidí zní mi teď do uší </text:span><text:span text:style-name="T5"><text:line-break/></text:span><text:span text:style-name="T5">kdo z vás cestu vidí kdo smutek přeruší </text:span><text:span text:style-name="T5"><text:line-break/></text:span><text:span text:style-name="T5">v mých očích otázka stojí </text:span><text:span text:style-name="T5"><text:line-break/></text:span><text:span text:style-name="T5">když putuješ pískem pouští </text:span><text:span text:style-name="T5"><text:line-break/></text:span><text:span text:style-name="T5">koho se tvé srdce bojí před kým se tvá mysl spouští</text:span></text:p>
                <text:p text:style-name="P14"><text:span text:style-name="T5"/></text:p>
              </text:list-item>
              <text:list-item>
                <text:p text:style-name="P14"><text:span text:style-name="T5">Kam poděla se víra v Hospodina živého </text:span><text:span text:style-name="T5"><text:line-break/></text:span><text:span text:style-name="T5">proč naděje zmírá nespoléhá na něho </text:span><text:span text:style-name="T5"><text:line-break/></text:span><text:span text:style-name="T5">jenom ať nám neublíží majitelé naší země </text:span><text:span text:style-name="T5"><text:line-break/></text:span><text:span text:style-name="T5">bázlivě k nim oči vzhlíží a budoucnost vidí temně </text:span></text:p>
                <text:p text:style-name="P14"><text:span text:style-name="T5"/></text:p>
              </text:list-item>
              <text:list-item>
                <text:p text:style-name="P14"><text:span text:style-name="T5">Blues unavenejch lidí zní mi teď do uší </text:span><text:span text:style-name="T5"><text:line-break/></text:span><text:span text:style-name="T5">kdo z vás cestu vidí kdo smutek přeruší </text:span><text:span text:style-name="T5"><text:line-break/></text:span><text:span text:style-name="T5">v mých očích otázka stojí </text:span><text:span text:style-name="T5"><text:line-break/></text:span><text:span text:style-name="T5">když putuješ pískem pouští </text:span><text:span text:style-name="T5"><text:line-break/></text:span><text:span text:style-name="T5">koho se tvé srdce bojí před kým se tvá mysl spouští</text:span></text:p>
              </text:list-item>
            </text:list>
          </draw:text-box>
        </draw:frame>
        <draw:custom-shape draw:name="Text Box 3" draw:style-name="gr27" draw:text-style-name="P12" draw:layer="layout" svg:width="3.718cm" svg:height="1.108cm" svg:x="23.799cm" svg:y="0cm">
          <text:list text:style-name="L1">
            <text:list-header>
              <text:p text:style-name="P11"><text:span text:style-name="T6">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 presentation:class="page"/>
          <draw:frame presentation:style-name="pr1" draw:text-style-name="P5" draw:layer="layout" svg:width="15.239cm" svg:height="11.429cm" svg:x="1.905cm" svg:y="12.065cm" presentation:class="notes" presentation:placeholder="true">
            <draw:text-box/>
          </draw:frame>
        </presentation:notes>
      </draw:page>
      <draw:page draw:name="page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6"><text:span text:style-name="T5">R:</text:span><text:span text:style-name="T5"><text:tab/></text:span><text:span text:style-name="T5">Bojujte, bojujte dál, bojujte, bojujte dál. </text:span><text:span text:style-name="T5"><text:line-break/></text:span><text:span text:style-name="T5">Pohleďte jen, v dálce svítá,</text:span><text:span text:style-name="T5"><text:line-break/></text:span><text:span text:style-name="T5">pohleďte jen, dne nás vítá, bojujte, bojujte dál.</text:span></text:p>
                <text:p text:style-name="P27"><text:span text:style-name="T5"> </text:span></text:p>
              </text:list-header>
            </text:list>
            <text:list text:style-name="L6">
              <text:list-item>
                <text:p text:style-name="P28"><text:span text:style-name="T5">Zpříma choďte, pozdvihněte hlavu,</text:span><text:span text:style-name="T5"><text:line-break/></text:span><text:span text:style-name="T5">i když pro vás vavřín neroste,</text:span><text:span text:style-name="T5"><text:line-break/></text:span><text:span text:style-name="T5">nechte mocným moc a slavným slávu,</text:span><text:span text:style-name="T5"><text:line-break/></text:span><text:span text:style-name="T5">o jejich se přízeň neproste.</text:span></text:p>
                <text:p text:style-name="P28"><text:span text:style-name="T5"/></text:p>
              </text:list-item>
              <text:list-item>
                <text:p text:style-name="P28"><text:span text:style-name="T5">Kdo se ani zlatem koupit nedá,</text:span><text:span text:style-name="T5"><text:line-break/></text:span><text:span text:style-name="T5">nemlčí a s proudem nepluje,</text:span><text:span text:style-name="T5"><text:line-break/></text:span><text:span text:style-name="T5">spravedlnost kdo ve světě hledá,</text:span><text:span text:style-name="T5"><text:line-break/></text:span><text:span text:style-name="T5">v jedné řadě s námi bojuje.</text:span></text:p>
                <text:p text:style-name="P28"><text:span text:style-name="T5"/></text:p>
              </text:list-item>
              <text:list-item>
                <text:p text:style-name="P28"><text:span text:style-name="T5">K útěku-li z boje chytrost radí,</text:span><text:span text:style-name="T5"><text:line-break/></text:span><text:span text:style-name="T5">holubičí mějte prostotu.</text:span><text:span text:style-name="T5"><text:line-break/></text:span><text:span text:style-name="T5">Opatrní buďte jako hadi,</text:span><text:span text:style-name="T5"><text:line-break/></text:span><text:span text:style-name="T5">nezběhněte z cesty k životu.</text:span></text:p>
              </text:list-item>
            </text:list>
          </draw:text-box>
        </draw:frame>
        <draw:custom-shape draw:name="Text Box 3" draw:style-name="gr28" draw:text-style-name="P12" draw:layer="layout" svg:width="3.718cm" svg:height="1.108cm" svg:x="23.799cm" svg:y="0cm">
          <text:list text:style-name="L1">
            <text:list-header>
              <text:p text:style-name="P11"><text:span text:style-name="T6">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 presentation:class="page"/>
          <draw:frame presentation:style-name="pr1" draw:text-style-name="P5" draw:layer="layout" svg:width="15.239cm" svg:height="11.429cm" svg:x="1.905cm" svg:y="12.065cm" presentation:class="notes" presentation:placeholder="true">
            <draw:text-box/>
          </draw:frame>
        </presentation:notes>
      </draw:page>
      <draw:page draw:name="page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text:span><text:span text:style-name="T5"><text:tab/></text:span><text:span text:style-name="T5">Bojujte, bojujte dál, bojujte, bojujte dál. </text:span><text:span text:style-name="T5"><text:line-break/></text:span><text:span text:style-name="T5">Pohleďte jen, v dálce svítá, </text:span><text:span text:style-name="T5"><text:line-break/></text:span><text:span text:style-name="T5">pohleďte jen, dne nás vítá, bojujte, bojujte dál.</text:span></text:p>
              </text:list-header>
            </text:list>
            <text:list text:style-name="L16">
              <text:list-header>
                <text:p text:style-name="P14"><text:span text:style-name="T5"/></text:p>
              </text:list-header>
            </text:list>
            <text:list text:style-name="L17">
              <text:list-item>
                <text:p text:style-name="P14"><text:span text:style-name="T5">Bojujte, však pomstu nechte Pánu,</text:span><text:span text:style-name="T5"><text:line-break/></text:span><text:span text:style-name="T5">on je soudce a sám určí trest.</text:span><text:span text:style-name="T5"><text:line-break/></text:span><text:span text:style-name="T5">Prohraje, kdo ranou splácí ránu,</text:span><text:span text:style-name="T5"><text:line-break/></text:span><text:span text:style-name="T5">k nenávisti kdo se nechá svést.</text:span></text:p>
                <text:p text:style-name="P14"><text:span text:style-name="T5"/></text:p>
              </text:list-item>
              <text:list-item>
                <text:p text:style-name="P14"><text:span text:style-name="T5">Neusněte, ať vejdete zítra</text:span><text:span text:style-name="T5"><text:line-break/></text:span><text:span text:style-name="T5">v zemi novou, v zaslíbenou vlast.</text:span><text:span text:style-name="T5"><text:line-break/></text:span><text:span text:style-name="T5">Nocí ať vás vede příslib jitra,</text:span><text:span text:style-name="T5"><text:line-break/></text:span><text:span text:style-name="T5">vládou temna nenechte se zmást.</text:span></text:p>
              </text:list-item>
            </text:list>
          </draw:text-box>
        </draw:frame>
        <draw:custom-shape draw:name="Text Box 3" draw:style-name="gr29" draw:text-style-name="P12" draw:layer="layout" svg:width="3.718cm" svg:height="1.108cm" svg:x="23.799cm" svg:y="0cm">
          <text:list text:style-name="L1">
            <text:list-header>
              <text:p text:style-name="P11"><text:span text:style-name="T6">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 presentation:class="page"/>
          <draw:frame presentation:style-name="pr1" draw:text-style-name="P5" draw:layer="layout" svg:width="15.239cm" svg:height="11.429cm" svg:x="1.905cm" svg:y="12.065cm" presentation:class="notes" presentation:placeholder="true">
            <draw:text-box/>
          </draw:frame>
        </presentation:notes>
      </draw:page>
      <draw:page draw:name="page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6">
              <text:list-item>
                <text:p text:style-name="P14"><text:span text:style-name="T5">Buď Bohu všechna chvála, čest a požehnání, </text:span><text:span text:style-name="T5"><text:line-break/></text:span><text:span text:style-name="T5">že uslyšet jsme mohli zvěst o zmrtvýchvstání. </text:span><text:span text:style-name="T5"><text:line-break/></text:span><text:span text:style-name="T5">V úsvitu ještě ztemnělé velikonoční neděle </text:span><text:span text:style-name="T5"><text:line-break/></text:span><text:span text:style-name="T5">hrob životu je dán, když vyšel z něj náš Pán. </text:span></text:p>
                <text:p text:style-name="P14"><text:span text:style-name="T5"/></text:p>
              </text:list-item>
              <text:list-item>
                <text:p text:style-name="P14"><text:span text:style-name="T5">A od té chvíle život ten už nepřestává. </text:span><text:span text:style-name="T5"><text:line-break/></text:span><text:span text:style-name="T5">I ve tmách vzchází každý den Otcova sláva. </text:span><text:span text:style-name="T5"><text:line-break/></text:span><text:span text:style-name="T5">Hle, vzkvétá znovu planý fík a vždycky nový učedník</text:span><text:span text:style-name="T5"><text:line-break/></text:span><text:span text:style-name="T5">se k církvi přidává, když Krista vyznává. </text:span></text:p>
                <text:p text:style-name="P14"><text:span text:style-name="T5"/></text:p>
              </text:list-item>
              <text:list-item>
                <text:p text:style-name="P14"><text:span text:style-name="T5">Království Boží víc a víc k nám všem se blíží. </text:span><text:span text:style-name="T5"><text:line-break/></text:span><text:span text:style-name="T5">Když on vstal z mrtvých, pak už nic nám neublíží. </text:span><text:span text:style-name="T5"><text:line-break/></text:span><text:span text:style-name="T5">Jen jemu důvěru dejme a v jeho slibech doufejme, </text:span><text:span text:style-name="T5"><text:line-break/></text:span><text:span text:style-name="T5">vždyť naši slabost zná moc jeho vítězná. </text:span></text:p>
              </text:list-item>
            </text:list>
          </draw:text-box>
        </draw:frame>
        <draw:custom-shape draw:name="Text Box 3" draw:style-name="gr30" draw:text-style-name="P12" draw:layer="layout" svg:width="3.718cm" svg:height="1.108cm" svg:x="23.799cm" svg:y="0cm">
          <text:list text:style-name="L1">
            <text:list-header>
              <text:p text:style-name="P11"><text:span text:style-name="T6">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 presentation:class="page"/>
          <draw:frame presentation:style-name="pr1" draw:text-style-name="P5" draw:layer="layout" svg:width="15.239cm" svg:height="11.429cm" svg:x="1.905cm" svg:y="12.065cm" presentation:class="notes" presentation:placeholder="true">
            <draw:text-box/>
          </draw:frame>
        </presentation:notes>
      </draw:page>
      <draw:page draw:name="page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8"><text:span text:style-name="T5">Buď, prosím tě, Hospodine, stráží ústům mým! </text:span><text:span text:style-name="T5"><text:line-break/></text:span><text:span text:style-name="T5">Buď, prosím tě, Hospodine, stráží ústům mým! <text:s/></text:span><text:span text:style-name="T5"><text:line-break/></text:span><text:span text:style-name="T5">Ať v nich žádná marnost místo nemá, </text:span><text:span text:style-name="T5"><text:line-break/></text:span><text:span text:style-name="T5">pomluvy ni slova lichotná, pokrytectví, závist, lež a zloba, </text:span><text:span text:style-name="T5"><text:line-break/></text:span><text:span text:style-name="T5">buď vždy stráží ústům mým. (2x) </text:span></text:p>
                <text:p text:style-name="P28"><text:span text:style-name="T5"/></text:p>
              </text:list-item>
              <text:list-item>
                <text:p text:style-name="P30"><text:span text:style-name="T5">Uč mne, Pane, slovo každé velmi vážně brát! </text:span><text:span text:style-name="T5"><text:line-break/></text:span><text:span text:style-name="T5">Uč mne, Pane, slovo každé velmi vážně brát! </text:span><text:span text:style-name="T5"><text:line-break/></text:span><text:span text:style-name="T5">Ze slov tobě jednou vydám počet, </text:span><text:span text:style-name="T5"><text:line-break/></text:span><text:span text:style-name="T5">ty i prázdná slova znamenáš, </text:span><text:span text:style-name="T5"><text:line-break/></text:span><text:span text:style-name="T5"><text:tab/></text:span><text:span text:style-name="T5">usvědčuj můj jazyk vždy, když hřeší, </text:span><text:span text:style-name="T5"><text:line-break/></text:span><text:span text:style-name="T5">uč mne slovo vážně brát! (2x) </text:span></text:p>
                <text:p text:style-name="P28"><text:span text:style-name="T5"/></text:p>
              </text:list-item>
              <text:list-item>
                <text:p text:style-name="P28"><text:span text:style-name="T5">Vyčisť, Pane, moje srdce, pramenem je slov, </text:span><text:span text:style-name="T5"><text:line-break/></text:span><text:span text:style-name="T5">vyčisť, Pane, moje srdce, pramenem je slov! </text:span><text:span text:style-name="T5"><text:line-break/></text:span><text:span text:style-name="T5">Vím, že moje ústa jen to řeknou, co je na dně duše ukryto, </text:span><text:span text:style-name="T5"><text:line-break/></text:span><text:span text:style-name="T5">čím je celé srdce přeplněno, </text:span><text:span text:style-name="T5"><text:line-break/></text:span><text:span text:style-name="T5">vyčisť, Pane, pramen slov! (2x) </text:span></text:p>
              </text:list-item>
            </text:list>
          </draw:text-box>
        </draw:frame>
        <draw:custom-shape draw:name="Text Box 3" draw:style-name="gr31" draw:text-style-name="P12" draw:layer="layout" svg:width="3.718cm" svg:height="1.108cm" svg:x="23.799cm" svg:y="0cm">
          <text:list text:style-name="L1">
            <text:list-header>
              <text:p text:style-name="P11"><text:span text:style-name="T6">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 presentation:class="page"/>
          <draw:frame presentation:style-name="pr1" draw:text-style-name="P5" draw:layer="layout" svg:width="15.239cm" svg:height="11.429cm" svg:x="1.905cm" svg:y="12.065cm" presentation:class="notes" presentation:placeholder="true">
            <draw:text-box/>
          </draw:frame>
        </presentation:notes>
      </draw:page>
      <draw:page draw:name="page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Buď tobě sláva, jenž jsi z mrtvých vstal! </text:span><text:span text:style-name="T5"><text:line-break/></text:span><text:span text:style-name="T5">Smrt již nemá práva, vítěz tys a král! </text:span><text:span text:style-name="T5"><text:line-break/></text:span><text:span text:style-name="T5">Jasný jako plamen anděl sestoupil, </text:span><text:span text:style-name="T5"><text:line-break/></text:span><text:span text:style-name="T5">odvalen je kámen, prázdný hrob tu zbyl.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p text:style-name="P13"><text:span text:style-name="T5"/></text:p>
              </text:list-item>
              <text:list-item>
                <text:p text:style-name="P13"><text:span text:style-name="T5">Toť on, toť Ježíš, jejž jsi spatřit chtěl, </text:span><text:span text:style-name="T5"><text:line-break/></text:span><text:span text:style-name="T5">nepochybuj, věř již! Živ je Spasitel. </text:span><text:span text:style-name="T5"><text:line-break/></text:span><text:span text:style-name="T5">Vzchop se, stádce malé, v boje pomezí </text:span><text:span text:style-name="T5"><text:line-break/></text:span><text:span text:style-name="T5">heslem tvým buď stále: Kristus vítězí!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list-item>
            </text:list>
          </draw:text-box>
        </draw:frame>
        <draw:custom-shape draw:name="Text Box 3" draw:style-name="gr32" draw:text-style-name="P12" draw:layer="layout" svg:width="3.718cm" svg:height="1.108cm" svg:x="23.799cm" svg:y="0cm">
          <text:list text:style-name="L1">
            <text:list-header>
              <text:p text:style-name="P11"><text:span text:style-name="T6">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 presentation:class="page"/>
          <draw:frame presentation:style-name="pr1" draw:text-style-name="P5" draw:layer="layout" svg:width="15.239cm" svg:height="11.429cm" svg:x="1.905cm" svg:y="12.065cm" presentation:class="notes" presentation:placeholder="true">
            <draw:text-box/>
          </draw:frame>
        </presentation:notes>
      </draw:page>
      <draw:page draw:name="page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3. </text:span><text:span text:style-name="T5"><text:tab/></text:span><text:span text:style-name="T5">On, Kníže míru na věky je živ; </text:span><text:span text:style-name="T5"><text:line-break/></text:span><text:span text:style-name="T5">silnou má teď víru ten, kdo bál se dřív. </text:span><text:span text:style-name="T5"><text:line-break/></text:span><text:span text:style-name="T5">Vítězem se stává, kdo zde trpěl s ním. </text:span><text:span text:style-name="T5"><text:line-break/></text:span><text:span text:style-name="T5">Život v něm i sláva, nic se nebojím. </text:span><text:span text:style-name="T5"><text:line-break/></text:span><text:span text:style-name="T5"><text:line-break/></text:span><text:span text:style-name="T5">Buď tobě sláva, jenž jsi z mrtvých vstal! </text:span><text:span text:style-name="T5"><text:line-break/></text:span><text:span text:style-name="T5">Smrt již nemá práva, vítěz tys a král! </text:span></text:p>
              </text:list-header>
            </text:list>
          </draw:text-box>
        </draw:frame>
        <draw:custom-shape draw:name="Text Box 3" draw:style-name="gr33" draw:text-style-name="P12" draw:layer="layout" svg:width="3.718cm" svg:height="1.108cm" svg:x="23.799cm" svg:y="0cm">
          <text:list text:style-name="L1">
            <text:list-header>
              <text:p text:style-name="P11"><text:span text:style-name="T6">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 presentation:class="page"/>
          <draw:frame presentation:style-name="pr1" draw:text-style-name="P5" draw:layer="layout" svg:width="15.239cm" svg:height="11.429cm" svg:x="1.905cm" svg:y="12.065cm" presentation:class="notes" presentation:placeholder="true">
            <draw:text-box/>
          </draw:frame>
        </presentation:notes>
      </draw:page>
      <draw:page draw:name="page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Buď vůle tvá, buď vůle tvá,</text:span><text:span text:style-name="T5"><text:line-break/></text:span><text:span text:style-name="T5">buď vůle tvoje všude tam,</text:span><text:span text:style-name="T5"><text:line-break/></text:span><text:span text:style-name="T5">kde chudé trápí nouze, hlad,</text:span><text:span text:style-name="T5"><text:line-break/></text:span><text:span text:style-name="T5">v boji musí umírat,</text:span><text:span text:style-name="T5"><text:line-break/></text:span><text:span text:style-name="T5">buď vůle tvoje všude tam,</text:span><text:span text:style-name="T5"><text:line-break/></text:span><text:span text:style-name="T5">kde jiní mají všeho dost,</text:span><text:span text:style-name="T5"><text:line-break/></text:span><text:span text:style-name="T5">vládne mír a lhostejnost,</text:span><text:span text:style-name="T5"><text:line-break/></text:span><text:span text:style-name="T5">buď vůle tvoje všude tam.</text:span></text:p>
                <text:p text:style-name="P20"><text:span text:style-name="T5"> </text:span></text:p>
                <text:p text:style-name="P21"><text:span text:style-name="T5">2. </text:span><text:span text:style-name="T5"><text:tab/></text:span><text:span text:style-name="T5">Buď vůle tvá, buď vůle tvá,</text:span><text:span text:style-name="T5"><text:line-break/></text:span><text:span text:style-name="T5">buď vůle tvoje všude tam,</text:span><text:span text:style-name="T5"><text:line-break/></text:span><text:span text:style-name="T5">kde lidé v koutku potají</text:span><text:span text:style-name="T5"><text:line-break/></text:span><text:span text:style-name="T5">pravdu si jen šeptají,</text:span><text:span text:style-name="T5"><text:line-break/></text:span><text:span text:style-name="T5">buď vůle tvoje všude tam,</text:span><text:span text:style-name="T5"><text:line-break/></text:span><text:span text:style-name="T5">kde vládne strach a obavy,</text:span><text:span text:style-name="T5"><text:line-break/></text:span><text:span text:style-name="T5">násilí, lež, bezpráví,</text:span><text:span text:style-name="T5"><text:line-break/></text:span><text:span text:style-name="T5">buď vůle tvoje všude tam.</text:span></text:p>
              </text:list-header>
            </text:list>
          </draw:text-box>
        </draw:frame>
        <draw:custom-shape draw:name="Text Box 3" draw:style-name="gr34"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 presentation:class="page"/>
          <draw:frame presentation:style-name="pr1" draw:text-style-name="P5" draw:layer="layout" svg:width="15.239cm" svg:height="11.429cm" svg:x="1.905cm" svg:y="12.065cm" presentation:class="notes" presentation:placeholder="true">
            <draw:text-box/>
          </draw:frame>
        </presentation:notes>
      </draw:page>
      <draw:page draw:name="page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Buď vůle tvá, bud'vůle tvá,</text:span><text:span text:style-name="T5"><text:line-break/></text:span><text:span text:style-name="T5">buď vůle tvoje všude tam,</text:span><text:span text:style-name="T5"><text:line-break/></text:span><text:span text:style-name="T5">kde není radost, jásot ztich',</text:span><text:span text:style-name="T5"><text:line-break/></text:span><text:span text:style-name="T5">zmlkly zpěvy, zmizel smích,</text:span><text:span text:style-name="T5"><text:line-break/></text:span><text:span text:style-name="T5">buď vůle tvoje všude tam,</text:span><text:span text:style-name="T5"><text:line-break/></text:span><text:span text:style-name="T5">kde zdá se, že vše marné je,</text:span><text:span text:style-name="T5"><text:line-break/></text:span><text:span text:style-name="T5">kde vyhasla naděje,</text:span><text:span text:style-name="T5"><text:line-break/></text:span><text:span text:style-name="T5">buď vůle tvoje všude tam.</text:span></text:p>
                <text:p text:style-name="P32"><text:span text:style-name="T5"> </text:span></text:p>
                <text:p text:style-name="P32"><text:span text:style-name="T5">4. Buď vůle tvá, buď vůle tvá,</text:span><text:span text:style-name="T5"><text:line-break/></text:span><text:span text:style-name="T5">buď vůle tvoje všude tam,</text:span><text:span text:style-name="T5"><text:line-break/></text:span><text:span text:style-name="T5">kde lidé svoji lidskou tvář</text:span><text:span text:style-name="T5"><text:line-break/></text:span><text:span text:style-name="T5">kladou modlám na oltář,</text:span><text:span text:style-name="T5"><text:line-break/></text:span><text:span text:style-name="T5">buď vůle tvoje všude tam,</text:span><text:span text:style-name="T5"><text:line-break/></text:span><text:span text:style-name="T5">kde otrokem je člověk rád,</text:span><text:span text:style-name="T5"><text:line-break/></text:span><text:span text:style-name="T5">svobodným se bojí stát,</text:span><text:span text:style-name="T5"><text:line-break/></text:span><text:span text:style-name="T5">buď vůle tvoje všude tam.</text:span></text:p>
              </text:list-header>
            </text:list>
          </draw:text-box>
        </draw:frame>
        <draw:custom-shape draw:name="Text Box 3" draw:style-name="gr35"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 presentation:class="page"/>
          <draw:frame presentation:style-name="pr1" draw:text-style-name="P5" draw:layer="layout" svg:width="15.239cm" svg:height="11.429cm" svg:x="1.905cm" svg:y="12.065cm" presentation:class="notes" presentation:placeholder="true">
            <draw:text-box/>
          </draw:frame>
        </presentation:notes>
      </draw:page>
      <draw:page draw:name="page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5. Buď vůle tvá, buď vůle tvá,</text:span><text:span text:style-name="T5"><text:line-break/></text:span><text:span text:style-name="T5">buď vůle tvoje všude tam,</text:span><text:span text:style-name="T5"><text:line-break/></text:span><text:span text:style-name="T5">kde únava a zklamání</text:span><text:span text:style-name="T5"><text:line-break/></text:span><text:span text:style-name="T5">vzaly lásce trvání,</text:span><text:span text:style-name="T5"><text:line-break/></text:span><text:span text:style-name="T5">buď vůle tvoje všude tam,</text:span><text:span text:style-name="T5"><text:line-break/></text:span><text:span text:style-name="T5">kde přišly stíny života,</text:span><text:span text:style-name="T5"><text:line-break/></text:span><text:span text:style-name="T5">bolest, nemoc, samota,</text:span><text:span text:style-name="T5"><text:line-break/></text:span><text:span text:style-name="T5">buď vůle tvoje všude tam.</text:span></text:p>
              </text:list-header>
            </text:list>
          </draw:text-box>
        </draw:frame>
        <draw:custom-shape draw:name="Text Box 3" draw:style-name="gr36" draw:text-style-name="P12" draw:layer="layout" svg:width="3.718cm" svg:height="1.108cm" svg:x="23.799cm" svg:y="0cm">
          <text:list text:style-name="L1">
            <text:list-header>
              <text:p text:style-name="P11"><text:span text:style-name="T6">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 presentation:class="page"/>
          <draw:frame presentation:style-name="pr1" draw:text-style-name="P5" draw:layer="layout" svg:width="15.239cm" svg:height="11.429cm" svg:x="1.905cm" svg:y="12.065cm" presentation:class="notes" presentation:placeholder="true">
            <draw:text-box/>
          </draw:frame>
        </presentation:notes>
      </draw:page>
      <draw:page draw:name="page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Bůh je naše radost: Ať píseň slavně zní! </text:span><text:span text:style-name="T5"><text:line-break/></text:span><text:span text:style-name="T5">Chval jej všechno stvoření. </text:span></text:p>
                <text:p text:style-name="P33"><text:span text:style-name="T5"/></text:p>
              </text:list-header>
            </text:list>
            <text:list text:style-name="L13">
              <text:list-item>
                <text:p text:style-name="P14"><text:span text:style-name="T5">Ať jej slunce chválí, měsíc, světlo hvězd, </text:span><text:span text:style-name="T5"><text:line-break/></text:span><text:span text:style-name="T5">ve vesmírné dáli vzdávají mu čest. <text:s/></text:span></text:p>
                <text:p text:style-name="P14"><text:span text:style-name="T5"/></text:p>
              </text:list-item>
              <text:list-item>
                <text:p text:style-name="P14"><text:span text:style-name="T5">Ať jej bouře chválí, kroupy, vítr, sníh, </text:span><text:span text:style-name="T5"><text:line-break/></text:span><text:span text:style-name="T5">země s svými králi, zástup v nebesích. </text:span></text:p>
                <text:p text:style-name="P14"><text:span text:style-name="T5"/></text:p>
              </text:list-item>
              <text:list-item>
                <text:p text:style-name="P14"><text:span text:style-name="T5">Dospělí i malí, připojte se k nim, </text:span><text:span text:style-name="T5"><text:line-break/></text:span><text:span text:style-name="T5">každá chvíle chvály je dnem svátečním. <text:s/></text:span></text:p>
                <text:p text:style-name="P14"><text:span text:style-name="T5"/></text:p>
              </text:list-item>
              <text:list-item>
                <text:p text:style-name="P14"><text:span text:style-name="T5">Ne vždy vše se daří, přichází i strach, </text:span><text:span text:style-name="T5"><text:line-break/></text:span><text:span text:style-name="T5">Boží světlo září ve všech temnotách. </text:span></text:p>
              </text:list-item>
            </text:list>
            <text:list text:style-name="L18">
              <text:list-header>
                <text:p text:style-name="P14"><text:span text:style-name="T5"/></text:p>
              </text:list-header>
            </text:list>
          </draw:text-box>
        </draw:frame>
        <draw:custom-shape draw:name="Text Box 3" draw:style-name="gr37" draw:text-style-name="P12" draw:layer="layout" svg:width="3.718cm" svg:height="1.108cm" svg:x="23.799cm" svg:y="0cm">
          <text:list text:style-name="L1">
            <text:list-header>
              <text:p text:style-name="P11"><text:span text:style-name="T6">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 presentation:class="page"/>
          <draw:frame presentation:style-name="pr1" draw:text-style-name="P5" draw:layer="layout" svg:width="15.239cm" svg:height="11.429cm" svg:x="1.905cm" svg:y="12.065cm" presentation:class="notes" presentation:placeholder="true">
            <draw:text-box/>
          </draw:frame>
        </presentation:notes>
      </draw:page>
      <draw:page draw:name="page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 Bůh je záštita má, Bůh je záštita má. </text:span><text:span text:style-name="T5"><text:line-break/></text:span><text:span text:style-name="T5">Bůh je záštita má, s ním nemusím se bát. </text:span></text:p>
              </text:list-header>
            </text:list>
            <text:list text:style-name="L13">
              <text:list-item>
                <text:p text:style-name="P14"><text:span text:style-name="T5">Nevím, co mi zítřek tají, strasti bez konce se zdají, </text:span><text:span text:style-name="T5"><text:line-break/></text:span><text:span text:style-name="T5">mraky cestu zakrývají, ale Bůh je spása má. </text:span></text:p>
              </text:list-item>
              <text:list-item>
                <text:p text:style-name="P14"><text:span text:style-name="T5">Každý den od procitnutí k nové honbě štvát mě nutí, </text:span><text:span text:style-name="T5"><text:line-break/></text:span><text:span text:style-name="T5">nikde místa k spočinutí, jenom v Bohu najdu mír. </text:span></text:p>
              </text:list-item>
            </text:list>
            <text:list text:style-name="L4">
              <text:list-header>
                <text:p text:style-name="P33"><text:span text:style-name="T5">3. Kolem svět se rve a plení lidské vztahy zlato mění, </text:span><text:span text:style-name="T5"><text:line-break/></text:span><text:span text:style-name="T5">Bože, dej, ať v pokušení vím, že ty se staráš sám. </text:span></text:p>
              </text:list-header>
            </text:list>
          </draw:text-box>
        </draw:frame>
        <draw:custom-shape draw:name="Text Box 3" draw:style-name="gr38" draw:text-style-name="P12" draw:layer="layout" svg:width="3.718cm" svg:height="1.108cm" svg:x="23.799cm" svg:y="0cm">
          <text:list text:style-name="L1">
            <text:list-header>
              <text:p text:style-name="P11"><text:span text:style-name="T6">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 presentation:class="page"/>
          <draw:frame presentation:style-name="pr1" draw:text-style-name="P5" draw:layer="layout" svg:width="15.239cm" svg:height="11.429cm" svg:x="1.905cm" svg:y="12.065cm" presentation:class="notes" presentation:placeholder="true">
            <draw:text-box/>
          </draw:frame>
        </presentation:notes>
      </draw:page>
      <draw:page draw:name="page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4"><text:span text:style-name="T5">R: Byl boj na nebi, s drakem rval se Michael, </text:span><text:span text:style-name="T5"><text:line-break/></text:span><text:span text:style-name="T5">byl boj na nebi s drakem zlým, lstivým, </text:span><text:span text:style-name="T5"><text:line-break/></text:span><text:span text:style-name="T5">drak na zem z nebe je svržen, ten boj na zemi trvá dál. </text:span></text:p>
                <text:p text:style-name="P34"><text:span text:style-name="T5"/></text:p>
              </text:list-header>
            </text:list>
            <text:list text:style-name="L13">
              <text:list-item>
                <text:p text:style-name="P28"><text:span text:style-name="T5">Michal spolu s anděly, byl boj na nebi, </text:span><text:span text:style-name="T5"><text:line-break/></text:span><text:span text:style-name="T5">ďábla z nebe shodili, byl boj na nebi. </text:span><text:span text:style-name="T5"><text:line-break/></text:span><text:span text:style-name="T5">Nezahynul sviňák ten, byl boj na nebi, </text:span><text:span text:style-name="T5"><text:line-break/></text:span><text:span text:style-name="T5">ale pad na naši zem, je boj na zemi. </text:span></text:p>
                <text:p text:style-name="P28"><text:span text:style-name="T5"/></text:p>
              </text:list-item>
              <text:list-item>
                <text:p text:style-name="P28"><text:span text:style-name="T5">Mezi dobrem, mezi zlem je boj na zemi, </text:span><text:span text:style-name="T5"><text:line-break/></text:span><text:span text:style-name="T5">den co den se všichni rvem, je boj na zemi, </text:span><text:span text:style-name="T5"><text:line-break/></text:span><text:span text:style-name="T5">v srdcích mužů, v srdcích žen je boj na zemi, </text:span><text:span text:style-name="T5"><text:line-break/></text:span><text:span text:style-name="T5">ten drak musí být přemožen, je boj na zemi. </text:span></text:p>
                <text:p text:style-name="P28"><text:span text:style-name="T5"/></text:p>
              </text:list-item>
              <text:list-item>
                <text:p text:style-name="P28"><text:span text:style-name="T5">Drak to prohrál s Michalem, ten boj na nebi, </text:span><text:span text:style-name="T5"><text:line-break/></text:span><text:span text:style-name="T5">prohraje i v srdci tvém, ten boj na zemi. </text:span><text:span text:style-name="T5"><text:line-break/></text:span><text:span text:style-name="T5">Když tě síly opouští je boj na nebi, </text:span><text:span text:style-name="T5"><text:line-break/></text:span><text:span text:style-name="T5">s Kristem prohrál na poušti svůj boj na zemi. </text:span></text:p>
              </text:list-item>
            </text:list>
          </draw:text-box>
        </draw:frame>
        <draw:custom-shape draw:name="Text Box 3" draw:style-name="gr39" draw:text-style-name="P12" draw:layer="layout" svg:width="3.718cm" svg:height="1.108cm" svg:x="23.799cm" svg:y="0cm">
          <text:list text:style-name="L1">
            <text:list-header>
              <text:p text:style-name="P11"><text:span text:style-name="T6">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 presentation:class="page"/>
          <draw:frame presentation:style-name="pr1" draw:text-style-name="P5" draw:layer="layout" svg:width="15.239cm" svg:height="11.429cm" svg:x="1.905cm" svg:y="12.065cm" presentation:class="notes" presentation:placeholder="true">
            <draw:text-box/>
          </draw:frame>
        </presentation:notes>
      </draw:page>
      <draw:page draw:name="page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4"><text:span text:style-name="T5">R: Byl boj na nebi, s drakem rval se Michael, </text:span><text:span text:style-name="T5"><text:line-break/></text:span><text:span text:style-name="T5">byl boj na nebi s drakem zlým, lstivým, </text:span><text:span text:style-name="T5"><text:line-break/></text:span><text:span text:style-name="T5">drak na zem z nebe je svržen, ten boj na zemi trvá dál. </text:span></text:p>
                <text:p text:style-name="P34"><text:span text:style-name="T5"/></text:p>
              </text:list-header>
            </text:list>
            <text:list text:style-name="L19">
              <text:list-item>
                <text:p text:style-name="P28"><text:span text:style-name="T5">Často musím uznat sám, je boj na zemi, </text:span><text:span text:style-name="T5"><text:line-break/></text:span><text:span text:style-name="T5">že ten svůj boj prohrávám, je boj na zemi, </text:span><text:span text:style-name="T5"><text:line-break/></text:span><text:span text:style-name="T5">vždyť to zvíře pitomý, je boj na zemi, </text:span><text:span text:style-name="T5"><text:line-break/></text:span><text:span text:style-name="T5">ztupilo mi svědomí, je boj na zemi. </text:span></text:p>
                <text:p text:style-name="P28"><text:span text:style-name="T5"/></text:p>
              </text:list-item>
              <text:list-item>
                <text:p text:style-name="P28"><text:span text:style-name="T5">Když Ježíš na tvé straně je, je boj na zemi, </text:span><text:span text:style-name="T5"><text:line-break/></text:span><text:span text:style-name="T5">boj s tebou drak prohraje, je boj na zemi, </text:span><text:span text:style-name="T5"><text:line-break/></text:span><text:span text:style-name="T5">pak připadnou ti legrační, je boj na zemi, </text:span><text:span text:style-name="T5"><text:line-break/></text:span><text:span text:style-name="T5">i jeho svody finanční, je boj na zemi. </text:span></text:p>
                <text:p text:style-name="P28"><text:span text:style-name="T5"/></text:p>
              </text:list-item>
              <text:list-item>
                <text:p text:style-name="P28"><text:span text:style-name="T5">Bojím se, že v soudný den je boj na zemi, </text:span><text:span text:style-name="T5"><text:line-break/></text:span><text:span text:style-name="T5">lehkým budu nalezen, je boj na zemi. <text:s/></text:span><text:span text:style-name="T5"><text:line-break/></text:span><text:span text:style-name="T5">Snad se v nebi ustrnou, je boj na zemi, </text:span><text:span text:style-name="T5"><text:line-break/></text:span><text:span text:style-name="T5">nad mou duší hubenou, je boj na zemi.</text:span></text:p>
              </text:list-item>
            </text:list>
          </draw:text-box>
        </draw:frame>
        <draw:custom-shape draw:name="Text Box 3" draw:style-name="gr40" draw:text-style-name="P12" draw:layer="layout" svg:width="3.718cm" svg:height="1.108cm" svg:x="23.799cm" svg:y="0cm">
          <text:list text:style-name="L1">
            <text:list-header>
              <text:p text:style-name="P11"><text:span text:style-name="T6">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 presentation:class="page"/>
          <draw:frame presentation:style-name="pr1" draw:text-style-name="P5" draw:layer="layout" svg:width="15.239cm" svg:height="11.429cm" svg:x="1.905cm" svg:y="12.065cm" presentation:class="notes" presentation:placeholder="true">
            <draw:text-box/>
          </draw:frame>
        </presentation:notes>
      </draw:page>
      <draw:page draw:name="page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Byl jsi tam, když byl křižován můj Pán</text:span><text:span text:style-name="T5"><text:line-break/></text:span><text:span text:style-name="T5">byl jsi tam, když byl křižován můj Pán?</text:span></text:p>
              </text:list-item>
            </text:list>
            <text:list text:style-name="L4">
              <text:list-header>
                <text:p text:style-name="P31"><text:span text:style-name="T5">R: </text:span><text:span text:style-name="T5"><text:tab/></text:span><text:span text:style-name="T5">Nezapomeň na tu chvíli, kdy ho všichni opustili,</text:span><text:span text:style-name="T5"><text:line-break/></text:span><text:span text:style-name="T5">byl jsi tam, když byl křižován můj Pán?</text:span></text:p>
              </text:list-header>
            </text:list>
            <text:list text:style-name="L8">
              <text:list-item>
                <text:p text:style-name="P13"><text:span text:style-name="T5">Byl jsi tam, když bděl v Getsemane sám?</text:span></text:p>
              </text:list-item>
              <text:list-item>
                <text:p text:style-name="P13"><text:span text:style-name="T5">Byl jsi tam, když byl Petrem zapíráni</text:span></text:p>
              </text:list-item>
              <text:list-item>
                <text:p text:style-name="P13"><text:span text:style-name="T5">Byl jsi tam, když byl Ježíš bičován?</text:span></text:p>
              </text:list-item>
              <text:list-item>
                <text:p text:style-name="P13"><text:span text:style-name="T5">Byl jsi tam, když klesal pod tíhou ran?</text:span></text:p>
              </text:list-item>
              <text:list-item>
                <text:p text:style-name="P13"><text:span text:style-name="T5"><text:s/></text:span><text:span text:style-name="T5">Byl jsi tam, když na kříži skonal Pán?</text:span></text:p>
              </text:list-item>
              <text:list-item>
                <text:p text:style-name="P13"><text:span text:style-name="T5"> </text:span><text:span text:style-name="T5">Byl jsi tam, když byl křižován můj Pán? </text:span></text:p>
              </text:list-item>
            </text:list>
          </draw:text-box>
        </draw:frame>
        <draw:custom-shape draw:name="Text Box 3" draw:style-name="gr41" draw:text-style-name="P12" draw:layer="layout" svg:width="3.718cm" svg:height="1.108cm" svg:x="23.799cm" svg:y="0cm">
          <text:list text:style-name="L1">
            <text:list-header>
              <text:p text:style-name="P11"><text:span text:style-name="T6">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 presentation:class="page"/>
          <draw:frame presentation:style-name="pr1" draw:text-style-name="P5" draw:layer="layout" svg:width="15.239cm" svg:height="11.429cm" svg:x="1.905cm" svg:y="12.065cm" presentation:class="notes" presentation:placeholder="true">
            <draw:text-box/>
          </draw:frame>
        </presentation:notes>
      </draw:page>
      <draw:page draw:name="page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Byl tu s náma jeden bráška a měl s sebou nákej splín (x2) </text:span><text:span text:style-name="T5"><text:line-break/></text:span><text:span text:style-name="T5">a pořád smutně koukal, asi něco chybělo mu, </text:span><text:span text:style-name="T5"><text:line-break/></text:span><text:span text:style-name="T5">ňáká náruč, jo ňáká náruč, ňákej klín.</text:span></text:p>
                <text:p text:style-name="P20"><text:span text:style-name="T5"> </text:span></text:p>
                <text:p text:style-name="P21"><text:span text:style-name="T5">2. </text:span><text:span text:style-name="T5"><text:tab/></text:span><text:span text:style-name="T5">Byla tady taky holka, jen tak trochu praštěná (x2) </text:span><text:span text:style-name="T5"><text:line-break/></text:span><text:span text:style-name="T5">a porád chtěla chlapa, že prej bez něj připadá si </text:span><text:span text:style-name="T5"><text:line-break/></text:span><text:span text:style-name="T5">jak brambora, jó, jak brambora maštěná.</text:span></text:p>
                <text:p text:style-name="P20"><text:span text:style-name="T5"> </text:span></text:p>
                <text:p text:style-name="P21"><text:span text:style-name="T5">3. </text:span><text:span text:style-name="T5"><text:tab/></text:span><text:span text:style-name="T5">Byl tu s náma taky děda, život ho, prej, votrávil (x2)</text:span><text:span text:style-name="T5"><text:line-break/></text:span><text:span text:style-name="T5">a porád jenom fňukal, bejt tak ještě jednou mladej, </text:span><text:span text:style-name="T5"><text:line-break/></text:span><text:span text:style-name="T5">všechno bych to, jo, všechno bych to napravil.</text:span></text:p>
                <text:p text:style-name="P20"><text:span text:style-name="T5"> </text:span></text:p>
                <text:p text:style-name="P21"><text:span text:style-name="T5">4. </text:span><text:span text:style-name="T5"><text:tab/></text:span><text:span text:style-name="T5">Byla tady taky bába, stará jako tenhle svět (x2) </text:span><text:span text:style-name="T5"><text:line-break/></text:span><text:span text:style-name="T5">a porád jenom čekala šestadvacátýho vnuka, </text:span><text:span text:style-name="T5"><text:line-break/></text:span><text:span text:style-name="T5">zatím je jich, jo zatím je jich dvacet pět.</text:span></text:p>
              </text:list-header>
            </text:list>
          </draw:text-box>
        </draw:frame>
        <draw:custom-shape draw:name="Text Box 3" draw:style-name="gr42"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 presentation:class="page"/>
          <draw:frame presentation:style-name="pr1" draw:text-style-name="P5" draw:layer="layout" svg:width="15.239cm" svg:height="11.429cm" svg:x="1.905cm" svg:y="12.065cm" presentation:class="notes" presentation:placeholder="true">
            <draw:text-box/>
          </draw:frame>
        </presentation:notes>
      </draw:page>
      <draw:page draw:name="page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5. </text:span><text:span text:style-name="T5"><text:tab/></text:span><text:span text:style-name="T5">Byl tu s náma taky chlápek, ruce jako lopaty (x2) </text:span><text:span text:style-name="T5"><text:line-break/></text:span><text:span text:style-name="T5">a porád jenom zuřil, že se u vod jistý doby </text:span><text:span text:style-name="T5"><text:line-break/></text:span><text:span text:style-name="T5">lepí smůla, jo, lepí smůla na paty.</text:span></text:p>
                <text:p text:style-name="P20"><text:span text:style-name="T5"> </text:span></text:p>
                <text:p text:style-name="P21"><text:span text:style-name="T5">6. </text:span><text:span text:style-name="T5"><text:tab/></text:span><text:span text:style-name="T5">Byla tady taky ženská, nervy nesla v kyblíku (x2)</text:span><text:span text:style-name="T5"><text:line-break/></text:span><text:span text:style-name="T5">a porád jenom spala, ale sem tam začala řvát </text:span><text:span text:style-name="T5"><text:line-break/></text:span><text:span text:style-name="T5">vodprejskni ty, jo, vodprejskni, ty, pytlíku.</text:span></text:p>
                <text:p text:style-name="P20"><text:span text:style-name="T5"> </text:span></text:p>
                <text:p text:style-name="P21"><text:span text:style-name="T5">7. </text:span><text:span text:style-name="T5"><text:tab/></text:span><text:span text:style-name="T5">Byl tu s náma taky farář, zamračený jelito (x2) </text:span><text:span text:style-name="T5"><text:line-break/></text:span><text:span text:style-name="T5">a porád něco hledal, radost má na dosah ruky, </text:span><text:span text:style-name="T5"><text:line-break/></text:span><text:span text:style-name="T5">ale on furt, ale on furt neví to.</text:span></text:p>
                <text:p text:style-name="P20"><text:span text:style-name="T5"> </text:span></text:p>
                <text:p text:style-name="P21"><text:span text:style-name="T5">8. </text:span><text:span text:style-name="T5"><text:tab/></text:span><text:span text:style-name="T5">Byl tu s náma taky fízl, třetí čaj a noviny (x2) </text:span><text:span text:style-name="T5"><text:line-break/></text:span><text:span text:style-name="T5">a porád jenom brblal a nadával na poměry, </text:span><text:span text:style-name="T5"><text:line-break/></text:span><text:span text:style-name="T5">že prej chce bejt, jo, že prej chce bejt bez viny.</text:span></text:p>
              </text:list-header>
            </text:list>
          </draw:text-box>
        </draw:frame>
        <draw:custom-shape draw:name="Text Box 3" draw:style-name="gr43"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 presentation:class="page"/>
          <draw:frame presentation:style-name="pr1" draw:text-style-name="P5" draw:layer="layout" svg:width="15.239cm" svg:height="11.429cm" svg:x="1.905cm" svg:y="12.065cm" presentation:class="notes" presentation:placeholder="true">
            <draw:text-box/>
          </draw:frame>
        </presentation:notes>
      </draw:page>
      <draw:page draw:name="page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9. </text:span><text:span text:style-name="T5"><text:tab/></text:span><text:span text:style-name="T5">A byl tu s náma taky mrzák, chybělo mu toho moc (x2) </text:span><text:span text:style-name="T5"><text:line-break/></text:span><text:span text:style-name="T5">a porád jenom mlčel, večer si přál, aby byla </text:span><text:span text:style-name="T5"><text:line-break/></text:span><text:span text:style-name="T5">poslední už, jó, poslední už tahle noc.</text:span></text:p>
                <text:p text:style-name="P20"><text:span text:style-name="T5"> </text:span></text:p>
                <text:p text:style-name="P20"><text:span text:style-name="T5">10. A bylo tady taky děcko, zakřiknutě koukalo (x2) </text:span><text:span text:style-name="T5"><text:line-break/></text:span><text:span text:style-name="T5">a porád chtělo mámu, a to je právě je ten trapas, </text:span><text:span text:style-name="T5"><text:line-break/></text:span><text:span text:style-name="T5">vono žádnou, jo, vono žádnou nemělo.</text:span></text:p>
                <text:p text:style-name="P20"><text:span text:style-name="T5"> </text:span></text:p>
                <text:p text:style-name="P20"><text:span text:style-name="T5">11. Byl tu s náma taky jeden, ten byl hrozně žíznivej (x2) </text:span><text:span text:style-name="T5"><text:line-break/></text:span><text:span text:style-name="T5">a porád jenom skuhral, že když nemá dva dny pivo, </text:span><text:span text:style-name="T5"><text:line-break/></text:span><text:span text:style-name="T5">cítí pocit, jó, cítí pocit trýznivej.</text:span></text:p>
                <text:p text:style-name="P20"><text:span text:style-name="T5"> </text:span></text:p>
                <text:p text:style-name="P20"><text:span text:style-name="T5">12. Bylo tady lidí moře, jestli pak sis vůbec všim (x2) </text:span><text:span text:style-name="T5"><text:line-break/></text:span><text:span text:style-name="T5">a tak už něco dělej, nestačí mít jenom pravdu, </text:span><text:span text:style-name="T5"><text:line-break/></text:span><text:span text:style-name="T5">pravda není, jó, pravda není vůbec vším.</text:span></text:p>
              </text:list-header>
            </text:list>
          </draw:text-box>
        </draw:frame>
        <draw:custom-shape draw:name="Text Box 3" draw:style-name="gr44" draw:text-style-name="P12" draw:layer="layout" svg:width="3.718cm" svg:height="1.108cm" svg:x="23.799cm" svg:y="0cm">
          <text:list text:style-name="L1">
            <text:list-header>
              <text:p text:style-name="P11"><text:span text:style-name="T6">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 presentation:class="page"/>
          <draw:frame presentation:style-name="pr1" draw:text-style-name="P5" draw:layer="layout" svg:width="15.239cm" svg:height="11.429cm" svg:x="1.905cm" svg:y="12.065cm" presentation:class="notes" presentation:placeholder="true">
            <draw:text-box/>
          </draw:frame>
        </presentation:notes>
      </draw:page>
      <draw:page draw:name="page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Bylo to v roce raz dva ? Ne ! Ne ! </text:span><text:span text:style-name="T5"><text:line-break/></text:span><text:span text:style-name="T5">V roce raz dva, ó ne, ne, ne ! </text:span><text:span text:style-name="T5"><text:line-break/></text:span><text:span text:style-name="T5">Vždyť dnes se pro nás Ježíš narodil. </text:span><text:span text:style-name="T5"><text:line-break/></text:span><text:span text:style-name="T5">Bylo to v roce raz dva ? Ne, ne ! </text:span><text:span text:style-name="T5"><text:line-break/></text:span><text:span text:style-name="T5">V roce raz dva ? Ó ne, ne, ne ! </text:span><text:span text:style-name="T5"><text:line-break/></text:span><text:span text:style-name="T5">Vždyť dnes se pro nás Ježíš narodil.</text:span></text:p>
                <text:p text:style-name="P20"><text:span text:style-name="T5"/></text:p>
                <text:p text:style-name="P20"><text:span text:style-name="T5">1. Řekneš si, je to jen žert, dech minulých let. </text:span><text:span text:style-name="T5"><text:line-break/></text:span><text:span text:style-name="T5">Svět je dneska o kus dál, nemůže jít zpět. </text:span><text:span text:style-name="T5"><text:line-break/></text:span><text:span text:style-name="T5">Ženeš se zas dopředu, přidáš plyn a pak – </text:span><text:span text:style-name="T5"><text:line-break/></text:span><text:span text:style-name="T5">když jsi tam, co chtěl jsi být, prázdný klopíš zrak.</text:span></text:p>
                <text:p text:style-name="P20"><text:span text:style-name="T5"/></text:p>
                <text:p text:style-name="P20"><text:span text:style-name="T5">2. Víra se dnes nenosí, jinou módu znáš. </text:span><text:span text:style-name="T5"><text:line-break/></text:span><text:span text:style-name="T5">Peníze a úspěchy vždycky uvítáš. </text:span><text:span text:style-name="T5"><text:line-break/></text:span><text:span text:style-name="T5">Předplatíš si blahobyt, nacpeš ledničku. </text:span><text:span text:style-name="T5"><text:line-break/></text:span><text:span text:style-name="T5">Z marnosti tak dostaneš čistou jedničku.</text:span></text:p>
              </text:list-header>
            </text:list>
          </draw:text-box>
        </draw:frame>
        <draw:custom-shape draw:name="Text Box 3" draw:style-name="gr45" draw:text-style-name="P12" draw:layer="layout" svg:width="3.718cm" svg:height="1.108cm" svg:x="23.799cm" svg:y="0cm">
          <text:list text:style-name="L1">
            <text:list-header>
              <text:p text:style-name="P11"><text:span text:style-name="T6">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 presentation:class="page"/>
          <draw:frame presentation:style-name="pr1" draw:text-style-name="P5" draw:layer="layout" svg:width="15.239cm" svg:height="11.429cm" svg:x="1.905cm" svg:y="12.065cm" presentation:class="notes" presentation:placeholder="true">
            <draw:text-box/>
          </draw:frame>
        </presentation:notes>
      </draw:page>
      <draw:page draw:name="page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Bylo to v roce raz dva ? Ne ! Ne ! </text:span><text:span text:style-name="T5"><text:line-break/></text:span><text:span text:style-name="T5">V roce raz dva, ó ne, ne, ne ! </text:span><text:span text:style-name="T5"><text:line-break/></text:span><text:span text:style-name="T5">Vždyť dnes se pro nás Ježíš narodil. </text:span><text:span text:style-name="T5"><text:line-break/></text:span><text:span text:style-name="T5">Bylo to v roce raz dva ? Ne, ne ! </text:span><text:span text:style-name="T5"><text:line-break/></text:span><text:span text:style-name="T5">V roce raz dva ? Ó ne, ne, ne ! </text:span><text:span text:style-name="T5"><text:line-break/></text:span><text:span text:style-name="T5">Vždyť dnes se pro nás Ježíš narodil.</text:span></text:p>
                <text:p text:style-name="P20"><text:span text:style-name="T5"/></text:p>
                <text:p text:style-name="P21"><text:span text:style-name="T5">3. </text:span><text:span text:style-name="T5"><text:tab/></text:span><text:span text:style-name="T5">K televizi sedneš si, doma začneš snít… </text:span><text:span text:style-name="T5"><text:line-break/></text:span><text:span text:style-name="T5">V tomhle snu snad zdá se ti, že vše můžeš mít.</text:span><text:span text:style-name="T5"><text:line-break/></text:span><text:span text:style-name="T5">Vším se pěkně obklopíš, míříš v hvězdný prach.</text:span><text:span text:style-name="T5"><text:line-break/></text:span><text:span text:style-name="T5">Až tak mocně vyrosteš, poznáš, že máš strach.</text:span></text:p>
                <text:p text:style-name="P20"><text:span text:style-name="T5"/></text:p>
                <text:p text:style-name="P21"><text:span text:style-name="T5">4. </text:span><text:span text:style-name="T5"><text:tab/></text:span><text:span text:style-name="T5">Stojíš frontu na kapra, sháníš o stošest, </text:span><text:span text:style-name="T5"><text:line-break/></text:span><text:span text:style-name="T5">ať ti dárky pod stromkem udělají čest. </text:span><text:span text:style-name="T5"><text:line-break/></text:span><text:span text:style-name="T5">Vánoce přec svátky jsou, pokoj chceš mít, klid…. </text:span><text:span text:style-name="T5"><text:line-break/></text:span><text:span text:style-name="T5">Mír jen Kristus přinese, vyprostí tě z bíd.</text:span></text:p>
              </text:list-header>
            </text:list>
          </draw:text-box>
        </draw:frame>
        <draw:custom-shape draw:name="Text Box 3" draw:style-name="gr46" draw:text-style-name="P12" draw:layer="layout" svg:width="3.718cm" svg:height="1.108cm" svg:x="23.799cm" svg:y="0cm">
          <text:list text:style-name="L1">
            <text:list-header>
              <text:p text:style-name="P11"><text:span text:style-name="T6">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 presentation:class="page"/>
          <draw:frame presentation:style-name="pr1" draw:text-style-name="P5" draw:layer="layout" svg:width="15.239cm" svg:height="11.429cm" svg:x="1.905cm" svg:y="12.065cm" presentation:class="notes" presentation:placeholder="true">
            <draw:text-box/>
          </draw:frame>
        </presentation:notes>
      </draw:page>
      <draw:page draw:name="page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Celé věky čekaly, kdy přijde Pán,</text:span><text:span text:style-name="T5"><text:line-break/></text:span><text:span text:style-name="T5">aby lidem věčný život dal.</text:span><text:span text:style-name="T5"><text:line-break/></text:span><text:span text:style-name="T5">Celé věky čekaly, kdy přijde Pán,</text:span><text:span text:style-name="T5"><text:line-break/></text:span><text:span text:style-name="T5">Celé věky čekaly by dál,</text:span><text:span text:style-name="T5"><text:line-break/></text:span><text:span text:style-name="T5">(: kdyby tvá láska, Pane, nejvyšší,</text:span><text:span text:style-name="T5"><text:line-break/></text:span><text:span text:style-name="T5"> se nevtělila v Kristu Ježíši.:)</text:span></text:p>
                <text:p text:style-name="P20"><text:span text:style-name="T5"/></text:p>
                <text:p text:style-name="P21"><text:span text:style-name="T5">2. </text:span><text:span text:style-name="T5"><text:tab/></text:span><text:span text:style-name="T5">Celé věky čekaly, kdy přijde mír,</text:span><text:span text:style-name="T5"><text:line-break/></text:span><text:span text:style-name="T5">aby tygr s laní svorně pil.</text:span><text:span text:style-name="T5"><text:line-break/></text:span><text:span text:style-name="T5">Celé věky čekaly, kdy přijde mír,</text:span><text:span text:style-name="T5"><text:line-break/></text:span><text:span text:style-name="T5">jenž by bouře světa utišil.</text:span><text:span text:style-name="T5"><text:line-break/></text:span><text:span text:style-name="T5">(: A jen tvá láska, Bože, příteli,</text:span><text:span text:style-name="T5"><text:line-break/></text:span><text:span text:style-name="T5">mír nepokojným srdcím udělí. :)</text:span></text:p>
              </text:list-header>
            </text:list>
          </draw:text-box>
        </draw:frame>
        <draw:custom-shape draw:name="Text Box 3" draw:style-name="gr47" draw:text-style-name="P12" draw:layer="layout" svg:width="3.718cm" svg:height="1.108cm" svg:x="23.799cm" svg:y="0cm">
          <text:list text:style-name="L1">
            <text:list-header>
              <text:p text:style-name="P11"><text:span text:style-name="T6">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 presentation:class="page"/>
          <draw:frame presentation:style-name="pr1" draw:text-style-name="P5" draw:layer="layout" svg:width="15.239cm" svg:height="11.429cm" svg:x="1.905cm" svg:y="12.065cm" presentation:class="notes" presentation:placeholder="true">
            <draw:text-box/>
          </draw:frame>
        </presentation:notes>
      </draw:page>
      <draw:page draw:name="page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3. </text:span><text:span text:style-name="T5"><text:tab/></text:span><text:span text:style-name="T5">Celé věky čekaly na nový chléb,</text:span><text:span text:style-name="T5"><text:line-break/></text:span><text:span text:style-name="T5">který by i duši nasytil,</text:span><text:span text:style-name="T5"><text:line-break/></text:span><text:span text:style-name="T5">a Duch Boží praví, že jsi ty ten chléb,</text:span><text:span text:style-name="T5"><text:line-break/></text:span><text:span text:style-name="T5">pramen světla, pokoje a sil.</text:span><text:span text:style-name="T5"><text:line-break/></text:span><text:span text:style-name="T5">(: A že tvá láska, Pane jediný,</text:span><text:span text:style-name="T5"><text:line-break/></text:span><text:span text:style-name="T5">nás očekává u své hostiny. :)</text:span></text:p>
              </text:list-header>
            </text:list>
          </draw:text-box>
        </draw:frame>
        <draw:custom-shape draw:name="Text Box 3" draw:style-name="gr48" draw:text-style-name="P12" draw:layer="layout" svg:width="3.718cm" svg:height="1.108cm" svg:x="23.799cm" svg:y="0cm">
          <text:list text:style-name="L1">
            <text:list-header>
              <text:p text:style-name="P11"><text:span text:style-name="T6">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 presentation:class="page"/>
          <draw:frame presentation:style-name="pr1" draw:text-style-name="P5" draw:layer="layout" svg:width="15.239cm" svg:height="11.429cm" svg:x="1.905cm" svg:y="12.065cm" presentation:class="notes" presentation:placeholder="true">
            <draw:text-box/>
          </draw:frame>
        </presentation:notes>
      </draw:page>
      <draw:page draw:name="page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Celou noc hloubám, kudy se dát, </text:span><text:span text:style-name="T5"><text:line-break/></text:span><text:span text:style-name="T5">k ránu se zouvám, raděj jdu spát. </text:span></text:p>
                <text:p text:style-name="P35"><text:span text:style-name="T5">R: </text:span><text:span text:style-name="T5"><text:tab/></text:span><text:span text:style-name="T5">Mé sny tam dojdou spíš nežli já. </text:span><text:span text:style-name="T5"><text:line-break/></text:span><text:span text:style-name="T5">Né nemusí zoufat ani doufat, dojdou dál.</text:span><text:span text:style-name="T5"><text:line-break/></text:span><text:span text:style-name="T5">Mé sny tam dojdou, jsou nad zemí, </text:span><text:span text:style-name="T5"><text:line-break/></text:span><text:span text:style-name="T5">jít cestou přímou nic nebrání</text:span></text:p>
                <text:p text:style-name="P35"><text:span text:style-name="T5">2. </text:span><text:span text:style-name="T5"><text:tab/></text:span><text:span text:style-name="T5">Kde je má chýše, kde domov můj? </text:span><text:span text:style-name="T5"><text:line-break/></text:span><text:span text:style-name="T5">Nějaká skrýše, kde bych byl svůj. </text:span></text:p>
                <text:p text:style-name="P35"><text:span text:style-name="T5">3: </text:span><text:span text:style-name="T5"><text:tab/></text:span><text:span text:style-name="T5">Rady si nevím, když slyším tvůj hlas, </text:span><text:span text:style-name="T5"><text:line-break/></text:span><text:span text:style-name="T5">čím víc se pachtím, tím vyšší dělí nás hráz. </text:span></text:p>
                <text:p text:style-name="P32"><text:span text:style-name="T5">Závěr </text:span></text:p>
                <text:p text:style-name="P35"><text:span text:style-name="T5"><text:tab/></text:span><text:span text:style-name="T5">V dálce už svítá království tvé, </text:span><text:span text:style-name="T5"><text:line-break/></text:span><text:span text:style-name="T5">prý se nás týká, jak podivné. </text:span><text:span text:style-name="T5"><text:line-break/></text:span><text:span text:style-name="T5">Mé sny tam dojdou, já ale též, </text:span><text:span text:style-name="T5"><text:line-break/></text:span><text:span text:style-name="T5">né nemusím zoufat, dojdeme dál, </text:span><text:span text:style-name="T5"><text:line-break/></text:span><text:span text:style-name="T5">dojdeme dál, dojdeme dál. </text:span></text:p>
              </text:list-header>
            </text:list>
          </draw:text-box>
        </draw:frame>
        <draw:custom-shape draw:name="Text Box 3" draw:style-name="gr49" draw:text-style-name="P12" draw:layer="layout" svg:width="3.718cm" svg:height="1.108cm" svg:x="23.799cm" svg:y="0cm">
          <text:list text:style-name="L1">
            <text:list-header>
              <text:p text:style-name="P11"><text:span text:style-name="T6">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 presentation:class="page"/>
          <draw:frame presentation:style-name="pr1" draw:text-style-name="P5" draw:layer="layout" svg:width="15.239cm" svg:height="11.429cm" svg:x="1.905cm" svg:y="12.065cm" presentation:class="notes" presentation:placeholder="true">
            <draw:text-box/>
          </draw:frame>
        </presentation:notes>
      </draw:page>
      <draw:page draw:name="page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list-header>
            </text:list>
            <text:list text:style-name="L13">
              <text:list-item>
                <text:p text:style-name="P14"><text:span text:style-name="T5">To nikdo nedokáže kázat tak jak on káže </text:span><text:span text:style-name="T5"><text:line-break/></text:span><text:span text:style-name="T5">jeho podobenství by se měly zapsat </text:span><text:span text:style-name="T5"><text:line-break/></text:span><text:span text:style-name="T5">a blahoslavenství to je soubor zásad </text:span><text:span text:style-name="T5"><text:line-break/></text:span><text:span text:style-name="T5">co mně mluvěj z duše </text:span><text:span text:style-name="T5"><text:line-break/></text:span><text:span text:style-name="T5">hezky řek minule že zahynulé přišel zachránit </text:span><text:span text:style-name="T5"><text:line-break/></text:span><text:span text:style-name="T5">nebo že se vrátí život tomu kdo ho ztratí </text:span><text:span text:style-name="T5"><text:line-break/></text:span><text:span text:style-name="T5">pro spravedlnost </text:span><text:span text:style-name="T5"><text:line-break/></text:span><text:span text:style-name="T5">má moje sympatie to je osobnost </text:span></text:p>
              </text:list-item>
            </text:list>
          </draw:text-box>
        </draw:frame>
        <draw:custom-shape draw:name="Text Box 3" draw:style-name="gr50"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 presentation:class="page"/>
          <draw:frame presentation:style-name="pr1" draw:text-style-name="P5" draw:layer="layout" svg:width="15.239cm" svg:height="11.429cm" svg:x="1.905cm" svg:y="12.065cm" presentation:class="notes" presentation:placeholder="true">
            <draw:text-box/>
          </draw:frame>
        </presentation:notes>
      </draw:page>
      <draw:page draw:name="page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p text:style-name="P18"><text:span text:style-name="T5">2. </text:span><text:span text:style-name="T5"><text:tab/></text:span><text:span text:style-name="T5">Nemocné hravě léčí a tím právě vzniká nebezpečí </text:span><text:span text:style-name="T5"><text:line-break/></text:span><text:span text:style-name="T5">lidi jdou za ním nerozvážně co říká začínaj brát příliš vážně </text:span><text:span text:style-name="T5"><text:line-break/></text:span><text:span text:style-name="T5">má moje sympatie jenomže jsou tu římský legie </text:span><text:span text:style-name="T5"><text:line-break/></text:span><text:span text:style-name="T5">a Pilát krvavá bestie </text:span><text:span text:style-name="T5"><text:line-break/></text:span><text:span text:style-name="T5">co říká je krásný ale moc předčasný </text:span><text:span text:style-name="T5"><text:line-break/></text:span><text:span text:style-name="T5">nechápe že někdy není zbytu že třeba vzít vážně realitu </text:span><text:span text:style-name="T5"><text:line-break/></text:span><text:span text:style-name="T5">a na tu jsme všichni krátký třeba se držet trochu zpátky </text:span><text:span text:style-name="T5"><text:line-break/></text:span><text:span text:style-name="T5">má moje sympatie myslíme si totéž oba jenomže je zlá doba </text:span><text:span text:style-name="T5"><text:line-break/></text:span><text:span text:style-name="T5">neprorazíš hlavou zeď zvláště ne teď. </text:span></text:p>
              </text:list-header>
            </text:list>
          </draw:text-box>
        </draw:frame>
        <draw:custom-shape draw:name="Text Box 1027" draw:style-name="gr51"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 presentation:class="page"/>
          <draw:frame presentation:style-name="pr1" draw:text-style-name="P5" draw:layer="layout" svg:width="15.239cm" svg:height="11.429cm" svg:x="1.905cm" svg:y="12.065cm" presentation:class="notes" presentation:placeholder="true">
            <draw:text-box/>
          </draw:frame>
        </presentation:notes>
      </draw:page>
      <draw:page draw:name="page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já zkusím, co všechno musím, </text:span><text:span text:style-name="T5"><text:line-break/></text:span><text:span text:style-name="T5">mějte trochu pochopení, </text:span><text:span text:style-name="T5"><text:line-break/></text:span><text:span text:style-name="T5">ach, jaké břemeno je na mne vloženo, </text:span><text:span text:style-name="T5"><text:line-break/></text:span><text:span text:style-name="T5">to snad není k unesení. </text:span></text:p>
                <text:p text:style-name="P33"><text:span text:style-name="T5"/></text:p>
                <text:p text:style-name="P18"><text:span text:style-name="T5">3. </text:span><text:span text:style-name="T5"><text:tab/></text:span><text:span text:style-name="T5">Neříkám že není v právu </text:span><text:span text:style-name="T5"><text:line-break/></text:span><text:span text:style-name="T5">ale ty jeho řeči o meči pletou lidem hlavu </text:span><text:span text:style-name="T5"><text:line-break/></text:span><text:span text:style-name="T5">mám strach aby nás nezatáh do maléru </text:span><text:span text:style-name="T5"><text:line-break/></text:span><text:span text:style-name="T5">má moje sympatie ale city musej stranou </text:span><text:span text:style-name="T5"><text:line-break/></text:span><text:span text:style-name="T5">nemám na vybranou ze dvou zel to menší beru </text:span><text:span text:style-name="T5"><text:line-break/></text:span><text:span text:style-name="T5">vzhledem k této těžké chvíli s ohledem na situaci </text:span><text:span text:style-name="T5"><text:line-break/></text:span><text:span text:style-name="T5">abychom ochránili budoucí generaci </text:span><text:span text:style-name="T5"><text:line-break/></text:span><text:span text:style-name="T5">abychom zachovali chrám měli kde Boha chválit </text:span><text:span text:style-name="T5"><text:line-break/></text:span><text:span text:style-name="T5">proto pravím vám musí jeden člověk zemřít za lid. </text:span></text:p>
              </text:list-header>
            </text:list>
          </draw:text-box>
        </draw:frame>
        <draw:custom-shape draw:name="Text Box 3" draw:style-name="gr52" draw:text-style-name="P12" draw:layer="layout" svg:width="3.718cm" svg:height="1.108cm" svg:x="23.799cm" svg:y="0cm">
          <text:list text:style-name="L1">
            <text:list-header>
              <text:p text:style-name="P11"><text:span text:style-name="T6">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 presentation:class="page"/>
          <draw:frame presentation:style-name="pr1" draw:text-style-name="P5" draw:layer="layout" svg:width="15.239cm" svg:height="11.429cm" svg:x="1.905cm" svg:y="12.065cm" presentation:class="notes" presentation:placeholder="true">
            <draw:text-box/>
          </draw:frame>
        </presentation:notes>
      </draw:page>
      <draw:page draw:name="page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o má se dít, kam mám dnes jít, </text:span><text:span text:style-name="T5"><text:line-break/></text:span><text:span text:style-name="T5">tak mý myšlenky předou, </text:span><text:span text:style-name="T5"><text:line-break/></text:span><text:span text:style-name="T5">den proflákat, noc probendit, </text:span><text:span text:style-name="T5"><text:line-break/></text:span><text:span text:style-name="T5">úterý končí středou. </text:span><text:span text:style-name="T5"><text:line-break/></text:span><text:span text:style-name="T5">Kam, příteli můj, se potácíš, </text:span><text:span text:style-name="T5"><text:line-break/></text:span><text:span text:style-name="T5">co trápí, duši tvou? </text:span><text:span text:style-name="T5"><text:line-break/></text:span><text:span text:style-name="T5">Je spousta cest a já nevím kam vedou... <text:s/></text:span></text:p>
                <text:p text:style-name="P14"><text:span text:style-name="T5"/></text:p>
              </text:list-item>
              <text:list-item>
                <text:p text:style-name="P14"><text:span text:style-name="T5">Na co mám vsadit život svůj? </text:span><text:span text:style-name="T5"><text:line-break/></text:span><text:span text:style-name="T5">Tak mý myšlenky předou. </text:span><text:span text:style-name="T5"><text:line-break/></text:span><text:span text:style-name="T5">Mám pivo pít? Či ctnostně žít? </text:span><text:span text:style-name="T5"><text:line-break/></text:span><text:span text:style-name="T5">Úterý končí středou. </text:span><text:span text:style-name="T5"><text:line-break/></text:span><text:span text:style-name="T5">Africký děti prej dál maj hlad </text:span><text:span text:style-name="T5"><text:line-break/></text:span><text:span text:style-name="T5">a já nevím co s tím! </text:span><text:span text:style-name="T5"><text:line-break/></text:span><text:span text:style-name="T5">Je spousta cest a já nevím kam vedou... </text:span></text:p>
              </text:list-item>
            </text:list>
          </draw:text-box>
        </draw:frame>
        <draw:custom-shape draw:name="Text Box 1027" draw:style-name="gr53"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 presentation:class="page"/>
          <draw:frame presentation:style-name="pr1" draw:text-style-name="P5" draw:layer="layout" svg:width="15.239cm" svg:height="11.429cm" svg:x="1.905cm" svg:y="12.065cm" presentation:class="notes" presentation:placeholder="true">
            <draw:text-box/>
          </draw:frame>
        </presentation:notes>
      </draw:page>
      <draw:page draw:name="page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0">
              <text:list-item>
                <text:p text:style-name="P14"><text:span text:style-name="T5">Jak mám po ostří dýky jít? </text:span><text:span text:style-name="T5"><text:line-break/></text:span><text:span text:style-name="T5">Tak mý myšlenky předou, </text:span><text:span text:style-name="T5"><text:line-break/></text:span><text:span text:style-name="T5">nespadnout sem, nespadnout tam, </text:span><text:span text:style-name="T5"><text:line-break/></text:span><text:span text:style-name="T5">úterý končí středou. </text:span><text:span text:style-name="T5"><text:line-break/></text:span><text:span text:style-name="T5">Mám na místě stát, či blbě se dát, </text:span><text:span text:style-name="T5"><text:line-break/></text:span><text:span text:style-name="T5">co lepší je, kdo ví? </text:span><text:span text:style-name="T5"><text:line-break/></text:span><text:span text:style-name="T5">Je spousta cest a já nevím kam vedou... </text:span></text:p>
              </text:list-item>
            </text:list>
            <text:list text:style-name="L4">
              <text:list-header>
                <text:p text:style-name="P33"><text:span text:style-name="T5"/></text:p>
                <text:p text:style-name="P18"><text:span text:style-name="T5">4. </text:span><text:span text:style-name="T5"><text:tab/></text:span><text:span text:style-name="T5">Mám chlebem se cpát a nevnímat lež, </text:span><text:span text:style-name="T5"><text:line-break/></text:span><text:span text:style-name="T5">tak mý myšlenky předou. </text:span><text:span text:style-name="T5"><text:line-break/></text:span><text:span text:style-name="T5">Měj upřímně rád a dělej co chceš, </text:span><text:span text:style-name="T5"><text:line-break/></text:span><text:span text:style-name="T5">úterý končí středou. </text:span><text:span text:style-name="T5"><text:line-break/></text:span><text:span text:style-name="T5">Kde lásku vzít a nekrást, </text:span><text:span text:style-name="T5"><text:line-break/></text:span><text:span text:style-name="T5">jak v mále věrný být? </text:span><text:span text:style-name="T5"><text:line-break/></text:span><text:span text:style-name="T5">Je spousta cest a já nevím kam vedou... </text:span></text:p>
              </text:list-header>
            </text:list>
          </draw:text-box>
        </draw:frame>
        <draw:custom-shape draw:name="Text Box 3" draw:style-name="gr54"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 presentation:class="page"/>
          <draw:frame presentation:style-name="pr1" draw:text-style-name="P5" draw:layer="layout" svg:width="15.239cm" svg:height="11.429cm" svg:x="1.905cm" svg:y="12.065cm" presentation:class="notes" presentation:placeholder="true">
            <draw:text-box/>
          </draw:frame>
        </presentation:notes>
      </draw:page>
      <draw:page draw:name="page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1">
              <text:list-item>
                <text:p text:style-name="P14"><text:span text:style-name="T5">Pokojně žít, v svých kolejích jít, </text:span><text:span text:style-name="T5"><text:line-break/></text:span><text:span text:style-name="T5">tak mý myšlenky předou, </text:span><text:span text:style-name="T5"><text:line-break/></text:span><text:span text:style-name="T5">posvátnej kraj, či urnovej háj, </text:span><text:span text:style-name="T5"><text:line-break/></text:span><text:span text:style-name="T5">úterý končí středou. </text:span><text:span text:style-name="T5"><text:line-break/></text:span><text:span text:style-name="T5">Ve jméno Krista doufáme, </text:span><text:span text:style-name="T5"><text:line-break/></text:span><text:span text:style-name="T5">co to jen znamená? </text:span><text:span text:style-name="T5"><text:line-break/></text:span><text:span text:style-name="T5">Je spousta cest a já nevím kam vedou…</text:span></text:p>
              </text:list-item>
            </text:list>
          </draw:text-box>
        </draw:frame>
        <draw:custom-shape draw:name="Text Box 3" draw:style-name="gr55" draw:text-style-name="P12" draw:layer="layout" svg:width="3.718cm" svg:height="1.108cm" svg:x="23.799cm" svg:y="0cm">
          <text:list text:style-name="L1">
            <text:list-header>
              <text:p text:style-name="P11"><text:span text:style-name="T6">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 presentation:class="page"/>
          <draw:frame presentation:style-name="pr1" draw:text-style-name="P5" draw:layer="layout" svg:width="15.239cm" svg:height="11.429cm" svg:x="1.905cm" svg:y="12.065cm" presentation:class="notes" presentation:placeholder="true">
            <draw:text-box/>
          </draw:frame>
        </presentation:notes>
      </draw:page>
      <draw:page draw:name="page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o máme, je od Pána, všechno dobré </text:span><text:span text:style-name="T5"><text:line-break/></text:span><text:span text:style-name="T5">on sám zdarma rozdává, haleluja, </text:span><text:span text:style-name="T5"><text:line-break/></text:span><text:span text:style-name="T5">co máme, je od Pána, všechno dobré </text:span><text:span text:style-name="T5"><text:line-break/></text:span><text:span text:style-name="T5">on sám zdarma rozdává.</text:span></text:p>
                <text:p text:style-name="P33"><text:span text:style-name="T5"/></text:p>
                <text:p text:style-name="P18"><text:span text:style-name="T5">1. </text:span><text:span text:style-name="T5"><text:tab/></text:span><text:span text:style-name="T5">Tak už pojď. Je tu pramen pro ty, kdo žízní. </text:span><text:span text:style-name="T5"><text:line-break/></text:span><text:span text:style-name="T5">Jen se napij vody jiskřivé. </text:span><text:span text:style-name="T5"><text:line-break/></text:span><text:span text:style-name="T5">Ty, Pane, dáváš Slovo své tomu, kdo má srdce pokorné.</text:span></text:p>
              </text:list-header>
            </text:list>
            <text:list text:style-name="L18">
              <text:list-header>
                <text:p text:style-name="P14"><text:span text:style-name="T5"/></text:p>
              </text:list-header>
            </text:list>
            <text:list text:style-name="L4">
              <text:list-header>
                <text:p text:style-name="P18"><text:span text:style-name="T5">2. </text:span><text:span text:style-name="T5"><text:tab/></text:span><text:span text:style-name="T5">Hledej tam, kde je láska, radost a pokoj. </text:span><text:span text:style-name="T5"><text:line-break/></text:span><text:span text:style-name="T5">To, po čem toužíš, věčně můžeš mít. </text:span><text:span text:style-name="T5"><text:line-break/></text:span><text:span text:style-name="T5">Ty, Pane, dáváš Ducha svého těm, kteří jsou srdce upřímného.</text:span></text:p>
              </text:list-header>
            </text:list>
            <text:list text:style-name="L18">
              <text:list-header>
                <text:p text:style-name="P14"><text:span text:style-name="T5"/></text:p>
              </text:list-header>
            </text:list>
            <text:list text:style-name="L4">
              <text:list-header>
                <text:p text:style-name="P18"><text:span text:style-name="T5">3. </text:span><text:span text:style-name="T5"><text:tab/></text:span><text:span text:style-name="T5">Nečekej, skloň se níž a nabírej čistou </text:span><text:span text:style-name="T5"><text:line-break/></text:span><text:span text:style-name="T5">vodu života do dlaní svých. </text:span><text:span text:style-name="T5"><text:line-break/></text:span><text:span text:style-name="T5">Ty, Pane, dáváš dary své těm, kteří chválí jméno Tvé.</text:span></text:p>
              </text:list-header>
            </text:list>
          </draw:text-box>
        </draw:frame>
        <draw:custom-shape draw:name="Text Box 3" draw:style-name="gr56" draw:text-style-name="P12" draw:layer="layout" svg:width="3.718cm" svg:height="1.108cm" svg:x="23.799cm" svg:y="0cm">
          <text:list text:style-name="L1">
            <text:list-header>
              <text:p text:style-name="P11"><text:span text:style-name="T6">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 presentation:class="page"/>
          <draw:frame presentation:style-name="pr1" draw:text-style-name="P5" draw:layer="layout" svg:width="15.239cm" svg:height="11.429cm" svg:x="1.905cm" svg:y="12.065cm" presentation:class="notes" presentation:placeholder="true">
            <draw:text-box/>
          </draw:frame>
        </presentation:notes>
      </draw:page>
      <draw:page draw:name="page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o udělají moudří muži, </text:span><text:span text:style-name="T5"><text:line-break/></text:span><text:span text:style-name="T5">když stádům pastva nestačí? </text:span><text:span text:style-name="T5"><text:line-break/></text:span><text:span text:style-name="T5">Abraham nepovede spory, </text:span><text:span text:style-name="T5"><text:line-break/></text:span><text:span text:style-name="T5">s Lotem se raděj rozloučí. </text:span><text:span text:style-name="T5"><text:line-break/></text:span><text:span text:style-name="T5">A rozloučí se po přátelsku: </text:span><text:span text:style-name="T5"><text:line-break/></text:span><text:span text:style-name="T5">ať si Lot klidně vyvolí, </text:span><text:span text:style-name="T5"><text:line-break/></text:span><text:span text:style-name="T5">který kraj se mu více líbí, </text:span><text:span text:style-name="T5"><text:line-break/></text:span><text:span text:style-name="T5">hory či dole v údolí. </text:span></text:p>
                <text:p text:style-name="P14"><text:span text:style-name="T5"/></text:p>
              </text:list-item>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1027" draw:style-name="gr57"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 presentation:class="page"/>
          <draw:frame presentation:style-name="pr1" draw:text-style-name="P5" draw:layer="layout" svg:width="15.239cm" svg:height="11.429cm" svg:x="1.905cm" svg:y="12.065cm" presentation:class="notes" presentation:placeholder="true">
            <draw:text-box/>
          </draw:frame>
        </presentation:notes>
      </draw:page>
      <draw:page draw:name="page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2. Lot cítí: Měl bys nechat strýce, </text:span><text:span text:style-name="T5"><text:line-break/></text:span><text:span text:style-name="T5">ať zvolí, kam se bude brát. </text:span><text:span text:style-name="T5"><text:line-break/></text:span><text:span text:style-name="T5">Má strach, že přijde zkrátka, </text:span><text:span text:style-name="T5"><text:line-break/></text:span><text:span text:style-name="T5">nechce se nechat obehrát. </text:span><text:span text:style-name="T5"><text:line-break/></text:span><text:span text:style-name="T5">Ta rovina tam i Jordánu </text:span><text:span text:style-name="T5"><text:line-break/></text:span><text:span text:style-name="T5">jej přitahuje k sobě blíž. </text:span><text:span text:style-name="T5"><text:line-break/></text:span><text:span text:style-name="T5">Že Sodoma je hříchu hnízdo, </text:span><text:span text:style-name="T5"><text:line-break/></text:span><text:span text:style-name="T5">Lote, slepý, nevidíš! </text:span></text:p>
                <text:p text:style-name="P33"><text:span text:style-name="T5"/></text:p>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text:span></text:p>
              </text:list-header>
            </text:list>
          </draw:text-box>
        </draw:frame>
        <draw:custom-shape draw:name="Text Box 3" draw:style-name="gr58"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 presentation:class="page"/>
          <draw:frame presentation:style-name="pr1" draw:text-style-name="P5" draw:layer="layout" svg:width="15.239cm" svg:height="11.429cm" svg:x="1.905cm" svg:y="12.065cm" presentation:class="notes" presentation:placeholder="true">
            <draw:text-box/>
          </draw:frame>
        </presentation:notes>
      </draw:page>
      <draw:page draw:name="page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 </text:span><text:span text:style-name="T5"><text:tab/></text:span><text:span text:style-name="T5">Tak Lot se dostal do Sodomy. </text:span><text:span text:style-name="T5"><text:line-break/></text:span><text:span text:style-name="T5">Je lepší palác nežli stan. </text:span><text:span text:style-name="T5"><text:line-break/></text:span><text:span text:style-name="T5">V pohodlí na zlé navykl si, </text:span><text:span text:style-name="T5"><text:line-break/></text:span><text:span text:style-name="T5">byl srdcem k městu připoután. </text:span><text:span text:style-name="T5"><text:line-break/></text:span><text:span text:style-name="T5">A nevidí, že Boží ruka‚</text:span><text:span text:style-name="T5"><text:line-break/></text:span><text:span text:style-name="T5">nad Sodomou už vztažena, </text:span><text:span text:style-name="T5"><text:line-break/></text:span><text:span text:style-name="T5">neslyšně trest se k městu blíží, </text:span><text:span text:style-name="T5"><text:line-break/></text:span><text:span text:style-name="T5">sodomských vina spočtena. <text:s/></text:span></text:p>
              </text:list-header>
            </text:list>
            <text:list text:style-name="L18">
              <text:list-header>
                <text:p text:style-name="P14"><text:span text:style-name="T5"/></text:p>
              </text:list-header>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3" draw:style-name="gr59"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 presentation:class="page"/>
          <draw:frame presentation:style-name="pr1" draw:text-style-name="P5" draw:layer="layout" svg:width="15.239cm" svg:height="11.429cm" svg:x="1.905cm" svg:y="12.065cm" presentation:class="notes" presentation:placeholder="true">
            <draw:text-box/>
          </draw:frame>
        </presentation:notes>
      </draw:page>
      <draw:page draw:name="page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Co v soudu ohně všechno hyne, </text:span><text:span text:style-name="T5"><text:line-break/></text:span><text:span text:style-name="T5">co živého je v Sodomě, </text:span><text:span text:style-name="T5"><text:line-break/></text:span><text:span text:style-name="T5">Lot zázrakem sám zachráněn je, </text:span><text:span text:style-name="T5"><text:line-break/></text:span><text:span text:style-name="T5">má po majetku, po domě. </text:span><text:span text:style-name="T5"><text:line-break/></text:span><text:span text:style-name="T5">I žena jeho zkamení tam </text:span><text:span text:style-name="T5"><text:line-break/></text:span><text:span text:style-name="T5">a dcery jsou teď vdovama. </text:span><text:span text:style-name="T5"><text:line-break/></text:span><text:span text:style-name="T5">Sodoma byla Lotu léčkou </text:span><text:span text:style-name="T5"><text:line-break/></text:span><text:span text:style-name="T5">s prázdnýma jde teď rukama. </text:span></text:p>
                <text:p text:style-name="P14"><text:span text:style-name="T5"/></text:p>
              </text:list-item>
            </text:list>
            <text:list text:style-name="L4">
              <text:list-header>
                <text:p text:style-name="P18"><text:span text:style-name="T5">R: </text:span><text:span text:style-name="T5"><text:tab/></text:span><text:span text:style-name="T5">Kdo vidí smysl svého žití </text:span><text:span text:style-name="T5"><text:line-break/></text:span><text:span text:style-name="T5">jen v blahobytném živobytí, </text:span><text:span text:style-name="T5"><text:line-break/></text:span><text:span text:style-name="T5">ten na své počty doplatí, </text:span><text:span text:style-name="T5"><text:line-break/></text:span><text:span text:style-name="T5">na ně doplatí, lálálálálá, </text:span><text:span text:style-name="T5"><text:line-break/></text:span><text:span text:style-name="T5">Co ještě dnes tak dobře sype, </text:span><text:span text:style-name="T5"><text:line-break/></text:span><text:span text:style-name="T5">se v okamžiku rozesype </text:span><text:span text:style-name="T5"><text:line-break/></text:span><text:span text:style-name="T5">a v troskách budeš plakati, budeš plakati. </text:span></text:p>
              </text:list-header>
            </text:list>
          </draw:text-box>
        </draw:frame>
        <draw:custom-shape draw:name="Text Box 3" draw:style-name="gr60" draw:text-style-name="P12" draw:layer="layout" svg:width="3.718cm" svg:height="1.108cm" svg:x="23.799cm" svg:y="0cm">
          <text:list text:style-name="L1">
            <text:list-header>
              <text:p text:style-name="P11"><text:span text:style-name="T6">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 presentation:class="page"/>
          <draw:frame presentation:style-name="pr1" draw:text-style-name="P5" draw:layer="layout" svg:width="15.239cm" svg:height="11.429cm" svg:x="1.905cm" svg:y="12.065cm" presentation:class="notes" presentation:placeholder="true">
            <draw:text-box/>
          </draw:frame>
        </presentation:notes>
      </draw:page>
      <draw:page draw:name="page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Často jsem toužil důvod znát, </text:span><text:span text:style-name="T5"><text:line-break/></text:span><text:span text:style-name="T5">prosil jsem tebe napořád: </text:span><text:span text:style-name="T5"><text:line-break/></text:span><text:span text:style-name="T5">Řekni, proč bolest je a žal, </text:span><text:span text:style-name="T5"><text:line-break/></text:span><text:span text:style-name="T5">proč svět Krista nepřijal? </text:span><text:span text:style-name="T5"><text:line-break/></text:span><text:span text:style-name="T5">Jedinou větu, řekls‘ mi, Pane, </text:span><text:span text:style-name="T5"><text:line-break/></text:span><text:span text:style-name="T5">jediné slovo stačí mi již, </text:span><text:span text:style-name="T5"><text:line-break/></text:span><text:span text:style-name="T5">ucítím sílu, uvidím světlo, </text:span><text:span text:style-name="T5"><text:line-break/></text:span><text:span text:style-name="T5">ve kterém chápu, proč je zde kříž. </text:span></text:p>
                <text:p text:style-name="P33"><text:span text:style-name="T5"/></text:p>
                <text:p text:style-name="P18"><text:span text:style-name="T5"><text:tab/></text:span><text:span text:style-name="T5">Miluj, mi prostě říká Pán, </text:span><text:span text:style-name="T5"><text:line-break/></text:span><text:span text:style-name="T5">miluj, a odpověď ti dám: </text:span><text:span text:style-name="T5"><text:line-break/></text:span><text:span text:style-name="T5">Najdeš i v strastech ruku mou. </text:span><text:span text:style-name="T5"><text:line-break/></text:span><text:span text:style-name="T5">Odpovíš pak láskou.</text:span></text:p>
              </text:list-header>
            </text:list>
          </draw:text-box>
        </draw:frame>
        <draw:custom-shape draw:name="Text Box 1027" draw:style-name="gr61" draw:text-style-name="P12" draw:layer="layout" svg:width="3.718cm" svg:height="1.108cm" svg:x="23.799cm" svg:y="0cm">
          <text:list text:style-name="L1">
            <text:list-header>
              <text:p text:style-name="P11"><text:span text:style-name="T6">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 presentation:class="page"/>
          <draw:frame presentation:style-name="pr1" draw:text-style-name="P5" draw:layer="layout" svg:width="15.239cm" svg:height="11.429cm" svg:x="1.905cm" svg:y="12.065cm" presentation:class="notes" presentation:placeholder="true">
            <draw:text-box/>
          </draw:frame>
        </presentation:notes>
      </draw:page>
      <draw:page draw:name="page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8">
              <text:list-item>
                <text:p text:style-name="P36"><text:span text:style-name="T8">Liebe, und du verstehst das Leid, </text:span><text:span text:style-name="T8"><text:line-break/></text:span><text:span text:style-name="T8">liebe, dan findest du dich Freud, </text:span><text:span text:style-name="T8"><text:line-break/></text:span><text:span text:style-name="T8">liebe, und du bist endlich frei – </text:span><text:span text:style-name="T8"><text:line-break/></text:span><text:span text:style-name="T8">und dein Leben wird neu. </text:span></text:p>
              </text:list-item>
              <text:list-item>
                <text:p text:style-name="P36"><text:span text:style-name="T8">Ama, ancora dici a me. </text:span><text:span text:style-name="T8"><text:line-break/></text:span><text:span text:style-name="T8">Ama, e capirai perche. </text:span><text:span text:style-name="T8"><text:line-break/></text:span><text:span text:style-name="T8">Ama, non restera il dolor, </text:span><text:span text:style-name="T8"><text:line-break/></text:span><text:span text:style-name="T8">troverai l‘amor. </text:span></text:p>
              </text:list-item>
              <text:list-item>
                <text:p text:style-name="P36"><text:span text:style-name="T8">Miluj, a nepýtaj sa nič, </text:span><text:span text:style-name="T8"><text:line-break/></text:span><text:span text:style-name="T8">miluj, a všetko pochopíš. </text:span><text:span text:style-name="T8"><text:line-break/></text:span><text:span text:style-name="T8">Miluj, bolest sa rozíde, </text:span><text:span text:style-name="T8"><text:line-break/></text:span><text:span text:style-name="T8">v láske sa ztratíš. </text:span></text:p>
              </text:list-item>
              <text:list-item>
                <text:p text:style-name="P36"><text:span text:style-name="T8">Love! And you‘ll be happy too. </text:span><text:span text:style-name="T8"><text:line-break/></text:span><text:span text:style-name="T8">Smile! Help one who‘s next to you. </text:span><text:span text:style-name="T8"><text:line-break/></text:span><text:span text:style-name="T8">Try it! You‘ll find it‘s really true – </text:span><text:span text:style-name="T8"><text:line-break/></text:span><text:span text:style-name="T8">that your live can be new. </text:span></text:p>
              </text:list-item>
              <text:list-item>
                <text:p text:style-name="P36"><text:span text:style-name="T8">Ljubi meňa, vsegda pobudíš, </text:span><text:span text:style-name="T8"><text:line-break/></text:span><text:span text:style-name="T8">ljubi, i buděš panimať. </text:span><text:span text:style-name="T8"><text:line-break/></text:span><text:span text:style-name="T8">Ljubi, balezň potom prajďot, </text:span><text:span text:style-name="T8"><text:line-break/></text:span><text:span text:style-name="T8">ljubot astanětsja. </text:span></text:p>
              </text:list-item>
              <text:list-item>
                <text:p text:style-name="P36"><text:span text:style-name="T8">Aimer, chaqun comme un ami, </text:span><text:span text:style-name="T8"><text:line-break/></text:span><text:span text:style-name="T8">aimer jusqu‘a donner sa vie. </text:span><text:span text:style-name="T8"><text:line-break/></text:span><text:span text:style-name="T8">Aimer per dela les douleurs, </text:span><text:span text:style-name="T8"><text:line-break/></text:span><text:span text:style-name="T8">c‘est trouver le bonheur. </text:span></text:p>
              </text:list-item>
            </text:list>
          </draw:text-box>
        </draw:frame>
        <draw:custom-shape draw:name="Text Box 3" draw:style-name="gr62" draw:text-style-name="P12" draw:layer="layout" svg:width="3.718cm" svg:height="1.108cm" svg:x="23.799cm" svg:y="0cm">
          <text:list text:style-name="L1">
            <text:list-header>
              <text:p text:style-name="P11"><text:span text:style-name="T6">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1" presentation:class="page"/>
          <draw:frame presentation:style-name="pr1" draw:text-style-name="P5" draw:layer="layout" svg:width="15.239cm" svg:height="11.429cm" svg:x="1.905cm" svg:y="12.065cm" presentation:class="notes" presentation:placeholder="true">
            <draw:text-box/>
          </draw:frame>
        </presentation:notes>
      </draw:page>
      <draw:page draw:name="page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Čekám na to stále, čekám na to stále, </text:span><text:span text:style-name="T5"><text:line-break/></text:span><text:span text:style-name="T5">čekám na to stále, <text:s/></text:span><text:span text:style-name="T5"><text:line-break/></text:span><text:span text:style-name="T5">že uzřím Jeruzalém tak jak Jan. </text:span></text:p>
                <text:p text:style-name="P33"><text:span text:style-name="T5"> </text:span></text:p>
              </text:list-header>
            </text:list>
            <text:list text:style-name="L13">
              <text:list-item>
                <text:p text:style-name="P14"><text:span text:style-name="T5">Jan řekl, že město do čtyř stran, </text:span><text:span text:style-name="T5"><text:line-break/></text:span><text:span text:style-name="T5">uzřím Jeruzalém tak jak Jan, </text:span><text:span text:style-name="T5"><text:line-break/></text:span><text:span text:style-name="T5">prý až já půjdu z jeho bran, </text:span><text:span text:style-name="T5"><text:line-break/></text:span><text:span text:style-name="T5">uzřím Jeruzalém tak jak Jan. </text:span></text:p>
                <text:p text:style-name="P14"><text:span text:style-name="T5"/></text:p>
              </text:list-item>
              <text:list-item>
                <text:p text:style-name="P14"><text:span text:style-name="T5">Když Petr kázal v letní den, </text:span><text:span text:style-name="T5"><text:line-break/></text:span><text:span text:style-name="T5">uzřím Jeruzalém tak jak Jan, </text:span><text:span text:style-name="T5"><text:line-break/></text:span><text:span text:style-name="T5">byl svatým Duchem osvícen, </text:span><text:span text:style-name="T5"><text:line-break/></text:span><text:span text:style-name="T5">uzřím Jeruzalém tak jak Jan.</text:span></text:p>
              </text:list-item>
            </text:list>
          </draw:text-box>
        </draw:frame>
        <draw:custom-shape draw:name="Text Box 3" draw:style-name="gr63" draw:text-style-name="P12" draw:layer="layout" svg:width="3.718cm" svg:height="1.108cm" svg:x="23.799cm" svg:y="0cm">
          <text:list text:style-name="L1">
            <text:list-header>
              <text:p text:style-name="P11"><text:span text:style-name="T6">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2" presentation:class="page"/>
          <draw:frame presentation:style-name="pr1" draw:text-style-name="P5" draw:layer="layout" svg:width="15.239cm" svg:height="11.429cm" svg:x="1.905cm" svg:y="12.065cm" presentation:class="notes" presentation:placeholder="true">
            <draw:text-box/>
          </draw:frame>
        </presentation:notes>
      </draw:page>
      <draw:page draw:name="page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Dál, dál tou vodou, dál, dál tou vodou, bratří, </text:span><text:span text:style-name="T5"><text:line-break/></text:span><text:span text:style-name="T5">dál, dál tou vodou, než vítr vlny kalné rozbouří.:) </text:span></text:p>
                <text:p text:style-name="P33"><text:span text:style-name="T5"/></text:p>
              </text:list-header>
            </text:list>
            <text:list text:style-name="L13">
              <text:list-item>
                <text:p text:style-name="P14"><text:span text:style-name="T5">Bílý zástup spěchá dál, vítr vlny kalné rozbouří, </text:span><text:span text:style-name="T5"><text:line-break/></text:span><text:span text:style-name="T5">hned v patách vojsko má, které vyslal král, </text:span><text:span text:style-name="T5"><text:line-break/></text:span><text:span text:style-name="T5">vítr vlny kalné rozbouří. </text:span></text:p>
              </text:list-item>
            </text:list>
            <text:list text:style-name="L4">
              <text:list-header>
                <text:p text:style-name="P33"><text:span text:style-name="T5"/></text:p>
                <text:p text:style-name="P18"><text:span text:style-name="T5">2. </text:span><text:span text:style-name="T5"><text:tab/></text:span><text:span text:style-name="T5">Blesků zář nám svítí tmou, vítr vlny kalné rozbouří, </text:span><text:span text:style-name="T5"><text:line-break/></text:span><text:span text:style-name="T5">kdo dojde k cíli, zem spatří svobodnou, </text:span><text:span text:style-name="T5"><text:line-break/></text:span><text:span text:style-name="T5">vítr vlny kalné rozbouří. </text:span></text:p>
              </text:list-header>
            </text:list>
          </draw:text-box>
        </draw:frame>
        <draw:custom-shape draw:name="Text Box 3" draw:style-name="gr64" draw:text-style-name="P12" draw:layer="layout" svg:width="3.718cm" svg:height="1.108cm" svg:x="23.799cm" svg:y="0cm">
          <text:list text:style-name="L1">
            <text:list-header>
              <text:p text:style-name="P11"><text:span text:style-name="T6">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3" presentation:class="page"/>
          <draw:frame presentation:style-name="pr1" draw:text-style-name="P5" draw:layer="layout" svg:width="15.239cm" svg:height="11.429cm" svg:x="1.905cm" svg:y="12.065cm" presentation:class="notes" presentation:placeholder="true">
            <draw:text-box/>
          </draw:frame>
        </presentation:notes>
      </draw:page>
      <draw:page draw:name="page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7"><text:span text:style-name="T5">R: Čest dej, jen Pánu Bohu svému dej, (4x)</text:span><text:span text:style-name="T5"><text:line-break/></text:span><text:span text:style-name="T5">Pán jen, Pán jen, jen Pán buď oslaven,</text:span><text:span text:style-name="T5"><text:line-break/></text:span><text:span text:style-name="T5">Pán, jen Pán buď oslaven.</text:span></text:p>
                <text:p text:style-name="P37"><text:span text:style-name="T5"/></text:p>
              </text:list-header>
            </text:list>
            <text:list text:style-name="L13">
              <text:list-item>
                <text:p text:style-name="P13"><text:span text:style-name="T5">Přijde k tobě ďábel sám, abys před ním klek!</text:span><text:span text:style-name="T5"><text:line-break/></text:span><text:span text:style-name="T5">Na to dobrou radu mám, vyzkoušený lék.</text:span><text:span text:style-name="T5"><text:line-break/></text:span><text:span text:style-name="T5">Moc i slávu, světa říš, vše ti nabídne,</text:span><text:span text:style-name="T5"><text:line-break/></text:span><text:span text:style-name="T5">ty mu na to odpovíš: ne, ne, ne.</text:span></text:p>
                <text:p text:style-name="P13"><text:span text:style-name="T5"/></text:p>
              </text:list-item>
            </text:list>
            <text:list text:style-name="L4">
              <text:list-header>
                <text:p text:style-name="P37"><text:span text:style-name="T5">2. Bez fára a bez vily nemáš úroveň,</text:span><text:span text:style-name="T5"><text:line-break/></text:span><text:span text:style-name="T5">co tě v mládí učili, na to zapomeň.</text:span><text:span text:style-name="T5"><text:line-break/></text:span><text:span text:style-name="T5">Celý svět už věří teď‚ v tele zlacené.</text:span><text:span text:style-name="T5"><text:line-break/></text:span><text:span text:style-name="T5">Dáš jim na to odpověď: ne, ne, ne.</text:span></text:p>
              </text:list-header>
            </text:list>
          </draw:text-box>
        </draw:frame>
        <draw:custom-shape draw:name="Text Box 3" draw:style-name="gr65" draw:text-style-name="P12" draw:layer="layout" svg:width="3.718cm" svg:height="1.108cm" svg:x="23.799cm" svg:y="0cm">
          <text:list text:style-name="L1">
            <text:list-header>
              <text:p text:style-name="P11"><text:span text:style-name="T6">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4" presentation:class="page"/>
          <draw:frame presentation:style-name="pr1" draw:text-style-name="P5" draw:layer="layout" svg:width="15.239cm" svg:height="11.429cm" svg:x="1.905cm" svg:y="12.065cm" presentation:class="notes" presentation:placeholder="true">
            <draw:text-box/>
          </draw:frame>
        </presentation:notes>
      </draw:page>
      <draw:page draw:name="page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R: Čest dej, jen Pánu Bohu svému dej, (4x)</text:span><text:span text:style-name="T5"><text:line-break/></text:span><text:span text:style-name="T5">Pán jen, Pán jen, jen Pán buď oslaven,</text:span><text:span text:style-name="T5"><text:line-break/></text:span><text:span text:style-name="T5">Pán, jen Pán buď oslaven.</text:span></text:p>
                <text:p text:style-name="P38"><text:span text:style-name="T5"/></text:p>
                <text:p text:style-name="P38"><text:span text:style-name="T5">3. Všední den se promění v cestu do ráje,</text:span><text:span text:style-name="T5"><text:line-break/></text:span><text:span text:style-name="T5">marjánkový koření věc moc dobrá je.</text:span><text:span text:style-name="T5"><text:line-break/></text:span><text:span text:style-name="T5">Strach a smutek, šed' a tíž z tebe opadne.</text:span><text:span text:style-name="T5"><text:line-break/></text:span><text:span text:style-name="T5">Ty jim na to odpovíš: ne, ne, ne.</text:span></text:p>
                <text:p text:style-name="P38"><text:span text:style-name="T5"/></text:p>
                <text:p text:style-name="P38"><text:span text:style-name="T5">4. Kočku chtěla sežrat myš, dvakrát dvě je pět,</text:span><text:span text:style-name="T5"><text:line-break/></text:span><text:span text:style-name="T5">tak nám to tu podepiš, otevřeš si svět.</text:span><text:span text:style-name="T5"><text:line-break/></text:span><text:span text:style-name="T5">Však jsou slova, jak sám víš, proutky čarovné.</text:span><text:span text:style-name="T5"><text:line-break/></text:span><text:span text:style-name="T5">Ty jim na to odpovíš: ne, ne, ne.</text:span></text:p>
              </text:list-header>
            </text:list>
          </draw:text-box>
        </draw:frame>
        <draw:custom-shape draw:name="Text Box 1027" draw:style-name="gr66" draw:text-style-name="P12" draw:layer="layout" svg:width="3.718cm" svg:height="1.108cm" svg:x="23.799cm" svg:y="0cm">
          <text:list text:style-name="L1">
            <text:list-header>
              <text:p text:style-name="P11"><text:span text:style-name="T6">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5" presentation:class="page"/>
          <draw:frame presentation:style-name="pr1" draw:text-style-name="P5" draw:layer="layout" svg:width="15.239cm" svg:height="11.429cm" svg:x="1.905cm" svg:y="12.065cm" presentation:class="notes" presentation:placeholder="true">
            <draw:text-box/>
          </draw:frame>
        </presentation:notes>
      </draw:page>
      <draw:page draw:name="page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9"><text:span text:style-name="T5">Dál, jen dál, leccos opustím, dál, jen dál, </text:span><text:span text:style-name="T5"><text:line-break/></text:span><text:span text:style-name="T5"><text:tab/></text:span><text:span text:style-name="T5">vlak jede, jede, odváží břímě mé. </text:span><text:span text:style-name="T5"><text:line-break/></text:span><text:span text:style-name="T5">Můj přítel výpravčí už jenom zapískal, </text:span><text:span text:style-name="T5"><text:line-break/></text:span><text:span text:style-name="T5"><text:tab/></text:span><text:span text:style-name="T5">(vlak jede, odváží břímě mé)</text:span><text:span text:style-name="T5"><text:line-break/></text:span><text:span text:style-name="T5">a já se nezdržoval ani jsem nemával, </text:span><text:span text:style-name="T5"><text:line-break/></text:span><text:span text:style-name="T5"><text:tab/></text:span><text:span text:style-name="T5">(vlak jede, odváží břímě mé)</text:span><text:span text:style-name="T5"><text:line-break/></text:span><text:span text:style-name="T5">nic víc, nic míň už nečekám, </text:span><text:span text:style-name="T5"><text:line-break/></text:span><text:span text:style-name="T5"><text:tab/></text:span><text:span text:style-name="T5">(vlak jede, odváží břímě mé)</text:span><text:span text:style-name="T5"><text:line-break/></text:span><text:span text:style-name="T5">hlavní je, že své ruce volné mám, </text:span><text:span text:style-name="T5"><text:line-break/></text:span><text:span text:style-name="T5"><text:tab/></text:span><text:span text:style-name="T5">(vlak jede, odváží břímě mé)</text:span><text:span text:style-name="T5"><text:line-break/></text:span><text:span text:style-name="T5">jsme celí nesví ze svý volnosti, </text:span><text:span text:style-name="T5"><text:line-break/></text:span><text:span text:style-name="T5"><text:tab/></text:span><text:span text:style-name="T5">(vlak jede, odváží břímě mé)</text:span><text:span text:style-name="T5"><text:line-break/></text:span><text:span text:style-name="T5">nauč nás, Pane, bláznovství své moudrosti, </text:span><text:span text:style-name="T5"><text:line-break/></text:span><text:span text:style-name="T5"><text:tab/></text:span><text:span text:style-name="T5">(vlak jede, odváží břímě mé)</text:span><text:span text:style-name="T5"><text:line-break/></text:span><text:span text:style-name="T5">dál, jen dál, dál, jen dál, </text:span><text:span text:style-name="T5"><text:line-break/></text:span><text:span text:style-name="T5">vlak můj odjíždí, mé ruce volné jsou. </text:span><text:span text:style-name="T5"><text:line-break/></text:span><text:span text:style-name="T5"/></text:p>
              </text:list-header>
            </text:list>
          </draw:text-box>
        </draw:frame>
        <draw:custom-shape draw:name="Text Box 3" draw:style-name="gr67" draw:text-style-name="P12" draw:layer="layout" svg:width="3.718cm" svg:height="1.108cm" svg:x="23.799cm" svg:y="0cm">
          <text:list text:style-name="L1">
            <text:list-header>
              <text:p text:style-name="P11"><text:span text:style-name="T6">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6" presentation:class="page"/>
          <draw:frame presentation:style-name="pr1" draw:text-style-name="P5" draw:layer="layout" svg:width="15.239cm" svg:height="11.429cm" svg:x="1.905cm" svg:y="12.065cm" presentation:class="notes" presentation:placeholder="true">
            <draw:text-box/>
          </draw:frame>
        </presentation:notes>
      </draw:page>
      <draw:page draw:name="page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Dál přece nejdete sami, </text:span></text:p>
                <text:p text:style-name="P35"><text:span text:style-name="T5"><text:tab/></text:span><text:span text:style-name="T5">dál Pán tu zůstává s vámi. </text:span></text:p>
                <text:p text:style-name="P35"><text:span text:style-name="T5"><text:tab/></text:span><text:span text:style-name="T5"><text:tab/></text:span><text:span text:style-name="T5">Dál určil cestu svým dětem, </text:span></text:p>
                <text:p text:style-name="P35"><text:span text:style-name="T5"><text:tab/></text:span><text:span text:style-name="T5"><text:tab/></text:span><text:span text:style-name="T5"><text:tab/></text:span><text:span text:style-name="T5">dál tímto světem. Aleluja.</text:span></text:p>
              </text:list-header>
            </text:list>
          </draw:text-box>
        </draw:frame>
        <draw:custom-shape draw:name="Text Box 3" draw:style-name="gr68" draw:text-style-name="P12" draw:layer="layout" svg:width="3.718cm" svg:height="1.108cm" svg:x="23.799cm" svg:y="0cm">
          <text:list text:style-name="L1">
            <text:list-header>
              <text:p text:style-name="P11"><text:span text:style-name="T6">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7" presentation:class="page"/>
          <draw:frame presentation:style-name="pr1" draw:text-style-name="P5" draw:layer="layout" svg:width="15.239cm" svg:height="11.429cm" svg:x="1.905cm" svg:y="12.065cm" presentation:class="notes" presentation:placeholder="true">
            <draw:text-box/>
          </draw:frame>
        </presentation:notes>
      </draw:page>
      <draw:page draw:name="page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Daniel kámen zří, dál jak se valí, </text:span><text:span text:style-name="T5"><text:line-break/></text:span><text:span text:style-name="T5">Daniel kámen zří, jak z hory náhle padá sám. </text:span></text:p>
              </text:list-header>
            </text:list>
            <text:list text:style-name="L5">
              <text:list-header>
                <text:p text:style-name="P14"><text:span text:style-name="T5"/></text:p>
              </text:list-header>
              <text:list-item>
                <text:p text:style-name="P14"><text:span text:style-name="T5">Tohle jsem nikdy neviděl, </text:span><text:span text:style-name="T5"><text:line-break/></text:span><text:span text:style-name="T5">k chudým kázání když měl. </text:span></text:p>
                <text:p text:style-name="P14"><text:span text:style-name="T5"/></text:p>
              </text:list-item>
              <text:list-item>
                <text:p text:style-name="P14"><text:span text:style-name="T5">Silný zůstal v jámě lví, </text:span><text:span text:style-name="T5"><text:line-break/></text:span><text:span text:style-name="T5">navzdory všemu bezpráví. </text:span></text:p>
                <text:p text:style-name="P14"><text:span text:style-name="T5"/></text:p>
              </text:list-item>
              <text:list-item>
                <text:p text:style-name="P14"><text:span text:style-name="T5">U Pána hledal pomoci, </text:span><text:span text:style-name="T5"><text:line-break/></text:span><text:span text:style-name="T5">než aby vzdával čest vládci. </text:span></text:p>
              </text:list-item>
            </text:list>
          </draw:text-box>
        </draw:frame>
        <draw:custom-shape draw:name="Text Box 3" draw:style-name="gr69" draw:text-style-name="P12" draw:layer="layout" svg:width="3.718cm" svg:height="1.108cm" svg:x="23.799cm" svg:y="0cm">
          <text:list text:style-name="L1">
            <text:list-header>
              <text:p text:style-name="P11"><text:span text:style-name="T6">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8" presentation:class="page"/>
          <draw:frame presentation:style-name="pr1" draw:text-style-name="P5" draw:layer="layout" svg:width="15.239cm" svg:height="11.429cm" svg:x="1.905cm" svg:y="12.065cm" presentation:class="notes" presentation:placeholder="true">
            <draw:text-box/>
          </draw:frame>
        </presentation:notes>
      </draw:page>
      <draw:page draw:name="page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Dávej radost v srdce mé, ať tě chválím, </text:span><text:span text:style-name="T5"><text:line-break/></text:span><text:span text:style-name="T5">dávej radost v srdce mé, prosím jen. </text:span><text:span text:style-name="T5"><text:line-break/></text:span><text:span text:style-name="T5">Dávej radost v srdce mé, ať tě chválím, </text:span><text:span text:style-name="T5"><text:line-break/></text:span><text:span text:style-name="T5">ať tě chválím celý žití den.</text:span></text:p>
                <text:p text:style-name="P20"><text:span text:style-name="T5"> </text:span></text:p>
                <text:p text:style-name="P21"><text:span text:style-name="T5">R: </text:span><text:span text:style-name="T5"><text:tab/></text:span><text:span text:style-name="T5">Pěj hosana, pěj hosana, pěj hosana Králi králů všech! </text:span><text:span text:style-name="T5"><text:line-break/></text:span><text:span text:style-name="T5">Pěj hosana, pěj hosana, pěj hosana Ježíši!</text:span></text:p>
                <text:p text:style-name="P20"><text:span text:style-name="T5"> </text:span></text:p>
                <text:p text:style-name="P21"><text:span text:style-name="T5">2.</text:span><text:span text:style-name="T5"><text:tab/></text:span><text:span text:style-name="T5">Dávej pokoj v srdce mé, ztiš mou duši, </text:span><text:span text:style-name="T5"><text:line-break/></text:span><text:span text:style-name="T5">dávej pokoj v srdce mé, prosím jen. </text:span><text:span text:style-name="T5"><text:line-break/></text:span><text:span text:style-name="T5">Dávej radost v srdce mé, ztiš mou duši, </text:span><text:span text:style-name="T5"><text:line-break/></text:span><text:span text:style-name="T5">ztiš mou duši celý žití den.</text:span></text:p>
                <text:p text:style-name="P20"><text:span text:style-name="T5"> </text:span></text:p>
                <text:p text:style-name="P21"><text:span text:style-name="T5">3.</text:span><text:span text:style-name="T5"><text:tab/></text:span><text:span text:style-name="T5">Dávej lásku v srdce mé, ať ti sloužím, </text:span><text:span text:style-name="T5"><text:line-break/></text:span><text:span text:style-name="T5">dávej lásku v srdce mé, prosím jen. </text:span><text:span text:style-name="T5"><text:line-break/></text:span><text:span text:style-name="T5">Dávej lásku v srdce mé, ať ti sloužím, </text:span><text:span text:style-name="T5"><text:line-break/></text:span><text:span text:style-name="T5">ať ti sloužím celý žití den.</text:span></text:p>
              </text:list-header>
            </text:list>
          </draw:text-box>
        </draw:frame>
        <draw:custom-shape draw:name="Text Box 3" draw:style-name="gr70" draw:text-style-name="P12" draw:layer="layout" svg:width="3.718cm" svg:height="1.108cm" svg:x="23.799cm" svg:y="0cm">
          <text:list text:style-name="L1">
            <text:list-header>
              <text:p text:style-name="P11"><text:span text:style-name="T6">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9" presentation:class="page"/>
          <draw:frame presentation:style-name="pr1" draw:text-style-name="P5" draw:layer="layout" svg:width="15.239cm" svg:height="11.429cm" svg:x="1.905cm" svg:y="12.065cm" presentation:class="notes" presentation:placeholder="true">
            <draw:text-box/>
          </draw:frame>
        </presentation:notes>
      </draw:page>
      <draw:page draw:name="page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0"><text:span text:style-name="T5">Dávno Bůh, náš Pán, měl svůj plán </text:span><text:span text:style-name="T5"><text:line-break/></text:span><text:span text:style-name="T5">postavit bídným chrám, krásný chrám, </text:span><text:span text:style-name="T5"><text:line-break/></text:span><text:span text:style-name="T5">prorokům svým ten plán poznat dal. </text:span></text:p>
              </text:list-item>
            </text:list>
            <text:list text:style-name="L4">
              <text:list-header>
                <text:p text:style-name="P41"><text:span text:style-name="T5">R: </text:span><text:span text:style-name="T5"><text:tab/></text:span><text:span text:style-name="T5">Vyroste z kořenů proutek a bude ovoce mít, </text:span><text:span text:style-name="T5"><text:line-break/></text:span><text:span text:style-name="T5">s moudrostí Knížete míru duchem rtů svých se bít, </text:span><text:span text:style-name="T5"><text:line-break/></text:span><text:span text:style-name="T5">dávno to, dávno to, dávno proroci měli ten sen, </text:span><text:span text:style-name="T5"><text:line-break/></text:span><text:span text:style-name="T5">nám vyšla naděje zář v městě malém Betlém. </text:span></text:p>
              </text:list-header>
            </text:list>
            <text:list text:style-name="L8">
              <text:list-item>
                <text:p text:style-name="P40"><text:span text:style-name="T5">Rek udatný, Rádce, Bůh silný, </text:span><text:span text:style-name="T5"><text:line-break/></text:span><text:span text:style-name="T5">Kníže míru, Předivný, Otec věčnosti, </text:span><text:span text:style-name="T5"><text:line-break/></text:span><text:span text:style-name="T5">tu krásu jmen sám život mu dal. </text:span></text:p>
              </text:list-item>
              <text:list-item>
                <text:p text:style-name="P40"><text:span text:style-name="T5">Vlk s beránkem prý tam může spát, </text:span><text:span text:style-name="T5"><text:line-break/></text:span><text:span text:style-name="T5">s dítětem litý had si hrát, </text:span><text:span text:style-name="T5"><text:line-break/></text:span><text:span text:style-name="T5">v království tom není proč se bát. </text:span></text:p>
              </text:list-item>
            </text:list>
          </draw:text-box>
        </draw:frame>
        <draw:custom-shape draw:name="Text Box 3" draw:style-name="gr71" draw:text-style-name="P12" draw:layer="layout" svg:width="3.718cm" svg:height="1.108cm" svg:x="23.799cm" svg:y="0cm">
          <text:list text:style-name="L1">
            <text:list-header>
              <text:p text:style-name="P11"><text:span text:style-name="T6">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0" presentation:class="page"/>
          <draw:frame presentation:style-name="pr1" draw:text-style-name="P5" draw:layer="layout" svg:width="15.239cm" svg:height="11.429cm" svg:x="1.905cm" svg:y="12.065cm" presentation:class="notes" presentation:placeholder="true">
            <draw:text-box/>
          </draw:frame>
        </presentation:notes>
      </draw:page>
      <draw:page draw:name="page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Dej mi zase nový den, </text:span><text:span text:style-name="T5"><text:line-break/></text:span><text:span text:style-name="T5">dej mi zase nový den, </text:span><text:span text:style-name="T5"><text:line-break/></text:span><text:span text:style-name="T5">tobě rád díky vzdám </text:span><text:span text:style-name="T5"><text:line-break/></text:span><text:span text:style-name="T5">a rozbouřeným mořem </text:span><text:span text:style-name="T5"><text:line-break/></text:span><text:span text:style-name="T5">bez obav se ubírám. </text:span></text:p>
                <text:p text:style-name="P19"><text:span text:style-name="T5"><text:tab/></text:span><text:span text:style-name="T5">Když tě opustí, co je ti blízké, </text:span><text:span text:style-name="T5"><text:line-break/></text:span><text:span text:style-name="T5">když tě obklopí smutné cesty nízké, </text:span><text:span text:style-name="T5"><text:line-break/></text:span><text:span text:style-name="T5">žal hrdlo pálí, zášť duší svírá, </text:span><text:span text:style-name="T5"><text:line-break/></text:span><text:span text:style-name="T5">tak řekni, má-li cenu tvoje víra. </text:span></text:p>
                <text:p text:style-name="P19"><text:span text:style-name="T5"><text:tab/></text:span><text:span text:style-name="T5">Byť všechno zahynulo, </text:span><text:span text:style-name="T5"><text:line-break/></text:span><text:span text:style-name="T5">já zůstal tu sám stát, </text:span><text:span text:style-name="T5"><text:line-break/></text:span><text:span text:style-name="T5">byť všechno pominulo, </text:span><text:span text:style-name="T5"><text:line-break/></text:span><text:span text:style-name="T5">já neměl kam hlavu dát, </text:span><text:span text:style-name="T5"><text:line-break/></text:span><text:span text:style-name="T5">budu zase doufat dál, neboť vím, </text:span><text:span text:style-name="T5"><text:line-break/></text:span><text:span text:style-name="T5">vůle tvá to není.</text:span></text:p>
              </text:list-header>
            </text:list>
          </draw:text-box>
        </draw:frame>
        <draw:custom-shape draw:name="Text Box 3" draw:style-name="gr72" draw:text-style-name="P12" draw:layer="layout" svg:width="3.718cm" svg:height="1.108cm" svg:x="23.799cm" svg:y="0cm">
          <text:list text:style-name="L1">
            <text:list-header>
              <text:p text:style-name="P11"><text:span text:style-name="T6">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1" presentation:class="page"/>
          <draw:frame presentation:style-name="pr1" draw:text-style-name="P5" draw:layer="layout" svg:width="15.239cm" svg:height="11.429cm" svg:x="1.905cm" svg:y="12.065cm" presentation:class="notes" presentation:placeholder="true">
            <draw:text-box/>
          </draw:frame>
        </presentation:notes>
      </draw:page>
      <draw:page draw:name="page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Kdyby se země zachvěla a ty bys neslyšel </text:span><text:span text:style-name="T5"><text:line-break/></text:span><text:span text:style-name="T5">pro rachot padající skály, </text:span><text:span text:style-name="T5"><text:line-break/></text:span><text:span text:style-name="T5">kdyby vše v ohni tálo a skutků bylo málo </text:span><text:span text:style-name="T5"><text:line-break/></text:span><text:span text:style-name="T5">a kdyby slepé blesky pekelné se smály, </text:span><text:span text:style-name="T5"><text:line-break/></text:span><text:span text:style-name="T5">pak dým ti jazyk sváže, zrak vypálí síra, </text:span><text:span text:style-name="T5"><text:line-break/></text:span><text:span text:style-name="T5">tak řekni, řekni, jaká je to víra. </text:span></text:p>
                <text:p text:style-name="P19"><text:span text:style-name="T5"><text:tab/></text:span><text:span text:style-name="T5">Byť všechno zahynulo, </text:span><text:span text:style-name="T5"><text:line-break/></text:span><text:span text:style-name="T5">já zůstal tu sám stát, </text:span><text:span text:style-name="T5"><text:line-break/></text:span><text:span text:style-name="T5">byť všechno pominulo, </text:span><text:span text:style-name="T5"><text:line-break/></text:span><text:span text:style-name="T5">já neměl kam hlavu dát, </text:span><text:span text:style-name="T5"><text:line-break/></text:span><text:span text:style-name="T5">budu zase doufat dál, neboť vím, </text:span><text:span text:style-name="T5"><text:line-break/></text:span><text:span text:style-name="T5">vůle tvá to není.</text:span></text:p>
              </text:list-header>
            </text:list>
          </draw:text-box>
        </draw:frame>
        <draw:custom-shape draw:name="Text Box 1027" draw:style-name="gr73" draw:text-style-name="P12" draw:layer="layout" svg:width="3.718cm" svg:height="1.108cm" svg:x="23.799cm" svg:y="0cm">
          <text:list text:style-name="L1">
            <text:list-header>
              <text:p text:style-name="P11"><text:span text:style-name="T6">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2" presentation:class="page"/>
          <draw:frame presentation:style-name="pr1" draw:text-style-name="P5" draw:layer="layout" svg:width="15.239cm" svg:height="11.429cm" svg:x="1.905cm" svg:y="12.065cm" presentation:class="notes" presentation:placeholder="true">
            <draw:text-box/>
          </draw:frame>
        </presentation:notes>
      </draw:page>
      <draw:page draw:name="page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ej mi, Pane, víru, lásku, sílu, </text:span><text:span text:style-name="T5"><text:line-break/></text:span><text:span text:style-name="T5">dej mi, Pane, naději a pokoru. (2x)</text:span></text:p>
                <text:p text:style-name="P32"><text:span text:style-name="T5"> </text:span></text:p>
              </text:list-header>
            </text:list>
            <text:list text:style-name="L22">
              <text:list-item>
                <text:p text:style-name="P14"><text:span text:style-name="T5">Takovou víru, která pohne skálou,</text:span><text:span text:style-name="T5"><text:line-break/></text:span><text:span text:style-name="T5">takovou víru, která po vodě jde,</text:span><text:span text:style-name="T5"><text:line-break/></text:span><text:span text:style-name="T5">takovou víru, pevnou a stálou,</text:span><text:span text:style-name="T5"><text:line-break/></text:span><text:span text:style-name="T5">dej mi, Pane, víru v jméno tvé.</text:span></text:p>
                <text:p text:style-name="P14"><text:span text:style-name="T5"/></text:p>
              </text:list-item>
              <text:list-item>
                <text:p text:style-name="P14"><text:span text:style-name="T5">Tu lásku, která život v obět' dává,</text:span><text:span text:style-name="T5"><text:line-break/></text:span><text:span text:style-name="T5">tu lásku, která všechno odpouští,</text:span><text:span text:style-name="T5"><text:line-break/></text:span><text:span text:style-name="T5">tu lásku, jež svou silou překonává</text:span><text:span text:style-name="T5"><text:line-break/></text:span><text:span text:style-name="T5">i třeba vedro na poušti.</text:span></text:p>
              </text:list-item>
            </text:list>
            <text:list text:style-name="L4">
              <text:list-header>
                <text:p text:style-name="P32"><text:span text:style-name="T5"> </text:span></text:p>
                <text:p text:style-name="P32"><text:span text:style-name="T5">3. Chtěl bych mít sílu bojovat se zlem,</text:span><text:span text:style-name="T5"><text:line-break/></text:span><text:span text:style-name="T5">chtěl bych mít sílu urážky přijímat,</text:span><text:span text:style-name="T5"><text:line-break/></text:span><text:span text:style-name="T5">chtěl bych mít sílu vytrvat v dobrém</text:span><text:span text:style-name="T5"><text:line-break/></text:span><text:span text:style-name="T5">a pevně ve své víře stát.</text:span></text:p>
              </text:list-header>
            </text:list>
          </draw:text-box>
        </draw:frame>
        <draw:custom-shape draw:name="Text Box 3" draw:style-name="gr74" draw:text-style-name="P12" draw:layer="layout" svg:width="3.718cm" svg:height="1.108cm" svg:x="23.799cm" svg:y="0cm">
          <text:list text:style-name="L1">
            <text:list-header>
              <text:p text:style-name="P11"><text:span text:style-name="T6">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3" presentation:class="page"/>
          <draw:frame presentation:style-name="pr1" draw:text-style-name="P5" draw:layer="layout" svg:width="15.239cm" svg:height="11.429cm" svg:x="1.905cm" svg:y="12.065cm" presentation:class="notes" presentation:placeholder="true">
            <draw:text-box/>
          </draw:frame>
        </presentation:notes>
      </draw:page>
      <draw:page draw:name="page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ej mi, Pane, víru, lásku, sílu, </text:span><text:span text:style-name="T5"><text:line-break/></text:span><text:span text:style-name="T5">dej mi, Pane, naději a pokoru. (2x)</text:span></text:p>
                <text:p text:style-name="P32"><text:span text:style-name="T5"> </text:span></text:p>
                <text:p text:style-name="P32"><text:span text:style-name="T5">4. Naději, která nikdy neumírá,</text:span><text:span text:style-name="T5"><text:line-break/></text:span><text:span text:style-name="T5">naději ve tvé milosrdenství,</text:span><text:span text:style-name="T5"><text:line-break/></text:span><text:span text:style-name="T5">naději, která pochybnosti stírá,</text:span><text:span text:style-name="T5"><text:line-break/></text:span><text:span text:style-name="T5">naději v pravdy vítězství.</text:span></text:p>
                <text:p text:style-name="P32"><text:span text:style-name="T5"> </text:span></text:p>
                <text:p text:style-name="P32"><text:span text:style-name="T5">5. Pokoru, která mlčky křivdu přijme,</text:span><text:span text:style-name="T5"><text:line-break/></text:span><text:span text:style-name="T5">pokoru, která chyby uznává,</text:span><text:span text:style-name="T5"><text:line-break/></text:span><text:span text:style-name="T5">pokoru, která sebe z chvály vyjme,</text:span><text:span text:style-name="T5"><text:line-break/></text:span><text:span text:style-name="T5">která se nikdy nehádá.</text:span></text:p>
              </text:list-header>
            </text:list>
          </draw:text-box>
        </draw:frame>
        <draw:custom-shape draw:name="Text Box 3" draw:style-name="gr75" draw:text-style-name="P12" draw:layer="layout" svg:width="3.718cm" svg:height="1.108cm" svg:x="23.799cm" svg:y="0cm">
          <text:list text:style-name="L1">
            <text:list-header>
              <text:p text:style-name="P11"><text:span text:style-name="T6">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4" presentation:class="page"/>
          <draw:frame presentation:style-name="pr1" draw:text-style-name="P5" draw:layer="layout" svg:width="15.239cm" svg:height="11.429cm" svg:x="1.905cm" svg:y="12.065cm" presentation:class="notes" presentation:placeholder="true">
            <draw:text-box/>
          </draw:frame>
        </presentation:notes>
      </draw:page>
      <draw:page draw:name="page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Díky za toto krásné ráno, díky za každý nový den. </text:span><text:span text:style-name="T5"><text:line-break/></text:span><text:span text:style-name="T5">Díky, za to, co už je za mnou jako těžký sen. </text:span></text:p>
                <text:p text:style-name="P42"><text:span text:style-name="T5">2. Díky za všechny věrné druhy, díky, ó Pane, za tvůj lid. </text:span><text:span text:style-name="T5"><text:line-break/></text:span><text:span text:style-name="T5">Díky, že všechny křivdy, dluhy, mohu odpustit. </text:span></text:p>
                <text:p text:style-name="P42"><text:span text:style-name="T5">3. Díky za moje pracoviště, díky za každý drobný zdar, </text:span><text:span text:style-name="T5"><text:line-break/></text:span><text:span text:style-name="T5">díky, za všechno krásné, čisté, dík za hudby dar. </text:span></text:p>
                <text:p text:style-name="P42"><text:span text:style-name="T5">4. Díky, za to, co zarmoutilo, díky za to, co potěší. </text:span><text:span text:style-name="T5"><text:line-break/></text:span><text:span text:style-name="T5">Díky, že vedeš mne, má sílo, cestou nejlepší. </text:span></text:p>
                <text:p text:style-name="P42"><text:span text:style-name="T5">5. Díky, že smím tvé slovo chválit, díky, že Ducha dáš mi též. </text:span><text:span text:style-name="T5"><text:line-break/></text:span><text:span text:style-name="T5">Díky, že nablízku i v dáli lidi miluješ. </text:span></text:p>
                <text:p text:style-name="P42"><text:span text:style-name="T5">6. Díky, že všem jsi přines spásu, díky, toho se přidržím. </text:span><text:span text:style-name="T5"><text:line-break/></text:span><text:span text:style-name="T5">Díky, že věřím tvému hlasu, že ti patřit smím. </text:span></text:p>
              </text:list-header>
            </text:list>
          </draw:text-box>
        </draw:frame>
        <draw:custom-shape draw:name="Text Box 3" draw:style-name="gr76" draw:text-style-name="P12" draw:layer="layout" svg:width="3.718cm" svg:height="1.108cm" svg:x="23.799cm" svg:y="0cm">
          <text:list text:style-name="L1">
            <text:list-header>
              <text:p text:style-name="P11"><text:span text:style-name="T6">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5" presentation:class="page"/>
          <draw:frame presentation:style-name="pr1" draw:text-style-name="P5" draw:layer="layout" svg:width="15.239cm" svg:height="11.429cm" svg:x="1.905cm" svg:y="12.065cm" presentation:class="notes" presentation:placeholder="true">
            <draw:text-box/>
          </draw:frame>
        </presentation:notes>
      </draw:page>
      <draw:page draw:name="page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1. </text:span><text:span text:style-name="T5"><text:tab/></text:span><text:span text:style-name="T5">Díky za večer, jenž se stmívá, díky za uplynulý den, </text:span><text:span text:style-name="T5"><text:line-break/></text:span><text:span text:style-name="T5">díky, mé srdce vděčně zpívá: Budiž veleben! </text:span></text:p>
                <text:p text:style-name="P43"><text:span text:style-name="T5">2.</text:span><text:span text:style-name="T5"><text:tab/></text:span><text:span text:style-name="T5">Díky, že řídíš hvězdy nebe, díky, že bdíš i nad světem, </text:span><text:span text:style-name="T5"><text:line-break/></text:span><text:span text:style-name="T5">díky, že jsem tak blízko tebe, že v tvé mysli jsem.</text:span></text:p>
                <text:p text:style-name="P43"><text:span text:style-name="T5">3.</text:span><text:span text:style-name="T5"><text:tab/></text:span><text:span text:style-name="T5">Díky za všechno krásné, milé, díky, mé srdce tuší již, </text:span><text:span text:style-name="T5"><text:line-break/></text:span><text:span text:style-name="T5">díky, že mne i těžké chvíle vedly k tobě blíž.</text:span></text:p>
                <text:p text:style-name="P43"><text:span text:style-name="T5">4. </text:span><text:span text:style-name="T5"><text:tab/></text:span><text:span text:style-name="T5">Díky, že jsi mi dal svou sílu, díky, že jsem směl dobrý být, </text:span><text:span text:style-name="T5"><text:line-break/></text:span><text:span text:style-name="T5">díky, žes mi dal schopnost k dílu, dej i šťastný klid. </text:span></text:p>
                <text:p text:style-name="P43"><text:span text:style-name="T5">5. </text:span><text:span text:style-name="T5"><text:tab/></text:span><text:span text:style-name="T5">Díky, že jsi mi milost skýtal, díky, že jsi mi odpustil, </text:span><text:span text:style-name="T5"><text:line-break/></text:span><text:span text:style-name="T5">díky, kdybys mi hříchy sčítal, zavržen bych byl.</text:span></text:p>
                <text:p text:style-name="P43"><text:span text:style-name="T5">6. </text:span><text:span text:style-name="T5"><text:tab/></text:span><text:span text:style-name="T5">Díky, že jsi byl stále se mnou, díky, noc neleká mne víc, </text:span><text:span text:style-name="T5"><text:line-break/></text:span><text:span text:style-name="T5">díky, až ráno přijdeš jednou, já Ti půjdu vstříc.</text:span></text:p>
                <text:p text:style-name="P43"><text:span text:style-name="T5">7. </text:span><text:span text:style-name="T5"><text:tab/></text:span><text:span text:style-name="T5">Díky, že jsi všem přines spásu, díky, toho se přidržím. </text:span><text:span text:style-name="T5"><text:line-break/></text:span><text:span text:style-name="T5">(: Díky, že věřím tvému hlasu, že ti patřit smím. :)</text:span></text:p>
              </text:list-header>
            </text:list>
          </draw:text-box>
        </draw:frame>
        <draw:custom-shape draw:name="Text Box 3" draw:style-name="gr77" draw:text-style-name="P12" draw:layer="layout" svg:width="3.718cm" svg:height="1.108cm" svg:x="23.799cm" svg:y="0cm">
          <text:list text:style-name="L1">
            <text:list-header>
              <text:p text:style-name="P11"><text:span text:style-name="T6">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6" presentation:class="page"/>
          <draw:frame presentation:style-name="pr1" draw:text-style-name="P5" draw:layer="layout" svg:width="15.239cm" svg:height="11.429cm" svg:x="1.905cm" svg:y="12.065cm" presentation:class="notes" presentation:placeholder="true">
            <draw:text-box/>
          </draw:frame>
        </presentation:notes>
      </draw:page>
      <draw:page draw:name="page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9"><text:tab/></text:span><text:span text:style-name="T9">Recitativ</text:span><text:span text:style-name="T9"><text:line-break/></text:span><text:span text:style-name="T5">I viděl farao, Egypta král, že lid Hebrejů plní zem egyptskou, </text:span><text:span text:style-name="T5"><text:line-break/></text:span><text:span text:style-name="T5">tedy povolal si k sobě porodní báby, </text:span><text:span text:style-name="T5"><text:line-break/></text:span><text:span text:style-name="T5">které pomáhaly při porodu ženám hebrejským </text:span><text:span text:style-name="T5"><text:line-break/></text:span><text:span text:style-name="T5">a jejichž jména byla Sefora a Fua. </text:span><text:span text:style-name="T5"><text:line-break/></text:span><text:span text:style-name="T5">A takto děl Farao, Egypta král, porodním babám hebrejským: </text:span></text:p>
                <text:p text:style-name="P20"><text:span text:style-name="T5"/></text:p>
                <text:p text:style-name="P21"><text:span text:style-name="T5">1. </text:span><text:span text:style-name="T5"><text:tab/></text:span><text:span text:style-name="T5">Dítě hned jak opustí matky klín, </text:span><text:span text:style-name="T5"><text:line-break/></text:span><text:span text:style-name="T5">dítě hned jak opustí matky klín, </text:span><text:span text:style-name="T5"><text:line-break/></text:span><text:span text:style-name="T5">musíte zabít, bude-li to syn. </text:span></text:p>
              </text:list-header>
            </text:list>
            <text:list text:style-name="L8">
              <text:list-header>
                <text:p text:style-name="P14"><text:span text:style-name="T5"/></text:p>
              </text:list-header>
              <text:list-item>
                <text:p text:style-name="P14"><text:span text:style-name="T5">Král velí, báby by syny zabily, </text:span><text:span text:style-name="T5"><text:line-break/></text:span><text:span text:style-name="T5">král velí, báby by syny zabily, </text:span><text:span text:style-name="T5"><text:line-break/></text:span><text:span text:style-name="T5">Bůh babám velí, aby život hájily. </text:span></text:p>
              </text:list-item>
            </text:list>
            <text:list text:style-name="L4">
              <text:list-header>
                <text:p text:style-name="P20"><text:span text:style-name="T5"/></text:p>
              </text:list-header>
            </text:list>
          </draw:text-box>
        </draw:frame>
        <draw:custom-shape draw:name="Text Box 3" draw:style-name="gr78" draw:text-style-name="P12" draw:layer="layout" svg:width="3.718cm" svg:height="1.108cm" svg:x="23.799cm" svg:y="0cm">
          <text:list text:style-name="L1">
            <text:list-header>
              <text:p text:style-name="P11"><text:span text:style-name="T6">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7" presentation:class="page"/>
          <draw:frame presentation:style-name="pr1" draw:text-style-name="P5" draw:layer="layout" svg:width="15.239cm" svg:height="11.429cm" svg:x="1.905cm" svg:y="12.065cm" presentation:class="notes" presentation:placeholder="true">
            <draw:text-box/>
          </draw:frame>
        </presentation:notes>
      </draw:page>
      <draw:page draw:name="page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Recitativ:</text:span></text:p>
                <text:p text:style-name="P18"><text:span text:style-name="T5"><text:tab/></text:span><text:span text:style-name="T5">A ty báby bály se Boha otců svých, nečinily tak, </text:span><text:span text:style-name="T5"><text:line-break/></text:span><text:span text:style-name="T5">jak jim nařídil farao král, ale živé nechávaly </text:span><text:span text:style-name="T5"><text:line-break/></text:span><text:span text:style-name="T5">pacholíky rodiček svých. </text:span></text:p>
                <text:p text:style-name="P33"><text:span text:style-name="T5"/></text:p>
                <text:p text:style-name="P18"><text:span text:style-name="T5">2. </text:span><text:span text:style-name="T5"><text:tab/></text:span><text:span text:style-name="T5">Ty báby se bály Boha jen, </text:span><text:span text:style-name="T5"><text:line-break/></text:span><text:span text:style-name="T5">ty báby se bály Boha jen, </text:span><text:span text:style-name="T5"><text:line-break/></text:span><text:span text:style-name="T5">tvým, farao, nebyly nástrojem. </text:span></text:p>
              </text:list-header>
            </text:list>
            <text:list text:style-name="L18">
              <text:list-header>
                <text:p text:style-name="P14"><text:span text:style-name="T5"/></text:p>
              </text:list-header>
            </text:list>
            <text:list text:style-name="L4">
              <text:list-header>
                <text:p text:style-name="P18"><text:span text:style-name="T5">4. </text:span><text:span text:style-name="T5"><text:tab/></text:span><text:span text:style-name="T5">Je lepší jak ta bába se Boha bát, </text:span><text:span text:style-name="T5"><text:line-break/></text:span><text:span text:style-name="T5">je lepší jak ta bába se Boha bát, </text:span><text:span text:style-name="T5"><text:line-break/></text:span><text:span text:style-name="T5">než se bát lidí a slepě poslouchat. </text:span></text:p>
              </text:list-header>
            </text:list>
          </draw:text-box>
        </draw:frame>
        <draw:custom-shape draw:name="Text Box 1027" draw:style-name="gr79" draw:text-style-name="P12" draw:layer="layout" svg:width="3.718cm" svg:height="1.108cm" svg:x="23.799cm" svg:y="0cm">
          <text:list text:style-name="L1">
            <text:list-header>
              <text:p text:style-name="P11"><text:span text:style-name="T6">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8" presentation:class="page"/>
          <draw:frame presentation:style-name="pr1" draw:text-style-name="P5" draw:layer="layout" svg:width="15.239cm" svg:height="11.429cm" svg:x="1.905cm" svg:y="12.065cm" presentation:class="notes" presentation:placeholder="true">
            <draw:text-box/>
          </draw:frame>
        </presentation:notes>
      </draw:page>
      <draw:page draw:name="page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Dítě, o němž zpíváme, přišlo kdys k nám. </text:span><text:span text:style-name="T5"><text:line-break/></text:span><text:span text:style-name="T5">Jméno jeho známo je, byl to Ježíš Pán. </text:span><text:span text:style-name="T5"><text:line-break/></text:span><text:span text:style-name="T5">Zpívali andělé o něm píseň chval, </text:span><text:span text:style-name="T5"><text:line-break/></text:span><text:span text:style-name="T5">zpívali andělé o něm píseň chval. </text:span></text:p>
                <text:p text:style-name="P33"><text:span text:style-name="T5"/></text:p>
                <text:p text:style-name="P18"><text:span text:style-name="T5">2. </text:span><text:span text:style-name="T5"><text:tab/></text:span><text:span text:style-name="T5">Vánoce čas lásky jsou, pamatujte, </text:span><text:span text:style-name="T5"><text:line-break/></text:span><text:span text:style-name="T5">o Ježíši, Králi svém, prozpěvujte. </text:span><text:span text:style-name="T5"><text:line-break/></text:span><text:span text:style-name="T5">Lásku šel dávat všem lidem, také nám, </text:span><text:span text:style-name="T5"><text:line-break/></text:span><text:span text:style-name="T5">lásku šel dávat všem lidem, také nám.</text:span></text:p>
              </text:list-header>
            </text:list>
          </draw:text-box>
        </draw:frame>
        <draw:custom-shape draw:name="Text Box 3" draw:style-name="gr80" draw:text-style-name="P12" draw:layer="layout" svg:width="3.718cm" svg:height="1.108cm" svg:x="23.799cm" svg:y="0cm">
          <text:list text:style-name="L1">
            <text:list-header>
              <text:p text:style-name="P11"><text:span text:style-name="T6">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9" presentation:class="page"/>
          <draw:frame presentation:style-name="pr1" draw:text-style-name="P5" draw:layer="layout" svg:width="15.239cm" svg:height="11.429cm" svg:x="1.905cm" svg:y="12.065cm" presentation:class="notes" presentation:placeholder="true">
            <draw:text-box/>
          </draw:frame>
        </presentation:notes>
      </draw:page>
      <draw:page draw:name="page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Dítě v chlévě leží, Bůh se sklonil k nám. </text:span><text:span text:style-name="T5"><text:line-break/></text:span><text:span text:style-name="T5">V slámě místo v peří, Bůh se sklonil k nám. </text:span><text:span text:style-name="T5"><text:line-break/></text:span><text:span text:style-name="T5">Dítě v chlévě leží, Bůh se sklonil k nám, <text:s/></text:span><text:span text:style-name="T5"><text:line-break/></text:span><text:span text:style-name="T5">sklonil k nám, sklonil k nám, sklonil k nám.</text:span></text:p>
                <text:p text:style-name="P19"><text:span text:style-name="T5">2. </text:span><text:span text:style-name="T5"><text:tab/></text:span><text:span text:style-name="T5">Do lží, běd a zmatků, Bůh se sklonil k nám. </text:span><text:span text:style-name="T5"><text:line-break/></text:span><text:span text:style-name="T5">Do chýší i statků, Bůh se sklonil k nám. </text:span></text:p>
                <text:p text:style-name="P19"><text:span text:style-name="T5">3. </text:span><text:span text:style-name="T5"><text:tab/></text:span><text:span text:style-name="T5">Září hvězda jitřní - blednou vládci pyšní.</text:span></text:p>
                <text:p text:style-name="P19"><text:span text:style-name="T5">4. </text:span><text:span text:style-name="T5"><text:tab/></text:span><text:span text:style-name="T5">K bohatým i chudým - k moudrým, i k těm druhým. </text:span></text:p>
                <text:p text:style-name="P19"><text:span text:style-name="T5">5. </text:span><text:span text:style-name="T5"><text:tab/></text:span><text:span text:style-name="T5">Průvod táhne nocí - jdou obutí, jdou bosí. </text:span></text:p>
                <text:p text:style-name="P19"><text:span text:style-name="T5">6. <text:s/></text:span><text:span text:style-name="T5"><text:tab/></text:span><text:span text:style-name="T5">K zoufalým i jistým – k špinavým i čistým. </text:span></text:p>
                <text:p text:style-name="P19"><text:span text:style-name="T5">7. <text:s/></text:span><text:span text:style-name="T5"><text:tab/></text:span><text:span text:style-name="T5">Křehký, zranitelný <text:s/>- živý, silný, věrný. </text:span></text:p>
              </text:list-header>
            </text:list>
          </draw:text-box>
        </draw:frame>
        <draw:custom-shape draw:name="Text Box 3" draw:style-name="gr81" draw:text-style-name="P12" draw:layer="layout" svg:width="3.718cm" svg:height="1.108cm" svg:x="23.799cm" svg:y="0cm">
          <text:list text:style-name="L1">
            <text:list-header>
              <text:p text:style-name="P11"><text:span text:style-name="T6">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0" presentation:class="page"/>
          <draw:frame presentation:style-name="pr1" draw:text-style-name="P5" draw:layer="layout" svg:width="15.239cm" svg:height="11.429cm" svg:x="1.905cm" svg:y="12.065cm" presentation:class="notes" presentation:placeholder="true">
            <draw:text-box/>
          </draw:frame>
        </presentation:notes>
      </draw:page>
      <draw:page draw:name="page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Divné to věci dnes, dějou se v údolí, </text:span><text:span text:style-name="T5"><text:line-break/></text:span><text:span text:style-name="T5">dějou se v údolí, dějou se v údolí,</text:span><text:span text:style-name="T5"><text:line-break/></text:span><text:span text:style-name="T5">divné to věci dnes, dějou se v údolí, tam dole v údolí.</text:span></text:p>
                <text:p text:style-name="P34"><text:span text:style-name="T5"> </text:span></text:p>
              </text:list-header>
            </text:list>
            <text:list text:style-name="L13">
              <text:list-item>
                <text:p text:style-name="P28"><text:span text:style-name="T5">V tom hřbitovním údolí, kosti suché zbělely,</text:span><text:span text:style-name="T5"><text:line-break/></text:span><text:span text:style-name="T5">v tom hřbitovním údolí, </text:span><text:span text:style-name="T5"><text:line-break/></text:span><text:span text:style-name="T5">mrtvé kosti bez duší nic a nikdo netuší, </text:span><text:span text:style-name="T5"><text:line-break/></text:span><text:span text:style-name="T5">mrtvé kosti bez duší.</text:span></text:p>
              </text:list-item>
            </text:list>
            <text:list text:style-name="L4">
              <text:list-header>
                <text:p text:style-name="P34"><text:span text:style-name="T5"> </text:span></text:p>
                <text:p text:style-name="P34"><text:span text:style-name="T5">2. Posel Boží pospíchá, aby volal do ticha,</text:span><text:span text:style-name="T5"><text:line-break/></text:span><text:span text:style-name="T5">posel Boží pospíchá, </text:span><text:span text:style-name="T5"><text:line-break/></text:span><text:span text:style-name="T5">mocným hlasem pronese, kosti líné, vzbuďte se, </text:span><text:span text:style-name="T5"><text:line-break/></text:span><text:span text:style-name="T5">mocným hlasem pronese.</text:span></text:p>
                <text:p text:style-name="P34"><text:span text:style-name="T5"> </text:span></text:p>
                <text:p text:style-name="P34"><text:span text:style-name="T5">3. Žebro, čelist, rameno, loket, kotník, koleno,</text:span><text:span text:style-name="T5"><text:line-break/></text:span><text:span text:style-name="T5">žebro, čelist, rameno, </text:span><text:span text:style-name="T5"><text:line-break/></text:span><text:span text:style-name="T5">už si běží naproti, chrastí to a rachotí,</text:span><text:span text:style-name="T5"><text:line-break/></text:span><text:span text:style-name="T5">už si běží naproti.</text:span></text:p>
              </text:list-header>
            </text:list>
          </draw:text-box>
        </draw:frame>
        <draw:custom-shape draw:name="Text Box 3" draw:style-name="gr82" draw:text-style-name="P12" draw:layer="layout" svg:width="3.718cm" svg:height="1.108cm" svg:x="23.799cm" svg:y="0cm">
          <text:list text:style-name="L1">
            <text:list-header>
              <text:p text:style-name="P11"><text:span text:style-name="T6">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1" presentation:class="page"/>
          <draw:frame presentation:style-name="pr1" draw:text-style-name="P5" draw:layer="layout" svg:width="15.239cm" svg:height="11.429cm" svg:x="1.905cm" svg:y="12.065cm" presentation:class="notes" presentation:placeholder="true">
            <draw:text-box/>
          </draw:frame>
        </presentation:notes>
      </draw:page>
      <draw:page draw:name="page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Divné to věci dnes, dějou se v údolí, </text:span><text:span text:style-name="T5"><text:line-break/></text:span><text:span text:style-name="T5">dějou se v údolí, dějou se v údolí,</text:span><text:span text:style-name="T5"><text:line-break/></text:span><text:span text:style-name="T5">divné to věci dnes, dějou se v údolí, tam dole v údolí.</text:span></text:p>
                <text:p text:style-name="P32"><text:span text:style-name="T5"> </text:span></text:p>
                <text:p text:style-name="P32"><text:span text:style-name="T5">4. Už to masem obrůstá od paty až po ústa,</text:span><text:span text:style-name="T5"><text:line-break/></text:span><text:span text:style-name="T5">už to mase obrůstá,</text:span><text:span text:style-name="T5"><text:line-break/></text:span><text:span text:style-name="T5">a tentam je mrtvý klid, srdce zase začlo být,</text:span><text:span text:style-name="T5"><text:line-break/></text:span><text:span text:style-name="T5">a tentam je mrtvý klid.</text:span></text:p>
                <text:p text:style-name="P32"><text:span text:style-name="T5"> </text:span></text:p>
                <text:p text:style-name="P32"><text:span text:style-name="T5">5. Když Duch Boží zavěje, vstane z mrtvých naděje,</text:span><text:span text:style-name="T5"><text:line-break/></text:span><text:span text:style-name="T5">když Duch Boží zavěje,</text:span><text:span text:style-name="T5"><text:line-break/></text:span><text:span text:style-name="T5">i v tom našem údolí probudí se mrtvoly,</text:span><text:span text:style-name="T5"><text:line-break/></text:span><text:span text:style-name="T5">i v tom našem údolí.</text:span></text:p>
                <text:p text:style-name="P32"><text:span text:style-name="T5"> </text:span></text:p>
                <text:p text:style-name="P32"><text:span text:style-name="T5"> </text:span></text:p>
              </text:list-header>
            </text:list>
          </draw:text-box>
        </draw:frame>
        <draw:custom-shape draw:name="Text Box 3" draw:style-name="gr83" draw:text-style-name="P12" draw:layer="layout" svg:width="3.718cm" svg:height="1.108cm" svg:x="23.799cm" svg:y="0cm">
          <text:list text:style-name="L1">
            <text:list-header>
              <text:p text:style-name="P11"><text:span text:style-name="T6">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2" presentation:class="page"/>
          <draw:frame presentation:style-name="pr1" draw:text-style-name="P5" draw:layer="layout" svg:width="15.239cm" svg:height="11.429cm" svg:x="1.905cm" svg:y="12.065cm" presentation:class="notes" presentation:placeholder="true">
            <draw:text-box/>
          </draw:frame>
        </presentation:notes>
      </draw:page>
      <draw:page draw:name="page83" draw:style-name="dp3" draw:master-page-name="Default" presentation:use-date-time-name="dtd1">
        <draw:frame presentation:style-name="pr5" draw:text-style-name="P8" draw:layer="layout" svg:width="25.453cm" svg:height="16.722cm" svg:x="1.375cm" svg:y="1.905cm" presentation:class="outline" presentation:user-transformed="true">
          <draw:text-box>
            <text:list text:style-name="L13">
              <text:list-item>
                <text:p text:style-name="P14"><text:span text:style-name="T5">Dnes jdu k Tobě, Pane můj, tak jak Ty mne zveš, a chválím Tě. Dnes jdu k Tobě, Pane můj, tak jak Ty mne zveš, a chválím Tě. Dnes jdu k Tobě, Pane můj, tak jak Ty mne zveš </text:span><text:span text:style-name="T5"><text:line-break/></text:span><text:span text:style-name="T5">a vzývám jméno Tvé, chválím Tě, vzývám jméno Tvé.</text:span></text:p>
              </text:list-item>
              <text:list-item>
                <text:p text:style-name="P14"><text:span text:style-name="T5">Staré hříchy odhoďme, Ježíš přišel k nám, víc chvalme jej. (2x) </text:span><text:span text:style-name="T5"><text:line-break/></text:span><text:span text:style-name="T5">Staré hříchy odhoďme, Ježíš přišel k nám, víc oslavujme jej. </text:span><text:span text:style-name="T5"><text:line-break/></text:span><text:span text:style-name="T5">Chvalme jej, oslavujme jej.</text:span></text:p>
              </text:list-item>
              <text:list-item>
                <text:p text:style-name="P14"><text:span text:style-name="T5">Zapomeňme na sebe, na něj hleďme jen a chvalme jej. (2x) </text:span><text:span text:style-name="T5"><text:line-break/></text:span><text:span text:style-name="T5">Zapomeňme na sebe, na něj hleďme jen a oslavujme jej. </text:span><text:span text:style-name="T5"><text:line-break/></text:span><text:span text:style-name="T5">Chvalme Jej, oslavujme Jej. </text:span></text:p>
              </text:list-item>
              <text:list-item>
                <text:p text:style-name="P14"><text:span text:style-name="T5">Ježíš Kristus je náš Král, život svůj nám dal, tak chválím jej. (2x) Ježíš Kristus je náš Král, život svůj nám dal, i ty mu život dej. </text:span><text:span text:style-name="T5"><text:line-break/></text:span><text:span text:style-name="T5">Za ním pojď, život svůj mu dej.</text:span></text:p>
              </text:list-item>
            </text:list>
            <text:list text:style-name="L4">
              <text:list-header>
                <text:p text:style-name="P33"><text:span text:style-name="T5"><text:s/></text:span><text:span text:style-name="T5">5. K Ježíši se přibližme, ruce zvedněme a chvalme jej. (2x) </text:span><text:span text:style-name="T5"><text:line-break/></text:span><text:span text:style-name="T5">K Ježíši se přibližme, ruce zvedněme a oslavujme jej. </text:span><text:span text:style-name="T5"><text:line-break/></text:span><text:span text:style-name="T5">Chvalme Jej, oslavujme Jej.</text:span></text:p>
              </text:list-header>
            </text:list>
          </draw:text-box>
        </draw:frame>
        <draw:custom-shape draw:name="Text Box 3" draw:style-name="gr84" draw:text-style-name="P12" draw:layer="layout" svg:width="3.718cm" svg:height="1.108cm" svg:x="23.799cm" svg:y="0cm">
          <text:list text:style-name="L1">
            <text:list-header>
              <text:p text:style-name="P11"><text:span text:style-name="T6">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3" presentation:class="page"/>
          <draw:frame presentation:style-name="pr1" draw:text-style-name="P5" draw:layer="layout" svg:width="15.239cm" svg:height="11.429cm" svg:x="1.905cm" svg:y="12.065cm" presentation:class="notes" presentation:placeholder="true">
            <draw:text-box/>
          </draw:frame>
        </presentation:notes>
      </draw:page>
      <draw:page draw:name="page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Dnes tebe volá Pán, abys mládí své </text:span><text:span text:style-name="T5"><text:line-break/></text:span><text:span text:style-name="T5">Bohu otevřel, tak jako květ se rozvíjí. </text:span><text:span text:style-name="T5"><text:line-break/></text:span><text:span text:style-name="T5">Dnes tebe volá Pán, abys písní svou </text:span><text:span text:style-name="T5"><text:line-break/></text:span><text:span text:style-name="T5">Bohu k slávě žil a dobrým byl na cestách všech. </text:span></text:p>
              </text:list-header>
            </text:list>
            <text:list text:style-name="L13">
              <text:list-item>
                <text:p text:style-name="P13"><text:span text:style-name="T5">A kdyby přišel jednou den </text:span><text:span text:style-name="T5"><text:line-break/></text:span><text:span text:style-name="T5">a řek' ti tak už dost, </text:span><text:span text:style-name="T5"><text:line-break/></text:span><text:span text:style-name="T5">co vlastně na Ježíši máš, </text:span><text:span text:style-name="T5"><text:line-break/></text:span><text:span text:style-name="T5">v něm není budoucnost, - vzpomeň si! </text:span></text:p>
              </text:list-item>
              <text:list-item>
                <text:p text:style-name="P13"><text:span text:style-name="T5">A kdyby jiné učení </text:span><text:span text:style-name="T5"><text:line-break/></text:span><text:span text:style-name="T5">ti namlouvalo snad, </text:span><text:span text:style-name="T5"><text:line-break/></text:span><text:span text:style-name="T5">že bratří sbor máš opustit </text:span><text:span text:style-name="T5"><text:line-break/></text:span><text:span text:style-name="T5">a víru odvolat - vzpomeň si! </text:span></text:p>
              </text:list-item>
              <text:list-item>
                <text:p text:style-name="P13"><text:span text:style-name="T5">A kdyby slunce, voda, vzduch, </text:span><text:span text:style-name="T5"><text:line-break/></text:span><text:span text:style-name="T5">ač je v nich plno krás, </text:span><text:span text:style-name="T5"><text:line-break/></text:span><text:span text:style-name="T5">a kdyby touha po dálkách </text:span><text:span text:style-name="T5"><text:line-break/></text:span><text:span text:style-name="T5">zastřely Boží hlas - vzpomeň si!</text:span></text:p>
              </text:list-item>
            </text:list>
          </draw:text-box>
        </draw:frame>
        <draw:custom-shape draw:name="Text Box 3" draw:style-name="gr85" draw:text-style-name="P12" draw:layer="layout" svg:width="3.718cm" svg:height="1.108cm" svg:x="23.799cm" svg:y="0cm">
          <text:list text:style-name="L1">
            <text:list-header>
              <text:p text:style-name="P11"><text:span text:style-name="T6">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4" presentation:class="page"/>
          <draw:frame presentation:style-name="pr1" draw:text-style-name="P5" draw:layer="layout" svg:width="15.239cm" svg:height="11.429cm" svg:x="1.905cm" svg:y="12.065cm" presentation:class="notes" presentation:placeholder="true">
            <draw:text-box/>
          </draw:frame>
        </presentation:notes>
      </draw:page>
      <draw:page draw:name="page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Dnes v noci má duše už dohasíná, hale, haleluja, </text:span></text:p>
                <text:p text:style-name="P33"><text:span text:style-name="T5">cítím, že čeká mne země věčná, sláva, halelu. </text:span></text:p>
                <text:p text:style-name="P33"><text:span text:style-name="T5">Toužím svůj těžký život za sebou mít, hale, haleluja, </text:span></text:p>
                <text:p text:style-name="P33"><text:span text:style-name="T5">Tam se svými já budu žít, sláva, halelu. </text:span></text:p>
                <text:p text:style-name="P33"><text:span text:style-name="T5">Tam na konci je náš cíl, hale, haleluja, </text:span></text:p>
                <text:p text:style-name="P33"><text:span text:style-name="T5">Co já už opouštím i ty nech být. Sláva, halelu. <text:s/></text:span></text:p>
              </text:list-header>
            </text:list>
          </draw:text-box>
        </draw:frame>
        <draw:custom-shape draw:name="Text Box 3" draw:style-name="gr86" draw:text-style-name="P12" draw:layer="layout" svg:width="3.718cm" svg:height="1.108cm" svg:x="23.799cm" svg:y="0cm">
          <text:list text:style-name="L1">
            <text:list-header>
              <text:p text:style-name="P11"><text:span text:style-name="T6">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5" presentation:class="page"/>
          <draw:frame presentation:style-name="pr1" draw:text-style-name="P5" draw:layer="layout" svg:width="15.239cm" svg:height="11.429cm" svg:x="1.905cm" svg:y="12.065cm" presentation:class="notes" presentation:placeholder="true">
            <draw:text-box/>
          </draw:frame>
        </presentation:notes>
      </draw:page>
      <draw:page draw:name="page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Dneska divnej sen mám, </text:span><text:span text:style-name="T5"><text:line-break/></text:span><text:span text:style-name="T5">proč slyším tam shůry hrát.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Dnes každýho se ptám, </text:span><text:span text:style-name="T5"><text:line-break/></text:span><text:span text:style-name="T5">proč vidím noc září plát.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text:p>
              </text:list-item>
            </text:list>
            <text:list text:style-name="L4">
              <text:list-header>
                <text:p text:style-name="P18"><text:span text:style-name="T5">R: </text:span><text:span text:style-name="T5"><text:tab/></text:span><text:span text:style-name="T5">Proč za hvězdou pouštíš se </text:span><text:span text:style-name="T5"><text:line-break/></text:span><text:span text:style-name="T5">cestou bláhovou? Proč? </text:span><text:span text:style-name="T5"><text:line-break/></text:span><text:span text:style-name="T5">Ó sláva, haleluja, proč, ó sláva, haleluja, </text:span><text:span text:style-name="T5"><text:line-break/></text:span><text:span text:style-name="T5">sláva, haleluja, narodil se Král. </text:span><text:span text:style-name="T5"><text:line-break/></text:span><text:span text:style-name="T5">Cos chtěl najít v jeslích </text:span><text:span text:style-name="T5"><text:line-break/></text:span><text:span text:style-name="T5">pod střechou trámovou? Proč? </text:span><text:span text:style-name="T5"><text:line-break/></text:span><text:span text:style-name="T5">Ó sláva, haleluja, proč, ó sláva, haleluja, </text:span><text:span text:style-name="T5"><text:line-break/></text:span><text:span text:style-name="T5">sláva, haleluja, narodil se Král. </text:span></text:p>
              </text:list-header>
            </text:list>
          </draw:text-box>
        </draw:frame>
        <draw:custom-shape draw:name="Text Box 3" draw:style-name="gr87" draw:text-style-name="P12" draw:layer="layout" svg:width="3.718cm" svg:height="1.108cm" svg:x="23.799cm" svg:y="0cm">
          <text:list text:style-name="L1">
            <text:list-header>
              <text:p text:style-name="P11"><text:span text:style-name="T6">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6" presentation:class="page"/>
          <draw:frame presentation:style-name="pr1" draw:text-style-name="P5" draw:layer="layout" svg:width="15.239cm" svg:height="11.429cm" svg:x="1.905cm" svg:y="12.065cm" presentation:class="notes" presentation:placeholder="true">
            <draw:text-box/>
          </draw:frame>
        </presentation:notes>
      </draw:page>
      <draw:page draw:name="page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2. Dítě našel jsem tam a nad ním anděl hrál. </text:span><text:span text:style-name="T5"><text:line-break/></text:span><text:span text:style-name="T5">Slyš, ó sláva, haleluja…</text:span><text:span text:style-name="T5"><text:line-break/></text:span><text:span text:style-name="T5">Pokoj zvěstoval nám, </text:span><text:span text:style-name="T5"><text:line-break/></text:span><text:span text:style-name="T5">to v uších nám zní dál. </text:span><text:span text:style-name="T5"><text:line-break/></text:span><text:span text:style-name="T5">Slyš, ó sláva, haleluja …</text:span></text:p>
              </text:list-header>
            </text:list>
            <text:list text:style-name="L18">
              <text:list-header>
                <text:p text:style-name="P14"><text:span text:style-name="T5"/></text:p>
              </text:list-header>
            </text:list>
            <text:list text:style-name="L4">
              <text:list-header>
                <text:p text:style-name="P33"><text:span text:style-name="T5">R: Proč za hvězdou pouštíš se </text:span><text:span text:style-name="T5"><text:line-break/></text:span><text:span text:style-name="T5">cestou bláhovou? Proč? </text:span><text:span text:style-name="T5"><text:line-break/></text:span><text:span text:style-name="T5">Slyš sláva, haleluja, proč, slyš sláva, haleluja, </text:span><text:span text:style-name="T5"><text:line-break/></text:span><text:span text:style-name="T5">sláva, haleluja, narodil se Král. </text:span><text:span text:style-name="T5"><text:line-break/></text:span><text:span text:style-name="T5">Cos chtěl najít v jeslích </text:span><text:span text:style-name="T5"><text:line-break/></text:span><text:span text:style-name="T5">pod střechou trámovou? Proč? </text:span><text:span text:style-name="T5"><text:line-break/></text:span><text:span text:style-name="T5">Slyš sláva, haleluja, proč, slyš sláva, haleluja, </text:span><text:span text:style-name="T5"><text:line-break/></text:span><text:span text:style-name="T5">sláva, haleluja, narodil se Král. </text:span><text:span text:style-name="T5"><text:line-break/></text:span><text:span text:style-name="T5"/></text:p>
              </text:list-header>
            </text:list>
          </draw:text-box>
        </draw:frame>
        <draw:custom-shape draw:name="Text Box 1027" draw:style-name="gr88" draw:text-style-name="P12" draw:layer="layout" svg:width="3.718cm" svg:height="1.108cm" svg:x="23.799cm" svg:y="0cm">
          <text:list text:style-name="L1">
            <text:list-header>
              <text:p text:style-name="P11"><text:span text:style-name="T6">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7" presentation:class="page"/>
          <draw:frame presentation:style-name="pr1" draw:text-style-name="P5" draw:layer="layout" svg:width="15.239cm" svg:height="11.429cm" svg:x="1.905cm" svg:y="12.065cm" presentation:class="notes" presentation:placeholder="true">
            <draw:text-box/>
          </draw:frame>
        </presentation:notes>
      </draw:page>
      <draw:page draw:name="page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Do Bersabé když Eliáš únavou sklíčen se bral, </text:span><text:span text:style-name="T5"><text:line-break/></text:span><text:span text:style-name="T5">tam opustil svou věrnou stráž, </text:span><text:span text:style-name="T5"><text:line-break/></text:span><text:span text:style-name="T5">sám pouští šel dál a dál, </text:span><text:span text:style-name="T5"><text:line-break/></text:span><text:span text:style-name="T5">prachem cest a potem zbrocen</text:span><text:span text:style-name="T5"><text:line-break/></text:span><text:span text:style-name="T5">toužil sláb a osamocen už jen spát. </text:span></text:p>
              </text:list-item>
            </text:list>
            <text:list text:style-name="L4">
              <text:list-header>
                <text:p text:style-name="P33"><text:span text:style-name="T5"/></text:p>
                <text:p text:style-name="P18"><text:span text:style-name="T5">R: </text:span><text:span text:style-name="T5"><text:tab/></text:span><text:span text:style-name="T5">Pane, ty znáš hodinu, kdy se k tobě vrátím, </text:span><text:span text:style-name="T5"><text:line-break/></text:span><text:span text:style-name="T5">Pane, ty znáš hodinu, kdy v tobě spočinu. </text:span></text:p>
                <text:p text:style-name="P33"><text:span text:style-name="T5"/></text:p>
                <text:p text:style-name="P18"><text:span text:style-name="T5">2. </text:span><text:span text:style-name="T5"><text:tab/></text:span><text:span text:style-name="T5">Sám sobě lkal: Jsem prach a dým, syn ubohý otců svých. </text:span><text:span text:style-name="T5"><text:line-break/></text:span><text:span text:style-name="T5">Nelze se skrýt před soudem tvým, </text:span><text:span text:style-name="T5"><text:line-break/></text:span><text:span text:style-name="T5">znáš, Pane, můj všechen hřích. </text:span><text:span text:style-name="T5"><text:line-break/></text:span><text:span text:style-name="T5">Poznávám, že na té zemi </text:span><text:span text:style-name="T5"><text:line-break/></text:span><text:span text:style-name="T5">žádná spása nekyne mi, toužím spát. </text:span></text:p>
              </text:list-header>
            </text:list>
          </draw:text-box>
        </draw:frame>
        <draw:custom-shape draw:name="Text Box 3" draw:style-name="gr89" draw:text-style-name="P12" draw:layer="layout" svg:width="3.718cm" svg:height="1.108cm" svg:x="23.799cm" svg:y="0cm">
          <text:list text:style-name="L1">
            <text:list-header>
              <text:p text:style-name="P11"><text:span text:style-name="T6">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8" presentation:class="page"/>
          <draw:frame presentation:style-name="pr1" draw:text-style-name="P5" draw:layer="layout" svg:width="15.239cm" svg:height="11.429cm" svg:x="1.905cm" svg:y="12.065cm" presentation:class="notes" presentation:placeholder="true">
            <draw:text-box/>
          </draw:frame>
        </presentation:notes>
      </draw:page>
      <draw:page draw:name="page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Pane, ty znáš hodinu, kdy se k tobě vrátím, </text:span><text:span text:style-name="T5"><text:line-break/></text:span><text:span text:style-name="T5">Pane, ty znáš hodinu, kdy v tobě spočinu. </text:span></text:p>
                <text:p text:style-name="P33"><text:span text:style-name="T5"/></text:p>
                <text:p text:style-name="P18"><text:span text:style-name="T5">3. </text:span><text:span text:style-name="T5"><text:tab/></text:span><text:span text:style-name="T5">Když pod keřem zdřím Eliáš, anděl se až k němu snes: </text:span><text:span text:style-name="T5"><text:line-break/></text:span><text:span text:style-name="T5">Vodu a chléb, hle, tady máš, </text:span><text:span text:style-name="T5"><text:line-break/></text:span><text:span text:style-name="T5">vzbuď se, vstaň, pij a jez! </text:span><text:span text:style-name="T5"><text:line-break/></text:span><text:span text:style-name="T5">Načerpej z nich nové síly, </text:span><text:span text:style-name="T5"><text:line-break/></text:span><text:span text:style-name="T5">ještě musíš mnohou míli dál se brát.</text:span></text:p>
              </text:list-header>
            </text:list>
            <text:list text:style-name="L18">
              <text:list-header>
                <text:p text:style-name="P14"><text:span text:style-name="T5"/></text:p>
              </text:list-header>
            </text:list>
            <text:list text:style-name="L4">
              <text:list-header>
                <text:p text:style-name="P18"><text:span text:style-name="T5">4. </text:span><text:span text:style-name="T5"><text:tab/></text:span><text:span text:style-name="T5">Ať netrpí žízeň a hlad, kdo světem jdou, plni ran, </text:span><text:span text:style-name="T5"><text:line-break/></text:span><text:span text:style-name="T5">víno a chléb všem spěchá dát </text:span><text:span text:style-name="T5"><text:line-break/></text:span><text:span text:style-name="T5">sám jediný Kristus Pán. </text:span><text:span text:style-name="T5"><text:line-break/></text:span><text:span text:style-name="T5">Jenom on je silou živých, </text:span><text:span text:style-name="T5"><text:line-break/></text:span><text:span text:style-name="T5">on je mírem spravedlivých, když jdou dál. </text:span></text:p>
              </text:list-header>
            </text:list>
          </draw:text-box>
        </draw:frame>
        <draw:custom-shape draw:name="Text Box 3" draw:style-name="gr90" draw:text-style-name="P12" draw:layer="layout" svg:width="3.718cm" svg:height="1.108cm" svg:x="23.799cm" svg:y="0cm">
          <text:list text:style-name="L1">
            <text:list-header>
              <text:p text:style-name="P11"><text:span text:style-name="T6">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9" presentation:class="page"/>
          <draw:frame presentation:style-name="pr1" draw:text-style-name="P5" draw:layer="layout" svg:width="15.239cm" svg:height="11.429cm" svg:x="1.905cm" svg:y="12.065cm" presentation:class="notes" presentation:placeholder="true">
            <draw:text-box/>
          </draw:frame>
        </presentation:notes>
      </draw:page>
      <draw:page draw:name="page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 Dopřej mi chuť k jídlu, Pane,</text:span><text:span text:style-name="T5"><text:line-break/></text:span><text:span text:style-name="T5">a také něco, co bych jed.:)</text:span><text:span text:style-name="T5"><text:line-break/></text:span><text:span text:style-name="T5">(: Dej mi zdravé tělo, Pane,</text:span><text:span text:style-name="T5"><text:line-break/></text:span><text:span text:style-name="T5">a nauč mě s ním zacházet :)</text:span></text:p>
                <text:p text:style-name="P38"><text:span text:style-name="T5">2. (: Dej mi zdravý rozum, Pane,</text:span><text:span text:style-name="T5"><text:line-break/></text:span><text:span text:style-name="T5">ať vidím dobro kolem nás. :)</text:span><text:span text:style-name="T5"><text:line-break/></text:span><text:span text:style-name="T5">(: Ať se hříchem ne vy děsím</text:span><text:span text:style-name="T5"><text:line-break/></text:span><text:span text:style-name="T5">a napravit jej umím včas. :)</text:span></text:p>
                <text:p text:style-name="P38"><text:span text:style-name="T5">3. (: Dej mi mladou duši, Pane,</text:span><text:span text:style-name="T5"><text:line-break/></text:span><text:span text:style-name="T5">ať nenaříká, nereptá. :)</text:span><text:span text:style-name="T5"><text:line-break/></text:span><text:span text:style-name="T5">(: Dej, ať neberu moc vážně</text:span><text:span text:style-name="T5"><text:line-break/></text:span><text:span text:style-name="T5">své pošetilé malé JÁ. :)</text:span></text:p>
                <text:p text:style-name="P38"><text:span text:style-name="T5">4. (: Dej mi, prosím, humor, Pane,</text:span><text:span text:style-name="T5"><text:line-break/></text:span><text:span text:style-name="T5">a milost, abych chápal vtip. :)</text:span><text:span text:style-name="T5"><text:line-break/></text:span><text:span text:style-name="T5">(: Ať mám radost ze života</text:span><text:span text:style-name="T5"><text:line-break/></text:span><text:span text:style-name="T5">a umím druhé potěšit. :) </text:span></text:p>
              </text:list-header>
            </text:list>
          </draw:text-box>
        </draw:frame>
        <draw:custom-shape draw:name="Text Box 3" draw:style-name="gr91" draw:text-style-name="P12" draw:layer="layout" svg:width="3.718cm" svg:height="1.108cm" svg:x="23.799cm" svg:y="0cm">
          <text:list text:style-name="L1">
            <text:list-header>
              <text:p text:style-name="P11"><text:span text:style-name="T6">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0" presentation:class="page"/>
          <draw:frame presentation:style-name="pr1" draw:text-style-name="P5" draw:layer="layout" svg:width="15.239cm" svg:height="11.429cm" svg:x="1.905cm" svg:y="12.065cm" presentation:class="notes" presentation:placeholder="true">
            <draw:text-box/>
          </draw:frame>
        </presentation:notes>
      </draw:page>
      <draw:page draw:name="page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Dům na písku postavený, lampa, která zhasíná, </text:span><text:span text:style-name="T5"><text:line-break/></text:span><text:span text:style-name="T5">dlouhé chvíle beze změny, smutná svatba bez vína. </text:span></text:p>
                <text:p text:style-name="P46"><text:span text:style-name="T5">R: </text:span><text:span text:style-name="T5"><text:tab/></text:span><text:span text:style-name="T5">Který divy činíš, navštiv naše smutné dny, </text:span><text:span text:style-name="T5"><text:line-break/></text:span><text:span text:style-name="T5">ty první a poslední vzácný hosti přijď již. </text:span></text:p>
                <text:p text:style-name="P42"><text:span text:style-name="T5">2. Člun od kotvy utržený, kotva na dně bez lodi, </text:span><text:span text:style-name="T5"><text:line-break/></text:span><text:span text:style-name="T5">peníz neplatné už měny, strom, který nic nerodí. </text:span></text:p>
                <text:p text:style-name="P46"><text:span text:style-name="T5">3. </text:span><text:span text:style-name="T5"><text:tab/></text:span><text:span text:style-name="T5">Hyne zrno na úhoru, bují plevel na poli, </text:span><text:span text:style-name="T5"><text:line-break/></text:span><text:span text:style-name="T5">pověra chce přenést horu zmařená sůl nesolí. </text:span></text:p>
                <text:p text:style-name="P46"><text:span text:style-name="T5">4. </text:span><text:span text:style-name="T5"><text:tab/></text:span><text:span text:style-name="T5">Oči halí mlha vlčí, lásku z domu vyhnal strach, </text:span><text:span text:style-name="T5"><text:line-break/></text:span><text:span text:style-name="T5">naděje už dávno mlčí, sedm duchů přešlo práh. </text:span></text:p>
              </text:list-header>
            </text:list>
          </draw:text-box>
        </draw:frame>
        <draw:custom-shape draw:name="Text Box 3" draw:style-name="gr92" draw:text-style-name="P12" draw:layer="layout" svg:width="3.718cm" svg:height="1.108cm" svg:x="23.799cm" svg:y="0cm">
          <text:list text:style-name="L1">
            <text:list-header>
              <text:p text:style-name="P11"><text:span text:style-name="T6">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1" presentation:class="page"/>
          <draw:frame presentation:style-name="pr1" draw:text-style-name="P5" draw:layer="layout" svg:width="15.239cm" svg:height="11.429cm" svg:x="1.905cm" svg:y="12.065cm" presentation:class="notes" presentation:placeholder="true">
            <draw:text-box/>
          </draw:frame>
        </presentation:notes>
      </draw:page>
      <draw:page draw:name="page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Elohím lánú macha sé váoz </text:span><text:span text:style-name="T5"><text:line-break/></text:span><text:span text:style-name="T5">ezra b‘cárót nimca meód. </text:span></text:p>
              </text:list-header>
            </text:list>
            <text:list text:style-name="L13">
              <text:list-item>
                <text:p text:style-name="P40"><text:span text:style-name="T5">Pane, ty sám, prosím, buď tam, </text:span><text:span text:style-name="T5"><text:line-break/></text:span><text:span text:style-name="T5">kde potřebujem pomoc tvou. </text:span></text:p>
              </text:list-item>
              <text:list-item>
                <text:p text:style-name="P40"><text:span text:style-name="T5">Sílu dej nám, vždyť jsi náš Pán, </text:span><text:span text:style-name="T5"><text:line-break/></text:span><text:span text:style-name="T5">my potřebujem pomoc tvou. </text:span></text:p>
              </text:list-item>
              <text:list-item>
                <text:p text:style-name="P40"><text:span text:style-name="T5">Z prachu volám, buď blízko nám, </text:span><text:span text:style-name="T5"><text:line-break/></text:span><text:span text:style-name="T5">ať vždy najdem pomoc tvou. </text:span></text:p>
              </text:list-item>
            </text:list>
          </draw:text-box>
        </draw:frame>
        <draw:custom-shape draw:name="Text Box 3" draw:style-name="gr93" draw:text-style-name="P12" draw:layer="layout" svg:width="3.718cm" svg:height="1.108cm" svg:x="23.799cm" svg:y="0cm">
          <text:list text:style-name="L1">
            <text:list-header>
              <text:p text:style-name="P11"><text:span text:style-name="T6">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2" presentation:class="page"/>
          <draw:frame presentation:style-name="pr1" draw:text-style-name="P5" draw:layer="layout" svg:width="15.239cm" svg:height="11.429cm" svg:x="1.905cm" svg:y="12.065cm" presentation:class="notes" presentation:placeholder="true">
            <draw:text-box/>
          </draw:frame>
        </presentation:notes>
      </draw:page>
      <draw:page draw:name="page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Glory, glory, glory, glory, glory Pánu zpívám. </text:span><text:span text:style-name="T5"><text:line-break/></text:span><text:span text:style-name="T5">Glory, glory, glory, glory, glory Pánu zpívám. </text:span></text:p>
                <text:p text:style-name="P20"><text:span text:style-name="T5"/></text:p>
                <text:p text:style-name="P21"><text:span text:style-name="T5">1. </text:span><text:span text:style-name="T5"><text:tab/></text:span><text:span text:style-name="T5">Když lid byl opuštěn a sám, </text:span><text:span text:style-name="T5"><text:line-break/></text:span><text:span text:style-name="T5">Spasitele ma svět poslal Pán, </text:span><text:span text:style-name="T5"><text:line-break/></text:span><text:span text:style-name="T5">glory Pánu zpívám, </text:span><text:span text:style-name="T5"><text:line-break/></text:span><text:span text:style-name="T5">to Bůh, a přece člověk byl, </text:span><text:span text:style-name="T5"><text:line-break/></text:span><text:span text:style-name="T5">on chodil, jedl, zpíval, pil, </text:span><text:span text:style-name="T5"><text:line-break/></text:span><text:span text:style-name="T5">glory Pánu zpívám. </text:span></text:p>
              </text:list-header>
            </text:list>
            <text:list text:style-name="L12">
              <text:list-header>
                <text:p text:style-name="P14"><text:span text:style-name="T5"/></text:p>
              </text:list-header>
            </text:list>
            <text:list text:style-name="L4">
              <text:list-header>
                <text:p text:style-name="P21"><text:span text:style-name="T5">2. </text:span><text:span text:style-name="T5"><text:tab/></text:span><text:span text:style-name="T5">Ježíš tak rád malé děti měl, </text:span><text:span text:style-name="T5"><text:line-break/></text:span><text:span text:style-name="T5">s nimi mazlit, hýčkat a hrát si chtěl, </text:span><text:span text:style-name="T5"><text:line-break/></text:span><text:span text:style-name="T5">glory Pánu zpívám, </text:span><text:span text:style-name="T5"><text:line-break/></text:span><text:span text:style-name="T5">on lidi k lásce nabádal, </text:span><text:span text:style-name="T5"><text:line-break/></text:span><text:span text:style-name="T5">víru, Boží milost rozdával, </text:span><text:span text:style-name="T5"><text:line-break/></text:span><text:span text:style-name="T5">glory Pánu zpívám.</text:span></text:p>
              </text:list-header>
            </text:list>
          </draw:text-box>
        </draw:frame>
        <draw:custom-shape draw:name="Text Box 3" draw:style-name="gr94" draw:text-style-name="P12" draw:layer="layout" svg:width="3.718cm" svg:height="1.108cm" svg:x="23.799cm" svg:y="0cm">
          <text:list text:style-name="L1">
            <text:list-header>
              <text:p text:style-name="P11"><text:span text:style-name="T6">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3" presentation:class="page"/>
          <draw:frame presentation:style-name="pr1" draw:text-style-name="P5" draw:layer="layout" svg:width="15.239cm" svg:height="11.429cm" svg:x="1.905cm" svg:y="12.065cm" presentation:class="notes" presentation:placeholder="true">
            <draw:text-box/>
          </draw:frame>
        </presentation:notes>
      </draw:page>
      <draw:page draw:name="page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Glory, glory, glory, glory, glory Pánu zpívám. </text:span><text:span text:style-name="T5"><text:line-break/></text:span><text:span text:style-name="T5">Glory, glory, glory, glory, glory Pánu zpívám. </text:span></text:p>
                <text:p text:style-name="P20"><text:span text:style-name="T5"/></text:p>
                <text:p text:style-name="P21"><text:span text:style-name="T5">3.</text:span><text:span text:style-name="T5"><text:tab/></text:span><text:span text:style-name="T5">Jeho pouhý pohled uzdravil, </text:span><text:span text:style-name="T5"><text:line-break/></text:span><text:span text:style-name="T5">soky usmířil, spory rozřešil, </text:span><text:span text:style-name="T5"><text:line-break/></text:span><text:span text:style-name="T5">glory Pánu zpívám, </text:span><text:span text:style-name="T5"><text:line-break/></text:span><text:span text:style-name="T5">pak na kříži on mučen jest, </text:span><text:span text:style-name="T5"><text:line-break/></text:span><text:span text:style-name="T5">všechnu lidskou bolest musel nést, </text:span><text:span text:style-name="T5"><text:line-break/></text:span><text:span text:style-name="T5">glory Pánu zpívám. </text:span></text:p>
                <text:p text:style-name="P20"><text:span text:style-name="T5"/></text:p>
                <text:p text:style-name="P21"><text:span text:style-name="T5">4.</text:span><text:span text:style-name="T5"><text:tab/></text:span><text:span text:style-name="T5">Já vstávám každé ráno, </text:span><text:span text:style-name="T5"><text:line-break/></text:span><text:span text:style-name="T5">vždyť i mně je slunce přáno, </text:span><text:span text:style-name="T5"><text:line-break/></text:span><text:span text:style-name="T5">glory Pánu zpívám, </text:span><text:span text:style-name="T5"><text:line-break/></text:span><text:span text:style-name="T5">věřím, jednou lidé prohlédnou </text:span><text:span text:style-name="T5"><text:line-break/></text:span><text:span text:style-name="T5">a pak Pánu svou duši otevřou, </text:span><text:span text:style-name="T5"><text:line-break/></text:span><text:span text:style-name="T5">glory Pánu zpívám. </text:span></text:p>
                <text:p text:style-name="P20"><text:span text:style-name="T5"><text:s/></text:span></text:p>
              </text:list-header>
            </text:list>
          </draw:text-box>
        </draw:frame>
        <draw:custom-shape draw:name="Text Box 3" draw:style-name="gr95" draw:text-style-name="P12" draw:layer="layout" svg:width="3.718cm" svg:height="1.108cm" svg:x="23.799cm" svg:y="0cm">
          <text:list text:style-name="L1">
            <text:list-header>
              <text:p text:style-name="P11"><text:span text:style-name="T6">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4" presentation:class="page"/>
          <draw:frame presentation:style-name="pr1" draw:text-style-name="P5" draw:layer="layout" svg:width="15.239cm" svg:height="11.429cm" svg:x="1.905cm" svg:y="12.065cm" presentation:class="notes" presentation:placeholder="true">
            <draw:text-box/>
          </draw:frame>
        </presentation:notes>
      </draw:page>
      <draw:page draw:name="page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R: </text:span><text:span text:style-name="T5"><text:tab/></text:span><text:span text:style-name="T5">Haleluja, ano haleluja, haleluja, </text:span><text:span text:style-name="T5"><text:line-break/></text:span><text:span text:style-name="T5">tou vodou šel jsem také já. </text:span></text:p>
              </text:list-header>
            </text:list>
            <text:list text:style-name="L5">
              <text:list-item>
                <text:p text:style-name="P48"><text:span text:style-name="T5">Zapřáhnout dal farao n a stíhal Izrael (3x), </text:span><text:span text:style-name="T5"><text:line-break/></text:span><text:span text:style-name="T5">když z Egypta kolem moře do své země šel. </text:span></text:p>
              </text:list-item>
              <text:list-item>
                <text:p text:style-name="P48"><text:span text:style-name="T5">Řekl Mojžíš lidu svému: Nebojte se dál (3x), </text:span><text:span text:style-name="T5"><text:line-break/></text:span><text:span text:style-name="T5">stůjte směle, Hospodin dnes spasení vám dal. </text:span></text:p>
              </text:list-item>
              <text:list-item>
                <text:p text:style-name="P48"><text:span text:style-name="T5">Tedy vztáhnul Mojžíš ruku svoji nad mořem (3x), </text:span><text:span text:style-name="T5"><text:line-break/></text:span><text:span text:style-name="T5">moře se hned rozdělilo až na suchou zem. </text:span></text:p>
              </text:list-item>
              <text:list-item>
                <text:p text:style-name="P48"><text:span text:style-name="T5">Šli synové izraelští v moři prostředkem (3x), </text:span><text:span text:style-name="T5"><text:line-break/></text:span><text:span text:style-name="T5">vody zavalily faraona s průvodem. </text:span></text:p>
              </text:list-item>
              <text:list-item>
                <text:p text:style-name="P48"><text:span text:style-name="T5">Jako spasil Izrael před faraonem zlým (3x), </text:span><text:span text:style-name="T5"><text:line-break/></text:span><text:span text:style-name="T5">tak svobodu zachová Hospodin věrným svým. </text:span></text:p>
              </text:list-item>
            </text:list>
          </draw:text-box>
        </draw:frame>
        <draw:custom-shape draw:name="Text Box 3" draw:style-name="gr96" draw:text-style-name="P12" draw:layer="layout" svg:width="3.718cm" svg:height="1.108cm" svg:x="23.799cm" svg:y="0cm">
          <text:list text:style-name="L1">
            <text:list-header>
              <text:p text:style-name="P11"><text:span text:style-name="T6">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5" presentation:class="page"/>
          <draw:frame presentation:style-name="pr1" draw:text-style-name="P5" draw:layer="layout" svg:width="15.239cm" svg:height="11.429cm" svg:x="1.905cm" svg:y="12.065cm" presentation:class="notes" presentation:placeholder="true">
            <draw:text-box/>
          </draw:frame>
        </presentation:notes>
      </draw:page>
      <draw:page draw:name="page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Haleluja, haleluja, haleluja, haleluja, haleluja. </text:span></text:p>
                <text:p text:style-name="P50"><text:span text:style-name="T5">1. Hledejte především Boží království </text:span><text:span text:style-name="T5"><text:line-break/></text:span><text:span text:style-name="T5">se spravedlností jeho, </text:span><text:span text:style-name="T5"><text:line-break/></text:span><text:span text:style-name="T5">ostatní všechno vám bude přidáno, </text:span><text:span text:style-name="T5"><text:line-break/></text:span><text:span text:style-name="T5">haleluja, haleluja. </text:span></text:p>
                <text:p text:style-name="P50"><text:span text:style-name="T5">2. Proste a doufejte, bude dáno vám, </text:span><text:span text:style-name="T5"><text:line-break/></text:span><text:span text:style-name="T5">hledejte a naleznete, </text:span><text:span text:style-name="T5"><text:line-break/></text:span><text:span text:style-name="T5">tlucte a bude vám otevřeno včas, </text:span><text:span text:style-name="T5"><text:line-break/></text:span><text:span text:style-name="T5">haleluja, haleluja.</text:span></text:p>
                <text:p text:style-name="P50"><text:span text:style-name="T5">3. Ať vaše světlo vždy svítí před lidmi, </text:span><text:span text:style-name="T5"><text:line-break/></text:span><text:span text:style-name="T5">ti uvidí vaše skutky, </text:span><text:span text:style-name="T5"><text:line-break/></text:span><text:span text:style-name="T5">slávu a cest vzdají Otci v nebesích, </text:span><text:span text:style-name="T5"><text:line-break/></text:span><text:span text:style-name="T5">haleluja, haleluja.</text:span></text:p>
              </text:list-header>
            </text:list>
          </draw:text-box>
        </draw:frame>
        <draw:custom-shape draw:name="Text Box 3" draw:style-name="gr97" draw:text-style-name="P12" draw:layer="layout" svg:width="3.718cm" svg:height="1.108cm" svg:x="23.799cm" svg:y="0cm">
          <text:list text:style-name="L1">
            <text:list-header>
              <text:p text:style-name="P11"><text:span text:style-name="T6">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6" presentation:class="page"/>
          <draw:frame presentation:style-name="pr1" draw:text-style-name="P5" draw:layer="layout" svg:width="15.239cm" svg:height="11.429cm" svg:x="1.905cm" svg:y="12.065cm" presentation:class="notes" presentation:placeholder="true">
            <draw:text-box/>
          </draw:frame>
        </presentation:notes>
      </draw:page>
      <draw:page draw:name="page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Haleluja, haleluja, chval duše má Hospodina. </text:span></text:p>
                <text:p text:style-name="P32"><text:span text:style-name="T5">Haleluja, haleluja, chval duše má Hospodina. </text:span></text:p>
                <text:p text:style-name="P32"><text:span text:style-name="T5"/></text:p>
                <text:p text:style-name="P32"><text:span text:style-name="T5"/></text:p>
              </text:list-header>
            </text:list>
          </draw:text-box>
        </draw:frame>
        <draw:custom-shape draw:name="Text Box 3" draw:style-name="gr98" draw:text-style-name="P12" draw:layer="layout" svg:width="3.718cm" svg:height="1.108cm" svg:x="23.799cm" svg:y="0cm">
          <text:list text:style-name="L1">
            <text:list-header>
              <text:p text:style-name="P11"><text:span text:style-name="T6">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7" presentation:class="page"/>
          <draw:frame presentation:style-name="pr1" draw:text-style-name="P5" draw:layer="layout" svg:width="15.239cm" svg:height="11.429cm" svg:x="1.905cm" svg:y="12.065cm" presentation:class="notes" presentation:placeholder="true">
            <draw:text-box/>
          </draw:frame>
        </presentation:notes>
      </draw:page>
      <draw:page draw:name="page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Haleluja, haleluja, </text:span></text:p>
                <text:p text:style-name="P32"><text:span text:style-name="T5">on je Pán, on je Pán, </text:span></text:p>
                <text:p text:style-name="P32"><text:span text:style-name="T5">haleluja, Ježíš je Pán. </text:span></text:p>
                <text:p text:style-name="P32"><text:span text:style-name="T5">Haleluja, Ježíš je můj Pán. </text:span></text:p>
              </text:list-header>
            </text:list>
          </draw:text-box>
        </draw:frame>
        <draw:custom-shape draw:name="Text Box 3" draw:style-name="gr99" draw:text-style-name="P12" draw:layer="layout" svg:width="3.718cm" svg:height="1.108cm" svg:x="23.799cm" svg:y="0cm">
          <text:list text:style-name="L1">
            <text:list-header>
              <text:p text:style-name="P11"><text:span text:style-name="T6">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8" presentation:class="page"/>
          <draw:frame presentation:style-name="pr1" draw:text-style-name="P5" draw:layer="layout" svg:width="15.239cm" svg:height="11.429cm" svg:x="1.905cm" svg:y="12.065cm" presentation:class="notes" presentation:placeholder="true">
            <draw:text-box/>
          </draw:frame>
        </presentation:notes>
      </draw:page>
      <draw:page draw:name="page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Haleluja, haleluja, </text:span><text:span text:style-name="T5"><text:line-break/></text:span><text:span text:style-name="T5">za naše spasení zpívám haleluja. </text:span><text:span text:style-name="T5"><text:line-break/></text:span><text:span text:style-name="T5">Haleluja, haleluja, za naše, </text:span><text:span text:style-name="T5"><text:line-break/></text:span><text:span text:style-name="T5">za odpuštění hříchů pěj haleluja. </text:span></text:p>
              </text:list-header>
            </text:list>
            <text:list text:style-name="L13">
              <text:list-item>
                <text:p text:style-name="P40"><text:span text:style-name="T5">Za víru a za naději, kterou mohu mít, </text:span><text:span text:style-name="T5"><text:line-break/></text:span><text:span text:style-name="T5">za bratry a sestry kolem, s nimiž mohu žít, </text:span><text:span text:style-name="T5"><text:line-break/></text:span><text:span text:style-name="T5">za lásku, jež provází nás každý nový den, </text:span><text:span text:style-name="T5"><text:line-break/></text:span><text:span text:style-name="T5">za spasení, které může patřit lidem všem. </text:span></text:p>
              </text:list-item>
              <text:list-item>
                <text:p text:style-name="P40"><text:span text:style-name="T5">Za jistotu spasení, že nemusím se bát, </text:span><text:span text:style-name="T5"><text:line-break/></text:span><text:span text:style-name="T5">za bibli, za modlitbu, za pevný Boží řád, </text:span><text:span text:style-name="T5"><text:line-break/></text:span><text:span text:style-name="T5">za veliká zaslíbení, které smíme mít, </text:span><text:span text:style-name="T5"><text:line-break/></text:span><text:span text:style-name="T5">za společné obecenství, kde můžeme žít. </text:span></text:p>
              </text:list-item>
            </text:list>
          </draw:text-box>
        </draw:frame>
        <draw:custom-shape draw:name="Text Box 3" draw:style-name="gr100" draw:text-style-name="P12" draw:layer="layout" svg:width="3.718cm" svg:height="1.108cm" svg:x="23.799cm" svg:y="0cm">
          <text:list text:style-name="L1">
            <text:list-header>
              <text:p text:style-name="P11"><text:span text:style-name="T6">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9" presentation:class="page"/>
          <draw:frame presentation:style-name="pr1" draw:text-style-name="P5" draw:layer="layout" svg:width="15.239cm" svg:height="11.429cm" svg:x="1.905cm" svg:y="12.065cm" presentation:class="notes" presentation:placeholder="true">
            <draw:text-box/>
          </draw:frame>
        </presentation:notes>
      </draw:page>
      <draw:page draw:name="page1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Haleluja, chvalte Pána, haleluja, chvalte Pána, </text:span><text:span text:style-name="T5"><text:line-break/></text:span><text:span text:style-name="T5">haleluja, chvalte Pána, vším, chval jej celá zem. </text:span></text:p>
                <text:p text:style-name="P19"><text:span text:style-name="T5">1. </text:span><text:span text:style-name="T5"><text:tab/></text:span><text:span text:style-name="T5">Chvalte jej, neboť on je ten silný, </text:span><text:span text:style-name="T5"><text:line-break/></text:span><text:span text:style-name="T5">chvalte jej, neboť on je ten mocný, </text:span><text:span text:style-name="T5"><text:line-break/></text:span><text:span text:style-name="T5">chvalte jej, neboť on je ten svatý Pán, haleluja. <text:s/></text:span></text:p>
                <text:p text:style-name="P19"><text:span text:style-name="T5">2. </text:span><text:span text:style-name="T5"><text:tab/></text:span><text:span text:style-name="T5">Chvalte jej zvukem kytar a louten, </text:span><text:span text:style-name="T5"><text:line-break/></text:span><text:span text:style-name="T5">chvalte jej zvukem houslí a varhan, </text:span><text:span text:style-name="T5"><text:line-break/></text:span><text:span text:style-name="T5">chvalte jej, neboť on je ten svatý Pán, haleluja. </text:span></text:p>
                <text:p text:style-name="P19"><text:span text:style-name="T5">3. </text:span><text:span text:style-name="T5"><text:tab/></text:span><text:span text:style-name="T5">Chvalte jej zvukem píšťal a bubnů, </text:span><text:span text:style-name="T5"><text:line-break/></text:span><text:span text:style-name="T5">chvalte jej zvukem trub a cimbálů, </text:span><text:span text:style-name="T5"><text:line-break/></text:span><text:span text:style-name="T5">chvalte jej neboť on je ten svatý Pán, haleluja. </text:span></text:p>
                <text:p text:style-name="P19"><text:span text:style-name="T5">4. </text:span><text:span text:style-name="T5"><text:tab/></text:span><text:span text:style-name="T5">Chvalte jej hlasem silným a zvučným, </text:span><text:span text:style-name="T5"><text:line-break/></text:span><text:span text:style-name="T5">chvalte jej každý, všechno co dýchá, </text:span><text:span text:style-name="T5"><text:line-break/></text:span><text:span text:style-name="T5">chvalte jej neboť on je ten svatý Pán, haleluja. </text:span></text:p>
              </text:list-header>
            </text:list>
          </draw:text-box>
        </draw:frame>
        <draw:custom-shape draw:name="Text Box 3" draw:style-name="gr101" draw:text-style-name="P12" draw:layer="layout" svg:width="3.718cm" svg:height="1.108cm" svg:x="23.799cm" svg:y="0cm">
          <text:list text:style-name="L1">
            <text:list-header>
              <text:p text:style-name="P11"><text:span text:style-name="T6">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0" presentation:class="page"/>
          <draw:frame presentation:style-name="pr1" draw:text-style-name="P5" draw:layer="layout" svg:width="15.239cm" svg:height="11.429cm" svg:x="1.905cm" svg:y="12.065cm" presentation:class="notes" presentation:placeholder="true">
            <draw:text-box/>
          </draw:frame>
        </presentation:notes>
      </draw:page>
      <draw:page draw:name="page1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10">Haleluja, </text:span><text:span text:style-name="T5">ty jsi Spasitel, haleluja, náš Pán. </text:span><text:span text:style-name="T5"><text:line-break/></text:span><text:span text:style-name="T5">Haleluja, tebe slavíme, tys dokonale zachránil nás. </text:span></text:p>
              </text:list-header>
            </text:list>
            <text:list text:style-name="L5">
              <text:list-item>
                <text:p text:style-name="P13"><text:span text:style-name="T5">Bůh je láska, pravda a spása. </text:span><text:span text:style-name="T5"><text:line-break/></text:span><text:span text:style-name="T5">Má rád každého z nás, haleluja. </text:span></text:p>
              </text:list-item>
              <text:list-item>
                <text:p text:style-name="P13"><text:span text:style-name="T5">Bůh sám dává k smíření cestu všem </text:span><text:span text:style-name="T5"><text:line-break/></text:span><text:span text:style-name="T5">nám v Kristu Synu svém, haleluja. </text:span></text:p>
              </text:list-item>
              <text:list-item>
                <text:p text:style-name="P13"><text:span text:style-name="T5">Chvála Pánu, zvítězil nad smrtí, </text:span><text:span text:style-name="T5"><text:line-break/></text:span><text:span text:style-name="T5">z hříchu nás vyprostil, haleluja. </text:span></text:p>
              </text:list-item>
              <text:list-item>
                <text:p text:style-name="P13"><text:span text:style-name="T5">Chvála Pánu, svých Duchem působí </text:span><text:span text:style-name="T5"><text:line-break/></text:span><text:span text:style-name="T5">v nás živou naději, haleluja. </text:span></text:p>
              </text:list-item>
            </text:list>
          </draw:text-box>
        </draw:frame>
        <draw:custom-shape draw:name="Text Box 3" draw:style-name="gr102" draw:text-style-name="P12" draw:layer="layout" svg:width="3.718cm" svg:height="1.108cm" svg:x="23.799cm" svg:y="0cm">
          <text:list text:style-name="L1">
            <text:list-header>
              <text:p text:style-name="P11"><text:span text:style-name="T6">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1" presentation:class="page"/>
          <draw:frame presentation:style-name="pr1" draw:text-style-name="P5" draw:layer="layout" svg:width="15.239cm" svg:height="11.429cm" svg:x="1.905cm" svg:y="12.065cm" presentation:class="notes" presentation:placeholder="true">
            <draw:text-box/>
          </draw:frame>
        </presentation:notes>
      </draw:page>
      <draw:page draw:name="page1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Hlas z Ráma slyšán jest a naříkání, </text:span><text:span text:style-name="T5"><text:line-break/></text:span><text:span text:style-name="T5">pláče Ráchel pro syny své, </text:span><text:span text:style-name="T5"><text:line-break/></text:span><text:span text:style-name="T5">(: naříká matka, mlčí zmordovaní, </text:span><text:span text:style-name="T5"><text:line-break/></text:span><text:span text:style-name="T5">nářek a pláč a ticho zlé. :)</text:span></text:p>
              </text:list-header>
            </text:list>
            <text:list text:style-name="L13">
              <text:list-item>
                <text:p text:style-name="P13"><text:span text:style-name="T5">V erbu Kainovo znamení, už z toho jména dýchá děs, </text:span><text:span text:style-name="T5"><text:line-break/></text:span><text:span text:style-name="T5">stoupenec rychlých řešení, Herodes, Herodes, </text:span><text:span text:style-name="T5"><text:line-break/></text:span><text:span text:style-name="T5">nebezpečí či naději kde uviděl bys, že klíčí, </text:span><text:span text:style-name="T5"><text:line-break/></text:span><text:span text:style-name="T5">raději dřív než později nůž a meč ať zničí, </text:span><text:span text:style-name="T5"><text:line-break/></text:span><text:span text:style-name="T5">sekej a bodej, řež a nič, </text:span><text:span text:style-name="T5"><text:line-break/></text:span><text:span text:style-name="T5">s tím, co se hýbe, pryč s tím pryč. </text:span></text:p>
              </text:list-item>
              <text:list-item>
                <text:p text:style-name="P13"><text:span text:style-name="T5">Neházejte hned kamení, schovejte si ho do zásoby, </text:span><text:span text:style-name="T5"><text:line-break/></text:span><text:span text:style-name="T5">ono Kainovo znamení i jiná čela zdobí, </text:span><text:span text:style-name="T5"><text:line-break/></text:span><text:span text:style-name="T5">na den žen a na den matek Herodes též slaví svátek, </text:span><text:span text:style-name="T5"><text:line-break/></text:span><text:span text:style-name="T5">Herodes, vrah neviňátek, muž rázných řešení, </text:span><text:span text:style-name="T5"><text:line-break/></text:span><text:span text:style-name="T5">sekej a bodej, řež a nič, </text:span><text:span text:style-name="T5"><text:line-break/></text:span><text:span text:style-name="T5">s tím, co se hýbe, pryč s tím pryč. </text:span></text:p>
              </text:list-item>
            </text:list>
          </draw:text-box>
        </draw:frame>
        <draw:custom-shape draw:name="Text Box 1027" draw:style-name="gr103" draw:text-style-name="P12" draw:layer="layout" svg:width="3.718cm" svg:height="1.108cm" svg:x="23.799cm" svg:y="0cm">
          <text:list text:style-name="L1">
            <text:list-header>
              <text:p text:style-name="P11"><text:span text:style-name="T6">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2" presentation:class="page"/>
          <draw:frame presentation:style-name="pr1" draw:text-style-name="P5" draw:layer="layout" svg:width="15.239cm" svg:height="11.429cm" svg:x="1.905cm" svg:y="12.065cm" presentation:class="notes" presentation:placeholder="true">
            <draw:text-box/>
          </draw:frame>
        </presentation:notes>
      </draw:page>
      <draw:page draw:name="page1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5">Hlas z Ráma slyšán jest a naříkání, </text:span><text:span text:style-name="T5"><text:line-break/></text:span><text:span text:style-name="T5">pláče Ráchel pro syny své, </text:span><text:span text:style-name="T5"><text:line-break/></text:span><text:span text:style-name="T5">(: naříká matka, mlčí zmordovaní, </text:span><text:span text:style-name="T5"><text:line-break/></text:span><text:span text:style-name="T5">nářek a pláč a ticho zlé. :)</text:span></text:p>
                <text:p text:style-name="P51"><text:span text:style-name="T5"/></text:p>
                <text:p text:style-name="P31"><text:span text:style-name="T5">3. </text:span><text:span text:style-name="T5"><text:tab/></text:span><text:span text:style-name="T5">Matka pláče a naříká, komisi popravčí prosí, </text:span><text:span text:style-name="T5"><text:line-break/></text:span><text:span text:style-name="T5">to, co pod svým srdcem nosí, aby vyrvat směla, </text:span><text:span text:style-name="T5"><text:line-break/></text:span><text:span text:style-name="T5">smilování, mistři kati, vtrhněte do mého těla, </text:span><text:span text:style-name="T5"><text:line-break/></text:span><text:span text:style-name="T5">vytněte noži a meči kořen nebezpečí, </text:span><text:span text:style-name="T5"><text:line-break/></text:span><text:span text:style-name="T5">sekej a bodej, řež a nič, </text:span><text:span text:style-name="T5"><text:line-break/></text:span><text:span text:style-name="T5">s tím, co se hýbe, pryč s tím pryč. </text:span></text:p>
              </text:list-header>
            </text:list>
          </draw:text-box>
        </draw:frame>
        <draw:custom-shape draw:name="Text Box 3" draw:style-name="gr104" draw:text-style-name="P12" draw:layer="layout" svg:width="3.718cm" svg:height="1.108cm" svg:x="23.799cm" svg:y="0cm">
          <text:list text:style-name="L1">
            <text:list-header>
              <text:p text:style-name="P11"><text:span text:style-name="T6">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3" presentation:class="page"/>
          <draw:frame presentation:style-name="pr1" draw:text-style-name="P5" draw:layer="layout" svg:width="15.239cm" svg:height="11.429cm" svg:x="1.905cm" svg:y="12.065cm" presentation:class="notes" presentation:placeholder="true">
            <draw:text-box/>
          </draw:frame>
        </presentation:notes>
      </draw:page>
      <draw:page draw:name="page1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Hle, jak trpěl, ach, můj Pán (3x) </text:span><text:span text:style-name="T5"><text:line-break/></text:span><text:span text:style-name="T5">ó, hle, jak trpěl, ach, můj Pán, </text:span><text:span text:style-name="T5"><text:line-break/></text:span><text:span text:style-name="T5">ach, můj Pán, ach, můj Pán, ach, můj Pán, ach, můj Pán. </text:span></text:p>
              </text:list-item>
              <text:list-item>
                <text:p text:style-name="P13"><text:span text:style-name="T5">On snášel trýzeň beze slov </text:span></text:p>
              </text:list-item>
              <text:list-item>
                <text:p text:style-name="P13"><text:span text:style-name="T5">Když on vstal a pak znovu pad </text:span></text:p>
              </text:list-item>
              <text:list-item>
                <text:p text:style-name="P13"><text:span text:style-name="T5">Jej bez ustání vlekli dál </text:span></text:p>
              </text:list-item>
              <text:list-item>
                <text:p text:style-name="P13"><text:span text:style-name="T5">On korunu měl trnovou </text:span></text:p>
              </text:list-item>
              <text:list-item>
                <text:p text:style-name="P13"><text:span text:style-name="T5">A vlekli jej v dům Pilátův </text:span></text:p>
              </text:list-item>
              <text:list-item>
                <text:p text:style-name="P13"><text:span text:style-name="T5">Tam ukrutně byl zbičován </text:span></text:p>
              </text:list-item>
              <text:list-item>
                <text:p text:style-name="P13"><text:span text:style-name="T5">A přibili jej na ten kříž </text:span></text:p>
              </text:list-item>
              <text:list-item>
                <text:p text:style-name="P13"><text:span text:style-name="T5">A tak skonal Kristus Pán </text:span></text:p>
              </text:list-item>
            </text:list>
          </draw:text-box>
        </draw:frame>
        <draw:custom-shape draw:name="Text Box 3" draw:style-name="gr105" draw:text-style-name="P12" draw:layer="layout" svg:width="3.718cm" svg:height="1.108cm" svg:x="23.799cm" svg:y="0cm">
          <text:list text:style-name="L1">
            <text:list-header>
              <text:p text:style-name="P11"><text:span text:style-name="T6">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4" presentation:class="page"/>
          <draw:frame presentation:style-name="pr1" draw:text-style-name="P5" draw:layer="layout" svg:width="15.239cm" svg:height="11.429cm" svg:x="1.905cm" svg:y="12.065cm" presentation:class="notes" presentation:placeholder="true">
            <draw:text-box/>
          </draw:frame>
        </presentation:notes>
      </draw:page>
      <draw:page draw:name="page1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text:tab/></text:span><text:span text:style-name="T5">Hle, příkaz nový, dí Pán, dávám vám: </text:span><text:span text:style-name="T5"><text:line-break/></text:span><text:span text:style-name="T5">spolu mějte se rádi, jak já mám rád vás, </text:span><text:span text:style-name="T5"><text:line-break/></text:span><text:span text:style-name="T5">spolu mějte se rádi, jak já mám rád vás. </text:span></text:p>
                <text:p text:style-name="P37"><text:span text:style-name="T5"/></text:p>
                <text:p text:style-name="P45"><text:span text:style-name="T5"><text:tab/></text:span><text:span text:style-name="T5">Tak všichni poznají, že učedníci mí jste, </text:span><text:span text:style-name="T5"><text:line-break/></text:span><text:span text:style-name="T5">když mezi vámi bude láska. </text:span><text:span text:style-name="T5"><text:line-break/></text:span><text:span text:style-name="T5">Tak všichni poznají, že učedníci mí jste, </text:span><text:span text:style-name="T5"><text:line-break/></text:span><text:span text:style-name="T5">když mezi vámi bude láska. </text:span></text:p>
                <text:p text:style-name="P37"><text:span text:style-name="T5"/></text:p>
              </text:list-header>
            </text:list>
            <text:list text:style-name="L18">
              <text:list-header>
                <text:p text:style-name="P13"><text:span text:style-name="T5"/></text:p>
              </text:list-header>
            </text:list>
          </draw:text-box>
        </draw:frame>
        <draw:custom-shape draw:name="Text Box 3" draw:style-name="gr106" draw:text-style-name="P12" draw:layer="layout" svg:width="3.718cm" svg:height="1.108cm" svg:x="23.799cm" svg:y="0cm">
          <text:list text:style-name="L1">
            <text:list-header>
              <text:p text:style-name="P11"><text:span text:style-name="T6">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5" presentation:class="page"/>
          <draw:frame presentation:style-name="pr1" draw:text-style-name="P5" draw:layer="layout" svg:width="15.239cm" svg:height="11.429cm" svg:x="1.905cm" svg:y="12.065cm" presentation:class="notes" presentation:placeholder="true">
            <draw:text-box/>
          </draw:frame>
        </presentation:notes>
      </draw:page>
      <draw:page draw:name="page1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1. </text:span><text:span text:style-name="T5"><text:tab/></text:span><text:span text:style-name="T5">Hledaj si strom - stromy -, aby byl král, <text:s/></text:span><text:span text:style-name="T5"><text:line-break/></text:span><text:span text:style-name="T5">krále stromy chtěj mít. </text:span><text:span text:style-name="T5"><text:line-break/></text:span><text:span text:style-name="T5">Hle, vždyť ty máš krásný kmen - olivo, vem to ty. </text:span><text:span text:style-name="T5"><text:line-break/></text:span><text:span text:style-name="T5">Ty vládu vem, ty vládu vem, </text:span><text:span text:style-name="T5"><text:line-break/></text:span><text:span text:style-name="T5">ty vládu vem, panuj kmenům všem – </text:span><text:span text:style-name="T5"><text:line-break/></text:span><text:span text:style-name="T5">tvé chcem ruky, kraluj ty. </text:span></text:p>
                <text:p text:style-name="P45"><text:span text:style-name="T5">2. </text:span><text:span text:style-name="T5"><text:tab/></text:span><text:span text:style-name="T5">To by byla moje smrt - náhlá smrt olivy, </text:span><text:span text:style-name="T5"><text:line-break/></text:span><text:span text:style-name="T5">vždyť já nechci králem být, </text:span><text:span text:style-name="T5"><text:line-break/></text:span><text:span text:style-name="T5">chci dál nýst plody svý, </text:span><text:span text:style-name="T5"><text:line-break/></text:span><text:span text:style-name="T5">zvadnu v ten den, zvadnu v ten den, </text:span><text:span text:style-name="T5"><text:line-break/></text:span><text:span text:style-name="T5">kdy smysl ten, olej můj dávat všem <text:s/></text:span><text:span text:style-name="T5"><text:line-break/></text:span><text:span text:style-name="T5">pro moc nad vámi opustím. </text:span></text:p>
                <text:p text:style-name="P45"><text:span text:style-name="T5">3. </text:span><text:span text:style-name="T5"><text:tab/></text:span><text:span text:style-name="T5">Potom králem moh bejt fík namísto olivy </text:span><text:span text:style-name="T5"><text:line-break/></text:span><text:span text:style-name="T5">Ty žezlo krále vem - vem to fíku ty – </text:span><text:span text:style-name="T5"><text:line-break/></text:span><text:span text:style-name="T5">čert to vem a čert to vem, </text:span><text:span text:style-name="T5"><text:line-break/></text:span><text:span text:style-name="T5">i když je králem planý fík, </text:span><text:span text:style-name="T5"><text:line-break/></text:span><text:span text:style-name="T5">je bez svých plodů jen nešťastník. </text:span></text:p>
                <text:p text:style-name="P37"><text:span text:style-name="T5"/></text:p>
                <text:p text:style-name="P37"><text:span text:style-name="T5"/></text:p>
              </text:list-header>
            </text:list>
          </draw:text-box>
        </draw:frame>
        <draw:custom-shape draw:name="Text Box 3" draw:style-name="gr107" draw:text-style-name="P12" draw:layer="layout" svg:width="3.718cm" svg:height="1.108cm" svg:x="23.799cm" svg:y="0cm">
          <text:list text:style-name="L1">
            <text:list-header>
              <text:p text:style-name="P11"><text:span text:style-name="T6">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6" presentation:class="page"/>
          <draw:frame presentation:style-name="pr1" draw:text-style-name="P5" draw:layer="layout" svg:width="15.239cm" svg:height="11.429cm" svg:x="1.905cm" svg:y="12.065cm" presentation:class="notes" presentation:placeholder="true">
            <draw:text-box/>
          </draw:frame>
        </presentation:notes>
      </draw:page>
      <draw:page draw:name="page1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2"><text:span text:style-name="T11">4. </text:span><text:span text:style-name="T11"><text:tab/></text:span><text:span text:style-name="T11">Tak šly stromy na vinný kmen, hle, nevzal to fík, </text:span><text:span text:style-name="T11"><text:line-break/></text:span><text:span text:style-name="T11">za to, abych králem byl, nedám víno svý, </text:span><text:span text:style-name="T11"><text:line-break/></text:span><text:span text:style-name="T11">dí vinný kmen, dí vinný kmen. </text:span><text:span text:style-name="T11"><text:line-break/></text:span><text:span text:style-name="T11">Já stvořen jsem jak šašek spiš než král, </text:span><text:span text:style-name="T11"><text:line-break/></text:span><text:span text:style-name="T11">abych vínem zemi rozesmál. </text:span></text:p>
                <text:p text:style-name="P52"><text:span text:style-name="T11">5. </text:span><text:span text:style-name="T11"><text:tab/></text:span><text:span text:style-name="T11">Žádnej strom nechce bejt král, vem to ty trní. </text:span><text:span text:style-name="T11"><text:line-break/></text:span><text:span text:style-name="T11">Já chci vpravdě králem být, vždyť jsem tak bezcenný. </text:span><text:span text:style-name="T11"><text:line-break/></text:span><text:span text:style-name="T11">To byl můj sen, to byl můj sen, ‚</text:span><text:span text:style-name="T11"><text:line-break/></text:span><text:span text:style-name="T11">vždyť každý kmen mnou vždy pohrdal, <text:s/></text:span><text:span text:style-name="T11"><text:line-break/></text:span><text:span text:style-name="T11">chci bejt na věky všech stromů král. </text:span></text:p>
                <text:p text:style-name="P52"><text:span text:style-name="T11">6. </text:span><text:span text:style-name="T11"><text:tab/></text:span><text:span text:style-name="T11">At žije náš král - ať žije král, jásaj v lese stromy, </text:span><text:span text:style-name="T11"><text:line-break/></text:span><text:span text:style-name="T11">bacha, tiše, král už má svou řeč úvodní: </text:span><text:span text:style-name="T11"><text:line-break/></text:span><text:span text:style-name="T11">Zítřejší den, zítřejší den </text:span><text:span text:style-name="T11"><text:line-break/></text:span><text:span text:style-name="T11">stromu, jenž by rušil vládu mou, </text:span><text:span text:style-name="T11"><text:line-break/></text:span><text:span text:style-name="T11">já dám korunu trnovou. </text:span></text:p>
                <text:p text:style-name="P52"><text:span text:style-name="T11">7. </text:span><text:span text:style-name="T11"><text:tab/></text:span><text:span text:style-name="T11">Slyšte, cedry libánské, co vám král praví: </text:span><text:span text:style-name="T11"><text:line-break/></text:span><text:span text:style-name="T11">Když měl bych ztratit vládu svou, sám sebe zapálím. </text:span><text:span text:style-name="T11"><text:line-break/></text:span><text:span text:style-name="T11">Vzejde oheň, vzejde oheň, </text:span><text:span text:style-name="T11"><text:line-break/></text:span><text:span text:style-name="T11">v něm každý kmen by ihned vzplál, </text:span><text:span text:style-name="T11"><text:line-break/></text:span><text:span text:style-name="T11">tak mstí se král, kterým jsi kdysi pohrdal.</text:span></text:p>
              </text:list-header>
            </text:list>
          </draw:text-box>
        </draw:frame>
        <draw:custom-shape draw:name="Text Box 1027" draw:style-name="gr108" draw:text-style-name="P12" draw:layer="layout" svg:width="3.718cm" svg:height="1.108cm" svg:x="23.799cm" svg:y="0cm">
          <text:list text:style-name="L1">
            <text:list-header>
              <text:p text:style-name="P11"><text:span text:style-name="T6">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7" presentation:class="page"/>
          <draw:frame presentation:style-name="pr1" draw:text-style-name="P5" draw:layer="layout" svg:width="15.239cm" svg:height="11.429cm" svg:x="1.905cm" svg:y="12.065cm" presentation:class="notes" presentation:placeholder="true">
            <draw:text-box/>
          </draw:frame>
        </presentation:notes>
      </draw:page>
      <draw:page draw:name="page1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Hledám to místo, kde najít tebe, Pane, ó Pane, Pane můj, </text:span><text:span text:style-name="T5"><text:line-break/></text:span><text:span text:style-name="T5">hledám to místo, hledám to místo, chci ho hledat dál, </text:span><text:span text:style-name="T5"><text:line-break/></text:span><text:span text:style-name="T5">Pane, Pane, ó Pane, Pane můj, </text:span><text:span text:style-name="T5"><text:line-break/></text:span><text:span text:style-name="T5">Pane, ó Pane, Pane můj. </text:span></text:p>
                <text:p text:style-name="P53"><text:span text:style-name="T5">1. </text:span><text:span text:style-name="T5"><text:tab/></text:span><text:span text:style-name="T5">Přítelem mým jsi, Pane, ty, </text:span><text:span text:style-name="T5"><text:line-break/></text:span><text:span text:style-name="T5">jedině na tebe, na tebe, na tvou moc</text:span><text:span text:style-name="T5"><text:line-break/></text:span><text:span text:style-name="T5">může se spolehnout kdokoli z nás. </text:span><text:span text:style-name="T5"><text:line-break/></text:span><text:span text:style-name="T5">Pane, Pane, Pane, Pane. </text:span></text:p>
                <text:p text:style-name="P53"><text:span text:style-name="T5">2. </text:span><text:span text:style-name="T5"><text:tab/></text:span><text:span text:style-name="T5">Přítelem mým jsi, Pane, ty, </text:span><text:span text:style-name="T5"><text:line-break/></text:span><text:span text:style-name="T5">radost mám z toho, že dáváš sílu všem, </text:span><text:span text:style-name="T5"><text:line-break/></text:span><text:span text:style-name="T5">kdo na ni čekají v samotě své. </text:span><text:span text:style-name="T5"><text:line-break/></text:span><text:span text:style-name="T5">Pane, Pane, Pane, Pane. </text:span></text:p>
                <text:p text:style-name="P53"><text:span text:style-name="T5">3. </text:span><text:span text:style-name="T5"><text:tab/></text:span><text:span text:style-name="T5">Přítelem mým jsi, Pane, ty, </text:span><text:span text:style-name="T5"><text:line-break/></text:span><text:span text:style-name="T5">tu lásku velikou a radost nesmírnou </text:span><text:span text:style-name="T5"><text:line-break/></text:span><text:span text:style-name="T5">vyzpívat chtěl bych všem, kdo tě má rád. </text:span><text:span text:style-name="T5"><text:line-break/></text:span><text:span text:style-name="T5">Pane, Pane, Pane, Pane. </text:span></text:p>
              </text:list-header>
            </text:list>
          </draw:text-box>
        </draw:frame>
        <draw:custom-shape draw:name="Text Box 3" draw:style-name="gr109" draw:text-style-name="P12" draw:layer="layout" svg:width="3.718cm" svg:height="1.108cm" svg:x="23.799cm" svg:y="0cm">
          <text:list text:style-name="L1">
            <text:list-header>
              <text:p text:style-name="P11"><text:span text:style-name="T6">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8" presentation:class="page"/>
          <draw:frame presentation:style-name="pr1" draw:text-style-name="P5" draw:layer="layout" svg:width="15.239cm" svg:height="11.429cm" svg:x="1.905cm" svg:y="12.065cm" presentation:class="notes" presentation:placeholder="true">
            <draw:text-box/>
          </draw:frame>
        </presentation:notes>
      </draw:page>
      <draw:page draw:name="page1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text:tab/></text:span><text:span text:style-name="T5">Hluboká řeko, já přejít chtěl bych Jordán, </text:span><text:span text:style-name="T5"><text:line-break/></text:span><text:span text:style-name="T5">hluboká řeko, tam, ó Pane můj, </text:span><text:span text:style-name="T5"><text:line-break/></text:span><text:span text:style-name="T5">kde mě domov čeká. </text:span></text:p>
                <text:p text:style-name="P45"><text:span text:style-name="T5"><text:s/></text:span><text:span text:style-name="T5"><text:tab/></text:span><text:span text:style-name="T5">Nechcete jíti tam, kde je věčný ráj, </text:span><text:span text:style-name="T5"><text:line-break/></text:span><text:span text:style-name="T5">v tu krásnou zem. Kde vládne mír? </text:span></text:p>
                <text:p text:style-name="P45"><text:span text:style-name="T5"><text:tab/></text:span><text:span text:style-name="T5">Ó, hluboká řeko tam, ó Pane můj, </text:span><text:span text:style-name="T5"><text:line-break/></text:span><text:span text:style-name="T5">kde mě domov čeká. </text:span></text:p>
                <text:p text:style-name="P37"><text:span text:style-name="T5"/></text:p>
                <text:p text:style-name="P45"><text:span text:style-name="T5"><text:tab/></text:span><text:span text:style-name="T5">Deep river, my home is over Jordan, </text:span><text:span text:style-name="T5"><text:line-break/></text:span><text:span text:style-name="T5">deep river, Lord, I want to cross over into capm ground. </text:span><text:span text:style-name="T5"><text:line-break/></text:span><text:span text:style-name="T5">Ohm, don‘t you want to go to that gospel feast, </text:span><text:span text:style-name="T5"><text:line-break/></text:span><text:span text:style-name="T5">that promis‘d land whare all is peace? </text:span><text:span text:style-name="T5"><text:line-break/></text:span><text:span text:style-name="T5">Oh, deep river, Lord, </text:span><text:span text:style-name="T5"><text:line-break/></text:span><text:span text:style-name="T5">I want to cross over into capm ground. </text:span><text:span text:style-name="T5"><text:line-break/></text:span><text:span text:style-name="T5"/></text:p>
              </text:list-header>
            </text:list>
          </draw:text-box>
        </draw:frame>
        <draw:custom-shape draw:name="Text Box 3" draw:style-name="gr110" draw:text-style-name="P12" draw:layer="layout" svg:width="3.718cm" svg:height="1.108cm" svg:x="23.799cm" svg:y="0cm">
          <text:list text:style-name="L1">
            <text:list-header>
              <text:p text:style-name="P11"><text:span text:style-name="T6">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9" presentation:class="page"/>
          <draw:frame presentation:style-name="pr1" draw:text-style-name="P5" draw:layer="layout" svg:width="15.239cm" svg:height="11.429cm" svg:x="1.905cm" svg:y="12.065cm" presentation:class="notes" presentation:placeholder="true">
            <draw:text-box/>
          </draw:frame>
        </presentation:notes>
      </draw:page>
      <draw:page draw:name="page1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Hořká byla noc, kohout zradu zpívá třikrát. </text:span><text:span text:style-name="T5"><text:line-break/></text:span><text:span text:style-name="T5">Hořká byla noc a v pláči svítá den.</text:span></text:p>
                <text:p text:style-name="P54"><text:span text:style-name="T5">2. Ježíš tiše stál, slyšel moje slovo "neznám". </text:span></text:p>
                <text:p text:style-name="P54"><text:span text:style-name="T5">3. Třikrát zapírám, klamu, lžu a kdo mi věří. </text:span></text:p>
                <text:p text:style-name="P54"><text:span text:style-name="T5">4. Jidáš zradil jej, peníz hanby v dlani pálí. </text:span></text:p>
                <text:p text:style-name="P54"><text:span text:style-name="T5">5. Třicet stříbrných leží v chrámě, zrádce zmírá. </text:span></text:p>
                <text:p text:style-name="P54"><text:span text:style-name="T5">6. Pane, také já kráčím cestou zrady temné. </text:span></text:p>
                <text:p text:style-name="P54"><text:span text:style-name="T5">7. Pohled Ježíšův dává slzy pro pokání. </text:span></text:p>
                <text:p text:style-name="P54"><text:span text:style-name="T5">8. Hořká byla noc, kohout zradu zpíval třikrát. </text:span><text:span text:style-name="T5"><text:line-break/></text:span><text:span text:style-name="T5">Hořká byla noc, mně v pláči vzešel den.</text:span></text:p>
              </text:list-header>
            </text:list>
          </draw:text-box>
        </draw:frame>
        <draw:custom-shape draw:name="Text Box 3" draw:style-name="gr111" draw:text-style-name="P12" draw:layer="layout" svg:width="3.718cm" svg:height="1.108cm" svg:x="23.799cm" svg:y="0cm">
          <text:list text:style-name="L1">
            <text:list-header>
              <text:p text:style-name="P11"><text:span text:style-name="T6">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0" presentation:class="page"/>
          <draw:frame presentation:style-name="pr1" draw:text-style-name="P5" draw:layer="layout" svg:width="15.239cm" svg:height="11.429cm" svg:x="1.905cm" svg:y="12.065cm" presentation:class="notes" presentation:placeholder="true">
            <draw:text-box/>
          </draw:frame>
        </presentation:notes>
      </draw:page>
      <draw:page draw:name="page1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Hosana, hosana, hosana Bohu na nebi! </text:span><text:span text:style-name="T5"><text:line-break/></text:span><text:span text:style-name="T5">Hosana, hosana, hosana Bohu na nebi! </text:span><text:span text:style-name="T5"><text:line-break/></text:span><text:span text:style-name="T5">Jméno slavíme Tvé, chválí Tě srdce mé, </text:span><text:span text:style-name="T5"><text:line-break/></text:span><text:span text:style-name="T5">vyvýšen buď, ó Bože náš. </text:span><text:span text:style-name="T5"><text:line-break/></text:span><text:span text:style-name="T5">Hosana Bohu na nebi! </text:span></text:p>
                <text:p text:style-name="P14"><text:span text:style-name="T5"/></text:p>
              </text:list-item>
              <text:list-item>
                <text:p text:style-name="P14"><text:span text:style-name="T5">Sláva, sláva, sláva všech králů králi! </text:span><text:span text:style-name="T5"><text:line-break/></text:span><text:span text:style-name="T5">Sláva, sláva, sláva všech králů králi! </text:span><text:span text:style-name="T5"><text:line-break/></text:span><text:span text:style-name="T5">Jméno slavíme Tvé, chválí Tě srdce mé, </text:span><text:span text:style-name="T5"><text:line-break/></text:span><text:span text:style-name="T5">vyvýšen buď, ó Bože náš. </text:span><text:span text:style-name="T5"><text:line-break/></text:span><text:span text:style-name="T5">Sláva tobě Králi náš. </text:span></text:p>
                <text:p text:style-name="P14"><text:span text:style-name="T5"/></text:p>
              </text:list-item>
              <text:list-item>
                <text:p text:style-name="P14"><text:span text:style-name="T5">= 1. </text:span></text:p>
              </text:list-item>
            </text:list>
          </draw:text-box>
        </draw:frame>
        <draw:custom-shape draw:name="Text Box 3" draw:style-name="gr112" draw:text-style-name="P12" draw:layer="layout" svg:width="3.718cm" svg:height="1.108cm" svg:x="23.799cm" svg:y="0cm">
          <text:list text:style-name="L1">
            <text:list-header>
              <text:p text:style-name="P11"><text:span text:style-name="T6">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1" presentation:class="page"/>
          <draw:frame presentation:style-name="pr1" draw:text-style-name="P5" draw:layer="layout" svg:width="15.239cm" svg:height="11.429cm" svg:x="1.905cm" svg:y="12.065cm" presentation:class="notes" presentation:placeholder="true">
            <draw:text-box/>
          </draw:frame>
        </presentation:notes>
      </draw:page>
      <draw:page draw:name="page1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Hospodine, Pane náš, jak důstojné je jméno tvé. </text:span><text:span text:style-name="T5"><text:line-break/></text:span><text:span text:style-name="T5">Z úst maličkých mocně dokazuješ síly své protivníkům. </text:span><text:span text:style-name="T5"><text:line-break/></text:span><text:span text:style-name="T5">Já když spatřuji nebesa tvá , měsíc a hvězdy, </text:span><text:span text:style-name="T5"><text:line-break/></text:span><text:span text:style-name="T5">vzdávám ti chválu a říkám: </text:span><text:span text:style-name="T5"><text:line-break/></text:span><text:span text:style-name="T5">Co je člověk, že jej máš tak rád? </text:span></text:p>
                <text:p text:style-name="P33"><text:span text:style-name="T5"/></text:p>
                <text:p text:style-name="P18"><text:span text:style-name="T5"><text:tab/></text:span><text:span text:style-name="T5">Hospodine, Pane náš, jak důstojné je jméno tvé. </text:span><text:span text:style-name="T5"><text:line-break/></text:span><text:span text:style-name="T5">Z úst maličkých mocně dokazuješ síly své protivníkům.</text:span></text:p>
                <text:p text:style-name="P33"><text:span text:style-name="T5"/></text:p>
                <text:p text:style-name="P18"><text:span text:style-name="T5"><text:tab/></text:span><text:span text:style-name="T5">Ty jsi pánů Pán, ty jsi králů Král, ó Pane, Otče můj. </text:span><text:span text:style-name="T5"><text:line-break/></text:span><text:span text:style-name="T5">Vzdává ti mé srdce chválu za všechna dobrodiní tvá, </text:span><text:span text:style-name="T5"><text:line-break/></text:span><text:span text:style-name="T5">jež jsi učinil nám lidem, že jsi nezatratil nás. </text:span></text:p>
              </text:list-header>
            </text:list>
          </draw:text-box>
        </draw:frame>
        <draw:custom-shape draw:name="Text Box 3" draw:style-name="gr113" draw:text-style-name="P12" draw:layer="layout" svg:width="3.718cm" svg:height="1.108cm" svg:x="23.799cm" svg:y="0cm">
          <text:list text:style-name="L1">
            <text:list-header>
              <text:p text:style-name="P11"><text:span text:style-name="T6">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2" presentation:class="page"/>
          <draw:frame presentation:style-name="pr1" draw:text-style-name="P5" draw:layer="layout" svg:width="15.239cm" svg:height="11.429cm" svg:x="1.905cm" svg:y="12.065cm" presentation:class="notes" presentation:placeholder="true">
            <draw:text-box/>
          </draw:frame>
        </presentation:notes>
      </draw:page>
      <draw:page draw:name="page1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Hospodine, Pane náš, </text:span></text:p>
                <text:p text:style-name="P33"><text:span text:style-name="T5">jak vznešené je tvoje jméno po vší zemi. </text:span></text:p>
              </text:list-header>
            </text:list>
          </draw:text-box>
        </draw:frame>
        <draw:custom-shape draw:name="Text Box 3" draw:style-name="gr114" draw:text-style-name="P12" draw:layer="layout" svg:width="3.718cm" svg:height="1.108cm" svg:x="23.799cm" svg:y="0cm">
          <text:list text:style-name="L1">
            <text:list-header>
              <text:p text:style-name="P11"><text:span text:style-name="T6">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3" presentation:class="page"/>
          <draw:frame presentation:style-name="pr1" draw:text-style-name="P5" draw:layer="layout" svg:width="15.239cm" svg:height="11.429cm" svg:x="1.905cm" svg:y="12.065cm" presentation:class="notes" presentation:placeholder="true">
            <draw:text-box/>
          </draw:frame>
        </presentation:notes>
      </draw:page>
      <draw:page draw:name="page1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1. </text:span><text:span text:style-name="T5"><text:tab/></text:span><text:span text:style-name="T5">Hospodine, Pane náš, své jméno po vší zemi </text:span><text:span text:style-name="T5"><text:line-break/></text:span><text:span text:style-name="T5">v důstojnosti necháváš oslavovati všemi. </text:span></text:p>
              </text:list-header>
            </text:list>
            <text:list text:style-name="L23">
              <text:list-item>
                <text:p text:style-name="P48"><text:span text:style-name="T5">Učinil ses přeslavným. I malá nemluvňata </text:span><text:span text:style-name="T5"><text:line-break/></text:span><text:span text:style-name="T5">tebe vidí všemocným, tvá slova jsou jim svatá. </text:span></text:p>
              </text:list-item>
              <text:list-item>
                <text:p text:style-name="P48"><text:span text:style-name="T5">A já sám ptám se sebe, když vidím vše, co činíš: </text:span><text:span text:style-name="T5"><text:line-break/></text:span><text:span text:style-name="T5">čím člověk je pro tebe, že k němu s láskou shlížíš? </text:span></text:p>
              </text:list-item>
              <text:list-item>
                <text:p text:style-name="P48"><text:span text:style-name="T5">Neb jak anděla svého jej velkým postavil jsi, </text:span><text:span text:style-name="T5"><text:line-break/></text:span><text:span text:style-name="T5">pánem všeho živého v své lásce učinil jsi. <text:s/></text:span></text:p>
              </text:list-item>
              <text:list-item>
                <text:p text:style-name="P48"><text:span text:style-name="T5">Hospodine, Pane náš, své jméno po vší zemi </text:span><text:span text:style-name="T5"><text:line-break/></text:span><text:span text:style-name="T5">v důstojnosti necháváš oslavovati všemi. </text:span></text:p>
              </text:list-item>
            </text:list>
          </draw:text-box>
        </draw:frame>
        <draw:custom-shape draw:name="Text Box 3" draw:style-name="gr115" draw:text-style-name="P12" draw:layer="layout" svg:width="3.718cm" svg:height="1.108cm" svg:x="23.799cm" svg:y="0cm">
          <text:list text:style-name="L1">
            <text:list-header>
              <text:p text:style-name="P11"><text:span text:style-name="T6">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4" presentation:class="page"/>
          <draw:frame presentation:style-name="pr1" draw:text-style-name="P5" draw:layer="layout" svg:width="15.239cm" svg:height="11.429cm" svg:x="1.905cm" svg:y="12.065cm" presentation:class="notes" presentation:placeholder="true">
            <draw:text-box/>
          </draw:frame>
        </presentation:notes>
      </draw:page>
      <draw:page draw:name="page1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5"><text:span text:style-name="T11">Hospodine pomoz, se zbožným je konec, </text:span><text:span text:style-name="T11"><text:line-break/></text:span><text:span text:style-name="T11">berou za své věrní mezi lidmi.</text:span></text:p>
                <text:p text:style-name="P55"><text:span text:style-name="T11"><text:s/></text:span><text:span text:style-name="T11">Jeden druhého svou řečí šálí, </text:span><text:span text:style-name="T11"><text:line-break/></text:span><text:span text:style-name="T11">mluví úlisnými rty a obojakým srdcem.</text:span></text:p>
                <text:p text:style-name="P55"><text:span text:style-name="T11"><text:s/></text:span><text:span text:style-name="T11">Kéž Hospodin zcela vymítí ty úlisné rty, </text:span><text:span text:style-name="T11"><text:line-break/></text:span><text:span text:style-name="T11">jazyk, co se velikášsky chvástá, </text:span><text:span text:style-name="T11"><text:line-break/></text:span><text:span text:style-name="T11">ty, kdo říkají:"Náš jazyk převahu nám zaručuje, </text:span><text:span text:style-name="T11"><text:line-break/></text:span><text:span text:style-name="T11">máme přece ústa. Kdo je naším Pánem?"</text:span></text:p>
                <text:p text:style-name="P55"><text:span text:style-name="T11"><text:s/></text:span><text:span text:style-name="T11">"Pro útlak ponížených, pro sténání ubožáků </text:span><text:span text:style-name="T11"><text:line-break/></text:span><text:span text:style-name="T11">teď povstanu," praví Hospodin, </text:span><text:span text:style-name="T11"><text:line-break/></text:span><text:span text:style-name="T11">"daruji spásu tomu, proti němuž svévolník soptí."</text:span></text:p>
                <text:p text:style-name="P55"><text:span text:style-name="T11"><text:s/></text:span><text:span text:style-name="T11">Co vysloví Hospodin, jsou slova ryzí, </text:span><text:span text:style-name="T11"><text:line-break/></text:span><text:span text:style-name="T11">stříbro přetavené do kadlubu v zemi, sedmkráte protříbené.</text:span></text:p>
                <text:p text:style-name="P55"><text:span text:style-name="T11"><text:s/></text:span><text:span text:style-name="T11">Ty je, Hospodine, budeš střežit, navěky nás budeš chránit </text:span><text:span text:style-name="T11"><text:line-break/></text:span><text:span text:style-name="T11">před tím pokolením; </text:span><text:span text:style-name="T11"><text:line-break/></text:span><text:span text:style-name="T11">kolem obcházejí svévolníci </text:span><text:span text:style-name="T11"><text:line-break/></text:span><text:span text:style-name="T11">a vzmáhá se mezi lidmi neurvalost.</text:span></text:p>
                <text:p text:style-name="P55"><text:span text:style-name="T11"><text:s/></text:span><text:span text:style-name="T11">Co vysloví Hospodin, jsou slova ryzí, </text:span><text:span text:style-name="T11"><text:line-break/></text:span><text:span text:style-name="T11">stříbro přetavené do kadlubu v zemi, sedmkráte protříbené.</text:span></text:p>
              </text:list-header>
            </text:list>
          </draw:text-box>
        </draw:frame>
        <draw:custom-shape draw:name="Text Box 3" draw:style-name="gr116" draw:text-style-name="P12" draw:layer="layout" svg:width="3.718cm" svg:height="1.108cm" svg:x="23.799cm" svg:y="0cm">
          <text:list text:style-name="L1">
            <text:list-header>
              <text:p text:style-name="P11"><text:span text:style-name="T6">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5" presentation:class="page"/>
          <draw:frame presentation:style-name="pr1" draw:text-style-name="P5" draw:layer="layout" svg:width="15.239cm" svg:height="11.429cm" svg:x="1.905cm" svg:y="12.065cm" presentation:class="notes" presentation:placeholder="true">
            <draw:text-box/>
          </draw:frame>
        </presentation:notes>
      </draw:page>
      <draw:page draw:name="page1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R: Hříchy tvý tě jednou doženou, </text:span><text:span text:style-name="T5"><text:line-break/></text:span><text:span text:style-name="T5">zkoušíš spálit mosty za sebou. </text:span><text:span text:style-name="T5"><text:line-break/></text:span><text:span text:style-name="T5">Všechno zlý v duši dál si vláčíš tmou, </text:span><text:span text:style-name="T5"><text:line-break/></text:span><text:span text:style-name="T5">hříchy tvý tě jednou doženou. </text:span></text:p>
                <text:p text:style-name="P32"><text:span text:style-name="T5"> </text:span></text:p>
                <text:p text:style-name="P32"><text:span text:style-name="T5">1. Váháš, jestli má cenu se prát, </text:span><text:span text:style-name="T5"><text:line-break/></text:span><text:span text:style-name="T5">váháš, jestli znova začít hrát, </text:span><text:span text:style-name="T5"><text:line-break/></text:span><text:span text:style-name="T5">hříchů svých snad začít litovat. </text:span></text:p>
                <text:p text:style-name="P32"><text:span text:style-name="T5"> </text:span></text:p>
                <text:p text:style-name="P32"><text:span text:style-name="T5">2. Troufám si ti dát to, oč jsi stál, </text:span><text:span text:style-name="T5"><text:line-break/></text:span><text:span text:style-name="T5">troufám si tě vést zas o krok dál. </text:span><text:span text:style-name="T5"><text:line-break/></text:span><text:span text:style-name="T5">Hříchy tvý na sebe jeden vzal, </text:span><text:span text:style-name="T5"><text:line-break/></text:span><text:span text:style-name="T5">hříchy tvý na sebe jeden vzal. </text:span></text:p>
              </text:list-header>
            </text:list>
          </draw:text-box>
        </draw:frame>
        <draw:custom-shape draw:name="Text Box 3" draw:style-name="gr117" draw:text-style-name="P12" draw:layer="layout" svg:width="3.718cm" svg:height="1.108cm" svg:x="23.799cm" svg:y="0cm">
          <text:list text:style-name="L1">
            <text:list-header>
              <text:p text:style-name="P11"><text:span text:style-name="T6">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6" presentation:class="page"/>
          <draw:frame presentation:style-name="pr1" draw:text-style-name="P5" draw:layer="layout" svg:width="15.239cm" svg:height="11.429cm" svg:x="1.905cm" svg:y="12.065cm" presentation:class="notes" presentation:placeholder="true">
            <draw:text-box/>
          </draw:frame>
        </presentation:notes>
      </draw:page>
      <draw:page draw:name="page1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Hřmí Jordán, hřmí, hřmí Jordán, hřmí, </text:span><text:span text:style-name="T5"><text:line-break/></text:span><text:span text:style-name="T5">jak rád bych šel, jak rád bych šel tam, </text:span><text:span text:style-name="T5"><text:line-break/></text:span><text:span text:style-name="T5">kde můj otec dlí, kde starý Jordán hřmí. </text:span></text:p>
              </text:list-header>
            </text:list>
            <text:list text:style-name="L13">
              <text:list-item>
                <text:p text:style-name="P48"><text:span text:style-name="T5">Ó Pane, dravý je ten proud, ó Pane můj, </text:span><text:span text:style-name="T5"><text:line-break/></text:span><text:span text:style-name="T5">dej sílu nám neutonout, kde starý Jordán hřmí. </text:span></text:p>
              </text:list-item>
              <text:list-item>
                <text:p text:style-name="P48"><text:span text:style-name="T5">Ó bratři jak přál bych vám být, ó Pane můj, </text:span><text:span text:style-name="T5"><text:line-break/></text:span><text:span text:style-name="T5">tam, kde každý svůj domov má, kde starý Jordán hřmí. </text:span></text:p>
              </text:list-item>
            </text:list>
            <text:list text:style-name="L18">
              <text:list-header>
                <text:p text:style-name="P14"><text:span text:style-name="T5"/></text:p>
              </text:list-header>
            </text:list>
          </draw:text-box>
        </draw:frame>
        <draw:custom-shape draw:name="Text Box 3" draw:style-name="gr118" draw:text-style-name="P12" draw:layer="layout" svg:width="3.718cm" svg:height="1.108cm" svg:x="23.799cm" svg:y="0cm">
          <text:list text:style-name="L1">
            <text:list-header>
              <text:p text:style-name="P11"><text:span text:style-name="T6">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7" presentation:class="page"/>
          <draw:frame presentation:style-name="pr1" draw:text-style-name="P5" draw:layer="layout" svg:width="15.239cm" svg:height="11.429cm" svg:x="1.905cm" svg:y="12.065cm" presentation:class="notes" presentation:placeholder="true">
            <draw:text-box/>
          </draw:frame>
        </presentation:notes>
      </draw:page>
      <draw:page draw:name="page1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Hvězdičko sviť, tam na nebi se třpyť, </text:span><text:span text:style-name="T5"><text:line-break/></text:span><text:span text:style-name="T5">jak jsi tenkrát svítila, když v Betlémě, </text:span><text:span text:style-name="T5"><text:line-break/></text:span><text:span text:style-name="T5">tam v tom chudém chlévě, matka Dítě složila. </text:span></text:p>
              </text:list-item>
              <text:list-item>
                <text:p text:style-name="P48"><text:span text:style-name="T5">Hvězdičko sviť, tam na nebi se třpyť, </text:span><text:span text:style-name="T5"><text:line-break/></text:span><text:span text:style-name="T5">pověz to ve světě všem, že láska je víc </text:span><text:span text:style-name="T5"><text:line-break/></text:span><text:span text:style-name="T5">nežli zlá nenávist, to Dítě zachrání zem. </text:span></text:p>
              </text:list-item>
              <text:list-item>
                <text:p text:style-name="P48"><text:span text:style-name="T5">Hvězdičko sviť, tam na nebi se třpyť, </text:span><text:span text:style-name="T5"><text:line-break/></text:span><text:span text:style-name="T5">ať země ví, kde je Král, ať ze všech cest </text:span><text:span text:style-name="T5"><text:line-break/></text:span><text:span text:style-name="T5">můžeme mu dary snést a pak to světlo dál nést. </text:span></text:p>
              </text:list-item>
            </text:list>
          </draw:text-box>
        </draw:frame>
        <draw:custom-shape draw:name="Text Box 3" draw:style-name="gr119" draw:text-style-name="P12" draw:layer="layout" svg:width="3.718cm" svg:height="1.108cm" svg:x="23.799cm" svg:y="0cm">
          <text:list text:style-name="L1">
            <text:list-header>
              <text:p text:style-name="P11"><text:span text:style-name="T6">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8" presentation:class="page"/>
          <draw:frame presentation:style-name="pr1" draw:text-style-name="P5" draw:layer="layout" svg:width="15.239cm" svg:height="11.429cm" svg:x="1.905cm" svg:y="12.065cm" presentation:class="notes" presentation:placeholder="true">
            <draw:text-box/>
          </draw:frame>
        </presentation:notes>
      </draw:page>
      <draw:page draw:name="page1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Chléb, víno, slunce zářivé nám dáváš z lásky své. </text:span><text:span text:style-name="T5"><text:line-break/></text:span><text:span text:style-name="T5">Za skutky tvé tě chválíme <text:s/>a dary úžasné. </text:span><text:span text:style-name="T5"><text:line-break/></text:span><text:span text:style-name="T5">Velebeno buď tvé jméno Pane, na věky. </text:span><text:span text:style-name="T5"><text:line-break/></text:span><text:span text:style-name="T5">Velebeno buď tvé jméno! Amen. <text:s/></text:span></text:p>
                <text:p text:style-name="P54"><text:span text:style-name="T5">2. Vůně a barvy nádherné nám dáváš z lásky své. </text:span><text:span text:style-name="T5"><text:line-break/></text:span><text:span text:style-name="T5">Za skutky tvé tě chválíme a dary úžasné a dary úžasné. Velebeno buď tvé jméno Pane, na věky. </text:span><text:span text:style-name="T5"><text:line-break/></text:span><text:span text:style-name="T5">Velebeno buď tvé jméno! Amen. </text:span></text:p>
                <text:p text:style-name="P54"><text:span text:style-name="T5">3. I píseň, kterou zpíváme, nám dáváš z lásky své. </text:span><text:span text:style-name="T5"><text:line-break/></text:span><text:span text:style-name="T5">Za skutky tvé tě chválíme a dary úžasné a dary úžasné. Velebeno buď tvé jméno Pane, na věky. </text:span><text:span text:style-name="T5"><text:line-break/></text:span><text:span text:style-name="T5">Velebeno buď tvé jméno! Amen. </text:span></text:p>
              </text:list-header>
            </text:list>
          </draw:text-box>
        </draw:frame>
        <draw:custom-shape draw:name="Text Box 3" draw:style-name="gr120" draw:text-style-name="P12" draw:layer="layout" svg:width="3.718cm" svg:height="1.108cm" svg:x="23.799cm" svg:y="0cm">
          <text:list text:style-name="L1">
            <text:list-header>
              <text:p text:style-name="P11"><text:span text:style-name="T6">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9" presentation:class="page"/>
          <draw:frame presentation:style-name="pr1" draw:text-style-name="P5" draw:layer="layout" svg:width="15.239cm" svg:height="11.429cm" svg:x="1.905cm" svg:y="12.065cm" presentation:class="notes" presentation:placeholder="true">
            <draw:text-box/>
          </draw:frame>
        </presentation:notes>
      </draw:page>
      <draw:page draw:name="page1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Chtěl bych být majákem, v příboji stát,</text:span><text:span text:style-name="T5"><text:line-break/></text:span><text:span text:style-name="T5">chtěl bych být majákem, lodím směr dát,</text:span><text:span text:style-name="T5"><text:line-break/></text:span><text:span text:style-name="T5">chtěl bych být majákem uprostřed vln,</text:span><text:span text:style-name="T5"><text:line-break/></text:span><text:span text:style-name="T5">a bývám sám zbloudilý prám.</text:span><text:span text:style-name="T5"><text:line-break/></text:span><text:span text:style-name="T5">Chtěl bych být majákem, majákem! </text:span></text:p>
                <text:p text:style-name="P14"><text:span text:style-name="T5"/></text:p>
              </text:list-item>
              <text:list-item>
                <text:p text:style-name="P14"><text:span text:style-name="T5">Chtěl bych i zvonem být, svou písní znět,</text:span><text:span text:style-name="T5"><text:line-break/></text:span><text:span text:style-name="T5">chtěl bych i zvonem být, ať slyší svět,</text:span><text:span text:style-name="T5"><text:line-break/></text:span><text:span text:style-name="T5">chtěl bych i zvonem být v bouřlivý čas,</text:span><text:span text:style-name="T5"><text:line-break/></text:span><text:span text:style-name="T5">a bývám sám nejistý hlas.</text:span><text:span text:style-name="T5"><text:line-break/></text:span><text:span text:style-name="T5">Chtěl bych i zvonem být, zvonem být! </text:span></text:p>
              </text:list-item>
            </text:list>
          </draw:text-box>
        </draw:frame>
        <draw:custom-shape draw:name="Text Box 3" draw:style-name="gr121" draw:text-style-name="P12" draw:layer="layout" svg:width="3.718cm" svg:height="1.108cm" svg:x="23.799cm" svg:y="0cm">
          <text:list text:style-name="L1">
            <text:list-header>
              <text:p text:style-name="P11"><text:span text:style-name="T6">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0" presentation:class="page"/>
          <draw:frame presentation:style-name="pr1" draw:text-style-name="P5" draw:layer="layout" svg:width="15.239cm" svg:height="11.429cm" svg:x="1.905cm" svg:y="12.065cm" presentation:class="notes" presentation:placeholder="true">
            <draw:text-box/>
          </draw:frame>
        </presentation:notes>
      </draw:page>
      <draw:page draw:name="page1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0">
              <text:list-item>
                <text:p text:style-name="P14"><text:span text:style-name="T5">Chtěl bych být plamenem, když zebe chlad,</text:span><text:span text:style-name="T5"><text:line-break/></text:span><text:span text:style-name="T5">chtěl bych být plamenem, svítit a hrát,</text:span><text:span text:style-name="T5"><text:line-break/></text:span><text:span text:style-name="T5">chtěl bych být plamenem, noc měnit v den,</text:span><text:span text:style-name="T5"><text:line-break/></text:span><text:span text:style-name="T5">a bývám sám nezapálen.</text:span><text:span text:style-name="T5"><text:line-break/></text:span><text:span text:style-name="T5">Chtěl bych být plamenem, plamenem! </text:span></text:p>
                <text:p text:style-name="P14"><text:span text:style-name="T5"/></text:p>
              </text:list-item>
              <text:list-item>
                <text:p text:style-name="P14"><text:span text:style-name="T5">Chtěl bych i mostem být pres dravý tok,</text:span><text:span text:style-name="T5"><text:line-break/></text:span><text:span text:style-name="T5">chtěl bych i mostem být pro pevný krok,</text:span><text:span text:style-name="T5"><text:line-break/></text:span><text:span text:style-name="T5">chtěl bych i mostem být ve službě všech,</text:span><text:span text:style-name="T5"><text:line-break/></text:span><text:span text:style-name="T5">a často sám hledám svůj břeh.</text:span><text:span text:style-name="T5"><text:line-break/></text:span><text:span text:style-name="T5">Chtěl bych i mostem být, mostem být!</text:span></text:p>
              </text:list-item>
            </text:list>
          </draw:text-box>
        </draw:frame>
        <draw:custom-shape draw:name="Text Box 3" draw:style-name="gr122" draw:text-style-name="P12" draw:layer="layout" svg:width="3.718cm" svg:height="1.108cm" svg:x="23.799cm" svg:y="0cm">
          <text:list text:style-name="L1">
            <text:list-header>
              <text:p text:style-name="P11"><text:span text:style-name="T6">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1" presentation:class="page"/>
          <draw:frame presentation:style-name="pr1" draw:text-style-name="P5" draw:layer="layout" svg:width="15.239cm" svg:height="11.429cm" svg:x="1.905cm" svg:y="12.065cm" presentation:class="notes" presentation:placeholder="true">
            <draw:text-box/>
          </draw:frame>
        </presentation:notes>
      </draw:page>
      <draw:page draw:name="page1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Chtěl bych chválit, děkovat, veselit se, radovat, </text:span><text:span text:style-name="T5"><text:line-break/></text:span><text:span text:style-name="T5">zatím s hanbou musím před tebou stát. </text:span><text:span text:style-name="T5"><text:line-break/></text:span><text:span text:style-name="T5">Musel padnout hluboko, kdo měl vzhlížet vysoko, </text:span><text:span text:style-name="T5"><text:line-break/></text:span><text:span text:style-name="T5">chci se znovu vrátit, vyznávat a kát. </text:span></text:p>
              </text:list-item>
            </text:list>
            <text:list text:style-name="L4">
              <text:list-header>
                <text:p text:style-name="P56"><text:span text:style-name="T5">R: Já však věřím, že mi dáš, radost, pokoj, jasnou tvář, </text:span><text:span text:style-name="T5"><text:line-break/></text:span><text:span text:style-name="T5">lásku k bratřím k práci chuť, prosím tebe, se mnou buď. </text:span></text:p>
              </text:list-header>
            </text:list>
            <text:list text:style-name="L23">
              <text:list-item>
                <text:p text:style-name="P10"><text:span text:style-name="T5">Chci se modlit den jak den, nechci zůstat jaký jsem, </text:span><text:span text:style-name="T5"><text:line-break/></text:span><text:span text:style-name="T5">s pokušením nechci pohrávat si dál. </text:span><text:span text:style-name="T5"><text:line-break/></text:span><text:span text:style-name="T5">Dej mi srdce rozhodné, které rádo poslechne, </text:span><text:span text:style-name="T5"><text:line-break/></text:span><text:span text:style-name="T5">když mi říkáš, abych hříchu zanechal. </text:span></text:p>
              </text:list-item>
              <text:list-item>
                <text:p text:style-name="P10"><text:span text:style-name="T5">Činy mé jsou rouhání, nemám sílu k pokání, </text:span><text:span text:style-name="T5"><text:line-break/></text:span><text:span text:style-name="T5">zdá se mi, že jsem tvé lásky nehoden. </text:span><text:span text:style-name="T5"><text:line-break/></text:span><text:span text:style-name="T5">I když znovu umírám, hříchem skoro utýrán, </text:span><text:span text:style-name="T5"><text:line-break/></text:span><text:span text:style-name="T5">až mě zvedneš, potom půjdu s pokojem. </text:span></text:p>
              </text:list-item>
            </text:list>
          </draw:text-box>
        </draw:frame>
        <draw:custom-shape draw:name="Text Box 3" draw:style-name="gr123" draw:text-style-name="P12" draw:layer="layout" svg:width="3.718cm" svg:height="1.108cm" svg:x="23.799cm" svg:y="0cm">
          <text:list text:style-name="L1">
            <text:list-header>
              <text:p text:style-name="P11"><text:span text:style-name="T6">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2" presentation:class="page"/>
          <draw:frame presentation:style-name="pr1" draw:text-style-name="P5" draw:layer="layout" svg:width="15.239cm" svg:height="11.429cm" svg:x="1.905cm" svg:y="12.065cm" presentation:class="notes" presentation:placeholder="true">
            <draw:text-box/>
          </draw:frame>
        </presentation:notes>
      </draw:page>
      <draw:page draw:name="page1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Chuť snů město má, chuť (hm) snů (hm) město má, </text:span><text:span text:style-name="T5"><text:line-break/></text:span><text:span text:style-name="T5">kam jen svatí jdou, tam dojít bych chtěl jednou také já.</text:span></text:p>
                <text:p text:style-name="P57"><text:span text:style-name="T5">1. </text:span><text:span text:style-name="T5"><text:tab/></text:span><text:span text:style-name="T5">Tam člověk člověku nešlape na paty </text:span><text:span text:style-name="T5"><text:line-break/></text:span><text:span text:style-name="T5">a všechny rohy tam jsou kulatý, </text:span><text:span text:style-name="T5"><text:line-break/></text:span><text:span text:style-name="T5">tam saka ani srdce nemaj upjatý, </text:span><text:span text:style-name="T5"><text:line-break/></text:span><text:span text:style-name="T5">tam budu bydlet jednou také já. </text:span></text:p>
                <text:p text:style-name="P57"><text:span text:style-name="T5">2. </text:span><text:span text:style-name="T5"><text:tab/></text:span><text:span text:style-name="T5">Všechny výbojky tam budou nahraný, </text:span><text:span text:style-name="T5"><text:line-break/></text:span><text:span text:style-name="T5">vždyť jedno velký světlo to má vyhraný, </text:span><text:span text:style-name="T5"><text:line-break/></text:span><text:span text:style-name="T5">nebude tmy ani stínu, to se ví, </text:span><text:span text:style-name="T5"><text:line-break/></text:span><text:span text:style-name="T5">tam budu bydlet jednou také já. </text:span></text:p>
                <text:p text:style-name="P57"><text:span text:style-name="T5">3. </text:span><text:span text:style-name="T5"><text:tab/></text:span><text:span text:style-name="T5">Co tady bylo malý, bude veliký, </text:span><text:span text:style-name="T5"><text:line-break/></text:span><text:span text:style-name="T5">a krejčí tam maj látky balíky </text:span><text:span text:style-name="T5"><text:line-break/></text:span><text:span text:style-name="T5">a každýmu tam dobrou mírou naměří, </text:span><text:span text:style-name="T5"><text:line-break/></text:span><text:span text:style-name="T5">kdo z nás by tomu nevěřil, tam uvěří. </text:span></text:p>
              </text:list-header>
            </text:list>
            <text:list text:style-name="L18">
              <text:list-header>
                <text:p text:style-name="P14"><text:span text:style-name="T5"/></text:p>
              </text:list-header>
            </text:list>
          </draw:text-box>
        </draw:frame>
        <draw:custom-shape draw:name="Text Box 3" draw:style-name="gr124" draw:text-style-name="P12" draw:layer="layout" svg:width="3.718cm" svg:height="1.108cm" svg:x="23.799cm" svg:y="0cm">
          <text:list text:style-name="L1">
            <text:list-header>
              <text:p text:style-name="P11"><text:span text:style-name="T6">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3" presentation:class="page"/>
          <draw:frame presentation:style-name="pr1" draw:text-style-name="P5" draw:layer="layout" svg:width="15.239cm" svg:height="11.429cm" svg:x="1.905cm" svg:y="12.065cm" presentation:class="notes" presentation:placeholder="true">
            <draw:text-box/>
          </draw:frame>
        </presentation:notes>
      </draw:page>
      <draw:page draw:name="page1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Chvála ti patří, Otče, denně jsi to ty,</text:span><text:span text:style-name="T5"><text:line-break/></text:span><text:span text:style-name="T5">kdo v Kristu zbavuje nás pout,</text:span><text:span text:style-name="T5"><text:line-break/></text:span><text:span text:style-name="T5">kdo s vírou nabízí nám jiné jistoty,</text:span><text:span text:style-name="T5"><text:line-break/></text:span><text:span text:style-name="T5">než může země nabídnout.</text:span><text:span text:style-name="T5"><text:line-break/></text:span><text:span text:style-name="T5"><text:line-break/></text:span><text:span text:style-name="T5">Už kdysi Adam ti vzkázal tak si běž,</text:span><text:span text:style-name="T5"><text:line-break/></text:span><text:span text:style-name="T5">i já tak padám, ty dál mě k sobě zveš.</text:span><text:span text:style-name="T5"><text:line-break/></text:span><text:span text:style-name="T5">Chvála ti patří, Otče, denně jsi to ty,</text:span><text:span text:style-name="T5"><text:line-break/></text:span><text:span text:style-name="T5">kdo v Kristu zbavuje nás pout.</text:span><text:span text:style-name="T5"><text:line-break/></text:span><text:span text:style-name="T5"><text:line-break/></text:span><text:span text:style-name="T5">A proto chvála tobě Otče, chvála tobě Otče,</text:span><text:span text:style-name="T5"><text:line-break/></text:span><text:span text:style-name="T5">zpívají tvorečkové tví,</text:span><text:span text:style-name="T5"><text:line-break/></text:span><text:span text:style-name="T5">chvála tobě Otče, chvála tobě Otče,</text:span><text:span text:style-name="T5"><text:line-break/></text:span><text:span text:style-name="T5">ať roste tvoje království. </text:span></text:p>
              </text:list-header>
            </text:list>
          </draw:text-box>
        </draw:frame>
        <draw:custom-shape draw:name="Text Box 3" draw:style-name="gr125"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4" presentation:class="page"/>
          <draw:frame presentation:style-name="pr1" draw:text-style-name="P5" draw:layer="layout" svg:width="15.239cm" svg:height="11.429cm" svg:x="1.905cm" svg:y="12.065cm" presentation:class="notes" presentation:placeholder="true">
            <draw:text-box/>
          </draw:frame>
        </presentation:notes>
      </draw:page>
      <draw:page draw:name="page1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4">
              <text:list-item>
                <text:p text:style-name="P14"><text:span text:style-name="T5">Chvála ti patří, Synu, přemožen je hřích,</text:span><text:span text:style-name="T5"><text:line-break/></text:span><text:span text:style-name="T5">slavnostně rušíš zemskou tíž.</text:span><text:span text:style-name="T5"><text:line-break/></text:span><text:span text:style-name="T5">Otvíráš novou cestu v blahoslavenstvích,</text:span><text:span text:style-name="T5"><text:line-break/></text:span><text:span text:style-name="T5">značkami na ni je tvůj kříž.</text:span><text:span text:style-name="T5"><text:line-break/></text:span><text:span text:style-name="T5"><text:line-break/></text:span><text:span text:style-name="T5">Vydatnou stravu mas pro hladový svět,</text:span><text:span text:style-name="T5"><text:line-break/></text:span><text:span text:style-name="T5">kdo ztratil hlavu, ten dostávají zpět.</text:span><text:span text:style-name="T5"><text:line-break/></text:span><text:span text:style-name="T5">Chvála ti patří, Synu, přemnožen je hřích,</text:span><text:span text:style-name="T5"><text:line-break/></text:span><text:span text:style-name="T5">slavnostně rušíš zemskou tíž. A proto</text:span><text:span text:style-name="T5"><text:line-break/></text:span><text:span text:style-name="T5"><text:line-break/></text:span><text:span text:style-name="T5">Chvála tobě, Synu, Chvála tobě, Synu,</text:span><text:span text:style-name="T5"><text:line-break/></text:span><text:span text:style-name="T5">zpívají tvorečkové tví,</text:span><text:span text:style-name="T5"><text:line-break/></text:span><text:span text:style-name="T5">Chvála tobě, Synu, Chvála tobě, Synu,</text:span><text:span text:style-name="T5"><text:line-break/></text:span><text:span text:style-name="T5">ať roste tvoje království. </text:span></text:p>
              </text:list-item>
            </text:list>
          </draw:text-box>
        </draw:frame>
        <draw:custom-shape draw:name="Text Box 3" draw:style-name="gr126"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5" presentation:class="page"/>
          <draw:frame presentation:style-name="pr1" draw:text-style-name="P5" draw:layer="layout" svg:width="15.239cm" svg:height="11.429cm" svg:x="1.905cm" svg:y="12.065cm" presentation:class="notes" presentation:placeholder="true">
            <draw:text-box/>
          </draw:frame>
        </presentation:notes>
      </draw:page>
      <draw:page draw:name="page1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5">
              <text:list-item>
                <text:p text:style-name="P14"><text:span text:style-name="T5">Chvála ti patří, Duchu, vaneš, kudy chceš,</text:span><text:span text:style-name="T5"><text:line-break/></text:span><text:span text:style-name="T5">do duši seješ Boží klid,</text:span><text:span text:style-name="T5"><text:line-break/></text:span><text:span text:style-name="T5">bez tebe člověk stěží rozpoznává lež,</text:span><text:span text:style-name="T5"><text:line-break/></text:span><text:span text:style-name="T5">s tebou za pravdou umí jít.</text:span><text:span text:style-name="T5"><text:line-break/></text:span><text:span text:style-name="T5"><text:line-break/></text:span><text:span text:style-name="T5">Roznítíš plamen, kde najdeš jenom dým,</text:span><text:span text:style-name="T5"><text:line-break/></text:span><text:span text:style-name="T5">strach snímáš z ramen všem učedníkům svým.</text:span><text:span text:style-name="T5"><text:line-break/></text:span><text:span text:style-name="T5">Chvála ti patří, Duchu, vaneš, kudy chceš,</text:span><text:span text:style-name="T5"><text:line-break/></text:span><text:span text:style-name="T5">do duši seješ Boží klid. A proto</text:span><text:span text:style-name="T5"><text:line-break/></text:span><text:span text:style-name="T5"><text:line-break/></text:span><text:span text:style-name="T5">Chvála tobě, Duchu, Chvála tobě, Duchu,</text:span><text:span text:style-name="T5"><text:line-break/></text:span><text:span text:style-name="T5">zpívají tvorečkové tví,</text:span><text:span text:style-name="T5"><text:line-break/></text:span><text:span text:style-name="T5">Chvála tobě, Duchu, Chvála tobě, Duchu,</text:span><text:span text:style-name="T5"><text:line-break/></text:span><text:span text:style-name="T5">ať roste tvoje království.</text:span></text:p>
              </text:list-item>
            </text:list>
          </draw:text-box>
        </draw:frame>
        <draw:custom-shape draw:name="Text Box 3" draw:style-name="gr127"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6" presentation:class="page"/>
          <draw:frame presentation:style-name="pr1" draw:text-style-name="P5" draw:layer="layout" svg:width="15.239cm" svg:height="11.429cm" svg:x="1.905cm" svg:y="12.065cm" presentation:class="notes" presentation:placeholder="true">
            <draw:text-box/>
          </draw:frame>
        </presentation:notes>
      </draw:page>
      <draw:page draw:name="page1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Chvála ti patří, Bože, Otče se Synem</text:span><text:span text:style-name="T5"><text:line-break/></text:span><text:span text:style-name="T5">a s Duchem svatým v trojici.</text:span><text:span text:style-name="T5"><text:line-break/></text:span><text:span text:style-name="T5">Zdroj pravé jednoty, tři v jednom jediném,</text:span><text:span text:style-name="T5"><text:line-break/></text:span><text:span text:style-name="T5">zdroj všechny bratry pojící.</text:span><text:span text:style-name="T5"><text:line-break/></text:span><text:span text:style-name="T5"><text:line-break/></text:span><text:span text:style-name="T5">Chválu ať, Bože, ti hříšní zapějí,</text:span><text:span text:style-name="T5"><text:line-break/></text:span><text:span text:style-name="T5">chválu za to, že nám dáváš naději.</text:span><text:span text:style-name="T5"><text:line-break/></text:span><text:span text:style-name="T5">Chvála ti patří, Bože, Otče se Synem</text:span><text:span text:style-name="T5"><text:line-break/></text:span><text:span text:style-name="T5">a s Duchem svatým v trojici. A proto</text:span><text:span text:style-name="T5"><text:line-break/></text:span><text:span text:style-name="T5"><text:line-break/></text:span><text:span text:style-name="T5">Chvála tobě, Bože, chvála tobě, Bože,</text:span><text:span text:style-name="T5"><text:line-break/></text:span><text:span text:style-name="T5">zpívají tvorečkové tví,</text:span><text:span text:style-name="T5"><text:line-break/></text:span><text:span text:style-name="T5">Chvála tobě, Bože, chvála tobě, Bože,</text:span><text:span text:style-name="T5"><text:line-break/></text:span><text:span text:style-name="T5">ať roste tvoje království. </text:span></text:p>
              </text:list-item>
            </text:list>
          </draw:text-box>
        </draw:frame>
        <draw:custom-shape draw:name="Text Box 3" draw:style-name="gr128" draw:text-style-name="P12" draw:layer="layout" svg:width="3.718cm" svg:height="1.108cm" svg:x="23.799cm" svg:y="0cm">
          <text:list text:style-name="L1">
            <text:list-header>
              <text:p text:style-name="P11"><text:span text:style-name="T6">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7" presentation:class="page"/>
          <draw:frame presentation:style-name="pr1" draw:text-style-name="P5" draw:layer="layout" svg:width="15.239cm" svg:height="11.429cm" svg:x="1.905cm" svg:y="12.065cm" presentation:class="notes" presentation:placeholder="true">
            <draw:text-box/>
          </draw:frame>
        </presentation:notes>
      </draw:page>
      <draw:page draw:name="page1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Chvalme Pána, chvalme jej, celá země dík mu vzdej. </text:span><text:span text:style-name="T5"><text:line-break/></text:span><text:span text:style-name="T5">Chvalme Pána, s radostí věčný je ve své milosti. </text:span></text:p>
              </text:list-header>
            </text:list>
            <text:list text:style-name="L13">
              <text:list-item>
                <text:p text:style-name="P10"><text:span text:style-name="T5">V úzkosti své vzýval jsem Pána, </text:span><text:span text:style-name="T5"><text:line-break/></text:span><text:span text:style-name="T5">on vyslyšel volání mé, proto jen: </text:span></text:p>
              </text:list-item>
              <text:list-item>
                <text:p text:style-name="P10"><text:span text:style-name="T5">Proč bych se bál, Bůh při mně stojí, </text:span><text:span text:style-name="T5"><text:line-break/></text:span><text:span text:style-name="T5">rád pomáhá, s ním nejsem sám, proto jen: </text:span></text:p>
              </text:list-item>
              <text:list-item>
                <text:p text:style-name="P10"><text:span text:style-name="T5">Dál budu žít, vzdávat ti chválu. </text:span><text:span text:style-name="T5"><text:line-break/></text:span><text:span text:style-name="T5">S písní teď smím tvou cestou jít, proto jen: </text:span></text:p>
              </text:list-item>
              <text:list-item>
                <text:p text:style-name="P10"><text:span text:style-name="T5">Zní plesání z úst spravedlivých: </text:span><text:span text:style-name="T5"><text:line-break/></text:span><text:span text:style-name="T5">„Bůh je síla má i spasení?“ proto jen: </text:span></text:p>
              </text:list-item>
            </text:list>
          </draw:text-box>
        </draw:frame>
        <draw:custom-shape draw:name="Text Box 3" draw:style-name="gr129" draw:text-style-name="P12" draw:layer="layout" svg:width="3.718cm" svg:height="1.108cm" svg:x="23.799cm" svg:y="0cm">
          <text:list text:style-name="L1">
            <text:list-header>
              <text:p text:style-name="P11"><text:span text:style-name="T6">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8" presentation:class="page"/>
          <draw:frame presentation:style-name="pr1" draw:text-style-name="P5" draw:layer="layout" svg:width="15.239cm" svg:height="11.429cm" svg:x="1.905cm" svg:y="12.065cm" presentation:class="notes" presentation:placeholder="true">
            <draw:text-box/>
          </draw:frame>
        </presentation:notes>
      </draw:page>
      <draw:page draw:name="page1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Chvalte Pána, chvalte Pána, chvalte Pána stále,</text:span><text:span text:style-name="T5"><text:line-break/></text:span><text:span text:style-name="T5">spoutaným on pouta rozvázal,</text:span><text:span text:style-name="T5"><text:line-break/></text:span><text:span text:style-name="T5">chvalte Pána, chvalte Pána, chvalte Pána stále,</text:span><text:span text:style-name="T5"><text:line-break/></text:span><text:span text:style-name="T5">mezi králi nejvyšší je král. </text:span></text:p>
                <text:p text:style-name="P34"><text:span text:style-name="T5"/></text:p>
              </text:list-header>
            </text:list>
            <text:list text:style-name="L13">
              <text:list-item>
                <text:p text:style-name="P28"><text:span text:style-name="T5">Ve všech domech ať ho chválí,</text:span><text:span text:style-name="T5"><text:line-break/></text:span><text:span text:style-name="T5">ať mu zpívá každý dům,</text:span><text:span text:style-name="T5"><text:line-break/></text:span><text:span text:style-name="T5">uvolněte místo zvučným cimbálům,</text:span><text:span text:style-name="T5"><text:line-break/></text:span><text:span text:style-name="T5">jedni chvalte harfou, jedni flétnou, kytarou,</text:span><text:span text:style-name="T5"><text:line-break/></text:span><text:span text:style-name="T5">do rytmu ať všechny bubny</text:span><text:span text:style-name="T5"><text:line-break/></text:span><text:span text:style-name="T5">(:pěkně jdou, pěkně jdou, pěkně jdou.:) </text:span></text:p>
                <text:p text:style-name="P28"><text:span text:style-name="T5"/></text:p>
              </text:list-item>
              <text:list-item>
                <text:p text:style-name="P28"><text:span text:style-name="T5">Vždyť on stvořil jasné nebe,</text:span><text:span text:style-name="T5"><text:line-break/></text:span><text:span text:style-name="T5">stvořil malou, dobrou Zem,</text:span><text:span text:style-name="T5"><text:line-break/></text:span><text:span text:style-name="T5">taky modré moře se vším, co je v něm.</text:span><text:span text:style-name="T5"><text:line-break/></text:span><text:span text:style-name="T5">Slunci dodal světlo, vypočítal cesty hvězd,</text:span><text:span text:style-name="T5"><text:line-break/></text:span><text:span text:style-name="T5">člověk, co ho zklamal,</text:span><text:span text:style-name="T5"><text:line-break/></text:span><text:span text:style-name="T5">dostal od něj křest, (: od něj křest.:)</text:span></text:p>
              </text:list-item>
            </text:list>
          </draw:text-box>
        </draw:frame>
        <draw:custom-shape draw:name="Text Box 3" draw:style-name="gr130" draw:text-style-name="P12" draw:layer="layout" svg:width="3.718cm" svg:height="1.108cm" svg:x="23.799cm" svg:y="0cm">
          <text:list text:style-name="L1">
            <text:list-header>
              <text:p text:style-name="P11"><text:span text:style-name="T6">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9" presentation:class="page"/>
          <draw:frame presentation:style-name="pr1" draw:text-style-name="P5" draw:layer="layout" svg:width="15.239cm" svg:height="11.429cm" svg:x="1.905cm" svg:y="12.065cm" presentation:class="notes" presentation:placeholder="true">
            <draw:text-box/>
          </draw:frame>
        </presentation:notes>
      </draw:page>
      <draw:page draw:name="page1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Chvalte Pána, chvalte Pána, chvalte Pána stále,</text:span><text:span text:style-name="T5"><text:line-break/></text:span><text:span text:style-name="T5">spoutaným on pouta rozvázal,</text:span><text:span text:style-name="T5"><text:line-break/></text:span><text:span text:style-name="T5">chvalte Pána, chvalte Pána, chvalte Pána stále,</text:span><text:span text:style-name="T5"><text:line-break/></text:span><text:span text:style-name="T5">mezi králi nejvyšší je král. </text:span></text:p>
                <text:p text:style-name="P33"><text:span text:style-name="T5"/></text:p>
              </text:list-header>
            </text:list>
            <text:list text:style-name="L20">
              <text:list-item>
                <text:p text:style-name="P14"><text:span text:style-name="T5">Ať ho duší, tělem každý chválí</text:span><text:span text:style-name="T5"><text:line-break/></text:span><text:span text:style-name="T5">den ode dne víc,</text:span><text:span text:style-name="T5"><text:line-break/></text:span><text:span text:style-name="T5">mladí nebo staří pěkně z plných plic.</text:span><text:span text:style-name="T5"><text:line-break/></text:span><text:span text:style-name="T5">Ukázal nám cestu, stejně ukázal nám cíl,</text:span><text:span text:style-name="T5"><text:line-break/></text:span><text:span text:style-name="T5">zvítězil nad křížem,</text:span><text:span text:style-name="T5"><text:line-break/></text:span><text:span text:style-name="T5">kámen odvalil, (: odvalil. :) </text:span></text:p>
              </text:list-item>
            </text:list>
          </draw:text-box>
        </draw:frame>
        <draw:custom-shape draw:name="Text Box 3" draw:style-name="gr131" draw:text-style-name="P12" draw:layer="layout" svg:width="3.718cm" svg:height="1.108cm" svg:x="23.799cm" svg:y="0cm">
          <text:list text:style-name="L1">
            <text:list-header>
              <text:p text:style-name="P11"><text:span text:style-name="T6">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0" presentation:class="page"/>
          <draw:frame presentation:style-name="pr1" draw:text-style-name="P5" draw:layer="layout" svg:width="15.239cm" svg:height="11.429cm" svg:x="1.905cm" svg:y="12.065cm" presentation:class="notes" presentation:placeholder="true">
            <draw:text-box/>
          </draw:frame>
        </presentation:notes>
      </draw:page>
      <draw:page draw:name="page1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Chválu, dík, všichni vzdejme Pánu,</text:span><text:span text:style-name="T5"><text:line-break/></text:span><text:span text:style-name="T5">on je cestou života</text:span><text:span text:style-name="T5"><text:line-break/></text:span><text:span text:style-name="T5">pro všechny má místo ve svém plánu</text:span><text:span text:style-name="T5"><text:line-break/></text:span><text:span text:style-name="T5">jeho láska, dobrota.</text:span></text:p>
              </text:list-item>
            </text:list>
            <text:list text:style-name="L4">
              <text:list-header>
                <text:p text:style-name="P32"><text:span text:style-name="T5"/></text:p>
                <text:p text:style-name="P35"><text:span text:style-name="T5"><text:tab/></text:span><text:span text:style-name="T5">Chválu, dík, jeho jménu sláva</text:span><text:span text:style-name="T5"><text:line-break/></text:span><text:span text:style-name="T5">provolejme s radostí.</text:span><text:span text:style-name="T5"><text:line-break/></text:span><text:span text:style-name="T5">Na každý den své Slovo nám dává</text:span><text:span text:style-name="T5"><text:line-break/></text:span><text:span text:style-name="T5">provázené milostí.</text:span></text:p>
                <text:p text:style-name="P32"><text:span text:style-name="T5"/></text:p>
                <text:p text:style-name="P35"><text:span text:style-name="T5">R: </text:span><text:span text:style-name="T5"><text:tab/></text:span><text:span text:style-name="T5">Haleluja zpívej, haleluja zpívej</text:span><text:span text:style-name="T5"><text:line-break/></text:span><text:span text:style-name="T5">Bohu Otci, jeho Duchu svatému.</text:span><text:span text:style-name="T5"><text:line-break/></text:span><text:span text:style-name="T5">Haleluja zpívej,</text:span><text:span text:style-name="T5"><text:line-break/></text:span><text:span text:style-name="T5">haleluja zpívej jeho Synu za nás v oběť danému.</text:span></text:p>
              </text:list-header>
            </text:list>
          </draw:text-box>
        </draw:frame>
        <draw:custom-shape draw:name="Text Box 3" draw:style-name="gr132" draw:text-style-name="P12" draw:layer="layout" svg:width="3.718cm" svg:height="1.108cm" svg:x="23.799cm" svg:y="0cm">
          <text:list text:style-name="L1">
            <text:list-header>
              <text:p text:style-name="P11"><text:span text:style-name="T6">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1" presentation:class="page"/>
          <draw:frame presentation:style-name="pr1" draw:text-style-name="P5" draw:layer="layout" svg:width="15.239cm" svg:height="11.429cm" svg:x="1.905cm" svg:y="12.065cm" presentation:class="notes" presentation:placeholder="true">
            <draw:text-box/>
          </draw:frame>
        </presentation:notes>
      </draw:page>
      <draw:page draw:name="page1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2. Chválu, dík provolejme Pánu</text:span><text:span text:style-name="T5"><text:line-break/></text:span><text:span text:style-name="T5">v radosti či v nečase.</text:span><text:span text:style-name="T5"><text:line-break/></text:span><text:span text:style-name="T5">Na cestu novou otevřel ti bránu,</text:span><text:span text:style-name="T5"><text:line-break/></text:span><text:span text:style-name="T5">vejdi, už je načase. <text:s/></text:span></text:p>
                <text:p text:style-name="P32"><text:span text:style-name="T5"> </text:span></text:p>
                <text:p text:style-name="P32"><text:span text:style-name="T5">3. Chválu, dík všichni vzdejme Pánu,</text:span><text:span text:style-name="T5"><text:line-break/></text:span><text:span text:style-name="T5">on je cestou života,</text:span><text:span text:style-name="T5"><text:line-break/></text:span><text:span text:style-name="T5">pro všechny má místo ve svém plánu</text:span><text:span text:style-name="T5"><text:line-break/></text:span><text:span text:style-name="T5">jeho láska, dobrota. </text:span></text:p>
                <text:p text:style-name="P32"><text:span text:style-name="T5"/></text:p>
                <text:p text:style-name="P35"><text:span text:style-name="T5">R: </text:span><text:span text:style-name="T5"><text:tab/></text:span><text:span text:style-name="T5">Haleluja zpívej, haleluja zpívej</text:span><text:span text:style-name="T5"><text:line-break/></text:span><text:span text:style-name="T5">Bohu Otci, jeho Duchu svatému.</text:span><text:span text:style-name="T5"><text:line-break/></text:span><text:span text:style-name="T5">Haleluja zpívej,</text:span><text:span text:style-name="T5"><text:line-break/></text:span><text:span text:style-name="T5">haleluja zpívej jeho Synu za nás v oběť danému.</text:span></text:p>
                <text:p text:style-name="P32"><text:span text:style-name="T5"/></text:p>
              </text:list-header>
            </text:list>
          </draw:text-box>
        </draw:frame>
        <draw:custom-shape draw:name="Text Box 3" draw:style-name="gr133" draw:text-style-name="P12" draw:layer="layout" svg:width="3.718cm" svg:height="1.108cm" svg:x="23.799cm" svg:y="0cm">
          <text:list text:style-name="L1">
            <text:list-header>
              <text:p text:style-name="P11"><text:span text:style-name="T6">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2" presentation:class="page"/>
          <draw:frame presentation:style-name="pr1" draw:text-style-name="P5" draw:layer="layout" svg:width="15.239cm" svg:height="11.429cm" svg:x="1.905cm" svg:y="12.065cm" presentation:class="notes" presentation:placeholder="true">
            <draw:text-box/>
          </draw:frame>
        </presentation:notes>
      </draw:page>
      <draw:page draw:name="page1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I když jsem denně ve srabu </text:span><text:span text:style-name="T5"><text:line-break/></text:span><text:span text:style-name="T5">a mráz mi leze po zádech, </text:span><text:span text:style-name="T5"><text:line-break/></text:span><text:span text:style-name="T5">že co jsem dostal zahrabu </text:span><text:span text:style-name="T5"><text:line-break/></text:span><text:span text:style-name="T5">s nadějí denně chytám druhej dech. </text:span></text:p>
                <text:p text:style-name="P19"><text:span text:style-name="T5">2. </text:span><text:span text:style-name="T5"><text:tab/></text:span><text:span text:style-name="T5">I když jsem někdy gumovej </text:span><text:span text:style-name="T5"><text:line-break/></text:span><text:span text:style-name="T5">a přemejšlím jen o pádech </text:span><text:span text:style-name="T5"><text:line-break/></text:span><text:span text:style-name="T5">i když mi není vůbec hej</text:span><text:span text:style-name="T5"><text:line-break/></text:span><text:span text:style-name="T5">s nadějí denně chytám druhej dech. </text:span></text:p>
                <text:p text:style-name="P19"><text:span text:style-name="T5">3. </text:span><text:span text:style-name="T5"><text:tab/></text:span><text:span text:style-name="T5">I když mě slova ubíjej </text:span><text:span text:style-name="T5"><text:line-break/></text:span><text:span text:style-name="T5">a skutky říkaj: Všeho nech </text:span><text:span text:style-name="T5"><text:line-break/></text:span><text:span text:style-name="T5">a snažení vše rozbíjej </text:span><text:span text:style-name="T5"><text:line-break/></text:span><text:span text:style-name="T5">s nadějí denně chytám druhej dech. </text:span></text:p>
              </text:list-header>
            </text:list>
          </draw:text-box>
        </draw:frame>
        <draw:custom-shape draw:name="Text Box 3" draw:style-name="gr134" draw:text-style-name="P12" draw:layer="layout" svg:width="3.718cm" svg:height="1.108cm" svg:x="23.799cm" svg:y="0cm">
          <text:list text:style-name="L1">
            <text:list-header>
              <text:p text:style-name="P11"><text:span text:style-name="T6">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3" presentation:class="page"/>
          <draw:frame presentation:style-name="pr1" draw:text-style-name="P5" draw:layer="layout" svg:width="15.239cm" svg:height="11.429cm" svg:x="1.905cm" svg:y="12.065cm" presentation:class="notes" presentation:placeholder="true">
            <draw:text-box/>
          </draw:frame>
        </presentation:notes>
      </draw:page>
      <draw:page draw:name="page1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4. </text:span><text:span text:style-name="T5"><text:tab/></text:span><text:span text:style-name="T5">I když mě někdy škrtí strach </text:span><text:span text:style-name="T5"><text:line-break/></text:span><text:span text:style-name="T5">a každodenní marnej spěch </text:span><text:span text:style-name="T5"><text:line-break/></text:span><text:span text:style-name="T5">a hlava vyhlásila krach </text:span><text:span text:style-name="T5"><text:line-break/></text:span><text:span text:style-name="T5">s nadějí denně chytám druhej dech. </text:span></text:p>
                <text:p text:style-name="P19"><text:span text:style-name="T5">5. </text:span><text:span text:style-name="T5"><text:tab/></text:span><text:span text:style-name="T5">Až přijde jednou soudnej den </text:span><text:span text:style-name="T5"><text:line-break/></text:span><text:span text:style-name="T5">a Pán už bude na doslech </text:span><text:span text:style-name="T5"><text:line-break/></text:span><text:span text:style-name="T5"> z pekla dá nám cestu ven </text:span><text:span text:style-name="T5"><text:line-break/></text:span><text:span text:style-name="T5">a dá nám v ten den chytit druhej dech </text:span></text:p>
                <text:p text:style-name="P19"><text:span text:style-name="T5">6. </text:span><text:span text:style-name="T5"><text:tab/></text:span><text:span text:style-name="T5">Vždyť po kříži i v pekle byl </text:span><text:span text:style-name="T5"><text:line-break/></text:span><text:span text:style-name="T5">milost zvěstovat v plamenech </text:span><text:span text:style-name="T5"><text:line-break/></text:span><text:span text:style-name="T5">tu naději nám zaslíbil </text:span><text:span text:style-name="T5"><text:line-break/></text:span><text:span text:style-name="T5">že nikdo z nás už nebude mít pech <text:s/></text:span></text:p>
              </text:list-header>
            </text:list>
          </draw:text-box>
        </draw:frame>
        <draw:custom-shape draw:name="Text Box 1027" draw:style-name="gr135" draw:text-style-name="P12" draw:layer="layout" svg:width="3.718cm" svg:height="1.108cm" svg:x="23.799cm" svg:y="0cm">
          <text:list text:style-name="L1">
            <text:list-header>
              <text:p text:style-name="P11"><text:span text:style-name="T6">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4" presentation:class="page"/>
          <draw:frame presentation:style-name="pr1" draw:text-style-name="P5" draw:layer="layout" svg:width="15.239cm" svg:height="11.429cm" svg:x="1.905cm" svg:y="12.065cm" presentation:class="notes" presentation:placeholder="true">
            <draw:text-box/>
          </draw:frame>
        </presentation:notes>
      </draw:page>
      <draw:page draw:name="page1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I šli všichni spolu, spolu všichni šli, </text:span><text:span text:style-name="T5"><text:line-break/></text:span><text:span text:style-name="T5">aby zapsán byli, aby zapsáni byli, </text:span><text:span text:style-name="T5"><text:line-break/></text:span><text:span text:style-name="T5">do svého města, to dlouhá je cesta, </text:span><text:span text:style-name="T5"><text:line-break/></text:span><text:span text:style-name="T5">i šli všichni spolu, do Betléma šli. </text:span></text:p>
              </text:list-item>
              <text:list-item>
                <text:p text:style-name="P48"><text:span text:style-name="T5">I šli spolu také Josef s Marií, </text:span><text:span text:style-name="T5"><text:line-break/></text:span><text:span text:style-name="T5">aby zapsáni byli, aby zapsáni byli, </text:span><text:span text:style-name="T5"><text:line-break/></text:span><text:span text:style-name="T5">do jejich města, to dlouhá je cesta, </text:span><text:span text:style-name="T5"><text:line-break/></text:span><text:span text:style-name="T5">i šli spolu také, do Betléma šli. </text:span></text:p>
              </text:list-item>
              <text:list-item>
                <text:p text:style-name="P48"><text:span text:style-name="T5">I my jdeme spolu cestou života, </text:span><text:span text:style-name="T5"><text:line-break/></text:span><text:span text:style-name="T5">netíží nás samota, netíží nás samota. </text:span><text:span text:style-name="T5"><text:line-break/></text:span><text:span text:style-name="T5">DO knihy žití chce Pán věrné vzíti. </text:span><text:span text:style-name="T5"><text:line-break/></text:span><text:span text:style-name="T5">Po námaze cesty jeho dobrota. </text:span></text:p>
              </text:list-item>
            </text:list>
          </draw:text-box>
        </draw:frame>
        <draw:custom-shape draw:name="Text Box 3" draw:style-name="gr136" draw:text-style-name="P12" draw:layer="layout" svg:width="3.718cm" svg:height="1.108cm" svg:x="23.799cm" svg:y="0cm">
          <text:list text:style-name="L1">
            <text:list-header>
              <text:p text:style-name="P11"><text:span text:style-name="T6">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5" presentation:class="page"/>
          <draw:frame presentation:style-name="pr1" draw:text-style-name="P5" draw:layer="layout" svg:width="15.239cm" svg:height="11.429cm" svg:x="1.905cm" svg:y="12.065cm" presentation:class="notes" presentation:placeholder="true">
            <draw:text-box/>
          </draw:frame>
        </presentation:notes>
      </draw:page>
      <draw:page draw:name="page1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In dulci jubilo a s písní veselou </text:span><text:span text:style-name="T5"><text:line-break/></text:span><text:span text:style-name="T5">se pojďte klanět Králi, hic in praesepio, </text:span><text:span text:style-name="T5"><text:line-break/></text:span><text:span text:style-name="T5">ať velcí nebo malí, matris in gremio, </text:span><text:span text:style-name="T5"><text:line-break/></text:span><text:span text:style-name="T5">alpha es ot o, alpha es et o. </text:span></text:p>
              </text:list-item>
              <text:list-item>
                <text:p text:style-name="P48"><text:span text:style-name="T5">O Jesu parvule, ty jsi má naděje, </text:span><text:span text:style-name="T5"><text:line-break/></text:span><text:span text:style-name="T5">těš všechny zarmoucené, o puer optime, </text:span><text:span text:style-name="T5"><text:line-break/></text:span><text:span text:style-name="T5">a dej nám srdce čisté, o priceps gloriae, </text:span><text:span text:style-name="T5"><text:line-break/></text:span><text:span text:style-name="T5">trahe me post te, trahe me post te. </text:span></text:p>
              </text:list-item>
              <text:list-item>
                <text:p text:style-name="P48"><text:span text:style-name="T5">Ubi sunt gaudia? Jen Pán Bůh nám je dá: </text:span><text:span text:style-name="T5"><text:line-break/></text:span><text:span text:style-name="T5">hle andělé již pějí nám nova cantica, </text:span><text:span text:style-name="T5"><text:line-break/></text:span><text:span text:style-name="T5">jen slyšte zvony znějí in regis curia </text:span><text:span text:style-name="T5"><text:line-break/></text:span><text:span text:style-name="T5">eia qualia, eia qualia. </text:span></text:p>
              </text:list-item>
            </text:list>
          </draw:text-box>
        </draw:frame>
        <draw:custom-shape draw:name="Text Box 3" draw:style-name="gr137" draw:text-style-name="P12" draw:layer="layout" svg:width="3.718cm" svg:height="1.108cm" svg:x="23.799cm" svg:y="0cm">
          <text:list text:style-name="L1">
            <text:list-header>
              <text:p text:style-name="P11"><text:span text:style-name="T6">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6" presentation:class="page"/>
          <draw:frame presentation:style-name="pr1" draw:text-style-name="P5" draw:layer="layout" svg:width="15.239cm" svg:height="11.429cm" svg:x="1.905cm" svg:y="12.065cm" presentation:class="notes" presentation:placeholder="true">
            <draw:text-box/>
          </draw:frame>
        </presentation:notes>
      </draw:page>
      <draw:page draw:name="page1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8"><text:span text:style-name="T5">Oni se k sobě tulej, tulej, tulej, tulej </text:span><text:span text:style-name="T5"><text:line-break/></text:span><text:span text:style-name="T5">Oni se k sobě tulej, tulej, tulej, tulej </text:span><text:span text:style-name="T5"><text:line-break/></text:span><text:span text:style-name="T5">Jako by lásky poslední den měl bejt. <text:s/></text:span><text:span text:style-name="T5"><text:line-break/></text:span><text:span text:style-name="T5"><text:line-break/></text:span><text:span text:style-name="T5">Hmm…, ty hoď kamenem</text:span><text:span text:style-name="T5"><text:line-break/></text:span><text:span text:style-name="T5">Hmm…, ty hoď kamenem </text:span><text:span text:style-name="T5"><text:line-break/></text:span><text:span text:style-name="T5">Jestliže ´seš bez viny, tak první kámen hoď. </text:span><text:span text:style-name="T5"><text:line-break/></text:span><text:span text:style-name="T5"><text:line-break/></text:span><text:span text:style-name="T5">Hmm…, zlámali kříže </text:span><text:span text:style-name="T5"><text:line-break/></text:span><text:span text:style-name="T5">Hmm…, zlámali kříže </text:span><text:span text:style-name="T5"><text:line-break/></text:span><text:span text:style-name="T5">Blbost s krutostí se od věků víže <text:s/></text:span></text:p>
                <text:p text:style-name="P58"><text:span text:style-name="T5">Ty víš, že je pozdě, že jsou věci moc rozjetý. </text:span><text:span text:style-name="T5"><text:line-break/></text:span><text:span text:style-name="T5">Ty víš, že je pozdě, že jsou věci moc rozjetý. </text:span><text:span text:style-name="T5"><text:line-break/></text:span><text:span text:style-name="T5">Že sou i věci, který sou v háji navěky. </text:span></text:p>
                <text:p text:style-name="P58"><text:span text:style-name="T5">Hmm…, vyjděte k lidem. </text:span><text:span text:style-name="T5"><text:line-break/></text:span><text:span text:style-name="T5">Hmm…, řekněte lidem. </text:span><text:span text:style-name="T5"><text:line-break/></text:span><text:span text:style-name="T5">Ať svou nemoc k smrti už neléčej klidem. </text:span></text:p>
                <text:p text:style-name="P58"><text:span text:style-name="T9">Tady holt nikdo neví, co zejtra se s ním může stát. </text:span><text:span text:style-name="T9"><text:line-break/></text:span><text:span text:style-name="T9">Tady holt nikdo neví , co zejtra se s ním může stát. </text:span><text:span text:style-name="T9"><text:line-break/></text:span><text:span text:style-name="T9">Proto tul se a hřej se dokud se máš s kým hřát. </text:span></text:p>
              </text:list-header>
            </text:list>
          </draw:text-box>
        </draw:frame>
        <draw:custom-shape draw:name="Text Box 3" draw:style-name="gr138" draw:text-style-name="P12" draw:layer="layout" svg:width="3.718cm" svg:height="1.108cm" svg:x="23.799cm" svg:y="0cm">
          <text:list text:style-name="L1">
            <text:list-header>
              <text:p text:style-name="P11"><text:span text:style-name="T6">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7" presentation:class="page"/>
          <draw:frame presentation:style-name="pr1" draw:text-style-name="P5" draw:layer="layout" svg:width="15.239cm" svg:height="11.429cm" svg:x="1.905cm" svg:y="12.065cm" presentation:class="notes" presentation:placeholder="true">
            <draw:text-box/>
          </draw:frame>
        </presentation:notes>
      </draw:page>
      <draw:page draw:name="page1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Já běžím Kriste s poselstvím že ty jsi dobrý Pán, </text:span><text:span text:style-name="T5"><text:line-break/></text:span><text:span text:style-name="T5">ač jsem ten chromý od ohrad, co neměl být pozván. </text:span><text:span text:style-name="T5"><text:line-break/></text:span><text:span text:style-name="T5">Já běžím k městům, já běžím k vesnicím, </text:span><text:span text:style-name="T5"><text:line-break/></text:span><text:span text:style-name="T5">ať všude zní tvá zvěst, nepřišla z říše hvězd, </text:span><text:span text:style-name="T5"><text:line-break/></text:span><text:span text:style-name="T5">to vrátil se jen marnotratný syn. </text:span></text:p>
              </text:list-item>
              <text:list-item>
                <text:p text:style-name="P48"><text:span text:style-name="T5">Těch, kteří trpí bezprávím, se Ježíš ujímá, </text:span><text:span text:style-name="T5"><text:line-break/></text:span><text:span text:style-name="T5">ta, jež byla hříšnicí, je opět nevinná. </text:span><text:span text:style-name="T5"><text:line-break/></text:span><text:span text:style-name="T5">Já běžím k hříšným, já běžím k ztraceným, </text:span><text:span text:style-name="T5"><text:line-break/></text:span><text:span text:style-name="T5">ať všude zní tvá zvěst, nepřišla z říše hvězd, </text:span><text:span text:style-name="T5"><text:line-break/></text:span><text:span text:style-name="T5">to vrátil se jen marnotratný syn. </text:span></text:p>
              </text:list-item>
              <text:list-item>
                <text:p text:style-name="P48"><text:span text:style-name="T5">Radujte se, celníci, jásejte hříšnice, </text:span><text:span text:style-name="T5"><text:line-break/></text:span><text:span text:style-name="T5">zvěst o Božím království je pro vás nejvíce. </text:span><text:span text:style-name="T5"><text:line-break/></text:span><text:span text:style-name="T5">Já běžím k chudým, já běžím k nemocným, </text:span><text:span text:style-name="T5"><text:line-break/></text:span><text:span text:style-name="T5"> ať všude zní tvá zvěst, nepřišla z říše hvězd, </text:span><text:span text:style-name="T5"><text:line-break/></text:span><text:span text:style-name="T5">to vrátil se jen marnotratný syn.</text:span></text:p>
              </text:list-item>
            </text:list>
          </draw:text-box>
        </draw:frame>
        <draw:custom-shape draw:name="Text Box 3" draw:style-name="gr139" draw:text-style-name="P12" draw:layer="layout" svg:width="3.718cm" svg:height="1.108cm" svg:x="23.799cm" svg:y="0cm">
          <text:list text:style-name="L1">
            <text:list-header>
              <text:p text:style-name="P11"><text:span text:style-name="T6">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8" presentation:class="page"/>
          <draw:frame presentation:style-name="pr1" draw:text-style-name="P5" draw:layer="layout" svg:width="15.239cm" svg:height="11.429cm" svg:x="1.905cm" svg:y="12.065cm" presentation:class="notes" presentation:placeholder="true">
            <draw:text-box/>
          </draw:frame>
        </presentation:notes>
      </draw:page>
      <draw:page draw:name="page1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á hledám stále dům svůj, </text:span><text:span text:style-name="T5"><text:line-break/></text:span><text:span text:style-name="T5">já hledám stále dům svůj a čekám, </text:span><text:span text:style-name="T5"><text:line-break/></text:span><text:span text:style-name="T5">až ke stolu své hosty svolá Pán, </text:span><text:span text:style-name="T5"><text:line-break/></text:span><text:span text:style-name="T5">tam hledám domov svůj.</text:span></text:p>
              </text:list-header>
            </text:list>
            <text:list text:style-name="L13">
              <text:list-item>
                <text:p text:style-name="P10"><text:span text:style-name="T5">Někdy bloudím jako cizí městem, kde jsem roky žil. </text:span><text:span text:style-name="T5"><text:line-break/></text:span><text:span text:style-name="T5">Padá na mě smutek, únava a necítím dost sil. </text:span><text:span text:style-name="T5"><text:line-break/></text:span><text:span text:style-name="T5">Už zrádce vede krutý lid a Ježíš zůstal sám, </text:span><text:span text:style-name="T5"><text:line-break/></text:span><text:span text:style-name="T5">vyšel na horu se pomodlit i já tam domov mám. </text:span></text:p>
              </text:list-item>
              <text:list-item>
                <text:p text:style-name="P10"><text:span text:style-name="T5">Mrtví mají svoje hroby, živý křičí v strachu zlém, </text:span><text:span text:style-name="T5"><text:line-break/></text:span><text:span text:style-name="T5">vidím světlo v Novém domě, nezůstal jsem sirotkem. </text:span><text:span text:style-name="T5"><text:line-break/></text:span><text:span text:style-name="T5">Věřím srdcem, důkaz nemám, iluzím se vyhýbám, </text:span><text:span text:style-name="T5"><text:line-break/></text:span><text:span text:style-name="T5">hledám tiché, hledám plačící a tam svůj domov mám. </text:span></text:p>
              </text:list-item>
              <text:list-item>
                <text:p text:style-name="P10"><text:span text:style-name="T5">Nemám v úmyslu tu zůstat, nechci sedět, nechci stát, </text:span><text:span text:style-name="T5"><text:line-break/></text:span><text:span text:style-name="T5">běžím k cíli jako o závod a nemusím se štvát. </text:span><text:span text:style-name="T5"><text:line-break/></text:span><text:span text:style-name="T5">Zanechám vše, co jsem hromadil, opustím rozum svůj, </text:span><text:span text:style-name="T5"><text:line-break/></text:span><text:span text:style-name="T5">Ježíš neměl, kam by hlavu složil, tam hledám domov svůj. </text:span></text:p>
              </text:list-item>
            </text:list>
          </draw:text-box>
        </draw:frame>
        <draw:custom-shape draw:name="Text Box 3" draw:style-name="gr140" draw:text-style-name="P12" draw:layer="layout" svg:width="3.718cm" svg:height="1.108cm" svg:x="23.799cm" svg:y="0cm">
          <text:list text:style-name="L1">
            <text:list-header>
              <text:p text:style-name="P11"><text:span text:style-name="T6">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9" presentation:class="page"/>
          <draw:frame presentation:style-name="pr1" draw:text-style-name="P5" draw:layer="layout" svg:width="15.239cm" svg:height="11.429cm" svg:x="1.905cm" svg:y="12.065cm" presentation:class="notes" presentation:placeholder="true">
            <draw:text-box/>
          </draw:frame>
        </presentation:notes>
      </draw:page>
      <draw:page draw:name="page1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Já jdu tam do Boží země, kde vládne jas, (3x)</text:span><text:span text:style-name="T5"><text:line-break/></text:span><text:span text:style-name="T5">kde je na věky mír. </text:span></text:p>
              </text:list-item>
              <text:list-item>
                <text:p text:style-name="P13"><text:span text:style-name="T5">Pane můj, Pane můj, do nebe mne veď, (3x)</text:span><text:span text:style-name="T5"><text:line-break/></text:span><text:span text:style-name="T5">kde je na věky mír. </text:span></text:p>
              </text:list-item>
              <text:list-item>
                <text:p text:style-name="P13"><text:span text:style-name="T5">Pán Ježíš mi bude světlem na cestě mé, (3x) </text:span><text:span text:style-name="T5"><text:line-break/></text:span><text:span text:style-name="T5">kde je na věky mír.</text:span></text:p>
              </text:list-item>
              <text:list-item>
                <text:p text:style-name="P13"><text:span text:style-name="T5">Slávou bude korunován, kdo nesl kříž, (3x)</text:span><text:span text:style-name="T5"><text:line-break/></text:span><text:span text:style-name="T5">kde je na věky mír. </text:span></text:p>
              </text:list-item>
            </text:list>
          </draw:text-box>
        </draw:frame>
        <draw:custom-shape draw:name="Text Box 3" draw:style-name="gr141" draw:text-style-name="P12" draw:layer="layout" svg:width="3.718cm" svg:height="1.108cm" svg:x="23.799cm" svg:y="0cm">
          <text:list text:style-name="L1">
            <text:list-header>
              <text:p text:style-name="P11"><text:span text:style-name="T6">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0" presentation:class="page"/>
          <draw:frame presentation:style-name="pr1" draw:text-style-name="P5" draw:layer="layout" svg:width="15.239cm" svg:height="11.429cm" svg:x="1.905cm" svg:y="12.065cm" presentation:class="notes" presentation:placeholder="true">
            <draw:text-box/>
          </draw:frame>
        </presentation:notes>
      </draw:page>
      <draw:page draw:name="page1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Já k vám přicházím s čistým srdcem svým, </text:span><text:span text:style-name="T5"><text:line-break/></text:span><text:span text:style-name="T5">probouzím <text:s/>se v chladném jitru, </text:span><text:span text:style-name="T5"><text:line-break/></text:span><text:span text:style-name="T5">radost cítím ve svém nitru, </text:span><text:span text:style-name="T5"><text:line-break/></text:span><text:span text:style-name="T5">že vás svými bratry zváti smím, </text:span><text:span text:style-name="T5"><text:line-break/></text:span><text:span text:style-name="T5">že vás svými bratry zváti smím. </text:span></text:p>
              </text:list-item>
              <text:list-item>
                <text:p text:style-name="P48"><text:span text:style-name="T5">Nechte mne tu žít s vámi, k Pánu jít. </text:span><text:span text:style-name="T5"><text:line-break/></text:span><text:span text:style-name="T5">Slyším, jak mne volá z nebe, </text:span><text:span text:style-name="T5"><text:line-break/></text:span><text:span text:style-name="T5">přijdu synu spasit tebe, </text:span><text:span text:style-name="T5"><text:line-break/></text:span><text:span text:style-name="T5">musíš ale cestou kříže jít, </text:span><text:span text:style-name="T5"><text:line-break/></text:span><text:span text:style-name="T5">musíš ale cestou kříže jít. </text:span></text:p>
              </text:list-item>
              <text:list-item>
                <text:p text:style-name="P48"><text:span text:style-name="T5">Chci být k Tobě blíž, vzít na sebe kříž. </text:span><text:span text:style-name="T5"><text:line-break/></text:span><text:span text:style-name="T5">Snesu všechno, co mi patří, </text:span><text:span text:style-name="T5"><text:line-break/></text:span><text:span text:style-name="T5">pomohou mi moji bratři, </text:span><text:span text:style-name="T5"><text:line-break/></text:span><text:span text:style-name="T5">věřím, že mne, Pane, vyslyšíš, </text:span><text:span text:style-name="T5"><text:line-break/></text:span><text:span text:style-name="T5">věřím, že mne, Pane, vyslyšíš.</text:span></text:p>
              </text:list-item>
            </text:list>
          </draw:text-box>
        </draw:frame>
        <draw:custom-shape draw:name="Text Box 3" draw:style-name="gr142" draw:text-style-name="P12" draw:layer="layout" svg:width="3.718cm" svg:height="1.108cm" svg:x="23.799cm" svg:y="0cm">
          <text:list text:style-name="L1">
            <text:list-header>
              <text:p text:style-name="P11"><text:span text:style-name="T6">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1" presentation:class="page"/>
          <draw:frame presentation:style-name="pr1" draw:text-style-name="P5" draw:layer="layout" svg:width="15.239cm" svg:height="11.429cm" svg:x="1.905cm" svg:y="12.065cm" presentation:class="notes" presentation:placeholder="true">
            <draw:text-box/>
          </draw:frame>
        </presentation:notes>
      </draw:page>
      <draw:page draw:name="page1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od desíti k pěti všechno vidím jít, </text:span><text:span text:style-name="T5"><text:line-break/></text:span><text:span text:style-name="T5">to pán tvorů se pyšně začal do prsou bít, </text:span><text:span text:style-name="T5"><text:line-break/></text:span><text:span text:style-name="T5">víc nechce nad sebou mít nic, </text:span><text:span text:style-name="T5"><text:line-break/></text:span><text:span text:style-name="T5">a nikoho znát, až se bojím, </text:span><text:span text:style-name="T5"><text:line-break/></text:span><text:span text:style-name="T5">že svět snad nebude dál už stát. </text:span></text:p>
              </text:list-item>
            </text:list>
            <text:list text:style-name="L4">
              <text:list-header>
                <text:p text:style-name="P57"><text:span text:style-name="T5">R: </text:span><text:span text:style-name="T5"><text:tab/></text:span><text:span text:style-name="T5">Přijde, přijde čas, kdy přeci jen si budem blíž, </text:span><text:span text:style-name="T5"><text:line-break/></text:span><text:span text:style-name="T5">přijde, já to vím, bortí už láska mříž. </text:span></text:p>
              </text:list-header>
            </text:list>
            <text:list text:style-name="L23">
              <text:list-item>
                <text:p text:style-name="P10"><text:span text:style-name="T5">Bída, války, hlad, nemoci zlý, </text:span><text:span text:style-name="T5"><text:line-break/></text:span><text:span text:style-name="T5">ty poslední slovo nebudou mít, </text:span><text:span text:style-name="T5"><text:line-break/></text:span><text:span text:style-name="T5">maličkej kvásek všechno těsto prokvasí </text:span><text:span text:style-name="T5"><text:line-break/></text:span><text:span text:style-name="T5">a nikdo už nebude vnucovat názory svý. </text:span></text:p>
              </text:list-item>
              <text:list-item>
                <text:p text:style-name="P10"><text:span text:style-name="T5">I naše slova nebudou tam snad už trapně znít </text:span><text:span text:style-name="T5"><text:line-break/></text:span><text:span text:style-name="T5">a oči dostanou novýho světla svit. </text:span><text:span text:style-name="T5"><text:line-break/></text:span><text:span text:style-name="T5">Z malýho zrnka strom vyroste, bude větve mít, </text:span><text:span text:style-name="T5"><text:line-break/></text:span><text:span text:style-name="T5">tam ve stínu budem sedět a zpívat a bude nám líp. </text:span></text:p>
              </text:list-item>
            </text:list>
          </draw:text-box>
        </draw:frame>
        <draw:custom-shape draw:name="Text Box 3" draw:style-name="gr143" draw:text-style-name="P12" draw:layer="layout" svg:width="3.718cm" svg:height="1.108cm" svg:x="23.799cm" svg:y="0cm">
          <text:list text:style-name="L1">
            <text:list-header>
              <text:p text:style-name="P11"><text:span text:style-name="T6">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2" presentation:class="page"/>
          <draw:frame presentation:style-name="pr1" draw:text-style-name="P5" draw:layer="layout" svg:width="15.239cm" svg:height="11.429cm" svg:x="1.905cm" svg:y="12.065cm" presentation:class="notes" presentation:placeholder="true">
            <draw:text-box/>
          </draw:frame>
        </presentation:notes>
      </draw:page>
      <draw:page draw:name="page1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 Já mám kocábku náram, náram, náram, </text:span><text:span text:style-name="T5"><text:line-break/></text:span><text:span text:style-name="T5">kocábku náram, náramnou. :]</text:span></text:p>
              </text:list-header>
            </text:list>
            <text:list text:style-name="L5">
              <text:list-item>
                <text:p text:style-name="P14"><text:span text:style-name="T5">Pršelo a blejskalo se sedm neděl, kocábku náram, náramnou, </text:span><text:span text:style-name="T5"><text:line-break/></text:span><text:span text:style-name="T5">Noe nebyl překvapenej, on to věděl, kocábku …. </text:span></text:p>
              </text:list-item>
            </text:list>
            <text:list text:style-name="L4">
              <text:list-header>
                <text:p text:style-name="P21"><text:span text:style-name="T5">M: </text:span><text:span text:style-name="T5"><text:tab/></text:span><text:span text:style-name="T5">Archa má cíl, jé, archa má směr, jé, </text:span><text:span text:style-name="T5"><text:line-break/></text:span><text:span text:style-name="T5">plaví se k Araratu na sever.</text:span></text:p>
                <text:p text:style-name="P21"><text:span text:style-name="T5">R: </text:span><text:span text:style-name="T5"><text:tab/></text:span><text:span text:style-name="T5">[: Já mám kocábku náram, náram, náram, </text:span><text:span text:style-name="T5"><text:line-break/></text:span><text:span text:style-name="T5">kocábku náram, náramnou. :]</text:span></text:p>
                <text:p text:style-name="P21"><text:span text:style-name="T5">2. </text:span><text:span text:style-name="T5"><text:tab/></text:span><text:span text:style-name="T5">Šem, Cham a Jafet byli bratři rodní, </text:span><text:span text:style-name="T5"><text:line-break/></text:span><text:span text:style-name="T5">Noe je zavolal ještě před povodní,</text:span></text:p>
                <text:p text:style-name="P21"><text:span text:style-name="T5">3. </text:span><text:span text:style-name="T5"><text:tab/></text:span><text:span text:style-name="T5">Kázal jim naložiti ptáky, savce, </text:span><text:span text:style-name="T5"><text:line-break/></text:span><text:span text:style-name="T5">ryby nechte, zachrání se samy hladce. </text:span><text:span text:style-name="T5"><text:tab/></text:span><text:span text:style-name="T5"> - R, M, R </text:span></text:p>
                <text:p text:style-name="P21"><text:span text:style-name="T5">4. </text:span><text:span text:style-name="T5"><text:tab/></text:span><text:span text:style-name="T5">Přišla bouře, zlámala jim pádla, vesla, </text:span><text:span text:style-name="T5"><text:line-break/></text:span><text:span text:style-name="T5">tu přilétla holubice, snítku nesla. <text:s/></text:span></text:p>
                <text:p text:style-name="P21"><text:span text:style-name="T5">5. </text:span><text:span text:style-name="T5"><text:tab/></text:span><text:span text:style-name="T5">Na břehu pak vyložili náklad celý, </text:span><text:span text:style-name="T5"><text:line-break/></text:span><text:span text:style-name="T5">ještě že tu starou dobrou archu měli. <text:s text:c="2"/></text:span><text:span text:style-name="T5"><text:tab/></text:span><text:span text:style-name="T5">- R, M, R</text:span></text:p>
              </text:list-header>
            </text:list>
          </draw:text-box>
        </draw:frame>
        <draw:custom-shape draw:name="Text Box 3" draw:style-name="gr144" draw:text-style-name="P12" draw:layer="layout" svg:width="3.718cm" svg:height="1.108cm" svg:x="23.799cm" svg:y="0cm">
          <text:list text:style-name="L1">
            <text:list-header>
              <text:p text:style-name="P11"><text:span text:style-name="T6">1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3" presentation:class="page"/>
          <draw:frame presentation:style-name="pr1" draw:text-style-name="P5" draw:layer="layout" svg:width="15.239cm" svg:height="11.429cm" svg:x="1.905cm" svg:y="12.065cm" presentation:class="notes" presentation:placeholder="true">
            <draw:text-box/>
          </draw:frame>
        </presentation:notes>
      </draw:page>
      <draw:page draw:name="page1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přeji si by mohli kvést zas růže ve všech zahradách, </text:span><text:span text:style-name="T5"><text:line-break/></text:span><text:span text:style-name="T5">za lidi prosím, aby z cest svál dobrý vítr zloby prach. </text:span></text:p>
              </text:list-item>
            </text:list>
            <text:list text:style-name="L4">
              <text:list-header>
                <text:p text:style-name="P57"><text:span text:style-name="T5">R: </text:span><text:span text:style-name="T5"><text:tab/></text:span><text:span text:style-name="T5">Lásce dej vejít do světa, jež trpělivá umí být, </text:span><text:span text:style-name="T5"><text:line-break/></text:span><text:span text:style-name="T5">ať v našich srdcích rozkvétá a pro druhé nás učí žít. (2x) </text:span></text:p>
                <text:p text:style-name="P56"><text:span text:style-name="T5">2. Prosím i za zpěv slavíka, aby zněl lidem pro radost, </text:span><text:span text:style-name="T5"><text:line-break/></text:span><text:span text:style-name="T5">a za řeku, jež utíká, ať odplaví pryč všechnu zlost. </text:span></text:p>
                <text:p text:style-name="P56"><text:span text:style-name="T5">3. I za vojáky na stráži, a%ť nemusí tam více stát, </text:span><text:span text:style-name="T5"><text:line-break/></text:span><text:span text:style-name="T5">a těm, jež dobro uráží, dej, Pane, svoji pravdu znát. </text:span></text:p>
                <text:p text:style-name="P56"><text:span text:style-name="T5">4. Paprskem slunce jasného obšťastni naši krásnou zem, </text:span><text:span text:style-name="T5"><text:line-break/></text:span><text:span text:style-name="T5">ve jménu všeho dobrého do bojů života kéž jdem. </text:span></text:p>
                <text:p text:style-name="P56"><text:span text:style-name="T5">5. Cestou víry a naděje z bludného kruhu veď nás ven, </text:span><text:span text:style-name="T5"><text:line-break/></text:span><text:span text:style-name="T5">ať láska tvá nám cílem je, ten radostný a šťastný den. </text:span></text:p>
              </text:list-header>
            </text:list>
          </draw:text-box>
        </draw:frame>
        <draw:custom-shape draw:name="Text Box 3" draw:style-name="gr145" draw:text-style-name="P12" draw:layer="layout" svg:width="3.718cm" svg:height="1.108cm" svg:x="23.799cm" svg:y="0cm">
          <text:list text:style-name="L1">
            <text:list-header>
              <text:p text:style-name="P11"><text:span text:style-name="T6">1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4" presentation:class="page"/>
          <draw:frame presentation:style-name="pr1" draw:text-style-name="P5" draw:layer="layout" svg:width="15.239cm" svg:height="11.429cm" svg:x="1.905cm" svg:y="12.065cm" presentation:class="notes" presentation:placeholder="true">
            <draw:text-box/>
          </draw:frame>
        </presentation:notes>
      </draw:page>
      <draw:page draw:name="page1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text:tab/></text:span><text:span text:style-name="T5">Já přivítat chci Pána, kde svou zastávku má.</text:span></text:p>
                <text:p text:style-name="P20"><text:span text:style-name="T5"> </text:span></text:p>
                <text:p text:style-name="P21"><text:span text:style-name="T5">R: </text:span><text:span text:style-name="T5"><text:tab/></text:span><text:span text:style-name="T5">(: Už můj vlak v dáli duní, už můj vlak v dáli duní, </text:span><text:span text:style-name="T5"><text:line-break/></text:span><text:span text:style-name="T5">já přivítat chci Pána tam, kde s ním zůstane stát. :)</text:span></text:p>
                <text:p text:style-name="P20"><text:span text:style-name="T5"> </text:span></text:p>
              </text:list-header>
            </text:list>
            <text:list text:style-name="L5">
              <text:list-item>
                <text:p text:style-name="P14"><text:span text:style-name="T5">I kdybych byl slepý a tmou musel jít, </text:span><text:span text:style-name="T5"><text:line-break/></text:span><text:span text:style-name="T5">já přivítat chci Pána tam, kde s ním zůstane stát. </text:span></text:p>
                <text:p text:style-name="P14"><text:span text:style-name="T5"/></text:p>
              </text:list-item>
            </text:list>
            <text:list text:style-name="L4">
              <text:list-header>
                <text:p text:style-name="P21"><text:span text:style-name="T5"> </text:span><text:span text:style-name="T5">2.</text:span><text:span text:style-name="T5"><text:tab/></text:span><text:span text:style-name="T5">I když jak Lazar chromý bych sám nemohl jít, </text:span><text:span text:style-name="T5"><text:line-break/></text:span><text:span text:style-name="T5">já přivítat chci Pána tam, kde s ním zůstane stát.</text:span></text:p>
              </text:list-header>
            </text:list>
          </draw:text-box>
        </draw:frame>
        <draw:custom-shape draw:name="Text Box 3" draw:style-name="gr146" draw:text-style-name="P12" draw:layer="layout" svg:width="3.718cm" svg:height="1.108cm" svg:x="23.799cm" svg:y="0cm">
          <text:list text:style-name="L1">
            <text:list-header>
              <text:p text:style-name="P11"><text:span text:style-name="T6">1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5" presentation:class="page"/>
          <draw:frame presentation:style-name="pr1" draw:text-style-name="P5" draw:layer="layout" svg:width="15.239cm" svg:height="11.429cm" svg:x="1.905cm" svg:y="12.065cm" presentation:class="notes" presentation:placeholder="true">
            <draw:text-box/>
          </draw:frame>
        </presentation:notes>
      </draw:page>
      <draw:page draw:name="page146" draw:style-name="dp3" draw:master-page-name="Default" presentation:use-date-time-name="dtd1">
        <draw:frame presentation:style-name="pr5" draw:text-style-name="P8" draw:layer="layout" svg:width="25.453cm" svg:height="16.722cm" svg:x="1.375cm" svg:y="1.905cm" presentation:class="outline" presentation:user-transformed="true">
          <draw:text-box>
            <text:list text:style-name="L4">
              <text:list-header>
                <text:p text:style-name="P15"><text:span text:style-name="T5">R: </text:span><text:span text:style-name="T5"><text:tab/></text:span><text:span text:style-name="T5">(: Já jsem ňákej stounavej :) </text:span><text:span text:style-name="T5"><text:line-break/></text:span><text:span text:style-name="T5">že v mým žití všude chybí láska <text:s/>z toho já jsem stounavej </text:span></text:p>
                <text:p text:style-name="P15"><text:span text:style-name="T5">1. </text:span><text:span text:style-name="T5"><text:tab/></text:span><text:span text:style-name="T5">A tak jsem šel za farářem, říkám máš-li lék mi dej. </text:span><text:span text:style-name="T5"><text:line-break/></text:span><text:span text:style-name="T5">Ty o lásce stále jenom mluvíš, já nejsem moc hloubavej. </text:span></text:p>
                <text:p text:style-name="P15"><text:span text:style-name="T5">2. </text:span><text:span text:style-name="T5"><text:tab/></text:span><text:span text:style-name="T5">Dneska ráno potkám bráchu, on byl celej zmazanej, </text:span><text:span text:style-name="T5"><text:line-break/></text:span><text:span text:style-name="T5">tak jsem se mu honem z dálky vyhnul, z toho já sem stounavej. </text:span></text:p>
                <text:p text:style-name="P15"><text:span text:style-name="T5">3. </text:span><text:span text:style-name="T5"><text:tab/></text:span><text:span text:style-name="T5">Mám se večer učit řeči neb číst román klasickej. </text:span><text:span text:style-name="T5"><text:line-break/></text:span><text:span text:style-name="T5">Nakonec si zas prohlížím porno, z toho já jsem stounavej. </text:span></text:p>
                <text:p text:style-name="P15"><text:span text:style-name="T5">4. </text:span><text:span text:style-name="T5"><text:tab/></text:span><text:span text:style-name="T5">Půl roku loď v lahvi stavim, lepim špejle je mi hej. </text:span><text:span text:style-name="T5"><text:line-break/></text:span><text:span text:style-name="T5">Dneska ráno švih sem lahví o zem, z toho já sem stounavej. </text:span></text:p>
                <text:p text:style-name="P15"><text:span text:style-name="T5">5. </text:span><text:span text:style-name="T5"><text:tab/></text:span><text:span text:style-name="T5">V práci se chci zastat pravdy, pak si řeknu pozor dej. </text:span><text:span text:style-name="T5"><text:line-break/></text:span><text:span text:style-name="T5">Zase držim hubu na špagátě, z toho já sem stounavej. </text:span></text:p>
                <text:p text:style-name="P59"><text:span text:style-name="T5"/></text:p>
                <text:p text:style-name="P59"><text:span text:style-name="T5">(: The <text:s/>angel rolled the stone away :) <text:s/></text:span></text:p>
                <text:p text:style-name="P59"><text:span text:style-name="T5">Early on the Easter Sunday morning <text:s/>the angel rolled the stone away. </text:span></text:p>
              </text:list-header>
            </text:list>
          </draw:text-box>
        </draw:frame>
        <draw:custom-shape draw:name="Text Box 3" draw:style-name="gr147" draw:text-style-name="P12" draw:layer="layout" svg:width="3.718cm" svg:height="1.108cm" svg:x="23.799cm" svg:y="0cm">
          <text:list text:style-name="L1">
            <text:list-header>
              <text:p text:style-name="P11"><text:span text:style-name="T6">1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6" presentation:class="page"/>
          <draw:frame presentation:style-name="pr1" draw:text-style-name="P5" draw:layer="layout" svg:width="15.239cm" svg:height="11.429cm" svg:x="1.905cm" svg:y="12.065cm" presentation:class="notes" presentation:placeholder="true">
            <draw:text-box/>
          </draw:frame>
        </presentation:notes>
      </draw:page>
      <draw:page draw:name="page1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text:span><text:span text:style-name="T5"><text:tab/></text:span><text:span text:style-name="T5">Já v srdci radost mám, já dnes v srdci radost mám, </text:span><text:span text:style-name="T5"><text:line-break/></text:span><text:span text:style-name="T5">o ní budu zpívat, na Pána se dívat, </text:span><text:span text:style-name="T5"><text:line-break/></text:span><text:span text:style-name="T5">dnes v srdci radost mám. </text:span></text:p>
              </text:list-header>
            </text:list>
            <text:list text:style-name="L23">
              <text:list-item>
                <text:p text:style-name="P10"><text:span text:style-name="T5">Já v srdci vděčnost mám, já dnes v srdci vděčnost mám, </text:span><text:span text:style-name="T5"><text:line-break/></text:span><text:span text:style-name="T5">za mé vykoupení,hříchů odpuštění, </text:span><text:span text:style-name="T5"><text:line-break/></text:span><text:span text:style-name="T5">dnes v srdci vděčnost mám. </text:span></text:p>
              </text:list-item>
              <text:list-item>
                <text:p text:style-name="P10"><text:span text:style-name="T5">Já v srdci chválu mám, já dnes v srdci chválu mám, </text:span><text:span text:style-name="T5"><text:line-break/></text:span><text:span text:style-name="T5">nemohu ji skrývat, musím Pánu zpívat, </text:span><text:span text:style-name="T5"><text:line-break/></text:span><text:span text:style-name="T5">dnes v srdci chválu mám. </text:span></text:p>
              </text:list-item>
              <text:list-item>
                <text:p text:style-name="P10"><text:span text:style-name="T5">Ježíš je píseň má, Pán Ježíš je píseň má, </text:span><text:span text:style-name="T5"><text:line-break/></text:span><text:span text:style-name="T5">nadějí je tobě také v dnešní době, </text:span><text:span text:style-name="T5"><text:line-break/></text:span><text:span text:style-name="T5">Ježíš je píseň má. </text:span></text:p>
              </text:list-item>
            </text:list>
          </draw:text-box>
        </draw:frame>
        <draw:custom-shape draw:name="Text Box 3" draw:style-name="gr148" draw:text-style-name="P12" draw:layer="layout" svg:width="3.718cm" svg:height="1.108cm" svg:x="23.799cm" svg:y="0cm">
          <text:list text:style-name="L1">
            <text:list-header>
              <text:p text:style-name="P11"><text:span text:style-name="T6">1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7" presentation:class="page"/>
          <draw:frame presentation:style-name="pr1" draw:text-style-name="P5" draw:layer="layout" svg:width="15.239cm" svg:height="11.429cm" svg:x="1.905cm" svg:y="12.065cm" presentation:class="notes" presentation:placeholder="true">
            <draw:text-box/>
          </draw:frame>
        </presentation:notes>
      </draw:page>
      <draw:page draw:name="page1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á vyšel z města v dálce za mnou, </text:span><text:span text:style-name="T5"><text:line-break/></text:span><text:span text:style-name="T5">co měl jsem rád jsem opustil </text:span><text:span text:style-name="T5"><text:line-break/></text:span><text:span text:style-name="T5">a těším se, že dojdu tam, </text:span><text:span text:style-name="T5"><text:line-break/></text:span><text:span text:style-name="T5">kde najdu nový pramen sil. </text:span></text:p>
              </text:list-item>
            </text:list>
            <text:list text:style-name="L4">
              <text:list-header>
                <text:p text:style-name="P57"><text:span text:style-name="T5">R: </text:span><text:span text:style-name="T5"><text:tab/></text:span><text:span text:style-name="T5">Když bloudím pomoc čekám </text:span><text:span text:style-name="T5"><text:line-break/></text:span><text:span text:style-name="T5">a vím, že nejsem sám </text:span><text:span text:style-name="T5"><text:line-break/></text:span><text:span text:style-name="T5">po stejný úzký cestě další jdou – </text:span><text:span text:style-name="T5"><text:line-break/></text:span><text:span text:style-name="T5">sví bratry sestry potkávám. </text:span></text:p>
                <text:p text:style-name="P56"><text:span text:style-name="T5">2. A každej si to šlape po svejch nohách, </text:span><text:span text:style-name="T5"><text:line-break/></text:span><text:span text:style-name="T5">nemůže s davem se jenom vézt. </text:span><text:span text:style-name="T5"><text:line-break/></text:span><text:span text:style-name="T5">Ale o to víc si můžou pomáhat </text:span><text:span text:style-name="T5"><text:line-break/></text:span><text:span text:style-name="T5">a navzájem si břímě nést. </text:span></text:p>
                <text:p text:style-name="P56"><text:span text:style-name="T5">3. A netáhnu už sebou žádnou z věcí, </text:span><text:span text:style-name="T5"><text:line-break/></text:span><text:span text:style-name="T5">co dřív jsem nutně musel mít, </text:span><text:span text:style-name="T5"><text:line-break/></text:span><text:span text:style-name="T5">stejně jenom těžký jsou </text:span><text:span text:style-name="T5"><text:line-break/></text:span><text:span text:style-name="T5">a já už tam chci brzo být.</text:span></text:p>
              </text:list-header>
            </text:list>
          </draw:text-box>
        </draw:frame>
        <draw:custom-shape draw:name="Text Box 3" draw:style-name="gr149" draw:text-style-name="P12" draw:layer="layout" svg:width="3.718cm" svg:height="1.108cm" svg:x="23.799cm" svg:y="0cm">
          <text:list text:style-name="L1">
            <text:list-header>
              <text:p text:style-name="P11"><text:span text:style-name="T6">1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8" presentation:class="page"/>
          <draw:frame presentation:style-name="pr1" draw:text-style-name="P5" draw:layer="layout" svg:width="15.239cm" svg:height="11.429cm" svg:x="1.905cm" svg:y="12.065cm" presentation:class="notes" presentation:placeholder="true">
            <draw:text-box/>
          </draw:frame>
        </presentation:notes>
      </draw:page>
      <draw:page draw:name="page1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ak dítě se cítím opuštěný (3x) </text:span><text:span text:style-name="T5"><text:line-break/></text:span><text:span text:style-name="T5"> (: když dálkou jít mám, :)</text:span><text:span text:style-name="T5"><text:line-break/></text:span><text:span text:style-name="T5">Pána vzývám, (: když dálkou jít mám. :) </text:span></text:p>
              </text:list-item>
              <text:list-item>
                <text:p text:style-name="P10"><text:span text:style-name="T5">Já tím se cítím, kdo svět opouští (3x) </text:span><text:span text:style-name="T5"><text:line-break/></text:span><text:span text:style-name="T5"> (: když vcházím za brány dnů :) </text:span><text:span text:style-name="T5"><text:line-break/></text:span><text:span text:style-name="T5">Pána vzývám, (: když vcházím za brány dnů. :) </text:span></text:p>
                <text:p text:style-name="P10"><text:span text:style-name="T5"/></text:p>
              </text:list-item>
            </text:list>
            <text:list text:style-name="L4">
              <text:list-header>
                <text:p text:style-name="P56"><text:span text:style-name="T5"/></text:p>
                <text:p text:style-name="P57"><text:span text:style-name="T5">1. </text:span><text:span text:style-name="T5"><text:tab/></text:span><text:span text:style-name="T5">Někdy si jak sirotek připadám (3x) </text:span><text:span text:style-name="T5"><text:line-break/></text:span><text:span text:style-name="T5">(: že jsem ve světě sám :) </text:span><text:span text:style-name="T5"><text:line-break/></text:span><text:span text:style-name="T5">Pána vzývám, (: že jsem ve světě sám. :) </text:span></text:p>
                <text:p text:style-name="P57"><text:span text:style-name="T5">2. </text:span><text:span text:style-name="T5"><text:tab/></text:span><text:span text:style-name="T5">Někdy si jak mrtvý připadám (3x) </text:span><text:span text:style-name="T5"><text:line-break/></text:span><text:span text:style-name="T5">(: jak stoupal bych v nebeskou říš :) </text:span><text:span text:style-name="T5"><text:line-break/></text:span><text:span text:style-name="T5">Pána vzývám, (: jak stoupal bych v nebeskou říš. :) </text:span></text:p>
              </text:list-header>
            </text:list>
          </draw:text-box>
        </draw:frame>
        <draw:custom-shape draw:name="Text Box 3" draw:style-name="gr150" draw:text-style-name="P12" draw:layer="layout" svg:width="3.718cm" svg:height="1.108cm" svg:x="23.799cm" svg:y="0cm">
          <text:list text:style-name="L1">
            <text:list-header>
              <text:p text:style-name="P11"><text:span text:style-name="T6">1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9" presentation:class="page"/>
          <draw:frame presentation:style-name="pr1" draw:text-style-name="P5" draw:layer="layout" svg:width="15.239cm" svg:height="11.429cm" svg:x="1.905cm" svg:y="12.065cm" presentation:class="notes" presentation:placeholder="true">
            <draw:text-box/>
          </draw:frame>
        </presentation:notes>
      </draw:page>
      <draw:page draw:name="page1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ak proudem tvou víru nese čas tam, kde čeká den, </text:span><text:span text:style-name="T5"><text:line-break/></text:span><text:span text:style-name="T5">ten den, ten den, (2x) </text:span><text:span text:style-name="T5"><text:line-break/></text:span><text:span text:style-name="T5">Jak proudem tvou víru nese čas tam, kde na nás čeká den, </text:span><text:span text:style-name="T5"><text:line-break/></text:span><text:span text:style-name="T5">ten den, ten den, (2x) </text:span><text:span text:style-name="T5"><text:line-break/></text:span><text:span text:style-name="T5">Tak jen pojď a se mnou si zpívej, ten den, ten den. </text:span><text:span text:style-name="T5"><text:line-break/></text:span><text:span text:style-name="T5">Tak pojď a se mnou si zpívej, ten den, ten den. </text:span><text:span text:style-name="T5"><text:line-break/></text:span><text:span text:style-name="T5">Já to vím, jednou přijde ten den, ten den. (4x) </text:span></text:p>
                <text:p text:style-name="P57"><text:span text:style-name="T5">1. </text:span><text:span text:style-name="T5"><text:tab/></text:span><text:span text:style-name="T5">Soumrakem slunce nezhasíná, tvou žízní Jordán nevysychá, </text:span><text:span text:style-name="T5"><text:line-break/></text:span><text:span text:style-name="T5">ve víru jeho svou víru ztratí, kdo neví, že se oheň vrátí. </text:span></text:p>
                <text:p text:style-name="P57"><text:span text:style-name="T5">2. </text:span><text:span text:style-name="T5"><text:tab/></text:span><text:span text:style-name="T5">Utichne pláč, skřípění zubů, vzejde den, kdes čekal záhubu, </text:span><text:span text:style-name="T5"><text:line-break/></text:span><text:span text:style-name="T5">velikost malejch se provalí, kapela černejch ovcí válí. </text:span></text:p>
                <text:p text:style-name="P57"><text:span text:style-name="T5">3. </text:span><text:span text:style-name="T5"><text:tab/></text:span><text:span text:style-name="T5">A co čert nechtěl není zdání, pravda Páně vyděsí, </text:span><text:span text:style-name="T5"><text:line-break/></text:span><text:span text:style-name="T5">že duše nejsou volně k mání, i když tu chrastěj řetězy.</text:span><text:span text:style-name="T5"><text:line-break/></text:span><text:span text:style-name="T5"><text:line-break/></text:span><text:span text:style-name="T5">Tak vstaň <text:s/>a pojď, zpívej se mnou, slávy den, slávy den (2x) </text:span><text:span text:style-name="T5"><text:line-break/></text:span><text:span text:style-name="T5">Já to vím, jednou přijde ten den, ten den. (4x) </text:span></text:p>
              </text:list-header>
            </text:list>
          </draw:text-box>
        </draw:frame>
        <draw:custom-shape draw:name="Text Box 3" draw:style-name="gr151" draw:text-style-name="P12" draw:layer="layout" svg:width="3.718cm" svg:height="1.108cm" svg:x="23.799cm" svg:y="0cm">
          <text:list text:style-name="L1">
            <text:list-header>
              <text:p text:style-name="P11"><text:span text:style-name="T6">1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0" presentation:class="page"/>
          <draw:frame presentation:style-name="pr1" draw:text-style-name="P5" draw:layer="layout" svg:width="15.239cm" svg:height="11.429cm" svg:x="1.905cm" svg:y="12.065cm" presentation:class="notes" presentation:placeholder="true">
            <draw:text-box/>
          </draw:frame>
        </presentation:notes>
      </draw:page>
      <draw:page draw:name="page1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Jak úžasná musí ta láska být,</text:span><text:span text:style-name="T5"><text:line-break/></text:span><text:span text:style-name="T5">co přišla k nám o všem se rozdělit,</text:span><text:span text:style-name="T5"><text:line-break/></text:span><text:span text:style-name="T5">dát novou vláhu poušti spálené,</text:span><text:span text:style-name="T5"><text:line-break/></text:span><text:span text:style-name="T5">přiblížit nám nebe tak vzdálené.</text:span></text:p>
                <text:p text:style-name="P32"><text:span text:style-name="T5"> </text:span></text:p>
                <text:p text:style-name="P32"><text:span text:style-name="T5">2. Svou slávy říš opustils kvůli nám,</text:span><text:span text:style-name="T5"><text:line-break/></text:span><text:span text:style-name="T5">nemusels jít, a přece chtěl jsi sám;</text:span><text:span text:style-name="T5"><text:line-break/></text:span><text:span text:style-name="T5">tvář přátelskou jsi nikde neviděl,</text:span><text:span text:style-name="T5"><text:line-break/></text:span><text:span text:style-name="T5">když proklínán jsi k popravišti šel.</text:span></text:p>
                <text:p text:style-name="P32"><text:span text:style-name="T5"> </text:span></text:p>
                <text:p text:style-name="P32"><text:span text:style-name="T5">3. Tam místo nás život jsi položil,</text:span><text:span text:style-name="T5"><text:line-break/></text:span><text:span text:style-name="T5">vrátil se zas, abys ho rozmnožil.</text:span><text:span text:style-name="T5"><text:line-break/></text:span><text:span text:style-name="T5">Vím, abych já moh věčný život žít,</text:span><text:span text:style-name="T5"><text:line-break/></text:span><text:span text:style-name="T5">musel můj Pán tou cestou kříže jít. </text:span></text:p>
              </text:list-header>
            </text:list>
          </draw:text-box>
        </draw:frame>
        <draw:custom-shape draw:name="Text Box 3" draw:style-name="gr152" draw:text-style-name="P12" draw:layer="layout" svg:width="3.718cm" svg:height="1.108cm" svg:x="23.799cm" svg:y="0cm">
          <text:list text:style-name="L1">
            <text:list-header>
              <text:p text:style-name="P11"><text:span text:style-name="T6">1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1" presentation:class="page"/>
          <draw:frame presentation:style-name="pr1" draw:text-style-name="P5" draw:layer="layout" svg:width="15.239cm" svg:height="11.429cm" svg:x="1.905cm" svg:y="12.065cm" presentation:class="notes" presentation:placeholder="true">
            <draw:text-box/>
          </draw:frame>
        </presentation:notes>
      </draw:page>
      <draw:page draw:name="page1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ak vzácnou přízeň dáváš nám, </text:span><text:span text:style-name="T5"><text:line-break/></text:span><text:span text:style-name="T5">jak vzácný dar bídným. </text:span><text:span text:style-name="T5"><text:line-break/></text:span><text:span text:style-name="T5">Prázdný svět náš za svůj dál máš, </text:span><text:span text:style-name="T5"><text:line-break/></text:span><text:span text:style-name="T5">slepým výhled vrátíš. </text:span></text:p>
                <text:p text:style-name="P14"><text:span text:style-name="T5"/></text:p>
              </text:list-item>
              <text:list-item>
                <text:p text:style-name="P14"><text:span text:style-name="T5">Hlas tvůj nám dává bázeň tvou, </text:span><text:span text:style-name="T5"><text:line-break/></text:span><text:span text:style-name="T5">hlas tvůj náš strach vzdálí. </text:span><text:span text:style-name="T5"><text:line-break/></text:span><text:span text:style-name="T5">Prázdný svět náš za svůj dál máš, </text:span><text:span text:style-name="T5"><text:line-break/></text:span><text:span text:style-name="T5">slabým víru vrátíš. </text:span></text:p>
                <text:p text:style-name="P14"><text:span text:style-name="T5"/></text:p>
              </text:list-item>
              <text:list-item>
                <text:p text:style-name="P14"><text:span text:style-name="T5">Já vím, z milosti tvé dýchání mé, </text:span><text:span text:style-name="T5"><text:line-break/></text:span><text:span text:style-name="T5">já vím, z milosti tvé den můj. </text:span><text:span text:style-name="T5"><text:line-break/></text:span><text:span text:style-name="T5">Prázdný svět náš za svůj dál máš, </text:span><text:span text:style-name="T5"><text:line-break/></text:span><text:span text:style-name="T5">lačným chléb a víno dáš. <text:s/></text:span></text:p>
              </text:list-item>
            </text:list>
            <text:list text:style-name="L4">
              <text:list-header>
                <text:p text:style-name="P33"><text:span text:style-name="T5"/></text:p>
                <text:p text:style-name="P33"><text:span text:style-name="T5"/></text:p>
              </text:list-header>
            </text:list>
          </draw:text-box>
        </draw:frame>
        <draw:custom-shape draw:name="Text Box 3" draw:style-name="gr153" draw:text-style-name="P12" draw:layer="layout" svg:width="3.718cm" svg:height="1.108cm" svg:x="23.799cm" svg:y="0cm">
          <text:list text:style-name="L1">
            <text:list-header>
              <text:p text:style-name="P11"><text:span text:style-name="T6">1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2" presentation:class="page"/>
          <draw:frame presentation:style-name="pr1" draw:text-style-name="P5" draw:layer="layout" svg:width="15.239cm" svg:height="11.429cm" svg:x="1.905cm" svg:y="12.065cm" presentation:class="notes" presentation:placeholder="true">
            <draw:text-box/>
          </draw:frame>
        </presentation:notes>
      </draw:page>
      <draw:page draw:name="page1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0"><text:span text:style-name="T11">1. </text:span><text:span text:style-name="T11"><text:tab/></text:span><text:span text:style-name="T11">Amazing Grace, how sweet the sound, </text:span><text:span text:style-name="T11"><text:line-break/></text:span><text:span text:style-name="T11">that saved a wretch like me.</text:span><text:span text:style-name="T11"><text:line-break/></text:span><text:span text:style-name="T11">I once was lost, but now I'm found, </text:span><text:span text:style-name="T11"><text:line-break/></text:span><text:span text:style-name="T11">was blind but now I see.</text:span></text:p>
                <text:p text:style-name="P61"><text:span text:style-name="T11">2. 't was grace that taught my heart to fear, </text:span><text:span text:style-name="T11"><text:line-break/></text:span><text:span text:style-name="T11">and grace my fears relieved; </text:span><text:span text:style-name="T11"><text:line-break/></text:span><text:span text:style-name="T11">how precious did that grace appear </text:span><text:span text:style-name="T11"><text:line-break/></text:span><text:span text:style-name="T11">the hour I first believed.</text:span></text:p>
                <text:p text:style-name="P60"><text:span text:style-name="T11">3.</text:span><text:span text:style-name="T11"><text:tab/></text:span><text:span text:style-name="T11">Tho's many dangers, toils and snares, </text:span><text:span text:style-name="T11"><text:line-break/></text:span><text:span text:style-name="T11">I have already come; </text:span><text:span text:style-name="T11"><text:line-break/></text:span><text:span text:style-name="T11">'tis grace hath bro't me safe thus far, </text:span><text:span text:style-name="T11"><text:line-break/></text:span><text:span text:style-name="T11">and grace will lead me home.</text:span></text:p>
                <text:p text:style-name="P61"><text:span text:style-name="T11">4. How sweet the name of Jesus sounds </text:span><text:span text:style-name="T11"><text:line-break/></text:span><text:span text:style-name="T11">in an believer's ear. </text:span><text:span text:style-name="T11"><text:line-break/></text:span><text:span text:style-name="T11">It soothes his sorrows, heals the wounds, </text:span><text:span text:style-name="T11"><text:line-break/></text:span><text:span text:style-name="T11">and drives away his fear.</text:span></text:p>
                <text:p text:style-name="P60"><text:span text:style-name="T11">5.</text:span><text:span text:style-name="T11"><text:tab/></text:span><text:span text:style-name="T11">Must Jesus bear the cross alone </text:span><text:span text:style-name="T11"><text:line-break/></text:span><text:span text:style-name="T11">and all the world go free? </text:span><text:span text:style-name="T11"><text:line-break/></text:span><text:span text:style-name="T11">No, there's a cross for ev'ry one </text:span><text:span text:style-name="T11"><text:line-break/></text:span><text:span text:style-name="T11">and there's a cross for me.</text:span></text:p>
              </text:list-header>
            </text:list>
          </draw:text-box>
        </draw:frame>
        <draw:custom-shape draw:name="Text Box 3" draw:style-name="gr154" draw:text-style-name="P12" draw:layer="layout" svg:width="3.718cm" svg:height="1.108cm" svg:x="23.799cm" svg:y="0cm">
          <text:list text:style-name="L1">
            <text:list-header>
              <text:p text:style-name="P11"><text:span text:style-name="T6">1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3" presentation:class="page"/>
          <draw:frame presentation:style-name="pr1" draw:text-style-name="P5" draw:layer="layout" svg:width="15.239cm" svg:height="11.429cm" svg:x="1.905cm" svg:y="12.065cm" presentation:class="notes" presentation:placeholder="true">
            <draw:text-box/>
          </draw:frame>
        </presentation:notes>
      </draw:page>
      <draw:page draw:name="page1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6"><text:span text:style-name="T5">Jak zdlouhavě se vlekly dny </text:span><text:span text:style-name="T5"><text:line-break/></text:span><text:span text:style-name="T5">a obzor zdál se nekonečný, </text:span><text:span text:style-name="T5"><text:line-break/></text:span><text:span text:style-name="T5">jen z dálky bylo slýchat hlas, </text:span><text:span text:style-name="T5"><text:line-break/></text:span><text:span text:style-name="T5">jenž únavou se sotva třás. </text:span></text:p>
              </text:list-item>
            </text:list>
            <text:list text:style-name="L4">
              <text:list-header>
                <text:p text:style-name="P62"><text:span text:style-name="T5">R: </text:span><text:span text:style-name="T5"><text:tab/></text:span><text:span text:style-name="T5">Ó myslete na Kanaán, kdo jste cestou unaveni! </text:span><text:span text:style-name="T5"><text:line-break/></text:span><text:span text:style-name="T5">Ó myslete na Kanaán, zemi krásných nadějí.</text:span></text:p>
                <text:p text:style-name="P63"><text:span text:style-name="T5">2. Tam v poušti pálil slunce žár, </text:span><text:span text:style-name="T5"><text:line-break/></text:span><text:span text:style-name="T5">že zástup žíznil, nemohl dál, </text:span><text:span text:style-name="T5"><text:line-break/></text:span><text:span text:style-name="T5">pak místo spánku v noci mráz </text:span><text:span text:style-name="T5"><text:line-break/></text:span><text:span text:style-name="T5">a ráno kdosi zpíval zas:</text:span></text:p>
                <text:p text:style-name="P63"><text:span text:style-name="T5">3. Pak přišla vláha, přišel stín, </text:span><text:span text:style-name="T5"><text:line-break/></text:span><text:span text:style-name="T5">lid zapomínal na bolesti, </text:span><text:span text:style-name="T5"><text:line-break/></text:span><text:span text:style-name="T5">křik s jásotem se rozléhal, </text:span><text:span text:style-name="T5"><text:line-break/></text:span><text:span text:style-name="T5">hlas Mojžíšův v něm zanikal:</text:span></text:p>
                <text:p text:style-name="P63"><text:span text:style-name="T5">4. <text:s/>A národ prošel pustinu, </text:span><text:span text:style-name="T5"><text:line-break/></text:span><text:span text:style-name="T5">tam žíznil, bloudil, nezahynul, </text:span><text:span text:style-name="T5"><text:line-break/></text:span><text:span text:style-name="T5">však přece dospěl do země </text:span><text:span text:style-name="T5"><text:line-break/></text:span><text:span text:style-name="T5">v té písni dávno slíbené. </text:span></text:p>
              </text:list-header>
            </text:list>
          </draw:text-box>
        </draw:frame>
        <draw:custom-shape draw:name="Text Box 3" draw:style-name="gr155" draw:text-style-name="P12" draw:layer="layout" svg:width="3.718cm" svg:height="1.108cm" svg:x="23.799cm" svg:y="0cm">
          <text:list text:style-name="L1">
            <text:list-header>
              <text:p text:style-name="P11"><text:span text:style-name="T6">1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4" presentation:class="page"/>
          <draw:frame presentation:style-name="pr1" draw:text-style-name="P5" draw:layer="layout" svg:width="15.239cm" svg:height="11.429cm" svg:x="1.905cm" svg:y="12.065cm" presentation:class="notes" presentation:placeholder="true">
            <draw:text-box/>
          </draw:frame>
        </presentation:notes>
      </draw:page>
      <draw:page draw:name="page1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ako po dešti slunce jas přijde a mraků zbaví nás, </text:span><text:span text:style-name="T5"><text:line-break/></text:span><text:span text:style-name="T5">tak bude den, kdy přijdu tam, kde bude Pán. </text:span><text:span text:style-name="T5"><text:line-break/></text:span><text:span text:style-name="T5">Na zemi naděj‘ čekat mám, přijde a já mu chválu vzdám. </text:span><text:span text:style-name="T5"><text:line-break/></text:span><text:span text:style-name="T5">Přijde a v srdcích bude chrám, tam bude Pán. </text:span><text:span text:style-name="T5"><text:line-break/></text:span><text:span text:style-name="T5">Tam bude Pán, tam bude Pán, přijde a v srdcích bude chrám. </text:span><text:span text:style-name="T5"><text:line-break/></text:span><text:span text:style-name="T5">Tam bude Pán, tam bude Pán, tam bude Pán, </text:span><text:span text:style-name="T5"><text:line-break/></text:span><text:span text:style-name="T5">přijde a v srdcích bude chrám, tam bude Pán. </text:span></text:p>
                <text:p text:style-name="P10"><text:span text:style-name="T5"/></text:p>
              </text:list-item>
              <text:list-item>
                <text:p text:style-name="P10"><text:span text:style-name="T5">Vejdu do slávy nebes bran, vejdu a budu uvítán, </text:span><text:span text:style-name="T5"><text:line-break/></text:span><text:span text:style-name="T5">čeká mě věčný život tam, kde bude Pán. </text:span><text:span text:style-name="T5"><text:line-break/></text:span><text:span text:style-name="T5">Spásu mi Kristus daroval, na sebe moje hříchy vzal, </text:span><text:span text:style-name="T5"><text:line-break/></text:span><text:span text:style-name="T5">do Nové země zavolal, kde bude Pán. </text:span><text:span text:style-name="T5"><text:line-break/></text:span><text:span text:style-name="T5">Tam bude Pán, tam bude Pán, do Nové země zavolal, </text:span><text:span text:style-name="T5"><text:line-break/></text:span><text:span text:style-name="T5">tam bude Pán, tam bude Pán, tam bude Pán, </text:span><text:span text:style-name="T5"><text:line-break/></text:span><text:span text:style-name="T5">do Nové země zavolal, tam bude Pán. </text:span></text:p>
              </text:list-item>
            </text:list>
          </draw:text-box>
        </draw:frame>
        <draw:custom-shape draw:name="Text Box 3" draw:style-name="gr156" draw:text-style-name="P12" draw:layer="layout" svg:width="3.718cm" svg:height="1.108cm" svg:x="23.799cm" svg:y="0cm">
          <text:list text:style-name="L1">
            <text:list-header>
              <text:p text:style-name="P11"><text:span text:style-name="T6">1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5" presentation:class="page"/>
          <draw:frame presentation:style-name="pr1" draw:text-style-name="P5" draw:layer="layout" svg:width="15.239cm" svg:height="11.429cm" svg:x="1.905cm" svg:y="12.065cm" presentation:class="notes" presentation:placeholder="true">
            <draw:text-box/>
          </draw:frame>
        </presentation:notes>
      </draw:page>
      <draw:page draw:name="page1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3. </text:span><text:span text:style-name="T5"><text:tab/></text:span><text:span text:style-name="T5">Krátce a brzy přijde den, kdy bude každý přezkoušen, </text:span><text:span text:style-name="T5"><text:line-break/></text:span><text:span text:style-name="T5">až zůstanou Boží děti jen, kde bude Pán. </text:span><text:span text:style-name="T5"><text:line-break/></text:span><text:span text:style-name="T5">Pán Ježíš přijde brzy, vím, a jeho slovům věřit smím, </text:span><text:span text:style-name="T5"><text:line-break/></text:span><text:span text:style-name="T5">až jeho slávu uvidím, tam bude Pán. </text:span><text:span text:style-name="T5"><text:line-break/></text:span><text:span text:style-name="T5">Tam bude Pán, tam bude Pán, až jeho slávu uvidím, </text:span><text:span text:style-name="T5"><text:line-break/></text:span><text:span text:style-name="T5">tam bude Pán, tam bude Pán, tam bude Pán, </text:span><text:span text:style-name="T5"><text:line-break/></text:span><text:span text:style-name="T5">až jeho slávu uvidím, tam bude Pán. </text:span></text:p>
              </text:list-header>
            </text:list>
          </draw:text-box>
        </draw:frame>
        <draw:custom-shape draw:name="Text Box 3" draw:style-name="gr157" draw:text-style-name="P12" draw:layer="layout" svg:width="3.718cm" svg:height="1.108cm" svg:x="23.799cm" svg:y="0cm">
          <text:list text:style-name="L1">
            <text:list-header>
              <text:p text:style-name="P11"><text:span text:style-name="T6">1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6" presentation:class="page"/>
          <draw:frame presentation:style-name="pr1" draw:text-style-name="P5" draw:layer="layout" svg:width="15.239cm" svg:height="11.429cm" svg:x="1.905cm" svg:y="12.065cm" presentation:class="notes" presentation:placeholder="true">
            <draw:text-box/>
          </draw:frame>
        </presentation:notes>
      </draw:page>
      <draw:page draw:name="page1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Jako skála v širém moři, </text:span><text:span text:style-name="T5"><text:line-break/></text:span><text:span text:style-name="T5">jako ostrov v mořské bouři, </text:span><text:span text:style-name="T5"><text:line-break/></text:span><text:span text:style-name="T5">jako svíce, která boří, </text:span><text:span text:style-name="T5"><text:line-break/></text:span><text:span text:style-name="T5">stojíš, Pane můj. </text:span></text:p>
              </text:list-header>
            </text:list>
          </draw:text-box>
        </draw:frame>
        <draw:custom-shape draw:name="Text Box 3" draw:style-name="gr158" draw:text-style-name="P12" draw:layer="layout" svg:width="3.718cm" svg:height="1.108cm" svg:x="23.799cm" svg:y="0cm">
          <text:list text:style-name="L1">
            <text:list-header>
              <text:p text:style-name="P11"><text:span text:style-name="T6">1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7" presentation:class="page"/>
          <draw:frame presentation:style-name="pr1" draw:text-style-name="P5" draw:layer="layout" svg:width="15.239cm" svg:height="11.429cm" svg:x="1.905cm" svg:y="12.065cm" presentation:class="notes" presentation:placeholder="true">
            <draw:text-box/>
          </draw:frame>
        </presentation:notes>
      </draw:page>
      <draw:page draw:name="page1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Jako slunce je Boží láska, </text:span><text:span text:style-name="T5"><text:line-break/></text:span><text:span text:style-name="T5">všechno prozáří okolo nás. (2x)</text:span></text:p>
                <text:p text:style-name="P32"><text:span text:style-name="T5"/></text:p>
                <text:p text:style-name="P32"><text:span text:style-name="T5">1. Dej i ty své srdce Pánu, </text:span><text:span text:style-name="T5"><text:line-break/></text:span><text:span text:style-name="T5">chce ti dát víc, než co můžeš chtít.</text:span></text:p>
                <text:p text:style-name="P32"><text:span text:style-name="T5"/></text:p>
                <text:p text:style-name="P32"><text:span text:style-name="T5">2. Hřích nikdy tvůj mezi tebou </text:span><text:span text:style-name="T5"><text:line-break/></text:span><text:span text:style-name="T5">a tvým Pánem, ať netvoří stín.</text:span></text:p>
                <text:p text:style-name="P32"><text:span text:style-name="T5"/></text:p>
                <text:p text:style-name="P32"><text:span text:style-name="T5">3. Dej také lásku tu dále </text:span><text:span text:style-name="T5"><text:line-break/></text:span><text:span text:style-name="T5">i tam, kde tě nikdo nemá rád.</text:span></text:p>
                <text:p text:style-name="P32"><text:span text:style-name="T5"/></text:p>
              </text:list-header>
            </text:list>
          </draw:text-box>
        </draw:frame>
        <draw:custom-shape draw:name="Text Box 3" draw:style-name="gr159" draw:text-style-name="P12" draw:layer="layout" svg:width="3.718cm" svg:height="1.108cm" svg:x="23.799cm" svg:y="0cm">
          <text:list text:style-name="L1">
            <text:list-header>
              <text:p text:style-name="P11"><text:span text:style-name="T6">1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8" presentation:class="page"/>
          <draw:frame presentation:style-name="pr1" draw:text-style-name="P5" draw:layer="layout" svg:width="15.239cm" svg:height="11.429cm" svg:x="1.905cm" svg:y="12.065cm" presentation:class="notes" presentation:placeholder="true">
            <draw:text-box/>
          </draw:frame>
        </presentation:notes>
      </draw:page>
      <draw:page draw:name="page1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děte dál a zvěstujte mé slovo, </text:span><text:span text:style-name="T5"><text:line-break/></text:span><text:span text:style-name="T5">jděte dál, nemusí vás být mnoho, (: jděte dál :). </text:span><text:span text:style-name="T5"><text:line-break/></text:span><text:span text:style-name="T5">Jděte dál, já s vámi budu stále, </text:span><text:span text:style-name="T5"><text:line-break/></text:span><text:span text:style-name="T5">jděte dál, vždyť stojíte na skále, (: jděte dál :). </text:span><text:span text:style-name="T5"><text:line-break/></text:span><text:span text:style-name="T5">Žádná bouře ať vás nezastaví, </text:span><text:span text:style-name="T5"><text:line-break/></text:span><text:span text:style-name="T5">nepečujte o život a zdraví, </text:span><text:span text:style-name="T5"><text:line-break/></text:span><text:span text:style-name="T5">jděte dál, jděte dál, jděte, jděte dál. </text:span></text:p>
                <text:p text:style-name="P14"><text:span text:style-name="T5"/></text:p>
              </text:list-item>
              <text:list-item>
                <text:p text:style-name="P14"><text:span text:style-name="T5">Jděte dál když v kopcích střelba hřímá, </text:span><text:span text:style-name="T5"><text:line-break/></text:span><text:span text:style-name="T5">jděte dál a napijte se vína, (: jděte dál :). </text:span><text:span text:style-name="T5"><text:line-break/></text:span><text:span text:style-name="T5">Jděte dál, to víno krev je moje, </text:span><text:span text:style-name="T5"><text:line-break/></text:span><text:span text:style-name="T5">jděte dál, až tam, kde zuří boje, (: jděte dál :). </text:span><text:span text:style-name="T5"><text:line-break/></text:span><text:span text:style-name="T5">Mezi zbraněmi je přece třeba, </text:span><text:span text:style-name="T5"><text:line-break/></text:span><text:span text:style-name="T5">nalít lidem víno a rozdat chleba, </text:span><text:span text:style-name="T5"><text:line-break/></text:span><text:span text:style-name="T5">jděte dál, jděte dál, jděte, jděte dál. </text:span></text:p>
              </text:list-item>
            </text:list>
          </draw:text-box>
        </draw:frame>
        <draw:custom-shape draw:name="Text Box 3" draw:style-name="gr160" draw:text-style-name="P12" draw:layer="layout" svg:width="3.718cm" svg:height="1.108cm" svg:x="23.799cm" svg:y="0cm">
          <text:list text:style-name="L1">
            <text:list-header>
              <text:p text:style-name="P11"><text:span text:style-name="T6">1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9" presentation:class="page"/>
          <draw:frame presentation:style-name="pr1" draw:text-style-name="P5" draw:layer="layout" svg:width="15.239cm" svg:height="11.429cm" svg:x="1.905cm" svg:y="12.065cm" presentation:class="notes" presentation:placeholder="true">
            <draw:text-box/>
          </draw:frame>
        </presentation:notes>
      </draw:page>
      <draw:page draw:name="page1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 </text:span><text:span text:style-name="T5"><text:tab/></text:span><text:span text:style-name="T5">Jděte tam, kde strach a hlad jsou pánem, </text:span><text:span text:style-name="T5"><text:line-break/></text:span><text:span text:style-name="T5">jděte tam, kde noc začíná s ránem, (: jděte dál :). </text:span><text:span text:style-name="T5"><text:line-break/></text:span><text:span text:style-name="T5">Jděte tam, kde v hrůze umítají, </text:span><text:span text:style-name="T5"><text:line-break/></text:span><text:span text:style-name="T5">jděte tam, kde drogy vládu mají, (: jděte dál :). </text:span><text:span text:style-name="T5"><text:line-break/></text:span><text:span text:style-name="T5">Jsou to vaši bratři, říká Slovo, </text:span><text:span text:style-name="T5"><text:line-break/></text:span><text:span text:style-name="T5">můžete je přece dostat u toho, </text:span><text:span text:style-name="T5"><text:line-break/></text:span><text:span text:style-name="T5">jděte dál, jděte dál, jděte, jděte dál. </text:span></text:p>
              </text:list-header>
            </text:list>
          </draw:text-box>
        </draw:frame>
        <draw:custom-shape draw:name="Text Box 3" draw:style-name="gr161" draw:text-style-name="P12" draw:layer="layout" svg:width="3.718cm" svg:height="1.108cm" svg:x="23.799cm" svg:y="0cm">
          <text:list text:style-name="L1">
            <text:list-header>
              <text:p text:style-name="P11"><text:span text:style-name="T6">1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0" presentation:class="page"/>
          <draw:frame presentation:style-name="pr1" draw:text-style-name="P5" draw:layer="layout" svg:width="15.239cm" svg:height="11.429cm" svg:x="1.905cm" svg:y="12.065cm" presentation:class="notes" presentation:placeholder="true">
            <draw:text-box/>
          </draw:frame>
        </presentation:notes>
      </draw:page>
      <draw:page draw:name="page1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R: </text:span><text:span text:style-name="T5"><text:tab/></text:span><text:span text:style-name="T5">Jdou, stále jdou se zprávou, cestou dobrou i po skalách, </text:span><text:span text:style-name="T5"><text:line-break/></text:span><text:span text:style-name="T5">jdou stále jdou se zprávou: sám Bůh je Pán a Král. </text:span></text:p>
                <text:p text:style-name="P53"><text:span text:style-name="T5">1. </text:span><text:span text:style-name="T5"><text:tab/></text:span><text:span text:style-name="T5">Svět zdávna vládne mocí, sází na moudrost svou </text:span><text:span text:style-name="T5"><text:line-break/></text:span><text:span text:style-name="T5">a dál jsou nazí, bosí a dál tu jsou, kdo jdou. </text:span></text:p>
                <text:p text:style-name="P53"><text:span text:style-name="T5">2. </text:span><text:span text:style-name="T5"><text:tab/></text:span><text:span text:style-name="T5">Jsou pevné hráze zvyků, lží srázy strmé jsou, </text:span><text:span text:style-name="T5"><text:line-break/></text:span><text:span text:style-name="T5">jsou křoví z otazníků a dál tu jsou, kdo jdou. </text:span></text:p>
                <text:p text:style-name="P53"><text:span text:style-name="T5">3. </text:span><text:span text:style-name="T5"><text:tab/></text:span><text:span text:style-name="T5">Bití a proklínaní, vábení pěknou mzdou, </text:span><text:span text:style-name="T5"><text:line-break/></text:span><text:span text:style-name="T5">vnímaní, nevnímaní, a dál tu jsou, kdo jdou. </text:span></text:p>
              </text:list-header>
            </text:list>
          </draw:text-box>
        </draw:frame>
        <draw:custom-shape draw:name="Text Box 3" draw:style-name="gr162" draw:text-style-name="P12" draw:layer="layout" svg:width="3.718cm" svg:height="1.108cm" svg:x="23.799cm" svg:y="0cm">
          <text:list text:style-name="L1">
            <text:list-header>
              <text:p text:style-name="P11"><text:span text:style-name="T6">1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1" presentation:class="page"/>
          <draw:frame presentation:style-name="pr1" draw:text-style-name="P5" draw:layer="layout" svg:width="15.239cm" svg:height="11.429cm" svg:x="1.905cm" svg:y="12.065cm" presentation:class="notes" presentation:placeholder="true">
            <draw:text-box/>
          </draw:frame>
        </presentation:notes>
      </draw:page>
      <draw:page draw:name="page1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Je bída tohle bytí, je jako vlnobití, </text:span><text:span text:style-name="T5"><text:line-break/></text:span><text:span text:style-name="T5">vtáhne tě a nepustí, </text:span><text:span text:style-name="T5"><text:line-break/></text:span><text:span text:style-name="T5">sem a tam tě hází, rány tobě sází, </text:span><text:span text:style-name="T5"><text:line-break/></text:span><text:span text:style-name="T5">láme tě až k prasknutí. </text:span></text:p>
              </text:list-item>
            </text:list>
            <text:list text:style-name="L4">
              <text:list-header>
                <text:p text:style-name="P18"><text:span text:style-name="T5">R: </text:span><text:span text:style-name="T5"><text:tab/></text:span><text:span text:style-name="T5">Tak zastavte tu jízdu děsnou, </text:span><text:span text:style-name="T5"><text:line-break/></text:span><text:span text:style-name="T5">chci vzduch, ne vodu slanou vdechnout, </text:span><text:span text:style-name="T5"><text:line-break/></text:span><text:span text:style-name="T5">tak zastavte ten pád ke dnu kamennému. </text:span></text:p>
              </text:list-header>
            </text:list>
            <text:list text:style-name="L23">
              <text:list-item>
                <text:p text:style-name="P14"><text:span text:style-name="T5">A dál se vlny valí, pění se a kalí, </text:span><text:span text:style-name="T5"><text:line-break/></text:span><text:span text:style-name="T5">ryk, co všechno přehluší. </text:span><text:span text:style-name="T5"><text:line-break/></text:span><text:span text:style-name="T5">Hrůza ruce poutá, zkáza ze tmy kouká, </text:span><text:span text:style-name="T5"><text:line-break/></text:span><text:span text:style-name="T5">což to nikdo netuší? </text:span></text:p>
              </text:list-item>
            </text:list>
            <text:list text:style-name="L4">
              <text:list-header>
                <text:p text:style-name="P18"><text:span text:style-name="T5">R: </text:span><text:span text:style-name="T5"><text:tab/></text:span><text:span text:style-name="T5">Kdo zkrotí moře zlé? Kdo pevnou ruku dá? </text:span><text:span text:style-name="T5"><text:line-break/></text:span><text:span text:style-name="T5">Půdu pod nohama? </text:span></text:p>
              </text:list-header>
            </text:list>
            <text:list text:style-name="L20">
              <text:list-item>
                <text:p text:style-name="P14"><text:span text:style-name="T5">Marně řvu a vzlykám, marně stébla chytám, </text:span><text:span text:style-name="T5"><text:line-break/></text:span><text:span text:style-name="T5">síly už mi dochází. </text:span><text:span text:style-name="T5"><text:line-break/></text:span><text:span text:style-name="T5">Zoufalý a hluchý, nemám ani tuchy </text:span><text:span text:style-name="T5"><text:line-break/></text:span><text:span text:style-name="T5">kdo po vlnách přichází. </text:span></text:p>
              </text:list-item>
            </text:list>
          </draw:text-box>
        </draw:frame>
        <draw:custom-shape draw:name="Text Box 3" draw:style-name="gr163" draw:text-style-name="P12" draw:layer="layout" svg:width="3.718cm" svg:height="1.108cm" svg:x="23.799cm" svg:y="0cm">
          <text:list text:style-name="L1">
            <text:list-header>
              <text:p text:style-name="P11"><text:span text:style-name="T6">1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2" presentation:class="page"/>
          <draw:frame presentation:style-name="pr1" draw:text-style-name="P5" draw:layer="layout" svg:width="15.239cm" svg:height="11.429cm" svg:x="1.905cm" svg:y="12.065cm" presentation:class="notes" presentation:placeholder="true">
            <draw:text-box/>
          </draw:frame>
        </presentation:notes>
      </draw:page>
      <draw:page draw:name="page1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Je stále přítomná tvoje sláva. </text:span></text:p>
                <text:p text:style-name="P33"><text:span text:style-name="T5">Radostně zpíváme o tvém díle. </text:span></text:p>
                <text:p text:style-name="P33"><text:span text:style-name="T5">Písnička ať zvoní každé chvíle. </text:span></text:p>
                <text:p text:style-name="P33"><text:span text:style-name="T5">Chci tě chválit, Pane můj, </text:span></text:p>
                <text:p text:style-name="P33"><text:span text:style-name="T5">jak Duch dává. </text:span></text:p>
                <text:p text:style-name="P33"><text:span text:style-name="T5"/></text:p>
              </text:list-header>
            </text:list>
          </draw:text-box>
        </draw:frame>
        <draw:custom-shape draw:name="Text Box 1027" draw:style-name="gr164" draw:text-style-name="P12" draw:layer="layout" svg:width="3.718cm" svg:height="1.108cm" svg:x="23.799cm" svg:y="0cm">
          <text:list text:style-name="L1">
            <text:list-header>
              <text:p text:style-name="P11"><text:span text:style-name="T6">1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3" presentation:class="page"/>
          <draw:frame presentation:style-name="pr1" draw:text-style-name="P5" draw:layer="layout" svg:width="15.239cm" svg:height="11.429cm" svg:x="1.905cm" svg:y="12.065cm" presentation:class="notes" presentation:placeholder="true">
            <draw:text-box/>
          </draw:frame>
        </presentation:notes>
      </draw:page>
      <draw:page draw:name="page1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 Je lepší na skále život svůj mít, pamatuj! :) </text:span><text:span text:style-name="T5"><text:line-break/></text:span><text:span text:style-name="T5">Noemu duhou zjevil Bůh, že už ne voda, </text:span><text:span text:style-name="T5"><text:line-break/></text:span><text:span text:style-name="T5">příště vzplane vzduch. </text:span><text:span text:style-name="T5"><text:line-break/></text:span><text:span text:style-name="T5">Je lepší na skále život svůj mít, pamatuj! </text:span></text:p>
              </text:list-item>
              <text:list-item>
                <text:p text:style-name="P14"><text:span text:style-name="T5">Boháč, co vyhnal Lazara ven, </text:span><text:span text:style-name="T5"><text:line-break/></text:span><text:span text:style-name="T5">ten neměl život svůj na skále postaven, </text:span><text:span text:style-name="T5"><text:line-break/></text:span><text:span text:style-name="T5">ten neměl na skále život svůj, pamatuj! </text:span></text:p>
              </text:list-item>
              <text:list-item>
                <text:p text:style-name="P14"><text:span text:style-name="T5">Pilát co soudil tak, jak dav řve, </text:span><text:span text:style-name="T5"><text:line-break/></text:span><text:span text:style-name="T5">a pak si umyl, umyl si ruce své, ten neměl … </text:span></text:p>
              </text:list-item>
              <text:list-item>
                <text:p text:style-name="P14"><text:span text:style-name="T5">Kněz ten, co si dál na mši svou šel, </text:span><text:span text:style-name="T5"><text:line-break/></text:span><text:span text:style-name="T5">z příkopu sten jakoby neslyšel, ten neměl … </text:span></text:p>
              </text:list-item>
              <text:list-item>
                <text:p text:style-name="P14"><text:span text:style-name="T5">Chlap ten co si to v svým auťáku hnal, </text:span><text:span text:style-name="T5"><text:line-break/></text:span><text:span text:style-name="T5">stopaře všechny přezíral, ten neměl…</text:span></text:p>
              </text:list-item>
              <text:list-item>
                <text:p text:style-name="P14"><text:span text:style-name="T5">Do šutru vyrytý srdce rukou tvou, </text:span><text:span text:style-name="T5"><text:line-break/></text:span><text:span text:style-name="T5">nejde smejt vodou mejdlovou, je lepší…</text:span></text:p>
              </text:list-item>
              <text:list-item>
                <text:p text:style-name="P14"><text:span text:style-name="T5">Noemu duhou zjevil Bůh, že už ne voda, </text:span><text:span text:style-name="T5"><text:line-break/></text:span><text:span text:style-name="T5">příště vzplane vzduch, je lepší…</text:span></text:p>
              </text:list-item>
            </text:list>
          </draw:text-box>
        </draw:frame>
        <draw:custom-shape draw:name="Text Box 3" draw:style-name="gr165" draw:text-style-name="P12" draw:layer="layout" svg:width="3.718cm" svg:height="1.108cm" svg:x="23.799cm" svg:y="0cm">
          <text:list text:style-name="L1">
            <text:list-header>
              <text:p text:style-name="P11"><text:span text:style-name="T6">1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4" presentation:class="page"/>
          <draw:frame presentation:style-name="pr1" draw:text-style-name="P5" draw:layer="layout" svg:width="15.239cm" svg:height="11.429cm" svg:x="1.905cm" svg:y="12.065cm" presentation:class="notes" presentation:placeholder="true">
            <draw:text-box/>
          </draw:frame>
        </presentation:notes>
      </draw:page>
      <draw:page draw:name="page1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Jedno jsme v Duchu svatém,</text:span><text:span text:style-name="T5"><text:line-break/></text:span><text:span text:style-name="T5">všechny nás spojil Pán,</text:span><text:span text:style-name="T5"><text:line-break/></text:span><text:span text:style-name="T5">jedno jsem v Duchu svatém,</text:span><text:span text:style-name="T5"><text:line-break/></text:span><text:span text:style-name="T5">všechny nás spojil Pán,</text:span><text:span text:style-name="T5"><text:line-break/></text:span><text:span text:style-name="T5">ale též všechněm kolem může býti pokoj dán.</text:span></text:p>
                <text:p text:style-name="P32"><text:span text:style-name="T5"> </text:span></text:p>
                <text:p text:style-name="P32"><text:span text:style-name="T5">R: Křesťanům stále vládne lásky Pán,</text:span><text:span text:style-name="T5"><text:line-break/></text:span><text:span text:style-name="T5">lásky Pán, ano, křesťanům vládne lásky Pán.</text:span></text:p>
                <text:p text:style-name="P32"><text:span text:style-name="T5"> </text:span></text:p>
                <text:p text:style-name="P32"><text:span text:style-name="T5">2. Půjdem dál jeden s druhým,</text:span><text:span text:style-name="T5"><text:line-break/></text:span><text:span text:style-name="T5">budem jak jeden val.</text:span><text:span text:style-name="T5"><text:line-break/></text:span><text:span text:style-name="T5">Půjdem dál jeden s druhým,</text:span><text:span text:style-name="T5"><text:line-break/></text:span><text:span text:style-name="T5">budem jak jeden val,</text:span><text:span text:style-name="T5"><text:line-break/></text:span><text:span text:style-name="T5">a tu zvěst "Přišel Ježíš"</text:span><text:span text:style-name="T5"><text:line-break/></text:span><text:span text:style-name="T5">chceme šířit všechněm dál.</text:span></text:p>
              </text:list-header>
            </text:list>
          </draw:text-box>
        </draw:frame>
        <draw:custom-shape draw:name="Text Box 3" draw:style-name="gr166"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5" presentation:class="page"/>
          <draw:frame presentation:style-name="pr1" draw:text-style-name="P5" draw:layer="layout" svg:width="15.239cm" svg:height="11.429cm" svg:x="1.905cm" svg:y="12.065cm" presentation:class="notes" presentation:placeholder="true">
            <draw:text-box/>
          </draw:frame>
        </presentation:notes>
      </draw:page>
      <draw:page draw:name="page1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Budem též dělat spolu,</text:span><text:span text:style-name="T5"><text:line-break/></text:span><text:span text:style-name="T5">při sobě budem stát.</text:span><text:span text:style-name="T5"><text:line-break/></text:span><text:span text:style-name="T5">Budem též dělat spolu,</text:span><text:span text:style-name="T5"><text:line-break/></text:span><text:span text:style-name="T5">při sobě budem stát,</text:span><text:span text:style-name="T5"><text:line-break/></text:span><text:span text:style-name="T5">hájit chcem vždycky právo</text:span><text:span text:style-name="T5"><text:line-break/></text:span><text:span text:style-name="T5">a na pravdu přitom dbát.</text:span></text:p>
                <text:p text:style-name="P32"><text:span text:style-name="T5"> </text:span></text:p>
                <text:p text:style-name="P32"><text:span text:style-name="T5">4. Chválen buď, Otče v nebi,</text:span><text:span text:style-name="T5"><text:line-break/></text:span><text:span text:style-name="T5">dárce krás kolem nás.</text:span><text:span text:style-name="T5"><text:line-break/></text:span><text:span text:style-name="T5">Chválen buď, Kriste Synu,</text:span><text:span text:style-name="T5"><text:line-break/></text:span><text:span text:style-name="T5">vždyť' tvůj kříž spasil nás.</text:span><text:span text:style-name="T5"><text:line-break/></text:span><text:span text:style-name="T5">Chválen bud', Duchu svatý,</text:span><text:span text:style-name="T5"><text:line-break/></text:span><text:span text:style-name="T5">v jednotu jsi spojil nás.</text:span></text:p>
                <text:p text:style-name="P32"><text:span text:style-name="T5"> </text:span></text:p>
                <text:p text:style-name="P35"><text:span text:style-name="T5">R: </text:span><text:span text:style-name="T5"><text:tab/></text:span><text:span text:style-name="T5">Křesťanům stále vládne lásky Pán,</text:span><text:span text:style-name="T5"><text:line-break/></text:span><text:span text:style-name="T5">lásky Pán, ano, křesťanům vládne lásky Pán.</text:span></text:p>
                <text:p text:style-name="P32"><text:span text:style-name="T5"> </text:span></text:p>
              </text:list-header>
            </text:list>
          </draw:text-box>
        </draw:frame>
        <draw:custom-shape draw:name="Text Box 3" draw:style-name="gr167"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6" presentation:class="page"/>
          <draw:frame presentation:style-name="pr1" draw:text-style-name="P5" draw:layer="layout" svg:width="15.239cm" svg:height="11.429cm" svg:x="1.905cm" svg:y="12.065cm" presentation:class="notes" presentation:placeholder="true">
            <draw:text-box/>
          </draw:frame>
        </presentation:notes>
      </draw:page>
      <draw:page draw:name="page1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 </text:span><text:span text:style-name="T12">We are one in the spirit,</text:span><text:span text:style-name="T5"> </text:span><text:span text:style-name="T5"><text:line-break/></text:span><text:span text:style-name="T12">we are one in the Lord. </text:span><text:span text:style-name="T5">:) </text:span><text:span text:style-name="T5"><text:line-break/></text:span><text:span text:style-name="T12">And we pray that the unit </text:span><text:span text:style-name="T5"><text:line-break/></text:span><text:span text:style-name="T12">may one day be restored.</text:span></text:p>
                <text:p text:style-name="P46"><text:span text:style-name="T5">R: </text:span><text:span text:style-name="T5"><text:tab/></text:span><text:span text:style-name="T12">And they'll know we are Christians </text:span><text:span text:style-name="T5"><text:line-break/></text:span><text:span text:style-name="T12">by our love, by our love, </text:span><text:span text:style-name="T5"><text:line-break/></text:span><text:span text:style-name="T12">yes, they will know we are Christians by our love.</text:span></text:p>
                <text:p text:style-name="P46"><text:span text:style-name="T5">2. </text:span><text:span text:style-name="T5"><text:tab/></text:span><text:span text:style-name="T5">(: </text:span><text:span text:style-name="T12">We will walk with each other,</text:span><text:span text:style-name="T5"> </text:span><text:span text:style-name="T5"><text:line-break/></text:span><text:span text:style-name="T12">we will walk hand in hand. </text:span><text:span text:style-name="T5">:) </text:span><text:span text:style-name="T5"><text:line-break/></text:span><text:span text:style-name="T12">And together we'll spread the news </text:span><text:span text:style-name="T5"><text:line-break/></text:span><text:span text:style-name="T12">that God is in our land. </text:span></text:p>
                <text:p text:style-name="P46"><text:span text:style-name="T5">3. </text:span><text:span text:style-name="T5"><text:tab/></text:span><text:span text:style-name="T5">(: </text:span><text:span text:style-name="T12">We will work with each other,</text:span><text:span text:style-name="T5"> </text:span><text:span text:style-name="T5"><text:line-break/></text:span><text:span text:style-name="T12">we will work side by side. </text:span><text:span text:style-name="T5">:) </text:span><text:span text:style-name="T5"><text:line-break/></text:span><text:span text:style-name="T12">And we'll guard each man's dignity </text:span><text:span text:style-name="T5"><text:line-break/></text:span><text:span text:style-name="T12">and save each man's pride.</text:span><text:span text:style-name="T5"> </text:span></text:p>
              </text:list-header>
            </text:list>
          </draw:text-box>
        </draw:frame>
        <draw:custom-shape draw:name="Text Box 3" draw:style-name="gr168" draw:text-style-name="P12" draw:layer="layout" svg:width="3.718cm" svg:height="1.108cm" svg:x="23.799cm" svg:y="0cm">
          <text:list text:style-name="L1">
            <text:list-header>
              <text:p text:style-name="P11"><text:span text:style-name="T6">1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7" presentation:class="page"/>
          <draw:frame presentation:style-name="pr1" draw:text-style-name="P5" draw:layer="layout" svg:width="15.239cm" svg:height="11.429cm" svg:x="1.905cm" svg:y="12.065cm" presentation:class="notes" presentation:placeholder="true">
            <draw:text-box/>
          </draw:frame>
        </presentation:notes>
      </draw:page>
      <draw:page draw:name="page1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ednou bude dál, jednou budem dál, </text:span><text:span text:style-name="T5"><text:line-break/></text:span><text:span text:style-name="T5">jednou bude dál, já vím, </text:span><text:span text:style-name="T5"><text:line-break/></text:span><text:span text:style-name="T5">ó, jen víru mít, doufat a jít, </text:span><text:span text:style-name="T5"><text:line-break/></text:span><text:span text:style-name="T5">jednou bude dál já vím. </text:span></text:p>
              </text:list-item>
              <text:list-item>
                <text:p text:style-name="P10"><text:span text:style-name="T5">Cíl je blízko nás…</text:span></text:p>
              </text:list-item>
              <text:list-item>
                <text:p text:style-name="P10"><text:span text:style-name="T5">Jednou přijde mír… </text:span></text:p>
              </text:list-item>
              <text:list-item>
                <text:p text:style-name="P14"><text:span text:style-name="T5">Není proč se bát…</text:span></text:p>
              </text:list-item>
            </text:list>
            <text:list text:style-name="L4">
              <text:list-header>
                <text:p text:style-name="P33"><text:span text:style-name="T5"/></text:p>
                <text:p text:style-name="P33"><text:span text:style-name="T5"> </text:span></text:p>
              </text:list-header>
            </text:list>
          </draw:text-box>
        </draw:frame>
        <draw:custom-shape draw:name="Text Box 3" draw:style-name="gr169" draw:text-style-name="P12" draw:layer="layout" svg:width="3.718cm" svg:height="1.108cm" svg:x="23.799cm" svg:y="0cm">
          <text:list text:style-name="L1">
            <text:list-header>
              <text:p text:style-name="P11"><text:span text:style-name="T6">1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8" presentation:class="page"/>
          <draw:frame presentation:style-name="pr1" draw:text-style-name="P5" draw:layer="layout" svg:width="15.239cm" svg:height="11.429cm" svg:x="1.905cm" svg:y="12.065cm" presentation:class="notes" presentation:placeholder="true">
            <draw:text-box/>
          </draw:frame>
        </presentation:notes>
      </draw:page>
      <draw:page draw:name="page1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My to vyhrajem, my to vyhrajem, </text:span><text:span text:style-name="T5"><text:line-break/></text:span><text:span text:style-name="T5">my to vyhrajem v ten den, </text:span><text:span text:style-name="T5"><text:line-break/></text:span><text:span text:style-name="T5">ó, srdce mé to ví, už s tím počítá, </text:span><text:span text:style-name="T5"><text:line-break/></text:span><text:span text:style-name="T5">my to vyhrajem v ten den. </text:span></text:p>
              </text:list-item>
              <text:list-item>
                <text:p text:style-name="P10"><text:span text:style-name="T5">Jenom žádný strach…</text:span></text:p>
              </text:list-item>
              <text:list-item>
                <text:p text:style-name="P10"><text:span text:style-name="T5">Budem svobodní…</text:span></text:p>
              </text:list-item>
              <text:list-item>
                <text:p text:style-name="P10"><text:span text:style-name="T5">Půjde s druhem druh…</text:span></text:p>
              </text:list-item>
              <text:list-item>
                <text:p text:style-name="P10"><text:span text:style-name="T5">Budem v míru žít…</text:span></text:p>
              </text:list-item>
            </text:list>
          </draw:text-box>
        </draw:frame>
        <draw:custom-shape draw:name="Text Box 3" draw:style-name="gr170" draw:text-style-name="P12" draw:layer="layout" svg:width="3.718cm" svg:height="1.108cm" svg:x="23.799cm" svg:y="0cm">
          <text:list text:style-name="L1">
            <text:list-header>
              <text:p text:style-name="P11"><text:span text:style-name="T6">1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9" presentation:class="page"/>
          <draw:frame presentation:style-name="pr1" draw:text-style-name="P5" draw:layer="layout" svg:width="15.239cm" svg:height="11.429cm" svg:x="1.905cm" svg:y="12.065cm" presentation:class="notes" presentation:placeholder="true">
            <draw:text-box/>
          </draw:frame>
        </presentation:notes>
      </draw:page>
      <draw:page draw:name="page1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R: </text:span><text:span text:style-name="T5"><text:tab/></text:span><text:span text:style-name="T5">Jen běžet dál, jen běžet dál, </text:span><text:span text:style-name="T5"><text:line-break/></text:span><text:span text:style-name="T5">kdo velel k startu zná i cíl. </text:span><text:span text:style-name="T5"><text:line-break/></text:span><text:span text:style-name="T5">Jen běžet dál, jen běžet dál, </text:span><text:span text:style-name="T5"><text:line-break/></text:span><text:span text:style-name="T5">s radostnou tváří běžet dál. </text:span></text:p>
              </text:list-header>
            </text:list>
            <text:list text:style-name="L13">
              <text:list-item>
                <text:p text:style-name="P16"><text:span text:style-name="T5">K dobrému boji Bůh nás zve, </text:span><text:span text:style-name="T5"><text:line-break/></text:span><text:span text:style-name="T5">ač slabí jsme pro mládí své, </text:span><text:span text:style-name="T5"><text:line-break/></text:span><text:span text:style-name="T5">on nechce abys běh svůj vzdal; </text:span><text:span text:style-name="T5"><text:line-break/></text:span><text:span text:style-name="T5">bez něj by ses však marně štval. </text:span></text:p>
              </text:list-item>
              <text:list-item>
                <text:p text:style-name="P16"><text:span text:style-name="T5">Že klopýtneš se může stát, </text:span><text:span text:style-name="T5"><text:line-break/></text:span><text:span text:style-name="T5">zlomí tě únava či pád. </text:span><text:span text:style-name="T5"><text:line-break/></text:span><text:span text:style-name="T5">Tvůj Pán rád pozvedne tě zas </text:span><text:span text:style-name="T5"><text:line-break/></text:span><text:span text:style-name="T5">či lidskou pomoc pošle včas. </text:span></text:p>
              </text:list-item>
              <text:list-item>
                <text:p text:style-name="P16"><text:span text:style-name="T5">Kristus tě v cíl pozdraví, </text:span><text:span text:style-name="T5"><text:line-break/></text:span><text:span text:style-name="T5">vítěz a přítel laskavý. </text:span><text:span text:style-name="T5"><text:line-break/></text:span><text:span text:style-name="T5">Korunou odmění tě král, </text:span><text:span text:style-name="T5"><text:line-break/></text:span><text:span text:style-name="T5">že‘s se zlem čestně bojoval. </text:span></text:p>
              </text:list-item>
            </text:list>
            <text:list text:style-name="L4">
              <text:list-header>
                <text:p text:style-name="P34"><text:span text:style-name="T5"/></text:p>
                <text:p text:style-name="P34"><text:span text:style-name="T5"> </text:span></text:p>
              </text:list-header>
            </text:list>
          </draw:text-box>
        </draw:frame>
        <draw:custom-shape draw:name="Text Box 3" draw:style-name="gr171" draw:text-style-name="P12" draw:layer="layout" svg:width="3.718cm" svg:height="1.108cm" svg:x="23.799cm" svg:y="0cm">
          <text:list text:style-name="L1">
            <text:list-header>
              <text:p text:style-name="P11"><text:span text:style-name="T6">1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0" presentation:class="page"/>
          <draw:frame presentation:style-name="pr1" draw:text-style-name="P5" draw:layer="layout" svg:width="15.239cm" svg:height="11.429cm" svg:x="1.905cm" svg:y="12.065cm" presentation:class="notes" presentation:placeholder="true">
            <draw:text-box/>
          </draw:frame>
        </presentation:notes>
      </draw:page>
      <draw:page draw:name="page1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text:tab/></text:span><text:span text:style-name="T5">Jen Bohu věř, hleď vzhůru k nebesům, </text:span><text:span text:style-name="T5"><text:line-break/></text:span><text:span text:style-name="T5">on porozumí starosti tvé i snům. </text:span></text:p>
                <text:p text:style-name="P32"><text:span text:style-name="T5"/></text:p>
                <text:p text:style-name="P35"><text:span text:style-name="T5"><text:tab/></text:span><text:span text:style-name="T5">Jen Bohu věř, naději novou měj, </text:span><text:span text:style-name="T5"><text:line-break/></text:span><text:span text:style-name="T5">jen Bohu věř, svou lásku jemu dej. </text:span></text:p>
                <text:p text:style-name="P32"><text:span text:style-name="T5"/></text:p>
                <text:p text:style-name="P35"><text:span text:style-name="T5"><text:tab/></text:span><text:span text:style-name="T5">(: Zítřek tě čeká a může šťastný být, </text:span><text:span text:style-name="T5"><text:line-break/></text:span><text:span text:style-name="T5">předobrý Pán chce s tebou dále jít, </text:span><text:span text:style-name="T5"><text:line-break/></text:span><text:span text:style-name="T5">jen Bohu věř, svůj život u něj slož, </text:span><text:span text:style-name="T5"><text:line-break/></text:span><text:span text:style-name="T5">jen Bohu věř, svou ruku v jeho vlož. :) </text:span></text:p>
                <text:p text:style-name="P32"><text:span text:style-name="T5"> </text:span></text:p>
              </text:list-header>
            </text:list>
          </draw:text-box>
        </draw:frame>
        <draw:custom-shape draw:name="Text Box 3" draw:style-name="gr172" draw:text-style-name="P12" draw:layer="layout" svg:width="3.718cm" svg:height="1.108cm" svg:x="23.799cm" svg:y="0cm">
          <text:list text:style-name="L1">
            <text:list-header>
              <text:p text:style-name="P11"><text:span text:style-name="T6">1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1" presentation:class="page"/>
          <draw:frame presentation:style-name="pr1" draw:text-style-name="P5" draw:layer="layout" svg:width="15.239cm" svg:height="11.429cm" svg:x="1.905cm" svg:y="12.065cm" presentation:class="notes" presentation:placeholder="true">
            <draw:text-box/>
          </draw:frame>
        </presentation:notes>
      </draw:page>
      <draw:page draw:name="page1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mluvte každý pravdu s bližním svým </text:span><text:span text:style-name="T5"><text:line-break/></text:span><text:span text:style-name="T5">a stanete se opět lidem mým </text:span><text:span text:style-name="T5"><text:line-break/></text:span><text:span text:style-name="T5">já pustý Jeruzalém naplním. </text:span></text:p>
                <text:p text:style-name="P57"><text:span text:style-name="T5">1. </text:span><text:span text:style-name="T5"><text:tab/></text:span><text:span text:style-name="T5">Horlil jsem horlením velikým</text:span><text:span text:style-name="T5"><text:line-break/></text:span><text:span text:style-name="T5">teď k tobě zpátky zas se navrátím. </text:span><text:span text:style-name="T5"><text:line-break/></text:span><text:span text:style-name="T5">Ač se to divné zdá, je velká milost má, </text:span><text:span text:style-name="T5"><text:line-break/></text:span><text:span text:style-name="T5">dává se tam, kde pravda přebývá. </text:span></text:p>
                <text:p text:style-name="P57"><text:span text:style-name="T5">2. </text:span><text:span text:style-name="T5"><text:tab/></text:span><text:span text:style-name="T5">Zas v ulicích si budou děti hrát </text:span><text:span text:style-name="T5"><text:line-break/></text:span><text:span text:style-name="T5">a v podvečer se budou dívky smát. </text:span><text:span text:style-name="T5"><text:line-break/></text:span><text:span text:style-name="T5">I starci o holích zas mají v očích smích. </text:span><text:span text:style-name="T5"><text:line-break/></text:span><text:span text:style-name="T5">Jen vynášejte pravdu v domech svých. </text:span></text:p>
                <text:p text:style-name="P57"><text:span text:style-name="T5">3. </text:span><text:span text:style-name="T5"><text:tab/></text:span><text:span text:style-name="T5">A vinný kmen zas vydá plody své </text:span><text:span text:style-name="T5"><text:line-break/></text:span><text:span text:style-name="T5">a nastanou ti časy pokojné. </text:span><text:span text:style-name="T5"><text:line-break/></text:span><text:span text:style-name="T5">I nebesa rosou zas svlaží zemi tvou. </text:span><text:span text:style-name="T5"><text:line-break/></text:span><text:span text:style-name="T5">Jen nemiluj přísahu falešnou. </text:span></text:p>
              </text:list-header>
            </text:list>
          </draw:text-box>
        </draw:frame>
        <draw:custom-shape draw:name="Text Box 3" draw:style-name="gr173" draw:text-style-name="P12" draw:layer="layout" svg:width="3.718cm" svg:height="1.108cm" svg:x="23.799cm" svg:y="0cm">
          <text:list text:style-name="L1">
            <text:list-header>
              <text:p text:style-name="P11"><text:span text:style-name="T6">1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2" presentation:class="page"/>
          <draw:frame presentation:style-name="pr1" draw:text-style-name="P5" draw:layer="layout" svg:width="15.239cm" svg:height="11.429cm" svg:x="1.905cm" svg:y="12.065cm" presentation:class="notes" presentation:placeholder="true">
            <draw:text-box/>
          </draw:frame>
        </presentation:notes>
      </draw:page>
      <draw:page draw:name="page1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mluvte každý pravdu s bližním svým </text:span><text:span text:style-name="T5"><text:line-break/></text:span><text:span text:style-name="T5">a stanete se opět lidem mým </text:span><text:span text:style-name="T5"><text:line-break/></text:span><text:span text:style-name="T5">já pustý Jeruzalém naplním. </text:span></text:p>
                <text:p text:style-name="P57"><text:span text:style-name="T5">4. </text:span><text:span text:style-name="T5"><text:tab/></text:span><text:span text:style-name="T5">I kostely si jednou naplním, </text:span><text:span text:style-name="T5"><text:line-break/></text:span><text:span text:style-name="T5">až církev bude zase lidem mým. </text:span><text:span text:style-name="T5"><text:line-break/></text:span><text:span text:style-name="T5">Já v nenávisti své mám srdce falešné. </text:span><text:span text:style-name="T5"><text:line-break/></text:span><text:span text:style-name="T5">I toho, kdo bližnímu chystá zlé. </text:span></text:p>
                <text:p text:style-name="P57"><text:span text:style-name="T5">5. </text:span><text:span text:style-name="T5"><text:tab/></text:span><text:span text:style-name="T5">Jen mluvte pravdu, pravda musí znít. </text:span><text:span text:style-name="T5"><text:line-break/></text:span><text:span text:style-name="T5">Tak nenechte ji v katakombách shnít. </text:span><text:span text:style-name="T5"><text:line-break/></text:span><text:span text:style-name="T5">Ať září nad cestou všem jasnou září svou, </text:span><text:span text:style-name="T5"><text:line-break/></text:span><text:span text:style-name="T5">kdo chtěj‘ jít ze lži rovnou za pravdou. </text:span></text:p>
              </text:list-header>
            </text:list>
          </draw:text-box>
        </draw:frame>
        <draw:custom-shape draw:name="Text Box 3" draw:style-name="gr174" draw:text-style-name="P12" draw:layer="layout" svg:width="3.718cm" svg:height="1.108cm" svg:x="23.799cm" svg:y="0cm">
          <text:list text:style-name="L1">
            <text:list-header>
              <text:p text:style-name="P11"><text:span text:style-name="T6">1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3" presentation:class="page"/>
          <draw:frame presentation:style-name="pr1" draw:text-style-name="P5" draw:layer="layout" svg:width="15.239cm" svg:height="11.429cm" svg:x="1.905cm" svg:y="12.065cm" presentation:class="notes" presentation:placeholder="true">
            <draw:text-box/>
          </draw:frame>
        </presentation:notes>
      </draw:page>
      <draw:page draw:name="page1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Jen ten, kdo doufá, novej den chce žít, </text:span><text:span text:style-name="T5"><text:line-break/></text:span><text:span text:style-name="T5">doufá, novou sílu mít, doufá. </text:span></text:p>
              </text:list-header>
            </text:list>
            <text:list text:style-name="L13">
              <text:list-item>
                <text:p text:style-name="P10"><text:span text:style-name="T5">Kdo dneska hlavu věší od rána</text:span><text:span text:style-name="T5"><text:line-break/></text:span><text:span text:style-name="T5">a bez boje je bitva prohraná, </text:span><text:span text:style-name="T5"><text:line-break/></text:span><text:span text:style-name="T5">i novej den máš od Pána, čeká brána nebeská. </text:span></text:p>
              </text:list-item>
              <text:list-item>
                <text:p text:style-name="P10"><text:span text:style-name="T5">To ráno, až mě vzbudí svítání, </text:span><text:span text:style-name="T5"><text:line-break/></text:span><text:span text:style-name="T5">svý srdce vidím, napřed uhání. </text:span><text:span text:style-name="T5"><text:line-break/></text:span><text:span text:style-name="T5">Než večer zazní klekání, </text:span><text:span text:style-name="T5"><text:line-break/></text:span><text:span text:style-name="T5">půjde branou v nebesích. </text:span></text:p>
              </text:list-item>
              <text:list-item>
                <text:p text:style-name="P10"><text:span text:style-name="T5">To ráno, až se k Pánu davy pohrnou, </text:span><text:span text:style-name="T5"><text:line-break/></text:span><text:span text:style-name="T5">tu černí, bílí, velcí, malí ustrnou. </text:span><text:span text:style-name="T5"><text:line-break/></text:span><text:span text:style-name="T5">Co dní už vzdal, dneska jdou </text:span><text:span text:style-name="T5"><text:line-break/></text:span><text:span text:style-name="T5">tou bránou nebeskou. <text:s/></text:span></text:p>
              </text:list-item>
            </text:list>
            <text:list text:style-name="L18">
              <text:list-header>
                <text:p text:style-name="P14"><text:span text:style-name="T5"/></text:p>
              </text:list-header>
            </text:list>
          </draw:text-box>
        </draw:frame>
        <draw:custom-shape draw:name="Text Box 3" draw:style-name="gr175" draw:text-style-name="P12" draw:layer="layout" svg:width="3.718cm" svg:height="1.108cm" svg:x="23.799cm" svg:y="0cm">
          <text:list text:style-name="L1">
            <text:list-header>
              <text:p text:style-name="P11"><text:span text:style-name="T6">1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4" presentation:class="page"/>
          <draw:frame presentation:style-name="pr1" draw:text-style-name="P5" draw:layer="layout" svg:width="15.239cm" svg:height="11.429cm" svg:x="1.905cm" svg:y="12.065cm" presentation:class="notes" presentation:placeholder="true">
            <draw:text-box/>
          </draw:frame>
        </presentation:notes>
      </draw:page>
      <draw:page draw:name="page1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R: Jen ty, Pane můj, jen tys můj štít,</text:span><text:span text:style-name="T5"><text:line-break/></text:span><text:span text:style-name="T5">má sláva, ty mou hlavu pozvedáš.</text:span></text:p>
                <text:p text:style-name="P38"><text:span text:style-name="T5">1. (: Mnoho je těch, kteří kolem volají:</text:span><text:span text:style-name="T5"><text:line-break/></text:span><text:span text:style-name="T5">V Bohu žádnou pomoc nenajdeš.:)</text:span></text:p>
                <text:p text:style-name="P38"><text:span text:style-name="T5">2. (: Volal jsem k Pánu svému v úzkosti,</text:span><text:span text:style-name="T5"><text:line-break/></text:span><text:span text:style-name="T5">a on prosbu moji vyslyšel. :)</text:span></text:p>
                <text:p text:style-name="P38"><text:span text:style-name="T5">3. (: Ty mi dáváš spánek, novou sílu,</text:span><text:span text:style-name="T5"><text:line-break/></text:span><text:span text:style-name="T5">v novém dni mě znovu podpíráš. :) </text:span></text:p>
                <text:p text:style-name="P38"><text:span text:style-name="T5">4. (: Nebudu se bát ani tisíců</text:span><text:span text:style-name="T5"><text:line-break/></text:span><text:span text:style-name="T5">těch, kdo mě pronásledují. :)</text:span></text:p>
                <text:p text:style-name="P38"><text:span text:style-name="T5"> </text:span></text:p>
              </text:list-header>
            </text:list>
          </draw:text-box>
        </draw:frame>
        <draw:custom-shape draw:name="Text Box 3" draw:style-name="gr176" draw:text-style-name="P12" draw:layer="layout" svg:width="3.718cm" svg:height="1.108cm" svg:x="23.799cm" svg:y="0cm">
          <text:list text:style-name="L1">
            <text:list-header>
              <text:p text:style-name="P11"><text:span text:style-name="T6">1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5" presentation:class="page"/>
          <draw:frame presentation:style-name="pr1" draw:text-style-name="P5" draw:layer="layout" svg:width="15.239cm" svg:height="11.429cm" svg:x="1.905cm" svg:y="12.065cm" presentation:class="notes" presentation:placeholder="true">
            <draw:text-box/>
          </draw:frame>
        </presentation:notes>
      </draw:page>
      <draw:page draw:name="page1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Ještě slepí, plačící, první mléko sající, </text:span><text:span text:style-name="T5"><text:line-break/></text:span><text:span text:style-name="T5">bděl při nás, měl pro nás dům svůj. </text:span></text:p>
                <text:p text:style-name="P57"><text:span text:style-name="T5">R: </text:span><text:span text:style-name="T5"><text:tab/></text:span><text:span text:style-name="T5">Bůh sám, náš Pán, </text:span><text:span text:style-name="T5"><text:line-break/></text:span><text:span text:style-name="T5">bděl při nás, měl pro nás dům svůj. </text:span></text:p>
              </text:list-header>
            </text:list>
            <text:list text:style-name="L23">
              <text:list-item>
                <text:p text:style-name="P10"><text:span text:style-name="T5">Nadšení a bezhlaví, kdo náš svět sami napraví. </text:span></text:p>
              </text:list-item>
              <text:list-item>
                <text:p text:style-name="P10"><text:span text:style-name="T5">Sobě moudří, nadutí, sytí a dobře obutí. </text:span></text:p>
              </text:list-item>
            </text:list>
            <text:list text:style-name="L4">
              <text:list-header>
                <text:p text:style-name="P56"><text:span text:style-name="T5">4. Zrazení a v nesnázích, ve falešném pokání. </text:span></text:p>
              </text:list-header>
            </text:list>
            <text:list text:style-name="L21">
              <text:list-item>
                <text:p text:style-name="P10"><text:span text:style-name="T5">Ubití a neteční, vystrašení, zbyteční. </text:span></text:p>
              </text:list-item>
              <text:list-item>
                <text:p text:style-name="P10"><text:span text:style-name="T5">Svět je zmatek, lež a dým, svět je místem nadějným. </text:span><text:span text:style-name="T5"><text:line-break/></text:span><text:span text:style-name="T13">Bdí</text:span><text:span text:style-name="T5"> při nás, </text:span><text:span text:style-name="T13">má</text:span><text:span text:style-name="T5"> pro nás dům svůj. </text:span></text:p>
              </text:list-item>
            </text:list>
            <text:list text:style-name="L4">
              <text:list-header>
                <text:p text:style-name="P57"><text:span text:style-name="T5">R: </text:span><text:span text:style-name="T5"><text:tab/></text:span><text:span text:style-name="T5">Bůh sám, náš Pán, </text:span><text:span text:style-name="T5"><text:line-break/></text:span><text:span text:style-name="T13">bdí</text:span><text:span text:style-name="T5"> při nás, </text:span><text:span text:style-name="T13">má</text:span><text:span text:style-name="T5"> pro nás dům svůj.</text:span></text:p>
              </text:list-header>
            </text:list>
          </draw:text-box>
        </draw:frame>
        <draw:custom-shape draw:name="Text Box 3" draw:style-name="gr177" draw:text-style-name="P12" draw:layer="layout" svg:width="3.718cm" svg:height="1.108cm" svg:x="23.799cm" svg:y="0cm">
          <text:list text:style-name="L1">
            <text:list-header>
              <text:p text:style-name="P11"><text:span text:style-name="T6">1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6" presentation:class="page"/>
          <draw:frame presentation:style-name="pr1" draw:text-style-name="P5" draw:layer="layout" svg:width="15.239cm" svg:height="11.429cm" svg:x="1.905cm" svg:y="12.065cm" presentation:class="notes" presentation:placeholder="true">
            <draw:text-box/>
          </draw:frame>
        </presentation:notes>
      </draw:page>
      <draw:page draw:name="page1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Ježíš je Pán, jediný a svatý, </text:span></text:p>
                <text:p text:style-name="P33"><text:span text:style-name="T5">Ježíš je Pán, jediný a svatý, </text:span></text:p>
                <text:p text:style-name="P33"><text:span text:style-name="T5">Ježíš je Pán, jediný a svatý. </text:span></text:p>
              </text:list-header>
            </text:list>
          </draw:text-box>
        </draw:frame>
        <draw:custom-shape draw:name="Text Box 3" draw:style-name="gr178" draw:text-style-name="P12" draw:layer="layout" svg:width="3.718cm" svg:height="1.108cm" svg:x="23.799cm" svg:y="0cm">
          <text:list text:style-name="L1">
            <text:list-header>
              <text:p text:style-name="P11"><text:span text:style-name="T6">1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7" presentation:class="page"/>
          <draw:frame presentation:style-name="pr1" draw:text-style-name="P5" draw:layer="layout" svg:width="15.239cm" svg:height="11.429cm" svg:x="1.905cm" svg:y="12.065cm" presentation:class="notes" presentation:placeholder="true">
            <draw:text-box/>
          </draw:frame>
        </presentation:notes>
      </draw:page>
      <draw:page draw:name="page1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text:span><text:span text:style-name="T5"><text:tab/></text:span><text:span text:style-name="T5">Ježíši, já jsem slíbil, že život svůj ti dám. </text:span><text:span text:style-name="T5"><text:line-break/></text:span><text:span text:style-name="T5">Buď při mně vždycky blízko, můj přítel a můj Pán. </text:span><text:span text:style-name="T5"><text:line-break/></text:span><text:span text:style-name="T5">Nebudu bát se boje, po boku když jsi mém, </text:span><text:span text:style-name="T5"><text:line-break/></text:span><text:span text:style-name="T5">a nesejdu z tvé cesty, když jsi mým Průvodcem.</text:span></text:p>
                <text:p text:style-name="P65"><text:span text:style-name="T5">2. </text:span><text:span text:style-name="T5"><text:tab/></text:span><text:span text:style-name="T5">Ó, dej mi, Pane, slyšet tvůj tichý, čistý hlas, </text:span><text:span text:style-name="T5"><text:line-break/></text:span><text:span text:style-name="T5">jenž nad bouře všech vášní zaznívá zas a zas. </text:span><text:span text:style-name="T5"><text:line-break/></text:span><text:span text:style-name="T5">Upevni mne svým slovem, přemáhej všechno zlé, </text:span><text:span text:style-name="T5"><text:line-break/></text:span><text:span text:style-name="T5">dej, ať tě dobře slyším, ty strážce duše mé.</text:span></text:p>
                <text:p text:style-name="P65"><text:span text:style-name="T5"> </text:span><text:span text:style-name="T5">3.</text:span><text:span text:style-name="T5"><text:tab/></text:span><text:span text:style-name="T5">Dej, ať tvé stopy vidím, ať řídí kroky mé, <text:s/></text:span><text:span text:style-name="T5"><text:line-break/></text:span><text:span text:style-name="T5">a chci-li následovat, ať jdu jen v síle tvé. </text:span><text:span text:style-name="T5"><text:line-break/></text:span><text:span text:style-name="T5">Jen drž mně, zdvíhej, volej a veď až dojdu tam, <text:s/></text:span><text:span text:style-name="T5"><text:line-break/></text:span><text:span text:style-name="T5">kde věrné svoje vítáš, ty Přítel můj a Pán, </text:span><text:span text:style-name="T5"><text:line-break/></text:span><text:span text:style-name="T5">kde věrné svoje vítáš, ty Přítel, ty můj Pán! </text:span></text:p>
              </text:list-header>
            </text:list>
          </draw:text-box>
        </draw:frame>
        <draw:custom-shape draw:name="Text Box 3" draw:style-name="gr179" draw:text-style-name="P12" draw:layer="layout" svg:width="3.718cm" svg:height="1.108cm" svg:x="23.799cm" svg:y="0cm">
          <text:list text:style-name="L1">
            <text:list-header>
              <text:p text:style-name="P11"><text:span text:style-name="T6">128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8" presentation:class="page"/>
          <draw:frame presentation:style-name="pr1" draw:text-style-name="P5" draw:layer="layout" svg:width="15.239cm" svg:height="11.429cm" svg:x="1.905cm" svg:y="12.065cm" presentation:class="notes" presentation:placeholder="true">
            <draw:text-box/>
          </draw:frame>
        </presentation:notes>
      </draw:page>
      <draw:page draw:name="page1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Již svítá a světlo přichází k nám </text:span><text:span text:style-name="T5"><text:line-break/></text:span><text:span text:style-name="T5">a jako ti pastýři pospěšme tam, </text:span><text:span text:style-name="T5"><text:line-break/></text:span><text:span text:style-name="T5">kde div se stal: Bůh láskou vzplál. </text:span><text:span text:style-name="T5"><text:line-break/></text:span><text:span text:style-name="T5">Kdo srdce mu přichystá, proč by se bál. </text:span></text:p>
                <text:p text:style-name="P33"><text:span text:style-name="T5"/></text:p>
                <text:p text:style-name="P18"><text:span text:style-name="T5">2. </text:span><text:span text:style-name="T5"><text:tab/></text:span><text:span text:style-name="T5">Hle, dítě tu v jeslích, v temnotách jas, </text:span><text:span text:style-name="T5"><text:line-break/></text:span><text:span text:style-name="T5">to v Betlémě vzešla nám naděje zas. </text:span><text:span text:style-name="T5"><text:line-break/></text:span><text:span text:style-name="T5">Když chudou stáj proměnil v ráj. </text:span><text:span text:style-name="T5"><text:line-break/></text:span><text:span text:style-name="T5">Bůh v moci má spasit nás i celý kraj.</text:span></text:p>
              </text:list-header>
            </text:list>
          </draw:text-box>
        </draw:frame>
        <draw:custom-shape draw:name="Text Box 3" draw:style-name="gr180" draw:text-style-name="P12" draw:layer="layout" svg:width="3.718cm" svg:height="1.108cm" svg:x="23.799cm" svg:y="0cm">
          <text:list text:style-name="L1">
            <text:list-header>
              <text:p text:style-name="P11"><text:span text:style-name="T6">12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9" presentation:class="page"/>
          <draw:frame presentation:style-name="pr1" draw:text-style-name="P5" draw:layer="layout" svg:width="15.239cm" svg:height="11.429cm" svg:x="1.905cm" svg:y="12.065cm" presentation:class="notes" presentation:placeholder="true">
            <draw:text-box/>
          </draw:frame>
        </presentation:notes>
      </draw:page>
      <draw:page draw:name="page1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Již za horami v dáli ztemněla jasu zář </text:span><text:span text:style-name="T5"><text:line-break/></text:span><text:span text:style-name="T5">a v stíny tmy se halí v podvečer země tvář. </text:span><text:span text:style-name="T5"><text:line-break/></text:span><text:span text:style-name="T5">Kde slunko krátce jen nám milosti své přálo </text:span><text:span text:style-name="T5"><text:line-break/></text:span><text:span text:style-name="T5">a zimomřivě hřálo, je noc nám domovem. </text:span></text:p>
              </text:list-item>
            </text:list>
            <text:list text:style-name="L4">
              <text:list-header>
                <text:p text:style-name="P56"><text:span text:style-name="T5"/></text:p>
                <text:p text:style-name="P56"><text:span text:style-name="T5">2. Však po chvilince malé se vůkol nebes stan </text:span><text:span text:style-name="T5"><text:line-break/></text:span><text:span text:style-name="T5">jak ke cti svého Krále rozžehne ze všech stran. </text:span><text:span text:style-name="T5"><text:line-break/></text:span><text:span text:style-name="T5">Přec je to matný svit. Nám stačila by zcela </text:span><text:span text:style-name="T5"><text:line-break/></text:span><text:span text:style-name="T5">ta hvězda jedna skvělá. Jen na věky ji mít! </text:span></text:p>
                <text:p text:style-name="P56"><text:span text:style-name="T5"/></text:p>
              </text:list-header>
            </text:list>
          </draw:text-box>
        </draw:frame>
        <draw:custom-shape draw:name="Text Box 3" draw:style-name="gr181" draw:text-style-name="P12" draw:layer="layout" svg:width="3.718cm" svg:height="1.108cm" svg:x="23.799cm" svg:y="0cm">
          <text:list text:style-name="L1">
            <text:list-header>
              <text:p text:style-name="P11"><text:span text:style-name="T6">130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0" presentation:class="page"/>
          <draw:frame presentation:style-name="pr1" draw:text-style-name="P5" draw:layer="layout" svg:width="15.239cm" svg:height="11.429cm" svg:x="1.905cm" svg:y="12.065cm" presentation:class="notes" presentation:placeholder="true">
            <draw:text-box/>
          </draw:frame>
        </presentation:notes>
      </draw:page>
      <draw:page draw:name="page1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3. Pak už jen zaleskne se ohně neb lampy jas </text:span><text:span text:style-name="T5"><text:line-break/></text:span><text:span text:style-name="T5">a jeho zář se nese a chce potěšit nás. </text:span><text:span text:style-name="T5"><text:line-break/></text:span><text:span text:style-name="T5">A tu nám dobře je, když oheň jasně plane. </text:span><text:span text:style-name="T5"><text:line-break/></text:span><text:span text:style-name="T5">Ač v jiném spásu máme, přec nás zas zahřeje. </text:span></text:p>
                <text:p text:style-name="P42"><text:span text:style-name="T5"/></text:p>
                <text:p text:style-name="P42"><text:span text:style-name="T5">4. Potom i oheň zhasne, řeknem si: dobrou noc. </text:span><text:span text:style-name="T5"><text:line-break/></text:span><text:span text:style-name="T5">Dík vzdáme za vše krásné, za Boží řád a moc. </text:span><text:span text:style-name="T5"><text:line-break/></text:span><text:span text:style-name="T5">Slunce i každou z hvězd on v ochraně své chová </text:span><text:span text:style-name="T5"><text:line-break/></text:span><text:span text:style-name="T5">a svému lidu znova vždy věrným světlem jest. </text:span></text:p>
                <text:p text:style-name="P32"><text:span text:style-name="T5"/></text:p>
              </text:list-header>
            </text:list>
          </draw:text-box>
        </draw:frame>
        <draw:custom-shape draw:name="Text Box 1027" draw:style-name="gr182" draw:text-style-name="P12" draw:layer="layout" svg:width="3.718cm" svg:height="1.108cm" svg:x="23.799cm" svg:y="0cm">
          <text:list text:style-name="L1">
            <text:list-header>
              <text:p text:style-name="P11"><text:span text:style-name="T6">130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1" presentation:class="page"/>
          <draw:frame presentation:style-name="pr1" draw:text-style-name="P5" draw:layer="layout" svg:width="15.239cm" svg:height="11.429cm" svg:x="1.905cm" svg:y="12.065cm" presentation:class="notes" presentation:placeholder="true">
            <draw:text-box/>
          </draw:frame>
        </presentation:notes>
      </draw:page>
      <draw:page draw:name="page1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p text:style-name="P20"><text:span text:style-name="T5"/></text:p>
                <text:p text:style-name="P21"><text:span text:style-name="T5">1. </text:span><text:span text:style-name="T5"><text:tab/></text:span><text:span text:style-name="T5">Jen si mluvte, jak jste silní v kramflecích, </text:span><text:span text:style-name="T5"><text:line-break/></text:span><text:span text:style-name="T5">jen si stavte hradby z elegantních slov, </text:span><text:span text:style-name="T5"><text:line-break/></text:span><text:span text:style-name="T5">je k smíchu tohle vaše lopocení </text:span><text:span text:style-name="T5"><text:line-break/></text:span><text:span text:style-name="T5">při vzpomínce na Jericho. </text:span></text:p>
                <text:p text:style-name="P20"><text:span text:style-name="T5"/></text:p>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draw:text-box>
        </draw:frame>
        <draw:custom-shape draw:name="Text Box 3" draw:style-name="gr183"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2" presentation:class="page"/>
          <draw:frame presentation:style-name="pr1" draw:text-style-name="P5" draw:layer="layout" svg:width="15.239cm" svg:height="11.429cm" svg:x="1.905cm" svg:y="12.065cm" presentation:class="notes" presentation:placeholder="true">
            <draw:text-box/>
          </draw:frame>
        </presentation:notes>
      </draw:page>
      <draw:page draw:name="page1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2. </text:span><text:span text:style-name="T5"><text:tab/></text:span><text:span text:style-name="T5">Kampak sestro takhle z rána, </text:span><text:span text:style-name="T5"><text:line-break/></text:span><text:span text:style-name="T5">kam chvátáš bratře můj. </text:span><text:span text:style-name="T5"><text:line-break/></text:span><text:span text:style-name="T5">Odlož všechna svá dobrá předsevzetí </text:span><text:span text:style-name="T5"><text:line-break/></text:span><text:span text:style-name="T5">a troubení připravuj. </text:span></text:p>
                <text:p text:style-name="P20"><text:span text:style-name="T5"/></text:p>
                <text:p text:style-name="P21"><text:span text:style-name="T5">3. </text:span><text:span text:style-name="T5"><text:tab/></text:span><text:span text:style-name="T5">Protože Hospodin dal tohle město v ruku tvou, </text:span><text:span text:style-name="T5"><text:line-break/></text:span><text:span text:style-name="T5">máš šanci, tak se snaž. </text:span><text:span text:style-name="T5"><text:line-break/></text:span><text:span text:style-name="T5">Rytmus ti udělí dirigent rukou svou </text:span><text:span text:style-name="T5"><text:line-break/></text:span><text:span text:style-name="T5">a melodii přece znáš. – Refrén </text:span></text:p>
                <text:p text:style-name="P20"><text:span text:style-name="T5"/></text:p>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draw:text-box>
        </draw:frame>
        <draw:custom-shape draw:name="Text Box 3" draw:style-name="gr184"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3" presentation:class="page"/>
          <draw:frame presentation:style-name="pr1" draw:text-style-name="P5" draw:layer="layout" svg:width="15.239cm" svg:height="11.429cm" svg:x="1.905cm" svg:y="12.065cm" presentation:class="notes" presentation:placeholder="true">
            <draw:text-box/>
          </draw:frame>
        </presentation:notes>
      </draw:page>
      <draw:page draw:name="page1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4. </text:span><text:span text:style-name="T5"><text:tab/></text:span><text:span text:style-name="T5">A tak dav se tiše prodírá, </text:span><text:span text:style-name="T5"><text:line-break/></text:span><text:span text:style-name="T5">podél hradeb nepříjemnou houštinou. </text:span><text:span text:style-name="T5"><text:line-break/></text:span><text:span text:style-name="T5">Nikdo ani nešpitá, </text:span><text:span text:style-name="T5"><text:line-break/></text:span><text:span text:style-name="T5">pohrdajíc ozvěnou. </text:span></text:p>
                <text:p text:style-name="P20"><text:span text:style-name="T5"/></text:p>
                <text:p text:style-name="P21"><text:span text:style-name="T5">5. </text:span><text:span text:style-name="T5"><text:tab/></text:span><text:span text:style-name="T5">Avšak sedmého dne Jozue rozkaz dal </text:span><text:span text:style-name="T5"><text:line-break/></text:span><text:span text:style-name="T5">ať se nikdo se svým hlasem netají. </text:span><text:span text:style-name="T5"><text:line-break/></text:span><text:span text:style-name="T5">Nikdo se dělat kravál neostýchal, </text:span><text:span text:style-name="T5"><text:line-break/></text:span><text:span text:style-name="T5">dolů hradby padají. </text:span></text:p>
              </text:list-header>
            </text:list>
            <text:list text:style-name="L12">
              <text:list-header>
                <text:p text:style-name="P14"><text:span text:style-name="T5"/></text:p>
              </text:list-header>
            </text:list>
            <text:list text:style-name="L4">
              <text:list-header>
                <text:p text:style-name="P21"><text:span text:style-name="T5">R: </text:span><text:span text:style-name="T5"><text:tab/></text:span><text:span text:style-name="T5">Jozue, ten porazil Jericho, Jericho, Jericho, </text:span><text:span text:style-name="T5"><text:line-break/></text:span><text:span text:style-name="T5">Jozue, ten porazil Jericho, dolů hradby padají.</text:span></text:p>
              </text:list-header>
            </text:list>
            <text:list text:style-name="L12">
              <text:list-header>
                <text:p text:style-name="P14"><text:span text:style-name="T5"/></text:p>
              </text:list-header>
            </text:list>
          </draw:text-box>
        </draw:frame>
        <draw:custom-shape draw:name="Text Box 3" draw:style-name="gr185" draw:text-style-name="P12" draw:layer="layout" svg:width="3.718cm" svg:height="1.108cm" svg:x="23.799cm" svg:y="0cm">
          <text:list text:style-name="L1">
            <text:list-header>
              <text:p text:style-name="P11"><text:span text:style-name="T6">13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4" presentation:class="page"/>
          <draw:frame presentation:style-name="pr1" draw:text-style-name="P5" draw:layer="layout" svg:width="15.239cm" svg:height="11.429cm" svg:x="1.905cm" svg:y="12.065cm" presentation:class="notes" presentation:placeholder="true">
            <draw:text-box/>
          </draw:frame>
        </presentation:notes>
      </draw:page>
      <draw:page draw:name="page1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Jsem všechno, co nemáš, jsem všechno, co hledáš, </text:span><text:span text:style-name="T5"><text:line-break/></text:span><text:span text:style-name="T5">řekni to lidem všem, řekni to lidem všem. </text:span><text:span text:style-name="T5"><text:line-break/></text:span><text:span text:style-name="T5">Řekni, že v srdci tvém byla tma, černá noc, </text:span><text:span text:style-name="T5"><text:line-break/></text:span><text:span text:style-name="T5">uprostřed noci té vyšla hvězda na pomoc.</text:span></text:p>
                <text:p text:style-name="P19"><text:span text:style-name="T5">1. </text:span><text:span text:style-name="T5"><text:tab/></text:span><text:span text:style-name="T5">Neměl jsem sílu se s životem rvát, </text:span><text:span text:style-name="T5"><text:line-break/></text:span><text:span text:style-name="T5">Na půli cesty vždy zůstal jsem stát, </text:span><text:span text:style-name="T5"><text:line-break/></text:span><text:span text:style-name="T5">zvedal jsem zoufale svůj těžký kříž, </text:span><text:span text:style-name="T5"><text:line-break/></text:span><text:span text:style-name="T5">náhle jsem uslyšel jméno Ježíš.</text:span></text:p>
                <text:p text:style-name="P19"><text:span text:style-name="T5">2. </text:span><text:span text:style-name="T5"><text:tab/></text:span><text:span text:style-name="T5">Nikdy jsem nevěděl, co je to hřích, </text:span><text:span text:style-name="T5"><text:line-break/></text:span><text:span text:style-name="T5">poznal jsem v světě jen slzy a smích, </text:span><text:span text:style-name="T5"><text:line-break/></text:span><text:span text:style-name="T5">až když jsem, Pane můj, našel tebe, </text:span><text:span text:style-name="T5"><text:line-break/></text:span><text:span text:style-name="T5">viděl jsem jasně, jak hřích můj zebe.</text:span></text:p>
                <text:p text:style-name="P19"><text:span text:style-name="T5">3. </text:span><text:span text:style-name="T5"><text:tab/></text:span><text:span text:style-name="T5">Vezmi svůj kříž a pojď po cestě mé, </text:span><text:span text:style-name="T5"><text:line-break/></text:span><text:span text:style-name="T5">dej mi své trápení, my dojdeme, </text:span><text:span text:style-name="T5"><text:line-break/></text:span><text:span text:style-name="T5">tohle mi Ježíš řek a já jsem šel, </text:span><text:span text:style-name="T5"><text:line-break/></text:span><text:span text:style-name="T5">dneska už dobře vím, že pravdu měl.</text:span></text:p>
              </text:list-header>
            </text:list>
          </draw:text-box>
        </draw:frame>
        <draw:custom-shape draw:name="Text Box 3" draw:style-name="gr186" draw:text-style-name="P12" draw:layer="layout" svg:width="3.718cm" svg:height="1.108cm" svg:x="23.799cm" svg:y="0cm">
          <text:list text:style-name="L1">
            <text:list-header>
              <text:p text:style-name="P11"><text:span text:style-name="T6">1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5" presentation:class="page"/>
          <draw:frame presentation:style-name="pr1" draw:text-style-name="P5" draw:layer="layout" svg:width="15.239cm" svg:height="11.429cm" svg:x="1.905cm" svg:y="12.065cm" presentation:class="notes" presentation:placeholder="true">
            <draw:text-box/>
          </draw:frame>
        </presentation:notes>
      </draw:page>
      <draw:page draw:name="page1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text:span><text:span text:style-name="T5"><text:tab/></text:span><text:span text:style-name="T5">Jsem zde na zemi poutníkem </text:span><text:span text:style-name="T5"><text:line-break/></text:span><text:span text:style-name="T5">v prachu zmatených stop.</text:span><text:span text:style-name="T5"><text:line-break/></text:span><text:span text:style-name="T5">Bloudím, přece však zpívám všem, </text:span><text:span text:style-name="T5"><text:line-break/></text:span><text:span text:style-name="T5">kdo hledí na svůj hrob.</text:span></text:p>
                <text:p text:style-name="P20"><text:span text:style-name="T5"> </text:span></text:p>
                <text:p text:style-name="P21"><text:span text:style-name="T5">R: </text:span><text:span text:style-name="T5"><text:tab/></text:span><text:span text:style-name="T5">Zpívám o tom že nalézám </text:span><text:span text:style-name="T5"><text:line-break/></text:span><text:span text:style-name="T5">cestu již ze smrti do nebe. </text:span><text:span text:style-name="T5"><text:line-break/></text:span><text:span text:style-name="T5">Bůh sám, který svět stvořil nám, </text:span><text:span text:style-name="T5"><text:line-break/></text:span><text:span text:style-name="T5">úděl nás lidí vzal na sebe.</text:span></text:p>
                <text:p text:style-name="P20"><text:span text:style-name="T5"> </text:span></text:p>
                <text:p text:style-name="P21"><text:span text:style-name="T5">2.</text:span><text:span text:style-name="T5"><text:tab/></text:span><text:span text:style-name="T5">Na své pouti, když hledám cíl, </text:span><text:span text:style-name="T5"><text:line-break/></text:span><text:span text:style-name="T5">skrytý před tváří mnou, </text:span><text:span text:style-name="T5"><text:line-break/></text:span><text:span text:style-name="T5">v světě, kde člověk ve tmách žil, </text:span><text:span text:style-name="T5"><text:line-break/></text:span><text:span text:style-name="T5">zřím hvězdu zářivou. </text:span></text:p>
              </text:list-header>
            </text:list>
          </draw:text-box>
        </draw:frame>
        <draw:custom-shape draw:name="Text Box 1027" draw:style-name="gr187" draw:text-style-name="P12" draw:layer="layout" svg:width="3.718cm" svg:height="1.108cm" svg:x="23.799cm" svg:y="0cm">
          <text:list text:style-name="L1">
            <text:list-header>
              <text:p text:style-name="P11"><text:span text:style-name="T6">1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6" presentation:class="page"/>
          <draw:frame presentation:style-name="pr1" draw:text-style-name="P5" draw:layer="layout" svg:width="15.239cm" svg:height="11.429cm" svg:x="1.905cm" svg:y="12.065cm" presentation:class="notes" presentation:placeholder="true">
            <draw:text-box/>
          </draw:frame>
        </presentation:notes>
      </draw:page>
      <draw:page draw:name="page1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Jsme světa občané hrdí, tak se to všude dnes tvrdí, </text:span><text:span text:style-name="T5"><text:line-break/></text:span><text:span text:style-name="T5">přírodě dáváme sbohem, kompjútr je naším bohem. <text:s/></text:span></text:p>
                <text:p text:style-name="P46"><text:span text:style-name="T5">R: </text:span><text:span text:style-name="T5"><text:tab/></text:span><text:span text:style-name="T5">Žasneš ty a žasnu já, žasnem fakticky, </text:span><text:span text:style-name="T5"><text:line-break/></text:span><text:span text:style-name="T5">co všechno probíhá automaticky. (2x) </text:span></text:p>
                <text:p text:style-name="P42"><text:span text:style-name="T5">2. Automat vyřeší lehce, co člověk rozhodnout nechce. </text:span><text:span text:style-name="T5"><text:line-break/></text:span><text:span text:style-name="T5">Když se však zásoby krátí, člověk se k přírodě vrátí. </text:span></text:p>
                <text:p text:style-name="P46"><text:span text:style-name="T5">3. </text:span><text:span text:style-name="T5"><text:tab/></text:span><text:span text:style-name="T5">Semeno do země padne, nevidíš výsledky žádné. </text:span><text:span text:style-name="T5"><text:line-break/></text:span><text:span text:style-name="T5">Království Boží však klíčí, ač se to rozumu příčí. </text:span></text:p>
                <text:p text:style-name="P46"><text:span text:style-name="T5">4. </text:span><text:span text:style-name="T5"><text:tab/></text:span><text:span text:style-name="T5">Namísto aby vše zheblo, vyroste ze země stéblo. </text:span><text:span text:style-name="T5"><text:line-break/></text:span><text:span text:style-name="T5">Nemusíš dělat si vrásky - a je tu království lásky. </text:span></text:p>
                <text:p text:style-name="P46"><text:span text:style-name="T5">5. </text:span><text:span text:style-name="T5"><text:tab/></text:span><text:span text:style-name="T5">Můžeš spát můžeš být bdělý, pole se zatřpytí bělí. </text:span><text:span text:style-name="T5"><text:line-break/></text:span><text:span text:style-name="T5">Třeba jen pozor si dávat, kdy srpy bude se mávat.</text:span></text:p>
                <text:p text:style-name="P32"><text:span text:style-name="T5"/></text:p>
              </text:list-header>
            </text:list>
          </draw:text-box>
        </draw:frame>
        <draw:custom-shape draw:name="Text Box 3" draw:style-name="gr188" draw:text-style-name="P12" draw:layer="layout" svg:width="3.718cm" svg:height="1.108cm" svg:x="23.799cm" svg:y="0cm">
          <text:list text:style-name="L1">
            <text:list-header>
              <text:p text:style-name="P11"><text:span text:style-name="T6">1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7" presentation:class="page"/>
          <draw:frame presentation:style-name="pr1" draw:text-style-name="P5" draw:layer="layout" svg:width="15.239cm" svg:height="11.429cm" svg:x="1.905cm" svg:y="12.065cm" presentation:class="notes" presentation:placeholder="true">
            <draw:text-box/>
          </draw:frame>
        </presentation:notes>
      </draw:page>
      <draw:page draw:name="page1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K svobodě je dlouhé putování,</text:span><text:span text:style-name="T5"><text:line-break/></text:span><text:span text:style-name="T5">těžké bývá zvednout se a jít.</text:span><text:span text:style-name="T5"><text:line-break/></text:span><text:span text:style-name="T5">Tolik různých pout, tolik závor v cestě brání,</text:span><text:span text:style-name="T5"><text:line-break/></text:span><text:span text:style-name="T5">jen sám Bůh je umí rozlomit.</text:span></text:p>
                <text:p text:style-name="P38"><text:span text:style-name="T5">2. V noci naplněné odhodláním,</text:span><text:span text:style-name="T5"><text:line-break/></text:span><text:span text:style-name="T5">v noci, která je tou poslední,</text:span><text:span text:style-name="T5"><text:line-break/></text:span><text:span text:style-name="T5">beránek a chléb, v ruce hůl a žádné spaní</text:span><text:span text:style-name="T5"><text:line-break/></text:span><text:span text:style-name="T5">za zdmi domů krví značených.</text:span></text:p>
                <text:p text:style-name="P38"><text:span text:style-name="T5">3. Na úsvitu voda staré splaví</text:span><text:span text:style-name="T5"><text:line-break/></text:span><text:span text:style-name="T5">stíny zákeřného otroctví,</text:span><text:span text:style-name="T5"><text:line-break/></text:span><text:span text:style-name="T5">cesta míří dál, celý průvod jde před námi,</text:span><text:span text:style-name="T5"><text:line-break/></text:span><text:span text:style-name="T5">směr udává nám sloup ohnivý.</text:span></text:p>
                <text:p text:style-name="P38"><text:span text:style-name="T5">4. Každý, kdo se dlouhou cestou znaví,</text:span><text:span text:style-name="T5"><text:line-break/></text:span><text:span text:style-name="T5">zadarmo se vína napít smí,</text:span><text:span text:style-name="T5"><text:line-break/></text:span><text:span text:style-name="T5">dostává i chléb - novou sílu z Božích dlaní,</text:span><text:span text:style-name="T5"><text:line-break/></text:span><text:span text:style-name="T5">víru, že smrt končí vzkříšením.</text:span></text:p>
              </text:list-header>
            </text:list>
          </draw:text-box>
        </draw:frame>
        <draw:custom-shape draw:name="Text Box 3" draw:style-name="gr189" draw:text-style-name="P12" draw:layer="layout" svg:width="3.718cm" svg:height="1.108cm" svg:x="23.799cm" svg:y="0cm">
          <text:list text:style-name="L1">
            <text:list-header>
              <text:p text:style-name="P11"><text:span text:style-name="T6">1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8" presentation:class="page"/>
          <draw:frame presentation:style-name="pr1" draw:text-style-name="P5" draw:layer="layout" svg:width="15.239cm" svg:height="11.429cm" svg:x="1.905cm" svg:y="12.065cm" presentation:class="notes" presentation:placeholder="true">
            <draw:text-box/>
          </draw:frame>
        </presentation:notes>
      </draw:page>
      <draw:page draw:name="page1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am v soudu den dáš, co dneska sháníš, </text:span><text:span text:style-name="T5"><text:line-break/></text:span><text:span text:style-name="T5">kam v soudu den dáš, co dneska sháníš, </text:span><text:span text:style-name="T5"><text:line-break/></text:span><text:span text:style-name="T5">kam v soudu den dáš, co dneska sháníš, </text:span><text:span text:style-name="T5"><text:line-break/></text:span><text:span text:style-name="T5">v ten soudu den. </text:span></text:p>
              </text:list-item>
              <text:list-item>
                <text:p text:style-name="P13"><text:span text:style-name="T5">Kam v soudu den dáš, co v chůzi brání .... </text:span></text:p>
              </text:list-item>
              <text:list-item>
                <text:p text:style-name="P13"><text:span text:style-name="T5">Kam v soudu den dáš svý srdce prázdný .... </text:span></text:p>
              </text:list-item>
              <text:list-item>
                <text:p text:style-name="P13"><text:span text:style-name="T5">Nejde to skrýt do samoty skalní .... </text:span></text:p>
              </text:list-item>
              <text:list-item>
                <text:p text:style-name="P13"><text:span text:style-name="T5">Nejde to skrýt v města křiku žádným .... </text:span></text:p>
              </text:list-item>
              <text:list-item>
                <text:p text:style-name="P13"><text:span text:style-name="T5">Nejde to skrýt mezi věty krásný .... </text:span></text:p>
              </text:list-item>
              <text:list-item>
                <text:p text:style-name="P13"><text:span text:style-name="T5">Kam v soudu den dáš, co dneska sháníš, </text:span><text:span text:style-name="T5"><text:line-break/></text:span><text:span text:style-name="T5">kam v soudu den dáš, co v chůzi brání, </text:span><text:span text:style-name="T5"><text:line-break/></text:span><text:span text:style-name="T5">kam v soudu den dáš, svý srdce prázdný, </text:span><text:span text:style-name="T5"><text:line-break/></text:span><text:span text:style-name="T5">v ten soudu den.</text:span></text:p>
              </text:list-item>
            </text:list>
          </draw:text-box>
        </draw:frame>
        <draw:custom-shape draw:name="Text Box 3" draw:style-name="gr190" draw:text-style-name="P12" draw:layer="layout" svg:width="3.718cm" svg:height="1.108cm" svg:x="23.799cm" svg:y="0cm">
          <text:list text:style-name="L1">
            <text:list-header>
              <text:p text:style-name="P11"><text:span text:style-name="T6">1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9" presentation:class="page"/>
          <draw:frame presentation:style-name="pr1" draw:text-style-name="P5" draw:layer="layout" svg:width="15.239cm" svg:height="11.429cm" svg:x="1.905cm" svg:y="12.065cm" presentation:class="notes" presentation:placeholder="true">
            <draw:text-box/>
          </draw:frame>
        </presentation:notes>
      </draw:page>
      <draw:page draw:name="page1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Každá věc svůj čas mívá, naděje každý den zpívá, </text:span><text:span text:style-name="T5"><text:line-break/></text:span><text:span text:style-name="T5">nezoufej, když všechno není, jak sis přál. </text:span></text:p>
              </text:list-header>
            </text:list>
            <text:list text:style-name="L13">
              <text:list-item>
                <text:p text:style-name="P10"><text:span text:style-name="T5">Je čas rození, čas umírání, </text:span><text:span text:style-name="T5"><text:line-break/></text:span><text:span text:style-name="T5">čas májový, čas odkvétání, </text:span><text:span text:style-name="T5"><text:line-break/></text:span><text:span text:style-name="T5">čas ztracený, čas odměřený, </text:span><text:span text:style-name="T5"><text:line-break/></text:span><text:span text:style-name="T5">čas darovaný, kdy víš, kdo je tvůj Pán. </text:span></text:p>
              </text:list-item>
              <text:list-item>
                <text:p text:style-name="P10"><text:span text:style-name="T5">Je čas hledání, čas oklamání, </text:span><text:span text:style-name="T5"><text:line-break/></text:span><text:span text:style-name="T5">čas nadějí, čas vyčkávání, </text:span><text:span text:style-name="T5"><text:line-break/></text:span><text:span text:style-name="T5">čas bloudění, čas promarněný, </text:span><text:span text:style-name="T5"><text:line-break/></text:span><text:span text:style-name="T5">čas pověření, kdy víš, kde sílu brát. </text:span></text:p>
              </text:list-item>
              <text:list-item>
                <text:p text:style-name="P10"><text:span text:style-name="T5">Je čas válečný, čas ponížených, </text:span><text:span text:style-name="T5"><text:line-break/></text:span><text:span text:style-name="T5">čas vítězů, čas poražených, </text:span><text:span text:style-name="T5"><text:line-break/></text:span><text:span text:style-name="T5">čas násilí, čas odplácení, </text:span><text:span text:style-name="T5"><text:line-break/></text:span><text:span text:style-name="T5">čas odpuštění, kdy víš, kde lásku brát. </text:span></text:p>
              </text:list-item>
            </text:list>
            <text:list text:style-name="L4">
              <text:list-header>
                <text:p text:style-name="P33"><text:span text:style-name="T5"/></text:p>
              </text:list-header>
            </text:list>
          </draw:text-box>
        </draw:frame>
        <draw:custom-shape draw:name="Text Box 3" draw:style-name="gr191" draw:text-style-name="P12" draw:layer="layout" svg:width="3.718cm" svg:height="1.108cm" svg:x="23.799cm" svg:y="0cm">
          <text:list text:style-name="L1">
            <text:list-header>
              <text:p text:style-name="P11"><text:span text:style-name="T6">1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0" presentation:class="page"/>
          <draw:frame presentation:style-name="pr1" draw:text-style-name="P5" draw:layer="layout" svg:width="15.239cm" svg:height="11.429cm" svg:x="1.905cm" svg:y="12.065cm" presentation:class="notes" presentation:placeholder="true">
            <draw:text-box/>
          </draw:frame>
        </presentation:notes>
      </draw:page>
      <draw:page draw:name="page1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Každá věc svůj čas mívá, naděje každý den zpívá, </text:span><text:span text:style-name="T5"><text:line-break/></text:span><text:span text:style-name="T5">nezoufej, když všechno není, jak sis přál. </text:span></text:p>
                <text:p text:style-name="P46"><text:span text:style-name="T5">4. </text:span><text:span text:style-name="T5"><text:tab/></text:span><text:span text:style-name="T5">Čas posmívání, čas bičování, </text:span><text:span text:style-name="T5"><text:line-break/></text:span><text:span text:style-name="T5">čas zapření, čas opuštění, </text:span><text:span text:style-name="T5"><text:line-break/></text:span><text:span text:style-name="T5">čas obětní, čas křižování, </text:span><text:span text:style-name="T5"><text:line-break/></text:span><text:span text:style-name="T5">čas zmrtvýchvstání, kdy víš, kde víru brát. </text:span></text:p>
                <text:p text:style-name="P46"><text:span text:style-name="T5">5. </text:span><text:span text:style-name="T5"><text:tab/></text:span><text:span text:style-name="T5">Je čas neznámý, čas vyhlížený, </text:span><text:span text:style-name="T5"><text:line-break/></text:span><text:span text:style-name="T5">čas modlení, čas vyslyšení, </text:span><text:span text:style-name="T5"><text:line-break/></text:span><text:span text:style-name="T5">čas vykoupení, čas zaslíbený, </text:span><text:span text:style-name="T5"><text:line-break/></text:span><text:span text:style-name="T5">kdy přijde znovu Pán. </text:span></text:p>
              </text:list-header>
            </text:list>
          </draw:text-box>
        </draw:frame>
        <draw:custom-shape draw:name="Text Box 1027" draw:style-name="gr192" draw:text-style-name="P12" draw:layer="layout" svg:width="3.718cm" svg:height="1.108cm" svg:x="23.799cm" svg:y="0cm">
          <text:list text:style-name="L1">
            <text:list-header>
              <text:p text:style-name="P11"><text:span text:style-name="T6">1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1" presentation:class="page"/>
          <draw:frame presentation:style-name="pr1" draw:text-style-name="P5" draw:layer="layout" svg:width="15.239cm" svg:height="11.429cm" svg:x="1.905cm" svg:y="12.065cm" presentation:class="notes" presentation:placeholder="true">
            <draw:text-box/>
          </draw:frame>
        </presentation:notes>
      </draw:page>
      <draw:page draw:name="page1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Každej sedmej den v chrámě sedávám </text:span><text:span text:style-name="T5"><text:line-break/></text:span><text:span text:style-name="T5">a pocit mívám fajnovej. </text:span><text:span text:style-name="T5"><text:line-break/></text:span><text:span text:style-name="T5">S důvěrou bratrům všem ruku svou podávám, </text:span><text:span text:style-name="T5"><text:line-break/></text:span><text:span text:style-name="T5">v pondělí úlek hotovej. </text:span></text:p>
                <text:p text:style-name="P19"><text:span text:style-name="T5">R: </text:span><text:span text:style-name="T5"><text:tab/></text:span><text:span text:style-name="T5">Proč jen zlý řeči mluví, lžou, lžou, </text:span><text:span text:style-name="T5"><text:line-break/></text:span><text:span text:style-name="T5">jen zlý řeči mluví, lžou, lžou, </text:span><text:span text:style-name="T5"><text:line-break/></text:span><text:span text:style-name="T5">proč jen, to znát mi dej. </text:span></text:p>
                <text:p text:style-name="P19"><text:span text:style-name="T5">2. </text:span><text:span text:style-name="T5"><text:tab/></text:span><text:span text:style-name="T5">Každej sedmej den zrána spěchávám, </text:span><text:span text:style-name="T5"><text:line-break/></text:span><text:span text:style-name="T5">pak čekám v bráně chrámovej. </text:span><text:span text:style-name="T5"><text:line-break/></text:span><text:span text:style-name="T5">Všechny starý známý zas rád potkávám, </text:span><text:span text:style-name="T5"><text:line-break/></text:span><text:span text:style-name="T5">v pondělí úlek hotovej. </text:span></text:p>
                <text:p text:style-name="P19"><text:span text:style-name="T5">3. </text:span><text:span text:style-name="T5"><text:tab/></text:span><text:span text:style-name="T5">Každej sedmej den v chrámě naslouchám </text:span><text:span text:style-name="T5"><text:line-break/></text:span><text:span text:style-name="T5">a hledám sílu v době zlej. </text:span><text:span text:style-name="T5"><text:line-break/></text:span><text:span text:style-name="T5">Pondělí — smutnej den, zase sám zůstávám, </text:span><text:span text:style-name="T5"><text:line-break/></text:span><text:span text:style-name="T5">z toho mám úlek hotovej. </text:span></text:p>
                <text:p text:style-name="P20"><text:span text:style-name="T5"/></text:p>
              </text:list-header>
            </text:list>
          </draw:text-box>
        </draw:frame>
        <draw:custom-shape draw:name="Text Box 3" draw:style-name="gr193" draw:text-style-name="P12" draw:layer="layout" svg:width="3.718cm" svg:height="1.108cm" svg:x="23.799cm" svg:y="0cm">
          <text:list text:style-name="L1">
            <text:list-header>
              <text:p text:style-name="P11"><text:span text:style-name="T6">138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2" presentation:class="page"/>
          <draw:frame presentation:style-name="pr1" draw:text-style-name="P5" draw:layer="layout" svg:width="15.239cm" svg:height="11.429cm" svg:x="1.905cm" svg:y="12.065cm" presentation:class="notes" presentation:placeholder="true">
            <draw:text-box/>
          </draw:frame>
        </presentation:notes>
      </draw:page>
      <draw:page draw:name="page1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Každej z nás si denně hledá koutek kam by se zašil </text:span><text:span text:style-name="T5"><text:line-break/></text:span><text:span text:style-name="T5">kde by to co spát mu nedá prostě k ledu uložil </text:span><text:span text:style-name="T5"><text:line-break/></text:span><text:span text:style-name="T5">kde by uši srdce hlavu něčím zaměstnal <text:s/></text:span><text:span text:style-name="T5"><text:line-break/></text:span><text:span text:style-name="T5">aby ho červ ve svědomí dál už nehlodal. </text:span></text:p>
                <text:p text:style-name="P46"><text:span text:style-name="T5">2. </text:span><text:span text:style-name="T5"><text:tab/></text:span><text:span text:style-name="T5">Každej z nás denně hledá koutek zvanej zašívák </text:span><text:span text:style-name="T5"><text:line-break/></text:span><text:span text:style-name="T5">pro jednoho je to věda pro druhýho slovignag </text:span><text:span text:style-name="T5"><text:line-break/></text:span><text:span text:style-name="T5">třetí zase buduje si pevnost rodiny </text:span><text:span text:style-name="T5"><text:line-break/></text:span><text:span text:style-name="T5">kam by utek z nouze světa čestně bez viny.</text:span></text:p>
                <text:p text:style-name="P46"><text:span text:style-name="T5">3. </text:span><text:span text:style-name="T5"><text:tab/></text:span><text:span text:style-name="T5">Stejně čestně bez cavyků ukrejem se v kostele </text:span><text:span text:style-name="T5"><text:line-break/></text:span><text:span text:style-name="T5">obrníme silou zvyků pánem je nám neděle </text:span><text:span text:style-name="T5"><text:line-break/></text:span><text:span text:style-name="T5">nad bližního postavíme zákon milosti </text:span><text:span text:style-name="T5"><text:line-break/></text:span><text:span text:style-name="T5">pouhou věrou zbaveni jsme slibu věrnosti</text:span></text:p>
                <text:p text:style-name="P46"><text:span text:style-name="T5">4. </text:span><text:span text:style-name="T5"><text:tab/></text:span><text:span text:style-name="T5">Zašijem se do ulity spásonosných názorů </text:span><text:span text:style-name="T5"><text:line-break/></text:span><text:span text:style-name="T5">ideálem dobře krytý tlačíme se nahoru </text:span><text:span text:style-name="T5"><text:line-break/></text:span><text:span text:style-name="T5">podél cesty necháváme zbitý ve křoví </text:span><text:span text:style-name="T5"><text:line-break/></text:span><text:span text:style-name="T5">čistota nám brání vidět nuzný hladový</text:span></text:p>
              </text:list-header>
            </text:list>
          </draw:text-box>
        </draw:frame>
        <draw:custom-shape draw:name="Text Box 3" draw:style-name="gr194" draw:text-style-name="P12" draw:layer="layout" svg:width="3.718cm" svg:height="1.108cm" svg:x="23.799cm" svg:y="0cm">
          <text:list text:style-name="L1">
            <text:list-header>
              <text:p text:style-name="P11"><text:span text:style-name="T6">13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3" presentation:class="page"/>
          <draw:frame presentation:style-name="pr1" draw:text-style-name="P5" draw:layer="layout" svg:width="15.239cm" svg:height="11.429cm" svg:x="1.905cm" svg:y="12.065cm" presentation:class="notes" presentation:placeholder="true">
            <draw:text-box/>
          </draw:frame>
        </presentation:notes>
      </draw:page>
      <draw:page draw:name="page1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5. </text:span><text:span text:style-name="T5"><text:tab/></text:span><text:span text:style-name="T5">Každej z nás si denně hledá koutek zvanej zašívák </text:span><text:span text:style-name="T5"><text:line-break/></text:span><text:span text:style-name="T5">příliš příliš práce mu to nedá k pivu stačí otvírák </text:span><text:span text:style-name="T5"><text:line-break/></text:span><text:span text:style-name="T5">vprostřed světa vidět sebe druhý vodepsat </text:span><text:span text:style-name="T5"><text:line-break/></text:span><text:span text:style-name="T5">a na jistým teplým fleku zůstat stát</text:span></text:p>
                <text:p text:style-name="P46"><text:span text:style-name="T5">6. </text:span><text:span text:style-name="T5"><text:tab/></text:span><text:span text:style-name="T5">Vyznávám že věřím v Krista kterej s Bohem jedno byl </text:span><text:span text:style-name="T5"><text:line-break/></text:span><text:span text:style-name="T5">nikde tady neměl místa a přesto se nezašil </text:span><text:span text:style-name="T5"><text:line-break/></text:span><text:span text:style-name="T5">nevzal roha kolem Boha vprostřed světa stál </text:span><text:span text:style-name="T5"><text:line-break/></text:span><text:span text:style-name="T5">aby se až na lidskej kříž rozdával</text:span></text:p>
                <text:p text:style-name="P46"><text:span text:style-name="T5">7. </text:span><text:span text:style-name="T5"><text:tab/></text:span><text:span text:style-name="T5">Vyznávám že věřím v Krista kterej s Bohem jedno byl </text:span><text:span text:style-name="T5"><text:line-break/></text:span><text:span text:style-name="T5">nikde tady neměl místa a přesto se nezašil </text:span><text:span text:style-name="T5"><text:line-break/></text:span><text:span text:style-name="T5">lidi lišky doupě mají Kristus pude dál </text:span><text:span text:style-name="T5"><text:line-break/></text:span><text:span text:style-name="T5">aby k sobě do radosti ze všech koutů zval</text:span></text:p>
                <text:p text:style-name="P32"><text:span text:style-name="T5"/></text:p>
                <text:p text:style-name="P32"><text:span text:style-name="T5"/></text:p>
              </text:list-header>
            </text:list>
          </draw:text-box>
        </draw:frame>
        <draw:custom-shape draw:name="Text Box 3" draw:style-name="gr195" draw:text-style-name="P12" draw:layer="layout" svg:width="3.718cm" svg:height="1.108cm" svg:x="23.799cm" svg:y="0cm">
          <text:list text:style-name="L1">
            <text:list-header>
              <text:p text:style-name="P11"><text:span text:style-name="T6">139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4" presentation:class="page"/>
          <draw:frame presentation:style-name="pr1" draw:text-style-name="P5" draw:layer="layout" svg:width="15.239cm" svg:height="11.429cm" svg:x="1.905cm" svg:y="12.065cm" presentation:class="notes" presentation:placeholder="true">
            <draw:text-box/>
          </draw:frame>
        </presentation:notes>
      </draw:page>
      <draw:page draw:name="page1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Každýho rána, na každý den, </text:span><text:span text:style-name="T5"><text:line-break/></text:span><text:span text:style-name="T5">široká brána volá: polez ven, </text:span><text:span text:style-name="T5"><text:line-break/></text:span><text:span text:style-name="T5">jen dej se s námi cestou vyšlapanou, </text:span><text:span text:style-name="T5"><text:line-break/></text:span><text:span text:style-name="T5">širokou branou, tam nebudeš sám.</text:span></text:p>
                <text:p text:style-name="P42"><text:span text:style-name="T5">2. A u té brány převelice </text:span><text:span text:style-name="T5"><text:line-break/></text:span><text:span text:style-name="T5">hustá tam vzniká tlačenice, </text:span><text:span text:style-name="T5"><text:line-break/></text:span><text:span text:style-name="T5">proč taky pořád do zdi mlátit hlavou, </text:span><text:span text:style-name="T5"><text:line-break/></text:span><text:span text:style-name="T5">Když s hlavou zdravou dá se zdravě žít.</text:span></text:p>
                <text:p text:style-name="P46"><text:span text:style-name="T5">3. </text:span><text:span text:style-name="T5"><text:tab/></text:span><text:span text:style-name="T5">Ta slavobrána malovaná, </text:span><text:span text:style-name="T5"><text:line-break/></text:span><text:span text:style-name="T5">zvečera zrána votvíraná, </text:span><text:span text:style-name="T5"><text:line-break/></text:span><text:span text:style-name="T5">při spoustě kladů drobnou má jen vadu – </text:span><text:span text:style-name="T5"><text:line-break/></text:span><text:span text:style-name="T5">otvírá vrata vrátná zubatá.</text:span></text:p>
              </text:list-header>
            </text:list>
          </draw:text-box>
        </draw:frame>
        <draw:custom-shape draw:name="Text Box 3" draw:style-name="gr196" draw:text-style-name="P12" draw:layer="layout" svg:width="3.718cm" svg:height="1.108cm" svg:x="23.799cm" svg:y="0cm">
          <text:list text:style-name="L1">
            <text:list-header>
              <text:p text:style-name="P11"><text:span text:style-name="T6">1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5" presentation:class="page"/>
          <draw:frame presentation:style-name="pr1" draw:text-style-name="P5" draw:layer="layout" svg:width="15.239cm" svg:height="11.429cm" svg:x="1.905cm" svg:y="12.065cm" presentation:class="notes" presentation:placeholder="true">
            <draw:text-box/>
          </draw:frame>
        </presentation:notes>
      </draw:page>
      <draw:page draw:name="page1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4. </text:span><text:span text:style-name="T5"><text:tab/></text:span><text:span text:style-name="T5">Kdo vchází branou převelice </text:span><text:span text:style-name="T5"><text:line-break/></text:span><text:span text:style-name="T5">úzkou, ten ranou do palice </text:span><text:span text:style-name="T5"><text:line-break/></text:span><text:span text:style-name="T5">obvykle platí cestu, kterou svatí </text:span><text:span text:style-name="T5"><text:line-break/></text:span><text:span text:style-name="T5">na nebe vzatí prochodili zem.</text:span></text:p>
                <text:p text:style-name="P19"><text:span text:style-name="T5">5. </text:span><text:span text:style-name="T5"><text:tab/></text:span><text:span text:style-name="T5">Každej kdo věří, kdo miluje, </text:span><text:span text:style-name="T5"><text:line-break/></text:span><text:span text:style-name="T5">do úzkejch dveří se směřuje. </text:span><text:span text:style-name="T5"><text:line-break/></text:span><text:span text:style-name="T5">Každej kdo lásku má a pevnou víru, </text:span><text:span text:style-name="T5"><text:line-break/></text:span><text:span text:style-name="T5">kde tesař díru nechal, dobře ví.</text:span></text:p>
                <text:p text:style-name="P19"><text:span text:style-name="T5">6. </text:span><text:span text:style-name="T5"><text:tab/></text:span><text:span text:style-name="T5">Ty úzký dveře všemu světu </text:span><text:span text:style-name="T5"><text:line-break/></text:span><text:span text:style-name="T5">zanechal tesař z Nazaretu. </text:span><text:span text:style-name="T5"><text:line-break/></text:span><text:span text:style-name="T5">Každej kdo lásku má a žije vírou, </text:span><text:span text:style-name="T5"><text:line-break/></text:span><text:span text:style-name="T5">tou těsnou mírou přece projde dál.</text:span></text:p>
              </text:list-header>
            </text:list>
          </draw:text-box>
        </draw:frame>
        <draw:custom-shape draw:name="Text Box 3" draw:style-name="gr197" draw:text-style-name="P12" draw:layer="layout" svg:width="3.718cm" svg:height="1.108cm" svg:x="23.799cm" svg:y="0cm">
          <text:list text:style-name="L1">
            <text:list-header>
              <text:p text:style-name="P11"><text:span text:style-name="T6">1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6" presentation:class="page"/>
          <draw:frame presentation:style-name="pr1" draw:text-style-name="P5" draw:layer="layout" svg:width="15.239cm" svg:height="11.429cm" svg:x="1.905cm" svg:y="12.065cm" presentation:class="notes" presentation:placeholder="true">
            <draw:text-box/>
          </draw:frame>
        </presentation:notes>
      </draw:page>
      <draw:page draw:name="page1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Kde jsi můj přemilý Ježíši Kriste? </text:span><text:span text:style-name="T5"><text:line-break/></text:span><text:span text:style-name="T5">Kde Tě hledat budu, na kterém místě?</text:span></text:p>
                <text:p text:style-name="P19"><text:span text:style-name="T5"><text:s/></text:span><text:span text:style-name="T5">2. </text:span><text:span text:style-name="T5"><text:tab/></text:span><text:span text:style-name="T5">Pusť od sebe světlo, ó slunce jasné; </text:span><text:span text:style-name="T5"><text:line-break/></text:span><text:span text:style-name="T5">bez tebe nám svíce života hasne. </text:span></text:p>
              </text:list-header>
            </text:list>
            <text:list text:style-name="L9">
              <text:list-item>
                <text:p text:style-name="P10"><text:span text:style-name="T5">S tebou se srdce mé žádá spojiti; </text:span><text:span text:style-name="T5"><text:line-break/></text:span><text:span text:style-name="T5">bez Tebe nemůže dál živo býti. </text:span></text:p>
              </text:list-item>
              <text:list-item>
                <text:p text:style-name="P10"><text:span text:style-name="T5">Dokud tě nenajdu, volat tě budu, </text:span><text:span text:style-name="T5"><text:line-break/></text:span><text:span text:style-name="T5">ve dne, také v noci volat tě budu.</text:span></text:p>
              </text:list-item>
            </text:list>
            <text:list text:style-name="L4">
              <text:list-header>
                <text:p text:style-name="P19"><text:span text:style-name="T5">5.</text:span><text:span text:style-name="T5"><text:tab/></text:span><text:span text:style-name="T5">Ach, pospěš k smutnému, dél neodkládej, </text:span><text:span text:style-name="T5"><text:line-break/></text:span><text:span text:style-name="T5">můj drahý poklade, pomoci mně dej.</text:span></text:p>
              </text:list-header>
            </text:list>
            <text:list text:style-name="L26">
              <text:list-item>
                <text:p text:style-name="P10"><text:span text:style-name="T5">Kdekoli ty půjdeš, za tebou půjdu, </text:span><text:span text:style-name="T5"><text:line-break/></text:span><text:span text:style-name="T5">tebe se na věky přidržet budu.</text:span></text:p>
              </text:list-item>
              <text:list-item>
                <text:p text:style-name="P10"><text:span text:style-name="T5">Když tebe mít budu, předrahý hosti, </text:span><text:span text:style-name="T5"><text:line-break/></text:span><text:span text:style-name="T5">nech jiného nemám, na tom mám dosti.</text:span></text:p>
              </text:list-item>
            </text:list>
          </draw:text-box>
        </draw:frame>
        <draw:custom-shape draw:name="Text Box 1027" draw:style-name="gr198" draw:text-style-name="P12" draw:layer="layout" svg:width="3.718cm" svg:height="1.108cm" svg:x="23.799cm" svg:y="0cm">
          <text:list text:style-name="L1">
            <text:list-header>
              <text:p text:style-name="P11"><text:span text:style-name="T6">1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7" presentation:class="page"/>
          <draw:frame presentation:style-name="pr1" draw:text-style-name="P5" draw:layer="layout" svg:width="15.239cm" svg:height="11.429cm" svg:x="1.905cm" svg:y="12.065cm" presentation:class="notes" presentation:placeholder="true">
            <draw:text-box/>
          </draw:frame>
        </presentation:notes>
      </draw:page>
      <draw:page draw:name="page1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Kdekdo čeká na zázraky </text:span><text:span text:style-name="T5"><text:line-break/></text:span><text:span text:style-name="T5">něco přijde vždyť já vím </text:span><text:span text:style-name="T5"><text:line-break/></text:span><text:span text:style-name="T5">stojím tu a čekám taky </text:span><text:span text:style-name="T5"><text:line-break/></text:span><text:span text:style-name="T5">svatbu v Káni zapíjím </text:span><text:span text:style-name="T5"><text:line-break/></text:span><text:span text:style-name="T5">Na časy se pořád blízká </text:span><text:span text:style-name="T5"><text:line-break/></text:span><text:span text:style-name="T5">já se vůbec nenudím </text:span><text:span text:style-name="T5"><text:line-break/></text:span><text:span text:style-name="T5">přihlížím vždy hodně zblízka </text:span><text:span text:style-name="T5"><text:line-break/></text:span><text:span text:style-name="T5">napjatý co uvidím. </text:span></text:p>
                <text:p text:style-name="P10"><text:span text:style-name="T5"/></text:p>
              </text:list-item>
            </text:list>
            <text:list text:style-name="L4">
              <text:list-header>
                <text:p text:style-name="P19"><text:span text:style-name="T5">2. </text:span><text:span text:style-name="T5"><text:tab/></text:span><text:span text:style-name="T5">Čekáme jak husa klasu </text:span><text:span text:style-name="T5"><text:line-break/></text:span><text:span text:style-name="T5">už jsme dolík vystáli </text:span><text:span text:style-name="T5"><text:line-break/></text:span><text:span text:style-name="T5">zacláníme si zrak dlaní </text:span><text:span text:style-name="T5"><text:line-break/></text:span><text:span text:style-name="T5">vyhlížíme do dáli. </text:span><text:span text:style-name="T5"><text:line-break/></text:span><text:span text:style-name="T5">Máme záda votlačený </text:span><text:span text:style-name="T5"><text:line-break/></text:span><text:span text:style-name="T5">od stálýho sezení </text:span><text:span text:style-name="T5"><text:line-break/></text:span><text:span text:style-name="T5">když se kolem něco děje </text:span><text:span text:style-name="T5"><text:line-break/></text:span><text:span text:style-name="T5">oči máme zavřený. </text:span></text:p>
              </text:list-header>
            </text:list>
          </draw:text-box>
        </draw:frame>
        <draw:custom-shape draw:name="Text Box 3" draw:style-name="gr199" draw:text-style-name="P12" draw:layer="layout" svg:width="3.718cm" svg:height="1.108cm" svg:x="23.799cm" svg:y="0cm">
          <text:list text:style-name="L1">
            <text:list-header>
              <text:p text:style-name="P11"><text:span text:style-name="T6">142</text:span></text:p>
            </text:list-header>
          </text:list>
          <draw:enhanced-geometry svg:viewBox="0 0 21600 21600" draw:type="mso-spt202" draw:enhanced-path="M 0 0 L 21600 0 21600 21600 0 21600 0 0 Z N"/>
        </draw:custom-shape>
        <draw:custom-shape draw:name="Rectangle 4" draw:style-name="gr200" draw:text-style-name="P67" draw:layer="layout" svg:width="11.007cm" svg:height="16.722cm" svg:x="15.134cm" svg:y="1.905cm">
          <text:list text:style-name="L1">
            <text:list-header>
              <text:p text:style-name="P19"><text:span text:style-name="T14">R: </text:span><text:span text:style-name="T14"><text:tab/></text:span><text:span text:style-name="T14">Taky já a ty </text:span><text:span text:style-name="T14"><text:line-break/></text:span><text:span text:style-name="T14">máme záchvaty</text:span><text:span text:style-name="T14"><text:line-break/></text:span><text:span text:style-name="T14">kdy se špatně modlíme. </text:span><text:span text:style-name="T14"><text:line-break/></text:span><text:span text:style-name="T14">Čekat zázrak dál </text:span><text:span text:style-name="T14"><text:line-break/></text:span><text:span text:style-name="T14">co se právě stal </text:span><text:span text:style-name="T14"><text:line-break/></text:span><text:span text:style-name="T14">bez díků ho ztratíme. </text:span></text:p>
              <text:p text:style-name="P66"><text:span text:style-name="T14"/></text:p>
              <text:p text:style-name="P66"><text:span text:style-name="T14"/></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98" presentation:class="page"/>
          <draw:frame presentation:style-name="pr1" draw:text-style-name="P5" draw:layer="layout" svg:width="15.239cm" svg:height="11.429cm" svg:x="1.905cm" svg:y="12.065cm" presentation:class="notes" presentation:placeholder="true">
            <draw:text-box/>
          </draw:frame>
        </presentation:notes>
      </draw:page>
      <draw:page draw:name="page1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9">
              <text:list-item>
                <text:p text:style-name="P10"><text:span text:style-name="T5">Prý měli jen dvěstě grošů </text:span><text:span text:style-name="T5"><text:line-break/></text:span><text:span text:style-name="T5">a pak drobtů ze trávy </text:span><text:span text:style-name="T5"><text:line-break/></text:span><text:span text:style-name="T5">nasbírali dvanáct košů </text:span><text:span text:style-name="T5"><text:line-break/></text:span><text:span text:style-name="T5">tak se o tom vypráví. </text:span><text:span text:style-name="T5"><text:line-break/></text:span><text:span text:style-name="T5">Kdekdo čeká na zázraky </text:span><text:span text:style-name="T5"><text:line-break/></text:span><text:span text:style-name="T5">proč to dělá sotva ví </text:span><text:span text:style-name="T5"><text:line-break/></text:span><text:span text:style-name="T5">stojím tu a čekám taky </text:span><text:span text:style-name="T5"><text:line-break/></text:span><text:span text:style-name="T5">i když mě to unaví. </text:span></text:p>
                <text:p text:style-name="P10"><text:span text:style-name="T5"/></text:p>
              </text:list-item>
            </text:list>
            <text:list text:style-name="L4">
              <text:list-header>
                <text:p text:style-name="P19"><text:span text:style-name="T5">4. </text:span><text:span text:style-name="T5"><text:tab/></text:span><text:span text:style-name="T5">Ani děti nejsou jiné </text:span><text:span text:style-name="T5"><text:line-break/></text:span><text:span text:style-name="T5">od otců a od matek </text:span><text:span text:style-name="T5"><text:line-break/></text:span><text:span text:style-name="T5">všichni chceme ihned vidět </text:span><text:span text:style-name="T5"><text:line-break/></text:span><text:span text:style-name="T5">velkolepej začátek. </text:span><text:span text:style-name="T5"><text:line-break/></text:span><text:span text:style-name="T5">Chceme rovnou vidět hory </text:span><text:span text:style-name="T5"><text:line-break/></text:span><text:span text:style-name="T5">jak se vrhaj do moře </text:span><text:span text:style-name="T5"><text:line-break/></text:span><text:span text:style-name="T5">a když se to náhle stane </text:span><text:span text:style-name="T5"><text:line-break/></text:span><text:span text:style-name="T5">schováme se v komoře. </text:span></text:p>
              </text:list-header>
            </text:list>
          </draw:text-box>
        </draw:frame>
        <draw:custom-shape draw:name="Text Box 3" draw:style-name="gr201" draw:text-style-name="P12" draw:layer="layout" svg:width="3.718cm" svg:height="1.108cm" svg:x="23.799cm" svg:y="0cm">
          <text:list text:style-name="L1">
            <text:list-header>
              <text:p text:style-name="P11"><text:span text:style-name="T6">142</text:span></text:p>
            </text:list-header>
          </text:list>
          <draw:enhanced-geometry svg:viewBox="0 0 21600 21600" draw:type="mso-spt202" draw:enhanced-path="M 0 0 L 21600 0 21600 21600 0 21600 0 0 Z N"/>
        </draw:custom-shape>
        <draw:custom-shape draw:name="Rectangle 4" draw:style-name="gr202" draw:text-style-name="P67" draw:layer="layout" svg:width="11.007cm" svg:height="16.722cm" svg:x="15.134cm" svg:y="1.905cm">
          <text:list text:style-name="L1">
            <text:list-header>
              <text:p text:style-name="P19"><text:span text:style-name="T14">R: </text:span><text:span text:style-name="T14"><text:tab/></text:span><text:span text:style-name="T14">Taky já a ty </text:span><text:span text:style-name="T14"><text:line-break/></text:span><text:span text:style-name="T14">máme záchvaty</text:span><text:span text:style-name="T14"><text:line-break/></text:span><text:span text:style-name="T14">kdy se špatně modlíme. </text:span><text:span text:style-name="T14"><text:line-break/></text:span><text:span text:style-name="T14">Čekat zázrak dál </text:span><text:span text:style-name="T14"><text:line-break/></text:span><text:span text:style-name="T14">co se právě stal </text:span><text:span text:style-name="T14"><text:line-break/></text:span><text:span text:style-name="T14">bez díků ho ztratíme. </text:span></text:p>
              <text:p text:style-name="P66"><text:span text:style-name="T14"/></text:p>
              <text:p text:style-name="P66"><text:span text:style-name="T14"/></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99" presentation:class="page"/>
          <draw:frame presentation:style-name="pr1" draw:text-style-name="P5" draw:layer="layout" svg:width="15.239cm" svg:height="11.429cm" svg:x="1.905cm" svg:y="12.065cm" presentation:class="notes" presentation:placeholder="true">
            <draw:text-box/>
          </draw:frame>
        </presentation:notes>
      </draw:page>
      <draw:page draw:name="page2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R: Kde, Pane jsi, kde je tvá sláva, </text:span><text:span text:style-name="T5"><text:line-break/></text:span><text:span text:style-name="T5">dnes v duši mé noc jen je tmavá?</text:span><text:span text:style-name="T5"><text:line-break/></text:span><text:span text:style-name="T5">Kde, Pane jsi, kde moc je tvoje, jež tiší pláč i nepokoje?</text:span></text:p>
                <text:p text:style-name="P32"><text:span text:style-name="T5"> </text:span></text:p>
                <text:p text:style-name="P32"><text:span text:style-name="T5">1. Hledám tě, Pane, na cestách, kde potkávám bloudící,</text:span><text:span text:style-name="T5"><text:line-break/></text:span><text:span text:style-name="T5">hledám tě v zákoutích města, v potemnělé ulici,</text:span><text:span text:style-name="T5"><text:line-break/></text:span><text:span text:style-name="T5">hledám tě i v pochybnostech těch, jimž v srdci bodá žal,</text:span><text:span text:style-name="T5"><text:line-break/></text:span><text:span text:style-name="T5">tuším, Pane, že jsi s těmi, kdož nevědí, kudy dál.</text:span></text:p>
                <text:p text:style-name="P32"><text:span text:style-name="T5"/></text:p>
                <text:p text:style-name="P32"><text:span text:style-name="T5">2. Tam, kde dítě marně touží po náruči matčině,</text:span><text:span text:style-name="T5"><text:line-break/></text:span><text:span text:style-name="T5">kde svědomí vina souží, tam, kde vězní nevinné,</text:span><text:span text:style-name="T5"><text:line-break/></text:span><text:span text:style-name="T5">tam, kde druhým ku pomoci podám ruku ochotnou,</text:span><text:span text:style-name="T5"><text:line-break/></text:span><text:span text:style-name="T5">tam, uprostřed temné noci uzřím, Pane, slávu tvou.</text:span></text:p>
              </text:list-header>
            </text:list>
          </draw:text-box>
        </draw:frame>
        <draw:custom-shape draw:name="Text Box 3" draw:style-name="gr203" draw:text-style-name="P12" draw:layer="layout" svg:width="3.718cm" svg:height="1.108cm" svg:x="23.799cm" svg:y="0cm">
          <text:list text:style-name="L1">
            <text:list-header>
              <text:p text:style-name="P11"><text:span text:style-name="T6">1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0" presentation:class="page"/>
          <draw:frame presentation:style-name="pr1" draw:text-style-name="P5" draw:layer="layout" svg:width="15.239cm" svg:height="11.429cm" svg:x="1.905cm" svg:y="12.065cm" presentation:class="notes" presentation:placeholder="true">
            <draw:text-box/>
          </draw:frame>
        </presentation:notes>
      </draw:page>
      <draw:page draw:name="page2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ekdo to zná, kdekdo to prožil, </text:span><text:span text:style-name="T5"><text:line-break/></text:span><text:span text:style-name="T5">jít světem sám bědným a zlým, </text:span><text:span text:style-name="T5"><text:line-break/></text:span><text:span text:style-name="T5">byť bych se dál sebevíc soužil, </text:span><text:span text:style-name="T5"><text:line-break/></text:span><text:span text:style-name="T5">teď znám svůj cíl, o zemi vím, </text:span><text:span text:style-name="T5"><text:line-break/></text:span><text:span text:style-name="T5">kde matku svou já jistě potkám, </text:span><text:span text:style-name="T5"><text:line-break/></text:span><text:span text:style-name="T5">tam blouděním, tam nepoznám tmu, </text:span><text:span text:style-name="T5"><text:line-break/></text:span><text:span text:style-name="T5">už nejsem sám, já přejdu Jordán, </text:span><text:span text:style-name="T5"><text:line-break/></text:span><text:span text:style-name="T5">ten kraj už znám, cestu domů. </text:span></text:p>
              </text:list-item>
              <text:list-item>
                <text:p text:style-name="P10"><text:span text:style-name="T5">… </text:span><text:span text:style-name="T5">kde otce též já jistě potkám …</text:span></text:p>
              </text:list-item>
            </text:list>
            <text:list text:style-name="L20">
              <text:list-item>
                <text:p text:style-name="P10"><text:span text:style-name="T5">… </text:span><text:span text:style-name="T5">kde sestru svou já jistě potkám … </text:span></text:p>
              </text:list-item>
              <text:list-item>
                <text:p text:style-name="P10"><text:span text:style-name="T5">… </text:span><text:span text:style-name="T5">kde bratra též já jistě potkám … </text:span></text:p>
              </text:list-item>
              <text:list-item>
                <text:p text:style-name="P10"><text:span text:style-name="T5">… </text:span><text:span text:style-name="T5">kde Kristus Pán nás všechny potká … </text:span></text:p>
              </text:list-item>
            </text:list>
          </draw:text-box>
        </draw:frame>
        <draw:custom-shape draw:name="Text Box 3" draw:style-name="gr204" draw:text-style-name="P12" draw:layer="layout" svg:width="3.718cm" svg:height="1.108cm" svg:x="23.799cm" svg:y="0cm">
          <text:list text:style-name="L1">
            <text:list-header>
              <text:p text:style-name="P11"><text:span text:style-name="T6">1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1" presentation:class="page"/>
          <draw:frame presentation:style-name="pr1" draw:text-style-name="P5" draw:layer="layout" svg:width="15.239cm" svg:height="11.429cm" svg:x="1.905cm" svg:y="12.065cm" presentation:class="notes" presentation:placeholder="true">
            <draw:text-box/>
          </draw:frame>
        </presentation:notes>
      </draw:page>
      <draw:page draw:name="page2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Kdo bude v nebi žít? Jen Bůh to ví. (3x) </text:span><text:span text:style-name="T5"><text:line-break/></text:span><text:span text:style-name="T5">Ale já vím, jak to bude fajnový. <text:s/></text:span><text:span text:style-name="T5"><text:line-break/></text:span><text:span text:style-name="T5"><text:line-break/></text:span><text:span text:style-name="T5">A leckdo se pak podiví, </text:span><text:span text:style-name="T5"><text:line-break/></text:span><text:span text:style-name="T5">koho to taky v nebi nevidí. </text:span><text:span text:style-name="T5"><text:line-break/></text:span><text:span text:style-name="T5">Kdo to tady s náma je? </text:span><text:span text:style-name="T5"><text:line-break/></text:span><text:span text:style-name="T5">Jak se moh‘ tenhle dostal do ráje? </text:span></text:p>
              </text:list-header>
            </text:list>
            <text:list text:style-name="L23">
              <text:list-item>
                <text:p text:style-name="P10"><text:span text:style-name="T5">Jak bude v nebi žít? Jen Bůh to ví (3x) </text:span><text:span text:style-name="T5"><text:line-break/></text:span><text:span text:style-name="T5">Ale já vím, jak to bude fajnový. </text:span><text:span text:style-name="T5"><text:line-break/></text:span><text:span text:style-name="T5"><text:line-break/></text:span><text:span text:style-name="T5">Naše lidské myšlení, </text:span><text:span text:style-name="T5"><text:line-break/></text:span><text:span text:style-name="T5">je dobrý jenom tady na zemi. </text:span><text:span text:style-name="T5"><text:line-break/></text:span><text:span text:style-name="T5">Na to rozum nestačí, jak nás Bůh uchem jehly protlačí. </text:span></text:p>
              </text:list-item>
              <text:list-item>
                <text:p text:style-name="P10"><text:span text:style-name="T5">Kdy skončí život můj? Jen Bůh to ví! (3x) </text:span><text:span text:style-name="T5"><text:line-break/></text:span><text:span text:style-name="T5">Ale já vím, jak to bude fajnový. </text:span></text:p>
              </text:list-item>
            </text:list>
          </draw:text-box>
        </draw:frame>
        <draw:custom-shape draw:name="Text Box 1027" draw:style-name="gr205" draw:text-style-name="P12" draw:layer="layout" svg:width="3.718cm" svg:height="1.108cm" svg:x="23.799cm" svg:y="0cm">
          <text:list text:style-name="L1">
            <text:list-header>
              <text:p text:style-name="P11"><text:span text:style-name="T6">1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2" presentation:class="page"/>
          <draw:frame presentation:style-name="pr1" draw:text-style-name="P5" draw:layer="layout" svg:width="15.239cm" svg:height="11.429cm" svg:x="1.905cm" svg:y="12.065cm" presentation:class="notes" presentation:placeholder="true">
            <draw:text-box/>
          </draw:frame>
        </presentation:notes>
      </draw:page>
      <draw:page draw:name="page2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R: </text:span><text:span text:style-name="T5"><text:tab/></text:span><text:span text:style-name="T5">(: Kdo chce dál, ten musí cestou chval :)</text:span><text:span text:style-name="T5"><text:line-break/></text:span><text:span text:style-name="T5">Všecko ať zní k Boží chvále, dneska zítra a tak dále.</text:span><text:span text:style-name="T5"><text:line-break/></text:span><text:span text:style-name="T5">Kdo chce dál, ten musí cestou chval.</text:span></text:p>
                <text:p text:style-name="P54"><text:span text:style-name="T5">1. Mindráky a křivdy samý, city stokrát převoraný,</text:span><text:span text:style-name="T5"><text:line-break/></text:span><text:span text:style-name="T5"> zoufání nad vlastní povahou jsou slepou cestou.</text:span></text:p>
                <text:p text:style-name="P54"><text:span text:style-name="T5">2. Výhrady a připomínky, utíkání do vzpomínky,</text:span><text:span text:style-name="T5"><text:line-break/></text:span><text:span text:style-name="T5">rozpaky nad církví Kristovou jsou slepou cestou.</text:span></text:p>
                <text:p text:style-name="P54"><text:span text:style-name="T5">3. Starání a různý strachy, dostat byt a sehnat prachy,</text:span><text:span text:style-name="T5"><text:line-break/></text:span><text:span text:style-name="T5">vzdychání nad situací zlou jsou slepou cestou.</text:span></text:p>
              </text:list-header>
            </text:list>
          </draw:text-box>
        </draw:frame>
        <draw:custom-shape draw:name="Text Box 3" draw:style-name="gr206" draw:text-style-name="P12" draw:layer="layout" svg:width="3.718cm" svg:height="1.108cm" svg:x="23.799cm" svg:y="0cm">
          <text:list text:style-name="L1">
            <text:list-header>
              <text:p text:style-name="P11"><text:span text:style-name="T6">1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3" presentation:class="page"/>
          <draw:frame presentation:style-name="pr1" draw:text-style-name="P5" draw:layer="layout" svg:width="15.239cm" svg:height="11.429cm" svg:x="1.905cm" svg:y="12.065cm" presentation:class="notes" presentation:placeholder="true">
            <draw:text-box/>
          </draw:frame>
        </presentation:notes>
      </draw:page>
      <draw:page draw:name="page2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R: Kdo mě z pout mých ven vyvodí, kdo ta pouta odstraní,</text:span><text:span text:style-name="T5"><text:line-break/></text:span><text:span text:style-name="T5">jenom láska vysvobodí, láska bázeň vyhání.</text:span></text:p>
                <text:p text:style-name="P54"><text:span text:style-name="T5">1. Být jak strom, co plody nese, nejen listí pro krásu,</text:span><text:span text:style-name="T5"><text:line-break/></text:span><text:span text:style-name="T5">být jak strom, co nepohne se, nebojí se nečasu.</text:span></text:p>
                <text:p text:style-name="P54"><text:span text:style-name="T5"> </text:span><text:span text:style-name="T5">2. Být jak dům na skále pevné, jako maják na moři,</text:span><text:span text:style-name="T5"><text:line-break/></text:span><text:span text:style-name="T5">s kterým ani příval nehne, když se na něj oboří. <text:s/>- Ref. </text:span></text:p>
                <text:p text:style-name="P54"><text:span text:style-name="T5">3. Pramen žití někde najít, neznat, co je únava,</text:span><text:span text:style-name="T5"><text:line-break/></text:span><text:span text:style-name="T5">třeba sám, dál pravdu hájit, i když právě prohrává.</text:span></text:p>
                <text:p text:style-name="P54"><text:span text:style-name="T5">4. Kdybych pronik' do atomu, kdybych létal na Měsíc,</text:span><text:span text:style-name="T5"><text:line-break/></text:span><text:span text:style-name="T5">jako anděl mluvil k tomu, lásku neměl, nejsem nic. <text:s/>- Ref. </text:span></text:p>
              </text:list-header>
            </text:list>
          </draw:text-box>
        </draw:frame>
        <draw:custom-shape draw:name="Text Box 3" draw:style-name="gr207" draw:text-style-name="P12" draw:layer="layout" svg:width="3.718cm" svg:height="1.108cm" svg:x="23.799cm" svg:y="0cm">
          <text:list text:style-name="L1">
            <text:list-header>
              <text:p text:style-name="P11"><text:span text:style-name="T6">1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4" presentation:class="page"/>
          <draw:frame presentation:style-name="pr1" draw:text-style-name="P5" draw:layer="layout" svg:width="15.239cm" svg:height="11.429cm" svg:x="1.905cm" svg:y="12.065cm" presentation:class="notes" presentation:placeholder="true">
            <draw:text-box/>
          </draw:frame>
        </presentation:notes>
      </draw:page>
      <draw:page draw:name="page2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1. </text:span><text:span text:style-name="T5"><text:tab/></text:span><text:span text:style-name="T5">Kdo na kolenou klečí, vídá dál. </text:span><text:span text:style-name="T5"><text:line-break/></text:span><text:span text:style-name="T5">Kdo na kolenou klečí, vídá dál. </text:span></text:p>
                <text:p text:style-name="P68"><text:span text:style-name="T5">R: </text:span><text:span text:style-name="T5"><text:tab/></text:span><text:span text:style-name="T5">Život svůj prý kdo ztratí, </text:span><text:span text:style-name="T5"><text:line-break/></text:span><text:span text:style-name="T5">jen ten ho zachrání. </text:span><text:span text:style-name="T5"><text:line-break/></text:span><text:span text:style-name="T5">Dlouhý, těžký je chápání. </text:span></text:p>
                <text:p text:style-name="P38"><text:span text:style-name="T5">2. Kdo nedělá moc řečí, poví víc. </text:span></text:p>
                <text:p text:style-name="P38"><text:span text:style-name="T5">3. Kdo dává, zpět nežádá, má dost sám. </text:span></text:p>
              </text:list-header>
            </text:list>
          </draw:text-box>
        </draw:frame>
        <draw:custom-shape draw:name="Text Box 3" draw:style-name="gr208" draw:text-style-name="P12" draw:layer="layout" svg:width="3.718cm" svg:height="1.108cm" svg:x="23.799cm" svg:y="0cm">
          <text:list text:style-name="L1">
            <text:list-header>
              <text:p text:style-name="P11"><text:span text:style-name="T6">1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5" presentation:class="page"/>
          <draw:frame presentation:style-name="pr1" draw:text-style-name="P5" draw:layer="layout" svg:width="15.239cm" svg:height="11.429cm" svg:x="1.905cm" svg:y="12.065cm" presentation:class="notes" presentation:placeholder="true">
            <draw:text-box/>
          </draw:frame>
        </presentation:notes>
      </draw:page>
      <draw:page draw:name="page206" draw:style-name="dp3" draw:master-page-name="Default" presentation:use-date-time-name="dtd1">
        <draw:frame presentation:style-name="pr5" draw:text-style-name="P8" draw:layer="layout" svg:width="12.153cm" svg:height="16.722cm" svg:x="1.375cm" svg:y="1.905cm" presentation:class="outline" presentation:user-transformed="true">
          <draw:text-box>
            <text:list text:style-name="L4">
              <text:list-header>
                <text:p text:style-name="P14"><text:span text:style-name="T15">(: Kdo to byl světu dán, </text:span></text:p>
                <text:p text:style-name="P14"><text:span text:style-name="T15">kdo přišel do tvých vin, </text:span></text:p>
                <text:p text:style-name="P14"><text:span text:style-name="T15">kdo ti dal věčný den. </text:span></text:p>
                <text:p text:style-name="P14"><text:span text:style-name="T15">Náš Pán, </text:span></text:p>
                <text:p text:style-name="P14"><text:span text:style-name="T15">ó náš Pán. :)</text:span></text:p>
                <text:p text:style-name="P14"><text:span text:style-name="T15"/></text:p>
                <text:p text:style-name="P14"><text:span text:style-name="T15">(: Ó náš Pán, </text:span></text:p>
                <text:p text:style-name="P14"><text:span text:style-name="T15">přišel k nám </text:span></text:p>
                <text:p text:style-name="P14"><text:span text:style-name="T15">ó náš to Pán, </text:span></text:p>
                <text:p text:style-name="P14"><text:span text:style-name="T15">o nás ví, </text:span></text:p>
                <text:p text:style-name="P14"><text:span text:style-name="T15">ó náš Pán, </text:span></text:p>
                <text:p text:style-name="P14"><text:span text:style-name="T15">zachrání, </text:span></text:p>
                <text:p text:style-name="P14"><text:span text:style-name="T15">ó náš Pán, </text:span></text:p>
                <text:p text:style-name="P14"><text:span text:style-name="T15">ó náš Pán. :)</text:span></text:p>
                <text:p text:style-name="P14"><text:span text:style-name="T15"/></text:p>
              </text:list-header>
            </text:list>
          </draw:text-box>
        </draw:frame>
        <draw:frame presentation:style-name="pr5" draw:text-style-name="P8" draw:layer="layout" svg:width="12.153cm" svg:height="16.722cm" svg:x="13.987cm" svg:y="1.905cm" presentation:class="outline" presentation:user-transformed="true">
          <draw:text-box>
            <text:list text:style-name="L4">
              <text:list-header>
                <text:p text:style-name="P14"><text:span text:style-name="T15">(: … náš Pán </text:span></text:p>
                <text:p text:style-name="P14"><text:span text:style-name="T15">… </text:span><text:span text:style-name="T15">náš Pán </text:span></text:p>
                <text:p text:style-name="P14"><text:span text:style-name="T15">… </text:span><text:span text:style-name="T15">Haleluja, </text:span></text:p>
                <text:p text:style-name="P14"><text:span text:style-name="T15">náš Pán, náš Pán, </text:span></text:p>
                <text:p text:style-name="P14"><text:span text:style-name="T15">ó náš Pán. :) </text:span></text:p>
                <text:p text:style-name="P14"><text:span text:style-name="T15"/></text:p>
                <text:p text:style-name="P14"><text:span text:style-name="T15">(: Je to Pán, kdo </text:span></text:p>
                <text:p text:style-name="P14"><text:span text:style-name="T15">přišel k nám, </text:span></text:p>
                <text:p text:style-name="P14"><text:span text:style-name="T15">ó je to Pán, kdo </text:span></text:p>
                <text:p text:style-name="P14"><text:span text:style-name="T15">o nás ví, </text:span></text:p>
                <text:p text:style-name="P14"><text:span text:style-name="T15">ó je to Pán, kdo </text:span></text:p>
                <text:p text:style-name="P14"><text:span text:style-name="T15">zachrání, </text:span></text:p>
                <text:p text:style-name="P14"><text:span text:style-name="T15">ó náš Pán, náš Pán, </text:span></text:p>
                <text:p text:style-name="P14"><text:span text:style-name="T15">ó náš Pán. :)</text:span></text:p>
              </text:list-header>
            </text:list>
          </draw:text-box>
        </draw:frame>
        <draw:custom-shape draw:name="Text Box 3" draw:style-name="gr209" draw:text-style-name="P12" draw:layer="layout" svg:width="3.718cm" svg:height="1.108cm" svg:x="23.799cm" svg:y="0cm">
          <text:list text:style-name="L1">
            <text:list-header>
              <text:p text:style-name="P11"><text:span text:style-name="T6">1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6" presentation:class="page"/>
          <draw:frame presentation:style-name="pr1" draw:text-style-name="P5" draw:layer="layout" svg:width="15.239cm" svg:height="11.429cm" svg:x="1.905cm" svg:y="12.065cm" presentation:class="notes" presentation:placeholder="true">
            <draw:text-box/>
          </draw:frame>
        </presentation:notes>
      </draw:page>
      <draw:page draw:name="page2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o to tam na zeď začal psát? </text:span><text:span text:style-name="T5"><text:line-break/></text:span><text:span text:style-name="T5">Kdo to tam na zeď začal psát? </text:span><text:span text:style-name="T5"><text:line-break/></text:span><text:span text:style-name="T5">Ó pojď to písmo přečíst, co říká nám. </text:span><text:span text:style-name="T5"><text:line-break/></text:span><text:span text:style-name="T5">Kdo to tam na zeď začal psát? </text:span><text:span text:style-name="T5"><text:line-break/></text:span><text:span text:style-name="T5">Ó Danieli, kdo to tam na zeď začal psát? </text:span><text:span text:style-name="T5"><text:line-break/></text:span><text:span text:style-name="T5">Kdo řádky ty psal? Kdo to tam na zeď začal psát? </text:span><text:span text:style-name="T5"><text:line-break/></text:span><text:span text:style-name="T5">Bůh řádky ty psal. Kdo to tam na zeď začal psát? </text:span><text:span text:style-name="T5"><text:line-break/></text:span><text:span text:style-name="T5">Ó rci: Nebukandezare, jsi zvážšn a shledán byl jsi lehkým. </text:span><text:span text:style-name="T5"><text:line-break/></text:span><text:span text:style-name="T5">Kdo to tam na zeď začal psát? </text:span></text:p>
              </text:list-item>
            </text:list>
            <text:list text:style-name="L4">
              <text:list-header>
                <text:p text:style-name="P57"><text:span text:style-name="T5">2. </text:span><text:span text:style-name="T5"><text:tab/></text:span><text:span text:style-name="T5">Kdo to tam na zem začal psát, </text:span><text:span text:style-name="T5"><text:line-break/></text:span><text:span text:style-name="T5">kdo to tam na zem začal psát, </text:span><text:span text:style-name="T5"><text:line-break/></text:span><text:span text:style-name="T5">ó, pojď to písmo přečíst, co říká nám, </text:span><text:span text:style-name="T5"><text:line-break/></text:span><text:span text:style-name="T5">kdo to tam na zem začal psát? </text:span><text:span text:style-name="T5"><text:line-break/></text:span><text:span text:style-name="T5">Kdo jsi bez viny, kdo to tam na zem začal psát, </text:span><text:span text:style-name="T5"><text:line-break/></text:span><text:span text:style-name="T5">kámen vem a hoď, kdo to tam na zem začal psát, </text:span><text:span text:style-name="T5"><text:line-break/></text:span><text:span text:style-name="T5">kdo znáš vinu svou, kdo to tam na zem začal psát, </text:span><text:span text:style-name="T5"><text:line-break/></text:span><text:span text:style-name="T5">dál jdi a už nehřeš více, Bůh dává sílu začít znovu žít, </text:span><text:span text:style-name="T5"><text:line-break/></text:span><text:span text:style-name="T5">kdo to tam na zem začal psát?</text:span></text:p>
              </text:list-header>
            </text:list>
          </draw:text-box>
        </draw:frame>
        <draw:custom-shape draw:name="Text Box 3" draw:style-name="gr210"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7" presentation:class="page"/>
          <draw:frame presentation:style-name="pr1" draw:text-style-name="P5" draw:layer="layout" svg:width="15.239cm" svg:height="11.429cm" svg:x="1.905cm" svg:y="12.065cm" presentation:class="notes" presentation:placeholder="true">
            <draw:text-box/>
          </draw:frame>
        </presentation:notes>
      </draw:page>
      <draw:page draw:name="page2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text:span><text:span text:style-name="T5"><text:tab/></text:span><text:span text:style-name="T5">Kdo to tam knihu začal psát, </text:span><text:span text:style-name="T5"><text:line-break/></text:span><text:span text:style-name="T5">kdo to tam knihu začal psát, </text:span><text:span text:style-name="T5"><text:line-break/></text:span><text:span text:style-name="T5">ó, pojď ta jména přečíst, kdo žít má dál, </text:span><text:span text:style-name="T5"><text:line-break/></text:span><text:span text:style-name="T5">kdo to tam knihu začal psát? </text:span><text:span text:style-name="T5"><text:line-break/></text:span><text:span text:style-name="T5">Ó, slyš, člověče, kdo to tam knihu začal psát, </text:span><text:span text:style-name="T5"><text:line-break/></text:span><text:span text:style-name="T5">kde jsou skutky tvé? Kdo to tam knihu začal psát, </text:span><text:span text:style-name="T5"><text:line-break/></text:span><text:span text:style-name="T5">kde je věrnost tvá? Kdo to tam knihu začal psát, </text:span><text:span text:style-name="T5"><text:line-break/></text:span><text:span text:style-name="T5">ó, slyš, pro Ježíše Krista jsi zvážen a shledán byl jsi drahý, </text:span><text:span text:style-name="T5"><text:line-break/></text:span><text:span text:style-name="T5">kdo to tam knihu začal psát?</text:span></text:p>
              </text:list-header>
            </text:list>
            <text:list text:style-name="L18">
              <text:list-header>
                <text:p text:style-name="P14"><text:span text:style-name="T5"/></text:p>
              </text:list-header>
            </text:list>
            <text:list text:style-name="L4">
              <text:list-header>
                <text:p text:style-name="P33"><text:span text:style-name="T9">Závěr</text:span><text:span text:style-name="T5"> </text:span><text:span text:style-name="T5"><text:line-break/></text:span><text:span text:style-name="T5">Kdo to tam knihu začal psát, </text:span><text:span text:style-name="T5"><text:line-break/></text:span><text:span text:style-name="T5">kdo to tam knihu začal psát, </text:span><text:span text:style-name="T5"><text:line-break/></text:span><text:span text:style-name="T5">ó, pojď ta jména přečíst, kdo žít má dál. </text:span><text:span text:style-name="T5"><text:line-break/></text:span><text:span text:style-name="T5">Kdo to tam knihu začal psát?</text:span></text:p>
              </text:list-header>
            </text:list>
          </draw:text-box>
        </draw:frame>
        <draw:custom-shape draw:name="Text Box 3" draw:style-name="gr211"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8" presentation:class="page"/>
          <draw:frame presentation:style-name="pr1" draw:text-style-name="P5" draw:layer="layout" svg:width="15.239cm" svg:height="11.429cm" svg:x="1.905cm" svg:y="12.065cm" presentation:class="notes" presentation:placeholder="true">
            <draw:text-box/>
          </draw:frame>
        </presentation:notes>
      </draw:page>
      <draw:page draw:name="page2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There's a hand writing on the wall, </text:span><text:span text:style-name="T5"><text:line-break/></text:span><text:span text:style-name="T5">there's a hand writing on the wall, </text:span><text:span text:style-name="T5"><text:line-break/></text:span><text:span text:style-name="T5">oh, won't you come and read it, see what it says; </text:span><text:span text:style-name="T5"><text:line-break/></text:span><text:span text:style-name="T5">there's a hand writing on the wall. </text:span></text:p>
                <text:p text:style-name="P33"><text:span text:style-name="T5"/></text:p>
                <text:p text:style-name="P18"><text:span text:style-name="T5"><text:tab/></text:span><text:span text:style-name="T5">Oh, Daniel there's a hand writing on the wall </text:span><text:span text:style-name="T5"><text:line-break/></text:span><text:span text:style-name="T5">who write the letter there's a hand writing on the wall. </text:span><text:span text:style-name="T5"><text:line-break/></text:span><text:span text:style-name="T5">God write the letter there's a hand writing on the wall. </text:span><text:span text:style-name="T5"><text:line-break/></text:span><text:span text:style-name="T5">Tell old Nebucaneezar that has weighed </text:span><text:span text:style-name="T5"><text:line-break/></text:span><text:span text:style-name="T5">in the balance and found wanting </text:span><text:span text:style-name="T5"><text:line-break/></text:span><text:span text:style-name="T5">there's a hand writing on the wall.</text:span></text:p>
                <text:p text:style-name="P33"><text:span text:style-name="T5"/></text:p>
                <text:p text:style-name="P18"><text:span text:style-name="T5"><text:tab/></text:span><text:span text:style-name="T5">There's a hand writing on the wall ... </text:span></text:p>
              </text:list-header>
            </text:list>
          </draw:text-box>
        </draw:frame>
        <draw:custom-shape draw:name="Text Box 3" draw:style-name="gr212" draw:text-style-name="P12" draw:layer="layout" svg:width="3.718cm" svg:height="1.108cm" svg:x="23.799cm" svg:y="0cm">
          <text:list text:style-name="L1">
            <text:list-header>
              <text:p text:style-name="P11"><text:span text:style-name="T6">1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9" presentation:class="page"/>
          <draw:frame presentation:style-name="pr1" draw:text-style-name="P5" draw:layer="layout" svg:width="15.239cm" svg:height="11.429cm" svg:x="1.905cm" svg:y="12.065cm" presentation:class="notes" presentation:placeholder="true">
            <draw:text-box/>
          </draw:frame>
        </presentation:notes>
      </draw:page>
      <draw:page draw:name="page2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Kdyby chtěli učit tátové svý děti poslouchat </text:span><text:span text:style-name="T5"><text:line-break/></text:span><text:span text:style-name="T5">hlas, který domů svolává všechny a odevšad. </text:span><text:span text:style-name="T5"><text:line-break/></text:span><text:span text:style-name="T5">A když skončí den, tma vchází, když se venku zešeří, </text:span><text:span text:style-name="T5"><text:line-break/></text:span><text:span text:style-name="T5">před domem se všichni srazí, potkají se u dveří. </text:span><text:span text:style-name="T5"><text:line-break/></text:span><text:span text:style-name="T5">Všichni otcové a mámy, když se venku zešeří, </text:span><text:span text:style-name="T5"><text:line-break/></text:span><text:span text:style-name="T5">ke stolu tu spolu s námi míří k večeři. </text:span></text:p>
              </text:list-item>
            </text:list>
            <text:list text:style-name="L4">
              <text:list-header>
                <text:p text:style-name="P33"><text:span text:style-name="T5"/></text:p>
                <text:p text:style-name="P18"><text:span text:style-name="T5">2. </text:span><text:span text:style-name="T5"><text:tab/></text:span><text:span text:style-name="T5">Kdyby všechny mámy mohly svoje děti učit </text:span><text:span text:style-name="T5"><text:line-break/></text:span><text:span text:style-name="T5">číst v jediné knize života, byl bych si dobrým jist. </text:span><text:span text:style-name="T5"><text:line-break/></text:span><text:span text:style-name="T5">Že když skončí den a plány, když se venku zešeří, </text:span><text:span text:style-name="T5"><text:line-break/></text:span><text:span text:style-name="T5">všichni otcové a mámy potkaj děti u dveří. </text:span><text:span text:style-name="T5"><text:line-break/></text:span><text:span text:style-name="T5">Všichni otcové a mámy, když se venku zešeří, </text:span><text:span text:style-name="T5"><text:line-break/></text:span><text:span text:style-name="T5">ke stolu tu spolu s námi domů míří k večeři.</text:span></text:p>
              </text:list-header>
            </text:list>
          </draw:text-box>
        </draw:frame>
        <draw:custom-shape draw:name="Text Box 3" draw:style-name="gr213" draw:text-style-name="P12" draw:layer="layout" svg:width="3.718cm" svg:height="1.108cm" svg:x="23.799cm" svg:y="0cm">
          <text:list text:style-name="L1">
            <text:list-header>
              <text:p text:style-name="P11"><text:span text:style-name="T6">1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0" presentation:class="page"/>
          <draw:frame presentation:style-name="pr1" draw:text-style-name="P5" draw:layer="layout" svg:width="15.239cm" svg:height="11.429cm" svg:x="1.905cm" svg:y="12.065cm" presentation:class="notes" presentation:placeholder="true">
            <draw:text-box/>
          </draw:frame>
        </presentation:notes>
      </draw:page>
      <draw:page draw:name="page2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3.</text:span><text:span text:style-name="T5"><text:tab/></text:span><text:span text:style-name="T5">Pořád víc a víc se těším, když mi roků přibývá, </text:span><text:span text:style-name="T5"><text:line-break/></text:span><text:span text:style-name="T5">že svým dětem jasně povím, jak se domů chodívá. </text:span><text:span text:style-name="T5"><text:line-break/></text:span><text:span text:style-name="T5">Všichni synové a dcery mají slyšet pozvání, </text:span><text:span text:style-name="T5"><text:line-break/></text:span><text:span text:style-name="T5">že jsou doma dveře dokořán, ať nechaj toulání. </text:span><text:span text:style-name="T5"><text:line-break/></text:span><text:span text:style-name="T5">A kdo děti svý už zplodil, měl by pravdu taky znát, </text:span><text:span text:style-name="T5"><text:line-break/></text:span><text:span text:style-name="T5">že je sám vlastně dál dítětem, že má ho Otec rád.</text:span></text:p>
              </text:list-header>
            </text:list>
            <text:list text:style-name="L18">
              <text:list-header>
                <text:p text:style-name="P14"><text:span text:style-name="T5"/></text:p>
              </text:list-header>
            </text:list>
            <text:list text:style-name="L4">
              <text:list-header>
                <text:p text:style-name="P18"><text:span text:style-name="T5">4.</text:span><text:span text:style-name="T5"><text:tab/></text:span><text:span text:style-name="T5">Chtěl bych projít velký město světa, říct všem tulákům, </text:span><text:span text:style-name="T5"><text:line-break/></text:span><text:span text:style-name="T5">že jsem poznal jeden cíl, tam, kde nás čeká Otcův dům. </text:span><text:span text:style-name="T5"><text:line-break/></text:span><text:span text:style-name="T5">Už z dáli světla září, i ty hloupé mohou vést, </text:span><text:span text:style-name="T5"><text:line-break/></text:span><text:span text:style-name="T5">každý pocit má jak doma, když se zpátky vrátil z cest. </text:span><text:span text:style-name="T5"><text:line-break/></text:span><text:span text:style-name="T5">Všichni otcové a mámy, když se venku sešeří, </text:span><text:span text:style-name="T5"><text:line-break/></text:span><text:span text:style-name="T5">ke stolu tu spolu s námi domů míří k večeři.</text:span></text:p>
              </text:list-header>
            </text:list>
          </draw:text-box>
        </draw:frame>
        <draw:custom-shape draw:name="Text Box 3" draw:style-name="gr214" draw:text-style-name="P12" draw:layer="layout" svg:width="3.718cm" svg:height="1.108cm" svg:x="23.799cm" svg:y="0cm">
          <text:list text:style-name="L1">
            <text:list-header>
              <text:p text:style-name="P11"><text:span text:style-name="T6">1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1" presentation:class="page"/>
          <draw:frame presentation:style-name="pr1" draw:text-style-name="P5" draw:layer="layout" svg:width="15.239cm" svg:height="11.429cm" svg:x="1.905cm" svg:y="12.065cm" presentation:class="notes" presentation:placeholder="true">
            <draw:text-box/>
          </draw:frame>
        </presentation:notes>
      </draw:page>
      <draw:page draw:name="page2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o zná mě líp, než máme může znát, </text:span><text:span text:style-name="T5"><text:line-break/></text:span><text:span text:style-name="T5">kdo ví, kam jdu a kam by se měl brát, </text:span><text:span text:style-name="T5"><text:line-break/></text:span><text:span text:style-name="T5">kdo čeká dál, až zpátky přijdu jako tolikrát? </text:span><text:span text:style-name="T5"><text:line-break/></text:span><text:span text:style-name="T5">Díky, Pane, že se k tobě vracím rád. </text:span></text:p>
              </text:list-item>
            </text:list>
            <text:list text:style-name="L4">
              <text:list-header>
                <text:p text:style-name="P57"><text:span text:style-name="T5">2.</text:span><text:span text:style-name="T5"><text:tab/></text:span><text:span text:style-name="T5">Kdo vidí tam, kam žádnej člověk ne, </text:span><text:span text:style-name="T5"><text:line-break/></text:span><text:span text:style-name="T5">kdo cestu zná a tmy se nelekne, </text:span><text:span text:style-name="T5"><text:line-break/></text:span><text:span text:style-name="T5">kdo čeká dál, až zpátky přijdu jako tolikrát. </text:span><text:span text:style-name="T5"><text:line-break/></text:span><text:span text:style-name="T5">Díky Pane, že se k tobě vracím rád.</text:span></text:p>
                <text:p text:style-name="P57"><text:span text:style-name="T5">3.</text:span><text:span text:style-name="T5"><text:tab/></text:span><text:span text:style-name="T5">Kdo nedrží se svýho stádečka, </text:span><text:span text:style-name="T5"><text:line-break/></text:span><text:span text:style-name="T5">když zatoulá se jedna ovečka, </text:span><text:span text:style-name="T5"><text:line-break/></text:span><text:span text:style-name="T5">kdo hledá dál a život dává v sázku kolikrát. </text:span><text:span text:style-name="T5"><text:line-break/></text:span><text:span text:style-name="T5">Díky Pane, že se k tobě vracím rád.</text:span></text:p>
                <text:p text:style-name="P57"><text:span text:style-name="T5">4.</text:span><text:span text:style-name="T5"><text:tab/></text:span><text:span text:style-name="T5">Kdo neláme nad nikým z lidí hůl, </text:span><text:span text:style-name="T5"><text:line-break/></text:span><text:span text:style-name="T5">když člověk sám ho stokrát odmítnul, </text:span><text:span text:style-name="T5"><text:line-break/></text:span><text:span text:style-name="T5">kdo hledá dál a život dává v sázku kolikrát. </text:span><text:span text:style-name="T5"><text:line-break/></text:span><text:span text:style-name="T5">Díky Pane, že už nemusím se bát.</text:span></text:p>
              </text:list-header>
            </text:list>
          </draw:text-box>
        </draw:frame>
        <draw:custom-shape draw:name="Text Box 3" draw:style-name="gr215" draw:text-style-name="P12" draw:layer="layout" svg:width="3.718cm" svg:height="1.108cm" svg:x="23.799cm" svg:y="0cm">
          <text:list text:style-name="L1">
            <text:list-header>
              <text:p text:style-name="P11"><text:span text:style-name="T6">1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2" presentation:class="page"/>
          <draw:frame presentation:style-name="pr1" draw:text-style-name="P5" draw:layer="layout" svg:width="15.239cm" svg:height="11.429cm" svg:x="1.905cm" svg:y="12.065cm" presentation:class="notes" presentation:placeholder="true">
            <draw:text-box/>
          </draw:frame>
        </presentation:notes>
      </draw:page>
      <draw:page draw:name="page2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ybych znal množství jazyků, </text:span><text:span text:style-name="T5"><text:line-break/></text:span><text:span text:style-name="T5">kdybych znal zpěvy andělů, </text:span><text:span text:style-name="T5"><text:line-break/></text:span><text:span text:style-name="T5">lásku já kdybych neměl, hluché bude mé zpívání. </text:span></text:p>
              </text:list-item>
              <text:list-item>
                <text:p text:style-name="P10"><text:span text:style-name="T5">Láska je milá, shovívá, </text:span><text:span text:style-name="T5"><text:line-break/></text:span><text:span text:style-name="T5">láska se nepře, nežárlí, ...</text:span></text:p>
              </text:list-item>
            </text:list>
            <text:list text:style-name="L4">
              <text:list-header>
                <text:p text:style-name="P57"><text:span text:style-name="T5">3.</text:span><text:span text:style-name="T5"><text:tab/></text:span><text:span text:style-name="T5">Láska je tichá, nezištná, </text:span><text:span text:style-name="T5"><text:line-break/></text:span><text:span text:style-name="T5">láska se mírní, nechlubí, ...</text:span></text:p>
                <text:p text:style-name="P57"><text:span text:style-name="T5">4.</text:span><text:span text:style-name="T5"><text:tab/></text:span><text:span text:style-name="T5">Láska vše snáší, uvěří, </text:span><text:span text:style-name="T5"><text:line-break/></text:span><text:span text:style-name="T5">láska, ta všechno přetrpí, ...</text:span></text:p>
                <text:p text:style-name="P57"><text:span text:style-name="T5">5.</text:span><text:span text:style-name="T5"><text:tab/></text:span><text:span text:style-name="T5">Láska je plná doufání, </text:span><text:span text:style-name="T5"><text:line-break/></text:span><text:span text:style-name="T5">láska, ta nikdy nekončí, ...</text:span></text:p>
                <text:p text:style-name="P57"><text:span text:style-name="T5">6.</text:span><text:span text:style-name="T5"><text:tab/></text:span><text:span text:style-name="T5">Naděje, víra pominou, </text:span><text:span text:style-name="T5"><text:line-break/></text:span><text:span text:style-name="T5">láska, však žije do věků, ...</text:span></text:p>
                <text:p text:style-name="P57"><text:span text:style-name="T5">7.</text:span><text:span text:style-name="T5"><text:tab/></text:span><text:span text:style-name="T5">Kdybych znal množství jazyků, </text:span><text:span text:style-name="T5"><text:line-break/></text:span><text:span text:style-name="T5">kdybych znal zpěvy andělů, …</text:span></text:p>
              </text:list-header>
            </text:list>
          </draw:text-box>
        </draw:frame>
        <draw:custom-shape draw:name="Text Box 3" draw:style-name="gr216" draw:text-style-name="P12" draw:layer="layout" svg:width="3.718cm" svg:height="1.108cm" svg:x="23.799cm" svg:y="0cm">
          <text:list text:style-name="L1">
            <text:list-header>
              <text:p text:style-name="P11"><text:span text:style-name="T6">1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3" presentation:class="page"/>
          <draw:frame presentation:style-name="pr1" draw:text-style-name="P5" draw:layer="layout" svg:width="15.239cm" svg:height="11.429cm" svg:x="1.905cm" svg:y="12.065cm" presentation:class="notes" presentation:placeholder="true">
            <draw:text-box/>
          </draw:frame>
        </presentation:notes>
      </draw:page>
      <draw:page draw:name="page2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Když bouře zuří zlá, když naděj zemdlívá, </text:span><text:span text:style-name="T5"><text:line-break/></text:span><text:span text:style-name="T5">(: přec nemusíš se bát.:)</text:span></text:p>
                <text:p text:style-name="P32"><text:span text:style-name="T5"> </text:span></text:p>
                <text:p text:style-name="P35"><text:span text:style-name="T5">R: </text:span><text:span text:style-name="T5"><text:tab/></text:span><text:span text:style-name="T5">On ti praví: „S tebou jsem.“ On ti praví: „Neboj se.“ </text:span><text:span text:style-name="T5"><text:line-break/></text:span><text:span text:style-name="T5">On ti praví: „Můj jsi ty.“ Praví: „Můj jsi ty.“ </text:span></text:p>
                <text:p text:style-name="P32"><text:span text:style-name="T5"> </text:span></text:p>
                <text:p text:style-name="P32"><text:span text:style-name="T5">2. Když jít máš přes vody a nikde opory, </text:span><text:span text:style-name="T5"><text:line-break/></text:span><text:span text:style-name="T5">(:přec nemusíš se bát.:)</text:span></text:p>
                <text:p text:style-name="P32"><text:span text:style-name="T5"> </text:span></text:p>
                <text:p text:style-name="P32"><text:span text:style-name="T5">3. Když ohněm projít máš a ochranu nemáš, </text:span><text:span text:style-name="T5"><text:line-break/></text:span><text:span text:style-name="T5">(:přec nemusíš se bát.:) </text:span></text:p>
              </text:list-header>
            </text:list>
          </draw:text-box>
        </draw:frame>
        <draw:custom-shape draw:name="Text Box 3" draw:style-name="gr217" draw:text-style-name="P12" draw:layer="layout" svg:width="3.718cm" svg:height="1.108cm" svg:x="23.799cm" svg:y="0cm">
          <text:list text:style-name="L1">
            <text:list-header>
              <text:p text:style-name="P11"><text:span text:style-name="T6">1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4" presentation:class="page"/>
          <draw:frame presentation:style-name="pr1" draw:text-style-name="P5" draw:layer="layout" svg:width="15.239cm" svg:height="11.429cm" svg:x="1.905cm" svg:y="12.065cm" presentation:class="notes" presentation:placeholder="true">
            <draw:text-box/>
          </draw:frame>
        </presentation:notes>
      </draw:page>
      <draw:page draw:name="page2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Když hynou stáda, když srdce strádá, </text:span><text:span text:style-name="T5"><text:line-break/></text:span><text:span text:style-name="T5">(: nenech si víru vzít, nenech si lásku vzít, </text:span><text:span text:style-name="T5"><text:line-break/></text:span><text:span text:style-name="T5">naději, lásku svou, jež pokoj dává. :)</text:span></text:p>
              </text:list-item>
            </text:list>
            <text:list text:style-name="L4">
              <text:list-header>
                <text:p text:style-name="P33"><text:span text:style-name="T5"/></text:p>
                <text:p text:style-name="P18"><text:span text:style-name="T5">2.</text:span><text:span text:style-name="T5"><text:tab/></text:span><text:span text:style-name="T5">Když k pravdě brána je zamykána, </text:span><text:span text:style-name="T5"><text:line-break/></text:span><text:span text:style-name="T5">(: nenech si víru vzít... :)</text:span></text:p>
                <text:p text:style-name="P33"><text:span text:style-name="T5"/></text:p>
                <text:p text:style-name="P18"><text:span text:style-name="T5">3.</text:span><text:span text:style-name="T5"><text:tab/></text:span><text:span text:style-name="T5">Když jednou zrána zlá přijde zpráva, </text:span><text:span text:style-name="T5"><text:line-break/></text:span><text:span text:style-name="T5">(: nenech si víru vzít... :)</text:span></text:p>
              </text:list-header>
            </text:list>
          </draw:text-box>
        </draw:frame>
        <draw:custom-shape draw:name="Text Box 3" draw:style-name="gr218" draw:text-style-name="P12" draw:layer="layout" svg:width="3.718cm" svg:height="1.108cm" svg:x="23.799cm" svg:y="0cm">
          <text:list text:style-name="L1">
            <text:list-header>
              <text:p text:style-name="P11"><text:span text:style-name="T6">1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5" presentation:class="page"/>
          <draw:frame presentation:style-name="pr1" draw:text-style-name="P5" draw:layer="layout" svg:width="15.239cm" svg:height="11.429cm" svg:x="1.905cm" svg:y="12.065cm" presentation:class="notes" presentation:placeholder="true">
            <draw:text-box/>
          </draw:frame>
        </presentation:notes>
      </draw:page>
      <draw:page draw:name="page2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dyž Ježíš šel přes tu Judskou zem, </text:span><text:span text:style-name="T5"><text:line-break/></text:span><text:span text:style-name="T5">druhům svým věrným řek pojďte, jdem, <text:s/></text:span><text:span text:style-name="T5"><text:line-break/></text:span><text:span text:style-name="T5">[: dneska v Káni je svatba, bude tam i máti má, </text:span><text:span text:style-name="T5"><text:line-break/></text:span><text:span text:style-name="T5">dnes je v Káni svatba, tak tam jdem, :] </text:span></text:p>
              </text:list-item>
              <text:list-item>
                <text:p text:style-name="P10"><text:span text:style-name="T5">Svatby té veselý ruch a rej, </text:span><text:span text:style-name="T5"><text:line-break/></text:span><text:span text:style-name="T5">nocí zní přes celou Galilej, </text:span><text:span text:style-name="T5"><text:line-break/></text:span><text:span text:style-name="T5">[: máti volá na syna - zůstali jsme bez vína </text:span><text:span text:style-name="T5"><text:line-break/></text:span><text:span text:style-name="T5">a to by byl svatby konec zlej, :] </text:span></text:p>
              </text:list-item>
              <text:list-item>
                <text:p text:style-name="P10"><text:span text:style-name="T5">V Káni maj šest štoudví kamenejch, </text:span><text:span text:style-name="T5"><text:line-break/></text:span><text:span text:style-name="T5">Ježíš dal do každý vodu vlejt, </text:span><text:span text:style-name="T5"><text:line-break/></text:span><text:span text:style-name="T5">[: voda v kádích zapění, ve víno se promění, </text:span><text:span text:style-name="T5"><text:line-break/></text:span><text:span text:style-name="T5">vína dost, hej, správče, nalít dej. :] </text:span></text:p>
              </text:list-item>
              <text:list-item>
                <text:p text:style-name="P10"><text:span text:style-name="T5">Proč dal víc, než hosti vypít chtěj, </text:span><text:span text:style-name="T5"><text:line-break/></text:span><text:span text:style-name="T5">proč dal víc, než třeba, znát mi dej, </text:span><text:span text:style-name="T5"><text:line-break/></text:span><text:span text:style-name="T5">[: já čet jsem u Kalvína, že pět set litrů vína, </text:span><text:span text:style-name="T5"><text:line-break/></text:span><text:span text:style-name="T5">šest štoudví má, Bůh jim požehnej. :] </text:span></text:p>
              </text:list-item>
            </text:list>
          </draw:text-box>
        </draw:frame>
        <draw:custom-shape draw:name="Text Box 3" draw:style-name="gr219" draw:text-style-name="P12" draw:layer="layout" svg:width="3.718cm" svg:height="1.108cm" svg:x="23.799cm" svg:y="0cm">
          <text:list text:style-name="L1">
            <text:list-header>
              <text:p text:style-name="P11"><text:span text:style-name="T6">1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6" presentation:class="page"/>
          <draw:frame presentation:style-name="pr1" draw:text-style-name="P5" draw:layer="layout" svg:width="15.239cm" svg:height="11.429cm" svg:x="1.905cm" svg:y="12.065cm" presentation:class="notes" presentation:placeholder="true">
            <draw:text-box/>
          </draw:frame>
        </presentation:notes>
      </draw:page>
      <draw:page draw:name="page2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5. </text:span><text:span text:style-name="T5"><text:tab/></text:span><text:span text:style-name="T5">Podstatný je pití vína sled, </text:span><text:span text:style-name="T5"><text:line-break/></text:span><text:span text:style-name="T5">nejlepší víno se dává hned </text:span><text:span text:style-name="T5"><text:line-break/></text:span><text:span text:style-name="T5">[: a jak času přibejvá, to horší se nalejvá, </text:span><text:span text:style-name="T5"><text:line-break/></text:span><text:span text:style-name="T5">v Káni maj nejlepší naposled. :] </text:span></text:p>
              </text:list-header>
            </text:list>
            <text:list text:style-name="L27">
              <text:list-item>
                <text:p text:style-name="P16"><text:span text:style-name="T5">V žití tvém přibývá dalších let, </text:span><text:span text:style-name="T5"><text:line-break/></text:span><text:span text:style-name="T5">nečekej nejhorší naposled, <text:s/></text:span><text:span text:style-name="T5"><text:line-break/></text:span><text:span text:style-name="T5">[: Bůh na sklonku tvého dne, dá ti víno výborné, </text:span><text:span text:style-name="T5"><text:line-break/></text:span><text:span text:style-name="T5">výborné víno až naposled. :] </text:span></text:p>
              </text:list-item>
              <text:list-item>
                <text:p text:style-name="P16"><text:span text:style-name="T5">V žití tvém dnes každá radost tvá, </text:span><text:span text:style-name="T5"><text:line-break/></text:span><text:span text:style-name="T5">radost tu úplnou předjímá, <text:s/></text:span><text:span text:style-name="T5"><text:line-break/></text:span><text:span text:style-name="T5">[: v své smrti jen přejdeš most, Bůh zavolá další host, </text:span><text:span text:style-name="T5"><text:line-break/></text:span><text:span text:style-name="T5">novej host k nám vešel na slavnost. :] </text:span></text:p>
              </text:list-item>
              <text:list-item>
                <text:p text:style-name="P16"><text:span text:style-name="T5">Víno tvé, výborné, pít mi dej, </text:span><text:span text:style-name="T5"><text:line-break/></text:span><text:span text:style-name="T5">říká Bůh jen dnes už ochutnej, </text:span><text:span text:style-name="T5"><text:line-break/></text:span><text:span text:style-name="T5">hle kalich můj oplývá, v něm čas se ti otvírá, </text:span><text:span text:style-name="T5"><text:line-break/></text:span><text:span text:style-name="T5">kalich můj oplývá, přijímej, <text:s/></text:span><text:span text:style-name="T5"><text:line-break/></text:span><text:span text:style-name="T5">hle kalich můj oplývá, v něm pro všechny dost zbývá, </text:span><text:span text:style-name="T5"><text:line-break/></text:span><text:span text:style-name="T5">kalich můj oplývá, přijímej.</text:span></text:p>
              </text:list-item>
            </text:list>
          </draw:text-box>
        </draw:frame>
        <draw:custom-shape draw:name="Text Box 3" draw:style-name="gr220" draw:text-style-name="P12" draw:layer="layout" svg:width="3.718cm" svg:height="1.108cm" svg:x="23.799cm" svg:y="0cm">
          <text:list text:style-name="L1">
            <text:list-header>
              <text:p text:style-name="P11"><text:span text:style-name="T6">1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7" presentation:class="page"/>
          <draw:frame presentation:style-name="pr1" draw:text-style-name="P5" draw:layer="layout" svg:width="15.239cm" svg:height="11.429cm" svg:x="1.905cm" svg:y="12.065cm" presentation:class="notes" presentation:placeholder="true">
            <draw:text-box/>
          </draw:frame>
        </presentation:notes>
      </draw:page>
      <draw:page draw:name="page2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4"><text:span text:style-name="T5">1. Když ti schází odvaha, je tu Ten, kdo pomáhá,</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2. Když tě pýcha zachvátí, je tu Ten, kdo říká ti:</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3. Když jsi spoután řetězy, je tu Ten, kdo vítězí.</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p text:style-name="P54"><text:span text:style-name="T5">4. Když sis rakev přichystal, je tu Ten, kdo z mrtvých vstal.</text:span><text:span text:style-name="T5"><text:line-break/></text:span><text:span text:style-name="T5">Nejsi sám nejsi sám, sám svůj, sám svůj.</text:span><text:span text:style-name="T5"><text:line-break/></text:span><text:span text:style-name="T5">Já vím, já vím, nejsem sám, sám svůj</text:span><text:span text:style-name="T5"><text:line-break/></text:span><text:span text:style-name="T5">Páně jsem, nejsem sám, sám svůj, sám svůj.</text:span></text:p>
              </text:list-header>
            </text:list>
          </draw:text-box>
        </draw:frame>
        <draw:custom-shape draw:name="Text Box 3" draw:style-name="gr221" draw:text-style-name="P12" draw:layer="layout" svg:width="3.718cm" svg:height="1.108cm" svg:x="23.799cm" svg:y="0cm">
          <text:list text:style-name="L1">
            <text:list-header>
              <text:p text:style-name="P11"><text:span text:style-name="T6">1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8" presentation:class="page"/>
          <draw:frame presentation:style-name="pr1" draw:text-style-name="P5" draw:layer="layout" svg:width="15.239cm" svg:height="11.429cm" svg:x="1.905cm" svg:y="12.065cm" presentation:class="notes" presentation:placeholder="true">
            <draw:text-box/>
          </draw:frame>
        </presentation:notes>
      </draw:page>
      <draw:page draw:name="page2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Když trní rozdírá krvavý vlas, </text:span><text:span text:style-name="T5"><text:line-break/></text:span><text:span text:style-name="T5">kapičky rosy na stoncích řas, </text:span><text:span text:style-name="T5"><text:line-break/></text:span><text:span text:style-name="T5">davů volání, na pohřeb vyzvání, </text:span><text:span text:style-name="T5"><text:line-break/></text:span><text:span text:style-name="T5">úsměšky utlumí Ježíšův hlas. </text:span></text:p>
                <text:p text:style-name="P65"><text:span text:style-name="T5">2.</text:span><text:span text:style-name="T5"><text:tab/></text:span><text:span text:style-name="T5">Dav křičí „ukřižuj", Pilát má strach, </text:span><text:span text:style-name="T5"><text:line-break/></text:span><text:span text:style-name="T5">klid má a koryto, nechce být vrah, </text:span><text:span text:style-name="T5"><text:line-break/></text:span><text:span text:style-name="T5">zeptá se, kdo je ten nevinný spasitel, </text:span><text:span text:style-name="T5"><text:line-break/></text:span><text:span text:style-name="T5">Barabáš svoboden, Ježíšův krach.</text:span></text:p>
                <text:p text:style-name="P65"><text:span text:style-name="T5">3.</text:span><text:span text:style-name="T5"><text:tab/></text:span><text:span text:style-name="T5">I z beder strhli prostinký šat, </text:span><text:span text:style-name="T5"><text:line-break/></text:span><text:span text:style-name="T5">v zápěstích díry, nebude lhát, </text:span><text:span text:style-name="T5"><text:line-break/></text:span><text:span text:style-name="T5">lidé ho zmlátili, tváře mu poplili, </text:span><text:span text:style-name="T5"><text:line-break/></text:span><text:span text:style-name="T5">když třetí odbíjí, dostává mat. </text:span></text:p>
              </text:list-header>
            </text:list>
          </draw:text-box>
        </draw:frame>
        <draw:custom-shape draw:name="Text Box 3" draw:style-name="gr222" draw:text-style-name="P12" draw:layer="layout" svg:width="3.718cm" svg:height="1.108cm" svg:x="23.799cm" svg:y="0cm">
          <text:list text:style-name="L1">
            <text:list-header>
              <text:p text:style-name="P11"><text:span text:style-name="T6">1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9" presentation:class="page"/>
          <draw:frame presentation:style-name="pr1" draw:text-style-name="P5" draw:layer="layout" svg:width="15.239cm" svg:height="11.429cm" svg:x="1.905cm" svg:y="12.065cm" presentation:class="notes" presentation:placeholder="true">
            <draw:text-box/>
          </draw:frame>
        </presentation:notes>
      </draw:page>
      <draw:page draw:name="page2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4.</text:span><text:span text:style-name="T5"><text:tab/></text:span><text:span text:style-name="T5">A jeho věrní stojí tu dnes, </text:span><text:span text:style-name="T5"><text:line-break/></text:span><text:span text:style-name="T5">v závitech paměti hoduje rez, </text:span><text:span text:style-name="T5"><text:line-break/></text:span><text:span text:style-name="T5">hledíme ve strachu na něho, na bráchu </text:span><text:span text:style-name="T5"><text:line-break/></text:span><text:span text:style-name="T5">a Lukáš píše, že přichází stres.</text:span></text:p>
                <text:p text:style-name="P65"><text:span text:style-name="T5">5.</text:span><text:span text:style-name="T5"><text:tab/></text:span><text:span text:style-name="T5">Vstane, on slíbil to, dobře to vím, </text:span><text:span text:style-name="T5"><text:line-break/></text:span><text:span text:style-name="T5">v lámání chleba zas budeme s ním, </text:span><text:span text:style-name="T5"><text:line-break/></text:span><text:span text:style-name="T5">podáme ruce všem, půjdeme životem </text:span><text:span text:style-name="T5"><text:line-break/></text:span><text:span text:style-name="T5">smutných dní, ozvěny zmizí jak dým.</text:span></text:p>
              </text:list-header>
            </text:list>
          </draw:text-box>
        </draw:frame>
        <draw:custom-shape draw:name="Text Box 1027" draw:style-name="gr223" draw:text-style-name="P12" draw:layer="layout" svg:width="3.718cm" svg:height="1.108cm" svg:x="23.799cm" svg:y="0cm">
          <text:list text:style-name="L1">
            <text:list-header>
              <text:p text:style-name="P11"><text:span text:style-name="T6">1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0" presentation:class="page"/>
          <draw:frame presentation:style-name="pr1" draw:text-style-name="P5" draw:layer="layout" svg:width="15.239cm" svg:height="11.429cm" svg:x="1.905cm" svg:y="12.065cm" presentation:class="notes" presentation:placeholder="true">
            <draw:text-box/>
          </draw:frame>
        </presentation:notes>
      </draw:page>
      <draw:page draw:name="page2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Když ve tmě chodíme a díme, že jsme s Bohem, </text:span><text:span text:style-name="T5"><text:line-break/></text:span><text:span text:style-name="T5">lžeme a pravdy v nás není. </text:span></text:p>
              </text:list-item>
              <text:list-item>
                <text:p text:style-name="P48"><text:span text:style-name="T5">Když sami hřešíme a díme, že jsme bez viny, </text:span><text:span text:style-name="T5"><text:line-break/></text:span><text:span text:style-name="T5">lžeme a pravdy v nás není.</text:span></text:p>
              </text:list-item>
            </text:list>
            <text:list text:style-name="L4">
              <text:list-header>
                <text:p text:style-name="P53"><text:span text:style-name="T5">3.</text:span><text:span text:style-name="T5"><text:tab/></text:span><text:span text:style-name="T5">Svýho bratra nenávidíme a díme, že jsme ve světle, </text:span><text:span text:style-name="T5"><text:line-break/></text:span><text:span text:style-name="T5">lžeme a tápeme ve tmě.</text:span></text:p>
                <text:p text:style-name="P53"><text:span text:style-name="T5">4. </text:span><text:span text:style-name="T5"><text:tab/></text:span><text:span text:style-name="T5">Jeho vůli nečiníme a díme, že jej známe, </text:span><text:span text:style-name="T5"><text:line-break/></text:span><text:span text:style-name="T5">lžeme a pravdy v nás není.</text:span><text:span text:style-name="T5"><text:line-break/></text:span><text:span text:style-name="T5"><text:line-break/></text:span><text:span text:style-name="T5">Když hříchy vyznáváme a rceme, že jsme červi, </text:span><text:span text:style-name="T5"><text:line-break/></text:span><text:span text:style-name="T5">krví svou smyje naše hříchy, </text:span><text:span text:style-name="T5"><text:line-break/></text:span><text:span text:style-name="T5">krví svou smyje naše hříchy. </text:span></text:p>
              </text:list-header>
            </text:list>
          </draw:text-box>
        </draw:frame>
        <draw:custom-shape draw:name="Text Box 1027" draw:style-name="gr224" draw:text-style-name="P12" draw:layer="layout" svg:width="3.718cm" svg:height="1.108cm" svg:x="23.799cm" svg:y="0cm">
          <text:list text:style-name="L1">
            <text:list-header>
              <text:p text:style-name="P11"><text:span text:style-name="T6">1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1" presentation:class="page"/>
          <draw:frame presentation:style-name="pr1" draw:text-style-name="P5" draw:layer="layout" svg:width="15.239cm" svg:height="11.429cm" svg:x="1.905cm" svg:y="12.065cm" presentation:class="notes" presentation:placeholder="true">
            <draw:text-box/>
          </draw:frame>
        </presentation:notes>
      </draw:page>
      <draw:page draw:name="page2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Když všechno vzdát už velí síla zvyku, </text:span><text:span text:style-name="T5"><text:line-break/></text:span><text:span text:style-name="T5">přistupte jen ke stromu fíkovníku, </text:span><text:span text:style-name="T5"><text:line-break/></text:span><text:span text:style-name="T5">fíkový strom, fíkový strom, fíkový strom, </text:span><text:span text:style-name="T5"><text:line-break/></text:span><text:span text:style-name="T5">Fíkový strom nám bude učitelem, </text:span><text:span text:style-name="T5"><text:line-break/></text:span><text:span text:style-name="T5">když už se zdá, že z posledního melem, </text:span><text:span text:style-name="T5"><text:line-break/></text:span><text:span text:style-name="T5">fíkový strom, fíkový strom, fíkový strom. </text:span></text:p>
              </text:list-item>
              <text:list-item>
                <text:p text:style-name="P48"><text:span text:style-name="T5"><text:s/></text:span><text:span text:style-name="T5">Když už se zdá, že jedem z vršku dolů, </text:span><text:span text:style-name="T5"><text:line-break/></text:span><text:span text:style-name="T5">fíkový strom teď otevírá školu - fíkový strom... </text:span><text:span text:style-name="T5"><text:line-break/></text:span><text:span text:style-name="T5">Když každý ví, že už jsme na tom bledě, </text:span><text:span text:style-name="T5"><text:line-break/></text:span><text:span text:style-name="T5">fíkový strom teď učí jiné vědě - fíkový strom...</text:span></text:p>
              </text:list-item>
              <text:list-item>
                <text:p text:style-name="P48"><text:span text:style-name="T5">A kdo se dá ke stromu do učení, </text:span><text:span text:style-name="T5"><text:line-break/></text:span><text:span text:style-name="T5">ten nezoufá, že nebude, co není - fíkový strom … </text:span><text:span text:style-name="T5"><text:line-break/></text:span><text:span text:style-name="T5">Fíkový strom teď podobenství učí, </text:span><text:span text:style-name="T5"><text:line-break/></text:span><text:span text:style-name="T5">co znamená, když listí jeho pučí - fíkový strom....</text:span></text:p>
              </text:list-item>
            </text:list>
          </draw:text-box>
        </draw:frame>
        <draw:custom-shape draw:name="Text Box 1027" draw:style-name="gr225" draw:text-style-name="P12" draw:layer="layout" svg:width="3.718cm" svg:height="1.108cm" svg:x="23.799cm" svg:y="0cm">
          <text:list text:style-name="L1">
            <text:list-header>
              <text:p text:style-name="P11"><text:span text:style-name="T6">1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2" presentation:class="page"/>
          <draw:frame presentation:style-name="pr1" draw:text-style-name="P5" draw:layer="layout" svg:width="15.239cm" svg:height="11.429cm" svg:x="1.905cm" svg:y="12.065cm" presentation:class="notes" presentation:placeholder="true">
            <draw:text-box/>
          </draw:frame>
        </presentation:notes>
      </draw:page>
      <draw:page draw:name="page2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Kéž bychom to uměli zpívat písně chvály, </text:span><text:span text:style-name="T5"><text:line-break/></text:span><text:span text:style-name="T5">i když se nám nedaří vše, jak jsme si přáli. </text:span><text:span text:style-name="T5"><text:line-break/></text:span><text:span text:style-name="T5">Kéž bychom svou písničkou mohli bližním říci, </text:span><text:span text:style-name="T5"><text:line-break/></text:span><text:span text:style-name="T5">že je může potěšit Pán Bůh milující. </text:span></text:p>
                <text:p text:style-name="P42"><text:span text:style-name="T5">2. David skákal radostí, tak jak hudba hrála, </text:span><text:span text:style-name="T5"><text:line-break/></text:span><text:span text:style-name="T5">třebas k jeho vážnosti nehodná se zdála. </text:span><text:span text:style-name="T5"><text:line-break/></text:span><text:span text:style-name="T5">Nic si z toho nedělal, i když lidem k smíchu, </text:span><text:span text:style-name="T5"><text:line-break/></text:span><text:span text:style-name="T5">zpíval Bohu chvalozpěv, nedbal na svou pýchu. </text:span></text:p>
                <text:p text:style-name="P42"><text:span text:style-name="T5">3. Pavel seděl v žaláři, nohy v těžké kládě, </text:span><text:span text:style-name="T5"><text:line-break/></text:span><text:span text:style-name="T5">třebaže byl bez viny, nenadával vládě. </text:span><text:span text:style-name="T5"><text:line-break/></text:span><text:span text:style-name="T5">Do tmavého vězení nerad šel by býval, </text:span><text:span text:style-name="T5"><text:line-break/></text:span><text:span text:style-name="T5">to však na tom nemění, že si v poutech zpíval. </text:span></text:p>
                <text:p text:style-name="P42"><text:span text:style-name="T5">4. Tam kde slova nestačí, ještě něco zbývá: </text:span><text:span text:style-name="T5"><text:line-break/></text:span><text:span text:style-name="T5">Kdo se z víry raduje, ten ať Bohu zpívá. </text:span><text:span text:style-name="T5"><text:line-break/></text:span><text:span text:style-name="T5">Nemusí o hudbě mít třeba ani zdání, </text:span><text:span text:style-name="T5"><text:line-break/></text:span><text:span text:style-name="T5">přesto písni vděčnosti nic už nezabrání. </text:span></text:p>
              </text:list-header>
            </text:list>
          </draw:text-box>
        </draw:frame>
        <draw:custom-shape draw:name="Text Box 3" draw:style-name="gr226" draw:text-style-name="P12" draw:layer="layout" svg:width="3.718cm" svg:height="1.108cm" svg:x="23.799cm" svg:y="0cm">
          <text:list text:style-name="L1">
            <text:list-header>
              <text:p text:style-name="P11"><text:span text:style-name="T6">1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3" presentation:class="page"/>
          <draw:frame presentation:style-name="pr1" draw:text-style-name="P5" draw:layer="layout" svg:width="15.239cm" svg:height="11.429cm" svg:x="1.905cm" svg:y="12.065cm" presentation:class="notes" presentation:placeholder="true">
            <draw:text-box/>
          </draw:frame>
        </presentation:notes>
      </draw:page>
      <draw:page draw:name="page2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6"><text:span text:style-name="T5">Kolik je cest na rozcestí a která z nich vede k štěstí, </text:span><text:span text:style-name="T5"><text:line-break/></text:span><text:span text:style-name="T5">Tak jsem se ptal světa, žízní vyprahlý. </text:span></text:p>
              </text:list-item>
            </text:list>
            <text:list text:style-name="L4">
              <text:list-header>
                <text:p text:style-name="P64"><text:span text:style-name="T5">2. </text:span><text:span text:style-name="T5"><text:tab/></text:span><text:span text:style-name="T5">Proč někdo má cestu úzkou, strmou a mokrou a kluzkou, ..</text:span></text:p>
              </text:list-header>
            </text:list>
            <text:list text:style-name="L20">
              <text:list-item>
                <text:p text:style-name="P16"><text:span text:style-name="T5">Proč, kdo má hodně, chce více, zavírá dům na petlice, …</text:span></text:p>
              </text:list-item>
            </text:list>
            <text:list text:style-name="L19">
              <text:list-item>
                <text:p text:style-name="P16"><text:span text:style-name="T5">Proč hladoví spousta lidí a sytí tak špatně vidí, … <text:s text:c="3"/>(V) </text:span></text:p>
              </text:list-item>
            </text:list>
            <text:list text:style-name="L4">
              <text:list-header>
                <text:p text:style-name="P64"><text:span text:style-name="T5">5.</text:span><text:span text:style-name="T5"><text:tab/></text:span><text:span text:style-name="T5">Proč lidi za sprostý lhaní dostávaj vyznamenání, …</text:span></text:p>
                <text:p text:style-name="P64"><text:span text:style-name="T5">6.</text:span><text:span text:style-name="T5"><text:tab/></text:span><text:span text:style-name="T5">A co až budou ty ceny v urnový háj rozprášeny, …</text:span></text:p>
                <text:p text:style-name="P64"><text:span text:style-name="T5">7. </text:span><text:span text:style-name="T5"><text:tab/></text:span><text:span text:style-name="T5">Kde najít života pramen, v erbu jen bláto a kámen, …</text:span></text:p>
                <text:p text:style-name="P69"><text:span text:style-name="T5">8. Kolik je cest na rozcestí a která z nich vede k štěstí, … <text:s/>(V) </text:span></text:p>
                <text:p text:style-name="P64"><text:span text:style-name="T5">V: </text:span><text:span text:style-name="T5"><text:tab/></text:span><text:span text:style-name="T5">Chodil bych dál křížem krážem po prašných cestách, </text:span><text:span text:style-name="T5"><text:line-break/></text:span><text:span text:style-name="T5">a ptal se osudu, co mi chystá, </text:span><text:span text:style-name="T5"><text:line-break/></text:span><text:span text:style-name="T5">hledal bych dál pravdu světa na prašnejch cestách, </text:span><text:span text:style-name="T5"><text:line-break/></text:span><text:span text:style-name="T5">nepotkat opravdovýho přítele, Ježíše Krista, </text:span><text:span text:style-name="T5"><text:line-break/></text:span><text:span text:style-name="T5">Ježíše Krista, Ježíše Krista. </text:span></text:p>
              </text:list-header>
            </text:list>
          </draw:text-box>
        </draw:frame>
        <draw:custom-shape draw:name="Text Box 3" draw:style-name="gr227" draw:text-style-name="P12" draw:layer="layout" svg:width="3.718cm" svg:height="1.108cm" svg:x="23.799cm" svg:y="0cm">
          <text:list text:style-name="L1">
            <text:list-header>
              <text:p text:style-name="P11"><text:span text:style-name="T6">1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4" presentation:class="page"/>
          <draw:frame presentation:style-name="pr1" draw:text-style-name="P5" draw:layer="layout" svg:width="15.239cm" svg:height="11.429cm" svg:x="1.905cm" svg:y="12.065cm" presentation:class="notes" presentation:placeholder="true">
            <draw:text-box/>
          </draw:frame>
        </presentation:notes>
      </draw:page>
      <draw:page draw:name="page2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ráčel krajem poutník, šel sám, (3x) </text:span><text:span text:style-name="T5"><text:line-break/></text:span><text:span text:style-name="T5">potkal dívku, nesla džbán, přistoupil k ní a pravil: </text:span><text:span text:style-name="T5"><text:line-break/></text:span><text:span text:style-name="T5">(:Ráchel, Ráchel, žízeň mě zmáhá, </text:span><text:span text:style-name="T5"><text:line-break/></text:span><text:span text:style-name="T5">Ráchel, Ráchel, žízeň mě zmáhá, </text:span><text:span text:style-name="T5"><text:line-break/></text:span><text:span text:style-name="T5">Ráchel, Ráchel, žízeň mě zmáhá, </text:span><text:span text:style-name="T5"><text:line-break/></text:span><text:span text:style-name="T5">přistup blíž, nehodná, a dej mi pít.:) </text:span></text:p>
              </text:list-item>
              <text:list-item>
                <text:p text:style-name="P10"><text:span text:style-name="T5">Řekla: (: Kdo jsi, kdo jsi, že mi říkáš jménem :) </text:span><text:span text:style-name="T5"><text:line-break/></text:span><text:span text:style-name="T5">já tě vidím poprvé, odkud mě znáš.:) </text:span></text:p>
              </text:list-item>
              <text:list-item>
                <text:p text:style-name="P10"><text:span text:style-name="T5">(: Ráchel, Ráchel, já znám víc, než jméno. :) </text:span><text:span text:style-name="T5"><text:line-break/></text:span><text:span text:style-name="T5">Pak se napil, ruku zdvih a kráčel dál.:)</text:span></text:p>
              </text:list-item>
            </text:list>
            <text:list text:style-name="L19">
              <text:list-item>
                <text:p text:style-name="P10"><text:span text:style-name="T5">(: Ten džbán, ten džbán, z nepálené hlíny, :) </text:span><text:span text:style-name="T5"><text:line-break/></text:span><text:span text:style-name="T5">v onu chvíli zazářil kovem ryzím. </text:span></text:p>
              </text:list-item>
              <text:list-item>
                <text:p text:style-name="P10"><text:span text:style-name="T5">Kráčel krajem poutník, šel sám, (3x) </text:span><text:span text:style-name="T5"><text:line-break/></text:span><text:span text:style-name="T5">ač byl chudý, nepoznán, přece byl král. </text:span></text:p>
              </text:list-item>
            </text:list>
          </draw:text-box>
        </draw:frame>
        <draw:custom-shape draw:name="Text Box 3" draw:style-name="gr228" draw:text-style-name="P12" draw:layer="layout" svg:width="3.718cm" svg:height="1.108cm" svg:x="23.799cm" svg:y="0cm">
          <text:list text:style-name="L1">
            <text:list-header>
              <text:p text:style-name="P11"><text:span text:style-name="T6">1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5" presentation:class="page"/>
          <draw:frame presentation:style-name="pr1" draw:text-style-name="P5" draw:layer="layout" svg:width="15.239cm" svg:height="11.429cm" svg:x="1.905cm" svg:y="12.065cm" presentation:class="notes" presentation:placeholder="true">
            <draw:text-box/>
          </draw:frame>
        </presentation:notes>
      </draw:page>
      <draw:page draw:name="page2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Krásnou vlast připravil pro svůj lid </text:span><text:span text:style-name="T5"><text:line-break/></text:span><text:span text:style-name="T5">milý náš Spasitel na nebi. </text:span><text:span text:style-name="T5"><text:line-break/></text:span><text:span text:style-name="T5">Radost jen vládne tam, věčný klid, </text:span><text:span text:style-name="T5"><text:line-break/></text:span><text:span text:style-name="T5">Tvůrce kde zástupy velebí. </text:span></text:p>
              </text:list-item>
            </text:list>
            <text:list text:style-name="L4">
              <text:list-header>
                <text:p text:style-name="P57"><text:span text:style-name="T5">R: </text:span><text:span text:style-name="T5"><text:tab/></text:span><text:span text:style-name="T5">(: Krásnou vlast na nebi </text:span><text:span text:style-name="T5"><text:line-break/></text:span><text:span text:style-name="T5">připravil věrným svým Spasitel. :) </text:span></text:p>
              </text:list-header>
            </text:list>
            <text:list text:style-name="L23">
              <text:list-item>
                <text:p text:style-name="P10"><text:span text:style-name="T5">Efata! Otevři se i nám, </text:span><text:span text:style-name="T5"><text:line-break/></text:span><text:span text:style-name="T5">bráno ty nebeská z milosti! </text:span><text:span text:style-name="T5"><text:line-break/></text:span><text:span text:style-name="T5">Pane náš, k nadhvězdným končinám </text:span><text:span text:style-name="T5"><text:line-break/></text:span><text:span text:style-name="T5">doveď nás, v domě svém uhosti.</text:span></text:p>
              </text:list-item>
              <text:list-item>
                <text:p text:style-name="P10"><text:span text:style-name="T5">Až se náš na zemi zboří stan, </text:span><text:span text:style-name="T5"><text:line-break/></text:span><text:span text:style-name="T5">příbytek od Boha v nebesích </text:span><text:span text:style-name="T5"><text:line-break/></text:span><text:span text:style-name="T5">pro svou Krev předrahou dá nám Pán, </text:span><text:span text:style-name="T5"><text:line-break/></text:span><text:span text:style-name="T5">žít kde s ním budeme ve plesích.</text:span></text:p>
              </text:list-item>
            </text:list>
            <text:list text:style-name="L4">
              <text:list-header>
                <text:p text:style-name="P33"><text:span text:style-name="T5"/></text:p>
              </text:list-header>
            </text:list>
          </draw:text-box>
        </draw:frame>
        <draw:custom-shape draw:name="Text Box 3" draw:style-name="gr229" draw:text-style-name="P12" draw:layer="layout" svg:width="3.718cm" svg:height="1.108cm" svg:x="23.799cm" svg:y="0cm">
          <text:list text:style-name="L1">
            <text:list-header>
              <text:p text:style-name="P11"><text:span text:style-name="T6">1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6" presentation:class="page"/>
          <draw:frame presentation:style-name="pr1" draw:text-style-name="P5" draw:layer="layout" svg:width="15.239cm" svg:height="11.429cm" svg:x="1.905cm" svg:y="12.065cm" presentation:class="notes" presentation:placeholder="true">
            <draw:text-box/>
          </draw:frame>
        </presentation:notes>
      </draw:page>
      <draw:page draw:name="page2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70"><text:span text:style-name="T11">Krásný je vzduch, krásnější je moře, (2x) <text:s/></text:span><text:span text:style-name="T11"><text:line-break/></text:span><text:span text:style-name="T11">co je nejkrásnější, co je nejkrásnější? </text:span><text:span text:style-name="T11"><text:line-break/></text:span><text:span text:style-name="T11">Usměvavé tváře. </text:span></text:p>
              </text:list-item>
              <text:list-item>
                <text:p text:style-name="P70"><text:span text:style-name="T11">Pevný je stůl, pevnější je hora, </text:span><text:span text:style-name="T11"><text:line-break/></text:span><text:span text:style-name="T11">co je nejpevnější, co je nejpevnější? </text:span><text:span text:style-name="T11"><text:line-break/></text:span><text:span text:style-name="T11">Ta člověčí víra. </text:span></text:p>
              </text:list-item>
              <text:list-item>
                <text:p text:style-name="P70"><text:span text:style-name="T11">Pustá <text:s/>je poušť i nebeské dálky, </text:span><text:span text:style-name="T11"><text:line-break/></text:span><text:span text:style-name="T11">co je nejpustější, co je nejpustější? </text:span><text:span text:style-name="T11"><text:line-break/></text:span><text:span text:style-name="T11">Žít život bez lásky.</text:span></text:p>
              </text:list-item>
              <text:list-item>
                <text:p text:style-name="P70"><text:span text:style-name="T11">Mocná <text:s/>je zbraň, mocnější je právo, </text:span><text:span text:style-name="T11"><text:line-break/></text:span><text:span text:style-name="T11">co je nejmocnější, co je nejmocnější? </text:span><text:span text:style-name="T11"><text:line-break/></text:span><text:span text:style-name="T11">Pravdomluvné slovo.</text:span></text:p>
              </text:list-item>
              <text:list-item>
                <text:p text:style-name="P70"><text:span text:style-name="T11">Velká <text:s/>je zem, šplouch <text:s/>na ní voda, </text:span><text:span text:style-name="T11"><text:line-break/></text:span><text:span text:style-name="T11">co je však největší, co je však největší? </text:span><text:span text:style-name="T11"><text:line-break/></text:span><text:span text:style-name="T11">Ta lidská <text:s/>svoboda.</text:span></text:p>
              </text:list-item>
              <text:list-item>
                <text:p text:style-name="P70"><text:span text:style-name="T11">Krásný je vzduch, krásnější je moře, </text:span><text:span text:style-name="T11"><text:line-break/></text:span><text:span text:style-name="T11">co je nejkrásnější, co je nejkrásnější? </text:span><text:span text:style-name="T11"><text:line-break/></text:span><text:span text:style-name="T11">Usměvavé tváře. </text:span></text:p>
              </text:list-item>
            </text:list>
          </draw:text-box>
        </draw:frame>
        <draw:custom-shape draw:name="Text Box 1027" draw:style-name="gr230" draw:text-style-name="P12" draw:layer="layout" svg:width="3.718cm" svg:height="1.108cm" svg:x="23.799cm" svg:y="0cm">
          <text:list text:style-name="L1">
            <text:list-header>
              <text:p text:style-name="P11"><text:span text:style-name="T6">1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7" presentation:class="page"/>
          <draw:frame presentation:style-name="pr1" draw:text-style-name="P5" draw:layer="layout" svg:width="15.239cm" svg:height="11.429cm" svg:x="1.905cm" svg:y="12.065cm" presentation:class="notes" presentation:placeholder="true">
            <draw:text-box/>
          </draw:frame>
        </presentation:notes>
      </draw:page>
      <draw:page draw:name="page2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Kristus je má síla i spasení, </text:span><text:span text:style-name="T5"><text:line-break/></text:span><text:span text:style-name="T5">potěšení, ve všem mém zarmoucení;</text:span><text:span text:style-name="T5"><text:line-break/></text:span><text:span text:style-name="T5">já v jeho moci, ve dne, také v noci žádám pomoci.</text:span></text:p>
                <text:p text:style-name="P38"><text:span text:style-name="T5">2. Neodloučí mne zde nic od něho, </text:span><text:span text:style-name="T5"><text:line-break/></text:span><text:span text:style-name="T5">doufám v něho, neb všechno mám od něho.</text:span><text:span text:style-name="T5"><text:line-break/></text:span><text:span text:style-name="T5">On mne spravuje, řídí, opatruje i ochraňuje.</text:span></text:p>
                <text:p text:style-name="P38"><text:span text:style-name="T5">3. V něm jsem já živ, smrti se nebojím, </text:span><text:span text:style-name="T5"><text:line-break/></text:span><text:span text:style-name="T5">tím se kojím, že vždy při něm obstojím.</text:span><text:span text:style-name="T5"><text:line-break/></text:span><text:span text:style-name="T5">Neumřu věčně, jist jsem tím bezpečně i dostatečně.</text:span></text:p>
                <text:p text:style-name="P38"><text:span text:style-name="T5">4. Co budu živ, budu ho chváliti, velebiti, </text:span><text:span text:style-name="T5"><text:line-break/></text:span><text:span text:style-name="T5">skutky jeho slaviti; řeknu vesele:</text:span><text:span text:style-name="T5"><text:line-break/></text:span><text:span text:style-name="T5">Nuž duše má, směle chval Spasitele!</text:span></text:p>
                <text:p text:style-name="P38"><text:span text:style-name="T5">5. Ó budiž Tobě chvála svatému </text:span><text:span text:style-name="T5"><text:line-break/></text:span><text:span text:style-name="T5">Kristu, Pánu našemu jedinému;</text:span><text:span text:style-name="T5"><text:line-break/></text:span><text:span text:style-name="T5">nebs toho hoden vždycky a každý den na věky. Amen.</text:span></text:p>
              </text:list-header>
            </text:list>
          </draw:text-box>
        </draw:frame>
        <draw:custom-shape draw:name="Text Box 3" draw:style-name="gr231" draw:text-style-name="P12" draw:layer="layout" svg:width="3.718cm" svg:height="1.108cm" svg:x="23.799cm" svg:y="0cm">
          <text:list text:style-name="L1">
            <text:list-header>
              <text:p text:style-name="P11"><text:span text:style-name="T6">1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8" presentation:class="page"/>
          <draw:frame presentation:style-name="pr1" draw:text-style-name="P5" draw:layer="layout" svg:width="15.239cm" svg:height="11.429cm" svg:x="1.905cm" svg:y="12.065cm" presentation:class="notes" presentation:placeholder="true">
            <draw:text-box/>
          </draw:frame>
        </presentation:notes>
      </draw:page>
      <draw:page draw:name="page2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ristus Pán když na smrt šel, kázání on pověděl. </text:span></text:p>
              </text:list-item>
              <text:list-item>
                <text:p text:style-name="P13"><text:span text:style-name="T5">Dobrý chléb teď lámejte, za něj díky vzdávejte. </text:span></text:p>
              </text:list-item>
              <text:list-item>
                <text:p text:style-name="P13"><text:span text:style-name="T5">Tento chléb je tělo mé, pro hřích lidský zrazené. </text:span></text:p>
              </text:list-item>
              <text:list-item>
                <text:p text:style-name="P13"><text:span text:style-name="T5">Dlouho já tu nebudu, jen krátký čas pobudu. </text:span></text:p>
              </text:list-item>
              <text:list-item>
                <text:p text:style-name="P13"><text:span text:style-name="T5">Když pak jisti budete, na mou smrt tak vzpomnete. </text:span></text:p>
              </text:list-item>
              <text:list-item>
                <text:p text:style-name="P13"><text:span text:style-name="T5">Kristus Pán když na smrt šel, kázání on pověděl. </text:span></text:p>
              </text:list-item>
              <text:list-item>
                <text:p text:style-name="P13"><text:span text:style-name="T5">Dobré víno nalejte, za něj díky vzdávejte. </text:span></text:p>
              </text:list-item>
              <text:list-item>
                <text:p text:style-name="P13"><text:span text:style-name="T5">Tento kalich krev je má, z velké lásky prolitá. </text:span></text:p>
              </text:list-item>
              <text:list-item>
                <text:p text:style-name="P13"><text:span text:style-name="T5">Dlouho já tu nebudu, jen krátký čas pobudu. </text:span></text:p>
              </text:list-item>
              <text:list-item>
                <text:p text:style-name="P13"><text:span text:style-name="T5">Když pak píti budete, na mou smrt tak vzpomnete. </text:span></text:p>
              </text:list-item>
              <text:list-item>
                <text:p text:style-name="P13"><text:span text:style-name="T5">Kristus Pán když na smrt šel, kázání on pověděl. </text:span></text:p>
              </text:list-item>
            </text:list>
          </draw:text-box>
        </draw:frame>
        <draw:custom-shape draw:name="Text Box 3" draw:style-name="gr232" draw:text-style-name="P12" draw:layer="layout" svg:width="3.718cm" svg:height="1.108cm" svg:x="23.799cm" svg:y="0cm">
          <text:list text:style-name="L1">
            <text:list-header>
              <text:p text:style-name="P11"><text:span text:style-name="T6">1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9" presentation:class="page"/>
          <draw:frame presentation:style-name="pr1" draw:text-style-name="P5" draw:layer="layout" svg:width="15.239cm" svg:height="11.429cm" svg:x="1.905cm" svg:y="12.065cm" presentation:class="notes" presentation:placeholder="true">
            <draw:text-box/>
          </draw:frame>
        </presentation:notes>
      </draw:page>
      <draw:page draw:name="page2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1"><text:span text:style-name="T5">R: </text:span><text:span text:style-name="T5"><text:tab/></text:span><text:span text:style-name="T5">Kristus žije, Kristus žije, </text:span><text:span text:style-name="T5"><text:line-break/></text:span><text:span text:style-name="T5">všichni lidé ať to vědí, Kristus žije. </text:span><text:span text:style-name="T5"><text:line-break/></text:span><text:span text:style-name="T5">Kristus žije, Kristus žije, </text:span><text:span text:style-name="T5"><text:line-break/></text:span><text:span text:style-name="T5">všichni lidé ať to vědí, Ježíš je náš Pán. </text:span></text:p>
                <text:p text:style-name="P31"><text:span text:style-name="T5">1. </text:span><text:span text:style-name="T5"><text:tab/></text:span><text:span text:style-name="T5">Jděte ke všem národům, jděte ke všem národům, </text:span><text:span text:style-name="T5"><text:line-break/></text:span><text:span text:style-name="T5">jděte ke všem národům, jak on, haleluja, bratři, </text:span><text:span text:style-name="T5"><text:line-break/></text:span><text:span text:style-name="T5">neste evangelium, ať navštíví každý dům, </text:span><text:span text:style-name="T5"><text:line-break/></text:span><text:span text:style-name="T5">jděte ke všem národům tak jako on. </text:span></text:p>
              </text:list-header>
            </text:list>
            <text:list text:style-name="L8">
              <text:list-item>
                <text:p text:style-name="P13"><text:span text:style-name="T5">V něm je nové stvoření, v něm je nové stvoření, </text:span><text:span text:style-name="T5"><text:line-break/></text:span><text:span text:style-name="T5">v něm je nové stvoření, jak on, haleluja, sestry, </text:span><text:span text:style-name="T5"><text:line-break/></text:span><text:span text:style-name="T5">svatý Duch je znamení, víru v život promění, </text:span><text:span text:style-name="T5"><text:line-break/></text:span><text:span text:style-name="T5">v něm je nové stvoření, tak jako on. </text:span></text:p>
              </text:list-item>
            </text:list>
            <text:list text:style-name="L4">
              <text:list-header>
                <text:p text:style-name="P31"><text:span text:style-name="T5">3.</text:span><text:span text:style-name="T5"><text:tab/></text:span><text:span text:style-name="T5">Také z mrtvých vstaneme, také z mrtvých vstaneme, </text:span><text:span text:style-name="T5"><text:line-break/></text:span><text:span text:style-name="T5">také z mrtvých vstaneme, jak on, haleluja, děti, </text:span><text:span text:style-name="T5"><text:line-break/></text:span><text:span text:style-name="T5">jednou až se skončí čas, Ježíš Kristus přijde zas </text:span><text:span text:style-name="T5"><text:line-break/></text:span><text:span text:style-name="T5">a my všichni vstaneme tak jako on. </text:span></text:p>
              </text:list-header>
            </text:list>
            <text:list text:style-name="L12">
              <text:list-header>
                <text:p text:style-name="P13"><text:span text:style-name="T5"/></text:p>
              </text:list-header>
            </text:list>
          </draw:text-box>
        </draw:frame>
        <draw:custom-shape draw:name="Text Box 3" draw:style-name="gr233" draw:text-style-name="P12" draw:layer="layout" svg:width="3.718cm" svg:height="1.108cm" svg:x="23.799cm" svg:y="0cm">
          <text:list text:style-name="L1">
            <text:list-header>
              <text:p text:style-name="P11"><text:span text:style-name="T6">1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0" presentation:class="page"/>
          <draw:frame presentation:style-name="pr1" draw:text-style-name="P5" draw:layer="layout" svg:width="15.239cm" svg:height="11.429cm" svg:x="1.905cm" svg:y="12.065cm" presentation:class="notes" presentation:placeholder="true">
            <draw:text-box/>
          </draw:frame>
        </presentation:notes>
      </draw:page>
      <draw:page draw:name="page2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umbajah, my Lord, kumbajah´(3x) </text:span><text:span text:style-name="T5"><text:line-break/></text:span><text:span text:style-name="T5">oh Lord, kumbajah, my Lord, kumbajah. </text:span></text:p>
              </text:list-item>
            </text:list>
            <text:list text:style-name="L4">
              <text:list-header>
                <text:p text:style-name="P31"><text:span text:style-name="T5">2. </text:span><text:span text:style-name="T5"><text:tab/></text:span><text:span text:style-name="T5">V písních slyšíš znít: kum - ba – jah. </text:span><text:span text:style-name="T5"><text:line-break/></text:span><text:span text:style-name="T5">Přijď k nám. Kum-ba-jah.</text:span></text:p>
                <text:p text:style-name="P31"><text:span text:style-name="T5">3.</text:span><text:span text:style-name="T5"><text:tab/></text:span><text:span text:style-name="T5">V nářcích slyšíš znít: kum-ba-jah. </text:span><text:span text:style-name="T5"><text:line-break/></text:span><text:span text:style-name="T5">Přijď k nám. Kum .- ba - jah.</text:span></text:p>
                <text:p text:style-name="P31"><text:span text:style-name="T5">4.</text:span><text:span text:style-name="T5"><text:tab/></text:span><text:span text:style-name="T5">V prosbách slyšíš znít: kum- ba-jah. </text:span><text:span text:style-name="T5"><text:line-break/></text:span><text:span text:style-name="T5">Přijď k nám. Kum - ba - jah.</text:span></text:p>
                <text:p text:style-name="P31"><text:span text:style-name="T5">5.</text:span><text:span text:style-name="T5"><text:tab/></text:span><text:span text:style-name="T5">Kumbajah, my Lord, kumbajah´(3x) </text:span><text:span text:style-name="T5"><text:line-break/></text:span><text:span text:style-name="T5">oh Lord, kumbajah, my Lord, kumbajah. </text:span></text:p>
              </text:list-header>
            </text:list>
            <text:list text:style-name="L12">
              <text:list-header>
                <text:p text:style-name="P13"><text:span text:style-name="T5"/></text:p>
              </text:list-header>
            </text:list>
          </draw:text-box>
        </draw:frame>
        <draw:custom-shape draw:name="Text Box 3" draw:style-name="gr234" draw:text-style-name="P12" draw:layer="layout" svg:width="3.718cm" svg:height="1.108cm" svg:x="23.799cm" svg:y="0cm">
          <text:list text:style-name="L1">
            <text:list-header>
              <text:p text:style-name="P11"><text:span text:style-name="T6">1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1" presentation:class="page"/>
          <draw:frame presentation:style-name="pr1" draw:text-style-name="P5" draw:layer="layout" svg:width="15.239cm" svg:height="11.429cm" svg:x="1.905cm" svg:y="12.065cm" presentation:class="notes" presentation:placeholder="true">
            <draw:text-box/>
          </draw:frame>
        </presentation:notes>
      </draw:page>
      <draw:page draw:name="page2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3"><text:span text:style-name="T5">Kum ba yah! my Lord, kum ba yah! </text:span><text:span text:style-name="T5"><text:line-break/></text:span><text:span text:style-name="T5">Kum ba yah! my Lord, kum ba yah! <text:s/></text:span><text:span text:style-name="T5"><text:line-break/></text:span><text:span text:style-name="T5">Kum ba yah! my Lord, kum ba yah! </text:span><text:span text:style-name="T5"><text:line-break/></text:span><text:span text:style-name="T5">O Lord, kum ba yah, my Lord kum ba yah!</text:span></text:p>
              </text:list-item>
              <text:list-item>
                <text:p text:style-name="P13"><text:span text:style-name="T5">Someone's crying, Lord, kum ba yah!</text:span></text:p>
              </text:list-item>
              <text:list-item>
                <text:p text:style-name="P13"><text:span text:style-name="T5">Someone's singing, Lord, kum ba yah!</text:span></text:p>
              </text:list-item>
              <text:list-item>
                <text:p text:style-name="P13"><text:span text:style-name="T5">Someone's praying, Lord, kum ba yah!</text:span></text:p>
              </text:list-item>
            </text:list>
          </draw:text-box>
        </draw:frame>
        <draw:custom-shape draw:name="Text Box 3" draw:style-name="gr235" draw:text-style-name="P12" draw:layer="layout" svg:width="3.718cm" svg:height="1.108cm" svg:x="23.799cm" svg:y="0cm">
          <text:list text:style-name="L1">
            <text:list-header>
              <text:p text:style-name="P11"><text:span text:style-name="T6">1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2" presentation:class="page"/>
          <draw:frame presentation:style-name="pr1" draw:text-style-name="P5" draw:layer="layout" svg:width="15.239cm" svg:height="11.429cm" svg:x="1.905cm" svg:y="12.065cm" presentation:class="notes" presentation:placeholder="true">
            <draw:text-box/>
          </draw:frame>
        </presentation:notes>
      </draw:page>
      <draw:page draw:name="page2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1"><text:span text:style-name="T5">La la la la… </text:span></text:p>
                <text:p text:style-name="P51"><text:span text:style-name="T5">Květina vadne, listí opadává, </text:span><text:span text:style-name="T5"><text:line-break/></text:span><text:span text:style-name="T5">nové se v staré promění. </text:span><text:span text:style-name="T5"><text:line-break/></text:span><text:span text:style-name="T5">I barva ztmavne, život sbohem dává, </text:span><text:span text:style-name="T5"><text:line-break/></text:span><text:span text:style-name="T5">běh světa prý se nezmění. </text:span></text:p>
                <text:p text:style-name="P51"><text:span text:style-name="T5">Ačkoli listí dále opadává, </text:span><text:span text:style-name="T5"><text:line-break/></text:span><text:span text:style-name="T5">já v lásku Boží věřit smím, </text:span><text:span text:style-name="T5"><text:line-break/></text:span><text:span text:style-name="T5">zpívat ji k chvále, že nám život dává, </text:span><text:span text:style-name="T5"><text:line-break/></text:span><text:span text:style-name="T5">i když se blíží smrti stín. </text:span></text:p>
                <text:p text:style-name="P51"><text:span text:style-name="T5">La la la la …</text:span></text:p>
                <text:p text:style-name="P51"><text:span text:style-name="T5">Ačkoli listí dále opadává, </text:span><text:span text:style-name="T5"><text:line-break/></text:span><text:span text:style-name="T5">já v lásku Boží věřit smím, </text:span><text:span text:style-name="T5"><text:line-break/></text:span><text:span text:style-name="T5">zpívat ji k chvále, že nám život dává, </text:span><text:span text:style-name="T5"><text:line-break/></text:span><text:span text:style-name="T5">i když se blíží smrti stín.</text:span></text:p>
              </text:list-header>
            </text:list>
          </draw:text-box>
        </draw:frame>
        <draw:custom-shape draw:name="Text Box 3" draw:style-name="gr236" draw:text-style-name="P12" draw:layer="layout" svg:width="3.718cm" svg:height="1.108cm" svg:x="23.799cm" svg:y="0cm">
          <text:list text:style-name="L1">
            <text:list-header>
              <text:p text:style-name="P11"><text:span text:style-name="T6">1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3" presentation:class="page"/>
          <draw:frame presentation:style-name="pr1" draw:text-style-name="P5" draw:layer="layout" svg:width="15.239cm" svg:height="11.429cm" svg:x="1.905cm" svg:y="12.065cm" presentation:class="notes" presentation:placeholder="true">
            <draw:text-box/>
          </draw:frame>
        </presentation:notes>
      </draw:page>
      <draw:page draw:name="page2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Láskou svou nás, Pane, láskou svou nás, Pane,</text:span><text:span text:style-name="T5"><text:line-break/></text:span><text:span text:style-name="T5">láskou svou nás pozvedáš,</text:span><text:span text:style-name="T5"><text:line-break/></text:span><text:span text:style-name="T5">křížem svým dál, Pane, křížem svým nás, Pane,</text:span><text:span text:style-name="T5"><text:line-break/></text:span><text:span text:style-name="T5">křížem svým zvedáš kříž náš. </text:span></text:p>
                <text:p text:style-name="P33"><text:span text:style-name="T5"/></text:p>
              </text:list-header>
            </text:list>
            <text:list text:style-name="L13">
              <text:list-item>
                <text:p text:style-name="P14"><text:span text:style-name="T5">Ve chvílích nejistot člověku nabízíš</text:span><text:span text:style-name="T5"><text:line-break/></text:span><text:span text:style-name="T5">jediný pevný bod na zemi tvůj kříž. <text:s/></text:span></text:p>
              </text:list-item>
            </text:list>
            <text:list text:style-name="L4">
              <text:list-header>
                <text:p text:style-name="P18"><text:span text:style-name="T5"><text:tab/></text:span></text:p>
                <text:p text:style-name="P33"><text:span text:style-name="T5">2. Ovečkám ztraceným záchranu přinášíš,</text:span><text:span text:style-name="T5"><text:line-break/></text:span><text:span text:style-name="T5">v bloudění kéž je jim majákem tvůj kříž.</text:span></text:p>
              </text:list-header>
            </text:list>
          </draw:text-box>
        </draw:frame>
        <draw:custom-shape draw:name="Text Box 3" draw:style-name="gr237" draw:text-style-name="P12" draw:layer="layout" svg:width="3.718cm" svg:height="1.108cm" svg:x="23.799cm" svg:y="0cm">
          <text:list text:style-name="L1">
            <text:list-header>
              <text:p text:style-name="P11"><text:span text:style-name="T6">1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4" presentation:class="page"/>
          <draw:frame presentation:style-name="pr1" draw:text-style-name="P5" draw:layer="layout" svg:width="15.239cm" svg:height="11.429cm" svg:x="1.905cm" svg:y="12.065cm" presentation:class="notes" presentation:placeholder="true">
            <draw:text-box/>
          </draw:frame>
        </presentation:notes>
      </draw:page>
      <draw:page draw:name="page2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Laudato sii, o mi Signore, laudato sii, o mi Signore, </text:span><text:span text:style-name="T5"><text:line-break/></text:span><text:span text:style-name="T5">laudato sii, o mi Signore, laudato sii, o mi Signore,</text:span></text:p>
                <text:p text:style-name="P57"><text:span text:style-name="T5">1. </text:span><text:span text:style-name="T5"><text:tab/></text:span><text:span text:style-name="T5">Dík za všechno, co stvořils Pane, </text:span><text:span text:style-name="T5"><text:line-break/></text:span><text:span text:style-name="T5">dík za teplo, když slunce plane,</text:span><text:span text:style-name="T5"><text:line-break/></text:span><text:span text:style-name="T5">dík za hvězdy a vánek svěží, </text:span><text:span text:style-name="T5"><text:line-break/></text:span><text:span text:style-name="T5">dík za vodu, za hudbu z věží. </text:span></text:p>
              </text:list-header>
            </text:list>
            <text:list text:style-name="L23">
              <text:list-item>
                <text:p text:style-name="P10"><text:span text:style-name="T5">Dík za vesmír, planetu Zemi, </text:span><text:span text:style-name="T5"><text:line-break/></text:span><text:span text:style-name="T5">dík za chvíle, kdy dobře je mi, </text:span><text:span text:style-name="T5"><text:line-break/></text:span><text:span text:style-name="T5">za přírodu, když všechno vzkvétá, </text:span><text:span text:style-name="T5"><text:line-break/></text:span><text:span text:style-name="T5">moře, hory, za krásu světa. </text:span></text:p>
              </text:list-item>
              <text:list-item>
                <text:p text:style-name="P10"><text:span text:style-name="T5">Za to všechno díky vzdáme, </text:span><text:span text:style-name="T5"><text:line-break/></text:span><text:span text:style-name="T5">spolu s bratry žalmy zpíváme, </text:span><text:span text:style-name="T5"><text:line-break/></text:span><text:span text:style-name="T5">ať každý z nás z blízka i z dáli, </text:span><text:span text:style-name="T5"><text:line-break/></text:span><text:span text:style-name="T5">celým srdcem, Tě, Pane, chválí. </text:span></text:p>
              </text:list-item>
            </text:list>
          </draw:text-box>
        </draw:frame>
        <draw:custom-shape draw:name="Text Box 3" draw:style-name="gr238" draw:text-style-name="P12" draw:layer="layout" svg:width="3.718cm" svg:height="1.108cm" svg:x="23.799cm" svg:y="0cm">
          <text:list text:style-name="L1">
            <text:list-header>
              <text:p text:style-name="P11"><text:span text:style-name="T6">1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5" presentation:class="page"/>
          <draw:frame presentation:style-name="pr1" draw:text-style-name="P5" draw:layer="layout" svg:width="15.239cm" svg:height="11.429cm" svg:x="1.905cm" svg:y="12.065cm" presentation:class="notes" presentation:placeholder="true">
            <draw:text-box/>
          </draw:frame>
        </presentation:notes>
      </draw:page>
      <draw:page draw:name="page2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Léčí nás, když umírá, ze všechny bezbožné, </text:span><text:span text:style-name="T5"><text:line-break/></text:span><text:span text:style-name="T5">léčí nás, když otvírá, co nám je nemožné. </text:span></text:p>
              </text:list-header>
            </text:list>
            <text:list text:style-name="L5">
              <text:list-item>
                <text:p text:style-name="P10"><text:span text:style-name="T5">Můj život smysl ztrácí, před pravdou utíkám, </text:span><text:span text:style-name="T5"><text:line-break/></text:span><text:span text:style-name="T5">když tvoje slovo zazní, žít znovu začínám. </text:span></text:p>
              </text:list-item>
            </text:list>
            <text:list text:style-name="L4">
              <text:list-header>
                <text:p text:style-name="P19"><text:span text:style-name="T5">R2: </text:span><text:span text:style-name="T5"><text:tab/></text:span><text:span text:style-name="T5">Doufám dál, vždyť temnou tmou svit rána přibývá, </text:span><text:span text:style-name="T5"><text:line-break/></text:span><text:span text:style-name="T5">doufám dál, vždyť tíseň mou přemáhá blízkost tvá.</text:span></text:p>
              </text:list-header>
            </text:list>
            <text:list text:style-name="L8">
              <text:list-item>
                <text:p text:style-name="P71"><text:span text:style-name="T5">Když Petr stal se skálou a Pavel polnicí, </text:span><text:span text:style-name="T5"><text:line-break/></text:span><text:span text:style-name="T5">i ty můžeš být světlem pro všechny bloudící. </text:span><text:span text:style-name="T5"><text:tab/></text:span><text:span text:style-name="T5">(R2) </text:span></text:p>
              </text:list-item>
            </text:list>
            <text:list text:style-name="L4">
              <text:list-header>
                <text:p text:style-name="P19"><text:span text:style-name="T5">3. </text:span><text:span text:style-name="T5"><text:tab/></text:span><text:span text:style-name="T5">Já naději už ztrácím, je marná práce má, </text:span><text:span text:style-name="T5"><text:line-break/></text:span><text:span text:style-name="T5">však vzkřísí mě Duch svatý a zas mi sílu dá. <text:s/></text:span><text:span text:style-name="T5"><text:tab/></text:span><text:span text:style-name="T5">(R2) </text:span></text:p>
              </text:list-header>
            </text:list>
            <text:list text:style-name="L12">
              <text:list-header>
                <text:p text:style-name="P10"><text:span text:style-name="T5"/></text:p>
              </text:list-header>
            </text:list>
          </draw:text-box>
        </draw:frame>
        <draw:custom-shape draw:name="Text Box 3" draw:style-name="gr239" draw:text-style-name="P12" draw:layer="layout" svg:width="3.718cm" svg:height="1.108cm" svg:x="23.799cm" svg:y="0cm">
          <text:list text:style-name="L1">
            <text:list-header>
              <text:p text:style-name="P11"><text:span text:style-name="T6">1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6" presentation:class="page"/>
          <draw:frame presentation:style-name="pr1" draw:text-style-name="P5" draw:layer="layout" svg:width="15.239cm" svg:height="11.429cm" svg:x="1.905cm" svg:y="12.065cm" presentation:class="notes" presentation:placeholder="true">
            <draw:text-box/>
          </draw:frame>
        </presentation:notes>
      </draw:page>
      <draw:page draw:name="page2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6"><text:span text:style-name="T5">1. (: Lidé zlatí, nekráčel tudy Kristus, :) </text:span><text:span text:style-name="T5"><text:line-break/></text:span><text:span text:style-name="T5">lidé zlatí, věřím, že za nás všechny Pán vše zaplatí. </text:span><text:span text:style-name="T5"><text:line-break/></text:span><text:span text:style-name="T5">(: Lidé zlatí, nekráčel tudy Kristus, :) (: lidé zlatí, :) </text:span><text:span text:style-name="T5"><text:line-break/></text:span><text:span text:style-name="T5">(: snad víš, zda šel tu Pán i ty. :)</text:span></text:p>
                <text:p text:style-name="P66"><text:span text:style-name="T5">2. (: Na soudu stál a smál se král i lidé :) </text:span><text:span text:style-name="T5"><text:line-break/></text:span><text:span text:style-name="T5">na soudu stál věřím, že za nás všechny stál bez hnutí dál </text:span><text:span text:style-name="T5"><text:line-break/></text:span><text:span text:style-name="T5">(: na soudu stál a smál se král i lidé :) (: na soudu stál :) </text:span><text:span text:style-name="T5"><text:line-break/></text:span><text:span text:style-name="T5">(: snad smál ses Pánu také ty? :)</text:span></text:p>
                <text:p text:style-name="P66"><text:span text:style-name="T5">3. (: S křížem se táh' a stáli k němu zády :) </text:span><text:span text:style-name="T5"><text:line-break/></text:span><text:span text:style-name="T5">s křížem se táh' věřím, že za nás zkusil zášť na všech stranách </text:span><text:span text:style-name="T5"><text:line-break/></text:span><text:span text:style-name="T5">(: s křížem se táh' a stáli k němu zády :) (: s křížem se táh' :) </text:span><text:span text:style-name="T5"><text:line-break/></text:span><text:span text:style-name="T5">(: snad stál jsi zády také ty? :)</text:span></text:p>
                <text:p text:style-name="P66"><text:span text:style-name="T5">4. (: Jej drásal kříž a spílali mu lidé :) </text:span><text:span text:style-name="T5"><text:line-break/></text:span><text:span text:style-name="T5">jej drásal kříž věřím, že musel za nás vzít i kříže tíž </text:span><text:span text:style-name="T5"><text:line-break/></text:span><text:span text:style-name="T5">(: jej drásal kříž a spílali mu lidé :) (: jej drásal kříž :) </text:span><text:span text:style-name="T5"><text:line-break/></text:span><text:span text:style-name="T5">(: snad spílals Pánu také ty? :)</text:span></text:p>
              </text:list-header>
            </text:list>
          </draw:text-box>
        </draw:frame>
        <draw:custom-shape draw:name="Text Box 3" draw:style-name="gr240" draw:text-style-name="P12" draw:layer="layout" svg:width="3.718cm" svg:height="1.108cm" svg:x="23.799cm" svg:y="0cm">
          <text:list text:style-name="L1">
            <text:list-header>
              <text:p text:style-name="P11"><text:span text:style-name="T6">1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7" presentation:class="page"/>
          <draw:frame presentation:style-name="pr1" draw:text-style-name="P5" draw:layer="layout" svg:width="15.239cm" svg:height="11.429cm" svg:x="1.905cm" svg:y="12.065cm" presentation:class="notes" presentation:placeholder="true">
            <draw:text-box/>
          </draw:frame>
        </presentation:notes>
      </draw:page>
      <draw:page draw:name="page2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6"><text:span text:style-name="T5">5. (: Chtěl v žáru pít, nabídli Pánu ocet :) </text:span><text:span text:style-name="T5"><text:line-break/></text:span><text:span text:style-name="T5">chtěl v žáru pít věřím, že musel za nás sláb, vyprahlý být </text:span><text:span text:style-name="T5"><text:line-break/></text:span><text:span text:style-name="T5">(: chtěl v žáru pít, nabídli Pánu ocet :) (: chtěl v žáru pít :) </text:span><text:span text:style-name="T5"><text:line-break/></text:span><text:span text:style-name="T5">(: nabíd jsi ocet snad i ty? :)</text:span></text:p>
                <text:p text:style-name="P66"><text:span text:style-name="T5">6. (: Mrtvý byl Pán, nestál pak o něj nikdo :) </text:span><text:span text:style-name="T5"><text:line-break/></text:span><text:span text:style-name="T5">mrtvý byl Pán věřím, že pro nás byl on sám a nepoznán </text:span><text:span text:style-name="T5"><text:line-break/></text:span><text:span text:style-name="T5">(: mrtvý byl Pán, nestál pak o něj nikdo :) (: mrtvý byl Pán :) </text:span><text:span text:style-name="T5"><text:line-break/></text:span><text:span text:style-name="T5">(: nestáls pak o něj snad i ty? :)</text:span></text:p>
                <text:p text:style-name="P66"><text:span text:style-name="T5">7. (: Mrtvý byl Pán, teď právě jsem ho potkal :) </text:span><text:span text:style-name="T5"><text:line-break/></text:span><text:span text:style-name="T5">mrtvý byl Pán, věřím, že chce pro lidi žít, být přijímán </text:span><text:span text:style-name="T5"><text:line-break/></text:span><text:span text:style-name="T5">(: mrtvý byl Pán, teď právě jsem ho potkal :) </text:span><text:span text:style-name="T5"><text:line-break/></text:span><text:span text:style-name="T5">(: mrtvý byl Pán :) (: snad ráno potkáš ho i ty! :)</text:span></text:p>
              </text:list-header>
            </text:list>
          </draw:text-box>
        </draw:frame>
        <draw:custom-shape draw:name="Text Box 3" draw:style-name="gr241" draw:text-style-name="P12" draw:layer="layout" svg:width="3.718cm" svg:height="1.108cm" svg:x="23.799cm" svg:y="0cm">
          <text:list text:style-name="L1">
            <text:list-header>
              <text:p text:style-name="P11"><text:span text:style-name="T6">1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8" presentation:class="page"/>
          <draw:frame presentation:style-name="pr1" draw:text-style-name="P5" draw:layer="layout" svg:width="15.239cm" svg:height="11.429cm" svg:x="1.905cm" svg:y="12.065cm" presentation:class="notes" presentation:placeholder="true">
            <draw:text-box/>
          </draw:frame>
        </presentation:notes>
      </draw:page>
      <draw:page draw:name="page2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Loď, které církev říkáme, vždy musí cíl svůj znát </text:span><text:span text:style-name="T5"><text:line-break/></text:span><text:span text:style-name="T5">a mořem času s posláním vždy znovu proplouvat. </text:span><text:span text:style-name="T5"><text:line-break/></text:span><text:span text:style-name="T5">Loď stále bouří zmítaná i v nouzi, v strachu svém, </text:span><text:span text:style-name="T5"><text:line-break/></text:span><text:span text:style-name="T5">a přece vždy zas v naději, tak pluje den co den. </text:span><text:span text:style-name="T5"><text:line-break/></text:span><text:span text:style-name="T5">A vždycky znovu ptáme se, jak loď ta obstojí? </text:span><text:span text:style-name="T5"><text:line-break/></text:span><text:span text:style-name="T5">Zda svého cíle dosáhne? Neklesne v příboji? </text:span></text:p>
                <text:p text:style-name="P32"><text:span text:style-name="T5"> </text:span></text:p>
                <text:p text:style-name="P35"><text:span text:style-name="T5">R: </text:span><text:span text:style-name="T5"><text:tab/></text:span><text:span text:style-name="T5">Pane, při nás buď, Pane, při nás buď, </text:span><text:span text:style-name="T5"><text:line-break/></text:span><text:span text:style-name="T5">jinak my sami zůstanem na moři svém. Ó Pane, při nás buď. </text:span></text:p>
                <text:p text:style-name="P32"><text:span text:style-name="T5"> </text:span></text:p>
                <text:p text:style-name="P32"><text:span text:style-name="T5">2. Loď, které církev říkáme, vždy musí mužstvo mít. </text:span><text:span text:style-name="T5"><text:line-break/></text:span><text:span text:style-name="T5">Ten bude sám a ztratí se, kdo chce loď opustit. </text:span><text:span text:style-name="T5"><text:line-break/></text:span><text:span text:style-name="T5">Ať každý stojí, kde má stát a plní službu svou. </text:span><text:span text:style-name="T5"><text:line-break/></text:span><text:span text:style-name="T5">Kdo v mále věrný nebude, odplatu vezme zlou. </text:span><text:span text:style-name="T5"><text:line-break/></text:span><text:span text:style-name="T5">Však mužstvu v lodi sílu dá, ten dobrý Boží Duch. </text:span><text:span text:style-name="T5"><text:line-break/></text:span><text:span text:style-name="T5">A dá mu víru, důvěru a spojí v pevný kruh.</text:span></text:p>
              </text:list-header>
            </text:list>
          </draw:text-box>
        </draw:frame>
        <draw:custom-shape draw:name="Text Box 3" draw:style-name="gr242" draw:text-style-name="P12" draw:layer="layout" svg:width="3.718cm" svg:height="1.108cm" svg:x="23.799cm" svg:y="0cm">
          <text:list text:style-name="L1">
            <text:list-header>
              <text:p text:style-name="P11"><text:span text:style-name="T6">1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9" presentation:class="page"/>
          <draw:frame presentation:style-name="pr1" draw:text-style-name="P5" draw:layer="layout" svg:width="15.239cm" svg:height="11.429cm" svg:x="1.905cm" svg:y="12.065cm" presentation:class="notes" presentation:placeholder="true">
            <draw:text-box/>
          </draw:frame>
        </presentation:notes>
      </draw:page>
      <draw:page draw:name="page2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Pane, při nás buď, Pane, při nás buď, </text:span><text:span text:style-name="T5"><text:line-break/></text:span><text:span text:style-name="T5">jinak my sami zůstanem na moři svém. Ó Pane, při nás buď. </text:span></text:p>
                <text:p text:style-name="P32"><text:span text:style-name="T5"> </text:span></text:p>
                <text:p text:style-name="P32"><text:span text:style-name="T5">3. Loď, které církev říkáme, vždy musí cíl svůj znát </text:span><text:span text:style-name="T5"><text:line-break/></text:span><text:span text:style-name="T5">a mořem času s posláním vždy znovu proplouvat. </text:span><text:span text:style-name="T5"><text:line-break/></text:span><text:span text:style-name="T5">Když námi zmítá samota a úzkost přepadá, </text:span><text:span text:style-name="T5"><text:line-break/></text:span><text:span text:style-name="T5">dá Bůh na cestu věrné své, ti s námi plují dál. </text:span><text:span text:style-name="T5"><text:line-break/></text:span><text:span text:style-name="T5">To dodá opět odvahu a nejsme sami již. </text:span><text:span text:style-name="T5"><text:line-break/></text:span><text:span text:style-name="T5">Tu zříme v lodi drží nás vítězný Kristův kříž. </text:span></text:p>
              </text:list-header>
            </text:list>
          </draw:text-box>
        </draw:frame>
        <draw:custom-shape draw:name="Text Box 3" draw:style-name="gr243" draw:text-style-name="P12" draw:layer="layout" svg:width="3.718cm" svg:height="1.108cm" svg:x="23.799cm" svg:y="0cm">
          <text:list text:style-name="L1">
            <text:list-header>
              <text:p text:style-name="P11"><text:span text:style-name="T6">1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0" presentation:class="page"/>
          <draw:frame presentation:style-name="pr1" draw:text-style-name="P5" draw:layer="layout" svg:width="15.239cm" svg:height="11.429cm" svg:x="1.905cm" svg:y="12.065cm" presentation:class="notes" presentation:placeholder="true">
            <draw:text-box/>
          </draw:frame>
        </presentation:notes>
      </draw:page>
      <draw:page draw:name="page2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5"><text:span text:style-name="T5">R: </text:span><text:span text:style-name="T5"><text:tab/></text:span><text:span text:style-name="T5">Má duše Boha velebí, chválu vzdává, </text:span><text:span text:style-name="T5"><text:line-break/></text:span><text:span text:style-name="T5">Pánem je nejen na nebi, buď mu sláva. <text:s/></text:span></text:p>
              </text:list-header>
            </text:list>
            <text:list text:style-name="L13">
              <text:list-item>
                <text:p text:style-name="P13"><text:span text:style-name="T5">Opuštění budou slouti lidem tvým, </text:span><text:span text:style-name="T5"><text:line-break/></text:span><text:span text:style-name="T5">poníženým dáváš vládnout královstvím. </text:span></text:p>
              </text:list-item>
              <text:list-item>
                <text:p text:style-name="P13"><text:span text:style-name="T5">Ztrápení a chudí vyjdou z nesnází, </text:span><text:span text:style-name="T5"><text:line-break/></text:span><text:span text:style-name="T5">bohatý a jistý s prázdnou odchází. </text:span></text:p>
              </text:list-item>
              <text:list-item>
                <text:p text:style-name="P13"><text:span text:style-name="T5">Až do prachu srážíš mocné na trůnu </text:span><text:span text:style-name="T5"><text:line-break/></text:span><text:span text:style-name="T5">a odnímáš pyšným meč i korunu. </text:span></text:p>
              </text:list-item>
              <text:list-item>
                <text:p text:style-name="P13"><text:span text:style-name="T5">Pro lačné stůl hojný připravený máš, </text:span><text:span text:style-name="T5"><text:line-break/></text:span><text:span text:style-name="T5">žíznivým pak plný kalich naléváš. </text:span></text:p>
              </text:list-item>
            </text:list>
          </draw:text-box>
        </draw:frame>
        <draw:custom-shape draw:name="Text Box 3" draw:style-name="gr244" draw:text-style-name="P12" draw:layer="layout" svg:width="3.718cm" svg:height="1.108cm" svg:x="23.799cm" svg:y="0cm">
          <text:list text:style-name="L1">
            <text:list-header>
              <text:p text:style-name="P11"><text:span text:style-name="T6">1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1" presentation:class="page"/>
          <draw:frame presentation:style-name="pr1" draw:text-style-name="P5" draw:layer="layout" svg:width="15.239cm" svg:height="11.429cm" svg:x="1.905cm" svg:y="12.065cm" presentation:class="notes" presentation:placeholder="true">
            <draw:text-box/>
          </draw:frame>
        </presentation:notes>
      </draw:page>
      <draw:page draw:name="page2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3"><text:span text:style-name="T5">Má láska jen, Pane můj, ať každý den </text:span><text:span text:style-name="T5"><text:line-break/></text:span><text:span text:style-name="T5">chudé hledá, nuzné zvedá, ať je tvá. </text:span><text:span text:style-name="T5"><text:line-break/></text:span><text:span text:style-name="T5">Mou lásku vem s pokorou, než skončí den, </text:span><text:span text:style-name="T5"><text:line-break/></text:span><text:span text:style-name="T5">všem ať svítí, všechny vznítí láska tvá. </text:span><text:span text:style-name="T5"><text:line-break/></text:span><text:span text:style-name="T5">Vím, nestačí jenom „žít a nechat žít“, </text:span><text:span text:style-name="T5"><text:line-break/></text:span><text:span text:style-name="T5">kdo nemá lásku tvou, umírá. </text:span></text:p>
              </text:list-item>
            </text:list>
            <text:list text:style-name="L4">
              <text:list-header>
                <text:p text:style-name="P45"><text:span text:style-name="T5">2.</text:span><text:span text:style-name="T5"><text:tab/></text:span><text:span text:style-name="T5">Uč lásku dát tomu, kdo mě nemá rád, </text:span><text:span text:style-name="T5"><text:line-break/></text:span><text:span text:style-name="T5">v duši sílu, větší víru chtěl bych mít. </text:span><text:span text:style-name="T5"><text:line-break/></text:span><text:span text:style-name="T5">Stín zažeň z úst, ať tam může láska růst, </text:span><text:span text:style-name="T5"><text:line-break/></text:span><text:span text:style-name="T5">ať nás léčí, lidem svědčí, že je znáš. </text:span><text:span text:style-name="T5"><text:line-break/></text:span><text:span text:style-name="T5">Vím, patří všem, nejen blízkým v srdci mém, </text:span><text:span text:style-name="T5"><text:line-break/></text:span><text:span text:style-name="T5">kdo nemá lásku tvou, umírá.</text:span></text:p>
                <text:p text:style-name="P45"><text:span text:style-name="T5">3.</text:span><text:span text:style-name="T5"><text:tab/></text:span><text:span text:style-name="T5">Až skončí boj, navždy zmizí nepokoj, </text:span><text:span text:style-name="T5"><text:line-break/></text:span><text:span text:style-name="T5">každou chvíli víra sílí, tebe zná. </text:span><text:span text:style-name="T5"><text:line-break/></text:span><text:span text:style-name="T5">Má význam žít, mezi lidi lásku sít, </text:span><text:span text:style-name="T5"><text:line-break/></text:span><text:span text:style-name="T5">jednou vzklíčí, zlobu zničí láska tvá. </text:span><text:span text:style-name="T5"><text:line-break/></text:span><text:span text:style-name="T5">Vím, budem žít, budem k sobě blízko mít. </text:span><text:span text:style-name="T5"><text:line-break/></text:span><text:span text:style-name="T5">Ten, kdo má lásku tvou, život má.</text:span></text:p>
              </text:list-header>
            </text:list>
          </draw:text-box>
        </draw:frame>
        <draw:custom-shape draw:name="Text Box 3" draw:style-name="gr245" draw:text-style-name="P12" draw:layer="layout" svg:width="3.718cm" svg:height="1.108cm" svg:x="23.799cm" svg:y="0cm">
          <text:list text:style-name="L1">
            <text:list-header>
              <text:p text:style-name="P11"><text:span text:style-name="T6">1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2" presentation:class="page"/>
          <draw:frame presentation:style-name="pr1" draw:text-style-name="P5" draw:layer="layout" svg:width="15.239cm" svg:height="11.429cm" svg:x="1.905cm" svg:y="12.065cm" presentation:class="notes" presentation:placeholder="true">
            <draw:text-box/>
          </draw:frame>
        </presentation:notes>
      </draw:page>
      <draw:page draw:name="page2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á modlitba nemívá někdy slova, </text:span><text:span text:style-name="T5"><text:line-break/></text:span><text:span text:style-name="T5">když v slzách za Ježíšem přicházím, </text:span><text:span text:style-name="T5"><text:line-break/></text:span><text:span text:style-name="T5">On však mi říká, neplač, zkus to znova, </text:span><text:span text:style-name="T5"><text:line-break/></text:span><text:span text:style-name="T5">já s tebou budu čelit <text:s/>nesnázím.</text:span></text:p>
                <text:p text:style-name="P46"><text:span text:style-name="T5">R: </text:span><text:span text:style-name="T5"><text:tab/></text:span><text:span text:style-name="T5">Ježíš je pastýř dobrý, </text:span><text:span text:style-name="T5"><text:line-break/></text:span><text:span text:style-name="T5">i v noci na stráži bdí, když vše jde spát. </text:span><text:span text:style-name="T5"><text:line-break/></text:span><text:span text:style-name="T5">Život svůj za ovce dá, </text:span><text:span text:style-name="T5"><text:line-break/></text:span><text:span text:style-name="T5">ztracenou vždy vyhledá, on má mě rád. </text:span></text:p>
                <text:p text:style-name="P46"><text:span text:style-name="T5">2.</text:span><text:span text:style-name="T5"><text:tab/></text:span><text:span text:style-name="T5">Znám oporu, o níž se můžeš opřít, </text:span><text:span text:style-name="T5"><text:line-break/></text:span><text:span text:style-name="T5">znám přítele, co nikdy nezradí, </text:span><text:span text:style-name="T5"><text:line-break/></text:span><text:span text:style-name="T5">své starostí hned na něj můžeš vložit, </text:span><text:span text:style-name="T5"><text:line-break/></text:span><text:span text:style-name="T5">a že jsi na dně, to mu nevadí.</text:span></text:p>
                <text:p text:style-name="P46"><text:span text:style-name="T5">3. </text:span><text:span text:style-name="T5"><text:tab/></text:span><text:span text:style-name="T5">Má píseň vůbec někdy nemá tóny,</text:span><text:span text:style-name="T5"><text:line-break/></text:span><text:span text:style-name="T5">když svoji radost toužím vyzpívat, </text:span><text:span text:style-name="T5"><text:line-break/></text:span><text:span text:style-name="T5">zní v duši mojí jak sváteční zvony, </text:span><text:span text:style-name="T5"><text:line-break/></text:span><text:span text:style-name="T5">když na hruď jeho mohu hlavu dát. </text:span></text:p>
              </text:list-header>
            </text:list>
          </draw:text-box>
        </draw:frame>
        <draw:custom-shape draw:name="Text Box 3" draw:style-name="gr246" draw:text-style-name="P12" draw:layer="layout" svg:width="3.718cm" svg:height="1.108cm" svg:x="23.799cm" svg:y="0cm">
          <text:list text:style-name="L1">
            <text:list-header>
              <text:p text:style-name="P11"><text:span text:style-name="T6">1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3" presentation:class="page"/>
          <draw:frame presentation:style-name="pr1" draw:text-style-name="P5" draw:layer="layout" svg:width="15.239cm" svg:height="11.429cm" svg:x="1.905cm" svg:y="12.065cm" presentation:class="notes" presentation:placeholder="true">
            <draw:text-box/>
          </draw:frame>
        </presentation:notes>
      </draw:page>
      <draw:page draw:name="page2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Málo mám, málo znám málo se usmívám, </text:span><text:span text:style-name="T5"><text:line-break/></text:span><text:span text:style-name="T5">málo jím málo spím a nadranc nervy m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Kde zem je peklo nebe nevím vím že jsem ubohý </text:span><text:span text:style-name="T5"><text:line-break/></text:span><text:span text:style-name="T5">a náhle co se nezdá pevným staví mě na nohy <text:s/></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item>
              <text:list-item>
                <text:p text:style-name="P10"><text:span text:style-name="T5">Málo mám málo znám málo se modlívám </text:span><text:span text:style-name="T5"><text:line-break/></text:span><text:span text:style-name="T5">nemluvím nezpívám a vlídný nebýv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Poslední zůstává láska co spoutává </text:span><text:span text:style-name="T5"><text:line-break/></text:span><text:span text:style-name="T5">uvězní postem svým a já se nebráním </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item>
            </text:list>
          </draw:text-box>
        </draw:frame>
        <draw:custom-shape draw:name="Text Box 2051" draw:style-name="gr247" draw:text-style-name="P12" draw:layer="layout" svg:width="3.718cm" svg:height="1.108cm" svg:x="23.799cm" svg:y="0cm">
          <text:list text:style-name="L1">
            <text:list-header>
              <text:p text:style-name="P11"><text:span text:style-name="T6">1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4" presentation:class="page"/>
          <draw:frame presentation:style-name="pr1" draw:text-style-name="P5" draw:layer="layout" svg:width="15.239cm" svg:height="11.429cm" svg:x="1.905cm" svg:y="12.065cm" presentation:class="notes" presentation:placeholder="true">
            <draw:text-box/>
          </draw:frame>
        </presentation:notes>
      </draw:page>
      <draw:page draw:name="page2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3. </text:span><text:span text:style-name="T5"><text:tab/></text:span><text:span text:style-name="T5">Málo mám, málo znám málo se usmívám, </text:span><text:span text:style-name="T5"><text:line-break/></text:span><text:span text:style-name="T5">málo se modlívám a nadranc nervy mám. </text:span><text:span text:style-name="T5"><text:line-break/></text:span><text:span text:style-name="T5">Málo jím málo spím málo se modlívám </text:span><text:span text:style-name="T5"><text:line-break/></text:span><text:span text:style-name="T5">chyby mám všude tam kam se podívám. </text:span><text:span text:style-name="T5"><text:line-break/></text:span><text:span text:style-name="T5">Když volně dolů padám když nevím kudy dál </text:span><text:span text:style-name="T5"><text:line-break/></text:span><text:span text:style-name="T5">kdosi mi ruku dává abych zas pevně stál </text:span><text:span text:style-name="T5"><text:line-break/></text:span><text:span text:style-name="T5">Zvedá mě nad zemi dává mi zázemí </text:span><text:span text:style-name="T5"><text:line-break/></text:span><text:span text:style-name="T5">láska lidi z hlíny staví zázrak dělá s prachem mým. </text:span><text:span text:style-name="T5"><text:line-break/></text:span><text:span text:style-name="T5"/></text:p>
              </text:list-header>
            </text:list>
          </draw:text-box>
        </draw:frame>
        <draw:custom-shape draw:name="Text Box 2051" draw:style-name="gr248" draw:text-style-name="P12" draw:layer="layout" svg:width="3.718cm" svg:height="1.108cm" svg:x="23.799cm" svg:y="0cm">
          <text:list text:style-name="L1">
            <text:list-header>
              <text:p text:style-name="P11"><text:span text:style-name="T6">1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5" presentation:class="page"/>
          <draw:frame presentation:style-name="pr1" draw:text-style-name="P5" draw:layer="layout" svg:width="15.239cm" svg:height="11.429cm" svg:x="1.905cm" svg:y="12.065cm" presentation:class="notes" presentation:placeholder="true">
            <draw:text-box/>
          </draw:frame>
        </presentation:notes>
      </draw:page>
      <draw:page draw:name="page2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aran atha, Pane, přijď opět v nádheře své, </text:span><text:span text:style-name="T5"><text:line-break/></text:span><text:span text:style-name="T5">Maran atha, na konci časů sestup k nám zase.</text:span></text:p>
              </text:list-header>
            </text:list>
            <text:list text:style-name="L13">
              <text:list-item>
                <text:p text:style-name="P10"><text:span text:style-name="T5">Jako rosa na vyprahlou zem, </text:span><text:span text:style-name="T5"><text:line-break/></text:span><text:span text:style-name="T5">jako chleba v hladu mém. <text:s/></text:span></text:p>
              </text:list-item>
              <text:list-item>
                <text:p text:style-name="P10"><text:span text:style-name="T5">Jako blesk, jenž protíná tmu </text:span><text:span text:style-name="T5"><text:line-break/></text:span><text:span text:style-name="T5">od východu až k západu. </text:span></text:p>
              </text:list-item>
              <text:list-item>
                <text:p text:style-name="P10"><text:span text:style-name="T5">Jako Dítě v betlémskou stáj, </text:span><text:span text:style-name="T5"><text:line-break/></text:span><text:span text:style-name="T5">jako vanutí Ducha v světa kraj. </text:span></text:p>
              </text:list-item>
              <text:list-item>
                <text:p text:style-name="P10"><text:span text:style-name="T5">V církvi své, jež stále nová je, </text:span><text:span text:style-name="T5"><text:line-break/></text:span><text:span text:style-name="T5">ve svátosti těla a krve. </text:span></text:p>
              </text:list-item>
              <text:list-item>
                <text:p text:style-name="P10"><text:span text:style-name="T5">Když svou lásku dáváme všem, </text:span><text:span text:style-name="T5"><text:line-break/></text:span><text:span text:style-name="T5">přicházíš, Pane, každým dnem.</text:span></text:p>
              </text:list-item>
            </text:list>
          </draw:text-box>
        </draw:frame>
        <draw:custom-shape draw:name="Text Box 3" draw:style-name="gr249" draw:text-style-name="P12" draw:layer="layout" svg:width="3.718cm" svg:height="1.108cm" svg:x="23.799cm" svg:y="0cm">
          <text:list text:style-name="L1">
            <text:list-header>
              <text:p text:style-name="P11"><text:span text:style-name="T6">1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6" presentation:class="page"/>
          <draw:frame presentation:style-name="pr1" draw:text-style-name="P5" draw:layer="layout" svg:width="15.239cm" svg:height="11.429cm" svg:x="1.905cm" svg:y="12.065cm" presentation:class="notes" presentation:placeholder="true">
            <draw:text-box/>
          </draw:frame>
        </presentation:notes>
      </draw:page>
      <draw:page draw:name="page2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arie má dítě, Pane, </text:span><text:span text:style-name="T5"><text:line-break/></text:span><text:span text:style-name="T5">Marie má dítě, Pane můj, </text:span><text:span text:style-name="T5"><text:line-break/></text:span><text:span text:style-name="T5">Marie má dítě, Pane, </text:span><text:span text:style-name="T5"><text:line-break/></text:span><text:span text:style-name="T5">hle, průvod stále přichází a zas jde dál. </text:span></text:p>
                <text:p text:style-name="P42"><text:span text:style-name="T5">2. Jaké jméno dá mu, Pane, …</text:span></text:p>
                <text:p text:style-name="P42"><text:span text:style-name="T5">3. Dá mu jméno Ježíš, Pane, …</text:span></text:p>
                <text:p text:style-name="P42"><text:span text:style-name="T5">4. Dá mu jméno Rádce, Pane, …</text:span></text:p>
                <text:p text:style-name="P42"><text:span text:style-name="T5">5. Kdepak narodil se, Pane, …</text:span></text:p>
                <text:p text:style-name="P42"><text:span text:style-name="T5">6. Narodil se v jeslích, Pane, …</text:span></text:p>
              </text:list-header>
            </text:list>
          </draw:text-box>
        </draw:frame>
        <draw:custom-shape draw:name="Text Box 3" draw:style-name="gr250" draw:text-style-name="P12" draw:layer="layout" svg:width="3.718cm" svg:height="1.108cm" svg:x="23.799cm" svg:y="0cm">
          <text:list text:style-name="L1">
            <text:list-header>
              <text:p text:style-name="P11"><text:span text:style-name="T6">1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7" presentation:class="page"/>
          <draw:frame presentation:style-name="pr1" draw:text-style-name="P5" draw:layer="layout" svg:width="15.239cm" svg:height="11.429cm" svg:x="1.905cm" svg:y="12.065cm" presentation:class="notes" presentation:placeholder="true">
            <draw:text-box/>
          </draw:frame>
        </presentation:notes>
      </draw:page>
      <draw:page draw:name="page2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arie má dítě, zpívej, </text:span><text:span text:style-name="T5"><text:line-break/></text:span><text:span text:style-name="T5">Marie má dítě, zpívej dál, </text:span><text:span text:style-name="T5"><text:line-break/></text:span><text:span text:style-name="T5">Marie má dítě, zpívej, </text:span><text:span text:style-name="T5"><text:line-break/></text:span><text:span text:style-name="T5">lidé valí se v proudu jen a vlak jel dál. </text:span></text:p>
                <text:p text:style-name="P42"><text:span text:style-name="T5">2. Jaké jméno dá mu, zpívej, …</text:span></text:p>
                <text:p text:style-name="P42"><text:span text:style-name="T5">3. Dá mu jméno Ježíš, zpívej, …</text:span></text:p>
                <text:p text:style-name="P42"><text:span text:style-name="T5">4. Král, zastánce mnohých, …</text:span></text:p>
                <text:p text:style-name="P42"><text:span text:style-name="T5">5. Hvězdy jasně září, zpívej, </text:span><text:span text:style-name="T5"><text:line-break/></text:span><text:span text:style-name="T5">v Betlémě nad stájí, zpívej, </text:span><text:span text:style-name="T5"><text:line-break/></text:span><text:span text:style-name="T5">z míst odešly dávných, zpívej, </text:span><text:span text:style-name="T5"><text:line-break/></text:span><text:span text:style-name="T5">lidé se valí lidé valí se v proudu jen a vlak jel dál. </text:span></text:p>
                <text:p text:style-name="P46"><text:span text:style-name="T5">6. </text:span><text:span text:style-name="T5"><text:tab/></text:span><text:span text:style-name="T5">Marie má dítě, zpívej, …</text:span></text:p>
                <text:p text:style-name="P42"><text:span text:style-name="T5"/></text:p>
              </text:list-header>
            </text:list>
          </draw:text-box>
        </draw:frame>
        <draw:custom-shape draw:name="Text Box 3" draw:style-name="gr251" draw:text-style-name="P12" draw:layer="layout" svg:width="3.718cm" svg:height="1.108cm" svg:x="23.799cm" svg:y="0cm">
          <text:list text:style-name="L1">
            <text:list-header>
              <text:p text:style-name="P11"><text:span text:style-name="T6">1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8" presentation:class="page"/>
          <draw:frame presentation:style-name="pr1" draw:text-style-name="P5" draw:layer="layout" svg:width="15.239cm" svg:height="11.429cm" svg:x="1.905cm" svg:y="12.065cm" presentation:class="notes" presentation:placeholder="true">
            <draw:text-box/>
          </draw:frame>
        </presentation:notes>
      </draw:page>
      <draw:page draw:name="page2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Mezi hvězdami, tvoje jméno zapsal si Pán, </text:span><text:span text:style-name="T5"><text:line-break/></text:span><text:span text:style-name="T5">mezi hvězdami, nahoře, kde má svůj chrám, </text:span><text:span text:style-name="T5"><text:line-break/></text:span><text:span text:style-name="T5">mezi hvězdami život tvůj je zakotven již, </text:span><text:span text:style-name="T5"><text:line-break/></text:span><text:span text:style-name="T5">mezi hvězdami, kde svůj ráj pak uvidíš. </text:span></text:p>
                <text:p text:style-name="P35"><text:span text:style-name="T5">1. </text:span><text:span text:style-name="T5"><text:tab/></text:span><text:span text:style-name="T5">Tu noc, kdy toužil Pán pro tebe žít, </text:span><text:span text:style-name="T5"><text:line-break/></text:span><text:span text:style-name="T5">tu noc, tu noc, kdy život tvůj daroval sám ti Bůh, </text:span><text:span text:style-name="T5"><text:line-break/></text:span><text:span text:style-name="T5">tu noc, kdy poprvé na tebe láskou zřel, </text:span><text:span text:style-name="T5"><text:line-break/></text:span><text:span text:style-name="T5">byl s námi Pán. </text:span></text:p>
                <text:p text:style-name="P32"><text:span text:style-name="T5">2. Ten den, kdy věrný Pán vykoupil nás, </text:span><text:span text:style-name="T5"><text:line-break/></text:span><text:span text:style-name="T5">ten den, ten den, navěky svým zvolil tě dítětem, </text:span><text:span text:style-name="T5"><text:line-break/></text:span><text:span text:style-name="T5">ten den, kdy v srdci tvém přebýval k slávě své, </text:span><text:span text:style-name="T5"><text:line-break/></text:span><text:span text:style-name="T5">je s námi Pán. </text:span></text:p>
                <text:p text:style-name="P32"><text:span text:style-name="T5">3. Večer, kdy volá Pán k domovu své, </text:span><text:span text:style-name="T5"><text:line-break/></text:span><text:span text:style-name="T5">večer, večer, kdy staré dny odejdou dál jak sen, </text:span><text:span text:style-name="T5"><text:line-break/></text:span><text:span text:style-name="T5">večer, kdy každý z nás setká se s Pánem svým, </text:span><text:span text:style-name="T5"><text:line-break/></text:span><text:span text:style-name="T5">buď s námi Pán.</text:span></text:p>
              </text:list-header>
            </text:list>
          </draw:text-box>
        </draw:frame>
        <draw:custom-shape draw:name="Text Box 3" draw:style-name="gr252" draw:text-style-name="P12" draw:layer="layout" svg:width="3.718cm" svg:height="1.108cm" svg:x="23.799cm" svg:y="0cm">
          <text:list text:style-name="L1">
            <text:list-header>
              <text:p text:style-name="P11"><text:span text:style-name="T6">1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49" presentation:class="page"/>
          <draw:frame presentation:style-name="pr1" draw:text-style-name="P5" draw:layer="layout" svg:width="15.239cm" svg:height="11.429cm" svg:x="1.905cm" svg:y="12.065cm" presentation:class="notes" presentation:placeholder="true">
            <draw:text-box/>
          </draw:frame>
        </presentation:notes>
      </draw:page>
      <draw:page draw:name="page2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ichale člun k břehu veď, haleluja, <text:s/></text:span><text:span text:style-name="T5"><text:line-break/></text:span><text:span text:style-name="T5">Michale člun k břehu veď, haleluja. <text:s/></text:span></text:p>
                <text:p text:style-name="P57"><text:span text:style-name="T5">1. </text:span><text:span text:style-name="T5"><text:tab/></text:span><text:span text:style-name="T5">(: Michalův člun — hudby člun, haleluja! :)</text:span></text:p>
              </text:list-header>
            </text:list>
            <text:list text:style-name="L23">
              <text:list-item>
                <text:p text:style-name="P10"><text:span text:style-name="T5">(: Sestro, pomoz plachtu vznést, haleluja! :)</text:span></text:p>
              </text:list-item>
              <text:list-item>
                <text:p text:style-name="P10"><text:span text:style-name="T5">K břehu dlouhou cestu mám, haleluja, </text:span><text:span text:style-name="T5"><text:line-break/></text:span><text:span text:style-name="T5">matku svou však uzřím tam, haleluja! </text:span></text:p>
              </text:list-item>
              <text:list-item>
                <text:p text:style-name="P10"><text:span text:style-name="T5">Jordán kalný, chladný je, haleluja, </text:span><text:span text:style-name="T5"><text:line-break/></text:span><text:span text:style-name="T5">tělo zhubí, duši ne, haleluja!</text:span></text:p>
              </text:list-item>
            </text:list>
            <text:list text:style-name="L4">
              <text:list-header>
                <text:p text:style-name="P33"><text:span text:style-name="T5"/></text:p>
              </text:list-header>
            </text:list>
          </draw:text-box>
        </draw:frame>
        <draw:custom-shape draw:name="Text Box 3" draw:style-name="gr253" draw:text-style-name="P12" draw:layer="layout" svg:width="3.718cm" svg:height="1.108cm" svg:x="23.799cm" svg:y="0cm">
          <text:list text:style-name="L1">
            <text:list-header>
              <text:p text:style-name="P11"><text:span text:style-name="T6">1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0" presentation:class="page"/>
          <draw:frame presentation:style-name="pr1" draw:text-style-name="P5" draw:layer="layout" svg:width="15.239cm" svg:height="11.429cm" svg:x="1.905cm" svg:y="12.065cm" presentation:class="notes" presentation:placeholder="true">
            <draw:text-box/>
          </draw:frame>
        </presentation:notes>
      </draw:page>
      <draw:page draw:name="page2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ír na zemi daruj nám! Nezřekni se nás! </text:span><text:span text:style-name="T5"><text:line-break/></text:span><text:span text:style-name="T5">Ať tvá láska drží s námi dnes a zítra zas: </text:span><text:span text:style-name="T5"><text:line-break/></text:span><text:span text:style-name="T5">Jen ty sám, Bože, náš, jen ty sám, Bože náš, </text:span><text:span text:style-name="T5"><text:line-break/></text:span><text:span text:style-name="T5">lidský život v rukou máš! Nezřekni se nás!</text:span><text:span text:style-name="T5"><text:line-break/></text:span><text:span text:style-name="T5"/></text:p>
                <text:p text:style-name="P42"><text:span text:style-name="T5">2. Svobodu též daruj nám! Nezřekni se nás! </text:span><text:span text:style-name="T5"><text:line-break/></text:span><text:span text:style-name="T5">Ať odvážně dokážeme stavět zlobě hráz! </text:span><text:span text:style-name="T5"><text:line-break/></text:span><text:span text:style-name="T5">Jen ty sám, Bože náš, jen ty sám, Bože náš, </text:span><text:span text:style-name="T5"><text:line-break/></text:span><text:span text:style-name="T5">svobodu nám všude dáš! Nezřekni se nás! </text:span><text:span text:style-name="T5"><text:line-break/></text:span><text:span text:style-name="T5"/></text:p>
                <text:p text:style-name="P42"><text:span text:style-name="T5">3. Radost pravou daruj nám! Nezřekni se nás! </text:span><text:span text:style-name="T5"><text:line-break/></text:span><text:span text:style-name="T5">Ať i pouhé maličkosti vzbudí díků hlas! </text:span><text:span text:style-name="T5"><text:line-break/></text:span><text:span text:style-name="T5">Jen ty sám, Bože náš, jen ty sám, Bože náš, </text:span><text:span text:style-name="T5"><text:line-break/></text:span><text:span text:style-name="T5">i náš život v rukou máš! Nezřekni se nás! </text:span></text:p>
              </text:list-header>
            </text:list>
          </draw:text-box>
        </draw:frame>
        <draw:custom-shape draw:name="Text Box 3" draw:style-name="gr254" draw:text-style-name="P12" draw:layer="layout" svg:width="3.718cm" svg:height="1.108cm" svg:x="23.799cm" svg:y="0cm">
          <text:list text:style-name="L1">
            <text:list-header>
              <text:p text:style-name="P11"><text:span text:style-name="T6">1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1" presentation:class="page"/>
          <draw:frame presentation:style-name="pr1" draw:text-style-name="P5" draw:layer="layout" svg:width="15.239cm" svg:height="11.429cm" svg:x="1.905cm" svg:y="12.065cm" presentation:class="notes" presentation:placeholder="true">
            <draw:text-box/>
          </draw:frame>
        </presentation:notes>
      </draw:page>
      <draw:page draw:name="page2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Mluv, Pane můj, tvůj služebník slyší, </text:span></text:p>
                <text:p text:style-name="P32"><text:span text:style-name="T5">mluv, Pane můj, slovo své,</text:span></text:p>
                <text:p text:style-name="P32"><text:span text:style-name="T5">Mluv, Pane můj, tvůj služebník slyší, </text:span></text:p>
                <text:p text:style-name="P32"><text:span text:style-name="T5">mluv, Pane můj, ke mně slovo své. </text:span></text:p>
                <text:p text:style-name="P32"><text:span text:style-name="T5"/></text:p>
                <text:p text:style-name="P32"><text:span text:style-name="T5"/></text:p>
                <text:p text:style-name="P32"><text:span text:style-name="T5"/></text:p>
                <text:p text:style-name="P32"><text:span text:style-name="T5"/></text:p>
              </text:list-header>
            </text:list>
          </draw:text-box>
        </draw:frame>
        <draw:custom-shape draw:name="Text Box 2051" draw:style-name="gr255" draw:text-style-name="P12" draw:layer="layout" svg:width="3.718cm" svg:height="1.108cm" svg:x="23.799cm" svg:y="0cm">
          <text:list text:style-name="L1">
            <text:list-header>
              <text:p text:style-name="P11"><text:span text:style-name="T6">1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2" presentation:class="page"/>
          <draw:frame presentation:style-name="pr1" draw:text-style-name="P5" draw:layer="layout" svg:width="15.239cm" svg:height="11.429cm" svg:x="1.905cm" svg:y="12.065cm" presentation:class="notes" presentation:placeholder="true">
            <draw:text-box/>
          </draw:frame>
        </presentation:notes>
      </draw:page>
      <draw:page draw:name="page2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Moc předivná nás tiše obestírá, </text:span><text:span text:style-name="T5"><text:line-break/></text:span><text:span text:style-name="T5">a proto čekám příští uklidněn. </text:span><text:span text:style-name="T5"><text:line-break/></text:span><text:span text:style-name="T5">Bůh je dnes s námi, svědčí naše víra, </text:span><text:span text:style-name="T5"><text:line-break/></text:span><text:span text:style-name="T5">a bude s námi každý nový den. </text:span></text:p>
                <text:p text:style-name="P42"><text:span text:style-name="T5">2. Ta divná dobrá moc svou sílu dá mi </text:span><text:span text:style-name="T5"><text:line-break/></text:span><text:span text:style-name="T5">a věrně povede můj každý krok. </text:span><text:span text:style-name="T5"><text:line-break/></text:span><text:span text:style-name="T5">Jí obklopen i dnes chci zůstat s vámi </text:span><text:span text:style-name="T5"><text:line-break/></text:span><text:span text:style-name="T5">a s vámi prožít tento nový rok. </text:span></text:p>
                <text:p text:style-name="P42"><text:span text:style-name="T5">3. Mé staré srdce ještě prudce buší </text:span><text:span text:style-name="T5"><text:line-break/></text:span><text:span text:style-name="T5">a těžce nese zlobu těchto chvil; </text:span><text:span text:style-name="T5"><text:line-break/></text:span><text:span text:style-name="T5">ach, Pane, podej vyplašené duši </text:span><text:span text:style-name="T5"><text:line-break/></text:span><text:span text:style-name="T5">svou spásu, již jsi pro ni připravil. </text:span></text:p>
                <text:p text:style-name="P42"><text:span text:style-name="T5">4. Máš-li však pro nás hořký kalich strastí, </text:span><text:span text:style-name="T5"><text:line-break/></text:span><text:span text:style-name="T5">jež trpce přetékají přes kraje, </text:span><text:span text:style-name="T5"><text:line-break/></text:span><text:span text:style-name="T5">my přijmeme jej, nechceme se třásti, </text:span><text:span text:style-name="T5"><text:line-break/></text:span><text:span text:style-name="T5">vždyť s námi vždy tvá dobrá ruka je. </text:span></text:p>
              </text:list-header>
            </text:list>
          </draw:text-box>
        </draw:frame>
        <draw:custom-shape draw:name="Text Box 2051" draw:style-name="gr256" draw:text-style-name="P12" draw:layer="layout" svg:width="3.718cm" svg:height="1.108cm" svg:x="23.799cm" svg:y="0cm">
          <text:list text:style-name="L1">
            <text:list-header>
              <text:p text:style-name="P11"><text:span text:style-name="T6">1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3" presentation:class="page"/>
          <draw:frame presentation:style-name="pr1" draw:text-style-name="P5" draw:layer="layout" svg:width="15.239cm" svg:height="11.429cm" svg:x="1.905cm" svg:y="12.065cm" presentation:class="notes" presentation:placeholder="true">
            <draw:text-box/>
          </draw:frame>
        </presentation:notes>
      </draw:page>
      <draw:page draw:name="page2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5. A kdybys dopřál, Bože milostivý, </text:span><text:span text:style-name="T5"><text:line-break/></text:span><text:span text:style-name="T5">na světě radost v jasu slunečním, </text:span><text:span text:style-name="T5"><text:line-break/></text:span><text:span text:style-name="T5">pak prožitého dobře pamětlivi</text:span><text:span text:style-name="T5"><text:line-break/></text:span><text:span text:style-name="T5">svůj život celý dáme službám tvým. </text:span></text:p>
                <text:p text:style-name="P42"><text:span text:style-name="T5">6. Své tiché světlo, jež se jasné skvěje </text:span><text:span text:style-name="T5"><text:line-break/></text:span><text:span text:style-name="T5">nech teple prozařovat naši noc. </text:span><text:span text:style-name="T5"><text:line-break/></text:span><text:span text:style-name="T5">A dej, ať smíme spatřit obličeje </text:span><text:span text:style-name="T5"><text:line-break/></text:span><text:span text:style-name="T5">svých milých, které provází tvá moc. </text:span></text:p>
                <text:p text:style-name="P42"><text:span text:style-name="T5">7. Když po vichřici soumrak plyne tiše, </text:span><text:span text:style-name="T5"><text:line-break/></text:span><text:span text:style-name="T5">rád chorálu bych lidstva naslouchal </text:span><text:span text:style-name="T5"><text:line-break/></text:span><text:span text:style-name="T5">a za zdmi slyšel nést se výš a výše </text:span><text:span text:style-name="T5"><text:line-break/></text:span><text:span text:style-name="T5">tvých věrných dětí vděčnou píseň chval. </text:span></text:p>
                <text:p text:style-name="P46"><text:span text:style-name="T5">8. </text:span><text:span text:style-name="T5"><text:tab/></text:span><text:span text:style-name="T5">Moc předivná nás tiše obestírá, </text:span><text:span text:style-name="T5"><text:line-break/></text:span><text:span text:style-name="T5">a proto čekám příští uklidněn. </text:span><text:span text:style-name="T5"><text:line-break/></text:span><text:span text:style-name="T5">Bůh je dnes s námi, svědčí naše víra, </text:span><text:span text:style-name="T5"><text:line-break/></text:span><text:span text:style-name="T5">a bude s námi každý nový den.</text:span></text:p>
              </text:list-header>
            </text:list>
          </draw:text-box>
        </draw:frame>
        <draw:custom-shape draw:name="Text Box 1027" draw:style-name="gr257" draw:text-style-name="P12" draw:layer="layout" svg:width="3.718cm" svg:height="1.108cm" svg:x="23.799cm" svg:y="0cm">
          <text:list text:style-name="L1">
            <text:list-header>
              <text:p text:style-name="P11"><text:span text:style-name="T6">1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4" presentation:class="page"/>
          <draw:frame presentation:style-name="pr1" draw:text-style-name="P5" draw:layer="layout" svg:width="15.239cm" svg:height="11.429cm" svg:x="1.905cm" svg:y="12.065cm" presentation:class="notes" presentation:placeholder="true">
            <draw:text-box/>
          </draw:frame>
        </presentation:notes>
      </draw:page>
      <draw:page draw:name="page2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1. </text:span><text:span text:style-name="T5"><text:tab/></text:span><text:span text:style-name="T5">Moc rád bych stavěl nové mosty, </text:span><text:span text:style-name="T5"><text:line-break/></text:span><text:span text:style-name="T5">kde dosud zejí propasti, </text:span><text:span text:style-name="T5"><text:line-break/></text:span><text:span text:style-name="T5">moc rád bych přijal jako hosty</text:span><text:span text:style-name="T5"><text:line-break/></text:span><text:span text:style-name="T5">lidi od nichž mě dělí zdi. </text:span></text:p>
                <text:p text:style-name="P46"><text:span text:style-name="T5">R: </text:span><text:span text:style-name="T5"><text:tab/></text:span><text:span text:style-name="T5">Nechci jen poznat povrch luny, </text:span><text:span text:style-name="T5"><text:line-break/></text:span><text:span text:style-name="T5">chci jít tam, kde je nepřítel, </text:span><text:span text:style-name="T5"><text:line-break/></text:span><text:span text:style-name="T5">uklidnit rozbouřené vlny </text:span><text:span text:style-name="T5"><text:line-break/></text:span><text:span text:style-name="T5">a přinést pokoj, to bych chtěl.</text:span></text:p>
              </text:list-header>
            </text:list>
            <text:list text:style-name="L24">
              <text:list-item>
                <text:p text:style-name="P10"><text:span text:style-name="T5">Moc rád bych podal svoji ruku </text:span><text:span text:style-name="T5"><text:line-break/></text:span><text:span text:style-name="T5">tomu, kdo zná jen tvrdou pěst, </text:span><text:span text:style-name="T5"><text:line-break/></text:span><text:span text:style-name="T5">toužím jít do lidského hluku </text:span><text:span text:style-name="T5"><text:line-break/></text:span><text:span text:style-name="T5">a všude usmíření nést. </text:span></text:p>
              </text:list-item>
            </text:list>
          </draw:text-box>
        </draw:frame>
        <draw:custom-shape draw:name="Text Box 3" draw:style-name="gr258" draw:text-style-name="P12" draw:layer="layout" svg:width="3.718cm" svg:height="1.108cm" svg:x="23.799cm" svg:y="0cm">
          <text:list text:style-name="L1">
            <text:list-header>
              <text:p text:style-name="P11"><text:span text:style-name="T6">1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5" presentation:class="page"/>
          <draw:frame presentation:style-name="pr1" draw:text-style-name="P5" draw:layer="layout" svg:width="15.239cm" svg:height="11.429cm" svg:x="1.905cm" svg:y="12.065cm" presentation:class="notes" presentation:placeholder="true">
            <draw:text-box/>
          </draw:frame>
        </presentation:notes>
      </draw:page>
      <draw:page draw:name="page2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Nechci jen poznat povrch luny, </text:span><text:span text:style-name="T5"><text:line-break/></text:span><text:span text:style-name="T5">chci jít tam, kde je nepřítel, </text:span><text:span text:style-name="T5"><text:line-break/></text:span><text:span text:style-name="T5">uklidnit rozbouřené vlny </text:span><text:span text:style-name="T5"><text:line-break/></text:span><text:span text:style-name="T5">a přinést pokoj, to bych chtěl.</text:span></text:p>
                <text:p text:style-name="P46"><text:span text:style-name="T5">3. </text:span><text:span text:style-name="T5"><text:tab/></text:span><text:span text:style-name="T5">Moc rád bych začal mluvit znova </text:span><text:span text:style-name="T5"><text:line-break/></text:span><text:span text:style-name="T5">tam, kde dřív bylo mlčení, </text:span><text:span text:style-name="T5"><text:line-break/></text:span><text:span text:style-name="T5">ať všechny pohledy a slova </text:span><text:span text:style-name="T5"><text:line-break/></text:span><text:span text:style-name="T5">nenávist v lásku promění. </text:span></text:p>
                <text:p text:style-name="P46"><text:span text:style-name="T5">4.</text:span><text:span text:style-name="T5"><text:tab/></text:span><text:span text:style-name="T5">Kéž, Pane, umím stavět mosty, </text:span><text:span text:style-name="T5"><text:line-break/></text:span><text:span text:style-name="T5">ať první kroky udělám, </text:span><text:span text:style-name="T5"><text:line-break/></text:span><text:span text:style-name="T5">až na ty mosty pozvu hosty, </text:span><text:span text:style-name="T5"><text:line-break/></text:span><text:span text:style-name="T5">buď, prosím, s námi také tam.</text:span></text:p>
              </text:list-header>
            </text:list>
          </draw:text-box>
        </draw:frame>
        <draw:custom-shape draw:name="Text Box 3" draw:style-name="gr259" draw:text-style-name="P12" draw:layer="layout" svg:width="3.718cm" svg:height="1.108cm" svg:x="23.799cm" svg:y="0cm">
          <text:list text:style-name="L1">
            <text:list-header>
              <text:p text:style-name="P11"><text:span text:style-name="T6">1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6" presentation:class="page"/>
          <draw:frame presentation:style-name="pr1" draw:text-style-name="P5" draw:layer="layout" svg:width="15.239cm" svg:height="11.429cm" svg:x="1.905cm" svg:y="12.065cm" presentation:class="notes" presentation:placeholder="true">
            <draw:text-box/>
          </draw:frame>
        </presentation:notes>
      </draw:page>
      <draw:page draw:name="page2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Mou duši svírá, mou duši dusí,</text:span><text:span text:style-name="T5"><text:line-break/></text:span><text:span text:style-name="T5">marně se vzpírá, škrtí ji had,</text:span><text:span text:style-name="T5"><text:line-break/></text:span><text:span text:style-name="T5">srdce mi trhá na krvavý kusy</text:span><text:span text:style-name="T5"><text:line-break/></text:span><text:span text:style-name="T5">šedivej drát, vostnatej drát, vostnatej drát.</text:span></text:p>
                <text:p text:style-name="P32"><text:span text:style-name="T5"> </text:span></text:p>
                <text:p text:style-name="P32"><text:span text:style-name="T5">2. Kam až se může, kam dál o krok ani,</text:span><text:span text:style-name="T5"><text:line-break/></text:span><text:span text:style-name="T5">nepřítel - přítel, koho smíš mít rád,</text:span><text:span text:style-name="T5"><text:line-break/></text:span><text:span text:style-name="T5">černý či bílý - zbytečný je ptaní,</text:span><text:span text:style-name="T5"><text:line-break/></text:span><text:span text:style-name="T5">slovo má drát, vostnatej drát, vostnatej drát.</text:span></text:p>
                <text:p text:style-name="P32"><text:span text:style-name="T5"> </text:span></text:p>
                <text:p text:style-name="P32"><text:span text:style-name="T5">3. Co už je shnilý, dá se přikrejt víkem,</text:span><text:span text:style-name="T5"><text:line-break/></text:span><text:span text:style-name="T5">a co je puklý, dá se sdrátovat.</text:span><text:span text:style-name="T5"><text:line-break/></text:span><text:span text:style-name="T5">Zlatý dno láká stát se učedníkem</text:span><text:span text:style-name="T5"><text:line-break/></text:span><text:span text:style-name="T5">u firmy drát, vostnatej drát, vostnatej drát.</text:span></text:p>
              </text:list-header>
            </text:list>
          </draw:text-box>
        </draw:frame>
        <draw:custom-shape draw:name="Text Box 3" draw:style-name="gr260" draw:text-style-name="P12" draw:layer="layout" svg:width="3.718cm" svg:height="1.108cm" svg:x="23.799cm" svg:y="0cm">
          <text:list text:style-name="L1">
            <text:list-header>
              <text:p text:style-name="P11"><text:span text:style-name="T6">1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7" presentation:class="page"/>
          <draw:frame presentation:style-name="pr1" draw:text-style-name="P5" draw:layer="layout" svg:width="15.239cm" svg:height="11.429cm" svg:x="1.905cm" svg:y="12.065cm" presentation:class="notes" presentation:placeholder="true">
            <draw:text-box/>
          </draw:frame>
        </presentation:notes>
      </draw:page>
      <draw:page draw:name="page2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4. Nesahej, brácho, na drát padlej na zem,</text:span><text:span text:style-name="T5"><text:line-break/></text:span><text:span text:style-name="T5">vždyť shůry dolů spolu s ďáblem pád,</text:span><text:span text:style-name="T5"><text:line-break/></text:span><text:span text:style-name="T5">s čertem si žertem hraje jenom blázen,</text:span><text:span text:style-name="T5"><text:line-break/></text:span><text:span text:style-name="T5">tak nech ten drát, vostnatej drát, vostnatej drát.</text:span></text:p>
                <text:p text:style-name="P32"><text:span text:style-name="T5"> </text:span></text:p>
                <text:p text:style-name="P32"><text:span text:style-name="T5">5. Až přijde příval ohnivýho deště,</text:span><text:span text:style-name="T5"><text:line-break/></text:span><text:span text:style-name="T5">ohnivý keře budou v ten den plát,</text:span><text:span text:style-name="T5"><text:line-break/></text:span><text:span text:style-name="T5">sestoupej s nebe velký Boží kleště,</text:span><text:span text:style-name="T5"><text:line-break/></text:span><text:span text:style-name="T5">rozstříhaj drát, vostnatej drát, vostnatej drát. </text:span></text:p>
              </text:list-header>
            </text:list>
          </draw:text-box>
        </draw:frame>
        <draw:custom-shape draw:name="Text Box 3" draw:style-name="gr261" draw:text-style-name="P12" draw:layer="layout" svg:width="3.718cm" svg:height="1.108cm" svg:x="23.799cm" svg:y="0cm">
          <text:list text:style-name="L1">
            <text:list-header>
              <text:p text:style-name="P11"><text:span text:style-name="T6">1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8" presentation:class="page"/>
          <draw:frame presentation:style-name="pr1" draw:text-style-name="P5" draw:layer="layout" svg:width="15.239cm" svg:height="11.429cm" svg:x="1.905cm" svg:y="12.065cm" presentation:class="notes" presentation:placeholder="true">
            <draw:text-box/>
          </draw:frame>
        </presentation:notes>
      </draw:page>
      <draw:page draw:name="page2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Moudrost mi, Pane, dávej, </text:span><text:span text:style-name="T5"><text:line-break/></text:span><text:span text:style-name="T5">abych po Tvé cestě chodil,</text:span></text:p>
                <text:p text:style-name="P32"><text:span text:style-name="T5">moudrost mi, Pane, dávej, </text:span><text:span text:style-name="T5"><text:line-break/></text:span><text:span text:style-name="T5">ať ve tmě nebloudím.</text:span></text:p>
                <text:p text:style-name="P32"><text:span text:style-name="T5">Moudrost mi dávej, sám ji nemám, </text:span><text:span text:style-name="T5"><text:line-break/></text:span><text:span text:style-name="T5">moudrost mi dávej, ať Tě hledám.</text:span></text:p>
                <text:p text:style-name="P32"><text:span text:style-name="T5">Moudrost mi, Pane, dávej, </text:span><text:span text:style-name="T5"><text:line-break/></text:span><text:span text:style-name="T5">ať ve tmě nebloudím. </text:span></text:p>
              </text:list-header>
            </text:list>
          </draw:text-box>
        </draw:frame>
        <draw:custom-shape draw:name="Text Box 3" draw:style-name="gr262" draw:text-style-name="P12" draw:layer="layout" svg:width="3.718cm" svg:height="1.108cm" svg:x="23.799cm" svg:y="0cm">
          <text:list text:style-name="L1">
            <text:list-header>
              <text:p text:style-name="P11"><text:span text:style-name="T6">1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59" presentation:class="page"/>
          <draw:frame presentation:style-name="pr1" draw:text-style-name="P5" draw:layer="layout" svg:width="15.239cm" svg:height="11.429cm" svg:x="1.905cm" svg:y="12.065cm" presentation:class="notes" presentation:placeholder="true">
            <draw:text-box/>
          </draw:frame>
        </presentation:notes>
      </draw:page>
      <draw:page draw:name="page2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8"><text:span text:style-name="T5">1. (: Můj Pán mne pozval ke stolu svému,</text:span><text:span text:style-name="T5"><text:line-break/></text:span><text:span text:style-name="T5">to protože on má mne rád.:)3x</text:span><text:span text:style-name="T5"><text:line-break/></text:span><text:span text:style-name="T5">on má mne, má mne rád.</text:span></text:p>
                <text:p text:style-name="P38"><text:span text:style-name="T5">2. (: On ukázal mi ke spasení cestu,</text:span><text:span text:style-name="T5"><text:line-break/></text:span><text:span text:style-name="T5">to protože on má mne rád, :) 3x</text:span><text:span text:style-name="T5"><text:line-break/></text:span><text:span text:style-name="T5">on má mne, má mne rád.</text:span></text:p>
                <text:p text:style-name="P38"><text:span text:style-name="T5">3. (: A nyní jsem zván dítětem Božím,</text:span><text:span text:style-name="T5"><text:line-break/></text:span><text:span text:style-name="T5">to protože on má mne rád, :) 3x</text:span><text:span text:style-name="T5"><text:line-break/></text:span><text:span text:style-name="T5">on má mne, má mne rád.</text:span></text:p>
                <text:p text:style-name="P38"><text:span text:style-name="T5">4. (: Já dítě jsem a on je můj Otec,</text:span><text:span text:style-name="T5"><text:line-break/></text:span><text:span text:style-name="T5">to protože on má mne rád, :) 3x</text:span><text:span text:style-name="T5"><text:line-break/></text:span><text:span text:style-name="T5">on má mne, má mne rád.</text:span></text:p>
                <text:p text:style-name="P38"><text:span text:style-name="T5">5. (: A v lásce své mne přivede v slávu,</text:span><text:span text:style-name="T5"><text:line-break/></text:span><text:span text:style-name="T5">to protože on má mne rád, :) 3x</text:span><text:span text:style-name="T5"><text:line-break/></text:span><text:span text:style-name="T5">on má mne, má mne rád.</text:span></text:p>
                <text:p text:style-name="P38"><text:span text:style-name="T5"> </text:span></text:p>
              </text:list-header>
            </text:list>
          </draw:text-box>
        </draw:frame>
        <draw:custom-shape draw:name="Text Box 3" draw:style-name="gr263" draw:text-style-name="P12" draw:layer="layout" svg:width="3.718cm" svg:height="1.108cm" svg:x="23.799cm" svg:y="0cm">
          <text:list text:style-name="L1">
            <text:list-header>
              <text:p text:style-name="P11"><text:span text:style-name="T6">1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0" presentation:class="page"/>
          <draw:frame presentation:style-name="pr1" draw:text-style-name="P5" draw:layer="layout" svg:width="15.239cm" svg:height="11.429cm" svg:x="1.905cm" svg:y="12.065cm" presentation:class="notes" presentation:placeholder="true">
            <draw:text-box/>
          </draw:frame>
        </presentation:notes>
      </draw:page>
      <draw:page draw:name="page2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ůj Pán, ó můj Pán, </text:span><text:span text:style-name="T5"><text:line-break/></text:span><text:span text:style-name="T5">Pán Bůh laskavý, podá nám svoji dlaň.  </text:span></text:p>
              </text:list-header>
            </text:list>
            <text:list text:style-name="L13">
              <text:list-item>
                <text:p text:style-name="P72"><text:span text:style-name="T5">V stínu smutkem usychám, </text:span><text:span text:style-name="T5"><text:line-break/></text:span><text:span text:style-name="T5"><text:tab/></text:span><text:span text:style-name="T5">podá nám svoji dlaň, </text:span><text:span text:style-name="T5"><text:line-break/></text:span><text:span text:style-name="T5">Ty jsi žhavý život sám, </text:span><text:span text:style-name="T5"><text:line-break/></text:span><text:span text:style-name="T5"><text:tab/></text:span><text:span text:style-name="T5">podá nám svoji dlaň. </text:span></text:p>
              </text:list-item>
              <text:list-item>
                <text:p text:style-name="P10"><text:span text:style-name="T5">Neklidem jsem všude hnán, </text:span><text:span text:style-name="T5"><text:line-break/></text:span><text:span text:style-name="T5">pokoj dá mi jen můj Pán.</text:span></text:p>
              </text:list-item>
              <text:list-item>
                <text:p text:style-name="P10"><text:span text:style-name="T5">Svět si nouze nevšímá, </text:span><text:span text:style-name="T5"><text:line-break/></text:span><text:span text:style-name="T5">Bůh však s každým soucit má.</text:span></text:p>
              </text:list-item>
              <text:list-item>
                <text:p text:style-name="P10"><text:span text:style-name="T5">Když nás chaos zachvátil, </text:span><text:span text:style-name="T5"><text:line-break/></text:span><text:span text:style-name="T5">on dá všemu řád a cíl. </text:span></text:p>
              </text:list-item>
            </text:list>
          </draw:text-box>
        </draw:frame>
        <draw:custom-shape draw:name="Text Box 3" draw:style-name="gr264" draw:text-style-name="P12" draw:layer="layout" svg:width="3.718cm" svg:height="1.108cm" svg:x="23.799cm" svg:y="0cm">
          <text:list text:style-name="L1">
            <text:list-header>
              <text:p text:style-name="P11"><text:span text:style-name="T6">1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1" presentation:class="page"/>
          <draw:frame presentation:style-name="pr1" draw:text-style-name="P5" draw:layer="layout" svg:width="15.239cm" svg:height="11.429cm" svg:x="1.905cm" svg:y="12.065cm" presentation:class="notes" presentation:placeholder="true">
            <draw:text-box/>
          </draw:frame>
        </presentation:notes>
      </draw:page>
      <draw:page draw:name="page2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Můj Pán ruku podá </text:span><text:span text:style-name="T5"><text:line-break/></text:span><text:span text:style-name="T5">vzdor tmám vždycky znova, </text:span><text:span text:style-name="T5"><text:line-break/></text:span><text:span text:style-name="T5">můj Pán ruku podá nám. <text:s/></text:span></text:p>
                <text:p text:style-name="P56"><text:span text:style-name="T5">1. Neuslyšíš v denní vřavě – </text:span><text:span text:style-name="T5"><text:line-break/></text:span><text:span text:style-name="T5">ruku podám – tichý hlas, </text:span><text:span text:style-name="T5"><text:line-break/></text:span><text:span text:style-name="T5">zjednej ticho ve své hlavě, </text:span><text:span text:style-name="T5"><text:line-break/></text:span><text:span text:style-name="T5">ta vřava je v nás. </text:span></text:p>
                <text:p text:style-name="P56"><text:span text:style-name="T5">2. Hlas je tichý, ale každý </text:span><text:span text:style-name="T5"><text:line-break/></text:span><text:span text:style-name="T5">slyšet by ho vždycky měl. </text:span><text:span text:style-name="T5"><text:line-break/></text:span><text:span text:style-name="T5">Vždyť i přesto, že lvi řvali, </text:span><text:span text:style-name="T5"><text:line-break/></text:span><text:span text:style-name="T5">uslyšel ho Daniel.</text:span></text:p>
              </text:list-header>
            </text:list>
          </draw:text-box>
        </draw:frame>
        <draw:custom-shape draw:name="Text Box 1027" draw:style-name="gr265" draw:text-style-name="P12" draw:layer="layout" svg:width="3.718cm" svg:height="1.108cm" svg:x="23.799cm" svg:y="0cm">
          <text:list text:style-name="L1">
            <text:list-header>
              <text:p text:style-name="P11"><text:span text:style-name="T6">1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2" presentation:class="page"/>
          <draw:frame presentation:style-name="pr1" draw:text-style-name="P5" draw:layer="layout" svg:width="15.239cm" svg:height="11.429cm" svg:x="1.905cm" svg:y="12.065cm" presentation:class="notes" presentation:placeholder="true">
            <draw:text-box/>
          </draw:frame>
        </presentation:notes>
      </draw:page>
      <draw:page draw:name="page2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Můj Pán všechny svolá ráno, až se rozední, </text:span><text:span text:style-name="T5"><text:line-break/></text:span><text:span text:style-name="T5">můj Pán všechny svolá ráno, v ten den poslední.</text:span></text:p>
                <text:p text:style-name="P47"><text:span text:style-name="T5">1. </text:span><text:span text:style-name="T5"><text:tab/></text:span><text:span text:style-name="T5">Uslyšíš pak, jak z hrobů temných, </text:span><text:span text:style-name="T5"><text:line-break/></text:span><text:span text:style-name="T5">stoupá mu vstříc chvalozpěv věrných. </text:span><text:span text:style-name="T5"><text:line-break/></text:span><text:span text:style-name="T5">Můj Pán všechny svolá ráno, v ten den poslední.</text:span></text:p>
                <text:p text:style-name="P47"><text:span text:style-name="T5">2. </text:span><text:span text:style-name="T5"><text:tab/></text:span><text:span text:style-name="T5">Uvidíš pak, jak pláčou hříšní, </text:span><text:span text:style-name="T5"><text:line-break/></text:span><text:span text:style-name="T5">padají v prach králové pyšní. </text:span><text:span text:style-name="T5"><text:line-break/></text:span><text:span text:style-name="T5">Můj Pán všechny svolá ráno, v ten den poslední.</text:span></text:p>
                <text:p text:style-name="P47"><text:span text:style-name="T5">3. </text:span><text:span text:style-name="T5"><text:tab/></text:span><text:span text:style-name="T5">Zajásáš pak, až skončí boje, </text:span><text:span text:style-name="T5"><text:line-break/></text:span><text:span text:style-name="T5">zbaveny pout jsou ruce tvoje. </text:span><text:span text:style-name="T5"><text:line-break/></text:span><text:span text:style-name="T5">Můj Pán všechny svolá ráno, v ten den poslední.</text:span></text:p>
              </text:list-header>
            </text:list>
          </draw:text-box>
        </draw:frame>
        <draw:custom-shape draw:name="Text Box 3" draw:style-name="gr266" draw:text-style-name="P12" draw:layer="layout" svg:width="3.718cm" svg:height="1.108cm" svg:x="23.799cm" svg:y="0cm">
          <text:list text:style-name="L1">
            <text:list-header>
              <text:p text:style-name="P11"><text:span text:style-name="T6">1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3" presentation:class="page"/>
          <draw:frame presentation:style-name="pr1" draw:text-style-name="P5" draw:layer="layout" svg:width="15.239cm" svg:height="11.429cm" svg:x="1.905cm" svg:y="12.065cm" presentation:class="notes" presentation:placeholder="true">
            <draw:text-box/>
          </draw:frame>
        </presentation:notes>
      </draw:page>
      <draw:page draw:name="page2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Můj život už není prázdná loď, </text:span><text:span text:style-name="T5"><text:line-break/></text:span><text:span text:style-name="T5">můj život už není prázdná loď. </text:span><text:span text:style-name="T5"><text:line-break/></text:span><text:span text:style-name="T5">Ó Pán dnes ke mně nastoupil, </text:span><text:span text:style-name="T5"><text:line-break/></text:span><text:span text:style-name="T5">můj život už není prázdná loď. </text:span></text:p>
                <text:p text:style-name="P33"><text:span text:style-name="T5"/></text:p>
              </text:list-header>
            </text:list>
            <text:list text:style-name="L13">
              <text:list-item>
                <text:p text:style-name="P14"><text:span text:style-name="T5">Ó nedivte se bratři, že velkou radost mám, můj život.... </text:span><text:span text:style-name="T5"><text:line-break/></text:span><text:span text:style-name="T5">je se mnou Pán, tak je mi fajn, můj život... </text:span><text:span text:style-name="T5"><text:line-break/></text:span><text:span text:style-name="T5">Ó Pán dnes ke mně nastoupil, </text:span><text:span text:style-name="T5"><text:line-break/></text:span><text:span text:style-name="T5">můj život už není prázdná loď. </text:span></text:p>
                <text:p text:style-name="P14"><text:span text:style-name="T5"/></text:p>
              </text:list-item>
              <text:list-item>
                <text:p text:style-name="P14"><text:span text:style-name="T5">Mám kolem sebe věcí, že přes ně nevidím, můj.... </text:span><text:span text:style-name="T5"><text:line-break/></text:span><text:span text:style-name="T5">Teď do vody je naházím, můj ... Ó Pán …</text:span></text:p>
                <text:p text:style-name="P14"><text:span text:style-name="T5"/></text:p>
              </text:list-item>
              <text:list-item>
                <text:p text:style-name="P14"><text:span text:style-name="T5">On řek mějte se rádi, já amen pravím vám, můj... </text:span><text:span text:style-name="T5"><text:line-break/></text:span><text:span text:style-name="T5">Když lidi v davu potkávám, můj .... Ó Pán …</text:span></text:p>
              </text:list-item>
            </text:list>
          </draw:text-box>
        </draw:frame>
        <draw:custom-shape draw:name="Text Box 3" draw:style-name="gr267" draw:text-style-name="P12" draw:layer="layout" svg:width="3.718cm" svg:height="1.108cm" svg:x="23.799cm" svg:y="0cm">
          <text:list text:style-name="L1">
            <text:list-header>
              <text:p text:style-name="P11"><text:span text:style-name="T6">1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4" presentation:class="page"/>
          <draw:frame presentation:style-name="pr1" draw:text-style-name="P5" draw:layer="layout" svg:width="15.239cm" svg:height="11.429cm" svg:x="1.905cm" svg:y="12.065cm" presentation:class="notes" presentation:placeholder="true">
            <draw:text-box/>
          </draw:frame>
        </presentation:notes>
      </draw:page>
      <draw:page draw:name="page2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1. </text:span><text:span text:style-name="T5"><text:tab/></text:span><text:span text:style-name="T5">Na harfu krásný chlapec hrál, </text:span><text:span text:style-name="T5"><text:line-break/></text:span><text:span text:style-name="T5">jak o tom jistá kniha svědčí, </text:span><text:span text:style-name="T5"><text:line-break/></text:span><text:span text:style-name="T5">král si jej k sobě zavolal, <text:s/></text:span><text:span text:style-name="T5"><text:line-break/></text:span><text:span text:style-name="T5">protože hudba zlobu léčí.</text:span></text:p>
                <text:p text:style-name="P64"><text:span text:style-name="T5">R:</text:span><text:span text:style-name="T5"><text:tab/></text:span><text:span text:style-name="T5">Davide, nepřestaň nám nikdy hrát, na harfu hrát, </text:span><text:span text:style-name="T5"><text:line-break/></text:span><text:span text:style-name="T5">abychom <text:s/>se nemuseli bát, satana bát.</text:span></text:p>
                <text:p text:style-name="P69"><text:span text:style-name="T5">2. Náhle však zpozoroval král </text:span><text:span text:style-name="T5"><text:line-break/></text:span><text:span text:style-name="T5">v tom krásném chlapci nebezpečí, </text:span><text:span text:style-name="T5"><text:line-break/></text:span><text:span text:style-name="T5">žárlil a patrně se bál, </text:span><text:span text:style-name="T5"><text:line-break/></text:span><text:span text:style-name="T5">že ho ten básním v něčem předčí.</text:span></text:p>
                <text:p text:style-name="P69"><text:span text:style-name="T5">3. Král proto bez váhání vzal </text:span><text:span text:style-name="T5"><text:line-break/></text:span><text:span text:style-name="T5">na chlapce naostřené kopí, </text:span><text:span text:style-name="T5"><text:line-break/></text:span><text:span text:style-name="T5">ten uhýbal, a přesto hrál </text:span><text:span text:style-name="T5"><text:line-break/></text:span><text:span text:style-name="T5">a to král nikdy nepochopí. </text:span></text:p>
                <text:p text:style-name="P64"><text:span text:style-name="T5">4.</text:span><text:span text:style-name="T5"><text:tab/></text:span><text:span text:style-name="T5">Leckterý z králů velí: Pal!, </text:span><text:span text:style-name="T5"><text:line-break/></text:span><text:span text:style-name="T5">když v Davidovi soka shledá. </text:span><text:span text:style-name="T5"><text:line-break/></text:span><text:span text:style-name="T5">David však hraje stejně dál, </text:span><text:span text:style-name="T5"><text:line-break/></text:span><text:span text:style-name="T5">vždyť písnička se zabít nedá! </text:span></text:p>
              </text:list-header>
            </text:list>
          </draw:text-box>
        </draw:frame>
        <draw:custom-shape draw:name="Text Box 3" draw:style-name="gr268" draw:text-style-name="P12" draw:layer="layout" svg:width="3.718cm" svg:height="1.108cm" svg:x="23.799cm" svg:y="0cm">
          <text:list text:style-name="L1">
            <text:list-header>
              <text:p text:style-name="P11"><text:span text:style-name="T6">1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5" presentation:class="page"/>
          <draw:frame presentation:style-name="pr1" draw:text-style-name="P5" draw:layer="layout" svg:width="15.239cm" svg:height="11.429cm" svg:x="1.905cm" svg:y="12.065cm" presentation:class="notes" presentation:placeholder="true">
            <draw:text-box/>
          </draw:frame>
        </presentation:notes>
      </draw:page>
      <draw:page draw:name="page2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jednom keři růže vyroste, </text:span><text:span text:style-name="T5"><text:line-break/></text:span><text:span text:style-name="T5">na druhém zase planý fík. </text:span><text:span text:style-name="T5"><text:line-break/></text:span><text:span text:style-name="T5">U krásných dveří ani neproste, </text:span><text:span text:style-name="T5"><text:line-break/></text:span><text:span text:style-name="T5">nebude za co vzdávat dík. </text:span></text:p>
                <text:p text:style-name="P33"><text:span text:style-name="T5"/></text:p>
              </text:list-header>
            </text:list>
            <text:list text:style-name="L13">
              <text:list-item>
                <text:p text:style-name="P14"><text:span text:style-name="T5">Marně se snažíte přesvědčit lidi, </text:span><text:span text:style-name="T5"><text:line-break/></text:span><text:span text:style-name="T5">že je vždy pravda to, co oči vidí. </text:span><text:span text:style-name="T5"><text:line-break/></text:span><text:span text:style-name="T5">Člověka poznáš prý hned podle tváře, </text:span><text:span text:style-name="T5"><text:line-break/></text:span><text:span text:style-name="T5">dobrotu předchází duhová záře. </text:span></text:p>
                <text:p text:style-name="P14"><text:span text:style-name="T5"/></text:p>
              </text:list-item>
            </text:list>
            <text:list text:style-name="L4">
              <text:list-header>
                <text:p text:style-name="P18"><text:span text:style-name="T5">2.</text:span><text:span text:style-name="T5"><text:tab/></text:span><text:span text:style-name="T5">Za krásným úsměvem nadutost zmizí, </text:span><text:span text:style-name="T5"><text:line-break/></text:span><text:span text:style-name="T5">zlo je nám vlastní a my jsme si cizí. </text:span><text:span text:style-name="T5"><text:line-break/></text:span><text:span text:style-name="T5">Před svoji vlastní tvář stavíme masku, </text:span><text:span text:style-name="T5"><text:line-break/></text:span><text:span text:style-name="T5">fingujem laskavost, hrajeme lásku. </text:span></text:p>
              </text:list-header>
            </text:list>
          </draw:text-box>
        </draw:frame>
        <draw:custom-shape draw:name="Text Box 3" draw:style-name="gr269" draw:text-style-name="P12" draw:layer="layout" svg:width="3.718cm" svg:height="1.108cm" svg:x="23.799cm" svg:y="0cm">
          <text:list text:style-name="L1">
            <text:list-header>
              <text:p text:style-name="P11"><text:span text:style-name="T6">1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6" presentation:class="page"/>
          <draw:frame presentation:style-name="pr1" draw:text-style-name="P5" draw:layer="layout" svg:width="15.239cm" svg:height="11.429cm" svg:x="1.905cm" svg:y="12.065cm" presentation:class="notes" presentation:placeholder="true">
            <draw:text-box/>
          </draw:frame>
        </presentation:notes>
      </draw:page>
      <draw:page draw:name="page2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jednom keři růže vyroste, </text:span><text:span text:style-name="T5"><text:line-break/></text:span><text:span text:style-name="T5">na druhém zase planý fík. </text:span><text:span text:style-name="T5"><text:line-break/></text:span><text:span text:style-name="T5">U krásných dveří ani neproste, </text:span><text:span text:style-name="T5"><text:line-break/></text:span><text:span text:style-name="T5">nebude za co vzdávat dík. </text:span></text:p>
                <text:p text:style-name="P33"><text:span text:style-name="T5"/></text:p>
              </text:list-header>
            </text:list>
            <text:list text:style-name="L20">
              <text:list-item>
                <text:p text:style-name="P14"><text:span text:style-name="T5">Proč, Pane, hlásíš se k tomuto lidu? </text:span><text:span text:style-name="T5"><text:line-break/></text:span><text:span text:style-name="T5">Proč jim chceš pomoci? Zaslouží bídu! </text:span><text:span text:style-name="T5"><text:line-break/></text:span><text:span text:style-name="T5">Nechtějí rozumět Božímu slovu. </text:span><text:span text:style-name="T5"><text:line-break/></text:span><text:span text:style-name="T5">Přesto jim nabízíš pomoc vždy znovu. </text:span></text:p>
                <text:p text:style-name="P14"><text:span text:style-name="T5"/></text:p>
              </text:list-item>
            </text:list>
            <text:list text:style-name="L4">
              <text:list-header>
                <text:p text:style-name="P18"><text:span text:style-name="T5">4.</text:span><text:span text:style-name="T5"><text:tab/></text:span><text:span text:style-name="T5">Na jednom keři dvě růže rostou. </text:span><text:span text:style-name="T5"><text:line-break/></text:span><text:span text:style-name="T5">Ať seš tou překrásnou anebo prostou, </text:span><text:span text:style-name="T5"><text:line-break/></text:span><text:span text:style-name="T5">přestaň si na sebe na chvíli hrát. </text:span><text:span text:style-name="T5"><text:line-break/></text:span><text:span text:style-name="T5">Kdo zná tvou masku, moh' by se bát. Ref</text:span></text:p>
                <text:p text:style-name="P33"><text:span text:style-name="T5"><text:s/></text:span></text:p>
              </text:list-header>
            </text:list>
          </draw:text-box>
        </draw:frame>
        <draw:custom-shape draw:name="Text Box 3" draw:style-name="gr270" draw:text-style-name="P12" draw:layer="layout" svg:width="3.718cm" svg:height="1.108cm" svg:x="23.799cm" svg:y="0cm">
          <text:list text:style-name="L1">
            <text:list-header>
              <text:p text:style-name="P11"><text:span text:style-name="T6">1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7" presentation:class="page"/>
          <draw:frame presentation:style-name="pr1" draw:text-style-name="P5" draw:layer="layout" svg:width="15.239cm" svg:height="11.429cm" svg:x="1.905cm" svg:y="12.065cm" presentation:class="notes" presentation:placeholder="true">
            <draw:text-box/>
          </draw:frame>
        </presentation:notes>
      </draw:page>
      <draw:page draw:name="page2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křídel pár dlouhých, na křídel pár dlouhých, </text:span><text:span text:style-name="T5"><text:line-break/></text:span><text:span text:style-name="T5">na křídel pár já čekám, perutí, co dovedou nést. </text:span></text:p>
                <text:p text:style-name="P33"><text:span text:style-name="T5"/></text:p>
                <text:p text:style-name="P33"><text:span text:style-name="T5">3. Hvězdy luštím, věřím vídám, </text:span><text:span text:style-name="T5"><text:line-break/></text:span><text:span text:style-name="T5">melu zrní, zdravě jím. </text:span><text:span text:style-name="T5"><text:line-break/></text:span><text:span text:style-name="T5">Kudy chodím, křídla hledám, </text:span><text:span text:style-name="T5"><text:line-break/></text:span><text:span text:style-name="T5">těžko unést tíhu dní. </text:span><text:span text:style-name="T5"><text:line-break/></text:span><text:span text:style-name="T5">Kdesi v kostele pak farář, </text:span><text:span text:style-name="T5"><text:line-break/></text:span><text:span text:style-name="T5">když v taláru tam stál, </text:span><text:span text:style-name="T5"><text:line-break/></text:span><text:span text:style-name="T5">řek — tu tíhu vzal Syn Boží, </text:span><text:span text:style-name="T5"><text:line-break/></text:span><text:span text:style-name="T5">místo křídel hrubej trám.</text:span></text:p>
              </text:list-header>
            </text:list>
          </draw:text-box>
        </draw:frame>
        <draw:custom-shape draw:name="Text Box 3" draw:style-name="gr271" draw:text-style-name="P12" draw:layer="layout" svg:width="3.718cm" svg:height="1.108cm" svg:x="23.799cm" svg:y="0cm">
          <text:list text:style-name="L1">
            <text:list-header>
              <text:p text:style-name="P11"><text:span text:style-name="T6">1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8" presentation:class="page"/>
          <draw:frame presentation:style-name="pr1" draw:text-style-name="P5" draw:layer="layout" svg:width="15.239cm" svg:height="11.429cm" svg:x="1.905cm" svg:y="12.065cm" presentation:class="notes" presentation:placeholder="true">
            <draw:text-box/>
          </draw:frame>
        </presentation:notes>
      </draw:page>
      <draw:page draw:name="page2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a křídel pár dlouhých, na křídel pár dlouhých, </text:span><text:span text:style-name="T5"><text:line-break/></text:span><text:span text:style-name="T5">na křídel pár já čekám, perutí, co dovedou nést. </text:span></text:p>
                <text:p text:style-name="P33"><text:span text:style-name="T5">1. Když se výhled v mlhách ztrácí, </text:span><text:span text:style-name="T5"><text:line-break/></text:span><text:span text:style-name="T5">když nevidíš, kudy jít, </text:span><text:span text:style-name="T5"><text:line-break/></text:span><text:span text:style-name="T5">když se každou chvíli vrací </text:span><text:span text:style-name="T5"><text:line-break/></text:span><text:span text:style-name="T5">strach a úzkost, mizí klid, </text:span><text:span text:style-name="T5"><text:line-break/></text:span><text:span text:style-name="T5">když tě drátů ostny drápou, </text:span><text:span text:style-name="T5"><text:line-break/></text:span><text:span text:style-name="T5">když tě tlačí k zemi blíž</text:span><text:span text:style-name="T5"><text:line-break/></text:span><text:span text:style-name="T5">a když druzí nic nechápou, </text:span><text:span text:style-name="T5"><text:line-break/></text:span><text:span text:style-name="T5">kdo by nechtěl křídla mít. </text:span></text:p>
                <text:p text:style-name="P33"><text:span text:style-name="T5">2. Trochu vzrušení a praní, </text:span><text:span text:style-name="T5"><text:line-break/></text:span><text:span text:style-name="T5">trochu lihu, snad i drog, </text:span><text:span text:style-name="T5"><text:line-break/></text:span><text:span text:style-name="T5">trochu šílenýho hraní, </text:span><text:span text:style-name="T5"><text:line-break/></text:span><text:span text:style-name="T5">už nejmíň třetí rok. </text:span><text:span text:style-name="T5"><text:line-break/></text:span><text:span text:style-name="T5">Jenže křídla nejsou k mání, </text:span><text:span text:style-name="T5"><text:line-break/></text:span><text:span text:style-name="T5">je to vidět čím dál víc, </text:span><text:span text:style-name="T5"><text:line-break/></text:span><text:span text:style-name="T5">z barevných snů o létání </text:span><text:span text:style-name="T5"><text:line-break/></text:span><text:span text:style-name="T5">dneska není, není nic. </text:span></text:p>
              </text:list-header>
            </text:list>
          </draw:text-box>
        </draw:frame>
        <draw:custom-shape draw:name="Text Box 3" draw:style-name="gr272" draw:text-style-name="P12" draw:layer="layout" svg:width="3.718cm" svg:height="1.108cm" svg:x="23.799cm" svg:y="0cm">
          <text:list text:style-name="L1">
            <text:list-header>
              <text:p text:style-name="P11"><text:span text:style-name="T6">1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69" presentation:class="page"/>
          <draw:frame presentation:style-name="pr1" draw:text-style-name="P5" draw:layer="layout" svg:width="15.239cm" svg:height="11.429cm" svg:x="1.905cm" svg:y="12.065cm" presentation:class="notes" presentation:placeholder="true">
            <draw:text-box/>
          </draw:frame>
        </presentation:notes>
      </draw:page>
      <draw:page draw:name="page2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4"><text:span text:style-name="T5">R: </text:span><text:span text:style-name="T5"><text:tab/></text:span><text:span text:style-name="T5">Na pastvách zelených pasme se, jak se na ovce sluší, </text:span><text:span text:style-name="T5"><text:line-break/></text:span><text:span text:style-name="T5">a když vlk ovečku odnese, buďme slepí a hluší. </text:span></text:p>
                <text:p text:style-name="P64"><text:span text:style-name="T5">1. </text:span><text:span text:style-name="T5"><text:tab/></text:span><text:span text:style-name="T5">Opatrnost moudrosti je matka, </text:span><text:span text:style-name="T5"><text:line-break/></text:span><text:span text:style-name="T5">proto nehas, co tě nepálí, </text:span><text:span text:style-name="T5"><text:line-break/></text:span><text:span text:style-name="T5">vlk teď právě otevírá vrátka, </text:span><text:span text:style-name="T5"><text:line-break/></text:span><text:span text:style-name="T5">hleď se držet pěkně zpovzdálí. </text:span></text:p>
                <text:p text:style-name="P64"><text:span text:style-name="T5">2. </text:span><text:span text:style-name="T5"><text:tab/></text:span><text:span text:style-name="T5">Barvě stáda nechť je ovce věrná </text:span><text:span text:style-name="T5"><text:line-break/></text:span><text:span text:style-name="T5">jinak si s ní osud zatočí </text:span><text:span text:style-name="T5"><text:line-break/></text:span><text:span text:style-name="T5">sežrána je velká ovce černá </text:span><text:span text:style-name="T5"><text:line-break/></text:span><text:span text:style-name="T5">černá barva bije do očí Ref.</text:span></text:p>
                <text:p text:style-name="P64"><text:span text:style-name="T5">3. </text:span><text:span text:style-name="T5"><text:tab/></text:span><text:span text:style-name="T5">Správná ovce hledí si vždy svého </text:span><text:span text:style-name="T5"><text:line-break/></text:span><text:span text:style-name="T5">pase se a nezná protesty, </text:span><text:span text:style-name="T5"><text:line-break/></text:span><text:span text:style-name="T5">vlk teď trhá beránka bílého, </text:span><text:span text:style-name="T5"><text:line-break/></text:span><text:span text:style-name="T5">pletl se mu blbec do cesty. </text:span></text:p>
                <text:p text:style-name="P69"><text:span text:style-name="T5">4. O vlku se vyjadřujeme jemně </text:span><text:span text:style-name="T5"><text:line-break/></text:span><text:span text:style-name="T5">přežijeme všechno ve zdaru, </text:span><text:span text:style-name="T5"><text:line-break/></text:span><text:span text:style-name="T5">to jen drzé nerozumné jehně </text:span><text:span text:style-name="T5"><text:line-break/></text:span><text:span text:style-name="T5">dostalo se vlku do spárů.</text:span></text:p>
              </text:list-header>
            </text:list>
          </draw:text-box>
        </draw:frame>
        <draw:custom-shape draw:name="Text Box 3" draw:style-name="gr273" draw:text-style-name="P12" draw:layer="layout" svg:width="3.718cm" svg:height="1.108cm" svg:x="23.799cm" svg:y="0cm">
          <text:list text:style-name="L1">
            <text:list-header>
              <text:p text:style-name="P11"><text:span text:style-name="T6">1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0" presentation:class="page"/>
          <draw:frame presentation:style-name="pr1" draw:text-style-name="P5" draw:layer="layout" svg:width="15.239cm" svg:height="11.429cm" svg:x="1.905cm" svg:y="12.065cm" presentation:class="notes" presentation:placeholder="true">
            <draw:text-box/>
          </draw:frame>
        </presentation:notes>
      </draw:page>
      <draw:page draw:name="page2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0"><text:span text:style-name="T5">Na slámě ustláno v chlévě má, </text:span><text:span text:style-name="T5"><text:line-break/></text:span><text:span text:style-name="T5">nikdo si chudoby nevšímá. </text:span><text:span text:style-name="T5"><text:line-break/></text:span><text:span text:style-name="T5">Lid čeká na krále, <text:s/>na jeho mocný zjev, </text:span><text:span text:style-name="T5"><text:line-break/></text:span><text:span text:style-name="T5">zatím jim za zády chudý se narodil, </text:span><text:span text:style-name="T5"><text:line-break/></text:span><text:span text:style-name="T5">která má královskou v žilách krev. </text:span></text:p>
              </text:list-item>
            </text:list>
            <text:list text:style-name="L4">
              <text:list-header>
                <text:p text:style-name="P46"><text:span text:style-name="T5">R: </text:span><text:span text:style-name="T5"><text:tab/></text:span><text:span text:style-name="T5">Jako zrnko hořčičné skromně v ústraní </text:span><text:span text:style-name="T5"><text:line-break/></text:span><text:span text:style-name="T5">roste Boží království bez uvítání. </text:span></text:p>
                <text:p text:style-name="P46"><text:span text:style-name="T5">2.</text:span><text:span text:style-name="T5"><text:tab/></text:span><text:span text:style-name="T5">Kdo chudým ze srdce rozdává, </text:span><text:span text:style-name="T5"><text:line-break/></text:span><text:span text:style-name="T5">nad zlato stokrát víc získává. </text:span><text:span text:style-name="T5"><text:line-break/></text:span><text:span text:style-name="T5">Snáze se velbloud prý do dveří protáhne, </text:span><text:span text:style-name="T5"><text:line-break/></text:span><text:span text:style-name="T5">než boháč království Božího dosáhne, </text:span><text:span text:style-name="T5"><text:line-break/></text:span><text:span text:style-name="T5">s penězi před branou zůstává.</text:span></text:p>
                <text:p text:style-name="P46"><text:span text:style-name="T5">3.</text:span><text:span text:style-name="T5"><text:tab/></text:span><text:span text:style-name="T5">Více je poslední haléř dát, </text:span><text:span text:style-name="T5"><text:line-break/></text:span><text:span text:style-name="T5">než z měšců tisíce litovat. </text:span><text:span text:style-name="T5"><text:line-break/></text:span><text:span text:style-name="T5">Uprostřed marných slov činům se nedaří, </text:span><text:span text:style-name="T5"><text:line-break/></text:span><text:span text:style-name="T5">láska se musí žít, láska se netváří. </text:span><text:span text:style-name="T5"><text:line-break/></text:span><text:span text:style-name="T5">Není vždy zlato, co leskne se. </text:span></text:p>
              </text:list-header>
            </text:list>
          </draw:text-box>
        </draw:frame>
        <draw:custom-shape draw:name="Text Box 3" draw:style-name="gr274" draw:text-style-name="P12" draw:layer="layout" svg:width="3.718cm" svg:height="1.108cm" svg:x="23.799cm" svg:y="0cm">
          <text:list text:style-name="L1">
            <text:list-header>
              <text:p text:style-name="P11"><text:span text:style-name="T6">1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1" presentation:class="page"/>
          <draw:frame presentation:style-name="pr1" draw:text-style-name="P5" draw:layer="layout" svg:width="15.239cm" svg:height="11.429cm" svg:x="1.905cm" svg:y="12.065cm" presentation:class="notes" presentation:placeholder="true">
            <draw:text-box/>
          </draw:frame>
        </presentation:notes>
      </draw:page>
      <draw:page draw:name="page2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Na zemi jsi v pravdě stál, jo, (3x) </text:span><text:span text:style-name="T5"><text:line-break/></text:span><text:span text:style-name="T5">nemusí pro mě bejt jen snem. </text:span></text:p>
                <text:p text:style-name="P57"><text:span text:style-name="T5">2.</text:span><text:span text:style-name="T5"><text:tab/></text:span><text:span text:style-name="T5">Vině jsi láskou váhu vzal, (3x) </text:span><text:span text:style-name="T5"><text:line-break/></text:span><text:span text:style-name="T5">i já jsem z viny k dobru svoboden.</text:span></text:p>
              </text:list-header>
            </text:list>
            <text:list text:style-name="L20">
              <text:list-item>
                <text:p text:style-name="P10"><text:span text:style-name="T5">Byl jsi s druhým, když měl kříž, (3x) </text:span><text:span text:style-name="T5"><text:line-break/></text:span><text:span text:style-name="T5">i já teď můžu s druhým v trablech stát. </text:span></text:p>
              </text:list-item>
              <text:list-item>
                <text:p text:style-name="P10"><text:span text:style-name="T5">Prorazil jsi strachu mříž, (3x) </text:span><text:span text:style-name="T5"><text:line-break/></text:span><text:span text:style-name="T5">i já už teďka nemusím se bát.</text:span></text:p>
              </text:list-item>
            </text:list>
            <text:list text:style-name="L4">
              <text:list-header>
                <text:p text:style-name="P57"><text:span text:style-name="T5">5.</text:span><text:span text:style-name="T5"><text:tab/></text:span><text:span text:style-name="T5">Přes úzkosti jsi na kříž šel, (3x) <text:s/></text:span><text:span text:style-name="T5"><text:line-break/></text:span><text:span text:style-name="T5">i mně teď není pánem jenom strach.</text:span></text:p>
                <text:p text:style-name="P57"><text:span text:style-name="T5">6. </text:span><text:span text:style-name="T5"><text:tab/></text:span><text:span text:style-name="T5">Smrtí neskončil marnej sen, (3x) </text:span><text:span text:style-name="T5"><text:line-break/></text:span><text:span text:style-name="T5">smrt nevládne mým životem.</text:span></text:p>
                <text:p text:style-name="P57"><text:span text:style-name="T5">7.</text:span><text:span text:style-name="T5"><text:tab/></text:span><text:span text:style-name="T5">Láska, láska leze ven, leze, leze, leze ven, </text:span><text:span text:style-name="T5"><text:line-break/></text:span><text:span text:style-name="T5">láska, láska leze ven, leze ven tvým životem.</text:span></text:p>
              </text:list-header>
            </text:list>
          </draw:text-box>
        </draw:frame>
        <draw:custom-shape draw:name="Text Box 3" draw:style-name="gr275" draw:text-style-name="P12" draw:layer="layout" svg:width="3.718cm" svg:height="1.108cm" svg:x="23.799cm" svg:y="0cm">
          <text:list text:style-name="L1">
            <text:list-header>
              <text:p text:style-name="P11"><text:span text:style-name="T6">2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2" presentation:class="page"/>
          <draw:frame presentation:style-name="pr1" draw:text-style-name="P5" draw:layer="layout" svg:width="15.239cm" svg:height="11.429cm" svg:x="1.905cm" svg:y="12.065cm" presentation:class="notes" presentation:placeholder="true">
            <draw:text-box/>
          </draw:frame>
        </presentation:notes>
      </draw:page>
      <draw:page draw:name="page2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Nám pomoz, Pane milý, tvé Slovo správně znát. </text:span><text:span text:style-name="T5"><text:line-break/></text:span><text:span text:style-name="T5">A přijmi dík, že nás máš všechny rád. </text:span></text:p>
              </text:list-item>
              <text:list-item>
                <text:p text:style-name="P10"><text:span text:style-name="T5">Nám pomoz u tvých nohou se ztišit docela. </text:span><text:span text:style-name="T5"><text:line-break/></text:span><text:span text:style-name="T5">A přijmi dík, že bázeň zmizela.</text:span></text:p>
              </text:list-item>
              <text:list-item>
                <text:p text:style-name="P10"><text:span text:style-name="T5">Nám pomoz ustaraným, když vše se temné zdá. </text:span><text:span text:style-name="T5"><text:line-break/></text:span><text:span text:style-name="T5">A přijmi dík, tvé Slovo pomáhá.</text:span></text:p>
              </text:list-item>
              <text:list-item>
                <text:p text:style-name="P10"><text:span text:style-name="T5">Nám pomoz v naší práci, když už jsme znaveni. </text:span><text:span text:style-name="T5"><text:line-break/></text:span><text:span text:style-name="T5">A přijmi dík za novou sílu k ní.</text:span></text:p>
              </text:list-item>
              <text:list-item>
                <text:p text:style-name="P10"><text:span text:style-name="T5">Nám pomoz pevně věřit a doufat ve tvou moc. </text:span><text:span text:style-name="T5"><text:line-break/></text:span><text:span text:style-name="T5">A přijmi dík, že jdeš nám na pomoc.</text:span></text:p>
              </text:list-item>
            </text:list>
          </draw:text-box>
        </draw:frame>
        <draw:custom-shape draw:name="Text Box 3" draw:style-name="gr276" draw:text-style-name="P12" draw:layer="layout" svg:width="3.718cm" svg:height="1.108cm" svg:x="23.799cm" svg:y="0cm">
          <text:list text:style-name="L1">
            <text:list-header>
              <text:p text:style-name="P11"><text:span text:style-name="T6">2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3" presentation:class="page"/>
          <draw:frame presentation:style-name="pr1" draw:text-style-name="P5" draw:layer="layout" svg:width="15.239cm" svg:height="11.429cm" svg:x="1.905cm" svg:y="12.065cm" presentation:class="notes" presentation:placeholder="true">
            <draw:text-box/>
          </draw:frame>
        </presentation:notes>
      </draw:page>
      <draw:page draw:name="page2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Nám se úsměv lehko tváří, </text:span><text:span text:style-name="T5"><text:line-break/></text:span><text:span text:style-name="T5">bývá těžší něco k němu dát. </text:span><text:span text:style-name="T5"><text:line-break/></text:span><text:span text:style-name="T5">Sloužící jsme nebo lháři? <text:s/></text:span><text:span text:style-name="T5"><text:line-break/></text:span><text:span text:style-name="T5">Chcem své hřivny pod zem zakopat. </text:span></text:p>
                <text:p text:style-name="P19"><text:span text:style-name="T5">1. </text:span><text:span text:style-name="T5"><text:tab/></text:span><text:span text:style-name="T5">Bez skutků je víra mrtvá, v tůni slov se topí, </text:span><text:span text:style-name="T5"><text:line-break/></text:span><text:span text:style-name="T5">jednoho dne v spánku zmizí beze stopy. </text:span><text:span text:style-name="T5"><text:line-break/></text:span><text:span text:style-name="T5">Bez skutků je víra mrtvá, <text:s/>to je lepší bez ní žít, </text:span><text:span text:style-name="T5"><text:line-break/></text:span><text:span text:style-name="T5">často místo spásy může zahubit. </text:span></text:p>
                <text:p text:style-name="P19"><text:span text:style-name="T5">2. </text:span><text:span text:style-name="T5"><text:tab/></text:span><text:span text:style-name="T5">Po ovoci pozná se víra, co je živá. </text:span><text:span text:style-name="T5"><text:line-break/></text:span><text:span text:style-name="T5">Nenosí se v tvářích, nenápadná bývá. </text:span><text:span text:style-name="T5"><text:line-break/></text:span><text:span text:style-name="T5">Kdo má víru pro parádu, ten se modle klaní jen. </text:span><text:span text:style-name="T5"><text:line-break/></text:span><text:span text:style-name="T5">Jako sluha líný bude propuštěn. </text:span></text:p>
                <text:p text:style-name="P19"><text:span text:style-name="T5">3. </text:span><text:span text:style-name="T5"><text:tab/></text:span><text:span text:style-name="T5">Pevná víra možná umí přenášet i hory. </text:span><text:span text:style-name="T5"><text:line-break/></text:span><text:span text:style-name="T5">Jenom živá víra řeší lidské spory. </text:span><text:span text:style-name="T5"><text:line-break/></text:span><text:span text:style-name="T5">Aby láska zvítězila nad strachem a nad bázní, </text:span><text:span text:style-name="T5"><text:line-break/></text:span><text:span text:style-name="T5">nestačí jen víra, ale síla z ní. </text:span></text:p>
              </text:list-header>
            </text:list>
          </draw:text-box>
        </draw:frame>
        <draw:custom-shape draw:name="Text Box 3" draw:style-name="gr277" draw:text-style-name="P12" draw:layer="layout" svg:width="3.718cm" svg:height="1.108cm" svg:x="23.799cm" svg:y="0cm">
          <text:list text:style-name="L1">
            <text:list-header>
              <text:p text:style-name="P11"><text:span text:style-name="T6">2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4" presentation:class="page"/>
          <draw:frame presentation:style-name="pr1" draw:text-style-name="P5" draw:layer="layout" svg:width="15.239cm" svg:height="11.429cm" svg:x="1.905cm" svg:y="12.065cm" presentation:class="notes" presentation:placeholder="true">
            <draw:text-box/>
          </draw:frame>
        </presentation:notes>
      </draw:page>
      <draw:page draw:name="page2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avrať se k Otci, příteli, pojď, </text:span><text:span text:style-name="T5"><text:line-break/></text:span><text:span text:style-name="T5">někdo se modlí, za tebe modlí. </text:span><text:span text:style-name="T5"><text:line-break/></text:span><text:span text:style-name="T5">Už nechoď déle po cestě hříchu, </text:span><text:span text:style-name="T5"><text:line-break/></text:span><text:span text:style-name="T5">někdo se modlí, za tebe modlí. </text:span><text:span text:style-name="T5"><text:line-break/></text:span><text:span text:style-name="T5">Kdosi tě miluje, ať jsi, kde chceš, </text:span><text:span text:style-name="T5"><text:line-break/></text:span><text:span text:style-name="T5">den za dnem modlí se, kamkoli jdeš, </text:span><text:span text:style-name="T5"><text:line-break/></text:span><text:span text:style-name="T5">abys už nebloudil, vrátil se zpět. </text:span><text:span text:style-name="T5"><text:line-break/></text:span><text:span text:style-name="T5">Někdo se modlí, za tebe modlí. </text:span></text:p>
                <text:p text:style-name="P32"><text:span text:style-name="T5"/></text:p>
                <text:p text:style-name="P35"><text:span text:style-name="T5">2. </text:span><text:span text:style-name="T5"><text:tab/></text:span><text:span text:style-name="T5">Hlas Boží volá — neodkládej, </text:span><text:span text:style-name="T5"><text:line-break/></text:span><text:span text:style-name="T5">někdo se modlí, za tebe modlí. </text:span><text:span text:style-name="T5"><text:line-break/></text:span><text:span text:style-name="T5">Jeho se láskou pokořit dej, </text:span><text:span text:style-name="T5"><text:line-break/></text:span><text:span text:style-name="T5">někdo se modlí, za tebe modlí. </text:span><text:span text:style-name="T5"><text:line-break/></text:span><text:span text:style-name="T5">A když snad zmáhá tě tíha vin tvých, </text:span><text:span text:style-name="T5"><text:line-break/></text:span><text:span text:style-name="T5">poklekni v modlitbě, vyznej se z nich, </text:span><text:span text:style-name="T5"><text:line-break/></text:span><text:span text:style-name="T5">milosti řeka tvůj obmyje hřích. </text:span><text:span text:style-name="T5"><text:line-break/></text:span><text:span text:style-name="T5">Někdo se modlí, za tebe modlí.</text:span></text:p>
              </text:list-header>
            </text:list>
          </draw:text-box>
        </draw:frame>
        <draw:custom-shape draw:name="Text Box 3" draw:style-name="gr278" draw:text-style-name="P12" draw:layer="layout" svg:width="3.718cm" svg:height="1.108cm" svg:x="23.799cm" svg:y="0cm">
          <text:list text:style-name="L1">
            <text:list-header>
              <text:p text:style-name="P11"><text:span text:style-name="T6">2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5" presentation:class="page"/>
          <draw:frame presentation:style-name="pr1" draw:text-style-name="P5" draw:layer="layout" svg:width="15.239cm" svg:height="11.429cm" svg:x="1.905cm" svg:y="12.065cm" presentation:class="notes" presentation:placeholder="true">
            <draw:text-box/>
          </draw:frame>
        </presentation:notes>
      </draw:page>
      <draw:page draw:name="page2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1. </text:span><text:span text:style-name="T5"><text:tab/></text:span><text:span text:style-name="T5">Nebudu jíst to, co zbylo od včera, </text:span><text:span text:style-name="T5"><text:line-break/></text:span><text:span text:style-name="T5">staré zbytky s chutí cizích slin, </text:span><text:span text:style-name="T5"><text:line-break/></text:span><text:span text:style-name="T5">smutné zbytky ze smutného večera, </text:span><text:span text:style-name="T5"><text:line-break/></text:span><text:span text:style-name="T5">staré slivky ze zkysaných vín. </text:span></text:p>
                <text:p text:style-name="P57"><text:span text:style-name="T5">R: </text:span><text:span text:style-name="T5"><text:tab/></text:span><text:span text:style-name="T5">Píseň novou čistým tichým hlasem </text:span><text:span text:style-name="T5"><text:line-break/></text:span><text:span text:style-name="T5">za dveřmi si osud notuje, </text:span><text:span text:style-name="T5"><text:line-break/></text:span><text:span text:style-name="T5">těsto už je prosyceno kvasem, </text:span><text:span text:style-name="T5"><text:line-break/></text:span><text:span text:style-name="T5">nové víno v sudech pracuje. </text:span></text:p>
              </text:list-header>
            </text:list>
            <text:list text:style-name="L23">
              <text:list-item>
                <text:p text:style-name="P10"><text:span text:style-name="T5">Nebudu se ještě nutit do zpěvu </text:span><text:span text:style-name="T5"><text:line-break/></text:span><text:span text:style-name="T5">velebit ten chudý blahobyt </text:span><text:span text:style-name="T5"><text:line-break/></text:span><text:span text:style-name="T5">smutnou radost povinného úsměvu </text:span><text:span text:style-name="T5"><text:line-break/></text:span><text:span text:style-name="T5">neláká mě možnost s vlky výt. </text:span></text:p>
              </text:list-item>
              <text:list-item>
                <text:p text:style-name="P10"><text:span text:style-name="T5">Už se chystá zaslíbená hostina </text:span><text:span text:style-name="T5"><text:line-break/></text:span><text:span text:style-name="T5">blahoslaven kdo měl doteď hlad </text:span><text:span text:style-name="T5"><text:line-break/></text:span><text:span text:style-name="T5">je dost místa za chvíli se začíná </text:span><text:span text:style-name="T5"><text:line-break/></text:span><text:span text:style-name="T5">není třeba vstupné s sebou brát. </text:span></text:p>
              </text:list-item>
            </text:list>
          </draw:text-box>
        </draw:frame>
        <draw:custom-shape draw:name="Text Box 3" draw:style-name="gr279" draw:text-style-name="P12" draw:layer="layout" svg:width="3.718cm" svg:height="1.108cm" svg:x="23.799cm" svg:y="0cm">
          <text:list text:style-name="L1">
            <text:list-header>
              <text:p text:style-name="P11"><text:span text:style-name="T6">2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6" presentation:class="page"/>
          <draw:frame presentation:style-name="pr1" draw:text-style-name="P5" draw:layer="layout" svg:width="15.239cm" svg:height="11.429cm" svg:x="1.905cm" svg:y="12.065cm" presentation:class="notes" presentation:placeholder="true">
            <draw:text-box/>
          </draw:frame>
        </presentation:notes>
      </draw:page>
      <draw:page draw:name="page2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Nehleďte vzhůru, Pán je zde u nás, </text:span><text:span text:style-name="T5"><text:line-break/></text:span><text:span text:style-name="T5">nehleďte vzhůru, Pán mez námi je. </text:span><text:span text:style-name="T5"><text:line-break/></text:span><text:span text:style-name="T5">Dnes ještě skryt, však v nebeském jasu </text:span><text:span text:style-name="T5"><text:line-break/></text:span><text:span text:style-name="T5">všichni uvidí jej na konci časů. </text:span></text:p>
              </text:list-header>
            </text:list>
            <text:list text:style-name="L13">
              <text:list-item>
                <text:p text:style-name="P10"><text:span text:style-name="T5">Myslíš, Kristus není živ, když přec zemřel na kříži, </text:span><text:span text:style-name="T5"><text:line-break/></text:span><text:span text:style-name="T5">myslíš, i když z mrtvých vstal, že se k Otci odebral, </text:span><text:span text:style-name="T5"><text:line-break/></text:span><text:span text:style-name="T5">unik‘ bídě našich dnů, zanechal nás samotné, </text:span><text:span text:style-name="T5"><text:line-break/></text:span><text:span text:style-name="T5">ale přece on teď vskutku žije v nás. </text:span></text:p>
              </text:list-item>
              <text:list-item>
                <text:p text:style-name="P10"><text:span text:style-name="T5">Co vidíš, je jenom kříž, vpravdě Kristus z mrtvých vstal, </text:span><text:span text:style-name="T5"><text:line-break/></text:span><text:span text:style-name="T5">po pravici Otce dlí, v našem středu sídlo má, </text:span><text:span text:style-name="T5"><text:line-break/></text:span><text:span text:style-name="T5">to zví jenom věřící, avšak jistě přijde den, </text:span><text:span text:style-name="T5"><text:line-break/></text:span><text:span text:style-name="T5">kdy se zjeví v jasu, moci před světem. </text:span></text:p>
              </text:list-item>
            </text:list>
          </draw:text-box>
        </draw:frame>
        <draw:custom-shape draw:name="Text Box 3" draw:style-name="gr280" draw:text-style-name="P12" draw:layer="layout" svg:width="3.718cm" svg:height="1.108cm" svg:x="23.799cm" svg:y="0cm">
          <text:list text:style-name="L1">
            <text:list-header>
              <text:p text:style-name="P11"><text:span text:style-name="T6">2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7" presentation:class="page"/>
          <draw:frame presentation:style-name="pr1" draw:text-style-name="P5" draw:layer="layout" svg:width="15.239cm" svg:height="11.429cm" svg:x="1.905cm" svg:y="12.065cm" presentation:class="notes" presentation:placeholder="true">
            <draw:text-box/>
          </draw:frame>
        </presentation:notes>
      </draw:page>
      <draw:page draw:name="page2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3"><text:span text:style-name="T5">1. <text:s/>Pane můj, veď mě sám, při mně stůj, </text:span><text:span text:style-name="T5"><text:line-break/></text:span><text:span text:style-name="T5">slabý jsem, znavený, ztrápený, </text:span><text:span text:style-name="T5"><text:line-break/></text:span><text:span text:style-name="T5">v noci zlé s vichřicí světlo dej zářící, </text:span><text:span text:style-name="T5"><text:line-break/></text:span><text:span text:style-name="T5">ty mě sám veď domů, Pane můj. </text:span></text:p>
                <text:p text:style-name="P53"><text:span text:style-name="T5">2. </text:span><text:span text:style-name="T5"><text:tab/></text:span><text:span text:style-name="T5">Když je svět jedinou vyprahlou pustinou </text:span><text:span text:style-name="T5"><text:line-break/></text:span><text:span text:style-name="T5">a já v ní ztracený klopýtám, </text:span><text:span text:style-name="T5"><text:line-break/></text:span><text:span text:style-name="T5">slyš můj pláč, slyš můj hlas, zachyť mě, klesám zas, </text:span><text:span text:style-name="T5"><text:line-break/></text:span><text:span text:style-name="T5">ty mě sám veď domů, Pane můj.</text:span></text:p>
                <text:p text:style-name="P53"><text:span text:style-name="T5">3.</text:span><text:span text:style-name="T5"><text:tab/></text:span><text:span text:style-name="T5">Když se k nám blíží tma, která svět objímá </text:span><text:span text:style-name="T5"><text:line-break/></text:span><text:span text:style-name="T5">a když den poslední zhasíná, </text:span><text:span text:style-name="T5"><text:line-break/></text:span><text:span text:style-name="T5">přede mnou řeky proud, na koho spolehnout, </text:span><text:span text:style-name="T5"><text:line-break/></text:span><text:span text:style-name="T5">ty mě sám veď domů, Pane můj.</text:span></text:p>
                <text:p text:style-name="P56"><text:span text:style-name="T5"/></text:p>
                <text:p text:style-name="P56"><text:span text:style-name="T5"/></text:p>
              </text:list-header>
            </text:list>
          </draw:text-box>
        </draw:frame>
        <draw:custom-shape draw:name="Text Box 3" draw:style-name="gr281" draw:text-style-name="P12" draw:layer="layout" svg:width="3.718cm" svg:height="1.108cm" svg:x="23.799cm" svg:y="0cm">
          <text:list text:style-name="L1">
            <text:list-header>
              <text:p text:style-name="P11"><text:span text:style-name="T6">2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8" presentation:class="page"/>
          <draw:frame presentation:style-name="pr1" draw:text-style-name="P5" draw:layer="layout" svg:width="15.239cm" svg:height="11.429cm" svg:x="1.905cm" svg:y="12.065cm" presentation:class="notes" presentation:placeholder="true">
            <draw:text-box/>
          </draw:frame>
        </presentation:notes>
      </draw:page>
      <draw:page draw:name="page2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ejen pátek nešťastný je den, </text:span><text:span text:style-name="T5"><text:line-break/></text:span><text:span text:style-name="T5">proto zůstaň doma, nechoď ven, </text:span><text:span text:style-name="T5"><text:line-break/></text:span><text:span text:style-name="T5">zůstaň doma, zůstaň v bezpečí. </text:span><text:span text:style-name="T5"><text:line-break/></text:span><text:span text:style-name="T5">Nech si v klidu růžový sny zdát, </text:span><text:span text:style-name="T5"><text:line-break/></text:span><text:span text:style-name="T5">tam za dveřmi není o co stát, </text:span><text:span text:style-name="T5"><text:line-break/></text:span><text:span text:style-name="T5">vítr venku zdraví nesvědčí.</text:span></text:p>
                <text:p text:style-name="P33"><text:span text:style-name="T5"/></text:p>
              </text:list-header>
            </text:list>
            <text:list text:style-name="L18">
              <text:list-item>
                <text:p text:style-name="P14"><text:span text:style-name="T5">Moh‘ bys potkat kytku, která uvadá, </text:span><text:span text:style-name="T5"><text:line-break/></text:span><text:span text:style-name="T5">klauna jemuž došel smích i nálada, </text:span><text:span text:style-name="T5"><text:line-break/></text:span><text:span text:style-name="T5">ránu jež se ani časem nezhojí, </text:span><text:span text:style-name="T5"><text:line-break/></text:span><text:span text:style-name="T5">řeku bez vody a pole po boji.</text:span></text:p>
                <text:p text:style-name="P14"><text:span text:style-name="T5"/></text:p>
              </text:list-item>
            </text:list>
            <text:list text:style-name="L4">
              <text:list-header>
                <text:p text:style-name="P18"><text:span text:style-name="T5">2. </text:span><text:span text:style-name="T5"><text:tab/></text:span><text:span text:style-name="T5">Na náměstí stojí kočár bez koní, </text:span><text:span text:style-name="T5"><text:line-break/></text:span><text:span text:style-name="T5">opadalo listí zvony nezvoní, </text:span><text:span text:style-name="T5"><text:line-break/></text:span><text:span text:style-name="T5">moh‘ by tě tam potkat pohled zděšený, </text:span><text:span text:style-name="T5"><text:line-break/></text:span><text:span text:style-name="T5"> dítě bez matky nebo muž bez ženy.</text:span></text:p>
                <text:p text:style-name="P56"><text:span text:style-name="T5"/></text:p>
              </text:list-header>
            </text:list>
          </draw:text-box>
        </draw:frame>
        <draw:custom-shape draw:name="Text Box 3" draw:style-name="gr282" draw:text-style-name="P12" draw:layer="layout" svg:width="3.718cm" svg:height="1.108cm" svg:x="23.799cm" svg:y="0cm">
          <text:list text:style-name="L1">
            <text:list-header>
              <text:p text:style-name="P11"><text:span text:style-name="T6">2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79" presentation:class="page"/>
          <draw:frame presentation:style-name="pr1" draw:text-style-name="P5" draw:layer="layout" svg:width="15.239cm" svg:height="11.429cm" svg:x="1.905cm" svg:y="12.065cm" presentation:class="notes" presentation:placeholder="true">
            <draw:text-box/>
          </draw:frame>
        </presentation:notes>
      </draw:page>
      <draw:page draw:name="page2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Nejsem zrovna muzikant a hlas mám trochu hově - hovězí </text:span><text:span text:style-name="T5"><text:line-break/></text:span><text:span text:style-name="T5">že zpívám jak ignorant v tom síla písně nevě - nevězí. </text:span></text:p>
              </text:list-item>
            </text:list>
            <text:list text:style-name="L4">
              <text:list-header>
                <text:p text:style-name="P57"><text:span text:style-name="T5">R: </text:span><text:span text:style-name="T5"><text:tab/></text:span><text:span text:style-name="T5">Jen když přestaneš si všímat falešnýho tónu </text:span><text:span text:style-name="T5"><text:line-break/></text:span><text:span text:style-name="T5">pak zaslechneš si zpívat srdce heligónu </text:span><text:span text:style-name="T5"><text:line-break/></text:span><text:span text:style-name="T5">zpívá lidem nesměle haleluja farářovo blues. </text:span></text:p>
              </text:list-header>
            </text:list>
            <text:list text:style-name="L23">
              <text:list-item>
                <text:p text:style-name="P10"><text:span text:style-name="T5">Vo tom že jsme zadarmo přišli na svět tenhle - tenhleten </text:span><text:span text:style-name="T5"><text:line-break/></text:span><text:span text:style-name="T5">a že žijem nadarmo nepudem-li mezi lidi ven. </text:span></text:p>
              </text:list-item>
              <text:list-item>
                <text:p text:style-name="P10"><text:span text:style-name="T5">Je to pocit fajnovej když má tě někdo dovopravdy rád </text:span><text:span text:style-name="T5"><text:line-break/></text:span><text:span text:style-name="T5">na tohleto bacha dej pak nemusíš se fůry věcí bát. </text:span></text:p>
              </text:list-item>
            </text:list>
            <text:list text:style-name="L4">
              <text:list-header>
                <text:p text:style-name="P56"><text:span text:style-name="T5">4. Pane Bože vydrž to žití naše plný hledání </text:span><text:span text:style-name="T5"><text:line-break/></text:span><text:span text:style-name="T5">shovívávej Pane můj tak vydrž i to naše zpívání. </text:span></text:p>
              </text:list-header>
            </text:list>
          </draw:text-box>
        </draw:frame>
        <draw:custom-shape draw:name="Text Box 1027" draw:style-name="gr283" draw:text-style-name="P12" draw:layer="layout" svg:width="3.718cm" svg:height="1.108cm" svg:x="23.799cm" svg:y="0cm">
          <text:list text:style-name="L1">
            <text:list-header>
              <text:p text:style-name="P11"><text:span text:style-name="T6">2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0" presentation:class="page"/>
          <draw:frame presentation:style-name="pr1" draw:text-style-name="P5" draw:layer="layout" svg:width="15.239cm" svg:height="11.429cm" svg:x="1.905cm" svg:y="12.065cm" presentation:class="notes" presentation:placeholder="true">
            <draw:text-box/>
          </draw:frame>
        </presentation:notes>
      </draw:page>
      <draw:page draw:name="page2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text:tab/></text:span><text:span text:style-name="T5">Nejvyšší, Všemohoucí, dobrý Pane, </text:span><text:span text:style-name="T5"><text:line-break/></text:span><text:span text:style-name="T5">ať Tobě chvála, sláva, pocta se stane, </text:span><text:span text:style-name="T5"><text:line-break/></text:span><text:span text:style-name="T5">všeliké dobrořečení. </text:span></text:p>
                <text:p text:style-name="P38"><text:span text:style-name="T5">1. Buď pochválen, Pane můj, se svým stvořením po vší zemi, </text:span><text:span text:style-name="T5"><text:line-break/></text:span><text:span text:style-name="T5">se sluncem, jež činí den a září nad lidmi všemi. </text:span></text:p>
                <text:p text:style-name="P38"><text:span text:style-name="T5">R: Chvalte Pána, díky vzdejte, služte v pokoře. </text:span></text:p>
                <text:p text:style-name="P38"><text:span text:style-name="T5">2. Buď pochválen, Pane můj, od noční luny i hvězd krásných, </text:span><text:span text:style-name="T5"><text:line-break/></text:span><text:span text:style-name="T5">stvořil jsi jich na nebi tolik světlých a vždy jasných. </text:span></text:p>
                <text:p text:style-name="P38"><text:span text:style-name="T5">3. Buď pochválen, Pane můj, i vodou čistou s její krásou, </text:span><text:span text:style-name="T5"><text:line-break/></text:span><text:span text:style-name="T5">ohněm, který plál nocí, jitrem s jeho ranní rosou. </text:span></text:p>
                <text:p text:style-name="P38"><text:span text:style-name="T5">4. Buď pochválen, Pane můj, i rodnou zemí, matkou naší, </text:span><text:span text:style-name="T5"><text:line-break/></text:span><text:span text:style-name="T5">dává život, svět celý květem pestrých barev krášlí. </text:span></text:p>
                <text:p text:style-name="P38"><text:span text:style-name="T5">5. Buď pochválen, Pane můj, i sestrou naší – těla smrtí; </text:span><text:span text:style-name="T5"><text:line-break/></text:span><text:span text:style-name="T5">nemá moc, když od Tebe přijmou život Tvoji svatí. </text:span></text:p>
              </text:list-header>
            </text:list>
          </draw:text-box>
        </draw:frame>
        <draw:custom-shape draw:name="Text Box 3" draw:style-name="gr284" draw:text-style-name="P12" draw:layer="layout" svg:width="3.718cm" svg:height="1.108cm" svg:x="23.799cm" svg:y="0cm">
          <text:list text:style-name="L1">
            <text:list-header>
              <text:p text:style-name="P11"><text:span text:style-name="T6">2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1" presentation:class="page"/>
          <draw:frame presentation:style-name="pr1" draw:text-style-name="P5" draw:layer="layout" svg:width="15.239cm" svg:height="11.429cm" svg:x="1.905cm" svg:y="12.065cm" presentation:class="notes" presentation:placeholder="true">
            <draw:text-box/>
          </draw:frame>
        </presentation:notes>
      </draw:page>
      <draw:page draw:name="page2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Někdo mě vede za ruku, když bojím se jít tmou. </text:span><text:span text:style-name="T5"><text:line-break/></text:span><text:span text:style-name="T5">To je ten, který o mně ví, který je na mně laskavý, </text:span><text:span text:style-name="T5"><text:line-break/></text:span><text:span text:style-name="T5">je stále nade mnou. </text:span></text:p>
                <text:p text:style-name="P50"><text:span text:style-name="T5">2. Někdo mi dává denní chléb, že nemusím mít hlad. </text:span><text:span text:style-name="T5"><text:line-break/></text:span><text:span text:style-name="T5">To je ten, který o mně ví, který je na mně laskavý </text:span><text:span text:style-name="T5"><text:line-break/></text:span><text:span text:style-name="T5">a chce mi pomáhat. </text:span></text:p>
                <text:p text:style-name="P50"><text:span text:style-name="T5">3. Někdo mi dává sílu též, když už jsem unaven. </text:span><text:span text:style-name="T5"><text:line-break/></text:span><text:span text:style-name="T5">To je ten, který o mně ví, který je na mně laskavý, </text:span><text:span text:style-name="T5"><text:line-break/></text:span><text:span text:style-name="T5">ať je noc nebo den. </text:span></text:p>
                <text:p text:style-name="P50"><text:span text:style-name="T5">4. Někdo mě vede za ruku, proto se nechci bát. </text:span><text:span text:style-name="T5"><text:line-break/></text:span><text:span text:style-name="T5">To je ten, který o mně ví, můj dobrý Pán Bůh laskavý, </text:span><text:span text:style-name="T5"><text:line-break/></text:span><text:span text:style-name="T5">který mě má tak rád. </text:span></text:p>
              </text:list-header>
            </text:list>
          </draw:text-box>
        </draw:frame>
        <draw:custom-shape draw:name="Text Box 3" draw:style-name="gr285" draw:text-style-name="P12" draw:layer="layout" svg:width="3.718cm" svg:height="1.108cm" svg:x="23.799cm" svg:y="0cm">
          <text:list text:style-name="L1">
            <text:list-header>
              <text:p text:style-name="P11"><text:span text:style-name="T6">2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2" presentation:class="page"/>
          <draw:frame presentation:style-name="pr1" draw:text-style-name="P5" draw:layer="layout" svg:width="15.239cm" svg:height="11.429cm" svg:x="1.905cm" svg:y="12.065cm" presentation:class="notes" presentation:placeholder="true">
            <draw:text-box/>
          </draw:frame>
        </presentation:notes>
      </draw:page>
      <draw:page draw:name="page2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Někdy mám smutek když se kolem dívám, </text:span><text:span text:style-name="T5"><text:line-break/></text:span><text:span text:style-name="T5">všude jen slova, všude tolik lži. </text:span><text:span text:style-name="T5"><text:line-break/></text:span><text:span text:style-name="T5">A pravda v koutku krčí se, snad spí tam, </text:span><text:span text:style-name="T5"><text:line-break/></text:span><text:span text:style-name="T5">je jako pěna, toť prý nejlepší. </text:span><text:span text:style-name="T5"><text:line-break/></text:span><text:span text:style-name="T5">A strach mám taky, pořád někdo střílí </text:span><text:span text:style-name="T5"><text:line-break/></text:span><text:span text:style-name="T5">anebo drží prst už na spoušti <text:s/></text:span><text:span text:style-name="T5"><text:line-break/></text:span><text:span text:style-name="T5">stačí jen zmáčkout, svět se stane v chvíli </text:span><text:span text:style-name="T5"><text:line-break/></text:span><text:span text:style-name="T5">ostrovem tmy, jež leží na poušti.</text:span></text:p>
                <text:p text:style-name="P32"><text:span text:style-name="T5"/></text:p>
                <text:p text:style-name="P32"><text:span text:style-name="T5"><text:s/></text:span><text:span text:style-name="T5">2. Už je to dávno, co jsem lidem věřil, </text:span><text:span text:style-name="T5"><text:line-break/></text:span><text:span text:style-name="T5">co jsem si myslel, že vím, pro co žít. </text:span><text:span text:style-name="T5"><text:line-break/></text:span><text:span text:style-name="T5">Teď bych však moc rád někomu se svěřil, </text:span><text:span text:style-name="T5"><text:line-break/></text:span><text:span text:style-name="T5">chtěl bych se s někým o stesk rozdělit. </text:span><text:span text:style-name="T5"><text:line-break/></text:span><text:span text:style-name="T5">I když mi stejně nikdo nerozumí, </text:span><text:span text:style-name="T5"><text:line-break/></text:span><text:span text:style-name="T5">myslím, že Jeden by mi rozuměl, </text:span><text:span text:style-name="T5"><text:line-break/></text:span><text:span text:style-name="T5">chtěl bych ho potkat tam, kde řeka šumí </text:span><text:span text:style-name="T5"><text:line-break/></text:span><text:span text:style-name="T5">a říct mu aby kousek se mnou šel.</text:span></text:p>
              </text:list-header>
            </text:list>
          </draw:text-box>
        </draw:frame>
        <draw:custom-shape draw:name="Text Box 3" draw:style-name="gr286" draw:text-style-name="P12" draw:layer="layout" svg:width="3.718cm" svg:height="1.108cm" svg:x="23.799cm" svg:y="0cm">
          <text:list text:style-name="L1">
            <text:list-header>
              <text:p text:style-name="P11"><text:span text:style-name="T6">2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3" presentation:class="page"/>
          <draw:frame presentation:style-name="pr1" draw:text-style-name="P5" draw:layer="layout" svg:width="15.239cm" svg:height="11.429cm" svg:x="1.905cm" svg:y="12.065cm" presentation:class="notes" presentation:placeholder="true">
            <draw:text-box/>
          </draw:frame>
        </presentation:notes>
      </draw:page>
      <draw:page draw:name="page2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Zeptal bych se ho odkud měl tu sílu </text:span><text:span text:style-name="T5"><text:line-break/></text:span><text:span text:style-name="T5">si vždycky rovnou páteř udržet, </text:span><text:span text:style-name="T5"><text:line-break/></text:span><text:span text:style-name="T5">jak věřit v lásku, sílu dobra, míru, </text:span><text:span text:style-name="T5"><text:line-break/></text:span><text:span text:style-name="T5">jak naučit se bližním odpouštět. </text:span><text:span text:style-name="T5"><text:line-break/></text:span><text:span text:style-name="T5">A když mi lidé na nervy jdou v práci, </text:span><text:span text:style-name="T5"><text:line-break/></text:span><text:span text:style-name="T5">jak dokázat jen na ně vlídným být, </text:span><text:span text:style-name="T5"><text:line-break/></text:span><text:span text:style-name="T5">a dělat to, co se dnes nevyplácí </text:span><text:span text:style-name="T5"><text:line-break/></text:span><text:span text:style-name="T5">a hasit i to co mne nepálí.</text:span></text:p>
                <text:p text:style-name="P32"><text:span text:style-name="T5"/></text:p>
                <text:p text:style-name="P32"><text:span text:style-name="T5">4. Prý strašně dlouho mezi námi chodí, </text:span><text:span text:style-name="T5"><text:line-break/></text:span><text:span text:style-name="T5">jenom se bojím, že ho nepotkám. </text:span><text:span text:style-name="T5"><text:line-break/></text:span><text:span text:style-name="T5">Budu ho hledat, snad se mu to hodí </text:span><text:span text:style-name="T5"><text:line-break/></text:span><text:span text:style-name="T5">a bude mít čas jít na chvilku k nám. </text:span><text:span text:style-name="T5"><text:line-break/></text:span><text:span text:style-name="T5">Když takhle dlouho mezi lidmi chodí, </text:span><text:span text:style-name="T5"><text:line-break/></text:span><text:span text:style-name="T5">taky se cítí asi hrozně sám. </text:span><text:span text:style-name="T5"><text:line-break/></text:span><text:span text:style-name="T5">Musím ho najít, snad se mu to hodí </text:span><text:span text:style-name="T5"><text:line-break/></text:span><text:span text:style-name="T5">a bude mít čas jít na chvilku k nám.</text:span></text:p>
              </text:list-header>
            </text:list>
          </draw:text-box>
        </draw:frame>
        <draw:custom-shape draw:name="Text Box 3" draw:style-name="gr287" draw:text-style-name="P12" draw:layer="layout" svg:width="3.718cm" svg:height="1.108cm" svg:x="23.799cm" svg:y="0cm">
          <text:list text:style-name="L1">
            <text:list-header>
              <text:p text:style-name="P11"><text:span text:style-name="T6">2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4" presentation:class="page"/>
          <draw:frame presentation:style-name="pr1" draw:text-style-name="P5" draw:layer="layout" svg:width="15.239cm" svg:height="11.429cm" svg:x="1.905cm" svg:y="12.065cm" presentation:class="notes" presentation:placeholder="true">
            <draw:text-box/>
          </draw:frame>
        </presentation:notes>
      </draw:page>
      <draw:page draw:name="page2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emůžete ani chvíli se mnou bdít? </text:span><text:span text:style-name="T5"><text:line-break/></text:span><text:span text:style-name="T5">Nastává čas, kdy pastýře budou bít. </text:span><text:span text:style-name="T5"><text:line-break/></text:span><text:span text:style-name="T5">Padne strach a přijde zrada, </text:span><text:span text:style-name="T5"><text:line-break/></text:span><text:span text:style-name="T5">rozprchnou se ovce stáda, </text:span><text:span text:style-name="T5"><text:line-break/></text:span><text:span text:style-name="T5">včera k všemu odhodlaní, </text:span><text:span text:style-name="T5"><text:line-break/></text:span><text:span text:style-name="T5">stáhnou se dnes do ústraní. </text:span><text:span text:style-name="T5"><text:line-break/></text:span><text:span text:style-name="T5">Nemůžete chvíli se mnou bdít? </text:span></text:p>
                <text:p text:style-name="P14"><text:span text:style-name="T5"/></text:p>
              </text:list-item>
            </text:list>
            <text:list text:style-name="L4">
              <text:list-header>
                <text:p text:style-name="P33"><text:span text:style-name="T5">2. Nemůžete ani chvíli se mnou bdít? </text:span><text:span text:style-name="T5"><text:line-break/></text:span><text:span text:style-name="T5">Nastává čas, kdy pastýře budou bít. </text:span><text:span text:style-name="T5"><text:line-break/></text:span><text:span text:style-name="T5">Tíseň svírá, úzkost drtí, </text:span><text:span text:style-name="T5"><text:line-break/></text:span><text:span text:style-name="T5">duše smutná je až k smrti. </text:span><text:span text:style-name="T5"><text:line-break/></text:span><text:span text:style-name="T5">Kdo krev a pot z čela setře, </text:span><text:span text:style-name="T5"><text:line-break/></text:span><text:span text:style-name="T5">Jakube a Jene, Petře? </text:span><text:span text:style-name="T5"><text:line-break/></text:span><text:span text:style-name="T5">Nemůžete chvíli se mnou bdít? </text:span></text:p>
              </text:list-header>
            </text:list>
          </draw:text-box>
        </draw:frame>
        <draw:custom-shape draw:name="Text Box 3" draw:style-name="gr288" draw:text-style-name="P12" draw:layer="layout" svg:width="3.718cm" svg:height="1.108cm" svg:x="23.799cm" svg:y="0cm">
          <text:list text:style-name="L1">
            <text:list-header>
              <text:p text:style-name="P11"><text:span text:style-name="T6">2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5" presentation:class="page"/>
          <draw:frame presentation:style-name="pr1" draw:text-style-name="P5" draw:layer="layout" svg:width="15.239cm" svg:height="11.429cm" svg:x="1.905cm" svg:y="12.065cm" presentation:class="notes" presentation:placeholder="true">
            <draw:text-box/>
          </draw:frame>
        </presentation:notes>
      </draw:page>
      <draw:page draw:name="page2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Nemůžete ani chvíli se mnou bdít? </text:span><text:span text:style-name="T5"><text:line-break/></text:span><text:span text:style-name="T5">Nastává čas, kdy pastýře budou bít. </text:span><text:span text:style-name="T5"><text:line-break/></text:span><text:span text:style-name="T5">Co je pravda, co je jisté… </text:span><text:span text:style-name="T5"><text:line-break/></text:span><text:span text:style-name="T5">Svědomí i ruce čisté – </text:span><text:span text:style-name="T5"><text:line-break/></text:span><text:span text:style-name="T5">zatím pravdu zkrvavenou </text:span><text:span text:style-name="T5"><text:line-break/></text:span><text:span text:style-name="T5">ulicí za město ženou. </text:span><text:span text:style-name="T5"><text:line-break/></text:span><text:span text:style-name="T5">Nemůžete chvíli se mnou bdít? </text:span></text:p>
                <text:p text:style-name="P32"><text:span text:style-name="T5"/></text:p>
                <text:p text:style-name="P32"><text:span text:style-name="T5">4. Nemůžete ani chvíli se mnou bdít? </text:span><text:span text:style-name="T5"><text:line-break/></text:span><text:span text:style-name="T5">Nastává čas, kdy pastýře budou bít. </text:span><text:span text:style-name="T5"><text:line-break/></text:span><text:span text:style-name="T5">Teče krev a zejí rány, </text:span><text:span text:style-name="T5"><text:line-break/></text:span><text:span text:style-name="T5">Syn člověka zbičovaný </text:span><text:span text:style-name="T5"><text:line-break/></text:span><text:span text:style-name="T5">jak beránek na smrt veden </text:span><text:span text:style-name="T5"><text:line-break/></text:span><text:span text:style-name="T5">k oběti za všechny jeden. </text:span><text:span text:style-name="T5"><text:line-break/></text:span><text:span text:style-name="T5">Nemůžete chvíli se mnou bdít?</text:span></text:p>
              </text:list-header>
            </text:list>
          </draw:text-box>
        </draw:frame>
        <draw:custom-shape draw:name="Text Box 3" draw:style-name="gr289" draw:text-style-name="P12" draw:layer="layout" svg:width="3.718cm" svg:height="1.108cm" svg:x="23.799cm" svg:y="0cm">
          <text:list text:style-name="L1">
            <text:list-header>
              <text:p text:style-name="P11"><text:span text:style-name="T6">2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6" presentation:class="page"/>
          <draw:frame presentation:style-name="pr1" draw:text-style-name="P5" draw:layer="layout" svg:width="15.239cm" svg:height="11.429cm" svg:x="1.905cm" svg:y="12.065cm" presentation:class="notes" presentation:placeholder="true">
            <draw:text-box/>
          </draw:frame>
        </presentation:notes>
      </draw:page>
      <draw:page draw:name="page2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ení lepší na tom světě nežli Boha ctíti, </text:span><text:span text:style-name="T5"><text:line-break/></text:span><text:span text:style-name="T5">jeho vzývat, jemu sloužit, jeho velebiti.</text:span></text:p>
                <text:p text:style-name="P14"><text:span text:style-name="T5"/></text:p>
              </text:list-item>
            </text:list>
            <text:list text:style-name="L4">
              <text:list-header>
                <text:p text:style-name="P33"><text:span text:style-name="T5">2. Není lepší na tom světě nežli druhým dávat, </text:span><text:span text:style-name="T5"><text:line-break/></text:span><text:span text:style-name="T5">však bohatství s jeho strastí ani nepoznávat.</text:span></text:p>
                <text:p text:style-name="P33"><text:span text:style-name="T5"/></text:p>
                <text:p text:style-name="P33"><text:span text:style-name="T5">3. Není lepší na tom světě, než v pokoji bývat, </text:span><text:span text:style-name="T5"><text:line-break/></text:span><text:span text:style-name="T5">místo zlostí, mrzutostí, Pánu Bohu zpívat.</text:span></text:p>
                <text:p text:style-name="P33"><text:span text:style-name="T5"/></text:p>
                <text:p text:style-name="P33"><text:span text:style-name="T5">4. Není lepší na tom světě než svědomí čisté. </text:span><text:span text:style-name="T5"><text:line-break/></text:span><text:span text:style-name="T5">To nám dávej, uchovávej, milý Pane Kriste!</text:span></text:p>
              </text:list-header>
            </text:list>
          </draw:text-box>
        </draw:frame>
        <draw:custom-shape draw:name="Text Box 3" draw:style-name="gr290" draw:text-style-name="P12" draw:layer="layout" svg:width="3.718cm" svg:height="1.108cm" svg:x="23.799cm" svg:y="0cm">
          <text:list text:style-name="L1">
            <text:list-header>
              <text:p text:style-name="P11"><text:span text:style-name="T6">2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7" presentation:class="page"/>
          <draw:frame presentation:style-name="pr1" draw:text-style-name="P5" draw:layer="layout" svg:width="15.239cm" svg:height="11.429cm" svg:x="1.905cm" svg:y="12.065cm" presentation:class="notes" presentation:placeholder="true">
            <draw:text-box/>
          </draw:frame>
        </presentation:notes>
      </draw:page>
      <draw:page draw:name="page2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Nepůjdu hledat hrob a kámen odvalený. </text:span><text:span text:style-name="T5"><text:line-break/></text:span><text:span text:style-name="T5">Vím, že můj živý Pán mezi mrtvými není. </text:span><text:span text:style-name="T5"><text:line-break/></text:span><text:span text:style-name="T5">Vím, že můj živý Pán vylomil osten smrti. </text:span><text:span text:style-name="T5"><text:line-break/></text:span><text:span text:style-name="T5">S tebou je, Otče náš, jednou se pro nás vrátí.</text:span></text:p>
                <text:p text:style-name="P18"><text:span text:style-name="T5"><text:tab/></text:span></text:p>
                <text:p text:style-name="P18"><text:span text:style-name="T5"><text:tab/></text:span><text:span text:style-name="T5">Kdyby Pán Ježíš nebyl živ, </text:span><text:span text:style-name="T5"><text:line-break/></text:span><text:span text:style-name="T5">nedal nám prožít blízkost svou, </text:span><text:span text:style-name="T5"><text:line-break/></text:span><text:span text:style-name="T5">byla by smrt čím kdysi dřív </text:span><text:span text:style-name="T5"><text:line-break/></text:span><text:span text:style-name="T5">a my jen truhlou prázdných slov.</text:span></text:p>
                <text:p text:style-name="P18"><text:span text:style-name="T5"><text:tab/></text:span></text:p>
                <text:p text:style-name="P18"><text:span text:style-name="T5"><text:tab/></text:span><text:span text:style-name="T5">S tebou je, Otče náš, </text:span><text:span text:style-name="T5"><text:line-break/></text:span><text:span text:style-name="T5">proto je navždy s námi. </text:span><text:span text:style-name="T5"><text:line-break/></text:span><text:span text:style-name="T5">Jen ten, kdo tebe má, </text:span><text:span text:style-name="T5"><text:line-break/></text:span><text:span text:style-name="T5">ví, co je zmrtvýchvstání.</text:span></text:p>
              </text:list-header>
            </text:list>
          </draw:text-box>
        </draw:frame>
        <draw:custom-shape draw:name="Text Box 3" draw:style-name="gr291" draw:text-style-name="P12" draw:layer="layout" svg:width="3.718cm" svg:height="1.108cm" svg:x="23.799cm" svg:y="0cm">
          <text:list text:style-name="L1">
            <text:list-header>
              <text:p text:style-name="P11"><text:span text:style-name="T6">2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8" presentation:class="page"/>
          <draw:frame presentation:style-name="pr1" draw:text-style-name="P5" draw:layer="layout" svg:width="15.239cm" svg:height="11.429cm" svg:x="1.905cm" svg:y="12.065cm" presentation:class="notes" presentation:placeholder="true">
            <draw:text-box/>
          </draw:frame>
        </presentation:notes>
      </draw:page>
      <draw:page draw:name="page2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eskládejte v mocných naději,</text:span><text:span text:style-name="T5"><text:line-break/></text:span><text:span text:style-name="T5">v síle jejich, která skály láme,</text:span><text:span text:style-name="T5"><text:line-break/></text:span><text:span text:style-name="T5">ochabne dřív nebo později,</text:span><text:span text:style-name="T5"><text:line-break/></text:span><text:span text:style-name="T5">nedoufejte v zdání, které klame.</text:span></text:p>
                <text:p text:style-name="P32"><text:span text:style-name="T5"> </text:span></text:p>
                <text:p text:style-name="P35"><text:span text:style-name="T5">R: </text:span><text:span text:style-name="T5"><text:tab/></text:span><text:span text:style-name="T5">Ty jsi hoden žehnání a chvály,</text:span><text:span text:style-name="T5"><text:line-break/></text:span><text:span text:style-name="T5">Tvoji moc a sílu slavíme.</text:span><text:span text:style-name="T5"><text:line-break/></text:span><text:span text:style-name="T5">Před Tebou se Pane Kriste, králů Králi,</text:span><text:span text:style-name="T5"><text:line-break/></text:span><text:span text:style-name="T5">dobrovolně skláníme.</text:span><text:span text:style-name="T5"><text:line-break/></text:span><text:span text:style-name="T5">Před Tebou se Pane Kriste, králů Králi,</text:span><text:span text:style-name="T5"><text:line-break/></text:span><text:span text:style-name="T5">dobrovolně skláníme.</text:span></text:p>
                <text:p text:style-name="P32"><text:span text:style-name="T5"> </text:span></text:p>
                <text:p text:style-name="P32"><text:span text:style-name="T5">2. Vláda jeho není na chvíli,</text:span><text:span text:style-name="T5"><text:line-break/></text:span><text:span text:style-name="T5">pravda věčně platí v jeho říši,</text:span><text:span text:style-name="T5"><text:line-break/></text:span><text:span text:style-name="T5">v jeho panství není násilí,</text:span><text:span text:style-name="T5"><text:line-break/></text:span><text:span text:style-name="T5">blaze tomu, kdo hlas jeho slyší.</text:span></text:p>
              </text:list-header>
            </text:list>
          </draw:text-box>
        </draw:frame>
        <draw:custom-shape draw:name="Text Box 3" draw:style-name="gr292" draw:text-style-name="P12" draw:layer="layout" svg:width="3.718cm" svg:height="1.108cm" svg:x="23.799cm" svg:y="0cm">
          <text:list text:style-name="L1">
            <text:list-header>
              <text:p text:style-name="P11"><text:span text:style-name="T6">2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9" presentation:class="page"/>
          <draw:frame presentation:style-name="pr1" draw:text-style-name="P5" draw:layer="layout" svg:width="15.239cm" svg:height="11.429cm" svg:x="1.905cm" svg:y="12.065cm" presentation:class="notes" presentation:placeholder="true">
            <draw:text-box/>
          </draw:frame>
        </presentation:notes>
      </draw:page>
      <draw:page draw:name="page2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 </text:span><text:span text:style-name="T5"><text:tab/></text:span><text:span text:style-name="T5">Ty jsi hoden žehnání a chvály,</text:span><text:span text:style-name="T5"><text:line-break/></text:span><text:span text:style-name="T5">Tvoji moc a sílu slavíme.</text:span><text:span text:style-name="T5"><text:line-break/></text:span><text:span text:style-name="T5">Před Tebou se Pane Kriste, králů Králi,</text:span><text:span text:style-name="T5"><text:line-break/></text:span><text:span text:style-name="T5">dobrovolně skláníme.</text:span><text:span text:style-name="T5"><text:line-break/></text:span><text:span text:style-name="T5">Před Tebou se Pane Kriste, králů Králi,</text:span><text:span text:style-name="T5"><text:line-break/></text:span><text:span text:style-name="T5">dobrovolně skláníme.</text:span></text:p>
                <text:p text:style-name="P75"><text:span text:style-name="T5"/></text:p>
                <text:p text:style-name="P75"><text:span text:style-name="T5"> </text:span><text:span text:style-name="T5">3. Žíznivým dá napít z pramene,</text:span><text:span text:style-name="T5"><text:line-break/></text:span><text:span text:style-name="T5">nedolomí nalomenou třtinu,</text:span><text:span text:style-name="T5"><text:line-break/></text:span><text:span text:style-name="T5">proměňuje srdce kamenné,</text:span><text:span text:style-name="T5"><text:line-break/></text:span><text:span text:style-name="T5">odpustí i zbloudilému synu. </text:span></text:p>
                <text:p text:style-name="P75"><text:span text:style-name="T5"/></text:p>
                <text:p text:style-name="P75"><text:span text:style-name="T5">4. Znaveným on síly dodává,</text:span><text:span text:style-name="T5"><text:line-break/></text:span><text:span text:style-name="T5">uvězněným snímá pouta z rukou,</text:span><text:span text:style-name="T5"><text:line-break/></text:span><text:span text:style-name="T5">stojí při těch, kdo jsou bez práva,</text:span><text:span text:style-name="T5"><text:line-break/></text:span><text:span text:style-name="T5">otevírá všechněm, kteří tlukou.</text:span><text:span text:style-name="T5"><text:line-break/></text:span><text:span text:style-name="T5"><text:line-break/></text:span><text:span text:style-name="T5"/></text:p>
              </text:list-header>
            </text:list>
          </draw:text-box>
        </draw:frame>
        <draw:custom-shape draw:name="Text Box 3" draw:style-name="gr293" draw:text-style-name="P12" draw:layer="layout" svg:width="3.718cm" svg:height="1.108cm" svg:x="23.799cm" svg:y="0cm">
          <text:list text:style-name="L1">
            <text:list-header>
              <text:p text:style-name="P11"><text:span text:style-name="T6">2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0" presentation:class="page"/>
          <draw:frame presentation:style-name="pr1" draw:text-style-name="P5" draw:layer="layout" svg:width="15.239cm" svg:height="11.429cm" svg:x="1.905cm" svg:y="12.065cm" presentation:class="notes" presentation:placeholder="true">
            <draw:text-box/>
          </draw:frame>
        </presentation:notes>
      </draw:page>
      <draw:page draw:name="page2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evím, pane, co ti dát, nevím, jak ctít tebe, </text:span><text:span text:style-name="T5"><text:line-break/></text:span><text:span text:style-name="T5">že jsem mohl dobře spát a že vidím nebe.</text:span></text:p>
                <text:p text:style-name="P32"><text:span text:style-name="T5"> </text:span></text:p>
                <text:p text:style-name="P32"><text:span text:style-name="T5">2. Nevím, Pane, jak dát znát, že chci tobě věřit, </text:span><text:span text:style-name="T5"><text:line-break/></text:span><text:span text:style-name="T5">že chci bližní milost, víru láskou měřit. </text:span></text:p>
                <text:p text:style-name="P32"><text:span text:style-name="T5"> </text:span></text:p>
                <text:p text:style-name="P32"><text:span text:style-name="T5">3. Věřím, Pane, že ty víš, co je v lidském nitru, </text:span><text:span text:style-name="T5"><text:line-break/></text:span><text:span text:style-name="T5">dřív vše za mne vyslovíš, než dáš vzplanout jitru. </text:span></text:p>
                <text:p text:style-name="P32"><text:span text:style-name="T5"> </text:span></text:p>
                <text:p text:style-name="P32"><text:span text:style-name="T5">4. Proto přetvoř, srdce mé, ať to není kámen, </text:span><text:span text:style-name="T5"><text:line-break/></text:span><text:span text:style-name="T5">(: dej mi radost a chuť žít, za to prosím. Amen. :) </text:span></text:p>
              </text:list-header>
            </text:list>
          </draw:text-box>
        </draw:frame>
        <draw:custom-shape draw:name="Text Box 3" draw:style-name="gr294" draw:text-style-name="P12" draw:layer="layout" svg:width="3.718cm" svg:height="1.108cm" svg:x="23.799cm" svg:y="0cm">
          <text:list text:style-name="L1">
            <text:list-header>
              <text:p text:style-name="P11"><text:span text:style-name="T6">2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1" presentation:class="page"/>
          <draw:frame presentation:style-name="pr1" draw:text-style-name="P5" draw:layer="layout" svg:width="15.239cm" svg:height="11.429cm" svg:x="1.905cm" svg:y="12.065cm" presentation:class="notes" presentation:placeholder="true">
            <draw:text-box/>
          </draw:frame>
        </presentation:notes>
      </draw:page>
      <draw:page draw:name="page2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ezná tu nikdo soužení mé, </text:span><text:span text:style-name="T5"><text:line-break/></text:span><text:span text:style-name="T5">to zná snad jenom Ježíš. </text:span><text:span text:style-name="T5"><text:line-break/></text:span><text:span text:style-name="T5">Nezná tu nikdo soužení mé, </text:span><text:span text:style-name="T5"><text:line-break/></text:span><text:span text:style-name="T5">sláva, haleluja. </text:span></text:p>
                <text:p text:style-name="P33"><text:span text:style-name="T5"/></text:p>
              </text:list-header>
            </text:list>
            <text:list text:style-name="L13">
              <text:list-item>
                <text:p text:style-name="P14"><text:span text:style-name="T5">Jsem nahoře a zase níž, Pane můj, </text:span><text:span text:style-name="T5"><text:line-break/></text:span><text:span text:style-name="T5">a někdy zcela na dně již, Pane můj. </text:span></text:p>
                <text:p text:style-name="P14"><text:span text:style-name="T5"/></text:p>
              </text:list-item>
              <text:list-item>
                <text:p text:style-name="P14"><text:span text:style-name="T5">Ač dále kráčet mne tu zříš, Pane můj, </text:span><text:span text:style-name="T5"><text:line-break/></text:span><text:span text:style-name="T5">já stále vleču ten svůj kříž, Pane můj. </text:span></text:p>
              </text:list-item>
            </text:list>
          </draw:text-box>
        </draw:frame>
        <draw:custom-shape draw:name="Text Box 3" draw:style-name="gr295" draw:text-style-name="P12" draw:layer="layout" svg:width="3.718cm" svg:height="1.108cm" svg:x="23.799cm" svg:y="0cm">
          <text:list text:style-name="L1">
            <text:list-header>
              <text:p text:style-name="P11"><text:span text:style-name="T6">2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2" presentation:class="page"/>
          <draw:frame presentation:style-name="pr1" draw:text-style-name="P5" draw:layer="layout" svg:width="15.239cm" svg:height="11.429cm" svg:x="1.905cm" svg:y="12.065cm" presentation:class="notes" presentation:placeholder="true">
            <draw:text-box/>
          </draw:frame>
        </presentation:notes>
      </draw:page>
      <draw:page draw:name="page2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Než vykročil Pán na cestu, nám svěřil velké jmění. </text:span><text:span text:style-name="T5"><text:line-break/></text:span><text:span text:style-name="T5">Úžasné je to bohatství. Chce vidět, jak jsme věrní. </text:span></text:p>
              </text:list-item>
              <text:list-item>
                <text:p text:style-name="P10"><text:span text:style-name="T5">Co máme s tím vším udělat, jak nezarmoutit Pána? </text:span><text:span text:style-name="T5"><text:line-break/></text:span><text:span text:style-name="T5">Nechceme přece prodělat a shořet jako sláma. </text:span></text:p>
              </text:list-item>
              <text:list-item>
                <text:p text:style-name="P10"><text:span text:style-name="T5">Snad všechno dobře zakopat, skrýt v zemi, mít to jisté, </text:span><text:span text:style-name="T5"><text:line-break/></text:span><text:span text:style-name="T5">celý ten poklad zachovat a svědomí mít čisté? </text:span></text:p>
              </text:list-item>
              <text:list-item>
                <text:p text:style-name="P10"><text:span text:style-name="T5">Musíme s tím jít do světa a uplatnit to směle, </text:span><text:span text:style-name="T5"><text:line-break/></text:span><text:span text:style-name="T5">pro Krista blázny všem se zdát, své srdce dát mu celé. </text:span></text:p>
              </text:list-item>
              <text:list-item>
                <text:p text:style-name="P10"><text:span text:style-name="T5">Pán chválí ty, kdo za ním jdou a za příklad ho mají, </text:span><text:span text:style-name="T5"><text:line-break/></text:span><text:span text:style-name="T5">kdo s láskou stokrát prohráli s přece nezoufají. </text:span></text:p>
              </text:list-item>
            </text:list>
          </draw:text-box>
        </draw:frame>
        <draw:custom-shape draw:name="Text Box 3" draw:style-name="gr296" draw:text-style-name="P12" draw:layer="layout" svg:width="3.718cm" svg:height="1.108cm" svg:x="23.799cm" svg:y="0cm">
          <text:list text:style-name="L1">
            <text:list-header>
              <text:p text:style-name="P11"><text:span text:style-name="T6">2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3" presentation:class="page"/>
          <draw:frame presentation:style-name="pr1" draw:text-style-name="P5" draw:layer="layout" svg:width="15.239cm" svg:height="11.429cm" svg:x="1.905cm" svg:y="12.065cm" presentation:class="notes" presentation:placeholder="true">
            <draw:text-box/>
          </draw:frame>
        </presentation:notes>
      </draw:page>
      <draw:page draw:name="page2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6"><text:span text:style-name="T5">1. </text:span><text:span text:style-name="T5"><text:tab/></text:span><text:span text:style-name="T5">Noc se ránu podobá, světlem všechno krásní. </text:span><text:span text:style-name="T5"><text:line-break/></text:span><text:span text:style-name="T5">Vyšla hvězda z Jákoba. Pryč, pastýři, s bázní!</text:span></text:p>
                <text:p text:style-name="P76"><text:span text:style-name="T5">R: </text:span><text:span text:style-name="T5"><text:tab/></text:span><text:span text:style-name="T5">Anděl radost oznámí: Narodil se Kristus Pán! </text:span><text:span text:style-name="T5"><text:line-break/></text:span><text:span text:style-name="T5">Svět už není ve tmě sám. <text:s/>Hvězda vyšla nad námi!</text:span></text:p>
                <text:p text:style-name="P76"><text:span text:style-name="T5">2. </text:span><text:span text:style-name="T5"><text:tab/></text:span><text:span text:style-name="T5">Aby vás i celou zem měl jako svůj podíl, </text:span><text:span text:style-name="T5"><text:line-break/></text:span><text:span text:style-name="T5">přišel Boží Syn až sem. Z Marie se zrodil. </text:span></text:p>
                <text:p text:style-name="P76"><text:span text:style-name="T5">3. </text:span><text:span text:style-name="T5"><text:tab/></text:span><text:span text:style-name="T5">Ježíši, tys hvězda ta, která ve tmě plane. </text:span><text:span text:style-name="T5"><text:line-break/></text:span><text:span text:style-name="T5">Tvoje milost? Bohatá! Dary? Nečekané! </text:span></text:p>
                <text:p text:style-name="P32"><text:span text:style-name="T5"/></text:p>
              </text:list-header>
            </text:list>
          </draw:text-box>
        </draw:frame>
        <draw:custom-shape draw:name="Text Box 3" draw:style-name="gr297" draw:text-style-name="P12" draw:layer="layout" svg:width="3.718cm" svg:height="1.108cm" svg:x="23.799cm" svg:y="0cm">
          <text:list text:style-name="L1">
            <text:list-header>
              <text:p text:style-name="P11"><text:span text:style-name="T6">2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4" presentation:class="page"/>
          <draw:frame presentation:style-name="pr1" draw:text-style-name="P5" draw:layer="layout" svg:width="15.239cm" svg:height="11.429cm" svg:x="1.905cm" svg:y="12.065cm" presentation:class="notes" presentation:placeholder="true">
            <draw:text-box/>
          </draw:frame>
        </presentation:notes>
      </draw:page>
      <draw:page draw:name="page2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c už temná padla v kraj, všechno tiše dříme. </text:span><text:span text:style-name="T5"><text:line-break/></text:span><text:span text:style-name="T5">Mají lidé po okraj práce, vždyť to víme.</text:span></text:p>
                <text:p text:style-name="P35"><text:span text:style-name="T5">R: </text:span><text:span text:style-name="T5"><text:tab/></text:span><text:span text:style-name="T5">Celý kraj se rozzářil, ve tmě hvězda plane. </text:span><text:span text:style-name="T5"><text:line-break/></text:span><text:span text:style-name="T5">Kdo se noc rušit odvážil? Já to nebyl, ba ne! </text:span><text:span text:style-name="T5"><text:line-break/></text:span><text:span text:style-name="T5">To Boží Syn i do mých vin vnes světlo nevídané.</text:span></text:p>
                <text:p text:style-name="P32"><text:span text:style-name="T5">2. Pastýři, ti závidí všem, co v klidu leží. </text:span><text:span text:style-name="T5"><text:line-break/></text:span><text:span text:style-name="T5">Nic už kolem nevidí, čas tak líně běží.</text:span></text:p>
                <text:p text:style-name="P32"><text:span text:style-name="T5">3. Josef pro svou Marii zase marně hledá, </text:span><text:span text:style-name="T5"><text:line-break/></text:span><text:span text:style-name="T5">kde by nocleh dali jí. Sobců je až běda!</text:span></text:p>
                <text:p text:style-name="P32"><text:span text:style-name="T5">4. K tomu ještě nemilá věc se přihodila. </text:span><text:span text:style-name="T5"><text:line-break/></text:span><text:span text:style-name="T5">Marie právě v tu noc synka porodila.</text:span></text:p>
                <text:p text:style-name="P32"><text:span text:style-name="T5">5. V jeslích spí a ve chladu Spasitel prý, Ježíš. </text:span><text:span text:style-name="T5"><text:line-break/></text:span><text:span text:style-name="T5">Nemá žádnou parádu. Ptám se, zda mu věříš!</text:span></text:p>
                <text:p text:style-name="P32"><text:span text:style-name="T5">6. Možná, že ti připadá, že jsi sám jak v noci. </text:span><text:span text:style-name="T5"><text:line-break/></text:span><text:span text:style-name="T5">Pán Bůh ti však sílu dá, abys z noci procit.</text:span></text:p>
              </text:list-header>
            </text:list>
          </draw:text-box>
        </draw:frame>
        <draw:custom-shape draw:name="Text Box 3" draw:style-name="gr298" draw:text-style-name="P12" draw:layer="layout" svg:width="3.718cm" svg:height="1.108cm" svg:x="23.799cm" svg:y="0cm">
          <text:list text:style-name="L1">
            <text:list-header>
              <text:p text:style-name="P11"><text:span text:style-name="T6">2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5" presentation:class="page"/>
          <draw:frame presentation:style-name="pr1" draw:text-style-name="P5" draw:layer="layout" svg:width="15.239cm" svg:height="11.429cm" svg:x="1.905cm" svg:y="12.065cm" presentation:class="notes" presentation:placeholder="true">
            <draw:text-box/>
          </draw:frame>
        </presentation:notes>
      </draw:page>
      <draw:page draw:name="page2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c už temná padla v kraj, všechno tiše dříme. </text:span><text:span text:style-name="T5"><text:line-break/></text:span><text:span text:style-name="T5">Mají lidé po okraj práce, vždyť to víme.</text:span></text:p>
                <text:p text:style-name="P35"><text:span text:style-name="T5">R: </text:span><text:span text:style-name="T5"><text:tab/></text:span><text:span text:style-name="T5">Celý kraj se rozzářil, ve tmě hvězda plane. </text:span><text:span text:style-name="T5"><text:line-break/></text:span><text:span text:style-name="T5">Kdo se noc rušit odvážil? Já to nebyl, ba ne! </text:span><text:span text:style-name="T5"><text:line-break/></text:span><text:span text:style-name="T5">To Boží Syn i do mých vin vnes světlo nevídané.</text:span></text:p>
                <text:p text:style-name="P32"><text:span text:style-name="T5">2. Pastýři, ti závidí všem, co v klidu leží. </text:span><text:span text:style-name="T5"><text:line-break/></text:span><text:span text:style-name="T5">Nic už kolem nevidí, čas tak líně běží.</text:span></text:p>
                <text:p text:style-name="P32"><text:span text:style-name="T5">3. Josef pro svou Marii zase marně hledá, </text:span><text:span text:style-name="T5"><text:line-break/></text:span><text:span text:style-name="T5">kde by nocleh dali jí. Sobců je až běda!</text:span></text:p>
                <text:p text:style-name="P32"><text:span text:style-name="T5">4. K tomu ještě nemilá věc se přihodila. </text:span><text:span text:style-name="T5"><text:line-break/></text:span><text:span text:style-name="T5">Marie právě v tu noc synka porodila.</text:span></text:p>
                <text:p text:style-name="P32"><text:span text:style-name="T5">5. V jeslích spí a ve chladu Spasitel prý, Ježíš. </text:span><text:span text:style-name="T5"><text:line-break/></text:span><text:span text:style-name="T5">Nemá žádnou parádu. Ptám se, zda mu věříš!</text:span></text:p>
                <text:p text:style-name="P32"><text:span text:style-name="T5">6. Možná, že ti připadá, že jsi sám jak v noci. </text:span><text:span text:style-name="T5"><text:line-break/></text:span><text:span text:style-name="T5">Pán Bůh ti však sílu dá, abys z noci procit.</text:span></text:p>
              </text:list-header>
            </text:list>
          </draw:text-box>
        </draw:frame>
        <draw:custom-shape draw:name="Text Box 3" draw:style-name="gr299" draw:text-style-name="P12" draw:layer="layout" svg:width="3.718cm" svg:height="1.108cm" svg:x="23.799cm" svg:y="0cm">
          <text:list text:style-name="L1">
            <text:list-header>
              <text:p text:style-name="P11"><text:span text:style-name="T6">2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6" presentation:class="page"/>
          <draw:frame presentation:style-name="pr1" draw:text-style-name="P5" draw:layer="layout" svg:width="15.239cm" svg:height="11.429cm" svg:x="1.905cm" svg:y="12.065cm" presentation:class="notes" presentation:placeholder="true">
            <draw:text-box/>
          </draw:frame>
        </presentation:notes>
      </draw:page>
      <draw:page draw:name="page2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Noc v širý už padá kraj </text:span><text:span text:style-name="T5"><text:line-break/></text:span><text:span text:style-name="T5">a slunce v mraků dál zapadlo zvečera. </text:span><text:span text:style-name="T5"><text:line-break/></text:span><text:span text:style-name="T5">(: A hvězdný padá třpyt, </text:span><text:span text:style-name="T5"><text:line-break/></text:span><text:span text:style-name="T5">že šťastni můžem být, vypráví důvěra. :)</text:span></text:p>
                <text:p text:style-name="P14"><text:span text:style-name="T5"/></text:p>
              </text:list-item>
              <text:list-item>
                <text:p text:style-name="P14"><text:span text:style-name="T5">Ztich´ svět a vše usíná, </text:span><text:span text:style-name="T5"><text:line-break/></text:span><text:span text:style-name="T5">nad námi rozpíná Pán ruku laskavou. </text:span><text:span text:style-name="T5"><text:line-break/></text:span><text:span text:style-name="T5">(: Ta jeho pravice </text:span><text:span text:style-name="T5"><text:line-break/></text:span><text:span text:style-name="T5">hvězd vede tisíce a nám je ochranou. :)</text:span></text:p>
                <text:p text:style-name="P14"><text:span text:style-name="T5"/></text:p>
              </text:list-item>
            </text:list>
            <text:list text:style-name="L4">
              <text:list-header>
                <text:p text:style-name="P18"><text:span text:style-name="T5">3. </text:span><text:span text:style-name="T5"><text:tab/></text:span><text:span text:style-name="T5">A když teď my půjdem spát, </text:span><text:span text:style-name="T5"><text:line-break/></text:span><text:span text:style-name="T5">dej ráno zas nám vstát v své lásce nejvyšší. </text:span><text:span text:style-name="T5"><text:line-break/></text:span><text:span text:style-name="T5">Buď stále s námi sám, </text:span><text:span text:style-name="T5"><text:line-break/></text:span><text:span text:style-name="T5">nás buduj ve svůj chrám, ó Pane Ježíši. :)</text:span></text:p>
                <text:p text:style-name="P33"><text:span text:style-name="T5"/></text:p>
              </text:list-header>
            </text:list>
          </draw:text-box>
        </draw:frame>
        <draw:custom-shape draw:name="Text Box 3" draw:style-name="gr300" draw:text-style-name="P12" draw:layer="layout" svg:width="3.718cm" svg:height="1.108cm" svg:x="23.799cm" svg:y="0cm">
          <text:list text:style-name="L1">
            <text:list-header>
              <text:p text:style-name="P11"><text:span text:style-name="T6">2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7" presentation:class="page"/>
          <draw:frame presentation:style-name="pr1" draw:text-style-name="P5" draw:layer="layout" svg:width="15.239cm" svg:height="11.429cm" svg:x="1.905cm" svg:y="12.065cm" presentation:class="notes" presentation:placeholder="true">
            <draw:text-box/>
          </draw:frame>
        </presentation:notes>
      </draw:page>
      <draw:page draw:name="page2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Nocí temnou nes pochodeň svou, (3x) </text:span><text:span text:style-name="T5"><text:line-break/></text:span><text:span text:style-name="T5">světem světlo až září tvé. </text:span></text:p>
                <text:p text:style-name="P33"><text:span text:style-name="T5"/></text:p>
                <text:p text:style-name="P18"><text:span text:style-name="T5">1. </text:span><text:span text:style-name="T5"><text:tab/></text:span><text:span text:style-name="T5">Vstaň, pojď se prát s tou dotěrnou tmou, (3x) </text:span><text:span text:style-name="T5"><text:line-break/></text:span><text:span text:style-name="T5">světem světlo až září tvé. </text:span></text:p>
                <text:p text:style-name="P33"><text:span text:style-name="T5"/></text:p>
                <text:p text:style-name="P18"><text:span text:style-name="T5">2. </text:span><text:span text:style-name="T5"><text:tab/></text:span><text:span text:style-name="T5">Vstaň, končí noc, den přichází k nám, (3x) </text:span><text:span text:style-name="T5"><text:line-break/></text:span><text:span text:style-name="T5">světem světlo až září tvé. </text:span></text:p>
                <text:p text:style-name="P33"><text:span text:style-name="T5"/></text:p>
                <text:p text:style-name="P33"><text:span text:style-name="T5"/></text:p>
              </text:list-header>
            </text:list>
          </draw:text-box>
        </draw:frame>
        <draw:custom-shape draw:name="Text Box 3" draw:style-name="gr301" draw:text-style-name="P12" draw:layer="layout" svg:width="3.718cm" svg:height="1.108cm" svg:x="23.799cm" svg:y="0cm">
          <text:list text:style-name="L1">
            <text:list-header>
              <text:p text:style-name="P11"><text:span text:style-name="T6">2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8" presentation:class="page"/>
          <draw:frame presentation:style-name="pr1" draw:text-style-name="P5" draw:layer="layout" svg:width="15.239cm" svg:height="11.429cm" svg:x="1.905cm" svg:y="12.065cm" presentation:class="notes" presentation:placeholder="true">
            <draw:text-box/>
          </draw:frame>
        </presentation:notes>
      </draw:page>
      <draw:page draw:name="page2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vá země, nové nebe, nové k nám zas přichází, </text:span><text:span text:style-name="T5"><text:line-break/></text:span><text:span text:style-name="T5">zasahuje mne i tebe, vyvádí nás z nesnází. </text:span></text:p>
                <text:p text:style-name="P32"><text:span text:style-name="T5"> </text:span></text:p>
                <text:p text:style-name="P32"><text:span text:style-name="T5">2. Nová země, nové nebe zárukou se stávají: </text:span><text:span text:style-name="T5"><text:line-break/></text:span><text:span text:style-name="T5">smutku mráz když v duši zebe, ledy časem roztají. </text:span></text:p>
                <text:p text:style-name="P32"><text:span text:style-name="T5"> </text:span></text:p>
                <text:p text:style-name="P32"><text:span text:style-name="T5">3. Nové nebe, nová země prorazí i zloby hráz. </text:span><text:span text:style-name="T5"><text:line-break/></text:span><text:span text:style-name="T5">Beznaděj už padá ze mě – tvoříš, Pane, tolik krás. </text:span></text:p>
                <text:p text:style-name="P32"><text:span text:style-name="T5"> </text:span></text:p>
                <text:p text:style-name="P32"><text:span text:style-name="T5">4. Nové nebe, nová země - v tom znamení zvítězíš. </text:span><text:span text:style-name="T5"><text:line-break/></text:span><text:span text:style-name="T5">I když obzor vidíš temně, Boží sláva stoupá výš. <text:s/></text:span></text:p>
                <text:p text:style-name="P32"><text:span text:style-name="T5"> </text:span></text:p>
                <text:p text:style-name="P32"><text:span text:style-name="T5">5. Prosím tebe, Pane světa, odpusť moji slepotu. </text:span><text:span text:style-name="T5"><text:line-break/></text:span><text:span text:style-name="T5">Nechť je se vším starým veta, nové daruj k životu. </text:span></text:p>
              </text:list-header>
            </text:list>
          </draw:text-box>
        </draw:frame>
        <draw:custom-shape draw:name="Text Box 3" draw:style-name="gr302" draw:text-style-name="P12" draw:layer="layout" svg:width="3.718cm" svg:height="1.108cm" svg:x="23.799cm" svg:y="0cm">
          <text:list text:style-name="L1">
            <text:list-header>
              <text:p text:style-name="P11"><text:span text:style-name="T6">2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99" presentation:class="page"/>
          <draw:frame presentation:style-name="pr1" draw:text-style-name="P5" draw:layer="layout" svg:width="15.239cm" svg:height="11.429cm" svg:x="1.905cm" svg:y="12.065cm" presentation:class="notes" presentation:placeholder="true">
            <draw:text-box/>
          </draw:frame>
        </presentation:notes>
      </draw:page>
      <draw:page draw:name="page3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Nová země, nové nebe, </text:span><text:span text:style-name="T5"><text:line-break/></text:span><text:span text:style-name="T5">nové k nám zas přichází, </text:span><text:span text:style-name="T5"><text:line-break/></text:span><text:span text:style-name="T5">zasahuje mne i tebe, </text:span><text:span text:style-name="T5"><text:line-break/></text:span><text:span text:style-name="T5">vyvádí nás z nesnází. </text:span></text:p>
                <text:p text:style-name="P32"><text:span text:style-name="T5"> </text:span></text:p>
                <text:p text:style-name="P32"><text:span text:style-name="T5">3. Nové nebe, nová země </text:span><text:span text:style-name="T5"><text:line-break/></text:span><text:span text:style-name="T5">prorazí i zloby hráz. </text:span><text:span text:style-name="T5"><text:line-break/></text:span><text:span text:style-name="T5">Beznaděj už padá ze mě – </text:span><text:span text:style-name="T5"><text:line-break/></text:span><text:span text:style-name="T5">tvoříš, Pane, tolik krás. </text:span></text:p>
                <text:p text:style-name="P32"><text:span text:style-name="T5"/></text:p>
                <text:p text:style-name="P32"><text:span text:style-name="T5">5. Prosím tebe, Pane světa, </text:span><text:span text:style-name="T5"><text:line-break/></text:span><text:span text:style-name="T5">odpusť moji slepotu. </text:span><text:span text:style-name="T5"><text:line-break/></text:span><text:span text:style-name="T5">Nechť je se vším starým veta, </text:span><text:span text:style-name="T5"><text:line-break/></text:span><text:span text:style-name="T5">nové daruj k životu.</text:span></text:p>
                <text:p text:style-name="P32"><text:span text:style-name="T5"> </text:span></text:p>
              </text:list-header>
            </text:list>
          </draw:text-box>
        </draw:frame>
        <draw:custom-shape draw:name="Text Box 3" draw:style-name="gr303" draw:text-style-name="P12" draw:layer="layout" svg:width="3.718cm" svg:height="1.108cm" svg:x="23.799cm" svg:y="0cm">
          <text:list text:style-name="L1">
            <text:list-header>
              <text:p text:style-name="P11"><text:span text:style-name="T6">223</text:span></text:p>
            </text:list-header>
          </text:list>
          <draw:enhanced-geometry svg:viewBox="0 0 21600 21600" draw:type="mso-spt202" draw:enhanced-path="M 0 0 L 21600 0 21600 21600 0 21600 0 0 Z N"/>
        </draw:custom-shape>
        <draw:custom-shape draw:name="Rectangle 5" draw:style-name="gr304" draw:text-style-name="P77" draw:layer="layout" svg:width="13.529cm" svg:height="16.722cm" svg:x="13.07cm" svg:y="1.905cm">
          <text:list text:style-name="L1">
            <text:list-header>
              <text:p text:style-name="P32"><text:span text:style-name="T16">2. Nová země, nové nebe </text:span><text:span text:style-name="T16"><text:line-break/></text:span><text:span text:style-name="T16">zárukou se stávají: </text:span><text:span text:style-name="T16"><text:line-break/></text:span><text:span text:style-name="T16">smutku mráz když v duši zebe, </text:span><text:span text:style-name="T16"><text:line-break/></text:span><text:span text:style-name="T16">ledy časem roztají. </text:span></text:p>
              <text:p text:style-name="P32"><text:span text:style-name="T16"/></text:p>
              <text:p text:style-name="P32"><text:span text:style-name="T16">4. Nové nebe, nová země – </text:span><text:span text:style-name="T16"><text:line-break/></text:span><text:span text:style-name="T16">v tom znamení zvítězíš. </text:span><text:span text:style-name="T16"><text:line-break/></text:span><text:span text:style-name="T16">I když obzor vidíš temně, </text:span><text:span text:style-name="T16"><text:line-break/></text:span><text:span text:style-name="T16">Boží sláva stoupá výš. <text:s/></text:span></text:p>
              <text:p text:style-name="P32"><text:span text:style-name="T16"> </text:span></text:p>
              <text:p text:style-name="P32"><text:span text:style-name="T16"/></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300" presentation:class="page"/>
          <draw:frame presentation:style-name="pr1" draw:text-style-name="P5" draw:layer="layout" svg:width="15.239cm" svg:height="11.429cm" svg:x="1.905cm" svg:y="12.065cm" presentation:class="notes" presentation:placeholder="true">
            <draw:text-box/>
          </draw:frame>
        </presentation:notes>
      </draw:page>
      <draw:page draw:name="page3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Ó hlavo plná trýzně, </text:span><text:span text:style-name="T5"><text:line-break/></text:span><text:span text:style-name="T5">nečekáš na aplaus, </text:span><text:span text:style-name="T5"><text:line-break/></text:span><text:span text:style-name="T5">kde najdeme tvou cestu <text:s text:c="7"/></text:span><text:span text:style-name="T5"><text:line-break/></text:span><text:span text:style-name="T5">z Golgaty do Emauz?</text:span></text:p>
                <text:p text:style-name="P32"><text:span text:style-name="T5"/></text:p>
                <text:p text:style-name="P35"><text:span text:style-name="T5">R: </text:span><text:span text:style-name="T5"><text:tab/></text:span><text:span text:style-name="T5">Ty skrytý právě skrytý <text:s/></text:span><text:span text:style-name="T5"><text:line-break/></text:span><text:span text:style-name="T5">i <text:s/>ve svém vzkříšení </text:span><text:span text:style-name="T5"><text:line-break/></text:span><text:span text:style-name="T5">ba právě i tam zbitý </text:span><text:span text:style-name="T5"><text:line-break/></text:span><text:span text:style-name="T5">pro naše spasení. </text:span></text:p>
                <text:p text:style-name="P32"><text:span text:style-name="T5"/></text:p>
                <text:p text:style-name="P35"><text:span text:style-name="T5">2. </text:span><text:span text:style-name="T5"><text:tab/></text:span><text:span text:style-name="T5">Nic nevidět než rány, </text:span><text:span text:style-name="T5"><text:line-break/></text:span><text:span text:style-name="T5">kdo vidíš je vem roha, </text:span><text:span text:style-name="T5"><text:line-break/></text:span><text:span text:style-name="T5">je lépe nevěřit než vidět, <text:s/></text:span><text:span text:style-name="T5"><text:line-break/></text:span><text:span text:style-name="T5">nadarmo Krista Boha.</text:span></text:p>
                <text:p text:style-name="P32"><text:span text:style-name="T5"> </text:span></text:p>
                <text:p text:style-name="P32"><text:span text:style-name="T5">3. = 1. </text:span></text:p>
              </text:list-header>
            </text:list>
          </draw:text-box>
        </draw:frame>
        <draw:custom-shape draw:name="Text Box 3" draw:style-name="gr305" draw:text-style-name="P12" draw:layer="layout" svg:width="3.718cm" svg:height="1.108cm" svg:x="23.799cm" svg:y="0cm">
          <text:list text:style-name="L1">
            <text:list-header>
              <text:p text:style-name="P11"><text:span text:style-name="T6">2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1" presentation:class="page"/>
          <draw:frame presentation:style-name="pr1" draw:text-style-name="P5" draw:layer="layout" svg:width="15.239cm" svg:height="11.429cm" svg:x="1.905cm" svg:y="12.065cm" presentation:class="notes" presentation:placeholder="true">
            <draw:text-box/>
          </draw:frame>
        </presentation:notes>
      </draw:page>
      <draw:page draw:name="page3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text:span><text:span text:style-name="T5"><text:tab/></text:span><text:span text:style-name="T5">Novou píseň našim rtům naplň ruchem prázdný dům</text:span><text:span text:style-name="T5"><text:line-break/></text:span><text:span text:style-name="T5">slabým nohám cestu novou probuď víru neduživou</text:span><text:span text:style-name="T5"><text:line-break/></text:span><text:span text:style-name="T5">vrať svou láskou milostivou píseň našim rtům.</text:span></text:p>
                <text:p text:style-name="P75"><text:span text:style-name="T5"> </text:span></text:p>
                <text:p text:style-name="P75"><text:span text:style-name="T5">1. V našem starém světě stále vyhlížíme čekáme tě</text:span><text:span text:style-name="T5"><text:line-break/></text:span><text:span text:style-name="T5">který činíš všechno nové zpevni dílo nehotové</text:span><text:span text:style-name="T5"><text:line-break/></text:span><text:span text:style-name="T5">aby oči vedly k cíli z poutí kde jsme zabloudili</text:span><text:span text:style-name="T5"><text:line-break/></text:span><text:span text:style-name="T5">zjev se Pane jako píseň našim všedním dnům.</text:span></text:p>
                <text:p text:style-name="P75"><text:span text:style-name="T5"> </text:span></text:p>
                <text:p text:style-name="P75"><text:span text:style-name="T5">2. Zaprášené staré zvyky pochyby a otazníky</text:span><text:span text:style-name="T5"><text:line-break/></text:span><text:span text:style-name="T5">ruce v klíně smutně skleslé vítají jak chudé jesle</text:span><text:span text:style-name="T5"><text:line-break/></text:span><text:span text:style-name="T5">naději pro unavené děťátko nám narozené</text:span><text:span text:style-name="T5"><text:line-break/></text:span><text:span text:style-name="T5">zjev se Pane jako píseň našim všedním dnům.</text:span></text:p>
                <text:p text:style-name="P75"><text:span text:style-name="T5"/></text:p>
                <text:p text:style-name="P75"><text:span text:style-name="T5">3. Kolem studně zástup stojí uzdrav Pane vodou svojí</text:span><text:span text:style-name="T5"><text:line-break/></text:span><text:span text:style-name="T5">abychom už nežíznili pokojně se nasytili</text:span><text:span text:style-name="T5"><text:line-break/></text:span><text:span text:style-name="T5">denně chleba načínáme každý jej ve spěchu láme</text:span><text:span text:style-name="T5"><text:line-break/></text:span><text:span text:style-name="T5">zjev se Pane jako píseň našim všedním dnům.</text:span></text:p>
              </text:list-header>
            </text:list>
          </draw:text-box>
        </draw:frame>
        <draw:custom-shape draw:name="Text Box 3" draw:style-name="gr306" draw:text-style-name="P12" draw:layer="layout" svg:width="3.718cm" svg:height="1.108cm" svg:x="23.799cm" svg:y="0cm">
          <text:list text:style-name="L1">
            <text:list-header>
              <text:p text:style-name="P11"><text:span text:style-name="T6">2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2" presentation:class="page"/>
          <draw:frame presentation:style-name="pr1" draw:text-style-name="P5" draw:layer="layout" svg:width="15.239cm" svg:height="11.429cm" svg:x="1.905cm" svg:y="12.065cm" presentation:class="notes" presentation:placeholder="true">
            <draw:text-box/>
          </draw:frame>
        </presentation:notes>
      </draw:page>
      <draw:page draw:name="page3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Ó hleď, jak nádherné město, (3x) </text:span><text:span text:style-name="T5"><text:line-break/></text:span><text:span text:style-name="T5">bran má město dvanáct, halelu. </text:span></text:p>
                <text:p text:style-name="P33"><text:span text:style-name="T5"/></text:p>
                <text:p text:style-name="P18"><text:span text:style-name="T5">1. </text:span><text:span text:style-name="T5"><text:tab/></text:span><text:span text:style-name="T5">Je po třech branách na východ, jih sever i západ, (2x) </text:span><text:span text:style-name="T5"><text:line-break/></text:span><text:span text:style-name="T5">však hradby mají přepevný na skále základ. <text:s/></text:span><text:span text:style-name="T5"><text:line-break/></text:span><text:span text:style-name="T5">Bran má město dvanáct, halelu. </text:span></text:p>
                <text:p text:style-name="P33"><text:span text:style-name="T5"/></text:p>
              </text:list-header>
            </text:list>
            <text:list text:style-name="L23">
              <text:list-item>
                <text:p text:style-name="P14"><text:span text:style-name="T5">V tom městě svatém přebývá Bůh mezi lidmi, (2x) </text:span><text:span text:style-name="T5"><text:line-break/></text:span><text:span text:style-name="T5">tam nevkročí ten, kterému v srdci pýcha bydlí. </text:span><text:span text:style-name="T5"><text:line-break/></text:span><text:span text:style-name="T5">Bran má město dvanáct, halelu. </text:span></text:p>
                <text:p text:style-name="P14"><text:span text:style-name="T5"/></text:p>
              </text:list-item>
            </text:list>
            <text:list text:style-name="L20">
              <text:list-item>
                <text:p text:style-name="P14"><text:span text:style-name="T5">A setře nám Pán tam u těch bran slzy z očí (2x) </text:span><text:span text:style-name="T5"><text:line-break/></text:span><text:span text:style-name="T5">a světlo dá nám lepší než den, který končí. </text:span><text:span text:style-name="T5"><text:line-break/></text:span><text:span text:style-name="T5">Bran má město dvanáct, halelu. </text:span></text:p>
              </text:list-item>
            </text:list>
            <text:list text:style-name="L23">
              <text:list-header>
                <text:p text:style-name="P14"><text:span text:style-name="T5"/></text:p>
              </text:list-header>
            </text:list>
            <text:list text:style-name="L4">
              <text:list-header>
                <text:p text:style-name="P33"><text:span text:style-name="T5"/></text:p>
              </text:list-header>
            </text:list>
          </draw:text-box>
        </draw:frame>
        <draw:custom-shape draw:name="Text Box 3" draw:style-name="gr307" draw:text-style-name="P12" draw:layer="layout" svg:width="3.718cm" svg:height="1.108cm" svg:x="23.799cm" svg:y="0cm">
          <text:list text:style-name="L1">
            <text:list-header>
              <text:p text:style-name="P11"><text:span text:style-name="T6">2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3" presentation:class="page"/>
          <draw:frame presentation:style-name="pr1" draw:text-style-name="P5" draw:layer="layout" svg:width="15.239cm" svg:height="11.429cm" svg:x="1.905cm" svg:y="12.065cm" presentation:class="notes" presentation:placeholder="true">
            <draw:text-box/>
          </draw:frame>
        </presentation:notes>
      </draw:page>
      <draw:page draw:name="page3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Ó já vím, že Pán, já vím, že Pán, </text:span><text:span text:style-name="T5"><text:line-break/></text:span><text:span text:style-name="T5">já vím, že Pán, ten mi požehná. </text:span><text:span text:style-name="T5"><text:line-break/></text:span><text:span text:style-name="T5">Ó já vím, že Pán, já vím, že Pán, </text:span><text:span text:style-name="T5"><text:line-break/></text:span><text:span text:style-name="T5">já vím, že Pán, ten mi požehná. </text:span></text:p>
                <text:p text:style-name="P33"><text:span text:style-name="T5"/></text:p>
              </text:list-header>
            </text:list>
            <text:list text:style-name="L13">
              <text:list-item>
                <text:p text:style-name="P14"><text:span text:style-name="T5">Kdy takový se zázrak stal, já vím… </text:span><text:span text:style-name="T5"><text:line-break/></text:span><text:span text:style-name="T5">že chudým kázal Kristus král, já vím …</text:span></text:p>
                <text:p text:style-name="P14"><text:span text:style-name="T5"/></text:p>
              </text:list-item>
              <text:list-item>
                <text:p text:style-name="P14"><text:span text:style-name="T5">Někteří Boha špatně ctí, já vím …</text:span><text:span text:style-name="T5"><text:line-break/></text:span><text:span text:style-name="T5">den protlučou, noc promodlí, já vím …</text:span></text:p>
                <text:p text:style-name="P14"><text:span text:style-name="T5"/></text:p>
              </text:list-item>
              <text:list-item>
                <text:p text:style-name="P14"><text:span text:style-name="T5">Můj Pán, co řek‘ to udělal, já vím … </text:span><text:span text:style-name="T5"><text:line-break/></text:span><text:span text:style-name="T5">i mrtvému děl, aby vstal, já vím ….</text:span></text:p>
                <text:p text:style-name="P14"><text:span text:style-name="T5"/></text:p>
              </text:list-item>
            </text:list>
          </draw:text-box>
        </draw:frame>
        <draw:custom-shape draw:name="Text Box 3" draw:style-name="gr308" draw:text-style-name="P12" draw:layer="layout" svg:width="3.718cm" svg:height="1.108cm" svg:x="23.799cm" svg:y="0cm">
          <text:list text:style-name="L1">
            <text:list-header>
              <text:p text:style-name="P11"><text:span text:style-name="T6">2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4" presentation:class="page"/>
          <draw:frame presentation:style-name="pr1" draw:text-style-name="P5" draw:layer="layout" svg:width="15.239cm" svg:height="11.429cm" svg:x="1.905cm" svg:y="12.065cm" presentation:class="notes" presentation:placeholder="true">
            <draw:text-box/>
          </draw:frame>
        </presentation:notes>
      </draw:page>
      <draw:page draw:name="page3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Ó Pane můj, nenech mne být, </text:span><text:span text:style-name="T5"><text:line-break/></text:span><text:span text:style-name="T5">dej sílu žít a nezradit. </text:span><text:span text:style-name="T5"><text:line-break/></text:span><text:span text:style-name="T5">Každý den ráno, večer, </text:span><text:span text:style-name="T5"><text:line-break/></text:span><text:span text:style-name="T5">stále rač při mně bdít a nesoudit. </text:span><text:span text:style-name="T5"><text:line-break/></text:span><text:span text:style-name="T5">Když teskný žal mně úsměv vzal, </text:span><text:span text:style-name="T5"><text:line-break/></text:span><text:span text:style-name="T5">dej, bych tě znal a nereptal, </text:span><text:span text:style-name="T5"><text:line-break/></text:span><text:span text:style-name="T5">Tvůj, Pane Ježíši, příklad dej bych sledoval. </text:span></text:p>
                <text:p text:style-name="P33"><text:span text:style-name="T5"/></text:p>
                <text:p text:style-name="P33"><text:span text:style-name="T5">2. Ve všední den dej v klidu vstát </text:span><text:span text:style-name="T5"><text:line-break/></text:span><text:span text:style-name="T5">a s radostí jít pracovat. </text:span><text:span text:style-name="T5"><text:line-break/></text:span><text:span text:style-name="T5">V práci tvou pomoc, lásku</text:span><text:span text:style-name="T5"><text:line-break/></text:span><text:span text:style-name="T5">všem lidem zjevovat a vytrvat. </text:span><text:span text:style-name="T5"><text:line-break/></text:span><text:span text:style-name="T5">Když končí den v tmu pohřížen </text:span><text:span text:style-name="T5"><text:line-break/></text:span><text:span text:style-name="T5">dej, Pane, jen být spokojen, </text:span><text:span text:style-name="T5"><text:line-break/></text:span><text:span text:style-name="T5">Tvé dobroty síle věřit, že dáš dobrý sen. </text:span></text:p>
              </text:list-header>
            </text:list>
          </draw:text-box>
        </draw:frame>
        <draw:custom-shape draw:name="Text Box 3" draw:style-name="gr309" draw:text-style-name="P12" draw:layer="layout" svg:width="3.718cm" svg:height="1.108cm" svg:x="23.799cm" svg:y="0cm">
          <text:list text:style-name="L1">
            <text:list-header>
              <text:p text:style-name="P11"><text:span text:style-name="T6">2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5" presentation:class="page"/>
          <draw:frame presentation:style-name="pr1" draw:text-style-name="P5" draw:layer="layout" svg:width="15.239cm" svg:height="11.429cm" svg:x="1.905cm" svg:y="12.065cm" presentation:class="notes" presentation:placeholder="true">
            <draw:text-box/>
          </draw:frame>
        </presentation:notes>
      </draw:page>
      <draw:page draw:name="page3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Ó, Pane, zhasíná den, prosím, modlitbu mou slyš, </text:span><text:span text:style-name="T5"><text:line-break/></text:span><text:span text:style-name="T5">ó, Pane, zhasíná den, prosím, modlitbu mou slyš.</text:span></text:p>
                <text:p text:style-name="P49"><text:span text:style-name="T5">1.</text:span><text:span text:style-name="T5"><text:tab/></text:span><text:span text:style-name="T5">Písně radostný hlas, v chleba uzrálý klas, </text:span><text:span text:style-name="T5"><text:line-break/></text:span><text:span text:style-name="T5">věrné přátelé své, vše zavírám ve svůj dík.</text:span></text:p>
                <text:p text:style-name="P49"><text:span text:style-name="T5">2.</text:span><text:span text:style-name="T5"><text:tab/></text:span><text:span text:style-name="T5">Modrou nebeskou báň, jasnou sluneční pláň, </text:span><text:span text:style-name="T5"><text:line-break/></text:span><text:span text:style-name="T5">bílá oblaka dne, vše zavírám ve svůj dík.</text:span></text:p>
                <text:p text:style-name="P49"><text:span text:style-name="T5">3.</text:span><text:span text:style-name="T5"><text:tab/></text:span><text:span text:style-name="T5">Kvítím vonící zem, lesů na horách lem, </text:span><text:span text:style-name="T5"><text:line-break/></text:span><text:span text:style-name="T5">řeky jiskřící proud, vše zavírám ve svůj dík. </text:span></text:p>
                <text:p text:style-name="P49"><text:span text:style-name="T5">4.</text:span><text:span text:style-name="T5"><text:tab/></text:span><text:span text:style-name="T5">První večerní stín, teplý domova klín, </text:span><text:span text:style-name="T5"><text:line-break/></text:span><text:span text:style-name="T5">božské večeře dar, zavírám ve svůj dík.</text:span></text:p>
              </text:list-header>
            </text:list>
          </draw:text-box>
        </draw:frame>
        <draw:custom-shape draw:name="Text Box 1027" draw:style-name="gr310" draw:text-style-name="P12" draw:layer="layout" svg:width="3.718cm" svg:height="1.108cm" svg:x="23.799cm" svg:y="0cm">
          <text:list text:style-name="L1">
            <text:list-header>
              <text:p text:style-name="P11"><text:span text:style-name="T6">2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6" presentation:class="page"/>
          <draw:frame presentation:style-name="pr1" draw:text-style-name="P5" draw:layer="layout" svg:width="15.239cm" svg:height="11.429cm" svg:x="1.905cm" svg:y="12.065cm" presentation:class="notes" presentation:placeholder="true">
            <draw:text-box/>
          </draw:frame>
        </presentation:notes>
      </draw:page>
      <draw:page draw:name="page3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Obléká nás, obléká nás, obléká svoje děti Pán, </text:span><text:span text:style-name="T5"><text:line-break/></text:span><text:span text:style-name="T5">až já přijdu do nebe, milost vezmu na sebe, </text:span><text:span text:style-name="T5"><text:line-break/></text:span><text:span text:style-name="T5">před trůnem zazní: Svatý, svatý, svatý, </text:span><text:span text:style-name="T5"><text:line-break/></text:span><text:span text:style-name="T5">každý nebe nespatří, kdo se svatě zatváří, svatý svatý, </text:span><text:span text:style-name="T5"><text:line-break/></text:span><text:span text:style-name="T5">jen ten, kdo chodí v lásce tvé, ke svatý. </text:span></text:p>
                <text:p text:style-name="P50"><text:span text:style-name="T5">2. Pod křídla svá, pod křídla svá, posbírá svoje děti Pán. </text:span><text:span text:style-name="T5"><text:line-break/></text:span><text:span text:style-name="T5">Až já půjdu do nebe, zamáváme na sebe, </text:span><text:span text:style-name="T5"><text:line-break/></text:span><text:span text:style-name="T5">před trůnem zazní: Svatý … </text:span></text:p>
                <text:p text:style-name="P50"><text:span text:style-name="T5">3. On píseň dá, on píseň dá, radosti píseň moje zní, </text:span><text:span text:style-name="T5"><text:line-break/></text:span><text:span text:style-name="T5">Až já půjdu do nebe, budu celý bez sebe, </text:span><text:span text:style-name="T5"><text:line-break/></text:span><text:span text:style-name="T5">před trůnem zazní …</text:span></text:p>
                <text:p text:style-name="P49"><text:span text:style-name="T5">4.</text:span><text:span text:style-name="T5"><text:tab/></text:span><text:span text:style-name="T5">Posílá nás, posílá nás, posílá do všech koutů Pán. </text:span><text:span text:style-name="T5"><text:line-break/></text:span><text:span text:style-name="T5">Až já půjdu do nebe, nepůjdu tam bez tebe, </text:span><text:span text:style-name="T5"><text:line-break/></text:span><text:span text:style-name="T5">před trůnem zazní...</text:span></text:p>
              </text:list-header>
            </text:list>
          </draw:text-box>
        </draw:frame>
        <draw:custom-shape draw:name="Text Box 3" draw:style-name="gr311" draw:text-style-name="P12" draw:layer="layout" svg:width="3.718cm" svg:height="1.108cm" svg:x="23.799cm" svg:y="0cm">
          <text:list text:style-name="L1">
            <text:list-header>
              <text:p text:style-name="P11"><text:span text:style-name="T6">2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7" presentation:class="page"/>
          <draw:frame presentation:style-name="pr1" draw:text-style-name="P5" draw:layer="layout" svg:width="15.239cm" svg:height="11.429cm" svg:x="1.905cm" svg:y="12.065cm" presentation:class="notes" presentation:placeholder="true">
            <draw:text-box/>
          </draw:frame>
        </presentation:notes>
      </draw:page>
      <draw:page draw:name="page3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Ó, přijď, ó přijď, náš Pane, k nám, </text:span><text:span text:style-name="T5"><text:line-break/></text:span><text:span text:style-name="T5">a v srdcích našich měj svůj chrám </text:span><text:span text:style-name="T5"><text:line-break/></text:span><text:span text:style-name="T5">a lidu svému v soužení </text:span><text:span text:style-name="T5"><text:line-break/></text:span><text:span text:style-name="T5">dej radost, mír a spasení, </text:span><text:span text:style-name="T5"><text:line-break/></text:span><text:span text:style-name="T5">a tam, kde lkáme úzkostí, </text:span><text:span text:style-name="T5"><text:line-break/></text:span><text:span text:style-name="T5">těš nás svou vlídnou blízkostí. </text:span></text:p>
                <text:p text:style-name="P20"><text:span text:style-name="T5"/></text:p>
                <text:p text:style-name="P21"><text:span text:style-name="T5">2. </text:span><text:span text:style-name="T5"><text:tab/></text:span><text:span text:style-name="T5">Ó, přijď, ó přijď k nám, Pane náš, </text:span><text:span text:style-name="T5"><text:line-break/></text:span><text:span text:style-name="T5">jenž nám v své lásce shovíváš, </text:span><text:span text:style-name="T5"><text:line-break/></text:span><text:span text:style-name="T5">a lid svůj ve tmách bloudící </text:span><text:span text:style-name="T5"><text:line-break/></text:span><text:span text:style-name="T5">chraň světlem svým, drž pravicí, </text:span><text:span text:style-name="T5"><text:line-break/></text:span><text:span text:style-name="T5">sviť nám, buď pravdou našich cest, </text:span><text:span text:style-name="T5"><text:line-break/></text:span><text:span text:style-name="T5">ať slovem tvým se dáme vést.</text:span></text:p>
              </text:list-header>
            </text:list>
          </draw:text-box>
        </draw:frame>
        <draw:custom-shape draw:name="Text Box 3" draw:style-name="gr312" draw:text-style-name="P12" draw:layer="layout" svg:width="3.718cm" svg:height="1.108cm" svg:x="23.799cm" svg:y="0cm">
          <text:list text:style-name="L1">
            <text:list-header>
              <text:p text:style-name="P11"><text:span text:style-name="T6">2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8" presentation:class="page"/>
          <draw:frame presentation:style-name="pr1" draw:text-style-name="P5" draw:layer="layout" svg:width="15.239cm" svg:height="11.429cm" svg:x="1.905cm" svg:y="12.065cm" presentation:class="notes" presentation:placeholder="true">
            <draw:text-box/>
          </draw:frame>
        </presentation:notes>
      </draw:page>
      <draw:page draw:name="page3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Oč jsi mi dal, vidět neumím, </text:span><text:span text:style-name="T5"><text:line-break/></text:span><text:span text:style-name="T5">slepých lékaři, smiluj se nade mnou.</text:span></text:p>
                <text:p text:style-name="P65"><text:span text:style-name="T5">2.</text:span><text:span text:style-name="T5"><text:tab/></text:span><text:span text:style-name="T5">Uši jsi mi dal, slyšet neumím; </text:span><text:span text:style-name="T5"><text:line-break/></text:span><text:span text:style-name="T5">hluchých lékaři, smiluj se nade mnou.</text:span></text:p>
                <text:p text:style-name="P65"><text:span text:style-name="T5">3.</text:span><text:span text:style-name="T5"><text:tab/></text:span><text:span text:style-name="T5">Ruce jsi mi dal, sloužit neumím; </text:span><text:span text:style-name="T5"><text:line-break/></text:span><text:span text:style-name="T5">chromých lékaři, smiluj se nade mnou.</text:span></text:p>
                <text:p text:style-name="P65"><text:span text:style-name="T5">4.</text:span><text:span text:style-name="T5"><text:tab/></text:span><text:span text:style-name="T5">Ústa jsi mi dal, chválit neumím; </text:span><text:span text:style-name="T5"><text:line-break/></text:span><text:span text:style-name="T5">němých lékaři, smiluj se nade mnou.</text:span></text:p>
                <text:p text:style-name="P65"><text:span text:style-name="T5">5.</text:span><text:span text:style-name="T5"><text:tab/></text:span><text:span text:style-name="T5">Život jsi mi dal, věřit neumím; </text:span><text:span text:style-name="T5"><text:line-break/></text:span><text:span text:style-name="T5">vládce nad smrtí, smiluj se nade mnou.</text:span></text:p>
                <text:p text:style-name="P65"><text:span text:style-name="T5">6.</text:span><text:span text:style-name="T5"><text:tab/></text:span><text:span text:style-name="T5">Bližní jsi mi dal, mít rád neumím; </text:span><text:span text:style-name="T5"><text:line-break/></text:span><text:span text:style-name="T5">tvůrce zázraků, smiluj se nade mnou.</text:span></text:p>
              </text:list-header>
            </text:list>
          </draw:text-box>
        </draw:frame>
        <draw:custom-shape draw:name="Text Box 3" draw:style-name="gr313" draw:text-style-name="P12" draw:layer="layout" svg:width="3.718cm" svg:height="1.108cm" svg:x="23.799cm" svg:y="0cm">
          <text:list text:style-name="L1">
            <text:list-header>
              <text:p text:style-name="P11"><text:span text:style-name="T6">2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09" presentation:class="page"/>
          <draw:frame presentation:style-name="pr1" draw:text-style-name="P5" draw:layer="layout" svg:width="15.239cm" svg:height="11.429cm" svg:x="1.905cm" svg:y="12.065cm" presentation:class="notes" presentation:placeholder="true">
            <draw:text-box/>
          </draw:frame>
        </presentation:notes>
      </draw:page>
      <draw:page draw:name="page3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1. </text:span><text:span text:style-name="T5"><text:tab/></text:span><text:span text:style-name="T5">Odpusť, že dnes tak jako včera </text:span><text:span text:style-name="T5"><text:line-break/></text:span><text:span text:style-name="T5">jsem tobě věrnost sliboval. </text:span><text:span text:style-name="T5"><text:line-break/></text:span><text:span text:style-name="T5">(: Odpusť, že z rána do večera </text:span><text:span text:style-name="T5"><text:line-break/></text:span><text:span text:style-name="T5">jsem tebe skutkem zrazoval. :)</text:span></text:p>
                <text:p text:style-name="P21"><text:span text:style-name="T5">2.</text:span><text:span text:style-name="T5"><text:tab/></text:span><text:span text:style-name="T5">Odpusť, že jsem nevyslech' bratra, </text:span><text:span text:style-name="T5"><text:line-break/></text:span><text:span text:style-name="T5">který se mne na radu ptal, </text:span><text:span text:style-name="T5"><text:line-break/></text:span><text:span text:style-name="T5">(: odpusť, že jsem se díval spatra, </text:span><text:span text:style-name="T5"><text:line-break/></text:span><text:span text:style-name="T5">na toho, který klopýtal. :)</text:span></text:p>
                <text:p text:style-name="P21"><text:span text:style-name="T5">3.</text:span><text:span text:style-name="T5"><text:tab/></text:span><text:span text:style-name="T5">Odpusť, že nad svou hněvivostí </text:span><text:span text:style-name="T5"><text:line-break/></text:span><text:span text:style-name="T5">nechal jsem slunce zapadnout, </text:span><text:span text:style-name="T5"><text:line-break/></text:span><text:span text:style-name="T5">(: odpusť, že jsem dnes bez milosti </text:span><text:span text:style-name="T5"><text:line-break/></text:span><text:span text:style-name="T5">slepého nechal upadnout. :)</text:span></text:p>
                <text:p text:style-name="P21"><text:span text:style-name="T5">4.</text:span><text:span text:style-name="T5"><text:tab/></text:span><text:span text:style-name="T5">Odpusť mi, Pane, zase znova, </text:span><text:span text:style-name="T5"><text:line-break/></text:span><text:span text:style-name="T5">odpusť mi každý lásky dluh, </text:span><text:span text:style-name="T5"><text:line-break/></text:span><text:span text:style-name="T5">(: odpusť všechna zbytečná slova, </text:span><text:span text:style-name="T5"><text:line-break/></text:span><text:span text:style-name="T5">odpusť, jenž slitovný jsi Bůh. :)</text:span></text:p>
              </text:list-header>
            </text:list>
          </draw:text-box>
        </draw:frame>
        <draw:custom-shape draw:name="Text Box 3" draw:style-name="gr314" draw:text-style-name="P12" draw:layer="layout" svg:width="3.718cm" svg:height="1.108cm" svg:x="23.799cm" svg:y="0cm">
          <text:list text:style-name="L1">
            <text:list-header>
              <text:p text:style-name="P11"><text:span text:style-name="T6">2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0" presentation:class="page"/>
          <draw:frame presentation:style-name="pr1" draw:text-style-name="P5" draw:layer="layout" svg:width="15.239cm" svg:height="11.429cm" svg:x="1.905cm" svg:y="12.065cm" presentation:class="notes" presentation:placeholder="true">
            <draw:text-box/>
          </draw:frame>
        </presentation:notes>
      </draw:page>
      <draw:page draw:name="page3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Oheň plál, oheň plál, zpívej teď a Pána chval, </text:span><text:span text:style-name="T5"><text:line-break/></text:span><text:span text:style-name="T5">vždyť oheň plál, oheň plál.</text:span><text:span text:style-name="T5"><text:line-break/></text:span><text:span text:style-name="T5">Kudy kam a kudy dál, nestarej se, Pána chval, </text:span><text:span text:style-name="T5"><text:line-break/></text:span><text:span text:style-name="T5">vzpomeň jen, že cestou oheň plál. </text:span></text:p>
                <text:p text:style-name="P32"><text:span text:style-name="T5"/></text:p>
                <text:p text:style-name="P35"><text:span text:style-name="T5">1. </text:span><text:span text:style-name="T5"><text:tab/></text:span><text:span text:style-name="T5">Pouť ta pouští vede a tma padla zlá, </text:span><text:span text:style-name="T5"><text:line-break/></text:span><text:span text:style-name="T5">z cesty svést nesvede, když nám oheň plá. </text:span><text:span text:style-name="T5"><text:line-break/></text:span><text:span text:style-name="T5">Kudy kam a kudy dál, nestarej se, Pána chval, </text:span><text:span text:style-name="T5"><text:line-break/></text:span><text:span text:style-name="T5">vzpomeň jen, že cestou oheň plál. </text:span><text:span text:style-name="T5"><text:line-break/></text:span><text:span text:style-name="T5">Cesta za svobodou není na mapách, </text:span><text:span text:style-name="T5"><text:line-break/></text:span><text:span text:style-name="T5">přesto pískem, vodou jen dál, žádný strach. </text:span><text:span text:style-name="T5"><text:line-break/></text:span><text:span text:style-name="T5">Kudy kam a kudy dál, nestarej se, Pána chval, </text:span><text:span text:style-name="T5"><text:line-break/></text:span><text:span text:style-name="T5">vzpomeň jen, že cestou oheň plál. </text:span></text:p>
              </text:list-header>
            </text:list>
          </draw:text-box>
        </draw:frame>
        <draw:custom-shape draw:name="Text Box 1027" draw:style-name="gr315" draw:text-style-name="P12" draw:layer="layout" svg:width="3.718cm" svg:height="1.108cm" svg:x="23.799cm" svg:y="0cm">
          <text:list text:style-name="L1">
            <text:list-header>
              <text:p text:style-name="P11"><text:span text:style-name="T6">2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1" presentation:class="page"/>
          <draw:frame presentation:style-name="pr1" draw:text-style-name="P5" draw:layer="layout" svg:width="15.239cm" svg:height="11.429cm" svg:x="1.905cm" svg:y="12.065cm" presentation:class="notes" presentation:placeholder="true">
            <draw:text-box/>
          </draw:frame>
        </presentation:notes>
      </draw:page>
      <draw:page draw:name="page3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4"><text:span text:style-name="T5">R: </text:span><text:span text:style-name="T5"><text:tab/></text:span><text:span text:style-name="T5">Oheň plál, oheň plál, zpívej teď a Pána chval, </text:span><text:span text:style-name="T5"><text:line-break/></text:span><text:span text:style-name="T5">vždyť oheň plál, oheň plál.</text:span><text:span text:style-name="T5"><text:line-break/></text:span><text:span text:style-name="T5">Kudy kam a kudy dál, nestarej se, Pána chval, </text:span><text:span text:style-name="T5"><text:line-break/></text:span><text:span text:style-name="T5">vzpomeň jen, že cestou oheň plál. </text:span></text:p>
                <text:p text:style-name="P34"><text:span text:style-name="T5"/></text:p>
              </text:list-header>
            </text:list>
            <text:list text:style-name="L23">
              <text:list-item>
                <text:p text:style-name="P28"><text:span text:style-name="T5">Šest let jsem se snažil a měl rád svůj džob, </text:span><text:span text:style-name="T5"><text:line-break/></text:span><text:span text:style-name="T5">včera jsem narazil na kádrovej strop. </text:span><text:span text:style-name="T5"><text:line-break/></text:span><text:span text:style-name="T5">Kudy kam a kudy dál… <text:s/></text:span><text:span text:style-name="T5"><text:line-break/></text:span><text:span text:style-name="T5">Moji kamarádi, moc prima lidi, </text:span><text:span text:style-name="T5"><text:line-break/></text:span><text:span text:style-name="T5">jsou teď hrozně rádi, když mě nevidí. </text:span><text:span text:style-name="T5"><text:line-break/></text:span><text:span text:style-name="T5">Kudy kam a kudy dál…</text:span></text:p>
              </text:list-item>
            </text:list>
            <text:list text:style-name="L4">
              <text:list-header>
                <text:p text:style-name="P34"><text:span text:style-name="T5"/></text:p>
                <text:p text:style-name="P44"><text:span text:style-name="T5">3.</text:span><text:span text:style-name="T5"><text:tab/></text:span><text:span text:style-name="T5">Vesele si zrána běžím pro poštu. </text:span><text:span text:style-name="T5"><text:line-break/></text:span><text:span text:style-name="T5">Ten dopis byl rána, škrt do rozpočtu. </text:span><text:span text:style-name="T5"><text:line-break/></text:span><text:span text:style-name="T5">Kudy kam a kudy dál…</text:span><text:span text:style-name="T5"><text:line-break/></text:span><text:span text:style-name="T5">Snad mě doktor zklidní... Právě naopak, </text:span><text:span text:style-name="T5"><text:line-break/></text:span><text:span text:style-name="T5">nález pozitivní — a co bude pak? </text:span><text:span text:style-name="T5"><text:line-break/></text:span><text:span text:style-name="T5">Kudy kam a kudy dál…</text:span></text:p>
              </text:list-header>
            </text:list>
          </draw:text-box>
        </draw:frame>
        <draw:custom-shape draw:name="Text Box 1027" draw:style-name="gr316" draw:text-style-name="P12" draw:layer="layout" svg:width="3.718cm" svg:height="1.108cm" svg:x="23.799cm" svg:y="0cm">
          <text:list text:style-name="L1">
            <text:list-header>
              <text:p text:style-name="P11"><text:span text:style-name="T6">2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2" presentation:class="page"/>
          <draw:frame presentation:style-name="pr1" draw:text-style-name="P5" draw:layer="layout" svg:width="15.239cm" svg:height="11.429cm" svg:x="1.905cm" svg:y="12.065cm" presentation:class="notes" presentation:placeholder="true">
            <draw:text-box/>
          </draw:frame>
        </presentation:notes>
      </draw:page>
      <draw:page draw:name="page3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Oko-ko za oko zub za zub, </text:span><text:span text:style-name="T5"><text:line-break/></text:span><text:span text:style-name="T5">prach-chy na ruku, krev za krev, </text:span><text:span text:style-name="T5"><text:line-break/></text:span><text:span text:style-name="T5">leze, leze po železe, </text:span><text:span text:style-name="T5"><text:line-break/></text:span><text:span text:style-name="T5">nekoukejte až tam vleze, </text:span><text:span text:style-name="T5"><text:line-break/></text:span><text:span text:style-name="T5">Oko-ko za oko zub za zub, prach-chy na ruku, krev za krev, </text:span><text:span text:style-name="T5"><text:line-break/></text:span><text:span text:style-name="T5">další článek do řetězu, když se bojím, sám tam vlezu. </text:span></text:p>
                <text:p text:style-name="P32"><text:span text:style-name="T5">2. Válka-ka za válku, mír za mír, </text:span><text:span text:style-name="T5"><text:line-break/></text:span><text:span text:style-name="T5">dělo - lo za dělo, smrt za smrt, </text:span><text:span text:style-name="T5"><text:line-break/></text:span><text:span text:style-name="T5">jeden, dva, tři, čtyři, pět, </text:span><text:span text:style-name="T5"><text:line-break/></text:span><text:span text:style-name="T5">cos to, Janku, cos to vypil, </text:span><text:span text:style-name="T5"><text:line-break/></text:span><text:span text:style-name="T5">válka - ka za válku, mír za mír, dělo - lo za dělo, smrt za smrt, </text:span><text:span text:style-name="T5"><text:line-break/></text:span><text:span text:style-name="T5">pro ten kousek šošovice ďábel pálí slivovice.</text:span></text:p>
                <text:p text:style-name="P32"><text:span text:style-name="T5">3. Něco - co za něco, co za to, </text:span><text:span text:style-name="T5"><text:line-break/></text:span><text:span text:style-name="T5">ku-kudy kam kudy, jak teď ven, </text:span><text:span text:style-name="T5"><text:line-break/></text:span><text:span text:style-name="T5">kdo to nezná, ať to pozná, </text:span><text:span text:style-name="T5"><text:line-break/></text:span><text:span text:style-name="T5">pro dobrotu na žebrotu, </text:span><text:span text:style-name="T5"><text:line-break/></text:span><text:span text:style-name="T5">něco - co za něco, co za to, ku - kudy kam kudy, jak teď ven, </text:span><text:span text:style-name="T5"><text:line-break/></text:span><text:span text:style-name="T5">jenom tvoje láska čistá po způsobu Pána Krista.</text:span></text:p>
              </text:list-header>
            </text:list>
          </draw:text-box>
        </draw:frame>
        <draw:custom-shape draw:name="Text Box 3" draw:style-name="gr317" draw:text-style-name="P12" draw:layer="layout" svg:width="3.718cm" svg:height="1.108cm" svg:x="23.799cm" svg:y="0cm">
          <text:list text:style-name="L1">
            <text:list-header>
              <text:p text:style-name="P11"><text:span text:style-name="T6">2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3" presentation:class="page"/>
          <draw:frame presentation:style-name="pr1" draw:text-style-name="P5" draw:layer="layout" svg:width="15.239cm" svg:height="11.429cm" svg:x="1.905cm" svg:y="12.065cm" presentation:class="notes" presentation:placeholder="true">
            <draw:text-box/>
          </draw:frame>
        </presentation:notes>
      </draw:page>
      <draw:page draw:name="page3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On je králů Král, on je pánů Pán, </text:span><text:span text:style-name="T5"><text:line-break/></text:span><text:span text:style-name="T5">první on i poslední, Ježíš jediný. </text:span></text:p>
                <text:p text:style-name="P32"><text:span text:style-name="T5"/></text:p>
                <text:p text:style-name="P35"><text:span text:style-name="T5">1. </text:span><text:span text:style-name="T5"><text:tab/></text:span><text:span text:style-name="T5">Vím, Vykupitel můj je živ, Ježíš jediný, </text:span><text:span text:style-name="T5"><text:line-break/></text:span><text:span text:style-name="T5">k lidem velmi milosti, Ježíš jediný. </text:span></text:p>
                <text:p text:style-name="P32"><text:span text:style-name="T5"/></text:p>
                <text:p text:style-name="P35"><text:span text:style-name="T5">2.</text:span><text:span text:style-name="T5"><text:tab/></text:span><text:span text:style-name="T5">On v nebi město zbudoval, Ježíš jediný, </text:span><text:span text:style-name="T5"><text:line-break/></text:span><text:span text:style-name="T5">zve do něj svaté ze všech stran, Ježíš jediný. </text:span></text:p>
                <text:p text:style-name="P32"><text:span text:style-name="T5"/></text:p>
                <text:p text:style-name="P35"><text:span text:style-name="T5">3.</text:span><text:span text:style-name="T5"><text:tab/></text:span><text:span text:style-name="T5">Hříšníku, který k němu jde, Ježíš jediný, </text:span><text:span text:style-name="T5"><text:line-break/></text:span><text:span text:style-name="T5">dnes Boží milost poskytne, Ježíš jediný. <text:s/></text:span></text:p>
              </text:list-header>
            </text:list>
          </draw:text-box>
        </draw:frame>
        <draw:custom-shape draw:name="Text Box 3" draw:style-name="gr318" draw:text-style-name="P12" draw:layer="layout" svg:width="3.718cm" svg:height="1.108cm" svg:x="23.799cm" svg:y="0cm">
          <text:list text:style-name="L1">
            <text:list-header>
              <text:p text:style-name="P11"><text:span text:style-name="T6">2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4" presentation:class="page"/>
          <draw:frame presentation:style-name="pr1" draw:text-style-name="P5" draw:layer="layout" svg:width="15.239cm" svg:height="11.429cm" svg:x="1.905cm" svg:y="12.065cm" presentation:class="notes" presentation:placeholder="true">
            <draw:text-box/>
          </draw:frame>
        </presentation:notes>
      </draw:page>
      <draw:page draw:name="page3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R: </text:span><text:span text:style-name="T5"><text:tab/></text:span><text:span text:style-name="T5">On je pánů Pán, on je králů Král, </text:span><text:span text:style-name="T5"><text:line-break/></text:span><text:span text:style-name="T5">proto miluj a zpívej, </text:span><text:span text:style-name="T5"><text:line-break/></text:span><text:span text:style-name="T5">lidem radost vždy dávej, </text:span><text:span text:style-name="T5"><text:line-break/></text:span><text:span text:style-name="T5">živote, svým celým stále Pána chval. </text:span></text:p>
                <text:p text:style-name="P50"><text:span text:style-name="T5">1. I když přítele jsi ztratil, </text:span><text:span text:style-name="T5"><text:line-break/></text:span><text:span text:style-name="T5">smíš se radovat, </text:span><text:span text:style-name="T5"><text:line-break/></text:span><text:span text:style-name="T5">tomu, kdo tě neopustil, </text:span><text:span text:style-name="T5"><text:line-break/></text:span><text:span text:style-name="T5">dík svůj vyzpívat. </text:span></text:p>
                <text:p text:style-name="P49"><text:span text:style-name="T5">2.</text:span><text:span text:style-name="T5"><text:tab/></text:span><text:span text:style-name="T5">I když všechno vidíš černě </text:span><text:span text:style-name="T5"><text:line-break/></text:span><text:span text:style-name="T5">a když chceš se vzdát, </text:span><text:span text:style-name="T5"><text:line-break/></text:span><text:span text:style-name="T5">Pán tvůj jedná vždycky věrně, </text:span><text:span text:style-name="T5"><text:line-break/></text:span><text:span text:style-name="T5">nemusíš se bát. </text:span></text:p>
                <text:p text:style-name="P49"><text:span text:style-name="T5">3.</text:span><text:span text:style-name="T5"><text:tab/></text:span><text:span text:style-name="T5">I když sám jsi často zklamal, </text:span><text:span text:style-name="T5"><text:line-break/></text:span><text:span text:style-name="T5">naději smíš mít, </text:span><text:span text:style-name="T5"><text:line-break/></text:span><text:span text:style-name="T5">že Bůh také tebe přijal, </text:span><text:span text:style-name="T5"><text:line-break/></text:span><text:span text:style-name="T5">chce ti odpustit. </text:span></text:p>
              </text:list-header>
            </text:list>
          </draw:text-box>
        </draw:frame>
        <draw:custom-shape draw:name="Text Box 3" draw:style-name="gr319" draw:text-style-name="P12" draw:layer="layout" svg:width="3.718cm" svg:height="1.108cm" svg:x="23.799cm" svg:y="0cm">
          <text:list text:style-name="L1">
            <text:list-header>
              <text:p text:style-name="P11"><text:span text:style-name="T6">2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5" presentation:class="page"/>
          <draw:frame presentation:style-name="pr1" draw:text-style-name="P5" draw:layer="layout" svg:width="15.239cm" svg:height="11.429cm" svg:x="1.905cm" svg:y="12.065cm" presentation:class="notes" presentation:placeholder="true">
            <draw:text-box/>
          </draw:frame>
        </presentation:notes>
      </draw:page>
      <draw:page draw:name="page3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3"><text:span text:style-name="T5">1. Otče náš, který jsi na nebesích, </text:span><text:span text:style-name="T5"><text:line-break/></text:span><text:span text:style-name="T5">přesvaté budiž tvé jméno. </text:span><text:span text:style-name="T5"><text:line-break/></text:span><text:span text:style-name="T5">Přijď tvé království, tvá vůle staň se, </text:span><text:span text:style-name="T5"><text:line-break/></text:span><text:span text:style-name="T5">přesvaté budiž tvé jméno. </text:span></text:p>
                <text:p text:style-name="P53"><text:span text:style-name="T5">2.</text:span><text:span text:style-name="T5"><text:tab/></text:span><text:span text:style-name="T5">Jako v nebi, tak i na zemi, … </text:span><text:span text:style-name="T5"><text:line-break/></text:span><text:span text:style-name="T5">Náš denní chléb, Pane, dej nám dnes, …</text:span></text:p>
                <text:p text:style-name="P53"><text:span text:style-name="T5">3.</text:span><text:span text:style-name="T5"><text:tab/></text:span><text:span text:style-name="T5">A odpusť nám i naše viny, … </text:span><text:span text:style-name="T5"><text:line-break/></text:span><text:span text:style-name="T5">Též my odpouštíme svým viníkům, …</text:span></text:p>
                <text:p text:style-name="P53"><text:span text:style-name="T5">4.</text:span><text:span text:style-name="T5"><text:tab/></text:span><text:span text:style-name="T5">A neuvoď nás v pokušení, … </text:span><text:span text:style-name="T5"><text:line-break/></text:span><text:span text:style-name="T5">Ale vysvoboď nás od všeho zlého, …</text:span></text:p>
              </text:list-header>
            </text:list>
            <text:list text:style-name="L21">
              <text:list-item>
                <text:p text:style-name="P48"><text:span text:style-name="T5">Neboť tvé jest království, tvá moc, … </text:span><text:span text:style-name="T5"><text:line-break/></text:span><text:span text:style-name="T5">tvá moc, tvá sláva až na věky, amen, ... </text:span><text:span text:style-name="T5"><text:line-break/></text:span><text:span text:style-name="T5">Amen. </text:span></text:p>
              </text:list-item>
            </text:list>
          </draw:text-box>
        </draw:frame>
        <draw:custom-shape draw:name="Text Box 3" draw:style-name="gr320" draw:text-style-name="P12" draw:layer="layout" svg:width="3.718cm" svg:height="1.108cm" svg:x="23.799cm" svg:y="0cm">
          <text:list text:style-name="L1">
            <text:list-header>
              <text:p text:style-name="P11"><text:span text:style-name="T6">2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6" presentation:class="page"/>
          <draw:frame presentation:style-name="pr1" draw:text-style-name="P5" draw:layer="layout" svg:width="15.239cm" svg:height="11.429cm" svg:x="1.905cm" svg:y="12.065cm" presentation:class="notes" presentation:placeholder="true">
            <draw:text-box/>
          </draw:frame>
        </presentation:notes>
      </draw:page>
      <draw:page draw:name="page3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5"><text:span text:style-name="T5">1. Otevřete brány hradeb kamenných,</text:span><text:span text:style-name="T5"><text:line-break/></text:span><text:span text:style-name="T5">otevřete brány hradeb srdcí svých,</text:span><text:span text:style-name="T5"><text:line-break/></text:span><text:span text:style-name="T5">otevřete, aby mohl dál.</text:span><text:span text:style-name="T5"><text:line-break/></text:span><text:span text:style-name="T5">Nechte všeho, nechte obav, starostí,</text:span><text:span text:style-name="T5"><text:line-break/></text:span><text:span text:style-name="T5">připravujte cestu jeho království,</text:span><text:span text:style-name="T5"><text:line-break/></text:span><text:span text:style-name="T5">připravujte cestu, aby vejít mohl slávy král.</text:span></text:p>
                <text:p text:style-name="P75"><text:span text:style-name="T5"> </text:span></text:p>
                <text:p text:style-name="P74"><text:span text:style-name="T5">R: </text:span><text:span text:style-name="T5"><text:tab/></text:span><text:span text:style-name="T5">To kvůli Králi, Králi,</text:span><text:span text:style-name="T5"><text:line-break/></text:span><text:span text:style-name="T5">Připrav každý cestu, cestu svou,</text:span><text:span text:style-name="T5"><text:line-break/></text:span><text:span text:style-name="T5">To kvůli králi, králi,</text:span><text:span text:style-name="T5"><text:line-break/></text:span><text:span text:style-name="T5">Naprav každý cestu, cestu křivou, cestu zlou.</text:span></text:p>
                <text:p text:style-name="P75"><text:span text:style-name="T5"> </text:span></text:p>
                <text:p text:style-name="P75"><text:span text:style-name="T5">2. Pozdvihněte svoje srdce znavená,</text:span><text:span text:style-name="T5"><text:line-break/></text:span><text:span text:style-name="T5">posilněte klesající kolena,</text:span><text:span text:style-name="T5"><text:line-break/></text:span><text:span text:style-name="T5">otevřete, aby mohl dál.</text:span><text:span text:style-name="T5"><text:line-break/></text:span><text:span text:style-name="T5">Není doba k spánku, je čas nabrat sil,</text:span><text:span text:style-name="T5"><text:line-break/></text:span><text:span text:style-name="T5">pominula noc a den se přiblížil,</text:span><text:span text:style-name="T5"><text:line-break/></text:span><text:span text:style-name="T5">připravujte cestu, aby vejít mohl slávy Král.</text:span></text:p>
              </text:list-header>
            </text:list>
          </draw:text-box>
        </draw:frame>
        <draw:custom-shape draw:name="Text Box 3" draw:style-name="gr321" draw:text-style-name="P12" draw:layer="layout" svg:width="3.718cm" svg:height="1.108cm" svg:x="23.799cm" svg:y="0cm">
          <text:list text:style-name="L1">
            <text:list-header>
              <text:p text:style-name="P11"><text:span text:style-name="T6">2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7" presentation:class="page"/>
          <draw:frame presentation:style-name="pr1" draw:text-style-name="P5" draw:layer="layout" svg:width="15.239cm" svg:height="11.429cm" svg:x="1.905cm" svg:y="12.065cm" presentation:class="notes" presentation:placeholder="true">
            <draw:text-box/>
          </draw:frame>
        </presentation:notes>
      </draw:page>
      <draw:page draw:name="page3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1. </text:span><text:span text:style-name="T5"><text:tab/></text:span><text:span text:style-name="T5">Ovečko ztracená, celá zarmoucená, </text:span><text:span text:style-name="T5"><text:line-break/></text:span><text:span text:style-name="T5">sem ke mně pospíchej, nic se neostýchej</text:span></text:p>
                <text:p text:style-name="P29"><text:span text:style-name="T5">2.</text:span><text:span text:style-name="T5"><text:tab/></text:span><text:span text:style-name="T13">Ach, já nesmím k tobě, stydím se v té době, </text:span><text:span text:style-name="T13"><text:line-break/></text:span><text:span text:style-name="T13">těžce jsem zhřešila, tvou lásku ztratila.</text:span></text:p>
              </text:list-header>
            </text:list>
            <text:list text:style-name="L28">
              <text:list-item>
                <text:p text:style-name="P14"><text:span text:style-name="T5">Pastvou tě nakrmím, svým tělem nasytím, </text:span><text:span text:style-name="T5"><text:line-break/></text:span><text:span text:style-name="T5">navrať se brzičko, ztracená ovečko!</text:span></text:p>
              </text:list-item>
            </text:list>
            <text:list text:style-name="L4">
              <text:list-header>
                <text:p text:style-name="P29"><text:span text:style-name="T5">4.</text:span><text:span text:style-name="T5"><text:tab/></text:span><text:span text:style-name="T13">Ráda bych šla blíže, nedá hříchů tíže. </text:span><text:span text:style-name="T13"><text:line-break/></text:span><text:span text:style-name="T13">Podvést jsem se dala, na tebe nedbala.</text:span><text:span text:style-name="T5"> </text:span></text:p>
                <text:p text:style-name="P29"><text:span text:style-name="T5">5.</text:span><text:span text:style-name="T5"><text:tab/></text:span><text:span text:style-name="T5">Tys drahý poklad můj a já jsem pastýř tvůj. </text:span><text:span text:style-name="T5"><text:line-break/></text:span><text:span text:style-name="T5">Bok tobě otvírám a v stráž tě zavírám.</text:span></text:p>
                <text:p text:style-name="P29"><text:span text:style-name="T5">6.</text:span><text:span text:style-name="T5"><text:tab/></text:span><text:span text:style-name="T5">Ruce roztahuji, sebe obětuji, </text:span><text:span text:style-name="T5"><text:line-break/></text:span><text:span text:style-name="T5">přijmu tě na milost, odpustím ti vší zlost.</text:span></text:p>
                <text:p text:style-name="P29"><text:span text:style-name="T5">7. </text:span><text:span text:style-name="T5"><text:tab/></text:span><text:span text:style-name="T13">Ach, já omámená, ovečka ztracená! </text:span><text:span text:style-name="T13"><text:line-break/></text:span><text:span text:style-name="T13">Hle, zdaleka stojím, vrátiti se bojím.</text:span></text:p>
                <text:p text:style-name="P29"><text:span text:style-name="T5">8.</text:span><text:span text:style-name="T5"><text:tab/></text:span><text:span text:style-name="T5">Neboj se, spanilá, pojď ke mně, rozmilá, </text:span><text:span text:style-name="T5"><text:line-break/></text:span><text:span text:style-name="T5">vstaň, ó, vstaň od země a obrať se ke mně.</text:span></text:p>
              </text:list-header>
            </text:list>
          </draw:text-box>
        </draw:frame>
        <draw:custom-shape draw:name="Text Box 1027" draw:style-name="gr322" draw:text-style-name="P12" draw:layer="layout" svg:width="3.718cm" svg:height="1.108cm" svg:x="23.799cm" svg:y="0cm">
          <text:list text:style-name="L1">
            <text:list-header>
              <text:p text:style-name="P11"><text:span text:style-name="T6">2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8" presentation:class="page"/>
          <draw:frame presentation:style-name="pr1" draw:text-style-name="P5" draw:layer="layout" svg:width="15.239cm" svg:height="11.429cm" svg:x="1.905cm" svg:y="12.065cm" presentation:class="notes" presentation:placeholder="true">
            <draw:text-box/>
          </draw:frame>
        </presentation:notes>
      </draw:page>
      <draw:page draw:name="page3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9. </text:span><text:span text:style-name="T5"><text:tab/></text:span><text:span text:style-name="T5">Hleď, jak já pro tebe opustil jsem nebe. </text:span><text:span text:style-name="T5"><text:line-break/></text:span><text:span text:style-name="T5">Pojď tedy brzičko, ztracená ovečko.</text:span></text:p>
                <text:p text:style-name="P29"><text:span text:style-name="T5">10.</text:span><text:span text:style-name="T5"><text:tab/></text:span><text:span text:style-name="T13">Ó, pastýři milý, miláčku spanilý! </text:span><text:span text:style-name="T13"><text:line-break/></text:span><text:span text:style-name="T13">Slyším tvé volání, již činím pokání. </text:span></text:p>
                <text:p text:style-name="P29"><text:span text:style-name="T5">11.</text:span><text:span text:style-name="T5"><text:tab/></text:span><text:span text:style-name="T13">Prosím v truchlivosti, odpusť mně mé zlosti! </text:span><text:span text:style-name="T13"><text:line-break/></text:span><text:span text:style-name="T13">A již mne ozdravuj, neb jsi ty lékař můj.</text:span></text:p>
                <text:p text:style-name="P78"><text:span text:style-name="T5">12.</text:span><text:span text:style-name="T13"> Byla jsem vyhnaná a hříchům prodaná, </text:span><text:span text:style-name="T13"><text:line-break/></text:span><text:span text:style-name="T13">hynula jsem cele, na duši, na těle.</text:span></text:p>
                <text:p text:style-name="P29"><text:span text:style-name="T5">13.</text:span><text:span text:style-name="T13"><text:tab/></text:span><text:span text:style-name="T13">Již činím pokání, uděl smilování! </text:span><text:span text:style-name="T13"><text:line-break/></text:span><text:span text:style-name="T13">Přijmi navrácenou, ovečku ztracenou.</text:span></text:p>
                <text:p text:style-name="P29"><text:span text:style-name="T5">14.</text:span><text:span text:style-name="T5"><text:tab/></text:span><text:span text:style-name="T5">O, vítej, ztracená, vítej, opuštěná! </text:span><text:span text:style-name="T5"><text:line-break/></text:span><text:span text:style-name="T5">Vítej, holubičko, vítej, má ovečko!</text:span></text:p>
                <text:p text:style-name="P29"><text:span text:style-name="T5">15.</text:span><text:span text:style-name="T5"><text:tab/></text:span><text:span text:style-name="T5">Hlavu nakloňuji, v lásce se skloňuji, </text:span><text:span text:style-name="T5"><text:line-break/></text:span><text:span text:style-name="T5">polib mne, dušičko, ztracená ovečko.</text:span></text:p>
              </text:list-header>
            </text:list>
          </draw:text-box>
        </draw:frame>
        <draw:custom-shape draw:name="Text Box 1027" draw:style-name="gr323" draw:text-style-name="P12" draw:layer="layout" svg:width="3.718cm" svg:height="1.108cm" svg:x="23.799cm" svg:y="0cm">
          <text:list text:style-name="L1">
            <text:list-header>
              <text:p text:style-name="P11"><text:span text:style-name="T6">2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19" presentation:class="page"/>
          <draw:frame presentation:style-name="pr1" draw:text-style-name="P5" draw:layer="layout" svg:width="15.239cm" svg:height="11.429cm" svg:x="1.905cm" svg:y="12.065cm" presentation:class="notes" presentation:placeholder="true">
            <draw:text-box/>
          </draw:frame>
        </presentation:notes>
      </draw:page>
      <draw:page draw:name="page3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Pán Bůh sám kráčí k nám, </text:span><text:span text:style-name="T5"><text:line-break/></text:span><text:span text:style-name="T5">trůn má tem, kde mír se nehlídá zbraní. </text:span><text:span text:style-name="T5"><text:line-break/></text:span><text:span text:style-name="T5">Tam, kde pán si je rovný s paní, </text:span><text:span text:style-name="T5"><text:line-break/></text:span><text:span text:style-name="T5">tam, kde vláda zlou mocí není. </text:span><text:span text:style-name="T5"><text:line-break/></text:span><text:span text:style-name="T5">Pán Bůh sám kráčí k nám, </text:span><text:span text:style-name="T5"><text:line-break/></text:span><text:span text:style-name="T5">dává zlato všem vděčným za chléb suchý, </text:span><text:span text:style-name="T5"><text:line-break/></text:span><text:span text:style-name="T5">řeč němým o tóny hluchým. </text:span><text:span text:style-name="T5"><text:line-break/></text:span><text:span text:style-name="T5">Pán Bůh sám kráčí k nám, vítá nás. </text:span></text:p>
                <text:p text:style-name="P46"><text:span text:style-name="T5">1. </text:span><text:span text:style-name="T5"><text:tab/></text:span><text:span text:style-name="T5">Kdo loudá se a neběží, </text:span><text:span text:style-name="T5"><text:line-break/></text:span><text:span text:style-name="T5">kdo této pravdě nevěří, </text:span><text:span text:style-name="T5"><text:line-break/></text:span><text:span text:style-name="T5">život se mu nepodaří, </text:span><text:span text:style-name="T5"><text:line-break/></text:span><text:span text:style-name="T5">záhy smrt se na něj zpytavě zatváří. </text:span></text:p>
                <text:p text:style-name="P42"><text:span text:style-name="T5">2. Kdo život jemu zasvětí, </text:span><text:span text:style-name="T5"><text:line-break/></text:span><text:span text:style-name="T5">kdo nelituje obětí, </text:span><text:span text:style-name="T5"><text:line-break/></text:span><text:span text:style-name="T5">kdo zlobu láskou oplatí, </text:span><text:span text:style-name="T5"><text:line-break/></text:span><text:span text:style-name="T5">takové schová Pán v laskavém objetí.</text:span></text:p>
              </text:list-header>
            </text:list>
          </draw:text-box>
        </draw:frame>
        <draw:custom-shape draw:name="Text Box 3" draw:style-name="gr324" draw:text-style-name="P12" draw:layer="layout" svg:width="3.718cm" svg:height="1.108cm" svg:x="23.799cm" svg:y="0cm">
          <text:list text:style-name="L1">
            <text:list-header>
              <text:p text:style-name="P11"><text:span text:style-name="T6">2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0" presentation:class="page"/>
          <draw:frame presentation:style-name="pr1" draw:text-style-name="P5" draw:layer="layout" svg:width="15.239cm" svg:height="11.429cm" svg:x="1.905cm" svg:y="12.065cm" presentation:class="notes" presentation:placeholder="true">
            <draw:text-box/>
          </draw:frame>
        </presentation:notes>
      </draw:page>
      <draw:page draw:name="page3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án je má síla a hrad můj, </text:span><text:span text:style-name="T5"><text:line-break/></text:span><text:span text:style-name="T5">on mi prostírá plný stůl, </text:span><text:span text:style-name="T5"><text:line-break/></text:span><text:span text:style-name="T5">on dává sílu v čase zlém, </text:span><text:span text:style-name="T5"><text:line-break/></text:span><text:span text:style-name="T5">dává všem, i nám, </text:span><text:span text:style-name="T5"><text:line-break/></text:span><text:span text:style-name="T5">dává tam, kde se čeká v modlitbách. </text:span></text:p>
                <text:p text:style-name="P42"><text:span text:style-name="T5">2. On slovo pravé dává nám, </text:span><text:span text:style-name="T5"><text:line-break/></text:span><text:span text:style-name="T5">vždyť žádný z nás už není sám, </text:span><text:span text:style-name="T5"><text:line-break/></text:span><text:span text:style-name="T5">on dává lásku v dobu zlou, </text:span><text:span text:style-name="T5"><text:line-break/></text:span><text:span text:style-name="T5">dává lásku svou, dává tam, kde se čeká s pokorou. </text:span><text:span text:style-name="T5"><text:line-break/></text:span><text:span text:style-name="T5"><text:line-break/></text:span><text:span text:style-name="T5">Tak pojďme za ním všichni, služme s radostí, </text:span><text:span text:style-name="T5"><text:line-break/></text:span><text:span text:style-name="T5">život nový žijme v jeho blízkosti. </text:span></text:p>
                <text:p text:style-name="P42"><text:span text:style-name="T5">3. Pán je má síla a hrad můj, </text:span><text:span text:style-name="T5"><text:line-break/></text:span><text:span text:style-name="T5">on mi prostírá plný stůl, </text:span><text:span text:style-name="T5"><text:line-break/></text:span><text:span text:style-name="T5">on dává sílu v čase zlém, </text:span><text:span text:style-name="T5"><text:line-break/></text:span><text:span text:style-name="T5">dává všem, i nám, </text:span><text:span text:style-name="T5"><text:line-break/></text:span><text:span text:style-name="T5">dává tam, kde se čeká v modlitbách.</text:span></text:p>
              </text:list-header>
            </text:list>
          </draw:text-box>
        </draw:frame>
        <draw:custom-shape draw:name="Text Box 3" draw:style-name="gr325" draw:text-style-name="P12" draw:layer="layout" svg:width="3.718cm" svg:height="1.108cm" svg:x="23.799cm" svg:y="0cm">
          <text:list text:style-name="L1">
            <text:list-header>
              <text:p text:style-name="P11"><text:span text:style-name="T6">2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1" presentation:class="page"/>
          <draw:frame presentation:style-name="pr1" draw:text-style-name="P5" draw:layer="layout" svg:width="15.239cm" svg:height="11.429cm" svg:x="1.905cm" svg:y="12.065cm" presentation:class="notes" presentation:placeholder="true">
            <draw:text-box/>
          </draw:frame>
        </presentation:notes>
      </draw:page>
      <draw:page draw:name="page3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5"><text:span text:style-name="T5">1. </text:span><text:span text:style-name="T5"><text:tab/></text:span><text:span text:style-name="T5">Pán z mrtvých vstal, na sebe vzal </text:span><text:span text:style-name="T5"><text:line-break/></text:span><text:span text:style-name="T5">všechno, co člověk napáchal, </text:span><text:span text:style-name="T5"><text:line-break/></text:span><text:span text:style-name="T5">pojďte za mnou, zve všechny hříšný, </text:span><text:span text:style-name="T5"><text:line-break/></text:span><text:span text:style-name="T5">k sobě nás pozval králů Král. </text:span></text:p>
                <text:p text:style-name="P65"><text:span text:style-name="T5">2.</text:span><text:span text:style-name="T5"><text:tab/></text:span><text:span text:style-name="T5">Tu neděli nám život dal, </text:span><text:span text:style-name="T5"><text:line-break/></text:span><text:span text:style-name="T5">když starý hříchy odpáral, </text:span><text:span text:style-name="T5"><text:line-break/></text:span><text:span text:style-name="T5">ukázal lidem novou cestu, </text:span><text:span text:style-name="T5"><text:line-break/></text:span><text:span text:style-name="T5">k sobě nás pozval králů Král.</text:span></text:p>
                <text:p text:style-name="P65"><text:span text:style-name="T5">3.</text:span><text:span text:style-name="T5"><text:tab/></text:span><text:span text:style-name="T5">Kdo pokání však nečiní, </text:span><text:span text:style-name="T5"><text:line-break/></text:span><text:span text:style-name="T5">ten nevybředne ze svých vin, </text:span><text:span text:style-name="T5"><text:line-break/></text:span><text:span text:style-name="T5">království Boží mizí v dálce, </text:span><text:span text:style-name="T5"><text:line-break/></text:span><text:span text:style-name="T5">zůstane minulosti stín.</text:span></text:p>
                <text:p text:style-name="P65"><text:span text:style-name="T5">4.</text:span><text:span text:style-name="T5"><text:tab/></text:span><text:span text:style-name="T5">Pán z mrtvých vstal, na sebe vzal </text:span><text:span text:style-name="T5"><text:line-break/></text:span><text:span text:style-name="T5">všechno, co člověk napáchal, </text:span><text:span text:style-name="T5"><text:line-break/></text:span><text:span text:style-name="T5">pojďte za mnou, zve všechny hříšný, </text:span><text:span text:style-name="T5"><text:line-break/></text:span><text:span text:style-name="T5">k sobě nás pozval králů Král.</text:span></text:p>
              </text:list-header>
            </text:list>
          </draw:text-box>
        </draw:frame>
        <draw:custom-shape draw:name="Text Box 3" draw:style-name="gr326" draw:text-style-name="P12" draw:layer="layout" svg:width="3.718cm" svg:height="1.108cm" svg:x="23.799cm" svg:y="0cm">
          <text:list text:style-name="L1">
            <text:list-header>
              <text:p text:style-name="P11"><text:span text:style-name="T6">2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2" presentation:class="page"/>
          <draw:frame presentation:style-name="pr1" draw:text-style-name="P5" draw:layer="layout" svg:width="15.239cm" svg:height="11.429cm" svg:x="1.905cm" svg:y="12.065cm" presentation:class="notes" presentation:placeholder="true">
            <draw:text-box/>
          </draw:frame>
        </presentation:notes>
      </draw:page>
      <draw:page draw:name="page3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Pána vítej, k nám se sklání, </text:span><text:span text:style-name="T5"><text:line-break/></text:span><text:span text:style-name="T5">s láskou otvírá náruč svou, </text:span><text:span text:style-name="T5"><text:line-break/></text:span><text:span text:style-name="T5">Pána vítej, k nám se sklání, </text:span><text:span text:style-name="T5"><text:line-break/></text:span><text:span text:style-name="T5">světu přináší pokoj svůj.</text:span></text:p>
                <text:p text:style-name="P42"><text:span text:style-name="T5">1. Bůh mluví stále k lidem svým </text:span><text:span text:style-name="T5"><text:line-break/></text:span><text:span text:style-name="T5">hlasem mocným i laskavým: </text:span><text:span text:style-name="T5"><text:line-break/></text:span><text:span text:style-name="T5">„Co svět ti dává, je jen klam.“ </text:span><text:span text:style-name="T5"><text:line-break/></text:span><text:span text:style-name="T5">Slyš jeho slova – pokoj vám.</text:span></text:p>
                <text:p text:style-name="P42"><text:span text:style-name="T5">2. Všechno, co vidím, musím mít, </text:span><text:span text:style-name="T5"><text:line-break/></text:span><text:span text:style-name="T5">něco mi chybí, nenajdu klid. </text:span><text:span text:style-name="T5"><text:line-break/></text:span><text:span text:style-name="T5">Stále za něčím pospíchám, </text:span><text:span text:style-name="T5"><text:line-break/></text:span><text:span text:style-name="T5">najednou slyším — pokoj vám.</text:span></text:p>
                <text:p text:style-name="P42"><text:span text:style-name="T5">3. Vše, co mi vládlo, čím jsem žil, </text:span><text:span text:style-name="T5"><text:line-break/></text:span><text:span text:style-name="T5">všechno tvůj pokoj proměnil. </text:span><text:span text:style-name="T5"><text:line-break/></text:span><text:span text:style-name="T5">Chtěl bych teď sloužit, pomáhat </text:span><text:span text:style-name="T5"><text:line-break/></text:span><text:span text:style-name="T5">každému z lidí, pokoj znát. </text:span></text:p>
              </text:list-header>
            </text:list>
          </draw:text-box>
        </draw:frame>
        <draw:custom-shape draw:name="Text Box 1027" draw:style-name="gr327" draw:text-style-name="P12" draw:layer="layout" svg:width="3.718cm" svg:height="1.108cm" svg:x="23.799cm" svg:y="0cm">
          <text:list text:style-name="L1">
            <text:list-header>
              <text:p text:style-name="P11"><text:span text:style-name="T6">2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3" presentation:class="page"/>
          <draw:frame presentation:style-name="pr1" draw:text-style-name="P5" draw:layer="layout" svg:width="15.239cm" svg:height="11.429cm" svg:x="1.905cm" svg:y="12.065cm" presentation:class="notes" presentation:placeholder="true">
            <draw:text-box/>
          </draw:frame>
        </presentation:notes>
      </draw:page>
      <draw:page draw:name="page3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Pane a Bože, přijmi naše prosby. </text:span></text:p>
                <text:p text:style-name="P50"><text:span text:style-name="T5">Nebeský Králi, smiluj se nad námi. </text:span></text:p>
                <text:p text:style-name="P50"><text:span text:style-name="T5">Prosíme, Otče, vyslyš nás, </text:span></text:p>
                <text:p text:style-name="P50"><text:span text:style-name="T5">ve jménu Krista, amen. </text:span></text:p>
              </text:list-header>
            </text:list>
          </draw:text-box>
        </draw:frame>
        <draw:custom-shape draw:name="Text Box 3" draw:style-name="gr328" draw:text-style-name="P12" draw:layer="layout" svg:width="3.718cm" svg:height="1.108cm" svg:x="23.799cm" svg:y="0cm">
          <text:list text:style-name="L1">
            <text:list-header>
              <text:p text:style-name="P11"><text:span text:style-name="T6">2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4" presentation:class="page"/>
          <draw:frame presentation:style-name="pr1" draw:text-style-name="P5" draw:layer="layout" svg:width="15.239cm" svg:height="11.429cm" svg:x="1.905cm" svg:y="12.065cm" presentation:class="notes" presentation:placeholder="true">
            <draw:text-box/>
          </draw:frame>
        </presentation:notes>
      </draw:page>
      <draw:page draw:name="page3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3"><text:span text:style-name="T5">1. </text:span><text:span text:style-name="T5"><text:tab/></text:span><text:span text:style-name="T5">Pane dnešek je den chvály, dnes ti chceme děkovat; </text:span><text:span text:style-name="T5"><text:line-break/></text:span><text:span text:style-name="T5">rádi bychom vyzpívali dík za to že nás máš rád.</text:span></text:p>
                <text:p text:style-name="P53"><text:span text:style-name="T5">2.</text:span><text:span text:style-name="T5"><text:tab/></text:span><text:span text:style-name="T5">Pane, dnes zvlášť děkujeme za tvé evangelium. </text:span><text:span text:style-name="T5"><text:line-break/></text:span><text:span text:style-name="T5">Dej, ať nezůstane němé, ať potěší každý dům.</text:span></text:p>
              </text:list-header>
            </text:list>
            <text:list text:style-name="L20">
              <text:list-item>
                <text:p text:style-name="P48"><text:span text:style-name="T5">Pane, dnes ať nám všem zazní slovo, které pomáhá, </text:span><text:span text:style-name="T5"><text:line-break/></text:span><text:span text:style-name="T5">těm, kdo zdoláni jsou bázní, ať se vrátí odvaha.</text:span></text:p>
              </text:list-item>
            </text:list>
            <text:list text:style-name="L4">
              <text:list-header>
                <text:p text:style-name="P53"><text:span text:style-name="T5">4.</text:span><text:span text:style-name="T5"><text:tab/></text:span><text:span text:style-name="T5">Pane, dnes je tolik lidí, co nevědí kudy kam. </text:span><text:span text:style-name="T5"><text:line-break/></text:span><text:span text:style-name="T5">Dej, ať aspoň na krok vidí, ať nikdo z nich není sám.</text:span></text:p>
                <text:p text:style-name="P53"><text:span text:style-name="T5">5.</text:span><text:span text:style-name="T5"><text:tab/></text:span><text:span text:style-name="T5">Pane, dnes toužíme vědět, na čem nejvíc záleží. </text:span><text:span text:style-name="T5"><text:line-break/></text:span><text:span text:style-name="T5">Ukaž nám, co potřebné je a co je jen přítěží.</text:span></text:p>
                <text:p text:style-name="P53"><text:span text:style-name="T5">6.</text:span><text:span text:style-name="T5"><text:tab/></text:span><text:span text:style-name="T5">Pane, naplň pravým mírem srdce svého stvoření, </text:span><text:span text:style-name="T5"><text:line-break/></text:span><text:span text:style-name="T5">ať náš hřích už v světě širém tvoji vůli nemění.</text:span></text:p>
              </text:list-header>
            </text:list>
          </draw:text-box>
        </draw:frame>
        <draw:custom-shape draw:name="Text Box 3" draw:style-name="gr329" draw:text-style-name="P12" draw:layer="layout" svg:width="3.718cm" svg:height="1.108cm" svg:x="23.799cm" svg:y="0cm">
          <text:list text:style-name="L1">
            <text:list-header>
              <text:p text:style-name="P11"><text:span text:style-name="T6">2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5" presentation:class="page"/>
          <draw:frame presentation:style-name="pr1" draw:text-style-name="P5" draw:layer="layout" svg:width="15.239cm" svg:height="11.429cm" svg:x="1.905cm" svg:y="12.065cm" presentation:class="notes" presentation:placeholder="true">
            <draw:text-box/>
          </draw:frame>
        </presentation:notes>
      </draw:page>
      <draw:page draw:name="page3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Chci být, Pane, dobrý křesťan v srdci svém, v srdci svém, </text:span><text:span text:style-name="T5"><text:line-break/></text:span><text:span text:style-name="T5">Pane, chci být dobrý křesťan v srdci svém. </text:span><text:span text:style-name="T5"><text:line-break/></text:span><text:span text:style-name="T5">V srdci svém, v srdci svém, </text:span><text:span text:style-name="T5"><text:line-break/></text:span><text:span text:style-name="T5">Pane, chci být, dobrý křesťan v srdci svém. </text:span></text:p>
                <text:p text:style-name="P32"><text:span text:style-name="T5"/></text:p>
                <text:p text:style-name="P35"><text:span text:style-name="T5">2. </text:span><text:span text:style-name="T5"><text:tab/></text:span><text:span text:style-name="T5">Pane, chci být upřímnější v srdci svém, v srdci svém, </text:span><text:span text:style-name="T5"><text:line-break/></text:span><text:span text:style-name="T5">Pane, chci být upřímnější v srdci svém. </text:span><text:span text:style-name="T5"><text:line-break/></text:span><text:span text:style-name="T5">V srdci svém, v srdci svém. </text:span><text:span text:style-name="T5"><text:line-break/></text:span><text:span text:style-name="T5">Pane, chci být upřímnější v srdci svém.</text:span></text:p>
                <text:p text:style-name="P32"><text:span text:style-name="T5"/></text:p>
                <text:p text:style-name="P35"><text:span text:style-name="T5">3.</text:span><text:span text:style-name="T5"><text:tab/></text:span><text:span text:style-name="T5">Pane, chci mít více lásky v srdci svém, v srdci svém, </text:span><text:span text:style-name="T5"><text:line-break/></text:span><text:span text:style-name="T5">Pane, chci mít více lásky v srdci svém. </text:span><text:span text:style-name="T5"><text:line-break/></text:span><text:span text:style-name="T5">V srdci svém, v srdci svém. </text:span><text:span text:style-name="T5"><text:line-break/></text:span><text:span text:style-name="T5">Pane, chci mít více lásky v srdci svém.</text:span></text:p>
              </text:list-header>
            </text:list>
          </draw:text-box>
        </draw:frame>
        <draw:custom-shape draw:name="Text Box 3" draw:style-name="gr330" draw:text-style-name="P12" draw:layer="layout" svg:width="3.718cm" svg:height="1.108cm" svg:x="23.799cm" svg:y="0cm">
          <text:list text:style-name="L1">
            <text:list-header>
              <text:p text:style-name="P11"><text:span text:style-name="T6">2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6" presentation:class="page"/>
          <draw:frame presentation:style-name="pr1" draw:text-style-name="P5" draw:layer="layout" svg:width="15.239cm" svg:height="11.429cm" svg:x="1.905cm" svg:y="12.065cm" presentation:class="notes" presentation:placeholder="true">
            <draw:text-box/>
          </draw:frame>
        </presentation:notes>
      </draw:page>
      <draw:page draw:name="page3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Pane, slyš náš hlas, chcem tě chválit zas, </text:span></text:p>
                <text:p text:style-name="P50"><text:span text:style-name="T5">za to, že máš v péči celý svět i nás, </text:span></text:p>
                <text:p text:style-name="P50"><text:span text:style-name="T5">za to, že máš v péči celý svět i nás. </text:span></text:p>
                <text:p text:style-name="P50"><text:span text:style-name="T5"/></text:p>
              </text:list-header>
            </text:list>
          </draw:text-box>
        </draw:frame>
        <draw:custom-shape draw:name="Text Box 1027" draw:style-name="gr331" draw:text-style-name="P12" draw:layer="layout" svg:width="3.718cm" svg:height="1.108cm" svg:x="23.799cm" svg:y="0cm">
          <text:list text:style-name="L1">
            <text:list-header>
              <text:p text:style-name="P11"><text:span text:style-name="T6">2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7" presentation:class="page"/>
          <draw:frame presentation:style-name="pr1" draw:text-style-name="P5" draw:layer="layout" svg:width="15.239cm" svg:height="11.429cm" svg:x="1.905cm" svg:y="12.065cm" presentation:class="notes" presentation:placeholder="true">
            <draw:text-box/>
          </draw:frame>
        </presentation:notes>
      </draw:page>
      <draw:page draw:name="page3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ane, tobě chci zpívati na své cestě, </text:span><text:span text:style-name="T5"><text:line-break/></text:span><text:span text:style-name="T5">Pane, tobě chci zpívati od rána celý den. </text:span><text:span text:style-name="T5"><text:line-break/></text:span><text:span text:style-name="T5">Ty jsi Pán laskavý, pokoj tvůj uzdraví, </text:span><text:span text:style-name="T5"><text:line-break/></text:span><text:span text:style-name="T5">Pane, tobě chci zpívati na své cestě!</text:span></text:p>
                <text:p text:style-name="P46"><text:span text:style-name="T5">2.</text:span><text:span text:style-name="T5"><text:tab/></text:span><text:span text:style-name="T5">Pane, tebe chci chváliti na své cestě. </text:span><text:span text:style-name="T5"><text:line-break/></text:span><text:span text:style-name="T5">Pane, tebe chci chváliti od rána celý den. </text:span><text:span text:style-name="T5"><text:line-break/></text:span><text:span text:style-name="T5">Chválí tě stvoření, paprsek sluneční, </text:span><text:span text:style-name="T5"><text:line-break/></text:span><text:span text:style-name="T5">jak bych neměla chválit tě na své cestě!</text:span></text:p>
                <text:p text:style-name="P46"><text:span text:style-name="T5">3.</text:span><text:span text:style-name="T5"><text:tab/></text:span><text:span text:style-name="T5">Pane, tobě chci sloužiti na své cestě, </text:span><text:span text:style-name="T5"><text:line-break/></text:span><text:span text:style-name="T5">vděčně na tvůj kříž vzpomínat od rána celý den. </text:span><text:span text:style-name="T5"><text:line-break/></text:span><text:span text:style-name="T5">Odvahu z něho brát, potřebným pomáhat, </text:span><text:span text:style-name="T5"><text:line-break/></text:span><text:span text:style-name="T5">Pane, jako ty sloužit chci na své cestě!</text:span></text:p>
                <text:p text:style-name="P46"><text:span text:style-name="T5">4.</text:span><text:span text:style-name="T5"><text:tab/></text:span><text:span text:style-name="T5">Pane, tebe chci čekati na své cestě, </text:span><text:span text:style-name="T5"><text:line-break/></text:span><text:span text:style-name="T5">čekat bez obav celou noc, od rána celý den. </text:span><text:span text:style-name="T5"><text:line-break/></text:span><text:span text:style-name="T5">Naději slavnou mám, potkáš mne jako Pán, </text:span><text:span text:style-name="T5"><text:line-break/></text:span><text:span text:style-name="T5">píseň novou ti zazpívám na své cestě!</text:span></text:p>
              </text:list-header>
            </text:list>
          </draw:text-box>
        </draw:frame>
        <draw:custom-shape draw:name="Text Box 3" draw:style-name="gr332" draw:text-style-name="P12" draw:layer="layout" svg:width="3.718cm" svg:height="1.108cm" svg:x="23.799cm" svg:y="0cm">
          <text:list text:style-name="L1">
            <text:list-header>
              <text:p text:style-name="P11"><text:span text:style-name="T6">2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8" presentation:class="page"/>
          <draw:frame presentation:style-name="pr1" draw:text-style-name="P5" draw:layer="layout" svg:width="15.239cm" svg:height="11.429cm" svg:x="1.905cm" svg:y="12.065cm" presentation:class="notes" presentation:placeholder="true">
            <draw:text-box/>
          </draw:frame>
        </presentation:notes>
      </draw:page>
      <draw:page draw:name="page3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1. </text:span><text:span text:style-name="T5"><text:tab/></text:span><text:span text:style-name="T5">Pane, ty mne znáš, víš nač čeká srdce mé, </text:span><text:span text:style-name="T5"><text:line-break/></text:span><text:span text:style-name="T5">víš že šťastné je když tebe nalezne. <text:s/></text:span></text:p>
              </text:list-header>
            </text:list>
            <text:list text:style-name="L13">
              <text:list-header>
                <text:p text:style-name="P14"><text:span text:style-name="T5"/></text:p>
              </text:list-header>
            </text:list>
            <text:list text:style-name="L4">
              <text:list-header>
                <text:p text:style-name="P18"><text:span text:style-name="T5">R: </text:span><text:span text:style-name="T5"><text:tab/></text:span><text:span text:style-name="T5">Chci i zpěvem svým, </text:span><text:span text:style-name="T5"><text:line-break/></text:span><text:span text:style-name="T5">Pane vzdát ti chválu svou, nehodnou. </text:span></text:p>
                <text:p text:style-name="P33"><text:span text:style-name="T5"/></text:p>
                <text:p text:style-name="P18"><text:span text:style-name="T5">2.</text:span><text:span text:style-name="T5"><text:tab/></text:span><text:span text:style-name="T5">Vím, že v soužení znovu vždy mne navštívíš, </text:span><text:span text:style-name="T5"><text:line-break/></text:span><text:span text:style-name="T5">láskou, milostí svou hojně obdaříš. </text:span></text:p>
                <text:p text:style-name="P33"><text:span text:style-name="T5"/></text:p>
                <text:p text:style-name="P18"><text:span text:style-name="T5">3.</text:span><text:span text:style-name="T5"><text:tab/></text:span><text:span text:style-name="T5">Chci tě oslavit, i když nemám mnoho sil, </text:span><text:span text:style-name="T5"><text:line-break/></text:span><text:span text:style-name="T5">život svůj ti dát, bys z něho viny smyl. </text:span></text:p>
              </text:list-header>
            </text:list>
          </draw:text-box>
        </draw:frame>
        <draw:custom-shape draw:name="Text Box 1027" draw:style-name="gr333" draw:text-style-name="P12" draw:layer="layout" svg:width="3.718cm" svg:height="1.108cm" svg:x="23.799cm" svg:y="0cm">
          <text:list text:style-name="L1">
            <text:list-header>
              <text:p text:style-name="P11"><text:span text:style-name="T6">2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9" presentation:class="page"/>
          <draw:frame presentation:style-name="pr1" draw:text-style-name="P5" draw:layer="layout" svg:width="15.239cm" svg:height="11.429cm" svg:x="1.905cm" svg:y="12.065cm" presentation:class="notes" presentation:placeholder="true">
            <draw:text-box/>
          </draw:frame>
        </presentation:notes>
      </draw:page>
      <draw:page draw:name="page3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ánové nahoře, já píšu Vám dnes psaní </text:span><text:span text:style-name="T5"><text:line-break/></text:span><text:span text:style-name="T5">a nevím vlastně ani, budete-li ho číst. </text:span><text:span text:style-name="T5"><text:line-break/></text:span><text:span text:style-name="T5">Přišlo mi ve středu do války předvolání, </text:span><text:span text:style-name="T5"><text:line-break/></text:span><text:span text:style-name="T5">je to bez odvolání, tím prý si mám být jist. </text:span><text:span text:style-name="T5"><text:line-break/></text:span><text:span text:style-name="T5">Pánové nahoře, už jsem ten papír spálil, </text:span><text:span text:style-name="T5"><text:line-break/></text:span><text:span text:style-name="T5">už jsem si kufry sbalil, správcové klíč odevzdal.</text:span><text:span text:style-name="T5"><text:line-break/></text:span><text:span text:style-name="T5">Pánové nahoře, uctivě se vám klaním </text:span><text:span text:style-name="T5"><text:line-break/></text:span><text:span text:style-name="T5">a zítra vlakem ranním odjíždím o kousek dál. </text:span></text:p>
                <text:p text:style-name="P32"><text:span text:style-name="T5"/></text:p>
                <text:p text:style-name="P35"><text:span text:style-name="T5">2.</text:span><text:span text:style-name="T5"><text:tab/></text:span><text:span text:style-name="T5">Co už jsem na světě, viděl jsem zoufat matky </text:span><text:span text:style-name="T5"><text:line-break/></text:span><text:span text:style-name="T5">nad syny, kteří zpátky se nikdy nevrátí. </text:span><text:span text:style-name="T5"><text:line-break/></text:span><text:span text:style-name="T5">Slyšel jsem dětí pláč a viděl jejich slzy, </text:span><text:span text:style-name="T5"><text:line-break/></text:span><text:span text:style-name="T5">které snadno a brzy se z očí neztratí, </text:span><text:span text:style-name="T5"><text:line-break/></text:span><text:span text:style-name="T5">znám vaše věznice, znám vaše kriminály, </text:span><text:span text:style-name="T5"><text:line-break/></text:span><text:span text:style-name="T5">znám ty, kterým jste vzali život či minulost. </text:span><text:span text:style-name="T5"><text:line-break/></text:span><text:span text:style-name="T5">Vím také, že máte solidní arzenály, </text:span><text:span text:style-name="T5"><text:line-break/></text:span><text:span text:style-name="T5">ač už jste povídali o míru víc, než dost.</text:span></text:p>
              </text:list-header>
            </text:list>
          </draw:text-box>
        </draw:frame>
        <draw:custom-shape draw:name="Text Box 3" draw:style-name="gr334" draw:text-style-name="P12" draw:layer="layout" svg:width="3.718cm" svg:height="1.108cm" svg:x="23.799cm" svg:y="0cm">
          <text:list text:style-name="L1">
            <text:list-header>
              <text:p text:style-name="P11"><text:span text:style-name="T6">2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0" presentation:class="page"/>
          <draw:frame presentation:style-name="pr1" draw:text-style-name="P5" draw:layer="layout" svg:width="15.239cm" svg:height="11.429cm" svg:x="1.905cm" svg:y="12.065cm" presentation:class="notes" presentation:placeholder="true">
            <draw:text-box/>
          </draw:frame>
        </presentation:notes>
      </draw:page>
      <draw:page draw:name="page3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3.</text:span><text:span text:style-name="T5"><text:tab/></text:span><text:span text:style-name="T5">Pánové nahoře, říká se, že jste velcí, </text:span><text:span text:style-name="T5"><text:line-break/></text:span><text:span text:style-name="T5">a na věci to přeci vůbec nic nemění. </text:span><text:span text:style-name="T5"><text:line-break/></text:span><text:span text:style-name="T5">Pánové nahoře, na to jste příliš malí, </text:span><text:span text:style-name="T5"><text:line-break/></text:span><text:span text:style-name="T5">abyste vydávali rozkazy k vraždění. </text:span><text:span text:style-name="T5"><text:line-break/></text:span><text:span text:style-name="T5">Musí- li války být, jděte si válčit sami </text:span><text:span text:style-name="T5"><text:line-break/></text:span><text:span text:style-name="T5">a vaši věrní s vámi, ostatní, ty nechte být. </text:span><text:span text:style-name="T5"><text:line-break/></text:span><text:span text:style-name="T5">A když mě najdete, tak vám mohu vyřídit: </text:span><text:span text:style-name="T5"><text:line-break/></text:span><text:span text:style-name="T5">střílejte, neváhejte, já zbraň nebudu mít.</text:span></text:p>
              </text:list-header>
            </text:list>
          </draw:text-box>
        </draw:frame>
        <draw:custom-shape draw:name="Text Box 3" draw:style-name="gr335" draw:text-style-name="P12" draw:layer="layout" svg:width="3.718cm" svg:height="1.108cm" svg:x="23.799cm" svg:y="0cm">
          <text:list text:style-name="L1">
            <text:list-header>
              <text:p text:style-name="P11"><text:span text:style-name="T6">2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1" presentation:class="page"/>
          <draw:frame presentation:style-name="pr1" draw:text-style-name="P5" draw:layer="layout" svg:width="15.239cm" svg:height="11.429cm" svg:x="1.905cm" svg:y="12.065cm" presentation:class="notes" presentation:placeholder="true">
            <draw:text-box/>
          </draw:frame>
        </presentation:notes>
      </draw:page>
      <draw:page draw:name="page3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ár bílých pozdravů dává den za oknem. </text:span><text:span text:style-name="T5"><text:line-break/></text:span><text:span text:style-name="T5">Schoulená země zní nádherným vánočním chorálem. </text:span><text:span text:style-name="T5"><text:line-break/></text:span><text:span text:style-name="T5">Pár bílých pozdravů na vločkách sněhových </text:span><text:span text:style-name="T5"><text:line-break/></text:span><text:span text:style-name="T5">přikryje nečistá údolí, jak láska lidský hřích.</text:span></text:p>
              </text:list-item>
            </text:list>
            <text:list text:style-name="L4">
              <text:list-header>
                <text:p text:style-name="P33"><text:span text:style-name="T5"><text:s/></text:span></text:p>
                <text:p text:style-name="P18"><text:span text:style-name="T5">R: </text:span><text:span text:style-name="T5"><text:tab/></text:span><text:span text:style-name="T5">Ó Bože náš, vládneš od věků, </text:span><text:span text:style-name="T5"><text:line-break/></text:span><text:span text:style-name="T5">jediný tvůrce jsi pokoje, <text:s/></text:span><text:span text:style-name="T5"><text:line-break/></text:span><text:span text:style-name="T5">život věčný dáš člověku. </text:span></text:p>
                <text:p text:style-name="P33"><text:span text:style-name="T5"/></text:p>
                <text:p text:style-name="P33"><text:span text:style-name="T5">2. Tak se věci známé v tajemství promění. </text:span><text:span text:style-name="T5"><text:line-break/></text:span><text:span text:style-name="T5">V tom čase Pán Bůh dal hříšnému člověku znamení. </text:span><text:span text:style-name="T5"><text:line-break/></text:span><text:span text:style-name="T5">Do prostých jesliček se Boží Syn narodil. </text:span><text:span text:style-name="T5"><text:line-break/></text:span><text:span text:style-name="T5">Tím svoji lásku k člověku Bůh znovu potvrdil. </text:span></text:p>
              </text:list-header>
            </text:list>
          </draw:text-box>
        </draw:frame>
        <draw:custom-shape draw:name="Text Box 3" draw:style-name="gr336" draw:text-style-name="P12" draw:layer="layout" svg:width="3.718cm" svg:height="1.108cm" svg:x="23.799cm" svg:y="0cm">
          <text:list text:style-name="L1">
            <text:list-header>
              <text:p text:style-name="P11"><text:span text:style-name="T6">2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2" presentation:class="page"/>
          <draw:frame presentation:style-name="pr1" draw:text-style-name="P5" draw:layer="layout" svg:width="15.239cm" svg:height="11.429cm" svg:x="1.905cm" svg:y="12.065cm" presentation:class="notes" presentation:placeholder="true">
            <draw:text-box/>
          </draw:frame>
        </presentation:notes>
      </draw:page>
      <draw:page draw:name="page3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Pastýři stáli na stráži, hlídali stádo své. </text:span><text:span text:style-name="T5"><text:line-break/></text:span><text:span text:style-name="T5">Tmou hvězda náhle zazáří a na cestu je zve: </text:span><text:span text:style-name="T5"><text:line-break/></text:span><text:span text:style-name="T5">Jen pojďte k městu Betlému, </text:span><text:span text:style-name="T5"><text:line-break/></text:span><text:span text:style-name="T5">vzdát chválu Otci věčnému. </text:span></text:p>
              </text:list-item>
            </text:list>
            <text:list text:style-name="L4">
              <text:list-header>
                <text:p text:style-name="P53"><text:span text:style-name="T5">R: </text:span><text:span text:style-name="T5"><text:tab/></text:span><text:span text:style-name="T5">Zrodil se slávy Král. </text:span><text:span text:style-name="T5"><text:line-break/></text:span><text:span text:style-name="T5">Buď Bohu čest. </text:span></text:p>
                <text:p text:style-name="P73"><text:span text:style-name="T5">2. Hned k Betlému se vydali, vesele spěchají </text:span><text:span text:style-name="T5"><text:line-break/></text:span><text:span text:style-name="T5">a Spasitele našeho tam svorně hledají. </text:span><text:span text:style-name="T5"><text:line-break/></text:span><text:span text:style-name="T5">Jím podle slibů nebeských </text:span><text:span text:style-name="T5"><text:line-break/></text:span><text:span text:style-name="T5">je dítě v plenkách na jeslích. </text:span></text:p>
                <text:p text:style-name="P73"><text:span text:style-name="T5">2. Ti pastýři to uměli - děťátku chválu vzdát, </text:span><text:span text:style-name="T5"><text:line-break/></text:span><text:span text:style-name="T5">i když se možná někomu malé jen mohlo zdát. </text:span><text:span text:style-name="T5"><text:line-break/></text:span><text:span text:style-name="T5">My víme, že v něm přišel k nám </text:span><text:span text:style-name="T5"><text:line-break/></text:span><text:span text:style-name="T5">náš Spasitel a Pán Bůh sám. </text:span></text:p>
              </text:list-header>
            </text:list>
          </draw:text-box>
        </draw:frame>
        <draw:custom-shape draw:name="Text Box 3" draw:style-name="gr337" draw:text-style-name="P12" draw:layer="layout" svg:width="3.718cm" svg:height="1.108cm" svg:x="23.799cm" svg:y="0cm">
          <text:list text:style-name="L1">
            <text:list-header>
              <text:p text:style-name="P11"><text:span text:style-name="T6">2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3" presentation:class="page"/>
          <draw:frame presentation:style-name="pr1" draw:text-style-name="P5" draw:layer="layout" svg:width="15.239cm" svg:height="11.429cm" svg:x="1.905cm" svg:y="12.065cm" presentation:class="notes" presentation:placeholder="true">
            <draw:text-box/>
          </draw:frame>
        </presentation:notes>
      </draw:page>
      <draw:page draw:name="page3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2"><text:span text:style-name="T5">1. Pastýři už zase pasou stáda, </text:span><text:span text:style-name="T5"><text:line-break/></text:span><text:span text:style-name="T5">andělé už nezpívají sláva, </text:span><text:span text:style-name="T5"><text:line-break/></text:span><text:span text:style-name="T5">do Betléma vcházejí vojáci, </text:span><text:span text:style-name="T5"><text:line-break/></text:span><text:span text:style-name="T5">mají tu svou každodenní práci.</text:span></text:p>
                <text:p text:style-name="P46"><text:span text:style-name="T5">2.</text:span><text:span text:style-name="T5"><text:tab/></text:span><text:span text:style-name="T5">Herodes dnes uspořádal jatka, </text:span><text:span text:style-name="T5"><text:line-break/></text:span><text:span text:style-name="T5">nesmí je obměkčit žádná matka, </text:span><text:span text:style-name="T5"><text:line-break/></text:span><text:span text:style-name="T5">a tak jdou dům od domu, smrt nesou, </text:span><text:span text:style-name="T5"><text:line-break/></text:span><text:span text:style-name="T5">v Betlémě se všichni hrůzou třesou.</text:span></text:p>
                <text:p text:style-name="P46"><text:span text:style-name="T5">3.</text:span><text:span text:style-name="T5"><text:tab/></text:span><text:span text:style-name="T5">Král musí být vždycky jenom jeden, </text:span><text:span text:style-name="T5"><text:line-break/></text:span><text:span text:style-name="T5">jinak by z toho byl každý jelen, </text:span><text:span text:style-name="T5"><text:line-break/></text:span><text:span text:style-name="T5">pro jistotu všichni zemřít musí, </text:span><text:span text:style-name="T5"><text:line-break/></text:span><text:span text:style-name="T5">Herodes ví, jak naději zdusí.</text:span></text:p>
                <text:p text:style-name="P46"><text:span text:style-name="T5">4.</text:span><text:span text:style-name="T5"><text:tab/></text:span><text:span text:style-name="T5">Netuší však, co se v noci stalo, </text:span><text:span text:style-name="T5"><text:line-break/></text:span><text:span text:style-name="T5">co se ve snu Josefovi zdálo, </text:span><text:span text:style-name="T5"><text:line-break/></text:span><text:span text:style-name="T5">ve tmě sedlá oslíka a tiše </text:span><text:span text:style-name="T5"><text:line-break/></text:span><text:span text:style-name="T5">odchází pryč do egyptské říše.</text:span></text:p>
              </text:list-header>
            </text:list>
          </draw:text-box>
        </draw:frame>
        <draw:custom-shape draw:name="Text Box 3" draw:style-name="gr338" draw:text-style-name="P12" draw:layer="layout" svg:width="3.718cm" svg:height="1.108cm" svg:x="23.799cm" svg:y="0cm">
          <text:list text:style-name="L1">
            <text:list-header>
              <text:p text:style-name="P11"><text:span text:style-name="T6">2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4" presentation:class="page"/>
          <draw:frame presentation:style-name="pr1" draw:text-style-name="P5" draw:layer="layout" svg:width="15.239cm" svg:height="11.429cm" svg:x="1.905cm" svg:y="12.065cm" presentation:class="notes" presentation:placeholder="true">
            <draw:text-box/>
          </draw:frame>
        </presentation:notes>
      </draw:page>
      <draw:page draw:name="page3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5.</text:span><text:span text:style-name="T5"><text:tab/></text:span><text:span text:style-name="T5">Kdo však zachrání nevinné děti, </text:span><text:span text:style-name="T5"><text:line-break/></text:span><text:span text:style-name="T5">což jsou Bohu dobré jen k oběti, </text:span><text:span text:style-name="T5"><text:line-break/></text:span><text:span text:style-name="T5">proč neposlal z nebe své anděly, </text:span><text:span text:style-name="T5"><text:line-break/></text:span><text:span text:style-name="T5">proč nezkazil plány nepříteli.</text:span></text:p>
                <text:p text:style-name="P46"><text:span text:style-name="T5">6.</text:span><text:span text:style-name="T5"><text:tab/></text:span><text:span text:style-name="T5">Proč dnes malé děti umírají </text:span><text:span text:style-name="T5"><text:line-break/></text:span><text:span text:style-name="T5">a proč války lidé začínají, </text:span><text:span text:style-name="T5"><text:line-break/></text:span><text:span text:style-name="T5">proč tomu všemu Bůh nezabrání, </text:span><text:span text:style-name="T5"><text:line-break/></text:span><text:span text:style-name="T5">proč nesplní staré lidské přání.</text:span></text:p>
                <text:p text:style-name="P46"><text:span text:style-name="T5">7.</text:span><text:span text:style-name="T5"><text:tab/></text:span><text:span text:style-name="T5">Apoštol nám píše ve svém listu, </text:span><text:span text:style-name="T5"><text:line-break/></text:span><text:span text:style-name="T5">Bůh nás zachránil v Ježíši Kristu, </text:span><text:span text:style-name="T5"><text:line-break/></text:span><text:span text:style-name="T5">co učinil pro něj, pro nás platí, </text:span><text:span text:style-name="T5"><text:line-break/></text:span><text:span text:style-name="T5">z lásky nám všem život zpátky vrátí.</text:span></text:p>
                <text:p text:style-name="P46"><text:span text:style-name="T5">8.</text:span><text:span text:style-name="T5"><text:tab/></text:span><text:span text:style-name="T5">Člověk neumírá bez naděje, </text:span><text:span text:style-name="T5"><text:line-break/></text:span><text:span text:style-name="T5">i když není všechno, jak si přeje. </text:span><text:span text:style-name="T5"><text:line-break/></text:span><text:span text:style-name="T5">Kristus žije, to nám přece stačí </text:span><text:span text:style-name="T5"><text:line-break/></text:span><text:span text:style-name="T5">k potěšení těch, co ještě pláčí.</text:span></text:p>
              </text:list-header>
            </text:list>
          </draw:text-box>
        </draw:frame>
        <draw:custom-shape draw:name="Text Box 3" draw:style-name="gr339" draw:text-style-name="P12" draw:layer="layout" svg:width="3.718cm" svg:height="1.108cm" svg:x="23.799cm" svg:y="0cm">
          <text:list text:style-name="L1">
            <text:list-header>
              <text:p text:style-name="P11"><text:span text:style-name="T6">2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5" presentation:class="page"/>
          <draw:frame presentation:style-name="pr1" draw:text-style-name="P5" draw:layer="layout" svg:width="15.239cm" svg:height="11.429cm" svg:x="1.905cm" svg:y="12.065cm" presentation:class="notes" presentation:placeholder="true">
            <draw:text-box/>
          </draw:frame>
        </presentation:notes>
      </draw:page>
      <draw:page draw:name="page3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8"><text:span text:style-name="T5">Plné ruce, plná ústa díků, </text:span><text:span text:style-name="T5"><text:line-break/></text:span><text:span text:style-name="T5">každý den vždy nový důvod mít</text:span><text:span text:style-name="T5"><text:line-break/></text:span><text:span text:style-name="T5">chválu vzdávat bez frází a zvyků, </text:span><text:span text:style-name="T5"><text:line-break/></text:span><text:span text:style-name="T5">nauč nás žít, nauč nás žít.</text:span><text:span text:style-name="T5"><text:line-break/></text:span><text:span text:style-name="T5">Stěží chápem, co se denně stává, </text:span><text:span text:style-name="T5"><text:line-break/></text:span><text:span text:style-name="T5">jenom vírou je to možné vzít,</text:span><text:span text:style-name="T5"><text:line-break/></text:span><text:span text:style-name="T5">a kdo ví to, zpívat nepřestává.</text:span></text:p>
                <text:p text:style-name="P28"><text:span text:style-name="T5"/></text:p>
              </text:list-item>
            </text:list>
            <text:list text:style-name="L4">
              <text:list-header>
                <text:p text:style-name="P44"><text:span text:style-name="T5">R:</text:span><text:span text:style-name="T5"><text:tab/></text:span><text:span text:style-name="T5">Haleluja, my ty i já, <text:s/></text:span><text:span text:style-name="T5"><text:line-break/></text:span><text:span text:style-name="T5">haleluja, ať zní chvála jásavá.</text:span><text:span text:style-name="T5"><text:line-break/></text:span><text:span text:style-name="T5">Haleluja, haleluja, haleluja, ať zní chvála jásavá.</text:span></text:p>
                <text:p text:style-name="P34"><text:span text:style-name="T5"/></text:p>
                <text:p text:style-name="P34"><text:span text:style-name="T5">2. Plné oči, plná ústa chvály, </text:span><text:span text:style-name="T5"><text:line-break/></text:span><text:span text:style-name="T5">tolik pěkných věcí kolem nás,</text:span><text:span text:style-name="T5"><text:line-break/></text:span><text:span text:style-name="T5">nezahálí, kdo v životě chválí, </text:span><text:span text:style-name="T5"><text:line-break/></text:span><text:span text:style-name="T5">dál půjde snáz, dál půjde snáz.</text:span><text:span text:style-name="T5"><text:line-break/></text:span><text:span text:style-name="T5">Každému ať zazní dobrá zpráva, </text:span><text:span text:style-name="T5"><text:line-break/></text:span><text:span text:style-name="T5">aby spásu nikdo nepropás,</text:span><text:span text:style-name="T5"><text:line-break/></text:span><text:span text:style-name="T5">a kdo ví to, zpívat nepřestává. </text:span></text:p>
              </text:list-header>
            </text:list>
          </draw:text-box>
        </draw:frame>
        <draw:custom-shape draw:name="Text Box 3" draw:style-name="gr340" draw:text-style-name="P12" draw:layer="layout" svg:width="3.718cm" svg:height="1.108cm" svg:x="23.799cm" svg:y="0cm">
          <text:list text:style-name="L1">
            <text:list-header>
              <text:p text:style-name="P11"><text:span text:style-name="T6">2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6" presentation:class="page"/>
          <draw:frame presentation:style-name="pr1" draw:text-style-name="P5" draw:layer="layout" svg:width="15.239cm" svg:height="11.429cm" svg:x="1.905cm" svg:y="12.065cm" presentation:class="notes" presentation:placeholder="true">
            <draw:text-box/>
          </draw:frame>
        </presentation:notes>
      </draw:page>
      <draw:page draw:name="page3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text:span><text:span text:style-name="T5"><text:tab/></text:span><text:span text:style-name="T5">Haleluja, my ty i já, </text:span><text:span text:style-name="T5"><text:line-break/></text:span><text:span text:style-name="T5">haleluja, ať zní chvála jásavá.</text:span><text:span text:style-name="T5"><text:line-break/></text:span><text:span text:style-name="T5">Haleluja, haleluja, haleluja, ať zní chvála jásavá.</text:span></text:p>
                <text:p text:style-name="P33"><text:span text:style-name="T5"/></text:p>
                <text:p text:style-name="P33"><text:span text:style-name="T5">3. La-la, la-la, la-la, la-la, la, </text:span><text:span text:style-name="T5"><text:line-break/></text:span><text:span text:style-name="T5">la, la-la, la-la, la-la, la-la, la,</text:span><text:span text:style-name="T5"><text:line-break/></text:span><text:span text:style-name="T5">la-la, la-la, la-la, la-la, la, </text:span><text:span text:style-name="T5"><text:line-break/></text:span><text:span text:style-name="T5">la, la-la-la, la, la-la-la, la, </text:span><text:span text:style-name="T5"><text:line-break/></text:span><text:span text:style-name="T5">Všem lidem své dary Pán Bůh dává, </text:span><text:span text:style-name="T5"><text:line-break/></text:span><text:span text:style-name="T5">není, kdo by s prázdnou musel jít,</text:span><text:span text:style-name="T5"><text:line-break/></text:span><text:span text:style-name="T5">a kdo ví to, zpívat nepřestává. </text:span></text:p>
              </text:list-header>
            </text:list>
          </draw:text-box>
        </draw:frame>
        <draw:custom-shape draw:name="Text Box 1027" draw:style-name="gr341" draw:text-style-name="P12" draw:layer="layout" svg:width="3.718cm" svg:height="1.108cm" svg:x="23.799cm" svg:y="0cm">
          <text:list text:style-name="L1">
            <text:list-header>
              <text:p text:style-name="P11"><text:span text:style-name="T6">2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7" presentation:class="page"/>
          <draw:frame presentation:style-name="pr1" draw:text-style-name="P5" draw:layer="layout" svg:width="15.239cm" svg:height="11.429cm" svg:x="1.905cm" svg:y="12.065cm" presentation:class="notes" presentation:placeholder="true">
            <draw:text-box/>
          </draw:frame>
        </presentation:notes>
      </draw:page>
      <draw:page draw:name="page3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hleď, jak můj život plný strastí, </text:span><text:span text:style-name="T5"><text:line-break/></text:span><text:span text:style-name="T5">ve víně se zvolna rozplývá, </text:span><text:span text:style-name="T5"><text:line-break/></text:span><text:span text:style-name="T5">je krásné držet sklenku, když se nikdo neptá, </text:span><text:span text:style-name="T5"><text:line-break/></text:span><text:span text:style-name="T5">jak je venku a co dál, až dozpívám.</text:span></text:p>
              </text:list-item>
            </text:list>
            <text:list text:style-name="L4">
              <text:list-header>
                <text:p text:style-name="P33"><text:span text:style-name="T5"/></text:p>
                <text:p text:style-name="P18"><text:span text:style-name="T5">R: </text:span><text:span text:style-name="T5"><text:tab/></text:span><text:span text:style-name="T5">Vždycky jsem chtěl být jako apoštol, </text:span><text:span text:style-name="T5"><text:line-break/></text:span><text:span text:style-name="T5">vím, že stačí chtít a jen si přát. </text:span><text:span text:style-name="T5"><text:line-break/></text:span><text:span text:style-name="T5">V důchodu si budu klidně psát evangelium, </text:span><text:span text:style-name="T5"><text:line-break/></text:span><text:span text:style-name="T5">aby další o mně mohli psát.</text:span></text:p>
                <text:p text:style-name="P33"><text:span text:style-name="T5"/></text:p>
                <text:p text:style-name="P33"><text:span text:style-name="T5">2. Zazpívám si hory, doly, stráně, </text:span><text:span text:style-name="T5"><text:line-break/></text:span><text:span text:style-name="T5">pomodlím se a pak půjdu spát. </text:span><text:span text:style-name="T5"><text:line-break/></text:span><text:span text:style-name="T5">Síla zvyku tak jako chléb sládne na jazyku, </text:span><text:span text:style-name="T5"><text:line-break/></text:span><text:span text:style-name="T5">zbytečné je brát si, co mám rád. </text:span></text:p>
              </text:list-header>
            </text:list>
          </draw:text-box>
        </draw:frame>
        <draw:custom-shape draw:name="Text Box 3" draw:style-name="gr342" draw:text-style-name="P12" draw:layer="layout" svg:width="3.718cm" svg:height="1.108cm" svg:x="23.799cm" svg:y="0cm">
          <text:list text:style-name="L1">
            <text:list-header>
              <text:p text:style-name="P11"><text:span text:style-name="T6">2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8" presentation:class="page"/>
          <draw:frame presentation:style-name="pr1" draw:text-style-name="P5" draw:layer="layout" svg:width="15.239cm" svg:height="11.429cm" svg:x="1.905cm" svg:y="12.065cm" presentation:class="notes" presentation:placeholder="true">
            <draw:text-box/>
          </draw:frame>
        </presentation:notes>
      </draw:page>
      <draw:page draw:name="page3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7"><text:span text:style-name="T5">R: </text:span><text:span text:style-name="T5"><text:tab/></text:span><text:span text:style-name="T5">Pojďte k Jordánu, pojďte k Jordánu, </text:span><text:span text:style-name="T5"><text:line-break/></text:span><text:span text:style-name="T5">pojďte smýt své hříchy, halelu.</text:span></text:p>
                <text:p text:style-name="P47"><text:span text:style-name="T5">1. </text:span><text:span text:style-name="T5"><text:tab/></text:span><text:span text:style-name="T5">Kam kráčíte, mí bratři, kam chcete jít? </text:span><text:span text:style-name="T5"><text:line-break/></text:span><text:span text:style-name="T5">Ó bratře, k Jordánu chceme jít </text:span><text:span text:style-name="T5"><text:line-break/></text:span><text:span text:style-name="T5">smýt své hříchy, k Jordánu je smýt. </text:span></text:p>
                <text:p text:style-name="P47"><text:span text:style-name="T5">2. </text:span><text:span text:style-name="T5"><text:tab/></text:span><text:span text:style-name="T5">Kam kráčíte, mé sestry, kam chcete jít? </text:span><text:span text:style-name="T5"><text:line-break/></text:span><text:span text:style-name="T5">Ó bratře, k Jordánu chceme jít </text:span><text:span text:style-name="T5"><text:line-break/></text:span><text:span text:style-name="T5">smýt své hříchy, k Jordánu je smýt. </text:span></text:p>
              </text:list-header>
            </text:list>
            <text:list text:style-name="L20">
              <text:list-item>
                <text:p text:style-name="P40"><text:span text:style-name="T5">Slyšeli jste o tom městě postaveném do čtyř stran? </text:span><text:span text:style-name="T5"><text:line-break/></text:span><text:span text:style-name="T5">On řekl, že chce potka, potkat všechny lidi tam. </text:span></text:p>
              </text:list-item>
              <text:list-item>
                <text:p text:style-name="P40"><text:span text:style-name="T5">Já vím, že se blíží ten den, kdy přijde soud, </text:span><text:span text:style-name="T5"><text:line-break/></text:span><text:span text:style-name="T5">ó Pane, prosíme, odpusť nám naše viny, </text:span><text:span text:style-name="T5"><text:line-break/></text:span><text:span text:style-name="T5">ať svobodně můžem žít. <text:s/></text:span></text:p>
              </text:list-item>
            </text:list>
          </draw:text-box>
        </draw:frame>
        <draw:custom-shape draw:name="Text Box 3" draw:style-name="gr343" draw:text-style-name="P12" draw:layer="layout" svg:width="3.718cm" svg:height="1.108cm" svg:x="23.799cm" svg:y="0cm">
          <text:list text:style-name="L1">
            <text:list-header>
              <text:p text:style-name="P11"><text:span text:style-name="T6">2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9" presentation:class="page"/>
          <draw:frame presentation:style-name="pr1" draw:text-style-name="P5" draw:layer="layout" svg:width="15.239cm" svg:height="11.429cm" svg:x="1.905cm" svg:y="12.065cm" presentation:class="notes" presentation:placeholder="true">
            <draw:text-box/>
          </draw:frame>
        </presentation:notes>
      </draw:page>
      <draw:page draw:name="page3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jďte věrní, pějte chorál, </text:span><text:span text:style-name="T5"><text:line-break/></text:span><text:span text:style-name="T5">jež by zatřás oblohou, </text:span><text:span text:style-name="T5"><text:line-break/></text:span><text:span text:style-name="T5">chvála zněj za vykoupení </text:span><text:span text:style-name="T5"><text:line-break/></text:span><text:span text:style-name="T5">a za milost přemnohou </text:span><text:span text:style-name="T5"><text:line-break/></text:span><text:span text:style-name="T5">Bohu Otci, jeho Synu, </text:span><text:span text:style-name="T5"><text:line-break/></text:span><text:span text:style-name="T5">(: oslavte je písní svou. :) </text:span></text:p>
              </text:list-item>
              <text:list-item>
                <text:p text:style-name="P14"><text:span text:style-name="T5">Dřív než zvedla hory velké, </text:span><text:span text:style-name="T5"><text:line-break/></text:span><text:span text:style-name="T5">rozměřila oceán, </text:span><text:span text:style-name="T5"><text:line-break/></text:span><text:span text:style-name="T5">Láska věčná předurčila, </text:span><text:span text:style-name="T5"><text:line-break/></text:span><text:span text:style-name="T5">aby zemřel žití Pán; </text:span><text:span text:style-name="T5"><text:line-break/></text:span><text:span text:style-name="T5">na Golgatě za všechny nás </text:span><text:span text:style-name="T5"><text:line-break/></text:span><text:span text:style-name="T5">(: trůn mu hrůzný přichystán. :) </text:span></text:p>
              </text:list-item>
            </text:list>
            <text:list text:style-name="L23">
              <text:list-item>
                <text:p text:style-name="P14"><text:span text:style-name="T5">Pána zpěvem zvučným chvalte </text:span><text:span text:style-name="T5"><text:line-break/></text:span><text:span text:style-name="T5">na hudební nástroje, </text:span><text:span text:style-name="T5"><text:line-break/></text:span><text:span text:style-name="T5">divy jeho ohlašujte, </text:span><text:span text:style-name="T5"><text:line-break/></text:span><text:span text:style-name="T5">ať se lidstvo raduje. </text:span><text:span text:style-name="T5"><text:line-break/></text:span><text:span text:style-name="T5">Beránek že v oběť daný </text:span><text:span text:style-name="T5"><text:line-break/></text:span><text:span text:style-name="T5">(: živ je, věčně kraluje. :)</text:span></text:p>
              </text:list-item>
            </text:list>
          </draw:text-box>
        </draw:frame>
        <draw:custom-shape draw:name="Text Box 3" draw:style-name="gr344" draw:text-style-name="P12" draw:layer="layout" svg:width="3.718cm" svg:height="1.108cm" svg:x="23.799cm" svg:y="0cm">
          <text:list text:style-name="L1">
            <text:list-header>
              <text:p text:style-name="P11"><text:span text:style-name="T6">2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0" presentation:class="page"/>
          <draw:frame presentation:style-name="pr1" draw:text-style-name="P5" draw:layer="layout" svg:width="15.239cm" svg:height="11.429cm" svg:x="1.905cm" svg:y="12.065cm" presentation:class="notes" presentation:placeholder="true">
            <draw:text-box/>
          </draw:frame>
        </presentation:notes>
      </draw:page>
      <draw:page draw:name="page3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1. </text:span><text:span text:style-name="T5"><text:tab/></text:span><text:span text:style-name="T5">Pokání čiňte, blízko je království. (2x) </text:span><text:span text:style-name="T5"><text:line-break/></text:span><text:span text:style-name="T5">blízko je království Boží. (2x) </text:span></text:p>
                <text:p text:style-name="P49"><text:span text:style-name="T5">2. </text:span><text:span text:style-name="T5"><text:tab/></text:span><text:span text:style-name="T5">Poznáte pravdu, pravda vás osvobodí, </text:span><text:span text:style-name="T5"><text:line-break/></text:span><text:span text:style-name="T5">Ježíš vás osvobodí. </text:span></text:p>
                <text:p text:style-name="P49"><text:span text:style-name="T5">3. </text:span><text:span text:style-name="T5"><text:tab/></text:span><text:span text:style-name="T5">Kdo věří v něho, obdržel život věčný, </text:span><text:span text:style-name="T5"><text:line-break/></text:span><text:span text:style-name="T5">Ježíš je život věčný.</text:span></text:p>
                <text:p text:style-name="P49"><text:span text:style-name="T5">4. </text:span><text:span text:style-name="T5"><text:tab/></text:span><text:span text:style-name="T5">Poznáte lásku, láska vás promění, </text:span><text:span text:style-name="T5"><text:line-break/></text:span><text:span text:style-name="T5">Ježíš vás láskou promění. </text:span></text:p>
                <text:p text:style-name="P49"><text:span text:style-name="T5">5. </text:span><text:span text:style-name="T5"><text:tab/></text:span><text:span text:style-name="T5">Přijmete Ducha, budete svědkové. </text:span><text:span text:style-name="T5"><text:line-break/></text:span><text:span text:style-name="T5">Budete svědkové Boží. </text:span></text:p>
                <text:p text:style-name="P50"><text:span text:style-name="T5">6. Vejdete v slávu města Jeruzalém. </text:span><text:span text:style-name="T5"><text:line-break/></text:span><text:span text:style-name="T5">Vejdete v Jeruzalém.</text:span></text:p>
                <text:p text:style-name="P50"><text:span text:style-name="T5">7. Budete chválit po celou věčnost Boha, </text:span><text:span text:style-name="T5"><text:line-break/></text:span><text:span text:style-name="T5">zpívati haleluja.</text:span></text:p>
              </text:list-header>
            </text:list>
          </draw:text-box>
        </draw:frame>
        <draw:custom-shape draw:name="Text Box 3" draw:style-name="gr345" draw:text-style-name="P12" draw:layer="layout" svg:width="3.718cm" svg:height="1.108cm" svg:x="23.799cm" svg:y="0cm">
          <text:list text:style-name="L1">
            <text:list-header>
              <text:p text:style-name="P11"><text:span text:style-name="T6">2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1" presentation:class="page"/>
          <draw:frame presentation:style-name="pr1" draw:text-style-name="P5" draw:layer="layout" svg:width="15.239cm" svg:height="11.429cm" svg:x="1.905cm" svg:y="12.065cm" presentation:class="notes" presentation:placeholder="true">
            <draw:text-box/>
          </draw:frame>
        </presentation:notes>
      </draw:page>
      <draw:page draw:name="page3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9"><text:span text:style-name="T5">1. </text:span><text:span text:style-name="T5"><text:tab/></text:span><text:span text:style-name="T5">Pomine země, v suchopár proměněná </text:span><text:span text:style-name="T5"><text:line-break/></text:span><text:span text:style-name="T5">vidinami horečnatých snů, </text:span><text:span text:style-name="T5"><text:line-break/></text:span><text:span text:style-name="T5">pomine země, svědkyně zlořečená </text:span><text:span text:style-name="T5"><text:line-break/></text:span><text:span text:style-name="T5">krvavých nocí, slzavých dnů. </text:span></text:p>
                <text:p text:style-name="P79"><text:span text:style-name="T5">R: </text:span><text:span text:style-name="T5"><text:tab/></text:span><text:span text:style-name="T5">Město nové, město bez žalářů, </text:span><text:span text:style-name="T5"><text:line-break/></text:span><text:span text:style-name="T5">Jeruzalém nový viděl Jan, </text:span><text:span text:style-name="T5"><text:line-break/></text:span><text:span text:style-name="T5">město bez armád a prosté lhářů, </text:span><text:span text:style-name="T5"><text:line-break/></text:span><text:span text:style-name="T5">město věčně otevřených bran. </text:span></text:p>
                <text:p text:style-name="P79"><text:span text:style-name="T5">2. </text:span><text:span text:style-name="T5"><text:tab/></text:span><text:span text:style-name="T5">Pomine nebe v mlčení zahalené, </text:span><text:span text:style-name="T5"><text:line-break/></text:span><text:span text:style-name="T5">zajdou hvězdy, přijde jejich pád. </text:span><text:span text:style-name="T5"><text:line-break/></text:span><text:span text:style-name="T5">Pomine nebe, modlitby oslyšené, </text:span><text:span text:style-name="T5"><text:line-break/></text:span><text:span text:style-name="T5">nebesa hluchá, z nichž čiší chlad. </text:span></text:p>
                <text:p text:style-name="P80"><text:span text:style-name="T5"/></text:p>
                <text:p text:style-name="P80"><text:span text:style-name="T5"/></text:p>
              </text:list-header>
            </text:list>
          </draw:text-box>
        </draw:frame>
        <draw:custom-shape draw:name="Text Box 3" draw:style-name="gr346" draw:text-style-name="P12" draw:layer="layout" svg:width="3.718cm" svg:height="1.108cm" svg:x="23.799cm" svg:y="0cm">
          <text:list text:style-name="L1">
            <text:list-header>
              <text:p text:style-name="P11"><text:span text:style-name="T6">2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2" presentation:class="page"/>
          <draw:frame presentation:style-name="pr1" draw:text-style-name="P5" draw:layer="layout" svg:width="15.239cm" svg:height="11.429cm" svg:x="1.905cm" svg:y="12.065cm" presentation:class="notes" presentation:placeholder="true">
            <draw:text-box/>
          </draw:frame>
        </presentation:notes>
      </draw:page>
      <draw:page draw:name="page3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Pomoz mi, můj Pane, abych nežil planě, </text:span><text:span text:style-name="T5"><text:line-break/></text:span><text:span text:style-name="T5">abych nežil planě tam, kde chceš mne mít. </text:span></text:p>
                <text:p text:style-name="P14"><text:span text:style-name="T5"/></text:p>
              </text:list-item>
            </text:list>
            <text:list text:style-name="L4">
              <text:list-header>
                <text:p text:style-name="P20"><text:span text:style-name="T5">2. Pomoz, Pane milý, abych měl dost síly, </text:span><text:span text:style-name="T5"><text:line-break/></text:span><text:span text:style-name="T5">abych měl dost síly bližním odpustit. </text:span></text:p>
                <text:p text:style-name="P20"><text:span text:style-name="T5"/></text:p>
                <text:p text:style-name="P20"><text:span text:style-name="T5">3. Pomoz, když se bojím, ať vždy pevně stojím, </text:span><text:span text:style-name="T5"><text:line-break/></text:span><text:span text:style-name="T5">ať vždy pevně stojím tam, kde nutný jsem. </text:span></text:p>
                <text:p text:style-name="P20"><text:span text:style-name="T5"/></text:p>
                <text:p text:style-name="P20"><text:span text:style-name="T5">4. Pane, slyš mé přání, vzdal vše, co mi brání, </text:span><text:span text:style-name="T5"><text:line-break/></text:span><text:span text:style-name="T5">vzdal vše, co mi brání být tvým člověkem. </text:span></text:p>
              </text:list-header>
            </text:list>
          </draw:text-box>
        </draw:frame>
        <draw:custom-shape draw:name="Text Box 3" draw:style-name="gr347" draw:text-style-name="P12" draw:layer="layout" svg:width="3.718cm" svg:height="1.108cm" svg:x="23.799cm" svg:y="0cm">
          <text:list text:style-name="L1">
            <text:list-header>
              <text:p text:style-name="P11"><text:span text:style-name="T6">2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3" presentation:class="page"/>
          <draw:frame presentation:style-name="pr1" draw:text-style-name="P5" draw:layer="layout" svg:width="15.239cm" svg:height="11.429cm" svg:x="1.905cm" svg:y="12.065cm" presentation:class="notes" presentation:placeholder="true">
            <draw:text-box/>
          </draw:frame>
        </presentation:notes>
      </draw:page>
      <draw:page draw:name="page3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text:span><text:span text:style-name="T5"><text:tab/></text:span><text:span text:style-name="T5">Pomoz Pane těm co smutek nosí </text:span><text:span text:style-name="T5"><text:line-break/></text:span><text:span text:style-name="T5">pomoc Pane ty co mají žal </text:span><text:span text:style-name="T5"><text:line-break/></text:span><text:span text:style-name="T5">co jsou v duši nahatý a bosí </text:span><text:span text:style-name="T5"><text:line-break/></text:span><text:span text:style-name="T5">na který jsem se já věrnej vykašlal</text:span></text:p>
                <text:p text:style-name="P32"><text:span text:style-name="T5"/></text:p>
                <text:p text:style-name="P35"><text:span text:style-name="T5">2.</text:span><text:span text:style-name="T5"><text:tab/></text:span><text:span text:style-name="T5">Pomoz Pane těm co strach ovládá </text:span><text:span text:style-name="T5"><text:line-break/></text:span><text:span text:style-name="T5">který včera ten strach udolal </text:span><text:span text:style-name="T5"><text:line-break/></text:span><text:span text:style-name="T5">kterým vina dneska spát nedává </text:span><text:span text:style-name="T5"><text:line-break/></text:span><text:span text:style-name="T5">na který jsem se já věrnej vykašlal</text:span></text:p>
                <text:p text:style-name="P32"><text:span text:style-name="T5"/></text:p>
                <text:p text:style-name="P35"><text:span text:style-name="T5">3.</text:span><text:span text:style-name="T5"><text:tab/></text:span><text:span text:style-name="T5">Pomoz Pane těm co v pravdě stojí </text:span><text:span text:style-name="T5"><text:line-break/></text:span><text:span text:style-name="T5">který vládce světa sejmout dal </text:span><text:span text:style-name="T5"><text:line-break/></text:span><text:span text:style-name="T5">kteří trpí za ty co se bojí </text:span><text:span text:style-name="T5"><text:line-break/></text:span><text:span text:style-name="T5">na který jsem se já věrnej vykašlal</text:span></text:p>
              </text:list-header>
            </text:list>
          </draw:text-box>
        </draw:frame>
        <draw:custom-shape draw:name="Text Box 3" draw:style-name="gr348" draw:text-style-name="P12" draw:layer="layout" svg:width="3.718cm" svg:height="1.108cm" svg:x="23.799cm" svg:y="0cm">
          <text:list text:style-name="L1">
            <text:list-header>
              <text:p text:style-name="P11"><text:span text:style-name="T6">2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4" presentation:class="page"/>
          <draw:frame presentation:style-name="pr1" draw:text-style-name="P5" draw:layer="layout" svg:width="15.239cm" svg:height="11.429cm" svg:x="1.905cm" svg:y="12.065cm" presentation:class="notes" presentation:placeholder="true">
            <draw:text-box/>
          </draw:frame>
        </presentation:notes>
      </draw:page>
      <draw:page draw:name="page3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4.</text:span><text:span text:style-name="T5"><text:tab/></text:span><text:span text:style-name="T5">Pomoz Pane těm co hledaj tebe </text:span><text:span text:style-name="T5"><text:line-break/></text:span><text:span text:style-name="T5">každej z nich se prázdnejch jistot vzdal </text:span><text:span text:style-name="T5"><text:line-break/></text:span><text:span text:style-name="T5">v zmatku sebe hledaj nově nebe </text:span><text:span text:style-name="T5"><text:line-break/></text:span><text:span text:style-name="T5">a já se na ně ortodoxně vykašlal</text:span></text:p>
                <text:p text:style-name="P32"><text:span text:style-name="T5"/></text:p>
                <text:p text:style-name="P35"><text:span text:style-name="T5">5.</text:span><text:span text:style-name="T5"><text:tab/></text:span><text:span text:style-name="T5">Pomoz Pane těm co jsou si jistý </text:span><text:span text:style-name="T5"><text:line-break/></text:span><text:span text:style-name="T5">že jen jim jsi pravdu poznat dal </text:span><text:span text:style-name="T5"><text:line-break/></text:span><text:span text:style-name="T5">kteří jasně věděj co je čistý </text:span><text:span text:style-name="T5"><text:line-break/></text:span><text:span text:style-name="T5">na který jsem se já věrnej vykašlal</text:span></text:p>
                <text:p text:style-name="P32"><text:span text:style-name="T5"/></text:p>
                <text:p text:style-name="P35"><text:span text:style-name="T5">6.</text:span><text:span text:style-name="T5"><text:tab/></text:span><text:span text:style-name="T5">Pomoz Pane ať nám tyhle slova </text:span><text:span text:style-name="T5"><text:line-break/></text:span><text:span text:style-name="T5">připomínaj cos nám ukázal </text:span><text:span text:style-name="T5"><text:line-break/></text:span><text:span text:style-name="T5">že je třeba pořád zas a znova </text:span><text:span text:style-name="T5"><text:line-break/></text:span><text:span text:style-name="T5">aby nikdo na nikoho nekašlal</text:span></text:p>
              </text:list-header>
            </text:list>
          </draw:text-box>
        </draw:frame>
        <draw:custom-shape draw:name="Text Box 1027" draw:style-name="gr349" draw:text-style-name="P12" draw:layer="layout" svg:width="3.718cm" svg:height="1.108cm" svg:x="23.799cm" svg:y="0cm">
          <text:list text:style-name="L1">
            <text:list-header>
              <text:p text:style-name="P11"><text:span text:style-name="T6">2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5" presentation:class="page"/>
          <draw:frame presentation:style-name="pr1" draw:text-style-name="P5" draw:layer="layout" svg:width="15.239cm" svg:height="11.429cm" svg:x="1.905cm" svg:y="12.065cm" presentation:class="notes" presentation:placeholder="true">
            <draw:text-box/>
          </draw:frame>
        </presentation:notes>
      </draw:page>
      <draw:page draw:name="page3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Porád někam běhá pan Jaroslav Maňátko </text:span><text:span text:style-name="T5"><text:line-break/></text:span><text:span text:style-name="T5">běhá dokud nemá peněz plný prasátko </text:span><text:span text:style-name="T5"><text:line-break/></text:span><text:span text:style-name="T5">na co je to když se ptám </text:span><text:span text:style-name="T5"><text:line-break/></text:span><text:span text:style-name="T5">žádnejch slov se nedočkám </text:span><text:span text:style-name="T5"><text:line-break/></text:span><text:span text:style-name="T5">v konci tvýho věka </text:span><text:span text:style-name="T5"><text:line-break/></text:span><text:span text:style-name="T5">tam tě stejně čeká krematorium</text:span></text:p>
                <text:p text:style-name="P14"><text:span text:style-name="T5"/></text:p>
              </text:list-item>
            </text:list>
            <text:list text:style-name="L23">
              <text:list-item>
                <text:p text:style-name="P14"><text:span text:style-name="T5">Manželka je bledá a nemůže v noci spát </text:span><text:span text:style-name="T5"><text:line-break/></text:span><text:span text:style-name="T5">pan Maňátko hledá <text:s/>jak by se moh' slavným stát </text:span><text:span text:style-name="T5"><text:line-break/></text:span><text:span text:style-name="T5">na co je to když se ptám …</text:span></text:p>
              </text:list-item>
            </text:list>
            <text:list text:style-name="L4">
              <text:list-header>
                <text:p text:style-name="P33"><text:span text:style-name="T5"/></text:p>
                <text:p text:style-name="P33"><text:span text:style-name="T5">3. Pan Maňátko touží uskutečnit skvělej plán </text:span><text:span text:style-name="T5"><text:line-break/></text:span><text:span text:style-name="T5">lidi ať mu slouží a on bude moci pán </text:span><text:span text:style-name="T5"><text:line-break/></text:span><text:span text:style-name="T5">na co je to když se ptám …</text:span></text:p>
              </text:list-header>
            </text:list>
          </draw:text-box>
        </draw:frame>
        <draw:custom-shape draw:name="Text Box 3" draw:style-name="gr350" draw:text-style-name="P12" draw:layer="layout" svg:width="3.718cm" svg:height="1.108cm" svg:x="23.799cm" svg:y="0cm">
          <text:list text:style-name="L1">
            <text:list-header>
              <text:p text:style-name="P11"><text:span text:style-name="T6">2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6" presentation:class="page"/>
          <draw:frame presentation:style-name="pr1" draw:text-style-name="P5" draw:layer="layout" svg:width="15.239cm" svg:height="11.429cm" svg:x="1.905cm" svg:y="12.065cm" presentation:class="notes" presentation:placeholder="true">
            <draw:text-box/>
          </draw:frame>
        </presentation:notes>
      </draw:page>
      <draw:page draw:name="page3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9">
              <text:list-item>
                <text:p text:style-name="P14"><text:span text:style-name="T5">Mariáno nazdáár dobrý ráno hašiši </text:span><text:span text:style-name="T5"><text:line-break/></text:span><text:span text:style-name="T5">každej den se naschvál nafetujou fetiši </text:span><text:span text:style-name="T5"><text:line-break/></text:span><text:span text:style-name="T5">aby nemuseli žít </text:span><text:span text:style-name="T5"><text:line-break/></text:span><text:span text:style-name="T5">v tomhle světě hrůz a bíd </text:span><text:span text:style-name="T5"><text:line-break/></text:span><text:span text:style-name="T5">tak se neboj světa </text:span><text:span text:style-name="T5"><text:line-break/></text:span><text:span text:style-name="T5">zůstala v něm věta </text:span><text:span text:style-name="T5"><text:line-break/></text:span><text:span text:style-name="T5">Kristus z mrtvejch vstal </text:span></text:p>
              </text:list-item>
            </text:list>
            <text:list text:style-name="L4">
              <text:list-header>
                <text:p text:style-name="P33"><text:span text:style-name="T5"/></text:p>
                <text:p text:style-name="P18"><text:span text:style-name="T5">5. </text:span><text:span text:style-name="T5"><text:tab/></text:span><text:span text:style-name="T5">Co ta věta značí těžko se mi povídá </text:span><text:span text:style-name="T5"><text:line-break/></text:span><text:span text:style-name="T5">jedna věc mi stačí kterou se z ní dovídám </text:span><text:span text:style-name="T5"><text:line-break/></text:span><text:span text:style-name="T5">že už nemusím se bát </text:span><text:span text:style-name="T5"><text:line-break/></text:span><text:span text:style-name="T5">až na Olšana půjdu spát </text:span><text:span text:style-name="T5"><text:line-break/></text:span><text:span text:style-name="T5">v konci tvýho věka </text:span><text:span text:style-name="T5"><text:line-break/></text:span><text:span text:style-name="T5">tam na tebe čeká </text:span><text:span text:style-name="T5"><text:line-break/></text:span><text:span text:style-name="T5">ten co z mrtvejch vstal</text:span></text:p>
              </text:list-header>
            </text:list>
          </draw:text-box>
        </draw:frame>
        <draw:custom-shape draw:name="Text Box 3" draw:style-name="gr351" draw:text-style-name="P12" draw:layer="layout" svg:width="3.718cm" svg:height="1.108cm" svg:x="23.799cm" svg:y="0cm">
          <text:list text:style-name="L1">
            <text:list-header>
              <text:p text:style-name="P11"><text:span text:style-name="T6">2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7" presentation:class="page"/>
          <draw:frame presentation:style-name="pr1" draw:text-style-name="P5" draw:layer="layout" svg:width="15.239cm" svg:height="11.429cm" svg:x="1.905cm" svg:y="12.065cm" presentation:class="notes" presentation:placeholder="true">
            <draw:text-box/>
          </draw:frame>
        </presentation:notes>
      </draw:page>
      <draw:page draw:name="page3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Poslal Bůh anděla, jméno má Gabriel, </text:span><text:span text:style-name="T5"><text:line-break/></text:span><text:span text:style-name="T5">navštíví s poselstvím zem zvanou Izrael. </text:span><text:span text:style-name="T5"><text:line-break/></text:span><text:span text:style-name="T5">Tam čeká Marie v městečku Nazaret, </text:span><text:span text:style-name="T5"><text:line-break/></text:span><text:span text:style-name="T5">syn se jí narodí, vykoupí celý svět. </text:span></text:p>
                <text:p text:style-name="P32"><text:span text:style-name="T5"> </text:span></text:p>
                <text:p text:style-name="P32"><text:span text:style-name="T5">2. Cestu mu připraví hlas Božích proroků, </text:span><text:span text:style-name="T5"><text:line-break/></text:span><text:span text:style-name="T5">jež nás zvou k pokání, vzdát se svých nároků. </text:span><text:span text:style-name="T5"><text:line-break/></text:span><text:span text:style-name="T5">Vždyť se Bůh vzdal svých práv, slávy trůn nečeká, </text:span><text:span text:style-name="T5"><text:line-break/></text:span><text:span text:style-name="T5">přichází s námi být jako Syn člověka. </text:span></text:p>
                <text:p text:style-name="P32"><text:span text:style-name="T5"> </text:span></text:p>
                <text:p text:style-name="P32"><text:span text:style-name="T5">3. Proto dnes s Marií duše má velebí: </text:span><text:span text:style-name="T5"><text:line-break/></text:span><text:span text:style-name="T5">Ty jsi Bůh spasení, světlo mé na nebi. </text:span><text:span text:style-name="T5"><text:line-break/></text:span><text:span text:style-name="T5">S královstvím pokoje přichází také k nám, </text:span><text:span text:style-name="T5"><text:line-break/></text:span><text:span text:style-name="T5">srdce své, Pane můj, pro tebe přichystám. </text:span></text:p>
              </text:list-header>
            </text:list>
          </draw:text-box>
        </draw:frame>
        <draw:custom-shape draw:name="Text Box 3" draw:style-name="gr352" draw:text-style-name="P12" draw:layer="layout" svg:width="3.718cm" svg:height="1.108cm" svg:x="23.799cm" svg:y="0cm">
          <text:list text:style-name="L1">
            <text:list-header>
              <text:p text:style-name="P11"><text:span text:style-name="T6">2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8" presentation:class="page"/>
          <draw:frame presentation:style-name="pr1" draw:text-style-name="P5" draw:layer="layout" svg:width="15.239cm" svg:height="11.429cm" svg:x="1.905cm" svg:y="12.065cm" presentation:class="notes" presentation:placeholder="true">
            <draw:text-box/>
          </draw:frame>
        </presentation:notes>
      </draw:page>
      <draw:page draw:name="page3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1"><text:span text:style-name="T5">1. </text:span><text:span text:style-name="T5"><text:tab/></text:span><text:span text:style-name="T5">Postil se tě Pán Bůh čtyřiceti dní, <text:s/>(2x) </text:span><text:span text:style-name="T5"><text:line-break/></text:span><text:span text:style-name="T5">čtyřicet dní, čtyřicet nocí. (2x) </text:span></text:p>
                <text:p text:style-name="P81"><text:span text:style-name="T5">2.</text:span><text:span text:style-name="T5"><text:tab/></text:span><text:span text:style-name="T5">A přišel-tě k němu pokušitel zlý, </text:span><text:span text:style-name="T5"><text:line-break/></text:span><text:span text:style-name="T5">přišel k němu ďábel šeredný.</text:span></text:p>
                <text:p text:style-name="P81"><text:span text:style-name="T5">3.</text:span><text:span text:style-name="T5"><text:tab/></text:span><text:span text:style-name="T5">Zkoušel Pána Krista, zkoušel po první, </text:span><text:span text:style-name="T5"><text:line-break/></text:span><text:span text:style-name="T5">vyvedl ho k hromadě kamení. </text:span></text:p>
                <text:p text:style-name="P81"><text:span text:style-name="T5">4.</text:span><text:span text:style-name="T5"><text:tab/></text:span><text:span text:style-name="T5">Jsi-li, Jezu Kriste, jsi-li Syn Boží, </text:span><text:span text:style-name="T5"><text:line-break/></text:span><text:span text:style-name="T5">udělej mně chleba z kamení.</text:span></text:p>
                <text:p text:style-name="P81"><text:span text:style-name="T5">5.</text:span><text:span text:style-name="T5"><text:tab/></text:span><text:span text:style-name="T5">Není jenom člověk samým chlebem živ, </text:span><text:span text:style-name="T5"><text:line-break/></text:span><text:span text:style-name="T5">je živ také tím slovem Božím.</text:span></text:p>
                <text:p text:style-name="P81"><text:span text:style-name="T5">6.</text:span><text:span text:style-name="T5"><text:tab/></text:span><text:span text:style-name="T5">Zkoušel Krista Pána, zkoušel po druhý, </text:span><text:span text:style-name="T5"><text:line-break/></text:span><text:span text:style-name="T5">vynesl ho na chrám vysoký.</text:span></text:p>
                <text:p text:style-name="P81"><text:span text:style-name="T5">7.</text:span><text:span text:style-name="T5"><text:tab/></text:span><text:span text:style-name="T5">Aj, jsi—li ty, Kriste, jsi—li Syn Boží, </text:span><text:span text:style-name="T5"><text:line-break/></text:span><text:span text:style-name="T5">spusť se dolů a staň na nohy, </text:span><text:span text:style-name="T5"><text:line-break/></text:span><text:span text:style-name="T5">zadrží tě andělé tvoji.</text:span></text:p>
              </text:list-header>
            </text:list>
          </draw:text-box>
        </draw:frame>
        <draw:custom-shape draw:name="Text Box 3" draw:style-name="gr353" draw:text-style-name="P12" draw:layer="layout" svg:width="3.718cm" svg:height="1.108cm" svg:x="23.799cm" svg:y="0cm">
          <text:list text:style-name="L1">
            <text:list-header>
              <text:p text:style-name="P11"><text:span text:style-name="T6">2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49" presentation:class="page"/>
          <draw:frame presentation:style-name="pr1" draw:text-style-name="P5" draw:layer="layout" svg:width="15.239cm" svg:height="11.429cm" svg:x="1.905cm" svg:y="12.065cm" presentation:class="notes" presentation:placeholder="true">
            <draw:text-box/>
          </draw:frame>
        </presentation:notes>
      </draw:page>
      <draw:page draw:name="page3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8.</text:span><text:span text:style-name="T5"><text:tab/></text:span><text:span text:style-name="T5">Netřeba mně, ďáble, dolů spouštěti, </text:span><text:span text:style-name="T5"><text:line-break/></text:span><text:span text:style-name="T5">mám své nohy, můžu choditi.</text:span></text:p>
                <text:p text:style-name="P41"><text:span text:style-name="T5">9.</text:span><text:span text:style-name="T5"><text:tab/></text:span><text:span text:style-name="T5">Zkoušel Pána Krista, zkoušel po třetí,</text:span><text:span text:style-name="T5"><text:line-break/></text:span><text:span text:style-name="T5">vynesl ho na kopec vysoký.</text:span></text:p>
                <text:p text:style-name="P41"><text:span text:style-name="T5">10.</text:span><text:span text:style-name="T5"><text:tab/></text:span><text:span text:style-name="T5">A z té milé hory mnoho viděti, </text:span><text:span text:style-name="T5"><text:line-break/></text:span><text:span text:style-name="T5">mnoho světa, drahého květa.</text:span></text:p>
                <text:p text:style-name="P41"><text:span text:style-name="T5">11.</text:span><text:span text:style-name="T5"><text:tab/></text:span><text:span text:style-name="T5">Chceš—li se mně, Kriste, chceš—li klaněti,</text:span><text:span text:style-name="T5"><text:line-break/></text:span><text:span text:style-name="T5">volím tobě to všecko dáti.</text:span></text:p>
                <text:p text:style-name="P41"><text:span text:style-name="T5">12.</text:span><text:span text:style-name="T5"><text:tab/></text:span><text:span text:style-name="T5">Všecko je to, ďáble, všecko je to mý, </text:span><text:span text:style-name="T5"><text:line-break/></text:span><text:span text:style-name="T5">i tady to drahé kamení.</text:span></text:p>
                <text:p text:style-name="P41"><text:span text:style-name="T5">13.</text:span><text:span text:style-name="T5"><text:tab/></text:span><text:span text:style-name="T5">Kopnul Pán Bůh ďábla pravým kolenem, </text:span><text:span text:style-name="T5"><text:line-break/></text:span><text:span text:style-name="T5">hleď, ďáble, hleď do své propasti, </text:span><text:span text:style-name="T5"><text:line-break/></text:span><text:span text:style-name="T5">nemáš ty mě v ničem podvésti.</text:span></text:p>
              </text:list-header>
            </text:list>
          </draw:text-box>
        </draw:frame>
        <draw:custom-shape draw:name="Text Box 1027" draw:style-name="gr354" draw:text-style-name="P12" draw:layer="layout" svg:width="3.718cm" svg:height="1.108cm" svg:x="23.799cm" svg:y="0cm">
          <text:list text:style-name="L1">
            <text:list-header>
              <text:p text:style-name="P11"><text:span text:style-name="T6">2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0" presentation:class="page"/>
          <draw:frame presentation:style-name="pr1" draw:text-style-name="P5" draw:layer="layout" svg:width="15.239cm" svg:height="11.429cm" svg:x="1.905cm" svg:y="12.065cm" presentation:class="notes" presentation:placeholder="true">
            <draw:text-box/>
          </draw:frame>
        </presentation:notes>
      </draw:page>
      <draw:page draw:name="page3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by zachráněn měl být jen ten Daniel, </text:span><text:span text:style-name="T5"><text:line-break/></text:span><text:span text:style-name="T5">jenom ten Daniel, jenom ten Daniel? </text:span><text:span text:style-name="T5"><text:line-break/></text:span><text:span text:style-name="T5">Proč by zachráněn měl být jen ten Daniel, </text:span><text:span text:style-name="T5"><text:line-break/></text:span><text:span text:style-name="T5">a proč ne i kdokoli z nás. </text:span></text:p>
                <text:p text:style-name="P41"><text:span text:style-name="T5">1. </text:span><text:span text:style-name="T5"><text:tab/></text:span><text:span text:style-name="T5">Daniel byl ze lví jámy zachráněn, </text:span><text:span text:style-name="T5"><text:line-break/></text:span><text:span text:style-name="T5">také Jonáš z útrob velrybích </text:span><text:span text:style-name="T5"><text:line-break/></text:span><text:span text:style-name="T5">a tři mládenci vyšli z ohnivé pece, </text:span><text:span text:style-name="T5"><text:line-break/></text:span><text:span text:style-name="T5">a proč ne i kdokoli z nás? </text:span></text:p>
                <text:p text:style-name="P41"><text:span text:style-name="T5">2.</text:span><text:span text:style-name="T5"><text:tab/></text:span><text:span text:style-name="T5">Farao se v moři s vojskem utopil, </text:span><text:span text:style-name="T5"><text:line-break/></text:span><text:span text:style-name="T5">Goliáše David porazil, </text:span><text:span text:style-name="T5"><text:line-break/></text:span><text:span text:style-name="T5">ve všem trápení chválil Job svého Boha, </text:span><text:span text:style-name="T5"><text:line-break/></text:span><text:span text:style-name="T5">a proč ne i kdokoli z nás? </text:span></text:p>
              </text:list-header>
            </text:list>
          </draw:text-box>
        </draw:frame>
        <draw:custom-shape draw:name="Text Box 3" draw:style-name="gr355" draw:text-style-name="P12" draw:layer="layout" svg:width="3.718cm" svg:height="1.108cm" svg:x="23.799cm" svg:y="0cm">
          <text:list text:style-name="L1">
            <text:list-header>
              <text:p text:style-name="P11"><text:span text:style-name="T6">2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1" presentation:class="page"/>
          <draw:frame presentation:style-name="pr1" draw:text-style-name="P5" draw:layer="layout" svg:width="15.239cm" svg:height="11.429cm" svg:x="1.905cm" svg:y="12.065cm" presentation:class="notes" presentation:placeholder="true">
            <draw:text-box/>
          </draw:frame>
        </presentation:notes>
      </draw:page>
      <draw:page draw:name="page3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by zachráněn měl být jen ten Daniel, </text:span><text:span text:style-name="T5"><text:line-break/></text:span><text:span text:style-name="T5">jenom ten Daniel, jenom ten Daniel? </text:span><text:span text:style-name="T5"><text:line-break/></text:span><text:span text:style-name="T5">Proč by zachráněn měl být jen ten Daniel, </text:span><text:span text:style-name="T5"><text:line-break/></text:span><text:span text:style-name="T5">a proč ne i kdokoli z nás. </text:span></text:p>
                <text:p text:style-name="P41"><text:span text:style-name="T5">3.</text:span><text:span text:style-name="T5"><text:tab/></text:span><text:span text:style-name="T5">Noe v korábu všem život zachránil, </text:span><text:span text:style-name="T5"><text:line-break/></text:span><text:span text:style-name="T5">Ježíš za nás zemřel na kříži </text:span><text:span text:style-name="T5"><text:line-break/></text:span><text:span text:style-name="T5">a pak třetí den ráno z mrtvých vstal, </text:span><text:span text:style-name="T5"><text:line-break/></text:span><text:span text:style-name="T5">a proč ne i kdokoli z nás? </text:span></text:p>
                <text:p text:style-name="P41"><text:span text:style-name="T5">4. </text:span><text:span text:style-name="T5"><text:tab/></text:span><text:span text:style-name="T5">Daniel byl ze lví jámy zachráněn, </text:span><text:span text:style-name="T5"><text:line-break/></text:span><text:span text:style-name="T5">také Jonáš z útrob velrybích </text:span><text:span text:style-name="T5"><text:line-break/></text:span><text:span text:style-name="T5">a pak třetí den Ježíš z mrtvých vstal, </text:span><text:span text:style-name="T5"><text:line-break/></text:span><text:span text:style-name="T5">a proč ne i kdokoli z nás? </text:span></text:p>
              </text:list-header>
            </text:list>
          </draw:text-box>
        </draw:frame>
        <draw:custom-shape draw:name="Text Box 1027" draw:style-name="gr356" draw:text-style-name="P12" draw:layer="layout" svg:width="3.718cm" svg:height="1.108cm" svg:x="23.799cm" svg:y="0cm">
          <text:list text:style-name="L1">
            <text:list-header>
              <text:p text:style-name="P11"><text:span text:style-name="T6">2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2" presentation:class="page"/>
          <draw:frame presentation:style-name="pr1" draw:text-style-name="P5" draw:layer="layout" svg:width="15.239cm" svg:height="11.429cm" svg:x="1.905cm" svg:y="12.065cm" presentation:class="notes" presentation:placeholder="true">
            <draw:text-box/>
          </draw:frame>
        </presentation:notes>
      </draw:page>
      <draw:page draw:name="page3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2"><text:span text:style-name="T5">R: </text:span><text:span text:style-name="T5"><text:tab/></text:span><text:span text:style-name="T5">Proč jen mlčíš, Pane, když zloba lidská život maří? </text:span><text:span text:style-name="T5"><text:line-break/></text:span><text:span text:style-name="T5">Proč se nezastane pravdy tvá moc?</text:span></text:p>
                <text:p text:style-name="P82"><text:span text:style-name="T5">1. </text:span><text:span text:style-name="T5"><text:tab/></text:span><text:span text:style-name="T5">Když tě jako lotra zatýkali, </text:span><text:span text:style-name="T5"><text:line-break/></text:span><text:span text:style-name="T5">moh´s je o své síle přesvědčit, </text:span><text:span text:style-name="T5"><text:line-break/></text:span><text:span text:style-name="T5">Petra v dlani meč teď přímo pálí, </text:span><text:span text:style-name="T5"><text:line-break/></text:span><text:span text:style-name="T5">a přece´s mu zakázal se bít. Ref.</text:span></text:p>
                <text:p text:style-name="P82"><text:span text:style-name="T5">2.</text:span><text:span text:style-name="T5"><text:tab/></text:span><text:span text:style-name="T5">Zakusils, Pane, nelidská muka, </text:span><text:span text:style-name="T5"><text:line-break/></text:span><text:span text:style-name="T5">když ti důtky záda rozbily, </text:span><text:span text:style-name="T5"><text:line-break/></text:span><text:span text:style-name="T5">zakusils, co umí lidská ruka, </text:span><text:span text:style-name="T5"><text:line-break/></text:span><text:span text:style-name="T5">když člověka pravda rozčílí. </text:span></text:p>
                <text:p text:style-name="P82"><text:span text:style-name="T5">3.</text:span><text:span text:style-name="T5"><text:tab/></text:span><text:span text:style-name="T5">Poznals, Pane, co je přízeň davu, </text:span><text:span text:style-name="T5"><text:line-break/></text:span><text:span text:style-name="T5">v této chvíli žádá život tvůj, </text:span><text:span text:style-name="T5"><text:line-break/></text:span><text:span text:style-name="T5">když ti včera provolával slávu, </text:span><text:span text:style-name="T5"><text:line-break/></text:span><text:span text:style-name="T5">pro změnu dnes křičí „ ukřižuj“.</text:span></text:p>
                <text:p text:style-name="P82"><text:span text:style-name="T5">4.</text:span><text:span text:style-name="T5"><text:tab/></text:span><text:span text:style-name="T5">Dnes jako dřív nad světem kříž stojí, </text:span><text:span text:style-name="T5"><text:line-break/></text:span><text:span text:style-name="T5">na tom kříži umírat tě zřím </text:span><text:span text:style-name="T5"><text:line-break/></text:span><text:span text:style-name="T5">a odpověď na otázku svoji </text:span><text:span text:style-name="T5"><text:line-break/></text:span><text:span text:style-name="T5">z tvé zsinalé tváře vyčíst smím.</text:span></text:p>
              </text:list-header>
            </text:list>
          </draw:text-box>
        </draw:frame>
        <draw:custom-shape draw:name="Text Box 3" draw:style-name="gr357" draw:text-style-name="P12" draw:layer="layout" svg:width="3.718cm" svg:height="1.108cm" svg:x="23.799cm" svg:y="0cm">
          <text:list text:style-name="L1">
            <text:list-header>
              <text:p text:style-name="P11"><text:span text:style-name="T6">2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3" presentation:class="page"/>
          <draw:frame presentation:style-name="pr1" draw:text-style-name="P5" draw:layer="layout" svg:width="15.239cm" svg:height="11.429cm" svg:x="1.905cm" svg:y="12.065cm" presentation:class="notes" presentation:placeholder="true">
            <draw:text-box/>
          </draw:frame>
        </presentation:notes>
      </draw:page>
      <draw:page draw:name="page3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0"><text:span text:style-name="T5">Proč jsou jen lidé zlí, já ptám se proč se nenávidí</text:span><text:span text:style-name="T5"><text:line-break/></text:span><text:span text:style-name="T5">já ptám se proč si jen pořád lžou </text:span><text:span text:style-name="T5"><text:line-break/></text:span><text:span text:style-name="T5">a Boží lásku nevidí, nevidí. </text:span></text:p>
              </text:list-item>
              <text:list-item>
                <text:p text:style-name="P40"><text:span text:style-name="T5">Proč kytky nekvetou, já se ptám, proč vodu nelze pít, </text:span><text:span text:style-name="T5"><text:line-break/></text:span><text:span text:style-name="T5">já se ptám proč lesy nešumí, </text:span><text:span text:style-name="T5"><text:line-break/></text:span><text:span text:style-name="T5">když Bůh chtěl, aby všichni mohli žít, mohli žít. </text:span></text:p>
              </text:list-item>
            </text:list>
            <text:list text:style-name="L4">
              <text:list-header>
                <text:p text:style-name="P47"><text:span text:style-name="T5">3.</text:span><text:span text:style-name="T5"><text:tab/></text:span><text:span text:style-name="T5">Proč pravda mlčívá, já se ptám, proč láska odchází, </text:span><text:span text:style-name="T5"><text:line-break/></text:span><text:span text:style-name="T5">já se ptám, proč naděj umírá, </text:span><text:span text:style-name="T5"><text:line-break/></text:span><text:span text:style-name="T5">když Boží vláda přichází, přichází.</text:span></text:p>
              </text:list-header>
            </text:list>
            <text:list text:style-name="L19">
              <text:list-item>
                <text:p text:style-name="P40"><text:span text:style-name="T5">Proč víra usíná, já se ptám, proč radost nezpívá, </text:span><text:span text:style-name="T5"><text:line-break/></text:span><text:span text:style-name="T5">já se ptám, proč milost nezáří, </text:span><text:span text:style-name="T5"><text:line-break/></text:span><text:span text:style-name="T5">když světla v zimě přibývá, přibývá.</text:span></text:p>
              </text:list-item>
            </text:list>
            <text:list text:style-name="L4">
              <text:list-header>
                <text:p text:style-name="P83"><text:span text:style-name="T5">5. Proč pastýři ne troubí, já se ptám, proč vládci neklečí, </text:span><text:span text:style-name="T5"><text:line-break/></text:span><text:span text:style-name="T5">já se ptám, proč ty se neměníš, </text:span><text:span text:style-name="T5"><text:line-break/></text:span><text:span text:style-name="T5">když narodil se Pán Ježíš, Pán Ježíš.</text:span></text:p>
              </text:list-header>
            </text:list>
          </draw:text-box>
        </draw:frame>
        <draw:custom-shape draw:name="Text Box 3" draw:style-name="gr358" draw:text-style-name="P12" draw:layer="layout" svg:width="3.718cm" svg:height="1.108cm" svg:x="23.799cm" svg:y="0cm">
          <text:list text:style-name="L1">
            <text:list-header>
              <text:p text:style-name="P11"><text:span text:style-name="T6">2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4" presentation:class="page"/>
          <draw:frame presentation:style-name="pr1" draw:text-style-name="P5" draw:layer="layout" svg:width="15.239cm" svg:height="11.429cm" svg:x="1.905cm" svg:y="12.065cm" presentation:class="notes" presentation:placeholder="true">
            <draw:text-box/>
          </draw:frame>
        </presentation:notes>
      </draw:page>
      <draw:page draw:name="page3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Proč pro Krista neměli místa, </text:span><text:span text:style-name="T5"><text:line-break/></text:span><text:span text:style-name="T5">proč přehlédli to, co se chystá, </text:span><text:span text:style-name="T5"><text:line-break/></text:span><text:span text:style-name="T5">proč ho vůbec nemohli vystát, proč? </text:span></text:p>
                <text:p text:style-name="P41"><text:span text:style-name="T5">1. </text:span><text:span text:style-name="T5"><text:tab/></text:span><text:span text:style-name="T5">Byli tenkrát lidé divní asi jako dnes, </text:span><text:span text:style-name="T5"><text:line-break/></text:span><text:span text:style-name="T5">po Ježíši přece neštěk‘ ani jeden pes, </text:span><text:span text:style-name="T5"><text:line-break/></text:span><text:span text:style-name="T5">a když jim chtěl podat ruku, pomoci jim vstát, </text:span><text:span text:style-name="T5"><text:line-break/></text:span><text:span text:style-name="T5">začali ho ve svém shluku sprostě křižovat. </text:span></text:p>
                <text:p text:style-name="P41"><text:span text:style-name="T5">2.</text:span><text:span text:style-name="T5"><text:tab/></text:span><text:span text:style-name="T5">Dneska máme jiné formy jak dát Kristu znát, </text:span><text:span text:style-name="T5"><text:line-break/></text:span><text:span text:style-name="T5">že musíme plnit normy - není čas se kát. </text:span><text:span text:style-name="T5"><text:line-break/></text:span><text:span text:style-name="T5">Křižování vymizelo, zato svedem lhát, </text:span><text:span text:style-name="T5"><text:line-break/></text:span><text:span text:style-name="T5">po zádech mu pro pár drobných k ďáblu vyšplhat. </text:span></text:p>
                <text:p text:style-name="P41"><text:span text:style-name="T5">3.</text:span><text:span text:style-name="T5"><text:tab/></text:span><text:span text:style-name="T5">Mám takový divný pocit, když se tážu proč – </text:span><text:span text:style-name="T5"><text:line-break/></text:span><text:span text:style-name="T5">vždyť by z toho mohl povstat pěkný kolotoč. </text:span><text:span text:style-name="T5"><text:line-break/></text:span><text:span text:style-name="T5">S ďáblem já se v kole točím, pak nemohu spát, </text:span><text:span text:style-name="T5"><text:line-break/></text:span><text:span text:style-name="T5">z hlavy mně už vůbec nejde: proč mě Pán má rád. <text:s/></text:span></text:p>
              </text:list-header>
            </text:list>
          </draw:text-box>
        </draw:frame>
        <draw:custom-shape draw:name="Text Box 3" draw:style-name="gr359" draw:text-style-name="P12" draw:layer="layout" svg:width="3.718cm" svg:height="1.108cm" svg:x="23.799cm" svg:y="0cm">
          <text:list text:style-name="L1">
            <text:list-header>
              <text:p text:style-name="P11"><text:span text:style-name="T6">2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5" presentation:class="page"/>
          <draw:frame presentation:style-name="pr1" draw:text-style-name="P5" draw:layer="layout" svg:width="15.239cm" svg:height="11.429cm" svg:x="1.905cm" svg:y="12.065cm" presentation:class="notes" presentation:placeholder="true">
            <draw:text-box/>
          </draw:frame>
        </presentation:notes>
      </draw:page>
      <draw:page draw:name="page3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text:tab/></text:span><text:span text:style-name="T5">Proč se bouří národové, radí se o věcech zlých, </text:span><text:span text:style-name="T5"><text:line-break/></text:span><text:span text:style-name="T5">prahnou jako řvoucí lvové kořist třímat v drápech svých? </text:span><text:span text:style-name="T5"><text:line-break/></text:span><text:span text:style-name="T5">Panovníka k smíchu nutí nesmrtelní vládci dnů, </text:span><text:span text:style-name="T5"><text:line-break/></text:span><text:span text:style-name="T5">kteří zdávna touží zvrátit Boží trůn. </text:span></text:p>
                <text:p text:style-name="P33"><text:span text:style-name="T5"/></text:p>
              </text:list-header>
            </text:list>
            <text:list text:style-name="L13">
              <text:list-item>
                <text:p text:style-name="P14"><text:span text:style-name="T5">Jako hrnčíř v hněvu tříští džbány prutem železným, </text:span><text:span text:style-name="T5"><text:line-break/></text:span><text:span text:style-name="T5">hněte hlínu pro čas příští, mluví Bůh se světem svým. </text:span><text:span text:style-name="T5"><text:line-break/></text:span><text:span text:style-name="T5">Králi věků, tichý Králi, cesty tvé jdou mnohem dál, </text:span><text:span text:style-name="T5"><text:line-break/></text:span><text:span text:style-name="T5">než kam dohlédnem my malí, dřív než svět byl, tys tu stál. </text:span></text:p>
              </text:list-item>
            </text:list>
            <text:list text:style-name="L4">
              <text:list-header>
                <text:p text:style-name="P33"><text:span text:style-name="T5"/></text:p>
                <text:p text:style-name="P33"><text:span text:style-name="T5">2. Novou zemi, nové nebe zaslíbil Bůh pokojným. </text:span><text:span text:style-name="T5"><text:line-break/></text:span><text:span text:style-name="T5">Držte dobré, stůjte v pravdě, služte slabým, nesvorným. Nedoufejte v moudrost lidí, v sílu paží, mečů svých, </text:span><text:span text:style-name="T5"><text:line-break/></text:span><text:span text:style-name="T5">jen kdo v bázni Boží chodí, světlo spatří, pravý mír.</text:span></text:p>
              </text:list-header>
            </text:list>
          </draw:text-box>
        </draw:frame>
        <draw:custom-shape draw:name="Text Box 3" draw:style-name="gr360" draw:text-style-name="P12" draw:layer="layout" svg:width="3.718cm" svg:height="1.108cm" svg:x="23.799cm" svg:y="0cm">
          <text:list text:style-name="L1">
            <text:list-header>
              <text:p text:style-name="P11"><text:span text:style-name="T6">2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6" presentation:class="page"/>
          <draw:frame presentation:style-name="pr1" draw:text-style-name="P5" draw:layer="layout" svg:width="15.239cm" svg:height="11.429cm" svg:x="1.905cm" svg:y="12.065cm" presentation:class="notes" presentation:placeholder="true">
            <draw:text-box/>
          </draw:frame>
        </presentation:notes>
      </draw:page>
      <draw:page draw:name="page3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č se bouří národy a lidé marně myslí, </text:span><text:span text:style-name="T5"><text:line-break/></text:span><text:span text:style-name="T5">proč konají závody, kdo dřív zmate smysly? </text:span></text:p>
                <text:p text:style-name="P41"><text:span text:style-name="T5">2.</text:span><text:span text:style-name="T5"><text:tab/></text:span><text:span text:style-name="T5">Proč se radí knížata, vůdcové a páni, </text:span><text:span text:style-name="T5"><text:line-break/></text:span><text:span text:style-name="T5">jak natáhnout tenata, která Boha zraní?</text:span></text:p>
                <text:p text:style-name="P41"><text:span text:style-name="T5">3.</text:span><text:span text:style-name="T5"><text:tab/></text:span><text:span text:style-name="T5">Hrajou si jen na pány, Pán - ten sídlí v nebi, </text:span><text:span text:style-name="T5"><text:line-break/></text:span><text:span text:style-name="T5">ať jsou mu pocty vzdávány, či ať jen slyší kletby.</text:span></text:p>
                <text:p text:style-name="P41"><text:span text:style-name="T5">4.</text:span><text:span text:style-name="T5"><text:tab/></text:span><text:span text:style-name="T5">Zatímco se motají lidé pořád v kruhu, </text:span><text:span text:style-name="T5"><text:line-break/></text:span><text:span text:style-name="T5">Bůh se směje potají, jak jde jim vláda k duhu.</text:span></text:p>
                <text:p text:style-name="P41"><text:span text:style-name="T5">5.</text:span><text:span text:style-name="T5"><text:tab/></text:span><text:span text:style-name="T5">Jeho smích však za chvíli může taky přestat; </text:span><text:span text:style-name="T5"><text:line-break/></text:span><text:span text:style-name="T5">potom země zakvílí, když ji začne trestat.</text:span></text:p>
              </text:list-header>
            </text:list>
            <text:list text:style-name="L26">
              <text:list-item>
                <text:p text:style-name="P40"><text:span text:style-name="T5">Vemte rozum do hrsti, všichni lidé světa, </text:span><text:span text:style-name="T5"><text:line-break/></text:span><text:span text:style-name="T5">nechlubte se hrdostí, sic je po nás veta. </text:span></text:p>
              </text:list-item>
            </text:list>
            <text:list text:style-name="L4">
              <text:list-header>
                <text:p text:style-name="P41"><text:span text:style-name="T5"><text:tab/></text:span><text:span text:style-name="T5">Blahoslavení jsou ti, blahoslavení jsou ti, </text:span><text:span text:style-name="T5"><text:line-break/></text:span><text:span text:style-name="T5">blahoslavení jsou ti, kdo v něho věří. </text:span></text:p>
              </text:list-header>
            </text:list>
          </draw:text-box>
        </draw:frame>
        <draw:custom-shape draw:name="Text Box 3" draw:style-name="gr361" draw:text-style-name="P12" draw:layer="layout" svg:width="3.718cm" svg:height="1.108cm" svg:x="23.799cm" svg:y="0cm">
          <text:list text:style-name="L1">
            <text:list-header>
              <text:p text:style-name="P11"><text:span text:style-name="T6">2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7" presentation:class="page"/>
          <draw:frame presentation:style-name="pr1" draw:text-style-name="P5" draw:layer="layout" svg:width="15.239cm" svg:height="11.429cm" svg:x="1.905cm" svg:y="12.065cm" presentation:class="notes" presentation:placeholder="true">
            <draw:text-box/>
          </draw:frame>
        </presentation:notes>
      </draw:page>
      <draw:page draw:name="page3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č vítr zháší plamen </text:span><text:span text:style-name="T5"><text:line-break/></text:span><text:span text:style-name="T5">a štíhlá svíce zhasne? </text:span><text:span text:style-name="T5"><text:line-break/></text:span><text:span text:style-name="T5">Proč srdce ztvrdne v kámen, </text:span><text:span text:style-name="T5"><text:line-break/></text:span><text:span text:style-name="T5">pak přejdou chvíle krásné? </text:span><text:span text:style-name="T5"><text:line-break/></text:span><text:span text:style-name="T5">Proč končej šťastný chvíle </text:span><text:span text:style-name="T5"><text:line-break/></text:span><text:span text:style-name="T5">a zůstane jen stesk? </text:span><text:span text:style-name="T5"><text:line-break/></text:span><text:span text:style-name="T5">Proč nedíváš se mile </text:span><text:span text:style-name="T5"><text:line-break/></text:span><text:span text:style-name="T5">a z očí zmizí lesk? </text:span></text:p>
                <text:p text:style-name="P41"><text:span text:style-name="T5"><text:tab/></text:span></text:p>
                <text:p text:style-name="P84"><text:span text:style-name="T5"><text:tab/></text:span><text:span text:style-name="T5">Vykroč dál, nejsi zrnko v prachu u cesty, </text:span><text:span text:style-name="T5"><text:line-break/></text:span><text:span text:style-name="T5">po kterém lidi šlapou. </text:span><text:span text:style-name="T5"><text:line-break/></text:span><text:span text:style-name="T5">Vykroč dál, směr ti udává slovo laskavé, </text:span><text:span text:style-name="T5"><text:line-break/></text:span><text:span text:style-name="T5">Bible bude ti mapou. Vykroč dál. </text:span></text:p>
              </text:list-header>
            </text:list>
          </draw:text-box>
        </draw:frame>
        <draw:custom-shape draw:name="Text Box 3" draw:style-name="gr362" draw:text-style-name="P12" draw:layer="layout" svg:width="3.718cm" svg:height="1.108cm" svg:x="23.799cm" svg:y="0cm">
          <text:list text:style-name="L1">
            <text:list-header>
              <text:p text:style-name="P11"><text:span text:style-name="T6">272</text:span></text:p>
            </text:list-header>
          </text:list>
          <draw:enhanced-geometry svg:viewBox="0 0 21600 21600" draw:type="mso-spt202" draw:enhanced-path="M 0 0 L 21600 0 21600 21600 0 21600 0 0 Z N"/>
        </draw:custom-shape>
        <draw:custom-shape draw:name="Rectangle 4" draw:style-name="gr363" draw:text-style-name="P85" draw:layer="layout" svg:width="12.153cm" svg:height="16.722cm" svg:x="13.988cm" svg:y="1.905cm">
          <text:list text:style-name="L1">
            <text:list-header>
              <text:p text:style-name="P41"><text:span text:style-name="T16">2. </text:span><text:span text:style-name="T16"><text:tab/></text:span><text:span text:style-name="T16">Proč rozcházej se lidi, </text:span><text:span text:style-name="T16"><text:line-break/></text:span><text:span text:style-name="T16">když zničej vztahy krásný? </text:span><text:span text:style-name="T16"><text:line-break/></text:span><text:span text:style-name="T16">Proč druhých chyby vidí </text:span><text:span text:style-name="T16"><text:line-break/></text:span><text:span text:style-name="T16">a svoje nemaj jasný? </text:span><text:span text:style-name="T16"><text:line-break/></text:span><text:span text:style-name="T16">Proč každý chce být pánem </text:span><text:span text:style-name="T16"><text:line-break/></text:span><text:span text:style-name="T16">a nechce ustoupit? </text:span><text:span text:style-name="T16"><text:line-break/></text:span><text:span text:style-name="T16">Proč úctu spálí plamen </text:span><text:span text:style-name="T16"><text:line-break/></text:span><text:span text:style-name="T16">jsa nadutostí syt? </text:span></text:p>
              <text:p text:style-name="P41"><text:span text:style-name="T16"><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358" presentation:class="page"/>
          <draw:frame presentation:style-name="pr1" draw:text-style-name="P5" draw:layer="layout" svg:width="15.239cm" svg:height="11.429cm" svg:x="1.905cm" svg:y="12.065cm" presentation:class="notes" presentation:placeholder="true">
            <draw:text-box/>
          </draw:frame>
        </presentation:notes>
      </draw:page>
      <draw:page draw:name="page3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48"><text:span text:style-name="T5">Proč zvykli jsme si snadno žít </text:span><text:span text:style-name="T5"><text:line-break/></text:span><text:span text:style-name="T5">a málo přemýšlet, </text:span><text:span text:style-name="T5"><text:line-break/></text:span><text:span text:style-name="T5">oč v budoucnosti má nám jít </text:span><text:span text:style-name="T5"><text:line-break/></text:span><text:span text:style-name="T5">a jak se změnil svět? </text:span></text:p>
              </text:list-item>
            </text:list>
            <text:list text:style-name="L4">
              <text:list-header>
                <text:p text:style-name="P53"><text:span text:style-name="T5">R: </text:span><text:span text:style-name="T5"><text:tab/></text:span><text:span text:style-name="T5">Proto přemýšlej, proto díky vzdej </text:span><text:span text:style-name="T5"><text:line-break/></text:span><text:span text:style-name="T5">a všem lidem pomoz rád. </text:span><text:span text:style-name="T5"><text:line-break/></text:span><text:span text:style-name="T5">Zkus jednou vážně víru brát, </text:span><text:span text:style-name="T5"><text:line-break/></text:span><text:span text:style-name="T5">člověkem se stát. </text:span></text:p>
                <text:p text:style-name="P53"><text:span text:style-name="T5">2.</text:span><text:span text:style-name="T5"><text:tab/></text:span><text:span text:style-name="T5">Bůh přišel v Kristu na dotek, </text:span><text:span text:style-name="T5"><text:line-break/></text:span><text:span text:style-name="T5">jak máme děkovat? </text:span><text:span text:style-name="T5"><text:line-break/></text:span><text:span text:style-name="T5">Kdo poznal, že je Kristus Rek, </text:span><text:span text:style-name="T5"><text:line-break/></text:span><text:span text:style-name="T5">ten umí díky vzdát. </text:span></text:p>
                <text:p text:style-name="P53"><text:span text:style-name="T5">3.</text:span><text:span text:style-name="T5"><text:tab/></text:span><text:span text:style-name="T5">Kdo o Bohu jen vypráví </text:span><text:span text:style-name="T5"><text:line-break/></text:span><text:span text:style-name="T5">a nesplácí mu dluh, </text:span><text:span text:style-name="T5"><text:line-break/></text:span><text:span text:style-name="T5">ten o tajemství sotva ví, </text:span><text:span text:style-name="T5"><text:line-break/></text:span><text:span text:style-name="T5">že v bližních je skryt Bůh. </text:span></text:p>
              </text:list-header>
            </text:list>
          </draw:text-box>
        </draw:frame>
        <draw:custom-shape draw:name="Text Box 3" draw:style-name="gr364" draw:text-style-name="P12" draw:layer="layout" svg:width="3.718cm" svg:height="1.108cm" svg:x="23.799cm" svg:y="0cm">
          <text:list text:style-name="L1">
            <text:list-header>
              <text:p text:style-name="P11"><text:span text:style-name="T6">2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9" presentation:class="page"/>
          <draw:frame presentation:style-name="pr1" draw:text-style-name="P5" draw:layer="layout" svg:width="15.239cm" svg:height="11.429cm" svg:x="1.905cm" svg:y="12.065cm" presentation:class="notes" presentation:placeholder="true">
            <draw:text-box/>
          </draw:frame>
        </presentation:notes>
      </draw:page>
      <draw:page draw:name="page3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rosíme tě, dej nám, Pane, sílu, </text:span><text:span text:style-name="T5"><text:line-break/></text:span><text:span text:style-name="T5">chceme začít podle slov tvých žít, </text:span><text:span text:style-name="T5"><text:line-break/></text:span><text:span text:style-name="T5">věříme, že jednou budem v míru </text:span><text:span text:style-name="T5"><text:line-break/></text:span><text:span text:style-name="T5">společně u tvého stolu víno pít. </text:span></text:p>
                <text:p text:style-name="P32"><text:span text:style-name="T5"> </text:span></text:p>
                <text:p text:style-name="P32"><text:span text:style-name="T5">2. Dívej se na všechny naše zkoušky, </text:span><text:span text:style-name="T5"><text:line-break/></text:span><text:span text:style-name="T5">jak se utápíme v starostech, </text:span><text:span text:style-name="T5"><text:line-break/></text:span><text:span text:style-name="T5">bez tebe by svět byl jenom pouští, </text:span><text:span text:style-name="T5"><text:line-break/></text:span><text:span text:style-name="T5">bez tebe by život neměl vůbec žádný cíl. </text:span></text:p>
                <text:p text:style-name="P32"><text:span text:style-name="T5"> </text:span></text:p>
                <text:p text:style-name="P32"><text:span text:style-name="T5">3. = 1. </text:span></text:p>
                <text:p text:style-name="P32"><text:span text:style-name="T5"> </text:span></text:p>
              </text:list-header>
            </text:list>
          </draw:text-box>
        </draw:frame>
        <draw:custom-shape draw:name="Text Box 3" draw:style-name="gr365" draw:text-style-name="P12" draw:layer="layout" svg:width="3.718cm" svg:height="1.108cm" svg:x="23.799cm" svg:y="0cm">
          <text:list text:style-name="L1">
            <text:list-header>
              <text:p text:style-name="P11"><text:span text:style-name="T6">2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0" presentation:class="page"/>
          <draw:frame presentation:style-name="pr1" draw:text-style-name="P5" draw:layer="layout" svg:width="15.239cm" svg:height="11.429cm" svg:x="1.905cm" svg:y="12.065cm" presentation:class="notes" presentation:placeholder="true">
            <draw:text-box/>
          </draw:frame>
        </presentation:notes>
      </draw:page>
      <draw:page draw:name="page3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Prosíme tě, Pane, buď s námi celý den, </text:span><text:span text:style-name="T5"><text:line-break/></text:span><text:span text:style-name="T5">ať ve všem, co se stane, jsi námi oslaven.</text:span></text:p>
                <text:p text:style-name="P41"><text:span text:style-name="T5">R: </text:span><text:span text:style-name="T5"><text:tab/></text:span><text:span text:style-name="T5">Pane náš, prosíme, dej, </text:span><text:span text:style-name="T5"><text:line-break/></text:span><text:span text:style-name="T5">ať smutek není králem a bolest princeznou, </text:span><text:span text:style-name="T5"><text:line-break/></text:span><text:span text:style-name="T5">slunce ať má správný jas, </text:span><text:span text:style-name="T5"><text:line-break/></text:span><text:span text:style-name="T5">v tobě pravou radost ať smutní naleznou, </text:span><text:span text:style-name="T5"><text:line-break/></text:span><text:span text:style-name="T5">prosíme tě, vyslyš nás.</text:span></text:p>
                <text:p text:style-name="P41"><text:span text:style-name="T5">2. </text:span><text:span text:style-name="T5"><text:tab/></text:span><text:span text:style-name="T5">Ať přestanem se mračit a dokážem se smát, </text:span><text:span text:style-name="T5"><text:line-break/></text:span><text:span text:style-name="T5">ať umí znovu začít ten, koho zastih‘ pád.</text:span></text:p>
              </text:list-header>
            </text:list>
            <text:list text:style-name="L9">
              <text:list-item>
                <text:p text:style-name="P40"><text:span text:style-name="T5">Ať postavíme chrámy z tvé lásky v srdcích svých, </text:span><text:span text:style-name="T5"><text:line-break/></text:span><text:span text:style-name="T5">buď celý dnešek s námi, ať přemůžeme hřích.</text:span></text:p>
              </text:list-item>
            </text:list>
            <text:list text:style-name="L4">
              <text:list-header>
                <text:p text:style-name="P80"><text:span text:style-name="T5">4. Ať nejdem spát s otázkou, co ty nám zítra dáš, </text:span><text:span text:style-name="T5"><text:line-break/></text:span><text:span text:style-name="T5">ať všechno přijmem s láskou, jak ty nás přijímáš.</text:span></text:p>
              </text:list-header>
            </text:list>
          </draw:text-box>
        </draw:frame>
        <draw:custom-shape draw:name="Text Box 3" draw:style-name="gr366" draw:text-style-name="P12" draw:layer="layout" svg:width="3.718cm" svg:height="1.108cm" svg:x="23.799cm" svg:y="0cm">
          <text:list text:style-name="L1">
            <text:list-header>
              <text:p text:style-name="P11"><text:span text:style-name="T6">2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1" presentation:class="page"/>
          <draw:frame presentation:style-name="pr1" draw:text-style-name="P5" draw:layer="layout" svg:width="15.239cm" svg:height="11.429cm" svg:x="1.905cm" svg:y="12.065cm" presentation:class="notes" presentation:placeholder="true">
            <draw:text-box/>
          </draw:frame>
        </presentation:notes>
      </draw:page>
      <draw:page draw:name="page3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9"><text:span text:style-name="T5"><text:tab/></text:span><text:span text:style-name="T5">V Písmu svatém čteme, že Ježíš zvěd' svůj hlas </text:span><text:span text:style-name="T5"><text:line-break/></text:span><text:span text:style-name="T5">(: panství Boží blízko, vrať se, teď je čas. :) </text:span></text:p>
                <text:p text:style-name="P49"><text:span text:style-name="T5">R: </text:span><text:span text:style-name="T5"><text:tab/></text:span><text:span text:style-name="T5">Před tvou tváří, Pane, nemám vůbec nic, </text:span><text:span text:style-name="T5"><text:line-break/></text:span><text:span text:style-name="T5">jen tvé slovo dané: Jdi a nehřeš víc, </text:span><text:span text:style-name="T5"><text:line-break/></text:span><text:span text:style-name="T5">jen tvé slovo dané: Jdi a nehřeš víc.</text:span></text:p>
                <text:p text:style-name="P49"><text:span text:style-name="T5">1.</text:span><text:span text:style-name="T5"><text:tab/></text:span><text:span text:style-name="T5">Jako Mojžíš váhám, nemám vůbec nic. </text:span><text:span text:style-name="T5"><text:line-break/></text:span><text:span text:style-name="T5">(: Bůh však vodu dá nám. Jdi a nehřeš víc. :)</text:span></text:p>
                <text:p text:style-name="P49"><text:span text:style-name="T5">2.</text:span><text:span text:style-name="T5"><text:tab/></text:span><text:span text:style-name="T5">S Jonášem chci utéct, nemám vůbec nic. </text:span><text:span text:style-name="T5"><text:line-break/></text:span><text:span text:style-name="T5">(: Úkol dá se unést. Jdi a nehřeš víc. :) </text:span><text:span text:style-name="T5"><text:tab/></text:span><text:span text:style-name="T5"><text:tab/></text:span><text:span text:style-name="T5">Ref.</text:span></text:p>
                <text:p text:style-name="P49"><text:span text:style-name="T5">3.</text:span><text:span text:style-name="T5"><text:tab/></text:span><text:span text:style-name="T5">Jako žena lehká nemám vůbec nic. </text:span><text:span text:style-name="T5"><text:line-break/></text:span><text:span text:style-name="T5">(: S láskou se však setkám. Jdi a nehřeš víc. :)</text:span></text:p>
                <text:p text:style-name="P49"><text:span text:style-name="T5">4.</text:span><text:span text:style-name="T5"><text:tab/></text:span><text:span text:style-name="T5">Pyšně sbohem dávám, nemám vůbec nic. </text:span><text:span text:style-name="T5"><text:line-break/></text:span><text:span text:style-name="T5">(: Díky ti, zas vstávám. Jdi a nehřeš víc. :) </text:span><text:span text:style-name="T5"><text:tab/></text:span><text:span text:style-name="T5"><text:tab/></text:span><text:span text:style-name="T5">Ref. </text:span></text:p>
              </text:list-header>
            </text:list>
          </draw:text-box>
        </draw:frame>
        <draw:custom-shape draw:name="Text Box 3" draw:style-name="gr367" draw:text-style-name="P12" draw:layer="layout" svg:width="3.718cm" svg:height="1.108cm" svg:x="23.799cm" svg:y="0cm">
          <text:list text:style-name="L1">
            <text:list-header>
              <text:p text:style-name="P11"><text:span text:style-name="T6">2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2" presentation:class="page"/>
          <draw:frame presentation:style-name="pr1" draw:text-style-name="P5" draw:layer="layout" svg:width="15.239cm" svg:height="11.429cm" svg:x="1.905cm" svg:y="12.065cm" presentation:class="notes" presentation:placeholder="true">
            <draw:text-box/>
          </draw:frame>
        </presentation:notes>
      </draw:page>
      <draw:page draw:name="page3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6"><text:span text:style-name="T11">R: </text:span><text:span text:style-name="T11"><text:tab/></text:span><text:span text:style-name="T11">Přicházím k tobě, Pane, hříšník jsem, to víš, </text:span><text:span text:style-name="T11"><text:line-break/></text:span><text:span text:style-name="T11">přicházím denně, pokaždé mi odpustíš, </text:span><text:span text:style-name="T11"><text:line-break/></text:span><text:span text:style-name="T11">přichází jiní a co s nimi uděláš? </text:span><text:span text:style-name="T11"><text:line-break/></text:span><text:span text:style-name="T11">Rád je vždy vyslechneš a pomoc jim dáš. </text:span></text:p>
                <text:p text:style-name="P86"><text:span text:style-name="T11">1. </text:span><text:span text:style-name="T11"><text:tab/></text:span><text:span text:style-name="T11">Ať jsem sám nebo s někým, já přicházím, </text:span><text:span text:style-name="T11"><text:line-break/></text:span><text:span text:style-name="T11">za sebe i za ostatní stále prosím. </text:span><text:span text:style-name="T11"><text:line-break/></text:span><text:span text:style-name="T11">Ať je léto nebo zima, já přicházím, </text:span><text:span text:style-name="T11"><text:line-break/></text:span><text:span text:style-name="T11">za toho, kdo starosti má, stále prosím. </text:span></text:p>
                <text:p text:style-name="P86"><text:span text:style-name="T11">2.</text:span><text:span text:style-name="T11"><text:tab/></text:span><text:span text:style-name="T11">Ať je večer či den bílý, já přicházím, </text:span><text:span text:style-name="T11"><text:line-break/></text:span><text:span text:style-name="T11">za ty, jimž naděje chybí, stále prosím. </text:span><text:span text:style-name="T11"><text:line-break/></text:span><text:span text:style-name="T11">Ať jsem doma nebo v práci, já přicházím, </text:span><text:span text:style-name="T11"><text:line-break/></text:span><text:span text:style-name="T11">za ty, jimž se radost vrací, stále prosím. <text:s/></text:span></text:p>
                <text:p text:style-name="P86"><text:span text:style-name="T11">3.</text:span><text:span text:style-name="T11"><text:tab/></text:span><text:span text:style-name="T11">Ať jsem v kterémkoliv místě, já přicházím,</text:span><text:span text:style-name="T11"><text:line-break/></text:span><text:span text:style-name="T11"> za všechny, jež znám i neznám, stále prosím. </text:span><text:span text:style-name="T11"><text:line-break/></text:span><text:span text:style-name="T11">Na cestách za přáteli, já přicházím, </text:span><text:span text:style-name="T11"><text:line-break/></text:span><text:span text:style-name="T11">za ty, kdo o tobě neví, stále prosím.</text:span></text:p>
                <text:p text:style-name="P86"><text:span text:style-name="T11"><text:tab/></text:span><text:span text:style-name="T11">Přicházíš ke mně, Pane, hříšník jsem, to víš, </text:span><text:span text:style-name="T11"><text:line-break/></text:span><text:span text:style-name="T11">přicházíš denně, pokaždé mi odpustíš. </text:span><text:span text:style-name="T11"><text:line-break/></text:span><text:span text:style-name="T11">Přicházíš k jiným a co s nimi uděláš? </text:span><text:span text:style-name="T11"><text:line-break/></text:span><text:span text:style-name="T11">Rád je vždy vyslechneš a pomoc jim dáš.</text:span></text:p>
              </text:list-header>
            </text:list>
          </draw:text-box>
        </draw:frame>
        <draw:custom-shape draw:name="Text Box 2051" draw:style-name="gr368" draw:text-style-name="P12" draw:layer="layout" svg:width="3.718cm" svg:height="1.108cm" svg:x="23.799cm" svg:y="0cm">
          <text:list text:style-name="L1">
            <text:list-header>
              <text:p text:style-name="P11"><text:span text:style-name="T6">2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3" presentation:class="page"/>
          <draw:frame presentation:style-name="pr1" draw:text-style-name="P5" draw:layer="layout" svg:width="15.239cm" svg:height="11.429cm" svg:x="1.905cm" svg:y="12.065cm" presentation:class="notes" presentation:placeholder="true">
            <draw:text-box/>
          </draw:frame>
        </presentation:notes>
      </draw:page>
      <draw:page draw:name="page3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Přijď již, přijď, Duchu stvořiteli, Duchu smíření. </text:span><text:span text:style-name="T5"><text:line-break/></text:span><text:span text:style-name="T5">Přijď již a proměň svět náš celý v nové stvoření.</text:span></text:p>
                <text:p text:style-name="P32"><text:span text:style-name="T5"> </text:span></text:p>
                <text:p text:style-name="P35"><text:span text:style-name="T5">R: </text:span><text:span text:style-name="T5"><text:tab/></text:span><text:span text:style-name="T5">Duchu svatý, nás svou mocí v lásce obnovuj. </text:span><text:span text:style-name="T5"><text:line-break/></text:span><text:span text:style-name="T5">Nezanech nás bez pomoci, daruj pokoj svůj.</text:span></text:p>
                <text:p text:style-name="P32"><text:span text:style-name="T5"> </text:span></text:p>
                <text:p text:style-name="P32"><text:span text:style-name="T5">2. Probuď svým dechem kosti suché, zažeň temnotu. </text:span><text:span text:style-name="T5"><text:line-break/></text:span><text:span text:style-name="T5">Najdi zbloudilé, oslov hluché, žehnej životu.</text:span></text:p>
                <text:p text:style-name="P32"><text:span text:style-name="T5"> </text:span></text:p>
                <text:p text:style-name="P32"><text:span text:style-name="T5">3. Probuď svědomí otupené, sbližuj národy, </text:span><text:span text:style-name="T5"><text:line-break/></text:span><text:span text:style-name="T5">zavěj a přiveď zotročené v říši svobody. </text:span></text:p>
              </text:list-header>
            </text:list>
          </draw:text-box>
        </draw:frame>
        <draw:custom-shape draw:name="Text Box 3" draw:style-name="gr369" draw:text-style-name="P12" draw:layer="layout" svg:width="3.718cm" svg:height="1.108cm" svg:x="23.799cm" svg:y="0cm">
          <text:list text:style-name="L1">
            <text:list-header>
              <text:p text:style-name="P11"><text:span text:style-name="T6">2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4" presentation:class="page"/>
          <draw:frame presentation:style-name="pr1" draw:text-style-name="P5" draw:layer="layout" svg:width="15.239cm" svg:height="11.429cm" svg:x="1.905cm" svg:y="12.065cm" presentation:class="notes" presentation:placeholder="true">
            <draw:text-box/>
          </draw:frame>
        </presentation:notes>
      </draw:page>
      <draw:page draw:name="page3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text:span><text:span text:style-name="T5"><text:tab/></text:span><text:span text:style-name="T5">Přijď k nám, tvůj lid tě čeká, </text:span><text:span text:style-name="T5"><text:line-break/></text:span><text:span text:style-name="T5">přijď k nám jako přítel náš, </text:span><text:span text:style-name="T5"><text:line-break/></text:span><text:span text:style-name="T5">tak přijď k nám, tvůj lid tě čeká, </text:span><text:span text:style-name="T5"><text:line-break/></text:span><text:span text:style-name="T5">přijď k nám jako přítel náš. </text:span></text:p>
                <text:p text:style-name="P20"><text:span text:style-name="T5"/></text:p>
                <text:p text:style-name="P21"><text:span text:style-name="T5">1. </text:span><text:span text:style-name="T5"><text:tab/></text:span><text:span text:style-name="T5">Já tančím a štěstím moje srdce hoří, </text:span><text:span text:style-name="T5"><text:line-break/></text:span><text:span text:style-name="T5">přijď k nám jako přítel náš. </text:span><text:span text:style-name="T5"><text:line-break/></text:span><text:span text:style-name="T5">Má radost, Pane, hradby smutku zboří, </text:span><text:span text:style-name="T5"><text:line-break/></text:span><text:span text:style-name="T5">přijď k nám jako přítel náš. </text:span></text:p>
                <text:p text:style-name="P20"><text:span text:style-name="T5"/></text:p>
                <text:p text:style-name="P21"><text:span text:style-name="T5">2. </text:span><text:span text:style-name="T5"><text:tab/></text:span><text:span text:style-name="T5">Já stokrát když padám, otrok cizích lidí, přijď …</text:span><text:span text:style-name="T5"><text:line-break/></text:span><text:span text:style-name="T5">A vstávám znova, moje oči vidí, přijď …</text:span></text:p>
                <text:p text:style-name="P20"><text:span text:style-name="T5"/></text:p>
                <text:p text:style-name="P21"><text:span text:style-name="T5">3. </text:span><text:span text:style-name="T5"><text:tab/></text:span><text:span text:style-name="T5">Mou cestou jdou mnozí steskem omrzelí, přijď …</text:span><text:span text:style-name="T5"><text:line-break/></text:span><text:span text:style-name="T5">Tak zboř ty hradby, co nás ještě dělí, přijď …</text:span></text:p>
              </text:list-header>
            </text:list>
          </draw:text-box>
        </draw:frame>
        <draw:custom-shape draw:name="Text Box 3" draw:style-name="gr370" draw:text-style-name="P12" draw:layer="layout" svg:width="3.718cm" svg:height="1.108cm" svg:x="23.799cm" svg:y="0cm">
          <text:list text:style-name="L1">
            <text:list-header>
              <text:p text:style-name="P11"><text:span text:style-name="T6">2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5" presentation:class="page"/>
          <draw:frame presentation:style-name="pr1" draw:text-style-name="P5" draw:layer="layout" svg:width="15.239cm" svg:height="11.429cm" svg:x="1.905cm" svg:y="12.065cm" presentation:class="notes" presentation:placeholder="true">
            <draw:text-box/>
          </draw:frame>
        </presentation:notes>
      </draw:page>
      <draw:page draw:name="page3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Přijď království tvé</text:span><text:span text:style-name="T5"><text:line-break/></text:span><text:span text:style-name="T5">přijď království tvé,</text:span><text:span text:style-name="T5"><text:line-break/></text:span><text:span text:style-name="T5">přijď království tvé,</text:span><text:span text:style-name="T5"><text:line-break/></text:span><text:span text:style-name="T5">amen. </text:span></text:p>
                <text:p text:style-name="P14"><text:span text:style-name="T5"/></text:p>
                <text:p text:style-name="P14"><text:span text:style-name="T9"/></text:p>
                <text:p text:style-name="P87"><text:span text:style-name="T9">Na dně mých sil - mám-li všeho dost - přijď království tvé </text:span><text:span text:style-name="T9"><text:tab/></text:span></text:p>
                <text:p text:style-name="P14"><text:span text:style-name="T9">Vládne-li lež - vládne-li strach - v lhostejném klidu - přijď …</text:span></text:p>
                <text:p text:style-name="P87"><text:span text:style-name="T9">Chybí-li radost - chybí - li láska - v naší nedověře <text:s/>- přijď ….</text:span><text:span text:style-name="T9"><text:tab/></text:span></text:p>
                <text:p text:style-name="P14"><text:span text:style-name="T9">Do kostelů - do modliteb - do našeho zpěvu - přijď …</text:span></text:p>
                <text:p text:style-name="P14"><text:span text:style-name="T9">Do našich srdcí - do našich rukou - do našich očí – přijď …</text:span></text:p>
                <text:p text:style-name="P14"><text:span text:style-name="T9">Mezi nemocné - mezi osamělé - mezi vězněné – přijď …</text:span></text:p>
              </text:list-header>
            </text:list>
          </draw:text-box>
        </draw:frame>
        <draw:custom-shape draw:name="Text Box 3" draw:style-name="gr371" draw:text-style-name="P12" draw:layer="layout" svg:width="3.718cm" svg:height="1.108cm" svg:x="23.799cm" svg:y="0cm">
          <text:list text:style-name="L1">
            <text:list-header>
              <text:p text:style-name="P11"><text:span text:style-name="T6">2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6" presentation:class="page"/>
          <draw:frame presentation:style-name="pr1" draw:text-style-name="P5" draw:layer="layout" svg:width="15.239cm" svg:height="11.429cm" svg:x="1.905cm" svg:y="12.065cm" presentation:class="notes" presentation:placeholder="true">
            <draw:text-box/>
          </draw:frame>
        </presentation:notes>
      </draw:page>
      <draw:page draw:name="page3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řijď, přijď, přijď, přijď už, Pane, také k nám. </text:span><text:span text:style-name="T5"><text:line-break/></text:span><text:span text:style-name="T5">Přijď, přijď, přijď, přijď a veď nás k výšinám. </text:span><text:span text:style-name="T5"><text:line-break/></text:span><text:span text:style-name="T5">Potěš srdce zoufalé, pomoz víře nestálé, </text:span><text:span text:style-name="T5"><text:line-break/></text:span><text:span text:style-name="T5">přijď už, Pane, také k nám. </text:span></text:p>
                <text:p text:style-name="P20"><text:span text:style-name="T5"/></text:p>
              </text:list-header>
            </text:list>
            <text:list text:style-name="L5">
              <text:list-item>
                <text:p text:style-name="P14"><text:span text:style-name="T5">Vzpomínáme na den, kdy se chudý král </text:span><text:span text:style-name="T5"><text:line-break/></text:span><text:span text:style-name="T5">vzdálen od mocných narodil, </text:span><text:span text:style-name="T5"><text:line-break/></text:span><text:span text:style-name="T5">na den, kdy se Pán raděj slávy vzdal, </text:span><text:span text:style-name="T5"><text:line-break/></text:span><text:span text:style-name="T5">by každému dobře poradil. </text:span></text:p>
                <text:p text:style-name="P14"><text:span text:style-name="T5"/></text:p>
              </text:list-item>
            </text:list>
            <text:list text:style-name="L4">
              <text:list-header>
                <text:p text:style-name="P21"><text:span text:style-name="T5">2. </text:span><text:span text:style-name="T5"><text:tab/></text:span><text:span text:style-name="T5">Kristus věděl, že pravda se neváže </text:span><text:span text:style-name="T5"><text:line-break/></text:span><text:span text:style-name="T5">na to, co soudí světský pán. </text:span><text:span text:style-name="T5"><text:line-break/></text:span><text:span text:style-name="T5">Našel v síle víry dost kuráže </text:span><text:span text:style-name="T5"><text:line-break/></text:span><text:span text:style-name="T5">říci to, i když byl bičován. </text:span></text:p>
              </text:list-header>
            </text:list>
          </draw:text-box>
        </draw:frame>
        <draw:custom-shape draw:name="Text Box 3" draw:style-name="gr372" draw:text-style-name="P12" draw:layer="layout" svg:width="3.718cm" svg:height="1.108cm" svg:x="23.799cm" svg:y="0cm">
          <text:list text:style-name="L1">
            <text:list-header>
              <text:p text:style-name="P11"><text:span text:style-name="T6">2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7" presentation:class="page"/>
          <draw:frame presentation:style-name="pr1" draw:text-style-name="P5" draw:layer="layout" svg:width="15.239cm" svg:height="11.429cm" svg:x="1.905cm" svg:y="12.065cm" presentation:class="notes" presentation:placeholder="true">
            <draw:text-box/>
          </draw:frame>
        </presentation:notes>
      </draw:page>
      <draw:page draw:name="page3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řijď, přijď, přijď, přijď už, Pane, také k nám. </text:span><text:span text:style-name="T5"><text:line-break/></text:span><text:span text:style-name="T5">Přijď, přijď, přijď, přijď a veď nás k výšinám. </text:span><text:span text:style-name="T5"><text:line-break/></text:span><text:span text:style-name="T5">Potěš srdce zoufalé, pomoz víře nestálé, </text:span><text:span text:style-name="T5"><text:line-break/></text:span><text:span text:style-name="T5">přijď už, Pane, také k nám. </text:span></text:p>
                <text:p text:style-name="P20"><text:span text:style-name="T5"/></text:p>
              </text:list-header>
            </text:list>
            <text:list text:style-name="L9">
              <text:list-item>
                <text:p text:style-name="P14"><text:span text:style-name="T5">Když pak nebe zcela zakryl černý kříž </text:span><text:span text:style-name="T5"><text:line-break/></text:span><text:span text:style-name="T5">a ty upřímné vyděsil, </text:span><text:span text:style-name="T5"><text:line-break/></text:span><text:span text:style-name="T5">zdálo se, že Pán prohrál, ale víš, </text:span><text:span text:style-name="T5"><text:line-break/></text:span><text:span text:style-name="T5">že nad smrtí provždy zvítězil. </text:span></text:p>
                <text:p text:style-name="P14"><text:span text:style-name="T5"/></text:p>
              </text:list-item>
            </text:list>
            <text:list text:style-name="L4">
              <text:list-header>
                <text:p text:style-name="P21"><text:span text:style-name="T5">4.</text:span><text:span text:style-name="T5"><text:tab/></text:span><text:span text:style-name="T5">Za to, že jsi světlo přines', měj náš dík, </text:span><text:span text:style-name="T5"><text:line-break/></text:span><text:span text:style-name="T5">světlo, jež tmy mříž rozláme. </text:span><text:span text:style-name="T5"><text:line-break/></text:span><text:span text:style-name="T5">Hle - již začal kvést dávno suchý fík! </text:span><text:span text:style-name="T5"><text:line-break/></text:span><text:span text:style-name="T5">Chudý Králi, k tobě voláme.</text:span></text:p>
              </text:list-header>
            </text:list>
          </draw:text-box>
        </draw:frame>
        <draw:custom-shape draw:name="Text Box 1027" draw:style-name="gr373" draw:text-style-name="P12" draw:layer="layout" svg:width="3.718cm" svg:height="1.108cm" svg:x="23.799cm" svg:y="0cm">
          <text:list text:style-name="L1">
            <text:list-header>
              <text:p text:style-name="P11"><text:span text:style-name="T6">2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8" presentation:class="page"/>
          <draw:frame presentation:style-name="pr1" draw:text-style-name="P5" draw:layer="layout" svg:width="15.239cm" svg:height="11.429cm" svg:x="1.905cm" svg:y="12.065cm" presentation:class="notes" presentation:placeholder="true">
            <draw:text-box/>
          </draw:frame>
        </presentation:notes>
      </draw:page>
      <draw:page draw:name="page3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Připojte k loutnám zvony, ať díků tóny mohou zase znít. </text:span><text:span text:style-name="T5"><text:line-break/></text:span><text:span text:style-name="T5">Ať s touhle písní novou lidé mohou do života jít. <text:s/></text:span></text:p>
              </text:list-item>
            </text:list>
            <text:list text:style-name="L4">
              <text:list-header>
                <text:p text:style-name="P21"><text:span text:style-name="T5"><text:tab/></text:span><text:span text:style-name="T5">Zazvoňte na poplach, světlo se ztrácí, </text:span><text:span text:style-name="T5"><text:line-break/></text:span><text:span text:style-name="T5">zazvoňte silněji, tam se k nám vrací, </text:span><text:span text:style-name="T5"><text:line-break/></text:span><text:span text:style-name="T5">probuď se, člověče, nezůstaň stát, </text:span><text:span text:style-name="T5"><text:line-break/></text:span><text:span text:style-name="T5">vždyť žít, to znamená cestou se dát. </text:span></text:p>
                <text:p text:style-name="P20"><text:span text:style-name="T5"/></text:p>
                <text:p text:style-name="P21"><text:span text:style-name="T5">2.</text:span><text:span text:style-name="T5"><text:tab/></text:span><text:span text:style-name="T5">Popros v těžké době, ať také tobě světla přidá Pán, </text:span><text:span text:style-name="T5"><text:line-break/></text:span><text:span text:style-name="T5">ať každý s jeho slovem v duchu novém nese tíhu ran.</text:span></text:p>
                <text:p text:style-name="P21"><text:span text:style-name="T5"><text:tab/></text:span><text:span text:style-name="T5">Ať lidmi otřese, když u nich zazní: </text:span><text:span text:style-name="T5"><text:line-break/></text:span><text:span text:style-name="T5">„Zhyne, kdo nehne se, stůjte si, blázni. </text:span><text:span text:style-name="T5"><text:line-break/></text:span><text:span text:style-name="T5">Tak, jako Babylon, postavte věž, </text:span><text:span text:style-name="T5"><text:line-break/></text:span><text:span text:style-name="T5">ať lidi zastraší pýcha a lež.“ </text:span></text:p>
                <text:p text:style-name="P20"><text:span text:style-name="T5"/></text:p>
                <text:p text:style-name="P21"><text:span text:style-name="T5">3.</text:span><text:span text:style-name="T5"><text:tab/></text:span><text:span text:style-name="T5">Připojte k loutnám zvony, ať díků tóny mohou zase znít. </text:span><text:span text:style-name="T5"><text:line-break/></text:span><text:span text:style-name="T5">Ať s touhle písní novou lidé mohou do života jít.</text:span></text:p>
              </text:list-header>
            </text:list>
          </draw:text-box>
        </draw:frame>
        <draw:custom-shape draw:name="Text Box 3" draw:style-name="gr374" draw:text-style-name="P12" draw:layer="layout" svg:width="3.718cm" svg:height="1.108cm" svg:x="23.799cm" svg:y="0cm">
          <text:list text:style-name="L1">
            <text:list-header>
              <text:p text:style-name="P11"><text:span text:style-name="T6">2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69" presentation:class="page"/>
          <draw:frame presentation:style-name="pr1" draw:text-style-name="P5" draw:layer="layout" svg:width="15.239cm" svg:height="11.429cm" svg:x="1.905cm" svg:y="12.065cm" presentation:class="notes" presentation:placeholder="true">
            <draw:text-box/>
          </draw:frame>
        </presentation:notes>
      </draw:page>
      <draw:page draw:name="page3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Půjdu já, půjdu já, půjdu já tam domů, </text:span><text:span text:style-name="T5"><text:line-break/></text:span><text:span text:style-name="T5">Půjdu já, půjdu já, půjdu já tam. </text:span><text:span text:style-name="T5"><text:line-break/></text:span><text:span text:style-name="T5">Tady se můj čas krátí. </text:span></text:p>
                <text:p text:style-name="P20"><text:span text:style-name="T5"/></text:p>
                <text:p text:style-name="P21"><text:span text:style-name="T5">1. </text:span><text:span text:style-name="T5"><text:tab/></text:span><text:span text:style-name="T5">Můj Pán mě volá, už v dáli hřmí a blýská. </text:span><text:span text:style-name="T5"><text:line-break/></text:span><text:span text:style-name="T5">Zvuk fanfár zní dnes v duši mé, zní. </text:span><text:span text:style-name="T5"><text:line-break/></text:span><text:span text:style-name="T5">Tady se můj čas krátí. </text:span></text:p>
                <text:p text:style-name="P20"><text:span text:style-name="T5"/></text:p>
                <text:p text:style-name="P21"><text:span text:style-name="T5">2. </text:span><text:span text:style-name="T5"><text:tab/></text:span><text:span text:style-name="T5">Skláním se k zemi teď s bázní a chvěním. </text:span><text:span text:style-name="T5"><text:line-break/></text:span><text:span text:style-name="T5">Zvuk famfár zní dnes v duši mé, zní. </text:span><text:span text:style-name="T5"><text:line-break/></text:span><text:span text:style-name="T5">Tady se můj čas krátí. </text:span></text:p>
              </text:list-header>
            </text:list>
          </draw:text-box>
        </draw:frame>
        <draw:custom-shape draw:name="Text Box 3" draw:style-name="gr375" draw:text-style-name="P12" draw:layer="layout" svg:width="3.718cm" svg:height="1.108cm" svg:x="23.799cm" svg:y="0cm">
          <text:list text:style-name="L1">
            <text:list-header>
              <text:p text:style-name="P11"><text:span text:style-name="T6">2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0" presentation:class="page"/>
          <draw:frame presentation:style-name="pr1" draw:text-style-name="P5" draw:layer="layout" svg:width="15.239cm" svg:height="11.429cm" svg:x="1.905cm" svg:y="12.065cm" presentation:class="notes" presentation:placeholder="true">
            <draw:text-box/>
          </draw:frame>
        </presentation:notes>
      </draw:page>
      <draw:page draw:name="page3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teal away, steal away, steal away to Jesus, </text:span><text:span text:style-name="T5"><text:line-break/></text:span><text:span text:style-name="T5">steal away, steal away home. </text:span><text:span text:style-name="T5"><text:line-break/></text:span><text:span text:style-name="T5">I ain't got long to stay here.</text:span></text:p>
                <text:p text:style-name="P20"><text:span text:style-name="T5"/></text:p>
                <text:p text:style-name="P21"><text:span text:style-name="T5">1.</text:span><text:span text:style-name="T5"><text:tab/></text:span><text:span text:style-name="T5">My Lord, he calls me, he calls me by the thunder. </text:span><text:span text:style-name="T5"><text:line-break/></text:span><text:span text:style-name="T5">The trumpet sounds within - a my soul. </text:span><text:span text:style-name="T5"><text:line-break/></text:span><text:span text:style-name="T5">I ain't got long to stay here. Ref.</text:span></text:p>
                <text:p text:style-name="P20"><text:span text:style-name="T5"/></text:p>
                <text:p text:style-name="P21"><text:span text:style-name="T5">2.</text:span><text:span text:style-name="T5"><text:tab/></text:span><text:span text:style-name="T5">Green trees a - bending, poor sinners stand a - trembling. </text:span><text:span text:style-name="T5"><text:line-break/></text:span><text:span text:style-name="T5">The trumpet sounds within - a my soul. <text:s/></text:span><text:span text:style-name="T5"><text:line-break/></text:span><text:span text:style-name="T5">I ain't got long to stay here.</text:span></text:p>
                <text:p text:style-name="P20"><text:span text:style-name="T5"/></text:p>
              </text:list-header>
            </text:list>
          </draw:text-box>
        </draw:frame>
        <draw:custom-shape draw:name="Text Box 3" draw:style-name="gr376" draw:text-style-name="P12" draw:layer="layout" svg:width="3.718cm" svg:height="1.108cm" svg:x="23.799cm" svg:y="0cm">
          <text:list text:style-name="L1">
            <text:list-header>
              <text:p text:style-name="P11"><text:span text:style-name="T6">2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1" presentation:class="page"/>
          <draw:frame presentation:style-name="pr1" draw:text-style-name="P5" draw:layer="layout" svg:width="15.239cm" svg:height="11.429cm" svg:x="1.905cm" svg:y="12.065cm" presentation:class="notes" presentation:placeholder="true">
            <draw:text-box/>
          </draw:frame>
        </presentation:notes>
      </draw:page>
      <draw:page draw:name="page3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 Radujte se, bratři neboť blízko je Pán, </text:span><text:span text:style-name="T5"><text:line-break/></text:span><text:span text:style-name="T5">blízko je Pán, blízko je Pán. </text:span><text:span text:style-name="T5"><text:line-break/></text:span><text:span text:style-name="T5">Radujte se, bratři neboť blízko je Pán, </text:span><text:span text:style-name="T5"><text:line-break/></text:span><text:span text:style-name="T5">neboť blízko už je Pán. </text:span></text:p>
                <text:p text:style-name="P33"><text:span text:style-name="T5"/></text:p>
              </text:list-header>
            </text:list>
            <text:list text:style-name="L13">
              <text:list-item>
                <text:p text:style-name="P14"><text:span text:style-name="T5">O nic se nestrachujte, on dobře o vás ví, </text:span><text:span text:style-name="T5"><text:line-break/></text:span><text:span text:style-name="T5">jen v modlitbě ho proste a on vám odpoví. </text:span></text:p>
                <text:p text:style-name="P14"><text:span text:style-name="T5"/></text:p>
              </text:list-item>
            </text:list>
            <text:list text:style-name="L4">
              <text:list-header>
                <text:p text:style-name="P33"><text:span text:style-name="T5">2. Jen spolu v lásce žijte, i když je doba zlá </text:span><text:span text:style-name="T5"><text:line-break/></text:span><text:span text:style-name="T5">a vzhůru pozdvihněte svá srdce znavená. </text:span></text:p>
                <text:p text:style-name="P33"><text:span text:style-name="T5"/></text:p>
                <text:p text:style-name="P33"><text:span text:style-name="T5">3. On slabým dodá sílu, že půjdou zase dál, </text:span><text:span text:style-name="T5"><text:line-break/></text:span><text:span text:style-name="T5">a každou bolest ztiší a v radost změní žal. </text:span></text:p>
              </text:list-header>
            </text:list>
          </draw:text-box>
        </draw:frame>
        <draw:custom-shape draw:name="Text Box 3" draw:style-name="gr377" draw:text-style-name="P12" draw:layer="layout" svg:width="3.718cm" svg:height="1.108cm" svg:x="23.799cm" svg:y="0cm">
          <text:list text:style-name="L1">
            <text:list-header>
              <text:p text:style-name="P11"><text:span text:style-name="T6">2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2" presentation:class="page"/>
          <draw:frame presentation:style-name="pr1" draw:text-style-name="P5" draw:layer="layout" svg:width="15.239cm" svg:height="11.429cm" svg:x="1.905cm" svg:y="12.065cm" presentation:class="notes" presentation:placeholder="true">
            <draw:text-box/>
          </draw:frame>
        </presentation:notes>
      </draw:page>
      <draw:page draw:name="page3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3"><text:span text:style-name="T5">Ráno je smutné, jdu z práce domů </text:span><text:span text:style-name="T5"><text:line-break/></text:span><text:span text:style-name="T5">a jako dřív musím si říct: </text:span><text:span text:style-name="T5"><text:line-break/></text:span><text:span text:style-name="T5">to slunce se má - to nedělá nic </text:span><text:span text:style-name="T5"><text:line-break/></text:span><text:span text:style-name="T5">jen bloumá po nebesích </text:span></text:p>
                <text:p text:style-name="P33"><text:span text:style-name="T5"><text:s/></text:span><text:span text:style-name="T5">Dřu se na jiné a já trpím hlad </text:span><text:span text:style-name="T5"><text:line-break/></text:span><text:span text:style-name="T5">mé děti ty neznají smích </text:span><text:span text:style-name="T5"><text:line-break/></text:span><text:span text:style-name="T5">to slunce se má - to nedělá nic </text:span><text:span text:style-name="T5"><text:line-break/></text:span><text:span text:style-name="T5">jen bloumá po nebesích </text:span></text:p>
                <text:p text:style-name="P33"><text:span text:style-name="T5"><text:s/></text:span><text:span text:style-name="T5">(: Můj Bože tam v nebi vyslyš mé přání </text:span><text:span text:style-name="T5"><text:line-break/></text:span><text:span text:style-name="T5">vždyť znáš můj veliký žal </text:span><text:span text:style-name="T5"><text:line-break/></text:span><text:span text:style-name="T5">Tak pošli ten oblak pro mne za svítání <text:s/></text:span><text:span text:style-name="T5"><text:line-break/></text:span><text:span text:style-name="T5">a dej mi poznat ten ráj </text:span></text:p>
                <text:p text:style-name="P33"><text:span text:style-name="T5"><text:s/></text:span><text:span text:style-name="T5">Zbav mě mých strastí a utiš můj pláč </text:span><text:span text:style-name="T5"><text:line-break/></text:span><text:span text:style-name="T5">dej mi to po čem toužím: </text:span><text:span text:style-name="T5"><text:line-break/></text:span><text:span text:style-name="T5">jak slunce se mít a nedělat nic </text:span><text:span text:style-name="T5"><text:line-break/></text:span><text:span text:style-name="T5">jen bloumat po nebesích :)</text:span></text:p>
              </text:list-header>
            </text:list>
          </draw:text-box>
        </draw:frame>
        <draw:custom-shape draw:name="Text Box 3" draw:style-name="gr378" draw:text-style-name="P12" draw:layer="layout" svg:width="3.718cm" svg:height="1.108cm" svg:x="23.799cm" svg:y="0cm">
          <text:list text:style-name="L1">
            <text:list-header>
              <text:p text:style-name="P11"><text:span text:style-name="T6">2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3" presentation:class="page"/>
          <draw:frame presentation:style-name="pr1" draw:text-style-name="P5" draw:layer="layout" svg:width="15.239cm" svg:height="11.429cm" svg:x="1.905cm" svg:y="12.065cm" presentation:class="notes" presentation:placeholder="true">
            <draw:text-box/>
          </draw:frame>
        </presentation:notes>
      </draw:page>
      <draw:page draw:name="page3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8"><text:span text:style-name="T5">R: </text:span><text:span text:style-name="T5"><text:tab/></text:span><text:span text:style-name="T5">Rok za rokem roky, léta jdou, </text:span><text:span text:style-name="T5"><text:line-break/></text:span><text:span text:style-name="T5">k roku rok, v ruku laskavou, ó Pane, v ruku tvou, </text:span><text:span text:style-name="T5"><text:line-break/></text:span><text:span text:style-name="T5">vkládám dny a roky tak, jak jdou.</text:span></text:p>
                <text:p text:style-name="P33"><text:span text:style-name="T5"/></text:p>
              </text:list-header>
            </text:list>
            <text:list text:style-name="L13">
              <text:list-item>
                <text:p text:style-name="P14"><text:span text:style-name="T5">Znám časy, kdy tě smích opustí, vím o těch dobách zlých, </text:span><text:span text:style-name="T5"><text:line-break/></text:span><text:span text:style-name="T5">vím o úhoru, bodláčí, o dechu, který nestačí. </text:span></text:p>
                <text:p text:style-name="P14"><text:span text:style-name="T5"/></text:p>
              </text:list-item>
            </text:list>
            <text:list text:style-name="L23">
              <text:list-item>
                <text:p text:style-name="P14"><text:span text:style-name="T5">Znám léta zářivá, hojný stůl a kalich oplývá </text:span><text:span text:style-name="T5"><text:line-break/></text:span><text:span text:style-name="T5">a píseň chválí růst i žeň, na tisíckrát jsi obdařen. </text:span></text:p>
                <text:p text:style-name="P14"><text:span text:style-name="T5"/></text:p>
              </text:list-item>
            </text:list>
            <text:list text:style-name="L4">
              <text:list-header>
                <text:p text:style-name="P18"><text:span text:style-name="T5">3.</text:span><text:span text:style-name="T5"><text:tab/></text:span><text:span text:style-name="T5">Svou ruku do dlaní silnějších, než je mé doufání, </text:span><text:span text:style-name="T5"><text:line-break/></text:span><text:span text:style-name="T5">já vložím s dechem posledním, za řekou času zemi zřím. </text:span></text:p>
                <text:p text:style-name="P33"><text:span text:style-name="T5"/></text:p>
              </text:list-header>
            </text:list>
          </draw:text-box>
        </draw:frame>
        <draw:custom-shape draw:name="Text Box 3" draw:style-name="gr379" draw:text-style-name="P12" draw:layer="layout" svg:width="3.718cm" svg:height="1.108cm" svg:x="23.799cm" svg:y="0cm">
          <text:list text:style-name="L1">
            <text:list-header>
              <text:p text:style-name="P11"><text:span text:style-name="T6">2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4" presentation:class="page"/>
          <draw:frame presentation:style-name="pr1" draw:text-style-name="P5" draw:layer="layout" svg:width="15.239cm" svg:height="11.429cm" svg:x="1.905cm" svg:y="12.065cm" presentation:class="notes" presentation:placeholder="true">
            <draw:text-box/>
          </draw:frame>
        </presentation:notes>
      </draw:page>
      <draw:page draw:name="page3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Rozsévač sil ve světle dne </text:span><text:span text:style-name="T5"><text:line-break/></text:span><text:span text:style-name="T5">to zrno dobré na pole své. </text:span><text:span text:style-name="T5"><text:line-break/></text:span><text:span text:style-name="T5">Když byla noc, jemu navzdory </text:span><text:span text:style-name="T5"><text:line-break/></text:span><text:span text:style-name="T5">ďábel prokletou setbu tam vsil. </text:span></text:p>
                <text:p text:style-name="P19"><text:span text:style-name="T5">2.</text:span><text:span text:style-name="T5"><text:tab/></text:span><text:span text:style-name="T5">Ta setba noci s tou setbou dne </text:span><text:span text:style-name="T5"><text:line-break/></text:span><text:span text:style-name="T5">v kořenech svých jsou prorostlé teď </text:span><text:span text:style-name="T5"><text:line-break/></text:span><text:span text:style-name="T5">chceš plejt koukol jseš chorý </text:span><text:span text:style-name="T5"><text:line-break/></text:span><text:span text:style-name="T5">to máš jako bys to pole zryl.</text:span></text:p>
                <text:p text:style-name="P19"><text:span text:style-name="T5">3.</text:span><text:span text:style-name="T5"><text:tab/></text:span><text:span text:style-name="T5">Nechte to růst po mnoho dní </text:span><text:span text:style-name="T5"><text:line-break/></text:span><text:span text:style-name="T5">vše musí uzrát až v době žní </text:span><text:span text:style-name="T5"><text:line-break/></text:span><text:span text:style-name="T5">dá Pán do stodol zrno dobrý </text:span><text:span text:style-name="T5"><text:line-break/></text:span><text:span text:style-name="T5">plevel dá na hnůj aby tam shnil.</text:span></text:p>
                <text:p text:style-name="P19"><text:span text:style-name="T5">4.</text:span><text:span text:style-name="T5"><text:tab/></text:span><text:span text:style-name="T5">To pole je náš svět a v něm roste </text:span><text:span text:style-name="T5"><text:line-break/></text:span><text:span text:style-name="T5">ďáblova setba i setba dne </text:span><text:span text:style-name="T5"><text:line-break/></text:span><text:span text:style-name="T5">mnohé jsou teď spory </text:span><text:span text:style-name="T5"><text:line-break/></text:span><text:span text:style-name="T5">zrnem kdo by kdo koukolem byl.</text:span></text:p>
              </text:list-header>
            </text:list>
          </draw:text-box>
        </draw:frame>
        <draw:custom-shape draw:name="Text Box 3" draw:style-name="gr380"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5" presentation:class="page"/>
          <draw:frame presentation:style-name="pr1" draw:text-style-name="P5" draw:layer="layout" svg:width="15.239cm" svg:height="11.429cm" svg:x="1.905cm" svg:y="12.065cm" presentation:class="notes" presentation:placeholder="true">
            <draw:text-box/>
          </draw:frame>
        </presentation:notes>
      </draw:page>
      <draw:page draw:name="page3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5.</text:span><text:span text:style-name="T5"><text:tab/></text:span><text:span text:style-name="T5">Vždyť je tu ten co sil když byla noc </text:span><text:span text:style-name="T5"><text:line-break/></text:span><text:span text:style-name="T5">a jeho lidi když získaj moc </text:span><text:span text:style-name="T5"><text:line-break/></text:span><text:span text:style-name="T5">stavěj lágry a komory </text:span><text:span text:style-name="T5"><text:line-break/></text:span><text:span text:style-name="T5">plevel lidskej aby oddělen byl.</text:span></text:p>
              </text:list-header>
            </text:list>
            <text:list text:style-name="L26">
              <text:list-item>
                <text:p text:style-name="P10"><text:span text:style-name="T5">Přicházej mnozí a pod různou lstí </text:span><text:span text:style-name="T5"><text:line-break/></text:span><text:span text:style-name="T5">tu lidskou setbu že pročistí </text:span><text:span text:style-name="T5"><text:line-break/></text:span><text:span text:style-name="T5">pak natáhne bačkory </text:span><text:span text:style-name="T5"><text:line-break/></text:span><text:span text:style-name="T5">za plevel kdo by označen byl.</text:span></text:p>
              </text:list-item>
            </text:list>
            <text:list text:style-name="L4">
              <text:list-header>
                <text:p text:style-name="P19"><text:span text:style-name="T5">7.</text:span><text:span text:style-name="T5"><text:tab/></text:span><text:span text:style-name="T5">A jak v celém poli tak i v duši tvé </text:span><text:span text:style-name="T5"><text:line-break/></text:span><text:span text:style-name="T5">je dobro se zlem fest prorostlé </text:span><text:span text:style-name="T5"><text:line-break/></text:span><text:span text:style-name="T5">tak sme dobrý i potvory </text:span><text:span text:style-name="T5"><text:line-break/></text:span><text:span text:style-name="T5">vždyť Bůh i ďábel přeci v srdci tvém sil.</text:span></text:p>
                <text:p text:style-name="P19"><text:span text:style-name="T5">8.</text:span><text:span text:style-name="T5"><text:tab/></text:span><text:span text:style-name="T5">Dyby tak přišli ňáký nemehla </text:span><text:span text:style-name="T5"><text:line-break/></text:span><text:span text:style-name="T5">že náš svět zbaví od všeho zla </text:span><text:span text:style-name="T5"><text:line-break/></text:span><text:span text:style-name="T5">řek bych vy blázni to sou fóry </text:span><text:span text:style-name="T5"><text:line-break/></text:span><text:span text:style-name="T5">kdo z nás by pak v tom poli zbyl</text:span></text:p>
              </text:list-header>
            </text:list>
          </draw:text-box>
        </draw:frame>
        <draw:custom-shape draw:name="Text Box 3" draw:style-name="gr381"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6" presentation:class="page"/>
          <draw:frame presentation:style-name="pr1" draw:text-style-name="P5" draw:layer="layout" svg:width="15.239cm" svg:height="11.429cm" svg:x="1.905cm" svg:y="12.065cm" presentation:class="notes" presentation:placeholder="true">
            <draw:text-box/>
          </draw:frame>
        </presentation:notes>
      </draw:page>
      <draw:page draw:name="page3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9.</text:span><text:span text:style-name="T5"><text:tab/></text:span><text:span text:style-name="T5">Kdo je zrnem dobrým </text:span><text:span text:style-name="T5"><text:line-break/></text:span><text:span text:style-name="T5">a kdo patří na hnůj </text:span><text:span text:style-name="T5"><text:line-break/></text:span><text:span text:style-name="T5">do toho Bohu ty nefušuj </text:span><text:span text:style-name="T5"><text:line-break/></text:span><text:span text:style-name="T5">my můžem třídit brambory </text:span><text:span text:style-name="T5"><text:line-break/></text:span><text:span text:style-name="T5">a nás si po žních přebere Bůh.</text:span></text:p>
                <text:p text:style-name="P19"><text:span text:style-name="T5">10. </text:span><text:span text:style-name="T5"><text:tab/></text:span><text:span text:style-name="T5">Nechte to růst jen to nech růst </text:span><text:span text:style-name="T5"><text:line-break/></text:span><text:span text:style-name="T5">ať spolu roste vše co má vzrůst </text:span><text:span text:style-name="T5"><text:line-break/></text:span><text:span text:style-name="T5">vždyť všechny hrůzy a horory </text:span><text:span text:style-name="T5"><text:line-break/></text:span><text:span text:style-name="T5">byly v touze by svět očištěn byl.</text:span></text:p>
              </text:list-header>
            </text:list>
          </draw:text-box>
        </draw:frame>
        <draw:custom-shape draw:name="Text Box 1027" draw:style-name="gr382" draw:text-style-name="P12" draw:layer="layout" svg:width="3.718cm" svg:height="1.108cm" svg:x="23.799cm" svg:y="0cm">
          <text:list text:style-name="L1">
            <text:list-header>
              <text:p text:style-name="P11"><text:span text:style-name="T6">2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7" presentation:class="page"/>
          <draw:frame presentation:style-name="pr1" draw:text-style-name="P5" draw:layer="layout" svg:width="15.239cm" svg:height="11.429cm" svg:x="1.905cm" svg:y="12.065cm" presentation:class="notes" presentation:placeholder="true">
            <draw:text-box/>
          </draw:frame>
        </presentation:notes>
      </draw:page>
      <draw:page draw:name="page3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Řek Mojžíš jednou lidu svému přišel čas, </text:span><text:span text:style-name="T5"><text:line-break/></text:span><text:span text:style-name="T5">dnes v noci tiše vytratí se každý z nás. <text:s/></text:span><text:span text:style-name="T5"><text:line-break/></text:span><text:span text:style-name="T5">Mává, mává nám všem svobodná zem. </text:span><text:span text:style-name="T5"><text:line-break/></text:span><text:span text:style-name="T5">Já říkám rovnou každý ať s tím počítá,</text:span><text:span text:style-name="T5"><text:line-break/></text:span><text:span text:style-name="T5">že cesta ke štěstí je trnitá. </text:span><text:span text:style-name="T5"><text:line-break/></text:span><text:span text:style-name="T5">Mává, mává nám všem svobodná zem. </text:span></text:p>
              </text:list-item>
            </text:list>
            <text:list text:style-name="L4">
              <text:list-header>
                <text:p text:style-name="P19"><text:span text:style-name="T5">R: </text:span><text:span text:style-name="T5"><text:tab/></text:span><text:span text:style-name="T5">Kdo se bojí vodou jít, ten podle tónů faraónú musí žít, </text:span><text:span text:style-name="T5"><text:line-break/></text:span><text:span text:style-name="T5">mává, mává nám všem svobodná zem. </text:span></text:p>
              </text:list-header>
            </text:list>
            <text:list text:style-name="L8">
              <text:list-item>
                <text:p text:style-name="P10"><text:span text:style-name="T5">Až první krůček bude jednou za námi, </text:span><text:span text:style-name="T5"><text:line-break/></text:span><text:span text:style-name="T5">tak nikdo nesmí zaváhat, dát na fámy. Mává, mává... </text:span><text:span text:style-name="T5"><text:line-break/></text:span><text:span text:style-name="T5">A tenhle vandr všem potomkům ukáže, </text:span><text:span text:style-name="T5"><text:line-break/></text:span><text:span text:style-name="T5">že šanci má jen ten, kdo má dost kuráže. </text:span><text:span text:style-name="T5"><text:line-break/></text:span><text:span text:style-name="T5">Mává, mává... </text:span></text:p>
              </text:list-item>
            </text:list>
            <text:list text:style-name="L4">
              <text:list-header>
                <text:p text:style-name="P19"><text:span text:style-name="T5">3.</text:span><text:span text:style-name="T5"><text:tab/></text:span><text:span text:style-name="T5">Ten starý příběh z Bible vám tu vykládám, </text:span><text:span text:style-name="T5"><text:line-break/></text:span><text:span text:style-name="T5">ať každý ví, že rozhodnout se musí sám. </text:span><text:span text:style-name="T5"><text:line-break/></text:span><text:span text:style-name="T5">Mává, mává... </text:span></text:p>
              </text:list-header>
            </text:list>
          </draw:text-box>
        </draw:frame>
        <draw:custom-shape draw:name="Text Box 3" draw:style-name="gr383" draw:text-style-name="P12" draw:layer="layout" svg:width="3.718cm" svg:height="1.108cm" svg:x="23.799cm" svg:y="0cm">
          <text:list text:style-name="L1">
            <text:list-header>
              <text:p text:style-name="P11"><text:span text:style-name="T6">2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8" presentation:class="page"/>
          <draw:frame presentation:style-name="pr1" draw:text-style-name="P5" draw:layer="layout" svg:width="15.239cm" svg:height="11.429cm" svg:x="1.905cm" svg:y="12.065cm" presentation:class="notes" presentation:placeholder="true">
            <draw:text-box/>
          </draw:frame>
        </presentation:notes>
      </draw:page>
      <draw:page draw:name="page3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 Řekni, v co doufá srdce tvý, :) </text:span><text:span text:style-name="T5"><text:line-break/></text:span><text:span text:style-name="T5">čistý ruce, čistej stůl, života půl, </text:span><text:span text:style-name="T5"><text:line-break/></text:span><text:span text:style-name="T5">řekni, v co doufá srdce tvý </text:span></text:p>
                <text:p text:style-name="P19"><text:span text:style-name="T5">2.</text:span><text:span text:style-name="T5"><text:tab/></text:span><text:span text:style-name="T5">(: Koukni, co zbylo z lásky tvý, :) </text:span><text:span text:style-name="T5"><text:line-break/></text:span><text:span text:style-name="T5">vlastní mozek, vlastní vůz, víš, co je blues, </text:span><text:span text:style-name="T5"><text:line-break/></text:span><text:span text:style-name="T5">ale už nezní v duši tvý.</text:span></text:p>
                <text:p text:style-name="P19"><text:span text:style-name="T5">3.</text:span><text:span text:style-name="T5"><text:tab/></text:span><text:span text:style-name="T5">(: Koukni, co zbylo z víry tvý, :) </text:span><text:span text:style-name="T5"><text:line-break/></text:span><text:span text:style-name="T5">kříž, co tlačí, nechceš nýst, chceš mít co jíst, </text:span><text:span text:style-name="T5"><text:line-break/></text:span><text:span text:style-name="T5">pro sebe i pro děti svý.</text:span></text:p>
                <text:p text:style-name="P19"><text:span text:style-name="T5">4.</text:span><text:span text:style-name="T5"><text:tab/></text:span><text:span text:style-name="T5">(: Koukni, co zbylo z lásky tvý, :) </text:span><text:span text:style-name="T5"><text:line-break/></text:span><text:span text:style-name="T5">břímě těžší kříže máš, strach o garáž, </text:span><text:span text:style-name="T5"><text:line-break/></text:span><text:span text:style-name="T5">o čest a o známý vlivný.</text:span></text:p>
                <text:p text:style-name="P19"><text:span text:style-name="T5">5.</text:span><text:span text:style-name="T5"><text:tab/></text:span><text:span text:style-name="T5">(: Řekni, v co doufá srdce tvý, :) </text:span><text:span text:style-name="T5"><text:line-break/></text:span><text:span text:style-name="T5">sůvy hlas ti nedá spát, bude se ptát, </text:span><text:span text:style-name="T5"><text:line-break/></text:span><text:span text:style-name="T5">řekni, v co doufá srdce tvý.</text:span></text:p>
              </text:list-header>
            </text:list>
          </draw:text-box>
        </draw:frame>
        <draw:custom-shape draw:name="Text Box 3" draw:style-name="gr384" draw:text-style-name="P12" draw:layer="layout" svg:width="3.718cm" svg:height="1.108cm" svg:x="23.799cm" svg:y="0cm">
          <text:list text:style-name="L1">
            <text:list-header>
              <text:p text:style-name="P11"><text:span text:style-name="T6">2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79" presentation:class="page"/>
          <draw:frame presentation:style-name="pr1" draw:text-style-name="P5" draw:layer="layout" svg:width="15.239cm" svg:height="11.429cm" svg:x="1.905cm" svg:y="12.065cm" presentation:class="notes" presentation:placeholder="true">
            <draw:text-box/>
          </draw:frame>
        </presentation:notes>
      </draw:page>
      <draw:page draw:name="page3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Říkají lidé častokrát, </text:span><text:span text:style-name="T5"><text:line-break/></text:span><text:span text:style-name="T5">že není za co děkovat. </text:span><text:span text:style-name="T5"><text:line-break/></text:span><text:span text:style-name="T5">Prý jsi nám, Pane, všechno vzal </text:span><text:span text:style-name="T5"><text:line-break/></text:span><text:span text:style-name="T5">a za to příliš málo dal. </text:span><text:span text:style-name="T5"><text:line-break/></text:span><text:span text:style-name="T5">(: Dej, abych vždycky najít znal, </text:span></text:p>
              </text:list-header>
            </text:list>
            <text:list text:style-name="L8">
              <text:list-item>
                <text:p text:style-name="P10"><text:span text:style-name="T5">Za tmavou noc i slunce jas </text:span><text:span text:style-name="T5"><text:line-break/></text:span><text:span text:style-name="T5">i že má každá věc svůj čas, </text:span><text:span text:style-name="T5"><text:line-break/></text:span><text:span text:style-name="T5">za ptačí chorál v alejích, </text:span><text:span text:style-name="T5"><text:line-break/></text:span><text:span text:style-name="T5">za úsměv lidí přátelských, </text:span><text:span text:style-name="T5"><text:line-break/></text:span><text:span text:style-name="T5">(: za vše, co mám i nemám rád, </text:span><text:span text:style-name="T5"><text:line-break/></text:span><text:span text:style-name="T5">není dost slov ti děkovat. :)</text:span></text:p>
              </text:list-item>
              <text:list-item>
                <text:p text:style-name="P10"><text:span text:style-name="T5">Za první sníh i první květ </text:span><text:span text:style-name="T5"><text:line-break/></text:span><text:span text:style-name="T5">i za moudrost, za celý svět, </text:span><text:span text:style-name="T5"><text:line-break/></text:span><text:span text:style-name="T5">za hukot měst i ticho skal, </text:span><text:span text:style-name="T5"><text:line-break/></text:span><text:span text:style-name="T5">za schopnosti, jež jsi mi dal, </text:span><text:span text:style-name="T5"><text:line-break/></text:span><text:span text:style-name="T5">(: za to, co smím i nesmím znát, </text:span><text:span text:style-name="T5"><text:line-break/></text:span><text:span text:style-name="T5">není dost slov ti děkovat. :)</text:span></text:p>
              </text:list-item>
            </text:list>
          </draw:text-box>
        </draw:frame>
        <draw:custom-shape draw:name="Text Box 3" draw:style-name="gr385" draw:text-style-name="P12" draw:layer="layout" svg:width="3.718cm" svg:height="1.108cm" svg:x="23.799cm" svg:y="0cm">
          <text:list text:style-name="L1">
            <text:list-header>
              <text:p text:style-name="P11"><text:span text:style-name="T6">2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0" presentation:class="page"/>
          <draw:frame presentation:style-name="pr1" draw:text-style-name="P5" draw:layer="layout" svg:width="15.239cm" svg:height="11.429cm" svg:x="1.905cm" svg:y="12.065cm" presentation:class="notes" presentation:placeholder="true">
            <draw:text-box/>
          </draw:frame>
        </presentation:notes>
      </draw:page>
      <draw:page draw:name="page3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Říkají nám pohané stále stejné, to samé, </text:span><text:span text:style-name="T5"><text:line-break/></text:span><text:span text:style-name="T5">že jsme svatí blázni, ustrnulí v bázni, </text:span><text:span text:style-name="T5"><text:line-break/></text:span><text:span text:style-name="T5">za pár let tu, za pár let tu, za pár let tu nebudem. </text:span></text:p>
                <text:p text:style-name="P32"><text:span text:style-name="T5"/></text:p>
                <text:p text:style-name="P35"><text:span text:style-name="T5">2.</text:span><text:span text:style-name="T5"><text:tab/></text:span><text:span text:style-name="T5">Pravdu ale nemáte, jenom se vychloubáte; </text:span><text:span text:style-name="T5"><text:line-break/></text:span><text:span text:style-name="T5">co dnes sladkou vůní, zrádnou bývá tůní; </text:span><text:span text:style-name="T5"><text:line-break/></text:span><text:span text:style-name="T5">Hospodina, jeho Syna, Hospodina neznáte.</text:span></text:p>
                <text:p text:style-name="P32"><text:span text:style-name="T5"/></text:p>
                <text:p text:style-name="P35"><text:span text:style-name="T5">3.</text:span><text:span text:style-name="T5"><text:tab/></text:span><text:span text:style-name="T5">K poslednímu troubení chceme být připraveni. </text:span><text:span text:style-name="T5"><text:line-break/></text:span><text:span text:style-name="T5">Až opona spadne, co je slavné, zvadne, </text:span><text:span text:style-name="T5"><text:line-break/></text:span><text:span text:style-name="T5">my žít budem, my žít budem, my žít budem, křesťané.</text:span></text:p>
                <text:p text:style-name="P32"><text:span text:style-name="T5"/></text:p>
              </text:list-header>
            </text:list>
          </draw:text-box>
        </draw:frame>
        <draw:custom-shape draw:name="Text Box 3" draw:style-name="gr386" draw:text-style-name="P12" draw:layer="layout" svg:width="3.718cm" svg:height="1.108cm" svg:x="23.799cm" svg:y="0cm">
          <text:list text:style-name="L1">
            <text:list-header>
              <text:p text:style-name="P11"><text:span text:style-name="T6">2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1" presentation:class="page"/>
          <draw:frame presentation:style-name="pr1" draw:text-style-name="P5" draw:layer="layout" svg:width="15.239cm" svg:height="11.429cm" svg:x="1.905cm" svg:y="12.065cm" presentation:class="notes" presentation:placeholder="true">
            <draw:text-box/>
          </draw:frame>
        </presentation:notes>
      </draw:page>
      <draw:page draw:name="page3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Říkám si má to vůbec cenu </text:span><text:span text:style-name="T5"><text:line-break/></text:span><text:span text:style-name="T5">když hledám zpěvník ráno v neděli </text:span><text:span text:style-name="T5"><text:line-break/></text:span><text:span text:style-name="T5">Říkám si má to vůbec cenu </text:span><text:span text:style-name="T5"><text:line-break/></text:span><text:span text:style-name="T5">nebo mám zůstat ležet v posteli </text:span><text:span text:style-name="T5"><text:line-break/></text:span><text:span text:style-name="T5">A když tak zkoumám váhu věcí </text:span><text:span text:style-name="T5"><text:line-break/></text:span><text:span text:style-name="T5">nad vším už zlomit hůl se přichystám </text:span><text:span text:style-name="T5"><text:line-break/></text:span><text:span text:style-name="T5">Přemítám čemu ještě věřit </text:span><text:span text:style-name="T5"><text:line-break/></text:span><text:span text:style-name="T5">a nakonec se v tom sám nevyznám </text:span><text:span text:style-name="T5"><text:line-break/></text:span><text:span text:style-name="T5"><text:line-break/></text:span><text:span text:style-name="T5">Přichází zavřenejma dveřma </text:span><text:span text:style-name="T5"><text:line-break/></text:span><text:span text:style-name="T5">a povídá všem vevnitř „Pokoj vám“ </text:span><text:span text:style-name="T5"><text:line-break/></text:span><text:span text:style-name="T5">koukám a vidím že svý ruce </text:span><text:span text:style-name="T5"><text:line-break/></text:span><text:span text:style-name="T5">zastrčený v jeho ranách mám</text:span></text:p>
              </text:list-header>
            </text:list>
          </draw:text-box>
        </draw:frame>
        <draw:custom-shape draw:name="Text Box 3" draw:style-name="gr387"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2" presentation:class="page"/>
          <draw:frame presentation:style-name="pr1" draw:text-style-name="P5" draw:layer="layout" svg:width="15.239cm" svg:height="11.429cm" svg:x="1.905cm" svg:y="12.065cm" presentation:class="notes" presentation:placeholder="true">
            <draw:text-box/>
          </draw:frame>
        </presentation:notes>
      </draw:page>
      <draw:page draw:name="page3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2. Říkám si má to vůbec cenu </text:span><text:span text:style-name="T5"><text:line-break/></text:span><text:span text:style-name="T5">když slyším: hlavou zeď neprorazíš </text:span><text:span text:style-name="T5"><text:line-break/></text:span><text:span text:style-name="T5">Říkám si má to vůbec cenu </text:span><text:span text:style-name="T5"><text:line-break/></text:span><text:span text:style-name="T5">když napřed slyším: tím nic nespravíš </text:span><text:span text:style-name="T5"><text:line-break/></text:span><text:span text:style-name="T5">A když jim vysvětluju jak to myslím </text:span><text:span text:style-name="T5"><text:line-break/></text:span><text:span text:style-name="T5">vidím jedno – pořád nechápou </text:span><text:span text:style-name="T5"><text:line-break/></text:span><text:span text:style-name="T5">V životě nemůžem se domluvit </text:span><text:span text:style-name="T5"><text:line-break/></text:span><text:span text:style-name="T5">maj vlastní pravdu a já zase svou </text:span><text:span text:style-name="T5"><text:line-break/></text:span><text:span text:style-name="T5"><text:line-break/></text:span><text:span text:style-name="T5">Přichází zavřenejma dveřma </text:span><text:span text:style-name="T5"><text:line-break/></text:span><text:span text:style-name="T5">a povídá všem vevnitř „Pokoj vám“ </text:span><text:span text:style-name="T5"><text:line-break/></text:span><text:span text:style-name="T5">koukám a vidím že svý ruce </text:span><text:span text:style-name="T5"><text:line-break/></text:span><text:span text:style-name="T5">zastrčený v jeho ranách mám</text:span></text:p>
              </text:list-header>
            </text:list>
          </draw:text-box>
        </draw:frame>
        <draw:custom-shape draw:name="Text Box 2051" draw:style-name="gr388"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3" presentation:class="page"/>
          <draw:frame presentation:style-name="pr1" draw:text-style-name="P5" draw:layer="layout" svg:width="15.239cm" svg:height="11.429cm" svg:x="1.905cm" svg:y="12.065cm" presentation:class="notes" presentation:placeholder="true">
            <draw:text-box/>
          </draw:frame>
        </presentation:notes>
      </draw:page>
      <draw:page draw:name="page3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3.</text:span><text:span text:style-name="T5"><text:tab/></text:span><text:span text:style-name="T5">Říkám si má to vůbec cenu </text:span><text:span text:style-name="T5"><text:line-break/></text:span><text:span text:style-name="T5">všechno to proč jsem vlastně dodnes žil </text:span><text:span text:style-name="T5"><text:line-break/></text:span><text:span text:style-name="T5">Říkám si má to vůbec cenu </text:span><text:span text:style-name="T5"><text:line-break/></text:span><text:span text:style-name="T5">vtom přišlo co bych ve snu netušil </text:span><text:span text:style-name="T5"><text:line-break/></text:span><text:span text:style-name="T5">všechno se v radost mění </text:span><text:span text:style-name="T5"><text:line-break/></text:span><text:span text:style-name="T5">i blues Tomáše který nevěřil</text:span></text:p>
              </text:list-header>
            </text:list>
          </draw:text-box>
        </draw:frame>
        <draw:custom-shape draw:name="Text Box 1027" draw:style-name="gr389" draw:text-style-name="P12" draw:layer="layout" svg:width="3.718cm" svg:height="1.108cm" svg:x="23.799cm" svg:y="0cm">
          <text:list text:style-name="L1">
            <text:list-header>
              <text:p text:style-name="P11"><text:span text:style-name="T6">2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4" presentation:class="page"/>
          <draw:frame presentation:style-name="pr1" draw:text-style-name="P5" draw:layer="layout" svg:width="15.239cm" svg:height="11.429cm" svg:x="1.905cm" svg:y="12.065cm" presentation:class="notes" presentation:placeholder="true">
            <draw:text-box/>
          </draw:frame>
        </presentation:notes>
      </draw:page>
      <draw:page draw:name="page3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 Davidem jdem teď píseň hrát, </text:span><text:span text:style-name="T5"><text:line-break/></text:span><text:span text:style-name="T5">halelu, halelu. </text:span><text:span text:style-name="T5"><text:line-break/></text:span><text:span text:style-name="T5">S Davidem jdem teď píseň hrát, </text:span><text:span text:style-name="T5"><text:line-break/></text:span><text:span text:style-name="T5">halelu, halelu. </text:span></text:p>
                <text:p text:style-name="P20"><text:span text:style-name="T5"/></text:p>
                <text:p text:style-name="P21"><text:span text:style-name="T5">1. </text:span><text:span text:style-name="T5"><text:tab/></text:span><text:span text:style-name="T5">Jako malej David vždycky odvahu mít, </text:span><text:span text:style-name="T5"><text:line-break/></text:span><text:span text:style-name="T5">s sebou víru vzít, jen zpívat a jít. </text:span><text:span text:style-name="T5"><text:line-break/></text:span><text:span text:style-name="T5"/></text:p>
                <text:p text:style-name="P21"><text:span text:style-name="T5">2. </text:span><text:span text:style-name="T5"><text:tab/></text:span><text:span text:style-name="T5">Když se s tebou prát zas chystá Goliáš, </text:span><text:span text:style-name="T5"><text:line-break/></text:span><text:span text:style-name="T5">neztrácej hlavu, prak a píseň máš. </text:span></text:p>
                <text:p text:style-name="P20"><text:span text:style-name="T5"/></text:p>
              </text:list-header>
            </text:list>
          </draw:text-box>
        </draw:frame>
        <draw:custom-shape draw:name="Text Box 3" draw:style-name="gr390" draw:text-style-name="P12" draw:layer="layout" svg:width="3.718cm" svg:height="1.108cm" svg:x="23.799cm" svg:y="0cm">
          <text:list text:style-name="L1">
            <text:list-header>
              <text:p text:style-name="P11"><text:span text:style-name="T6">2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5" presentation:class="page"/>
          <draw:frame presentation:style-name="pr1" draw:text-style-name="P5" draw:layer="layout" svg:width="15.239cm" svg:height="11.429cm" svg:x="1.905cm" svg:y="12.065cm" presentation:class="notes" presentation:placeholder="true">
            <draw:text-box/>
          </draw:frame>
        </presentation:notes>
      </draw:page>
      <draw:page draw:name="page3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Davide, hraj, na harfu hraj, </text:span><text:span text:style-name="T5"><text:line-break/></text:span><text:span text:style-name="T5">halelu, halelu. </text:span><text:span text:style-name="T5"><text:line-break/></text:span><text:span text:style-name="T5">Davide, hraj, na harfu hraj, </text:span><text:span text:style-name="T5"><text:line-break/></text:span><text:span text:style-name="T5">halelu, halelu. </text:span><text:span text:style-name="T5"><text:line-break/></text:span><text:span text:style-name="T5"/></text:p>
                <text:p text:style-name="P21"><text:span text:style-name="T5">1. </text:span><text:span text:style-name="T5"><text:tab/></text:span><text:span text:style-name="T5">Malý David býval pastýř stád, </text:span><text:span text:style-name="T5"><text:line-break/></text:span><text:span text:style-name="T5">když padl Goliáš musel se smát. <text:s/></text:span></text:p>
                <text:p text:style-name="P20"><text:span text:style-name="T5"/></text:p>
                <text:p text:style-name="P21"><text:span text:style-name="T5">2. </text:span><text:span text:style-name="T5"><text:tab/></text:span><text:span text:style-name="T5">Jozue syn Noa byl zván, </text:span><text:span text:style-name="T5"><text:line-break/></text:span><text:span text:style-name="T5">ten mohl být za příklad v práci dán. </text:span></text:p>
                <text:p text:style-name="P20"><text:span text:style-name="T5"/></text:p>
              </text:list-header>
            </text:list>
          </draw:text-box>
        </draw:frame>
        <draw:custom-shape draw:name="Text Box 3" draw:style-name="gr391" draw:text-style-name="P12" draw:layer="layout" svg:width="3.718cm" svg:height="1.108cm" svg:x="23.799cm" svg:y="0cm">
          <text:list text:style-name="L1">
            <text:list-header>
              <text:p text:style-name="P11"><text:span text:style-name="T6">2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6" presentation:class="page"/>
          <draw:frame presentation:style-name="pr1" draw:text-style-name="P5" draw:layer="layout" svg:width="15.239cm" svg:height="11.429cm" svg:x="1.905cm" svg:y="12.065cm" presentation:class="notes" presentation:placeholder="true">
            <draw:text-box/>
          </draw:frame>
        </presentation:notes>
      </draw:page>
      <draw:page draw:name="page3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 sebou vláčím, s sebou vláčím </text:span><text:span text:style-name="T5"><text:line-break/></text:span><text:span text:style-name="T5">břímě těžké, Pane můj. </text:span><text:span text:style-name="T5"><text:line-break/></text:span><text:span text:style-name="T5">S sebou vláčím, s sebou vláčím </text:span><text:span text:style-name="T5"><text:line-break/></text:span><text:span text:style-name="T5">břímě těžké, Pane můj. </text:span></text:p>
                <text:p text:style-name="P20"><text:span text:style-name="T5"/></text:p>
                <text:p text:style-name="P21"><text:span text:style-name="T5">1.</text:span><text:span text:style-name="T5"><text:tab/></text:span><text:span text:style-name="T5">(: Vím, že jednou :) </text:span><text:span text:style-name="T5"><text:line-break/></text:span><text:span text:style-name="T5">před tvým trůnem budu stát, </text:span><text:span text:style-name="T5"><text:line-break/></text:span><text:span text:style-name="T5">(: vím, že jednou :) </text:span><text:span text:style-name="T5"><text:line-break/></text:span><text:span text:style-name="T5">před tvým trůnem, Pane můj. </text:span></text:p>
                <text:p text:style-name="P20"><text:span text:style-name="T5"/></text:p>
                <text:p text:style-name="P21"><text:span text:style-name="T5">2.</text:span><text:span text:style-name="T5"><text:tab/></text:span><text:span text:style-name="T5">(: Vím, že jednou :) </text:span><text:span text:style-name="T5"><text:line-break/></text:span><text:span text:style-name="T5">přijdu k tobě v radost tvou, </text:span><text:span text:style-name="T5"><text:line-break/></text:span><text:span text:style-name="T5">(: vím, že jednou :) </text:span><text:span text:style-name="T5"><text:line-break/></text:span><text:span text:style-name="T5">přijdu k tobě, Pane můj. </text:span></text:p>
                <text:p text:style-name="P20"><text:span text:style-name="T5"/></text:p>
              </text:list-header>
            </text:list>
          </draw:text-box>
        </draw:frame>
        <draw:custom-shape draw:name="Text Box 3" draw:style-name="gr392" draw:text-style-name="P12" draw:layer="layout" svg:width="3.718cm" svg:height="1.108cm" svg:x="23.799cm" svg:y="0cm">
          <text:list text:style-name="L1">
            <text:list-header>
              <text:p text:style-name="P11"><text:span text:style-name="T6">2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7" presentation:class="page"/>
          <draw:frame presentation:style-name="pr1" draw:text-style-name="P5" draw:layer="layout" svg:width="15.239cm" svg:height="11.429cm" svg:x="1.905cm" svg:y="12.065cm" presentation:class="notes" presentation:placeholder="true">
            <draw:text-box/>
          </draw:frame>
        </presentation:notes>
      </draw:page>
      <draw:page draw:name="page3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8"><text:span text:style-name="T5">Sanctus, sanctus, sanctus, sanctus Deus Sabaoth</text:span><text:span text:style-name="T5"><text:line-break/></text:span><text:span text:style-name="T5">pleni sunt coeli et terra gloria eitus</text:span></text:p>
              </text:list-item>
            </text:list>
            <text:list text:style-name="L4">
              <text:list-header>
                <text:p text:style-name="P43"><text:span text:style-name="T5">R: </text:span><text:span text:style-name="T5"><text:tab/></text:span><text:span text:style-name="T5">Haleluja, haleluja, haleluja, haleluja.</text:span></text:p>
              </text:list-header>
            </text:list>
            <text:list text:style-name="L8">
              <text:list-item>
                <text:p text:style-name="P48"><text:span text:style-name="T5">Svatý, svatý, svatý Pán Bůh náš z hrobu vstatý. </text:span><text:span text:style-name="T5"><text:line-break/></text:span><text:span text:style-name="T5">Sláva jeho jména není odstraněna. </text:span></text:p>
              </text:list-item>
            </text:list>
            <text:list text:style-name="L9">
              <text:list-item>
                <text:p text:style-name="P48"><text:span text:style-name="T5">I kdyby se peklo sebevíce vzteklo, </text:span><text:span text:style-name="T5"><text:line-break/></text:span><text:span text:style-name="T5">nedokáže více, jenom zhasit svíce. </text:span></text:p>
              </text:list-item>
            </text:list>
            <text:list text:style-name="L4">
              <text:list-header>
                <text:p text:style-name="P43"><text:span text:style-name="T5">4.</text:span><text:span text:style-name="T5"><text:tab/></text:span><text:span text:style-name="T5">Kristus je tím světlem, opustil svůj Betlém, </text:span><text:span text:style-name="T5"><text:line-break/></text:span><text:span text:style-name="T5">aby s novou tváří vrátil svícím záři. </text:span></text:p>
              </text:list-header>
            </text:list>
          </draw:text-box>
        </draw:frame>
        <draw:custom-shape draw:name="Text Box 3" draw:style-name="gr393" draw:text-style-name="P12" draw:layer="layout" svg:width="3.718cm" svg:height="1.108cm" svg:x="23.799cm" svg:y="0cm">
          <text:list text:style-name="L1">
            <text:list-header>
              <text:p text:style-name="P11"><text:span text:style-name="T6">2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8" presentation:class="page"/>
          <draw:frame presentation:style-name="pr1" draw:text-style-name="P5" draw:layer="layout" svg:width="15.239cm" svg:height="11.429cm" svg:x="1.905cm" svg:y="12.065cm" presentation:class="notes" presentation:placeholder="true">
            <draw:text-box/>
          </draw:frame>
        </presentation:notes>
      </draw:page>
      <draw:page draw:name="page3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1. </text:span><text:span text:style-name="T5"><text:tab/></text:span><text:span text:style-name="T5">Say no to the devil, say no, </text:span><text:span text:style-name="T5"><text:line-break/></text:span><text:span text:style-name="T5">say no to the devil, say no, </text:span><text:span text:style-name="T5"><text:line-break/></text:span><text:span text:style-name="T5">the devil is deceiver, </text:span><text:span text:style-name="T5"><text:line-break/></text:span><text:span text:style-name="T5">he won‘t treat nobody right, </text:span><text:span text:style-name="T5"><text:line-break/></text:span><text:span text:style-name="T5">say no to the devil, say no. </text:span></text:p>
                <text:p text:style-name="P15"><text:span text:style-name="T5">2.</text:span><text:span text:style-name="T5"><text:tab/></text:span><text:span text:style-name="T5">(: Sejmou ti podobu sejmou :) </text:span><text:span text:style-name="T5"><text:line-break/></text:span><text:span text:style-name="T5">tvář tvou zmažou ti hlínou </text:span><text:span text:style-name="T5"><text:line-break/></text:span><text:span text:style-name="T5">chtěj mít jen masku posmrtnou </text:span><text:span text:style-name="T5"><text:line-break/></text:span><text:span text:style-name="T5">sejmou ti podobu sejmou</text:span></text:p>
                <text:p text:style-name="P15"><text:span text:style-name="T5">3.</text:span><text:span text:style-name="T5"><text:tab/></text:span><text:span text:style-name="T5">(: Sejmou tvou bustu sejmou :) </text:span><text:span text:style-name="T5"><text:line-break/></text:span><text:span text:style-name="T5">čas už hází proti skále </text:span><text:span text:style-name="T5"><text:line-break/></text:span><text:span text:style-name="T5">ty tvý hlavy sádrový </text:span><text:span text:style-name="T5"><text:line-break/></text:span><text:span text:style-name="T5">sejmou tvou bustu sejmou</text:span></text:p>
                <text:p text:style-name="P15"><text:span text:style-name="T5">4.</text:span><text:span text:style-name="T5"><text:tab/></text:span><text:span text:style-name="T5">Ze zdi tvý obrazy sejmou, </text:span><text:span text:style-name="T5"><text:line-break/></text:span><text:span text:style-name="T5">sejmou tvý obrazy sejmou </text:span><text:span text:style-name="T5"><text:line-break/></text:span><text:span text:style-name="T5">svezou je na velkou louku </text:span><text:span text:style-name="T5"><text:line-break/></text:span><text:span text:style-name="T5">shořej v moři ohnivým </text:span><text:span text:style-name="T5"><text:line-break/></text:span><text:span text:style-name="T5">sejmou tvý obrazy sejmou</text:span></text:p>
              </text:list-header>
            </text:list>
          </draw:text-box>
        </draw:frame>
        <draw:custom-shape draw:name="Text Box 3" draw:style-name="gr394" draw:text-style-name="P12" draw:layer="layout" svg:width="3.718cm" svg:height="1.108cm" svg:x="23.799cm" svg:y="0cm">
          <text:list text:style-name="L1">
            <text:list-header>
              <text:p text:style-name="P11"><text:span text:style-name="T6">2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89" presentation:class="page"/>
          <draw:frame presentation:style-name="pr1" draw:text-style-name="P5" draw:layer="layout" svg:width="15.239cm" svg:height="11.429cm" svg:x="1.905cm" svg:y="12.065cm" presentation:class="notes" presentation:placeholder="true">
            <draw:text-box/>
          </draw:frame>
        </presentation:notes>
      </draw:page>
      <draw:page draw:name="page3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5.</text:span><text:span text:style-name="T5"><text:tab/></text:span><text:span text:style-name="T5">Pak se pod zdí prázdnou sejdou </text:span><text:span text:style-name="T5"><text:line-break/></text:span><text:span text:style-name="T5">koho teď tak karty sejmou </text:span><text:span text:style-name="T5"><text:line-break/></text:span><text:span text:style-name="T5">teď padlo jim žaludský eso </text:span><text:span text:style-name="T5"><text:line-break/></text:span><text:span text:style-name="T5">tak ho hned do rámu </text:span><text:span text:style-name="T5"><text:line-break/></text:span><text:span text:style-name="T5">daj sejmou nám karty sejmou</text:span></text:p>
                <text:p text:style-name="P19"><text:span text:style-name="T5">6.</text:span><text:span text:style-name="T5"><text:tab/></text:span><text:span text:style-name="T5">(: Sejmou ti otisky sejmou :) </text:span><text:span text:style-name="T5"><text:line-break/></text:span><text:span text:style-name="T5">pak teprve poznáš ďábla </text:span><text:span text:style-name="T5"><text:line-break/></text:span><text:span text:style-name="T5">v hlavě se ti rozsvítí </text:span><text:span text:style-name="T5"><text:line-break/></text:span><text:span text:style-name="T5">sejmou ti otisky sejmou</text:span></text:p>
                <text:p text:style-name="P19"><text:span text:style-name="T5">7. </text:span><text:span text:style-name="T5"><text:tab/></text:span><text:span text:style-name="T5">Say no to the devil, say no, </text:span><text:span text:style-name="T5"><text:line-break/></text:span><text:span text:style-name="T5">say no to the devil, say no, </text:span><text:span text:style-name="T5"><text:line-break/></text:span><text:span text:style-name="T5">the devil is deceiver, </text:span><text:span text:style-name="T5"><text:line-break/></text:span><text:span text:style-name="T5">he won‘t treat nobody right, </text:span><text:span text:style-name="T5"><text:line-break/></text:span><text:span text:style-name="T5">say no to the devil, say no. </text:span></text:p>
                <text:p text:style-name="P20"><text:span text:style-name="T5"/></text:p>
              </text:list-header>
            </text:list>
          </draw:text-box>
        </draw:frame>
        <draw:custom-shape draw:name="Text Box 2051" draw:style-name="gr395" draw:text-style-name="P12" draw:layer="layout" svg:width="3.718cm" svg:height="1.108cm" svg:x="23.799cm" svg:y="0cm">
          <text:list text:style-name="L1">
            <text:list-header>
              <text:p text:style-name="P11"><text:span text:style-name="T6">2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0" presentation:class="page"/>
          <draw:frame presentation:style-name="pr1" draw:text-style-name="P5" draw:layer="layout" svg:width="15.239cm" svg:height="11.429cm" svg:x="1.905cm" svg:y="12.065cm" presentation:class="notes" presentation:placeholder="true">
            <draw:text-box/>
          </draw:frame>
        </presentation:notes>
      </draw:page>
      <draw:page draw:name="page3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hromáždil člověk prý moudrosti své poklad, </text:span><text:span text:style-name="T5"><text:line-break/></text:span><text:span text:style-name="T5">uložil jej do svých přísloví. </text:span><text:span text:style-name="T5"><text:line-break/></text:span><text:span text:style-name="T5">A kdo chce pravdu snad o životě poznat, </text:span><text:span text:style-name="T5"><text:line-break/></text:span><text:span text:style-name="T5">k tomu ať ten poklad promluví. </text:span><text:span text:style-name="T5"><text:line-break/></text:span><text:span text:style-name="T5">Chcete-li však takto dojít poučení, </text:span><text:span text:style-name="T5"><text:line-break/></text:span><text:span text:style-name="T5">nezůstaňte v půli cesty stát, </text:span><text:span text:style-name="T5"><text:line-break/></text:span><text:span text:style-name="T5">snažte se naslouchat jen plnému znění, </text:span><text:span text:style-name="T5"><text:line-break/></text:span><text:span text:style-name="T5">půlka pravdy může taky lhát. </text:span></text:p>
              </text:list-item>
            </text:list>
            <text:list text:style-name="L4">
              <text:list-header>
                <text:p text:style-name="P20"><text:span text:style-name="T5"/></text:p>
                <text:p text:style-name="P21"><text:span text:style-name="T5">2. </text:span><text:span text:style-name="T5"><text:tab/></text:span><text:span text:style-name="T5">Do jámy upadne, kdo jiným ji chystá, </text:span><text:span text:style-name="T5"><text:line-break/></text:span><text:span text:style-name="T5">sejde mečem, kdo s ním zachází, </text:span><text:span text:style-name="T5"><text:line-break/></text:span><text:span text:style-name="T5">pravda však bývá jen pouze tehdy jistá, </text:span><text:span text:style-name="T5"><text:line-break/></text:span><text:span text:style-name="T5">když jí jedna půlka neschází. </text:span><text:span text:style-name="T5"><text:line-break/></text:span><text:span text:style-name="T5">Slyšte proto všichni druhou polovinu, </text:span><text:span text:style-name="T5"><text:line-break/></text:span><text:span text:style-name="T5">je v ní skryta moudrost odvěká, </text:span><text:span text:style-name="T5"><text:line-break/></text:span><text:span text:style-name="T5">ten, kdo meč odmítá, ten na kříži sejde, </text:span><text:span text:style-name="T5"><text:line-break/></text:span><text:span text:style-name="T5">slyšte, lidé, moudrost člověka.</text:span></text:p>
              </text:list-header>
            </text:list>
          </draw:text-box>
        </draw:frame>
        <draw:custom-shape draw:name="Text Box 3" draw:style-name="gr396" draw:text-style-name="P12" draw:layer="layout" svg:width="3.718cm" svg:height="1.108cm" svg:x="23.799cm" svg:y="0cm">
          <text:list text:style-name="L1">
            <text:list-header>
              <text:p text:style-name="P11"><text:span text:style-name="T6">2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1" presentation:class="page"/>
          <draw:frame presentation:style-name="pr1" draw:text-style-name="P5" draw:layer="layout" svg:width="15.239cm" svg:height="11.429cm" svg:x="1.905cm" svg:y="12.065cm" presentation:class="notes" presentation:placeholder="true">
            <draw:text-box/>
          </draw:frame>
        </presentation:notes>
      </draw:page>
      <draw:page draw:name="page3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končil den a přijde noc, celý svět jde spát. </text:span><text:span text:style-name="T5"><text:line-break/></text:span><text:span text:style-name="T5">I nad námi Boží moc na stráži chce stát. </text:span></text:p>
                <text:p text:style-name="P14"><text:span text:style-name="T5"/></text:p>
              </text:list-item>
            </text:list>
            <text:list text:style-name="L4">
              <text:list-header>
                <text:p text:style-name="P18"><text:span text:style-name="T5">2.</text:span><text:span text:style-name="T5"><text:tab/></text:span><text:span text:style-name="T5">Jeden bdí a nese sám, co nás trápí, vše.</text:span><text:span text:style-name="T5"><text:line-break/></text:span><text:span text:style-name="T5">Ve dne v noci dává nám pomoc v samotě.</text:span></text:p>
                <text:p text:style-name="P33"><text:span text:style-name="T5"/></text:p>
                <text:p text:style-name="P18"><text:span text:style-name="T5">3.</text:span><text:span text:style-name="T5"><text:tab/></text:span><text:span text:style-name="T5">Kriste, světlo života, vyslyš prosbu mou: </text:span><text:span text:style-name="T5"><text:line-break/></text:span><text:span text:style-name="T5">dej mi tvoje dobrota teď noc pokojnou!</text:span></text:p>
                <text:p text:style-name="P33"><text:span text:style-name="T5"/></text:p>
                <text:p text:style-name="P18"><text:span text:style-name="T5">4.</text:span><text:span text:style-name="T5"><text:tab/></text:span><text:span text:style-name="T5">Když tvá věrnost zůstává, smím být svoboden </text:span><text:span text:style-name="T5"><text:line-break/></text:span><text:span text:style-name="T5">od bázně: noc laskavá přejde v dobrý den!</text:span></text:p>
                <text:p text:style-name="P33"><text:span text:style-name="T5"/></text:p>
              </text:list-header>
            </text:list>
          </draw:text-box>
        </draw:frame>
        <draw:custom-shape draw:name="Text Box 3" draw:style-name="gr397" draw:text-style-name="P12" draw:layer="layout" svg:width="3.718cm" svg:height="1.108cm" svg:x="23.799cm" svg:y="0cm">
          <text:list text:style-name="L1">
            <text:list-header>
              <text:p text:style-name="P11"><text:span text:style-name="T6">2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2" presentation:class="page"/>
          <draw:frame presentation:style-name="pr1" draw:text-style-name="P5" draw:layer="layout" svg:width="15.239cm" svg:height="11.429cm" svg:x="1.905cm" svg:y="12.065cm" presentation:class="notes" presentation:placeholder="true">
            <draw:text-box/>
          </draw:frame>
        </presentation:notes>
      </draw:page>
      <draw:page draw:name="page3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láva budiž na nebi, Pánu Bohu, </text:span><text:span text:style-name="T5"><text:line-break/></text:span><text:span text:style-name="T5">a na zemi pokoj, a na zemi pokoj, všemu lidu, </text:span><text:span text:style-name="T5"><text:line-break/></text:span><text:span text:style-name="T5">a na zemi pokoj, a na zemi pokoj, všemu lidu. </text:span></text:p>
                <text:p text:style-name="P14"><text:span text:style-name="T5"/></text:p>
              </text:list-item>
            </text:list>
            <text:list text:style-name="L4">
              <text:list-header>
                <text:p text:style-name="P18"><text:span text:style-name="T5">2.</text:span><text:span text:style-name="T5"><text:tab/></text:span><text:span text:style-name="T5">Povstaňte pastuškové s ochotností, </text:span><text:span text:style-name="T5"><text:line-break/></text:span><text:span text:style-name="T5">zvěstujme novinu, zvěstujme novinu všem k radosti, </text:span><text:span text:style-name="T5"><text:line-break/></text:span><text:span text:style-name="T5">zvěstujme novinu, zvěstujme novinu všem k radosti.</text:span></text:p>
                <text:p text:style-name="P33"><text:span text:style-name="T5"/></text:p>
                <text:p text:style-name="P18"><text:span text:style-name="T5">3.</text:span><text:span text:style-name="T5"><text:tab/></text:span><text:span text:style-name="T5">Narodil se v Betlémě Imanuel, </text:span><text:span text:style-name="T5"><text:line-break/></text:span><text:span text:style-name="T5">všechněm žádostivý, všechněm žádostivý Vykupitel, </text:span><text:span text:style-name="T5"><text:line-break/></text:span><text:span text:style-name="T5">všechněm žádostivý, všechněm žádostivý Vykupitel.</text:span></text:p>
                <text:p text:style-name="P33"><text:span text:style-name="T5"/></text:p>
                <text:p text:style-name="P18"><text:span text:style-name="T5">4.</text:span><text:span text:style-name="T5"><text:tab/></text:span><text:span text:style-name="T5">Vzhůru, vzhůru bratrové se zdvihejte, </text:span><text:span text:style-name="T5"><text:line-break/></text:span><text:span text:style-name="T5">rychle do Betléma, rychle do Betléma pospíchejme,</text:span><text:span text:style-name="T5"><text:line-break/></text:span><text:span text:style-name="T5">rychle do Betléma, rychle do Betléma pospíchejme.</text:span></text:p>
              </text:list-header>
            </text:list>
          </draw:text-box>
        </draw:frame>
        <draw:custom-shape draw:name="Text Box 3" draw:style-name="gr398" draw:text-style-name="P12" draw:layer="layout" svg:width="3.718cm" svg:height="1.108cm" svg:x="23.799cm" svg:y="0cm">
          <text:list text:style-name="L1">
            <text:list-header>
              <text:p text:style-name="P11"><text:span text:style-name="T6">2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3" presentation:class="page"/>
          <draw:frame presentation:style-name="pr1" draw:text-style-name="P5" draw:layer="layout" svg:width="15.239cm" svg:height="11.429cm" svg:x="1.905cm" svg:y="12.065cm" presentation:class="notes" presentation:placeholder="true">
            <draw:text-box/>
          </draw:frame>
        </presentation:notes>
      </draw:page>
      <draw:page draw:name="page3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láva, vstává už z bázně Boží lid, </text:span><text:span text:style-name="T5"><text:line-break/></text:span><text:span text:style-name="T5">chválu vzdává, že víru si nedá vzít. </text:span><text:span text:style-name="T5"><text:line-break/></text:span><text:span text:style-name="T5">Chválu vzdává Pánu, Bohu zástupů, </text:span><text:span text:style-name="T5"><text:line-break/></text:span><text:span text:style-name="T5">jenž odnímá důvěřivých potupu.</text:span></text:p>
                <text:p text:style-name="P19"><text:span text:style-name="T5"> </text:span><text:span text:style-name="T5">1.</text:span><text:span text:style-name="T5"><text:tab/></text:span><text:span text:style-name="T5">Mrazem, vedrem, nocí, tmou ty povedeš mě dál. </text:span><text:span text:style-name="T5"><text:line-break/></text:span><text:span text:style-name="T5">A i kdybych sám stál, pročpak bych se bál, </text:span><text:span text:style-name="T5"><text:line-break/></text:span><text:span text:style-name="T5">tvoje svatá vůle zárukou je mou, </text:span><text:span text:style-name="T5"><text:line-break/></text:span><text:span text:style-name="T5">že mě držíš i nad hloubkou bezednou.</text:span></text:p>
                <text:p text:style-name="P19"><text:span text:style-name="T5"> </text:span><text:span text:style-name="T5">2. </text:span><text:span text:style-name="T5"><text:tab/></text:span><text:span text:style-name="T5">A když budu zoufalý a nekonečně sám, </text:span><text:span text:style-name="T5"><text:line-break/></text:span><text:span text:style-name="T5">otevři mi oči a ukaž mi svůj chrám, </text:span><text:span text:style-name="T5"><text:line-break/></text:span><text:span text:style-name="T5">do něhož se proudy, proudy pohrnou, </text:span><text:span text:style-name="T5"><text:line-break/></text:span><text:span text:style-name="T5">tak že mocní beze slova ustrnou. </text:span></text:p>
                <text:p text:style-name="P19"><text:span text:style-name="T5">3. </text:span><text:span text:style-name="T5"><text:tab/></text:span><text:span text:style-name="T5">Svoji církev křehoučkou jak sněhobílý květ </text:span><text:span text:style-name="T5"><text:line-break/></text:span><text:span text:style-name="T5">opatruj, tak prosím, by neklesla zpět, </text:span><text:span text:style-name="T5"><text:line-break/></text:span><text:span text:style-name="T5">aby v dobrém stála, pravdu zdvihla výš, </text:span><text:span text:style-name="T5"><text:line-break/></text:span><text:span text:style-name="T5">dřív, než ji sám přijmeš ve svou slávy říš. </text:span></text:p>
              </text:list-header>
            </text:list>
          </draw:text-box>
        </draw:frame>
        <draw:custom-shape draw:name="Text Box 1027" draw:style-name="gr399" draw:text-style-name="P12" draw:layer="layout" svg:width="3.718cm" svg:height="1.108cm" svg:x="23.799cm" svg:y="0cm">
          <text:list text:style-name="L1">
            <text:list-header>
              <text:p text:style-name="P11"><text:span text:style-name="T6">3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4" presentation:class="page"/>
          <draw:frame presentation:style-name="pr1" draw:text-style-name="P5" draw:layer="layout" svg:width="15.239cm" svg:height="11.429cm" svg:x="1.905cm" svg:y="12.065cm" presentation:class="notes" presentation:placeholder="true">
            <draw:text-box/>
          </draw:frame>
        </presentation:notes>
      </draw:page>
      <draw:page draw:name="page3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3"><text:span text:style-name="T5">R: </text:span><text:span text:style-name="T5"><text:tab/></text:span><text:span text:style-name="T5">Slyš nás, ó Pane, na výsosti, </text:span><text:span text:style-name="T5"><text:line-break/></text:span><text:span text:style-name="T5">voláme z hloubi strastí. </text:span><text:span text:style-name="T5"><text:line-break/></text:span><text:span text:style-name="T5">Slyš nás, ó Pane, na výsosti, </text:span><text:span text:style-name="T5"><text:line-break/></text:span><text:span text:style-name="T5">shlédni na nás v nouzi naší. </text:span></text:p>
                <text:p text:style-name="P43"><text:span text:style-name="T5">1. </text:span><text:span text:style-name="T5"><text:tab/></text:span><text:span text:style-name="T5">Pln neklidu jsem, vzdálený, Bože můj, </text:span><text:span text:style-name="T5"><text:line-break/></text:span><text:span text:style-name="T5">tvůj hlas už ve mně sotva zní, Bože můj. </text:span><text:span text:style-name="T5"><text:line-break/></text:span><text:span text:style-name="T5">Když od tebe mne nese proud, Bože můj, </text:span><text:span text:style-name="T5"><text:line-break/></text:span><text:span text:style-name="T5">ty sám mne nenech zahynout, Bože můj.</text:span></text:p>
                <text:p text:style-name="P43"><text:span text:style-name="T5">2.</text:span><text:span text:style-name="T5"><text:tab/></text:span><text:span text:style-name="T5">Mé dávné štěstí hřích mi vzal, Bože můj, </text:span><text:span text:style-name="T5"><text:line-break/></text:span><text:span text:style-name="T5">a zanechal mi jenom žal, Bože můj. </text:span><text:span text:style-name="T5"><text:line-break/></text:span><text:span text:style-name="T5">Tak do tvých rukou teď jsem hnán, Bože můj, </text:span><text:span text:style-name="T5"><text:line-break/></text:span><text:span text:style-name="T5">však příliš malé srdce mám, Bože můj. </text:span></text:p>
                <text:p text:style-name="P43"><text:span text:style-name="T5">3.</text:span><text:span text:style-name="T5"><text:tab/></text:span><text:span text:style-name="T5">Po nových cestách jiti mám, Bože můj, </text:span><text:span text:style-name="T5"><text:line-break/></text:span><text:span text:style-name="T5">však kroků vpřed se obávám, Bože můj. </text:span><text:span text:style-name="T5"><text:line-break/></text:span><text:span text:style-name="T5">Když strach mne svírá poutem zlým, Bože můj, </text:span><text:span text:style-name="T5"><text:line-break/></text:span><text:span text:style-name="T5">ó, veď mne hlasem laskavým, Bože můj. </text:span></text:p>
              </text:list-header>
            </text:list>
          </draw:text-box>
        </draw:frame>
        <draw:custom-shape draw:name="Text Box 3" draw:style-name="gr400" draw:text-style-name="P12" draw:layer="layout" svg:width="3.718cm" svg:height="1.108cm" svg:x="23.799cm" svg:y="0cm">
          <text:list text:style-name="L1">
            <text:list-header>
              <text:p text:style-name="P11"><text:span text:style-name="T6">3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5" presentation:class="page"/>
          <draw:frame presentation:style-name="pr1" draw:text-style-name="P5" draw:layer="layout" svg:width="15.239cm" svg:height="11.429cm" svg:x="1.905cm" svg:y="12.065cm" presentation:class="notes" presentation:placeholder="true">
            <draw:text-box/>
          </draw:frame>
        </presentation:notes>
      </draw:page>
      <draw:page draw:name="page3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8"><text:span text:style-name="T5">Smiluj se, zbav mne samoty, </text:span><text:span text:style-name="T5"><text:line-break/></text:span><text:span text:style-name="T5">chtěl bych se vzepnout tam, </text:span><text:span text:style-name="T5"><text:line-break/></text:span><text:span text:style-name="T5">kde s člověkem se setkáš ty, </text:span><text:span text:style-name="T5"><text:line-break/></text:span><text:span text:style-name="T5">o tobě snil jsem jen a dál byl sám. </text:span><text:span text:style-name="T5"><text:line-break/></text:span><text:span text:style-name="T5">Rozboj ty chmurné hradby, </text:span><text:span text:style-name="T5"><text:line-break/></text:span><text:span text:style-name="T5">ó rozbij hradby mého já. </text:span></text:p>
                <text:p text:style-name="P48"><text:span text:style-name="T5">(: Tak otevři ty dveře, za nimiž stojí Pán, </text:span><text:span text:style-name="T5"><text:line-break/></text:span><text:span text:style-name="T5">tak otevři ty dveře, neslyšíš v modlitbách, </text:span><text:span text:style-name="T5"><text:line-break/></text:span><text:span text:style-name="T5">ten tlukot Pána svého, </text:span><text:span text:style-name="T5"><text:line-break/></text:span><text:span text:style-name="T5">tvým hostem chce se stát, </text:span><text:span text:style-name="T5"><text:line-break/></text:span><text:span text:style-name="T5">až otevřeš ty dveře, </text:span><text:span text:style-name="T5"><text:line-break/></text:span><text:span text:style-name="T5">nastane hradby pád. :)</text:span></text:p>
              </text:list-header>
            </text:list>
          </draw:text-box>
        </draw:frame>
        <draw:custom-shape draw:name="Text Box 3" draw:style-name="gr401" draw:text-style-name="P12" draw:layer="layout" svg:width="3.718cm" svg:height="1.108cm" svg:x="23.799cm" svg:y="0cm">
          <text:list text:style-name="L1">
            <text:list-header>
              <text:p text:style-name="P11"><text:span text:style-name="T6">3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6" presentation:class="page"/>
          <draw:frame presentation:style-name="pr1" draw:text-style-name="P5" draw:layer="layout" svg:width="15.239cm" svg:height="11.429cm" svg:x="1.905cm" svg:y="12.065cm" presentation:class="notes" presentation:placeholder="true">
            <draw:text-box/>
          </draw:frame>
        </presentation:notes>
      </draw:page>
      <draw:page draw:name="page3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pí, vždyť jenom spí, </text:span><text:span text:style-name="T5"><text:line-break/></text:span><text:span text:style-name="T5">neplačte spí, to dcera tvá, </text:span><text:span text:style-name="T5"><text:line-break/></text:span><text:span text:style-name="T5">ó Pane, sní, že přijdeš k ní <text:s/></text:span><text:span text:style-name="T5"><text:line-break/></text:span><text:span text:style-name="T5">a v krásném dni, že bude žít.</text:span></text:p>
                <text:p text:style-name="P19"><text:span text:style-name="T5">1. </text:span><text:span text:style-name="T5"><text:tab/></text:span><text:span text:style-name="T5">Zástupy plaček a černých rytířů </text:span><text:span text:style-name="T5"><text:line-break/></text:span><text:span text:style-name="T5">dům plní zcela, zříš je z vikýřů, </text:span><text:span text:style-name="T5"><text:line-break/></text:span><text:span text:style-name="T5">pláčou tam žalem, či snad radostí, </text:span><text:span text:style-name="T5"><text:line-break/></text:span><text:span text:style-name="T5">lásce je konec, vítej žádosti. </text:span></text:p>
                <text:p text:style-name="P19"><text:span text:style-name="T5">2. </text:span><text:span text:style-name="T5"><text:tab/></text:span><text:span text:style-name="T5">Tvé, Pane, slovo když začalo znít, </text:span><text:span text:style-name="T5"><text:line-break/></text:span><text:span text:style-name="T5">stíny všech plaček chtělo zaplašit. </text:span><text:span text:style-name="T5"><text:line-break/></text:span><text:span text:style-name="T5">Dům plný strachu začal bouří řvát, </text:span><text:span text:style-name="T5"><text:line-break/></text:span><text:span text:style-name="T5">smích černých mágů dopřál smrti vát. </text:span></text:p>
              </text:list-header>
            </text:list>
          </draw:text-box>
        </draw:frame>
        <draw:custom-shape draw:name="Text Box 3" draw:style-name="gr402" draw:text-style-name="P12" draw:layer="layout" svg:width="3.718cm" svg:height="1.108cm" svg:x="23.799cm" svg:y="0cm">
          <text:list text:style-name="L1">
            <text:list-header>
              <text:p text:style-name="P11"><text:span text:style-name="T6">3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7" presentation:class="page"/>
          <draw:frame presentation:style-name="pr1" draw:text-style-name="P5" draw:layer="layout" svg:width="15.239cm" svg:height="11.429cm" svg:x="1.905cm" svg:y="12.065cm" presentation:class="notes" presentation:placeholder="true">
            <draw:text-box/>
          </draw:frame>
        </presentation:notes>
      </draw:page>
      <draw:page draw:name="page3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pí, vždyť jenom spí, </text:span><text:span text:style-name="T5"><text:line-break/></text:span><text:span text:style-name="T5">neplačte spí, to dcera tvá, </text:span><text:span text:style-name="T5"><text:line-break/></text:span><text:span text:style-name="T5">ó Pane, sní, že přijdeš k ní <text:s/></text:span><text:span text:style-name="T5"><text:line-break/></text:span><text:span text:style-name="T5">a v krásném dni, že bude žít.</text:span></text:p>
                <text:p text:style-name="P19"><text:span text:style-name="T5">3. </text:span><text:span text:style-name="T5"><text:tab/></text:span><text:span text:style-name="T5">Vítězství v bouři patři tobě jen, </text:span><text:span text:style-name="T5"><text:line-break/></text:span><text:span text:style-name="T5">mágy i plačky sám's vykázal ven. </text:span><text:span text:style-name="T5"><text:line-break/></text:span><text:span text:style-name="T5">Nádherné ticho zázrak provází — </text:span><text:span text:style-name="T5"><text:line-break/></text:span><text:span text:style-name="T5">vstává tvá dcera ze svých nesnází. </text:span></text:p>
                <text:p text:style-name="P19"><text:span text:style-name="T5">4.</text:span><text:span text:style-name="T5"><text:tab/></text:span><text:span text:style-name="T5">V úděsném domě bydlí dnes tvůj lid, </text:span><text:span text:style-name="T5"><text:line-break/></text:span><text:span text:style-name="T5">víru už ztrácí, že snad bude žít. </text:span><text:span text:style-name="T5"><text:line-break/></text:span><text:span text:style-name="T5">Nás, Pane, potěš, vyžeň plačky ven! </text:span><text:span text:style-name="T5"><text:line-break/></text:span><text:span text:style-name="T5">Přízraky zažeň, probuď nový den. </text:span></text:p>
              </text:list-header>
            </text:list>
          </draw:text-box>
        </draw:frame>
        <draw:custom-shape draw:name="Text Box 3" draw:style-name="gr403" draw:text-style-name="P12" draw:layer="layout" svg:width="3.718cm" svg:height="1.108cm" svg:x="23.799cm" svg:y="0cm">
          <text:list text:style-name="L1">
            <text:list-header>
              <text:p text:style-name="P11"><text:span text:style-name="T6">3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8" presentation:class="page"/>
          <draw:frame presentation:style-name="pr1" draw:text-style-name="P5" draw:layer="layout" svg:width="15.239cm" svg:height="11.429cm" svg:x="1.905cm" svg:y="12.065cm" presentation:class="notes" presentation:placeholder="true">
            <draw:text-box/>
          </draw:frame>
        </presentation:notes>
      </draw:page>
      <draw:page draw:name="page3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8"><text:span text:style-name="T5">Spoj nás v jedno, Pane, </text:span><text:span text:style-name="T5"><text:line-break/></text:span><text:span text:style-name="T5">spoj nás v jedno poutem, </text:span><text:span text:style-name="T5"><text:line-break/></text:span><text:span text:style-name="T5">jež nemůže být zlámáno. </text:span><text:span text:style-name="T5"><text:line-break/></text:span><text:span text:style-name="T5">Spoj nás v jedno, Pane, </text:span><text:span text:style-name="T5"><text:line-break/></text:span><text:span text:style-name="T5">spoj nás v jedno, Pane, </text:span><text:span text:style-name="T5"><text:line-break/></text:span><text:span text:style-name="T5">spoj nás v jedno láskou svou. </text:span></text:p>
                <text:p text:style-name="P28"><text:span text:style-name="T5"/></text:p>
                <text:p text:style-name="P28"><text:span text:style-name="T5">Je jen jeden Bůh, </text:span><text:span text:style-name="T5"><text:line-break/></text:span><text:span text:style-name="T5">je jedno jedno tělo, </text:span><text:span text:style-name="T5"><text:line-break/></text:span><text:span text:style-name="T5">je jen jeden Král, </text:span><text:span text:style-name="T5"><text:line-break/></text:span><text:span text:style-name="T5">proto zpíváme. </text:span></text:p>
                <text:p text:style-name="P28"><text:span text:style-name="T5"/></text:p>
                <text:p text:style-name="P28"><text:span text:style-name="T5">Spoj nás v jedno, Pane, </text:span><text:span text:style-name="T5"><text:line-break/></text:span><text:span text:style-name="T5">spoj nás v jedno poutem, </text:span><text:span text:style-name="T5"><text:line-break/></text:span><text:span text:style-name="T5">jež nemůže být zlámáno. </text:span><text:span text:style-name="T5"><text:line-break/></text:span><text:span text:style-name="T5">Spoj nás v jedno, Pane, </text:span><text:span text:style-name="T5"><text:line-break/></text:span><text:span text:style-name="T5">spoj nás v jedno, Pane, </text:span><text:span text:style-name="T5"><text:line-break/></text:span><text:span text:style-name="T5">spoj nás v jedno láskou svou. </text:span></text:p>
              </text:list-header>
            </text:list>
          </draw:text-box>
        </draw:frame>
        <draw:custom-shape draw:name="Text Box 3" draw:style-name="gr404" draw:text-style-name="P12" draw:layer="layout" svg:width="3.718cm" svg:height="1.108cm" svg:x="23.799cm" svg:y="0cm">
          <text:list text:style-name="L1">
            <text:list-header>
              <text:p text:style-name="P11"><text:span text:style-name="T6">3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99" presentation:class="page"/>
          <draw:frame presentation:style-name="pr1" draw:text-style-name="P5" draw:layer="layout" svg:width="15.239cm" svg:height="11.429cm" svg:x="1.905cm" svg:y="12.065cm" presentation:class="notes" presentation:placeholder="true">
            <draw:text-box/>
          </draw:frame>
        </presentation:notes>
      </draw:page>
      <draw:page draw:name="page4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Spolu lámejme chléb na kolenou.</text:span></text:p>
                <text:p text:style-name="P32"><text:span text:style-name="T5"> </text:span></text:p>
                <text:p text:style-name="P35"><text:span text:style-name="T5">R: </text:span><text:span text:style-name="T5"><text:tab/></text:span><text:span text:style-name="T5">Když já (:na kolenou zřím, jak slunce vychází,</text:span><text:span text:style-name="T5"><text:line-break/></text:span><text:span text:style-name="T5">ó smiluj se, Pane, nade mnou.:)</text:span><text:span text:style-name="T5"><text:line-break/></text:span><text:span text:style-name="T5">Boha prosme na kolenou. </text:span><text:span text:style-name="T5"><text:line-break/></text:span><text:span text:style-name="T5">Pána vzývejme na kolenou.</text:span><text:span text:style-name="T5"><text:line-break/></text:span><text:span text:style-name="T5">Když já (:na kolenou zřím, jak slunce vychází,</text:span><text:span text:style-name="T5"><text:line-break/></text:span><text:span text:style-name="T5">ó smiluj se, Pane, nade mnou.:)</text:span></text:p>
                <text:p text:style-name="P32"><text:span text:style-name="T5"> </text:span></text:p>
                <text:p text:style-name="P32"><text:span text:style-name="T5">2. Spolu víno pijme na kolenou.</text:span></text:p>
                <text:p text:style-name="P32"><text:span text:style-name="T5"> </text:span></text:p>
                <text:p text:style-name="P32"><text:span text:style-name="T5">3. Spolu odpouštějme na kolenou.</text:span></text:p>
                <text:p text:style-name="P32"><text:span text:style-name="T5"/></text:p>
              </text:list-header>
            </text:list>
          </draw:text-box>
        </draw:frame>
        <draw:custom-shape draw:name="Text Box 3" draw:style-name="gr405" draw:text-style-name="P12" draw:layer="layout" svg:width="3.718cm" svg:height="1.108cm" svg:x="23.799cm" svg:y="0cm">
          <text:list text:style-name="L1">
            <text:list-header>
              <text:p text:style-name="P11"><text:span text:style-name="T6">3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0" presentation:class="page"/>
          <draw:frame presentation:style-name="pr1" draw:text-style-name="P5" draw:layer="layout" svg:width="15.239cm" svg:height="11.429cm" svg:x="1.905cm" svg:y="12.065cm" presentation:class="notes" presentation:placeholder="true">
            <draw:text-box/>
          </draw:frame>
        </presentation:notes>
      </draw:page>
      <draw:page draw:name="page4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pravedlivě soudí, kdo svou pravdu má, </text:span><text:span text:style-name="T5"><text:line-break/></text:span><text:span text:style-name="T5">pomsta bývá sladká, prázdnotě cíl dá. </text:span><text:span text:style-name="T5"><text:line-break/></text:span><text:span text:style-name="T5">Když nejede tramvaj, řidič vinu má, </text:span><text:span text:style-name="T5"><text:line-break/></text:span><text:span text:style-name="T5">to jasný je jak facka tomu, kdo ví a zná. </text:span></text:p>
              </text:list-item>
            </text:list>
            <text:list text:style-name="L4">
              <text:list-header>
                <text:p text:style-name="P21"><text:span text:style-name="T5"><text:tab/></text:span><text:span text:style-name="T5">Někdo hodil kámen a někdo to dostal, </text:span><text:span text:style-name="T5"><text:line-break/></text:span><text:span text:style-name="T5">ten ten šutr zvednul a hodil ho zas dál, </text:span><text:span text:style-name="T5"><text:line-break/></text:span><text:span text:style-name="T5">jenomže ne po tom, od koho to dostal, </text:span><text:span text:style-name="T5"><text:line-break/></text:span><text:span text:style-name="T5">ten byl dávno v prachu, protože se ho bál. </text:span></text:p>
                <text:p text:style-name="P20"><text:span text:style-name="T5"/></text:p>
                <text:p text:style-name="P20"><text:span text:style-name="T5">2. Spravedlivě soudí, kdo svou pravdu má, </text:span><text:span text:style-name="T5"><text:line-break/></text:span><text:span text:style-name="T5">pomsta bývá sladká, prázdnotě cíl dá. </text:span><text:span text:style-name="T5"><text:line-break/></text:span><text:span text:style-name="T5">Co teď jak bažant schytám, za rok další poznají. </text:span><text:span text:style-name="T5"><text:line-break/></text:span><text:span text:style-name="T5">To jasný je jak facka tomu, kdo zná a ví. </text:span></text:p>
                <text:p text:style-name="P21"><text:span text:style-name="T5"><text:tab/></text:span><text:span text:style-name="T5">Koho trefil kámen, děsnej vztek dostal, </text:span><text:span text:style-name="T5"><text:line-break/></text:span><text:span text:style-name="T5">koukal, jak se pomstít, a hned ho hodil dál </text:span><text:span text:style-name="T5"><text:line-break/></text:span><text:span text:style-name="T5">a pak mu blesklo hlavou - pořádek musí bejt, </text:span><text:span text:style-name="T5"><text:line-break/></text:span><text:span text:style-name="T5">mě nikdo mlátit nesmí - a hodil dalších pět.</text:span></text:p>
              </text:list-header>
            </text:list>
          </draw:text-box>
        </draw:frame>
        <draw:custom-shape draw:name="Text Box 3" draw:style-name="gr406" draw:text-style-name="P12" draw:layer="layout" svg:width="3.718cm" svg:height="1.108cm" svg:x="23.799cm" svg:y="0cm">
          <text:list text:style-name="L1">
            <text:list-header>
              <text:p text:style-name="P11"><text:span text:style-name="T6">3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1" presentation:class="page"/>
          <draw:frame presentation:style-name="pr1" draw:text-style-name="P5" draw:layer="layout" svg:width="15.239cm" svg:height="11.429cm" svg:x="1.905cm" svg:y="12.065cm" presentation:class="notes" presentation:placeholder="true">
            <draw:text-box/>
          </draw:frame>
        </presentation:notes>
      </draw:page>
      <draw:page draw:name="page4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9">
              <text:list-item>
                <text:p text:style-name="P14"><text:span text:style-name="T5">Spravedlivě soudí, kdo svou pravdu má, </text:span><text:span text:style-name="T5"><text:line-break/></text:span><text:span text:style-name="T5">pomsta bývá sladká, prázdnotě cíl dá. </text:span><text:span text:style-name="T5"><text:line-break/></text:span><text:span text:style-name="T5">Když vobrátí se karta, všechno se splatit má. </text:span><text:span text:style-name="T5"><text:line-break/></text:span><text:span text:style-name="T5">To jasný je jak facka tomu, kdo ví a zná. </text:span></text:p>
              </text:list-item>
            </text:list>
            <text:list text:style-name="L4">
              <text:list-header>
                <text:p text:style-name="P21"><text:span text:style-name="T5"><text:tab/></text:span><text:span text:style-name="T5">Až se našel jeden, kdo ten kámen vzal, </text:span><text:span text:style-name="T5"><text:line-break/></text:span><text:span text:style-name="T5">do řeky ho zahodil, na prsty zahvízdal. </text:span><text:span text:style-name="T5"><text:line-break/></text:span><text:span text:style-name="T5">Hej, pojďte ke mně všichni, kdo zarmoucení jste, </text:span><text:span text:style-name="T5"><text:line-break/></text:span><text:span text:style-name="T5">zatlačte si boule, šutry svý zahoďte.</text:span></text:p>
                <text:p text:style-name="P20"><text:span text:style-name="T5"/></text:p>
                <text:p text:style-name="P21"><text:span text:style-name="T5">4.</text:span><text:span text:style-name="T5"><text:tab/></text:span><text:span text:style-name="T5">Spravedlivě soudí, kdo svou pravdu má, </text:span><text:span text:style-name="T5"><text:line-break/></text:span><text:span text:style-name="T5">pomsta bývá sladká, prázdnotě cíl dá. </text:span><text:span text:style-name="T5"><text:line-break/></text:span><text:span text:style-name="T5">Chápat kdo to nechce, na kříži skončí. </text:span><text:span text:style-name="T5"><text:line-break/></text:span><text:span text:style-name="T5">To jasný je jak facka tomu, kdo zná a ví...</text:span></text:p>
                <text:p text:style-name="P20"><text:span text:style-name="T5"><text:s/></text:span></text:p>
              </text:list-header>
            </text:list>
          </draw:text-box>
        </draw:frame>
        <draw:custom-shape draw:name="Text Box 3" draw:style-name="gr407" draw:text-style-name="P12" draw:layer="layout" svg:width="3.718cm" svg:height="1.108cm" svg:x="23.799cm" svg:y="0cm">
          <text:list text:style-name="L1">
            <text:list-header>
              <text:p text:style-name="P11"><text:span text:style-name="T6">3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2" presentation:class="page"/>
          <draw:frame presentation:style-name="pr1" draw:text-style-name="P5" draw:layer="layout" svg:width="15.239cm" svg:height="11.429cm" svg:x="1.905cm" svg:y="12.065cm" presentation:class="notes" presentation:placeholder="true">
            <draw:text-box/>
          </draw:frame>
        </presentation:notes>
      </draw:page>
      <draw:page draw:name="page4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rdce lidské tvrdé bývá, </text:span><text:span text:style-name="T5"><text:line-break/></text:span><text:span text:style-name="T5">nikde není místa, kde by Panna čistá </text:span><text:span text:style-name="T5"><text:line-break/></text:span><text:span text:style-name="T5">dítě zrodila, kam položila. </text:span><text:span text:style-name="T5"><text:line-break/></text:span><text:span text:style-name="T5">Srdce lidské tvrdé je, </text:span><text:span text:style-name="T5"><text:line-break/></text:span><text:span text:style-name="T5">kdo se nad Marií smiluje? </text:span></text:p>
                <text:p text:style-name="P14"><text:span text:style-name="T5"/></text:p>
              </text:list-item>
            </text:list>
            <text:list text:style-name="L4">
              <text:list-header>
                <text:p text:style-name="P33"><text:span text:style-name="T5">2. Srdce lidské tvrdé bývá, </text:span><text:span text:style-name="T5"><text:line-break/></text:span><text:span text:style-name="T5">není v světě místa pro Ježíše Krista, </text:span><text:span text:style-name="T5"><text:line-break/></text:span><text:span text:style-name="T5">aby s námi byl a nás zachránil. </text:span><text:span text:style-name="T5"><text:line-break/></text:span><text:span text:style-name="T5">Srdce lidské tvrdé je, </text:span><text:span text:style-name="T5"><text:line-break/></text:span><text:span text:style-name="T5">Ježíš sám se nad ním slituje.</text:span></text:p>
              </text:list-header>
            </text:list>
          </draw:text-box>
        </draw:frame>
        <draw:custom-shape draw:name="Text Box 3" draw:style-name="gr408" draw:text-style-name="P12" draw:layer="layout" svg:width="3.718cm" svg:height="1.108cm" svg:x="23.799cm" svg:y="0cm">
          <text:list text:style-name="L1">
            <text:list-header>
              <text:p text:style-name="P11"><text:span text:style-name="T6">3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3" presentation:class="page"/>
          <draw:frame presentation:style-name="pr1" draw:text-style-name="P5" draw:layer="layout" svg:width="15.239cm" svg:height="11.429cm" svg:x="1.905cm" svg:y="12.065cm" presentation:class="notes" presentation:placeholder="true">
            <draw:text-box/>
          </draw:frame>
        </presentation:notes>
      </draw:page>
      <draw:page draw:name="page4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Stádo, stádo ovcí máš, </text:span><text:span text:style-name="T5"><text:line-break/></text:span><text:span text:style-name="T5">Pastýři jakej div, že se v něm vyznáš, </text:span><text:span text:style-name="T5"><text:line-break/></text:span><text:span text:style-name="T5">Pastýři za málo, za málo‘s mu stál, </text:span><text:span text:style-name="T5"><text:line-break/></text:span><text:span text:style-name="T5">jakej zázrak, že mě stále čekáš, </text:span><text:span text:style-name="T5"><text:line-break/></text:span><text:span text:style-name="T5">víš, co jsem zač. </text:span></text:p>
                <text:p text:style-name="P20"><text:span text:style-name="T5"/></text:p>
                <text:p text:style-name="P21"><text:span text:style-name="T5">1. </text:span><text:span text:style-name="T5"><text:tab/></text:span><text:span text:style-name="T5">Vlastním autem, vlastní cestou stíháme svůj vlastní cíl, </text:span><text:span text:style-name="T5"><text:line-break/></text:span><text:span text:style-name="T5">v touze stát na vlastní noze nešetříme vlastních sil, </text:span><text:span text:style-name="T5"><text:line-break/></text:span><text:span text:style-name="T5">něco ex pro sebe mít, jen se tlačit, jen se bít, </text:span><text:span text:style-name="T5"><text:line-break/></text:span><text:span text:style-name="T5">vlastní to lidskej nápad byl. </text:span></text:p>
                <text:p text:style-name="P20"><text:span text:style-name="T5"/></text:p>
                <text:p text:style-name="P21"><text:span text:style-name="T5">2. </text:span><text:span text:style-name="T5"><text:tab/></text:span><text:span text:style-name="T5">Vsadil jsem na vlastní rozum, nic nenechám náhodám, </text:span><text:span text:style-name="T5"><text:line-break/></text:span><text:span text:style-name="T5">žiju si na velký noze, ouzkejm cestám uhejbám, </text:span><text:span text:style-name="T5"><text:line-break/></text:span><text:span text:style-name="T5">ve svý vlastní víře, pást se bez Pastýře, </text:span><text:span text:style-name="T5"><text:line-break/></text:span><text:span text:style-name="T5">hloupý se ovci podobám. </text:span></text:p>
              </text:list-header>
            </text:list>
          </draw:text-box>
        </draw:frame>
        <draw:custom-shape draw:name="Text Box 3" draw:style-name="gr409" draw:text-style-name="P12" draw:layer="layout" svg:width="3.718cm" svg:height="1.108cm" svg:x="23.799cm" svg:y="0cm">
          <text:list text:style-name="L1">
            <text:list-header>
              <text:p text:style-name="P11"><text:span text:style-name="T6">3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4" presentation:class="page"/>
          <draw:frame presentation:style-name="pr1" draw:text-style-name="P5" draw:layer="layout" svg:width="15.239cm" svg:height="11.429cm" svg:x="1.905cm" svg:y="12.065cm" presentation:class="notes" presentation:placeholder="true">
            <draw:text-box/>
          </draw:frame>
        </presentation:notes>
      </draw:page>
      <draw:page draw:name="page4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Stál jsem v tu dobu, stál jsem u hrobu, </text:span><text:span text:style-name="T5"><text:line-break/></text:span><text:span text:style-name="T5">znenadání jsme tu sami, naděje byla jen klam. </text:span><text:span text:style-name="T5"><text:line-break/></text:span><text:span text:style-name="T5">A přece:</text:span></text:p>
                <text:p text:style-name="P14"><text:span text:style-name="T5"/></text:p>
              </text:list-item>
            </text:list>
            <text:list text:style-name="L4">
              <text:list-header>
                <text:p text:style-name="P21"><text:span text:style-name="T5">R: </text:span><text:span text:style-name="T5"><text:tab/></text:span><text:span text:style-name="T5">Kámen odvalen, svítá nový den, </text:span><text:span text:style-name="T5"><text:line-break/></text:span><text:span text:style-name="T5">hleď, ať tahle novina, že se znovu začíná, </text:span><text:span text:style-name="T5"><text:line-break/></text:span><text:span text:style-name="T5">nezůstane tvojí jen.</text:span></text:p>
                <text:p text:style-name="P20"><text:span text:style-name="T5"> </text:span></text:p>
                <text:p text:style-name="P20"><text:span text:style-name="T5">2. Ať v tuhle dobu z tohoto hrobu </text:span><text:span text:style-name="T5"><text:line-break/></text:span><text:span text:style-name="T5">do srdcí i po vší zemi naděje jas je šířen. </text:span><text:span text:style-name="T5"><text:line-break/></text:span><text:span text:style-name="T5">Protože: </text:span></text:p>
                <text:p text:style-name="P20"><text:span text:style-name="T5"/></text:p>
                <text:p text:style-name="P21"><text:span text:style-name="T5">R: </text:span><text:span text:style-name="T5"><text:tab/></text:span><text:span text:style-name="T5">Kámen odvalen, svítá nový den, </text:span><text:span text:style-name="T5"><text:line-break/></text:span><text:span text:style-name="T5">hleď, ať tahle novina, že se znovu začíná, </text:span><text:span text:style-name="T5"><text:line-break/></text:span><text:span text:style-name="T5">nezůstane tvojí jen.</text:span></text:p>
                <text:p text:style-name="P20"><text:span text:style-name="T5"/></text:p>
              </text:list-header>
            </text:list>
          </draw:text-box>
        </draw:frame>
        <draw:custom-shape draw:name="Text Box 3" draw:style-name="gr410" draw:text-style-name="P12" draw:layer="layout" svg:width="3.718cm" svg:height="1.108cm" svg:x="23.799cm" svg:y="0cm">
          <text:list text:style-name="L1">
            <text:list-header>
              <text:p text:style-name="P11"><text:span text:style-name="T6">3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5" presentation:class="page"/>
          <draw:frame presentation:style-name="pr1" draw:text-style-name="P5" draw:layer="layout" svg:width="15.239cm" svg:height="11.429cm" svg:x="1.905cm" svg:y="12.065cm" presentation:class="notes" presentation:placeholder="true">
            <draw:text-box/>
          </draw:frame>
        </presentation:notes>
      </draw:page>
      <draw:page draw:name="page4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tále jen chceme zpívat (3x) </text:span><text:span text:style-name="T5"><text:line-break/></text:span><text:span text:style-name="T5">že Pán zde mez námi je. </text:span></text:p>
              </text:list-header>
            </text:list>
            <text:list text:style-name="L5">
              <text:list-item>
                <text:p text:style-name="P10"><text:span text:style-name="T5">My často vzdálili se </text:span><text:span text:style-name="T5"><text:line-break/></text:span><text:span text:style-name="T5">a nechali jej stát, </text:span><text:span text:style-name="T5"><text:line-break/></text:span><text:span text:style-name="T5">on přesto vždy se vrací, </text:span><text:span text:style-name="T5"><text:line-break/></text:span><text:span text:style-name="T5">je mezi námi rád. </text:span></text:p>
              </text:list-item>
            </text:list>
            <text:list text:style-name="L4">
              <text:list-header>
                <text:p text:style-name="P19"><text:span text:style-name="T5">2.</text:span><text:span text:style-name="T5"><text:tab/></text:span><text:span text:style-name="T5">On nestaví si domy,</text:span><text:span text:style-name="T5"><text:line-break/></text:span><text:span text:style-name="T5">zámek jej nestřeží, </text:span><text:span text:style-name="T5"><text:line-break/></text:span><text:span text:style-name="T5">když k sobě lásku máme, </text:span><text:span text:style-name="T5"><text:line-break/></text:span><text:span text:style-name="T5">jsme jeho přístřeší. </text:span></text:p>
                <text:p text:style-name="P19"><text:span text:style-name="T5">3.</text:span><text:span text:style-name="T5"><text:tab/></text:span><text:span text:style-name="T5">Udeřte slavně v bubny, </text:span><text:span text:style-name="T5"><text:line-break/></text:span><text:span text:style-name="T5">zpívejte, kdo jste kde, </text:span><text:span text:style-name="T5"><text:line-break/></text:span><text:span text:style-name="T5">do dlaní zatleskejte, </text:span><text:span text:style-name="T5"><text:line-break/></text:span><text:span text:style-name="T5">volejte: Pán je zde! </text:span></text:p>
              </text:list-header>
            </text:list>
            <text:list text:style-name="L12">
              <text:list-header>
                <text:p text:style-name="P14"><text:span text:style-name="T5"/></text:p>
              </text:list-header>
            </text:list>
          </draw:text-box>
        </draw:frame>
        <draw:custom-shape draw:name="Text Box 3" draw:style-name="gr411" draw:text-style-name="P12" draw:layer="layout" svg:width="3.718cm" svg:height="1.108cm" svg:x="23.799cm" svg:y="0cm">
          <text:list text:style-name="L1">
            <text:list-header>
              <text:p text:style-name="P11"><text:span text:style-name="T6">3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6" presentation:class="page"/>
          <draw:frame presentation:style-name="pr1" draw:text-style-name="P5" draw:layer="layout" svg:width="15.239cm" svg:height="11.429cm" svg:x="1.905cm" svg:y="12.065cm" presentation:class="notes" presentation:placeholder="true">
            <draw:text-box/>
          </draw:frame>
        </presentation:notes>
      </draw:page>
      <draw:page draw:name="page4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40"><text:span text:style-name="T5">Stará archa chrání Noa před vodou, </text:span><text:span text:style-name="T5"><text:line-break/></text:span><text:span text:style-name="T5">Bůh duhu na oblohu dá, </text:span><text:span text:style-name="T5"><text:line-break/></text:span><text:span text:style-name="T5">bouře valí se pod temnou oblohou, </text:span><text:span text:style-name="T5"><text:line-break/></text:span><text:span text:style-name="T5">Bůh duhu na oblohu dá. </text:span></text:p>
              </text:list-item>
            </text:list>
            <text:list text:style-name="L4">
              <text:list-header>
                <text:p text:style-name="P41"><text:span text:style-name="T5">R: </text:span><text:span text:style-name="T5"><text:tab/></text:span><text:span text:style-name="T5">(: Když černej mrak na nebi slunce zakrejvá, :) </text:span><text:span text:style-name="T5"><text:line-break/></text:span><text:span text:style-name="T5">navzdory černejm tmám</text:span><text:span text:style-name="T5"><text:line-break/></text:span><text:span text:style-name="T5">duha nám jak slunce září </text:span><text:span text:style-name="T5"><text:line-break/></text:span><text:span text:style-name="T5">Bůh duhu na oblohu dá. </text:span></text:p>
                <text:p text:style-name="P41"><text:span text:style-name="T5">2.</text:span><text:span text:style-name="T5"><text:tab/></text:span><text:span text:style-name="T5">Jít se dá i v poušti sluncem spálené, Bůh... </text:span><text:span text:style-name="T5"><text:line-break/></text:span><text:span text:style-name="T5">kdo jde za ní, dojde k zemi slíbené, Bůh... </text:span></text:p>
                <text:p text:style-name="P41"><text:span text:style-name="T5">3.</text:span><text:span text:style-name="T5"><text:tab/></text:span><text:span text:style-name="T5">Kalný Jordán přejít brání dravý proud, Bůh... </text:span><text:span text:style-name="T5"><text:line-break/></text:span><text:span text:style-name="T5">kdo jde za ní, ten nemůže utonout, Bůh... </text:span></text:p>
              </text:list-header>
            </text:list>
          </draw:text-box>
        </draw:frame>
        <draw:custom-shape draw:name="Text Box 3" draw:style-name="gr412" draw:text-style-name="P12" draw:layer="layout" svg:width="3.718cm" svg:height="1.108cm" svg:x="23.799cm" svg:y="0cm">
          <text:list text:style-name="L1">
            <text:list-header>
              <text:p text:style-name="P11"><text:span text:style-name="T6">3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7" presentation:class="page"/>
          <draw:frame presentation:style-name="pr1" draw:text-style-name="P5" draw:layer="layout" svg:width="15.239cm" svg:height="11.429cm" svg:x="1.905cm" svg:y="12.065cm" presentation:class="notes" presentation:placeholder="true">
            <draw:text-box/>
          </draw:frame>
        </presentation:notes>
      </draw:page>
      <draw:page draw:name="page4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Stárne láska jako víno, časem získá lepší chuť, </text:span><text:span text:style-name="T5"><text:line-break/></text:span><text:span text:style-name="T5">kráčíš dál a dny jdou mimo, i ty lepším vínem buď. </text:span></text:p>
                <text:p text:style-name="P19"><text:span text:style-name="T5">1. </text:span><text:span text:style-name="T5"><text:tab/></text:span><text:span text:style-name="T5">Hoň se a látej, ať stihneš, co se dá, </text:span><text:span text:style-name="T5"><text:line-break/></text:span><text:span text:style-name="T5">v honu se zmítej a usne to láska tvá. </text:span></text:p>
                <text:p text:style-name="P19"><text:span text:style-name="T5">2.</text:span><text:span text:style-name="T5"><text:tab/></text:span><text:span text:style-name="T5">Vybírej, ber si tu lepší, než kterou máš, </text:span><text:span text:style-name="T5"><text:line-break/></text:span><text:span text:style-name="T5">předstírej, hřej si, vždyť přece vybíráš. </text:span></text:p>
                <text:p text:style-name="P19"><text:span text:style-name="T5">3.</text:span><text:span text:style-name="T5"><text:tab/></text:span><text:span text:style-name="T5">Až jednou zjistíš, že chybu má každý z nás, </text:span><text:span text:style-name="T5"><text:line-break/></text:span><text:span text:style-name="T5">možná, že změkneš a ztichne tvůj jistý hlas. </text:span></text:p>
                <text:p text:style-name="P19"><text:span text:style-name="T5">4.</text:span><text:span text:style-name="T5"><text:tab/></text:span><text:span text:style-name="T5">Milovat musíš života dlouhej díl, </text:span><text:span text:style-name="T5"><text:line-break/></text:span><text:span text:style-name="T5">nelze mít lásku nakrátko, na pár chvil. </text:span></text:p>
                <text:p text:style-name="P19"><text:span text:style-name="T5">5.</text:span><text:span text:style-name="T5"><text:tab/></text:span><text:span text:style-name="T5">Broj proti kazům, vždyť láska je křehká věc, </text:span><text:span text:style-name="T5"><text:line-break/></text:span><text:span text:style-name="T5">vystav ji mrazům a zmrzne, než řekneš švec. </text:span></text:p>
                <text:p text:style-name="P19"><text:span text:style-name="T5">6.</text:span><text:span text:style-name="T5"><text:tab/></text:span><text:span text:style-name="T5">Na obou z vás teď leží už stejnej díl, </text:span><text:span text:style-name="T5"><text:line-break/></text:span><text:span text:style-name="T5">žije se snáz a zbejvá jen mít dost sil. </text:span></text:p>
              </text:list-header>
            </text:list>
          </draw:text-box>
        </draw:frame>
        <draw:custom-shape draw:name="Text Box 3" draw:style-name="gr413" draw:text-style-name="P12" draw:layer="layout" svg:width="3.718cm" svg:height="1.108cm" svg:x="23.799cm" svg:y="0cm">
          <text:list text:style-name="L1">
            <text:list-header>
              <text:p text:style-name="P11"><text:span text:style-name="T6">3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8" presentation:class="page"/>
          <draw:frame presentation:style-name="pr1" draw:text-style-name="P5" draw:layer="layout" svg:width="15.239cm" svg:height="11.429cm" svg:x="1.905cm" svg:y="12.065cm" presentation:class="notes" presentation:placeholder="true">
            <draw:text-box/>
          </draw:frame>
        </presentation:notes>
      </draw:page>
      <draw:page draw:name="page4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8"><text:span text:style-name="T5">1. Stín kříže do daleka padá na cesty zbloudilých, </text:span><text:span text:style-name="T5"><text:line-break/></text:span><text:span text:style-name="T5">tak láska Boží vyhledává, ty které zajal hřích. </text:span></text:p>
                <text:p text:style-name="P88"><text:span text:style-name="T5">R: Kam padá kříže stín, je ještě naděje. </text:span><text:span text:style-name="T5"><text:line-break/></text:span><text:span text:style-name="T5">Tím křížem mluví Boží Syn a k sobě lidi zve. </text:span></text:p>
                <text:p text:style-name="P88"><text:span text:style-name="T5">2. Stín kříže chce tvou cestu změnit, </text:span><text:span text:style-name="T5"><text:line-break/></text:span><text:span text:style-name="T5">vést chce ke Golgatě, </text:span><text:span text:style-name="T5"><text:line-break/></text:span><text:span text:style-name="T5">tam dáno Boží odpuštění a milost čeká tě! </text:span></text:p>
                <text:p text:style-name="P88"><text:span text:style-name="T5">3. Když kříže stín tvou cestu zkříží, </text:span><text:span text:style-name="T5"><text:line-break/></text:span><text:span text:style-name="T5">nechtěj ho obejít! </text:span><text:span text:style-name="T5"><text:line-break/></text:span><text:span text:style-name="T5">Slož na Golgatě hříchu tíži a získáš radost, klid. </text:span></text:p>
              </text:list-header>
            </text:list>
          </draw:text-box>
        </draw:frame>
        <draw:custom-shape draw:name="Text Box 3" draw:style-name="gr414" draw:text-style-name="P12" draw:layer="layout" svg:width="3.718cm" svg:height="1.108cm" svg:x="23.799cm" svg:y="0cm">
          <text:list text:style-name="L1">
            <text:list-header>
              <text:p text:style-name="P11"><text:span text:style-name="T6">3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09" presentation:class="page"/>
          <draw:frame presentation:style-name="pr1" draw:text-style-name="P5" draw:layer="layout" svg:width="15.239cm" svg:height="11.429cm" svg:x="1.905cm" svg:y="12.065cm" presentation:class="notes" presentation:placeholder="true">
            <draw:text-box/>
          </draw:frame>
        </presentation:notes>
      </draw:page>
      <draw:page draw:name="page4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Svatý, svatý, svatý Pán, Bůh zástupů. </text:span></text:p>
                <text:p text:style-name="P32"><text:span text:style-name="T5">Nebe i země plné jsou slávy tvé. </text:span></text:p>
                <text:p text:style-name="P32"><text:span text:style-name="T5">Svatý, svatý, svatý Pán, Bůh zástupů. </text:span></text:p>
                <text:p text:style-name="P32"><text:span text:style-name="T5">Nebe i země plné jsou slávy tvé. </text:span></text:p>
                <text:p text:style-name="P32"><text:span text:style-name="T5">Hosana, hosana, Bohu na výsostech. </text:span></text:p>
                <text:p text:style-name="P32"><text:span text:style-name="T5">Hosana, hosana, Bohu na výsostech. </text:span></text:p>
                <text:p text:style-name="P32"><text:span text:style-name="T5"/></text:p>
              </text:list-header>
            </text:list>
          </draw:text-box>
        </draw:frame>
        <draw:custom-shape draw:name="Text Box 3" draw:style-name="gr415" draw:text-style-name="P12" draw:layer="layout" svg:width="3.718cm" svg:height="1.108cm" svg:x="23.799cm" svg:y="0cm">
          <text:list text:style-name="L1">
            <text:list-header>
              <text:p text:style-name="P11"><text:span text:style-name="T6">3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0" presentation:class="page"/>
          <draw:frame presentation:style-name="pr1" draw:text-style-name="P5" draw:layer="layout" svg:width="15.239cm" svg:height="11.429cm" svg:x="1.905cm" svg:y="12.065cm" presentation:class="notes" presentation:placeholder="true">
            <draw:text-box/>
          </draw:frame>
        </presentation:notes>
      </draw:page>
      <draw:page draw:name="page4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text:span text:style-name="T5">Světem běžím dál jen s tebou, věčný Pane můj, </text:span><text:span text:style-name="T5"><text:line-break/></text:span><text:span text:style-name="T5">na cestu mi svítí Slovo tvé, </text:span><text:span text:style-name="T5"><text:line-break/></text:span><text:span text:style-name="T5">pokrm můj, můj nápoj je vždy konat vůli tvou, </text:span><text:span text:style-name="T5"><text:line-break/></text:span><text:span text:style-name="T5">zbraní mou je svaté jméno tvé.</text:span></text:p>
              </text:list-item>
            </text:list>
            <text:list text:style-name="L4">
              <text:list-header>
                <text:p text:style-name="P19"><text:span text:style-name="T5">R: </text:span><text:span text:style-name="T5"><text:tab/></text:span><text:span text:style-name="T5">Já nemohu říct, že bys mi někdy něco vzal, </text:span><text:span text:style-name="T5"><text:line-break/></text:span><text:span text:style-name="T5">vždyť všechno, co mám, je vlastně tvé, </text:span><text:span text:style-name="T5"><text:line-break/></text:span><text:span text:style-name="T5">já mohu jen říct, že mi dáváš stále víc, </text:span><text:span text:style-name="T5"><text:line-break/></text:span><text:span text:style-name="T5">nekonečné množství lásky nezměrné.</text:span></text:p>
                <text:p text:style-name="P19"><text:span text:style-name="T5">2. </text:span><text:span text:style-name="T5"><text:tab/></text:span><text:span text:style-name="T5">Šťasten běžím dál, když slunce svítí nad hlavou, </text:span><text:span text:style-name="T5"><text:line-break/></text:span><text:span text:style-name="T5">s vírou běžím dál, když přijde mrak, </text:span><text:span text:style-name="T5"><text:line-break/></text:span><text:span text:style-name="T5">kam bych jinam šel, když znám teď cestu za tebou, </text:span><text:span text:style-name="T5"><text:line-break/></text:span><text:span text:style-name="T5">v lásce tvé jsem svobodný jak pták.</text:span></text:p>
                <text:p text:style-name="P19"><text:span text:style-name="T5">3. </text:span><text:span text:style-name="T5"><text:tab/></text:span><text:span text:style-name="T5">A tak běžím dál jen s tebou, věčný Pane můj, </text:span><text:span text:style-name="T5"><text:line-break/></text:span><text:span text:style-name="T5">na cestu mi svítí Slovo tvé, </text:span><text:span text:style-name="T5"><text:line-break/></text:span><text:span text:style-name="T5">srdce chválí, ústa slaví tebe, Pane můj, </text:span><text:span text:style-name="T5"><text:line-break/></text:span><text:span text:style-name="T5">s tebou život nikdy nezšedne.</text:span></text:p>
              </text:list-header>
            </text:list>
          </draw:text-box>
        </draw:frame>
        <draw:custom-shape draw:name="Text Box 3" draw:style-name="gr416" draw:text-style-name="P12" draw:layer="layout" svg:width="3.718cm" svg:height="1.108cm" svg:x="23.799cm" svg:y="0cm">
          <text:list text:style-name="L1">
            <text:list-header>
              <text:p text:style-name="P11"><text:span text:style-name="T6">3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1" presentation:class="page"/>
          <draw:frame presentation:style-name="pr1" draw:text-style-name="P5" draw:layer="layout" svg:width="15.239cm" svg:height="11.429cm" svg:x="1.905cm" svg:y="12.065cm" presentation:class="notes" presentation:placeholder="true">
            <draw:text-box/>
          </draw:frame>
        </presentation:notes>
      </draw:page>
      <draw:page draw:name="page4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text:tab/></text:span><text:span text:style-name="T5">Svítá novej den, svítá den. </text:span></text:p>
              </text:list-header>
            </text:list>
            <text:list text:style-name="L13">
              <text:list-item>
                <text:p text:style-name="P10"><text:span text:style-name="T5">Je v sutinách město, je zbořenej chrám, </text:span><text:span text:style-name="T5"><text:line-break/></text:span><text:span text:style-name="T5">je zdrcený ticho a tmy vládnou tmám. </text:span><text:span text:style-name="T5"><text:line-break/></text:span><text:span text:style-name="T5">Vtom paprskem jitřním, slunečním, </text:span><text:span text:style-name="T5"><text:line-break/></text:span><text:span text:style-name="T5">zalesk se střep, co z rozvalin ční. </text:span></text:p>
              </text:list-item>
            </text:list>
            <text:list text:style-name="L4">
              <text:list-header>
                <text:p text:style-name="P57"><text:span text:style-name="T5">R:</text:span><text:span text:style-name="T5"><text:tab/></text:span><text:span text:style-name="T5">Svítá novej den, svítá den. </text:span><text:span text:style-name="T5"><text:line-break/></text:span><text:span text:style-name="T5">Svítá novej den, svítá den. </text:span></text:p>
                <text:p text:style-name="P57"><text:span text:style-name="T5">2.</text:span><text:span text:style-name="T5"><text:tab/></text:span><text:span text:style-name="T5">Pad vichřicí strom, ptáci vypadli z hnízd, </text:span><text:span text:style-name="T5"><text:line-break/></text:span><text:span text:style-name="T5">slyšíš jejich křik, nemaj si kam vlízt. </text:span><text:span text:style-name="T5"><text:line-break/></text:span><text:span text:style-name="T5">Vtom v kořenech starých pupen prask, </text:span><text:span text:style-name="T5"><text:line-break/></text:span><text:span text:style-name="T5">hle, zelenej proutek, kde prach čekals. </text:span></text:p>
                <text:p text:style-name="P57"><text:span text:style-name="T5">3.</text:span><text:span text:style-name="T5"><text:tab/></text:span><text:span text:style-name="T5">Poutník, co šel cestou, hložím podél skal, </text:span><text:span text:style-name="T5"><text:line-break/></text:span><text:span text:style-name="T5">teď leh a spí, neví kudy dál. </text:span><text:span text:style-name="T5"><text:line-break/></text:span><text:span text:style-name="T5">Vtom hlas tichý, temný zašeptal: </text:span><text:span text:style-name="T5"><text:line-break/></text:span><text:span text:style-name="T5">jen vstaň a pojď... </text:span></text:p>
              </text:list-header>
            </text:list>
          </draw:text-box>
        </draw:frame>
        <draw:custom-shape draw:name="Text Box 3" draw:style-name="gr417" draw:text-style-name="P12" draw:layer="layout" svg:width="3.718cm" svg:height="1.108cm" svg:x="23.799cm" svg:y="0cm">
          <text:list text:style-name="L1">
            <text:list-header>
              <text:p text:style-name="P11"><text:span text:style-name="T6">3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2" presentation:class="page"/>
          <draw:frame presentation:style-name="pr1" draw:text-style-name="P5" draw:layer="layout" svg:width="15.239cm" svg:height="11.429cm" svg:x="1.905cm" svg:y="12.065cm" presentation:class="notes" presentation:placeholder="true">
            <draw:text-box/>
          </draw:frame>
        </presentation:notes>
      </draw:page>
      <draw:page draw:name="page4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Svobodu nám dá, svobodu nám dá, </text:span><text:span text:style-name="T5"><text:line-break/></text:span><text:span text:style-name="T5">vím, tak jak Daniel, když nápis uviděl, svobodu nám dá. </text:span></text:p>
                <text:p text:style-name="P14"><text:span text:style-name="T5"/></text:p>
                <text:p text:style-name="P14"><text:span text:style-name="T5">Vzpomeňte jen na nápis ze stěny, </text:span><text:span text:style-name="T5"><text:line-break/></text:span><text:span text:style-name="T5">vzpomeňte jen, že ruka píše dál, </text:span><text:span text:style-name="T5"><text:line-break/></text:span><text:span text:style-name="T5">vzpomeňte jen, že dny jsou sečteny, <text:s/></text:span><text:span text:style-name="T5"><text:line-break/></text:span><text:span text:style-name="T5">svobodu nám dá. </text:span></text:p>
                <text:p text:style-name="P14"><text:span text:style-name="T5"/></text:p>
                <text:p text:style-name="P14"><text:span text:style-name="T5">Shledán jsi lehký, i když moc máš, </text:span><text:span text:style-name="T5"><text:line-break/></text:span><text:span text:style-name="T5">jsi starý, vetchý, věčný se jen zdáš, </text:span><text:span text:style-name="T5"><text:line-break/></text:span><text:span text:style-name="T5">ruka tiše, co chce píše, </text:span><text:span text:style-name="T5"><text:line-break/></text:span><text:span text:style-name="T5">skládá znova divná slova, </text:span><text:span text:style-name="T5"><text:line-break/></text:span><text:span text:style-name="T5">já vím, že zvěstují </text:span><text:span text:style-name="T5"><text:line-break/></text:span><text:span text:style-name="T5">tu velkou naději, </text:span><text:span text:style-name="T5"><text:line-break/></text:span><text:span text:style-name="T5">svobodu nám dá. </text:span></text:p>
              </text:list-header>
            </text:list>
          </draw:text-box>
        </draw:frame>
        <draw:custom-shape draw:name="Text Box 3" draw:style-name="gr418" draw:text-style-name="P12" draw:layer="layout" svg:width="3.718cm" svg:height="1.108cm" svg:x="23.799cm" svg:y="0cm">
          <text:list text:style-name="L1">
            <text:list-header>
              <text:p text:style-name="P11"><text:span text:style-name="T6">3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3" presentation:class="page"/>
          <draw:frame presentation:style-name="pr1" draw:text-style-name="P5" draw:layer="layout" svg:width="15.239cm" svg:height="11.429cm" svg:x="1.905cm" svg:y="12.065cm" presentation:class="notes" presentation:placeholder="true">
            <draw:text-box/>
          </draw:frame>
        </presentation:notes>
      </draw:page>
      <draw:page draw:name="page4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Svou sílu nám dáváš jak vinný kmen </text:span><text:span text:style-name="T5"><text:line-break/></text:span><text:span text:style-name="T5">mízu svou dá výhonkům. </text:span><text:span text:style-name="T5"><text:line-break/></text:span><text:span text:style-name="T5">Svou sílu nám dáváš jak vinný kmen </text:span><text:span text:style-name="T5"><text:line-break/></text:span><text:span text:style-name="T5">mízu svou dá výhonkům. </text:span></text:p>
                <text:p text:style-name="P14"><text:span text:style-name="T5"/></text:p>
                <text:p text:style-name="P14"><text:span text:style-name="T5">Dej nám jít v lásce své, dej nám jít v síle své. </text:span><text:span text:style-name="T5"><text:line-break/></text:span><text:span text:style-name="T5">Svět pozná nejde to žít </text:span><text:span text:style-name="T5"><text:line-break/></text:span><text:span text:style-name="T5">bez plodů té révy tvé výborné. </text:span></text:p>
                <text:p text:style-name="P14"><text:span text:style-name="T5"/></text:p>
                <text:p text:style-name="P14"><text:span text:style-name="T5">Svou sílu nám dáváš jak vinný kmen </text:span><text:span text:style-name="T5"><text:line-break/></text:span><text:span text:style-name="T5">mízu svou dá výhonkům.</text:span></text:p>
              </text:list-header>
            </text:list>
          </draw:text-box>
        </draw:frame>
        <draw:custom-shape draw:name="Text Box 3" draw:style-name="gr419" draw:text-style-name="P12" draw:layer="layout" svg:width="3.718cm" svg:height="1.108cm" svg:x="23.799cm" svg:y="0cm">
          <text:list text:style-name="L1">
            <text:list-header>
              <text:p text:style-name="P11"><text:span text:style-name="T6">3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4" presentation:class="page"/>
          <draw:frame presentation:style-name="pr1" draw:text-style-name="P5" draw:layer="layout" svg:width="15.239cm" svg:height="11.429cm" svg:x="1.905cm" svg:y="12.065cm" presentation:class="notes" presentation:placeholder="true">
            <draw:text-box/>
          </draw:frame>
        </presentation:notes>
      </draw:page>
      <draw:page draw:name="page4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89"><text:span text:style-name="T5">R: </text:span><text:span text:style-name="T5"><text:tab/></text:span><text:span text:style-name="T5">Svý kroky rozezpívej, rozezpívej, rozezpívej, <text:s/></text:span><text:span text:style-name="T5"><text:line-break/></text:span><text:span text:style-name="T5">chválama rozezpívej, rozezpívej, rozezpívej. </text:span></text:p>
                <text:p text:style-name="P89"><text:span text:style-name="T5"><text:s/></text:span><text:span text:style-name="T5">1. </text:span><text:span text:style-name="T5"><text:tab/></text:span><text:span text:style-name="T5">Vzdejme Pánu díky, za vše, co nám dává, </text:span><text:span text:style-name="T5"><text:line-break/></text:span><text:span text:style-name="T5">za vše, co nám bere patří Pánu sláva. <text:s/></text:span><text:span text:style-name="T5"><text:line-break/></text:span><text:span text:style-name="T5">Vzdejme Pánu díky, že se stará, aby </text:span><text:span text:style-name="T5"><text:line-break/></text:span><text:span text:style-name="T5">nepropadli smrti jeho lidé slabí. </text:span></text:p>
                <text:p text:style-name="P89"><text:span text:style-name="T5">2. </text:span><text:span text:style-name="T5"><text:tab/></text:span><text:span text:style-name="T5">Vzdejme Pánu díky, novou cestu klestí </text:span><text:span text:style-name="T5"><text:line-break/></text:span><text:span text:style-name="T5">v době, která zná jen pomíjivé štěstí. </text:span><text:span text:style-name="T5"><text:line-break/></text:span><text:span text:style-name="T5">Vzdejme Pánu díky, křížem přišel říci, </text:span><text:span text:style-name="T5"><text:line-break/></text:span><text:span text:style-name="T5">já jsem cesta, pravda osvobozující. <text:s/></text:span></text:p>
                <text:p text:style-name="P89"><text:span text:style-name="T5">3. </text:span><text:span text:style-name="T5"><text:tab/></text:span><text:span text:style-name="T5">Vzdejme Pánu díky, zdroji pravé spásy, </text:span><text:span text:style-name="T5"><text:line-break/></text:span><text:span text:style-name="T5">doutnající oheň láska neuhasí. </text:span><text:span text:style-name="T5"><text:line-break/></text:span><text:span text:style-name="T5">Vzdejme Pánu díky, jako děti Boží, </text:span><text:span text:style-name="T5"><text:line-break/></text:span><text:span text:style-name="T5">že v člověku láska lásku stále množí. </text:span></text:p>
                <text:p text:style-name="P89"><text:span text:style-name="T5">4. </text:span><text:span text:style-name="T5"><text:tab/></text:span><text:span text:style-name="T5">Vzdejme Pánu díky, burcuje svým slovem, </text:span><text:span text:style-name="T5"><text:line-break/></text:span><text:span text:style-name="T5">starý svět už umřel, my žijeme v novém. </text:span><text:span text:style-name="T5"><text:line-break/></text:span><text:span text:style-name="T5">Vzdejme Pánu díky, mění dávné řády, </text:span><text:span text:style-name="T5"><text:line-break/></text:span><text:span text:style-name="T5">Bůh už není v dálce, Kristus žije tady. </text:span></text:p>
              </text:list-header>
            </text:list>
          </draw:text-box>
        </draw:frame>
        <draw:custom-shape draw:name="Text Box 3" draw:style-name="gr420" draw:text-style-name="P12" draw:layer="layout" svg:width="3.718cm" svg:height="1.108cm" svg:x="23.799cm" svg:y="0cm">
          <text:list text:style-name="L1">
            <text:list-header>
              <text:p text:style-name="P11"><text:span text:style-name="T6">3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5" presentation:class="page"/>
          <draw:frame presentation:style-name="pr1" draw:text-style-name="P5" draw:layer="layout" svg:width="15.239cm" svg:height="11.429cm" svg:x="1.905cm" svg:y="12.065cm" presentation:class="notes" presentation:placeholder="true">
            <draw:text-box/>
          </draw:frame>
        </presentation:notes>
      </draw:page>
      <draw:page draw:name="page4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yn Boží se nám narodil </text:span><text:span text:style-name="T5"><text:line-break/></text:span><text:span text:style-name="T5">a nás hříšné vysvobodil. </text:span><text:span text:style-name="T5"><text:line-break/></text:span><text:span text:style-name="T5">Vítej, Pane, vítej. </text:span></text:p>
                <text:p text:style-name="P14"><text:span text:style-name="T5"/></text:p>
              </text:list-item>
              <text:list-item>
                <text:p text:style-name="P14"><text:span text:style-name="T5">Dítě narozené, krásné, </text:span><text:span text:style-name="T5"><text:line-break/></text:span><text:span text:style-name="T5">jako slunce čisté, jasné. </text:span><text:span text:style-name="T5"><text:line-break/></text:span><text:span text:style-name="T5">Vítej, Pane, vítej!</text:span></text:p>
                <text:p text:style-name="P14"><text:span text:style-name="T5"/></text:p>
              </text:list-item>
              <text:list-item>
                <text:p text:style-name="P14"><text:span text:style-name="T5">Andělé nám dali radu, </text:span><text:span text:style-name="T5"><text:line-break/></text:span><text:span text:style-name="T5">abychom mu vzdali chválu. </text:span><text:span text:style-name="T5"><text:line-break/></text:span><text:span text:style-name="T5">Vítej, Pane, vítej!</text:span></text:p>
                <text:p text:style-name="P14"><text:span text:style-name="T5"/></text:p>
              </text:list-item>
              <text:list-item>
                <text:p text:style-name="P14"><text:span text:style-name="T5">Protož i my se radujme, </text:span><text:span text:style-name="T5"><text:line-break/></text:span><text:span text:style-name="T5">s anděly jemu zpívejme. </text:span><text:span text:style-name="T5"><text:line-break/></text:span><text:span text:style-name="T5">Vítej, Pane, vítej!</text:span></text:p>
              </text:list-item>
            </text:list>
          </draw:text-box>
        </draw:frame>
        <draw:custom-shape draw:name="Text Box 3" draw:style-name="gr421" draw:text-style-name="P12" draw:layer="layout" svg:width="3.718cm" svg:height="1.108cm" svg:x="23.799cm" svg:y="0cm">
          <text:list text:style-name="L1">
            <text:list-header>
              <text:p text:style-name="P11"><text:span text:style-name="T6">3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6" presentation:class="page"/>
          <draw:frame presentation:style-name="pr1" draw:text-style-name="P5" draw:layer="layout" svg:width="15.239cm" svg:height="11.429cm" svg:x="1.905cm" svg:y="12.065cm" presentation:class="notes" presentation:placeholder="true">
            <draw:text-box/>
          </draw:frame>
        </presentation:notes>
      </draw:page>
      <draw:page draw:name="page4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Syn, jehož Panna povila, nás vysvobodí ze všech hrůz, </text:span><text:span text:style-name="T5"><text:line-break/></text:span><text:span text:style-name="T5">vstříc zní mu píseň nesmělá: Veni Creator Spiritus. </text:span></text:p>
              </text:list-item>
            </text:list>
            <text:list text:style-name="L4">
              <text:list-header>
                <text:p text:style-name="P33"><text:span text:style-name="T5"/></text:p>
                <text:p text:style-name="P18"><text:span text:style-name="T5">2.</text:span><text:span text:style-name="T5"><text:tab/></text:span><text:span text:style-name="T5">To v betlémě, jak slíbil Pán, teď v jeslích leží, šíří jas, </text:span><text:span text:style-name="T5"><text:line-break/></text:span><text:span text:style-name="T5">již přichází lid ze všech stran: O lux beata Trinitas.</text:span></text:p>
                <text:p text:style-name="P33"><text:span text:style-name="T5"/></text:p>
                <text:p text:style-name="P18"><text:span text:style-name="T5">3.</text:span><text:span text:style-name="T5"><text:tab/></text:span><text:span text:style-name="T5">I králové jej nalezli a těšili se upřímně: </text:span><text:span text:style-name="T5"><text:line-break/></text:span><text:span text:style-name="T5">ten, jemuž dary přinesli: A solis ortus cardine.</text:span></text:p>
                <text:p text:style-name="P33"><text:span text:style-name="T5"/></text:p>
                <text:p text:style-name="P18"><text:span text:style-name="T5">4.</text:span><text:span text:style-name="T5"><text:tab/></text:span><text:span text:style-name="T5">Však pastýři se zděsili, když sláva osvítila je, </text:span><text:span text:style-name="T5"><text:line-break/></text:span><text:span text:style-name="T5">než anděl řekl po chvíli: lam ortus solis cardine.</text:span></text:p>
                <text:p text:style-name="P33"><text:span text:style-name="T5"/></text:p>
                <text:p text:style-name="P18"><text:span text:style-name="T5">5.</text:span><text:span text:style-name="T5"><text:tab/></text:span><text:span text:style-name="T5">Hned zjevili se andělé, zní všude písně radostné, </text:span><text:span text:style-name="T5"><text:line-break/></text:span><text:span text:style-name="T5">už jásá srdce nesmělé: Gloria tibi Domine.</text:span></text:p>
              </text:list-header>
            </text:list>
          </draw:text-box>
        </draw:frame>
        <draw:custom-shape draw:name="Text Box 3" draw:style-name="gr422" draw:text-style-name="P12" draw:layer="layout" svg:width="3.718cm" svg:height="1.108cm" svg:x="23.799cm" svg:y="0cm">
          <text:list text:style-name="L1">
            <text:list-header>
              <text:p text:style-name="P11"><text:span text:style-name="T6">3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7" presentation:class="page"/>
          <draw:frame presentation:style-name="pr1" draw:text-style-name="P5" draw:layer="layout" svg:width="15.239cm" svg:height="11.429cm" svg:x="1.905cm" svg:y="12.065cm" presentation:class="notes" presentation:placeholder="true">
            <draw:text-box/>
          </draw:frame>
        </presentation:notes>
      </draw:page>
      <draw:page draw:name="page4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Šemá Jisrael Adonaj elohénú</text:span><text:span text:style-name="T5"><text:line-break/></text:span><text:span text:style-name="T5">Šemá Jisrael Adonaj echad. </text:span></text:p>
                <text:p text:style-name="P32"><text:span text:style-name="T5"/></text:p>
                <text:p text:style-name="P35"><text:span text:style-name="T5">R: </text:span><text:span text:style-name="T5"><text:tab/></text:span><text:span text:style-name="T5">Haleluja, haleluja, haleluja. </text:span></text:p>
                <text:p text:style-name="P32"><text:span text:style-name="T5"/></text:p>
                <text:p text:style-name="P35"><text:span text:style-name="T5">2. Slyš, Izraeli,</text:span><text:span text:style-name="T5"><text:tab/></text:span><text:span text:style-name="T5">Hospodin, Bůh tvůj. </text:span><text:span text:style-name="T5"><text:line-break/></text:span><text:span text:style-name="T5">Slyš, Izraeli, Hospodin jeden jest. </text:span></text:p>
                <text:p text:style-name="P32"><text:span text:style-name="T5"/></text:p>
              </text:list-header>
            </text:list>
          </draw:text-box>
        </draw:frame>
        <draw:custom-shape draw:name="Text Box 1027" draw:style-name="gr423" draw:text-style-name="P12" draw:layer="layout" svg:width="3.718cm" svg:height="1.108cm" svg:x="23.799cm" svg:y="0cm">
          <text:list text:style-name="L1">
            <text:list-header>
              <text:p text:style-name="P11"><text:span text:style-name="T6">3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8" presentation:class="page"/>
          <draw:frame presentation:style-name="pr1" draw:text-style-name="P5" draw:layer="layout" svg:width="15.239cm" svg:height="11.429cm" svg:x="1.905cm" svg:y="12.065cm" presentation:class="notes" presentation:placeholder="true">
            <draw:text-box/>
          </draw:frame>
        </presentation:notes>
      </draw:page>
      <draw:page draw:name="page4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Šest věcí nenávidí Hospodin: </text:span></text:p>
                <text:p text:style-name="P32"><text:span text:style-name="T5">oči vysoký, který neviděj Boha, </text:span></text:p>
                <text:p text:style-name="P32"><text:span text:style-name="T5">jazyk prolhaný, co plodí naše slova, </text:span></text:p>
                <text:p text:style-name="P32"><text:span text:style-name="T5">i ruce krvavý, vždyť zabíjí už naše mluva, </text:span></text:p>
                <text:p text:style-name="P32"><text:span text:style-name="T5">srdce nepravý, ve větru lehký jako pleva, </text:span></text:p>
                <text:p text:style-name="P32"><text:span text:style-name="T5">nohy toulavý, co rády k hříchu berou roha, </text:span></text:p>
                <text:p text:style-name="P32"><text:span text:style-name="T5">svědka lživýho, co svým životem nectí Boha. </text:span></text:p>
              </text:list-header>
            </text:list>
          </draw:text-box>
        </draw:frame>
        <draw:custom-shape draw:name="Text Box 3" draw:style-name="gr424" draw:text-style-name="P12" draw:layer="layout" svg:width="3.718cm" svg:height="1.108cm" svg:x="23.799cm" svg:y="0cm">
          <text:list text:style-name="L1">
            <text:list-header>
              <text:p text:style-name="P11"><text:span text:style-name="T6">3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9" presentation:class="page"/>
          <draw:frame presentation:style-name="pr1" draw:text-style-name="P5" draw:layer="layout" svg:width="15.239cm" svg:height="11.429cm" svg:x="1.905cm" svg:y="12.065cm" presentation:class="notes" presentation:placeholder="true">
            <draw:text-box/>
          </draw:frame>
        </presentation:notes>
      </draw:page>
      <draw:page draw:name="page4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22">
              <text:list-item>
                <text:p text:style-name="P14"><text:span text:style-name="T5">Šly zrána ke hrobu Marie Magdaléna </text:span><text:span text:style-name="T5"><text:line-break/></text:span><text:span text:style-name="T5">a matka Jakuba a ještě jedna žena </text:span><text:span text:style-name="T5"><text:line-break/></text:span><text:span text:style-name="T5">sobě pro útěchu, mrtvému na památku </text:span><text:span text:style-name="T5"><text:line-break/></text:span><text:span text:style-name="T5">šly zrána ke hrobu dva dny po Velkém Pátku. </text:span></text:p>
                <text:p text:style-name="P14"><text:span text:style-name="T5"/></text:p>
              </text:list-item>
              <text:list-item>
                <text:p text:style-name="P14"><text:span text:style-name="T5">Šly z rána ke hrobu, sotva se rozednilo, </text:span><text:span text:style-name="T5"><text:line-break/></text:span><text:span text:style-name="T5">oživit vzpomínku, namazat mrtvé tělo, </text:span><text:span text:style-name="T5"><text:line-break/></text:span><text:span text:style-name="T5">balzámem zpomalit zánik a zapomění, </text:span><text:span text:style-name="T5"><text:line-break/></text:span><text:span text:style-name="T5">na chvíli podržet, co bylo a co není. </text:span></text:p>
                <text:p text:style-name="P14"><text:span text:style-name="T5"/></text:p>
              </text:list-item>
              <text:list-item>
                <text:p text:style-name="P14"><text:span text:style-name="T5">Šly zrána ke hrobu a hrob byl otevřený </text:span><text:span text:style-name="T5"><text:line-break/></text:span><text:span text:style-name="T5">tak dovnitř vstoupily zmíněné již tři ženy </text:span><text:span text:style-name="T5"><text:line-break/></text:span><text:span text:style-name="T5">kam jen se poděl ten, za nějž šly držet smutek, </text:span><text:span text:style-name="T5"><text:line-break/></text:span><text:span text:style-name="T5">chtěly mu prokázat poslední dobrý skutek. </text:span></text:p>
              </text:list-item>
            </text:list>
          </draw:text-box>
        </draw:frame>
        <draw:custom-shape draw:name="Text Box 3" draw:style-name="gr425" draw:text-style-name="P12" draw:layer="layout" svg:width="3.718cm" svg:height="1.108cm" svg:x="23.799cm" svg:y="0cm">
          <text:list text:style-name="L1">
            <text:list-header>
              <text:p text:style-name="P11"><text:span text:style-name="T6">3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0" presentation:class="page"/>
          <draw:frame presentation:style-name="pr1" draw:text-style-name="P5" draw:layer="layout" svg:width="15.239cm" svg:height="11.429cm" svg:x="1.905cm" svg:y="12.065cm" presentation:class="notes" presentation:placeholder="true">
            <draw:text-box/>
          </draw:frame>
        </presentation:notes>
      </draw:page>
      <draw:page draw:name="page4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4. A když si říkaly, že to snad není k víře, </text:span><text:span text:style-name="T5"><text:line-break/></text:span><text:span text:style-name="T5">bázeň na ně padla jak kdysi na pastýře, </text:span><text:span text:style-name="T5"><text:line-break/></text:span><text:span text:style-name="T5">dva muži stáli tu, šat sněhobílý měli </text:span><text:span text:style-name="T5"><text:line-break/></text:span><text:span text:style-name="T5">a světlo svítilo, až oči přecházely. </text:span></text:p>
                <text:p text:style-name="P32"><text:span text:style-name="T5"/></text:p>
                <text:p text:style-name="P32"><text:span text:style-name="T5">5. Tu ženy poklekly, sklonily tváře k zemi <text:s/></text:span><text:span text:style-name="T5"><text:line-break/></text:span><text:span text:style-name="T5">a muži řekli jim: zbytečně mezi těmi, </text:span><text:span text:style-name="T5"><text:line-break/></text:span><text:span text:style-name="T5">co v prach se navrací, hledáte Pána svého, </text:span><text:span text:style-name="T5"><text:line-break/></text:span><text:span text:style-name="T5">hroby jsou pro mrtvé, ale ne pro živého. </text:span></text:p>
                <text:p text:style-name="P32"><text:span text:style-name="T5"/></text:p>
                <text:p text:style-name="P35"><text:span text:style-name="T5">6. </text:span><text:span text:style-name="T5"><text:tab/></text:span><text:span text:style-name="T5">Vzpomeňte, co slíbil, váš mistr Ježíš živý </text:span><text:span text:style-name="T5"><text:line-break/></text:span><text:span text:style-name="T5">a znovu čekejte veliké boží divy, </text:span><text:span text:style-name="T5"><text:line-break/></text:span><text:span text:style-name="T5">k čemu jsou balzámy, hroby a mauzolea, </text:span><text:span text:style-name="T5"><text:line-break/></text:span><text:span text:style-name="T5">když je dnes před námi svátek vzkříšení těla?</text:span></text:p>
                <text:p text:style-name="P32"><text:span text:style-name="T5"> </text:span></text:p>
              </text:list-header>
            </text:list>
          </draw:text-box>
        </draw:frame>
        <draw:custom-shape draw:name="Text Box 3" draw:style-name="gr426" draw:text-style-name="P12" draw:layer="layout" svg:width="3.718cm" svg:height="1.108cm" svg:x="23.799cm" svg:y="0cm">
          <text:list text:style-name="L1">
            <text:list-header>
              <text:p text:style-name="P11"><text:span text:style-name="T6">3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1" presentation:class="page"/>
          <draw:frame presentation:style-name="pr1" draw:text-style-name="P5" draw:layer="layout" svg:width="15.239cm" svg:height="11.429cm" svg:x="1.905cm" svg:y="12.065cm" presentation:class="notes" presentation:placeholder="true">
            <draw:text-box/>
          </draw:frame>
        </presentation:notes>
      </draw:page>
      <draw:page draw:name="page4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Tak dej mi, Pane sílu, smiluj se nade mnou, </text:span><text:span text:style-name="T5"><text:line-break/></text:span><text:span text:style-name="T5">ó, tak dej mi, Pane, sílu, když chci jít za tebou. </text:span><text:span text:style-name="T5"><text:line-break/></text:span><text:span text:style-name="T5">Tak dej mi, Pane sílu svou a smiluj se nade mnou, </text:span><text:span text:style-name="T5"><text:line-break/></text:span><text:span text:style-name="T5">a dej mi k tobě lásky víc, ať chci jít za tebou. </text:span></text:p>
                <text:p text:style-name="P20"><text:span text:style-name="T5"/></text:p>
              </text:list-header>
            </text:list>
            <text:list text:style-name="L5">
              <text:list-item>
                <text:p text:style-name="P14"><text:span text:style-name="T5">Když na sebe se podívám, tak hodně blízko k pláči mám, </text:span><text:span text:style-name="T5"><text:line-break/></text:span><text:span text:style-name="T5">vždyť takhle přece nejde, takhle nejde žít. </text:span><text:span text:style-name="T5"><text:line-break/></text:span><text:span text:style-name="T5">A proto oči zavírám, před skutečností utíkám, </text:span><text:span text:style-name="T5"><text:line-break/></text:span><text:span text:style-name="T5">však ty mne, Pane, nenecháš, ty nenecháš mne být. </text:span></text:p>
                <text:p text:style-name="P14"><text:span text:style-name="T5"/></text:p>
              </text:list-item>
              <text:list-item>
                <text:p text:style-name="P14"><text:span text:style-name="T5">Já po sté snad už začínám a vždycky dobrou vůli mám, </text:span><text:span text:style-name="T5"><text:line-break/></text:span><text:span text:style-name="T5">že nechci více hřešit, že budu svatě žít. </text:span><text:span text:style-name="T5"><text:line-break/></text:span><text:span text:style-name="T5">A vždycky znovu podléhám, když pokušením projít mám, </text:span><text:span text:style-name="T5"><text:line-break/></text:span><text:span text:style-name="T5">a před tebou se, Pane můj, zas musím pokořit. </text:span></text:p>
              </text:list-item>
            </text:list>
            <text:list text:style-name="L4">
              <text:list-header>
                <text:p text:style-name="P20"><text:span text:style-name="T5"/></text:p>
              </text:list-header>
            </text:list>
          </draw:text-box>
        </draw:frame>
        <draw:custom-shape draw:name="Text Box 3" draw:style-name="gr427" draw:text-style-name="P12" draw:layer="layout" svg:width="3.718cm" svg:height="1.108cm" svg:x="23.799cm" svg:y="0cm">
          <text:list text:style-name="L1">
            <text:list-header>
              <text:p text:style-name="P11"><text:span text:style-name="T6">3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2" presentation:class="page"/>
          <draw:frame presentation:style-name="pr1" draw:text-style-name="P5" draw:layer="layout" svg:width="15.239cm" svg:height="11.429cm" svg:x="1.905cm" svg:y="12.065cm" presentation:class="notes" presentation:placeholder="true">
            <draw:text-box/>
          </draw:frame>
        </presentation:notes>
      </draw:page>
      <draw:page draw:name="page4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am, kde nad námi rádi si na pány hrají, </text:span><text:span text:style-name="T5"><text:line-break/></text:span><text:span text:style-name="T5">Ježíš je pánů Pán, </text:span><text:span text:style-name="T5"><text:line-break/></text:span><text:span text:style-name="T5">tam, kde se nám zdá, vládu že v rukou mají, </text:span><text:span text:style-name="T5"><text:line-break/></text:span><text:span text:style-name="T5">Ježíš je pánů Pán. </text:span></text:p>
                <text:p text:style-name="P19"><text:span text:style-name="T5">1. </text:span><text:span text:style-name="T5"><text:tab/></text:span><text:span text:style-name="T5">Kde by pánem chtěl být sex a chtění, </text:span><text:span text:style-name="T5"><text:line-break/></text:span><text:span text:style-name="T5">Ježíš je pánů Pán. </text:span><text:span text:style-name="T5"><text:line-break/></text:span><text:span text:style-name="T5">Cé dvě há pět ó há už pánem není, </text:span><text:span text:style-name="T5"><text:line-break/></text:span><text:span text:style-name="T5">Ježíš je pánů Pán. </text:span></text:p>
              </text:list-header>
            </text:list>
            <text:list text:style-name="L8">
              <text:list-item>
                <text:p text:style-name="P10"><text:span text:style-name="T5">I když se Freud s ďáblem o mě perou, </text:span><text:span text:style-name="T5"><text:line-break/></text:span><text:span text:style-name="T5">Ježíš je pánů Pán, </text:span><text:span text:style-name="T5"><text:line-break/></text:span><text:span text:style-name="T5">I když nad mou církví mě nervy berou, </text:span><text:span text:style-name="T5"><text:line-break/></text:span><text:span text:style-name="T5">Ježíš je pánů Pán. <text:s/></text:span></text:p>
              </text:list-item>
              <text:list-item>
                <text:p text:style-name="P10"><text:span text:style-name="T5">V noci strach, děs, stres, když na mě padnou, </text:span><text:span text:style-name="T5"><text:line-break/></text:span><text:span text:style-name="T5">Ježíš je pánů Pán. </text:span><text:span text:style-name="T5"><text:line-break/></text:span><text:span text:style-name="T5">Kde je velkej Pá, malý už nevládnou, </text:span><text:span text:style-name="T5"><text:line-break/></text:span><text:span text:style-name="T5">Ježíš je pánů Pán. </text:span></text:p>
              </text:list-item>
            </text:list>
          </draw:text-box>
        </draw:frame>
        <draw:custom-shape draw:name="Text Box 3" draw:style-name="gr428" draw:text-style-name="P12" draw:layer="layout" svg:width="3.718cm" svg:height="1.108cm" svg:x="23.799cm" svg:y="0cm">
          <text:list text:style-name="L1">
            <text:list-header>
              <text:p text:style-name="P11"><text:span text:style-name="T6">3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3" presentation:class="page"/>
          <draw:frame presentation:style-name="pr1" draw:text-style-name="P5" draw:layer="layout" svg:width="15.239cm" svg:height="11.429cm" svg:x="1.905cm" svg:y="12.065cm" presentation:class="notes" presentation:placeholder="true">
            <draw:text-box/>
          </draw:frame>
        </presentation:notes>
      </draw:page>
      <draw:page draw:name="page4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Temnou, divnou mlhou bloudím sem a tam, </text:span><text:span text:style-name="T5"><text:line-break/></text:span><text:span text:style-name="T5">černá s bílou smíchaly se spolu. </text:span><text:span text:style-name="T5"><text:line-break/></text:span><text:span text:style-name="T5">Nevidím už, co je pravdy, co je klam, </text:span><text:span text:style-name="T5"><text:line-break/></text:span><text:span text:style-name="T5">nevím, jdu-li nahoru či dolů. </text:span></text:p>
                <text:p text:style-name="P19"><text:span text:style-name="T5">R: </text:span><text:span text:style-name="T5"><text:tab/></text:span><text:span text:style-name="T5">Řekni slovo, řekni slovo, Pane, </text:span><text:span text:style-name="T5"><text:line-break/></text:span><text:span text:style-name="T5">ať pomine tahle šedá tma, </text:span><text:span text:style-name="T5"><text:line-break/></text:span><text:span text:style-name="T5">řekni slovo a zázrak se stane, </text:span><text:span text:style-name="T5"><text:line-break/></text:span><text:span text:style-name="T5">uzdravena bude duše má. </text:span></text:p>
                <text:p text:style-name="P19"><text:span text:style-name="T5">2. </text:span><text:span text:style-name="T5"><text:tab/></text:span><text:span text:style-name="T5">Nerozeznám dobře okraj propasti, </text:span><text:span text:style-name="T5"><text:line-break/></text:span><text:span text:style-name="T5">nevím, je-li na krok dosti místa. </text:span><text:span text:style-name="T5"><text:line-break/></text:span><text:span text:style-name="T5">Strach mám, abych neupadl do pasti, </text:span><text:span text:style-name="T5"><text:line-break/></text:span><text:span text:style-name="T5">kterou na mne pokušení chystá. </text:span></text:p>
                <text:p text:style-name="P19"><text:span text:style-name="T5">3. </text:span><text:span text:style-name="T5"><text:tab/></text:span><text:span text:style-name="T5">Přízrak noční sleduje mne potají, </text:span><text:span text:style-name="T5"><text:line-break/></text:span><text:span text:style-name="T5">divné hlasy otázku mi kladou, </text:span><text:span text:style-name="T5"><text:line-break/></text:span><text:span text:style-name="T5">divné hlasy otázku mi šeptají, </text:span><text:span text:style-name="T5"><text:line-break/></text:span><text:span text:style-name="T5">k čemu věrnost, nač pohrdat zradou. </text:span></text:p>
              </text:list-header>
            </text:list>
          </draw:text-box>
        </draw:frame>
        <draw:custom-shape draw:name="Text Box 3" draw:style-name="gr429" draw:text-style-name="P12" draw:layer="layout" svg:width="3.718cm" svg:height="1.108cm" svg:x="23.799cm" svg:y="0cm">
          <text:list text:style-name="L1">
            <text:list-header>
              <text:p text:style-name="P11"><text:span text:style-name="T6">3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4" presentation:class="page"/>
          <draw:frame presentation:style-name="pr1" draw:text-style-name="P5" draw:layer="layout" svg:width="15.239cm" svg:height="11.429cm" svg:x="1.905cm" svg:y="12.065cm" presentation:class="notes" presentation:placeholder="true">
            <draw:text-box/>
          </draw:frame>
        </presentation:notes>
      </draw:page>
      <draw:page draw:name="page4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3"><text:span text:style-name="T5">1. Ten obraz zlatý, obraz se k nebi tyčí, </text:span><text:span text:style-name="T5"><text:line-break/></text:span><text:span text:style-name="T5">zář oči oslepí, zář jeho oči ničí, </text:span><text:span text:style-name="T5"><text:line-break/></text:span><text:span text:style-name="T5">do snů se vkrádá, vrývá se do paměti. </text:span><text:span text:style-name="T5"><text:line-break/></text:span><text:span text:style-name="T5">Babylon hold si vzdává, Babylon sebe světí.</text:span></text:p>
                <text:p text:style-name="P63"><text:span text:style-name="T5">R: Ač z pece ohnivé žár stoupá žhavý </text:span><text:span text:style-name="T5"><text:line-break/></text:span><text:span text:style-name="T5">a obraz zlatý dotýká se hvězd, <text:s/></text:span><text:span text:style-name="T5"><text:line-break/></text:span><text:span text:style-name="T5">Hospodin zástupů je Králem slávy, </text:span><text:span text:style-name="T5"><text:line-break/></text:span><text:span text:style-name="T5">jen Bohu samému vzdáváme čest.</text:span></text:p>
                <text:p text:style-name="P63"><text:span text:style-name="T5">2. Tympány, housle, hudba, zpěv v jednom tónu, </text:span><text:span text:style-name="T5"><text:line-break/></text:span><text:span text:style-name="T5">cimbály, pozouny, klaňte se Babylonu. </text:span><text:span text:style-name="T5"><text:line-break/></text:span><text:span text:style-name="T5">Ať lidská srdce v jediném rytmu buší, </text:span><text:span text:style-name="T5"><text:line-break/></text:span><text:span text:style-name="T5">Babylon poctu žádá, Babylon žádá duši. <text:s/></text:span></text:p>
                <text:p text:style-name="P63"><text:span text:style-name="T5">3. Babylon dává poslední příležitost, </text:span><text:span text:style-name="T5"><text:line-break/></text:span><text:span text:style-name="T5">výjimky z pravidla, máte čas doznat lítost. </text:span><text:span text:style-name="T5"><text:line-break/></text:span><text:span text:style-name="T5">Teď cesta zpátky ještě je otevřena: </text:span><text:span text:style-name="T5"><text:line-break/></text:span><text:span text:style-name="T5">uznejte vládu sochy, padněte na kolena!</text:span></text:p>
                <text:p text:style-name="P75"><text:span text:style-name="T5"><text:line-break/></text:span><text:span text:style-name="T5"/></text:p>
              </text:list-header>
            </text:list>
          </draw:text-box>
        </draw:frame>
        <draw:custom-shape draw:name="Text Box 3" draw:style-name="gr430" draw:text-style-name="P12" draw:layer="layout" svg:width="3.718cm" svg:height="1.108cm" svg:x="23.799cm" svg:y="0cm">
          <text:list text:style-name="L1">
            <text:list-header>
              <text:p text:style-name="P11"><text:span text:style-name="T6">3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5" presentation:class="page"/>
          <draw:frame presentation:style-name="pr1" draw:text-style-name="P5" draw:layer="layout" svg:width="15.239cm" svg:height="11.429cm" svg:x="1.905cm" svg:y="12.065cm" presentation:class="notes" presentation:placeholder="true">
            <draw:text-box/>
          </draw:frame>
        </presentation:notes>
      </draw:page>
      <draw:page draw:name="page4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en vlak už připravenej stojí </text:span><text:span text:style-name="T5"><text:line-break/></text:span><text:span text:style-name="T5">a je v něm ještě spousta míst,</text:span><text:span text:style-name="T5"><text:line-break/></text:span><text:span text:style-name="T5">výpravčí po peroně chodí </text:span><text:span text:style-name="T5"><text:line-break/></text:span><text:span text:style-name="T5">a nemá se k tomu, aby hvízd.</text:span><text:span text:style-name="T5"><text:line-break/></text:span><text:span text:style-name="T5">Zdá se, že čeká ještě na ty, </text:span><text:span text:style-name="T5"><text:line-break/></text:span><text:span text:style-name="T5">co zašli do bufíku jíst.</text:span></text:p>
                <text:p text:style-name="P32"><text:span text:style-name="T5"> </text:span></text:p>
                <text:p text:style-name="P35"><text:span text:style-name="T5">R: </text:span><text:span text:style-name="T5"><text:tab/></text:span><text:span text:style-name="T5">A tak si zpívám dlouhý blues.</text:span></text:p>
                <text:p text:style-name="P32"><text:span text:style-name="T5"> </text:span></text:p>
                <text:p text:style-name="P32"><text:span text:style-name="T5">2. Osobní vlak směr pokoj, štěstí </text:span><text:span text:style-name="T5"><text:line-break/></text:span><text:span text:style-name="T5">je připraven - už po nádraží zní,</text:span><text:span text:style-name="T5"><text:line-break/></text:span><text:span text:style-name="T5">však v amplionech něco chřestí, </text:span><text:span text:style-name="T5"><text:line-break/></text:span><text:span text:style-name="T5">pro hluk a zmatek nikdo neslyší.</text:span><text:span text:style-name="T5"><text:line-break/></text:span><text:span text:style-name="T5">Každej si davem cestu klestí </text:span><text:span text:style-name="T5"><text:line-break/></text:span><text:span text:style-name="T5">anebo na lavičce spí.</text:span></text:p>
                <text:p text:style-name="P32"><text:span text:style-name="T5"> </text:span></text:p>
              </text:list-header>
            </text:list>
          </draw:text-box>
        </draw:frame>
        <draw:custom-shape draw:name="Text Box 3" draw:style-name="gr431" draw:text-style-name="P12" draw:layer="layout" svg:width="3.718cm" svg:height="1.108cm" svg:x="23.799cm" svg:y="0cm">
          <text:list text:style-name="L1">
            <text:list-header>
              <text:p text:style-name="P11"><text:span text:style-name="T6">3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6" presentation:class="page"/>
          <draw:frame presentation:style-name="pr1" draw:text-style-name="P5" draw:layer="layout" svg:width="15.239cm" svg:height="11.429cm" svg:x="1.905cm" svg:y="12.065cm" presentation:class="notes" presentation:placeholder="true">
            <draw:text-box/>
          </draw:frame>
        </presentation:notes>
      </draw:page>
      <draw:page draw:name="page4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3. Jedinej vlak, co jede někam, </text:span><text:span text:style-name="T5"><text:line-break/></text:span><text:span text:style-name="T5">kam cenu má svý líný kosti hnát,</text:span><text:span text:style-name="T5"><text:line-break/></text:span><text:span text:style-name="T5">jedinej vlak, co na tě čeká, </text:span><text:span text:style-name="T5"><text:line-break/></text:span><text:span text:style-name="T5">i když sis poplet jízdní řád.</text:span><text:span text:style-name="T5"><text:line-break/></text:span><text:span text:style-name="T5">Jedinej vlak – a já si brkám </text:span><text:span text:style-name="T5"><text:line-break/></text:span><text:span text:style-name="T5">v prázdným kupé sám.</text:span></text:p>
                <text:p text:style-name="P32"><text:span text:style-name="T5"> </text:span></text:p>
                <text:p text:style-name="P32"><text:span text:style-name="T5">4. Snad mý blues oknem bude slyšet, </text:span><text:span text:style-name="T5"><text:line-break/></text:span><text:span text:style-name="T5">když ne, tak půjdu na schůdky ho hrát,</text:span><text:span text:style-name="T5"><text:line-break/></text:span><text:span text:style-name="T5">mý blues bude křičet </text:span><text:span text:style-name="T5"><text:line-break/></text:span><text:span text:style-name="T5">a naříkat a řvát. </text:span><text:span text:style-name="T5"><text:line-break/></text:span><text:span text:style-name="T5">A snad se zvedne celej výčep,</text:span><text:span text:style-name="T5"><text:line-break/></text:span><text:span text:style-name="T5">dřív než výpravčí odjezd dá.</text:span></text:p>
                <text:p text:style-name="P32"><text:span text:style-name="T5"> </text:span></text:p>
                <text:p text:style-name="P35"><text:span text:style-name="T5">R: </text:span><text:span text:style-name="T5"><text:tab/></text:span><text:span text:style-name="T5">A tak si zpívám dlouhý blues.</text:span></text:p>
                <text:p text:style-name="P32"><text:span text:style-name="T5"> </text:span></text:p>
                <text:p text:style-name="P32"><text:span text:style-name="T5"> </text:span></text:p>
              </text:list-header>
            </text:list>
          </draw:text-box>
        </draw:frame>
        <draw:custom-shape draw:name="Text Box 3" draw:style-name="gr432" draw:text-style-name="P12" draw:layer="layout" svg:width="3.718cm" svg:height="1.108cm" svg:x="23.799cm" svg:y="0cm">
          <text:list text:style-name="L1">
            <text:list-header>
              <text:p text:style-name="P11"><text:span text:style-name="T6">3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7" presentation:class="page"/>
          <draw:frame presentation:style-name="pr1" draw:text-style-name="P5" draw:layer="layout" svg:width="15.239cm" svg:height="11.429cm" svg:x="1.905cm" svg:y="12.065cm" presentation:class="notes" presentation:placeholder="true">
            <draw:text-box/>
          </draw:frame>
        </presentation:notes>
      </draw:page>
      <draw:page draw:name="page4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1. </text:span><text:span text:style-name="T5"><text:tab/></text:span><text:span text:style-name="T5">Tmavým ránem kráčí žena k hrobu pod křížem. </text:span><text:span text:style-name="T5"><text:line-break/></text:span><text:span text:style-name="T5">Cítí se tak opuštěna mrtvým Ježíšem.</text:span></text:p>
                <text:p text:style-name="P41"><text:span text:style-name="T5">R: </text:span><text:span text:style-name="T5"><text:tab/></text:span><text:span text:style-name="T5">Ale ještě dřív stal se tento div: <text:s/></text:span><text:span text:style-name="T5"><text:line-break/></text:span><text:span text:style-name="T5">Boží sláva z hrobu vstává Pán Ježíš je živ!</text:span></text:p>
                <text:p text:style-name="P41"><text:span text:style-name="T5">2. </text:span><text:span text:style-name="T5"><text:tab/></text:span><text:span text:style-name="T5">K hrobu dali těžký kámen, těžký jako žal, </text:span><text:span text:style-name="T5"><text:line-break/></text:span><text:span text:style-name="T5">který šeptá: už je ámen s Tím, kdo miloval </text:span></text:p>
                <text:p text:style-name="P41"><text:span text:style-name="T5">3. </text:span><text:span text:style-name="T5"><text:tab/></text:span><text:span text:style-name="T5">A nad městem z mrtvé dáli kohout kokrhá. </text:span><text:span text:style-name="T5"><text:line-break/></text:span><text:span text:style-name="T5">Petra v srdci zrada pálí už tři jitra zlá. </text:span></text:p>
                <text:p text:style-name="P41"><text:span text:style-name="T5">4. </text:span><text:span text:style-name="T5"><text:tab/></text:span><text:span text:style-name="T5">Rybáři nad chudým lovem smutně hledí v dál. </text:span><text:span text:style-name="T5"><text:line-break/></text:span><text:span text:style-name="T5">Není už, kdo dobrým slovem by je litoval. </text:span></text:p>
                <text:p text:style-name="P41"><text:span text:style-name="T5">5. </text:span><text:span text:style-name="T5"><text:tab/></text:span><text:span text:style-name="T5">Někdy jsme jak smutní ptáci, sami v zahradách. </text:span><text:span text:style-name="T5"><text:line-break/></text:span><text:span text:style-name="T5">Světlo se nám v dálce ztrácí a zůstává strach.</text:span></text:p>
              </text:list-header>
            </text:list>
          </draw:text-box>
        </draw:frame>
        <draw:custom-shape draw:name="Text Box 3" draw:style-name="gr433" draw:text-style-name="P12" draw:layer="layout" svg:width="3.718cm" svg:height="1.108cm" svg:x="23.799cm" svg:y="0cm">
          <text:list text:style-name="L1">
            <text:list-header>
              <text:p text:style-name="P11"><text:span text:style-name="T6">3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8" presentation:class="page"/>
          <draw:frame presentation:style-name="pr1" draw:text-style-name="P5" draw:layer="layout" svg:width="15.239cm" svg:height="11.429cm" svg:x="1.905cm" svg:y="12.065cm" presentation:class="notes" presentation:placeholder="true">
            <draw:text-box/>
          </draw:frame>
        </presentation:notes>
      </draw:page>
      <draw:page draw:name="page4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74"><text:span text:style-name="T5">R: </text:span><text:span text:style-name="T5"><text:tab/></text:span><text:span text:style-name="T5">(:To já, ó Pane můj, půjdu, když mě posíláš.:)</text:span></text:p>
                <text:p text:style-name="P75"><text:span text:style-name="T5"> </text:span></text:p>
                <text:p text:style-name="P75"><text:span text:style-name="T5">1. Koho pošlu kdo se hlásí je tu cesta má</text:span><text:span text:style-name="T5"><text:line-break/></text:span><text:span text:style-name="T5">půjdu když mě posíláš</text:span><text:span text:style-name="T5"><text:line-break/></text:span><text:span text:style-name="T5">chceš jít se mnou strach ti brání dát i kůži svou</text:span><text:span text:style-name="T5"><text:line-break/></text:span><text:span text:style-name="T5">půjdu když mě posíláš.</text:span></text:p>
                <text:p text:style-name="P75"><text:span text:style-name="T5"> </text:span></text:p>
                <text:p text:style-name="P75"><text:span text:style-name="T5">2. K svému knězi k svému vládci a tak půjdu já</text:span><text:span text:style-name="T5"><text:line-break/></text:span><text:span text:style-name="T5">půjdu když mě posíláš</text:span><text:span text:style-name="T5"><text:line-break/></text:span><text:span text:style-name="T5">k těm co soudí co vše vědí a tak půjdu já</text:span><text:span text:style-name="T5"><text:line-break/></text:span><text:span text:style-name="T5">půjdu když mě posíláš.</text:span></text:p>
                <text:p text:style-name="P75"><text:span text:style-name="T5">  </text:span></text:p>
                <text:p text:style-name="P75"><text:span text:style-name="T5">3. K těm co myslí že jsi mrtev a tak půjdu já</text:span><text:span text:style-name="T5"><text:line-break/></text:span><text:span text:style-name="T5">půjdu když mě posíláš</text:span><text:span text:style-name="T5"><text:line-break/></text:span><text:span text:style-name="T5">k těm co tvoří tvoji církev a tak půjdu já</text:span><text:span text:style-name="T5"><text:line-break/></text:span><text:span text:style-name="T5">půjdu když mě posíláš.</text:span></text:p>
                <text:p text:style-name="P75"><text:span text:style-name="T5"> </text:span></text:p>
              </text:list-header>
            </text:list>
          </draw:text-box>
        </draw:frame>
        <draw:custom-shape draw:name="Text Box 3" draw:style-name="gr434" draw:text-style-name="P12" draw:layer="layout" svg:width="3.718cm" svg:height="1.108cm" svg:x="23.799cm" svg:y="0cm">
          <text:list text:style-name="L1">
            <text:list-header>
              <text:p text:style-name="P11"><text:span text:style-name="T6">3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9" presentation:class="page"/>
          <draw:frame presentation:style-name="pr1" draw:text-style-name="P5" draw:layer="layout" svg:width="15.239cm" svg:height="11.429cm" svg:x="1.905cm" svg:y="12.065cm" presentation:class="notes" presentation:placeholder="true">
            <draw:text-box/>
          </draw:frame>
        </presentation:notes>
      </draw:page>
      <draw:page draw:name="page4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To anděl kámen odvalil, to anděl kámen odvalil, </text:span><text:span text:style-name="T5"><text:line-break/></text:span><text:span text:style-name="T5">to bylo za jasného rána, když trumpeta začla znít, </text:span><text:span text:style-name="T5"><text:line-break/></text:span><text:span text:style-name="T5">to anděl kámen odvalil. </text:span></text:p>
                <text:p text:style-name="P90"><text:span text:style-name="T5"> </text:span><text:span text:style-name="T5">1.</text:span><text:span text:style-name="T5"><text:tab/></text:span><text:span text:style-name="T5">Sestra Máří z rána běží, to vám povídám, </text:span><text:span text:style-name="T5"><text:line-break/></text:span><text:span text:style-name="T5">nese zprávu z nebe, že kámen je ten tam.</text:span></text:p>
                <text:p text:style-name="P90"><text:span text:style-name="T5"> </text:span><text:span text:style-name="T5">2.</text:span><text:span text:style-name="T5"><text:tab/></text:span><text:span text:style-name="T5">Já Spasitele hledám, kam se poděl nám, </text:span><text:span text:style-name="T5"><text:line-break/></text:span><text:span text:style-name="T5">vysoko tam v horách, že kámen je ten tam.</text:span></text:p>
                <text:p text:style-name="P90"><text:span text:style-name="T5"> </text:span><text:span text:style-name="T5">3.</text:span><text:span text:style-name="T5"><text:tab/></text:span><text:span text:style-name="T5">Tam kolem samý voják, ti tam drží stráž, </text:span><text:span text:style-name="T5"><text:line-break/></text:span><text:span text:style-name="T5">co je jim to platné, když kámen je ten tam.</text:span></text:p>
                <text:p text:style-name="P90"><text:span text:style-name="T5"> </text:span><text:span text:style-name="T5">4.</text:span><text:span text:style-name="T5"><text:tab/></text:span><text:span text:style-name="T5">Však ani rádci moudří, ani Pilát sám, </text:span><text:span text:style-name="T5"><text:line-break/></text:span><text:span text:style-name="T5">s tím si rady neví, že kámen je ten tam.</text:span></text:p>
              </text:list-header>
            </text:list>
          </draw:text-box>
        </draw:frame>
        <draw:custom-shape draw:name="Text Box 3" draw:style-name="gr435" draw:text-style-name="P12" draw:layer="layout" svg:width="3.718cm" svg:height="1.108cm" svg:x="23.799cm" svg:y="0cm">
          <text:list text:style-name="L1">
            <text:list-header>
              <text:p text:style-name="P11"><text:span text:style-name="T6">3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0" presentation:class="page"/>
          <draw:frame presentation:style-name="pr1" draw:text-style-name="P5" draw:layer="layout" svg:width="15.239cm" svg:height="11.429cm" svg:x="1.905cm" svg:y="12.065cm" presentation:class="notes" presentation:placeholder="true">
            <draw:text-box/>
          </draw:frame>
        </presentation:notes>
      </draw:page>
      <draw:page draw:name="page4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4"><text:span text:style-name="T5">To já, ó Pane můj, stojím tady v modlitbách. </text:span><text:span text:style-name="T5"><text:line-break/></text:span><text:span text:style-name="T5">To já, ó Pane můj, stojím tady v modlitbách. </text:span></text:p>
                <text:p text:style-name="P14"><text:span text:style-name="T5"> </text:span></text:p>
                <text:p text:style-name="P14"><text:span text:style-name="T5">Ani matka, ani otec, ale jsem to já, </text:span><text:span text:style-name="T5"><text:line-break/></text:span><text:span text:style-name="T5">stojím tady v modlitbách. </text:span></text:p>
                <text:p text:style-name="P14"><text:span text:style-name="T5">Ani kněz můj, ani vládce, ale jsem to já, </text:span><text:span text:style-name="T5"><text:line-break/></text:span><text:span text:style-name="T5">stojím tady v modlitbách. </text:span></text:p>
                <text:p text:style-name="P14"><text:span text:style-name="T5"> </text:span></text:p>
                <text:p text:style-name="P14"><text:span text:style-name="T5">To já, ó Pane můj, stojím tady v modlitbách. </text:span><text:span text:style-name="T5"><text:line-break/></text:span><text:span text:style-name="T5">To já, ó Pane můj, stojím tady v modlitbách. </text:span></text:p>
              </text:list-header>
            </text:list>
          </draw:text-box>
        </draw:frame>
        <draw:custom-shape draw:name="Text Box 3" draw:style-name="gr436" draw:text-style-name="P12" draw:layer="layout" svg:width="3.718cm" svg:height="1.108cm" svg:x="23.799cm" svg:y="0cm">
          <text:list text:style-name="L1">
            <text:list-header>
              <text:p text:style-name="P11"><text:span text:style-name="T6">3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1" presentation:class="page"/>
          <draw:frame presentation:style-name="pr1" draw:text-style-name="P5" draw:layer="layout" svg:width="15.239cm" svg:height="11.429cm" svg:x="1.905cm" svg:y="12.065cm" presentation:class="notes" presentation:placeholder="true">
            <draw:text-box/>
          </draw:frame>
        </presentation:notes>
      </draw:page>
      <draw:page draw:name="page4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4"><text:span text:style-name="T5">To je ten den, to je ten den, </text:span><text:span text:style-name="T5"><text:line-break/></text:span><text:span text:style-name="T5">který Pán nám dal, který Pán nám dal, <text:s/></text:span><text:span text:style-name="T5"><text:line-break/></text:span><text:span text:style-name="T5">Radujme se, veselme se, pějme píseň chval, </text:span><text:span text:style-name="T5"><text:line-break/></text:span><text:span text:style-name="T5">pějme píseň chval. </text:span><text:span text:style-name="T5"><text:line-break/></text:span><text:span text:style-name="T5">To je ten den, který Pán nám dal, </text:span><text:span text:style-name="T5"><text:line-break/></text:span><text:span text:style-name="T5">radujme se, pějme píseň chval. </text:span><text:span text:style-name="T5"><text:line-break/></text:span><text:span text:style-name="T5"> To je ten den, to je ten den, který Pán nám dal. </text:span></text:p>
                <text:p text:style-name="P14"><text:span text:style-name="T5"/></text:p>
              </text:list-item>
            </text:list>
            <text:list text:style-name="L4">
              <text:list-header>
                <text:p text:style-name="P21"><text:span text:style-name="T5">2. </text:span><text:span text:style-name="T5"><text:tab/></text:span><text:span text:style-name="T5">Dnes je ten den, dnes je ten den, </text:span><text:span text:style-name="T5"><text:line-break/></text:span><text:span text:style-name="T5">který Pán nám dal, který Pán nám dal, <text:s/></text:span><text:span text:style-name="T5"><text:line-break/></text:span><text:span text:style-name="T5">Radujme se, veselme se, pějme píseň chval, </text:span><text:span text:style-name="T5"><text:line-break/></text:span><text:span text:style-name="T5">pějme píseň chval. </text:span><text:span text:style-name="T5"><text:line-break/></text:span><text:span text:style-name="T5">Dnes je ten den, který Pán nám dal, </text:span><text:span text:style-name="T5"><text:line-break/></text:span><text:span text:style-name="T5">radujme se, pějme píseň chval. </text:span><text:span text:style-name="T5"><text:line-break/></text:span><text:span text:style-name="T5">Dnes je ten den, dnes je ten den, který Pán nám dal.</text:span></text:p>
              </text:list-header>
            </text:list>
            <text:list text:style-name="L12">
              <text:list-header>
                <text:p text:style-name="P14"><text:span text:style-name="T5"/></text:p>
              </text:list-header>
            </text:list>
          </draw:text-box>
        </draw:frame>
        <draw:custom-shape draw:name="Text Box 3" draw:style-name="gr437" draw:text-style-name="P12" draw:layer="layout" svg:width="3.718cm" svg:height="1.108cm" svg:x="23.799cm" svg:y="0cm">
          <text:list text:style-name="L1">
            <text:list-header>
              <text:p text:style-name="P11"><text:span text:style-name="T6">3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2" presentation:class="page"/>
          <draw:frame presentation:style-name="pr1" draw:text-style-name="P5" draw:layer="layout" svg:width="15.239cm" svg:height="11.429cm" svg:x="1.905cm" svg:y="12.065cm" presentation:class="notes" presentation:placeholder="true">
            <draw:text-box/>
          </draw:frame>
        </presentation:notes>
      </draw:page>
      <draw:page draw:name="page4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1"><text:span text:style-name="T5">R: </text:span><text:span text:style-name="T5"><text:tab/></text:span><text:span text:style-name="T5">To něco stojí, to něco stojí, </text:span><text:span text:style-name="T5"><text:line-break/></text:span><text:span text:style-name="T5">to něco stojí, říkám vám, </text:span><text:span text:style-name="T5"><text:line-break/></text:span><text:span text:style-name="T5">to něco stojí, to něco stojí, </text:span><text:span text:style-name="T5"><text:line-break/></text:span><text:span text:style-name="T5">to něco stojí, když mocné činy při nás koná Pán. </text:span></text:p>
                <text:p text:style-name="P41"><text:span text:style-name="T5">1. </text:span><text:span text:style-name="T5"><text:tab/></text:span><text:span text:style-name="T5">Jen hrob mu byl domovem, neznal světlo dne, </text:span><text:span text:style-name="T5"><text:line-break/></text:span><text:span text:style-name="T5">přesto volal nechoď sem, jdi pryč, netrap mne. <text:s/></text:span></text:p>
                <text:p text:style-name="P80"><text:span text:style-name="T5">2. Už přivykl temnotě, má z ní vyjít ven, </text:span><text:span text:style-name="T5"><text:line-break/></text:span><text:span text:style-name="T5">s touhle změnou v životě, není srozuměn. </text:span></text:p>
                <text:p text:style-name="P41"><text:span text:style-name="T5">3. </text:span><text:span text:style-name="T5"><text:tab/></text:span><text:span text:style-name="T5">Znal jen sílu, křik a zlost, rozbil, na co sáh‘, </text:span><text:span text:style-name="T5"><text:line-break/></text:span><text:span text:style-name="T5">má z´tratit svou posedlost, nepůjde z něj strach. </text:span></text:p>
                <text:p text:style-name="P41"><text:span text:style-name="T5">4. </text:span><text:span text:style-name="T5"><text:tab/></text:span><text:span text:style-name="T5">Ti duchové nečistí vešli do prasat, </text:span><text:span text:style-name="T5"><text:line-break/></text:span><text:span text:style-name="T5">stádo třeba přičísti do výkazu ztrát. </text:span></text:p>
                <text:p text:style-name="P20"><text:span text:style-name="T5"><text:s/></text:span></text:p>
              </text:list-header>
            </text:list>
          </draw:text-box>
        </draw:frame>
        <draw:custom-shape draw:name="Text Box 1027" draw:style-name="gr438" draw:text-style-name="P12" draw:layer="layout" svg:width="3.718cm" svg:height="1.108cm" svg:x="23.799cm" svg:y="0cm">
          <text:list text:style-name="L1">
            <text:list-header>
              <text:p text:style-name="P11"><text:span text:style-name="T6">3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3" presentation:class="page"/>
          <draw:frame presentation:style-name="pr1" draw:text-style-name="P5" draw:layer="layout" svg:width="15.239cm" svg:height="11.429cm" svg:x="1.905cm" svg:y="12.065cm" presentation:class="notes" presentation:placeholder="true">
            <draw:text-box/>
          </draw:frame>
        </presentation:notes>
      </draw:page>
      <draw:page draw:name="page4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o tys, můj Pane, všechno učinil, </text:span><text:span text:style-name="T5"><text:line-break/></text:span><text:span text:style-name="T5">hříchy moje smysl jsi sám. </text:span><text:span text:style-name="T5"><text:line-break/></text:span><text:span text:style-name="T5">To tys, můj Pane, všechno učinil, </text:span><text:span text:style-name="T5"><text:line-break/></text:span><text:span text:style-name="T5">svůj život teď ti dám. </text:span></text:p>
                <text:p text:style-name="P19"><text:span text:style-name="T5">1. </text:span><text:span text:style-name="T5"><text:tab/></text:span><text:span text:style-name="T5">To tys dal vodu žíznícím, </text:span><text:span text:style-name="T5"><text:line-break/></text:span><text:span text:style-name="T5">hladové nasytil. </text:span><text:span text:style-name="T5"><text:line-break/></text:span><text:span text:style-name="T5">To tys dal pokoj trpícím </text:span><text:span text:style-name="T5"><text:line-break/></text:span><text:span text:style-name="T5">a hříchy mé jsi smyl. </text:span></text:p>
                <text:p text:style-name="P19"><text:span text:style-name="T5">2. </text:span><text:span text:style-name="T5"><text:tab/></text:span><text:span text:style-name="T5">To ty sám dal jsi slepým zrak, </text:span><text:span text:style-name="T5"><text:line-break/></text:span><text:span text:style-name="T5">nemocné uzdravil. </text:span><text:span text:style-name="T5"><text:line-break/></text:span><text:span text:style-name="T5">Ty rozptýlil jsi každý mrak</text:span><text:span text:style-name="T5"><text:line-break/></text:span><text:span text:style-name="T5">a hříchy mé jsi smysl. </text:span></text:p>
                <text:p text:style-name="P19"><text:span text:style-name="T5">3. </text:span><text:span text:style-name="T5"><text:tab/></text:span><text:span text:style-name="T5">To ty sám dal jsi hříšným klid, </text:span><text:span text:style-name="T5"><text:line-break/></text:span><text:span text:style-name="T5">sám za nás umíral. </text:span><text:span text:style-name="T5"><text:line-break/></text:span><text:span text:style-name="T5">To ty jsi učil všechen lid, </text:span><text:span text:style-name="T5"><text:line-break/></text:span><text:span text:style-name="T5">dej, by tě miloval. </text:span></text:p>
              </text:list-header>
            </text:list>
          </draw:text-box>
        </draw:frame>
        <draw:custom-shape draw:name="Text Box 3" draw:style-name="gr439" draw:text-style-name="P12" draw:layer="layout" svg:width="3.718cm" svg:height="1.108cm" svg:x="23.799cm" svg:y="0cm">
          <text:list text:style-name="L1">
            <text:list-header>
              <text:p text:style-name="P11"><text:span text:style-name="T6">3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4" presentation:class="page"/>
          <draw:frame presentation:style-name="pr1" draw:text-style-name="P5" draw:layer="layout" svg:width="15.239cm" svg:height="11.429cm" svg:x="1.905cm" svg:y="12.065cm" presentation:class="notes" presentation:placeholder="true">
            <draw:text-box/>
          </draw:frame>
        </presentation:notes>
      </draw:page>
      <draw:page draw:name="page4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7"><text:span text:style-name="T5">R: </text:span><text:span text:style-name="T5"><text:tab/></text:span><text:span text:style-name="T5">To všechno vodnes‘ čas, čas, čas, čas. </text:span></text:p>
                <text:p text:style-name="P57"><text:span text:style-name="T5">1. </text:span><text:span text:style-name="T5"><text:tab/></text:span><text:span text:style-name="T5">Myslíš si, je to tak lepší, vědět, že časem vše zvetší, </text:span><text:span text:style-name="T5"><text:line-break/></text:span><text:span text:style-name="T5">i kaše, z níž se teď kouří, zmrzne jak sníh v zimní bouří. </text:span><text:span text:style-name="T5"><text:line-break/></text:span><text:span text:style-name="T5">A proto zpíváš si zas, že všechno vodnes‘ čas. </text:span></text:p>
                <text:p text:style-name="P57"><text:span text:style-name="T5">2.</text:span><text:span text:style-name="T5"><text:tab/></text:span><text:span text:style-name="T5">Máš za to: jak tak čas plyne, přináší poznatky jiné. </text:span><text:span text:style-name="T5"><text:line-break/></text:span><text:span text:style-name="T5">Cos včera zkazil a poplet, dneska jsi výmluvou oplet‘. </text:span><text:span text:style-name="T5"><text:line-break/></text:span><text:span text:style-name="T5">A proto zpíváš si zas, že všechno vodnes‘ čas. </text:span></text:p>
                <text:p text:style-name="P57"><text:span text:style-name="T5">3. </text:span><text:span text:style-name="T5"><text:tab/></text:span><text:span text:style-name="T5">Čas vodnes‘ včerejší sliby, proč tedy nedělat chyby. </text:span><text:span text:style-name="T5"><text:line-break/></text:span><text:span text:style-name="T5">Kdybych jen moh, ach, kdyby – chytil bych tak velké ryby. </text:span><text:span text:style-name="T5"><text:line-break/></text:span><text:span text:style-name="T5">A proto zpíváš si zas, že všechno vodnes‘ čas. </text:span></text:p>
                <text:p text:style-name="P57"><text:span text:style-name="T5">4. </text:span><text:span text:style-name="T5"><text:tab/></text:span><text:span text:style-name="T5">Pozor však: na čas kdo hřeší, problémy hravě si řeší, </text:span><text:span text:style-name="T5"><text:line-break/></text:span><text:span text:style-name="T5">pozná, že marně žil dodnes, že čas i žovopt už vodnes‘. </text:span><text:span text:style-name="T5"><text:line-break/></text:span><text:span text:style-name="T5">Věz tedy, když nezvedneš hlas, co všechno vodnes‘ čas. </text:span></text:p>
                <text:p text:style-name="P33"><text:span text:style-name="T5"/></text:p>
                <text:p text:style-name="P33"><text:span text:style-name="T5"/></text:p>
              </text:list-header>
            </text:list>
          </draw:text-box>
        </draw:frame>
        <draw:custom-shape draw:name="Text Box 3" draw:style-name="gr440" draw:text-style-name="P12" draw:layer="layout" svg:width="3.718cm" svg:height="1.108cm" svg:x="23.799cm" svg:y="0cm">
          <text:list text:style-name="L1">
            <text:list-header>
              <text:p text:style-name="P11"><text:span text:style-name="T6">3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5" presentation:class="page"/>
          <draw:frame presentation:style-name="pr1" draw:text-style-name="P5" draw:layer="layout" svg:width="15.239cm" svg:height="11.429cm" svg:x="1.905cm" svg:y="12.065cm" presentation:class="notes" presentation:placeholder="true">
            <draw:text-box/>
          </draw:frame>
        </presentation:notes>
      </draw:page>
      <draw:page draw:name="page4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Tobě, Pane, dík, že dal jsi perlu krásnou, </text:span><text:span text:style-name="T5"><text:line-break/></text:span><text:span text:style-name="T5">tobě, Pane, dík, že květy mohou kvést, </text:span><text:span text:style-name="T5"><text:line-break/></text:span><text:span text:style-name="T5">tobě, Pane, dík, u vidím hvězdu jasnou, tobě, </text:span><text:span text:style-name="T5"><text:line-break/></text:span><text:span text:style-name="T5">Pane, dík, chceš s námi tíhu nést.</text:span></text:p>
                <text:p text:style-name="P32"><text:span text:style-name="T5"/></text:p>
                <text:p text:style-name="P35"><text:span text:style-name="T5">1. </text:span><text:span text:style-name="T5"><text:tab/></text:span><text:span text:style-name="T5">Do šera, do tmy hvězda nám svítí, </text:span><text:span text:style-name="T5"><text:line-break/></text:span><text:span text:style-name="T5">do temna noci jasný cíl. </text:span><text:span text:style-name="T5"><text:line-break/></text:span><text:span text:style-name="T5">V tom světle člověk naději cítí, </text:span><text:span text:style-name="T5"><text:line-break/></text:span><text:span text:style-name="T5">ze světla čerpáš nejvíc sil. </text:span></text:p>
                <text:p text:style-name="P32"><text:span text:style-name="T5"/></text:p>
                <text:p text:style-name="P32"><text:span text:style-name="T5">2. Pozdvihni oči, pro tebe taky </text:span><text:span text:style-name="T5"><text:line-break/></text:span><text:span text:style-name="T5">ta hvězda svítí - nejsi sám. </text:span><text:span text:style-name="T5"><text:line-break/></text:span><text:span text:style-name="T5">I když ji někdy zakryjí mraky, </text:span><text:span text:style-name="T5"><text:line-break/></text:span><text:span text:style-name="T5">ozve se znovu - pokoj vám. </text:span></text:p>
                <text:p text:style-name="P32"><text:span text:style-name="T5"/></text:p>
              </text:list-header>
            </text:list>
          </draw:text-box>
        </draw:frame>
        <draw:custom-shape draw:name="Text Box 3" draw:style-name="gr441" draw:text-style-name="P12" draw:layer="layout" svg:width="3.718cm" svg:height="1.108cm" svg:x="23.799cm" svg:y="0cm">
          <text:list text:style-name="L1">
            <text:list-header>
              <text:p text:style-name="P11"><text:span text:style-name="T6">3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6" presentation:class="page"/>
          <draw:frame presentation:style-name="pr1" draw:text-style-name="P5" draw:layer="layout" svg:width="15.239cm" svg:height="11.429cm" svg:x="1.905cm" svg:y="12.065cm" presentation:class="notes" presentation:placeholder="true">
            <draw:text-box/>
          </draw:frame>
        </presentation:notes>
      </draw:page>
      <draw:page draw:name="page4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omu, kdo pro žal hlavu věší,</text:span></text:p>
                <text:p text:style-name="P35"><text:span text:style-name="T5"><text:tab/></text:span><text:span text:style-name="T5">na nebi hvězda září,</text:span></text:p>
                <text:p text:style-name="P35"><text:span text:style-name="T5"><text:tab/></text:span><text:span text:style-name="T5">zahání strach a smutné těší,</text:span></text:p>
                <text:p text:style-name="P35"><text:span text:style-name="T5"><text:tab/></text:span><text:span text:style-name="T5">osuší slzy z tváří.</text:span></text:p>
                <text:p text:style-name="P32"><text:span text:style-name="T5"> </text:span></text:p>
                <text:p text:style-name="P35"><text:span text:style-name="T5">2. </text:span><text:span text:style-name="T5"><text:tab/></text:span><text:span text:style-name="T5">Sníh na dlani tě bude hřát</text:span></text:p>
                <text:p text:style-name="P35"><text:span text:style-name="T5"><text:tab/></text:span><text:span text:style-name="T5">a mráz, ten nespálí tě,</text:span></text:p>
                <text:p text:style-name="P35"><text:span text:style-name="T5"><text:tab/></text:span><text:span text:style-name="T5">vlk s beránkem si bude hrát</text:span></text:p>
                <text:p text:style-name="P35"><text:span text:style-name="T5"><text:tab/></text:span><text:span text:style-name="T5">a králem bude dítě. </text:span></text:p>
              </text:list-header>
            </text:list>
          </draw:text-box>
        </draw:frame>
        <draw:custom-shape draw:name="Text Box 3" draw:style-name="gr442" draw:text-style-name="P12" draw:layer="layout" svg:width="3.718cm" svg:height="1.108cm" svg:x="23.799cm" svg:y="0cm">
          <text:list text:style-name="L1">
            <text:list-header>
              <text:p text:style-name="P11"><text:span text:style-name="T6">3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7" presentation:class="page"/>
          <draw:frame presentation:style-name="pr1" draw:text-style-name="P5" draw:layer="layout" svg:width="15.239cm" svg:height="11.429cm" svg:x="1.905cm" svg:y="12.065cm" presentation:class="notes" presentation:placeholder="true">
            <draw:text-box/>
          </draw:frame>
        </presentation:notes>
      </draw:page>
      <draw:page draw:name="page4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R: </text:span><text:span text:style-name="T5"><text:tab/></text:span><text:span text:style-name="T5">Tou cestou dál pojď a doufej, </text:span><text:span text:style-name="T5"><text:line-break/></text:span><text:span text:style-name="T5">tou cestou dál pojď a doufej, </text:span><text:span text:style-name="T5"><text:line-break/></text:span><text:span text:style-name="T5">tou cestou dál pojď a doufej, </text:span><text:span text:style-name="T5"><text:line-break/></text:span><text:span text:style-name="T5">už se nikde netoulej. </text:span></text:p>
              </text:list-header>
            </text:list>
            <text:list text:style-name="L5">
              <text:list-item>
                <text:p text:style-name="P10"><text:span text:style-name="T5">Ježíš volá pojďte za mnou, </text:span><text:span text:style-name="T5"><text:line-break/></text:span><text:span text:style-name="T5">než vás jiné věci zajmou, </text:span><text:span text:style-name="T5"><text:line-break/></text:span><text:span text:style-name="T5">než vás cizí lidé najmou, </text:span><text:span text:style-name="T5"><text:line-break/></text:span><text:span text:style-name="T5">já vám dávám stokrát víc. </text:span></text:p>
              </text:list-item>
              <text:list-item>
                <text:p text:style-name="P10"><text:span text:style-name="T5">Pán dá sílu unaveným, <text:s/></text:span><text:span text:style-name="T5"><text:line-break/></text:span><text:span text:style-name="T5">svobodu všem uvězněným, </text:span><text:span text:style-name="T5"><text:line-break/></text:span><text:span text:style-name="T5">odpuštění zarmouceným, </text:span><text:span text:style-name="T5"><text:line-break/></text:span><text:span text:style-name="T5">pro každého lásku má. </text:span></text:p>
              </text:list-item>
              <text:list-item>
                <text:p text:style-name="P10"><text:span text:style-name="T5">Kdo je pyšný, že si stačí, </text:span><text:span text:style-name="T5"><text:line-break/></text:span><text:span text:style-name="T5">kdo se všude jenom tlačí, </text:span><text:span text:style-name="T5"><text:line-break/></text:span><text:span text:style-name="T5">úspěšně vždy s dobou kráčí, </text:span><text:span text:style-name="T5"><text:line-break/></text:span><text:span text:style-name="T5">ten již má odměnu svou. </text:span></text:p>
              </text:list-item>
            </text:list>
          </draw:text-box>
        </draw:frame>
        <draw:custom-shape draw:name="Text Box 3" draw:style-name="gr443" draw:text-style-name="P12" draw:layer="layout" svg:width="3.718cm" svg:height="1.108cm" svg:x="23.799cm" svg:y="0cm">
          <text:list text:style-name="L1">
            <text:list-header>
              <text:p text:style-name="P11"><text:span text:style-name="T6">3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8" presentation:class="page"/>
          <draw:frame presentation:style-name="pr1" draw:text-style-name="P5" draw:layer="layout" svg:width="15.239cm" svg:height="11.429cm" svg:x="1.905cm" svg:y="12.065cm" presentation:class="notes" presentation:placeholder="true">
            <draw:text-box/>
          </draw:frame>
        </presentation:notes>
      </draw:page>
      <draw:page draw:name="page4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1. </text:span><text:span text:style-name="T5"><text:tab/></text:span><text:span text:style-name="T5">Tři mládenci veselí v peci jsou a v poutech, </text:span><text:span text:style-name="T5"><text:line-break/></text:span><text:span text:style-name="T5"><text:tab/></text:span><text:span text:style-name="T5">volní jsou, svobodní, </text:span><text:span text:style-name="T5"><text:line-break/></text:span><text:span text:style-name="T5">procházejí mezi ohněm, na rtech žádný povzdech, </text:span><text:span text:style-name="T5"><text:line-break/></text:span><text:span text:style-name="T5"><text:tab/></text:span><text:span text:style-name="T5">volní jsou, svobodní, </text:span><text:span text:style-name="T5"><text:line-break/></text:span><text:span text:style-name="T5">ani vlásek nezkřiví se, aniž se co změní, </text:span><text:span text:style-name="T5"><text:line-break/></text:span><text:span text:style-name="T5"><text:tab/></text:span><text:span text:style-name="T5">volní jsou, svobodní, </text:span><text:span text:style-name="T5"><text:line-break/></text:span><text:span text:style-name="T5">tři mládenci veselí, vyšli zachránění, </text:span><text:span text:style-name="T5"><text:line-break/></text:span><text:span text:style-name="T5"><text:tab/></text:span><text:span text:style-name="T5">volní jsou, svobodní. </text:span></text:p>
                <text:p text:style-name="P19"><text:span text:style-name="T5"><text:tab/></text:span><text:span text:style-name="T5">Pročpak byli zachráněni a proč ne někdo z nás? </text:span></text:p>
              </text:list-header>
            </text:list>
            <text:list text:style-name="L8">
              <text:list-item>
                <text:p text:style-name="P10"><text:span text:style-name="T5">Před obrazem zlatým stály, chvíli neváhali, </text:span><text:span text:style-name="T5"><text:line-break/></text:span><text:span text:style-name="T5">kolem nich se v prachu válí, však mládenci stáli. </text:span><text:span text:style-name="T5"><text:line-break/></text:span><text:span text:style-name="T5">Buďto že Bůh, jehož ctíme, chce nás nechat živé, </text:span><text:span text:style-name="T5"><text:line-break/></text:span><text:span text:style-name="T5">nebo nám je lepší zemřít, ztratit pomíjivé. </text:span></text:p>
              </text:list-item>
            </text:list>
            <text:list text:style-name="L4">
              <text:list-header>
                <text:p text:style-name="P19"><text:span text:style-name="T5"><text:tab/></text:span><text:span text:style-name="T5">Ani chvíli neváhali - a proč ne někdo z nás, </text:span><text:span text:style-name="T5"><text:line-break/></text:span><text:span text:style-name="T5">před tím králem pevně stáli - a proč ne někdo z nás. <text:s/></text:span><text:span text:style-name="T5"><text:line-break/></text:span><text:span text:style-name="T5"/></text:p>
              </text:list-header>
            </text:list>
          </draw:text-box>
        </draw:frame>
        <draw:custom-shape draw:name="Text Box 1027" draw:style-name="gr444" draw:text-style-name="P12" draw:layer="layout" svg:width="3.718cm" svg:height="1.108cm" svg:x="23.799cm" svg:y="0cm">
          <text:list text:style-name="L1">
            <text:list-header>
              <text:p text:style-name="P11"><text:span text:style-name="T6">3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9" presentation:class="page"/>
          <draw:frame presentation:style-name="pr1" draw:text-style-name="P5" draw:layer="layout" svg:width="15.239cm" svg:height="11.429cm" svg:x="1.905cm" svg:y="12.065cm" presentation:class="notes" presentation:placeholder="true">
            <draw:text-box/>
          </draw:frame>
        </presentation:notes>
      </draw:page>
      <draw:page draw:name="page4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9"><text:span text:style-name="T5"><text:tab/></text:span><text:span text:style-name="T5">Do svaté lodi nastoupil jsem a proč ne někdo z nás, </text:span><text:span text:style-name="T5"><text:line-break/></text:span><text:span text:style-name="T5">jak jsem vkročil hned se jelo, spásu jsem nepropás. </text:span><text:span text:style-name="T5"><text:line-break/></text:span><text:span text:style-name="T5">Ani chvíli neváhali, už tam stál každej z nás, </text:span><text:span text:style-name="T5"><text:line-break/></text:span><text:span text:style-name="T5">zlatej rám a prázdno halí, už tam stál každej z nás.</text:span></text:p>
                <text:p text:style-name="P66"><text:span text:style-name="T5"/></text:p>
                <text:p text:style-name="P19"><text:span text:style-name="T5">3. </text:span><text:span text:style-name="T5"><text:tab/></text:span><text:span text:style-name="T5">Tři mládenci veselí v peci jsou a v poutech, </text:span><text:span text:style-name="T5"><text:line-break/></text:span><text:span text:style-name="T5"><text:tab/></text:span><text:span text:style-name="T5">volní jsou, svobodní, </text:span><text:span text:style-name="T5"><text:line-break/></text:span><text:span text:style-name="T5">procházejí mezi ohněm, na rtech žádný povzdech, </text:span><text:span text:style-name="T5"><text:line-break/></text:span><text:span text:style-name="T5"><text:tab/></text:span><text:span text:style-name="T5">volní jsou, svobodní, </text:span><text:span text:style-name="T5"><text:line-break/></text:span><text:span text:style-name="T5">ani vlásek nezkřiví se, aniž se co změní, </text:span><text:span text:style-name="T5"><text:line-break/></text:span><text:span text:style-name="T5"><text:tab/></text:span><text:span text:style-name="T5">volní jsou, svobodní, </text:span><text:span text:style-name="T5"><text:line-break/></text:span><text:span text:style-name="T5">tři mládenci veselí, vyšli zachránění, </text:span><text:span text:style-name="T5"><text:line-break/></text:span><text:span text:style-name="T5"><text:tab/></text:span><text:span text:style-name="T5">volní jsou, svobodní. </text:span></text:p>
                <text:p text:style-name="P66"><text:span text:style-name="T5"/></text:p>
              </text:list-header>
            </text:list>
          </draw:text-box>
        </draw:frame>
        <draw:custom-shape draw:name="Text Box 1027" draw:style-name="gr445" draw:text-style-name="P12" draw:layer="layout" svg:width="3.718cm" svg:height="1.108cm" svg:x="23.799cm" svg:y="0cm">
          <text:list text:style-name="L1">
            <text:list-header>
              <text:p text:style-name="P11"><text:span text:style-name="T6">3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0" presentation:class="page"/>
          <draw:frame presentation:style-name="pr1" draw:text-style-name="P5" draw:layer="layout" svg:width="15.239cm" svg:height="11.429cm" svg:x="1.905cm" svg:y="12.065cm" presentation:class="notes" presentation:placeholder="true">
            <draw:text-box/>
          </draw:frame>
        </presentation:notes>
      </draw:page>
      <draw:page draw:name="page4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5"><text:span text:style-name="T5">1. </text:span><text:span text:style-name="T5"><text:tab/></text:span><text:span text:style-name="T5">Tu první radost Marii andělů nesl hlas, </text:span><text:span text:style-name="T5"><text:line-break/></text:span><text:span text:style-name="T5">že narodí se dítě jí, slíbený Mesiáš. </text:span></text:p>
                <text:p text:style-name="P15"><text:span text:style-name="T5">R: </text:span><text:span text:style-name="T5"><text:tab/></text:span><text:span text:style-name="T5">Slíbený Mesiáš. Ó chválu vzdávejme mu národy, </text:span><text:span text:style-name="T5"><text:line-break/></text:span><text:span text:style-name="T5">i Otci i Synu, též i Duchu, dnes a navěky. </text:span></text:p>
                <text:p text:style-name="P15"><text:span text:style-name="T5">2. </text:span><text:span text:style-name="T5"><text:tab/></text:span><text:span text:style-name="T5">Pak druhá radost Marii zrak plní dojetím, </text:span><text:span text:style-name="T5"><text:line-break/></text:span><text:span text:style-name="T5">Kol Písma starců moudrých kruh a dítě radí jim. </text:span></text:p>
                <text:p text:style-name="P15"><text:span text:style-name="T5">3. </text:span><text:span text:style-name="T5"><text:tab/></text:span><text:span text:style-name="T5">Tu třetí radost Marie z nás každý dobře zná. </text:span><text:span text:style-name="T5"><text:line-break/></text:span><text:span text:style-name="T5">Když v Káni víno nemají, Ježíš jim nové dá. </text:span></text:p>
                <text:p text:style-name="P15"><text:span text:style-name="T5">4. </text:span><text:span text:style-name="T5"><text:tab/></text:span><text:span text:style-name="T5">Pak čtvrtou radost Marie kdo slovy vypraví. </text:span><text:span text:style-name="T5"><text:line-break/></text:span><text:span text:style-name="T5">Tu Ježíš slepým vrací zrak a skáčou kulhaví. </text:span></text:p>
                <text:p text:style-name="P15"><text:span text:style-name="T5">5. </text:span><text:span text:style-name="T5"><text:tab/></text:span><text:span text:style-name="T5">Pátou radost má Marie, že spásy nastal čas. </text:span><text:span text:style-name="T5"><text:line-break/></text:span><text:span text:style-name="T5">Kristus dá zdraví šíleným a mrtví žijí zas. </text:span></text:p>
                <text:p text:style-name="P15"><text:span text:style-name="T5">6. </text:span><text:span text:style-name="T5"><text:tab/></text:span><text:span text:style-name="T5">S bolestí šestá radost je Marii spojená, </text:span><text:span text:style-name="T5"><text:line-break/></text:span><text:span text:style-name="T5">když Boží Syn za všechny nás na kříži umírá. </text:span></text:p>
                <text:p text:style-name="P15"><text:span text:style-name="T5">7. </text:span><text:span text:style-name="T5"><text:tab/></text:span><text:span text:style-name="T5">Nakonec sedmou radostí slib Boží naplněn, </text:span><text:span text:style-name="T5"><text:line-break/></text:span><text:span text:style-name="T5">v Kristově slavném vzkříšení všem nový svitne den. </text:span></text:p>
              </text:list-header>
            </text:list>
          </draw:text-box>
        </draw:frame>
        <draw:custom-shape draw:name="Text Box 3" draw:style-name="gr446" draw:text-style-name="P12" draw:layer="layout" svg:width="3.718cm" svg:height="1.108cm" svg:x="23.799cm" svg:y="0cm">
          <text:list text:style-name="L1">
            <text:list-header>
              <text:p text:style-name="P11"><text:span text:style-name="T6">3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1" presentation:class="page"/>
          <draw:frame presentation:style-name="pr1" draw:text-style-name="P5" draw:layer="layout" svg:width="15.239cm" svg:height="11.429cm" svg:x="1.905cm" svg:y="12.065cm" presentation:class="notes" presentation:placeholder="true">
            <draw:text-box/>
          </draw:frame>
        </presentation:notes>
      </draw:page>
      <draw:page draw:name="page4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1. </text:span><text:span text:style-name="T5"><text:tab/></text:span><text:span text:style-name="T5">Tuhletu píseň račte znát, byla už zpívaná </text:span><text:span text:style-name="T5"><text:line-break/></text:span><text:span text:style-name="T5">snad stokrát nebo tisíckrát, i když je vohraná. </text:span><text:span text:style-name="T5"><text:line-break/></text:span><text:span text:style-name="T5">Zpívá ji kdekdo na světě, všude ji uslyšíš, <text:s/></text:span><text:span text:style-name="T5"><text:line-break/></text:span><text:span text:style-name="T5">záleží jak se rozhodneš a kam se obrátíš. <text:s/></text:span></text:p>
                <text:p text:style-name="P90"><text:span text:style-name="T5">2. </text:span><text:span text:style-name="T5"><text:tab/></text:span><text:span text:style-name="T5">Pěkně a nahlas mluví ti, co moudří sobě jsou, </text:span><text:span text:style-name="T5"><text:line-break/></text:span><text:span text:style-name="T5">jen láska že je řešením tou cestou jedinou. </text:span><text:span text:style-name="T5"><text:line-break/></text:span><text:span text:style-name="T5">Nejdřív to snadně vypadá, buďte opatrní </text:span><text:span text:style-name="T5"><text:line-break/></text:span><text:span text:style-name="T5">a místo růží zvykejte si čekat na trní. </text:span></text:p>
                <text:p text:style-name="P90"><text:span text:style-name="T5">3. </text:span><text:span text:style-name="T5"><text:tab/></text:span><text:span text:style-name="T5">Škoda, že nemám tváří víc, další bych nastavil </text:span><text:span text:style-name="T5"><text:line-break/></text:span><text:span text:style-name="T5">a nebohou svou druhou líc v klidu si zotavil. </text:span><text:span text:style-name="T5"><text:line-break/></text:span><text:span text:style-name="T5">Že dojdu s poctivostí nejdál to svatá pravda je </text:span><text:span text:style-name="T5"><text:line-break/></text:span><text:span text:style-name="T5">a ve dvacátým století určitě do háje! </text:span></text:p>
                <text:p text:style-name="P66"><text:span text:style-name="T5"/></text:p>
              </text:list-header>
            </text:list>
          </draw:text-box>
        </draw:frame>
        <draw:custom-shape draw:name="Text Box 3" draw:style-name="gr447" draw:text-style-name="P12" draw:layer="layout" svg:width="3.718cm" svg:height="1.108cm" svg:x="23.799cm" svg:y="0cm">
          <text:list text:style-name="L1">
            <text:list-header>
              <text:p text:style-name="P11"><text:span text:style-name="T6">3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2" presentation:class="page"/>
          <draw:frame presentation:style-name="pr1" draw:text-style-name="P5" draw:layer="layout" svg:width="15.239cm" svg:height="11.429cm" svg:x="1.905cm" svg:y="12.065cm" presentation:class="notes" presentation:placeholder="true">
            <draw:text-box/>
          </draw:frame>
        </presentation:notes>
      </draw:page>
      <draw:page draw:name="page4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1"><text:span text:style-name="T5">4. </text:span><text:span text:style-name="T5"><text:tab/></text:span><text:span text:style-name="T5">Vítězit nebo prohrávat, ta otázka má rub: </text:span><text:span text:style-name="T5"><text:line-break/></text:span><text:span text:style-name="T5">Hej, nestůj, klacku, vrať mu facku anebo zub za zub. </text:span><text:span text:style-name="T5"><text:line-break/></text:span><text:span text:style-name="T5">Zatímco kdo se nebrání, tak na to doplatí, </text:span><text:span text:style-name="T5"><text:line-break/></text:span><text:span text:style-name="T5">láska je zbraň, co nezraní, každej mu namlátí.</text:span></text:p>
                <text:p text:style-name="P92"><text:span text:style-name="T5"/></text:p>
                <text:p text:style-name="P91"><text:span text:style-name="T5">5. </text:span><text:span text:style-name="T5"><text:tab/></text:span><text:span text:style-name="T5">Teď musíte si rozmyslet, co jim pak povíte, </text:span><text:span text:style-name="T5"><text:line-break/></text:span><text:span text:style-name="T5">až chytnou vás a zeptaj se: Ke komu patříte? </text:span><text:span text:style-name="T5"><text:line-break/></text:span><text:span text:style-name="T5">Seš a náma nebo proti nám? Co pak jim odpovíš? </text:span><text:span text:style-name="T5"><text:line-break/></text:span><text:span text:style-name="T5">Jediníé jenom smysl má – bejvá s tím ale kříž. </text:span></text:p>
              </text:list-header>
            </text:list>
          </draw:text-box>
        </draw:frame>
        <draw:custom-shape draw:name="Text Box 3" draw:style-name="gr448" draw:text-style-name="P12" draw:layer="layout" svg:width="3.718cm" svg:height="1.108cm" svg:x="23.799cm" svg:y="0cm">
          <text:list text:style-name="L1">
            <text:list-header>
              <text:p text:style-name="P11"><text:span text:style-name="T6">3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3" presentation:class="page"/>
          <draw:frame presentation:style-name="pr1" draw:text-style-name="P5" draw:layer="layout" svg:width="15.239cm" svg:height="11.429cm" svg:x="1.905cm" svg:y="12.065cm" presentation:class="notes" presentation:placeholder="true">
            <draw:text-box/>
          </draw:frame>
        </presentation:notes>
      </draw:page>
      <draw:page draw:name="page4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Tvá svoboda, tvá svoboda, </text:span><text:span text:style-name="T5"><text:line-break/></text:span><text:span text:style-name="T5">tvá svoboda nade mnou. </text:span></text:p>
                <text:p text:style-name="P93"><text:span text:style-name="T5">R: </text:span><text:span text:style-name="T5"><text:tab/></text:span><text:span text:style-name="T5">Než abych byl otrokem </text:span><text:span text:style-name="T5"><text:line-break/></text:span><text:span text:style-name="T5">chci být pohřben v hrobě svém, </text:span><text:span text:style-name="T5"><text:line-break/></text:span><text:span text:style-name="T5">půjdu k Pánu, kde budu svoboden. </text:span></text:p>
              </text:list-header>
            </text:list>
            <text:list text:style-name="L8">
              <text:list-item>
                <text:p text:style-name="P94"><text:span text:style-name="T5">Žádný nářek . . .</text:span></text:p>
              </text:list-item>
              <text:list-item>
                <text:p text:style-name="P94"><text:span text:style-name="T5">Zazpívejte . . .</text:span></text:p>
              </text:list-item>
              <text:list-item>
                <text:p text:style-name="P94"><text:span text:style-name="T5">Zvony zvoňte . . .</text:span></text:p>
              </text:list-item>
            </text:list>
            <text:list text:style-name="L4">
              <text:list-header>
                <text:p text:style-name="P93"><text:span text:style-name="T5">5. </text:span><text:span text:style-name="T5"><text:tab/></text:span><text:span text:style-name="T5">Slituješ se . . .</text:span></text:p>
                <text:p text:style-name="P93"><text:span text:style-name="T5">6. </text:span><text:span text:style-name="T5"><text:tab/></text:span><text:span text:style-name="T5">Haleluja . . .</text:span></text:p>
              </text:list-header>
            </text:list>
          </draw:text-box>
        </draw:frame>
        <draw:custom-shape draw:name="Text Box 3" draw:style-name="gr449" draw:text-style-name="P12" draw:layer="layout" svg:width="3.718cm" svg:height="1.108cm" svg:x="23.799cm" svg:y="0cm">
          <text:list text:style-name="L1">
            <text:list-header>
              <text:p text:style-name="P11"><text:span text:style-name="T6">3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4" presentation:class="page"/>
          <draw:frame presentation:style-name="pr1" draw:text-style-name="P5" draw:layer="layout" svg:width="15.239cm" svg:height="11.429cm" svg:x="1.905cm" svg:y="12.065cm" presentation:class="notes" presentation:placeholder="true">
            <draw:text-box/>
          </draw:frame>
        </presentation:notes>
      </draw:page>
      <draw:page draw:name="page4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Tví jsme my,</text:span><text:span text:style-name="T5"><text:line-break/></text:span><text:span text:style-name="T5">nás shromáždila v jedno láska tvá,</text:span><text:span text:style-name="T5"><text:line-break/></text:span><text:span text:style-name="T5">tví jsme my,</text:span><text:span text:style-name="T5"><text:line-break/></text:span><text:span text:style-name="T5">rodina tvých dětí,</text:span><text:span text:style-name="T5"><text:line-break/></text:span><text:span text:style-name="T5">zpívá Králi náš.</text:span><text:span text:style-name="T5"><text:line-break/></text:span><text:span text:style-name="T5">Volá: Abba, Otče,</text:span><text:span text:style-name="T5"><text:line-break/></text:span><text:span text:style-name="T5">velká moc je tvá,</text:span><text:span text:style-name="T5"><text:line-break/></text:span><text:span text:style-name="T5">Abba, Otče, velká moc je tvá.</text:span></text:p>
                <text:p text:style-name="P32"><text:span text:style-name="T5"> </text:span></text:p>
                <text:p text:style-name="P32"><text:span text:style-name="T5">2. Tví jsme my, zpíváme,</text:span><text:span text:style-name="T5"><text:line-break/></text:span><text:span text:style-name="T5">vždyť nám vládne láska tvá.</text:span><text:span text:style-name="T5"><text:line-break/></text:span><text:span text:style-name="T5">Náš hlas zní,</text:span><text:span text:style-name="T5"><text:line-break/></text:span><text:span text:style-name="T5">rodina tvých dětí zpívá,</text:span><text:span text:style-name="T5"><text:line-break/></text:span><text:span text:style-name="T5">Králi náš.</text:span><text:span text:style-name="T5"><text:line-break/></text:span><text:span text:style-name="T5">Zpívá: Abba, Otče,</text:span><text:span text:style-name="T5"><text:line-break/></text:span><text:span text:style-name="T5">svaté jméno tvé.</text:span><text:span text:style-name="T5"><text:line-break/></text:span><text:span text:style-name="T5">Abba, Otče, svaté jméno tvé.</text:span></text:p>
                <text:p text:style-name="P32"><text:span text:style-name="T5"> </text:span></text:p>
              </text:list-header>
            </text:list>
          </draw:text-box>
        </draw:frame>
        <draw:custom-shape draw:name="Text Box 3" draw:style-name="gr450" draw:text-style-name="P12" draw:layer="layout" svg:width="3.718cm" svg:height="1.108cm" svg:x="23.799cm" svg:y="0cm">
          <text:list text:style-name="L1">
            <text:list-header>
              <text:p text:style-name="P11"><text:span text:style-name="T6">3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5" presentation:class="page"/>
          <draw:frame presentation:style-name="pr1" draw:text-style-name="P5" draw:layer="layout" svg:width="15.239cm" svg:height="11.429cm" svg:x="1.905cm" svg:y="12.065cm" presentation:class="notes" presentation:placeholder="true">
            <draw:text-box/>
          </draw:frame>
        </presentation:notes>
      </draw:page>
      <draw:page draw:name="page4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Tvoje, Pane Kriste, dobrota, </text:span><text:span text:style-name="T5"><text:line-break/></text:span><text:span text:style-name="T5">nám všem dává smysl života. </text:span><text:span text:style-name="T5"><text:line-break/></text:span><text:span text:style-name="T5">Chcem být tvými následovníky, </text:span><text:span text:style-name="T5"><text:line-break/></text:span><text:span text:style-name="T5">věrnými učedníky. </text:span></text:p>
              </text:list-item>
              <text:list-item>
                <text:p text:style-name="P94"><text:span text:style-name="T5">Příkaz, který jsi nám , Kriste dal, </text:span><text:span text:style-name="T5"><text:line-break/></text:span><text:span text:style-name="T5">chceme plnit, jaks nám ukázal: </text:span><text:span text:style-name="T5"><text:line-break/></text:span><text:span text:style-name="T5">milovat svého bližního, </text:span><text:span text:style-name="T5"><text:line-break/></text:span><text:span text:style-name="T5">nést bolest i žal jeho. </text:span></text:p>
              </text:list-item>
              <text:list-item>
                <text:p text:style-name="P94"><text:span text:style-name="T5">Uč ná, Pane, říci v pravý čas, </text:span><text:span text:style-name="T5"><text:line-break/></text:span><text:span text:style-name="T5">pravé slovo, jindy mlčet zas. </text:span><text:span text:style-name="T5"><text:line-break/></text:span><text:span text:style-name="T5">Ať jsme svým bližním ku pomoci </text:span><text:span text:style-name="T5"><text:line-break/></text:span><text:span text:style-name="T5">z tvé síly a tvé moci. </text:span></text:p>
              </text:list-item>
              <text:list-item>
                <text:p text:style-name="P94"><text:span text:style-name="T5">Dej nám, Pane, k věření snahu, </text:span><text:span text:style-name="T5"><text:line-break/></text:span><text:span text:style-name="T5">sílu, moudrost, k skutkům odvahu. </text:span><text:span text:style-name="T5"><text:line-break/></text:span><text:span text:style-name="T5">Nedovol nám nikdy sejít z cest, </text:span><text:span text:style-name="T5"><text:line-break/></text:span><text:span text:style-name="T5">po kterých ty nás chceš vést. </text:span></text:p>
              </text:list-item>
            </text:list>
          </draw:text-box>
        </draw:frame>
        <draw:custom-shape draw:name="Text Box 3" draw:style-name="gr451" draw:text-style-name="P12" draw:layer="layout" svg:width="3.718cm" svg:height="1.108cm" svg:x="23.799cm" svg:y="0cm">
          <text:list text:style-name="L1">
            <text:list-header>
              <text:p text:style-name="P11"><text:span text:style-name="T6">3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6" presentation:class="page"/>
          <draw:frame presentation:style-name="pr1" draw:text-style-name="P5" draw:layer="layout" svg:width="15.239cm" svg:height="11.429cm" svg:x="1.905cm" svg:y="12.065cm" presentation:class="notes" presentation:placeholder="true">
            <draw:text-box/>
          </draw:frame>
        </presentation:notes>
      </draw:page>
      <draw:page draw:name="page4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Ty musíš jít tam do údolí, </text:span><text:span text:style-name="T5"><text:line-break/></text:span><text:span text:style-name="T5">samoten jít, ač nemáš sil. </text:span><text:span text:style-name="T5"><text:line-break/></text:span><text:span text:style-name="T5">Všemocný Vládce nedovolí, </text:span><text:span text:style-name="T5"><text:line-break/></text:span><text:span text:style-name="T5">aby tě přítel zastoupil. </text:span></text:p>
              </text:list-item>
              <text:list-item>
                <text:p text:style-name="P94"><text:span text:style-name="T5">Stvořitel ví, proč slunce svítí, </text:span><text:span text:style-name="T5"><text:line-break/></text:span><text:span text:style-name="T5">on život tvůj ti daroval. </text:span><text:span text:style-name="T5"><text:line-break/></text:span><text:span text:style-name="T5">Požádá účty tvého žití, </text:span><text:span text:style-name="T5"><text:line-break/></text:span><text:span text:style-name="T5">chce, abys sám tam před ním stál.</text:span></text:p>
              </text:list-item>
              <text:list-item>
                <text:p text:style-name="P94"><text:span text:style-name="T5">Sám musíš stát před soudem Božím, </text:span><text:span text:style-name="T5"><text:line-break/></text:span><text:span text:style-name="T5">počestnost tvá byl jenom klam. </text:span><text:span text:style-name="T5"><text:line-break/></text:span><text:span text:style-name="T5">Jen řekni: „Hřích svůj k tobě složím, </text:span><text:span text:style-name="T5"><text:line-break/></text:span><text:span text:style-name="T5">Ježíši můj, nemohu sám.“ </text:span></text:p>
              </text:list-item>
            </text:list>
          </draw:text-box>
        </draw:frame>
        <draw:custom-shape draw:name="Text Box 3" draw:style-name="gr452" draw:text-style-name="P12" draw:layer="layout" svg:width="3.718cm" svg:height="1.108cm" svg:x="23.799cm" svg:y="0cm">
          <text:list text:style-name="L1">
            <text:list-header>
              <text:p text:style-name="P11"><text:span text:style-name="T6">3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7" presentation:class="page"/>
          <draw:frame presentation:style-name="pr1" draw:text-style-name="P5" draw:layer="layout" svg:width="15.239cm" svg:height="11.429cm" svg:x="1.905cm" svg:y="12.065cm" presentation:class="notes" presentation:placeholder="true">
            <draw:text-box/>
          </draw:frame>
        </presentation:notes>
      </draw:page>
      <draw:page draw:name="page4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5"><text:span text:style-name="T11">1. </text:span><text:span text:style-name="T11"><text:tab/></text:span><text:span text:style-name="T11">(: Ty víš, jak to bolí, když s tebou nepočítaj, </text:span><text:span text:style-name="T11"><text:line-break/></text:span><text:span text:style-name="T11">ty víš, jak to bolí, když si tě nevšímaj :) </text:span><text:span text:style-name="T11"><text:line-break/></text:span><text:span text:style-name="T11">a právě tobě zpívám tohle smutný blues, </text:span><text:span text:style-name="T11"><text:line-break/></text:span><text:span text:style-name="T11">tobě kterej všimne si a s každým počítá. </text:span></text:p>
                <text:p text:style-name="P95"><text:span text:style-name="T11">2.</text:span><text:span text:style-name="T11"><text:tab/></text:span><text:span text:style-name="T11">(: Ty víš jak to chutná když votočej se zády </text:span><text:span text:style-name="T11"><text:line-break/></text:span><text:span text:style-name="T11">ty víš jak to chutná když se ti vyhejbaj :) </text:span><text:span text:style-name="T11"><text:line-break/></text:span><text:span text:style-name="T11">a právě tobě zpívám tohle smutný blues </text:span><text:span text:style-name="T11"><text:line-break/></text:span><text:span text:style-name="T11">tobě kterej na věky pro všechny lásku má</text:span></text:p>
                <text:p text:style-name="P95"><text:span text:style-name="T11">4.</text:span><text:span text:style-name="T11"><text:tab/></text:span><text:span text:style-name="T11">(: Ty víš jak to pálí když do tváře ti plivaj </text:span><text:span text:style-name="T11"><text:line-break/></text:span><text:span text:style-name="T11">ty víš jak to pálí když se ti posmívaj :) </text:span><text:span text:style-name="T11"><text:line-break/></text:span><text:span text:style-name="T11">a právě tobě zpívám tohle smutný blues </text:span><text:span text:style-name="T11"><text:line-break/></text:span><text:span text:style-name="T11">tobě kterej s radostí se slabejch ujímá</text:span></text:p>
                <text:p text:style-name="P95"><text:span text:style-name="T11">5.</text:span><text:span text:style-name="T11"><text:tab/></text:span><text:span text:style-name="T11">(: Ty víš jak to končí když přibíjej tě na kříž </text:span><text:span text:style-name="T11"><text:line-break/></text:span><text:span text:style-name="T11">ty víš jak to končí když zůstaneš tu sám :) </text:span><text:span text:style-name="T11"><text:line-break/></text:span><text:span text:style-name="T11">a právě tobě zpívám tohle smutný blues </text:span><text:span text:style-name="T11"><text:line-break/></text:span><text:span text:style-name="T11">tobě kterej znemožnil i tu smrt smrťoucí</text:span></text:p>
                <text:p text:style-name="P95"><text:span text:style-name="T11">6: </text:span><text:span text:style-name="T11"><text:tab/></text:span><text:span text:style-name="T11">(: Ty víš jak to svrbí když skrz prsty se dívaj </text:span><text:span text:style-name="T11"><text:line-break/></text:span><text:span text:style-name="T11">ty víš jak to svrbí když někdy pomlouvaj :) </text:span><text:span text:style-name="T11"><text:line-break/></text:span><text:span text:style-name="T11">a právě tobě zpívám tohle smutný blues </text:span><text:span text:style-name="T11"><text:line-break/></text:span><text:span text:style-name="T11">tobě kterej všechno ví a vo mně pravdu zná</text:span></text:p>
              </text:list-header>
            </text:list>
          </draw:text-box>
        </draw:frame>
        <draw:custom-shape draw:name="Text Box 1027" draw:style-name="gr453" draw:text-style-name="P12" draw:layer="layout" svg:width="3.718cm" svg:height="1.108cm" svg:x="23.799cm" svg:y="0cm">
          <text:list text:style-name="L1">
            <text:list-header>
              <text:p text:style-name="P11"><text:span text:style-name="T6">3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8" presentation:class="page"/>
          <draw:frame presentation:style-name="pr1" draw:text-style-name="P5" draw:layer="layout" svg:width="15.239cm" svg:height="11.429cm" svg:x="1.905cm" svg:y="12.065cm" presentation:class="notes" presentation:placeholder="true">
            <draw:text-box/>
          </draw:frame>
        </presentation:notes>
      </draw:page>
      <draw:page draw:name="page4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6"><text:span text:style-name="T5">Uhni se stranou, ztratíš jen chvíli, </text:span><text:span text:style-name="T5"><text:line-break/></text:span><text:span text:style-name="T5">vedlejší cestou spíš dojdeš k cíli, </text:span><text:span text:style-name="T5"><text:line-break/></text:span><text:span text:style-name="T5">proč do zdi hlavou, proč nejít kolem, </text:span><text:span text:style-name="T5"><text:line-break/></text:span><text:span text:style-name="T5">proč manu čekat nad prázdným stolem. </text:span></text:p>
              </text:list-item>
            </text:list>
            <text:list text:style-name="L4">
              <text:list-header>
                <text:p text:style-name="P97"><text:span text:style-name="T5">R: </text:span><text:span text:style-name="T5"><text:tab/></text:span><text:span text:style-name="T5">Srdce čisté stvoř mi, ó Bože, </text:span><text:span text:style-name="T5"><text:line-break/></text:span><text:span text:style-name="T5">a obnov ve mně ducha přímého. </text:span></text:p>
                <text:p text:style-name="P97"><text:span text:style-name="T5">2.</text:span><text:span text:style-name="T5"><text:tab/></text:span><text:span text:style-name="T5">Opusť vše staré a zanech snění, </text:span><text:span text:style-name="T5"><text:line-break/></text:span><text:span text:style-name="T5">doba je jiná, všechno se mění, </text:span><text:span text:style-name="T5"><text:line-break/></text:span><text:span text:style-name="T5">dnes jenom blázen pro pravdu hyne, </text:span><text:span text:style-name="T5"><text:line-break/></text:span><text:span text:style-name="T5">pravd bylo mnoho, teď jsou zas jiné. </text:span></text:p>
                <text:p text:style-name="P97"><text:span text:style-name="T5">3.</text:span><text:span text:style-name="T5"><text:tab/></text:span><text:span text:style-name="T5">Proč den si dělat zbytečně perný, </text:span><text:span text:style-name="T5"><text:line-break/></text:span><text:span text:style-name="T5">nezkusit všeho a proč být věrný, </text:span><text:span text:style-name="T5"><text:line-break/></text:span><text:span text:style-name="T5">ber život lehce, láska je hravá, </text:span><text:span text:style-name="T5"><text:line-break/></text:span><text:span text:style-name="T5">oddej se chvilce, vem, co se dává. </text:span></text:p>
                <text:p text:style-name="P98"><text:span text:style-name="T5">4.</text:span><text:span text:style-name="T5"><text:tab/></text:span><text:span text:style-name="T5">V neděli k nebi pozdvihni hlavu, </text:span><text:span text:style-name="T5"><text:line-break/></text:span><text:span text:style-name="T5">v pondělí hleď zas ztratit se v davu, </text:span><text:span text:style-name="T5"><text:line-break/></text:span><text:span text:style-name="T5">na nebi žijí andělé svatí, </text:span><text:span text:style-name="T5"><text:line-break/></text:span><text:span text:style-name="T5">na zemi jiné zásady platí.</text:span><text:span text:style-name="T11"> </text:span></text:p>
              </text:list-header>
            </text:list>
          </draw:text-box>
        </draw:frame>
        <draw:custom-shape draw:name="Text Box 3" draw:style-name="gr454" draw:text-style-name="P12" draw:layer="layout" svg:width="3.718cm" svg:height="1.108cm" svg:x="23.799cm" svg:y="0cm">
          <text:list text:style-name="L1">
            <text:list-header>
              <text:p text:style-name="P11"><text:span text:style-name="T6">3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49" presentation:class="page"/>
          <draw:frame presentation:style-name="pr1" draw:text-style-name="P5" draw:layer="layout" svg:width="15.239cm" svg:height="11.429cm" svg:x="1.905cm" svg:y="12.065cm" presentation:class="notes" presentation:placeholder="true">
            <draw:text-box/>
          </draw:frame>
        </presentation:notes>
      </draw:page>
      <draw:page draw:name="page4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Ústa jsou oltář kamenné tísně, </text:span><text:span text:style-name="T5"><text:line-break/></text:span><text:span text:style-name="T5">ruce jsou křídla přetěžké písně, </text:span><text:span text:style-name="T5"><text:line-break/></text:span><text:span text:style-name="T5">srdce je plamen (á-á) v zajetí ramen. </text:span></text:p>
                <text:p text:style-name="P93"><text:span text:style-name="T5">2.</text:span><text:span text:style-name="T5"><text:tab/></text:span><text:span text:style-name="T5">Na milost čekám, na milost Boží, </text:span><text:span text:style-name="T5"><text:line-break/></text:span><text:span text:style-name="T5">až se mi slova v kytičku složí, </text:span><text:span text:style-name="T5"><text:line-break/></text:span><text:span text:style-name="T5">podám ji Pánu zrosenou k ránu.</text:span></text:p>
                <text:p text:style-name="P93"><text:span text:style-name="T5">3.</text:span><text:span text:style-name="T5"><text:tab/></text:span><text:span text:style-name="T5">Nauč mne, Bože, věrnosti zraků, </text:span><text:span text:style-name="T5"><text:line-break/></text:span><text:span text:style-name="T5">na nebi přistát lehkostí ptáků, </text:span><text:span text:style-name="T5"><text:line-break/></text:span><text:span text:style-name="T5">na jarním listí poselství čisti.</text:span></text:p>
                <text:p text:style-name="P93"><text:span text:style-name="T5">4.</text:span><text:span text:style-name="T5"><text:tab/></text:span><text:span text:style-name="T5">Nauč mne, Bože, tvrdosti klasů, </text:span><text:span text:style-name="T5"><text:line-break/></text:span><text:span text:style-name="T5">v slunečním ohni uhájit krásu, </text:span><text:span text:style-name="T5"><text:line-break/></text:span><text:span text:style-name="T5">pro ústa dětí chlebem se státi.</text:span></text:p>
                <text:p text:style-name="P99"><text:span text:style-name="T5"/></text:p>
              </text:list-header>
            </text:list>
          </draw:text-box>
        </draw:frame>
        <draw:custom-shape draw:name="Text Box 3" draw:style-name="gr455" draw:text-style-name="P12" draw:layer="layout" svg:width="3.718cm" svg:height="1.108cm" svg:x="23.799cm" svg:y="0cm">
          <text:list text:style-name="L1">
            <text:list-header>
              <text:p text:style-name="P11"><text:span text:style-name="T6">3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0" presentation:class="page"/>
          <draw:frame presentation:style-name="pr1" draw:text-style-name="P5" draw:layer="layout" svg:width="15.239cm" svg:height="11.429cm" svg:x="1.905cm" svg:y="12.065cm" presentation:class="notes" presentation:placeholder="true">
            <draw:text-box/>
          </draw:frame>
        </presentation:notes>
      </draw:page>
      <draw:page draw:name="page4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22"><text:span text:style-name="T5">Ušavtem majim besasón mimajnej haješúa. </text:span><text:span text:style-name="T5"><text:line-break/></text:span><text:span text:style-name="T5">Ušavtem majim besasón mimajnej haješúa. </text:span><text:span text:style-name="T5"><text:line-break/></text:span><text:span text:style-name="T5">Majim, majim, majim, majim, hoj, majim besasón. </text:span><text:span text:style-name="T5"><text:line-break/></text:span><text:span text:style-name="T5">Majim, majim, majim, majim, </text:span><text:span text:style-name="T5"><text:line-break/></text:span><text:span text:style-name="T5"><text:tab/></text:span><text:span text:style-name="T5">hoj, majim besasón. Ha, ha, ha, ha. <text:s/></text:span><text:span text:style-name="T5"><text:line-break/></text:span><text:span text:style-name="T5">Majim, majim, majim, majim, majim, majim besasón. </text:span><text:span text:style-name="T5"><text:line-break/></text:span><text:span text:style-name="T5">Majim, majim, majim, majim, majim, majim besasón. </text:span><text:span text:style-name="T5"><text:line-break/></text:span><text:span text:style-name="T5"/></text:p>
              </text:list-item>
            </text:list>
            <text:list text:style-name="L4">
              <text:list-header>
                <text:p text:style-name="P18"><text:span text:style-name="T5">2.</text:span><text:span text:style-name="T5"><text:tab/></text:span><text:span text:style-name="T5">I my jsme vzali vodu živou ze studnice spasení. </text:span><text:span text:style-name="T5"><text:line-break/></text:span><text:span text:style-name="T5">I my jsme vzali vodu živou ze studnice spasení. </text:span><text:span text:style-name="T5"><text:line-break/></text:span><text:span text:style-name="T5">Vodu, vodu, vodu, vodu, hoj, vodu spasení, </text:span><text:span text:style-name="T5"><text:line-break/></text:span><text:span text:style-name="T5">vodu, vodu, vodu, vodu, hoj, vodu spasení, živou vodu. </text:span><text:span text:style-name="T5"><text:line-break/></text:span><text:span text:style-name="T5">Vodu, vodu, vodu, vodu, vodu, vodu spasení, </text:span><text:span text:style-name="T5"><text:line-break/></text:span><text:span text:style-name="T5">vodu, vodu, vodu, vodu, vodu, vodu spasení.</text:span></text:p>
                <text:p text:style-name="P33"><text:span text:style-name="T5"/></text:p>
              </text:list-header>
            </text:list>
          </draw:text-box>
        </draw:frame>
        <draw:custom-shape draw:name="Text Box 3" draw:style-name="gr456" draw:text-style-name="P12" draw:layer="layout" svg:width="3.718cm" svg:height="1.108cm" svg:x="23.799cm" svg:y="0cm">
          <text:list text:style-name="L1">
            <text:list-header>
              <text:p text:style-name="P11"><text:span text:style-name="T6">3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1" presentation:class="page"/>
          <draw:frame presentation:style-name="pr1" draw:text-style-name="P5" draw:layer="layout" svg:width="15.239cm" svg:height="11.429cm" svg:x="1.905cm" svg:y="12.065cm" presentation:class="notes" presentation:placeholder="true">
            <draw:text-box/>
          </draw:frame>
        </presentation:notes>
      </draw:page>
      <draw:page draw:name="page4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Uváže oslátko ke kmeni vinnému </text:span><text:span text:style-name="T5"><text:line-break/></text:span><text:span text:style-name="T5">k révoví dobrému oslátko své. </text:span></text:p>
                <text:p text:style-name="P93"><text:span text:style-name="T5">2.</text:span><text:span text:style-name="T5"><text:tab/></text:span><text:span text:style-name="T5">Práti bude pak ve víně roucho své </text:span><text:span text:style-name="T5"><text:line-break/></text:span><text:span text:style-name="T5">ve víně rudém knížecí šat.</text:span></text:p>
                <text:p text:style-name="P93"><text:span text:style-name="T5">3.</text:span><text:span text:style-name="T5"><text:tab/></text:span><text:span text:style-name="T5">Ta barva vína v očích mu zůstane </text:span><text:span text:style-name="T5"><text:line-break/></text:span><text:span text:style-name="T5">nad mléko bělejší zuby jeho.</text:span></text:p>
                <text:p text:style-name="P99"><text:span text:style-name="T5"/></text:p>
              </text:list-header>
            </text:list>
          </draw:text-box>
        </draw:frame>
        <draw:custom-shape draw:name="Text Box 3" draw:style-name="gr457" draw:text-style-name="P12" draw:layer="layout" svg:width="3.718cm" svg:height="1.108cm" svg:x="23.799cm" svg:y="0cm">
          <text:list text:style-name="L1">
            <text:list-header>
              <text:p text:style-name="P11"><text:span text:style-name="T6">3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2" presentation:class="page"/>
          <draw:frame presentation:style-name="pr1" draw:text-style-name="P5" draw:layer="layout" svg:width="15.239cm" svg:height="11.429cm" svg:x="1.905cm" svg:y="12.065cm" presentation:class="notes" presentation:placeholder="true">
            <draw:text-box/>
          </draw:frame>
        </presentation:notes>
      </draw:page>
      <draw:page draw:name="page4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1. </text:span><text:span text:style-name="T5"><text:tab/></text:span><text:span text:style-name="T5">Už mi oči tíží sen </text:span><text:span text:style-name="T5"><text:line-break/></text:span><text:span text:style-name="T5">a já spát jdu unaven. </text:span><text:span text:style-name="T5"><text:line-break/></text:span><text:span text:style-name="T5">Buď mou věrnou stráží sám, </text:span><text:span text:style-name="T5"><text:line-break/></text:span><text:span text:style-name="T5">(: Otče, proti nočním tmám. :)</text:span></text:p>
              </text:list-header>
            </text:list>
            <text:list text:style-name="L29">
              <text:list-item>
                <text:p text:style-name="P14"><text:span text:style-name="T5">Na zlé, co jsem udělal, </text:span><text:span text:style-name="T5"><text:line-break/></text:span><text:span text:style-name="T5">nevzpomínej, Pane, dál. </text:span><text:span text:style-name="T5"><text:line-break/></text:span><text:span text:style-name="T5">Pro Ježíše, jeho kříž, </text:span><text:span text:style-name="T5"><text:line-break/></text:span><text:span text:style-name="T5">(: všechno v dobré obrátíš. :)</text:span></text:p>
              </text:list-item>
              <text:list-item>
                <text:p text:style-name="P14"><text:span text:style-name="T5">A ty, které mám tak rád, </text:span><text:span text:style-name="T5"><text:line-break/></text:span><text:span text:style-name="T5">rač mi, Pane, zachovat. </text:span><text:span text:style-name="T5"><text:line-break/></text:span><text:span text:style-name="T5">Nad svým světem lítost měj. </text:span><text:span text:style-name="T5"><text:line-break/></text:span><text:span text:style-name="T5">(: Všechněm lidem pomáhej. :)</text:span></text:p>
              </text:list-item>
            </text:list>
            <text:list text:style-name="L4">
              <text:list-header>
                <text:p text:style-name="P29"><text:span text:style-name="T5">4. </text:span><text:span text:style-name="T5"><text:tab/></text:span><text:span text:style-name="T5">Srdcím nešťastným dej klid, </text:span><text:span text:style-name="T5"><text:line-break/></text:span><text:span text:style-name="T5">smutné, ty rač potěšit. </text:span><text:span text:style-name="T5"><text:line-break/></text:span><text:span text:style-name="T5">Pane Bože, tvoje moc </text:span><text:span text:style-name="T5"><text:line-break/></text:span><text:span text:style-name="T5">(: dej nám všechněm dobrou noc. :)</text:span></text:p>
              </text:list-header>
            </text:list>
          </draw:text-box>
        </draw:frame>
        <draw:custom-shape draw:name="Text Box 3" draw:style-name="gr458" draw:text-style-name="P12" draw:layer="layout" svg:width="3.718cm" svg:height="1.108cm" svg:x="23.799cm" svg:y="0cm">
          <text:list text:style-name="L1">
            <text:list-header>
              <text:p text:style-name="P11"><text:span text:style-name="T6">3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3" presentation:class="page"/>
          <draw:frame presentation:style-name="pr1" draw:text-style-name="P5" draw:layer="layout" svg:width="15.239cm" svg:height="11.429cm" svg:x="1.905cm" svg:y="12.065cm" presentation:class="notes" presentation:placeholder="true">
            <draw:text-box/>
          </draw:frame>
        </presentation:notes>
      </draw:page>
      <draw:page draw:name="page4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Už proroctví Daniele </text:span><text:span text:style-name="T5"><text:line-break/></text:span><text:span text:style-name="T5">zvěstuje věci veselé. </text:span><text:span text:style-name="T5"><text:line-break/></text:span><text:span text:style-name="T5">Hle, dítě teď porodila </text:span><text:span text:style-name="T5"><text:line-break/></text:span><text:span text:style-name="T5">matka, jíž jméno Maria. </text:span></text:p>
              </text:list-item>
            </text:list>
            <text:list text:style-name="L4">
              <text:list-header>
                <text:p text:style-name="P93"><text:span text:style-name="T5">R: </text:span><text:span text:style-name="T5"><text:tab/></text:span><text:span text:style-name="T5">Jásot, jásot zní, přišli dnové spásy </text:span><text:span text:style-name="T5"><text:line-break/></text:span><text:span text:style-name="T5">a potěšení, svoboda nám vzchází. </text:span><text:span text:style-name="T5"><text:line-break/></text:span><text:span text:style-name="T5">Ten předpověděný narodil se z ženy, </text:span><text:span text:style-name="T5"><text:line-break/></text:span><text:span text:style-name="T5">syn tak vytoužený. Nám dán z růže květ. </text:span></text:p>
                <text:p text:style-name="P93"><text:span text:style-name="T5">2. </text:span><text:span text:style-name="T5"><text:tab/></text:span><text:span text:style-name="T5">Pastýřům zní teď zpráva ta </text:span><text:span text:style-name="T5"><text:line-break/></text:span><text:span text:style-name="T5">a je to radost úžasná: </text:span><text:span text:style-name="T5"><text:line-break/></text:span><text:span text:style-name="T5">prchá smrt zlá i zákon sám. </text:span><text:span text:style-name="T5"><text:line-break/></text:span><text:span text:style-name="T5">Milost a život už jde k nám! </text:span></text:p>
                <text:p text:style-name="P93"><text:span text:style-name="T5">3. </text:span><text:span text:style-name="T5"><text:tab/></text:span><text:span text:style-name="T5">A Pánu, jenž vždy zůstává, </text:span><text:span text:style-name="T5"><text:line-break/></text:span><text:span text:style-name="T5">patří čest, chvála oddaná, </text:span><text:span text:style-name="T5"><text:line-break/></text:span><text:span text:style-name="T5">v Trojici, jenž je jeden Bůh, </text:span><text:span text:style-name="T5"><text:line-break/></text:span><text:span text:style-name="T5">Otec i Syn i svatý Duch. </text:span></text:p>
              </text:list-header>
            </text:list>
          </draw:text-box>
        </draw:frame>
        <draw:custom-shape draw:name="Text Box 3" draw:style-name="gr459" draw:text-style-name="P12" draw:layer="layout" svg:width="3.718cm" svg:height="1.108cm" svg:x="23.799cm" svg:y="0cm">
          <text:list text:style-name="L1">
            <text:list-header>
              <text:p text:style-name="P11"><text:span text:style-name="T6">3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4" presentation:class="page"/>
          <draw:frame presentation:style-name="pr1" draw:text-style-name="P5" draw:layer="layout" svg:width="15.239cm" svg:height="11.429cm" svg:x="1.905cm" svg:y="12.065cm" presentation:class="notes" presentation:placeholder="true">
            <draw:text-box/>
          </draw:frame>
        </presentation:notes>
      </draw:page>
      <draw:page draw:name="page4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Už přijíždí vlak Boží, je slyšet stále blíž</text:span><text:span text:style-name="T5"><text:line-break/></text:span><text:span text:style-name="T5">a rachot kol jeho vozů nese krajinou se již.</text:span></text:p>
                <text:p text:style-name="P32"><text:span text:style-name="T5"> </text:span></text:p>
                <text:p text:style-name="P35"><text:span text:style-name="T5">R: </text:span><text:span text:style-name="T5"><text:tab/></text:span><text:span text:style-name="T5">Nuže dál, vstupte děti milé dál,</text:span><text:span text:style-name="T5"><text:line-break/></text:span><text:span text:style-name="T5">vstupte, děti milé, dál,</text:span><text:span text:style-name="T5"><text:line-break/></text:span><text:span text:style-name="T5">děti milé, zde každý místo své má.</text:span></text:p>
                <text:p text:style-name="P32"><text:span text:style-name="T5"> </text:span></text:p>
                <text:p text:style-name="P32"><text:span text:style-name="T5">2. Já slyším, jak tam píská, když do zatáčky vjel</text:span><text:span text:style-name="T5"><text:line-break/></text:span><text:span text:style-name="T5">a uhání plnou parou, jak by roztrhnout se chtěl.</text:span></text:p>
                <text:p text:style-name="P32"><text:span text:style-name="T5"> </text:span></text:p>
                <text:p text:style-name="P32"><text:span text:style-name="T5">3. Vstupte, jízda s ním je levná, jet každý může v něm,</text:span><text:span text:style-name="T5"><text:line-break/></text:span><text:span text:style-name="T5">tam druhá třída není, ani rozdíl v cestovném. </text:span></text:p>
              </text:list-header>
            </text:list>
          </draw:text-box>
        </draw:frame>
        <draw:custom-shape draw:name="Text Box 3" draw:style-name="gr460" draw:text-style-name="P12" draw:layer="layout" svg:width="3.718cm" svg:height="1.108cm" svg:x="23.799cm" svg:y="0cm">
          <text:list text:style-name="L1">
            <text:list-header>
              <text:p text:style-name="P11"><text:span text:style-name="T6">3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5" presentation:class="page"/>
          <draw:frame presentation:style-name="pr1" draw:text-style-name="P5" draw:layer="layout" svg:width="15.239cm" svg:height="11.429cm" svg:x="1.905cm" svg:y="12.065cm" presentation:class="notes" presentation:placeholder="true">
            <draw:text-box/>
          </draw:frame>
        </presentation:notes>
      </draw:page>
      <draw:page draw:name="page4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1. Už svítá jasný bílý den. </text:span><text:span text:style-name="T5"><text:line-break/></text:span><text:span text:style-name="T5">Já k Bohu v duchu pokorném </text:span><text:span text:style-name="T5"><text:line-break/></text:span><text:span text:style-name="T5">se modlím: tvá se vůle staň! </text:span><text:span text:style-name="T5"><text:line-break/></text:span><text:span text:style-name="T5">(: Buď ty má stráž, buď ty můj Pán. :)</text:span></text:p>
                <text:p text:style-name="P32"><text:span text:style-name="T5"/></text:p>
                <text:p text:style-name="P32"><text:span text:style-name="T5">2. Ať na rtech nemám slovo zlé </text:span><text:span text:style-name="T5"><text:line-break/></text:span><text:span text:style-name="T5">a srdce záštím prolezlé, </text:span><text:span text:style-name="T5"><text:line-break/></text:span><text:span text:style-name="T5">ať nezotročí pohled můj. </text:span><text:span text:style-name="T5"><text:line-break/></text:span><text:span text:style-name="T5">(: Když marnost láká, při mně stůj. :)</text:span></text:p>
                <text:p text:style-name="P32"><text:span text:style-name="T5"/></text:p>
                <text:p text:style-name="P35"><text:span text:style-name="T5">3. </text:span><text:span text:style-name="T5"><text:tab/></text:span><text:span text:style-name="T5">Ať přímost mého jednání </text:span><text:span text:style-name="T5"><text:line-break/></text:span><text:span text:style-name="T5">přec tvrdosti se ubrání. </text:span><text:span text:style-name="T5"><text:line-break/></text:span><text:span text:style-name="T5">Co tělo chce, to zlom a ztiš. </text:span><text:span text:style-name="T5"><text:line-break/></text:span><text:span text:style-name="T5">(: Hlad, žízeň nebuď na obtíž. :)</text:span></text:p>
              </text:list-header>
            </text:list>
          </draw:text-box>
        </draw:frame>
        <draw:custom-shape draw:name="Text Box 3" draw:style-name="gr461" draw:text-style-name="P12" draw:layer="layout" svg:width="3.718cm" svg:height="1.108cm" svg:x="23.799cm" svg:y="0cm">
          <text:list text:style-name="L1">
            <text:list-header>
              <text:p text:style-name="P11"><text:span text:style-name="T6">3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6" presentation:class="page"/>
          <draw:frame presentation:style-name="pr1" draw:text-style-name="P5" draw:layer="layout" svg:width="15.239cm" svg:height="11.429cm" svg:x="1.905cm" svg:y="12.065cm" presentation:class="notes" presentation:placeholder="true">
            <draw:text-box/>
          </draw:frame>
        </presentation:notes>
      </draw:page>
      <draw:page draw:name="page4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4. </text:span><text:span text:style-name="T5"><text:tab/></text:span><text:span text:style-name="T5">Až potom slunce zapadne </text:span><text:span text:style-name="T5"><text:line-break/></text:span><text:span text:style-name="T5">a tma se vkrade v soumrak dne, </text:span><text:span text:style-name="T5"><text:line-break/></text:span><text:span text:style-name="T5">všech břemen svých a strachu prost </text:span><text:span text:style-name="T5"><text:line-break/></text:span><text:span text:style-name="T5">(: <text:s/>zazpívám chválu za milost. :)</text:span></text:p>
                <text:p text:style-name="P32"><text:span text:style-name="T5"/></text:p>
                <text:p text:style-name="P35"><text:span text:style-name="T5">5. </text:span><text:span text:style-name="T5"><text:tab/></text:span><text:span text:style-name="T5">Buď chvála Otci našemu </text:span><text:span text:style-name="T5"><text:line-break/></text:span><text:span text:style-name="T5">a Synu jeho milému </text:span><text:span text:style-name="T5"><text:line-break/></text:span><text:span text:style-name="T5">i Duchu, v němž je útěcha </text:span><text:span text:style-name="T5"><text:line-break/></text:span><text:span text:style-name="T5">(: budoucí, dnešní, odvěká. :)</text:span></text:p>
              </text:list-header>
            </text:list>
          </draw:text-box>
        </draw:frame>
        <draw:custom-shape draw:name="Text Box 1027" draw:style-name="gr462" draw:text-style-name="P12" draw:layer="layout" svg:width="3.718cm" svg:height="1.108cm" svg:x="23.799cm" svg:y="0cm">
          <text:list text:style-name="L1">
            <text:list-header>
              <text:p text:style-name="P11"><text:span text:style-name="T6">3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7" presentation:class="page"/>
          <draw:frame presentation:style-name="pr1" draw:text-style-name="P5" draw:layer="layout" svg:width="15.239cm" svg:height="11.429cm" svg:x="1.905cm" svg:y="12.065cm" presentation:class="notes" presentation:placeholder="true">
            <draw:text-box/>
          </draw:frame>
        </presentation:notes>
      </draw:page>
      <draw:page draw:name="page4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0"><text:span text:style-name="T5">1.</text:span><text:span text:style-name="T5"><text:tab/></text:span><text:span text:style-name="T5">Už svitlo jitro nedělní a už je bílý den. </text:span><text:span text:style-name="T5"><text:line-break/></text:span><text:span text:style-name="T5">(: Pojďte se na to podívat, kámen je odvalen :)</text:span></text:p>
                <text:p text:style-name="P101"><text:span text:style-name="T5">2. Marie očím nevěří, zdá se jí to jak sen: </text:span><text:span text:style-name="T5"><text:line-break/></text:span><text:span text:style-name="T5">(: u hrobu vidí anděly a kámen odvalen. :)</text:span></text:p>
                <text:p text:style-name="P101"><text:span text:style-name="T5">3. „Pán Ježíš dávno z hrobu vstal, my jsme tu zbyli jen.“ </text:span><text:span text:style-name="T5"><text:line-break/></text:span><text:span text:style-name="T5">(: A řekli jí ať pohledí. že kámen odvalen. :)</text:span></text:p>
                <text:p text:style-name="P101"><text:span text:style-name="T5">4. Když to pak všechněm říkala, tu Petr vyběh‘ ven</text:span><text:span text:style-name="T5"><text:line-break/></text:span><text:span text:style-name="T5">(: a spatřil též, že Pán je živ a kámen odvalen. :)</text:span></text:p>
                <text:p text:style-name="P101"><text:span text:style-name="T5">5. Ó živý Pane Ježíši, i my ti děkujem, </text:span><text:span text:style-name="T5"><text:line-break/></text:span><text:span text:style-name="T5">(: že mocí tvou smí hrob nás všech mít kámen odvalen. :)</text:span></text:p>
                <text:p text:style-name="P42"><text:span text:style-name="T5"> </text:span></text:p>
              </text:list-header>
            </text:list>
          </draw:text-box>
        </draw:frame>
        <draw:custom-shape draw:name="Text Box 3" draw:style-name="gr463" draw:text-style-name="P12" draw:layer="layout" svg:width="3.718cm" svg:height="1.108cm" svg:x="23.799cm" svg:y="0cm">
          <text:list text:style-name="L1">
            <text:list-header>
              <text:p text:style-name="P11"><text:span text:style-name="T6">3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8" presentation:class="page"/>
          <draw:frame presentation:style-name="pr1" draw:text-style-name="P5" draw:layer="layout" svg:width="15.239cm" svg:height="11.429cm" svg:x="1.905cm" svg:y="12.065cm" presentation:class="notes" presentation:placeholder="true">
            <draw:text-box/>
          </draw:frame>
        </presentation:notes>
      </draw:page>
      <draw:page draw:name="page4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 chudých jeslích kdybychom se mohli znovu narodit, </text:span><text:span text:style-name="T5"><text:line-break/></text:span><text:span text:style-name="T5">všechnu tíži bohatství a lží dovedli zahodit, </text:span><text:span text:style-name="T5"><text:line-break/></text:span><text:span text:style-name="T5">jako dítě zdát se chudí, přece dávat štědré dary, </text:span><text:span text:style-name="T5"><text:line-break/></text:span><text:span text:style-name="T5">zlato náhle jenom studí, sláva je jak otep slámy. </text:span><text:span text:style-name="T5"><text:line-break/></text:span><text:span text:style-name="T5">U tvých jeslí kdybychom se mohli znova narodit, </text:span><text:span text:style-name="T5"><text:line-break/></text:span><text:span text:style-name="T5">poznat cestu z temnoty a po jiné už nebloudit. </text:span></text:p>
                <text:p text:style-name="P93"><text:span text:style-name="T5">1. </text:span><text:span text:style-name="T5"><text:tab/></text:span><text:span text:style-name="T5">Chtěli jsme jít za ním s díkem, teď vidíme, co nám schází, </text:span><text:span text:style-name="T5"><text:line-break/></text:span><text:span text:style-name="T5">přinesli jsem jenom bídu, ta nás věrně doprovází. </text:span></text:p>
                <text:p text:style-name="P93"><text:span text:style-name="T5">2. </text:span><text:span text:style-name="T5"><text:tab/></text:span><text:span text:style-name="T5">Chtěli jsme jít s hudbou, světly ozářit kout prosté chýše; </text:span><text:span text:style-name="T5"><text:line-break/></text:span><text:span text:style-name="T5">zatím on je Králem tichým a my zmlkli v marné pýše. </text:span></text:p>
              </text:list-header>
            </text:list>
          </draw:text-box>
        </draw:frame>
        <draw:custom-shape draw:name="Text Box 3" draw:style-name="gr464" draw:text-style-name="P12" draw:layer="layout" svg:width="3.718cm" svg:height="1.108cm" svg:x="23.799cm" svg:y="0cm">
          <text:list text:style-name="L1">
            <text:list-header>
              <text:p text:style-name="P11"><text:span text:style-name="T6">3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59" presentation:class="page"/>
          <draw:frame presentation:style-name="pr1" draw:text-style-name="P5" draw:layer="layout" svg:width="15.239cm" svg:height="11.429cm" svg:x="1.905cm" svg:y="12.065cm" presentation:class="notes" presentation:placeholder="true">
            <draw:text-box/>
          </draw:frame>
        </presentation:notes>
      </draw:page>
      <draw:page draw:name="page4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V království Božím místa dost, </text:span><text:span text:style-name="T5"><text:line-break/></text:span><text:span text:style-name="T5">dál kdo chce vejít, vzácný host. </text:span><text:span text:style-name="T5"><text:line-break/></text:span><text:span text:style-name="T5">Místa je dost i pro hříšníky, </text:span><text:span text:style-name="T5"><text:line-break/></text:span><text:span text:style-name="T5">vstupným je smysl pro radost. <text:s/></text:span><text:span text:style-name="T5"><text:line-break/></text:span><text:span text:style-name="T5">Zpívejte píseň chvály, vzdejte díky, </text:span><text:span text:style-name="T5"><text:line-break/></text:span><text:span text:style-name="T5">Pán zve nás dál, Pán zve nás dál.</text:span></text:p>
                <text:p text:style-name="P90"><text:span text:style-name="T5">1. </text:span><text:span text:style-name="T5"><text:tab/></text:span><text:span text:style-name="T5">Reptající zákoníci netají svou zlost. </text:span><text:span text:style-name="T5"><text:line-break/></text:span><text:span text:style-name="T5">Je jim k zlosti, že tu hostí divnou společnost. <text:s/></text:span><text:span text:style-name="T5"><text:line-break/></text:span><text:span text:style-name="T5">Zpívejte píseň chvály, vzdejte díky, </text:span><text:span text:style-name="T5"><text:line-break/></text:span><text:span text:style-name="T5">Pán zve nás dál, Pán zve nás dál. </text:span></text:p>
                <text:p text:style-name="P90"><text:span text:style-name="T5">2. </text:span><text:span text:style-name="T5"><text:tab/></text:span><text:span text:style-name="T5">Slyšte jen, jak ven se nese jásot, zpěv a smích. </text:span><text:span text:style-name="T5"><text:line-break/></text:span><text:span text:style-name="T5">Vprostřed otec raduje se z synů ztracených. </text:span><text:span text:style-name="T5"><text:line-break/></text:span><text:span text:style-name="T5">Zpívejte píseň chvály, vzdejte díky, </text:span><text:span text:style-name="T5"><text:line-break/></text:span><text:span text:style-name="T5">Pán zve nás dál, Pán zve nás dál. </text:span></text:p>
              </text:list-header>
            </text:list>
          </draw:text-box>
        </draw:frame>
        <draw:custom-shape draw:name="Text Box 3" draw:style-name="gr465" draw:text-style-name="P12" draw:layer="layout" svg:width="3.718cm" svg:height="1.108cm" svg:x="23.799cm" svg:y="0cm">
          <text:list text:style-name="L1">
            <text:list-header>
              <text:p text:style-name="P11"><text:span text:style-name="T6">3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0" presentation:class="page"/>
          <draw:frame presentation:style-name="pr1" draw:text-style-name="P5" draw:layer="layout" svg:width="15.239cm" svg:height="11.429cm" svg:x="1.905cm" svg:y="12.065cm" presentation:class="notes" presentation:placeholder="true">
            <draw:text-box/>
          </draw:frame>
        </presentation:notes>
      </draw:page>
      <draw:page draw:name="page4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0"><text:span text:style-name="T5">R: </text:span><text:span text:style-name="T5"><text:tab/></text:span><text:span text:style-name="T5">V království Božím místa dost, </text:span><text:span text:style-name="T5"><text:line-break/></text:span><text:span text:style-name="T5">dál kdo chce vejít, vzácný host. </text:span><text:span text:style-name="T5"><text:line-break/></text:span><text:span text:style-name="T5">Místa je dost i pro hříšníky, </text:span><text:span text:style-name="T5"><text:line-break/></text:span><text:span text:style-name="T5">vstupným je smysl pro radost. <text:s/></text:span><text:span text:style-name="T5"><text:line-break/></text:span><text:span text:style-name="T5">Zpívejte píseň chvály, vzdejte díky, </text:span><text:span text:style-name="T5"><text:line-break/></text:span><text:span text:style-name="T5">Pán zve nás dál, Pán zve nás dál.</text:span></text:p>
                <text:p text:style-name="P90"><text:span text:style-name="T5">3. </text:span><text:span text:style-name="T5"><text:tab/></text:span><text:span text:style-name="T5">Nalezen je, zase ožil ten, kdo zahynul. </text:span><text:span text:style-name="T5"><text:line-break/></text:span><text:span text:style-name="T5">Nachystejte roucho bílé, prostírejte stůl. </text:span><text:span text:style-name="T5"><text:line-break/></text:span><text:span text:style-name="T5">Zpívejte píseň chvály, vzdejte díky, </text:span><text:span text:style-name="T5"><text:line-break/></text:span><text:span text:style-name="T5">Pán zve nás dál, Pán zve nás dál.</text:span></text:p>
              </text:list-header>
            </text:list>
            <text:list text:style-name="L10">
              <text:list-item>
                <text:p text:style-name="P102"><text:span text:style-name="T5">Na nebi i na zemi teď stejná píseň zní: </text:span><text:span text:style-name="T5"><text:line-break/></text:span><text:span text:style-name="T5">Bude první ten, kdo přišel jako poslední. </text:span><text:span text:style-name="T5"><text:line-break/></text:span><text:span text:style-name="T5">Zpívejte píseň chvály, vzdejte díky, </text:span><text:span text:style-name="T5"><text:line-break/></text:span><text:span text:style-name="T5">Pán zve nás dál, Pán zve nás dál.</text:span></text:p>
              </text:list-item>
            </text:list>
            <text:list text:style-name="L4">
              <text:list-header>
                <text:p text:style-name="P90"><text:span text:style-name="T5"><text:tab/></text:span><text:span text:style-name="T5">Refrén </text:span></text:p>
              </text:list-header>
            </text:list>
          </draw:text-box>
        </draw:frame>
        <draw:custom-shape draw:name="Text Box 1027" draw:style-name="gr466" draw:text-style-name="P12" draw:layer="layout" svg:width="3.718cm" svg:height="1.108cm" svg:x="23.799cm" svg:y="0cm">
          <text:list text:style-name="L1">
            <text:list-header>
              <text:p text:style-name="P11"><text:span text:style-name="T6">3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1" presentation:class="page"/>
          <draw:frame presentation:style-name="pr1" draw:text-style-name="P5" draw:layer="layout" svg:width="15.239cm" svg:height="11.429cm" svg:x="1.905cm" svg:y="12.065cm" presentation:class="notes" presentation:placeholder="true">
            <draw:text-box/>
          </draw:frame>
        </presentation:notes>
      </draw:page>
      <draw:page draw:name="page4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3"><text:span text:style-name="T5">R: </text:span><text:span text:style-name="T5"><text:tab/></text:span><text:span text:style-name="T5">V nebi je trůn, v nebi je trůn, </text:span><text:span text:style-name="T5"><text:line-break/></text:span><text:span text:style-name="T5">v nebi je trůn pravdy hlavní sídlo, </text:span><text:span text:style-name="T5"><text:line-break/></text:span><text:span text:style-name="T5">v nebi je trůn, v nebi je trůn všem vladařům připomínej. </text:span></text:p>
              </text:list-header>
            </text:list>
            <text:list text:style-name="L5">
              <text:list-item>
                <text:p text:style-name="P104"><text:span text:style-name="T5">Člověče, chceš být vládcem, chceš vrýt svůj obraz dnům, </text:span><text:span text:style-name="T5"><text:line-break/></text:span><text:span text:style-name="T5">jen seď na zemi blázne a nesedej na ten trůn. </text:span></text:p>
              </text:list-item>
              <text:list-item>
                <text:p text:style-name="P104"><text:span text:style-name="T5">Neumí člověk vládnout zpije se mocí svou </text:span><text:span text:style-name="T5"><text:line-break/></text:span><text:span text:style-name="T5">má pravdu pevně v rukou raději než nad sebou. </text:span></text:p>
              </text:list-item>
              <text:list-item>
                <text:p text:style-name="P104"><text:span text:style-name="T5">Vládce co k davům mluvíš co kdybys jednou ztich </text:span><text:span text:style-name="T5"><text:line-break/></text:span><text:span text:style-name="T5">co kdybys tak jednou poklek hlavu svou ve dlaních? </text:span></text:p>
              </text:list-item>
              <text:list-item>
                <text:p text:style-name="P104"><text:span text:style-name="T5">Ani král ani rada moudrých ani kněží ani lid </text:span><text:span text:style-name="T5"><text:line-break/></text:span><text:span text:style-name="T5">jen ten Beránek zbitý je hoden tu moc vzít. </text:span></text:p>
              </text:list-item>
              <text:list-item>
                <text:p text:style-name="P104"><text:span text:style-name="T5">Kdo jsou ti krásní lidé v šat bílý odění </text:span><text:span text:style-name="T5"><text:line-break/></text:span><text:span text:style-name="T5">lidé co k trůnu přišli z velikého soužení. </text:span></text:p>
              </text:list-item>
              <text:list-item>
                <text:p text:style-name="P104"><text:span text:style-name="T5">Já padl k jeho nohám On za ruku mě zdvih </text:span><text:span text:style-name="T5"><text:line-break/></text:span><text:span text:style-name="T5">řek já jsem služebník tvůj a tvých bratří bezmocných.</text:span></text:p>
              </text:list-item>
            </text:list>
            <text:list text:style-name="L4">
              <text:list-header>
                <text:p text:style-name="P99"><text:span text:style-name="T5"/></text:p>
              </text:list-header>
            </text:list>
          </draw:text-box>
        </draw:frame>
        <draw:custom-shape draw:name="Text Box 3" draw:style-name="gr467" draw:text-style-name="P12" draw:layer="layout" svg:width="3.718cm" svg:height="1.108cm" svg:x="23.799cm" svg:y="0cm">
          <text:list text:style-name="L1">
            <text:list-header>
              <text:p text:style-name="P11"><text:span text:style-name="T6">3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2" presentation:class="page"/>
          <draw:frame presentation:style-name="pr1" draw:text-style-name="P5" draw:layer="layout" svg:width="15.239cm" svg:height="11.429cm" svg:x="1.905cm" svg:y="12.065cm" presentation:class="notes" presentation:placeholder="true">
            <draw:text-box/>
          </draw:frame>
        </presentation:notes>
      </draw:page>
      <draw:page draw:name="page4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5"><text:span text:style-name="T5">V pokušení žít, odolávat splínu, </text:span><text:span text:style-name="T5"><text:line-break/></text:span><text:span text:style-name="T5">nežít hřích a zachovat víru, </text:span><text:span text:style-name="T5"><text:line-break/></text:span><text:span text:style-name="T5">to chce sílu, to chce ruce k dílu hotový. </text:span></text:p>
                <text:p text:style-name="P105"><text:span text:style-name="T5">Kolem sebe sít a nejenom orat, </text:span><text:span text:style-name="T5"><text:line-break/></text:span><text:span text:style-name="T5">druhým dávat pít, k pramenům je volat, </text:span><text:span text:style-name="T5"><text:line-break/></text:span><text:span text:style-name="T5">to chce sílu, to chce ruce k dílu hotový. </text:span></text:p>
                <text:p text:style-name="P105"><text:span text:style-name="T5">Sisyfův kámen tlačíme, </text:span><text:span text:style-name="T5"><text:line-break/></text:span><text:span text:style-name="T5">že pod ním padnem, tušíme, </text:span><text:span text:style-name="T5"><text:line-break/></text:span><text:span text:style-name="T5">tak radši Boha prosíme, </text:span><text:span text:style-name="T5"><text:line-break/></text:span><text:span text:style-name="T5">v jeho sílu ať doufat smíme. </text:span></text:p>
                <text:p text:style-name="P105"><text:span text:style-name="T5">V pokušení žít, odolávat splínu, </text:span><text:span text:style-name="T5"><text:line-break/></text:span><text:span text:style-name="T5">nežít hřích a zachovat víru, </text:span><text:span text:style-name="T5"><text:line-break/></text:span><text:span text:style-name="T5">to chce sílu, to chce ruce k dílu hotový. </text:span></text:p>
                <text:p text:style-name="P105"><text:span text:style-name="T5">Kolem sebe sít a nejenom orat, </text:span><text:span text:style-name="T5"><text:line-break/></text:span><text:span text:style-name="T5">druhým dávat pít, k pramenům je volat, </text:span><text:span text:style-name="T5"><text:line-break/></text:span><text:span text:style-name="T5">to chce sílu, to chce ruce k dílu hotový. </text:span></text:p>
              </text:list-header>
            </text:list>
          </draw:text-box>
        </draw:frame>
        <draw:custom-shape draw:name="Text Box 3" draw:style-name="gr468" draw:text-style-name="P12" draw:layer="layout" svg:width="3.718cm" svg:height="1.108cm" svg:x="23.799cm" svg:y="0cm">
          <text:list text:style-name="L1">
            <text:list-header>
              <text:p text:style-name="P11"><text:span text:style-name="T6">3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3" presentation:class="page"/>
          <draw:frame presentation:style-name="pr1" draw:text-style-name="P5" draw:layer="layout" svg:width="15.239cm" svg:height="11.429cm" svg:x="1.905cm" svg:y="12.065cm" presentation:class="notes" presentation:placeholder="true">
            <draw:text-box/>
          </draw:frame>
        </presentation:notes>
      </draw:page>
      <draw:page draw:name="page4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4"><text:span text:style-name="T5">V tiché kraje s nebe sestoupil Ježíš Boží Syn </text:span><text:span text:style-name="T5"><text:line-break/></text:span><text:span text:style-name="T5">jak dítě malé on syn Krále ve chlévě se narodil. </text:span><text:span text:style-name="T5"><text:line-break/></text:span><text:span text:style-name="T5">Té noci temné hvězdy zář pastýře k jeslím dovede</text:span><text:span text:style-name="T5"><text:line-break/></text:span><text:span text:style-name="T5">andělských sborů slyší hlas: Syn Boží přišel pro tebe. </text:span></text:p>
                <text:p text:style-name="P14"><text:span text:style-name="T5"/></text:p>
              </text:list-item>
            </text:list>
            <text:list text:style-name="L4">
              <text:list-header>
                <text:p text:style-name="P18"><text:span text:style-name="T5">R: </text:span><text:span text:style-name="T5"><text:tab/></text:span><text:span text:style-name="T5">Jen Boží láska nádherná každému pokoj vrátí </text:span><text:span text:style-name="T5"><text:line-break/></text:span><text:span text:style-name="T5">přišla jak vločka sněhová v tichý čas vánoční. </text:span></text:p>
                <text:p text:style-name="P33"><text:span text:style-name="T5"/></text:p>
                <text:p text:style-name="P33"><text:span text:style-name="T5">2. Vesmír věčný mír nekonečný hříšných lidí proud </text:span><text:span text:style-name="T5"><text:line-break/></text:span><text:span text:style-name="T5">Bůh srdce hojí v lásce svojí nenechá je zahynout. </text:span><text:span text:style-name="T5"><text:line-break/></text:span><text:span text:style-name="T5">A proto svého Syna dal v jesličkách prostých na slámě </text:span><text:span text:style-name="T5"><text:line-break/></text:span><text:span text:style-name="T5">tak chudým pastýřem se stal Král narozený v Betlémě. </text:span></text:p>
                <text:p text:style-name="P33"><text:span text:style-name="T5"/></text:p>
              </text:list-header>
            </text:list>
          </draw:text-box>
        </draw:frame>
        <draw:custom-shape draw:name="Text Box 3" draw:style-name="gr469" draw:text-style-name="P12" draw:layer="layout" svg:width="3.718cm" svg:height="1.108cm" svg:x="23.799cm" svg:y="0cm">
          <text:list text:style-name="L1">
            <text:list-header>
              <text:p text:style-name="P11"><text:span text:style-name="T6">3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4" presentation:class="page"/>
          <draw:frame presentation:style-name="pr1" draw:text-style-name="P5" draw:layer="layout" svg:width="15.239cm" svg:height="11.429cm" svg:x="1.905cm" svg:y="12.065cm" presentation:class="notes" presentation:placeholder="true">
            <draw:text-box/>
          </draw:frame>
        </presentation:notes>
      </draw:page>
      <draw:page draw:name="page4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V tobě je radost, jinde jen žalost, </text:span></text:p>
                <text:p text:style-name="P32"><text:span text:style-name="T5">Pane drahý, Ježíši. </text:span></text:p>
                <text:p text:style-name="P32"><text:span text:style-name="T5">Od tebe máme dary, neznámé </text:span></text:p>
                <text:p text:style-name="P32"><text:span text:style-name="T5">tomu, kdo tě neslyší. </text:span></text:p>
                <text:p text:style-name="P32"><text:span text:style-name="T5">Zbavuješ viny, vždycky jsi činný. </text:span></text:p>
                <text:p text:style-name="P32"><text:span text:style-name="T5">Kdo se ti dává, tomu zůstává </text:span></text:p>
                <text:p text:style-name="P32"><text:span text:style-name="T5">svoboda jistá. Haleluja. </text:span></text:p>
                <text:p text:style-name="P32"><text:span text:style-name="T5">I v téhle době hledíme k tobě. </text:span></text:p>
                <text:p text:style-name="P32"><text:span text:style-name="T5">Ať umíráme, na tebe dáme, </text:span></text:p>
                <text:p text:style-name="P32"><text:span text:style-name="T5">Pána a Krista. Haleluja.</text:span></text:p>
                <text:p text:style-name="P32"><text:span text:style-name="T5"/></text:p>
              </text:list-header>
            </text:list>
          </draw:text-box>
        </draw:frame>
        <draw:custom-shape draw:name="Text Box 3" draw:style-name="gr470" draw:text-style-name="P12" draw:layer="layout" svg:width="3.718cm" svg:height="1.108cm" svg:x="23.799cm" svg:y="0cm">
          <text:list text:style-name="L1">
            <text:list-header>
              <text:p text:style-name="P11"><text:span text:style-name="T6">3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5" presentation:class="page"/>
          <draw:frame presentation:style-name="pr1" draw:text-style-name="P5" draw:layer="layout" svg:width="15.239cm" svg:height="11.429cm" svg:x="1.905cm" svg:y="12.065cm" presentation:class="notes" presentation:placeholder="true">
            <draw:text-box/>
          </draw:frame>
        </presentation:notes>
      </draw:page>
      <draw:page draw:name="page4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50"><text:span text:style-name="T5">1. (: Vám <text:s/>dávám nový příkaz svůj: </text:span><text:span text:style-name="T5"><text:line-break/></text:span><text:span text:style-name="T5">„Lásku mějte jedni k druhým.“ :) </text:span><text:span text:style-name="T5"><text:line-break/></text:span><text:span text:style-name="T5">(: Jako jsem miloval já vás, </text:span><text:span text:style-name="T5"><text:line-break/></text:span><text:span text:style-name="T5">jako jsem miloval já vás, </text:span><text:span text:style-name="T5"><text:line-break/></text:span><text:span text:style-name="T5">lásku mějte jedni k druhým. :)</text:span></text:p>
                <text:p text:style-name="P49"><text:span text:style-name="T5">2.</text:span><text:span text:style-name="T5"><text:tab/></text:span><text:span text:style-name="T5">(: A lásku dávat srdcem svým </text:span><text:span text:style-name="T5"><text:line-break/></text:span><text:span text:style-name="T5">máme - ne jazykem lživým, :) </text:span><text:span text:style-name="T5"><text:line-break/></text:span><text:span text:style-name="T5">(: abychom v den Krista Pána </text:span><text:span text:style-name="T5"><text:line-break/></text:span><text:span text:style-name="T5">abychom v den Krista Pána </text:span><text:span text:style-name="T5"><text:line-break/></text:span><text:span text:style-name="T5">mohli v jeho slávu vejít. :)</text:span></text:p>
                <text:p text:style-name="P49"><text:span text:style-name="T5">3.</text:span><text:span text:style-name="T5"><text:tab/></text:span><text:span text:style-name="T5">(: Kdo svého bratra nemá rád, </text:span><text:span text:style-name="T5"><text:line-break/></text:span><text:span text:style-name="T5">svého Boha marně volá. :) </text:span><text:span text:style-name="T5"><text:line-break/></text:span><text:span text:style-name="T5">(: Pán neslyší naše prosby, </text:span><text:span text:style-name="T5"><text:line-break/></text:span><text:span text:style-name="T5">Pán neslyší naše prosby, </text:span><text:span text:style-name="T5"><text:line-break/></text:span><text:span text:style-name="T5">nežijem - li v míru spolu. :)</text:span></text:p>
              </text:list-header>
            </text:list>
          </draw:text-box>
        </draw:frame>
        <draw:custom-shape draw:name="Text Box 3" draw:style-name="gr471" draw:text-style-name="P12" draw:layer="layout" svg:width="3.718cm" svg:height="1.108cm" svg:x="23.799cm" svg:y="0cm">
          <text:list text:style-name="L1">
            <text:list-header>
              <text:p text:style-name="P11"><text:span text:style-name="T6">3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6" presentation:class="page"/>
          <draw:frame presentation:style-name="pr1" draw:text-style-name="P5" draw:layer="layout" svg:width="15.239cm" svg:height="11.429cm" svg:x="1.905cm" svg:y="12.065cm" presentation:class="notes" presentation:placeholder="true">
            <draw:text-box/>
          </draw:frame>
        </presentation:notes>
      </draw:page>
      <draw:page draw:name="page4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1. </text:span><text:span text:style-name="T5"><text:tab/></text:span><text:span text:style-name="T5">Ve stáji děťátko chudé spí, hle jaký to děje se div. </text:span><text:span text:style-name="T5"><text:line-break/></text:span><text:span text:style-name="T5">Bůh dal mu slávu a království, </text:span><text:span text:style-name="T5"><text:line-break/></text:span><text:span text:style-name="T5">svět není už jaký byl dřív. </text:span></text:p>
                <text:p text:style-name="P35"><text:span text:style-name="T5">R: </text:span><text:span text:style-name="T5"><text:tab/></text:span><text:span text:style-name="T5">Sláva na výsostech Bohu a lidem na zemi pokoj.</text:span></text:p>
                <text:p text:style-name="P35"><text:span text:style-name="T5">2.</text:span><text:span text:style-name="T5"><text:tab/></text:span><text:span text:style-name="T5">To přišel na zem k nám Boží Syn, hle, …</text:span><text:span text:style-name="T5"><text:line-break/></text:span><text:span text:style-name="T5">ukázat cestu všem ztraceným, svět <text:s/>...</text:span></text:p>
                <text:p text:style-name="P35"><text:span text:style-name="T5">3.</text:span><text:span text:style-name="T5"><text:tab/></text:span><text:span text:style-name="T5">Pastýři přišli se poklonit, hle, … </text:span><text:span text:style-name="T5"><text:line-break/></text:span><text:span text:style-name="T5">na cestu zářil jim nebes svit, svět …</text:span></text:p>
                <text:p text:style-name="P35"><text:span text:style-name="T5">4.</text:span><text:span text:style-name="T5"><text:tab/></text:span><text:span text:style-name="T5">Mudrci poklekli u jeslí, hle, …</text:span><text:span text:style-name="T5"><text:line-break/></text:span><text:span text:style-name="T5">svou moudrost v oběť mu přinesli, svět …</text:span></text:p>
                <text:p text:style-name="P35"><text:span text:style-name="T5">5.</text:span><text:span text:style-name="T5"><text:tab/></text:span><text:span text:style-name="T5">Dejme se na cestu k Betlému, </text:span><text:span text:style-name="T5"><text:line-break/></text:span><text:span text:style-name="T5">hle, jaký to děje se div, </text:span><text:span text:style-name="T5"><text:line-break/></text:span><text:span text:style-name="T5">svěřme své doufání jen jemu, </text:span><text:span text:style-name="T5"><text:line-break/></text:span><text:span text:style-name="T5">ať není svět, jaký byl dřív. Ref</text:span></text:p>
              </text:list-header>
            </text:list>
          </draw:text-box>
        </draw:frame>
        <draw:custom-shape draw:name="Text Box 3" draw:style-name="gr472" draw:text-style-name="P12" draw:layer="layout" svg:width="3.718cm" svg:height="1.108cm" svg:x="23.799cm" svg:y="0cm">
          <text:list text:style-name="L1">
            <text:list-header>
              <text:p text:style-name="P11"><text:span text:style-name="T6">3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7" presentation:class="page"/>
          <draw:frame presentation:style-name="pr1" draw:text-style-name="P5" draw:layer="layout" svg:width="15.239cm" svg:height="11.429cm" svg:x="1.905cm" svg:y="12.065cm" presentation:class="notes" presentation:placeholder="true">
            <draw:text-box/>
          </draw:frame>
        </presentation:notes>
      </draw:page>
      <draw:page draw:name="page4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edou tě v poutech podél Cedronu, </text:span><text:span text:style-name="T5"><text:line-break/></text:span><text:span text:style-name="T5">jako bys spáchal zločin někomu. </text:span></text:p>
              </text:list-header>
            </text:list>
            <text:list text:style-name="L8">
              <text:list-item>
                <text:p text:style-name="P94"><text:span text:style-name="T5">Ty jdeš tak sám a všichni utekli, </text:span><text:span text:style-name="T5"><text:line-break/></text:span><text:span text:style-name="T5">jen anděl sdílí s tebou úděl zlý. </text:span></text:p>
              </text:list-item>
              <text:list-item>
                <text:p text:style-name="P94"><text:span text:style-name="T5">Čeká tě těžká cesta bolesti, </text:span><text:span text:style-name="T5"><text:line-break/></text:span><text:span text:style-name="T5">ty břímě kříže musíš unésti.</text:span></text:p>
              </text:list-item>
            </text:list>
            <text:list text:style-name="L4">
              <text:list-header>
                <text:p text:style-name="P93"><text:span text:style-name="T5">4.</text:span><text:span text:style-name="T5"><text:tab/></text:span><text:span text:style-name="T5">Poslušně kráčíš cestou určenou, </text:span><text:span text:style-name="T5"><text:line-break/></text:span><text:span text:style-name="T5">jako bys pykal za svou vinu zlou.</text:span></text:p>
                <text:p text:style-name="P93"><text:span text:style-name="T5">5.</text:span><text:span text:style-name="T5"><text:tab/></text:span><text:span text:style-name="T5">Jak měl bych, Pane, vděčnost dokázat, </text:span><text:span text:style-name="T5"><text:line-break/></text:span><text:span text:style-name="T5">svým bratřím také chci svou lásku dát.</text:span></text:p>
              </text:list-header>
            </text:list>
          </draw:text-box>
        </draw:frame>
        <draw:custom-shape draw:name="Text Box 3" draw:style-name="gr473" draw:text-style-name="P12" draw:layer="layout" svg:width="3.718cm" svg:height="1.108cm" svg:x="23.799cm" svg:y="0cm">
          <text:list text:style-name="L1">
            <text:list-header>
              <text:p text:style-name="P11"><text:span text:style-name="T6">3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8" presentation:class="page"/>
          <draw:frame presentation:style-name="pr1" draw:text-style-name="P5" draw:layer="layout" svg:width="15.239cm" svg:height="11.429cm" svg:x="1.905cm" svg:y="12.065cm" presentation:class="notes" presentation:placeholder="true">
            <draw:text-box/>
          </draw:frame>
        </presentation:notes>
      </draw:page>
      <draw:page draw:name="page4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ěříme, vládne Hospodin, věříme Kristu, Boží Syn, </text:span><text:span text:style-name="T5"><text:line-break/></text:span><text:span text:style-name="T5">z věčného Boha zrozený, je mocný blahoslavený. </text:span></text:p>
              </text:list-header>
            </text:list>
            <text:list text:style-name="L8">
              <text:list-item>
                <text:p text:style-name="P94"><text:span text:style-name="T5">Věříme, že nás svatý Duch, těšitel, učí, co chce Bůh, </text:span><text:span text:style-name="T5"><text:line-break/></text:span><text:span text:style-name="T5">on věje, kam chce, bez mezí, v něm ten, kdo klesá, vítězí. </text:span></text:p>
              </text:list-item>
              <text:list-item>
                <text:p text:style-name="P94"><text:span text:style-name="T5">Bůh Otec slovem, pokynem dal světlo ve tmách, nezhynem. </text:span><text:span text:style-name="T5"><text:line-break/></text:span><text:span text:style-name="T5">Syn jeho přijal naši tíž, naši smrt trpěl, náš nes' kříž.</text:span></text:p>
              </text:list-item>
            </text:list>
            <text:list text:style-name="L4">
              <text:list-header>
                <text:p text:style-name="P93"><text:span text:style-name="T5">4.</text:span><text:span text:style-name="T5"><text:tab/></text:span><text:span text:style-name="T5">A v peklo vstoupil, z mrtvých vstal, by všemu světu kraloval, </text:span><text:span text:style-name="T5"><text:line-break/></text:span><text:span text:style-name="T5">on přijde v předurčený den, svět soudu bude podroben.</text:span></text:p>
              </text:list-header>
            </text:list>
            <text:list text:style-name="L11">
              <text:list-item>
                <text:p text:style-name="P94"><text:span text:style-name="T5">Duch život nový umí dát, chce z nás svou církev budovat. </text:span><text:span text:style-name="T5"><text:line-break/></text:span><text:span text:style-name="T5">Z vin, omylů nás vyprostí, dá žít ve věčné radosti. </text:span></text:p>
              </text:list-item>
            </text:list>
            <text:list text:style-name="L4">
              <text:list-header>
                <text:p text:style-name="P93"><text:span text:style-name="T5"><text:tab/></text:span><text:span text:style-name="T5">Amen.</text:span></text:p>
              </text:list-header>
            </text:list>
          </draw:text-box>
        </draw:frame>
        <draw:custom-shape draw:name="Text Box 3" draw:style-name="gr474" draw:text-style-name="P12" draw:layer="layout" svg:width="3.718cm" svg:height="1.108cm" svg:x="23.799cm" svg:y="0cm">
          <text:list text:style-name="L1">
            <text:list-header>
              <text:p text:style-name="P11"><text:span text:style-name="T6">3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69" presentation:class="page"/>
          <draw:frame presentation:style-name="pr1" draw:text-style-name="P5" draw:layer="layout" svg:width="15.239cm" svg:height="11.429cm" svg:x="1.905cm" svg:y="12.065cm" presentation:class="notes" presentation:placeholder="true">
            <draw:text-box/>
          </draw:frame>
        </presentation:notes>
      </draw:page>
      <draw:page draw:name="page4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5"><text:span text:style-name="T5">R: </text:span><text:span text:style-name="T5"><text:tab/></text:span><text:span text:style-name="T5">Víc, než oko spatřit smí, víc, než slovo vypoví,</text:span><text:span text:style-name="T5"><text:line-break/></text:span><text:span text:style-name="T5">víc, než srdce toužit zná, Bůh ti dá, Bůh ti dá, Bůh ti dá.</text:span></text:p>
                <text:p text:style-name="P32"><text:span text:style-name="T5"> </text:span></text:p>
                <text:p text:style-name="P32"><text:span text:style-name="T5">1. Sbíráš funkce, tituly, v garáži máš žiguli,</text:span><text:span text:style-name="T5"><text:line-break/></text:span><text:span text:style-name="T5">zůstáváš dál žebrákem před Bohem i v srdci svém.</text:span></text:p>
                <text:p text:style-name="P32"><text:span text:style-name="T5"> </text:span></text:p>
                <text:p text:style-name="P32"><text:span text:style-name="T5">2. Prémie a přesčasy ukládáš si do kasy,</text:span><text:span text:style-name="T5"><text:line-break/></text:span><text:span text:style-name="T5">peníze i s pokladnou zloději ti ukradnou.</text:span></text:p>
                <text:p text:style-name="P32"><text:span text:style-name="T5"> </text:span></text:p>
                <text:p text:style-name="P32"><text:span text:style-name="T5">3. Ze tvých jistot leckteré prachsprostý mol sežere</text:span><text:span text:style-name="T5"><text:line-break/></text:span><text:span text:style-name="T5">a co ten brouk nestráví, voprejská a zrezaví.</text:span></text:p>
                <text:p text:style-name="P32"><text:span text:style-name="T5"> </text:span></text:p>
                <text:p text:style-name="P32"><text:span text:style-name="T5">4. Někdo jsi a něco znáš, k tomu i dost vyděláš,</text:span><text:span text:style-name="T5"><text:line-break/></text:span><text:span text:style-name="T5">ve slovníku najít zkus význam slova "exitus".</text:span></text:p>
              </text:list-header>
            </text:list>
          </draw:text-box>
        </draw:frame>
        <draw:custom-shape draw:name="Text Box 3" draw:style-name="gr475" draw:text-style-name="P12" draw:layer="layout" svg:width="3.718cm" svg:height="1.108cm" svg:x="23.799cm" svg:y="0cm">
          <text:list text:style-name="L1">
            <text:list-header>
              <text:p text:style-name="P11"><text:span text:style-name="T6">3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0" presentation:class="page"/>
          <draw:frame presentation:style-name="pr1" draw:text-style-name="P5" draw:layer="layout" svg:width="15.239cm" svg:height="11.429cm" svg:x="1.905cm" svg:y="12.065cm" presentation:class="notes" presentation:placeholder="true">
            <draw:text-box/>
          </draw:frame>
        </presentation:notes>
      </draw:page>
      <draw:page draw:name="page4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Více láskou dej mi, Pane, žít, </text:span><text:span text:style-name="T5"><text:line-break/></text:span><text:span text:style-name="T5">více síly po tvé cestě jít. </text:span><text:span text:style-name="T5"><text:line-break/></text:span><text:span text:style-name="T5">Já vím, že sám nic nejsem, jenom hříchy mám, </text:span><text:span text:style-name="T5"><text:line-break/></text:span><text:span text:style-name="T5">stále začínám.</text:span></text:p>
                <text:p text:style-name="P106"><text:span text:style-name="T5">2. </text:span><text:span text:style-name="T5"><text:tab/></text:span><text:span text:style-name="T5">Více víry dávej, Pane, nám, </text:span><text:span text:style-name="T5"><text:line-break/></text:span><text:span text:style-name="T5">více vůle k cestě, kterou znám. </text:span><text:span text:style-name="T5"><text:line-break/></text:span><text:span text:style-name="T5">Já vím, že sám nic nejsem, jenom hříchy mám, </text:span><text:span text:style-name="T5"><text:line-break/></text:span><text:span text:style-name="T5">stále začínám.</text:span></text:p>
                <text:p text:style-name="P106"><text:span text:style-name="T5">3.</text:span><text:span text:style-name="T5"><text:tab/></text:span><text:span text:style-name="T5">Ve jménu tvém chci na cestu se dát, </text:span><text:span text:style-name="T5"><text:line-break/></text:span><text:span text:style-name="T5">tvým svědkem být a k tobě lidi zvát. </text:span><text:span text:style-name="T5"><text:line-break/></text:span><text:span text:style-name="T5">Já chtění mám, však činit víc nenalézám, </text:span><text:span text:style-name="T5"><text:line-break/></text:span><text:span text:style-name="T5">na tom přestávám.</text:span></text:p>
                <text:p text:style-name="P106"><text:span text:style-name="T5">4.</text:span><text:span text:style-name="T5"><text:tab/></text:span><text:span text:style-name="T5">Proto tě prosím, Spasiteli můj, </text:span><text:span text:style-name="T5"><text:line-break/></text:span><text:span text:style-name="T5">dej více lásky, ty sám při mně stůj. </text:span><text:span text:style-name="T5"><text:line-break/></text:span><text:span text:style-name="T5">(: Ať slovo tvé mě dnes i zítra spoutává, </text:span><text:span text:style-name="T5"><text:line-break/></text:span><text:span text:style-name="T5">sílu dodává. :)</text:span></text:p>
              </text:list-header>
            </text:list>
          </draw:text-box>
        </draw:frame>
        <draw:custom-shape draw:name="Text Box 3" draw:style-name="gr476" draw:text-style-name="P12" draw:layer="layout" svg:width="3.718cm" svg:height="1.108cm" svg:x="23.799cm" svg:y="0cm">
          <text:list text:style-name="L1">
            <text:list-header>
              <text:p text:style-name="P11"><text:span text:style-name="T6">3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1" presentation:class="page"/>
          <draw:frame presentation:style-name="pr1" draw:text-style-name="P5" draw:layer="layout" svg:width="15.239cm" svg:height="11.429cm" svg:x="1.905cm" svg:y="12.065cm" presentation:class="notes" presentation:placeholder="true">
            <draw:text-box/>
          </draw:frame>
        </presentation:notes>
      </draw:page>
      <draw:page draw:name="page4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Viděl jsem tě Pane jaks u silnice stál </text:span><text:span text:style-name="T5"><text:line-break/></text:span><text:span text:style-name="T5">a kolem s rachotem se proud auťáků hnal </text:span><text:span text:style-name="T5"><text:line-break/></text:span><text:span text:style-name="T5">a já to taky valil zastavit jsem se bál <text:s/></text:span><text:span text:style-name="T5"><text:line-break/></text:span><text:span text:style-name="T5">viděl jsem tě Pane jaks u silnice stál </text:span></text:p>
              </text:list-item>
              <text:list-item>
                <text:p text:style-name="P94"><text:span text:style-name="T5">Viděl jsem tě Pane jak v bufíku jsi stál </text:span><text:span text:style-name="T5"><text:line-break/></text:span><text:span text:style-name="T5">a kolem tebe každej se něčím ládoval </text:span><text:span text:style-name="T5"><text:line-break/></text:span><text:span text:style-name="T5">a když jsi ke mně přišel stoup' jsem si o kus dál </text:span><text:span text:style-name="T5"><text:line-break/></text:span><text:span text:style-name="T5">viděl jsem tě Pane jak v bufíku jsi stál.</text:span></text:p>
              </text:list-item>
            </text:list>
            <text:list text:style-name="L4">
              <text:list-header>
                <text:p text:style-name="P93"><text:span text:style-name="T5">3.</text:span><text:span text:style-name="T5"><text:tab/></text:span><text:span text:style-name="T5">Viděl jsem tě Pane jak nemáš kde bys spal </text:span><text:span text:style-name="T5"><text:line-break/></text:span><text:span text:style-name="T5">a kolem každej dveře na noc už zamykal </text:span><text:span text:style-name="T5"><text:line-break/></text:span><text:span text:style-name="T5">a já si taky zamknul dobrou noc mámě dal </text:span><text:span text:style-name="T5"><text:line-break/></text:span><text:span text:style-name="T5">viděl jsem tě Pane jak nemáš kde bys spal. </text:span></text:p>
              </text:list-header>
            </text:list>
          </draw:text-box>
        </draw:frame>
        <draw:custom-shape draw:name="Text Box 3" draw:style-name="gr477" draw:text-style-name="P12" draw:layer="layout" svg:width="3.718cm" svg:height="1.108cm" svg:x="23.799cm" svg:y="0cm">
          <text:list text:style-name="L1">
            <text:list-header>
              <text:p text:style-name="P11"><text:span text:style-name="T6">3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2" presentation:class="page"/>
          <draw:frame presentation:style-name="pr1" draw:text-style-name="P5" draw:layer="layout" svg:width="15.239cm" svg:height="11.429cm" svg:x="1.905cm" svg:y="12.065cm" presentation:class="notes" presentation:placeholder="true">
            <draw:text-box/>
          </draw:frame>
        </presentation:notes>
      </draw:page>
      <draw:page draw:name="page4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4.</text:span><text:span text:style-name="T5"><text:tab/></text:span><text:span text:style-name="T5">Viděl jsem tě Pane jak před soudem jsi stál </text:span><text:span text:style-name="T5"><text:line-break/></text:span><text:span text:style-name="T5">soudce zákonem moci zákon si falšoval </text:span><text:span text:style-name="T5"><text:line-break/></text:span><text:span text:style-name="T5">a já tam jenom mlčel promluvit jsem se bál </text:span><text:span text:style-name="T5"><text:line-break/></text:span><text:span text:style-name="T5">viděl jsem tě Pane jak před soudem jsi stál.</text:span></text:p>
                <text:p text:style-name="P93"><text:span text:style-name="T5">5.</text:span><text:span text:style-name="T5"><text:tab/></text:span><text:span text:style-name="T5">Viděl jsem tě Pane jak v mundůru jsi stál </text:span><text:span text:style-name="T5"><text:line-break/></text:span><text:span text:style-name="T5">každej mírovou snahu armádou futroval </text:span><text:span text:style-name="T5"><text:line-break/></text:span><text:span text:style-name="T5">a já si sehnal modrou vo víc se nestaral </text:span><text:span text:style-name="T5"><text:line-break/></text:span><text:span text:style-name="T5">viděl jsem tě Pane jak v mundůru jsi stál.</text:span></text:p>
                <text:p text:style-name="P93"><text:span text:style-name="T5">6.</text:span><text:span text:style-name="T5"><text:tab/></text:span><text:span text:style-name="T5">Viděl jsi mě Pane jak nemůžu už dál </text:span><text:span text:style-name="T5"><text:line-break/></text:span><text:span text:style-name="T5">viděls jak tvou lásku jsem tady promrhal </text:span><text:span text:style-name="T5"><text:line-break/></text:span><text:span text:style-name="T5">a tys mi klidně z lásky vždy novou šanci dal </text:span><text:span text:style-name="T5"><text:line-break/></text:span><text:span text:style-name="T5">viděl jsi mě Pane jak nemůžu už dál.</text:span></text:p>
                <text:p text:style-name="P99"><text:span text:style-name="T5"/></text:p>
              </text:list-header>
            </text:list>
          </draw:text-box>
        </draw:frame>
        <draw:custom-shape draw:name="Text Box 1027" draw:style-name="gr478" draw:text-style-name="P12" draw:layer="layout" svg:width="3.718cm" svg:height="1.108cm" svg:x="23.799cm" svg:y="0cm">
          <text:list text:style-name="L1">
            <text:list-header>
              <text:p text:style-name="P11"><text:span text:style-name="T6">3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3" presentation:class="page"/>
          <draw:frame presentation:style-name="pr1" draw:text-style-name="P5" draw:layer="layout" svg:width="15.239cm" svg:height="11.429cm" svg:x="1.905cm" svg:y="12.065cm" presentation:class="notes" presentation:placeholder="true">
            <draw:text-box/>
          </draw:frame>
        </presentation:notes>
      </draw:page>
      <draw:page draw:name="page4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ím, Pane, sám že nemám sílu </text:span><text:span text:style-name="T5"><text:line-break/></text:span><text:span text:style-name="T5">žít právě tak, jak sis to přál,</text:span><text:span text:style-name="T5"><text:line-break/></text:span><text:span text:style-name="T5">divém se moc, že k svému dílu </text:span><text:span text:style-name="T5"><text:line-break/></text:span><text:span text:style-name="T5">a ne k vodě pouštíš mne dál. </text:span></text:p>
                <text:p text:style-name="P93"><text:span text:style-name="T5">1. </text:span><text:span text:style-name="T5"><text:tab/></text:span><text:span text:style-name="T5">Ruce stále prázdné mám, nohy roztřesené. </text:span><text:span text:style-name="T5"><text:line-break/></text:span><text:span text:style-name="T5">Oči k nebi pozvedám, zda se ještě klene. </text:span></text:p>
                <text:p text:style-name="P93"><text:span text:style-name="T5">2.</text:span><text:span text:style-name="T5"><text:tab/></text:span><text:span text:style-name="T5">O srdci už nemluvím, to je plné krachů. </text:span><text:span text:style-name="T5"><text:line-break/></text:span><text:span text:style-name="T5">Všechen svůj čas utratím snahou utéct strachu. </text:span></text:p>
              </text:list-header>
            </text:list>
            <text:list text:style-name="L9">
              <text:list-item>
                <text:p text:style-name="P94"><text:span text:style-name="T5">O bližního pečovat, to je v církvi pojem. </text:span><text:span text:style-name="T5"><text:line-break/></text:span><text:span text:style-name="T5">Jak jen sám sebe mít rád a přitom vzbudit dojem? </text:span></text:p>
              </text:list-item>
            </text:list>
            <text:list text:style-name="L4">
              <text:list-header>
                <text:p text:style-name="P93"><text:span text:style-name="T5">4.</text:span><text:span text:style-name="T5"><text:tab/></text:span><text:span text:style-name="T5">Přiznal jsem už tolikrát svoje neschopnosti. </text:span><text:span text:style-name="T5"><text:line-break/></text:span><text:span text:style-name="T5">Teď jen tebe vážně brát - a umět říci dosti! </text:span></text:p>
              </text:list-header>
            </text:list>
          </draw:text-box>
        </draw:frame>
        <draw:custom-shape draw:name="Text Box 3" draw:style-name="gr479" draw:text-style-name="P12" draw:layer="layout" svg:width="3.718cm" svg:height="1.108cm" svg:x="23.799cm" svg:y="0cm">
          <text:list text:style-name="L1">
            <text:list-header>
              <text:p text:style-name="P11"><text:span text:style-name="T6">37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4" presentation:class="page"/>
          <draw:frame presentation:style-name="pr1" draw:text-style-name="P5" draw:layer="layout" svg:width="15.239cm" svg:height="11.429cm" svg:x="1.905cm" svg:y="12.065cm" presentation:class="notes" presentation:placeholder="true">
            <draw:text-box/>
          </draw:frame>
        </presentation:notes>
      </draw:page>
      <draw:page draw:name="page4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íru nám dej, co úskalí zdolává, </text:span><text:span text:style-name="T5"><text:line-break/></text:span><text:span text:style-name="T5">k doufání měj, když prchá z nás odvaha, </text:span><text:span text:style-name="T5"><text:line-break/></text:span><text:span text:style-name="T5">lásku rozdávej. </text:span></text:p>
                <text:p text:style-name="P93"><text:span text:style-name="T5">1. </text:span><text:span text:style-name="T5"><text:tab/></text:span><text:span text:style-name="T5">Tma vůkol děsí, však nabízí sen: </text:span><text:span text:style-name="T5"><text:line-break/></text:span><text:span text:style-name="T5">z časů zlých bouří být pryč odveden, </text:span><text:span text:style-name="T5"><text:line-break/></text:span><text:span text:style-name="T5">skrýt se před nouzí, v ní pohřbít soucit. </text:span><text:span text:style-name="T5"><text:line-break/></text:span><text:span text:style-name="T5">Až sen ráno pomine, dál není kam jít. </text:span></text:p>
                <text:p text:style-name="P93"><text:span text:style-name="T5">2.</text:span><text:span text:style-name="T5"><text:tab/></text:span><text:span text:style-name="T5">Až půjdou kroky dál příštím dnům vstříc, </text:span><text:span text:style-name="T5"><text:line-break/></text:span><text:span text:style-name="T5">slovům kde schází, co chtějí nám říct, </text:span><text:span text:style-name="T5"><text:line-break/></text:span><text:span text:style-name="T5">vzdávat hned zápas, když stojí dost sil. </text:span><text:span text:style-name="T5"><text:line-break/></text:span><text:span text:style-name="T5">Kde vzít splátku za život, prázdný pokud zbyl? </text:span></text:p>
                <text:p text:style-name="P93"><text:span text:style-name="T5">3.</text:span><text:span text:style-name="T5"><text:tab/></text:span><text:span text:style-name="T5">Však míra věků ne tak vzdálených </text:span><text:span text:style-name="T5"><text:line-break/></text:span><text:span text:style-name="T5">zeptá se bližních, zda byls jedním z nich. </text:span><text:span text:style-name="T5"><text:line-break/></text:span><text:span text:style-name="T5">Zůstaň, kde druhý tě nalézat smí, </text:span><text:span text:style-name="T5"><text:line-break/></text:span><text:span text:style-name="T5">abys lépe vyhlížel příští dny soudní. </text:span></text:p>
              </text:list-header>
            </text:list>
          </draw:text-box>
        </draw:frame>
        <draw:custom-shape draw:name="Text Box 1027" draw:style-name="gr480" draw:text-style-name="P12" draw:layer="layout" svg:width="3.718cm" svg:height="1.108cm" svg:x="23.799cm" svg:y="0cm">
          <text:list text:style-name="L1">
            <text:list-header>
              <text:p text:style-name="P11"><text:span text:style-name="T6">3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5" presentation:class="page"/>
          <draw:frame presentation:style-name="pr1" draw:text-style-name="P5" draw:layer="layout" svg:width="15.239cm" svg:height="11.429cm" svg:x="1.905cm" svg:y="12.065cm" presentation:class="notes" presentation:placeholder="true">
            <draw:text-box/>
          </draw:frame>
        </presentation:notes>
      </draw:page>
      <draw:page draw:name="page4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7"><text:span text:style-name="T5">1. </text:span><text:span text:style-name="T5"><text:tab/></text:span><text:span text:style-name="T5">Vítězi k poctě zpívejme, velebme Jej hned zrána. </text:span><text:span text:style-name="T5"><text:line-break/></text:span><text:span text:style-name="T5">V radosti spolu slavme dnes den vzkříšeného Pána!</text:span></text:p>
                <text:p text:style-name="P107"><text:span text:style-name="T5">R: </text:span><text:span text:style-name="T5"><text:tab/></text:span><text:span text:style-name="T5">Radujme se, veselme se, chválu vzdávejme.</text:span></text:p>
                <text:p text:style-name="P107"><text:span text:style-name="T5">2. </text:span><text:span text:style-name="T5"><text:tab/></text:span><text:span text:style-name="T5">Obětí, kterou dokonal tam na oltáři kříže,</text:span><text:span text:style-name="T5"><text:line-break/></text:span><text:span text:style-name="T5">Kněz pravý Bohu nazpět dal, co držel světa kníže.</text:span></text:p>
                <text:p text:style-name="P107"><text:span text:style-name="T5">3. </text:span><text:span text:style-name="T5"><text:tab/></text:span><text:span text:style-name="T5">Anděla zhoubce tato noc srazila v jeho pýše.</text:span><text:span text:style-name="T5"><text:line-break/></text:span><text:span text:style-name="T5">Vyvedla nás ven z poroby faraonovy říše.</text:span></text:p>
                <text:p text:style-name="P107"><text:span text:style-name="T5">4. </text:span><text:span text:style-name="T5"><text:tab/></text:span><text:span text:style-name="T5">Úzkostmi moře rudého prošli jsme v jeho síle.</text:span><text:span text:style-name="T5"><text:line-break/></text:span><text:span text:style-name="T5">Beránek zve nás k hostině, oblečme roucho bílé.</text:span></text:p>
                <text:p text:style-name="P107"><text:span text:style-name="T5">5. </text:span><text:span text:style-name="T5"><text:tab/></text:span><text:span text:style-name="T5">Proniká temnem světla svit, bázeň zahání víra.</text:span><text:span text:style-name="T5"><text:line-break/></text:span><text:span text:style-name="T5">Tvé Jméno chválí Boží lid, ó Tvůrce všehomíra!</text:span></text:p>
              </text:list-header>
            </text:list>
          </draw:text-box>
        </draw:frame>
        <draw:custom-shape draw:name="Text Box 3" draw:style-name="gr481" draw:text-style-name="P12" draw:layer="layout" svg:width="3.718cm" svg:height="1.108cm" svg:x="23.799cm" svg:y="0cm">
          <text:list text:style-name="L1">
            <text:list-header>
              <text:p text:style-name="P11"><text:span text:style-name="T6">37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6" presentation:class="page"/>
          <draw:frame presentation:style-name="pr1" draw:text-style-name="P5" draw:layer="layout" svg:width="15.239cm" svg:height="11.429cm" svg:x="1.905cm" svg:y="12.065cm" presentation:class="notes" presentation:placeholder="true">
            <draw:text-box/>
          </draw:frame>
        </presentation:notes>
      </draw:page>
      <draw:page draw:name="page4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 </text:span><text:span text:style-name="T5"><text:tab/></text:span><text:span text:style-name="T5">Vítr se ztiší, přestane bouřit moře. </text:span><text:span text:style-name="T5"><text:line-break/></text:span><text:span text:style-name="T5">Ať hluší slyší, už končí jejich hoře. </text:span><text:span text:style-name="T5"><text:line-break/></text:span><text:span text:style-name="T5">Vítr se ztiší, přestane moře dout. </text:span><text:span text:style-name="T5"><text:line-break/></text:span><text:span text:style-name="T5">Ať hluší slyší zbaveni těžkých pout. </text:span></text:p>
                <text:p text:style-name="P78"><text:span text:style-name="T5"> </text:span></text:p>
                <text:p text:style-name="P29"><text:span text:style-name="T5">1. </text:span><text:span text:style-name="T5"><text:tab/></text:span><text:span text:style-name="T5">Proč svět je šedý ve tváři, kdy už k oslavě zazáří, </text:span><text:span text:style-name="T5"><text:line-break/></text:span><text:span text:style-name="T5">proč tone ve tmě hlavní sál? </text:span><text:span text:style-name="T5"><text:line-break/></text:span><text:span text:style-name="T5">Proč nezřím průvod pochodní? </text:span><text:span text:style-name="T5"><text:line-break/></text:span><text:span text:style-name="T5">Snad cítíte se nehodni </text:span><text:span text:style-name="T5"><text:line-break/></text:span><text:span text:style-name="T5">jít vítat, když jde králů Král. </text:span></text:p>
                <text:p text:style-name="P78"><text:span text:style-name="T5"> </text:span></text:p>
                <text:p text:style-name="P29"><text:span text:style-name="T5">2. </text:span><text:span text:style-name="T5"><text:tab/></text:span><text:span text:style-name="T5">Jen moudří přišli ke Králi, aby mu poctu vzdávali, </text:span><text:span text:style-name="T5"><text:line-break/></text:span><text:span text:style-name="T5">jen zlomek těch, co měli jít. </text:span><text:span text:style-name="T5"><text:line-break/></text:span><text:span text:style-name="T5">Tak tiše, skromně přišel k vám </text:span><text:span text:style-name="T5"><text:line-break/></text:span><text:span text:style-name="T5">Bůh – člověk, vládce světa sám </text:span><text:span text:style-name="T5"><text:line-break/></text:span><text:span text:style-name="T5">a nikdo nechce svědkem být. </text:span></text:p>
              </text:list-header>
            </text:list>
          </draw:text-box>
        </draw:frame>
        <draw:custom-shape draw:name="Text Box 3" draw:style-name="gr482" draw:text-style-name="P12" draw:layer="layout" svg:width="3.718cm" svg:height="1.108cm" svg:x="23.799cm" svg:y="0cm">
          <text:list text:style-name="L1">
            <text:list-header>
              <text:p text:style-name="P11"><text:span text:style-name="T6">3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7" presentation:class="page"/>
          <draw:frame presentation:style-name="pr1" draw:text-style-name="P5" draw:layer="layout" svg:width="15.239cm" svg:height="11.429cm" svg:x="1.905cm" svg:y="12.065cm" presentation:class="notes" presentation:placeholder="true">
            <draw:text-box/>
          </draw:frame>
        </presentation:notes>
      </draw:page>
      <draw:page draw:name="page4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olný jsem, volný jsem, Bohu díky volný jsem. </text:span></text:p>
                <text:p text:style-name="P93"><text:span text:style-name="T5">1. </text:span><text:span text:style-name="T5"><text:tab/></text:span><text:span text:style-name="T5">Mně dávno vládl už jen strach, pak dal mi kdosi zbraň </text:span><text:span text:style-name="T5"><text:line-break/></text:span><text:span text:style-name="T5">Bohu díky volný jsem </text:span><text:span text:style-name="T5"><text:line-break/></text:span><text:span text:style-name="T5">já ležel jsem už na marách on klidně řekl vstaň </text:span><text:span text:style-name="T5"><text:line-break/></text:span><text:span text:style-name="T5">Bohu díky volný jsem. </text:span></text:p>
                <text:p text:style-name="P93"><text:span text:style-name="T5">2.</text:span><text:span text:style-name="T5"><text:tab/></text:span><text:span text:style-name="T5">Já kdybych všechna tajemství a strategie znal </text:span><text:span text:style-name="T5"><text:line-break/></text:span><text:span text:style-name="T5">Bohu díky volný jsem </text:span><text:span text:style-name="T5"><text:line-break/></text:span><text:span text:style-name="T5">zbylo by jen zoufalství lásku kdybych vzdal </text:span><text:span text:style-name="T5"><text:line-break/></text:span><text:span text:style-name="T5">Bohu díky volný jsem. </text:span></text:p>
                <text:p text:style-name="P93"><text:span text:style-name="T5">3.</text:span><text:span text:style-name="T5"><text:tab/></text:span><text:span text:style-name="T5">Dům opuštěný na skále je smutnější než hrob </text:span><text:span text:style-name="T5"><text:line-break/></text:span><text:span text:style-name="T5">Bohu díky volný jsem </text:span><text:span text:style-name="T5"><text:line-break/></text:span><text:span text:style-name="T5">já nechci stavět na písku byť kolem skal byl plot </text:span><text:span text:style-name="T5"><text:line-break/></text:span><text:span text:style-name="T5">Bohu díky volný jsem. </text:span></text:p>
              </text:list-header>
            </text:list>
          </draw:text-box>
        </draw:frame>
        <draw:custom-shape draw:name="Text Box 3" draw:style-name="gr483" draw:text-style-name="P12" draw:layer="layout" svg:width="3.718cm" svg:height="1.108cm" svg:x="23.799cm" svg:y="0cm">
          <text:list text:style-name="L1">
            <text:list-header>
              <text:p text:style-name="P11"><text:span text:style-name="T6">3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8" presentation:class="page"/>
          <draw:frame presentation:style-name="pr1" draw:text-style-name="P5" draw:layer="layout" svg:width="15.239cm" svg:height="11.429cm" svg:x="1.905cm" svg:y="12.065cm" presentation:class="notes" presentation:placeholder="true">
            <draw:text-box/>
          </draw:frame>
        </presentation:notes>
      </draw:page>
      <draw:page draw:name="page4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mířím teď domů prvním vlakem ranním </text:span><text:span text:style-name="T5"><text:line-break/></text:span><text:span text:style-name="T5">já nastoupil jsem dávno před svítáním </text:span><text:span text:style-name="T5"><text:line-break/></text:span><text:span text:style-name="T5">už mě mý hříchy netíží už netíží</text:span></text:p>
                <text:p text:style-name="P93"><text:span text:style-name="T5">2. </text:span><text:span text:style-name="T5"><text:tab/></text:span><text:span text:style-name="T5">Vracím se tmou venku ještě spí </text:span><text:span text:style-name="T5"><text:line-break/></text:span><text:span text:style-name="T5">málokdo jen k nám přistoupí jen </text:span><text:span text:style-name="T5"><text:line-break/></text:span><text:span text:style-name="T5">málo lidí dneska vlak vyhlíží nedělní </text:span><text:span text:style-name="T5"><text:line-break/></text:span><text:span text:style-name="T5">nádraží je prázdný perón tichý </text:span><text:span text:style-name="T5"><text:line-break/></text:span><text:span text:style-name="T5">už mě mý hříchy netíží už netíží.</text:span></text:p>
                <text:p text:style-name="P93"><text:span text:style-name="T5">3.</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je to vlak do pokoje do svobody míří </text:span><text:span text:style-name="T5"><text:line-break/></text:span><text:span text:style-name="T5">za okny známý město z dálky už se blíží </text:span><text:span text:style-name="T5"><text:line-break/></text:span><text:span text:style-name="T5">už mě mý hříchy netíží už netíží.</text:span></text:p>
              </text:list-header>
            </text:list>
          </draw:text-box>
        </draw:frame>
        <draw:custom-shape draw:name="Text Box 3" draw:style-name="gr484" draw:text-style-name="P12" draw:layer="layout" svg:width="3.718cm" svg:height="1.108cm" svg:x="23.799cm" svg:y="0cm">
          <text:list text:style-name="L1">
            <text:list-header>
              <text:p text:style-name="P11"><text:span text:style-name="T6">3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9" presentation:class="page"/>
          <draw:frame presentation:style-name="pr1" draw:text-style-name="P5" draw:layer="layout" svg:width="15.239cm" svg:height="11.429cm" svg:x="1.905cm" svg:y="12.065cm" presentation:class="notes" presentation:placeholder="true">
            <draw:text-box/>
          </draw:frame>
        </presentation:notes>
      </draw:page>
      <draw:page draw:name="page4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A.</text:span><text:span text:style-name="T5"><text:tab/></text:span><text:span text:style-name="T5">Když jsem se ohlíd' jednou kdo to za mnou stál </text:span><text:span text:style-name="T5"><text:line-break/></text:span><text:span text:style-name="T5">sám ďábel tajně na mě sítě přichystal. </text:span><text:span text:style-name="T5"><text:line-break/></text:span><text:span text:style-name="T5">Odjíždím na pouť svou dlouhou dlouhou dlouhou </text:span><text:span text:style-name="T5"><text:line-break/></text:span><text:span text:style-name="T5">odjíždím na pouť svou dlouhou.</text:span></text:p>
                <text:p text:style-name="P93"><text:span text:style-name="T5">B.</text:span><text:span text:style-name="T5"><text:tab/></text:span><text:span text:style-name="T5">Ďábel tichou chůzi sladký řeči má – </text:span><text:span text:style-name="T5"><text:line-break/></text:span><text:span text:style-name="T5">brzy pozná každej kdo si zahrává. </text:span><text:span text:style-name="T5"><text:line-break/></text:span><text:span text:style-name="T5">Odjíždím na pouť svou dlouhou dlouhou dlouhou </text:span><text:span text:style-name="T5"><text:line-break/></text:span><text:span text:style-name="T5">odjíždím na pouť svou dlouhou.</text:span></text:p>
                <text:p text:style-name="P93"><text:span text:style-name="T5">4.</text:span><text:span text:style-name="T5"><text:tab/></text:span><text:span text:style-name="T5">Vracím se tmou vlakem ranním </text:span><text:span text:style-name="T5"><text:line-break/></text:span><text:span text:style-name="T5">vracím se tmou vlakem ranním. </text:span><text:span text:style-name="T5"><text:line-break/></text:span><text:span text:style-name="T5">Mířím teď domů prvním vlakem ranním </text:span><text:span text:style-name="T5"><text:line-break/></text:span><text:span text:style-name="T5">já nastoupil jsem dávno před svítáním </text:span><text:span text:style-name="T5"><text:line-break/></text:span><text:span text:style-name="T5">už mě mý hříchy netíží už netíží.</text:span></text:p>
                <text:p text:style-name="P99"><text:span text:style-name="T5"/></text:p>
              </text:list-header>
            </text:list>
          </draw:text-box>
        </draw:frame>
        <draw:custom-shape draw:name="Text Box 1027" draw:style-name="gr485" draw:text-style-name="P12" draw:layer="layout" svg:width="3.718cm" svg:height="1.108cm" svg:x="23.799cm" svg:y="0cm">
          <text:list text:style-name="L1">
            <text:list-header>
              <text:p text:style-name="P11"><text:span text:style-name="T6">3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0" presentation:class="page"/>
          <draw:frame presentation:style-name="pr1" draw:text-style-name="P5" draw:layer="layout" svg:width="15.239cm" svg:height="11.429cm" svg:x="1.905cm" svg:y="12.065cm" presentation:class="notes" presentation:placeholder="true">
            <draw:text-box/>
          </draw:frame>
        </presentation:notes>
      </draw:page>
      <draw:page draw:name="page4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ozíčku, ke mně leť, nyní vézti domů mne máš, </text:span><text:span text:style-name="T5"><text:line-break/></text:span><text:span text:style-name="T5">vozíčku, ke mně leť, nyní vézti domů mne máš. </text:span></text:p>
                <text:p text:style-name="P93"><text:span text:style-name="T5">1. </text:span><text:span text:style-name="T5"><text:tab/></text:span><text:span text:style-name="T5">Já za Jordán hledím za řeku svou. </text:span><text:span text:style-name="T5"><text:line-break/></text:span><text:span text:style-name="T5">nyní vézti domů mne máš, </text:span><text:span text:style-name="T5"><text:line-break/></text:span><text:span text:style-name="T5">hle, andělé teď pro mne si už jdou, </text:span><text:span text:style-name="T5"><text:line-break/></text:span><text:span text:style-name="T5">nyní vézti domů mne máš</text:span></text:p>
                <text:p text:style-name="P93"><text:span text:style-name="T5">2. </text:span><text:span text:style-name="T5"><text:tab/></text:span><text:span text:style-name="T5">Když ty dřív než já se dostaneš tam, </text:span><text:span text:style-name="T5"><text:line-break/></text:span><text:span text:style-name="T5">nyní vézti domů mne máš, </text:span><text:span text:style-name="T5"><text:line-break/></text:span><text:span text:style-name="T5">mým známým řekni, že k nim přijdu sám, </text:span><text:span text:style-name="T5"><text:line-break/></text:span><text:span text:style-name="T5">nyní vézti domů mne máš. </text:span></text:p>
              </text:list-header>
            </text:list>
          </draw:text-box>
        </draw:frame>
        <draw:custom-shape draw:name="Text Box 3" draw:style-name="gr486" draw:text-style-name="P12" draw:layer="layout" svg:width="3.718cm" svg:height="1.108cm" svg:x="23.799cm" svg:y="0cm">
          <text:list text:style-name="L1">
            <text:list-header>
              <text:p text:style-name="P11"><text:span text:style-name="T6">3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1" presentation:class="page"/>
          <draw:frame presentation:style-name="pr1" draw:text-style-name="P5" draw:layer="layout" svg:width="15.239cm" svg:height="11.429cm" svg:x="1.905cm" svg:y="12.065cm" presentation:class="notes" presentation:placeholder="true">
            <draw:text-box/>
          </draw:frame>
        </presentation:notes>
      </draw:page>
      <draw:page draw:name="page4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Swing low, sweet chariot, </text:span><text:span text:style-name="T5"><text:line-break/></text:span><text:span text:style-name="T5">coming for to carry me home, :)</text:span></text:p>
                <text:p text:style-name="P93"><text:span text:style-name="T5">1.</text:span><text:span text:style-name="T5"><text:tab/></text:span><text:span text:style-name="T5">I looked over Jordan an' what did I see, </text:span><text:span text:style-name="T5"><text:line-break/></text:span><text:span text:style-name="T5">coming for to carry me home. </text:span><text:span text:style-name="T5"><text:line-break/></text:span><text:span text:style-name="T5">A band of angels looking after me, </text:span><text:span text:style-name="T5"><text:line-break/></text:span><text:span text:style-name="T5">coming for to carry me home.</text:span></text:p>
                <text:p text:style-name="P93"><text:span text:style-name="T5">2.</text:span><text:span text:style-name="T5"><text:tab/></text:span><text:span text:style-name="T5">If you get there before I do, </text:span><text:span text:style-name="T5"><text:line-break/></text:span><text:span text:style-name="T5">coming for to carry me home, </text:span><text:span text:style-name="T5"><text:line-break/></text:span><text:span text:style-name="T5">tell all my friends I'm coming to, </text:span><text:span text:style-name="T5"><text:line-break/></text:span><text:span text:style-name="T5">coming for to carry me home. Ref. </text:span></text:p>
              </text:list-header>
            </text:list>
          </draw:text-box>
        </draw:frame>
        <draw:custom-shape draw:name="Text Box 1027" draw:style-name="gr487" draw:text-style-name="P12" draw:layer="layout" svg:width="3.718cm" svg:height="1.108cm" svg:x="23.799cm" svg:y="0cm">
          <text:list text:style-name="L1">
            <text:list-header>
              <text:p text:style-name="P11"><text:span text:style-name="T6">3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2" presentation:class="page"/>
          <draw:frame presentation:style-name="pr1" draw:text-style-name="P5" draw:layer="layout" svg:width="15.239cm" svg:height="11.429cm" svg:x="1.905cm" svg:y="12.065cm" presentation:class="notes" presentation:placeholder="true">
            <draw:text-box/>
          </draw:frame>
        </presentation:notes>
      </draw:page>
      <draw:page draw:name="page4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68"><text:span text:style-name="T5">R: </text:span><text:span text:style-name="T5"><text:tab/></text:span><text:span text:style-name="T5">Vstal a myl nohy svým druhům unaveným, </text:span><text:span text:style-name="T5"><text:line-break/></text:span><text:span text:style-name="T5">službu tak povýšil na poslání. </text:span><text:span text:style-name="T5"><text:line-break/></text:span><text:span text:style-name="T5">Vstal a myl nohy svým druhům unaveným, </text:span><text:span text:style-name="T5"><text:line-break/></text:span><text:span text:style-name="T5">kázal jim beze slov kázání.</text:span></text:p>
                <text:p text:style-name="P68"><text:span text:style-name="T5">1.</text:span><text:span text:style-name="T5"><text:tab/></text:span><text:span text:style-name="T5">Mistře, ne, nohy mé jsou tuze špinavé, </text:span><text:span text:style-name="T5"><text:line-break/></text:span><text:span text:style-name="T5">ruka Tvá je přesvatá, ať se jich nedotkne. </text:span><text:span text:style-name="T5"><text:line-break/></text:span><text:span text:style-name="T5">Mistře, ne, přece ne, no to je zhola nemožné, </text:span><text:span text:style-name="T5"><text:line-break/></text:span><text:span text:style-name="T5">nohy mé jsou ruky tvé, zcela nehodné.</text:span></text:p>
                <text:p text:style-name="P68"><text:span text:style-name="T5">2.</text:span><text:span text:style-name="T5"><text:tab/></text:span><text:span text:style-name="T5">Petře mlč, vždyť mnohý král by lépe udělal, </text:span><text:span text:style-name="T5"><text:line-break/></text:span><text:span text:style-name="T5">kdyby v kleče lidem nohy myl, než z trůnu kraloval. </text:span><text:span text:style-name="T5"><text:line-break/></text:span><text:span text:style-name="T5">Petře mlč, vždyť přece víš, že vždy je mnohem víc, </text:span><text:span text:style-name="T5"><text:line-break/></text:span><text:span text:style-name="T5">chtít lidem něčím posloužit, než chtít z nich něco mít.</text:span></text:p>
                <text:p text:style-name="P68"><text:span text:style-name="T5">R: </text:span><text:span text:style-name="T5"><text:tab/></text:span><text:span text:style-name="T5">Vstaň a myj nohy svým bratřím unaveným, </text:span><text:span text:style-name="T5"><text:line-break/></text:span><text:span text:style-name="T5">služba je někdy víc než vyznání. </text:span><text:span text:style-name="T5"><text:line-break/></text:span><text:span text:style-name="T5">Vstaň a myj svým bratřím unaveným, </text:span><text:span text:style-name="T5"><text:line-break/></text:span><text:span text:style-name="T5">kaž jim tak beze slov kázání.</text:span></text:p>
              </text:list-header>
            </text:list>
          </draw:text-box>
        </draw:frame>
        <draw:custom-shape draw:name="Text Box 3" draw:style-name="gr488" draw:text-style-name="P12" draw:layer="layout" svg:width="3.718cm" svg:height="1.108cm" svg:x="23.799cm" svg:y="0cm">
          <text:list text:style-name="L1">
            <text:list-header>
              <text:p text:style-name="P11"><text:span text:style-name="T6">3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3" presentation:class="page"/>
          <draw:frame presentation:style-name="pr1" draw:text-style-name="P5" draw:layer="layout" svg:width="15.239cm" svg:height="11.429cm" svg:x="1.905cm" svg:y="12.065cm" presentation:class="notes" presentation:placeholder="true">
            <draw:text-box/>
          </draw:frame>
        </presentation:notes>
      </draw:page>
      <draw:page draw:name="page4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staň a hledat pojď tu zem, vstaň a hledat pojď tu zem, </text:span><text:span text:style-name="T5"><text:line-break/></text:span><text:span text:style-name="T5">vstaň a hledat pojď tu zem kam jdu já. </text:span><text:span text:style-name="T5"><text:line-break/></text:span><text:span text:style-name="T5">Vstaň a hledat pojď tu zem, cestu z bludných kruhů ven, </text:span><text:span text:style-name="T5"><text:line-break/></text:span><text:span text:style-name="T5">vstaň a pojď tam, kam my jdem, kam jdu já. </text:span></text:p>
              </text:list-header>
            </text:list>
            <text:list text:style-name="L8">
              <text:list-item>
                <text:p text:style-name="P94"><text:span text:style-name="T5">(: Bratry své tam naleznem, :) kam jdu já, </text:span><text:span text:style-name="T5"><text:line-break/></text:span><text:span text:style-name="T5">bratry své tam naleznem, cestu z bludných kruhů ven, …</text:span></text:p>
              </text:list-item>
            </text:list>
            <text:list text:style-name="L9">
              <text:list-item>
                <text:p text:style-name="P94"><text:span text:style-name="T5">(: Novou sílu naleznem, :) <text:s/>kam jdu já, </text:span><text:span text:style-name="T5"><text:line-break/></text:span><text:span text:style-name="T5">novou sílu naleznem, cestu z bludných kruhů ven, …</text:span></text:p>
              </text:list-item>
            </text:list>
            <text:list text:style-name="L10">
              <text:list-item>
                <text:p text:style-name="P94"><text:span text:style-name="T5">(: Lásku stálou naleznem, :) kam jdu já, </text:span><text:span text:style-name="T5"><text:line-break/></text:span><text:span text:style-name="T5">lásku stálou naleznem, cestu z bludných kruhů ven, …</text:span></text:p>
              </text:list-item>
            </text:list>
            <text:list text:style-name="L11">
              <text:list-item>
                <text:p text:style-name="P94"><text:span text:style-name="T5">(: Živou víru naleznem, :) kam jdu já, </text:span><text:span text:style-name="T5"><text:line-break/></text:span><text:span text:style-name="T5">živou víru naleznem, cestu z bludných kruhů ven, …</text:span></text:p>
              </text:list-item>
            </text:list>
            <text:list text:style-name="L4">
              <text:list-header>
                <text:p text:style-name="P99"><text:span text:style-name="T5">6. (: Poznám tam, jak na tom jsem, :) kam jdu já, </text:span><text:span text:style-name="T5"><text:line-break/></text:span><text:span text:style-name="T5">poznám tam, jak na tom jsem, cestu z bludných kruhů ven, …</text:span></text:p>
              </text:list-header>
            </text:list>
          </draw:text-box>
        </draw:frame>
        <draw:custom-shape draw:name="Text Box 3" draw:style-name="gr489" draw:text-style-name="P12" draw:layer="layout" svg:width="3.718cm" svg:height="1.108cm" svg:x="23.799cm" svg:y="0cm">
          <text:list text:style-name="L1">
            <text:list-header>
              <text:p text:style-name="P11"><text:span text:style-name="T6">3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4" presentation:class="page"/>
          <draw:frame presentation:style-name="pr1" draw:text-style-name="P5" draw:layer="layout" svg:width="15.239cm" svg:height="11.429cm" svg:x="1.905cm" svg:y="12.065cm" presentation:class="notes" presentation:placeholder="true">
            <draw:text-box/>
          </draw:frame>
        </presentation:notes>
      </draw:page>
      <draw:page draw:name="page4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1"><text:span text:style-name="T5">R: </text:span><text:span text:style-name="T5"><text:tab/></text:span><text:span text:style-name="T5">Vstoupí Mojžíš do země egyptské, volá: </text:span><text:span text:style-name="T5"><text:line-break/></text:span><text:span text:style-name="T5">Farao, pusť nás ze svých pout. </text:span></text:p>
                <text:p text:style-name="P21"><text:span text:style-name="T5">1.</text:span><text:span text:style-name="T5"><text:tab/></text:span><text:span text:style-name="T5">Když Izrael žil v otroctví, pusť nás ze svých pout, </text:span><text:span text:style-name="T5"><text:line-break/></text:span><text:span text:style-name="T5">už nemoh snášet útlak zlý, pusť nás ze svých pout. </text:span></text:p>
                <text:p text:style-name="P21"><text:span text:style-name="T5">2.</text:span><text:span text:style-name="T5"><text:tab/></text:span><text:span text:style-name="T5">Mojžíše s knězem Áronem, </text:span><text:span text:style-name="T5"><text:line-break/></text:span><text:span text:style-name="T5">poslal Bůh za faraonem. <text:s/>- Refrén. </text:span></text:p>
                <text:p text:style-name="P21"><text:span text:style-name="T5">3.</text:span><text:span text:style-name="T5"><text:tab/></text:span><text:span text:style-name="T5">Faraon na to neslyší, </text:span><text:span text:style-name="T5"><text:line-break/></text:span><text:span text:style-name="T5">jen v robotách jim přitíží. </text:span></text:p>
                <text:p text:style-name="P21"><text:span text:style-name="T5">4.</text:span><text:span text:style-name="T5"><text:tab/></text:span><text:span text:style-name="T5">Jen ten, kdo málo práce má, </text:span><text:span text:style-name="T5"><text:line-break/></text:span><text:span text:style-name="T5">na divné věci myslívá. – Refrén </text:span></text:p>
                <text:p text:style-name="P21"><text:span text:style-name="T5">5.</text:span><text:span text:style-name="T5"><text:tab/></text:span><text:span text:style-name="T5">Faraon pyšný nevěří, </text:span><text:span text:style-name="T5"><text:line-break/></text:span><text:span text:style-name="T5">co všechno ještě udeří. </text:span></text:p>
                <text:p text:style-name="P21"><text:span text:style-name="T5">6.</text:span><text:span text:style-name="T5"><text:tab/></text:span><text:span text:style-name="T5">A stane se posledního dne, </text:span><text:span text:style-name="T5"><text:line-break/></text:span><text:span text:style-name="T5">co všem se zdálo nemožné. – Refrén </text:span></text:p>
              </text:list-header>
            </text:list>
          </draw:text-box>
        </draw:frame>
        <draw:custom-shape draw:name="Text Box 3" draw:style-name="gr490" draw:text-style-name="P12" draw:layer="layout" svg:width="3.718cm" svg:height="1.108cm" svg:x="23.799cm" svg:y="0cm">
          <text:list text:style-name="L1">
            <text:list-header>
              <text:p text:style-name="P11"><text:span text:style-name="T6">3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5" presentation:class="page"/>
          <draw:frame presentation:style-name="pr1" draw:text-style-name="P5" draw:layer="layout" svg:width="15.239cm" svg:height="11.429cm" svg:x="1.905cm" svg:y="12.065cm" presentation:class="notes" presentation:placeholder="true">
            <draw:text-box/>
          </draw:frame>
        </presentation:notes>
      </draw:page>
      <draw:page draw:name="page4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šichni dnes, slyšte Boží hlas, </text:span><text:span text:style-name="T5"><text:line-break/></text:span><text:span text:style-name="T5">pospěšte, on prostřel lásky stůl. </text:span><text:span text:style-name="T5"><text:line-break/></text:span><text:span text:style-name="T5">Ježíš tělo, krev svou dal, </text:span><text:span text:style-name="T5"><text:line-break/></text:span><text:span text:style-name="T5">jez a pij a Pána chval. </text:span><text:span text:style-name="T5"><text:line-break/></text:span><text:span text:style-name="T5">Halelu, halelu, halelu, haleluja. </text:span></text:p>
                <text:p text:style-name="P93"><text:span text:style-name="T5">1. </text:span><text:span text:style-name="T5"><text:tab/></text:span><text:span text:style-name="T5">Bratře, sestro, přistup blíž. Pro Ježíše Krista kříž </text:span><text:span text:style-name="T5"><text:line-break/></text:span><text:span text:style-name="T5">i ty nově začít smíš a s ním žát pak věčně. </text:span></text:p>
                <text:p text:style-name="P93"><text:span text:style-name="T5">2.</text:span><text:span text:style-name="T5"><text:tab/></text:span><text:span text:style-name="T5">Volej k Bohu ze všech sil, hříchy aby odpustil, </text:span><text:span text:style-name="T5"><text:line-break/></text:span><text:span text:style-name="T5">jak sám z dávna přislíbil, a dal život věčný. </text:span></text:p>
                <text:p text:style-name="P93"><text:span text:style-name="T5">3.</text:span><text:span text:style-name="T5"><text:tab/></text:span><text:span text:style-name="T5">Kdo chce s Kristem vítězit, svůj i cizí kříž má vzít. </text:span><text:span text:style-name="T5"><text:line-break/></text:span><text:span text:style-name="T5">V lásce přikázal nám být jako bratři věčně. </text:span></text:p>
                <text:p text:style-name="P93"><text:span text:style-name="T5">4.</text:span><text:span text:style-name="T5"><text:tab/></text:span><text:span text:style-name="T5">Z kříže tíhy neměj strach. Ten, jenž chodil po vlnách, </text:span><text:span text:style-name="T5"><text:line-break/></text:span><text:span text:style-name="T5">má moc tobě sílu dát. S ním budeš žít věčně. </text:span></text:p>
              </text:list-header>
            </text:list>
          </draw:text-box>
        </draw:frame>
        <draw:custom-shape draw:name="Text Box 3" draw:style-name="gr491" draw:text-style-name="P12" draw:layer="layout" svg:width="3.718cm" svg:height="1.108cm" svg:x="23.799cm" svg:y="0cm">
          <text:list text:style-name="L1">
            <text:list-header>
              <text:p text:style-name="P11"><text:span text:style-name="T6">3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6" presentation:class="page"/>
          <draw:frame presentation:style-name="pr1" draw:text-style-name="P5" draw:layer="layout" svg:width="15.239cm" svg:height="11.429cm" svg:x="1.905cm" svg:y="12.065cm" presentation:class="notes" presentation:placeholder="true">
            <draw:text-box/>
          </draw:frame>
        </presentation:notes>
      </draw:page>
      <draw:page draw:name="page4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Vy silní ve víře, v Písmu kovaný, </text:span><text:span text:style-name="T5"><text:line-break/></text:span><text:span text:style-name="T5">(: když začnou bít pastýře, kde jste schovaný :)</text:span></text:p>
                <text:p text:style-name="P93"><text:span text:style-name="T5">2.</text:span><text:span text:style-name="T5"><text:tab/></text:span><text:span text:style-name="T5">Tam k místu lebek sám nese svůj kříž </text:span><text:span text:style-name="T5"><text:line-break/></text:span><text:span text:style-name="T5">(: a ty se zas krčíš v davu zas jen přihlížíš :)</text:span></text:p>
                <text:p text:style-name="P93"><text:span text:style-name="T5">3.</text:span><text:span text:style-name="T5"><text:tab/></text:span><text:span text:style-name="T5">Vždyť už fakt nemůže jak^ to můžeš snést </text:span><text:span text:style-name="T5"><text:line-break/></text:span><text:span text:style-name="T5">(: Šimone ty z Cyrény jdi a pomoz nést :)</text:span></text:p>
                <text:p text:style-name="P93"><text:span text:style-name="T5">4.</text:span><text:span text:style-name="T5"><text:tab/></text:span><text:span text:style-name="T5">I tam ten páni kněží tak často s ním byl </text:span><text:span text:style-name="T5"><text:line-break/></text:span><text:span text:style-name="T5">(: co blázníš já toho chlapa nikdy nespatřil :)</text:span></text:p>
                <text:p text:style-name="P93"><text:span text:style-name="T5">5.</text:span><text:span text:style-name="T5"><text:tab/></text:span><text:span text:style-name="T5">Kohout už jen chroptí už ztratil svůj hlas </text:span><text:span text:style-name="T5"><text:line-break/></text:span><text:span text:style-name="T5">(: protože Krista zrazuje každý každý z nás :)</text:span></text:p>
              </text:list-header>
            </text:list>
          </draw:text-box>
        </draw:frame>
        <draw:custom-shape draw:name="Text Box 3" draw:style-name="gr492" draw:text-style-name="P12" draw:layer="layout" svg:width="3.718cm" svg:height="1.108cm" svg:x="23.799cm" svg:y="0cm">
          <text:list text:style-name="L1">
            <text:list-header>
              <text:p text:style-name="P11"><text:span text:style-name="T6">3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7" presentation:class="page"/>
          <draw:frame presentation:style-name="pr1" draw:text-style-name="P5" draw:layer="layout" svg:width="15.239cm" svg:height="11.429cm" svg:x="1.905cm" svg:y="12.065cm" presentation:class="notes" presentation:placeholder="true">
            <draw:text-box/>
          </draw:frame>
        </presentation:notes>
      </draw:page>
      <draw:page draw:name="page4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 Vynes Bůh soud vyhladit to město hříchu :) </text:span><text:span text:style-name="T5"><text:line-break/></text:span><text:span text:style-name="T5">tu Sodomu Sodomu i Gomoru. </text:span></text:p>
                <text:p text:style-name="P93"><text:span text:style-name="T5">2.</text:span><text:span text:style-name="T5"><text:tab/></text:span><text:span text:style-name="T5">(: Nemohu déle zvrácenost lidí snášet :) </text:span><text:span text:style-name="T5"><text:line-break/></text:span><text:span text:style-name="T5">zničím ohněm to město i lidi v něm</text:span></text:p>
                <text:p text:style-name="P93"><text:span text:style-name="T5">3.</text:span><text:span text:style-name="T5"><text:tab/></text:span><text:span text:style-name="T5">(: Bože meč tvůj v tom městě všechny sejme :) </text:span><text:span text:style-name="T5"><text:line-break/></text:span><text:span text:style-name="T5">ty zlosyny i ty co jsou bez viny</text:span></text:p>
                <text:p text:style-name="P93"><text:span text:style-name="T5">4.</text:span><text:span text:style-name="T5"><text:tab/></text:span><text:span text:style-name="T5">(: Co když v tom městě je padesát duší věrných :) </text:span><text:span text:style-name="T5"><text:line-break/></text:span><text:span text:style-name="T5">Bože ty chceš těch padesát zničit též</text:span></text:p>
                <text:p text:style-name="P93"><text:span text:style-name="T5">5.</text:span><text:span text:style-name="T5"><text:tab/></text:span><text:span text:style-name="T5">(: Najdu - li tam těch padesát spravedlivých :) </text:span><text:span text:style-name="T5"><text:line-break/></text:span><text:span text:style-name="T5">pro ne ti dím to město nevyhladím</text:span></text:p>
              </text:list-header>
            </text:list>
          </draw:text-box>
        </draw:frame>
        <draw:custom-shape draw:name="Text Box 3" draw:style-name="gr493" draw:text-style-name="P12" draw:layer="layout" svg:width="3.718cm" svg:height="1.108cm" svg:x="23.799cm" svg:y="0cm">
          <text:list text:style-name="L1">
            <text:list-header>
              <text:p text:style-name="P11"><text:span text:style-name="T6">3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8" presentation:class="page"/>
          <draw:frame presentation:style-name="pr1" draw:text-style-name="P5" draw:layer="layout" svg:width="15.239cm" svg:height="11.429cm" svg:x="1.905cm" svg:y="12.065cm" presentation:class="notes" presentation:placeholder="true">
            <draw:text-box/>
          </draw:frame>
        </presentation:notes>
      </draw:page>
      <draw:page draw:name="page4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6.</text:span><text:span text:style-name="T5"><text:tab/></text:span><text:span text:style-name="T5">(: Co když můj Bože pět lidí chybět bude :) </text:span><text:span text:style-name="T5"><text:line-break/></text:span><text:span text:style-name="T5">soud vemu zpět když najdu jich čtyřicet pět</text:span></text:p>
                <text:p text:style-name="P93"><text:span text:style-name="T5">7.</text:span><text:span text:style-name="T5"><text:tab/></text:span><text:span text:style-name="T5">(: Co když třicet neb dvacet věrných najdeš :) </text:span><text:span text:style-name="T5"><text:line-break/></text:span><text:span text:style-name="T5">já život tam i pro deset zachovám</text:span></text:p>
                <text:p text:style-name="P93"><text:span text:style-name="T5">8.</text:span><text:span text:style-name="T5"><text:tab/></text:span><text:span text:style-name="T5">(: Jen hrstka bláznů nakazí celý město :) </text:span><text:span text:style-name="T5"><text:line-break/></text:span><text:span text:style-name="T5">pár statečných spasí město v dobách zlých</text:span></text:p>
                <text:p text:style-name="P93"><text:span text:style-name="T5">9.</text:span><text:span text:style-name="T5"><text:tab/></text:span><text:span text:style-name="T5">(: Nenašel Bůh těch potřebnejch deset :,/ </text:span><text:span text:style-name="T5"><text:line-break/></text:span><text:span text:style-name="T5">města se vzdal život z něj odvolal</text:span></text:p>
                <text:p text:style-name="P93"><text:span text:style-name="T5">10.</text:span><text:span text:style-name="T5"><text:tab/></text:span><text:span text:style-name="T5">(: I v našem městě hledá Bůh aspoň těch deset :) </text:span><text:span text:style-name="T5"><text:line-break/></text:span><text:span text:style-name="T5">nenajde - li pak je všechno ….</text:span></text:p>
              </text:list-header>
            </text:list>
          </draw:text-box>
        </draw:frame>
        <draw:custom-shape draw:name="Text Box 1027" draw:style-name="gr494" draw:text-style-name="P12" draw:layer="layout" svg:width="3.718cm" svg:height="1.108cm" svg:x="23.799cm" svg:y="0cm">
          <text:list text:style-name="L1">
            <text:list-header>
              <text:p text:style-name="P11"><text:span text:style-name="T6">3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9" presentation:class="page"/>
          <draw:frame presentation:style-name="pr1" draw:text-style-name="P5" draw:layer="layout" svg:width="15.239cm" svg:height="11.429cm" svg:x="1.905cm" svg:y="12.065cm" presentation:class="notes" presentation:placeholder="true">
            <draw:text-box/>
          </draw:frame>
        </presentation:notes>
      </draw:page>
      <draw:page draw:name="page4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8"><text:span text:style-name="T5">Vzácnou perlu já chci koupit, </text:span><text:span text:style-name="T5"><text:line-break/></text:span><text:span text:style-name="T5">ale vše, co k tomu mám, </text:span><text:span text:style-name="T5"><text:line-break/></text:span><text:span text:style-name="T5">je jen starý, zašlý, špatně zásobený krám. </text:span></text:p>
                <text:p text:style-name="P108"><text:span text:style-name="T5">Všechno jenom stará veteš, </text:span><text:span text:style-name="T5"><text:line-break/></text:span><text:span text:style-name="T5">na níž neustále lpím, </text:span><text:span text:style-name="T5"><text:line-break/></text:span><text:span text:style-name="T5">však já vám, však já vím, však já vím, </text:span><text:span text:style-name="T5"><text:line-break/></text:span><text:span text:style-name="T5">že prodat bych vše musela, </text:span><text:span text:style-name="T5"><text:line-break/></text:span><text:span text:style-name="T5">všeho zříct se docela, </text:span><text:span text:style-name="T5"><text:line-break/></text:span><text:span text:style-name="T5">pak si krásnou perlu koupit, </text:span><text:span text:style-name="T5"><text:line-break/></text:span><text:span text:style-name="T5">vstupenkou, s níž mohu vstoupit </text:span><text:span text:style-name="T5"><text:line-break/></text:span><text:span text:style-name="T5">za oponu, kde je králem sám </text:span><text:span text:style-name="T5"><text:line-break/></text:span><text:span text:style-name="T5">ten křižovaný Pán, </text:span><text:span text:style-name="T5"><text:line-break/></text:span><text:span text:style-name="T5">však já vám, však já vím, však já vím. </text:span></text:p>
              </text:list-header>
            </text:list>
          </draw:text-box>
        </draw:frame>
        <draw:custom-shape draw:name="Text Box 3" draw:style-name="gr495" draw:text-style-name="P12" draw:layer="layout" svg:width="3.718cm" svg:height="1.108cm" svg:x="23.799cm" svg:y="0cm">
          <text:list text:style-name="L1">
            <text:list-header>
              <text:p text:style-name="P11"><text:span text:style-name="T6">3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0" presentation:class="page"/>
          <draw:frame presentation:style-name="pr1" draw:text-style-name="P5" draw:layer="layout" svg:width="15.239cm" svg:height="11.429cm" svg:x="1.905cm" svg:y="12.065cm" presentation:class="notes" presentation:placeholder="true">
            <draw:text-box/>
          </draw:frame>
        </presentation:notes>
      </draw:page>
      <draw:page draw:name="page4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Vztáhne jednou ruce své na mne chladná smrt, Pane můj, </text:span><text:span text:style-name="T5"><text:line-break/></text:span><text:span text:style-name="T5">vztáhne jednou ruce své na mne chladná smrt. <text:s/></text:span></text:p>
                <text:p text:style-name="P93"><text:span text:style-name="T5">1. </text:span><text:span text:style-name="T5"><text:tab/></text:span><text:span text:style-name="T5">Když jednou zrána šel jsem sám, já uslyšel hlas tajemný: </text:span><text:span text:style-name="T5"><text:line-break/></text:span><text:span text:style-name="T5">Jdi v pokoji a nehřeš víc, vše odpuštěno duši tvý. </text:span><text:span text:style-name="T5"><text:line-break/></text:span><text:span text:style-name="T5">Jednou zrána budou hledat mě, ale já už budu dávno pryč. </text:span><text:span text:style-name="T5"><text:line-break/></text:span><text:span text:style-name="T5">Jednou zrána blízko k poledni já dám světu pozdrav poslední. </text:span></text:p>
                <text:p text:style-name="P93"><text:span text:style-name="T5">2.</text:span><text:span text:style-name="T5"><text:tab/></text:span><text:span text:style-name="T5">Ó, dávej pozor, bratře můj, na kroky své, ať nebloudíš. </text:span><text:span text:style-name="T5"><text:line-break/></text:span><text:span text:style-name="T5">Vyhni se bráně pekelné, jdi v pokoji a nehřeš víc. </text:span><text:span text:style-name="T5"><text:line-break/></text:span><text:span text:style-name="T5">Opouštím teď svý dny marnosti, k Ježíši chci do slávy jít, </text:span><text:span text:style-name="T5"><text:line-break/></text:span><text:span text:style-name="T5">pak všichni budou hledat mě, jenže já už budu nově žít. </text:span></text:p>
                <text:p text:style-name="P93"><text:span text:style-name="T5">3.</text:span><text:span text:style-name="T5"><text:tab/></text:span><text:span text:style-name="T5">Jednou na mne vztáhne ruce chladná smrt, </text:span><text:span text:style-name="T5"><text:line-break/></text:span><text:span text:style-name="T5"><text:tab/></text:span><text:span text:style-name="T5">to já už budu za řekou, </text:span><text:span text:style-name="T5"><text:line-break/></text:span><text:span text:style-name="T5">tam věčnej život dostat mám, až přejdu tu pouť dalekou. </text:span><text:span text:style-name="T5"><text:line-break/></text:span><text:span text:style-name="T5">Když svý dávný známý potkávám, každej mě hnedka nepozná, jim zmatek tváře zastírá a v očích stojí smrt hrozná. </text:span></text:p>
                <text:p text:style-name="P99"><text:span text:style-name="T5"/></text:p>
              </text:list-header>
            </text:list>
          </draw:text-box>
        </draw:frame>
        <draw:custom-shape draw:name="Text Box 3" draw:style-name="gr496" draw:text-style-name="P12" draw:layer="layout" svg:width="3.718cm" svg:height="1.108cm" svg:x="23.799cm" svg:y="0cm">
          <text:list text:style-name="L1">
            <text:list-header>
              <text:p text:style-name="P11"><text:span text:style-name="T6">3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1" presentation:class="page"/>
          <draw:frame presentation:style-name="pr1" draw:text-style-name="P5" draw:layer="layout" svg:width="15.239cm" svg:height="11.429cm" svg:x="1.905cm" svg:y="12.065cm" presentation:class="notes" presentation:placeholder="true">
            <draw:text-box/>
          </draw:frame>
        </presentation:notes>
      </draw:page>
      <draw:page draw:name="page4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09"><text:span text:style-name="T11">Z celého srdce snad miluješ Boha svého, </text:span><text:span text:style-name="T11"><text:line-break/></text:span><text:span text:style-name="T11">snad v rachotu slyšíš ten tichý hlas jeho, </text:span><text:span text:style-name="T11"><text:line-break/></text:span><text:span text:style-name="T11">když nebe se zatmí a pak v tobě něco zmírá, </text:span><text:span text:style-name="T11"><text:line-break/></text:span><text:span text:style-name="T11">pak zprubuješ ohněm sám sebe, a zrodí se víra. </text:span></text:p>
              </text:list-item>
              <text:list-item>
                <text:p text:style-name="P109"><text:span text:style-name="T11">Jsi tu obehnán pevnou železnou stěnou, </text:span><text:span text:style-name="T11"><text:line-break/></text:span><text:span text:style-name="T11">železný tyče tě postrkem blíž ke zdi ženou, </text:span><text:span text:style-name="T11"><text:line-break/></text:span><text:span text:style-name="T11">v tý zdi je řetěz, kterej kruh uzavírá, </text:span><text:span text:style-name="T11"><text:line-break/></text:span><text:span text:style-name="T11">tak vyrvi ten řetěz, zbyde tu hromada šrotu, </text:span><text:span text:style-name="T11"><text:line-break/></text:span><text:span text:style-name="T11">a to vedle je víra.</text:span></text:p>
              </text:list-item>
              <text:list-item>
                <text:p text:style-name="P109"><text:span text:style-name="T11">Jsi tu oproštěn v ruinách a Boha se zas ptáš, </text:span><text:span text:style-name="T11"><text:line-break/></text:span><text:span text:style-name="T11">jestli už navždy sám ve všem zůstat máš, </text:span><text:span text:style-name="T11"><text:line-break/></text:span><text:span text:style-name="T11">hle, támhle se zbitej jako ty ze země sbírá, </text:span><text:span text:style-name="T11"><text:line-break/></text:span><text:span text:style-name="T11">tak řekni, ty, cos prošel peklem, pojď, jdem dál </text:span><text:span text:style-name="T11"><text:line-break/></text:span><text:span text:style-name="T11">a zbyde ti víra. </text:span></text:p>
              </text:list-item>
              <text:list-item>
                <text:p text:style-name="P109"><text:span text:style-name="T11">Člověk vyhlásil, že Bůh prostě není, </text:span><text:span text:style-name="T11"><text:line-break/></text:span><text:span text:style-name="T11">a jeho dílo svou tvrdou rukou plení, </text:span><text:span text:style-name="T11"><text:line-break/></text:span><text:span text:style-name="T11">hory jsou lysé a v ozónu je díra, </text:span><text:span text:style-name="T11"><text:line-break/></text:span><text:span text:style-name="T11">tak zničí člověk zemi, kořist svou</text:span><text:span text:style-name="T11"><text:line-break/></text:span><text:span text:style-name="T11">a zbude mu jen víra. </text:span></text:p>
              </text:list-item>
            </text:list>
          </draw:text-box>
        </draw:frame>
        <draw:custom-shape draw:name="Text Box 3" draw:style-name="gr497" draw:text-style-name="P12" draw:layer="layout" svg:width="3.718cm" svg:height="1.108cm" svg:x="23.799cm" svg:y="0cm">
          <text:list text:style-name="L1">
            <text:list-header>
              <text:p text:style-name="P11"><text:span text:style-name="T6">3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2" presentation:class="page"/>
          <draw:frame presentation:style-name="pr1" draw:text-style-name="P5" draw:layer="layout" svg:width="15.239cm" svg:height="11.429cm" svg:x="1.905cm" svg:y="12.065cm" presentation:class="notes" presentation:placeholder="true">
            <draw:text-box/>
          </draw:frame>
        </presentation:notes>
      </draw:page>
      <draw:page draw:name="page4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 ty, kdo hladem trpí a bídou, </text:span><text:span text:style-name="T5"><text:line-break/></text:span><text:span text:style-name="T5">prosíme: Zjev svoji slávu! </text:span><text:span text:style-name="T5"><text:line-break/></text:span><text:span text:style-name="T5">Za ty, kteří druhými jsou odmítání, </text:span><text:span text:style-name="T5"><text:line-break/></text:span><text:span text:style-name="T5">prosíme: Zjev svoji slávu! </text:span></text:p>
              </text:list-item>
            </text:list>
            <text:list text:style-name="L4">
              <text:list-header>
                <text:p text:style-name="P93"><text:span text:style-name="T5">2.</text:span><text:span text:style-name="T5"><text:tab/></text:span><text:span text:style-name="T5">Za ty, kdo bolest mají a pláčí, </text:span><text:span text:style-name="T5"><text:line-break/></text:span><text:span text:style-name="T5">Také za ty, kteří jsou svázáni pouty!</text:span></text:p>
              </text:list-header>
            </text:list>
            <text:list text:style-name="L9">
              <text:list-item>
                <text:p text:style-name="P94"><text:span text:style-name="T5">Za ty, kdo Slovo svaté tvé káží. <text:s/></text:span><text:span text:style-name="T5"><text:line-break/></text:span><text:span text:style-name="T5">Za ty, kteří ve jménu tvém bližním slouží. </text:span></text:p>
              </text:list-item>
              <text:list-item>
                <text:p text:style-name="P94"><text:span text:style-name="T5">Za ty, kdo světem bez lásky bloudí. </text:span><text:span text:style-name="T5"><text:line-break/></text:span><text:span text:style-name="T5">Za ty, kteří jsou stále nám protivníky. </text:span></text:p>
              </text:list-item>
            </text:list>
            <text:list text:style-name="L11">
              <text:list-item>
                <text:p text:style-name="P94"><text:span text:style-name="T5">A tak pro Krista, svatého Pána. </text:span><text:span text:style-name="T5"><text:line-break/></text:span><text:span text:style-name="T5">Učiň: celý svět náš ať v míru tě chválí! </text:span><text:span text:style-name="T5"><text:line-break/></text:span><text:span text:style-name="T5">Amen. </text:span></text:p>
              </text:list-item>
            </text:list>
          </draw:text-box>
        </draw:frame>
        <draw:custom-shape draw:name="Text Box 3" draw:style-name="gr498" draw:text-style-name="P12" draw:layer="layout" svg:width="3.718cm" svg:height="1.108cm" svg:x="23.799cm" svg:y="0cm">
          <text:list text:style-name="L1">
            <text:list-header>
              <text:p text:style-name="P11"><text:span text:style-name="T6">3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3" presentation:class="page"/>
          <draw:frame presentation:style-name="pr1" draw:text-style-name="P5" draw:layer="layout" svg:width="15.239cm" svg:height="11.429cm" svg:x="1.905cm" svg:y="12.065cm" presentation:class="notes" presentation:placeholder="true">
            <draw:text-box/>
          </draw:frame>
        </presentation:notes>
      </draw:page>
      <draw:page draw:name="page4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1. Za všechny zvony katedrál, </text:span><text:span text:style-name="T5"><text:line-break/></text:span><text:span text:style-name="T5">za hrdost našich starých měst, </text:span><text:span text:style-name="T5"><text:line-break/></text:span><text:span text:style-name="T5">za šíři řeky v rovinách , </text:span><text:span text:style-name="T5"><text:line-break/></text:span><text:span text:style-name="T5">za dravost horských potoků, </text:span><text:span text:style-name="T5"><text:line-break/></text:span><text:span text:style-name="T5">za slůvko „doma“, za modrou barvu hor </text:span><text:span text:style-name="T5"><text:line-break/></text:span><text:span text:style-name="T5">chci, Pane, tobě vzdát svůj dík, </text:span><text:span text:style-name="T5"><text:line-break/></text:span><text:span text:style-name="T5">za všechnu lásku, krásu setkání </text:span><text:span text:style-name="T5"><text:line-break/></text:span><text:span text:style-name="T5">chci, Pane, tobě děkovat. </text:span></text:p>
                <text:p text:style-name="P93"><text:span text:style-name="T5">2.</text:span><text:span text:style-name="T5"><text:tab/></text:span><text:span text:style-name="T5">Za všechny věže kostelů, </text:span><text:span text:style-name="T5"><text:line-break/></text:span><text:span text:style-name="T5">za hravý půvab úzkých cest, </text:span><text:span text:style-name="T5"><text:line-break/></text:span><text:span text:style-name="T5">za mocné hradby oblaků, </text:span><text:span text:style-name="T5"><text:line-break/></text:span><text:span text:style-name="T5">za ticho, které pomáhá, </text:span><text:span text:style-name="T5"><text:line-break/></text:span><text:span text:style-name="T5">za slůvka „přijeď, jak se máš, </text:span><text:span text:style-name="T5"><text:line-break/></text:span><text:span text:style-name="T5">napiš hned, pomalu jeď a neriskuj“, </text:span><text:span text:style-name="T5"><text:line-break/></text:span><text:span text:style-name="T5">za to, že můžu rád si hrát, </text:span><text:span text:style-name="T5"><text:line-break/></text:span><text:span text:style-name="T5">chci, Pane, tobě děkovat. </text:span></text:p>
              </text:list-header>
            </text:list>
          </draw:text-box>
        </draw:frame>
        <draw:custom-shape draw:name="Text Box 3" draw:style-name="gr499" draw:text-style-name="P12" draw:layer="layout" svg:width="3.718cm" svg:height="1.108cm" svg:x="23.799cm" svg:y="0cm">
          <text:list text:style-name="L1">
            <text:list-header>
              <text:p text:style-name="P11"><text:span text:style-name="T6">3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4" presentation:class="page"/>
          <draw:frame presentation:style-name="pr1" draw:text-style-name="P5" draw:layer="layout" svg:width="15.239cm" svg:height="11.429cm" svg:x="1.905cm" svg:y="12.065cm" presentation:class="notes" presentation:placeholder="true">
            <draw:text-box/>
          </draw:frame>
        </presentation:notes>
      </draw:page>
      <draw:page draw:name="page4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3.</text:span><text:span text:style-name="T5"><text:tab/></text:span><text:span text:style-name="T5">Za to, že nejsem vůbec sám, </text:span><text:span text:style-name="T5"><text:line-break/></text:span><text:span text:style-name="T5">že mnoho dobrých bratří mám, </text:span><text:span text:style-name="T5"><text:line-break/></text:span><text:span text:style-name="T5">za každý nový dlouhý den, </text:span><text:span text:style-name="T5"><text:line-break/></text:span><text:span text:style-name="T5">za rok, za měsíc, za týden, </text:span><text:span text:style-name="T5"><text:line-break/></text:span><text:span text:style-name="T5">za slova „láska, přátelství, jednota," </text:span><text:span text:style-name="T5"><text:line-break/></text:span><text:span text:style-name="T5">za všechny dary, které mám,</text:span><text:span text:style-name="T5"><text:line-break/></text:span><text:span text:style-name="T5">za tvoji moudrou vůli, jistotu, </text:span><text:span text:style-name="T5"><text:line-break/></text:span><text:span text:style-name="T5">chci stále znovu děkovat.</text:span></text:p>
              </text:list-header>
            </text:list>
          </draw:text-box>
        </draw:frame>
        <draw:custom-shape draw:name="Text Box 3" draw:style-name="gr500" draw:text-style-name="P12" draw:layer="layout" svg:width="3.718cm" svg:height="1.108cm" svg:x="23.799cm" svg:y="0cm">
          <text:list text:style-name="L1">
            <text:list-header>
              <text:p text:style-name="P11"><text:span text:style-name="T6">3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5" presentation:class="page"/>
          <draw:frame presentation:style-name="pr1" draw:text-style-name="P5" draw:layer="layout" svg:width="15.239cm" svg:height="11.429cm" svg:x="1.905cm" svg:y="12.065cm" presentation:class="notes" presentation:placeholder="true">
            <draw:text-box/>
          </draw:frame>
        </presentation:notes>
      </draw:page>
      <draw:page draw:name="page4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Zachovej nám víru dobrou, (3x) </text:span><text:span text:style-name="T5"><text:line-break/></text:span><text:span text:style-name="T5">jenom z ní budem žít.</text:span></text:p>
                <text:p text:style-name="P93"><text:span text:style-name="T5">2.</text:span><text:span text:style-name="T5"><text:tab/></text:span><text:span text:style-name="T5">Byla dobrá pro Izáka, (3x) <text:s/></text:span><text:span text:style-name="T5"><text:line-break/></text:span><text:span text:style-name="T5">jenom z ní budem' žít. Ref.</text:span></text:p>
                <text:p text:style-name="P93"><text:span text:style-name="T5"><text:tab/></text:span><text:span text:style-name="T5">... pro Jákoba, Josefa, Mojžíše, Jozua, Davida, </text:span><text:span text:style-name="T5"><text:line-break/></text:span><text:span text:style-name="T5">Matouše, Lukáše, Lazara, Štěpána, Šimona,...</text:span></text:p>
                <text:p text:style-name="P99"><text:span text:style-name="T5">99. Byla dobrá celé věky, </text:span><text:span text:style-name="T5"><text:line-break/></text:span><text:span text:style-name="T5">jenom z ní budem' žít. </text:span></text:p>
              </text:list-header>
            </text:list>
          </draw:text-box>
        </draw:frame>
        <draw:custom-shape draw:name="Text Box 3" draw:style-name="gr501" draw:text-style-name="P12" draw:layer="layout" svg:width="3.718cm" svg:height="1.108cm" svg:x="23.799cm" svg:y="0cm">
          <text:list text:style-name="L1">
            <text:list-header>
              <text:p text:style-name="P11"><text:span text:style-name="T6">3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6" presentation:class="page"/>
          <draw:frame presentation:style-name="pr1" draw:text-style-name="P5" draw:layer="layout" svg:width="15.239cm" svg:height="11.429cm" svg:x="1.905cm" svg:y="12.065cm" presentation:class="notes" presentation:placeholder="true">
            <draw:text-box/>
          </draw:frame>
        </presentation:notes>
      </draw:page>
      <draw:page draw:name="page4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apadlo již slunce, všude nastal klid. </text:span><text:span text:style-name="T5"><text:line-break/></text:span><text:span text:style-name="T5">Jsme však v Boží ruce, nepřestal Pán bdít. </text:span></text:p>
                <text:p text:style-name="P93"><text:span text:style-name="T5">2.</text:span><text:span text:style-name="T5"><text:tab/></text:span><text:span text:style-name="T5">Dobrý pastýř - Ježíš lidi miluje, </text:span><text:span text:style-name="T5"><text:line-break/></text:span><text:span text:style-name="T5">když se jemu svěříš, (: světlo daruje. :)</text:span></text:p>
                <text:p text:style-name="P93"><text:span text:style-name="T5">3.</text:span><text:span text:style-name="T5"><text:tab/></text:span><text:span text:style-name="T5">Temnot dlouhé noci nemusíš se bát, </text:span><text:span text:style-name="T5"><text:line-break/></text:span><text:span text:style-name="T5">ať máš ještě práci, (: nebo ať jdeš spát. :) </text:span></text:p>
                <text:p text:style-name="P93"><text:span text:style-name="T5">4.</text:span><text:span text:style-name="T5"><text:tab/></text:span><text:span text:style-name="T5">Až po noci temné nový svitne den, </text:span><text:span text:style-name="T5"><text:line-break/></text:span><text:span text:style-name="T5">chce být Ježíš věrně (: tebou oslaven. :)</text:span></text:p>
                <text:p text:style-name="P93"><text:span text:style-name="T5">5.</text:span><text:span text:style-name="T5"><text:tab/></text:span><text:span text:style-name="T5">Jsme teď v Boží ruce, když je všude klid. </text:span><text:span text:style-name="T5"><text:line-break/></text:span><text:span text:style-name="T5">Zapadlo již slunce, (: nepřestal Pán bdít. :)</text:span></text:p>
              </text:list-header>
            </text:list>
          </draw:text-box>
        </draw:frame>
        <draw:custom-shape draw:name="Text Box 3" draw:style-name="gr502" draw:text-style-name="P12" draw:layer="layout" svg:width="3.718cm" svg:height="1.108cm" svg:x="23.799cm" svg:y="0cm">
          <text:list text:style-name="L1">
            <text:list-header>
              <text:p text:style-name="P11"><text:span text:style-name="T6">39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7" presentation:class="page"/>
          <draw:frame presentation:style-name="pr1" draw:text-style-name="P5" draw:layer="layout" svg:width="15.239cm" svg:height="11.429cm" svg:x="1.905cm" svg:y="12.065cm" presentation:class="notes" presentation:placeholder="true">
            <draw:text-box/>
          </draw:frame>
        </presentation:notes>
      </draw:page>
      <draw:page draw:name="page4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s Pána křižujou, </text:span><text:span text:style-name="T5"><text:line-break/></text:span><text:span text:style-name="T5">žádnej z nás si nechce spálit dlaň svou. </text:span><text:span text:style-name="T5"><text:line-break/></text:span><text:span text:style-name="T5">Zas Pána křižujou, </text:span><text:span text:style-name="T5"><text:line-break/></text:span><text:span text:style-name="T5">žádnej z nás si nechce spálit dlaň svou. </text:span><text:span text:style-name="T5"><text:line-break/></text:span><text:span text:style-name="T5">Nechápou, nechápou, nechápou. </text:span></text:p>
              </text:list-item>
              <text:list-item>
                <text:p text:style-name="P94"><text:span text:style-name="T5">(: Kámen přivalujou, </text:span><text:span text:style-name="T5"><text:line-break/></text:span><text:span text:style-name="T5">žádnou moc už nechtěj znát nad tou svou :) </text:span><text:span text:style-name="T5"><text:line-break/></text:span><text:span text:style-name="T5">krutou hrou, krutou hrou, krutou hrou.</text:span></text:p>
              </text:list-item>
              <text:list-item>
                <text:p text:style-name="P94"><text:span text:style-name="T5">(: Na pár trámů přibijou </text:span><text:span text:style-name="T5"><text:line-break/></text:span><text:span text:style-name="T5">svýho krále, s ním i naději svou. :) </text:span><text:span text:style-name="T5"><text:line-break/></text:span><text:span text:style-name="T5">Čeká soud. Čeká soud. Čeká soud. </text:span></text:p>
              </text:list-item>
            </text:list>
          </draw:text-box>
        </draw:frame>
        <draw:custom-shape draw:name="Text Box 3" draw:style-name="gr503" draw:text-style-name="P12" draw:layer="layout" svg:width="3.718cm" svg:height="1.108cm" svg:x="23.799cm" svg:y="0cm">
          <text:list text:style-name="L1">
            <text:list-header>
              <text:p text:style-name="P11"><text:span text:style-name="T6">39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8" presentation:class="page"/>
          <draw:frame presentation:style-name="pr1" draw:text-style-name="P5" draw:layer="layout" svg:width="15.239cm" svg:height="11.429cm" svg:x="1.905cm" svg:y="12.065cm" presentation:class="notes" presentation:placeholder="true">
            <draw:text-box/>
          </draw:frame>
        </presentation:notes>
      </draw:page>
      <draw:page draw:name="page4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10"><text:span text:style-name="T5">Zas v nové síle povstáváme. </text:span><text:span text:style-name="T5"><text:line-break/></text:span><text:span text:style-name="T5">Ze tmy nás budí tichý svit, </text:span><text:span text:style-name="T5"><text:line-break/></text:span><text:span text:style-name="T5">čekáme rozednění, vítězné světlo denní, </text:span><text:span text:style-name="T5"><text:line-break/></text:span><text:span text:style-name="T5">s Kristem chcem zvítězit. </text:span></text:p>
              </text:list-item>
            </text:list>
            <text:list text:style-name="L8">
              <text:list-item>
                <text:p text:style-name="P110"><text:span text:style-name="T5">Černá noc hříchů pominula </text:span><text:span text:style-name="T5"><text:line-break/></text:span><text:span text:style-name="T5">zasvítil se nám jasně ten </text:span><text:span text:style-name="T5"><text:line-break/></text:span><text:span text:style-name="T5">jenž je sám žhavé slunce slunce spravedlnosti </text:span><text:span text:style-name="T5"><text:line-break/></text:span><text:span text:style-name="T5">slavme ten skvoucí den!</text:span></text:p>
              </text:list-item>
            </text:list>
            <text:list text:style-name="L4">
              <text:list-header>
                <text:p text:style-name="P106"><text:span text:style-name="T5">R: </text:span><text:span text:style-name="T5"><text:tab/></text:span><text:span text:style-name="T5">Divný to boj byl: Život se smrtí </text:span><text:span text:style-name="T5"><text:line-break/></text:span><text:span text:style-name="T5">krutě se utkávaly v něm. </text:span><text:span text:style-name="T5"><text:line-break/></text:span><text:span text:style-name="T5">Jak slavná zpráva, po třech dnech stal se </text:span><text:span text:style-name="T5"><text:line-break/></text:span><text:span text:style-name="T5">život nad smrtí vítězem</text:span></text:p>
              </text:list-header>
            </text:list>
            <text:list text:style-name="L9">
              <text:list-item>
                <text:p text:style-name="P110"><text:span text:style-name="T5">Náš Pán vstal z hrobu slavný vítěz </text:span><text:span text:style-name="T5"><text:line-break/></text:span><text:span text:style-name="T5">kéž také z hříchů vstáváme. </text:span><text:span text:style-name="T5"><text:line-break/></text:span><text:span text:style-name="T5">U Boha odpuštění v lítosti každodenní </text:span><text:span text:style-name="T5"><text:line-break/></text:span><text:span text:style-name="T5">život svůj hledáme! <text:s text:c="3"/>Ref. </text:span></text:p>
              </text:list-item>
              <text:list-item>
                <text:p text:style-name="P110"><text:span text:style-name="T5">= 1. </text:span></text:p>
              </text:list-item>
            </text:list>
          </draw:text-box>
        </draw:frame>
        <draw:custom-shape draw:name="Text Box 3" draw:style-name="gr504" draw:text-style-name="P12" draw:layer="layout" svg:width="3.718cm" svg:height="1.108cm" svg:x="23.799cm" svg:y="0cm">
          <text:list text:style-name="L1">
            <text:list-header>
              <text:p text:style-name="P11"><text:span text:style-name="T6">39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99" presentation:class="page"/>
          <draw:frame presentation:style-name="pr1" draw:text-style-name="P5" draw:layer="layout" svg:width="15.239cm" svg:height="11.429cm" svg:x="1.905cm" svg:y="12.065cm" presentation:class="notes" presentation:placeholder="true">
            <draw:text-box/>
          </draw:frame>
        </presentation:notes>
      </draw:page>
      <draw:page draw:name="page5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ástupy kol jeslí hluché </text:span><text:span text:style-name="T5"><text:line-break/></text:span><text:span text:style-name="T5">neslyší spásy zvon, </text:span><text:span text:style-name="T5"><text:line-break/></text:span><text:span text:style-name="T5">že přišel Kristus, to vědí <text:s/></text:span><text:span text:style-name="T5"><text:line-break/></text:span><text:span text:style-name="T5">jen Anna, Simeon. </text:span></text:p>
              </text:list-item>
            </text:list>
            <text:list text:style-name="L4">
              <text:list-header>
                <text:p text:style-name="P93"><text:span text:style-name="T5">R: </text:span><text:span text:style-name="T5"><text:tab/></text:span><text:span text:style-name="T5">Dej, abych poznal jako Anna, </text:span><text:span text:style-name="T5"><text:line-break/></text:span><text:span text:style-name="T5">viděl jak Simeon, </text:span><text:span text:style-name="T5"><text:line-break/></text:span><text:span text:style-name="T5">že lidstvu spása dána, </text:span><text:span text:style-name="T5"><text:line-break/></text:span><text:span text:style-name="T5">že přišel opravdu on. </text:span></text:p>
                <text:p text:style-name="P93"><text:span text:style-name="T5">2.</text:span><text:span text:style-name="T5"><text:tab/></text:span><text:span text:style-name="T5">Jen ti, kdo otevřou srdce </text:span><text:span text:style-name="T5"><text:line-break/></text:span><text:span text:style-name="T5">v radostném divení, </text:span><text:span text:style-name="T5"><text:line-break/></text:span><text:span text:style-name="T5">dnes Pána v dítěti spatří </text:span><text:span text:style-name="T5"><text:line-break/></text:span><text:span text:style-name="T5">a přijmou spasení. </text:span></text:p>
                <text:p text:style-name="P93"><text:span text:style-name="T5">3.</text:span><text:span text:style-name="T5"><text:tab/></text:span><text:span text:style-name="T5">Simeon vyhlížel Krista, </text:span><text:span text:style-name="T5"><text:line-break/></text:span><text:span text:style-name="T5">čekal až do šedin </text:span><text:span text:style-name="T5"><text:line-break/></text:span><text:span text:style-name="T5">a nás dnes v Betlémě čeká </text:span><text:span text:style-name="T5"><text:line-break/></text:span><text:span text:style-name="T5">sám on, sám Boží Syn. </text:span></text:p>
              </text:list-header>
            </text:list>
          </draw:text-box>
        </draw:frame>
        <draw:custom-shape draw:name="Text Box 3" draw:style-name="gr505" draw:text-style-name="P12" draw:layer="layout" svg:width="3.718cm" svg:height="1.108cm" svg:x="23.799cm" svg:y="0cm">
          <text:list text:style-name="L1">
            <text:list-header>
              <text:p text:style-name="P11"><text:span text:style-name="T6">39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0" presentation:class="page"/>
          <draw:frame presentation:style-name="pr1" draw:text-style-name="P5" draw:layer="layout" svg:width="15.239cm" svg:height="11.429cm" svg:x="1.905cm" svg:y="12.065cm" presentation:class="notes" presentation:placeholder="true">
            <draw:text-box/>
          </draw:frame>
        </presentation:notes>
      </draw:page>
      <draw:page draw:name="page50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drhám jó zdrhám zdrhám před svou vlastní myslí </text:span><text:span text:style-name="T5"><text:line-break/></text:span><text:span text:style-name="T5">zdrhám jó zdrhám před duchovní kapsou syslí </text:span><text:span text:style-name="T5"><text:line-break/></text:span><text:span text:style-name="T5">před chladnou samotou před dusnem z lidí </text:span><text:span text:style-name="T5"><text:line-break/></text:span><text:span text:style-name="T5">před lásky lakotou, co oči vidí </text:span></text:p>
                <text:p text:style-name="P93"><text:span text:style-name="T5">2.</text:span><text:span text:style-name="T5"><text:tab/></text:span><text:span text:style-name="T5">Zdrhám jó zdrhám zdrhám jenom se svou duší </text:span><text:span text:style-name="T5"><text:line-break/></text:span><text:span text:style-name="T5">zdrhám jó zdrhám a v kalhotech mi srdce buší </text:span><text:span text:style-name="T5"><text:line-break/></text:span><text:span text:style-name="T5">před sexu prázdnotou před strachem z těla </text:span><text:span text:style-name="T5"><text:line-break/></text:span><text:span text:style-name="T5">před hranou svobodou ničí co chtěla</text:span></text:p>
                <text:p text:style-name="P93"><text:span text:style-name="T5">3.</text:span><text:span text:style-name="T5"><text:tab/></text:span><text:span text:style-name="T5">Zdrhám jó zdrhám zdrhám před tím kdo je free </text:span><text:span text:style-name="T5"><text:line-break/></text:span><text:span text:style-name="T5">zdrhám jó zdrhám před zákonictvím prolhaným </text:span><text:span text:style-name="T5"><text:line-break/></text:span><text:span text:style-name="T5">tou chladnou samotou tím dusnem z lidí </text:span><text:span text:style-name="T5"><text:line-break/></text:span><text:span text:style-name="T5">tou lásky lakotou co oči vidí</text:span></text:p>
                <text:p text:style-name="P99"><text:span text:style-name="T5">4. Zdrhám jó zdrhám zdrhám s touhou po tvé ruce </text:span><text:span text:style-name="T5"><text:line-break/></text:span><text:span text:style-name="T5">zdrhám jó zdrhám s pocitem ztracené ovce </text:span><text:span text:style-name="T5"><text:line-break/></text:span><text:span text:style-name="T5">s duší svou hladovou za láskou prostou </text:span><text:span text:style-name="T5"><text:line-break/></text:span><text:span text:style-name="T5">před láskou stádovou před láskou sprostou</text:span></text:p>
              </text:list-header>
            </text:list>
          </draw:text-box>
        </draw:frame>
        <draw:custom-shape draw:name="Text Box 3" draw:style-name="gr506" draw:text-style-name="P12" draw:layer="layout" svg:width="3.718cm" svg:height="1.108cm" svg:x="23.799cm" svg:y="0cm">
          <text:list text:style-name="L1">
            <text:list-header>
              <text:p text:style-name="P11"><text:span text:style-name="T6">39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1" presentation:class="page"/>
          <draw:frame presentation:style-name="pr1" draw:text-style-name="P5" draw:layer="layout" svg:width="15.239cm" svg:height="11.429cm" svg:x="1.905cm" svg:y="12.065cm" presentation:class="notes" presentation:placeholder="true">
            <draw:text-box/>
          </draw:frame>
        </presentation:notes>
      </draw:page>
      <draw:page draw:name="page50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text:s/></text:span><text:span text:style-name="T5"><text:tab/></text:span><text:span text:style-name="T5">Znám tisíc jmen, jediný z nich je svatý, ó</text:span></text:p>
                <text:p text:style-name="P93"><text:span text:style-name="T5">R: </text:span><text:span text:style-name="T5"><text:tab/></text:span><text:span text:style-name="T5">Čas tvůj k nám se vrátí, </text:span><text:span text:style-name="T5"><text:line-break/></text:span><text:span text:style-name="T5">já znám, znám to jméno svatý.</text:span><text:span text:style-name="T5"><text:line-break/></text:span><text:span text:style-name="T5">Čas tvůj k nám se vrátí, </text:span><text:span text:style-name="T5"><text:line-break/></text:span><text:span text:style-name="T5">jdu s jménem tvým. </text:span></text:p>
                <text:p text:style-name="P93"><text:span text:style-name="T5">1. </text:span><text:span text:style-name="T5"><text:tab/></text:span><text:span text:style-name="T5">Kde vládnou jména lidí, </text:span><text:span text:style-name="T5"><text:line-break/></text:span><text:span text:style-name="T5">tam znám, znám to jméno svatý. </text:span><text:span text:style-name="T5"><text:line-break/></text:span><text:span text:style-name="T5">Kde vůlí zlou se řídí, </text:span><text:span text:style-name="T5"><text:line-break/></text:span><text:span text:style-name="T5">jdu s jménem tvým. </text:span></text:p>
                <text:p text:style-name="P93"><text:span text:style-name="T5">2. </text:span><text:span text:style-name="T5"><text:tab/></text:span><text:span text:style-name="T5">Kde žal a pláč jen zbejvá, </text:span><text:span text:style-name="T5"><text:line-break/></text:span><text:span text:style-name="T5">tam znám, znám to jméno svatý.</text:span><text:span text:style-name="T5"><text:line-break/></text:span><text:span text:style-name="T5">Kde bázeň víru skrejvá, </text:span><text:span text:style-name="T5"><text:line-break/></text:span><text:span text:style-name="T5">jdu s jménem tvým. </text:span></text:p>
              </text:list-header>
            </text:list>
          </draw:text-box>
        </draw:frame>
        <draw:custom-shape draw:name="Text Box 3" draw:style-name="gr507" draw:text-style-name="P12" draw:layer="layout" svg:width="3.718cm" svg:height="1.108cm" svg:x="23.799cm" svg:y="0cm">
          <text:list text:style-name="L1">
            <text:list-header>
              <text:p text:style-name="P11"><text:span text:style-name="T6">39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2" presentation:class="page"/>
          <draw:frame presentation:style-name="pr1" draw:text-style-name="P5" draw:layer="layout" svg:width="15.239cm" svg:height="11.429cm" svg:x="1.905cm" svg:y="12.065cm" presentation:class="notes" presentation:placeholder="true">
            <draw:text-box/>
          </draw:frame>
        </presentation:notes>
      </draw:page>
      <draw:page draw:name="page50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něl pláč noci té, když se narodil </text:span><text:span text:style-name="T5"><text:line-break/></text:span><text:span text:style-name="T5">a měl jenom tu stáj a bez nároků žil. </text:span><text:span text:style-name="T5"><text:line-break/></text:span><text:span text:style-name="T5">Zněl pláč noci té, tam Bůh našel nás, </text:span><text:span text:style-name="T5"><text:line-break/></text:span><text:span text:style-name="T5">kde pláč je nám domovem. </text:span></text:p>
                <text:p text:style-name="P93"><text:span text:style-name="T5">2.</text:span><text:span text:style-name="T5"><text:tab/></text:span><text:span text:style-name="T5">Měl rád bližní své, ale hněvem vzplál, </text:span><text:span text:style-name="T5"><text:line-break/></text:span><text:span text:style-name="T5">když zřel, jak hromadí, kdo mnohým oplývá. </text:span><text:span text:style-name="T5"><text:line-break/></text:span><text:span text:style-name="T5">Měl rád bližní své, vždyť Bůh našel nás, </text:span><text:span text:style-name="T5"><text:line-break/></text:span><text:span text:style-name="T5">kde hlad je nám domovem.</text:span></text:p>
                <text:p text:style-name="P93"><text:span text:style-name="T5">3.</text:span><text:span text:style-name="T5"><text:tab/></text:span><text:span text:style-name="T5">Když pláč noci skryl svědky bázlivé </text:span><text:span text:style-name="T5"><text:line-break/></text:span><text:span text:style-name="T5">a sám Ježíš pak stál a Pilát soudil jej, </text:span><text:span text:style-name="T5"><text:line-break/></text:span><text:span text:style-name="T5">když soud noci zrál, tu Bůh našel nás, </text:span><text:span text:style-name="T5"><text:line-break/></text:span><text:span text:style-name="T5">kde strach je nám domovem.</text:span></text:p>
              </text:list-header>
            </text:list>
          </draw:text-box>
        </draw:frame>
        <draw:custom-shape draw:name="Text Box 3" draw:style-name="gr508" draw:text-style-name="P12" draw:layer="layout" svg:width="3.718cm" svg:height="1.108cm" svg:x="23.799cm" svg:y="0cm">
          <text:list text:style-name="L1">
            <text:list-header>
              <text:p text:style-name="P11"><text:span text:style-name="T6">3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3" presentation:class="page"/>
          <draw:frame presentation:style-name="pr1" draw:text-style-name="P5" draw:layer="layout" svg:width="15.239cm" svg:height="11.429cm" svg:x="1.905cm" svg:y="12.065cm" presentation:class="notes" presentation:placeholder="true">
            <draw:text-box/>
          </draw:frame>
        </presentation:notes>
      </draw:page>
      <draw:page draw:name="page50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4.</text:span><text:span text:style-name="T5"><text:tab/></text:span><text:span text:style-name="T5">Hle, Pán nesl kříž místo slávy své, </text:span><text:span text:style-name="T5"><text:line-break/></text:span><text:span text:style-name="T5">však tím byl lidem blíž než slavní králové. </text:span><text:span text:style-name="T5"><text:line-break/></text:span><text:span text:style-name="T5">Hle, Pán nesl kříž a Bůh našel nás, </text:span><text:span text:style-name="T5"><text:line-break/></text:span><text:span text:style-name="T5">kde kříž je nám domovem.</text:span></text:p>
                <text:p text:style-name="P93"><text:span text:style-name="T5">5.</text:span><text:span text:style-name="T5"><text:tab/></text:span><text:span text:style-name="T5">Pak v úsvitu hlas ženám zprávu dal: </text:span><text:span text:style-name="T5"><text:line-break/></text:span><text:span text:style-name="T5">Kdo tvář jeho chce zřít, ten k lidem vrať se zas. </text:span><text:span text:style-name="T5"><text:line-break/></text:span><text:span text:style-name="T5">Vždyť Pán z mrtvých vstal, tak Bůh našel nás </text:span><text:span text:style-name="T5"><text:line-break/></text:span><text:span text:style-name="T5">a nám se stal domovem.</text:span></text:p>
              </text:list-header>
            </text:list>
          </draw:text-box>
        </draw:frame>
        <draw:custom-shape draw:name="Text Box 3" draw:style-name="gr509" draw:text-style-name="P12" draw:layer="layout" svg:width="3.718cm" svg:height="1.108cm" svg:x="23.799cm" svg:y="0cm">
          <text:list text:style-name="L1">
            <text:list-header>
              <text:p text:style-name="P11"><text:span text:style-name="T6">39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4" presentation:class="page"/>
          <draw:frame presentation:style-name="pr1" draw:text-style-name="P5" draw:layer="layout" svg:width="15.239cm" svg:height="11.429cm" svg:x="1.905cm" svg:y="12.065cm" presentation:class="notes" presentation:placeholder="true">
            <draw:text-box/>
          </draw:frame>
        </presentation:notes>
      </draw:page>
      <draw:page draw:name="page50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R. </text:span><text:span text:style-name="T5"><text:tab/></text:span><text:span text:style-name="T5">Zní na loukách zpěv, tam zpívá si květ, </text:span><text:span text:style-name="T5"><text:line-break/></text:span><text:span text:style-name="T5">já v srdci radost mám; </text:span><text:span text:style-name="T5"><text:line-break/></text:span><text:span text:style-name="T5">zní na loukách zpěv, tam zpívá si květ, </text:span><text:span text:style-name="T5"><text:line-break/></text:span><text:span text:style-name="T5">a já v svém srdci radost mám. </text:span></text:p>
                <text:p text:style-name="P106"><text:span text:style-name="T5">1. </text:span><text:span text:style-name="T5"><text:tab/></text:span><text:span text:style-name="T5">Na všech cestách v tomto světě </text:span><text:span text:style-name="T5"><text:line-break/></text:span><text:span text:style-name="T5">Pán tě vede k nebi blíž </text:span><text:span text:style-name="T5"><text:line-break/></text:span><text:span text:style-name="T5">a svým Duchem přivede tě k slunci, které uvidíš. </text:span></text:p>
                <text:p text:style-name="P106"><text:span text:style-name="T5">2. </text:span><text:span text:style-name="T5"><text:tab/></text:span><text:span text:style-name="T5">Na všech cestách naší země </text:span><text:span text:style-name="T5"><text:line-break/></text:span><text:span text:style-name="T5">najdeš pouta přátelství, </text:span><text:span text:style-name="T5"><text:line-break/></text:span><text:span text:style-name="T5">potkáš bratra, jemuž denně také můžeš bratrem být. </text:span></text:p>
                <text:p text:style-name="P105"><text:span text:style-name="T5">3. Na všech cestách širé vlasti </text:span><text:span text:style-name="T5"><text:line-break/></text:span><text:span text:style-name="T5">jeden cíl je před námi, </text:span><text:span text:style-name="T5"><text:line-break/></text:span><text:span text:style-name="T5">zve nás přes radost i strasti k velikému setkání. </text:span></text:p>
                <text:p text:style-name="P105"><text:span text:style-name="T5">4. Na všech cestách v tomto světě </text:span><text:span text:style-name="T5"><text:line-break/></text:span><text:span text:style-name="T5">nač se bát, jen doufej dál; </text:span><text:span text:style-name="T5"><text:line-break/></text:span><text:span text:style-name="T5">Pán tě vede, k víře zve tě, pokoj tobě přichystal.</text:span></text:p>
              </text:list-header>
            </text:list>
          </draw:text-box>
        </draw:frame>
        <draw:custom-shape draw:name="Text Box 3" draw:style-name="gr510" draw:text-style-name="P12" draw:layer="layout" svg:width="3.718cm" svg:height="1.108cm" svg:x="23.799cm" svg:y="0cm">
          <text:list text:style-name="L1">
            <text:list-header>
              <text:p text:style-name="P11"><text:span text:style-name="T6">39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5" presentation:class="page"/>
          <draw:frame presentation:style-name="pr1" draw:text-style-name="P5" draw:layer="layout" svg:width="15.239cm" svg:height="11.429cm" svg:x="1.905cm" svg:y="12.065cm" presentation:class="notes" presentation:placeholder="true">
            <draw:text-box/>
          </draw:frame>
        </presentation:notes>
      </draw:page>
      <draw:page draw:name="page50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Zní, zní, zní hlas temný, tichý, </text:span><text:span text:style-name="T5"><text:line-break/></text:span><text:span text:style-name="T5">zní, zní, zní, v poušti volání. </text:span><text:span text:style-name="T5"><text:line-break/></text:span><text:span text:style-name="T5">Zní, zní, zní: „Zvažte své hříchy, </text:span><text:span text:style-name="T5"><text:line-break/></text:span><text:span text:style-name="T5">ještě pozdě není, je čas pokání.“ </text:span></text:p>
              </text:list-header>
            </text:list>
            <text:list text:style-name="L5">
              <text:list-item>
                <text:p text:style-name="P94"><text:span text:style-name="T5">Už se zvedá vítr, plevy rozežene, </text:span><text:span text:style-name="T5"><text:line-break/></text:span><text:span text:style-name="T5">vítr soudce, který sklizeň provívá. </text:span><text:span text:style-name="T5"><text:line-break/></text:span><text:span text:style-name="T5">Sekera se zatne do suchého kmene, </text:span><text:span text:style-name="T5"><text:line-break/></text:span><text:span text:style-name="T5">žárem sálá výheň, výheň ohnivá. </text:span></text:p>
              </text:list-item>
              <text:list-item>
                <text:p text:style-name="P94"><text:span text:style-name="T5">Už se zvedá vítr, který zrno čistí, </text:span><text:span text:style-name="T5"><text:line-break/></text:span><text:span text:style-name="T5">žeň hospodáře čeká, sýpky nachystal, </text:span><text:span text:style-name="T5"><text:line-break/></text:span><text:span text:style-name="T5">běda všechněm, kteří jsou si sebou jistí, </text:span><text:span text:style-name="T5"><text:line-break/></text:span><text:span text:style-name="T5">běda tomu domu, co na písku stál. </text:span></text:p>
                <text:p text:style-name="P94"><text:span text:style-name="T5"/></text:p>
              </text:list-item>
            </text:list>
          </draw:text-box>
        </draw:frame>
        <draw:custom-shape draw:name="Text Box 3" draw:style-name="gr511" draw:text-style-name="P12" draw:layer="layout" svg:width="3.718cm" svg:height="1.108cm" svg:x="23.799cm" svg:y="0cm">
          <text:list text:style-name="L1">
            <text:list-header>
              <text:p text:style-name="P11"><text:span text:style-name="T6">39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6" presentation:class="page"/>
          <draw:frame presentation:style-name="pr1" draw:text-style-name="P5" draw:layer="layout" svg:width="15.239cm" svg:height="11.429cm" svg:x="1.905cm" svg:y="12.065cm" presentation:class="notes" presentation:placeholder="true">
            <draw:text-box/>
          </draw:frame>
        </presentation:notes>
      </draw:page>
      <draw:page draw:name="page50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Zpívám, Pane, meč v ruce mám. :) </text:span></text:p>
                <text:p text:style-name="P93"><text:span text:style-name="T5">1. </text:span><text:span text:style-name="T5"><text:tab/></text:span><text:span text:style-name="T5">Nebe i země, stvoření tvé, </text:span><text:span text:style-name="T5"><text:line-break/></text:span><text:span text:style-name="T5">chválí tě zpěvem svým, </text:span><text:span text:style-name="T5"><text:line-break/></text:span><text:span text:style-name="T5">já s nimi zpívám k slávě tvé, vždyť </text:span><text:span text:style-name="T5"><text:line-break/></text:span><text:span text:style-name="T5">(: kdo tě chválí, meč v ruce má. :) 4x </text:span></text:p>
                <text:p text:style-name="P93"><text:span text:style-name="T5">2.</text:span><text:span text:style-name="T5"><text:tab/></text:span><text:span text:style-name="T5">Každé tvé slovo, které já znám, </text:span><text:span text:style-name="T5"><text:line-break/></text:span><text:span text:style-name="T5">dává mi sílu žít, </text:span><text:span text:style-name="T5"><text:line-break/></text:span><text:span text:style-name="T5">svítí nám ve tmě pravda tvá, vždyť </text:span><text:span text:style-name="T5"><text:line-break/></text:span><text:span text:style-name="T5">(: kdo zná pravdu, meč v ruce má. :) 4x</text:span></text:p>
                <text:p text:style-name="P93"><text:span text:style-name="T5">3.</text:span><text:span text:style-name="T5"><text:tab/></text:span><text:span text:style-name="T5">S důvěrou volám, bídu svou znám, </text:span><text:span text:style-name="T5"><text:line-break/></text:span><text:span text:style-name="T5">tvou pomoc vyhlížím, </text:span><text:span text:style-name="T5"><text:line-break/></text:span><text:span text:style-name="T5">zní prosby mé až před trůn tvůj, vždyť </text:span><text:span text:style-name="T5"><text:line-break/></text:span><text:span text:style-name="T5">(: kdo se modlí, meč v ruce má. :) 4x</text:span></text:p>
              </text:list-header>
            </text:list>
          </draw:text-box>
        </draw:frame>
        <draw:custom-shape draw:name="Text Box 3" draw:style-name="gr512" draw:text-style-name="P12" draw:layer="layout" svg:width="3.718cm" svg:height="1.108cm" svg:x="23.799cm" svg:y="0cm">
          <text:list text:style-name="L1">
            <text:list-header>
              <text:p text:style-name="P11"><text:span text:style-name="T6">3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7" presentation:class="page"/>
          <draw:frame presentation:style-name="pr1" draw:text-style-name="P5" draw:layer="layout" svg:width="15.239cm" svg:height="11.429cm" svg:x="1.905cm" svg:y="12.065cm" presentation:class="notes" presentation:placeholder="true">
            <draw:text-box/>
          </draw:frame>
        </presentation:notes>
      </draw:page>
      <draw:page draw:name="page50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 Zpívám, Pane, meč v ruce mám. :) </text:span></text:p>
                <text:p text:style-name="P93"><text:span text:style-name="T5">4.</text:span><text:span text:style-name="T5"><text:tab/></text:span><text:span text:style-name="T5">Pán Ježíš zemřel, odpustil nám, </text:span><text:span text:style-name="T5"><text:line-break/></text:span><text:span text:style-name="T5">má zloba utichá, </text:span><text:span text:style-name="T5"><text:line-break/></text:span><text:span text:style-name="T5">každý bližní je bratr můj, vždyť </text:span><text:span text:style-name="T5"><text:line-break/></text:span><text:span text:style-name="T5">(: kdo odpouští, meč v ruce má. :) 4x</text:span></text:p>
                <text:p text:style-name="P93"><text:span text:style-name="T5">5.</text:span><text:span text:style-name="T5"><text:tab/></text:span><text:span text:style-name="T5">Ráno až přijdeš, utišíš pláč chudých, </text:span><text:span text:style-name="T5"><text:line-break/></text:span><text:span text:style-name="T5">tichých, plačících, </text:span><text:span text:style-name="T5"><text:line-break/></text:span><text:span text:style-name="T5">skončí mé dlouhé čekání, vždyť </text:span><text:span text:style-name="T5"><text:line-break/></text:span><text:span text:style-name="T5">(: ten, kdo doufá, meč v ruce má. :) 4x</text:span></text:p>
                <text:p text:style-name="P93"><text:span text:style-name="T5">6.</text:span><text:span text:style-name="T5"><text:tab/></text:span><text:span text:style-name="T5">Vítězná píseň, kterou já znám, </text:span><text:span text:style-name="T5"><text:line-break/></text:span><text:span text:style-name="T5">dál nese radost mou, </text:span><text:span text:style-name="T5"><text:line-break/></text:span><text:span text:style-name="T5">zní andělů zpěv, zpívám též, vždyť </text:span><text:span text:style-name="T5"><text:line-break/></text:span><text:span text:style-name="T5">(: kdo ti zpívá, meč v ruce má. :) 4x</text:span></text:p>
              </text:list-header>
            </text:list>
          </draw:text-box>
        </draw:frame>
        <draw:custom-shape draw:name="Text Box 3" draw:style-name="gr513" draw:text-style-name="P12" draw:layer="layout" svg:width="3.718cm" svg:height="1.108cm" svg:x="23.799cm" svg:y="0cm">
          <text:list text:style-name="L1">
            <text:list-header>
              <text:p text:style-name="P11"><text:span text:style-name="T6">39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8" presentation:class="page"/>
          <draw:frame presentation:style-name="pr1" draw:text-style-name="P5" draw:layer="layout" svg:width="15.239cm" svg:height="11.429cm" svg:x="1.905cm" svg:y="12.065cm" presentation:class="notes" presentation:placeholder="true">
            <draw:text-box/>
          </draw:frame>
        </presentation:notes>
      </draw:page>
      <draw:page draw:name="page50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Zrána cestou sotva známou vzhůru mě potáhnou, </text:span><text:span text:style-name="T5"><text:line-break/></text:span><text:span text:style-name="T5">(: cestou sotva známou vzhůru mě potáhnou, :)</text:span><text:span text:style-name="T5"><text:line-break/></text:span><text:span text:style-name="T5">z dáli slyším trouby znít. </text:span></text:p>
                <text:p text:style-name="P106"><text:span text:style-name="T5">2.</text:span><text:span text:style-name="T5"><text:tab/></text:span><text:span text:style-name="T5">Já však věřím, že se sejdem s mými bratry v ten den, </text:span><text:span text:style-name="T5"><text:line-break/></text:span><text:span text:style-name="T5">(: věřím, že se sejdem s mými bratry v ten den, :) </text:span><text:span text:style-name="T5"><text:line-break/></text:span><text:span text:style-name="T5">z dáli slyším trouby znít. </text:span></text:p>
                <text:p text:style-name="P106"><text:span text:style-name="T5">3.</text:span><text:span text:style-name="T5"><text:tab/></text:span><text:span text:style-name="T5">Já však věřím, že se sejdem s tvými posly v ten den, </text:span><text:span text:style-name="T5"><text:line-break/></text:span><text:span text:style-name="T5">(: věřím, že se sejdem s tvými posly v ten den, :) </text:span><text:span text:style-name="T5"><text:line-break/></text:span><text:span text:style-name="T5">z dáli slyším trouby znít. </text:span></text:p>
              </text:list-header>
            </text:list>
            <text:list text:style-name="L10">
              <text:list-item>
                <text:p text:style-name="P110"><text:span text:style-name="T5">Já však věřím, že se sejdem s Pánem Kristem v ten den, </text:span><text:span text:style-name="T5"><text:line-break/></text:span><text:span text:style-name="T5">(: věřím, že se sejdem s Pánem Kristem v ten den, :) </text:span><text:span text:style-name="T5"><text:line-break/></text:span><text:span text:style-name="T5">z dáli slyším trouby znít. </text:span></text:p>
              </text:list-item>
            </text:list>
            <text:list text:style-name="L4">
              <text:list-header>
                <text:p text:style-name="P106"><text:span text:style-name="T5">5. </text:span><text:span text:style-name="T5"><text:tab/></text:span><text:span text:style-name="T5">Zrána cestou sotva známou vzhůru mě potáhnou, </text:span><text:span text:style-name="T5"><text:line-break/></text:span><text:span text:style-name="T5">(: cestou sotva známou vzhůru mě potáhnou, :)</text:span><text:span text:style-name="T5"><text:line-break/></text:span><text:span text:style-name="T5">z dáli slyším trouby znít. </text:span></text:p>
                <text:p text:style-name="P105"><text:span text:style-name="T5"/></text:p>
              </text:list-header>
            </text:list>
          </draw:text-box>
        </draw:frame>
        <draw:custom-shape draw:name="Text Box 3" draw:style-name="gr514" draw:text-style-name="P12" draw:layer="layout" svg:width="3.718cm" svg:height="1.108cm" svg:x="23.799cm" svg:y="0cm">
          <text:list text:style-name="L1">
            <text:list-header>
              <text:p text:style-name="P11"><text:span text:style-name="T6">40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9" presentation:class="page"/>
          <draw:frame presentation:style-name="pr1" draw:text-style-name="P5" draw:layer="layout" svg:width="15.239cm" svg:height="11.429cm" svg:x="1.905cm" svg:y="12.065cm" presentation:class="notes" presentation:placeholder="true">
            <draw:text-box/>
          </draw:frame>
        </presentation:notes>
      </draw:page>
      <draw:page draw:name="page51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46"><text:span text:style-name="T5">R: </text:span><text:span text:style-name="T5"><text:tab/></text:span><text:span text:style-name="T5">Zůstaň s námi, Pane, když se stmívá,</text:span><text:span text:style-name="T5"><text:line-break/></text:span><text:span text:style-name="T5">zůstaň s námi, den se nachýlil.</text:span><text:span text:style-name="T5"><text:line-break/></text:span><text:span text:style-name="T5">Zůstaň s námi, už se připozdívá,</text:span><text:span text:style-name="T5"><text:line-break/></text:span><text:span text:style-name="T5">zůstaň s námi, když ubývá sil.</text:span></text:p>
                <text:p text:style-name="P42"><text:span text:style-name="T5">1. Nad bázlivou duší a nad slabým tělem</text:span><text:span text:style-name="T5"><text:line-break/></text:span><text:span text:style-name="T5">slituj se, Pane, lačným chléb svůj dej,</text:span><text:span text:style-name="T5"><text:line-break/></text:span><text:span text:style-name="T5">u svého stolu teď buď nám hostitelem</text:span><text:span text:style-name="T5"><text:line-break/></text:span><text:span text:style-name="T5">a v prázdný kalich nové víno vlej.</text:span></text:p>
                <text:p text:style-name="P42"><text:span text:style-name="T5">2. Otevírej oči, které nevidí tě,</text:span><text:span text:style-name="T5"><text:line-break/></text:span><text:span text:style-name="T5">nevidí pravdu, znají jenom klam.</text:span><text:span text:style-name="T5"><text:line-break/></text:span><text:span text:style-name="T5">Důvěru probuď v nás, jakou mívá dítě,</text:span><text:span text:style-name="T5"><text:line-break/></text:span><text:span text:style-name="T5">promluv k nám, Pane, řekni Pokoj vám!</text:span></text:p>
                <text:p text:style-name="P42"><text:span text:style-name="T5"> </text:span><text:span text:style-name="T5">3. Do svých ran vlož ruce skleslé pochybností,</text:span><text:span text:style-name="T5"><text:line-break/></text:span><text:span text:style-name="T5">zrno v zem vsáté zas nám připomeň,</text:span><text:span text:style-name="T5"><text:line-break/></text:span><text:span text:style-name="T5">pozvání k slávě tvé, bílé roucho hostí,</text:span><text:span text:style-name="T5"><text:line-break/></text:span><text:span text:style-name="T5">čas, který chystá přebohatou žeň.</text:span></text:p>
              </text:list-header>
            </text:list>
          </draw:text-box>
        </draw:frame>
        <draw:custom-shape draw:name="Text Box 3" draw:style-name="gr515" draw:text-style-name="P12" draw:layer="layout" svg:width="3.718cm" svg:height="1.108cm" svg:x="23.799cm" svg:y="0cm">
          <text:list text:style-name="L1">
            <text:list-header>
              <text:p text:style-name="P11"><text:span text:style-name="T6">40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0" presentation:class="page"/>
          <draw:frame presentation:style-name="pr1" draw:text-style-name="P5" draw:layer="layout" svg:width="15.239cm" svg:height="11.429cm" svg:x="1.905cm" svg:y="12.065cm" presentation:class="notes" presentation:placeholder="true">
            <draw:text-box/>
          </draw:frame>
        </presentation:notes>
      </draw:page>
      <draw:page draw:name="page51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ůstávej s námi, Ježíši, </text:span><text:span text:style-name="T5"><text:line-break/></text:span><text:span text:style-name="T5">ať stále o tom vím, </text:span><text:span text:style-name="T5"><text:line-break/></text:span><text:span text:style-name="T5">že ruka moje v ruce tvé </text:span><text:span text:style-name="T5"><text:line-break/></text:span><text:span text:style-name="T5">a život můj je darem tvým. </text:span></text:p>
              </text:list-item>
            </text:list>
            <text:list text:style-name="L4">
              <text:list-header>
                <text:p text:style-name="P93"><text:span text:style-name="T5">R: </text:span><text:span text:style-name="T5"><text:tab/></text:span><text:span text:style-name="T5">Ježíši, s námi zůstávej, </text:span><text:span text:style-name="T5"><text:line-break/></text:span><text:span text:style-name="T5">ať stále o tom vím. </text:span><text:span text:style-name="T5"><text:line-break/></text:span><text:span text:style-name="T5">Svou blízkost najevo mi dej, </text:span><text:span text:style-name="T5"><text:line-break/></text:span><text:span text:style-name="T5">já na věky chci býti tvým.</text:span></text:p>
              </text:list-header>
            </text:list>
            <text:list text:style-name="L8">
              <text:list-item>
                <text:p text:style-name="P94"><text:span text:style-name="T5">Zůstávej s námi, Ježíši, </text:span><text:span text:style-name="T5"><text:line-break/></text:span><text:span text:style-name="T5">buď stále prostřed nás, </text:span><text:span text:style-name="T5"><text:line-break/></text:span><text:span text:style-name="T5">v spojení tří anebo dvou </text:span><text:span text:style-name="T5"><text:line-break/></text:span><text:span text:style-name="T5">ve jménu tvém zní spásy hlas. </text:span></text:p>
              </text:list-item>
              <text:list-item>
                <text:p text:style-name="P94"><text:span text:style-name="T5">Zůstaňte v milování mém, </text:span><text:span text:style-name="T5"><text:line-break/></text:span><text:span text:style-name="T5">tak voláš ty nás sám, </text:span><text:span text:style-name="T5"><text:line-break/></text:span><text:span text:style-name="T5">včera, dnes, zítra stále týž, </text:span><text:span text:style-name="T5"><text:line-break/></text:span><text:span text:style-name="T5">můj Ježíši, buď Pánem nám. </text:span></text:p>
              </text:list-item>
            </text:list>
          </draw:text-box>
        </draw:frame>
        <draw:custom-shape draw:name="Text Box 3" draw:style-name="gr516" draw:text-style-name="P12" draw:layer="layout" svg:width="3.718cm" svg:height="1.108cm" svg:x="23.799cm" svg:y="0cm">
          <text:list text:style-name="L1">
            <text:list-header>
              <text:p text:style-name="P11"><text:span text:style-name="T6">40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1" presentation:class="page"/>
          <draw:frame presentation:style-name="pr1" draw:text-style-name="P5" draw:layer="layout" svg:width="15.239cm" svg:height="11.429cm" svg:x="1.905cm" svg:y="12.065cm" presentation:class="notes" presentation:placeholder="true">
            <draw:text-box/>
          </draw:frame>
        </presentation:notes>
      </draw:page>
      <draw:page draw:name="page51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Zve nás, a sám, zve nás, a sám, </text:span><text:span text:style-name="T5"><text:line-break/></text:span><text:span text:style-name="T5">zve nás, a sám nám šaty dá. </text:span></text:p>
                <text:p text:style-name="P93"><text:span text:style-name="T5">R: </text:span><text:span text:style-name="T5"><text:tab/></text:span><text:span text:style-name="T5">U bran jeho království </text:span><text:span text:style-name="T5"><text:line-break/></text:span><text:span text:style-name="T5">se pustíme strachů svých </text:span><text:span text:style-name="T5"><text:line-break/></text:span><text:span text:style-name="T5">půjdem dál jenom s vírou, s vírou, s vírou, </text:span><text:span text:style-name="T5"><text:line-break/></text:span><text:span text:style-name="T5">těžko na to vyzrajem, </text:span><text:span text:style-name="T5"><text:line-break/></text:span><text:span text:style-name="T5">náš Bůh zve nás jen s vírou, </text:span><text:span text:style-name="T5"><text:line-break/></text:span><text:span text:style-name="T5">s vírou, den co den můžem dál jenom s vírou. </text:span></text:p>
                <text:p text:style-name="P93"><text:span text:style-name="T5">2.</text:span><text:span text:style-name="T5"><text:tab/></text:span><text:span text:style-name="T5">Zve nás, a sám, zve nás, a sám, </text:span><text:span text:style-name="T5"><text:line-break/></text:span><text:span text:style-name="T5">zve nás, a sám nám boty dá. </text:span></text:p>
                <text:p text:style-name="P93"><text:span text:style-name="T5">3.</text:span><text:span text:style-name="T5"><text:tab/></text:span><text:span text:style-name="T5">Zve nás, a sám, zve nás, a sám, </text:span><text:span text:style-name="T5"><text:line-break/></text:span><text:span text:style-name="T5">zve nás, a sám nám pokoj dá. </text:span></text:p>
              </text:list-header>
            </text:list>
          </draw:text-box>
        </draw:frame>
        <draw:custom-shape draw:name="Text Box 3" draw:style-name="gr517" draw:text-style-name="P12" draw:layer="layout" svg:width="3.718cm" svg:height="1.108cm" svg:x="23.799cm" svg:y="0cm">
          <text:list text:style-name="L1">
            <text:list-header>
              <text:p text:style-name="P11"><text:span text:style-name="T6">40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2" presentation:class="page"/>
          <draw:frame presentation:style-name="pr1" draw:text-style-name="P5" draw:layer="layout" svg:width="15.239cm" svg:height="11.429cm" svg:x="1.905cm" svg:y="12.065cm" presentation:class="notes" presentation:placeholder="true">
            <draw:text-box/>
          </draw:frame>
        </presentation:notes>
      </draw:page>
      <draw:page draw:name="page51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R: </text:span><text:span text:style-name="T5"><text:tab/></text:span><text:span text:style-name="T5">Zvedej se z pózy pohodlný, těžký je dnes za bráchou jít. </text:span><text:span text:style-name="T5"><text:line-break/></text:span><text:span text:style-name="T5">Tvůj Pán tě volá , vstávej, vlak ti ujíždí, jo tak se zvedej. </text:span></text:p>
                <text:p text:style-name="P106"><text:span text:style-name="T5">1. </text:span><text:span text:style-name="T5"><text:tab/></text:span><text:span text:style-name="T5">Každej den potkáš tolik lidí, </text:span><text:span text:style-name="T5"><text:line-break/></text:span><text:span text:style-name="T5">vidíš jen tváře lhostejný, svůj úsměv schováváš, </text:span><text:span text:style-name="T5"><text:line-break/></text:span><text:span text:style-name="T5">tvář stejnou nasadíš, za co se stydíš? </text:span></text:p>
              </text:list-header>
            </text:list>
            <text:list text:style-name="L8">
              <text:list-item>
                <text:p text:style-name="P110"><text:span text:style-name="T5">Potkáš sem tam i tváře známý, </text:span><text:span text:style-name="T5"><text:line-break/></text:span><text:span text:style-name="T5">hledáš pár slůvek příjemných. </text:span><text:span text:style-name="T5"><text:line-break/></text:span><text:span text:style-name="T5">Spěcháš a nemáš čas kus místa v sobě mít, radši se klidíš! </text:span></text:p>
              </text:list-item>
              <text:list-item>
                <text:p text:style-name="P110"><text:span text:style-name="T5">Přečíst si zkoušej slova svatý, </text:span><text:span text:style-name="T5"><text:line-break/></text:span><text:span text:style-name="T5">v bližních že Pána potkat smíš. </text:span><text:span text:style-name="T5"><text:line-break/></text:span><text:span text:style-name="T5">Svou bránu zavřít chceš jim, nebo otevřít, </text:span><text:span text:style-name="T5"><text:line-break/></text:span><text:span text:style-name="T5">sám jednou sklidíš! </text:span></text:p>
              </text:list-item>
            </text:list>
            <text:list text:style-name="L4">
              <text:list-header>
                <text:p text:style-name="P106"><text:span text:style-name="T5">R. </text:span><text:span text:style-name="T5"><text:tab/></text:span><text:span text:style-name="T5">Zvedej se z pózy pohodlný, těžký je dnes za bráchou jít. </text:span><text:span text:style-name="T5"><text:line-break/></text:span><text:span text:style-name="T5">Tvůj Pán tě volá , vstávej, vlak ti ujíždí, </text:span><text:span text:style-name="T5"><text:line-break/></text:span><text:span text:style-name="T5">jo tak se zvedni a za bratrem kráčej, koukej jít, </text:span><text:span text:style-name="T5"><text:line-break/></text:span><text:span text:style-name="T5">proč jinak na světě chtěl bys být? </text:span><text:span text:style-name="T5"><text:line-break/></text:span><text:span text:style-name="T5">Všechno, co potřebí, máš, slyšíš to volání. </text:span></text:p>
              </text:list-header>
            </text:list>
          </draw:text-box>
        </draw:frame>
        <draw:custom-shape draw:name="Text Box 3" draw:style-name="gr518" draw:text-style-name="P12" draw:layer="layout" svg:width="3.718cm" svg:height="1.108cm" svg:x="23.799cm" svg:y="0cm">
          <text:list text:style-name="L1">
            <text:list-header>
              <text:p text:style-name="P11"><text:span text:style-name="T6">40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3" presentation:class="page"/>
          <draw:frame presentation:style-name="pr1" draw:text-style-name="P5" draw:layer="layout" svg:width="15.239cm" svg:height="11.429cm" svg:x="1.905cm" svg:y="12.065cm" presentation:class="notes" presentation:placeholder="true">
            <draw:text-box/>
          </draw:frame>
        </presentation:notes>
      </draw:page>
      <draw:page draw:name="page51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Že celý svět jsi odkázal nám, známe, </text:span><text:span text:style-name="T5"><text:line-break/></text:span><text:span text:style-name="T5">však přece často nečiníme nic, </text:span><text:span text:style-name="T5"><text:line-break/></text:span><text:span text:style-name="T5">co by se tobě mohlo líbit, Pane, </text:span><text:span text:style-name="T5"><text:line-break/></text:span><text:span text:style-name="T5">dej do našeho srdce lásky víc. </text:span></text:p>
                <text:p text:style-name="P106"><text:span text:style-name="T5">R: </text:span><text:span text:style-name="T5"><text:tab/></text:span><text:span text:style-name="T5">Víru nám dej, slávu tvého jména ať spatří celý svět. </text:span></text:p>
                <text:p text:style-name="P106"><text:span text:style-name="T5">2. </text:span><text:span text:style-name="T5"><text:tab/></text:span><text:span text:style-name="T5">A tam, kde trpí někdo z našich bližních, <text:s/></text:span><text:span text:style-name="T5"><text:line-break/></text:span><text:span text:style-name="T5">ať nevšímavě nejdem' kolem něj. </text:span><text:span text:style-name="T5"><text:line-break/></text:span><text:span text:style-name="T5">Nauč nás činit svoji svatou vůli, </text:span><text:span text:style-name="T5"><text:line-break/></text:span><text:span text:style-name="T5">odvahu k službě lásky sám nám dej. </text:span></text:p>
                <text:p text:style-name="P106"><text:span text:style-name="T5">3.</text:span><text:span text:style-name="T5"><text:tab/></text:span><text:span text:style-name="T5">Pomoz nám, když jdem tímto dnešním světem, </text:span><text:span text:style-name="T5"><text:line-break/></text:span><text:span text:style-name="T5">vidět a přijmout svatou vůli tvou. </text:span><text:span text:style-name="T5"><text:line-break/></text:span><text:span text:style-name="T5">Jít s tebou ke všem nemocným tvým dětem </text:span><text:span text:style-name="T5"><text:line-break/></text:span><text:span text:style-name="T5">a podat tvoji ruku pomocnou. </text:span></text:p>
                <text:p text:style-name="P106"><text:span text:style-name="T5">4.</text:span><text:span text:style-name="T5"><text:tab/></text:span><text:span text:style-name="T5">Dej naději nám pro celý svět, Pane, </text:span><text:span text:style-name="T5"><text:line-break/></text:span><text:span text:style-name="T5">ať není místa bez tvé pomoci, </text:span><text:span text:style-name="T5"><text:line-break/></text:span><text:span text:style-name="T5">ať přestanou - kde tvá se vůle stane, </text:span><text:span text:style-name="T5"><text:line-break/></text:span><text:span text:style-name="T5">rozbroje, války, hlad a nemoci. </text:span></text:p>
              </text:list-header>
            </text:list>
          </draw:text-box>
        </draw:frame>
        <draw:custom-shape draw:name="Text Box 3" draw:style-name="gr519" draw:text-style-name="P12" draw:layer="layout" svg:width="3.718cm" svg:height="1.108cm" svg:x="23.799cm" svg:y="0cm">
          <text:list text:style-name="L1">
            <text:list-header>
              <text:p text:style-name="P11"><text:span text:style-name="T6">40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4" presentation:class="page"/>
          <draw:frame presentation:style-name="pr1" draw:text-style-name="P5" draw:layer="layout" svg:width="15.239cm" svg:height="11.429cm" svg:x="1.905cm" svg:y="12.065cm" presentation:class="notes" presentation:placeholder="true">
            <draw:text-box/>
          </draw:frame>
        </presentation:notes>
      </draw:page>
      <draw:page draw:name="page51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Že jsou mezi námi smutné děti, </text:span><text:span text:style-name="T5"><text:line-break/></text:span><text:span text:style-name="T5">kterým vzali zář, jež s nebe letí, </text:span></text:p>
              </text:list-item>
            </text:list>
            <text:list text:style-name="L4">
              <text:list-header>
                <text:p text:style-name="P93"><text:span text:style-name="T5">R: </text:span><text:span text:style-name="T5"><text:tab/></text:span><text:span text:style-name="T5">Za to nesem vinu všichni, ty i já, </text:span><text:span text:style-name="T5"><text:line-break/></text:span><text:span text:style-name="T5">za to nesem vinu všichni, ty i já! </text:span></text:p>
                <text:p text:style-name="P93"><text:span text:style-name="T5">2.</text:span><text:span text:style-name="T5"><text:tab/></text:span><text:span text:style-name="T5">Že těm, kteří umírají hladem, </text:span><text:span text:style-name="T5"><text:line-break/></text:span><text:span text:style-name="T5">bez milosti misku s rýží kradem, <text:s/></text:span></text:p>
              </text:list-header>
            </text:list>
            <text:list text:style-name="L9">
              <text:list-item>
                <text:p text:style-name="P94"><text:span text:style-name="T5">Že se lidé denně zabíjejí </text:span><text:span text:style-name="T5"><text:line-break/></text:span><text:span text:style-name="T5">a že žijí v černé beznaději, </text:span></text:p>
              </text:list-item>
              <text:list-item>
                <text:p text:style-name="P94"><text:span text:style-name="T5">Že je hvězda lidství potemnělá, </text:span><text:span text:style-name="T5"><text:line-break/></text:span><text:span text:style-name="T5">ačkoliv by jasně zářit měla, </text:span></text:p>
              </text:list-item>
            </text:list>
            <text:list text:style-name="L4">
              <text:list-header>
                <text:p text:style-name="P93"><text:span text:style-name="T5">5.</text:span><text:span text:style-name="T5"><text:tab/></text:span><text:span text:style-name="T5">Že náš svět má otevřené rány </text:span><text:span text:style-name="T5"><text:line-break/></text:span><text:span text:style-name="T5">a že k řetězům je přikovaný, </text:span></text:p>
                <text:p text:style-name="P99"><text:span text:style-name="T5"/></text:p>
              </text:list-header>
            </text:list>
          </draw:text-box>
        </draw:frame>
        <draw:custom-shape draw:name="Text Box 3" draw:style-name="gr520" draw:text-style-name="P12" draw:layer="layout" svg:width="3.718cm" svg:height="1.108cm" svg:x="23.799cm" svg:y="0cm">
          <text:list text:style-name="L1">
            <text:list-header>
              <text:p text:style-name="P11"><text:span text:style-name="T6">40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5" presentation:class="page"/>
          <draw:frame presentation:style-name="pr1" draw:text-style-name="P5" draw:layer="layout" svg:width="15.239cm" svg:height="11.429cm" svg:x="1.905cm" svg:y="12.065cm" presentation:class="notes" presentation:placeholder="true">
            <draw:text-box/>
          </draw:frame>
        </presentation:notes>
      </draw:page>
      <draw:page draw:name="page51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Že už mám po smrti měl jsem sen </text:span><text:span text:style-name="T5"><text:line-break/></text:span><text:span text:style-name="T5">jsem v nebi nebo v pekle kde to jsem </text:span><text:span text:style-name="T5"><text:line-break/></text:span><text:span text:style-name="T5">(: hle dva <text:s/>muži stojí po levici mojí </text:span><text:span text:style-name="T5"><text:line-break/></text:span><text:span text:style-name="T5">to Jidáš a Ježíš spolu tiše rokují. :)</text:span></text:p>
                <text:p text:style-name="P93"><text:span text:style-name="T5">2.</text:span><text:span text:style-name="T5"><text:tab/></text:span><text:span text:style-name="T5">Andělé lidi a čerti rohatí </text:span><text:span text:style-name="T5"><text:line-break/></text:span><text:span text:style-name="T5">muži ženy děti a všichni tu jsou nahatí </text:span><text:span text:style-name="T5"><text:line-break/></text:span><text:span text:style-name="T5">(: je to nebe nebo peklo sláva či soud lidí </text:span><text:span text:style-name="T5"><text:line-break/></text:span><text:span text:style-name="T5">od ohňů je tu teplo a nikdo se tu nestydí :)</text:span></text:p>
                <text:p text:style-name="P93"><text:span text:style-name="T5">3.</text:span><text:span text:style-name="T5"><text:tab/></text:span><text:span text:style-name="T5">Sem v nebi nebo v pekle kde to sem </text:span><text:span text:style-name="T5"><text:line-break/></text:span><text:span text:style-name="T5">Kriste ty mně pověz kde to sem </text:span><text:span text:style-name="T5"><text:line-break/></text:span><text:span text:style-name="T5">(: už tady neotravuj s tou starou otázkou </text:span><text:span text:style-name="T5"><text:line-break/></text:span><text:span text:style-name="T5">raději si poskoč vešels v radost mou :)</text:span></text:p>
                <text:p text:style-name="P93"><text:span text:style-name="T5">4.</text:span><text:span text:style-name="T5"><text:tab/></text:span><text:span text:style-name="T5">Řikaj že jak jsem z kříže sestoupil </text:span><text:span text:style-name="T5"><text:line-break/></text:span><text:span text:style-name="T5">že prej sem na nebe vystoupil </text:span><text:span text:style-name="T5"><text:line-break/></text:span><text:span text:style-name="T5">(: to však není pravda já nešel k Otci nahoru </text:span><text:span text:style-name="T5"><text:line-break/></text:span><text:span text:style-name="T5">já z pekelný brány šel navždy strhnout závoru :)</text:span></text:p>
              </text:list-header>
            </text:list>
          </draw:text-box>
        </draw:frame>
        <draw:custom-shape draw:name="Text Box 3" draw:style-name="gr521" draw:text-style-name="P12" draw:layer="layout" svg:width="3.718cm" svg:height="1.108cm" svg:x="23.799cm" svg:y="0cm">
          <text:list text:style-name="L1">
            <text:list-header>
              <text:p text:style-name="P11"><text:span text:style-name="T6">4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6" presentation:class="page"/>
          <draw:frame presentation:style-name="pr1" draw:text-style-name="P5" draw:layer="layout" svg:width="15.239cm" svg:height="11.429cm" svg:x="1.905cm" svg:y="12.065cm" presentation:class="notes" presentation:placeholder="true">
            <draw:text-box/>
          </draw:frame>
        </presentation:notes>
      </draw:page>
      <draw:page draw:name="page51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5.</text:span><text:span text:style-name="T5"><text:tab/></text:span><text:span text:style-name="T5">Vstoupil jsem do pekel nejhlubších </text:span><text:span text:style-name="T5"><text:line-break/></text:span><text:span text:style-name="T5">vyhlásil jsem v místech nejtvrdších </text:span><text:span text:style-name="T5"><text:line-break/></text:span><text:span text:style-name="T5">dost skřípění zubů dost duší smažení </text:span><text:span text:style-name="T5"><text:line-break/></text:span><text:span text:style-name="T5">staré viny nemaj váhu všichni maj bejt blažení </text:span><text:span text:style-name="T5"><text:line-break/></text:span><text:span text:style-name="T5">pryč je doba kdy za hřích duše hynula </text:span><text:span text:style-name="T5"><text:line-break/></text:span><text:span text:style-name="T5">odpouštějí se vám provinění minulá</text:span></text:p>
                <text:p text:style-name="P106"><text:span text:style-name="T5">6.</text:span><text:span text:style-name="T5"><text:tab/></text:span><text:span text:style-name="T5">Mistře já jsem trochu naštvaný </text:span><text:span text:style-name="T5"><text:line-break/></text:span><text:span text:style-name="T5">jak je to tady všechno srovnaný </text:span><text:span text:style-name="T5"><text:line-break/></text:span><text:span text:style-name="T5">(: vždyť jeden za pravdu trpěl a věděl proč a zač </text:span><text:span text:style-name="T5"><text:line-break/></text:span><text:span text:style-name="T5">druhej po ní šlapal a ve svých dnech byl jenom sráč. :)</text:span></text:p>
                <text:p text:style-name="P106"><text:span text:style-name="T5">7.</text:span><text:span text:style-name="T5"><text:tab/></text:span><text:span text:style-name="T5">Kdo hledá a najde a vejde v radost mou </text:span><text:span text:style-name="T5"><text:line-break/></text:span><text:span text:style-name="T5">kdo se dá marnosti zůstane před branou </text:span><text:span text:style-name="T5"><text:line-break/></text:span><text:span text:style-name="T5">(: a kdo z vás už našel kdo staré opouští </text:span><text:span text:style-name="T5"><text:line-break/></text:span><text:span text:style-name="T5">ať netížej ho viny kterých se denně dopouští :)</text:span></text:p>
                <text:p text:style-name="P106"><text:span text:style-name="T5">8.</text:span><text:span text:style-name="T5"><text:tab/></text:span><text:span text:style-name="T5">Jdi a nehřeš více halelu </text:span><text:span text:style-name="T5"><text:line-break/></text:span><text:span text:style-name="T5">jdi a nehřeš více halelu </text:span><text:span text:style-name="T5"><text:line-break/></text:span><text:span text:style-name="T5">(: dneska na hřích kašlou lidi z panelů </text:span><text:span text:style-name="T5"><text:line-break/></text:span><text:span text:style-name="T5">ty jdi a nehřeš více a Bohu zpívej halelu :)</text:span></text:p>
              </text:list-header>
            </text:list>
          </draw:text-box>
        </draw:frame>
        <draw:custom-shape draw:name="Text Box 3" draw:style-name="gr522" draw:text-style-name="P12" draw:layer="layout" svg:width="3.718cm" svg:height="1.108cm" svg:x="23.799cm" svg:y="0cm">
          <text:list text:style-name="L1">
            <text:list-header>
              <text:p text:style-name="P11"><text:span text:style-name="T6">40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7" presentation:class="page"/>
          <draw:frame presentation:style-name="pr1" draw:text-style-name="P5" draw:layer="layout" svg:width="15.239cm" svg:height="11.429cm" svg:x="1.905cm" svg:y="12.065cm" presentation:class="notes" presentation:placeholder="true">
            <draw:text-box/>
          </draw:frame>
        </presentation:notes>
      </draw:page>
      <draw:page draw:name="page51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Ženeme se sami v sobě moudří, </text:span><text:span text:style-name="T5"><text:line-break/></text:span><text:span text:style-name="T5">před tvou tváří neumíme stát, </text:span><text:span text:style-name="T5"><text:line-break/></text:span><text:span text:style-name="T5">odedávna pohrdáme bouří, </text:span><text:span text:style-name="T5"><text:line-break/></text:span><text:span text:style-name="T5">neumíme milost přijímat. </text:span></text:p>
                <text:p text:style-name="P93"><text:span text:style-name="T5">1. </text:span><text:span text:style-name="T5"><text:tab/></text:span><text:span text:style-name="T5">Tvá láska dopadá na neúrodnou zemi, </text:span><text:span text:style-name="T5"><text:line-break/></text:span><text:span text:style-name="T5">prosíme, otevři ji cestu mezi všemi. </text:span></text:p>
              </text:list-header>
            </text:list>
            <text:list text:style-name="L8">
              <text:list-item>
                <text:p text:style-name="P94"><text:span text:style-name="T5">Ó, Pane, smiluj se, my taky nejsme jiní, </text:span><text:span text:style-name="T5"><text:line-break/></text:span><text:span text:style-name="T5">vždyť nikdo neslyší, když řekneš, že jsme vinni. <text:s/></text:span></text:p>
              </text:list-item>
              <text:list-item>
                <text:p text:style-name="P94"><text:span text:style-name="T5">Jen těžko přijímá, kdo neví, jak se dává, </text:span><text:span text:style-name="T5"><text:line-break/></text:span><text:span text:style-name="T5">když lásku nabízíš, je ticho, to se stává. </text:span></text:p>
              </text:list-item>
            </text:list>
          </draw:text-box>
        </draw:frame>
        <draw:custom-shape draw:name="Text Box 3" draw:style-name="gr523" draw:text-style-name="P12" draw:layer="layout" svg:width="3.718cm" svg:height="1.108cm" svg:x="23.799cm" svg:y="0cm">
          <text:list text:style-name="L1">
            <text:list-header>
              <text:p text:style-name="P11"><text:span text:style-name="T6">40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8" presentation:class="page"/>
          <draw:frame presentation:style-name="pr1" draw:text-style-name="P5" draw:layer="layout" svg:width="15.239cm" svg:height="11.429cm" svg:x="1.905cm" svg:y="12.065cm" presentation:class="notes" presentation:placeholder="true">
            <draw:text-box/>
          </draw:frame>
        </presentation:notes>
      </draw:page>
      <draw:page draw:name="page51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Živý je Pán, živý je Pán, </text:span><text:span text:style-name="T5"><text:line-break/></text:span><text:span text:style-name="T5">živý je Pán na věky věků. </text:span></text:p>
                <text:p text:style-name="P93"><text:span text:style-name="T5">1. </text:span><text:span text:style-name="T5"><text:tab/></text:span><text:span text:style-name="T5">Nenarodí-li se kdo z vody a z Ducha, </text:span><text:span text:style-name="T5"><text:line-break/></text:span><text:span text:style-name="T5">nemůže vejít do Království, </text:span><text:span text:style-name="T5"><text:line-break/></text:span><text:span text:style-name="T5">jistě žádný neuvidí nebeské království, </text:span><text:span text:style-name="T5"><text:line-break/></text:span><text:span text:style-name="T5">jestliže se znovu nenarodí. </text:span></text:p>
                <text:p text:style-name="P93"><text:span text:style-name="T5">2. </text:span><text:span text:style-name="T5"><text:tab/></text:span><text:span text:style-name="T5">Nebo tak Bůh miloval svět, </text:span><text:span text:style-name="T5"><text:line-break/></text:span><text:span text:style-name="T5">že syna svého jednorozeného za nás dal, </text:span><text:span text:style-name="T5"><text:line-break/></text:span><text:span text:style-name="T5">aby každý, kdo uvěří v něho nezahynul, </text:span><text:span text:style-name="T5"><text:line-break/></text:span><text:span text:style-name="T5">ale měl s ním život věčný v nebi. </text:span></text:p>
              </text:list-header>
            </text:list>
          </draw:text-box>
        </draw:frame>
        <draw:custom-shape draw:name="Text Box 3" draw:style-name="gr524" draw:text-style-name="P12" draw:layer="layout" svg:width="3.718cm" svg:height="1.108cm" svg:x="23.799cm" svg:y="0cm">
          <text:list text:style-name="L1">
            <text:list-header>
              <text:p text:style-name="P11"><text:span text:style-name="T6">40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19" presentation:class="page"/>
          <draw:frame presentation:style-name="pr1" draw:text-style-name="P5" draw:layer="layout" svg:width="15.239cm" svg:height="11.429cm" svg:x="1.905cm" svg:y="12.065cm" presentation:class="notes" presentation:placeholder="true">
            <draw:text-box/>
          </draw:frame>
        </presentation:notes>
      </draw:page>
      <draw:page draw:name="page52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lahoslavení čistého srdce, </text:span></text:p>
                <text:p text:style-name="P99"><text:span text:style-name="T5">Nebo oni Boha viděti budou. </text:span></text:p>
                <text:p text:style-name="P99"><text:span text:style-name="T5">Amen, amen, amen. </text:span></text:p>
              </text:list-header>
            </text:list>
          </draw:text-box>
        </draw:frame>
        <draw:custom-shape draw:name="Text Box 3" draw:style-name="gr525" draw:text-style-name="P12" draw:layer="layout" svg:width="3.718cm" svg:height="1.108cm" svg:x="23.799cm" svg:y="0cm">
          <text:list text:style-name="L1">
            <text:list-header>
              <text:p text:style-name="P11"><text:span text:style-name="T6">41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0" presentation:class="page"/>
          <draw:frame presentation:style-name="pr1" draw:text-style-name="P5" draw:layer="layout" svg:width="15.239cm" svg:height="11.429cm" svg:x="1.905cm" svg:y="12.065cm" presentation:class="notes" presentation:placeholder="true">
            <draw:text-box/>
          </draw:frame>
        </presentation:notes>
      </draw:page>
      <draw:page draw:name="page52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ratři, pokoj vám, bratři, pokoj vám, sbohem sbohem, </text:span><text:span text:style-name="T5"><text:line-break/></text:span><text:span text:style-name="T5"/></text:p>
                <text:p text:style-name="P99"><text:span text:style-name="T5">bratři, pokoj vám, bratři, pokoj vám, sbohem, sbohem. </text:span></text:p>
              </text:list-header>
            </text:list>
          </draw:text-box>
        </draw:frame>
        <draw:custom-shape draw:name="Text Box 3" draw:style-name="gr526" draw:text-style-name="P12" draw:layer="layout" svg:width="3.718cm" svg:height="1.108cm" svg:x="23.799cm" svg:y="0cm">
          <text:list text:style-name="L1">
            <text:list-header>
              <text:p text:style-name="P11"><text:span text:style-name="T6">41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1" presentation:class="page"/>
          <draw:frame presentation:style-name="pr1" draw:text-style-name="P5" draw:layer="layout" svg:width="15.239cm" svg:height="11.429cm" svg:x="1.905cm" svg:y="12.065cm" presentation:class="notes" presentation:placeholder="true">
            <draw:text-box/>
          </draw:frame>
        </presentation:notes>
      </draw:page>
      <draw:page draw:name="page52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Čeho třeba, Bůh nám dá, </text:span></text:p>
                <text:p text:style-name="P99"><text:span text:style-name="T5">chléb i srdce radostná. </text:span></text:p>
              </text:list-header>
            </text:list>
          </draw:text-box>
        </draw:frame>
        <draw:custom-shape draw:name="Text Box 3" draw:style-name="gr527" draw:text-style-name="P12" draw:layer="layout" svg:width="3.718cm" svg:height="1.108cm" svg:x="23.799cm" svg:y="0cm">
          <text:list text:style-name="L1">
            <text:list-header>
              <text:p text:style-name="P11"><text:span text:style-name="T6">41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2" presentation:class="page"/>
          <draw:frame presentation:style-name="pr1" draw:text-style-name="P5" draw:layer="layout" svg:width="15.239cm" svg:height="11.429cm" svg:x="1.905cm" svg:y="12.065cm" presentation:class="notes" presentation:placeholder="true">
            <draw:text-box/>
          </draw:frame>
        </presentation:notes>
      </draw:page>
      <draw:page draw:name="page52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Dnes chvalte Pána všichni lidé, všichni lidé, </text:span></text:p>
                <text:p text:style-name="P99"><text:span text:style-name="T5">dnes chvalte Pána všichni lidé. </text:span></text:p>
                <text:p text:style-name="P99"><text:span text:style-name="T5">Dnes chvalte Pána, dnes chvalte, dnes chvalte, </text:span></text:p>
                <text:p text:style-name="P99"><text:span text:style-name="T5">dnes chvalte, dnes chvalte Pána všechny národy. </text:span></text:p>
              </text:list-header>
            </text:list>
          </draw:text-box>
        </draw:frame>
        <draw:custom-shape draw:name="Text Box 3" draw:style-name="gr528" draw:text-style-name="P12" draw:layer="layout" svg:width="3.718cm" svg:height="1.108cm" svg:x="23.799cm" svg:y="0cm">
          <text:list text:style-name="L1">
            <text:list-header>
              <text:p text:style-name="P11"><text:span text:style-name="T6">41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3" presentation:class="page"/>
          <draw:frame presentation:style-name="pr1" draw:text-style-name="P5" draw:layer="layout" svg:width="15.239cm" svg:height="11.429cm" svg:x="1.905cm" svg:y="12.065cm" presentation:class="notes" presentation:placeholder="true">
            <draw:text-box/>
          </draw:frame>
        </presentation:notes>
      </draw:page>
      <draw:page draw:name="page52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Dona nobis pacem, pacem, dona nobis pacem. </text:span></text:p>
                <text:p text:style-name="P99"><text:span text:style-name="T5">Dona nobis pacem, dona nobis pacem. </text:span></text:p>
                <text:p text:style-name="P99"><text:span text:style-name="T5">Dona nobis pacem, dona nobis pacem. </text:span></text:p>
              </text:list-header>
            </text:list>
          </draw:text-box>
        </draw:frame>
        <draw:custom-shape draw:name="Text Box 3" draw:style-name="gr529" draw:text-style-name="P12" draw:layer="layout" svg:width="3.718cm" svg:height="1.108cm" svg:x="23.799cm" svg:y="0cm">
          <text:list text:style-name="L1">
            <text:list-header>
              <text:p text:style-name="P11"><text:span text:style-name="T6">41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4" presentation:class="page"/>
          <draw:frame presentation:style-name="pr1" draw:text-style-name="P5" draw:layer="layout" svg:width="15.239cm" svg:height="11.429cm" svg:x="1.905cm" svg:y="12.065cm" presentation:class="notes" presentation:placeholder="true">
            <draw:text-box/>
          </draw:frame>
        </presentation:notes>
      </draw:page>
      <draw:page draw:name="page52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e, soli Deo Gloria, gloria, <text:s/></text:span></text:p>
                <text:p text:style-name="P99"><text:span text:style-name="T5">soli Deo, soli Deo, soli Deo Gloria, soli Deo gloria, </text:span></text:p>
                <text:p text:style-name="P99"><text:span text:style-name="T5">Soli Deo, soli Deo, soli Deo gloria, gloria, gloria, gloria. </text:span></text:p>
                <text:p text:style-name="P99"><text:span text:style-name="T5"/></text:p>
              </text:list-header>
            </text:list>
          </draw:text-box>
        </draw:frame>
        <draw:custom-shape draw:name="Text Box 3" draw:style-name="gr530" draw:text-style-name="P12" draw:layer="layout" svg:width="3.718cm" svg:height="1.108cm" svg:x="23.799cm" svg:y="0cm">
          <text:list text:style-name="L1">
            <text:list-header>
              <text:p text:style-name="P11"><text:span text:style-name="T6">41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5" presentation:class="page"/>
          <draw:frame presentation:style-name="pr1" draw:text-style-name="P5" draw:layer="layout" svg:width="15.239cm" svg:height="11.429cm" svg:x="1.905cm" svg:y="12.065cm" presentation:class="notes" presentation:placeholder="true">
            <draw:text-box/>
          </draw:frame>
        </presentation:notes>
      </draw:page>
      <draw:page draw:name="page52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a šalóm <text:s/>l maan ha amin, ha amin l maan ha šalom. </text:span></text:p>
                <text:p text:style-name="P99"><text:span text:style-name="T5">Dzum gali gali gali dzum gali gali. </text:span></text:p>
                <text:p text:style-name="P99"><text:span text:style-name="T5">Dzum gali gali gali dzum gali ga. <text:s/></text:span></text:p>
                <text:p text:style-name="P99"><text:span text:style-name="T5"/></text:p>
              </text:list-header>
            </text:list>
          </draw:text-box>
        </draw:frame>
        <draw:custom-shape draw:name="Text Box 3" draw:style-name="gr531" draw:text-style-name="P12" draw:layer="layout" svg:width="3.718cm" svg:height="1.108cm" svg:x="23.799cm" svg:y="0cm">
          <text:list text:style-name="L1">
            <text:list-header>
              <text:p text:style-name="P11"><text:span text:style-name="T6">41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6" presentation:class="page"/>
          <draw:frame presentation:style-name="pr1" draw:text-style-name="P5" draw:layer="layout" svg:width="15.239cm" svg:height="11.429cm" svg:x="1.905cm" svg:y="12.065cm" presentation:class="notes" presentation:placeholder="true">
            <draw:text-box/>
          </draw:frame>
        </presentation:notes>
      </draw:page>
      <draw:page draw:name="page52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30">
              <text:list-item>
                <text:p text:style-name="P94"><text:span text:style-name="T5">Halelu, halelu, halelu, haleluja, Pána chvalte. </text:span><text:span text:style-name="T5"><text:line-break/></text:span><text:span text:style-name="T5">Halelu, halelu, halelu, haleluja, Pána chvalte. </text:span></text:p>
              </text:list-item>
            </text:list>
            <text:list text:style-name="L5">
              <text:list-item>
                <text:p text:style-name="P94"><text:span text:style-name="T5">Pána chvalte, haleluja, Pána chvalte, haleluja, </text:span><text:span text:style-name="T5"><text:line-break/></text:span><text:span text:style-name="T5">Pána chvalte, haleluja, Pána chvalte. </text:span></text:p>
              </text:list-item>
              <text:list-item>
                <text:p text:style-name="P94"><text:span text:style-name="T5">Lobet den Herrn </text:span></text:p>
              </text:list-item>
              <text:list-item>
                <text:p text:style-name="P94"><text:span text:style-name="T5">Lopuez le Seigneur </text:span></text:p>
              </text:list-item>
              <text:list-item>
                <text:p text:style-name="P94"><text:span text:style-name="T5">Praise the Lord </text:span></text:p>
              </text:list-item>
              <text:list-item>
                <text:p text:style-name="P94"><text:span text:style-name="T5">Miro Devloro <text:s/></text:span></text:p>
              </text:list-item>
            </text:list>
            <text:list text:style-name="L4">
              <text:list-header>
                <text:p text:style-name="P99"><text:span text:style-name="T5"/></text:p>
              </text:list-header>
            </text:list>
          </draw:text-box>
        </draw:frame>
        <draw:custom-shape draw:name="Text Box 3" draw:style-name="gr532" draw:text-style-name="P12" draw:layer="layout" svg:width="3.718cm" svg:height="1.108cm" svg:x="23.799cm" svg:y="0cm">
          <text:list text:style-name="L1">
            <text:list-header>
              <text:p text:style-name="P11"><text:span text:style-name="T6">41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7" presentation:class="page"/>
          <draw:frame presentation:style-name="pr1" draw:text-style-name="P5" draw:layer="layout" svg:width="15.239cm" svg:height="11.429cm" svg:x="1.905cm" svg:y="12.065cm" presentation:class="notes" presentation:placeholder="true">
            <draw:text-box/>
          </draw:frame>
        </presentation:notes>
      </draw:page>
      <draw:page draw:name="page52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al Pána svého písní </text:span></text:p>
                <text:p text:style-name="P99"><text:span text:style-name="T5">a jásej radostí a jásej radostí. </text:span></text:p>
              </text:list-header>
            </text:list>
          </draw:text-box>
        </draw:frame>
        <draw:custom-shape draw:name="Text Box 3" draw:style-name="gr533" draw:text-style-name="P12" draw:layer="layout" svg:width="3.718cm" svg:height="1.108cm" svg:x="23.799cm" svg:y="0cm">
          <text:list text:style-name="L1">
            <text:list-header>
              <text:p text:style-name="P11"><text:span text:style-name="T6">41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8" presentation:class="page"/>
          <draw:frame presentation:style-name="pr1" draw:text-style-name="P5" draw:layer="layout" svg:width="15.239cm" svg:height="11.429cm" svg:x="1.905cm" svg:y="12.065cm" presentation:class="notes" presentation:placeholder="true">
            <draw:text-box/>
          </draw:frame>
        </presentation:notes>
      </draw:page>
      <draw:page draw:name="page52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ála má buď vzdána Pánu, </text:span><text:span text:style-name="T5"><text:line-break/></text:span><text:span text:style-name="T5">vládne sám je Král všech králů. </text:span></text:p>
                <text:p text:style-name="P99"><text:span text:style-name="T5">Tvá je moc, čest i sláva, </text:span><text:span text:style-name="T5"><text:line-break/></text:span><text:span text:style-name="T5">která nepřestává. </text:span></text:p>
                <text:p text:style-name="P99"><text:span text:style-name="T5">Smrt, život, andělé, mocnosti zlé</text:span><text:span text:style-name="T5"><text:line-break/></text:span><text:span text:style-name="T5">neodloučí nás od lásky tvé, proto: </text:span></text:p>
              </text:list-header>
            </text:list>
          </draw:text-box>
        </draw:frame>
        <draw:custom-shape draw:name="Text Box 3" draw:style-name="gr534" draw:text-style-name="P12" draw:layer="layout" svg:width="3.718cm" svg:height="1.108cm" svg:x="23.799cm" svg:y="0cm">
          <text:list text:style-name="L1">
            <text:list-header>
              <text:p text:style-name="P11"><text:span text:style-name="T6">41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29" presentation:class="page"/>
          <draw:frame presentation:style-name="pr1" draw:text-style-name="P5" draw:layer="layout" svg:width="15.239cm" svg:height="11.429cm" svg:x="1.905cm" svg:y="12.065cm" presentation:class="notes" presentation:placeholder="true">
            <draw:text-box/>
          </draw:frame>
        </presentation:notes>
      </draw:page>
      <draw:page draw:name="page53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Chvalte jméno Pána, chvalte jeho jméno </text:span><text:span text:style-name="T5"><text:line-break/></text:span><text:span text:style-name="T5">nad zem, nebe vznešené, nad vše, co je stvořené, </text:span><text:span text:style-name="T5"><text:line-break/></text:span><text:span text:style-name="T5">haleluja, chvalte jeho jméno. </text:span></text:p>
                <text:p text:style-name="P93"><text:span text:style-name="T5">1. </text:span><text:span text:style-name="T5"><text:tab/></text:span><text:span text:style-name="T5">Hlaholem trub chvalte Pána, citerou ho chvalte, </text:span><text:span text:style-name="T5"><text:line-break/></text:span><text:span text:style-name="T5">chvalte ho též strunami, flétnou chvalte, </text:span><text:span text:style-name="T5"><text:line-break/></text:span><text:span text:style-name="T5">chvalte nebes Pána, chvalte ho tam na výsostech, </text:span><text:span text:style-name="T5"><text:line-break/></text:span><text:span text:style-name="T5">chvalte země Pána sníh, oheň, hlubiny mořské. </text:span></text:p>
                <text:p text:style-name="P93"><text:span text:style-name="T5">2. </text:span><text:span text:style-name="T5"><text:tab/></text:span><text:span text:style-name="T5">Tóny bubnů chvalte Pána, mládenci a dívky, </text:span><text:span text:style-name="T5"><text:line-break/></text:span><text:span text:style-name="T5">chvalte jej cimbály zvučné, starci s dítky. </text:span><text:span text:style-name="T5"><text:line-break/></text:span><text:span text:style-name="T5">Všeliký duch chvály vzdávej, žalmy znamenité. </text:span><text:span text:style-name="T5"><text:line-break/></text:span><text:span text:style-name="T5">Zástupové slávy chvalte jej z moci hlasité.</text:span></text:p>
              </text:list-header>
            </text:list>
          </draw:text-box>
        </draw:frame>
        <draw:custom-shape draw:name="Text Box 3" draw:style-name="gr535" draw:text-style-name="P12" draw:layer="layout" svg:width="3.718cm" svg:height="1.108cm" svg:x="23.799cm" svg:y="0cm">
          <text:list text:style-name="L1">
            <text:list-header>
              <text:p text:style-name="P11"><text:span text:style-name="T6">42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0" presentation:class="page"/>
          <draw:frame presentation:style-name="pr1" draw:text-style-name="P5" draw:layer="layout" svg:width="15.239cm" svg:height="11.429cm" svg:x="1.905cm" svg:y="12.065cm" presentation:class="notes" presentation:placeholder="true">
            <draw:text-box/>
          </draw:frame>
        </presentation:notes>
      </draw:page>
      <draw:page draw:name="page53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hvalte Pána, chvalte jej </text:span></text:p>
                <text:p text:style-name="P99"><text:span text:style-name="T5">a oslavujte jeho jméno každé ráno znovu, </text:span></text:p>
                <text:p text:style-name="P99"><text:span text:style-name="T5">radostně jemu zpívejte. </text:span></text:p>
              </text:list-header>
            </text:list>
          </draw:text-box>
        </draw:frame>
        <draw:custom-shape draw:name="Text Box 3" draw:style-name="gr536" draw:text-style-name="P12" draw:layer="layout" svg:width="3.718cm" svg:height="1.108cm" svg:x="23.799cm" svg:y="0cm">
          <text:list text:style-name="L1">
            <text:list-header>
              <text:p text:style-name="P11"><text:span text:style-name="T6">42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1" presentation:class="page"/>
          <draw:frame presentation:style-name="pr1" draw:text-style-name="P5" draw:layer="layout" svg:width="15.239cm" svg:height="11.429cm" svg:x="1.905cm" svg:y="12.065cm" presentation:class="notes" presentation:placeholder="true">
            <draw:text-box/>
          </draw:frame>
        </presentation:notes>
      </draw:page>
      <draw:page draw:name="page53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Jak dobré a utěšené, žijí-li bratři v lásce, </text:span><text:span text:style-name="T5"><text:line-break/></text:span><text:span text:style-name="T5">jak dobré a utěšené, žijí-li bratři v lásce. </text:span><text:span text:style-name="T5"><text:line-break/></text:span><text:span text:style-name="T5">Radost mají, v lásce když přebývají, </text:span><text:span text:style-name="T5"><text:line-break/></text:span><text:span text:style-name="T5">radost mají, v lásce když přebývají.</text:span></text:p>
                <text:p text:style-name="P93"><text:span text:style-name="T5">2. </text:span><text:span text:style-name="T5"><text:tab/></text:span><text:span text:style-name="T5">Jak dobré a utěšené, žijí-li sestry v lásce, </text:span><text:span text:style-name="T5"><text:line-break/></text:span><text:span text:style-name="T5">jak dobré a utěšené, žijí-li sestry v lásce. </text:span><text:span text:style-name="T5"><text:line-break/></text:span><text:span text:style-name="T5">Radost mají, v lásce když přebývají, radost mají, </text:span><text:span text:style-name="T5"><text:line-break/></text:span><text:span text:style-name="T5">v lásce když přebývají. </text:span></text:p>
                <text:p text:style-name="P93"><text:span text:style-name="T5">3. </text:span><text:span text:style-name="T5"><text:tab/></text:span><text:span text:style-name="T5">Jak dobré a utěšené, žijí-li všichni v lásce, </text:span><text:span text:style-name="T5"><text:line-break/></text:span><text:span text:style-name="T5">jak dobré a utěšené, žijí-li všichni v lásce. </text:span><text:span text:style-name="T5"><text:line-break/></text:span><text:span text:style-name="T5">Radost mají, v lásce když přebývají, </text:span><text:span text:style-name="T5"><text:line-break/></text:span><text:span text:style-name="T5">radost mají, v lásce když přebývají. chad</text:span></text:p>
                <text:p text:style-name="P93"><text:span text:style-name="T5">4. </text:span><text:span text:style-name="T5"><text:tab/></text:span><text:span text:style-name="T5">Hinne ma tov umma najim, </text:span><text:span text:style-name="T5"><text:line-break/></text:span><text:span text:style-name="T5">ševet achim gam jachad. </text:span></text:p>
                <text:p text:style-name="P99"><text:span text:style-name="T5"/></text:p>
              </text:list-header>
            </text:list>
          </draw:text-box>
        </draw:frame>
        <draw:custom-shape draw:name="Text Box 3" draw:style-name="gr537" draw:text-style-name="P12" draw:layer="layout" svg:width="3.718cm" svg:height="1.108cm" svg:x="23.799cm" svg:y="0cm">
          <text:list text:style-name="L1">
            <text:list-header>
              <text:p text:style-name="P11"><text:span text:style-name="T6">42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2" presentation:class="page"/>
          <draw:frame presentation:style-name="pr1" draw:text-style-name="P5" draw:layer="layout" svg:width="15.239cm" svg:height="11.429cm" svg:x="1.905cm" svg:y="12.065cm" presentation:class="notes" presentation:placeholder="true">
            <draw:text-box/>
          </draw:frame>
        </presentation:notes>
      </draw:page>
      <draw:page draw:name="page53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ak dobré slavit Pána a v srdce zátiší tvé jméno, Nejvyšší, <text:s/></text:span></text:p>
                <text:p text:style-name="P99"><text:span text:style-name="T5">ctít zpěvem žalmů zrána, zrána. </text:span></text:p>
              </text:list-header>
            </text:list>
          </draw:text-box>
        </draw:frame>
        <draw:custom-shape draw:name="Text Box 3" draw:style-name="gr538" draw:text-style-name="P12" draw:layer="layout" svg:width="3.718cm" svg:height="1.108cm" svg:x="23.799cm" svg:y="0cm">
          <text:list text:style-name="L1">
            <text:list-header>
              <text:p text:style-name="P11"><text:span text:style-name="T6">42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3" presentation:class="page"/>
          <draw:frame presentation:style-name="pr1" draw:text-style-name="P5" draw:layer="layout" svg:width="15.239cm" svg:height="11.429cm" svg:x="1.905cm" svg:y="12.065cm" presentation:class="notes" presentation:placeholder="true">
            <draw:text-box/>
          </draw:frame>
        </presentation:notes>
      </draw:page>
      <draw:page draw:name="page53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ežíš Kristus je tentýž včera i dnes i na věky. </text:span></text:p>
                <text:p text:style-name="P99"><text:span text:style-name="T5">Haleluja, amen. </text:span></text:p>
              </text:list-header>
            </text:list>
          </draw:text-box>
        </draw:frame>
        <draw:custom-shape draw:name="Text Box 3" draw:style-name="gr539" draw:text-style-name="P12" draw:layer="layout" svg:width="3.718cm" svg:height="1.108cm" svg:x="23.799cm" svg:y="0cm">
          <text:list text:style-name="L1">
            <text:list-header>
              <text:p text:style-name="P11"><text:span text:style-name="T6">42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4" presentation:class="page"/>
          <draw:frame presentation:style-name="pr1" draw:text-style-name="P5" draw:layer="layout" svg:width="15.239cm" svg:height="11.429cm" svg:x="1.905cm" svg:y="12.065cm" presentation:class="notes" presentation:placeholder="true">
            <draw:text-box/>
          </draw:frame>
        </presentation:notes>
      </draw:page>
      <draw:page draw:name="page53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ubilate Deo, jubilate Deo, alleluia. </text:span></text:p>
              </text:list-header>
            </text:list>
          </draw:text-box>
        </draw:frame>
        <draw:custom-shape draw:name="Text Box 3" draw:style-name="gr540" draw:text-style-name="P12" draw:layer="layout" svg:width="3.718cm" svg:height="1.108cm" svg:x="23.799cm" svg:y="0cm">
          <text:list text:style-name="L1">
            <text:list-header>
              <text:p text:style-name="P11"><text:span text:style-name="T6">42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5" presentation:class="page"/>
          <draw:frame presentation:style-name="pr1" draw:text-style-name="P5" draw:layer="layout" svg:width="15.239cm" svg:height="11.429cm" svg:x="1.905cm" svg:y="12.065cm" presentation:class="notes" presentation:placeholder="true">
            <draw:text-box/>
          </draw:frame>
        </presentation:notes>
      </draw:page>
      <draw:page draw:name="page53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aždý kout má prozářit nedělního jitra svit, </text:span></text:p>
                <text:p text:style-name="P99"><text:span text:style-name="T5">Ježíš slavně z hrobu vstal, nad smrtí je Pán a Král. </text:span></text:p>
              </text:list-header>
            </text:list>
          </draw:text-box>
        </draw:frame>
        <draw:custom-shape draw:name="Text Box 3" draw:style-name="gr541" draw:text-style-name="P12" draw:layer="layout" svg:width="3.718cm" svg:height="1.108cm" svg:x="23.799cm" svg:y="0cm">
          <text:list text:style-name="L1">
            <text:list-header>
              <text:p text:style-name="P11"><text:span text:style-name="T6">42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6" presentation:class="page"/>
          <draw:frame presentation:style-name="pr1" draw:text-style-name="P5" draw:layer="layout" svg:width="15.239cm" svg:height="11.429cm" svg:x="1.905cm" svg:y="12.065cm" presentation:class="notes" presentation:placeholder="true">
            <draw:text-box/>
          </draw:frame>
        </presentation:notes>
      </draw:page>
      <draw:page draw:name="page53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ůj klenote ze všech nejkrásnější, </text:span></text:p>
                <text:p text:style-name="P99"><text:span text:style-name="T5">můj dobrý Pane Ježíši, </text:span></text:p>
                <text:p text:style-name="P99"><text:span text:style-name="T5">jak dobrá je tvá vláda. </text:span></text:p>
              </text:list-header>
            </text:list>
          </draw:text-box>
        </draw:frame>
        <draw:custom-shape draw:name="Text Box 3" draw:style-name="gr542" draw:text-style-name="P12" draw:layer="layout" svg:width="3.718cm" svg:height="1.108cm" svg:x="23.799cm" svg:y="0cm">
          <text:list text:style-name="L1">
            <text:list-header>
              <text:p text:style-name="P11"><text:span text:style-name="T6">42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7" presentation:class="page"/>
          <draw:frame presentation:style-name="pr1" draw:text-style-name="P5" draw:layer="layout" svg:width="15.239cm" svg:height="11.429cm" svg:x="1.905cm" svg:y="12.065cm" presentation:class="notes" presentation:placeholder="true">
            <draw:text-box/>
          </draw:frame>
        </presentation:notes>
      </draw:page>
      <draw:page draw:name="page53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ůj Pane, tobě budu zpívat, </text:span></text:p>
                <text:p text:style-name="P99"><text:span text:style-name="T5">Neb den co den jsi Bohem věrným byl. </text:span></text:p>
                <text:p text:style-name="P99"><text:span text:style-name="T5">Jen tebe chci svým hlasem vzývat, </text:span></text:p>
                <text:p text:style-name="P99"><text:span text:style-name="T5">dej by tvůj Duch mě silou obdařil. </text:span></text:p>
              </text:list-header>
            </text:list>
          </draw:text-box>
        </draw:frame>
        <draw:custom-shape draw:name="Text Box 3" draw:style-name="gr543" draw:text-style-name="P12" draw:layer="layout" svg:width="3.718cm" svg:height="1.108cm" svg:x="23.799cm" svg:y="0cm">
          <text:list text:style-name="L1">
            <text:list-header>
              <text:p text:style-name="P11"><text:span text:style-name="T6">42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8" presentation:class="page"/>
          <draw:frame presentation:style-name="pr1" draw:text-style-name="P5" draw:layer="layout" svg:width="15.239cm" svg:height="11.429cm" svg:x="1.905cm" svg:y="12.065cm" presentation:class="notes" presentation:placeholder="true">
            <draw:text-box/>
          </draw:frame>
        </presentation:notes>
      </draw:page>
      <draw:page draw:name="page53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eboj se nic, já s tebou jsem. </text:span></text:p>
                <text:p text:style-name="P99"><text:span text:style-name="T5">Neboj se nic, neb já s tebou jsem, neb já s tebou jsem. </text:span></text:p>
              </text:list-header>
            </text:list>
          </draw:text-box>
        </draw:frame>
        <draw:custom-shape draw:name="Text Box 3" draw:style-name="gr544" draw:text-style-name="P12" draw:layer="layout" svg:width="3.718cm" svg:height="1.108cm" svg:x="23.799cm" svg:y="0cm">
          <text:list text:style-name="L1">
            <text:list-header>
              <text:p text:style-name="P11"><text:span text:style-name="T6">42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39" presentation:class="page"/>
          <draw:frame presentation:style-name="pr1" draw:text-style-name="P5" draw:layer="layout" svg:width="15.239cm" svg:height="11.429cm" svg:x="1.905cm" svg:y="12.065cm" presentation:class="notes" presentation:placeholder="true">
            <draw:text-box/>
          </draw:frame>
        </presentation:notes>
      </draw:page>
      <draw:page draw:name="page54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d východu slunce až do jeho západu </text:span></text:p>
                <text:p text:style-name="P99"><text:span text:style-name="T5">oslavujte Hospodina, oslavujte Hospodina. </text:span></text:p>
                <text:p text:style-name="P99"><text:span text:style-name="T5"/></text:p>
                <text:p text:style-name="P99"><text:span text:style-name="T5"/></text:p>
                <text:p text:style-name="P99"><text:span text:style-name="T5">Vom Aufgang der Sonne bis zu ihrem Niedergang, </text:span></text:p>
                <text:p text:style-name="P99"><text:span text:style-name="T5">sei gelobet der Name des Herrn, </text:span></text:p>
                <text:p text:style-name="P99"><text:span text:style-name="T5">sei gelobet der Name des Herrn. </text:span></text:p>
                <text:p text:style-name="P99"><text:span text:style-name="T5"/></text:p>
              </text:list-header>
            </text:list>
          </draw:text-box>
        </draw:frame>
        <draw:custom-shape draw:name="Text Box 3" draw:style-name="gr545" draw:text-style-name="P12" draw:layer="layout" svg:width="3.718cm" svg:height="1.108cm" svg:x="23.799cm" svg:y="0cm">
          <text:list text:style-name="L1">
            <text:list-header>
              <text:p text:style-name="P11"><text:span text:style-name="T6">43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0" presentation:class="page"/>
          <draw:frame presentation:style-name="pr1" draw:text-style-name="P5" draw:layer="layout" svg:width="15.239cm" svg:height="11.429cm" svg:x="1.905cm" svg:y="12.065cm" presentation:class="notes" presentation:placeholder="true">
            <draw:text-box/>
          </draw:frame>
        </presentation:notes>
      </draw:page>
      <draw:page draw:name="page54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ána chval, Pána chval, </text:span></text:p>
                <text:p text:style-name="P99"><text:span text:style-name="T5">neboť on je dobrý, </text:span></text:p>
                <text:p text:style-name="P99"><text:span text:style-name="T5">jeho milosrdenství </text:span></text:p>
                <text:p text:style-name="P99"><text:span text:style-name="T5">trvá na věky. </text:span></text:p>
              </text:list-header>
            </text:list>
          </draw:text-box>
        </draw:frame>
        <draw:custom-shape draw:name="Text Box 3" draw:style-name="gr546" draw:text-style-name="P12" draw:layer="layout" svg:width="3.718cm" svg:height="1.108cm" svg:x="23.799cm" svg:y="0cm">
          <text:list text:style-name="L1">
            <text:list-header>
              <text:p text:style-name="P11"><text:span text:style-name="T6">43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1" presentation:class="page"/>
          <draw:frame presentation:style-name="pr1" draw:text-style-name="P5" draw:layer="layout" svg:width="15.239cm" svg:height="11.429cm" svg:x="1.905cm" svg:y="12.065cm" presentation:class="notes" presentation:placeholder="true">
            <draw:text-box/>
          </draw:frame>
        </presentation:notes>
      </draw:page>
      <draw:page draw:name="page54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ane, zůstaň s námi, </text:span></text:p>
                <text:p text:style-name="P99"><text:span text:style-name="T5">vždyť už je k večeru </text:span></text:p>
                <text:p text:style-name="P99"><text:span text:style-name="T5">a den se schyluje. </text:span></text:p>
              </text:list-header>
            </text:list>
          </draw:text-box>
        </draw:frame>
        <draw:custom-shape draw:name="Text Box 3" draw:style-name="gr547" draw:text-style-name="P12" draw:layer="layout" svg:width="3.718cm" svg:height="1.108cm" svg:x="23.799cm" svg:y="0cm">
          <text:list text:style-name="L1">
            <text:list-header>
              <text:p text:style-name="P11"><text:span text:style-name="T6">43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2" presentation:class="page"/>
          <draw:frame presentation:style-name="pr1" draw:text-style-name="P5" draw:layer="layout" svg:width="15.239cm" svg:height="11.429cm" svg:x="1.905cm" svg:y="12.065cm" presentation:class="notes" presentation:placeholder="true">
            <draw:text-box/>
          </draw:frame>
        </presentation:notes>
      </draw:page>
      <draw:page draw:name="page54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íseň novou, novou, Pánu zpívejte. </text:span></text:p>
              </text:list-header>
            </text:list>
          </draw:text-box>
        </draw:frame>
        <draw:custom-shape draw:name="Text Box 3" draw:style-name="gr548" draw:text-style-name="P12" draw:layer="layout" svg:width="3.718cm" svg:height="1.108cm" svg:x="23.799cm" svg:y="0cm">
          <text:list text:style-name="L1">
            <text:list-header>
              <text:p text:style-name="P11"><text:span text:style-name="T6">43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3" presentation:class="page"/>
          <draw:frame presentation:style-name="pr1" draw:text-style-name="P5" draw:layer="layout" svg:width="15.239cm" svg:height="11.429cm" svg:x="1.905cm" svg:y="12.065cm" presentation:class="notes" presentation:placeholder="true">
            <draw:text-box/>
          </draw:frame>
        </presentation:notes>
      </draw:page>
      <draw:page draw:name="page54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nctus. Sanctus. Sanctus. Sanctus. </text:span></text:p>
                <text:p text:style-name="P99"><text:span text:style-name="T5"/></text:p>
                <text:p text:style-name="P99"><text:span text:style-name="T5"/></text:p>
                <text:p text:style-name="P99"><text:span text:style-name="T5"/></text:p>
              </text:list-header>
            </text:list>
          </draw:text-box>
        </draw:frame>
        <draw:custom-shape draw:name="Text Box 3" draw:style-name="gr549" draw:text-style-name="P12" draw:layer="layout" svg:width="3.718cm" svg:height="1.108cm" svg:x="23.799cm" svg:y="0cm">
          <text:list text:style-name="L1">
            <text:list-header>
              <text:p text:style-name="P11"><text:span text:style-name="T6">43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4" presentation:class="page"/>
          <draw:frame presentation:style-name="pr1" draw:text-style-name="P5" draw:layer="layout" svg:width="15.239cm" svg:height="11.429cm" svg:x="1.905cm" svg:y="12.065cm" presentation:class="notes" presentation:placeholder="true">
            <draw:text-box/>
          </draw:frame>
        </presentation:notes>
      </draw:page>
      <draw:page draw:name="page54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urrexit Christus hodie. </text:span></text:p>
                <text:p text:style-name="P99"><text:span text:style-name="T5">Allelujah, allelujah allelujah, allelujah. </text:span></text:p>
              </text:list-header>
            </text:list>
          </draw:text-box>
        </draw:frame>
        <draw:custom-shape draw:name="Text Box 3" draw:style-name="gr550" draw:text-style-name="P12" draw:layer="layout" svg:width="3.718cm" svg:height="1.108cm" svg:x="23.799cm" svg:y="0cm">
          <text:list text:style-name="L1">
            <text:list-header>
              <text:p text:style-name="P11"><text:span text:style-name="T6">43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5" presentation:class="page"/>
          <draw:frame presentation:style-name="pr1" draw:text-style-name="P5" draw:layer="layout" svg:width="15.239cm" svg:height="11.429cm" svg:x="1.905cm" svg:y="12.065cm" presentation:class="notes" presentation:placeholder="true">
            <draw:text-box/>
          </draw:frame>
        </presentation:notes>
      </draw:page>
      <draw:page draw:name="page54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Úzkou bránou půjdu raději, nebudu sám, znám tvou naději </text:span></text:p>
                <text:p text:style-name="P99"><text:span text:style-name="T5">půjdu tam, tam kde sálá, tam, kde je naděje, láska stálá, </text:span></text:p>
                <text:p text:style-name="P99"><text:span text:style-name="T5">úzkou bránou, úzkou bránou. </text:span></text:p>
              </text:list-header>
            </text:list>
          </draw:text-box>
        </draw:frame>
        <draw:custom-shape draw:name="Text Box 3" draw:style-name="gr551" draw:text-style-name="P12" draw:layer="layout" svg:width="3.718cm" svg:height="1.108cm" svg:x="23.799cm" svg:y="0cm">
          <text:list text:style-name="L1">
            <text:list-header>
              <text:p text:style-name="P11"><text:span text:style-name="T6">43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6" presentation:class="page"/>
          <draw:frame presentation:style-name="pr1" draw:text-style-name="P5" draw:layer="layout" svg:width="15.239cm" svg:height="11.429cm" svg:x="1.905cm" svg:y="12.065cm" presentation:class="notes" presentation:placeholder="true">
            <draw:text-box/>
          </draw:frame>
        </presentation:notes>
      </draw:page>
      <draw:page draw:name="page54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še marnost pouhá, ty zůstáváš, i nás v život nový povoláš. </text:span></text:p>
                <text:p text:style-name="P99"><text:span text:style-name="T5">Ty zůstáváš, ty zůstáváš, všem marnost pouhá, ty zůstáváš, </text:span></text:p>
                <text:p text:style-name="P99"><text:span text:style-name="T5">ty zůstáváš, ty zůstáváš, i nás v život nový povoláš. </text:span></text:p>
              </text:list-header>
            </text:list>
          </draw:text-box>
        </draw:frame>
        <draw:custom-shape draw:name="Text Box 3" draw:style-name="gr552" draw:text-style-name="P12" draw:layer="layout" svg:width="3.718cm" svg:height="1.108cm" svg:x="23.799cm" svg:y="0cm">
          <text:list text:style-name="L1">
            <text:list-header>
              <text:p text:style-name="P11"><text:span text:style-name="T6">43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7" presentation:class="page"/>
          <draw:frame presentation:style-name="pr1" draw:text-style-name="P5" draw:layer="layout" svg:width="15.239cm" svg:height="11.429cm" svg:x="1.905cm" svg:y="12.065cm" presentation:class="notes" presentation:placeholder="true">
            <draw:text-box/>
          </draw:frame>
        </presentation:notes>
      </draw:page>
      <draw:page draw:name="page54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zdejte chválu Hospodinu!</text:span></text:p>
              </text:list-header>
            </text:list>
          </draw:text-box>
        </draw:frame>
        <draw:custom-shape draw:name="Text Box 3" draw:style-name="gr553" draw:text-style-name="P12" draw:layer="layout" svg:width="3.718cm" svg:height="1.108cm" svg:x="23.799cm" svg:y="0cm">
          <text:list text:style-name="L1">
            <text:list-header>
              <text:p text:style-name="P11"><text:span text:style-name="T6">43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8" presentation:class="page"/>
          <draw:frame presentation:style-name="pr1" draw:text-style-name="P5" draw:layer="layout" svg:width="15.239cm" svg:height="11.429cm" svg:x="1.905cm" svg:y="12.065cm" presentation:class="notes" presentation:placeholder="true">
            <draw:text-box/>
          </draw:frame>
        </presentation:notes>
      </draw:page>
      <draw:page draw:name="page54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Za milost tvou a pokrm tvůj buď tobě dík náš vzdán. </text:span></text:p>
                <text:p text:style-name="P94"><text:span text:style-name="T5"/></text:p>
                <text:p text:style-name="P94"><text:span text:style-name="T5"/></text:p>
              </text:list-item>
              <text:list-item>
                <text:p text:style-name="P94"><text:span text:style-name="T5">Za slovo tvé a denní chléb buď tobě dík náš vzdán. </text:span></text:p>
              </text:list-item>
            </text:list>
          </draw:text-box>
        </draw:frame>
        <draw:custom-shape draw:name="Text Box 3" draw:style-name="gr554" draw:text-style-name="P12" draw:layer="layout" svg:width="3.718cm" svg:height="1.108cm" svg:x="23.799cm" svg:y="0cm">
          <text:list text:style-name="L1">
            <text:list-header>
              <text:p text:style-name="P11"><text:span text:style-name="T6">43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49" presentation:class="page"/>
          <draw:frame presentation:style-name="pr1" draw:text-style-name="P5" draw:layer="layout" svg:width="15.239cm" svg:height="11.429cm" svg:x="1.905cm" svg:y="12.065cm" presentation:class="notes" presentation:placeholder="true">
            <draw:text-box/>
          </draw:frame>
        </presentation:notes>
      </draw:page>
      <draw:page draw:name="page55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Adoramus te Domine. </text:span></text:p>
              </text:list-header>
            </text:list>
          </draw:text-box>
        </draw:frame>
        <draw:custom-shape draw:name="Text Box 3" draw:style-name="gr555" draw:text-style-name="P12" draw:layer="layout" svg:width="3.718cm" svg:height="1.108cm" svg:x="23.799cm" svg:y="0cm">
          <text:list text:style-name="L1">
            <text:list-header>
              <text:p text:style-name="P11"><text:span text:style-name="T6">44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0" presentation:class="page"/>
          <draw:frame presentation:style-name="pr1" draw:text-style-name="P5" draw:layer="layout" svg:width="15.239cm" svg:height="11.429cm" svg:x="1.905cm" svg:y="12.065cm" presentation:class="notes" presentation:placeholder="true">
            <draw:text-box/>
          </draw:frame>
        </presentation:notes>
      </draw:page>
      <draw:page draw:name="page55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Agnus Dei qui tollis peccate mundi. Miserere nobis. </text:span></text:p>
                <text:p text:style-name="P99"><text:span text:style-name="T5">Agnus Dei qui tollis peccate mundi. Miserere nobis. </text:span></text:p>
                <text:p text:style-name="P99"><text:span text:style-name="T5">Agnus Dei qui tollis peccate mundi. Dona nobis pacem. </text:span></text:p>
                <text:p text:style-name="P99"><text:span text:style-name="T5"/></text:p>
              </text:list-header>
            </text:list>
          </draw:text-box>
        </draw:frame>
        <draw:custom-shape draw:name="Text Box 3" draw:style-name="gr556" draw:text-style-name="P12" draw:layer="layout" svg:width="3.718cm" svg:height="1.108cm" svg:x="23.799cm" svg:y="0cm">
          <text:list text:style-name="L1">
            <text:list-header>
              <text:p text:style-name="P11"><text:span text:style-name="T6">44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1" presentation:class="page"/>
          <draw:frame presentation:style-name="pr1" draw:text-style-name="P5" draw:layer="layout" svg:width="15.239cm" svg:height="11.429cm" svg:x="1.905cm" svg:y="12.065cm" presentation:class="notes" presentation:placeholder="true">
            <draw:text-box/>
          </draw:frame>
        </presentation:notes>
      </draw:page>
      <draw:page draw:name="page55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Benedictus qui venit, benedictus qui venit </text:span></text:p>
                <text:p text:style-name="P99"><text:span text:style-name="T5">in nomine, in nomine, in nomine Domini. </text:span></text:p>
              </text:list-header>
            </text:list>
          </draw:text-box>
        </draw:frame>
        <draw:custom-shape draw:name="Text Box 3" draw:style-name="gr557" draw:text-style-name="P12" draw:layer="layout" svg:width="3.718cm" svg:height="1.108cm" svg:x="23.799cm" svg:y="0cm">
          <text:list text:style-name="L1">
            <text:list-header>
              <text:p text:style-name="P11"><text:span text:style-name="T6">44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2" presentation:class="page"/>
          <draw:frame presentation:style-name="pr1" draw:text-style-name="P5" draw:layer="layout" svg:width="15.239cm" svg:height="11.429cm" svg:x="1.905cm" svg:y="12.065cm" presentation:class="notes" presentation:placeholder="true">
            <draw:text-box/>
          </draw:frame>
        </presentation:notes>
      </draw:page>
      <draw:page draw:name="page55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Zůstaňte zde a bděte se mnou, </text:span><text:span text:style-name="T5"><text:line-break/></text:span><text:span text:style-name="T5">bděte a proste, bděte a proste. </text:span></text:p>
                <text:p text:style-name="P99"><text:span text:style-name="T5">Bleibet hier und wachet mit mir, </text:span><text:span text:style-name="T5"><text:line-break/></text:span><text:span text:style-name="T5">wachet und betet, wachet und betet. </text:span></text:p>
                <text:p text:style-name="P99"><text:span text:style-name="T5">Stay with me, remain here with me, </text:span><text:span text:style-name="T5"><text:line-break/></text:span><text:span text:style-name="T5">watch and pray, watch and pray. </text:span></text:p>
              </text:list-header>
            </text:list>
          </draw:text-box>
        </draw:frame>
        <draw:custom-shape draw:name="Text Box 3" draw:style-name="gr558" draw:text-style-name="P12" draw:layer="layout" svg:width="3.718cm" svg:height="1.108cm" svg:x="23.799cm" svg:y="0cm">
          <text:list text:style-name="L1">
            <text:list-header>
              <text:p text:style-name="P11"><text:span text:style-name="T6">44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3" presentation:class="page"/>
          <draw:frame presentation:style-name="pr1" draw:text-style-name="P5" draw:layer="layout" svg:width="15.239cm" svg:height="11.429cm" svg:x="1.905cm" svg:y="12.065cm" presentation:class="notes" presentation:placeholder="true">
            <draw:text-box/>
          </draw:frame>
        </presentation:notes>
      </draw:page>
      <draw:page draw:name="page55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Bless the Lord, my soul</text:span></text:p>
                <text:p text:style-name="P32"><text:span text:style-name="T5">and bless His holy name</text:span></text:p>
                <text:p text:style-name="P32"><text:span text:style-name="T5">Bless the Lord, my soul</text:span></text:p>
                <text:p text:style-name="P32"><text:span text:style-name="T5">He rescues me from death. </text:span></text:p>
              </text:list-header>
            </text:list>
          </draw:text-box>
        </draw:frame>
        <draw:custom-shape draw:name="Text Box 3" draw:style-name="gr559" draw:text-style-name="P12" draw:layer="layout" svg:width="3.718cm" svg:height="1.108cm" svg:x="23.799cm" svg:y="0cm">
          <text:list text:style-name="L1">
            <text:list-header>
              <text:p text:style-name="P11"><text:span text:style-name="T6">44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4" presentation:class="page"/>
          <draw:frame presentation:style-name="pr1" draw:text-style-name="P5" draw:layer="layout" svg:width="15.239cm" svg:height="11.429cm" svg:x="1.905cm" svg:y="12.065cm" presentation:class="notes" presentation:placeholder="true">
            <draw:text-box/>
          </draw:frame>
        </presentation:notes>
      </draw:page>
      <draw:page draw:name="page55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antate Domino, alleluia, alleluia! </text:span></text:p>
                <text:p text:style-name="P99"><text:span text:style-name="T5">Jubilate Deo. </text:span></text:p>
              </text:list-header>
            </text:list>
          </draw:text-box>
        </draw:frame>
        <draw:custom-shape draw:name="Text Box 3" draw:style-name="gr560" draw:text-style-name="P12" draw:layer="layout" svg:width="3.718cm" svg:height="1.108cm" svg:x="23.799cm" svg:y="0cm">
          <text:list text:style-name="L1">
            <text:list-header>
              <text:p text:style-name="P11"><text:span text:style-name="T6">44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5" presentation:class="page"/>
          <draw:frame presentation:style-name="pr1" draw:text-style-name="P5" draw:layer="layout" svg:width="15.239cm" svg:height="11.429cm" svg:x="1.905cm" svg:y="12.065cm" presentation:class="notes" presentation:placeholder="true">
            <draw:text-box/>
          </draw:frame>
        </presentation:notes>
      </draw:page>
      <draw:page draw:name="page55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Credo in unum Deum, credo in unum Dominum, </text:span></text:p>
                <text:p text:style-name="P99"><text:span text:style-name="T5">credo in unum Deum, Credo in unum Spiritum. </text:span></text:p>
              </text:list-header>
            </text:list>
          </draw:text-box>
        </draw:frame>
        <draw:custom-shape draw:name="Text Box 3" draw:style-name="gr561" draw:text-style-name="P12" draw:layer="layout" svg:width="3.718cm" svg:height="1.108cm" svg:x="23.799cm" svg:y="0cm">
          <text:list text:style-name="L1">
            <text:list-header>
              <text:p text:style-name="P11"><text:span text:style-name="T6">44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6" presentation:class="page"/>
          <draw:frame presentation:style-name="pr1" draw:text-style-name="P5" draw:layer="layout" svg:width="15.239cm" svg:height="11.429cm" svg:x="1.905cm" svg:y="12.065cm" presentation:class="notes" presentation:placeholder="true">
            <draw:text-box/>
          </draw:frame>
        </presentation:notes>
      </draw:page>
      <draw:page draw:name="page55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aždý den Pán mi sílu dává, písní mou je můj Pán. </text:span><text:span text:style-name="T5"><text:line-break/></text:span><text:span text:style-name="T5">On se stal mým spasením, </text:span><text:span text:style-name="T5"><text:line-break/></text:span><text:span text:style-name="T5">když kráčím s ním, nemusím se bát, </text:span><text:span text:style-name="T5"><text:line-break/></text:span><text:span text:style-name="T5">když kráčím s ním, nemusím se bát. </text:span></text:p>
                <text:p text:style-name="P99"><text:span text:style-name="T5"/></text:p>
                <text:p text:style-name="P99"><text:span text:style-name="T5">El Senyor és la meva força, el Senyor el meu cant. </text:span><text:span text:style-name="T5"><text:line-break/></text:span><text:span text:style-name="T5">Ell m'ha estat la salvació, </text:span><text:span text:style-name="T5"><text:line-break/></text:span><text:span text:style-name="T5">(: en Ell confio i no tinc por. :)</text:span></text:p>
                <text:p text:style-name="P99"><text:span text:style-name="T5">In the Lord I'll be ever thankful, in the Lord I will rejoice, </text:span><text:span text:style-name="T5"><text:line-break/></text:span><text:span text:style-name="T5">Look to him, do not be afraid, </text:span><text:span text:style-name="T5"><text:line-break/></text:span><text:span text:style-name="T5">(: in him rejoising the Lord is near. :) </text:span></text:p>
                <text:p text:style-name="P99"><text:span text:style-name="T5">Pan jest mocą swojego ludu Pieśnią moją jest Pan, </text:span><text:span text:style-name="T5"><text:line-break/></text:span><text:span text:style-name="T5">moja tarcza i moja moc </text:span><text:span text:style-name="T5"><text:line-break/></text:span><text:span text:style-name="T5">On jest mym Bogiem nie jestem sam </text:span><text:span text:style-name="T5"><text:line-break/></text:span><text:span text:style-name="T5">w Nim moja siła nie jestem sam</text:span></text:p>
              </text:list-header>
            </text:list>
          </draw:text-box>
        </draw:frame>
        <draw:custom-shape draw:name="Text Box 3" draw:style-name="gr562" draw:text-style-name="P12" draw:layer="layout" svg:width="3.718cm" svg:height="1.108cm" svg:x="23.799cm" svg:y="0cm">
          <text:list text:style-name="L1">
            <text:list-header>
              <text:p text:style-name="P11"><text:span text:style-name="T6">44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7" presentation:class="page"/>
          <draw:frame presentation:style-name="pr1" draw:text-style-name="P5" draw:layer="layout" svg:width="15.239cm" svg:height="11.429cm" svg:x="1.905cm" svg:y="12.065cm" presentation:class="notes" presentation:placeholder="true">
            <draw:text-box/>
          </draw:frame>
        </presentation:notes>
      </draw:page>
      <draw:page draw:name="page55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a, in excelsis Deo, </text:span></text:p>
                <text:p text:style-name="P99"><text:span text:style-name="T5">Gloria, gloria, alleluia! </text:span></text:p>
                <text:p text:style-name="P99"><text:span text:style-name="T5">Et in terra pax hominibus </text:span></text:p>
                <text:p text:style-name="P99"><text:span text:style-name="T5">bone voluntatis. </text:span></text:p>
              </text:list-header>
            </text:list>
          </draw:text-box>
        </draw:frame>
        <draw:custom-shape draw:name="Text Box 3" draw:style-name="gr563" draw:text-style-name="P12" draw:layer="layout" svg:width="3.718cm" svg:height="1.108cm" svg:x="23.799cm" svg:y="0cm">
          <text:list text:style-name="L1">
            <text:list-header>
              <text:p text:style-name="P11"><text:span text:style-name="T6">44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8" presentation:class="page"/>
          <draw:frame presentation:style-name="pr1" draw:text-style-name="P5" draw:layer="layout" svg:width="15.239cm" svg:height="11.429cm" svg:x="1.905cm" svg:y="12.065cm" presentation:class="notes" presentation:placeholder="true">
            <draw:text-box/>
          </draw:frame>
        </presentation:notes>
      </draw:page>
      <draw:page draw:name="page55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Gloria, gloria in excelsis Deo, </text:span></text:p>
                <text:p text:style-name="P99"><text:span text:style-name="T5">gloria, gloria, alleluia, alleluia. </text:span></text:p>
                <text:p text:style-name="P99"><text:span text:style-name="T5"/></text:p>
                <text:p text:style-name="P99"><text:span text:style-name="T5"/></text:p>
                <text:p text:style-name="P99"><text:span text:style-name="T5">Sláva buď, sláva buď na výsostech Bohu.</text:span></text:p>
                <text:p text:style-name="P99"><text:span text:style-name="T5">Sláva buď, sláva buď, haleluja, haleluja. </text:span></text:p>
                <text:p text:style-name="P99"><text:span text:style-name="T5"><text:s/></text:span></text:p>
              </text:list-header>
            </text:list>
          </draw:text-box>
        </draw:frame>
        <draw:custom-shape draw:name="Text Box 3" draw:style-name="gr564" draw:text-style-name="P12" draw:layer="layout" svg:width="3.718cm" svg:height="1.108cm" svg:x="23.799cm" svg:y="0cm">
          <text:list text:style-name="L1">
            <text:list-header>
              <text:p text:style-name="P11"><text:span text:style-name="T6">44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59" presentation:class="page"/>
          <draw:frame presentation:style-name="pr1" draw:text-style-name="P5" draw:layer="layout" svg:width="15.239cm" svg:height="11.429cm" svg:x="1.905cm" svg:y="12.065cm" presentation:class="notes" presentation:placeholder="true">
            <draw:text-box/>
          </draw:frame>
        </presentation:notes>
      </draw:page>
      <draw:page draw:name="page56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osana, hosana, hosana in excelsis. </text:span></text:p>
                <text:p text:style-name="P99"><text:span text:style-name="T5">Hosana, hosana, hosana na výsostech. </text:span></text:p>
              </text:list-header>
            </text:list>
          </draw:text-box>
        </draw:frame>
        <draw:custom-shape draw:name="Text Box 3" draw:style-name="gr565" draw:text-style-name="P12" draw:layer="layout" svg:width="3.718cm" svg:height="1.108cm" svg:x="23.799cm" svg:y="0cm">
          <text:list text:style-name="L1">
            <text:list-header>
              <text:p text:style-name="P11"><text:span text:style-name="T6">45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0" presentation:class="page"/>
          <draw:frame presentation:style-name="pr1" draw:text-style-name="P5" draw:layer="layout" svg:width="15.239cm" svg:height="11.429cm" svg:x="1.905cm" svg:y="12.065cm" presentation:class="notes" presentation:placeholder="true">
            <draw:text-box/>
          </draw:frame>
        </presentation:notes>
      </draw:page>
      <draw:page draw:name="page56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Jubilate Deo omnis terra. </text:span></text:p>
                <text:p text:style-name="P99"><text:span text:style-name="T5">Servite Domino in leatitia. </text:span></text:p>
                <text:p text:style-name="P99"><text:span text:style-name="T5">Alleluia, alleluia, in leatitia, </text:span></text:p>
                <text:p text:style-name="P99"><text:span text:style-name="T5">alleluia, alleluia, in leatitia. </text:span></text:p>
                <text:p text:style-name="P99"><text:span text:style-name="T5"/></text:p>
              </text:list-header>
            </text:list>
          </draw:text-box>
        </draw:frame>
        <draw:custom-shape draw:name="Text Box 3" draw:style-name="gr566" draw:text-style-name="P12" draw:layer="layout" svg:width="3.718cm" svg:height="1.108cm" svg:x="23.799cm" svg:y="0cm">
          <text:list text:style-name="L1">
            <text:list-header>
              <text:p text:style-name="P11"><text:span text:style-name="T6">45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1" presentation:class="page"/>
          <draw:frame presentation:style-name="pr1" draw:text-style-name="P5" draw:layer="layout" svg:width="15.239cm" svg:height="11.429cm" svg:x="1.905cm" svg:y="12.065cm" presentation:class="notes" presentation:placeholder="true">
            <draw:text-box/>
          </draw:frame>
        </presentation:notes>
      </draw:page>
      <draw:page draw:name="page56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Kyrie eleison. </text:span></text:p>
                <text:p text:style-name="P99"><text:span text:style-name="T5">Kyrie, Kyrie, Kyrie eleison.</text:span></text:p>
              </text:list-header>
            </text:list>
          </draw:text-box>
        </draw:frame>
        <draw:custom-shape draw:name="Text Box 3" draw:style-name="gr567" draw:text-style-name="P12" draw:layer="layout" svg:width="3.718cm" svg:height="1.108cm" svg:x="23.799cm" svg:y="0cm">
          <text:list text:style-name="L1">
            <text:list-header>
              <text:p text:style-name="P11"><text:span text:style-name="T6">45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2" presentation:class="page"/>
          <draw:frame presentation:style-name="pr1" draw:text-style-name="P5" draw:layer="layout" svg:width="15.239cm" svg:height="11.429cm" svg:x="1.905cm" svg:y="12.065cm" presentation:class="notes" presentation:placeholder="true">
            <draw:text-box/>
          </draw:frame>
        </presentation:notes>
      </draw:page>
      <draw:page draw:name="page56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eleison. </text:span></text:p>
                <text:p text:style-name="P99"><text:span text:style-name="T5"/></text:p>
              </text:list-header>
            </text:list>
          </draw:text-box>
        </draw:frame>
        <draw:custom-shape draw:name="Text Box 3" draw:style-name="gr568" draw:text-style-name="P12" draw:layer="layout" svg:width="3.718cm" svg:height="1.108cm" svg:x="23.799cm" svg:y="0cm">
          <text:list text:style-name="L1">
            <text:list-header>
              <text:p text:style-name="P11"><text:span text:style-name="T6">45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3" presentation:class="page"/>
          <draw:frame presentation:style-name="pr1" draw:text-style-name="P5" draw:layer="layout" svg:width="15.239cm" svg:height="11.429cm" svg:x="1.905cm" svg:y="12.065cm" presentation:class="notes" presentation:placeholder="true">
            <draw:text-box/>
          </draw:frame>
        </presentation:notes>
      </draw:page>
      <draw:page draw:name="page56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eleison, eleison. </text:span></text:p>
                <text:p text:style-name="P99"><text:span text:style-name="T5"/></text:p>
              </text:list-header>
            </text:list>
          </draw:text-box>
        </draw:frame>
        <draw:custom-shape draw:name="Text Box 3" draw:style-name="gr569" draw:text-style-name="P12" draw:layer="layout" svg:width="3.718cm" svg:height="1.108cm" svg:x="23.799cm" svg:y="0cm">
          <text:list text:style-name="L1">
            <text:list-header>
              <text:p text:style-name="P11"><text:span text:style-name="T6">45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4" presentation:class="page"/>
          <draw:frame presentation:style-name="pr1" draw:text-style-name="P5" draw:layer="layout" svg:width="15.239cm" svg:height="11.429cm" svg:x="1.905cm" svg:y="12.065cm" presentation:class="notes" presentation:placeholder="true">
            <draw:text-box/>
          </draw:frame>
        </presentation:notes>
      </draw:page>
      <draw:page draw:name="page56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Kyrie, Kyrie, Kyrie eleison, </text:span></text:p>
                <text:p text:style-name="P99"><text:span text:style-name="T5">Kyrie eleison, eleison. </text:span></text:p>
              </text:list-header>
            </text:list>
          </draw:text-box>
        </draw:frame>
        <draw:custom-shape draw:name="Text Box 3" draw:style-name="gr570" draw:text-style-name="P12" draw:layer="layout" svg:width="3.718cm" svg:height="1.108cm" svg:x="23.799cm" svg:y="0cm">
          <text:list text:style-name="L1">
            <text:list-header>
              <text:p text:style-name="P11"><text:span text:style-name="T6">45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5" presentation:class="page"/>
          <draw:frame presentation:style-name="pr1" draw:text-style-name="P5" draw:layer="layout" svg:width="15.239cm" svg:height="11.429cm" svg:x="1.905cm" svg:y="12.065cm" presentation:class="notes" presentation:placeholder="true">
            <draw:text-box/>
          </draw:frame>
        </presentation:notes>
      </draw:page>
      <draw:page draw:name="page56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32"><text:span text:style-name="T5">Před Tebou, Pane, temno ztrácí sílu svou, </text:span></text:p>
                <text:p text:style-name="P32"><text:span text:style-name="T5">noc odchází a den jasně září. </text:span></text:p>
                <text:p text:style-name="P32"><text:span text:style-name="T5"/></text:p>
                <text:p text:style-name="P32"><text:span text:style-name="T5">La ténèbre n'est point ténèbre devant toi:</text:span></text:p>
                <text:p text:style-name="P32"><text:span text:style-name="T5">la nuit comme le jour est lumière.</text:span></text:p>
              </text:list-header>
            </text:list>
          </draw:text-box>
        </draw:frame>
        <draw:custom-shape draw:name="Text Box 3" draw:style-name="gr571" draw:text-style-name="P12" draw:layer="layout" svg:width="3.718cm" svg:height="1.108cm" svg:x="23.799cm" svg:y="0cm">
          <text:list text:style-name="L1">
            <text:list-header>
              <text:p text:style-name="P11"><text:span text:style-name="T6">45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6" presentation:class="page"/>
          <draw:frame presentation:style-name="pr1" draw:text-style-name="P5" draw:layer="layout" svg:width="15.239cm" svg:height="11.429cm" svg:x="1.905cm" svg:y="12.065cm" presentation:class="notes" presentation:placeholder="true">
            <draw:text-box/>
          </draw:frame>
        </presentation:notes>
      </draw:page>
      <draw:page draw:name="page56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Laudate omnes gentes, laudate Dominum, </text:span></text:p>
                <text:p text:style-name="P99"><text:span text:style-name="T5">laudate omnes gentes, laudate Dominum. </text:span></text:p>
                <text:p text:style-name="P99"><text:span text:style-name="T5"/></text:p>
                <text:p text:style-name="P99"><text:span text:style-name="T5">Oslavte Hospodina, všichni národové, </text:span></text:p>
                <text:p text:style-name="P99"><text:span text:style-name="T5">Oslavte Hospodina, všichni národové! </text:span></text:p>
                <text:p text:style-name="P99"><text:span text:style-name="T5"/></text:p>
              </text:list-header>
            </text:list>
          </draw:text-box>
        </draw:frame>
        <draw:custom-shape draw:name="Text Box 3" draw:style-name="gr572" draw:text-style-name="P12" draw:layer="layout" svg:width="3.718cm" svg:height="1.108cm" svg:x="23.799cm" svg:y="0cm">
          <text:list text:style-name="L1">
            <text:list-header>
              <text:p text:style-name="P11"><text:span text:style-name="T6">45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7" presentation:class="page"/>
          <draw:frame presentation:style-name="pr1" draw:text-style-name="P5" draw:layer="layout" svg:width="15.239cm" svg:height="11.429cm" svg:x="1.905cm" svg:y="12.065cm" presentation:class="notes" presentation:placeholder="true">
            <draw:text-box/>
          </draw:frame>
        </presentation:notes>
      </draw:page>
      <draw:page draw:name="page56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agnifica, magnificat, </text:span></text:p>
                <text:p text:style-name="P99"><text:span text:style-name="T5">magnificat anima mea Dominum, </text:span></text:p>
                <text:p text:style-name="P99"><text:span text:style-name="T5">Magnifica, magnificat, </text:span></text:p>
                <text:p text:style-name="P99"><text:span text:style-name="T5">magnificat anima mea. </text:span></text:p>
                <text:p text:style-name="P99"><text:span text:style-name="T5"/></text:p>
                <text:p text:style-name="P99"><text:span text:style-name="T5">Magnificat, </text:span></text:p>
                <text:p text:style-name="P99"><text:span text:style-name="T5">magnificat, </text:span></text:p>
                <text:p text:style-name="P99"><text:span text:style-name="T5">anima mea Dominum, anima mea Dominum</text:span></text:p>
                <text:p text:style-name="P99"><text:span text:style-name="T5"/></text:p>
                <text:p text:style-name="P99"><text:span text:style-name="T5"/></text:p>
              </text:list-header>
            </text:list>
          </draw:text-box>
        </draw:frame>
        <draw:custom-shape draw:name="Text Box 3" draw:style-name="gr573" draw:text-style-name="P12" draw:layer="layout" svg:width="3.718cm" svg:height="1.108cm" svg:x="23.799cm" svg:y="0cm">
          <text:list text:style-name="L1">
            <text:list-header>
              <text:p text:style-name="P11"><text:span text:style-name="T6">45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8" presentation:class="page"/>
          <draw:frame presentation:style-name="pr1" draw:text-style-name="P5" draw:layer="layout" svg:width="15.239cm" svg:height="11.429cm" svg:x="1.905cm" svg:y="12.065cm" presentation:class="notes" presentation:placeholder="true">
            <draw:text-box/>
          </draw:frame>
        </presentation:notes>
      </draw:page>
      <draw:page draw:name="page56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Misericordias Domini in aeternum cantabo. </text:span></text:p>
              </text:list-header>
            </text:list>
          </draw:text-box>
        </draw:frame>
        <draw:custom-shape draw:name="Text Box 3" draw:style-name="gr574" draw:text-style-name="P12" draw:layer="layout" svg:width="3.718cm" svg:height="1.108cm" svg:x="23.799cm" svg:y="0cm">
          <text:list text:style-name="L1">
            <text:list-header>
              <text:p text:style-name="P11"><text:span text:style-name="T6">45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9" presentation:class="page"/>
          <draw:frame presentation:style-name="pr1" draw:text-style-name="P5" draw:layer="layout" svg:width="15.239cm" svg:height="11.429cm" svg:x="1.905cm" svg:y="12.065cm" presentation:class="notes" presentation:placeholder="true">
            <draw:text-box/>
          </draw:frame>
        </presentation:notes>
      </draw:page>
      <draw:page draw:name="page57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ada te turbe, nada te espante: </text:span></text:p>
                <text:p text:style-name="P99"><text:span text:style-name="T5">Quien a Dios tiene, nada le falta. </text:span></text:p>
                <text:p text:style-name="P99"><text:span text:style-name="T5">Nada te turbe, nada te espante: <text:s/></text:span></text:p>
                <text:p text:style-name="P99"><text:span text:style-name="T5">Solo Dios basta. </text:span></text:p>
              </text:list-header>
            </text:list>
          </draw:text-box>
        </draw:frame>
        <draw:custom-shape draw:name="Text Box 3" draw:style-name="gr575" draw:text-style-name="P12" draw:layer="layout" svg:width="3.718cm" svg:height="1.108cm" svg:x="23.799cm" svg:y="0cm">
          <text:list text:style-name="L1">
            <text:list-header>
              <text:p text:style-name="P11"><text:span text:style-name="T6">46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0" presentation:class="page"/>
          <draw:frame presentation:style-name="pr1" draw:text-style-name="P5" draw:layer="layout" svg:width="15.239cm" svg:height="11.429cm" svg:x="1.905cm" svg:y="12.065cm" presentation:class="notes" presentation:placeholder="true">
            <draw:text-box/>
          </draw:frame>
        </presentation:notes>
      </draw:page>
      <draw:page draw:name="page57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Nebojte se, radujte se, </text:span></text:p>
                <text:p text:style-name="P99"><text:span text:style-name="T5">Kristus slavný vítěz z hrobu vstal. </text:span></text:p>
              </text:list-header>
            </text:list>
          </draw:text-box>
        </draw:frame>
        <draw:custom-shape draw:name="Text Box 3" draw:style-name="gr576" draw:text-style-name="P12" draw:layer="layout" svg:width="3.718cm" svg:height="1.108cm" svg:x="23.799cm" svg:y="0cm">
          <text:list text:style-name="L1">
            <text:list-header>
              <text:p text:style-name="P11"><text:span text:style-name="T6">46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1" presentation:class="page"/>
          <draw:frame presentation:style-name="pr1" draw:text-style-name="P5" draw:layer="layout" svg:width="15.239cm" svg:height="11.429cm" svg:x="1.905cm" svg:y="12.065cm" presentation:class="notes" presentation:placeholder="true">
            <draw:text-box/>
          </draw:frame>
        </presentation:notes>
      </draw:page>
      <draw:page draw:name="page57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 Lord, hear my prayer, </text:span></text:p>
                <text:p text:style-name="P99"><text:span text:style-name="T5">o Lord, hear my prayer, </text:span></text:p>
                <text:p text:style-name="P99"><text:span text:style-name="T5">when I call answer me. </text:span></text:p>
                <text:p text:style-name="P99"><text:span text:style-name="T5">O Lord, hear my prayer, </text:span></text:p>
                <text:p text:style-name="P99"><text:span text:style-name="T5">o Lord, hear my prayer. </text:span></text:p>
                <text:p text:style-name="P99"><text:span text:style-name="T5">Come and listen to me. </text:span></text:p>
                <text:p text:style-name="P99"><text:span text:style-name="T5"/></text:p>
              </text:list-header>
            </text:list>
          </draw:text-box>
        </draw:frame>
        <draw:custom-shape draw:name="Text Box 3" draw:style-name="gr577" draw:text-style-name="P12" draw:layer="layout" svg:width="3.718cm" svg:height="1.108cm" svg:x="23.799cm" svg:y="0cm">
          <text:list text:style-name="L1">
            <text:list-header>
              <text:p text:style-name="P11"><text:span text:style-name="T6">46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2" presentation:class="page"/>
          <draw:frame presentation:style-name="pr1" draw:text-style-name="P5" draw:layer="layout" svg:width="15.239cm" svg:height="11.429cm" svg:x="1.905cm" svg:y="12.065cm" presentation:class="notes" presentation:placeholder="true">
            <draw:text-box/>
          </draw:frame>
        </presentation:notes>
      </draw:page>
      <draw:page draw:name="page57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Ostende nobis Domine, misericordiam tuam. </text:span></text:p>
                <text:p text:style-name="P99"><text:span text:style-name="T5">Amen, amen. Maranatha, maranatha. </text:span></text:p>
              </text:list-header>
            </text:list>
          </draw:text-box>
        </draw:frame>
        <draw:custom-shape draw:name="Text Box 3" draw:style-name="gr578" draw:text-style-name="P12" draw:layer="layout" svg:width="3.718cm" svg:height="1.108cm" svg:x="23.799cm" svg:y="0cm">
          <text:list text:style-name="L1">
            <text:list-header>
              <text:p text:style-name="P11"><text:span text:style-name="T6">46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3" presentation:class="page"/>
          <draw:frame presentation:style-name="pr1" draw:text-style-name="P5" draw:layer="layout" svg:width="15.239cm" svg:height="11.429cm" svg:x="1.905cm" svg:y="12.065cm" presentation:class="notes" presentation:placeholder="true">
            <draw:text-box/>
          </draw:frame>
        </presentation:notes>
      </draw:page>
      <draw:page draw:name="page57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lvator mundi, salva nos, </text:span></text:p>
                <text:p text:style-name="P99"><text:span text:style-name="T5">Salvator mundi, salva nos, </text:span></text:p>
                <text:p text:style-name="P99"><text:span text:style-name="T5">salva nos, salva nos, </text:span></text:p>
                <text:p text:style-name="P99"><text:span text:style-name="T5">Salvator mundi, salva nos. </text:span></text:p>
              </text:list-header>
            </text:list>
          </draw:text-box>
        </draw:frame>
        <draw:custom-shape draw:name="Text Box 3" draw:style-name="gr579" draw:text-style-name="P12" draw:layer="layout" svg:width="3.718cm" svg:height="1.108cm" svg:x="23.799cm" svg:y="0cm">
          <text:list text:style-name="L1">
            <text:list-header>
              <text:p text:style-name="P11"><text:span text:style-name="T6">46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4" presentation:class="page"/>
          <draw:frame presentation:style-name="pr1" draw:text-style-name="P5" draw:layer="layout" svg:width="15.239cm" svg:height="11.429cm" svg:x="1.905cm" svg:y="12.065cm" presentation:class="notes" presentation:placeholder="true">
            <draw:text-box/>
          </draw:frame>
        </presentation:notes>
      </draw:page>
      <draw:page draw:name="page57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anctus, sanctus, sanctus Dominus, </text:span></text:p>
                <text:p text:style-name="P99"><text:span text:style-name="T5">Deus Sabaoth, Deus Sabaoth. </text:span></text:p>
                <text:p text:style-name="P99"><text:span text:style-name="T5"/></text:p>
                <text:p text:style-name="P99"><text:span text:style-name="T5">Svatý, svatý, svatý Hospodin, </text:span></text:p>
                <text:p text:style-name="P99"><text:span text:style-name="T5">Pán Bůh zástupů, Pán Bůh zástupů. </text:span></text:p>
              </text:list-header>
            </text:list>
          </draw:text-box>
        </draw:frame>
        <draw:custom-shape draw:name="Text Box 3" draw:style-name="gr580" draw:text-style-name="P12" draw:layer="layout" svg:width="3.718cm" svg:height="1.108cm" svg:x="23.799cm" svg:y="0cm">
          <text:list text:style-name="L1">
            <text:list-header>
              <text:p text:style-name="P11"><text:span text:style-name="T6">46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5" presentation:class="page"/>
          <draw:frame presentation:style-name="pr1" draw:text-style-name="P5" draw:layer="layout" svg:width="15.239cm" svg:height="11.429cm" svg:x="1.905cm" svg:y="12.065cm" presentation:class="notes" presentation:placeholder="true">
            <draw:text-box/>
          </draw:frame>
        </presentation:notes>
      </draw:page>
      <draw:page draw:name="page57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urrexit Dominus vere, alleluia, alleluia, </text:span></text:p>
                <text:p text:style-name="P99"><text:span text:style-name="T5">Surrexit Christus hodie, alleluia, alleluia. </text:span></text:p>
              </text:list-header>
            </text:list>
          </draw:text-box>
        </draw:frame>
        <draw:custom-shape draw:name="Text Box 3" draw:style-name="gr581" draw:text-style-name="P12" draw:layer="layout" svg:width="3.718cm" svg:height="1.108cm" svg:x="23.799cm" svg:y="0cm">
          <text:list text:style-name="L1">
            <text:list-header>
              <text:p text:style-name="P11"><text:span text:style-name="T6">46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6" presentation:class="page"/>
          <draw:frame presentation:style-name="pr1" draw:text-style-name="P5" draw:layer="layout" svg:width="15.239cm" svg:height="11.429cm" svg:x="1.905cm" svg:y="12.065cm" presentation:class="notes" presentation:placeholder="true">
            <draw:text-box/>
          </draw:frame>
        </presentation:notes>
      </draw:page>
      <draw:page draw:name="page57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Ubi caritas et amor, ubi caritas, Deus ibi est. </text:span></text:p>
                <text:p text:style-name="P99"><text:span text:style-name="T5">Kde je dobrota a láska, kde je dobrota, tam je také Bůh. </text:span></text:p>
              </text:list-header>
            </text:list>
          </draw:text-box>
        </draw:frame>
        <draw:custom-shape draw:name="Text Box 3" draw:style-name="gr582" draw:text-style-name="P12" draw:layer="layout" svg:width="3.718cm" svg:height="1.108cm" svg:x="23.799cm" svg:y="0cm">
          <text:list text:style-name="L1">
            <text:list-header>
              <text:p text:style-name="P11"><text:span text:style-name="T6">46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7" presentation:class="page"/>
          <draw:frame presentation:style-name="pr1" draw:text-style-name="P5" draw:layer="layout" svg:width="15.239cm" svg:height="11.429cm" svg:x="1.905cm" svg:y="12.065cm" presentation:class="notes" presentation:placeholder="true">
            <draw:text-box/>
          </draw:frame>
        </presentation:notes>
      </draw:page>
      <draw:page draw:name="page57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Uže ně ja živu, no řivjot vo mně Christos, </text:span></text:p>
                <text:p text:style-name="P99"><text:span text:style-name="T5">živjot vo mně Christos, živjot vo mně Christos. </text:span></text:p>
              </text:list-header>
            </text:list>
          </draw:text-box>
        </draw:frame>
        <draw:custom-shape draw:name="Text Box 3" draw:style-name="gr583" draw:text-style-name="P12" draw:layer="layout" svg:width="3.718cm" svg:height="1.108cm" svg:x="23.799cm" svg:y="0cm">
          <text:list text:style-name="L1">
            <text:list-header>
              <text:p text:style-name="P11"><text:span text:style-name="T6">46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8" presentation:class="page"/>
          <draw:frame presentation:style-name="pr1" draw:text-style-name="P5" draw:layer="layout" svg:width="15.239cm" svg:height="11.429cm" svg:x="1.905cm" svg:y="12.065cm" presentation:class="notes" presentation:placeholder="true">
            <draw:text-box/>
          </draw:frame>
        </presentation:notes>
      </draw:page>
      <draw:page draw:name="page57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eni Creator, veni Creator, veni creator Spiritus. </text:span></text:p>
                <text:p text:style-name="P99"><text:span text:style-name="T5">Duchu svatý přijď, Duchu svatý přijď, Tvůrce Duchu svatý přijď. </text:span></text:p>
              </text:list-header>
            </text:list>
          </draw:text-box>
        </draw:frame>
        <draw:custom-shape draw:name="Text Box 3" draw:style-name="gr584" draw:text-style-name="P12" draw:layer="layout" svg:width="3.718cm" svg:height="1.108cm" svg:x="23.799cm" svg:y="0cm">
          <text:list text:style-name="L1">
            <text:list-header>
              <text:p text:style-name="P11"><text:span text:style-name="T6">46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79" presentation:class="page"/>
          <draw:frame presentation:style-name="pr1" draw:text-style-name="P5" draw:layer="layout" svg:width="15.239cm" svg:height="11.429cm" svg:x="1.905cm" svg:y="12.065cm" presentation:class="notes" presentation:placeholder="true">
            <draw:text-box/>
          </draw:frame>
        </presentation:notes>
      </draw:page>
      <draw:page draw:name="page58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eni Sancte Spiritus. </text:span></text:p>
                <text:p text:style-name="P99"><text:span text:style-name="T5">Tvůrce Duchu svatý přijď. </text:span></text:p>
              </text:list-header>
            </text:list>
          </draw:text-box>
        </draw:frame>
        <draw:custom-shape draw:name="Text Box 3" draw:style-name="gr585" draw:text-style-name="P12" draw:layer="layout" svg:width="3.718cm" svg:height="1.108cm" svg:x="23.799cm" svg:y="0cm">
          <text:list text:style-name="L1">
            <text:list-header>
              <text:p text:style-name="P11"><text:span text:style-name="T6">47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0" presentation:class="page"/>
          <draw:frame presentation:style-name="pr1" draw:text-style-name="P5" draw:layer="layout" svg:width="15.239cm" svg:height="11.429cm" svg:x="1.905cm" svg:y="12.065cm" presentation:class="notes" presentation:placeholder="true">
            <draw:text-box/>
          </draw:frame>
        </presentation:notes>
      </draw:page>
      <draw:page draw:name="page58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Haleluja, haleluja, haleluja, haleluja, haleluja, </text:span><text:span text:style-name="T5"><text:line-break/></text:span><text:span text:style-name="T5">haleluja, haleluja, haleluja, haleluja. </text:span></text:p>
                <text:p text:style-name="P99"><text:span text:style-name="T5"/></text:p>
                <text:p text:style-name="P99"><text:span text:style-name="T5"/></text:p>
              </text:list-header>
            </text:list>
          </draw:text-box>
        </draw:frame>
        <draw:custom-shape draw:name="Text Box 3" draw:style-name="gr586" draw:text-style-name="P12" draw:layer="layout" svg:width="3.718cm" svg:height="1.108cm" svg:x="23.799cm" svg:y="0cm">
          <text:list text:style-name="L1">
            <text:list-item>
              <text:p text:style-name="P11"><text:span text:style-name="T6">471</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1" presentation:class="page"/>
          <draw:frame presentation:style-name="pr1" draw:text-style-name="P5" draw:layer="layout" svg:width="15.239cm" svg:height="11.429cm" svg:x="1.905cm" svg:y="12.065cm" presentation:class="notes" presentation:placeholder="true">
            <draw:text-box/>
          </draw:frame>
        </presentation:notes>
      </draw:page>
      <draw:page draw:name="page58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Pane, smiluj se, smiluj se, </text:span><text:span text:style-name="T5"><text:line-break/></text:span><text:span text:style-name="T5">Kriste, smiluj se, smiluj se, </text:span><text:span text:style-name="T5"><text:line-break/></text:span><text:span text:style-name="T5">Pane smiluj se, smiluj se. </text:span><text:span text:style-name="T5"><text:line-break/></text:span><text:span text:style-name="T5">Amen. </text:span></text:p>
                <text:p text:style-name="P99"><text:span text:style-name="T5"/></text:p>
              </text:list-header>
            </text:list>
          </draw:text-box>
        </draw:frame>
        <draw:custom-shape draw:name="Text Box 3" draw:style-name="gr587" draw:text-style-name="P12" draw:layer="layout" svg:width="3.718cm" svg:height="1.108cm" svg:x="23.799cm" svg:y="0cm">
          <text:list text:style-name="L1">
            <text:list-header>
              <text:p text:style-name="P11"><text:span text:style-name="T6">47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2" presentation:class="page"/>
          <draw:frame presentation:style-name="pr1" draw:text-style-name="P5" draw:layer="layout" svg:width="15.239cm" svg:height="11.429cm" svg:x="1.905cm" svg:y="12.065cm" presentation:class="notes" presentation:placeholder="true">
            <draw:text-box/>
          </draw:frame>
        </presentation:notes>
      </draw:page>
      <draw:page draw:name="page58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láva na výsostech Bohu, </text:span><text:span text:style-name="T5"><text:line-break/></text:span><text:span text:style-name="T5">sláva na výsostech Bohu, </text:span><text:span text:style-name="T5"><text:line-break/></text:span><text:span text:style-name="T5">a na zemi pokoj lidem dobrá vůle. </text:span><text:span text:style-name="T5"><text:line-break/></text:span><text:span text:style-name="T5">Sláva na výsostech Bohu. </text:span></text:p>
                <text:p text:style-name="P99"><text:span text:style-name="T5"/></text:p>
                <text:p text:style-name="P99"><text:span text:style-name="T5"/></text:p>
              </text:list-header>
            </text:list>
          </draw:text-box>
        </draw:frame>
        <draw:custom-shape draw:name="Text Box 3" draw:style-name="gr588" draw:text-style-name="P12" draw:layer="layout" svg:width="3.718cm" svg:height="1.108cm" svg:x="23.799cm" svg:y="0cm">
          <text:list text:style-name="L1">
            <text:list-item>
              <text:p text:style-name="P11"><text:span text:style-name="T6">473</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3" presentation:class="page"/>
          <draw:frame presentation:style-name="pr1" draw:text-style-name="P5" draw:layer="layout" svg:width="15.239cm" svg:height="11.429cm" svg:x="1.905cm" svg:y="12.065cm" presentation:class="notes" presentation:placeholder="true">
            <draw:text-box/>
          </draw:frame>
        </presentation:notes>
      </draw:page>
      <draw:page draw:name="page58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Věřím, věřím v Boha Otce všemohoucího, </text:span><text:span text:style-name="T5"><text:line-break/></text:span><text:span text:style-name="T5">Stvořitele nebe i země, </text:span><text:span text:style-name="T5"><text:line-break/></text:span><text:span text:style-name="T5">i v Ježíše Krista, Syna jeho jediného, Pána našeho, </text:span><text:span text:style-name="T5"><text:line-break/></text:span><text:span text:style-name="T5">jenž se počal z Ducha svatého, </text:span><text:span text:style-name="T5"><text:line-break/></text:span><text:span text:style-name="T5">narodil se z Marie Panny, </text:span><text:span text:style-name="T5"><text:line-break/></text:span><text:span text:style-name="T5">trpěl pod Pontským Pilátem, </text:span><text:span text:style-name="T5"><text:line-break/></text:span><text:span text:style-name="T5">byl ukřižován a umřel a byl pohřben, </text:span><text:span text:style-name="T5"><text:line-break/></text:span><text:span text:style-name="T5">sestoupil do pekel, třetího dne vstal z mrtvých, </text:span><text:span text:style-name="T5"><text:line-break/></text:span><text:span text:style-name="T5">vstoupil na nebesa, sedí na pravici Boha, Otce všemohoucího, </text:span><text:span text:style-name="T5"><text:line-break/></text:span><text:span text:style-name="T5">odkud přijde soudit živé <text:s/>i mrtvé. </text:span><text:span text:style-name="T5"><text:line-break/></text:span><text:span text:style-name="T5">Věřím v Ducha svatého, svatou církev obecnou, </text:span><text:span text:style-name="T5"><text:line-break/></text:span><text:span text:style-name="T5">svatých obcování, hříchů odpuštění, </text:span><text:span text:style-name="T5"><text:line-break/></text:span><text:span text:style-name="T5">těla z mrtvých vzkříšení a život věčný. </text:span><text:span text:style-name="T5"><text:line-break/></text:span><text:span text:style-name="T5">Amen. </text:span></text:p>
              </text:list-header>
            </text:list>
          </draw:text-box>
        </draw:frame>
        <draw:custom-shape draw:name="Text Box 3" draw:style-name="gr589" draw:text-style-name="P112" draw:layer="layout" svg:width="3.718cm" svg:height="1.108cm" svg:x="23.799cm" svg:y="0cm">
          <text:list text:style-name="L1">
            <text:list-header>
              <text:p text:style-name="P111"><text:span text:style-name="T6">47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4" presentation:class="page"/>
          <draw:frame presentation:style-name="pr1" draw:text-style-name="P113" draw:layer="layout" svg:width="15.239cm" svg:height="11.429cm" svg:x="1.905cm" svg:y="12.065cm" presentation:class="notes" presentation:placeholder="true">
            <draw:text-box/>
          </draw:frame>
        </presentation:notes>
      </draw:page>
      <draw:page draw:name="page58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9"><text:span text:style-name="T5">Svatý, svatý, svatý, svatý je Hospodin zástupů, </text:span><text:span text:style-name="T5"><text:line-break/></text:span><text:span text:style-name="T5">celá země je plná jeho slávy. </text:span></text:p>
              </text:list-header>
            </text:list>
          </draw:text-box>
        </draw:frame>
        <draw:custom-shape draw:name="Text Box 3" draw:style-name="gr590" draw:text-style-name="P12" draw:layer="layout" svg:width="3.718cm" svg:height="1.108cm" svg:x="23.799cm" svg:y="0cm">
          <text:list text:style-name="L1">
            <text:list-header>
              <text:p text:style-name="P11"><text:span text:style-name="T6">47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5" presentation:class="page"/>
          <draw:frame presentation:style-name="pr1" draw:text-style-name="P5" draw:layer="layout" svg:width="15.239cm" svg:height="11.429cm" svg:x="1.905cm" svg:y="12.065cm" presentation:class="notes" presentation:placeholder="true">
            <draw:text-box/>
          </draw:frame>
        </presentation:notes>
      </draw:page>
      <draw:page draw:name="page58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4"><text:span text:style-name="T5">Beránku Boží, Beránku Boží, který snímáš hřích světa, </text:span><text:span text:style-name="T5"><text:line-break/></text:span><text:span text:style-name="T5">smiluj se nad námi. </text:span><text:span text:style-name="T5"><text:line-break/></text:span><text:span text:style-name="T5">Beránku Boží, Beránku Boží, který snímáš hřích světa, </text:span><text:span text:style-name="T5"><text:line-break/></text:span><text:span text:style-name="T5">smiluj se nad námi. </text:span><text:span text:style-name="T5"><text:line-break/></text:span><text:span text:style-name="T5">Beránku Boží, Beránku Boží, který snímáš hřích světa, </text:span><text:span text:style-name="T5"><text:line-break/></text:span><text:span text:style-name="T5">daruj nám pokoj. </text:span></text:p>
              </text:list-header>
            </text:list>
          </draw:text-box>
        </draw:frame>
        <draw:custom-shape draw:name="Text Box 3" draw:style-name="gr591" draw:text-style-name="P12" draw:layer="layout" svg:width="3.718cm" svg:height="1.108cm" svg:x="23.799cm" svg:y="0cm">
          <text:list text:style-name="L1">
            <text:list-header>
              <text:p text:style-name="P11"><text:span text:style-name="T6">47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6" presentation:class="page"/>
          <draw:frame presentation:style-name="pr1" draw:text-style-name="P5" draw:layer="layout" svg:width="15.239cm" svg:height="11.429cm" svg:x="1.905cm" svg:y="12.065cm" presentation:class="notes" presentation:placeholder="true">
            <draw:text-box/>
          </draw:frame>
        </presentation:notes>
      </draw:page>
      <draw:page draw:name="page58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4"><text:span text:style-name="T5">Pane nejsem hoden, Pane nejsem hoden, </text:span><text:span text:style-name="T5"><text:line-break/></text:span><text:span text:style-name="T5">abys vstoupil pod mou střechu, </text:span><text:span text:style-name="T5"><text:line-break/></text:span><text:span text:style-name="T5">ale řekni jen slovo a má duše bude uzdravena. </text:span></text:p>
              </text:list-header>
            </text:list>
          </draw:text-box>
        </draw:frame>
        <draw:custom-shape draw:name="Text Box 3" draw:style-name="gr592" draw:text-style-name="P12" draw:layer="layout" svg:width="3.718cm" svg:height="1.108cm" svg:x="23.799cm" svg:y="0cm">
          <text:list text:style-name="L1">
            <text:list-header>
              <text:p text:style-name="P11"><text:span text:style-name="T6">47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7" presentation:class="page"/>
          <draw:frame presentation:style-name="pr1" draw:text-style-name="P5" draw:layer="layout" svg:width="15.239cm" svg:height="11.429cm" svg:x="1.905cm" svg:y="12.065cm" presentation:class="notes" presentation:placeholder="true">
            <draw:text-box/>
          </draw:frame>
        </presentation:notes>
      </draw:page>
      <draw:page draw:name="page58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4"><text:span text:style-name="T5">Duše má velebí Pána, duše má velebí Pána </text:span><text:span text:style-name="T5"><text:line-break/></text:span><text:span text:style-name="T5">a duch můj jásá v Bohu Spasiteli, <text:s/></text:span><text:span text:style-name="T5"><text:line-break/></text:span><text:span text:style-name="T5">že se sklonil ke své služebnici v ponížení, <text:s/></text:span><text:span text:style-name="T5"><text:line-break/></text:span><text:span text:style-name="T5">že se mnou učinil veliké věci, ten které je mocný</text:span></text:p>
              </text:list-header>
            </text:list>
          </draw:text-box>
        </draw:frame>
        <draw:custom-shape draw:name="Text Box 3" draw:style-name="gr593" draw:text-style-name="P12" draw:layer="layout" svg:width="3.718cm" svg:height="1.108cm" svg:x="23.799cm" svg:y="0cm">
          <text:list text:style-name="L1">
            <text:list-header>
              <text:p text:style-name="P11"><text:span text:style-name="T6">47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8" presentation:class="page"/>
          <draw:frame presentation:style-name="pr1" draw:text-style-name="P5" draw:layer="layout" svg:width="15.239cm" svg:height="11.429cm" svg:x="1.905cm" svg:y="12.065cm" presentation:class="notes" presentation:placeholder="true">
            <draw:text-box/>
          </draw:frame>
        </presentation:notes>
      </draw:page>
      <draw:page draw:name="page58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14"><text:span text:style-name="T5">Amen, amen, amen, amen, amen. </text:span></text:p>
              </text:list-header>
            </text:list>
          </draw:text-box>
        </draw:frame>
        <draw:custom-shape draw:name="Text Box 3" draw:style-name="gr594" draw:text-style-name="P12" draw:layer="layout" svg:width="3.718cm" svg:height="1.108cm" svg:x="23.799cm" svg:y="0cm">
          <text:list text:style-name="L1">
            <text:list-header>
              <text:p text:style-name="P11"><text:span text:style-name="T6">47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89" presentation:class="page"/>
          <draw:frame presentation:style-name="pr1" draw:text-style-name="P5" draw:layer="layout" svg:width="15.239cm" svg:height="11.429cm" svg:x="1.905cm" svg:y="12.065cm" presentation:class="notes" presentation:placeholder="true">
            <draw:text-box/>
          </draw:frame>
        </presentation:notes>
      </draw:page>
      <draw:page draw:name="page59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29"><text:span text:style-name="T5">R: </text:span><text:span text:style-name="T5"><text:tab/></text:span><text:span text:style-name="T5">Čeká mě den a když Tě potkám, Pane, </text:span><text:span text:style-name="T5"><text:line-break/></text:span><text:span text:style-name="T5">ponesu lehčej jeho žár. <text:s/></text:span><text:span text:style-name="T5"><text:line-break/></text:span><text:span text:style-name="T5">Čeká mě noc a cokoliv se stane, </text:span><text:span text:style-name="T5"><text:line-break/></text:span><text:span text:style-name="T5">nestihne moji duši zmar. </text:span></text:p>
                <text:p text:style-name="P78"><text:span text:style-name="T5"/></text:p>
                <text:p text:style-name="P29"><text:span text:style-name="T5">1. </text:span><text:span text:style-name="T5"><text:tab/></text:span><text:span text:style-name="T5">(: Už spojily se naše cesty, Tys nám dal prohlédnout. :) </text:span><text:span text:style-name="T5"><text:line-break/></text:span><text:span text:style-name="T5">A bratru platí odpuštění, </text:span><text:span text:style-name="T5"><text:line-break/></text:span><text:span text:style-name="T5">úsměv můj a pozdravení, k bratru chci teď usednout. </text:span></text:p>
                <text:p text:style-name="P78"><text:span text:style-name="T5"/></text:p>
                <text:p text:style-name="P29"><text:span text:style-name="T5"><text:s/></text:span><text:span text:style-name="T5">2. </text:span><text:span text:style-name="T5"><text:tab/></text:span><text:span text:style-name="T5">(: Už spojily se naše cesty, tys nám dal prohlédnout. :) </text:span><text:span text:style-name="T5"><text:line-break/></text:span><text:span text:style-name="T5">A tobě platí naše prosby, </text:span><text:span text:style-name="T5"><text:line-break/></text:span><text:span text:style-name="T5">bychom byli společenství, kterému dáš pomoc svou. </text:span></text:p>
                <text:p text:style-name="P78"><text:span text:style-name="T5"/></text:p>
                <text:p text:style-name="P29"><text:span text:style-name="T5"><text:s/></text:span><text:span text:style-name="T5">3. </text:span><text:span text:style-name="T5"><text:tab/></text:span><text:span text:style-name="T5">(: Už spojily se naše cesty, tys nám dal prohlédnout. :) </text:span><text:span text:style-name="T5"><text:line-break/></text:span><text:span text:style-name="T5">A upřímné jsou naše prosby, </text:span><text:span text:style-name="T5"><text:line-break/></text:span><text:span text:style-name="T5">abys nám dal odpuštění, mysl vždycky pokornou.</text:span></text:p>
              </text:list-header>
            </text:list>
          </draw:text-box>
        </draw:frame>
        <draw:custom-shape draw:name="Text Box 3" draw:style-name="gr595" draw:text-style-name="P12" draw:layer="layout" svg:width="3.718cm" svg:height="1.108cm" svg:x="23.799cm" svg:y="0cm">
          <text:list text:style-name="L1">
            <text:list-header>
              <text:p text:style-name="P11"><text:span text:style-name="T6">480</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0" presentation:class="page"/>
          <draw:frame presentation:style-name="pr1" draw:text-style-name="P5" draw:layer="layout" svg:width="15.239cm" svg:height="11.429cm" svg:x="1.905cm" svg:y="12.065cm" presentation:class="notes" presentation:placeholder="true">
            <draw:text-box/>
          </draw:frame>
        </presentation:notes>
      </draw:page>
      <draw:page draw:name="page591"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Nám radostí jsi, Pane, ty, </text:span><text:span text:style-name="T5"><text:line-break/></text:span><text:span text:style-name="T5">a já to dlouho nevěděl, </text:span><text:span text:style-name="T5"><text:line-break/></text:span><text:span text:style-name="T5">snad proto,že jsem neviděl, </text:span><text:span text:style-name="T5"><text:line-break/></text:span><text:span text:style-name="T5">jak slza v slunci roztávala. </text:span><text:span text:style-name="T5"><text:line-break/></text:span><text:span text:style-name="T5">Nám radostí jsi, Pane, ty, jsi, Pane, ty. </text:span></text:p>
                <text:p text:style-name="P93"><text:span text:style-name="T5">2.</text:span><text:span text:style-name="T5"><text:tab/></text:span><text:span text:style-name="T5">Nám radostí jsi, Pane, ty, </text:span><text:span text:style-name="T5"><text:line-break/></text:span><text:span text:style-name="T5">a já to dlouho nevěděl, </text:span><text:span text:style-name="T5"><text:line-break/></text:span><text:span text:style-name="T5">snad proto, že jsem necítil, </text:span><text:span text:style-name="T5"><text:line-break/></text:span><text:span text:style-name="T5">že dětská ruka je tak malá. </text:span><text:span text:style-name="T5"><text:line-break/></text:span><text:span text:style-name="T5">Nám radostí jsi, Pane, ty, jsi, Pane, ty. </text:span></text:p>
                <text:p text:style-name="P93"><text:span text:style-name="T5">3.</text:span><text:span text:style-name="T5"><text:tab/></text:span><text:span text:style-name="T5">Nám radostí jsi, Pane, ty, </text:span><text:span text:style-name="T5"><text:line-break/></text:span><text:span text:style-name="T5">a já to dlouho nevěděl, </text:span><text:span text:style-name="T5"><text:line-break/></text:span><text:span text:style-name="T5">to proto, že jsem nepřijal slova, </text:span><text:span text:style-name="T5"><text:line-break/></text:span><text:span text:style-name="T5">jež pokoj znamenala. </text:span><text:span text:style-name="T5"><text:line-break/></text:span><text:span text:style-name="T5">Nám radostí jsi, Pane, ty, jsi, Pane, ty. </text:span></text:p>
              </text:list-header>
            </text:list>
          </draw:text-box>
        </draw:frame>
        <draw:custom-shape draw:name="Text Box 3" draw:style-name="gr596" draw:text-style-name="P12" draw:layer="layout" svg:width="3.718cm" svg:height="1.108cm" svg:x="23.799cm" svg:y="0cm">
          <text:list text:style-name="L1">
            <text:list-header>
              <text:p text:style-name="P11"><text:span text:style-name="T6">481</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1" presentation:class="page"/>
          <draw:frame presentation:style-name="pr1" draw:text-style-name="P5" draw:layer="layout" svg:width="15.239cm" svg:height="11.429cm" svg:x="1.905cm" svg:y="12.065cm" presentation:class="notes" presentation:placeholder="true">
            <draw:text-box/>
          </draw:frame>
        </presentation:notes>
      </draw:page>
      <draw:page draw:name="page592"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R: </text:span><text:span text:style-name="T5"><text:tab/></text:span><text:span text:style-name="T5">Chleba a víno neseme, </text:span><text:span text:style-name="T5"><text:line-break/></text:span><text:span text:style-name="T5">přijmi ty dary, prosíme. <text:s/></text:span></text:p>
                <text:p text:style-name="P93"><text:span text:style-name="T5">1.</text:span><text:span text:style-name="T5"><text:tab/></text:span><text:span text:style-name="T5">Mám prázdné ruce, Pane, </text:span><text:span text:style-name="T5"><text:line-break/></text:span><text:span text:style-name="T5">že skutkem jsem je nenaplnil, </text:span><text:span text:style-name="T5"><text:line-break/></text:span><text:span text:style-name="T5">mám těžké nohy, Pane, </text:span><text:span text:style-name="T5"><text:line-break/></text:span><text:span text:style-name="T5">bližnímu jsem se nepřiblížil. </text:span></text:p>
                <text:p text:style-name="P93"><text:span text:style-name="T5"><text:s/></text:span><text:span text:style-name="T5">2. </text:span><text:span text:style-name="T5"><text:tab/></text:span><text:span text:style-name="T5">Mám němá ústa, Pane, </text:span><text:span text:style-name="T5"><text:line-break/></text:span><text:span text:style-name="T5">vždyť soucit svůj sem odepřel, </text:span><text:span text:style-name="T5"><text:line-break/></text:span><text:span text:style-name="T5">jsem uzavřený, Pane, </text:span><text:span text:style-name="T5"><text:line-break/></text:span><text:span text:style-name="T5">dej, abych všem se otevřel.</text:span></text:p>
                <text:p text:style-name="P93"><text:span text:style-name="T5"><text:s/></text:span><text:span text:style-name="T5">3.</text:span><text:span text:style-name="T5"><text:tab/></text:span><text:span text:style-name="T5">Mám v sobě bolest, Pane, </text:span><text:span text:style-name="T5"><text:line-break/></text:span><text:span text:style-name="T5">že tolik věcí zranilo, </text:span><text:span text:style-name="T5"><text:line-break/></text:span><text:span text:style-name="T5">mám také touhu, Pane, </text:span><text:span text:style-name="T5"><text:line-break/></text:span><text:span text:style-name="T5">aby tě srdce poznalo.</text:span></text:p>
              </text:list-header>
            </text:list>
          </draw:text-box>
        </draw:frame>
        <draw:custom-shape draw:name="Text Box 3" draw:style-name="gr597" draw:text-style-name="P12" draw:layer="layout" svg:width="3.718cm" svg:height="1.108cm" svg:x="23.799cm" svg:y="0cm">
          <text:list text:style-name="L1">
            <text:list-header>
              <text:p text:style-name="P11"><text:span text:style-name="T6">482</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2" presentation:class="page"/>
          <draw:frame presentation:style-name="pr1" draw:text-style-name="P5" draw:layer="layout" svg:width="15.239cm" svg:height="11.429cm" svg:x="1.905cm" svg:y="12.065cm" presentation:class="notes" presentation:placeholder="true">
            <draw:text-box/>
          </draw:frame>
        </presentation:notes>
      </draw:page>
      <draw:page draw:name="page593"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text:tab/></text:span><text:span text:style-name="T5">V čas úzkosti, v čas podmrače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Ať přijímám Tě jako lék </text:span><text:span text:style-name="T5"><text:line-break/></text:span><text:span text:style-name="T5">na každou starost, zármutek a v neštěstí se svěřuji. </text:span><text:span text:style-name="T5"><text:line-break/></text:span><text:span text:style-name="T5">V čas úzkosti, v čas podmrače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text:line-break/></text:span><text:span text:style-name="T5">V čas jásavý, v čas rozjasněný </text:span><text:span text:style-name="T5"><text:line-break/></text:span><text:span text:style-name="T5">ať, Pane, jedno jsme, </text:span><text:span text:style-name="T5"><text:line-break/></text:span><text:span text:style-name="T5">čas naděje je neproměnný, před tebou stojíme. </text:span><text:span text:style-name="T5"><text:line-break/></text:span><text:span text:style-name="T5">Ať na tebe zas těším se </text:span><text:span text:style-name="T5"><text:line-break/></text:span><text:span text:style-name="T5">a s radostí svou svěřím se, shledání s tebou oslavím. </text:span><text:span text:style-name="T5"><text:line-break/></text:span><text:span text:style-name="T5">V čas jásavý, v čas rozjasněný </text:span><text:span text:style-name="T5"><text:line-break/></text:span><text:span text:style-name="T5">ať, Pane, jedno jsme, </text:span><text:span text:style-name="T5"><text:line-break/></text:span><text:span text:style-name="T5">čas naděje je neproměnný, před tebou stojíme. </text:span></text:p>
              </text:list-header>
            </text:list>
          </draw:text-box>
        </draw:frame>
        <draw:custom-shape draw:name="Text Box 3" draw:style-name="gr598" draw:text-style-name="P12" draw:layer="layout" svg:width="3.718cm" svg:height="1.108cm" svg:x="23.799cm" svg:y="0cm">
          <text:list text:style-name="L1">
            <text:list-header>
              <text:p text:style-name="P11"><text:span text:style-name="T6">483</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3" presentation:class="page"/>
          <draw:frame presentation:style-name="pr1" draw:text-style-name="P5" draw:layer="layout" svg:width="15.239cm" svg:height="11.429cm" svg:x="1.905cm" svg:y="12.065cm" presentation:class="notes" presentation:placeholder="true">
            <draw:text-box/>
          </draw:frame>
        </presentation:notes>
      </draw:page>
      <draw:page draw:name="page594"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115"><text:span text:style-name="T5">Za to, že v stromech přečtu život </text:span><text:span text:style-name="T5"><text:line-break/></text:span><text:span text:style-name="T5">a jaro v pevné závěji, <text:s/></text:span><text:span text:style-name="T5"><text:line-break/></text:span><text:span text:style-name="T5">že potkal jsem tě dneska ráno, </text:span><text:span text:style-name="T5"><text:line-break/></text:span><text:span text:style-name="T5">za to ti, Pane, děkuji. </text:span></text:p>
                <text:p text:style-name="P115"><text:span text:style-name="T5"/></text:p>
              </text:list-item>
              <text:list-item>
                <text:p text:style-name="P115"><text:span text:style-name="T5">Za to, že mnoho věnovals mi, </text:span><text:span text:style-name="T5"><text:line-break/></text:span><text:span text:style-name="T5">chválit tě mohu vroucněji, </text:span><text:span text:style-name="T5"><text:line-break/></text:span><text:span text:style-name="T5">že vzal sis, co by tížilo mne, </text:span><text:span text:style-name="T5"><text:line-break/></text:span><text:span text:style-name="T5">za to ti, Pane, děkuji.</text:span></text:p>
                <text:p text:style-name="P115"><text:span text:style-name="T5"/></text:p>
              </text:list-item>
            </text:list>
            <text:list text:style-name="L4">
              <text:list-header>
                <text:p text:style-name="P116"><text:span text:style-name="T5"><text:s/></text:span><text:span text:style-name="T5">3. </text:span><text:span text:style-name="T5"><text:tab/></text:span><text:span text:style-name="T5">Za to, že doved jsi mě blízko, </text:span><text:span text:style-name="T5"><text:line-break/></text:span><text:span text:style-name="T5">s bratry i já tě miluji, </text:span><text:span text:style-name="T5"><text:line-break/></text:span><text:span text:style-name="T5">že potkal jsem tě také večer, </text:span><text:span text:style-name="T5"><text:line-break/></text:span><text:span text:style-name="T5">za to ti, Pane, děkuji.</text:span></text:p>
              </text:list-header>
            </text:list>
          </draw:text-box>
        </draw:frame>
        <draw:custom-shape draw:name="Text Box 3" draw:style-name="gr599" draw:text-style-name="P12" draw:layer="layout" svg:width="3.718cm" svg:height="1.108cm" svg:x="23.799cm" svg:y="0cm">
          <text:list text:style-name="L1">
            <text:list-header>
              <text:p text:style-name="P11"><text:span text:style-name="T6">484</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4" presentation:class="page"/>
          <draw:frame presentation:style-name="pr1" draw:text-style-name="P5" draw:layer="layout" svg:width="15.239cm" svg:height="11.429cm" svg:x="1.905cm" svg:y="12.065cm" presentation:class="notes" presentation:placeholder="true">
            <draw:text-box/>
          </draw:frame>
        </presentation:notes>
      </draw:page>
      <draw:page draw:name="page595"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Omyjte prach a smutek z tváří, popsaných neklidem, </text:span><text:span text:style-name="T5"><text:line-break/></text:span><text:span text:style-name="T5">vychází slunce na oltáři, otvírá v duši den. </text:span><text:span text:style-name="T5"><text:line-break/></text:span><text:span text:style-name="T5">Omyjte prach a smutek z tváří, spojte se s Ježíšem, </text:span><text:span text:style-name="T5"><text:line-break/></text:span><text:span text:style-name="T5">vychází slunce na oltáři, nad celou Boží zem. </text:span></text:p>
                <text:p text:style-name="P106"><text:span text:style-name="T5"><text:s/></text:span><text:span text:style-name="T5"><text:tab/></text:span><text:span text:style-name="T5">Můj bratr strom, a můj bratr pták, </text:span><text:span text:style-name="T5"><text:line-break/></text:span><text:span text:style-name="T5">zpívají Pánu světa dík, </text:span><text:span text:style-name="T5"><text:line-break/></text:span><text:span text:style-name="T5">já v chóru tom jsem jen tichý žák </text:span><text:span text:style-name="T5"><text:line-break/></text:span><text:span text:style-name="T5">a Boží lásky učedník.</text:span></text:p>
                <text:p text:style-name="P106"><text:span text:style-name="T5">2. </text:span><text:span text:style-name="T5"><text:tab/></text:span><text:span text:style-name="T5">Jsem jenom klásek mezi klasy, tvoříme Boží lán, </text:span><text:span text:style-name="T5"><text:line-break/></text:span><text:span text:style-name="T5">jak pro zpěv lásky mnohohlasý volá Své děti Pán. </text:span><text:span text:style-name="T5"><text:line-break/></text:span><text:span text:style-name="T5"> Jsem jenom klásek mezi klasy, chci v jeho Slunci zrát, </text:span><text:span text:style-name="T5"><text:line-break/></text:span><text:span text:style-name="T5">a pro zpěv lásky mnohohlasý, celý se nachystat.</text:span></text:p>
                <text:p text:style-name="P106"><text:span text:style-name="T5"><text:tab/></text:span><text:span text:style-name="T5">Vím o sestrách, vím o bratřích, </text:span><text:span text:style-name="T5"><text:line-break/></text:span><text:span text:style-name="T5">co zatím nenašli Tvůj dům, </text:span><text:span text:style-name="T5"><text:line-break/></text:span><text:span text:style-name="T5">brání jim strach, a snad i můj hřích, </text:span><text:span text:style-name="T5"><text:line-break/></text:span><text:span text:style-name="T5">zpívám i za ně k nebesům. </text:span><text:span text:style-name="T5"><text:line-break/></text:span><text:span text:style-name="T5">Amen. </text:span></text:p>
              </text:list-header>
            </text:list>
          </draw:text-box>
        </draw:frame>
        <draw:custom-shape draw:name="Text Box 3" draw:style-name="gr600" draw:text-style-name="P12" draw:layer="layout" svg:width="3.718cm" svg:height="1.108cm" svg:x="23.799cm" svg:y="0cm">
          <text:list text:style-name="L1">
            <text:list-header>
              <text:p text:style-name="P11"><text:span text:style-name="T6">485</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5" presentation:class="page"/>
          <draw:frame presentation:style-name="pr1" draw:text-style-name="P5" draw:layer="layout" svg:width="15.239cm" svg:height="11.429cm" svg:x="1.905cm" svg:y="12.065cm" presentation:class="notes" presentation:placeholder="true">
            <draw:text-box/>
          </draw:frame>
        </presentation:notes>
      </draw:page>
      <draw:page draw:name="page596"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1. </text:span><text:span text:style-name="T5"><text:tab/></text:span><text:span text:style-name="T5">Jednou, jednou toužím slyšet hlas, </text:span><text:span text:style-name="T5"><text:line-break/></text:span><text:span text:style-name="T5">hlas který nezaniká, </text:span><text:span text:style-name="T5"><text:line-break/></text:span><text:span text:style-name="T5">jednou, jednou a vždycky znova zas. </text:span><text:span text:style-name="T5"><text:line-break/></text:span><text:span text:style-name="T5">Hlas, který nezaniká na poušti, </text:span><text:span text:style-name="T5"><text:line-break/></text:span><text:span text:style-name="T5">hlas, který laská a odpouští.</text:span></text:p>
                <text:p text:style-name="P93"><text:span text:style-name="T5">R. </text:span><text:span text:style-name="T5"><text:tab/></text:span><text:span text:style-name="T5">Hlas tvůj, Pane můj, prameni věčně nových sil. </text:span><text:span text:style-name="T5"><text:line-break/></text:span><text:span text:style-name="T5">Hlas tvůj, Pane můj, abych žil. </text:span><text:span text:style-name="T5"><text:line-break/></text:span><text:span text:style-name="T5">Hlas Tvůj, Pane můj, prameni věčně nových sil. </text:span><text:span text:style-name="T5"><text:line-break/></text:span><text:span text:style-name="T5">Hlas Tvůj, Pane můj, abych žil.</text:span></text:p>
              </text:list-header>
            </text:list>
            <text:list text:style-name="L8">
              <text:list-item>
                <text:p text:style-name="P94"><text:span text:style-name="T5">Nyní, nyní z mraků kolem nás, </text:span><text:span text:style-name="T5"><text:line-break/></text:span><text:span text:style-name="T5">vyšlehne rosa a zář. </text:span><text:span text:style-name="T5"><text:line-break/></text:span><text:span text:style-name="T5">Nyní, nyní se ozve živý hlas. </text:span><text:span text:style-name="T5"><text:line-break/></text:span><text:span text:style-name="T5">Hlas, který nezaniká na poušti, </text:span><text:span text:style-name="T5"><text:line-break/></text:span><text:span text:style-name="T5">hlas, který laská a odpouští.</text:span></text:p>
              </text:list-item>
            </text:list>
          </draw:text-box>
        </draw:frame>
        <draw:custom-shape draw:name="Text Box 3" draw:style-name="gr601" draw:text-style-name="P12" draw:layer="layout" svg:width="3.718cm" svg:height="1.108cm" svg:x="23.799cm" svg:y="0cm">
          <text:list text:style-name="L1">
            <text:list-header>
              <text:p text:style-name="P11"><text:span text:style-name="T6">486</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6" presentation:class="page"/>
          <draw:frame presentation:style-name="pr1" draw:text-style-name="P5" draw:layer="layout" svg:width="15.239cm" svg:height="11.429cm" svg:x="1.905cm" svg:y="12.065cm" presentation:class="notes" presentation:placeholder="true">
            <draw:text-box/>
          </draw:frame>
        </presentation:notes>
      </draw:page>
      <draw:page draw:name="page597"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106"><text:span text:style-name="T5">1. </text:span><text:span text:style-name="T5"><text:tab/></text:span><text:span text:style-name="T5">Každé ráno dostávám darem nový den, </text:span><text:span text:style-name="T5"><text:line-break/></text:span><text:span text:style-name="T5">budou v něm růže, bude v něm trní, já vím. </text:span><text:span text:style-name="T5"><text:line-break/></text:span><text:span text:style-name="T5">Každý večer poznávám, jak byl naplněn, </text:span><text:span text:style-name="T5"><text:line-break/></text:span><text:span text:style-name="T5">byly v něm růže, bylo v něm trní, </text:span><text:span text:style-name="T5"><text:line-break/></text:span><text:span text:style-name="T5">a já si o něm s Tebou vyprávím, s Tebou vyprávím.</text:span></text:p>
                <text:p text:style-name="P106"><text:span text:style-name="T5"><text:tab/></text:span><text:span text:style-name="T5">Já vím, ty dny i s růžemi a trním, <text:s/></text:span><text:span text:style-name="T5"><text:line-break/></text:span><text:span text:style-name="T5">já vím, jenže sám je nikdy nenaplním, </text:span><text:span text:style-name="T5"><text:line-break/></text:span><text:span text:style-name="T5">jen Tvá láska, ta naplňuje každý den, </text:span><text:span text:style-name="T5"><text:line-break/></text:span><text:span text:style-name="T5">jen Tvá láska, ta naplňuje každý den.</text:span></text:p>
              </text:list-header>
            </text:list>
            <text:list text:style-name="L8">
              <text:list-item>
                <text:p text:style-name="P110"><text:span text:style-name="T5">Kamkoliv jsem ruce vztáh' v proudu jar a zim, </text:span><text:span text:style-name="T5"><text:line-break/></text:span><text:span text:style-name="T5">chtěl jsem jen růže, a žádné trní či vzlyk. </text:span><text:span text:style-name="T5"><text:line-break/></text:span><text:span text:style-name="T5">Teď vím, i když po cestách růže vysázím, </text:span><text:span text:style-name="T5"><text:line-break/></text:span><text:span text:style-name="T5">bez tebe může vzejít jen trní. </text:span><text:span text:style-name="T5"><text:line-break/></text:span><text:span text:style-name="T5">Ty sám buď mého srdce zahradník, buď můj zahradník. </text:span><text:span text:style-name="T5"><text:line-break/></text:span><text:span text:style-name="T5"><text:line-break/></text:span><text:span text:style-name="T5">Sám víš, jak těžce rodí země lidí, </text:span><text:span text:style-name="T5"><text:line-break/></text:span><text:span text:style-name="T5">sám znáš tu trpkou žeň, co pýcha sklidí, </text:span><text:span text:style-name="T5"><text:line-break/></text:span><text:span text:style-name="T5">jen tvá láska mě zúrodňuje každý den, </text:span><text:span text:style-name="T5"><text:line-break/></text:span><text:span text:style-name="T5">jen tvá láska mě zúrodňuje každý den. </text:span></text:p>
              </text:list-item>
            </text:list>
          </draw:text-box>
        </draw:frame>
        <draw:custom-shape draw:name="Text Box 3" draw:style-name="gr602" draw:text-style-name="P12" draw:layer="layout" svg:width="3.718cm" svg:height="1.108cm" svg:x="23.799cm" svg:y="0cm">
          <text:list text:style-name="L1">
            <text:list-header>
              <text:p text:style-name="P11"><text:span text:style-name="T6">4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7" presentation:class="page"/>
          <draw:frame presentation:style-name="pr1" draw:text-style-name="P5" draw:layer="layout" svg:width="15.239cm" svg:height="11.429cm" svg:x="1.905cm" svg:y="12.065cm" presentation:class="notes" presentation:placeholder="true">
            <draw:text-box/>
          </draw:frame>
        </presentation:notes>
      </draw:page>
      <draw:page draw:name="page598"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4">
              <text:list-header>
                <text:p text:style-name="P93"><text:span text:style-name="T5">3. </text:span><text:span text:style-name="T5"><text:tab/></text:span><text:span text:style-name="T5">Nyní k tobě přicházím se vším, cos mi dal, </text:span><text:span text:style-name="T5"><text:line-break/></text:span><text:span text:style-name="T5">nesu ti růže, nesu ti trní, ty víš. </text:span><text:span text:style-name="T5"><text:line-break/></text:span><text:span text:style-name="T5">Rozumíš mým nesnázím, zpěvu slz i chval, </text:span><text:span text:style-name="T5"><text:line-break/></text:span><text:span text:style-name="T5">všechny mé růže, všechno mé trní </text:span><text:span text:style-name="T5"><text:line-break/></text:span><text:span text:style-name="T5">svou láskyplnou rosou napájíš, rosou napájíš. </text:span><text:span text:style-name="T5"><text:line-break/></text:span><text:span text:style-name="T5"><text:line-break/></text:span><text:span text:style-name="T5">Jen v ní, v té rose, která nevysychá, </text:span><text:span text:style-name="T5"><text:line-break/></text:span><text:span text:style-name="T5">jen v ní mé srdce jako ditě dýchá </text:span><text:span text:style-name="T5"><text:line-break/></text:span><text:span text:style-name="T5">a tvá láska mě proměňuje každý den, </text:span><text:span text:style-name="T5"><text:line-break/></text:span><text:span text:style-name="T5"> a tvá láska mě proměňuje každý den. </text:span></text:p>
              </text:list-header>
            </text:list>
          </draw:text-box>
        </draw:frame>
        <draw:custom-shape draw:name="Text Box 3" draw:style-name="gr603" draw:text-style-name="P12" draw:layer="layout" svg:width="3.718cm" svg:height="1.108cm" svg:x="23.799cm" svg:y="0cm">
          <text:list text:style-name="L1">
            <text:list-header>
              <text:p text:style-name="P11"><text:span text:style-name="T6">487</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8" presentation:class="page"/>
          <draw:frame presentation:style-name="pr1" draw:text-style-name="P5" draw:layer="layout" svg:width="15.239cm" svg:height="11.429cm" svg:x="1.905cm" svg:y="12.065cm" presentation:class="notes" presentation:placeholder="true">
            <draw:text-box/>
          </draw:frame>
        </presentation:notes>
      </draw:page>
      <draw:page draw:name="page599"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5">
              <text:list-item>
                <text:p text:style-name="P94"><text:span text:style-name="T5">Ústa otvírám jen pro píseň lásky, </text:span><text:span text:style-name="T5"><text:line-break/></text:span><text:span text:style-name="T5">Králi tichý, píseň má jsi ty sám. </text:span><text:span text:style-name="T5"><text:line-break/></text:span><text:span text:style-name="T5">Jako tvé nebe a země, jsem i já tvůj chrám, </text:span><text:span text:style-name="T5"><text:line-break/></text:span><text:span text:style-name="T5">chrámem duše ve mně ty sám. </text:span></text:p>
              </text:list-item>
            </text:list>
            <text:list text:style-name="L4">
              <text:list-header>
                <text:p text:style-name="P93"><text:span text:style-name="T5">R: </text:span><text:span text:style-name="T5"><text:tab/></text:span><text:span text:style-name="T5">La, la, la, la, la, má duše zpívá hosana, </text:span><text:span text:style-name="T5"><text:line-break/></text:span><text:span text:style-name="T5">La, la, la, la, la, la, že byla k svatbě pozvaná. </text:span><text:span text:style-name="T5"><text:line-break/></text:span><text:span text:style-name="T5">Hosana, hosana, hosana a s tebou smí žít. </text:span></text:p>
              </text:list-header>
            </text:list>
            <text:list text:style-name="L8">
              <text:list-item>
                <text:p text:style-name="P94"><text:span text:style-name="T5">Ústa otvírám dnes pro pokrm věčný, </text:span><text:span text:style-name="T5"><text:line-break/></text:span><text:span text:style-name="T5">opojený vínem z tvých svatých ran, </text:span><text:span text:style-name="T5"><text:line-break/></text:span><text:span text:style-name="T5">když mě z trůnu svého kříže </text:span><text:span text:style-name="T5"><text:line-break/></text:span><text:span text:style-name="T5">zveš do věčných bran, stále blíž a blíže, můj Pán. </text:span></text:p>
              </text:list-item>
              <text:list-item>
                <text:p text:style-name="P94"><text:span text:style-name="T5">Ústa otvírám jen pro poselství lásky, </text:span><text:span text:style-name="T5"><text:line-break/></text:span><text:span text:style-name="T5">lásko živá, skutky mluvící k nám. </text:span><text:span text:style-name="T5"><text:line-break/></text:span><text:span text:style-name="T5">Z oblaků, květů i lidí tvůj dech přijímám, </text:span><text:span text:style-name="T5"><text:line-break/></text:span><text:span text:style-name="T5">kéž i v bratru vidím tvůj chrám.</text:span></text:p>
              </text:list-item>
            </text:list>
          </draw:text-box>
        </draw:frame>
        <draw:custom-shape draw:name="Text Box 3" draw:style-name="gr604" draw:text-style-name="P12" draw:layer="layout" svg:width="3.718cm" svg:height="1.108cm" svg:x="23.799cm" svg:y="0cm">
          <text:list text:style-name="L1">
            <text:list-header>
              <text:p text:style-name="P11"><text:span text:style-name="T6">488</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99" presentation:class="page"/>
          <draw:frame presentation:style-name="pr1" draw:text-style-name="P5" draw:layer="layout" svg:width="15.239cm" svg:height="11.429cm" svg:x="1.905cm" svg:y="12.065cm" presentation:class="notes" presentation:placeholder="true">
            <draw:text-box/>
          </draw:frame>
        </presentation:notes>
      </draw:page>
      <draw:page draw:name="page600" draw:style-name="dp3" draw:master-page-name="Default" presentation:use-date-time-name="dtd1">
        <draw:frame presentation:style-name="pr5" draw:text-style-name="P8" draw:layer="layout" svg:width="24.765cm" svg:height="16.722cm" svg:x="1.375cm" svg:y="1.905cm" presentation:class="outline" presentation:user-transformed="true">
          <draw:text-box>
            <text:list text:style-name="L13">
              <text:list-item>
                <text:p text:style-name="P10"><text:span text:style-name="T5">Věčně krásný Stvořiteli moří,</text:span><text:span text:style-name="T5"><text:line-break/></text:span><text:span text:style-name="T5">k tobě plyne řeka za řekou.</text:span><text:span text:style-name="T5"><text:line-break/></text:span><text:span text:style-name="T5">Kapky rosy, které v slunci hoří,</text:span><text:span text:style-name="T5"><text:line-break/></text:span><text:span text:style-name="T5">svítí jim na cestu dalekou. </text:span></text:p>
              </text:list-item>
              <text:list-item>
                <text:p text:style-name="P10"><text:span text:style-name="T5">Kapky rosy tvého požehnání</text:span><text:span text:style-name="T5"><text:line-break/></text:span><text:span text:style-name="T5">zavlažují všechny moje dny</text:span><text:span text:style-name="T5"><text:line-break/></text:span><text:span text:style-name="T5">a já si ji ve svém srdci chráním</text:span><text:span text:style-name="T5"><text:line-break/></text:span><text:span text:style-name="T5">pro dnešek i pro den poslední. </text:span></text:p>
              </text:list-item>
              <text:list-item>
                <text:p text:style-name="P10"><text:span text:style-name="T5">A můj bratr a má sestra také,</text:span><text:span text:style-name="T5"><text:line-break/></text:span><text:span text:style-name="T5">sbíháme se k tobě ze všech stran,</text:span><text:span text:style-name="T5"><text:line-break/></text:span><text:span text:style-name="T5">my jsme tvoje řeky křivolaké,</text:span><text:span text:style-name="T5"><text:line-break/></text:span><text:span text:style-name="T5">ty jsi těch řek cíl a oceán. </text:span></text:p>
              </text:list-item>
              <text:list-item>
                <text:p text:style-name="P10"><text:span text:style-name="T5">Nejsme však jen řeky, které plynou,</text:span><text:span text:style-name="T5"><text:line-break/></text:span><text:span text:style-name="T5">řídíme je podle vlastních sil.</text:span><text:span text:style-name="T5"><text:line-break/></text:span><text:span text:style-name="T5">Pomoz nám, ať nikdy naší vinou</text:span><text:span text:style-name="T5"><text:line-break/></text:span><text:span text:style-name="T5">žádná řeka nemine svůj cíl. </text:span></text:p>
              </text:list-item>
            </text:list>
          </draw:text-box>
        </draw:frame>
        <draw:custom-shape draw:name="Text Box 3" draw:style-name="gr605" draw:text-style-name="P12" draw:layer="layout" svg:width="3.718cm" svg:height="1.108cm" svg:x="23.799cm" svg:y="0cm">
          <text:list text:style-name="L1">
            <text:list-header>
              <text:p text:style-name="P11"><text:span text:style-name="T6">489</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00" presentation:class="page"/>
          <draw:frame presentation:style-name="pr1" draw:text-style-name="P5" draw:layer="layout" svg:width="15.239cm" svg:height="11.429cm" svg:x="1.905cm" svg:y="12.065cm" presentation:class="notes" presentation:placeholder="true">
            <draw:text-box/>
          </draw:frame>
        </presentation:notes>
      </draw:page>
      <draw:page draw:name="page601" draw:style-name="dp1" draw:master-page-name="Default" presentation:use-date-time-name="dtd1">
        <draw:custom-shape draw:name="Text Box 3" draw:style-name="gr606" draw:text-style-name="P12" draw:layer="layout" svg:width="3.718cm" svg:height="1.108cm" svg:x="23.799cm" svg:y="0cm">
          <text:list text:style-name="L1">
            <text:list-header>
              <text:p text:style-name="P11"><text:span text:style-name="T6">konec</text:span></text:p>
            </text:list-header>
          </text:list>
          <draw:enhanced-geometry svg:viewBox="0 0 21600 21600" draw:type="mso-spt202" draw:enhanced-path="M 0 0 L 21600 0 21600 21600 0 21600 0 0 Z N"/>
        </draw:custom-shape>
        <draw:g draw:name="Group 21">
          <draw:frame draw:name="Object 22" draw:style-name="gr4" draw:text-style-name="P9" draw:layer="layout" svg:width="23.896cm" svg:height="17.665cm" svg:x="2.328cm" svg:y="1.173cm">
            <loext:p draw:class-id="00000000-0000-0000-0000-000000000000"/>
            <draw:object-ole xlink:href="./Object 4" xlink:type="simple" xlink:show="embed" xlink:actuate="onLoad"/>
            <draw:image xlink:href="./ObjectReplacements/Object 4" xlink:type="simple" xlink:show="embed" xlink:actuate="onLoad"/>
          </draw:frame>
          <draw:custom-shape draw:name="Rectangle 23" draw:style-name="gr607" draw:text-style-name="P118" draw:layer="layout" svg:width="10.09cm" svg:height="3.81cm" svg:x="4.444cm" svg:y="7.197cm">
            <text:list text:style-name="L31">
              <text:list-header>
                <text:p text:style-name="P117"><text:span text:style-name="T17">SVÍTÁ</text:span></text:p>
              </text:list-header>
            </text:list>
            <draw:enhanced-geometry svg:viewBox="0 0 21600 21600" draw:type="rectangle" draw:enhanced-path="M 0 0 L 21600 0 21600 21600 0 21600 0 0 Z N"/>
          </draw:custom-shape>
        </draw:g>
        <presentation:notes draw:style-name="dp2">
          <draw:page-thumbnail draw:style-name="gr3" draw:layer="layout" svg:width="7.142cm" svg:height="9.524cm" svg:x="5.953cm" svg:y="1.93cm" draw:page-number="601"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nifont" svg:font-family="ninifont" style:font-family-generic="script" style:font-pitch="variable"/>
    <style:font-face style:name="Calibri" svg:font-family="Calibri"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rebuchet MS" fo:color="#ffffff" fo:font-size="100%"/>
          </text:list-level-style-bullet>
          <text:list-level-style-bullet text:level="3" text:bullet-char="•">
            <style:list-level-properties text:space-before="2.54cm" text:min-label-width="0.635cm"/>
            <style:text-properties style:font-name="Trebuchet MS" fo:color="#ffffff" fo:font-size="100%"/>
          </text:list-level-style-bullet>
          <text:list-level-style-bullet text:level="4" text:bullet-char="–">
            <style:list-level-properties text:space-before="3.81cm" text:min-label-width="0.635cm"/>
            <style:text-properties style:font-name="Trebuchet MS" fo:color="#ffffff" fo:font-size="100%"/>
          </text:list-level-style-bullet>
          <text:list-level-style-bullet text:level="5" text:bullet-char="»">
            <style:list-level-properties text:space-before="5.08cm" text:min-label-width="0.635cm"/>
            <style:text-properties style:font-name="Trebuchet MS" fo:color="#ffffff" fo:font-size="100%"/>
          </text:list-level-style-bullet>
          <text:list-level-style-bullet text:level="6" text:bullet-char="»">
            <style:list-level-properties text:space-before="5.08cm" text:min-label-width="0.635cm"/>
            <style:text-properties style:font-name="Trebuchet MS" fo:color="#ffffff" fo:font-size="100%"/>
          </text:list-level-style-bullet>
          <text:list-level-style-bullet text:level="7" text:bullet-char="»">
            <style:list-level-properties text:space-before="5.08cm" text:min-label-width="0.635cm"/>
            <style:text-properties style:font-name="Trebuchet MS" fo:color="#ffffff" fo:font-size="100%"/>
          </text:list-level-style-bullet>
          <text:list-level-style-bullet text:level="8" text:bullet-char="»">
            <style:list-level-properties text:space-before="5.08cm" text:min-label-width="0.635cm"/>
            <style:text-properties style:font-name="Trebuchet MS" fo:color="#ffffff" fo:font-size="100%"/>
          </text:list-level-style-bullet>
          <text:list-level-style-bullet text:level="9" text:bullet-char="»">
            <style:list-level-properties text:space-before="5.08cm" text:min-label-width="0.635cm"/>
            <style:text-properties style:font-name="Trebuchet MS" fo:color="#ffffff" fo:font-size="100%"/>
          </text:list-level-style-bullet>
          <text:list-level-style-bullet text:level="10" text:bullet-char="»">
            <style:list-level-properties text:space-before="5.08cm" text:min-label-width="0.635cm"/>
            <style:text-properties style:font-name="Trebuchet MS" fo:color="#ffffff" fo:font-size="100%"/>
          </text:list-level-style-bullet>
        </text:list-style>
      </style:graphic-properties>
      <style:paragraph-properties fo:margin-left="0.952cm" fo:margin-right="0cm" fo:margin-top="0.176cm" fo:margin-bottom="0.176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20pt" style:font-style-asian="normal" style:font-weight-asian="bold" style:font-name-complex="FreeSans" style:font-family-complex="Free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Trebuchet MS" fo:font-family="'Trebuchet MS'"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Trebuchet MS" fo:font-family="'Trebuchet MS'" style:font-family-generic="swiss"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rebuchet MS" fo:color="#ffffff" fo:font-size="100%"/>
          </text:list-level-style-bullet>
          <text:list-level-style-bullet text:level="3" text:bullet-char="•">
            <style:list-level-properties text:space-before="2.54cm"/>
            <style:text-properties style:font-name="Trebuchet MS" fo:color="#ffffff" fo:font-size="100%"/>
          </text:list-level-style-bullet>
          <text:list-level-style-bullet text:level="4" text:bullet-char="–">
            <style:list-level-properties text:space-before="3.81cm"/>
            <style:text-properties style:font-name="Trebuchet MS" fo:color="#ffffff" fo:font-size="100%"/>
          </text:list-level-style-bullet>
          <text:list-level-style-bullet text:level="5" text:bullet-char="»">
            <style:list-level-properties text:space-before="5.08cm"/>
            <style:text-properties style:font-name="Trebuchet MS" fo:color="#ffffff" fo:font-size="100%"/>
          </text:list-level-style-bullet>
          <text:list-level-style-bullet text:level="6" text:bullet-char="»">
            <style:list-level-properties text:space-before="5.08cm"/>
            <style:text-properties style:font-name="Trebuchet MS" fo:color="#ffffff" fo:font-size="100%"/>
          </text:list-level-style-bullet>
          <text:list-level-style-bullet text:level="7" text:bullet-char="»">
            <style:list-level-properties text:space-before="5.08cm"/>
            <style:text-properties style:font-name="Trebuchet MS" fo:color="#ffffff" fo:font-size="100%"/>
          </text:list-level-style-bullet>
          <text:list-level-style-bullet text:level="8" text:bullet-char="»">
            <style:list-level-properties text:space-before="5.08cm"/>
            <style:text-properties style:font-name="Trebuchet MS" fo:color="#ffffff" fo:font-size="100%"/>
          </text:list-level-style-bullet>
          <text:list-level-style-bullet text:level="9" text:bullet-char="»">
            <style:list-level-properties text:space-before="5.08cm"/>
            <style:text-properties style:font-name="Trebuchet MS" fo:color="#ffffff" fo:font-size="100%"/>
          </text:list-level-style-bullet>
          <text:list-level-style-bullet text:level="10" text:bullet-char="»">
            <style:list-level-properties text:space-before="5.08cm"/>
            <style:text-properties style:font-name="Trebuchet MS" fo:color="#ffffff" fo:font-size="100%"/>
          </text:list-level-style-bullet>
        </text:list-style>
      </style:graphic-properties>
      <style:paragraph-properties fo:margin-left="0cm" fo:margin-right="0cm" fo:margin-top="0.176cm" fo:margin-bottom="0.176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0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20pt" style:font-style-asian="normal" style:font-weight-asian="bold" style:font-name-complex="FreeSans" style:font-family-complex="Free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rebuchet MS" fo:font-family="'Trebuchet MS'" style:font-family-generic="swiss" style:font-pitch="variable" fo:font-size="2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41.402cm" draw:visible-area-height="30.608cm" draw:ole-draw-aspect="1"/>
    </style:style>
    <style:style style:name="Mgr7" style:family="graphic" style:parent-style-name="standard">
      <style:graphic-properties draw:stroke="none" draw:fill="solid" draw:fill-color="#000000" draw:opacity="100%" draw:textarea-horizontal-align="left" draw:textarea-vertical-align="top" draw:auto-grow-height="false" fo:min-height="1.432cm" fo:min-width="1.439cm" fo:padding-top="0.13cm" fo:padding-bottom="0.13cm" fo:padding-left="0.25cm" fo:padding-right="0.25cm" fo:wrap-option="wrap" draw:shadow-offset-x="0.071cm" draw:shadow-offset-y="0.071cm" draw:shadow-color="#808080" draw:shadow-opacity="10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loext:graphic-properties draw:fill="none" draw:fill-color="#00cc99"/>
      <style:paragraph-properties fo:text-align="center" style:writing-mode="lr-tb"/>
    </style:style>
    <style:style style:name="MP6" style:family="paragraph">
      <loext:graphic-properties draw:fill="solid" draw:fill-color="#000000" draw:opacity="100%"/>
      <style:paragraph-properties style:writing-mode="lr-tb" style:font-independent-line-spacing="true"/>
    </style:style>
    <style:style style:name="MT1" style:family="text">
      <style:text-properties fo:color="#000000" style:font-name="Times New Roman" fo:font-size="12pt" fo:language="cs" fo:country="CZ" style:font-size-asian="12pt" style:language-asian="cs" style:country-asian="CZ" style:font-size-complex="12pt" style:language-complex="cs" style:country-complex="CZ"/>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4cm" svg:y="0cm" presentation:class="date-time">
        <draw:text-box>
          <text:p/>
        </draw:text-box>
      </draw:frame>
      <draw:frame draw:style-name="Mgr4" draw:text-style-name="MP2" draw:layer="backgroundobjects" svg:width="8.255cm" svg:height="1.27cm" svg:x="-0.001cm" svg:y="24.13cm" presentation:class="footer">
        <draw:text-box>
          <text:p/>
        </draw:text-box>
      </draw:frame>
      <draw:frame draw:style-name="Mgr5" draw:text-style-name="MP3"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5.554cm" svg:x="1cm" svg:y="2.635cm"/>
      <draw:page-thumbnail draw:layer="backgroundobjects" svg:width="8.024cm" svg:height="5.554cm" svg:x="1cm" svg:y="9.921cm"/>
      <draw:page-thumbnail draw:layer="backgroundobjects" svg:width="8.024cm" svg:height="5.554cm" svg:x="1cm" svg:y="17.207cm"/>
      <draw:page-thumbnail draw:layer="backgroundobjects" svg:width="8.024cm" svg:height="5.554cm" svg:x="10.025cm" svg:y="2.635cm"/>
      <draw:page-thumbnail draw:layer="backgroundobjects" svg:width="8.024cm" svg:height="5.554cm" svg:x="10.025cm" svg:y="9.921cm"/>
      <draw:page-thumbnail draw:layer="backgroundobjects" svg:width="8.024cm" svg:height="5.554cm" svg:x="10.025cm" svg:y="17.207cm"/>
    </style:handout-master>
    <style:master-page style:name="Default" style:page-layout-name="PM1" draw:style-name="Mdp1">
      <draw:g draw:name="Group 41">
        <draw:frame draw:name="Object 42" draw:style-name="Mgr6" draw:text-style-name="MP5" draw:layer="backgroundobjects" svg:width="3.387cm" svg:height="1.997cm" svg:x="24.011cm" svg:y="0.847cm">
          <loext:p draw:class-id="00000000-0000-0000-0000-000000000000"/>
          <draw:object-ole xlink:href="./Object 1" xlink:type="simple" xlink:show="embed" xlink:actuate="onLoad"/>
          <draw:image xlink:href="./ObjectReplacements/Object 1" xlink:type="simple" xlink:show="embed" xlink:actuate="onLoad"/>
        </draw:frame>
        <draw:custom-shape draw:name="Freeform 43" draw:style-name="Mgr7" draw:text-style-name="MP6" draw:layer="backgroundobjects" svg:width="1.939cm" svg:height="1.692cm" svg:x="24.199cm" svg:y="0.983cm">
          <office:event-listeners>
            <presentation:event-listener script:event-name="dom:click" presentation:action="show" xlink:href="#page3" xlink:type="simple" xlink:show="embed" xlink:actuate="onRequest"/>
          </office:event-listeners>
          <text:p/>
          <draw:enhanced-geometry svg:viewBox="0 0 3456 2976" draw:extrusion-allowed="true" draw:glue-points="48 960 384 1392 0 1728 528 1728 624 1824 816 2976 1344 2208 1440 2160 1872 2208 2448 2304 2640 2352 2304 1920 2160 1776 2160 1680 2880 1488 3264 1392 3456 1344 3168 1200 2160 960 2640 480 1632 528 1584 432 1488 240 1488 0 1248 144 1056 288 912 432 768 624 576 864 48 960" draw:type="non-primitive" draw:enhanced-path="M 48 960 L 384 1392 0 1728 528 1728 624 1824 816 2976 1344 2208 1440 2160 1872 2208 2448 2304 2640 2352 2304 1920 2160 1776 2160 1680 2880 1488 3264 1392 3456 1344 3168 1200 2160 960 2640 480 1632 528 1584 432 1488 240 1488 0 1248 144 1056 288 912 432 768 624 576 864 48 960 Z N">
            <draw:equation draw:name="f0" draw:formula=""/>
            <draw:equation draw:name="f1" draw:formula="1728+528-1728"/>
            <draw:equation draw:name="f2" draw:formula=""/>
            <draw:equation draw:name="f3" draw:formula=""/>
            <draw:equation draw:name="f4" draw:formula=""/>
            <draw:equation draw:name="f5" draw:formula=""/>
            <draw:equation draw:name="f6" draw:formula=""/>
            <draw:equation draw:name="f7" draw:formula=""/>
            <draw:equation draw:name="f8" draw:formula="sqrt(1200*1200-1344*1344)"/>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24577*-32768/30"/>
            <draw:equation draw:name="f24" draw:formula=""/>
            <draw:equation draw:name="f25" draw:formula=""/>
            <draw:equation draw:name="f26" draw:formula=""/>
            <draw:equation draw:name="f27" draw:formula=""/>
            <draw:equation draw:name="f28" draw:formula=""/>
            <draw:equation draw:name="f29" draw:formula=""/>
          </draw:enhanced-geometry>
        </draw:custom-shape>
      </draw:g>
      <draw:frame presentation:style-name="Default-outline1" draw:layer="backgroundobjects" svg:width="24.765cm" svg:height="16.722cm" svg:x="1.375cm" svg:y="1.905cm" presentation:class="outline" presentation:placeholder="true">
        <draw:text-box/>
      </draw:frame>
      <draw:frame presentation:style-name="Default-title" draw:layer="backgroundobjects" svg:width="24.767cm" svg:height="3.18cm" svg:x="1.376cm" svg:y="0.76cm" presentation:class="titl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vítá </dc:title>
    <meta:initial-creator>Michal Šourek </meta:initial-creator>
    <meta:creation-date>2013-08-15T17:24:22.745000000</meta:creation-date>
    <dc:date>2018-04-09T21:58:49.934842019</dc:date>
    <meta:editing-cycles>414</meta:editing-cycles>
    <meta:editing-duration>P3DT18H58M3S</meta:editing-duration>
    <meta:generator>LibreOffice/5.4.0.3$Linux_X86_64 LibreOffice_project/40m0$Build-3</meta:generator>
    <meta:document-statistic meta:object-count="2430"/>
  </office:meta>
</office:document-meta>
</file>